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4" style:family="table-column">
      <style:table-column-properties fo:break-before="auto" style:column-width="57.91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71.26pt"/>
    </style:style>
    <style:style style:name="co1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103.15pt"/>
    </style:style>
    <style:style style:name="co11" style:family="table-column">
      <style:table-column-properties fo:break-before="auto" style:column-width="192.95pt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5pt" fo:break-before="auto" style:use-optimal-row-height="true"/>
    </style:style>
    <style:style style:name="ro4" style:family="table-row">
      <style:table-row-properties style:row-height="25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order-bottom="none" fo:border-left="1.5pt solid #000000" fo:border-right="none" fo:border-top="none"/>
      <style:text-properties style:text-position=""/>
    </style:style>
    <style:style style:name="ce11" style:family="table-cell" style:parent-style-name="Default" style:data-style-name="N122">
      <style:text-properties style:text-position=""/>
    </style:style>
    <style:style style:name="ce12" style:family="table-cell" style:parent-style-name="Default" style:data-style-name="N122">
      <style:text-properties style:text-position=""/>
    </style:style>
    <style:style style:name="ce13" style:family="table-cell" style:parent-style-name="Default">
      <style:text-properties style:text-position=""/>
    </style:style>
    <style:style style:name="ce14" style:family="table-cell" style:parent-style-name="Default">
      <style:text-properties style:text-position=""/>
    </style:style>
    <style:style style:name="ce15" style:family="table-cell" style:parent-style-name="Default">
      <style:text-properties style:text-position=""/>
    </style:style>
    <style:style style:name="ce16" style:family="table-cell" style:parent-style-name="Default">
      <style:text-properties style:text-position=""/>
    </style:style>
    <style:style style:name="ce17" style:family="table-cell" style:parent-style-name="Default">
      <style:text-properties style:text-position=""/>
    </style:style>
    <style:style style:name="ce18" style:family="table-cell" style:parent-style-name="Default">
      <style:text-properties style:text-position=""/>
    </style:style>
    <style:style style:name="ce19" style:family="table-cell" style:parent-style-name="Default">
      <style:text-properties style:text-position=""/>
    </style:style>
    <style:style style:name="ce20" style:family="table-cell" style:parent-style-name="Default">
      <style:text-properties style:text-position=""/>
    </style:style>
    <style:style style:name="ce21" style:family="table-cell" style:parent-style-name="Default">
      <style:text-properties style:text-position=""/>
    </style:style>
    <style:style style:name="ce22" style:family="table-cell" style:parent-style-name="Default">
      <style:text-properties style:text-position=""/>
    </style:style>
    <style:style style:name="ce23" style:family="table-cell" style:parent-style-name="Default" style:data-style-name="N122">
      <style:text-properties style:text-position=""/>
    </style:style>
    <style:style style:name="ce24" style:family="table-cell" style:parent-style-name="Default">
      <style:text-properties style:text-position=""/>
    </style:style>
    <style:style style:name="ce25" style:family="table-cell" style:parent-style-name="Default">
      <style:text-properties style:text-position="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ext-properties style:text-position="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32" style:family="table-cell" style:parent-style-name="Default"/>
    <style:style style:name="ce33" style:family="table-cell" style:parent-style-name="Default">
      <style:table-cell-properties fo:border-bottom="none" fo:border-left="1.5pt solid #000000" fo:border-right="none" fo:border-top="none"/>
    </style:style>
    <style:style style:name="ce34" style:family="table-cell" style:parent-style-name="Default" style:data-style-name="N122"/>
    <style:style style:name="ce35" style:family="table-cell" style:parent-style-name="Default" style:data-style-name="N122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 style:data-style-name="N122"/>
    <style:style style:name="ce47" style:family="table-cell" style:parent-style-name="Default"/>
    <style:style style:name="ce48" style:family="table-cell" style:parent-style-name="Default"/>
  </office:automatic-styles>
  <office:body>
    <office:spreadsheet>
      <table:calculation-settings table:automatic-find-labels="false"/>
      <table:table table:name="Issue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29"/>
        <table:table-column table:style-name="co10" table:default-cell-style-name="ce29"/>
        <table:table-column table:style-name="co11" table:default-cell-style-name="ce29"/>
        <table:table-column table:style-name="co1" table:number-columns-repeated="1016" table:default-cell-style-name="ce29"/>
        <table:table-row table:style-name="ro1">
          <table:table-cell table:style-name="ce28" office:value-type="string" calcext:value-type="string">
            <text:p>Late rest TRs due to autosaves not included if no blocks are affected.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Scan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Early/L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Cause?</text:p>
          </table:table-cell>
          <table:table-cell office:value-type="string" calcext:value-type="string">
            <text:p>Action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string" calcext:value-type="string">
            <text:p>Test</text:p>
          </table:table-cell>
          <table:table-cell table:style-name="Default" office:value-type="string" calcext:value-type="string">
            <text:p>Late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?</text:p>
          </table:table-cell>
          <table:table-cell table:style-name="Default" office:value-type="string" calcext:value-type="string">
            <text:p>Response was incorrect so will be filtered</text:p>
          </table:table-cell>
          <table:table-cell table:style-name="Default" table:number-columns-repeated="1016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14-16</text:p>
          </table:table-cell>
          <table:table-cell table:style-name="Default" office:value-type="string" calcext:value-type="string">
            <text:p>179-end</text:p>
          </table:table-cell>
          <table:table-cell table:style-name="Default" office:value-type="string" calcext:value-type="string">
            <text:p>Fixation</text:p>
          </table:table-cell>
          <table:table-cell table:style-name="ce30" office:value-type="string" calcext:value-type="string">
            <text:p>Late</text:p>
          </table:table-cell>
          <table:table-cell table:style-name="Default" office:value-type="string" calcext:value-type="string">
            <text:p>High</text:p>
          </table:table-cell>
          <table:table-cell table:style-name="ce31" office:value-type="string" calcext:value-type="string">
            <text:p>Buffer clear, missed trigger</text:p>
          </table:table-cell>
          <table:table-cell table:style-name="ce31" office:value-type="string" calcext:value-type="string">
            <text:p>Keep, just longer fixation period. Must shift labels for blocks 14-16 though.</text:p>
          </table:table-cell>
          <table:table-cell table:style-name="Default" table:number-columns-repeated="1016"/>
        </table:table-row>
      </table:table>
      <table:table table:name="trigger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6" table:default-cell-style-name="ce10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974" table:default-cell-style-name="Default"/>
        <table:table-row table:style-name="ro1"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TR</text:p>
          </table:table-cell>
          <table:table-cell office:value-type="string" calcext:value-type="string">
            <text:p>scan1</text:p>
          </table:table-cell>
          <table:table-cell/>
          <table:table-cell office:value-type="string" calcext:value-type="string">
            <text:p>cumsum</text:p>
          </table:table-cell>
          <table:table-cell office:value-type="string" calcext:value-type="string">
            <text:p>cumulative error</text:p>
          </table:table-cell>
          <table:table-cell office:value-type="string" calcext:value-type="string">
            <text:p>scan2</text:p>
          </table:table-cell>
          <table:table-cell table:style-name="ce11"/>
          <table:table-cell table:style-name="ce11" office:value-type="string" calcext:value-type="string">
            <text:p>cumsum</text:p>
          </table:table-cell>
          <table:table-cell table:style-name="ce11" office:value-type="string" calcext:value-type="string">
            <text:p>cumulative error</text:p>
          </table:table-cell>
          <table:table-cell office:value-type="string" calcext:value-type="string">
            <text:p>scan3</text:p>
          </table:table-cell>
          <table:table-cell table:style-name="ce11"/>
          <table:table-cell table:style-name="ce11" office:value-type="string" calcext:value-type="string">
            <text:p>cumsum</text:p>
          </table:table-cell>
          <table:table-cell table:style-name="ce11" office:value-type="string" calcext:value-type="string">
            <text:p>cumulative error</text:p>
          </table:table-cell>
          <table:table-cell office:value-type="string" calcext:value-type="string">
            <text:p>scan4</text:p>
          </table:table-cell>
          <table:table-cell table:style-name="ce11"/>
          <table:table-cell table:style-name="ce11" office:value-type="string" calcext:value-type="string">
            <text:p>cumsum</text:p>
          </table:table-cell>
          <table:table-cell table:style-name="ce11" office:value-type="string" calcext:value-type="string">
            <text:p>cumulative error</text:p>
          </table:table-cell>
          <table:table-cell office:value-type="string" calcext:value-type="string">
            <text:p>scan5</text:p>
          </table:table-cell>
          <table:table-cell table:style-name="ce11"/>
          <table:table-cell table:style-name="ce11" office:value-type="string" calcext:value-type="string">
            <text:p>cumsum</text:p>
          </table:table-cell>
          <table:table-cell table:style-name="ce11" office:value-type="string" calcext:value-type="string">
            <text:p>cumulative error</text:p>
          </table:table-cell>
          <table:table-cell office:value-type="string" calcext:value-type="string">
            <text:p>scan6</text:p>
          </table:table-cell>
          <table:table-cell table:style-name="ce11"/>
          <table:table-cell table:style-name="ce11" office:value-type="string" calcext:value-type="string">
            <text:p>cumsum</text:p>
          </table:table-cell>
          <table:table-cell table:style-name="ce11" office:value-type="string" calcext:value-type="string">
            <text:p>cumulative error</text:p>
          </table:table-cell>
          <table:table-cell office:value-type="string" calcext:value-type="string">
            <text:p>scan7</text:p>
          </table:table-cell>
          <table:table-cell table:style-name="ce11"/>
          <table:table-cell table:style-name="ce11" office:value-type="string" calcext:value-type="string">
            <text:p>cumsum</text:p>
          </table:table-cell>
          <table:table-cell table:style-name="ce11" office:value-type="string" calcext:value-type="string">
            <text:p>cumulative error</text:p>
          </table:table-cell>
          <table:table-cell office:value-type="string" calcext:value-type="string">
            <text:p>scan8</text:p>
          </table:table-cell>
          <table:table-cell table:style-name="ce11"/>
          <table:table-cell table:style-name="ce11" office:value-type="string" calcext:value-type="string">
            <text:p>cumsum</text:p>
          </table:table-cell>
          <table:table-cell table:style-name="ce11" office:value-type="string" calcext:value-type="string">
            <text:p>cumulative error</text:p>
          </table:table-cell>
          <table:table-cell office:value-type="string" calcext:value-type="string">
            <text:p>scan9</text:p>
          </table:table-cell>
          <table:table-cell table:style-name="ce11"/>
          <table:table-cell table:style-name="ce11" office:value-type="string" calcext:value-type="string">
            <text:p>cumsum</text:p>
          </table:table-cell>
          <table:table-cell table:style-name="ce11" office:value-type="string" calcext:value-type="string">
            <text:p>cumulative error</text:p>
          </table:table-cell>
          <table:table-cell office:value-type="string" calcext:value-type="string">
            <text:p>scan10</text:p>
          </table:table-cell>
          <table:table-cell table:style-name="ce11"/>
          <table:table-cell table:style-name="ce11" office:value-type="string" calcext:value-type="string">
            <text:p>cumsum</text:p>
          </table:table-cell>
          <table:table-cell table:style-name="ce11" office:value-type="string" calcext:value-type="string">
            <text:p>cumulative error</text:p>
          </table:table-cell>
          <table:table-cell office:value-type="string" calcext:value-type="string">
            <text:p>scan11</text:p>
          </table:table-cell>
          <table:table-cell table:style-name="ce11"/>
          <table:table-cell table:style-name="ce11" office:value-type="string" calcext:value-type="string">
            <text:p>cumsum</text:p>
          </table:table-cell>
          <table:table-cell table:style-name="ce11" office:value-type="string" calcext:value-type="string">
            <text:p>cumulative error</text:p>
          </table:table-cell>
          <table:table-cell office:value-type="string" calcext:value-type="string">
            <text:p>scan12</text:p>
          </table:table-cell>
          <table:table-cell table:style-name="ce11"/>
          <table:table-cell table:style-name="ce11" office:value-type="string" calcext:value-type="string">
            <text:p>cumsum</text:p>
          </table:table-cell>
          <table:table-cell table:style-name="ce11" office:value-type="string" calcext:value-type="string">
            <text:p>cumulative error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63626903819378.8" calcext:value-type="float">
            <text:p>63626903819378.8</text:p>
          </table:table-cell>
          <table:table-cell office:value-type="string" calcext:value-type="string">
            <text:p>diff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[.E2]-2*([.$B2]-1)" office:value-type="float" office:value="0" calcext:value-type="float">
            <text:p>0</text:p>
          </table:table-cell>
          <table:table-cell office:value-type="float" office:value="63626904302677.8" calcext:value-type="float">
            <text:p>63626904302677.8</text:p>
          </table:table-cell>
          <table:table-cell table:style-name="ce11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4" table:formula="of:=[.I2]-2*([.$B2]-1)" office:value-type="float" office:value="0" calcext:value-type="float">
            <text:p>0</text:p>
          </table:table-cell>
          <table:table-cell office:value-type="float" office:value="63626904785576" calcext:value-type="float">
            <text:p>63626904785576</text:p>
          </table:table-cell>
          <table:table-cell table:style-name="ce11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5" table:formula="of:=[.M2]-2*([.$B2]-1)" office:value-type="float" office:value="0" calcext:value-type="float">
            <text:p>0</text:p>
          </table:table-cell>
          <table:table-cell office:value-type="float" office:value="63626905249854" calcext:value-type="float">
            <text:p>63626905249854</text:p>
          </table:table-cell>
          <table:table-cell table:style-name="ce11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6" table:formula="of:=[.Q2]-2*([.$B2]-1)" office:value-type="float" office:value="0" calcext:value-type="float">
            <text:p>0</text:p>
          </table:table-cell>
          <table:table-cell office:value-type="float" office:value="63626905715181.9" calcext:value-type="float">
            <text:p>63626905715181.9</text:p>
          </table:table-cell>
          <table:table-cell table:style-name="ce11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7" table:formula="of:=[.U2]-2*([.$B2]-1)" office:value-type="float" office:value="0" calcext:value-type="float">
            <text:p>0</text:p>
          </table:table-cell>
          <table:table-cell office:value-type="float" office:value="63626906199936.5" calcext:value-type="float">
            <text:p>63626906199936.5</text:p>
          </table:table-cell>
          <table:table-cell table:style-name="ce11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8" table:formula="of:=[.Y2]-2*([.$B2]-1)" office:value-type="float" office:value="0" calcext:value-type="float">
            <text:p>0</text:p>
          </table:table-cell>
          <table:table-cell office:value-type="float" office:value="63626906665387.8" calcext:value-type="float">
            <text:p>63626906665387.8</text:p>
          </table:table-cell>
          <table:table-cell table:style-name="ce11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9" table:formula="of:=[.AC2]-2*([.$B2]-1)" office:value-type="float" office:value="0" calcext:value-type="float">
            <text:p>0</text:p>
          </table:table-cell>
          <table:table-cell office:value-type="float" office:value="63626907139623" calcext:value-type="float">
            <text:p>63626907139623</text:p>
          </table:table-cell>
          <table:table-cell table:style-name="ce11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20" table:formula="of:=[.AG2]-2*([.$B2]-1)" office:value-type="float" office:value="0" calcext:value-type="float">
            <text:p>0</text:p>
          </table:table-cell>
          <table:table-cell office:value-type="float" office:value="63626907609293.4" calcext:value-type="float">
            <text:p>63626907609293.4</text:p>
          </table:table-cell>
          <table:table-cell table:style-name="ce11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21" table:formula="of:=[.AK2]-2*([.$B2]-1)" office:value-type="float" office:value="0" calcext:value-type="float">
            <text:p>0</text:p>
          </table:table-cell>
          <table:table-cell office:value-type="float" office:value="63626908075103.4" calcext:value-type="float">
            <text:p>63626908075103.4</text:p>
          </table:table-cell>
          <table:table-cell table:style-name="ce11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22" table:formula="of:=[.AO2]-2*([.$B2]-1)" office:value-type="float" office:value="0" calcext:value-type="float">
            <text:p>0</text:p>
          </table:table-cell>
          <table:table-cell office:value-type="float" office:value="63626908544837.5" calcext:value-type="float">
            <text:p>63626908544837.5</text:p>
          </table:table-cell>
          <table:table-cell table:style-name="ce11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24" table:formula="of:=[.AS2]-2*([.$B2]-1)" office:value-type="float" office:value="0" calcext:value-type="float">
            <text:p>0</text:p>
          </table:table-cell>
          <table:table-cell office:value-type="float" office:value="63626909016609.3" calcext:value-type="float">
            <text:p>63626909016609.3</text:p>
          </table:table-cell>
          <table:table-cell table:style-name="ce11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25" table:formula="of:=[.AW2]-2*([.$B2]-1)"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63626903821814.3" calcext:value-type="float">
            <text:p>63626903821814.3</text:p>
          </table:table-cell>
          <table:table-cell table:formula="of:=([.C3]-[.C2])/1000" office:value-type="float" office:value="2.4355" calcext:value-type="float">
            <text:p>2.4355</text:p>
          </table:table-cell>
          <table:table-cell table:formula="of:=[.D3]+[.E2]" office:value-type="float" office:value="2.4355" calcext:value-type="float">
            <text:p>2.4355</text:p>
          </table:table-cell>
          <table:table-cell table:style-name="ce13" table:formula="of:=[.E3]-2*([.$B3]-1)" office:value-type="float" office:value="0.4355" calcext:value-type="float">
            <text:p>0.4355</text:p>
          </table:table-cell>
          <table:table-cell office:value-type="float" office:value="63626904304678.4" calcext:value-type="float">
            <text:p>63626904304678.4</text:p>
          </table:table-cell>
          <table:table-cell table:style-name="ce11" table:formula="of:=([.G3]-[.G2])/1000" office:value-type="float" office:value="2.0006015625" calcext:value-type="float">
            <text:p>2.0006</text:p>
          </table:table-cell>
          <table:table-cell table:style-name="ce11" table:formula="of:=[.H3]+[.I2]" office:value-type="float" office:value="2.0006015625" calcext:value-type="float">
            <text:p>2.0006</text:p>
          </table:table-cell>
          <table:table-cell table:style-name="ce14" table:formula="of:=[.I3]-2*([.$B3]-1)" office:value-type="float" office:value="0.000601562499999986" calcext:value-type="float">
            <text:p>0.0006015625</text:p>
          </table:table-cell>
          <table:table-cell office:value-type="float" office:value="63626904787576.7" calcext:value-type="float">
            <text:p>63626904787576.7</text:p>
          </table:table-cell>
          <table:table-cell table:style-name="ce11" table:formula="of:=([.K3]-[.K2])/1000" office:value-type="float" office:value="2.000703125" calcext:value-type="float">
            <text:p>2.0007</text:p>
          </table:table-cell>
          <table:table-cell table:style-name="ce11" table:formula="of:=[.L3]+[.M2]" office:value-type="float" office:value="2.000703125" calcext:value-type="float">
            <text:p>2.0007</text:p>
          </table:table-cell>
          <table:table-cell table:style-name="ce15" table:formula="of:=[.M3]-2*([.$B3]-1)" office:value-type="float" office:value="0.000703124999999805" calcext:value-type="float">
            <text:p>0.000703125</text:p>
          </table:table-cell>
          <table:table-cell office:value-type="float" office:value="63626905251856" calcext:value-type="float">
            <text:p>63626905251856</text:p>
          </table:table-cell>
          <table:table-cell table:style-name="ce11" table:formula="of:=([.O3]-[.O2])/1000" office:value-type="float" office:value="2.002" calcext:value-type="float">
            <text:p>2.0020</text:p>
          </table:table-cell>
          <table:table-cell table:style-name="ce11" table:formula="of:=[.P3]+[.Q2]" office:value-type="float" office:value="2.002" calcext:value-type="float">
            <text:p>2.0020</text:p>
          </table:table-cell>
          <table:table-cell table:style-name="ce16" table:formula="of:=[.Q3]-2*([.$B3]-1)" office:value-type="float" office:value="0.00199999999999978" calcext:value-type="float">
            <text:p>0.002</text:p>
          </table:table-cell>
          <table:table-cell office:value-type="float" office:value="63626905717184.6" calcext:value-type="float">
            <text:p>63626905717184.6</text:p>
          </table:table-cell>
          <table:table-cell table:style-name="ce11" table:formula="of:=([.S3]-[.S2])/1000" office:value-type="float" office:value="2.002703125" calcext:value-type="float">
            <text:p>2.0027</text:p>
          </table:table-cell>
          <table:table-cell table:style-name="ce11" table:formula="of:=[.T3]+[.U2]" office:value-type="float" office:value="2.002703125" calcext:value-type="float">
            <text:p>2.0027</text:p>
          </table:table-cell>
          <table:table-cell table:style-name="ce17" table:formula="of:=[.U3]-2*([.$B3]-1)" office:value-type="float" office:value="0.00270312500000003" calcext:value-type="float">
            <text:p>0.002703125</text:p>
          </table:table-cell>
          <table:table-cell office:value-type="float" office:value="63626906201938.4" calcext:value-type="float">
            <text:p>63626906201938.4</text:p>
          </table:table-cell>
          <table:table-cell table:style-name="ce11" table:formula="of:=([.W3]-[.W2])/1000" office:value-type="float" office:value="2.0018984375" calcext:value-type="float">
            <text:p>2.0019</text:p>
          </table:table-cell>
          <table:table-cell table:style-name="ce11" table:formula="of:=[.X3]+[.Y2]" office:value-type="float" office:value="2.0018984375" calcext:value-type="float">
            <text:p>2.0019</text:p>
          </table:table-cell>
          <table:table-cell table:style-name="ce18" table:formula="of:=[.Y3]-2*([.$B3]-1)" office:value-type="float" office:value="0.00189843749999996" calcext:value-type="float">
            <text:p>0.0018984375</text:p>
          </table:table-cell>
          <table:table-cell office:value-type="float" office:value="63626906667389.3" calcext:value-type="float">
            <text:p>63626906667389.3</text:p>
          </table:table-cell>
          <table:table-cell table:style-name="ce11" table:formula="of:=([.AA3]-[.AA2])/1000" office:value-type="float" office:value="2.0015" calcext:value-type="float">
            <text:p>2.0015</text:p>
          </table:table-cell>
          <table:table-cell table:style-name="ce11" table:formula="of:=[.AB3]+[.AC2]" office:value-type="float" office:value="2.0015" calcext:value-type="float">
            <text:p>2.0015</text:p>
          </table:table-cell>
          <table:table-cell table:style-name="ce19" table:formula="of:=[.AC3]-2*([.$B3]-1)" office:value-type="float" office:value="0.00150000000000006" calcext:value-type="float">
            <text:p>0.0015</text:p>
          </table:table-cell>
          <table:table-cell office:value-type="float" office:value="63626907141625.7" calcext:value-type="float">
            <text:p>63626907141625.7</text:p>
          </table:table-cell>
          <table:table-cell table:style-name="ce11" table:formula="of:=([.AE3]-[.AE2])/1000" office:value-type="float" office:value="2.002703125" calcext:value-type="float">
            <text:p>2.0027</text:p>
          </table:table-cell>
          <table:table-cell table:style-name="ce11" table:formula="of:=[.AF3]+[.AG2]" office:value-type="float" office:value="2.002703125" calcext:value-type="float">
            <text:p>2.0027</text:p>
          </table:table-cell>
          <table:table-cell table:style-name="ce20" table:formula="of:=[.AG3]-2*([.$B3]-1)" office:value-type="float" office:value="0.00270312500000003" calcext:value-type="float">
            <text:p>0.002703125</text:p>
          </table:table-cell>
          <table:table-cell office:value-type="float" office:value="63626907612241.9" calcext:value-type="float">
            <text:p>63626907612241.9</text:p>
          </table:table-cell>
          <table:table-cell table:style-name="ce11" table:formula="of:=([.AI3]-[.AI2])/1000" office:value-type="float" office:value="2.9485" calcext:value-type="float">
            <text:p>2.9485</text:p>
          </table:table-cell>
          <table:table-cell table:style-name="ce11" table:formula="of:=[.AJ3]+[.AK2]" office:value-type="float" office:value="2.9485" calcext:value-type="float">
            <text:p>2.9485</text:p>
          </table:table-cell>
          <table:table-cell table:style-name="ce21" table:formula="of:=[.AK3]-2*([.$B3]-1)" office:value-type="float" office:value="0.9485" calcext:value-type="float">
            <text:p>0.9485</text:p>
          </table:table-cell>
          <table:table-cell office:value-type="float" office:value="63626908077103.6" calcext:value-type="float">
            <text:p>63626908077103.6</text:p>
          </table:table-cell>
          <table:table-cell table:style-name="ce11" table:formula="of:=([.AM3]-[.AM2])/1000" office:value-type="float" office:value="2.000203125" calcext:value-type="float">
            <text:p>2.0002</text:p>
          </table:table-cell>
          <table:table-cell table:style-name="ce11" table:formula="of:=[.AN3]+[.AO2]" office:value-type="float" office:value="2.000203125" calcext:value-type="float">
            <text:p>2.0002</text:p>
          </table:table-cell>
          <table:table-cell table:style-name="ce22" table:formula="of:=[.AO3]-2*([.$B3]-1)" office:value-type="float" office:value="0.000203125000000082" calcext:value-type="float">
            <text:p>0.000203125</text:p>
          </table:table-cell>
          <table:table-cell office:value-type="float" office:value="63626908546839.1" calcext:value-type="float">
            <text:p>63626908546839.1</text:p>
          </table:table-cell>
          <table:table-cell table:style-name="ce23" table:formula="of:=([.AQ3]-[.AQ2])/1000" office:value-type="float" office:value="2.0016015625" calcext:value-type="float">
            <text:p>2.0016</text:p>
          </table:table-cell>
          <table:table-cell table:style-name="ce11" table:formula="of:=[.AR3]+[.AS2]" office:value-type="float" office:value="2.0016015625" calcext:value-type="float">
            <text:p>2.0016</text:p>
          </table:table-cell>
          <table:table-cell table:style-name="ce24" table:formula="of:=[.AS3]-2*([.$B3]-1)" office:value-type="float" office:value="0.00160156249999988" calcext:value-type="float">
            <text:p>0.0016015625</text:p>
          </table:table-cell>
          <table:table-cell office:value-type="float" office:value="63626909018611.6" calcext:value-type="float">
            <text:p>63626909018611.6</text:p>
          </table:table-cell>
          <table:table-cell table:style-name="ce11" table:formula="of:=([.AU3]-[.AU2])/1000" office:value-type="float" office:value="2.0023046875" calcext:value-type="float">
            <text:p>2.0023</text:p>
          </table:table-cell>
          <table:table-cell table:style-name="ce11" table:formula="of:=[.AV3]+[.AW2]" office:value-type="float" office:value="2.0023046875" calcext:value-type="float">
            <text:p>2.0023</text:p>
          </table:table-cell>
          <table:table-cell table:style-name="ce25" table:formula="of:=[.AW3]-2*([.$B3]-1)" office:value-type="float" office:value="0.00230468750000012" calcext:value-type="float">
            <text:p>0.0023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63626903823378.8" calcext:value-type="float">
            <text:p>63626903823378.8</text:p>
          </table:table-cell>
          <table:table-cell table:formula="of:=([.C4]-[.C3])/1000" office:value-type="float" office:value="1.5645" calcext:value-type="float">
            <text:p>1.5645</text:p>
          </table:table-cell>
          <table:table-cell table:formula="of:=[.D4]+[.E3]" office:value-type="float" office:value="4" calcext:value-type="float">
            <text:p>4.0000</text:p>
          </table:table-cell>
          <table:table-cell table:style-name="ce13" table:formula="of:=[.E4]-2*([.$B4]-1)" office:value-type="float" office:value="0" calcext:value-type="float">
            <text:p>0</text:p>
          </table:table-cell>
          <table:table-cell office:value-type="float" office:value="63626904306679" calcext:value-type="float">
            <text:p>63626904306679</text:p>
          </table:table-cell>
          <table:table-cell table:style-name="ce11" table:formula="of:=([.G4]-[.G3])/1000" office:value-type="float" office:value="2.0006015625" calcext:value-type="float">
            <text:p>2.0006</text:p>
          </table:table-cell>
          <table:table-cell table:style-name="ce11" table:formula="of:=[.H4]+[.I3]" office:value-type="float" office:value="4.001203125" calcext:value-type="float">
            <text:p>4.0012</text:p>
          </table:table-cell>
          <table:table-cell table:style-name="ce14" table:formula="of:=[.I4]-2*([.$B4]-1)" office:value-type="float" office:value="0.00120312499999997" calcext:value-type="float">
            <text:p>0.001203125</text:p>
          </table:table-cell>
          <table:table-cell office:value-type="float" office:value="63626904789577.7" calcext:value-type="float">
            <text:p>63626904789577.7</text:p>
          </table:table-cell>
          <table:table-cell table:style-name="ce11" table:formula="of:=([.K4]-[.K3])/1000" office:value-type="float" office:value="2.001" calcext:value-type="float">
            <text:p>2.0010</text:p>
          </table:table-cell>
          <table:table-cell table:style-name="ce11" table:formula="of:=[.L4]+[.M3]" office:value-type="float" office:value="4.001703125" calcext:value-type="float">
            <text:p>4.0017</text:p>
          </table:table-cell>
          <table:table-cell table:style-name="ce15" table:formula="of:=[.M4]-2*([.$B4]-1)" office:value-type="float" office:value="0.00170312499999969" calcext:value-type="float">
            <text:p>0.001703125</text:p>
          </table:table-cell>
          <table:table-cell office:value-type="float" office:value="63626905253855.1" calcext:value-type="float">
            <text:p>63626905253855.1</text:p>
          </table:table-cell>
          <table:table-cell table:style-name="ce11" table:formula="of:=([.O4]-[.O3])/1000" office:value-type="float" office:value="1.9991015625" calcext:value-type="float">
            <text:p>1.9991</text:p>
          </table:table-cell>
          <table:table-cell table:style-name="ce11" table:formula="of:=[.P4]+[.Q3]" office:value-type="float" office:value="4.0011015625" calcext:value-type="float">
            <text:p>4.0011</text:p>
          </table:table-cell>
          <table:table-cell table:style-name="ce16" table:formula="of:=[.Q4]-2*([.$B4]-1)" office:value-type="float" office:value="0.00110156249999971" calcext:value-type="float">
            <text:p>0.0011015625</text:p>
          </table:table-cell>
          <table:table-cell office:value-type="float" office:value="63626905719182.5" calcext:value-type="float">
            <text:p>63626905719182.5</text:p>
          </table:table-cell>
          <table:table-cell table:style-name="ce11" table:formula="of:=([.S4]-[.S3])/1000" office:value-type="float" office:value="1.9978984375" calcext:value-type="float">
            <text:p>1.9979</text:p>
          </table:table-cell>
          <table:table-cell table:style-name="ce11" table:formula="of:=[.T4]+[.U3]" office:value-type="float" office:value="4.0006015625" calcext:value-type="float">
            <text:p>4.0006</text:p>
          </table:table-cell>
          <table:table-cell table:style-name="ce17" table:formula="of:=[.U4]-2*([.$B4]-1)" office:value-type="float" office:value="0.000601562499999986" calcext:value-type="float">
            <text:p>0.0006015625</text:p>
          </table:table-cell>
          <table:table-cell office:value-type="float" office:value="63626906203936.4" calcext:value-type="float">
            <text:p>63626906203936.4</text:p>
          </table:table-cell>
          <table:table-cell table:style-name="ce11" table:formula="of:=([.W4]-[.W3])/1000" office:value-type="float" office:value="1.998" calcext:value-type="float">
            <text:p>1.9980</text:p>
          </table:table-cell>
          <table:table-cell table:style-name="ce11" table:formula="of:=[.X4]+[.Y3]" office:value-type="float" office:value="3.9998984375" calcext:value-type="float">
            <text:p>3.9999</text:p>
          </table:table-cell>
          <table:table-cell table:style-name="ce18" table:formula="of:=[.Y4]-2*([.$B4]-1)" office:value-type="float" office:value="-0.000101562500000263" calcext:value-type="float">
            <text:p>-0.0001015625</text:p>
          </table:table-cell>
          <table:table-cell office:value-type="float" office:value="63626906669390.1" calcext:value-type="float">
            <text:p>63626906669390.1</text:p>
          </table:table-cell>
          <table:table-cell table:style-name="ce11" table:formula="of:=([.AA4]-[.AA3])/1000" office:value-type="float" office:value="2.0008046875" calcext:value-type="float">
            <text:p>2.0008</text:p>
          </table:table-cell>
          <table:table-cell table:style-name="ce11" table:formula="of:=[.AB4]+[.AC3]" office:value-type="float" office:value="4.0023046875" calcext:value-type="float">
            <text:p>4.0023</text:p>
          </table:table-cell>
          <table:table-cell table:style-name="ce19" table:formula="of:=[.AC4]-2*([.$B4]-1)" office:value-type="float" office:value="0.00230468750000057" calcext:value-type="float">
            <text:p>0.0023046875</text:p>
          </table:table-cell>
          <table:table-cell office:value-type="float" office:value="63626907143623.9" calcext:value-type="float">
            <text:p>63626907143623.9</text:p>
          </table:table-cell>
          <table:table-cell table:style-name="ce11" table:formula="of:=([.AE4]-[.AE3])/1000" office:value-type="float" office:value="1.9981953125" calcext:value-type="float">
            <text:p>1.9982</text:p>
          </table:table-cell>
          <table:table-cell table:style-name="ce11" table:formula="of:=[.AF4]+[.AG3]" office:value-type="float" office:value="4.0008984375" calcext:value-type="float">
            <text:p>4.0009</text:p>
          </table:table-cell>
          <table:table-cell table:style-name="ce20" table:formula="of:=[.AG4]-2*([.$B4]-1)" office:value-type="float" office:value="0.000898437500000071" calcext:value-type="float">
            <text:p>0.0008984375</text:p>
          </table:table-cell>
          <table:table-cell office:value-type="float" office:value="63626907613295.9" calcext:value-type="float">
            <text:p>63626907613295.9</text:p>
          </table:table-cell>
          <table:table-cell table:style-name="ce11" table:formula="of:=([.AI4]-[.AI3])/1000" office:value-type="float" office:value="1.054" calcext:value-type="float">
            <text:p>1.0540</text:p>
          </table:table-cell>
          <table:table-cell table:style-name="ce11" table:formula="of:=[.AJ4]+[.AK3]" office:value-type="float" office:value="4.0025" calcext:value-type="float">
            <text:p>4.0025</text:p>
          </table:table-cell>
          <table:table-cell table:style-name="ce21" table:formula="of:=[.AK4]-2*([.$B4]-1)" office:value-type="float" office:value="0.00250000000000039" calcext:value-type="float">
            <text:p>0.0025</text:p>
          </table:table-cell>
          <table:table-cell office:value-type="float" office:value="63626908079106.2" calcext:value-type="float">
            <text:p>63626908079106.2</text:p>
          </table:table-cell>
          <table:table-cell table:style-name="ce11" table:formula="of:=([.AM4]-[.AM3])/1000" office:value-type="float" office:value="2.0026015625" calcext:value-type="float">
            <text:p>2.0026</text:p>
          </table:table-cell>
          <table:table-cell table:style-name="ce11" table:formula="of:=[.AN4]+[.AO3]" office:value-type="float" office:value="4.0028046875" calcext:value-type="float">
            <text:p>4.0028</text:p>
          </table:table-cell>
          <table:table-cell table:style-name="ce22" table:formula="of:=[.AO4]-2*([.$B4]-1)" office:value-type="float" office:value="0.00280468750000029" calcext:value-type="float">
            <text:p>0.0028046875</text:p>
          </table:table-cell>
          <table:table-cell office:value-type="float" office:value="63626908548839.9" calcext:value-type="float">
            <text:p>63626908548839.9</text:p>
          </table:table-cell>
          <table:table-cell table:style-name="ce23" table:formula="of:=([.AQ4]-[.AQ3])/1000" office:value-type="float" office:value="2.000796875" calcext:value-type="float">
            <text:p>2.0008</text:p>
          </table:table-cell>
          <table:table-cell table:style-name="ce11" table:formula="of:=[.AR4]+[.AS3]" office:value-type="float" office:value="4.0023984375" calcext:value-type="float">
            <text:p>4.0024</text:p>
          </table:table-cell>
          <table:table-cell table:style-name="ce24" table:formula="of:=[.AS4]-2*([.$B4]-1)" office:value-type="float" office:value="0.00239843750000013" calcext:value-type="float">
            <text:p>0.0023984375</text:p>
          </table:table-cell>
          <table:table-cell office:value-type="float" office:value="63626909020609.7" calcext:value-type="float">
            <text:p>63626909020609.7</text:p>
          </table:table-cell>
          <table:table-cell table:style-name="ce11" table:formula="of:=([.AU4]-[.AU3])/1000" office:value-type="float" office:value="1.9981015625" calcext:value-type="float">
            <text:p>1.9981</text:p>
          </table:table-cell>
          <table:table-cell table:style-name="ce11" table:formula="of:=[.AV4]+[.AW3]" office:value-type="float" office:value="4.00040625" calcext:value-type="float">
            <text:p>4.0004</text:p>
          </table:table-cell>
          <table:table-cell table:style-name="ce25" table:formula="of:=[.AW4]-2*([.$B4]-1)" office:value-type="float" office:value="0.000406250000000163" calcext:value-type="float">
            <text:p>0.000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63626903825382" calcext:value-type="float">
            <text:p>63626903825382</text:p>
          </table:table-cell>
          <table:table-cell table:formula="of:=([.C5]-[.C4])/1000" office:value-type="float" office:value="2.003203125" calcext:value-type="float">
            <text:p>2.0032</text:p>
          </table:table-cell>
          <table:table-cell table:formula="of:=[.D5]+[.E4]" office:value-type="float" office:value="6.003203125" calcext:value-type="float">
            <text:p>6.0032</text:p>
          </table:table-cell>
          <table:table-cell table:style-name="ce13" table:formula="of:=[.E5]-2*([.$B5]-1)" office:value-type="float" office:value="0.00320312500000064" calcext:value-type="float">
            <text:p>0.003203125</text:p>
          </table:table-cell>
          <table:table-cell office:value-type="float" office:value="63626904308677.9" calcext:value-type="float">
            <text:p>63626904308677.9</text:p>
          </table:table-cell>
          <table:table-cell table:style-name="ce11" table:formula="of:=([.G5]-[.G4])/1000" office:value-type="float" office:value="1.9988984375" calcext:value-type="float">
            <text:p>1.9989</text:p>
          </table:table-cell>
          <table:table-cell table:style-name="ce11" table:formula="of:=[.H5]+[.I4]" office:value-type="float" office:value="6.0001015625" calcext:value-type="float">
            <text:p>6.0001</text:p>
          </table:table-cell>
          <table:table-cell table:style-name="ce14" table:formula="of:=[.I5]-2*([.$B5]-1)" office:value-type="float" office:value="0.000101562500000263" calcext:value-type="float">
            <text:p>0.0001015625</text:p>
          </table:table-cell>
          <table:table-cell office:value-type="float" office:value="63626904791578" calcext:value-type="float">
            <text:p>63626904791578</text:p>
          </table:table-cell>
          <table:table-cell table:style-name="ce11" table:formula="of:=([.K5]-[.K4])/1000" office:value-type="float" office:value="2.000296875" calcext:value-type="float">
            <text:p>2.0003</text:p>
          </table:table-cell>
          <table:table-cell table:style-name="ce11" table:formula="of:=[.L5]+[.M4]" office:value-type="float" office:value="6.002" calcext:value-type="float">
            <text:p>6.0020</text:p>
          </table:table-cell>
          <table:table-cell table:style-name="ce15" table:formula="of:=[.M5]-2*([.$B5]-1)" office:value-type="float" office:value="0.00199999999999978" calcext:value-type="float">
            <text:p>0.002</text:p>
          </table:table-cell>
          <table:table-cell office:value-type="float" office:value="63626905255854.2" calcext:value-type="float">
            <text:p>63626905255854.2</text:p>
          </table:table-cell>
          <table:table-cell table:style-name="ce11" table:formula="of:=([.O5]-[.O4])/1000" office:value-type="float" office:value="1.9991015625" calcext:value-type="float">
            <text:p>1.9991</text:p>
          </table:table-cell>
          <table:table-cell table:style-name="ce11" table:formula="of:=[.P5]+[.Q4]" office:value-type="float" office:value="6.000203125" calcext:value-type="float">
            <text:p>6.0002</text:p>
          </table:table-cell>
          <table:table-cell table:style-name="ce16" table:formula="of:=[.Q5]-2*([.$B5]-1)" office:value-type="float" office:value="0.000203124999999638" calcext:value-type="float">
            <text:p>0.000203125</text:p>
          </table:table-cell>
          <table:table-cell office:value-type="float" office:value="63626905721184.8" calcext:value-type="float">
            <text:p>63626905721184.8</text:p>
          </table:table-cell>
          <table:table-cell table:style-name="ce11" table:formula="of:=([.S5]-[.S4])/1000" office:value-type="float" office:value="2.002296875" calcext:value-type="float">
            <text:p>2.0023</text:p>
          </table:table-cell>
          <table:table-cell table:style-name="ce11" table:formula="of:=[.T5]+[.U4]" office:value-type="float" office:value="6.0028984375" calcext:value-type="float">
            <text:p>6.0029</text:p>
          </table:table-cell>
          <table:table-cell table:style-name="ce17" table:formula="of:=[.U5]-2*([.$B5]-1)" office:value-type="float" office:value="0.00289843749999985" calcext:value-type="float">
            <text:p>0.0028984375</text:p>
          </table:table-cell>
          <table:table-cell office:value-type="float" office:value="63626906205938.4" calcext:value-type="float">
            <text:p>63626906205938.4</text:p>
          </table:table-cell>
          <table:table-cell table:style-name="ce11" table:formula="of:=([.W5]-[.W4])/1000" office:value-type="float" office:value="2.002" calcext:value-type="float">
            <text:p>2.0020</text:p>
          </table:table-cell>
          <table:table-cell table:style-name="ce11" table:formula="of:=[.X5]+[.Y4]" office:value-type="float" office:value="6.0018984375" calcext:value-type="float">
            <text:p>6.0019</text:p>
          </table:table-cell>
          <table:table-cell table:style-name="ce18" table:formula="of:=[.Y5]-2*([.$B5]-1)" office:value-type="float" office:value="0.00189843749999952" calcext:value-type="float">
            <text:p>0.0018984375</text:p>
          </table:table-cell>
          <table:table-cell office:value-type="float" office:value="63626906671388" calcext:value-type="float">
            <text:p>63626906671388</text:p>
          </table:table-cell>
          <table:table-cell table:style-name="ce11" table:formula="of:=([.AA5]-[.AA4])/1000" office:value-type="float" office:value="1.9978984375" calcext:value-type="float">
            <text:p>1.9979</text:p>
          </table:table-cell>
          <table:table-cell table:style-name="ce11" table:formula="of:=[.AB5]+[.AC4]" office:value-type="float" office:value="6.000203125" calcext:value-type="float">
            <text:p>6.0002</text:p>
          </table:table-cell>
          <table:table-cell table:style-name="ce19" table:formula="of:=[.AC5]-2*([.$B5]-1)" office:value-type="float" office:value="0.000203125000000526" calcext:value-type="float">
            <text:p>0.000203125</text:p>
          </table:table-cell>
          <table:table-cell office:value-type="float" office:value="63626907145623.2" calcext:value-type="float">
            <text:p>63626907145623.2</text:p>
          </table:table-cell>
          <table:table-cell table:style-name="ce11" table:formula="of:=([.AE5]-[.AE4])/1000" office:value-type="float" office:value="1.9993046875" calcext:value-type="float">
            <text:p>1.9993</text:p>
          </table:table-cell>
          <table:table-cell table:style-name="ce11" table:formula="of:=[.AF5]+[.AG4]" office:value-type="float" office:value="6.000203125" calcext:value-type="float">
            <text:p>6.0002</text:p>
          </table:table-cell>
          <table:table-cell table:style-name="ce20" table:formula="of:=[.AG5]-2*([.$B5]-1)" office:value-type="float" office:value="0.000203125000000526" calcext:value-type="float">
            <text:p>0.000203125</text:p>
          </table:table-cell>
          <table:table-cell office:value-type="float" office:value="63626907615294.2" calcext:value-type="float">
            <text:p>63626907615294.2</text:p>
          </table:table-cell>
          <table:table-cell table:style-name="ce11" table:formula="of:=([.AI5]-[.AI4])/1000" office:value-type="float" office:value="1.9983046875" calcext:value-type="float">
            <text:p>1.9983</text:p>
          </table:table-cell>
          <table:table-cell table:style-name="ce11" table:formula="of:=[.AJ5]+[.AK4]" office:value-type="float" office:value="6.0008046875" calcext:value-type="float">
            <text:p>6.0008</text:p>
          </table:table-cell>
          <table:table-cell table:style-name="ce21" table:formula="of:=[.AK5]-2*([.$B5]-1)" office:value-type="float" office:value="0.000804687500000512" calcext:value-type="float">
            <text:p>0.0008046875</text:p>
          </table:table-cell>
          <table:table-cell office:value-type="float" office:value="63626908081103.6" calcext:value-type="float">
            <text:p>63626908081103.6</text:p>
          </table:table-cell>
          <table:table-cell table:style-name="ce11" table:formula="of:=([.AM5]-[.AM4])/1000" office:value-type="float" office:value="1.9973984375" calcext:value-type="float">
            <text:p>1.9974</text:p>
          </table:table-cell>
          <table:table-cell table:style-name="ce11" table:formula="of:=[.AN5]+[.AO4]" office:value-type="float" office:value="6.000203125" calcext:value-type="float">
            <text:p>6.0002</text:p>
          </table:table-cell>
          <table:table-cell table:style-name="ce22" table:formula="of:=[.AO5]-2*([.$B5]-1)" office:value-type="float" office:value="0.000203125000000526" calcext:value-type="float">
            <text:p>0.000203125</text:p>
          </table:table-cell>
          <table:table-cell office:value-type="float" office:value="63626908550838.2" calcext:value-type="float">
            <text:p>63626908550838.2</text:p>
          </table:table-cell>
          <table:table-cell table:style-name="ce23" table:formula="of:=([.AQ5]-[.AQ4])/1000" office:value-type="float" office:value="1.9983046875" calcext:value-type="float">
            <text:p>1.9983</text:p>
          </table:table-cell>
          <table:table-cell table:style-name="ce11" table:formula="of:=[.AR5]+[.AS4]" office:value-type="float" office:value="6.000703125" calcext:value-type="float">
            <text:p>6.0007</text:p>
          </table:table-cell>
          <table:table-cell table:style-name="ce24" table:formula="of:=[.AS5]-2*([.$B5]-1)" office:value-type="float" office:value="0.000703125000000249" calcext:value-type="float">
            <text:p>0.000703125</text:p>
          </table:table-cell>
          <table:table-cell office:value-type="float" office:value="63626909022612.1" calcext:value-type="float">
            <text:p>63626909022612.1</text:p>
          </table:table-cell>
          <table:table-cell table:style-name="ce11" table:formula="of:=([.AU5]-[.AU4])/1000" office:value-type="float" office:value="2.0023984375" calcext:value-type="float">
            <text:p>2.0024</text:p>
          </table:table-cell>
          <table:table-cell table:style-name="ce11" table:formula="of:=[.AV5]+[.AW4]" office:value-type="float" office:value="6.0028046875" calcext:value-type="float">
            <text:p>6.0028</text:p>
          </table:table-cell>
          <table:table-cell table:style-name="ce25" table:formula="of:=[.AW5]-2*([.$B5]-1)" office:value-type="float" office:value="0.00280468750000029" calcext:value-type="float">
            <text:p>0.0028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1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63626903827381.2" calcext:value-type="float">
            <text:p>63626903827381.2</text:p>
          </table:table-cell>
          <table:table-cell table:formula="of:=([.C6]-[.C5])/1000" office:value-type="float" office:value="1.999203125" calcext:value-type="float">
            <text:p>1.9992</text:p>
          </table:table-cell>
          <table:table-cell table:formula="of:=[.D6]+[.E5]" office:value-type="float" office:value="8.00240625" calcext:value-type="float">
            <text:p>8.0024</text:p>
          </table:table-cell>
          <table:table-cell table:style-name="ce13" table:formula="of:=[.E6]-2*([.$B6]-1)" office:value-type="float" office:value="0.00240624999999994" calcext:value-type="float">
            <text:p>0.00240625</text:p>
          </table:table-cell>
          <table:table-cell office:value-type="float" office:value="63626904310678.1" calcext:value-type="float">
            <text:p>63626904310678.1</text:p>
          </table:table-cell>
          <table:table-cell table:style-name="ce11" table:formula="of:=([.G6]-[.G5])/1000" office:value-type="float" office:value="2.000203125" calcext:value-type="float">
            <text:p>2.0002</text:p>
          </table:table-cell>
          <table:table-cell table:style-name="ce11" table:formula="of:=[.H6]+[.I5]" office:value-type="float" office:value="8.0003046875" calcext:value-type="float">
            <text:p>8.0003</text:p>
          </table:table-cell>
          <table:table-cell table:style-name="ce14" table:formula="of:=[.I6]-2*([.$B6]-1)" office:value-type="float" office:value="0.000304687499999901" calcext:value-type="float">
            <text:p>0.0003046875</text:p>
          </table:table-cell>
          <table:table-cell office:value-type="float" office:value="63626904793576.1" calcext:value-type="float">
            <text:p>63626904793576.1</text:p>
          </table:table-cell>
          <table:table-cell table:style-name="ce11" table:formula="of:=([.K6]-[.K5])/1000" office:value-type="float" office:value="1.9981015625" calcext:value-type="float">
            <text:p>1.9981</text:p>
          </table:table-cell>
          <table:table-cell table:style-name="ce11" table:formula="of:=[.L6]+[.M5]" office:value-type="float" office:value="8.0001015625" calcext:value-type="float">
            <text:p>8.0001</text:p>
          </table:table-cell>
          <table:table-cell table:style-name="ce15" table:formula="of:=[.M6]-2*([.$B6]-1)" office:value-type="float" office:value="0.000101562499999375" calcext:value-type="float">
            <text:p>0.0001015625</text:p>
          </table:table-cell>
          <table:table-cell office:value-type="float" office:value="63626905257855.7" calcext:value-type="float">
            <text:p>63626905257855.7</text:p>
          </table:table-cell>
          <table:table-cell table:style-name="ce11" table:formula="of:=([.O6]-[.O5])/1000" office:value-type="float" office:value="2.0015" calcext:value-type="float">
            <text:p>2.0015</text:p>
          </table:table-cell>
          <table:table-cell table:style-name="ce11" table:formula="of:=[.P6]+[.Q5]" office:value-type="float" office:value="8.001703125" calcext:value-type="float">
            <text:p>8.0017</text:p>
          </table:table-cell>
          <table:table-cell table:style-name="ce16" table:formula="of:=[.Q6]-2*([.$B6]-1)" office:value-type="float" office:value="0.00170312499999881" calcext:value-type="float">
            <text:p>0.001703125</text:p>
          </table:table-cell>
          <table:table-cell office:value-type="float" office:value="63626905723182.8" calcext:value-type="float">
            <text:p>63626905723182.8</text:p>
          </table:table-cell>
          <table:table-cell table:style-name="ce11" table:formula="of:=([.S6]-[.S5])/1000" office:value-type="float" office:value="1.998" calcext:value-type="float">
            <text:p>1.9980</text:p>
          </table:table-cell>
          <table:table-cell table:style-name="ce11" table:formula="of:=[.T6]+[.U5]" office:value-type="float" office:value="8.0008984375" calcext:value-type="float">
            <text:p>8.0009</text:p>
          </table:table-cell>
          <table:table-cell table:style-name="ce17" table:formula="of:=[.U6]-2*([.$B6]-1)" office:value-type="float" office:value="0.000898437500000071" calcext:value-type="float">
            <text:p>0.0008984375</text:p>
          </table:table-cell>
          <table:table-cell office:value-type="float" office:value="63626906207937.2" calcext:value-type="float">
            <text:p>63626906207937.2</text:p>
          </table:table-cell>
          <table:table-cell table:style-name="ce11" table:formula="of:=([.W6]-[.W5])/1000" office:value-type="float" office:value="1.9988046875" calcext:value-type="float">
            <text:p>1.9988</text:p>
          </table:table-cell>
          <table:table-cell table:style-name="ce11" table:formula="of:=[.X6]+[.Y5]" office:value-type="float" office:value="8.000703125" calcext:value-type="float">
            <text:p>8.0007</text:p>
          </table:table-cell>
          <table:table-cell table:style-name="ce18" table:formula="of:=[.Y6]-2*([.$B6]-1)" office:value-type="float" office:value="0.000703124999999361" calcext:value-type="float">
            <text:p>0.000703125</text:p>
          </table:table-cell>
          <table:table-cell office:value-type="float" office:value="63626906673389.4" calcext:value-type="float">
            <text:p>63626906673389.4</text:p>
          </table:table-cell>
          <table:table-cell table:style-name="ce11" table:formula="of:=([.AA6]-[.AA5])/1000" office:value-type="float" office:value="2.0013984375" calcext:value-type="float">
            <text:p>2.0014</text:p>
          </table:table-cell>
          <table:table-cell table:style-name="ce11" table:formula="of:=[.AB6]+[.AC5]" office:value-type="float" office:value="8.0016015625" calcext:value-type="float">
            <text:p>8.0016</text:p>
          </table:table-cell>
          <table:table-cell table:style-name="ce19" table:formula="of:=[.AC6]-2*([.$B6]-1)" office:value-type="float" office:value="0.00160156249999943" calcext:value-type="float">
            <text:p>0.0016015625</text:p>
          </table:table-cell>
          <table:table-cell office:value-type="float" office:value="63626907147623.2" calcext:value-type="float">
            <text:p>63626907147623.2</text:p>
          </table:table-cell>
          <table:table-cell table:style-name="ce11" table:formula="of:=([.AE6]-[.AE5])/1000" office:value-type="float" office:value="2" calcext:value-type="float">
            <text:p>2.0000</text:p>
          </table:table-cell>
          <table:table-cell table:style-name="ce11" table:formula="of:=[.AF6]+[.AG5]" office:value-type="float" office:value="8.000203125" calcext:value-type="float">
            <text:p>8.0002</text:p>
          </table:table-cell>
          <table:table-cell table:style-name="ce20" table:formula="of:=[.AG6]-2*([.$B6]-1)" office:value-type="float" office:value="0.000203125000000526" calcext:value-type="float">
            <text:p>0.000203125</text:p>
          </table:table-cell>
          <table:table-cell office:value-type="float" office:value="63626907617294.3" calcext:value-type="float">
            <text:p>63626907617294.3</text:p>
          </table:table-cell>
          <table:table-cell table:style-name="ce11" table:formula="of:=([.AI6]-[.AI5])/1000" office:value-type="float" office:value="2.00009375" calcext:value-type="float">
            <text:p>2.0001</text:p>
          </table:table-cell>
          <table:table-cell table:style-name="ce11" table:formula="of:=[.AJ6]+[.AK5]" office:value-type="float" office:value="8.0008984375" calcext:value-type="float">
            <text:p>8.0009</text:p>
          </table:table-cell>
          <table:table-cell table:style-name="ce21" table:formula="of:=[.AK6]-2*([.$B6]-1)" office:value-type="float" office:value="0.000898437500000071" calcext:value-type="float">
            <text:p>0.0008984375</text:p>
          </table:table-cell>
          <table:table-cell office:value-type="float" office:value="63626908083105.3" calcext:value-type="float">
            <text:p>63626908083105.3</text:p>
          </table:table-cell>
          <table:table-cell table:style-name="ce11" table:formula="of:=([.AM6]-[.AM5])/1000" office:value-type="float" office:value="2.0016953125" calcext:value-type="float">
            <text:p>2.0017</text:p>
          </table:table-cell>
          <table:table-cell table:style-name="ce11" table:formula="of:=[.AN6]+[.AO5]" office:value-type="float" office:value="8.0018984375" calcext:value-type="float">
            <text:p>8.0019</text:p>
          </table:table-cell>
          <table:table-cell table:style-name="ce22" table:formula="of:=[.AO6]-2*([.$B6]-1)" office:value-type="float" office:value="0.00189843749999952" calcext:value-type="float">
            <text:p>0.0018984375</text:p>
          </table:table-cell>
          <table:table-cell office:value-type="float" office:value="63626908552839.8" calcext:value-type="float">
            <text:p>63626908552839.8</text:p>
          </table:table-cell>
          <table:table-cell table:style-name="ce23" table:formula="of:=([.AQ6]-[.AQ5])/1000" office:value-type="float" office:value="2.00159375" calcext:value-type="float">
            <text:p>2.0016</text:p>
          </table:table-cell>
          <table:table-cell table:style-name="ce11" table:formula="of:=[.AR6]+[.AS5]" office:value-type="float" office:value="8.002296875" calcext:value-type="float">
            <text:p>8.0023</text:p>
          </table:table-cell>
          <table:table-cell table:style-name="ce24" table:formula="of:=[.AS6]-2*([.$B6]-1)" office:value-type="float" office:value="0.00229687500000075" calcext:value-type="float">
            <text:p>0.002296875</text:p>
          </table:table-cell>
          <table:table-cell office:value-type="float" office:value="63626909024611.7" calcext:value-type="float">
            <text:p>63626909024611.7</text:p>
          </table:table-cell>
          <table:table-cell table:style-name="ce11" table:formula="of:=([.AU6]-[.AU5])/1000" office:value-type="float" office:value="1.9996015625" calcext:value-type="float">
            <text:p>1.9996</text:p>
          </table:table-cell>
          <table:table-cell table:style-name="ce11" table:formula="of:=[.AV6]+[.AW5]" office:value-type="float" office:value="8.00240625" calcext:value-type="float">
            <text:p>8.0024</text:p>
          </table:table-cell>
          <table:table-cell table:style-name="ce25" table:formula="of:=[.AW6]-2*([.$B6]-1)" office:value-type="float" office:value="0.00240624999999994" calcext:value-type="float">
            <text:p>0.002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63626903829379.6" calcext:value-type="float">
            <text:p>63626903829379.6</text:p>
          </table:table-cell>
          <table:table-cell table:formula="of:=([.C7]-[.C6])/1000" office:value-type="float" office:value="1.9983984375" calcext:value-type="float">
            <text:p>1.9984</text:p>
          </table:table-cell>
          <table:table-cell table:formula="of:=[.D7]+[.E6]" office:value-type="float" office:value="10.0008046875" calcext:value-type="float">
            <text:p>10.0008</text:p>
          </table:table-cell>
          <table:table-cell table:style-name="ce13" table:formula="of:=[.E7]-2*([.$B7]-1)" office:value-type="float" office:value="0.000804687500000512" calcext:value-type="float">
            <text:p>0.0008046875</text:p>
          </table:table-cell>
          <table:table-cell office:value-type="float" office:value="63626904312677.9" calcext:value-type="float">
            <text:p>63626904312677.9</text:p>
          </table:table-cell>
          <table:table-cell table:style-name="ce11" table:formula="of:=([.G7]-[.G6])/1000" office:value-type="float" office:value="1.999796875" calcext:value-type="float">
            <text:p>1.9998</text:p>
          </table:table-cell>
          <table:table-cell table:style-name="ce11" table:formula="of:=[.H7]+[.I6]" office:value-type="float" office:value="10.0001015625" calcext:value-type="float">
            <text:p>10.0001</text:p>
          </table:table-cell>
          <table:table-cell table:style-name="ce14" table:formula="of:=[.I7]-2*([.$B7]-1)" office:value-type="float" office:value="0.000101562499999375" calcext:value-type="float">
            <text:p>0.0001015625</text:p>
          </table:table-cell>
          <table:table-cell office:value-type="float" office:value="63626904795575.8" calcext:value-type="float">
            <text:p>63626904795575.8</text:p>
          </table:table-cell>
          <table:table-cell table:style-name="ce11" table:formula="of:=([.K7]-[.K6])/1000" office:value-type="float" office:value="1.9996953125" calcext:value-type="float">
            <text:p>1.9997</text:p>
          </table:table-cell>
          <table:table-cell table:style-name="ce11" table:formula="of:=[.L7]+[.M6]" office:value-type="float" office:value="9.999796875" calcext:value-type="float">
            <text:p>9.9998</text:p>
          </table:table-cell>
          <table:table-cell table:style-name="ce15" table:formula="of:=[.M7]-2*([.$B7]-1)" office:value-type="float" office:value="-0.000203125000000526" calcext:value-type="float">
            <text:p>-0.000203125</text:p>
          </table:table-cell>
          <table:table-cell office:value-type="float" office:value="63626905259855.6" calcext:value-type="float">
            <text:p>63626905259855.6</text:p>
          </table:table-cell>
          <table:table-cell table:style-name="ce11" table:formula="of:=([.O7]-[.O6])/1000" office:value-type="float" office:value="1.9998984375" calcext:value-type="float">
            <text:p>1.9999</text:p>
          </table:table-cell>
          <table:table-cell table:style-name="ce11" table:formula="of:=[.P7]+[.Q6]" office:value-type="float" office:value="10.0016015625" calcext:value-type="float">
            <text:p>10.0016</text:p>
          </table:table-cell>
          <table:table-cell table:style-name="ce16" table:formula="of:=[.Q7]-2*([.$B7]-1)" office:value-type="float" office:value="0.00160156249999943" calcext:value-type="float">
            <text:p>0.0016015625</text:p>
          </table:table-cell>
          <table:table-cell office:value-type="float" office:value="63626905725182.1" calcext:value-type="float">
            <text:p>63626905725182.1</text:p>
          </table:table-cell>
          <table:table-cell table:style-name="ce11" table:formula="of:=([.S7]-[.S6])/1000" office:value-type="float" office:value="1.9993046875" calcext:value-type="float">
            <text:p>1.9993</text:p>
          </table:table-cell>
          <table:table-cell table:style-name="ce11" table:formula="of:=[.T7]+[.U6]" office:value-type="float" office:value="10.000203125" calcext:value-type="float">
            <text:p>10.0002</text:p>
          </table:table-cell>
          <table:table-cell table:style-name="ce17" table:formula="of:=[.U7]-2*([.$B7]-1)" office:value-type="float" office:value="0.000203125000000526" calcext:value-type="float">
            <text:p>0.000203125</text:p>
          </table:table-cell>
          <table:table-cell office:value-type="float" office:value="63626906209937.7" calcext:value-type="float">
            <text:p>63626906209937.7</text:p>
          </table:table-cell>
          <table:table-cell table:style-name="ce11" table:formula="of:=([.W7]-[.W6])/1000" office:value-type="float" office:value="2.0005" calcext:value-type="float">
            <text:p>2.0005</text:p>
          </table:table-cell>
          <table:table-cell table:style-name="ce11" table:formula="of:=[.X7]+[.Y6]" office:value-type="float" office:value="10.001203125" calcext:value-type="float">
            <text:p>10.0012</text:p>
          </table:table-cell>
          <table:table-cell table:style-name="ce18" table:formula="of:=[.Y7]-2*([.$B7]-1)" office:value-type="float" office:value="0.00120312499999997" calcext:value-type="float">
            <text:p>0.001203125</text:p>
          </table:table-cell>
          <table:table-cell office:value-type="float" office:value="63626906675390" calcext:value-type="float">
            <text:p>63626906675390</text:p>
          </table:table-cell>
          <table:table-cell table:style-name="ce11" table:formula="of:=([.AA7]-[.AA6])/1000" office:value-type="float" office:value="2.0006015625" calcext:value-type="float">
            <text:p>2.0006</text:p>
          </table:table-cell>
          <table:table-cell table:style-name="ce11" table:formula="of:=[.AB7]+[.AC6]" office:value-type="float" office:value="10.002203125" calcext:value-type="float">
            <text:p>10.0022</text:p>
          </table:table-cell>
          <table:table-cell table:style-name="ce19" table:formula="of:=[.AC7]-2*([.$B7]-1)" office:value-type="float" office:value="0.00220312499999942" calcext:value-type="float">
            <text:p>0.002203125</text:p>
          </table:table-cell>
          <table:table-cell office:value-type="float" office:value="63626907149623.7" calcext:value-type="float">
            <text:p>63626907149623.7</text:p>
          </table:table-cell>
          <table:table-cell table:style-name="ce11" table:formula="of:=([.AE7]-[.AE6])/1000" office:value-type="float" office:value="2.0005" calcext:value-type="float">
            <text:p>2.0005</text:p>
          </table:table-cell>
          <table:table-cell table:style-name="ce11" table:formula="of:=[.AF7]+[.AG6]" office:value-type="float" office:value="10.000703125" calcext:value-type="float">
            <text:p>10.0007</text:p>
          </table:table-cell>
          <table:table-cell table:style-name="ce20" table:formula="of:=[.AG7]-2*([.$B7]-1)" office:value-type="float" office:value="0.000703125000001137" calcext:value-type="float">
            <text:p>0.000703125</text:p>
          </table:table-cell>
          <table:table-cell office:value-type="float" office:value="63626907619295.7" calcext:value-type="float">
            <text:p>63626907619295.7</text:p>
          </table:table-cell>
          <table:table-cell table:style-name="ce11" table:formula="of:=([.AI7]-[.AI6])/1000" office:value-type="float" office:value="2.00140625" calcext:value-type="float">
            <text:p>2.0014</text:p>
          </table:table-cell>
          <table:table-cell table:style-name="ce11" table:formula="of:=[.AJ7]+[.AK6]" office:value-type="float" office:value="10.0023046875" calcext:value-type="float">
            <text:p>10.0023</text:p>
          </table:table-cell>
          <table:table-cell table:style-name="ce21" table:formula="of:=[.AK7]-2*([.$B7]-1)" office:value-type="float" office:value="0.00230468750000057" calcext:value-type="float">
            <text:p>0.0023046875</text:p>
          </table:table-cell>
          <table:table-cell office:value-type="float" office:value="63626908085104.7" calcext:value-type="float">
            <text:p>63626908085104.7</text:p>
          </table:table-cell>
          <table:table-cell table:style-name="ce11" table:formula="of:=([.AM7]-[.AM6])/1000" office:value-type="float" office:value="1.99940625" calcext:value-type="float">
            <text:p>1.9994</text:p>
          </table:table-cell>
          <table:table-cell table:style-name="ce11" table:formula="of:=[.AN7]+[.AO6]" office:value-type="float" office:value="10.0013046875" calcext:value-type="float">
            <text:p>10.0013</text:p>
          </table:table-cell>
          <table:table-cell table:style-name="ce22" table:formula="of:=[.AO7]-2*([.$B7]-1)" office:value-type="float" office:value="0.00130468749999935" calcext:value-type="float">
            <text:p>0.0013046875</text:p>
          </table:table-cell>
          <table:table-cell office:value-type="float" office:value="63626908554839.4" calcext:value-type="float">
            <text:p>63626908554839.4</text:p>
          </table:table-cell>
          <table:table-cell table:style-name="ce23" table:formula="of:=([.AQ7]-[.AQ6])/1000" office:value-type="float" office:value="1.9996015625" calcext:value-type="float">
            <text:p>1.9996</text:p>
          </table:table-cell>
          <table:table-cell table:style-name="ce11" table:formula="of:=[.AR7]+[.AS6]" office:value-type="float" office:value="10.0018984375" calcext:value-type="float">
            <text:p>10.0019</text:p>
          </table:table-cell>
          <table:table-cell table:style-name="ce24" table:formula="of:=[.AS7]-2*([.$B7]-1)" office:value-type="float" office:value="0.00189843750000129" calcext:value-type="float">
            <text:p>0.0018984375</text:p>
          </table:table-cell>
          <table:table-cell office:value-type="float" office:value="63626909026610.8" calcext:value-type="float">
            <text:p>63626909026610.8</text:p>
          </table:table-cell>
          <table:table-cell table:style-name="ce11" table:formula="of:=([.AU7]-[.AU6])/1000" office:value-type="float" office:value="1.99909375" calcext:value-type="float">
            <text:p>1.9991</text:p>
          </table:table-cell>
          <table:table-cell table:style-name="ce11" table:formula="of:=[.AV7]+[.AW6]" office:value-type="float" office:value="10.0015" calcext:value-type="float">
            <text:p>10.0015</text:p>
          </table:table-cell>
          <table:table-cell table:style-name="ce25" table:formula="of:=[.AW7]-2*([.$B7]-1)" office:value-type="float" office:value="0.00150000000000006" calcext:value-type="float">
            <text:p>0.001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63626903831378.9" calcext:value-type="float">
            <text:p>63626903831378.9</text:p>
          </table:table-cell>
          <table:table-cell table:formula="of:=([.C8]-[.C7])/1000" office:value-type="float" office:value="1.999296875" calcext:value-type="float">
            <text:p>1.9993</text:p>
          </table:table-cell>
          <table:table-cell table:formula="of:=[.D8]+[.E7]" office:value-type="float" office:value="12.0001015625" calcext:value-type="float">
            <text:p>12.0001</text:p>
          </table:table-cell>
          <table:table-cell table:style-name="ce13" table:formula="of:=[.E8]-2*([.$B8]-1)" office:value-type="float" office:value="0.000101562500001151" calcext:value-type="float">
            <text:p>0.0001015625</text:p>
          </table:table-cell>
          <table:table-cell office:value-type="float" office:value="63626904314677.7" calcext:value-type="float">
            <text:p>63626904314677.7</text:p>
          </table:table-cell>
          <table:table-cell table:style-name="ce11" table:formula="of:=([.G8]-[.G7])/1000" office:value-type="float" office:value="1.9998046875" calcext:value-type="float">
            <text:p>1.9998</text:p>
          </table:table-cell>
          <table:table-cell table:style-name="ce11" table:formula="of:=[.H8]+[.I7]" office:value-type="float" office:value="11.99990625" calcext:value-type="float">
            <text:p>11.9999</text:p>
          </table:table-cell>
          <table:table-cell table:style-name="ce14" table:formula="of:=[.I8]-2*([.$B8]-1)" office:value-type="float" office:value="-0.0000937500000013358" calcext:value-type="float">
            <text:p>-0.00009375</text:p>
          </table:table-cell>
          <table:table-cell office:value-type="float" office:value="63626904797575.9" calcext:value-type="float">
            <text:p>63626904797575.9</text:p>
          </table:table-cell>
          <table:table-cell table:style-name="ce11" table:formula="of:=([.K8]-[.K7])/1000" office:value-type="float" office:value="2.0001015625" calcext:value-type="float">
            <text:p>2.0001</text:p>
          </table:table-cell>
          <table:table-cell table:style-name="ce11" table:formula="of:=[.L8]+[.M7]" office:value-type="float" office:value="11.9998984375" calcext:value-type="float">
            <text:p>11.9999</text:p>
          </table:table-cell>
          <table:table-cell table:style-name="ce15" table:formula="of:=[.M8]-2*([.$B8]-1)" office:value-type="float" office:value="-0.000101562500001151" calcext:value-type="float">
            <text:p>-0.0001015625</text:p>
          </table:table-cell>
          <table:table-cell office:value-type="float" office:value="63626905261855.7" calcext:value-type="float">
            <text:p>63626905261855.7</text:p>
          </table:table-cell>
          <table:table-cell table:style-name="ce11" table:formula="of:=([.O8]-[.O7])/1000" office:value-type="float" office:value="2.0001015625" calcext:value-type="float">
            <text:p>2.0001</text:p>
          </table:table-cell>
          <table:table-cell table:style-name="ce11" table:formula="of:=[.P8]+[.Q7]" office:value-type="float" office:value="12.001703125" calcext:value-type="float">
            <text:p>12.0017</text:p>
          </table:table-cell>
          <table:table-cell table:style-name="ce16" table:formula="of:=[.Q8]-2*([.$B8]-1)" office:value-type="float" office:value="0.00170312499999881" calcext:value-type="float">
            <text:p>0.001703125</text:p>
          </table:table-cell>
          <table:table-cell office:value-type="float" office:value="63626905727184.6" calcext:value-type="float">
            <text:p>63626905727184.6</text:p>
          </table:table-cell>
          <table:table-cell table:style-name="ce11" table:formula="of:=([.S8]-[.S7])/1000" office:value-type="float" office:value="2.0025" calcext:value-type="float">
            <text:p>2.0025</text:p>
          </table:table-cell>
          <table:table-cell table:style-name="ce11" table:formula="of:=[.T8]+[.U7]" office:value-type="float" office:value="12.002703125" calcext:value-type="float">
            <text:p>12.0027</text:p>
          </table:table-cell>
          <table:table-cell table:style-name="ce17" table:formula="of:=[.U8]-2*([.$B8]-1)" office:value-type="float" office:value="0.00270312500000003" calcext:value-type="float">
            <text:p>0.002703125</text:p>
          </table:table-cell>
          <table:table-cell office:value-type="float" office:value="63626906211938.6" calcext:value-type="float">
            <text:p>63626906211938.6</text:p>
          </table:table-cell>
          <table:table-cell table:style-name="ce11" table:formula="of:=([.W8]-[.W7])/1000" office:value-type="float" office:value="2.0008984375" calcext:value-type="float">
            <text:p>2.0009</text:p>
          </table:table-cell>
          <table:table-cell table:style-name="ce11" table:formula="of:=[.X8]+[.Y7]" office:value-type="float" office:value="12.0021015625" calcext:value-type="float">
            <text:p>12.0021</text:p>
          </table:table-cell>
          <table:table-cell table:style-name="ce18" table:formula="of:=[.Y8]-2*([.$B8]-1)" office:value-type="float" office:value="0.00210156250000004" calcext:value-type="float">
            <text:p>0.0021015625</text:p>
          </table:table-cell>
          <table:table-cell office:value-type="float" office:value="63626906677387.5" calcext:value-type="float">
            <text:p>63626906677387.5</text:p>
          </table:table-cell>
          <table:table-cell table:style-name="ce11" table:formula="of:=([.AA8]-[.AA7])/1000" office:value-type="float" office:value="1.9975" calcext:value-type="float">
            <text:p>1.9975</text:p>
          </table:table-cell>
          <table:table-cell table:style-name="ce11" table:formula="of:=[.AB8]+[.AC7]" office:value-type="float" office:value="11.999703125" calcext:value-type="float">
            <text:p>11.9997</text:p>
          </table:table-cell>
          <table:table-cell table:style-name="ce19" table:formula="of:=[.AC8]-2*([.$B8]-1)" office:value-type="float" office:value="-0.000296875000000085" calcext:value-type="float">
            <text:p>-0.000296875</text:p>
          </table:table-cell>
          <table:table-cell office:value-type="float" office:value="63626907151623.2" calcext:value-type="float">
            <text:p>63626907151623.2</text:p>
          </table:table-cell>
          <table:table-cell table:style-name="ce11" table:formula="of:=([.AE8]-[.AE7])/1000" office:value-type="float" office:value="1.9995" calcext:value-type="float">
            <text:p>1.9995</text:p>
          </table:table-cell>
          <table:table-cell table:style-name="ce11" table:formula="of:=[.AF8]+[.AG7]" office:value-type="float" office:value="12.000203125" calcext:value-type="float">
            <text:p>12.0002</text:p>
          </table:table-cell>
          <table:table-cell table:style-name="ce20" table:formula="of:=[.AG8]-2*([.$B8]-1)" office:value-type="float" office:value="0.000203125000000526" calcext:value-type="float">
            <text:p>0.000203125</text:p>
          </table:table-cell>
          <table:table-cell office:value-type="float" office:value="63626907621295.2" calcext:value-type="float">
            <text:p>63626907621295.2</text:p>
          </table:table-cell>
          <table:table-cell table:style-name="ce11" table:formula="of:=([.AI8]-[.AI7])/1000" office:value-type="float" office:value="1.9995" calcext:value-type="float">
            <text:p>1.9995</text:p>
          </table:table-cell>
          <table:table-cell table:style-name="ce11" table:formula="of:=[.AJ8]+[.AK7]" office:value-type="float" office:value="12.0018046875" calcext:value-type="float">
            <text:p>12.0018</text:p>
          </table:table-cell>
          <table:table-cell table:style-name="ce21" table:formula="of:=[.AK8]-2*([.$B8]-1)" office:value-type="float" office:value="0.00180468749999996" calcext:value-type="float">
            <text:p>0.0018046875</text:p>
          </table:table-cell>
          <table:table-cell office:value-type="float" office:value="63626908087105.7" calcext:value-type="float">
            <text:p>63626908087105.7</text:p>
          </table:table-cell>
          <table:table-cell table:style-name="ce11" table:formula="of:=([.AM8]-[.AM7])/1000" office:value-type="float" office:value="2.001" calcext:value-type="float">
            <text:p>2.0010</text:p>
          </table:table-cell>
          <table:table-cell table:style-name="ce11" table:formula="of:=[.AN8]+[.AO7]" office:value-type="float" office:value="12.0023046875" calcext:value-type="float">
            <text:p>12.0023</text:p>
          </table:table-cell>
          <table:table-cell table:style-name="ce22" table:formula="of:=[.AO8]-2*([.$B8]-1)" office:value-type="float" office:value="0.00230468749999879" calcext:value-type="float">
            <text:p>0.0023046875</text:p>
          </table:table-cell>
          <table:table-cell office:value-type="float" office:value="63626908556838.9" calcext:value-type="float">
            <text:p>63626908556838.9</text:p>
          </table:table-cell>
          <table:table-cell table:style-name="ce23" table:formula="of:=([.AQ8]-[.AQ7])/1000" office:value-type="float" office:value="1.9995" calcext:value-type="float">
            <text:p>1.9995</text:p>
          </table:table-cell>
          <table:table-cell table:style-name="ce11" table:formula="of:=[.AR8]+[.AS7]" office:value-type="float" office:value="12.0013984375" calcext:value-type="float">
            <text:p>12.0014</text:p>
          </table:table-cell>
          <table:table-cell table:style-name="ce24" table:formula="of:=[.AS8]-2*([.$B8]-1)" office:value-type="float" office:value="0.00139843750000068" calcext:value-type="float">
            <text:p>0.0013984375</text:p>
          </table:table-cell>
          <table:table-cell office:value-type="float" office:value="63626909028612" calcext:value-type="float">
            <text:p>63626909028612</text:p>
          </table:table-cell>
          <table:table-cell table:style-name="ce11" table:formula="of:=([.AU8]-[.AU7])/1000" office:value-type="float" office:value="2.001203125" calcext:value-type="float">
            <text:p>2.0012</text:p>
          </table:table-cell>
          <table:table-cell table:style-name="ce11" table:formula="of:=[.AV8]+[.AW7]" office:value-type="float" office:value="12.002703125" calcext:value-type="float">
            <text:p>12.0027</text:p>
          </table:table-cell>
          <table:table-cell table:style-name="ce25" table:formula="of:=[.AW8]-2*([.$B8]-1)" office:value-type="float" office:value="0.00270312500000003" calcext:value-type="float">
            <text:p>0.0027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63626903833395.7" calcext:value-type="float">
            <text:p>63626903833395.7</text:p>
          </table:table-cell>
          <table:table-cell table:formula="of:=([.C9]-[.C8])/1000" office:value-type="float" office:value="2.0168046875" calcext:value-type="float">
            <text:p>2.0168</text:p>
          </table:table-cell>
          <table:table-cell table:formula="of:=[.D9]+[.E8]" office:value-type="float" office:value="14.01690625" calcext:value-type="float">
            <text:p>14.0169</text:p>
          </table:table-cell>
          <table:table-cell table:style-name="ce13" table:formula="of:=[.E9]-2*([.$B9]-1)" office:value-type="float" office:value="0.0169062500000017" calcext:value-type="float">
            <text:p>0.01690625</text:p>
          </table:table-cell>
          <table:table-cell office:value-type="float" office:value="63626904316679.5" calcext:value-type="float">
            <text:p>63626904316679.5</text:p>
          </table:table-cell>
          <table:table-cell table:style-name="ce11" table:formula="of:=([.G9]-[.G8])/1000" office:value-type="float" office:value="2.001796875" calcext:value-type="float">
            <text:p>2.0018</text:p>
          </table:table-cell>
          <table:table-cell table:style-name="ce11" table:formula="of:=[.H9]+[.I8]" office:value-type="float" office:value="14.001703125" calcext:value-type="float">
            <text:p>14.0017</text:p>
          </table:table-cell>
          <table:table-cell table:style-name="ce14" table:formula="of:=[.I9]-2*([.$B9]-1)" office:value-type="float" office:value="0.00170312499999881" calcext:value-type="float">
            <text:p>0.001703125</text:p>
          </table:table-cell>
          <table:table-cell office:value-type="float" office:value="63626904799577.7" calcext:value-type="float">
            <text:p>63626904799577.7</text:p>
          </table:table-cell>
          <table:table-cell table:style-name="ce11" table:formula="of:=([.K9]-[.K8])/1000" office:value-type="float" office:value="2.0018046875" calcext:value-type="float">
            <text:p>2.0018</text:p>
          </table:table-cell>
          <table:table-cell table:style-name="ce11" table:formula="of:=[.L9]+[.M8]" office:value-type="float" office:value="14.001703125" calcext:value-type="float">
            <text:p>14.0017</text:p>
          </table:table-cell>
          <table:table-cell table:style-name="ce15" table:formula="of:=[.M9]-2*([.$B9]-1)" office:value-type="float" office:value="0.00170312499999881" calcext:value-type="float">
            <text:p>0.001703125</text:p>
          </table:table-cell>
          <table:table-cell office:value-type="float" office:value="63626905263854" calcext:value-type="float">
            <text:p>63626905263854</text:p>
          </table:table-cell>
          <table:table-cell table:style-name="ce11" table:formula="of:=([.O9]-[.O8])/1000" office:value-type="float" office:value="1.998296875" calcext:value-type="float">
            <text:p>1.9983</text:p>
          </table:table-cell>
          <table:table-cell table:style-name="ce11" table:formula="of:=[.P9]+[.Q8]" office:value-type="float" office:value="14" calcext:value-type="float">
            <text:p>14.0000</text:p>
          </table:table-cell>
          <table:table-cell table:style-name="ce16" table:formula="of:=[.Q9]-2*([.$B9]-1)" office:value-type="float" office:value="0" calcext:value-type="float">
            <text:p>0</text:p>
          </table:table-cell>
          <table:table-cell office:value-type="float" office:value="63626905729181.7" calcext:value-type="float">
            <text:p>63626905729181.7</text:p>
          </table:table-cell>
          <table:table-cell table:style-name="ce11" table:formula="of:=([.S9]-[.S8])/1000" office:value-type="float" office:value="1.9971015625" calcext:value-type="float">
            <text:p>1.9971</text:p>
          </table:table-cell>
          <table:table-cell table:style-name="ce11" table:formula="of:=[.T9]+[.U8]" office:value-type="float" office:value="13.9998046875" calcext:value-type="float">
            <text:p>13.9998</text:p>
          </table:table-cell>
          <table:table-cell table:style-name="ce17" table:formula="of:=[.U9]-2*([.$B9]-1)" office:value-type="float" office:value="-0.000195312500000711" calcext:value-type="float">
            <text:p>-0.0001953125</text:p>
          </table:table-cell>
          <table:table-cell office:value-type="float" office:value="63626906213938.1" calcext:value-type="float">
            <text:p>63626906213938.1</text:p>
          </table:table-cell>
          <table:table-cell table:style-name="ce11" table:formula="of:=([.W9]-[.W8])/1000" office:value-type="float" office:value="1.9995" calcext:value-type="float">
            <text:p>1.9995</text:p>
          </table:table-cell>
          <table:table-cell table:style-name="ce11" table:formula="of:=[.X9]+[.Y8]" office:value-type="float" office:value="14.0016015625" calcext:value-type="float">
            <text:p>14.0016</text:p>
          </table:table-cell>
          <table:table-cell table:style-name="ce18" table:formula="of:=[.Y9]-2*([.$B9]-1)" office:value-type="float" office:value="0.00160156249999943" calcext:value-type="float">
            <text:p>0.0016015625</text:p>
          </table:table-cell>
          <table:table-cell office:value-type="float" office:value="63626906679388" calcext:value-type="float">
            <text:p>63626906679388</text:p>
          </table:table-cell>
          <table:table-cell table:style-name="ce11" table:formula="of:=([.AA9]-[.AA8])/1000" office:value-type="float" office:value="2.0005" calcext:value-type="float">
            <text:p>2.0005</text:p>
          </table:table-cell>
          <table:table-cell table:style-name="ce11" table:formula="of:=[.AB9]+[.AC8]" office:value-type="float" office:value="14.000203125" calcext:value-type="float">
            <text:p>14.0002</text:p>
          </table:table-cell>
          <table:table-cell table:style-name="ce19" table:formula="of:=[.AC9]-2*([.$B9]-1)" office:value-type="float" office:value="0.000203125000000526" calcext:value-type="float">
            <text:p>0.000203125</text:p>
          </table:table-cell>
          <table:table-cell office:value-type="float" office:value="63626907153622.4" calcext:value-type="float">
            <text:p>63626907153622.4</text:p>
          </table:table-cell>
          <table:table-cell table:style-name="ce11" table:formula="of:=([.AE9]-[.AE8])/1000" office:value-type="float" office:value="1.9991953125" calcext:value-type="float">
            <text:p>1.9992</text:p>
          </table:table-cell>
          <table:table-cell table:style-name="ce11" table:formula="of:=[.AF9]+[.AG8]" office:value-type="float" office:value="13.9993984375" calcext:value-type="float">
            <text:p>13.9994</text:p>
          </table:table-cell>
          <table:table-cell table:style-name="ce20" table:formula="of:=[.AG9]-2*([.$B9]-1)" office:value-type="float" office:value="-0.000601562499999986" calcext:value-type="float">
            <text:p>-0.0006015625</text:p>
          </table:table-cell>
          <table:table-cell office:value-type="float" office:value="63626907623293.9" calcext:value-type="float">
            <text:p>63626907623293.9</text:p>
          </table:table-cell>
          <table:table-cell table:style-name="ce11" table:formula="of:=([.AI9]-[.AI8])/1000" office:value-type="float" office:value="1.9986953125" calcext:value-type="float">
            <text:p>1.9987</text:p>
          </table:table-cell>
          <table:table-cell table:style-name="ce11" table:formula="of:=[.AJ9]+[.AK8]" office:value-type="float" office:value="14.0005" calcext:value-type="float">
            <text:p>14.0005</text:p>
          </table:table-cell>
          <table:table-cell table:style-name="ce21" table:formula="of:=[.AK9]-2*([.$B9]-1)" office:value-type="float" office:value="0.000500000000000611" calcext:value-type="float">
            <text:p>0.0005</text:p>
          </table:table-cell>
          <table:table-cell office:value-type="float" office:value="63626908089103.3" calcext:value-type="float">
            <text:p>63626908089103.3</text:p>
          </table:table-cell>
          <table:table-cell table:style-name="ce11" table:formula="of:=([.AM9]-[.AM8])/1000" office:value-type="float" office:value="1.99759375" calcext:value-type="float">
            <text:p>1.9976</text:p>
          </table:table-cell>
          <table:table-cell table:style-name="ce11" table:formula="of:=[.AN9]+[.AO8]" office:value-type="float" office:value="13.9998984375" calcext:value-type="float">
            <text:p>13.9999</text:p>
          </table:table-cell>
          <table:table-cell table:style-name="ce22" table:formula="of:=[.AO9]-2*([.$B9]-1)" office:value-type="float" office:value="-0.000101562500001151" calcext:value-type="float">
            <text:p>-0.0001015625</text:p>
          </table:table-cell>
          <table:table-cell office:value-type="float" office:value="63626908558838.3" calcext:value-type="float">
            <text:p>63626908558838.3</text:p>
          </table:table-cell>
          <table:table-cell table:style-name="ce23" table:formula="of:=([.AQ9]-[.AQ8])/1000" office:value-type="float" office:value="1.9993984375" calcext:value-type="float">
            <text:p>1.9994</text:p>
          </table:table-cell>
          <table:table-cell table:style-name="ce11" table:formula="of:=[.AR9]+[.AS8]" office:value-type="float" office:value="14.000796875" calcext:value-type="float">
            <text:p>14.0008</text:p>
          </table:table-cell>
          <table:table-cell table:style-name="ce24" table:formula="of:=[.AS9]-2*([.$B9]-1)" office:value-type="float" office:value="0.000796875000000696" calcext:value-type="float">
            <text:p>0.000796875</text:p>
          </table:table-cell>
          <table:table-cell office:value-type="float" office:value="63626909030609.5" calcext:value-type="float">
            <text:p>63626909030609.5</text:p>
          </table:table-cell>
          <table:table-cell table:style-name="ce11" table:formula="of:=([.AU9]-[.AU8])/1000" office:value-type="float" office:value="1.9975" calcext:value-type="float">
            <text:p>1.9975</text:p>
          </table:table-cell>
          <table:table-cell table:style-name="ce11" table:formula="of:=[.AV9]+[.AW8]" office:value-type="float" office:value="14.000203125" calcext:value-type="float">
            <text:p>14.0002</text:p>
          </table:table-cell>
          <table:table-cell table:style-name="ce25" table:formula="of:=[.AW9]-2*([.$B9]-1)" office:value-type="float" office:value="0.000203125000000526" calcext:value-type="float">
            <text:p>0.0002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63626903835379.2" calcext:value-type="float">
            <text:p>63626903835379.2</text:p>
          </table:table-cell>
          <table:table-cell table:formula="of:=([.C10]-[.C9])/1000" office:value-type="float" office:value="1.9835" calcext:value-type="float">
            <text:p>1.9835</text:p>
          </table:table-cell>
          <table:table-cell table:formula="of:=[.D10]+[.E9]" office:value-type="float" office:value="16.00040625" calcext:value-type="float">
            <text:p>16.0004</text:p>
          </table:table-cell>
          <table:table-cell table:style-name="ce13" table:formula="of:=[.E10]-2*([.$B10]-1)" office:value-type="float" office:value="0.000406250000001052" calcext:value-type="float">
            <text:p>0.00040625</text:p>
          </table:table-cell>
          <table:table-cell office:value-type="float" office:value="63626904318678.3" calcext:value-type="float">
            <text:p>63626904318678.3</text:p>
          </table:table-cell>
          <table:table-cell table:style-name="ce11" table:formula="of:=([.G10]-[.G9])/1000" office:value-type="float" office:value="1.998796875" calcext:value-type="float">
            <text:p>1.9988</text:p>
          </table:table-cell>
          <table:table-cell table:style-name="ce11" table:formula="of:=[.H10]+[.I9]" office:value-type="float" office:value="16.0005" calcext:value-type="float">
            <text:p>16.0005</text:p>
          </table:table-cell>
          <table:table-cell table:style-name="ce14" table:formula="of:=[.I10]-2*([.$B10]-1)" office:value-type="float" office:value="0.000499999999998835" calcext:value-type="float">
            <text:p>0.0005</text:p>
          </table:table-cell>
          <table:table-cell office:value-type="float" office:value="63626904801575.6" calcext:value-type="float">
            <text:p>63626904801575.6</text:p>
          </table:table-cell>
          <table:table-cell table:style-name="ce11" table:formula="of:=([.K10]-[.K9])/1000" office:value-type="float" office:value="1.9978984375" calcext:value-type="float">
            <text:p>1.9979</text:p>
          </table:table-cell>
          <table:table-cell table:style-name="ce11" table:formula="of:=[.L10]+[.M9]" office:value-type="float" office:value="15.9996015625" calcext:value-type="float">
            <text:p>15.9996</text:p>
          </table:table-cell>
          <table:table-cell table:style-name="ce15" table:formula="of:=[.M10]-2*([.$B10]-1)" office:value-type="float" office:value="-0.000398437500001236" calcext:value-type="float">
            <text:p>-0.0003984375</text:p>
          </table:table-cell>
          <table:table-cell office:value-type="float" office:value="63626905265854.4" calcext:value-type="float">
            <text:p>63626905265854.4</text:p>
          </table:table-cell>
          <table:table-cell table:style-name="ce11" table:formula="of:=([.O10]-[.O9])/1000" office:value-type="float" office:value="2.0003984375" calcext:value-type="float">
            <text:p>2.0004</text:p>
          </table:table-cell>
          <table:table-cell table:style-name="ce11" table:formula="of:=[.P10]+[.Q9]" office:value-type="float" office:value="16.0003984375" calcext:value-type="float">
            <text:p>16.0004</text:p>
          </table:table-cell>
          <table:table-cell table:style-name="ce16" table:formula="of:=[.Q10]-2*([.$B10]-1)" office:value-type="float" office:value="0.00039843749999946" calcext:value-type="float">
            <text:p>0.0003984375</text:p>
          </table:table-cell>
          <table:table-cell office:value-type="float" office:value="63626905731182.6" calcext:value-type="float">
            <text:p>63626905731182.6</text:p>
          </table:table-cell>
          <table:table-cell table:style-name="ce11" table:formula="of:=([.S10]-[.S9])/1000" office:value-type="float" office:value="2.0008984375" calcext:value-type="float">
            <text:p>2.0009</text:p>
          </table:table-cell>
          <table:table-cell table:style-name="ce11" table:formula="of:=[.T10]+[.U9]" office:value-type="float" office:value="16.000703125" calcext:value-type="float">
            <text:p>16.0007</text:p>
          </table:table-cell>
          <table:table-cell table:style-name="ce17" table:formula="of:=[.U10]-2*([.$B10]-1)" office:value-type="float" office:value="0.000703125000001137" calcext:value-type="float">
            <text:p>0.000703125</text:p>
          </table:table-cell>
          <table:table-cell office:value-type="float" office:value="63626906215937.9" calcext:value-type="float">
            <text:p>63626906215937.9</text:p>
          </table:table-cell>
          <table:table-cell table:style-name="ce11" table:formula="of:=([.W10]-[.W9])/1000" office:value-type="float" office:value="1.999796875" calcext:value-type="float">
            <text:p>1.9998</text:p>
          </table:table-cell>
          <table:table-cell table:style-name="ce11" table:formula="of:=[.X10]+[.Y9]" office:value-type="float" office:value="16.0013984375" calcext:value-type="float">
            <text:p>16.0014</text:p>
          </table:table-cell>
          <table:table-cell table:style-name="ce18" table:formula="of:=[.Y10]-2*([.$B10]-1)" office:value-type="float" office:value="0.00139843750000068" calcext:value-type="float">
            <text:p>0.0013984375</text:p>
          </table:table-cell>
          <table:table-cell office:value-type="float" office:value="63626906681389.7" calcext:value-type="float">
            <text:p>63626906681389.7</text:p>
          </table:table-cell>
          <table:table-cell table:style-name="ce11" table:formula="of:=([.AA10]-[.AA9])/1000" office:value-type="float" office:value="2.001703125" calcext:value-type="float">
            <text:p>2.0017</text:p>
          </table:table-cell>
          <table:table-cell table:style-name="ce11" table:formula="of:=[.AB10]+[.AC9]" office:value-type="float" office:value="16.00190625" calcext:value-type="float">
            <text:p>16.0019</text:p>
          </table:table-cell>
          <table:table-cell table:style-name="ce19" table:formula="of:=[.AC10]-2*([.$B10]-1)" office:value-type="float" office:value="0.00190625000000111" calcext:value-type="float">
            <text:p>0.00190625</text:p>
          </table:table-cell>
          <table:table-cell office:value-type="float" office:value="63626907155623.5" calcext:value-type="float">
            <text:p>63626907155623.5</text:p>
          </table:table-cell>
          <table:table-cell table:style-name="ce11" table:formula="of:=([.AE10]-[.AE9])/1000" office:value-type="float" office:value="2.0011015625" calcext:value-type="float">
            <text:p>2.0011</text:p>
          </table:table-cell>
          <table:table-cell table:style-name="ce11" table:formula="of:=[.AF10]+[.AG9]" office:value-type="float" office:value="16.0005" calcext:value-type="float">
            <text:p>16.0005</text:p>
          </table:table-cell>
          <table:table-cell table:style-name="ce20" table:formula="of:=[.AG10]-2*([.$B10]-1)" office:value-type="float" office:value="0.000499999999998835" calcext:value-type="float">
            <text:p>0.0005</text:p>
          </table:table-cell>
          <table:table-cell office:value-type="float" office:value="63626907625293.5" calcext:value-type="float">
            <text:p>63626907625293.5</text:p>
          </table:table-cell>
          <table:table-cell table:style-name="ce11" table:formula="of:=([.AI10]-[.AI9])/1000" office:value-type="float" office:value="1.9996015625" calcext:value-type="float">
            <text:p>1.9996</text:p>
          </table:table-cell>
          <table:table-cell table:style-name="ce11" table:formula="of:=[.AJ10]+[.AK9]" office:value-type="float" office:value="16.0001015625" calcext:value-type="float">
            <text:p>16.0001</text:p>
          </table:table-cell>
          <table:table-cell table:style-name="ce21" table:formula="of:=[.AK10]-2*([.$B10]-1)" office:value-type="float" office:value="0.000101562499999375" calcext:value-type="float">
            <text:p>0.0001015625</text:p>
          </table:table-cell>
          <table:table-cell office:value-type="float" office:value="63626908091104.4" calcext:value-type="float">
            <text:p>63626908091104.4</text:p>
          </table:table-cell>
          <table:table-cell table:style-name="ce11" table:formula="of:=([.AM10]-[.AM9])/1000" office:value-type="float" office:value="2.0011015625" calcext:value-type="float">
            <text:p>2.0011</text:p>
          </table:table-cell>
          <table:table-cell table:style-name="ce11" table:formula="of:=[.AN10]+[.AO9]" office:value-type="float" office:value="16.001" calcext:value-type="float">
            <text:p>16.0010</text:p>
          </table:table-cell>
          <table:table-cell table:style-name="ce22" table:formula="of:=[.AO10]-2*([.$B10]-1)" office:value-type="float" office:value="0.000999999999997669" calcext:value-type="float">
            <text:p>0.001</text:p>
          </table:table-cell>
          <table:table-cell office:value-type="float" office:value="63626908560838.7" calcext:value-type="float">
            <text:p>63626908560838.7</text:p>
          </table:table-cell>
          <table:table-cell table:style-name="ce23" table:formula="of:=([.AQ10]-[.AQ9])/1000" office:value-type="float" office:value="2.00040625" calcext:value-type="float">
            <text:p>2.0004</text:p>
          </table:table-cell>
          <table:table-cell table:style-name="ce11" table:formula="of:=[.AR10]+[.AS9]" office:value-type="float" office:value="16.001203125" calcext:value-type="float">
            <text:p>16.0012</text:p>
          </table:table-cell>
          <table:table-cell table:style-name="ce24" table:formula="of:=[.AS10]-2*([.$B10]-1)" office:value-type="float" office:value="0.00120312499999997" calcext:value-type="float">
            <text:p>0.001203125</text:p>
          </table:table-cell>
          <table:table-cell office:value-type="float" office:value="63626909032610.8" calcext:value-type="float">
            <text:p>63626909032610.8</text:p>
          </table:table-cell>
          <table:table-cell table:style-name="ce11" table:formula="of:=([.AU10]-[.AU9])/1000" office:value-type="float" office:value="2.001296875" calcext:value-type="float">
            <text:p>2.0013</text:p>
          </table:table-cell>
          <table:table-cell table:style-name="ce11" table:formula="of:=[.AV10]+[.AW9]" office:value-type="float" office:value="16.0015" calcext:value-type="float">
            <text:p>16.0015</text:p>
          </table:table-cell>
          <table:table-cell table:style-name="ce25" table:formula="of:=[.AW10]-2*([.$B10]-1)" office:value-type="float" office:value="0.00150000000000006" calcext:value-type="float">
            <text:p>0.001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63626903837380.2" calcext:value-type="float">
            <text:p>63626903837380.2</text:p>
          </table:table-cell>
          <table:table-cell table:formula="of:=([.C11]-[.C10])/1000" office:value-type="float" office:value="2.001" calcext:value-type="float">
            <text:p>2.0010</text:p>
          </table:table-cell>
          <table:table-cell table:formula="of:=[.D11]+[.E10]" office:value-type="float" office:value="18.00140625" calcext:value-type="float">
            <text:p>18.0014</text:p>
          </table:table-cell>
          <table:table-cell table:style-name="ce13" table:formula="of:=[.E11]-2*([.$B11]-1)" office:value-type="float" office:value="0.00140625000000227" calcext:value-type="float">
            <text:p>0.00140625</text:p>
          </table:table-cell>
          <table:table-cell office:value-type="float" office:value="63626904320679.8" calcext:value-type="float">
            <text:p>63626904320679.8</text:p>
          </table:table-cell>
          <table:table-cell table:style-name="ce11" table:formula="of:=([.G11]-[.G10])/1000" office:value-type="float" office:value="2.0015" calcext:value-type="float">
            <text:p>2.0015</text:p>
          </table:table-cell>
          <table:table-cell table:style-name="ce11" table:formula="of:=[.H11]+[.I10]" office:value-type="float" office:value="18.002" calcext:value-type="float">
            <text:p>18.0020</text:p>
          </table:table-cell>
          <table:table-cell table:style-name="ce14" table:formula="of:=[.I11]-2*([.$B11]-1)" office:value-type="float" office:value="0.00199999999999889" calcext:value-type="float">
            <text:p>0.002</text:p>
          </table:table-cell>
          <table:table-cell office:value-type="float" office:value="63626904803577.2" calcext:value-type="float">
            <text:p>63626904803577.2</text:p>
          </table:table-cell>
          <table:table-cell table:style-name="ce11" table:formula="of:=([.K11]-[.K10])/1000" office:value-type="float" office:value="2.0016015625" calcext:value-type="float">
            <text:p>2.0016</text:p>
          </table:table-cell>
          <table:table-cell table:style-name="ce11" table:formula="of:=[.L11]+[.M10]" office:value-type="float" office:value="18.001203125" calcext:value-type="float">
            <text:p>18.0012</text:p>
          </table:table-cell>
          <table:table-cell table:style-name="ce15" table:formula="of:=[.M11]-2*([.$B11]-1)" office:value-type="float" office:value="0.00120312499999997" calcext:value-type="float">
            <text:p>0.001203125</text:p>
          </table:table-cell>
          <table:table-cell office:value-type="float" office:value="63626905267856" calcext:value-type="float">
            <text:p>63626905267856</text:p>
          </table:table-cell>
          <table:table-cell table:style-name="ce11" table:formula="of:=([.O11]-[.O10])/1000" office:value-type="float" office:value="2.0016015625" calcext:value-type="float">
            <text:p>2.0016</text:p>
          </table:table-cell>
          <table:table-cell table:style-name="ce11" table:formula="of:=[.P11]+[.Q10]" office:value-type="float" office:value="18.002" calcext:value-type="float">
            <text:p>18.0020</text:p>
          </table:table-cell>
          <table:table-cell table:style-name="ce16" table:formula="of:=[.Q11]-2*([.$B11]-1)" office:value-type="float" office:value="0.00199999999999889" calcext:value-type="float">
            <text:p>0.002</text:p>
          </table:table-cell>
          <table:table-cell office:value-type="float" office:value="63626905733183.1" calcext:value-type="float">
            <text:p>63626905733183.1</text:p>
          </table:table-cell>
          <table:table-cell table:style-name="ce11" table:formula="of:=([.S11]-[.S10])/1000" office:value-type="float" office:value="2.0005" calcext:value-type="float">
            <text:p>2.0005</text:p>
          </table:table-cell>
          <table:table-cell table:style-name="ce11" table:formula="of:=[.T11]+[.U10]" office:value-type="float" office:value="18.001203125" calcext:value-type="float">
            <text:p>18.0012</text:p>
          </table:table-cell>
          <table:table-cell table:style-name="ce17" table:formula="of:=[.U11]-2*([.$B11]-1)" office:value-type="float" office:value="0.00120312499999997" calcext:value-type="float">
            <text:p>0.001203125</text:p>
          </table:table-cell>
          <table:table-cell office:value-type="float" office:value="63626906217937.1" calcext:value-type="float">
            <text:p>63626906217937.1</text:p>
          </table:table-cell>
          <table:table-cell table:style-name="ce11" table:formula="of:=([.W11]-[.W10])/1000" office:value-type="float" office:value="1.999203125" calcext:value-type="float">
            <text:p>1.9992</text:p>
          </table:table-cell>
          <table:table-cell table:style-name="ce11" table:formula="of:=[.X11]+[.Y10]" office:value-type="float" office:value="18.0006015625" calcext:value-type="float">
            <text:p>18.0006</text:p>
          </table:table-cell>
          <table:table-cell table:style-name="ce18" table:formula="of:=[.Y11]-2*([.$B11]-1)" office:value-type="float" office:value="0.000601562500001762" calcext:value-type="float">
            <text:p>0.0006015625</text:p>
          </table:table-cell>
          <table:table-cell office:value-type="float" office:value="63626906683389.5" calcext:value-type="float">
            <text:p>63626906683389.5</text:p>
          </table:table-cell>
          <table:table-cell table:style-name="ce11" table:formula="of:=([.AA11]-[.AA10])/1000" office:value-type="float" office:value="1.999796875" calcext:value-type="float">
            <text:p>1.9998</text:p>
          </table:table-cell>
          <table:table-cell table:style-name="ce11" table:formula="of:=[.AB11]+[.AC10]" office:value-type="float" office:value="18.001703125" calcext:value-type="float">
            <text:p>18.0017</text:p>
          </table:table-cell>
          <table:table-cell table:style-name="ce19" table:formula="of:=[.AC11]-2*([.$B11]-1)" office:value-type="float" office:value="0.00170312500000236" calcext:value-type="float">
            <text:p>0.001703125</text:p>
          </table:table-cell>
          <table:table-cell office:value-type="float" office:value="63626907157625.2" calcext:value-type="float">
            <text:p>63626907157625.2</text:p>
          </table:table-cell>
          <table:table-cell table:style-name="ce11" table:formula="of:=([.AE11]-[.AE10])/1000" office:value-type="float" office:value="2.001703125" calcext:value-type="float">
            <text:p>2.0017</text:p>
          </table:table-cell>
          <table:table-cell table:style-name="ce11" table:formula="of:=[.AF11]+[.AG10]" office:value-type="float" office:value="18.002203125" calcext:value-type="float">
            <text:p>18.0022</text:p>
          </table:table-cell>
          <table:table-cell table:style-name="ce20" table:formula="of:=[.AG11]-2*([.$B11]-1)" office:value-type="float" office:value="0.00220312499999764" calcext:value-type="float">
            <text:p>0.002203125</text:p>
          </table:table-cell>
          <table:table-cell office:value-type="float" office:value="63626907627293.6" calcext:value-type="float">
            <text:p>63626907627293.6</text:p>
          </table:table-cell>
          <table:table-cell table:style-name="ce11" table:formula="of:=([.AI11]-[.AI10])/1000" office:value-type="float" office:value="2.0001015625" calcext:value-type="float">
            <text:p>2.0001</text:p>
          </table:table-cell>
          <table:table-cell table:style-name="ce11" table:formula="of:=[.AJ11]+[.AK10]" office:value-type="float" office:value="18.000203125" calcext:value-type="float">
            <text:p>18.0002</text:p>
          </table:table-cell>
          <table:table-cell table:style-name="ce21" table:formula="of:=[.AK11]-2*([.$B11]-1)" office:value-type="float" office:value="0.000203124999998749" calcext:value-type="float">
            <text:p>0.000203125</text:p>
          </table:table-cell>
          <table:table-cell office:value-type="float" office:value="63626908093102.6" calcext:value-type="float">
            <text:p>63626908093102.6</text:p>
          </table:table-cell>
          <table:table-cell table:style-name="ce11" table:formula="of:=([.AM11]-[.AM10])/1000" office:value-type="float" office:value="1.998203125" calcext:value-type="float">
            <text:p>1.9982</text:p>
          </table:table-cell>
          <table:table-cell table:style-name="ce11" table:formula="of:=[.AN11]+[.AO10]" office:value-type="float" office:value="17.999203125" calcext:value-type="float">
            <text:p>17.9992</text:p>
          </table:table-cell>
          <table:table-cell table:style-name="ce22" table:formula="of:=[.AO11]-2*([.$B11]-1)" office:value-type="float" office:value="-0.000796875000002473" calcext:value-type="float">
            <text:p>-0.000796875</text:p>
          </table:table-cell>
          <table:table-cell office:value-type="float" office:value="63626908562838" calcext:value-type="float">
            <text:p>63626908562838</text:p>
          </table:table-cell>
          <table:table-cell table:style-name="ce23" table:formula="of:=([.AQ11]-[.AQ10])/1000" office:value-type="float" office:value="1.999296875" calcext:value-type="float">
            <text:p>1.9993</text:p>
          </table:table-cell>
          <table:table-cell table:style-name="ce11" table:formula="of:=[.AR11]+[.AS10]" office:value-type="float" office:value="18.0005" calcext:value-type="float">
            <text:p>18.0005</text:p>
          </table:table-cell>
          <table:table-cell table:style-name="ce24" table:formula="of:=[.AS11]-2*([.$B11]-1)" office:value-type="float" office:value="0.000499999999998835" calcext:value-type="float">
            <text:p>0.0005</text:p>
          </table:table-cell>
          <table:table-cell office:value-type="float" office:value="63626909034610.3" calcext:value-type="float">
            <text:p>63626909034610.3</text:p>
          </table:table-cell>
          <table:table-cell table:style-name="ce11" table:formula="of:=([.AU11]-[.AU10])/1000" office:value-type="float" office:value="1.9995" calcext:value-type="float">
            <text:p>1.9995</text:p>
          </table:table-cell>
          <table:table-cell table:style-name="ce11" table:formula="of:=[.AV11]+[.AW10]" office:value-type="float" office:value="18.001" calcext:value-type="float">
            <text:p>18.0010</text:p>
          </table:table-cell>
          <table:table-cell table:style-name="ce25" table:formula="of:=[.AW11]-2*([.$B11]-1)" office:value-type="float" office:value="0.00100000000000122" calcext:value-type="float">
            <text:p>0.001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63626903839380.9" calcext:value-type="float">
            <text:p>63626903839380.9</text:p>
          </table:table-cell>
          <table:table-cell table:formula="of:=([.C12]-[.C11])/1000" office:value-type="float" office:value="2.0006953125" calcext:value-type="float">
            <text:p>2.0007</text:p>
          </table:table-cell>
          <table:table-cell table:formula="of:=[.D12]+[.E11]" office:value-type="float" office:value="20.0021015625" calcext:value-type="float">
            <text:p>20.0021</text:p>
          </table:table-cell>
          <table:table-cell table:style-name="ce13" table:formula="of:=[.E12]-2*([.$B12]-1)" office:value-type="float" office:value="0.00210156250000182" calcext:value-type="float">
            <text:p>0.0021015625</text:p>
          </table:table-cell>
          <table:table-cell office:value-type="float" office:value="63626904322677.7" calcext:value-type="float">
            <text:p>63626904322677.7</text:p>
          </table:table-cell>
          <table:table-cell table:style-name="ce11" table:formula="of:=([.G12]-[.G11])/1000" office:value-type="float" office:value="1.99790625" calcext:value-type="float">
            <text:p>1.9979</text:p>
          </table:table-cell>
          <table:table-cell table:style-name="ce11" table:formula="of:=[.H12]+[.I11]" office:value-type="float" office:value="19.99990625" calcext:value-type="float">
            <text:p>19.9999</text:p>
          </table:table-cell>
          <table:table-cell table:style-name="ce14" table:formula="of:=[.I12]-2*([.$B12]-1)" office:value-type="float" office:value="-0.0000937500000013358" calcext:value-type="float">
            <text:p>-0.00009375</text:p>
          </table:table-cell>
          <table:table-cell office:value-type="float" office:value="63626904805577.7" calcext:value-type="float">
            <text:p>63626904805577.7</text:p>
          </table:table-cell>
          <table:table-cell table:style-name="ce11" table:formula="of:=([.K12]-[.K11])/1000" office:value-type="float" office:value="2.0005" calcext:value-type="float">
            <text:p>2.0005</text:p>
          </table:table-cell>
          <table:table-cell table:style-name="ce11" table:formula="of:=[.L12]+[.M11]" office:value-type="float" office:value="20.001703125" calcext:value-type="float">
            <text:p>20.0017</text:p>
          </table:table-cell>
          <table:table-cell table:style-name="ce15" table:formula="of:=[.M12]-2*([.$B12]-1)" office:value-type="float" office:value="0.00170312499999881" calcext:value-type="float">
            <text:p>0.001703125</text:p>
          </table:table-cell>
          <table:table-cell office:value-type="float" office:value="63626905269855.6" calcext:value-type="float">
            <text:p>63626905269855.6</text:p>
          </table:table-cell>
          <table:table-cell table:style-name="ce11" table:formula="of:=([.O12]-[.O11])/1000" office:value-type="float" office:value="1.9996015625" calcext:value-type="float">
            <text:p>1.9996</text:p>
          </table:table-cell>
          <table:table-cell table:style-name="ce11" table:formula="of:=[.P12]+[.Q11]" office:value-type="float" office:value="20.0016015625" calcext:value-type="float">
            <text:p>20.0016</text:p>
          </table:table-cell>
          <table:table-cell table:style-name="ce16" table:formula="of:=[.Q12]-2*([.$B12]-1)" office:value-type="float" office:value="0.00160156249999943" calcext:value-type="float">
            <text:p>0.0016015625</text:p>
          </table:table-cell>
          <table:table-cell office:value-type="float" office:value="63626905735184.6" calcext:value-type="float">
            <text:p>63626905735184.6</text:p>
          </table:table-cell>
          <table:table-cell table:style-name="ce11" table:formula="of:=([.S12]-[.S11])/1000" office:value-type="float" office:value="2.0015" calcext:value-type="float">
            <text:p>2.0015</text:p>
          </table:table-cell>
          <table:table-cell table:style-name="ce11" table:formula="of:=[.T12]+[.U11]" office:value-type="float" office:value="20.002703125" calcext:value-type="float">
            <text:p>20.0027</text:p>
          </table:table-cell>
          <table:table-cell table:style-name="ce17" table:formula="of:=[.U12]-2*([.$B12]-1)" office:value-type="float" office:value="0.00270312500000003" calcext:value-type="float">
            <text:p>0.002703125</text:p>
          </table:table-cell>
          <table:table-cell office:value-type="float" office:value="63626906219936.6" calcext:value-type="float">
            <text:p>63626906219936.6</text:p>
          </table:table-cell>
          <table:table-cell table:style-name="ce11" table:formula="of:=([.W12]-[.W11])/1000" office:value-type="float" office:value="1.9995" calcext:value-type="float">
            <text:p>1.9995</text:p>
          </table:table-cell>
          <table:table-cell table:style-name="ce11" table:formula="of:=[.X12]+[.Y11]" office:value-type="float" office:value="20.0001015625" calcext:value-type="float">
            <text:p>20.0001</text:p>
          </table:table-cell>
          <table:table-cell table:style-name="ce18" table:formula="of:=[.Y12]-2*([.$B12]-1)" office:value-type="float" office:value="0.000101562500002927" calcext:value-type="float">
            <text:p>0.0001015625</text:p>
          </table:table-cell>
          <table:table-cell office:value-type="float" office:value="63626906685389.1" calcext:value-type="float">
            <text:p>63626906685389.1</text:p>
          </table:table-cell>
          <table:table-cell table:style-name="ce11" table:formula="of:=([.AA12]-[.AA11])/1000" office:value-type="float" office:value="1.9996015625" calcext:value-type="float">
            <text:p>1.9996</text:p>
          </table:table-cell>
          <table:table-cell table:style-name="ce11" table:formula="of:=[.AB12]+[.AC11]" office:value-type="float" office:value="20.0013046875" calcext:value-type="float">
            <text:p>20.0013</text:p>
          </table:table-cell>
          <table:table-cell table:style-name="ce19" table:formula="of:=[.AC12]-2*([.$B12]-1)" office:value-type="float" office:value="0.0013046875000029" calcext:value-type="float">
            <text:p>0.0013046875</text:p>
          </table:table-cell>
          <table:table-cell office:value-type="float" office:value="63626907159623.6" calcext:value-type="float">
            <text:p>63626907159623.6</text:p>
          </table:table-cell>
          <table:table-cell table:style-name="ce11" table:formula="of:=([.AE12]-[.AE11])/1000" office:value-type="float" office:value="1.9983984375" calcext:value-type="float">
            <text:p>1.9984</text:p>
          </table:table-cell>
          <table:table-cell table:style-name="ce11" table:formula="of:=[.AF12]+[.AG11]" office:value-type="float" office:value="20.0006015625" calcext:value-type="float">
            <text:p>20.0006</text:p>
          </table:table-cell>
          <table:table-cell table:style-name="ce20" table:formula="of:=[.AG12]-2*([.$B12]-1)" office:value-type="float" office:value="0.000601562499998209" calcext:value-type="float">
            <text:p>0.0006015625</text:p>
          </table:table-cell>
          <table:table-cell office:value-type="float" office:value="63626907629294.8" calcext:value-type="float">
            <text:p>63626907629294.8</text:p>
          </table:table-cell>
          <table:table-cell table:style-name="ce11" table:formula="of:=([.AI12]-[.AI11])/1000" office:value-type="float" office:value="2.0011953125" calcext:value-type="float">
            <text:p>2.0012</text:p>
          </table:table-cell>
          <table:table-cell table:style-name="ce11" table:formula="of:=[.AJ12]+[.AK11]" office:value-type="float" office:value="20.0013984375" calcext:value-type="float">
            <text:p>20.0014</text:p>
          </table:table-cell>
          <table:table-cell table:style-name="ce21" table:formula="of:=[.AK12]-2*([.$B12]-1)" office:value-type="float" office:value="0.00139843750000068" calcext:value-type="float">
            <text:p>0.0013984375</text:p>
          </table:table-cell>
          <table:table-cell office:value-type="float" office:value="63626908095102.5" calcext:value-type="float">
            <text:p>63626908095102.5</text:p>
          </table:table-cell>
          <table:table-cell table:style-name="ce11" table:formula="of:=([.AM12]-[.AM11])/1000" office:value-type="float" office:value="1.9998984375" calcext:value-type="float">
            <text:p>1.9999</text:p>
          </table:table-cell>
          <table:table-cell table:style-name="ce11" table:formula="of:=[.AN12]+[.AO11]" office:value-type="float" office:value="19.9991015625" calcext:value-type="float">
            <text:p>19.9991</text:p>
          </table:table-cell>
          <table:table-cell table:style-name="ce22" table:formula="of:=[.AO12]-2*([.$B12]-1)" office:value-type="float" office:value="-0.000898437500001847" calcext:value-type="float">
            <text:p>-0.0008984375</text:p>
          </table:table-cell>
          <table:table-cell office:value-type="float" office:value="63626908564838.6" calcext:value-type="float">
            <text:p>63626908564838.6</text:p>
          </table:table-cell>
          <table:table-cell table:style-name="ce23" table:formula="of:=([.AQ12]-[.AQ11])/1000" office:value-type="float" office:value="2.0006015625" calcext:value-type="float">
            <text:p>2.0006</text:p>
          </table:table-cell>
          <table:table-cell table:style-name="ce11" table:formula="of:=[.AR12]+[.AS11]" office:value-type="float" office:value="20.0011015625" calcext:value-type="float">
            <text:p>20.0011</text:p>
          </table:table-cell>
          <table:table-cell table:style-name="ce24" table:formula="of:=[.AS12]-2*([.$B12]-1)" office:value-type="float" office:value="0.00110156249999704" calcext:value-type="float">
            <text:p>0.0011015625</text:p>
          </table:table-cell>
          <table:table-cell office:value-type="float" office:value="63626909036611" calcext:value-type="float">
            <text:p>63626909036611</text:p>
          </table:table-cell>
          <table:table-cell table:style-name="ce11" table:formula="of:=([.AU12]-[.AU11])/1000" office:value-type="float" office:value="2.000703125" calcext:value-type="float">
            <text:p>2.0007</text:p>
          </table:table-cell>
          <table:table-cell table:style-name="ce11" table:formula="of:=[.AV12]+[.AW11]" office:value-type="float" office:value="20.001703125" calcext:value-type="float">
            <text:p>20.0017</text:p>
          </table:table-cell>
          <table:table-cell table:style-name="ce25" table:formula="of:=[.AW12]-2*([.$B12]-1)" office:value-type="float" office:value="0.00170312500000236" calcext:value-type="float">
            <text:p>0.0017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63626903841379.9" calcext:value-type="float">
            <text:p>63626903841379.9</text:p>
          </table:table-cell>
          <table:table-cell table:formula="of:=([.C13]-[.C12])/1000" office:value-type="float" office:value="1.999" calcext:value-type="float">
            <text:p>1.9990</text:p>
          </table:table-cell>
          <table:table-cell table:formula="of:=[.D13]+[.E12]" office:value-type="float" office:value="22.0011015625" calcext:value-type="float">
            <text:p>22.0011</text:p>
          </table:table-cell>
          <table:table-cell table:style-name="ce13" table:formula="of:=[.E13]-2*([.$B13]-1)" office:value-type="float" office:value="0.0011015625000006" calcext:value-type="float">
            <text:p>0.0011015625</text:p>
          </table:table-cell>
          <table:table-cell office:value-type="float" office:value="63626904324681.3" calcext:value-type="float">
            <text:p>63626904324681.3</text:p>
          </table:table-cell>
          <table:table-cell table:style-name="ce11" table:formula="of:=([.G13]-[.G12])/1000" office:value-type="float" office:value="2.00359375" calcext:value-type="float">
            <text:p>2.0036</text:p>
          </table:table-cell>
          <table:table-cell table:style-name="ce11" table:formula="of:=[.H13]+[.I12]" office:value-type="float" office:value="22.0035" calcext:value-type="float">
            <text:p>22.0035</text:p>
          </table:table-cell>
          <table:table-cell table:style-name="ce14" table:formula="of:=[.I13]-2*([.$B13]-1)" office:value-type="float" office:value="0.00349999999999895" calcext:value-type="float">
            <text:p>0.0035</text:p>
          </table:table-cell>
          <table:table-cell office:value-type="float" office:value="63626904807576.1" calcext:value-type="float">
            <text:p>63626904807576.1</text:p>
          </table:table-cell>
          <table:table-cell table:style-name="ce11" table:formula="of:=([.K13]-[.K12])/1000" office:value-type="float" office:value="1.9983984375" calcext:value-type="float">
            <text:p>1.9984</text:p>
          </table:table-cell>
          <table:table-cell table:style-name="ce11" table:formula="of:=[.L13]+[.M12]" office:value-type="float" office:value="22.0001015625" calcext:value-type="float">
            <text:p>22.0001</text:p>
          </table:table-cell>
          <table:table-cell table:style-name="ce15" table:formula="of:=[.M13]-2*([.$B13]-1)" office:value-type="float" office:value="0.000101562499999375" calcext:value-type="float">
            <text:p>0.0001015625</text:p>
          </table:table-cell>
          <table:table-cell office:value-type="float" office:value="63626905271854.9" calcext:value-type="float">
            <text:p>63626905271854.9</text:p>
          </table:table-cell>
          <table:table-cell table:style-name="ce11" table:formula="of:=([.O13]-[.O12])/1000" office:value-type="float" office:value="1.999296875" calcext:value-type="float">
            <text:p>1.9993</text:p>
          </table:table-cell>
          <table:table-cell table:style-name="ce11" table:formula="of:=[.P13]+[.Q12]" office:value-type="float" office:value="22.0008984375" calcext:value-type="float">
            <text:p>22.0009</text:p>
          </table:table-cell>
          <table:table-cell table:style-name="ce16" table:formula="of:=[.Q13]-2*([.$B13]-1)" office:value-type="float" office:value="0.000898437499998295" calcext:value-type="float">
            <text:p>0.0008984375</text:p>
          </table:table-cell>
          <table:table-cell office:value-type="float" office:value="63626905737182.2" calcext:value-type="float">
            <text:p>63626905737182.2</text:p>
          </table:table-cell>
          <table:table-cell table:style-name="ce11" table:formula="of:=([.S13]-[.S12])/1000" office:value-type="float" office:value="1.9976015625" calcext:value-type="float">
            <text:p>1.9976</text:p>
          </table:table-cell>
          <table:table-cell table:style-name="ce11" table:formula="of:=[.T13]+[.U12]" office:value-type="float" office:value="22.0003046875" calcext:value-type="float">
            <text:p>22.0003</text:p>
          </table:table-cell>
          <table:table-cell table:style-name="ce17" table:formula="of:=[.U13]-2*([.$B13]-1)" office:value-type="float" office:value="0.000304687500001677" calcext:value-type="float">
            <text:p>0.0003046875</text:p>
          </table:table-cell>
          <table:table-cell office:value-type="float" office:value="63626906221936.7" calcext:value-type="float">
            <text:p>63626906221936.7</text:p>
          </table:table-cell>
          <table:table-cell table:style-name="ce11" table:formula="of:=([.W13]-[.W12])/1000" office:value-type="float" office:value="2.0001015625" calcext:value-type="float">
            <text:p>2.0001</text:p>
          </table:table-cell>
          <table:table-cell table:style-name="ce11" table:formula="of:=[.X13]+[.Y12]" office:value-type="float" office:value="22.000203125" calcext:value-type="float">
            <text:p>22.0002</text:p>
          </table:table-cell>
          <table:table-cell table:style-name="ce18" table:formula="of:=[.Y13]-2*([.$B13]-1)" office:value-type="float" office:value="0.000203125000002302" calcext:value-type="float">
            <text:p>0.000203125</text:p>
          </table:table-cell>
          <table:table-cell office:value-type="float" office:value="63626906687389.1" calcext:value-type="float">
            <text:p>63626906687389.1</text:p>
          </table:table-cell>
          <table:table-cell table:style-name="ce11" table:formula="of:=([.AA13]-[.AA12])/1000" office:value-type="float" office:value="2" calcext:value-type="float">
            <text:p>2.0000</text:p>
          </table:table-cell>
          <table:table-cell table:style-name="ce11" table:formula="of:=[.AB13]+[.AC12]" office:value-type="float" office:value="22.0013046875" calcext:value-type="float">
            <text:p>22.0013</text:p>
          </table:table-cell>
          <table:table-cell table:style-name="ce19" table:formula="of:=[.AC13]-2*([.$B13]-1)" office:value-type="float" office:value="0.0013046875000029" calcext:value-type="float">
            <text:p>0.0013046875</text:p>
          </table:table-cell>
          <table:table-cell office:value-type="float" office:value="63626907161623.5" calcext:value-type="float">
            <text:p>63626907161623.5</text:p>
          </table:table-cell>
          <table:table-cell table:style-name="ce11" table:formula="of:=([.AE13]-[.AE12])/1000" office:value-type="float" office:value="1.9998984375" calcext:value-type="float">
            <text:p>1.9999</text:p>
          </table:table-cell>
          <table:table-cell table:style-name="ce11" table:formula="of:=[.AF13]+[.AG12]" office:value-type="float" office:value="22.0005" calcext:value-type="float">
            <text:p>22.0005</text:p>
          </table:table-cell>
          <table:table-cell table:style-name="ce20" table:formula="of:=[.AG13]-2*([.$B13]-1)" office:value-type="float" office:value="0.000499999999998835" calcext:value-type="float">
            <text:p>0.0005</text:p>
          </table:table-cell>
          <table:table-cell office:value-type="float" office:value="63626907631295.7" calcext:value-type="float">
            <text:p>63626907631295.7</text:p>
          </table:table-cell>
          <table:table-cell table:style-name="ce11" table:formula="of:=([.AI13]-[.AI12])/1000" office:value-type="float" office:value="2.00090625" calcext:value-type="float">
            <text:p>2.0009</text:p>
          </table:table-cell>
          <table:table-cell table:style-name="ce11" table:formula="of:=[.AJ13]+[.AK12]" office:value-type="float" office:value="22.0023046875" calcext:value-type="float">
            <text:p>22.0023</text:p>
          </table:table-cell>
          <table:table-cell table:style-name="ce21" table:formula="of:=[.AK13]-2*([.$B13]-1)" office:value-type="float" office:value="0.00230468750000057" calcext:value-type="float">
            <text:p>0.0023046875</text:p>
          </table:table-cell>
          <table:table-cell office:value-type="float" office:value="63626908097104.1" calcext:value-type="float">
            <text:p>63626908097104.1</text:p>
          </table:table-cell>
          <table:table-cell table:style-name="ce11" table:formula="of:=([.AM13]-[.AM12])/1000" office:value-type="float" office:value="2.0016015625" calcext:value-type="float">
            <text:p>2.0016</text:p>
          </table:table-cell>
          <table:table-cell table:style-name="ce11" table:formula="of:=[.AN13]+[.AO12]" office:value-type="float" office:value="22.000703125" calcext:value-type="float">
            <text:p>22.0007</text:p>
          </table:table-cell>
          <table:table-cell table:style-name="ce22" table:formula="of:=[.AO13]-2*([.$B13]-1)" office:value-type="float" office:value="0.000703124999997584" calcext:value-type="float">
            <text:p>0.000703125</text:p>
          </table:table-cell>
          <table:table-cell office:value-type="float" office:value="63626908566838.3" calcext:value-type="float">
            <text:p>63626908566838.3</text:p>
          </table:table-cell>
          <table:table-cell table:style-name="ce23" table:formula="of:=([.AQ13]-[.AQ12])/1000" office:value-type="float" office:value="1.9996953125" calcext:value-type="float">
            <text:p>1.9997</text:p>
          </table:table-cell>
          <table:table-cell table:style-name="ce11" table:formula="of:=[.AR13]+[.AS12]" office:value-type="float" office:value="22.000796875" calcext:value-type="float">
            <text:p>22.0008</text:p>
          </table:table-cell>
          <table:table-cell table:style-name="ce24" table:formula="of:=[.AS13]-2*([.$B13]-1)" office:value-type="float" office:value="0.00079687499999892" calcext:value-type="float">
            <text:p>0.000796875</text:p>
          </table:table-cell>
          <table:table-cell office:value-type="float" office:value="63626909038610.4" calcext:value-type="float">
            <text:p>63626909038610.4</text:p>
          </table:table-cell>
          <table:table-cell table:style-name="ce11" table:formula="of:=([.AU13]-[.AU12])/1000" office:value-type="float" office:value="1.9993984375" calcext:value-type="float">
            <text:p>1.9994</text:p>
          </table:table-cell>
          <table:table-cell table:style-name="ce11" table:formula="of:=[.AV13]+[.AW12]" office:value-type="float" office:value="22.0011015625" calcext:value-type="float">
            <text:p>22.0011</text:p>
          </table:table-cell>
          <table:table-cell table:style-name="ce25" table:formula="of:=[.AW13]-2*([.$B13]-1)" office:value-type="float" office:value="0.00110156250000415" calcext:value-type="float">
            <text:p>0.0011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10" office:value-type="float" office:value="13" calcext:value-type="float">
            <text:p>13</text:p>
          </table:table-cell>
          <table:table-cell office:value-type="float" office:value="63626903843380.1" calcext:value-type="float">
            <text:p>63626903843380.1</text:p>
          </table:table-cell>
          <table:table-cell table:formula="of:=([.C14]-[.C13])/1000" office:value-type="float" office:value="2.000203125" calcext:value-type="float">
            <text:p>2.0002</text:p>
          </table:table-cell>
          <table:table-cell table:formula="of:=[.D14]+[.E13]" office:value-type="float" office:value="24.0013046875" calcext:value-type="float">
            <text:p>24.0013</text:p>
          </table:table-cell>
          <table:table-cell table:style-name="ce13" table:formula="of:=[.E14]-2*([.$B14]-1)" office:value-type="float" office:value="0.00130468749999935" calcext:value-type="float">
            <text:p>0.0013046875</text:p>
          </table:table-cell>
          <table:table-cell office:value-type="float" office:value="63626904326677.9" calcext:value-type="float">
            <text:p>63626904326677.9</text:p>
          </table:table-cell>
          <table:table-cell table:style-name="ce11" table:formula="of:=([.G14]-[.G13])/1000" office:value-type="float" office:value="1.9966015625" calcext:value-type="float">
            <text:p>1.9966</text:p>
          </table:table-cell>
          <table:table-cell table:style-name="ce11" table:formula="of:=[.H14]+[.I13]" office:value-type="float" office:value="24.0001015625" calcext:value-type="float">
            <text:p>24.0001</text:p>
          </table:table-cell>
          <table:table-cell table:style-name="ce14" table:formula="of:=[.I14]-2*([.$B14]-1)" office:value-type="float" office:value="0.000101562499999375" calcext:value-type="float">
            <text:p>0.0001015625</text:p>
          </table:table-cell>
          <table:table-cell office:value-type="float" office:value="63626904809577.4" calcext:value-type="float">
            <text:p>63626904809577.4</text:p>
          </table:table-cell>
          <table:table-cell table:style-name="ce11" table:formula="of:=([.K14]-[.K13])/1000" office:value-type="float" office:value="2.001296875" calcext:value-type="float">
            <text:p>2.0013</text:p>
          </table:table-cell>
          <table:table-cell table:style-name="ce11" table:formula="of:=[.L14]+[.M13]" office:value-type="float" office:value="24.0013984375" calcext:value-type="float">
            <text:p>24.0014</text:p>
          </table:table-cell>
          <table:table-cell table:style-name="ce15" table:formula="of:=[.M14]-2*([.$B14]-1)" office:value-type="float" office:value="0.00139843750000068" calcext:value-type="float">
            <text:p>0.0013984375</text:p>
          </table:table-cell>
          <table:table-cell office:value-type="float" office:value="63626905273855.5" calcext:value-type="float">
            <text:p>63626905273855.5</text:p>
          </table:table-cell>
          <table:table-cell table:style-name="ce11" table:formula="of:=([.O14]-[.O13])/1000" office:value-type="float" office:value="2.0006015625" calcext:value-type="float">
            <text:p>2.0006</text:p>
          </table:table-cell>
          <table:table-cell table:style-name="ce11" table:formula="of:=[.P14]+[.Q13]" office:value-type="float" office:value="24.0015" calcext:value-type="float">
            <text:p>24.0015</text:p>
          </table:table-cell>
          <table:table-cell table:style-name="ce16" table:formula="of:=[.Q14]-2*([.$B14]-1)" office:value-type="float" office:value="0.00150000000000006" calcext:value-type="float">
            <text:p>0.0015</text:p>
          </table:table-cell>
          <table:table-cell office:value-type="float" office:value="63626905739181.7" calcext:value-type="float">
            <text:p>63626905739181.7</text:p>
          </table:table-cell>
          <table:table-cell table:style-name="ce11" table:formula="of:=([.S14]-[.S13])/1000" office:value-type="float" office:value="1.9995" calcext:value-type="float">
            <text:p>1.9995</text:p>
          </table:table-cell>
          <table:table-cell table:style-name="ce11" table:formula="of:=[.T14]+[.U13]" office:value-type="float" office:value="23.9998046875" calcext:value-type="float">
            <text:p>23.9998</text:p>
          </table:table-cell>
          <table:table-cell table:style-name="ce17" table:formula="of:=[.U14]-2*([.$B14]-1)" office:value-type="float" office:value="-0.000195312499997158" calcext:value-type="float">
            <text:p>-0.0001953125</text:p>
          </table:table-cell>
          <table:table-cell office:value-type="float" office:value="63626906223936.9" calcext:value-type="float">
            <text:p>63626906223936.9</text:p>
          </table:table-cell>
          <table:table-cell table:style-name="ce11" table:formula="of:=([.W14]-[.W13])/1000" office:value-type="float" office:value="2.0001953125" calcext:value-type="float">
            <text:p>2.0002</text:p>
          </table:table-cell>
          <table:table-cell table:style-name="ce11" table:formula="of:=[.X14]+[.Y13]" office:value-type="float" office:value="24.0003984375" calcext:value-type="float">
            <text:p>24.0004</text:p>
          </table:table-cell>
          <table:table-cell table:style-name="ce18" table:formula="of:=[.Y14]-2*([.$B14]-1)" office:value-type="float" office:value="0.000398437500003013" calcext:value-type="float">
            <text:p>0.0003984375</text:p>
          </table:table-cell>
          <table:table-cell office:value-type="float" office:value="63626906689388.5" calcext:value-type="float">
            <text:p>63626906689388.5</text:p>
          </table:table-cell>
          <table:table-cell table:style-name="ce11" table:formula="of:=([.AA14]-[.AA13])/1000" office:value-type="float" office:value="1.9993984375" calcext:value-type="float">
            <text:p>1.9994</text:p>
          </table:table-cell>
          <table:table-cell table:style-name="ce11" table:formula="of:=[.AB14]+[.AC13]" office:value-type="float" office:value="24.000703125" calcext:value-type="float">
            <text:p>24.0007</text:p>
          </table:table-cell>
          <table:table-cell table:style-name="ce19" table:formula="of:=[.AC14]-2*([.$B14]-1)" office:value-type="float" office:value="0.000703125000001137" calcext:value-type="float">
            <text:p>0.000703125</text:p>
          </table:table-cell>
          <table:table-cell office:value-type="float" office:value="63626907163622.9" calcext:value-type="float">
            <text:p>63626907163622.9</text:p>
          </table:table-cell>
          <table:table-cell table:style-name="ce11" table:formula="of:=([.AE14]-[.AE13])/1000" office:value-type="float" office:value="1.9993984375" calcext:value-type="float">
            <text:p>1.9994</text:p>
          </table:table-cell>
          <table:table-cell table:style-name="ce11" table:formula="of:=[.AF14]+[.AG13]" office:value-type="float" office:value="23.9998984375" calcext:value-type="float">
            <text:p>23.9999</text:p>
          </table:table-cell>
          <table:table-cell table:style-name="ce20" table:formula="of:=[.AG14]-2*([.$B14]-1)" office:value-type="float" office:value="-0.000101562499999375" calcext:value-type="float">
            <text:p>-0.0001015625</text:p>
          </table:table-cell>
          <table:table-cell office:value-type="float" office:value="63626907633293.3" calcext:value-type="float">
            <text:p>63626907633293.3</text:p>
          </table:table-cell>
          <table:table-cell table:style-name="ce11" table:formula="of:=([.AI14]-[.AI13])/1000" office:value-type="float" office:value="1.99759375" calcext:value-type="float">
            <text:p>1.9976</text:p>
          </table:table-cell>
          <table:table-cell table:style-name="ce11" table:formula="of:=[.AJ14]+[.AK13]" office:value-type="float" office:value="23.9998984375" calcext:value-type="float">
            <text:p>23.9999</text:p>
          </table:table-cell>
          <table:table-cell table:style-name="ce21" table:formula="of:=[.AK14]-2*([.$B14]-1)" office:value-type="float" office:value="-0.000101562499999375" calcext:value-type="float">
            <text:p>-0.0001015625</text:p>
          </table:table-cell>
          <table:table-cell office:value-type="float" office:value="63626908099103.7" calcext:value-type="float">
            <text:p>63626908099103.7</text:p>
          </table:table-cell>
          <table:table-cell table:style-name="ce11" table:formula="of:=([.AM14]-[.AM13])/1000" office:value-type="float" office:value="1.9996015625" calcext:value-type="float">
            <text:p>1.9996</text:p>
          </table:table-cell>
          <table:table-cell table:style-name="ce11" table:formula="of:=[.AN14]+[.AO13]" office:value-type="float" office:value="24.0003046875" calcext:value-type="float">
            <text:p>24.0003</text:p>
          </table:table-cell>
          <table:table-cell table:style-name="ce22" table:formula="of:=[.AO14]-2*([.$B14]-1)" office:value-type="float" office:value="0.000304687499998124" calcext:value-type="float">
            <text:p>0.0003046875</text:p>
          </table:table-cell>
          <table:table-cell office:value-type="float" office:value="63626908568837.4" calcext:value-type="float">
            <text:p>63626908568837.4</text:p>
          </table:table-cell>
          <table:table-cell table:style-name="ce23" table:formula="of:=([.AQ14]-[.AQ13])/1000" office:value-type="float" office:value="1.9991015625" calcext:value-type="float">
            <text:p>1.9991</text:p>
          </table:table-cell>
          <table:table-cell table:style-name="ce11" table:formula="of:=[.AR14]+[.AS13]" office:value-type="float" office:value="23.9998984375" calcext:value-type="float">
            <text:p>23.9999</text:p>
          </table:table-cell>
          <table:table-cell table:style-name="ce24" table:formula="of:=[.AS14]-2*([.$B14]-1)" office:value-type="float" office:value="-0.000101562499999375" calcext:value-type="float">
            <text:p>-0.0001015625</text:p>
          </table:table-cell>
          <table:table-cell office:value-type="float" office:value="63626909040610.3" calcext:value-type="float">
            <text:p>63626909040610.3</text:p>
          </table:table-cell>
          <table:table-cell table:style-name="ce11" table:formula="of:=([.AU14]-[.AU13])/1000" office:value-type="float" office:value="1.9998984375" calcext:value-type="float">
            <text:p>1.9999</text:p>
          </table:table-cell>
          <table:table-cell table:style-name="ce11" table:formula="of:=[.AV14]+[.AW13]" office:value-type="float" office:value="24.001" calcext:value-type="float">
            <text:p>24.0010</text:p>
          </table:table-cell>
          <table:table-cell table:style-name="ce25" table:formula="of:=[.AW14]-2*([.$B14]-1)" office:value-type="float" office:value="0.00100000000000477" calcext:value-type="float">
            <text:p>0.001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4" calcext:value-type="float">
            <text:p>14</text:p>
          </table:table-cell>
          <table:table-cell office:value-type="float" office:value="63626903845380.1" calcext:value-type="float">
            <text:p>63626903845380.1</text:p>
          </table:table-cell>
          <table:table-cell table:formula="of:=([.C15]-[.C14])/1000" office:value-type="float" office:value="2" calcext:value-type="float">
            <text:p>2.0000</text:p>
          </table:table-cell>
          <table:table-cell table:formula="of:=[.D15]+[.E14]" office:value-type="float" office:value="26.0013046875" calcext:value-type="float">
            <text:p>26.0013</text:p>
          </table:table-cell>
          <table:table-cell table:style-name="ce13" table:formula="of:=[.E15]-2*([.$B15]-1)" office:value-type="float" office:value="0.00130468749999935" calcext:value-type="float">
            <text:p>0.0013046875</text:p>
          </table:table-cell>
          <table:table-cell office:value-type="float" office:value="63626904328677.3" calcext:value-type="float">
            <text:p>63626904328677.3</text:p>
          </table:table-cell>
          <table:table-cell table:style-name="ce11" table:formula="of:=([.G15]-[.G14])/1000" office:value-type="float" office:value="1.9993984375" calcext:value-type="float">
            <text:p>1.9994</text:p>
          </table:table-cell>
          <table:table-cell table:style-name="ce11" table:formula="of:=[.H15]+[.I14]" office:value-type="float" office:value="25.9995" calcext:value-type="float">
            <text:p>25.9995</text:p>
          </table:table-cell>
          <table:table-cell table:style-name="ce14" table:formula="of:=[.I15]-2*([.$B15]-1)" office:value-type="float" office:value="-0.000500000000002387" calcext:value-type="float">
            <text:p>-0.0005</text:p>
          </table:table-cell>
          <table:table-cell office:value-type="float" office:value="63626904811576.2" calcext:value-type="float">
            <text:p>63626904811576.2</text:p>
          </table:table-cell>
          <table:table-cell table:style-name="ce11" table:formula="of:=([.K15]-[.K14])/1000" office:value-type="float" office:value="1.9988046875" calcext:value-type="float">
            <text:p>1.9988</text:p>
          </table:table-cell>
          <table:table-cell table:style-name="ce11" table:formula="of:=[.L15]+[.M14]" office:value-type="float" office:value="26.000203125" calcext:value-type="float">
            <text:p>26.0002</text:p>
          </table:table-cell>
          <table:table-cell table:style-name="ce15" table:formula="of:=[.M15]-2*([.$B15]-1)" office:value-type="float" office:value="0.000203125000002302" calcext:value-type="float">
            <text:p>0.000203125</text:p>
          </table:table-cell>
          <table:table-cell office:value-type="float" office:value="63626905275856.6" calcext:value-type="float">
            <text:p>63626905275856.6</text:p>
          </table:table-cell>
          <table:table-cell table:style-name="ce11" table:formula="of:=([.O15]-[.O14])/1000" office:value-type="float" office:value="2.0011015625" calcext:value-type="float">
            <text:p>2.0011</text:p>
          </table:table-cell>
          <table:table-cell table:style-name="ce11" table:formula="of:=[.P15]+[.Q14]" office:value-type="float" office:value="26.0026015625" calcext:value-type="float">
            <text:p>26.0026</text:p>
          </table:table-cell>
          <table:table-cell table:style-name="ce16" table:formula="of:=[.Q15]-2*([.$B15]-1)" office:value-type="float" office:value="0.00260156250000065" calcext:value-type="float">
            <text:p>0.0026015625</text:p>
          </table:table-cell>
          <table:table-cell office:value-type="float" office:value="63626905741961.8" calcext:value-type="float">
            <text:p>63626905741961.8</text:p>
          </table:table-cell>
          <table:table-cell table:style-name="ce11" table:formula="of:=([.S15]-[.S14])/1000" office:value-type="float" office:value="2.78009375" calcext:value-type="float">
            <text:p>2.7801</text:p>
          </table:table-cell>
          <table:table-cell table:style-name="ce11" table:formula="of:=[.T15]+[.U14]" office:value-type="float" office:value="26.7798984375" calcext:value-type="float">
            <text:p>26.7799</text:p>
          </table:table-cell>
          <table:table-cell table:style-name="ce17" table:formula="of:=[.U15]-2*([.$B15]-1)" office:value-type="float" office:value="0.779898437500002" calcext:value-type="float">
            <text:p>0.7798984375</text:p>
          </table:table-cell>
          <table:table-cell office:value-type="float" office:value="63626906225937.6" calcext:value-type="float">
            <text:p>63626906225937.6</text:p>
          </table:table-cell>
          <table:table-cell table:style-name="ce11" table:formula="of:=([.W15]-[.W14])/1000" office:value-type="float" office:value="2.000703125" calcext:value-type="float">
            <text:p>2.0007</text:p>
          </table:table-cell>
          <table:table-cell table:style-name="ce11" table:formula="of:=[.X15]+[.Y14]" office:value-type="float" office:value="26.0011015625" calcext:value-type="float">
            <text:p>26.0011</text:p>
          </table:table-cell>
          <table:table-cell table:style-name="ce18" table:formula="of:=[.Y15]-2*([.$B15]-1)" office:value-type="float" office:value="0.00110156250000415" calcext:value-type="float">
            <text:p>0.0011015625</text:p>
          </table:table-cell>
          <table:table-cell office:value-type="float" office:value="63626906691387.7" calcext:value-type="float">
            <text:p>63626906691387.7</text:p>
          </table:table-cell>
          <table:table-cell table:style-name="ce11" table:formula="of:=([.AA15]-[.AA14])/1000" office:value-type="float" office:value="1.999203125" calcext:value-type="float">
            <text:p>1.9992</text:p>
          </table:table-cell>
          <table:table-cell table:style-name="ce11" table:formula="of:=[.AB15]+[.AC14]" office:value-type="float" office:value="25.99990625" calcext:value-type="float">
            <text:p>25.9999</text:p>
          </table:table-cell>
          <table:table-cell table:style-name="ce19" table:formula="of:=[.AC15]-2*([.$B15]-1)" office:value-type="float" office:value="-0.0000937499999977831" calcext:value-type="float">
            <text:p>-0.00009375</text:p>
          </table:table-cell>
          <table:table-cell office:value-type="float" office:value="63626907165623.2" calcext:value-type="float">
            <text:p>63626907165623.2</text:p>
          </table:table-cell>
          <table:table-cell table:style-name="ce11" table:formula="of:=([.AE15]-[.AE14])/1000" office:value-type="float" office:value="2.0003046875" calcext:value-type="float">
            <text:p>2.0003</text:p>
          </table:table-cell>
          <table:table-cell table:style-name="ce11" table:formula="of:=[.AF15]+[.AG14]" office:value-type="float" office:value="26.000203125" calcext:value-type="float">
            <text:p>26.0002</text:p>
          </table:table-cell>
          <table:table-cell table:style-name="ce20" table:formula="of:=[.AG15]-2*([.$B15]-1)" office:value-type="float" office:value="0.000203124999998749" calcext:value-type="float">
            <text:p>0.000203125</text:p>
          </table:table-cell>
          <table:table-cell office:value-type="float" office:value="63626907635295.8" calcext:value-type="float">
            <text:p>63626907635295.8</text:p>
          </table:table-cell>
          <table:table-cell table:style-name="ce11" table:formula="of:=([.AI15]-[.AI14])/1000" office:value-type="float" office:value="2.0025" calcext:value-type="float">
            <text:p>2.0025</text:p>
          </table:table-cell>
          <table:table-cell table:style-name="ce11" table:formula="of:=[.AJ15]+[.AK14]" office:value-type="float" office:value="26.0023984375" calcext:value-type="float">
            <text:p>26.0024</text:p>
          </table:table-cell>
          <table:table-cell table:style-name="ce21" table:formula="of:=[.AK15]-2*([.$B15]-1)" office:value-type="float" office:value="0.0023984375000019" calcext:value-type="float">
            <text:p>0.0023984375</text:p>
          </table:table-cell>
          <table:table-cell office:value-type="float" office:value="63626908101103.4" calcext:value-type="float">
            <text:p>63626908101103.4</text:p>
          </table:table-cell>
          <table:table-cell table:style-name="ce11" table:formula="of:=([.AM15]-[.AM14])/1000" office:value-type="float" office:value="1.9996953125" calcext:value-type="float">
            <text:p>1.9997</text:p>
          </table:table-cell>
          <table:table-cell table:style-name="ce11" table:formula="of:=[.AN15]+[.AO14]" office:value-type="float" office:value="26" calcext:value-type="float">
            <text:p>26.0000</text:p>
          </table:table-cell>
          <table:table-cell table:style-name="ce22" table:formula="of:=[.AO15]-2*([.$B15]-1)" office:value-type="float" office:value="0" calcext:value-type="float">
            <text:p>0</text:p>
          </table:table-cell>
          <table:table-cell office:value-type="float" office:value="63626908570837.9" calcext:value-type="float">
            <text:p>63626908570837.9</text:p>
          </table:table-cell>
          <table:table-cell table:style-name="ce23" table:formula="of:=([.AQ15]-[.AQ14])/1000" office:value-type="float" office:value="2.0005" calcext:value-type="float">
            <text:p>2.0005</text:p>
          </table:table-cell>
          <table:table-cell table:style-name="ce11" table:formula="of:=[.AR15]+[.AS14]" office:value-type="float" office:value="26.0003984375" calcext:value-type="float">
            <text:p>26.0004</text:p>
          </table:table-cell>
          <table:table-cell table:style-name="ce24" table:formula="of:=[.AS15]-2*([.$B15]-1)" office:value-type="float" office:value="0.00039843749999946" calcext:value-type="float">
            <text:p>0.0003984375</text:p>
          </table:table-cell>
          <table:table-cell office:value-type="float" office:value="63626909042609.2" calcext:value-type="float">
            <text:p>63626909042609.2</text:p>
          </table:table-cell>
          <table:table-cell table:style-name="ce11" table:formula="of:=([.AU15]-[.AU14])/1000" office:value-type="float" office:value="1.99890625" calcext:value-type="float">
            <text:p>1.9989</text:p>
          </table:table-cell>
          <table:table-cell table:style-name="ce11" table:formula="of:=[.AV15]+[.AW14]" office:value-type="float" office:value="25.99990625" calcext:value-type="float">
            <text:p>25.9999</text:p>
          </table:table-cell>
          <table:table-cell table:style-name="ce25" table:formula="of:=[.AW15]-2*([.$B15]-1)" office:value-type="float" office:value="-0.0000937499999942304" calcext:value-type="float">
            <text:p>-0.000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63626903847379.2" calcext:value-type="float">
            <text:p>63626903847379.2</text:p>
          </table:table-cell>
          <table:table-cell table:formula="of:=([.C16]-[.C15])/1000" office:value-type="float" office:value="1.9991015625" calcext:value-type="float">
            <text:p>1.9991</text:p>
          </table:table-cell>
          <table:table-cell table:formula="of:=[.D16]+[.E15]" office:value-type="float" office:value="28.00040625" calcext:value-type="float">
            <text:p>28.0004</text:p>
          </table:table-cell>
          <table:table-cell table:style-name="ce13" table:formula="of:=[.E16]-2*([.$B16]-1)" office:value-type="float" office:value="0.000406249999997499" calcext:value-type="float">
            <text:p>0.00040625</text:p>
          </table:table-cell>
          <table:table-cell office:value-type="float" office:value="63626904330677.7" calcext:value-type="float">
            <text:p>63626904330677.7</text:p>
          </table:table-cell>
          <table:table-cell table:style-name="ce11" table:formula="of:=([.G16]-[.G15])/1000" office:value-type="float" office:value="2.00040625" calcext:value-type="float">
            <text:p>2.0004</text:p>
          </table:table-cell>
          <table:table-cell table:style-name="ce11" table:formula="of:=[.H16]+[.I15]" office:value-type="float" office:value="27.99990625" calcext:value-type="float">
            <text:p>27.9999</text:p>
          </table:table-cell>
          <table:table-cell table:style-name="ce14" table:formula="of:=[.I16]-2*([.$B16]-1)" office:value-type="float" office:value="-0.0000937500000013358" calcext:value-type="float">
            <text:p>-0.00009375</text:p>
          </table:table-cell>
          <table:table-cell office:value-type="float" office:value="63626904813576.2" calcext:value-type="float">
            <text:p>63626904813576.2</text:p>
          </table:table-cell>
          <table:table-cell table:style-name="ce11" table:formula="of:=([.K16]-[.K15])/1000" office:value-type="float" office:value="2" calcext:value-type="float">
            <text:p>2.0000</text:p>
          </table:table-cell>
          <table:table-cell table:style-name="ce11" table:formula="of:=[.L16]+[.M15]" office:value-type="float" office:value="28.000203125" calcext:value-type="float">
            <text:p>28.0002</text:p>
          </table:table-cell>
          <table:table-cell table:style-name="ce15" table:formula="of:=[.M16]-2*([.$B16]-1)" office:value-type="float" office:value="0.000203125000002302" calcext:value-type="float">
            <text:p>0.000203125</text:p>
          </table:table-cell>
          <table:table-cell office:value-type="float" office:value="63626905277853.7" calcext:value-type="float">
            <text:p>63626905277853.7</text:p>
          </table:table-cell>
          <table:table-cell table:style-name="ce11" table:formula="of:=([.O16]-[.O15])/1000" office:value-type="float" office:value="1.9971015625" calcext:value-type="float">
            <text:p>1.9971</text:p>
          </table:table-cell>
          <table:table-cell table:style-name="ce11" table:formula="of:=[.P16]+[.Q15]" office:value-type="float" office:value="27.999703125" calcext:value-type="float">
            <text:p>27.9997</text:p>
          </table:table-cell>
          <table:table-cell table:style-name="ce16" table:formula="of:=[.Q16]-2*([.$B16]-1)" office:value-type="float" office:value="-0.000296875000000085" calcext:value-type="float">
            <text:p>-0.000296875</text:p>
          </table:table-cell>
          <table:table-cell office:value-type="float" office:value="63626905743182.6" calcext:value-type="float">
            <text:p>63626905743182.6</text:p>
          </table:table-cell>
          <table:table-cell table:style-name="ce11" table:formula="of:=([.S16]-[.S15])/1000" office:value-type="float" office:value="1.2208046875" calcext:value-type="float">
            <text:p>1.2208</text:p>
          </table:table-cell>
          <table:table-cell table:style-name="ce11" table:formula="of:=[.T16]+[.U15]" office:value-type="float" office:value="28.000703125" calcext:value-type="float">
            <text:p>28.0007</text:p>
          </table:table-cell>
          <table:table-cell table:style-name="ce17" table:formula="of:=[.U16]-2*([.$B16]-1)" office:value-type="float" office:value="0.000703125000001137" calcext:value-type="float">
            <text:p>0.000703125</text:p>
          </table:table-cell>
          <table:table-cell office:value-type="float" office:value="63626906227936.6" calcext:value-type="float">
            <text:p>63626906227936.6</text:p>
          </table:table-cell>
          <table:table-cell table:style-name="ce11" table:formula="of:=([.W16]-[.W15])/1000" office:value-type="float" office:value="1.999" calcext:value-type="float">
            <text:p>1.9990</text:p>
          </table:table-cell>
          <table:table-cell table:style-name="ce11" table:formula="of:=[.X16]+[.Y15]" office:value-type="float" office:value="28.0001015625" calcext:value-type="float">
            <text:p>28.0001</text:p>
          </table:table-cell>
          <table:table-cell table:style-name="ce18" table:formula="of:=[.Y16]-2*([.$B16]-1)" office:value-type="float" office:value="0.000101562500002927" calcext:value-type="float">
            <text:p>0.0001015625</text:p>
          </table:table-cell>
          <table:table-cell office:value-type="float" office:value="63626906693388.6" calcext:value-type="float">
            <text:p>63626906693388.6</text:p>
          </table:table-cell>
          <table:table-cell table:style-name="ce11" table:formula="of:=([.AA16]-[.AA15])/1000" office:value-type="float" office:value="2.0008984375" calcext:value-type="float">
            <text:p>2.0009</text:p>
          </table:table-cell>
          <table:table-cell table:style-name="ce11" table:formula="of:=[.AB16]+[.AC15]" office:value-type="float" office:value="28.0008046875" calcext:value-type="float">
            <text:p>28.0008</text:p>
          </table:table-cell>
          <table:table-cell table:style-name="ce19" table:formula="of:=[.AC16]-2*([.$B16]-1)" office:value-type="float" office:value="0.000804687500000512" calcext:value-type="float">
            <text:p>0.0008046875</text:p>
          </table:table-cell>
          <table:table-cell office:value-type="float" office:value="63626907167622.8" calcext:value-type="float">
            <text:p>63626907167622.8</text:p>
          </table:table-cell>
          <table:table-cell table:style-name="ce11" table:formula="of:=([.AE16]-[.AE15])/1000" office:value-type="float" office:value="1.99959375" calcext:value-type="float">
            <text:p>1.9996</text:p>
          </table:table-cell>
          <table:table-cell table:style-name="ce11" table:formula="of:=[.AF16]+[.AG15]" office:value-type="float" office:value="27.999796875" calcext:value-type="float">
            <text:p>27.9998</text:p>
          </table:table-cell>
          <table:table-cell table:style-name="ce20" table:formula="of:=[.AG16]-2*([.$B16]-1)" office:value-type="float" office:value="-0.000203125000002302" calcext:value-type="float">
            <text:p>-0.000203125</text:p>
          </table:table-cell>
          <table:table-cell office:value-type="float" office:value="63626907637295.8" calcext:value-type="float">
            <text:p>63626907637295.8</text:p>
          </table:table-cell>
          <table:table-cell table:style-name="ce11" table:formula="of:=([.AI16]-[.AI15])/1000" office:value-type="float" office:value="2" calcext:value-type="float">
            <text:p>2.0000</text:p>
          </table:table-cell>
          <table:table-cell table:style-name="ce11" table:formula="of:=[.AJ16]+[.AK15]" office:value-type="float" office:value="28.0023984375" calcext:value-type="float">
            <text:p>28.0024</text:p>
          </table:table-cell>
          <table:table-cell table:style-name="ce21" table:formula="of:=[.AK16]-2*([.$B16]-1)" office:value-type="float" office:value="0.0023984375000019" calcext:value-type="float">
            <text:p>0.0023984375</text:p>
          </table:table-cell>
          <table:table-cell office:value-type="float" office:value="63626908103105.3" calcext:value-type="float">
            <text:p>63626908103105.3</text:p>
          </table:table-cell>
          <table:table-cell table:style-name="ce11" table:formula="of:=([.AM16]-[.AM15])/1000" office:value-type="float" office:value="2.0018984375" calcext:value-type="float">
            <text:p>2.0019</text:p>
          </table:table-cell>
          <table:table-cell table:style-name="ce11" table:formula="of:=[.AN16]+[.AO15]" office:value-type="float" office:value="28.0018984375" calcext:value-type="float">
            <text:p>28.0019</text:p>
          </table:table-cell>
          <table:table-cell table:style-name="ce22" table:formula="of:=[.AO16]-2*([.$B16]-1)" office:value-type="float" office:value="0.00189843749999952" calcext:value-type="float">
            <text:p>0.0018984375</text:p>
          </table:table-cell>
          <table:table-cell office:value-type="float" office:value="63626908572838.7" calcext:value-type="float">
            <text:p>63626908572838.7</text:p>
          </table:table-cell>
          <table:table-cell table:style-name="ce23" table:formula="of:=([.AQ16]-[.AQ15])/1000" office:value-type="float" office:value="2.0008046875" calcext:value-type="float">
            <text:p>2.0008</text:p>
          </table:table-cell>
          <table:table-cell table:style-name="ce11" table:formula="of:=[.AR16]+[.AS15]" office:value-type="float" office:value="28.001203125" calcext:value-type="float">
            <text:p>28.0012</text:p>
          </table:table-cell>
          <table:table-cell table:style-name="ce24" table:formula="of:=[.AS16]-2*([.$B16]-1)" office:value-type="float" office:value="0.00120312499999997" calcext:value-type="float">
            <text:p>0.001203125</text:p>
          </table:table-cell>
          <table:table-cell office:value-type="float" office:value="63626909044612.3" calcext:value-type="float">
            <text:p>63626909044612.3</text:p>
          </table:table-cell>
          <table:table-cell table:style-name="ce11" table:formula="of:=([.AU16]-[.AU15])/1000" office:value-type="float" office:value="2.00309375" calcext:value-type="float">
            <text:p>2.0031</text:p>
          </table:table-cell>
          <table:table-cell table:style-name="ce11" table:formula="of:=[.AV16]+[.AW15]" office:value-type="float" office:value="28.003" calcext:value-type="float">
            <text:p>28.0030</text:p>
          </table:table-cell>
          <table:table-cell table:style-name="ce25" table:formula="of:=[.AW16]-2*([.$B16]-1)" office:value-type="float" office:value="0.00300000000000722" calcext:value-type="float">
            <text:p>0.003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63626903849380.5" calcext:value-type="float">
            <text:p>63626903849380.5</text:p>
          </table:table-cell>
          <table:table-cell table:formula="of:=([.C17]-[.C16])/1000" office:value-type="float" office:value="2.001296875" calcext:value-type="float">
            <text:p>2.0013</text:p>
          </table:table-cell>
          <table:table-cell table:formula="of:=[.D17]+[.E16]" office:value-type="float" office:value="30.001703125" calcext:value-type="float">
            <text:p>30.0017</text:p>
          </table:table-cell>
          <table:table-cell table:style-name="ce13" table:formula="of:=[.E17]-2*([.$B17]-1)" office:value-type="float" office:value="0.00170312499999881" calcext:value-type="float">
            <text:p>0.001703125</text:p>
          </table:table-cell>
          <table:table-cell office:value-type="float" office:value="63626904332679.8" calcext:value-type="float">
            <text:p>63626904332679.8</text:p>
          </table:table-cell>
          <table:table-cell table:style-name="ce11" table:formula="of:=([.G17]-[.G16])/1000" office:value-type="float" office:value="2.00209375" calcext:value-type="float">
            <text:p>2.0021</text:p>
          </table:table-cell>
          <table:table-cell table:style-name="ce11" table:formula="of:=[.H17]+[.I16]" office:value-type="float" office:value="30.002" calcext:value-type="float">
            <text:p>30.0020</text:p>
          </table:table-cell>
          <table:table-cell table:style-name="ce14" table:formula="of:=[.I17]-2*([.$B17]-1)" office:value-type="float" office:value="0.00199999999999889" calcext:value-type="float">
            <text:p>0.002</text:p>
          </table:table-cell>
          <table:table-cell office:value-type="float" office:value="63626904815578" calcext:value-type="float">
            <text:p>63626904815578</text:p>
          </table:table-cell>
          <table:table-cell table:style-name="ce11" table:formula="of:=([.K17]-[.K16])/1000" office:value-type="float" office:value="2.001796875" calcext:value-type="float">
            <text:p>2.0018</text:p>
          </table:table-cell>
          <table:table-cell table:style-name="ce11" table:formula="of:=[.L17]+[.M16]" office:value-type="float" office:value="30.002" calcext:value-type="float">
            <text:p>30.0020</text:p>
          </table:table-cell>
          <table:table-cell table:style-name="ce15" table:formula="of:=[.M17]-2*([.$B17]-1)" office:value-type="float" office:value="0.00200000000000244" calcext:value-type="float">
            <text:p>0.002</text:p>
          </table:table-cell>
          <table:table-cell office:value-type="float" office:value="63626905279853.4" calcext:value-type="float">
            <text:p>63626905279853.4</text:p>
          </table:table-cell>
          <table:table-cell table:style-name="ce11" table:formula="of:=([.O17]-[.O16])/1000" office:value-type="float" office:value="1.9996953125" calcext:value-type="float">
            <text:p>1.9997</text:p>
          </table:table-cell>
          <table:table-cell table:style-name="ce11" table:formula="of:=[.P17]+[.Q16]" office:value-type="float" office:value="29.9993984375" calcext:value-type="float">
            <text:p>29.9994</text:p>
          </table:table-cell>
          <table:table-cell table:style-name="ce16" table:formula="of:=[.Q17]-2*([.$B17]-1)" office:value-type="float" office:value="-0.000601562500001762" calcext:value-type="float">
            <text:p>-0.0006015625</text:p>
          </table:table-cell>
          <table:table-cell office:value-type="float" office:value="63626905745183.1" calcext:value-type="float">
            <text:p>63626905745183.1</text:p>
          </table:table-cell>
          <table:table-cell table:style-name="ce11" table:formula="of:=([.S17]-[.S16])/1000" office:value-type="float" office:value="2.0005" calcext:value-type="float">
            <text:p>2.0005</text:p>
          </table:table-cell>
          <table:table-cell table:style-name="ce11" table:formula="of:=[.T17]+[.U16]" office:value-type="float" office:value="30.001203125" calcext:value-type="float">
            <text:p>30.0012</text:p>
          </table:table-cell>
          <table:table-cell table:style-name="ce17" table:formula="of:=[.U17]-2*([.$B17]-1)" office:value-type="float" office:value="0.00120312499999997" calcext:value-type="float">
            <text:p>0.001203125</text:p>
          </table:table-cell>
          <table:table-cell office:value-type="float" office:value="63626906229936.4" calcext:value-type="float">
            <text:p>63626906229936.4</text:p>
          </table:table-cell>
          <table:table-cell table:style-name="ce11" table:formula="of:=([.W17]-[.W16])/1000" office:value-type="float" office:value="1.999796875" calcext:value-type="float">
            <text:p>1.9998</text:p>
          </table:table-cell>
          <table:table-cell table:style-name="ce11" table:formula="of:=[.X17]+[.Y16]" office:value-type="float" office:value="29.9998984375" calcext:value-type="float">
            <text:p>29.9999</text:p>
          </table:table-cell>
          <table:table-cell table:style-name="ce18" table:formula="of:=[.Y17]-2*([.$B17]-1)" office:value-type="float" office:value="-0.000101562499995822" calcext:value-type="float">
            <text:p>-0.0001015625</text:p>
          </table:table-cell>
          <table:table-cell office:value-type="float" office:value="63626906695390" calcext:value-type="float">
            <text:p>63626906695390</text:p>
          </table:table-cell>
          <table:table-cell table:style-name="ce11" table:formula="of:=([.AA17]-[.AA16])/1000" office:value-type="float" office:value="2.0013984375" calcext:value-type="float">
            <text:p>2.0014</text:p>
          </table:table-cell>
          <table:table-cell table:style-name="ce11" table:formula="of:=[.AB17]+[.AC16]" office:value-type="float" office:value="30.002203125" calcext:value-type="float">
            <text:p>30.0022</text:p>
          </table:table-cell>
          <table:table-cell table:style-name="ce19" table:formula="of:=[.AC17]-2*([.$B17]-1)" office:value-type="float" office:value="0.00220312500000119" calcext:value-type="float">
            <text:p>0.002203125</text:p>
          </table:table-cell>
          <table:table-cell office:value-type="float" office:value="63626907169624.6" calcext:value-type="float">
            <text:p>63626907169624.6</text:p>
          </table:table-cell>
          <table:table-cell table:style-name="ce11" table:formula="of:=([.AE17]-[.AE16])/1000" office:value-type="float" office:value="2.0018046875" calcext:value-type="float">
            <text:p>2.0018</text:p>
          </table:table-cell>
          <table:table-cell table:style-name="ce11" table:formula="of:=[.AF17]+[.AG16]" office:value-type="float" office:value="30.0016015625" calcext:value-type="float">
            <text:p>30.0016</text:p>
          </table:table-cell>
          <table:table-cell table:style-name="ce20" table:formula="of:=[.AG17]-2*([.$B17]-1)" office:value-type="float" office:value="0.00160156249999943" calcext:value-type="float">
            <text:p>0.0016015625</text:p>
          </table:table-cell>
          <table:table-cell office:value-type="float" office:value="63626907639294.1" calcext:value-type="float">
            <text:p>63626907639294.1</text:p>
          </table:table-cell>
          <table:table-cell table:style-name="ce11" table:formula="of:=([.AI17]-[.AI16])/1000" office:value-type="float" office:value="1.9983046875" calcext:value-type="float">
            <text:p>1.9983</text:p>
          </table:table-cell>
          <table:table-cell table:style-name="ce11" table:formula="of:=[.AJ17]+[.AK16]" office:value-type="float" office:value="30.000703125" calcext:value-type="float">
            <text:p>30.0007</text:p>
          </table:table-cell>
          <table:table-cell table:style-name="ce21" table:formula="of:=[.AK17]-2*([.$B17]-1)" office:value-type="float" office:value="0.000703125000001137" calcext:value-type="float">
            <text:p>0.000703125</text:p>
          </table:table-cell>
          <table:table-cell office:value-type="float" office:value="63626908105102.6" calcext:value-type="float">
            <text:p>63626908105102.6</text:p>
          </table:table-cell>
          <table:table-cell table:style-name="ce11" table:formula="of:=([.AM17]-[.AM16])/1000" office:value-type="float" office:value="1.9973046875" calcext:value-type="float">
            <text:p>1.9973</text:p>
          </table:table-cell>
          <table:table-cell table:style-name="ce11" table:formula="of:=[.AN17]+[.AO16]" office:value-type="float" office:value="29.999203125" calcext:value-type="float">
            <text:p>29.9992</text:p>
          </table:table-cell>
          <table:table-cell table:style-name="ce22" table:formula="of:=[.AO17]-2*([.$B17]-1)" office:value-type="float" office:value="-0.00079687499999892" calcext:value-type="float">
            <text:p>-0.000796875</text:p>
          </table:table-cell>
          <table:table-cell office:value-type="float" office:value="63626908574838.4" calcext:value-type="float">
            <text:p>63626908574838.4</text:p>
          </table:table-cell>
          <table:table-cell table:style-name="ce23" table:formula="of:=([.AQ17]-[.AQ16])/1000" office:value-type="float" office:value="1.9996953125" calcext:value-type="float">
            <text:p>1.9997</text:p>
          </table:table-cell>
          <table:table-cell table:style-name="ce11" table:formula="of:=[.AR17]+[.AS16]" office:value-type="float" office:value="30.0008984375" calcext:value-type="float">
            <text:p>30.0009</text:p>
          </table:table-cell>
          <table:table-cell table:style-name="ce24" table:formula="of:=[.AS17]-2*([.$B17]-1)" office:value-type="float" office:value="0.000898437499998295" calcext:value-type="float">
            <text:p>0.0008984375</text:p>
          </table:table-cell>
          <table:table-cell office:value-type="float" office:value="63626909046612" calcext:value-type="float">
            <text:p>63626909046612</text:p>
          </table:table-cell>
          <table:table-cell table:style-name="ce11" table:formula="of:=([.AU17]-[.AU16])/1000" office:value-type="float" office:value="1.999703125" calcext:value-type="float">
            <text:p>1.9997</text:p>
          </table:table-cell>
          <table:table-cell table:style-name="ce11" table:formula="of:=[.AV17]+[.AW16]" office:value-type="float" office:value="30.002703125" calcext:value-type="float">
            <text:p>30.0027</text:p>
          </table:table-cell>
          <table:table-cell table:style-name="ce25" table:formula="of:=[.AW17]-2*([.$B17]-1)" office:value-type="float" office:value="0.00270312500000713" calcext:value-type="float">
            <text:p>0.0027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7" calcext:value-type="float">
            <text:p>17</text:p>
          </table:table-cell>
          <table:table-cell office:value-type="float" office:value="63626903851379.4" calcext:value-type="float">
            <text:p>63626903851379.4</text:p>
          </table:table-cell>
          <table:table-cell table:formula="of:=([.C18]-[.C17])/1000" office:value-type="float" office:value="1.9988984375" calcext:value-type="float">
            <text:p>1.9989</text:p>
          </table:table-cell>
          <table:table-cell table:formula="of:=[.D18]+[.E17]" office:value-type="float" office:value="32.0006015625" calcext:value-type="float">
            <text:p>32.0006</text:p>
          </table:table-cell>
          <table:table-cell table:style-name="ce13" table:formula="of:=[.E18]-2*([.$B18]-1)" office:value-type="float" office:value="0.000601562500001762" calcext:value-type="float">
            <text:p>0.0006015625</text:p>
          </table:table-cell>
          <table:table-cell office:value-type="float" office:value="63626904334677.9" calcext:value-type="float">
            <text:p>63626904334677.9</text:p>
          </table:table-cell>
          <table:table-cell table:style-name="ce11" table:formula="of:=([.G18]-[.G17])/1000" office:value-type="float" office:value="1.9981015625" calcext:value-type="float">
            <text:p>1.9981</text:p>
          </table:table-cell>
          <table:table-cell table:style-name="ce11" table:formula="of:=[.H18]+[.I17]" office:value-type="float" office:value="32.0001015625" calcext:value-type="float">
            <text:p>32.0001</text:p>
          </table:table-cell>
          <table:table-cell table:style-name="ce14" table:formula="of:=[.I18]-2*([.$B18]-1)" office:value-type="float" office:value="0.000101562499999375" calcext:value-type="float">
            <text:p>0.0001015625</text:p>
          </table:table-cell>
          <table:table-cell office:value-type="float" office:value="63626904817577.6" calcext:value-type="float">
            <text:p>63626904817577.6</text:p>
          </table:table-cell>
          <table:table-cell table:style-name="ce11" table:formula="of:=([.K18]-[.K17])/1000" office:value-type="float" office:value="1.9996015625" calcext:value-type="float">
            <text:p>1.9996</text:p>
          </table:table-cell>
          <table:table-cell table:style-name="ce11" table:formula="of:=[.L18]+[.M17]" office:value-type="float" office:value="32.0016015625" calcext:value-type="float">
            <text:p>32.0016</text:p>
          </table:table-cell>
          <table:table-cell table:style-name="ce15" table:formula="of:=[.M18]-2*([.$B18]-1)" office:value-type="float" office:value="0.00160156249999943" calcext:value-type="float">
            <text:p>0.0016015625</text:p>
          </table:table-cell>
          <table:table-cell office:value-type="float" office:value="63626905281854" calcext:value-type="float">
            <text:p>63626905281854</text:p>
          </table:table-cell>
          <table:table-cell table:style-name="ce11" table:formula="of:=([.O18]-[.O17])/1000" office:value-type="float" office:value="2.0006015625" calcext:value-type="float">
            <text:p>2.0006</text:p>
          </table:table-cell>
          <table:table-cell table:style-name="ce11" table:formula="of:=[.P18]+[.Q17]" office:value-type="float" office:value="32" calcext:value-type="float">
            <text:p>32.0000</text:p>
          </table:table-cell>
          <table:table-cell table:style-name="ce16" table:formula="of:=[.Q18]-2*([.$B18]-1)" office:value-type="float" office:value="0" calcext:value-type="float">
            <text:p>0</text:p>
          </table:table-cell>
          <table:table-cell office:value-type="float" office:value="63626905747182.9" calcext:value-type="float">
            <text:p>63626905747182.9</text:p>
          </table:table-cell>
          <table:table-cell table:style-name="ce11" table:formula="of:=([.S18]-[.S17])/1000" office:value-type="float" office:value="1.999796875" calcext:value-type="float">
            <text:p>1.9998</text:p>
          </table:table-cell>
          <table:table-cell table:style-name="ce11" table:formula="of:=[.T18]+[.U17]" office:value-type="float" office:value="32.001" calcext:value-type="float">
            <text:p>32.0010</text:p>
          </table:table-cell>
          <table:table-cell table:style-name="ce17" table:formula="of:=[.U18]-2*([.$B18]-1)" office:value-type="float" office:value="0.000999999999997669" calcext:value-type="float">
            <text:p>0.001</text:p>
          </table:table-cell>
          <table:table-cell office:value-type="float" office:value="63626906231936.6" calcext:value-type="float">
            <text:p>63626906231936.6</text:p>
          </table:table-cell>
          <table:table-cell table:style-name="ce11" table:formula="of:=([.W18]-[.W17])/1000" office:value-type="float" office:value="2.000203125" calcext:value-type="float">
            <text:p>2.0002</text:p>
          </table:table-cell>
          <table:table-cell table:style-name="ce11" table:formula="of:=[.X18]+[.Y17]" office:value-type="float" office:value="32.0001015625" calcext:value-type="float">
            <text:p>32.0001</text:p>
          </table:table-cell>
          <table:table-cell table:style-name="ce18" table:formula="of:=[.Y18]-2*([.$B18]-1)" office:value-type="float" office:value="0.00010156250000648" calcext:value-type="float">
            <text:p>0.0001015625</text:p>
          </table:table-cell>
          <table:table-cell office:value-type="float" office:value="63626906697388.2" calcext:value-type="float">
            <text:p>63626906697388.2</text:p>
          </table:table-cell>
          <table:table-cell table:style-name="ce11" table:formula="of:=([.AA18]-[.AA17])/1000" office:value-type="float" office:value="1.998203125" calcext:value-type="float">
            <text:p>1.9982</text:p>
          </table:table-cell>
          <table:table-cell table:style-name="ce11" table:formula="of:=[.AB18]+[.AC17]" office:value-type="float" office:value="32.00040625" calcext:value-type="float">
            <text:p>32.0004</text:p>
          </table:table-cell>
          <table:table-cell table:style-name="ce19" table:formula="of:=[.AC18]-2*([.$B18]-1)" office:value-type="float" office:value="0.000406250000004604" calcext:value-type="float">
            <text:p>0.00040625</text:p>
          </table:table-cell>
          <table:table-cell office:value-type="float" office:value="63626907171622.6" calcext:value-type="float">
            <text:p>63626907171622.6</text:p>
          </table:table-cell>
          <table:table-cell table:style-name="ce11" table:formula="of:=([.AE18]-[.AE17])/1000" office:value-type="float" office:value="1.998" calcext:value-type="float">
            <text:p>1.9980</text:p>
          </table:table-cell>
          <table:table-cell table:style-name="ce11" table:formula="of:=[.AF18]+[.AG17]" office:value-type="float" office:value="31.9996015625" calcext:value-type="float">
            <text:p>31.9996</text:p>
          </table:table-cell>
          <table:table-cell table:style-name="ce20" table:formula="of:=[.AG18]-2*([.$B18]-1)" office:value-type="float" office:value="-0.00039843749999946" calcext:value-type="float">
            <text:p>-0.0003984375</text:p>
          </table:table-cell>
          <table:table-cell office:value-type="float" office:value="63626907641294.1" calcext:value-type="float">
            <text:p>63626907641294.1</text:p>
          </table:table-cell>
          <table:table-cell table:style-name="ce11" table:formula="of:=([.AI18]-[.AI17])/1000" office:value-type="float" office:value="2" calcext:value-type="float">
            <text:p>2.0000</text:p>
          </table:table-cell>
          <table:table-cell table:style-name="ce11" table:formula="of:=[.AJ18]+[.AK17]" office:value-type="float" office:value="32.000703125" calcext:value-type="float">
            <text:p>32.0007</text:p>
          </table:table-cell>
          <table:table-cell table:style-name="ce21" table:formula="of:=[.AK18]-2*([.$B18]-1)" office:value-type="float" office:value="0.000703125000001137" calcext:value-type="float">
            <text:p>0.000703125</text:p>
          </table:table-cell>
          <table:table-cell office:value-type="float" office:value="63626908107105.4" calcext:value-type="float">
            <text:p>63626908107105.4</text:p>
          </table:table-cell>
          <table:table-cell table:style-name="ce11" table:formula="of:=([.AM18]-[.AM17])/1000" office:value-type="float" office:value="2.002796875" calcext:value-type="float">
            <text:p>2.0028</text:p>
          </table:table-cell>
          <table:table-cell table:style-name="ce11" table:formula="of:=[.AN18]+[.AO17]" office:value-type="float" office:value="32.002" calcext:value-type="float">
            <text:p>32.0020</text:p>
          </table:table-cell>
          <table:table-cell table:style-name="ce22" table:formula="of:=[.AO18]-2*([.$B18]-1)" office:value-type="float" office:value="0.00200000000000244" calcext:value-type="float">
            <text:p>0.002</text:p>
          </table:table-cell>
          <table:table-cell office:value-type="float" office:value="63626908576839.2" calcext:value-type="float">
            <text:p>63626908576839.2</text:p>
          </table:table-cell>
          <table:table-cell table:style-name="ce23" table:formula="of:=([.AQ18]-[.AQ17])/1000" office:value-type="float" office:value="2.0008046875" calcext:value-type="float">
            <text:p>2.0008</text:p>
          </table:table-cell>
          <table:table-cell table:style-name="ce11" table:formula="of:=[.AR18]+[.AS17]" office:value-type="float" office:value="32.001703125" calcext:value-type="float">
            <text:p>32.0017</text:p>
          </table:table-cell>
          <table:table-cell table:style-name="ce24" table:formula="of:=[.AS18]-2*([.$B18]-1)" office:value-type="float" office:value="0.00170312499999881" calcext:value-type="float">
            <text:p>0.001703125</text:p>
          </table:table-cell>
          <table:table-cell office:value-type="float" office:value="63626909048611.7" calcext:value-type="float">
            <text:p>63626909048611.7</text:p>
          </table:table-cell>
          <table:table-cell table:style-name="ce11" table:formula="of:=([.AU18]-[.AU17])/1000" office:value-type="float" office:value="1.999703125" calcext:value-type="float">
            <text:p>1.9997</text:p>
          </table:table-cell>
          <table:table-cell table:style-name="ce11" table:formula="of:=[.AV18]+[.AW17]" office:value-type="float" office:value="32.00240625" calcext:value-type="float">
            <text:p>32.0024</text:p>
          </table:table-cell>
          <table:table-cell table:style-name="ce25" table:formula="of:=[.AW18]-2*([.$B18]-1)" office:value-type="float" office:value="0.00240625000000705" calcext:value-type="float">
            <text:p>0.002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2</text:p>
          </table:table-cell>
          <table:table-cell table:style-name="ce10" office:value-type="float" office:value="18" calcext:value-type="float">
            <text:p>18</text:p>
          </table:table-cell>
          <table:table-cell office:value-type="float" office:value="63626903853381" calcext:value-type="float">
            <text:p>63626903853381</text:p>
          </table:table-cell>
          <table:table-cell table:formula="of:=([.C19]-[.C18])/1000" office:value-type="float" office:value="2.0016015625" calcext:value-type="float">
            <text:p>2.0016</text:p>
          </table:table-cell>
          <table:table-cell table:formula="of:=[.D19]+[.E18]" office:value-type="float" office:value="34.002203125" calcext:value-type="float">
            <text:p>34.0022</text:p>
          </table:table-cell>
          <table:table-cell table:style-name="ce13" table:formula="of:=[.E19]-2*([.$B19]-1)" office:value-type="float" office:value="0.00220312500000119" calcext:value-type="float">
            <text:p>0.002203125</text:p>
          </table:table-cell>
          <table:table-cell office:value-type="float" office:value="63626904336681.5" calcext:value-type="float">
            <text:p>63626904336681.5</text:p>
          </table:table-cell>
          <table:table-cell table:style-name="ce11" table:formula="of:=([.G19]-[.G18])/1000" office:value-type="float" office:value="2.0036015625" calcext:value-type="float">
            <text:p>2.0036</text:p>
          </table:table-cell>
          <table:table-cell table:style-name="ce11" table:formula="of:=[.H19]+[.I18]" office:value-type="float" office:value="34.003703125" calcext:value-type="float">
            <text:p>34.0037</text:p>
          </table:table-cell>
          <table:table-cell table:style-name="ce14" table:formula="of:=[.I19]-2*([.$B19]-1)" office:value-type="float" office:value="0.00370312500000125" calcext:value-type="float">
            <text:p>0.003703125</text:p>
          </table:table-cell>
          <table:table-cell office:value-type="float" office:value="63626904819575.7" calcext:value-type="float">
            <text:p>63626904819575.7</text:p>
          </table:table-cell>
          <table:table-cell table:style-name="ce11" table:formula="of:=([.K19]-[.K18])/1000" office:value-type="float" office:value="1.9981015625" calcext:value-type="float">
            <text:p>1.9981</text:p>
          </table:table-cell>
          <table:table-cell table:style-name="ce11" table:formula="of:=[.L19]+[.M18]" office:value-type="float" office:value="33.999703125" calcext:value-type="float">
            <text:p>33.9997</text:p>
          </table:table-cell>
          <table:table-cell table:style-name="ce15" table:formula="of:=[.M19]-2*([.$B19]-1)" office:value-type="float" office:value="-0.000296875000003638" calcext:value-type="float">
            <text:p>-0.000296875</text:p>
          </table:table-cell>
          <table:table-cell office:value-type="float" office:value="63626905283855.9" calcext:value-type="float">
            <text:p>63626905283855.9</text:p>
          </table:table-cell>
          <table:table-cell table:style-name="ce11" table:formula="of:=([.O19]-[.O18])/1000" office:value-type="float" office:value="2.0018984375" calcext:value-type="float">
            <text:p>2.0019</text:p>
          </table:table-cell>
          <table:table-cell table:style-name="ce11" table:formula="of:=[.P19]+[.Q18]" office:value-type="float" office:value="34.0018984375" calcext:value-type="float">
            <text:p>34.0019</text:p>
          </table:table-cell>
          <table:table-cell table:style-name="ce16" table:formula="of:=[.Q19]-2*([.$B19]-1)" office:value-type="float" office:value="0.00189843750000307" calcext:value-type="float">
            <text:p>0.0018984375</text:p>
          </table:table-cell>
          <table:table-cell office:value-type="float" office:value="63626905749181.7" calcext:value-type="float">
            <text:p>63626905749181.7</text:p>
          </table:table-cell>
          <table:table-cell table:style-name="ce11" table:formula="of:=([.S19]-[.S18])/1000" office:value-type="float" office:value="1.9988046875" calcext:value-type="float">
            <text:p>1.9988</text:p>
          </table:table-cell>
          <table:table-cell table:style-name="ce11" table:formula="of:=[.T19]+[.U18]" office:value-type="float" office:value="33.9998046875" calcext:value-type="float">
            <text:p>33.9998</text:p>
          </table:table-cell>
          <table:table-cell table:style-name="ce17" table:formula="of:=[.U19]-2*([.$B19]-1)" office:value-type="float" office:value="-0.000195312500004263" calcext:value-type="float">
            <text:p>-0.0001953125</text:p>
          </table:table-cell>
          <table:table-cell office:value-type="float" office:value="63626906233936.8" calcext:value-type="float">
            <text:p>63626906233936.8</text:p>
          </table:table-cell>
          <table:table-cell table:style-name="ce11" table:formula="of:=([.W19]-[.W18])/1000" office:value-type="float" office:value="2.0001953125" calcext:value-type="float">
            <text:p>2.0002</text:p>
          </table:table-cell>
          <table:table-cell table:style-name="ce11" table:formula="of:=[.X19]+[.Y18]" office:value-type="float" office:value="34.000296875" calcext:value-type="float">
            <text:p>34.0003</text:p>
          </table:table-cell>
          <table:table-cell table:style-name="ce18" table:formula="of:=[.Y19]-2*([.$B19]-1)" office:value-type="float" office:value="0.000296875000003638" calcext:value-type="float">
            <text:p>0.000296875</text:p>
          </table:table-cell>
          <table:table-cell office:value-type="float" office:value="63626906699387.4" calcext:value-type="float">
            <text:p>63626906699387.4</text:p>
          </table:table-cell>
          <table:table-cell table:style-name="ce11" table:formula="of:=([.AA19]-[.AA18])/1000" office:value-type="float" office:value="1.9991953125" calcext:value-type="float">
            <text:p>1.9992</text:p>
          </table:table-cell>
          <table:table-cell table:style-name="ce11" table:formula="of:=[.AB19]+[.AC18]" office:value-type="float" office:value="33.9996015625" calcext:value-type="float">
            <text:p>33.9996</text:p>
          </table:table-cell>
          <table:table-cell table:style-name="ce19" table:formula="of:=[.AC19]-2*([.$B19]-1)" office:value-type="float" office:value="-0.000398437499995907" calcext:value-type="float">
            <text:p>-0.0003984375</text:p>
          </table:table-cell>
          <table:table-cell office:value-type="float" office:value="63626907173625.9" calcext:value-type="float">
            <text:p>63626907173625.9</text:p>
          </table:table-cell>
          <table:table-cell table:style-name="ce11" table:formula="of:=([.AE19]-[.AE18])/1000" office:value-type="float" office:value="2.003296875" calcext:value-type="float">
            <text:p>2.0033</text:p>
          </table:table-cell>
          <table:table-cell table:style-name="ce11" table:formula="of:=[.AF19]+[.AG18]" office:value-type="float" office:value="34.0028984375" calcext:value-type="float">
            <text:p>34.0029</text:p>
          </table:table-cell>
          <table:table-cell table:style-name="ce20" table:formula="of:=[.AG19]-2*([.$B19]-1)" office:value-type="float" office:value="0.00289843750000074" calcext:value-type="float">
            <text:p>0.0028984375</text:p>
          </table:table-cell>
          <table:table-cell office:value-type="float" office:value="63626907643295.8" calcext:value-type="float">
            <text:p>63626907643295.8</text:p>
          </table:table-cell>
          <table:table-cell table:style-name="ce11" table:formula="of:=([.AI19]-[.AI18])/1000" office:value-type="float" office:value="2.0016953125" calcext:value-type="float">
            <text:p>2.0017</text:p>
          </table:table-cell>
          <table:table-cell table:style-name="ce11" table:formula="of:=[.AJ19]+[.AK18]" office:value-type="float" office:value="34.0023984375" calcext:value-type="float">
            <text:p>34.0024</text:p>
          </table:table-cell>
          <table:table-cell table:style-name="ce21" table:formula="of:=[.AK19]-2*([.$B19]-1)" office:value-type="float" office:value="0.00239843749999835" calcext:value-type="float">
            <text:p>0.0023984375</text:p>
          </table:table-cell>
          <table:table-cell office:value-type="float" office:value="63626908109104.3" calcext:value-type="float">
            <text:p>63626908109104.3</text:p>
          </table:table-cell>
          <table:table-cell table:style-name="ce11" table:formula="of:=([.AM19]-[.AM18])/1000" office:value-type="float" office:value="1.9988984375" calcext:value-type="float">
            <text:p>1.9989</text:p>
          </table:table-cell>
          <table:table-cell table:style-name="ce11" table:formula="of:=[.AN19]+[.AO18]" office:value-type="float" office:value="34.0008984375" calcext:value-type="float">
            <text:p>34.0009</text:p>
          </table:table-cell>
          <table:table-cell table:style-name="ce22" table:formula="of:=[.AO19]-2*([.$B19]-1)" office:value-type="float" office:value="0.0008984375000054" calcext:value-type="float">
            <text:p>0.0008984375</text:p>
          </table:table-cell>
          <table:table-cell office:value-type="float" office:value="63626908578840.4" calcext:value-type="float">
            <text:p>63626908578840.4</text:p>
          </table:table-cell>
          <table:table-cell table:style-name="ce23" table:formula="of:=([.AQ19]-[.AQ18])/1000" office:value-type="float" office:value="2.0011953125" calcext:value-type="float">
            <text:p>2.0012</text:p>
          </table:table-cell>
          <table:table-cell table:style-name="ce11" table:formula="of:=[.AR19]+[.AS18]" office:value-type="float" office:value="34.0028984375" calcext:value-type="float">
            <text:p>34.0029</text:p>
          </table:table-cell>
          <table:table-cell table:style-name="ce24" table:formula="of:=[.AS19]-2*([.$B19]-1)" office:value-type="float" office:value="0.00289843750000074" calcext:value-type="float">
            <text:p>0.0028984375</text:p>
          </table:table-cell>
          <table:table-cell office:value-type="float" office:value="63626909050609.5" calcext:value-type="float">
            <text:p>63626909050609.5</text:p>
          </table:table-cell>
          <table:table-cell table:style-name="ce11" table:formula="of:=([.AU19]-[.AU18])/1000" office:value-type="float" office:value="1.997796875" calcext:value-type="float">
            <text:p>1.9978</text:p>
          </table:table-cell>
          <table:table-cell table:style-name="ce11" table:formula="of:=[.AV19]+[.AW18]" office:value-type="float" office:value="34.000203125" calcext:value-type="float">
            <text:p>34.0002</text:p>
          </table:table-cell>
          <table:table-cell table:style-name="ce25" table:formula="of:=[.AW19]-2*([.$B19]-1)" office:value-type="float" office:value="0.000203125000005855" calcext:value-type="float">
            <text:p>0.0002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10" office:value-type="float" office:value="19" calcext:value-type="float">
            <text:p>19</text:p>
          </table:table-cell>
          <table:table-cell office:value-type="float" office:value="63626903855378.9" calcext:value-type="float">
            <text:p>63626903855378.9</text:p>
          </table:table-cell>
          <table:table-cell table:formula="of:=([.C20]-[.C19])/1000" office:value-type="float" office:value="1.9978984375" calcext:value-type="float">
            <text:p>1.9979</text:p>
          </table:table-cell>
          <table:table-cell table:formula="of:=[.D20]+[.E19]" office:value-type="float" office:value="36.0001015625" calcext:value-type="float">
            <text:p>36.0001</text:p>
          </table:table-cell>
          <table:table-cell table:style-name="ce13" table:formula="of:=[.E20]-2*([.$B20]-1)" office:value-type="float" office:value="0.000101562499999375" calcext:value-type="float">
            <text:p>0.0001015625</text:p>
          </table:table-cell>
          <table:table-cell office:value-type="float" office:value="63626904338679.4" calcext:value-type="float">
            <text:p>63626904338679.4</text:p>
          </table:table-cell>
          <table:table-cell table:style-name="ce11" table:formula="of:=([.G20]-[.G19])/1000" office:value-type="float" office:value="1.9978984375" calcext:value-type="float">
            <text:p>1.9979</text:p>
          </table:table-cell>
          <table:table-cell table:style-name="ce11" table:formula="of:=[.H20]+[.I19]" office:value-type="float" office:value="36.0016015625" calcext:value-type="float">
            <text:p>36.0016</text:p>
          </table:table-cell>
          <table:table-cell table:style-name="ce14" table:formula="of:=[.I20]-2*([.$B20]-1)" office:value-type="float" office:value="0.00160156249999943" calcext:value-type="float">
            <text:p>0.0016015625</text:p>
          </table:table-cell>
          <table:table-cell office:value-type="float" office:value="63626904821578.9" calcext:value-type="float">
            <text:p>63626904821578.9</text:p>
          </table:table-cell>
          <table:table-cell table:style-name="ce11" table:formula="of:=([.K20]-[.K19])/1000" office:value-type="float" office:value="2.0031953125" calcext:value-type="float">
            <text:p>2.0032</text:p>
          </table:table-cell>
          <table:table-cell table:style-name="ce11" table:formula="of:=[.L20]+[.M19]" office:value-type="float" office:value="36.0028984375" calcext:value-type="float">
            <text:p>36.0029</text:p>
          </table:table-cell>
          <table:table-cell table:style-name="ce15" table:formula="of:=[.M20]-2*([.$B20]-1)" office:value-type="float" office:value="0.00289843749999363" calcext:value-type="float">
            <text:p>0.0028984375</text:p>
          </table:table-cell>
          <table:table-cell office:value-type="float" office:value="63626905285857.7" calcext:value-type="float">
            <text:p>63626905285857.7</text:p>
          </table:table-cell>
          <table:table-cell table:style-name="ce11" table:formula="of:=([.O20]-[.O19])/1000" office:value-type="float" office:value="2.0018046875" calcext:value-type="float">
            <text:p>2.0018</text:p>
          </table:table-cell>
          <table:table-cell table:style-name="ce11" table:formula="of:=[.P20]+[.Q19]" office:value-type="float" office:value="36.003703125" calcext:value-type="float">
            <text:p>36.0037</text:p>
          </table:table-cell>
          <table:table-cell table:style-name="ce16" table:formula="of:=[.Q20]-2*([.$B20]-1)" office:value-type="float" office:value="0.00370312500000125" calcext:value-type="float">
            <text:p>0.003703125</text:p>
          </table:table-cell>
          <table:table-cell office:value-type="float" office:value="63626905751181.6" calcext:value-type="float">
            <text:p>63626905751181.6</text:p>
          </table:table-cell>
          <table:table-cell table:style-name="ce11" table:formula="of:=([.S20]-[.S19])/1000" office:value-type="float" office:value="1.9998984375" calcext:value-type="float">
            <text:p>1.9999</text:p>
          </table:table-cell>
          <table:table-cell table:style-name="ce11" table:formula="of:=[.T20]+[.U19]" office:value-type="float" office:value="35.999703125" calcext:value-type="float">
            <text:p>35.9997</text:p>
          </table:table-cell>
          <table:table-cell table:style-name="ce17" table:formula="of:=[.U20]-2*([.$B20]-1)" office:value-type="float" office:value="-0.000296875000003638" calcext:value-type="float">
            <text:p>-0.000296875</text:p>
          </table:table-cell>
          <table:table-cell office:value-type="float" office:value="63626906235938.6" calcext:value-type="float">
            <text:p>63626906235938.6</text:p>
          </table:table-cell>
          <table:table-cell table:style-name="ce11" table:formula="of:=([.W20]-[.W19])/1000" office:value-type="float" office:value="2.0018046875" calcext:value-type="float">
            <text:p>2.0018</text:p>
          </table:table-cell>
          <table:table-cell table:style-name="ce11" table:formula="of:=[.X20]+[.Y19]" office:value-type="float" office:value="36.0021015625" calcext:value-type="float">
            <text:p>36.0021</text:p>
          </table:table-cell>
          <table:table-cell table:style-name="ce18" table:formula="of:=[.Y20]-2*([.$B20]-1)" office:value-type="float" office:value="0.00210156250000182" calcext:value-type="float">
            <text:p>0.0021015625</text:p>
          </table:table-cell>
          <table:table-cell office:value-type="float" office:value="63626906701389.4" calcext:value-type="float">
            <text:p>63626906701389.4</text:p>
          </table:table-cell>
          <table:table-cell table:style-name="ce11" table:formula="of:=([.AA20]-[.AA19])/1000" office:value-type="float" office:value="2.002" calcext:value-type="float">
            <text:p>2.0020</text:p>
          </table:table-cell>
          <table:table-cell table:style-name="ce11" table:formula="of:=[.AB20]+[.AC19]" office:value-type="float" office:value="36.0016015625" calcext:value-type="float">
            <text:p>36.0016</text:p>
          </table:table-cell>
          <table:table-cell table:style-name="ce19" table:formula="of:=[.AC20]-2*([.$B20]-1)" office:value-type="float" office:value="0.00160156250000654" calcext:value-type="float">
            <text:p>0.0016015625</text:p>
          </table:table-cell>
          <table:table-cell office:value-type="float" office:value="63626907175625.5" calcext:value-type="float">
            <text:p>63626907175625.5</text:p>
          </table:table-cell>
          <table:table-cell table:style-name="ce11" table:formula="of:=([.AE20]-[.AE19])/1000" office:value-type="float" office:value="1.9996015625" calcext:value-type="float">
            <text:p>1.9996</text:p>
          </table:table-cell>
          <table:table-cell table:style-name="ce11" table:formula="of:=[.AF20]+[.AG19]" office:value-type="float" office:value="36.0025" calcext:value-type="float">
            <text:p>36.0025</text:p>
          </table:table-cell>
          <table:table-cell table:style-name="ce20" table:formula="of:=[.AG20]-2*([.$B20]-1)" office:value-type="float" office:value="0.00249999999999773" calcext:value-type="float">
            <text:p>0.0025</text:p>
          </table:table-cell>
          <table:table-cell office:value-type="float" office:value="63626907645293.9" calcext:value-type="float">
            <text:p>63626907645293.9</text:p>
          </table:table-cell>
          <table:table-cell table:style-name="ce11" table:formula="of:=([.AI20]-[.AI19])/1000" office:value-type="float" office:value="1.9981015625" calcext:value-type="float">
            <text:p>1.9981</text:p>
          </table:table-cell>
          <table:table-cell table:style-name="ce11" table:formula="of:=[.AJ20]+[.AK19]" office:value-type="float" office:value="36.0005" calcext:value-type="float">
            <text:p>36.0005</text:p>
          </table:table-cell>
          <table:table-cell table:style-name="ce21" table:formula="of:=[.AK20]-2*([.$B20]-1)" office:value-type="float" office:value="0.000499999999995282" calcext:value-type="float">
            <text:p>0.0005</text:p>
          </table:table-cell>
          <table:table-cell office:value-type="float" office:value="63626908111105.1" calcext:value-type="float">
            <text:p>63626908111105.1</text:p>
          </table:table-cell>
          <table:table-cell table:style-name="ce11" table:formula="of:=([.AM20]-[.AM19])/1000" office:value-type="float" office:value="2.0008046875" calcext:value-type="float">
            <text:p>2.0008</text:p>
          </table:table-cell>
          <table:table-cell table:style-name="ce11" table:formula="of:=[.AN20]+[.AO19]" office:value-type="float" office:value="36.001703125" calcext:value-type="float">
            <text:p>36.0017</text:p>
          </table:table-cell>
          <table:table-cell table:style-name="ce22" table:formula="of:=[.AO20]-2*([.$B20]-1)" office:value-type="float" office:value="0.00170312500000591" calcext:value-type="float">
            <text:p>0.001703125</text:p>
          </table:table-cell>
          <table:table-cell office:value-type="float" office:value="63626908580839.1" calcext:value-type="float">
            <text:p>63626908580839.1</text:p>
          </table:table-cell>
          <table:table-cell table:style-name="ce23" table:formula="of:=([.AQ20]-[.AQ19])/1000" office:value-type="float" office:value="1.998703125" calcext:value-type="float">
            <text:p>1.9987</text:p>
          </table:table-cell>
          <table:table-cell table:style-name="ce11" table:formula="of:=[.AR20]+[.AS19]" office:value-type="float" office:value="36.0016015625" calcext:value-type="float">
            <text:p>36.0016</text:p>
          </table:table-cell>
          <table:table-cell table:style-name="ce24" table:formula="of:=[.AS20]-2*([.$B20]-1)" office:value-type="float" office:value="0.00160156249999943" calcext:value-type="float">
            <text:p>0.0016015625</text:p>
          </table:table-cell>
          <table:table-cell office:value-type="float" office:value="63626909052612.1" calcext:value-type="float">
            <text:p>63626909052612.1</text:p>
          </table:table-cell>
          <table:table-cell table:style-name="ce11" table:formula="of:=([.AU20]-[.AU19])/1000" office:value-type="float" office:value="2.0026015625" calcext:value-type="float">
            <text:p>2.0026</text:p>
          </table:table-cell>
          <table:table-cell table:style-name="ce11" table:formula="of:=[.AV20]+[.AW19]" office:value-type="float" office:value="36.0028046875" calcext:value-type="float">
            <text:p>36.0028</text:p>
          </table:table-cell>
          <table:table-cell table:style-name="ce25" table:formula="of:=[.AW20]-2*([.$B20]-1)" office:value-type="float" office:value="0.00280468750000296" calcext:value-type="float">
            <text:p>0.0028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63626903857381.6" calcext:value-type="float">
            <text:p>63626903857381.6</text:p>
          </table:table-cell>
          <table:table-cell table:formula="of:=([.C21]-[.C20])/1000" office:value-type="float" office:value="2.002703125" calcext:value-type="float">
            <text:p>2.0027</text:p>
          </table:table-cell>
          <table:table-cell table:formula="of:=[.D21]+[.E20]" office:value-type="float" office:value="38.0028046875" calcext:value-type="float">
            <text:p>38.0028</text:p>
          </table:table-cell>
          <table:table-cell table:style-name="ce13" table:formula="of:=[.E21]-2*([.$B21]-1)" office:value-type="float" office:value="0.00280468750000296" calcext:value-type="float">
            <text:p>0.0028046875</text:p>
          </table:table-cell>
          <table:table-cell office:value-type="float" office:value="63626904340680.4" calcext:value-type="float">
            <text:p>63626904340680.4</text:p>
          </table:table-cell>
          <table:table-cell table:style-name="ce11" table:formula="of:=([.G21]-[.G20])/1000" office:value-type="float" office:value="2.001" calcext:value-type="float">
            <text:p>2.0010</text:p>
          </table:table-cell>
          <table:table-cell table:style-name="ce11" table:formula="of:=[.H21]+[.I20]" office:value-type="float" office:value="38.0026015625" calcext:value-type="float">
            <text:p>38.0026</text:p>
          </table:table-cell>
          <table:table-cell table:style-name="ce14" table:formula="of:=[.I21]-2*([.$B21]-1)" office:value-type="float" office:value="0.0026015624999971" calcext:value-type="float">
            <text:p>0.0026015625</text:p>
          </table:table-cell>
          <table:table-cell office:value-type="float" office:value="63626904823576.5" calcext:value-type="float">
            <text:p>63626904823576.5</text:p>
          </table:table-cell>
          <table:table-cell table:style-name="ce11" table:formula="of:=([.K21]-[.K20])/1000" office:value-type="float" office:value="1.9976015625" calcext:value-type="float">
            <text:p>1.9976</text:p>
          </table:table-cell>
          <table:table-cell table:style-name="ce11" table:formula="of:=[.L21]+[.M20]" office:value-type="float" office:value="38.0005" calcext:value-type="float">
            <text:p>38.0005</text:p>
          </table:table-cell>
          <table:table-cell table:style-name="ce15" table:formula="of:=[.M21]-2*([.$B21]-1)" office:value-type="float" office:value="0.000499999999995282" calcext:value-type="float">
            <text:p>0.0005</text:p>
          </table:table-cell>
          <table:table-cell office:value-type="float" office:value="63626905287855.2" calcext:value-type="float">
            <text:p>63626905287855.2</text:p>
          </table:table-cell>
          <table:table-cell table:style-name="ce11" table:formula="of:=([.O21]-[.O20])/1000" office:value-type="float" office:value="1.9975" calcext:value-type="float">
            <text:p>1.9975</text:p>
          </table:table-cell>
          <table:table-cell table:style-name="ce11" table:formula="of:=[.P21]+[.Q20]" office:value-type="float" office:value="38.001203125" calcext:value-type="float">
            <text:p>38.0012</text:p>
          </table:table-cell>
          <table:table-cell table:style-name="ce16" table:formula="of:=[.Q21]-2*([.$B21]-1)" office:value-type="float" office:value="0.00120312500000352" calcext:value-type="float">
            <text:p>0.001203125</text:p>
          </table:table-cell>
          <table:table-cell office:value-type="float" office:value="63626905753181.7" calcext:value-type="float">
            <text:p>63626905753181.7</text:p>
          </table:table-cell>
          <table:table-cell table:style-name="ce11" table:formula="of:=([.S21]-[.S20])/1000" office:value-type="float" office:value="2.0001015625" calcext:value-type="float">
            <text:p>2.0001</text:p>
          </table:table-cell>
          <table:table-cell table:style-name="ce11" table:formula="of:=[.T21]+[.U20]" office:value-type="float" office:value="37.9998046875" calcext:value-type="float">
            <text:p>37.9998</text:p>
          </table:table-cell>
          <table:table-cell table:style-name="ce17" table:formula="of:=[.U21]-2*([.$B21]-1)" office:value-type="float" office:value="-0.000195312500004263" calcext:value-type="float">
            <text:p>-0.0001953125</text:p>
          </table:table-cell>
          <table:table-cell office:value-type="float" office:value="63626906237939.8" calcext:value-type="float">
            <text:p>63626906237939.8</text:p>
          </table:table-cell>
          <table:table-cell table:style-name="ce11" table:formula="of:=([.W21]-[.W20])/1000" office:value-type="float" office:value="2.0011953125" calcext:value-type="float">
            <text:p>2.0012</text:p>
          </table:table-cell>
          <table:table-cell table:style-name="ce11" table:formula="of:=[.X21]+[.Y20]" office:value-type="float" office:value="38.003296875" calcext:value-type="float">
            <text:p>38.0033</text:p>
          </table:table-cell>
          <table:table-cell table:style-name="ce18" table:formula="of:=[.Y21]-2*([.$B21]-1)" office:value-type="float" office:value="0.00329687500000375" calcext:value-type="float">
            <text:p>0.003296875</text:p>
          </table:table-cell>
          <table:table-cell office:value-type="float" office:value="63626906703387.8" calcext:value-type="float">
            <text:p>63626906703387.8</text:p>
          </table:table-cell>
          <table:table-cell table:style-name="ce11" table:formula="of:=([.AA21]-[.AA20])/1000" office:value-type="float" office:value="1.9983984375" calcext:value-type="float">
            <text:p>1.9984</text:p>
          </table:table-cell>
          <table:table-cell table:style-name="ce11" table:formula="of:=[.AB21]+[.AC20]" office:value-type="float" office:value="38" calcext:value-type="float">
            <text:p>38.0000</text:p>
          </table:table-cell>
          <table:table-cell table:style-name="ce19" table:formula="of:=[.AC21]-2*([.$B21]-1)" office:value-type="float" office:value="0" calcext:value-type="float">
            <text:p>0</text:p>
          </table:table-cell>
          <table:table-cell office:value-type="float" office:value="63626907177623.2" calcext:value-type="float">
            <text:p>63626907177623.2</text:p>
          </table:table-cell>
          <table:table-cell table:style-name="ce11" table:formula="of:=([.AE21]-[.AE20])/1000" office:value-type="float" office:value="1.997703125" calcext:value-type="float">
            <text:p>1.9977</text:p>
          </table:table-cell>
          <table:table-cell table:style-name="ce11" table:formula="of:=[.AF21]+[.AG20]" office:value-type="float" office:value="38.000203125" calcext:value-type="float">
            <text:p>38.0002</text:p>
          </table:table-cell>
          <table:table-cell table:style-name="ce20" table:formula="of:=[.AG21]-2*([.$B21]-1)" office:value-type="float" office:value="0.000203124999998749" calcext:value-type="float">
            <text:p>0.000203125</text:p>
          </table:table-cell>
          <table:table-cell office:value-type="float" office:value="63626907647295.7" calcext:value-type="float">
            <text:p>63626907647295.7</text:p>
          </table:table-cell>
          <table:table-cell table:style-name="ce11" table:formula="of:=([.AI21]-[.AI20])/1000" office:value-type="float" office:value="2.0018046875" calcext:value-type="float">
            <text:p>2.0018</text:p>
          </table:table-cell>
          <table:table-cell table:style-name="ce11" table:formula="of:=[.AJ21]+[.AK20]" office:value-type="float" office:value="38.0023046875" calcext:value-type="float">
            <text:p>38.0023</text:p>
          </table:table-cell>
          <table:table-cell table:style-name="ce21" table:formula="of:=[.AK21]-2*([.$B21]-1)" office:value-type="float" office:value="0.00230468749999346" calcext:value-type="float">
            <text:p>0.0023046875</text:p>
          </table:table-cell>
          <table:table-cell office:value-type="float" office:value="63626908113103.9" calcext:value-type="float">
            <text:p>63626908113103.9</text:p>
          </table:table-cell>
          <table:table-cell table:style-name="ce11" table:formula="of:=([.AM21]-[.AM20])/1000" office:value-type="float" office:value="1.998796875" calcext:value-type="float">
            <text:p>1.9988</text:p>
          </table:table-cell>
          <table:table-cell table:style-name="ce11" table:formula="of:=[.AN21]+[.AO20]" office:value-type="float" office:value="38.0005" calcext:value-type="float">
            <text:p>38.0005</text:p>
          </table:table-cell>
          <table:table-cell table:style-name="ce22" table:formula="of:=[.AO21]-2*([.$B21]-1)" office:value-type="float" office:value="0.000500000000002387" calcext:value-type="float">
            <text:p>0.0005</text:p>
          </table:table-cell>
          <table:table-cell office:value-type="float" office:value="63626908582838.1" calcext:value-type="float">
            <text:p>63626908582838.1</text:p>
          </table:table-cell>
          <table:table-cell table:style-name="ce23" table:formula="of:=([.AQ21]-[.AQ20])/1000" office:value-type="float" office:value="1.999" calcext:value-type="float">
            <text:p>1.9990</text:p>
          </table:table-cell>
          <table:table-cell table:style-name="ce11" table:formula="of:=[.AR21]+[.AS20]" office:value-type="float" office:value="38.0006015625" calcext:value-type="float">
            <text:p>38.0006</text:p>
          </table:table-cell>
          <table:table-cell table:style-name="ce24" table:formula="of:=[.AS21]-2*([.$B21]-1)" office:value-type="float" office:value="0.000601562500001762" calcext:value-type="float">
            <text:p>0.0006015625</text:p>
          </table:table-cell>
          <table:table-cell office:value-type="float" office:value="63626909054611.6" calcext:value-type="float">
            <text:p>63626909054611.6</text:p>
          </table:table-cell>
          <table:table-cell table:style-name="ce11" table:formula="of:=([.AU21]-[.AU20])/1000" office:value-type="float" office:value="1.9995" calcext:value-type="float">
            <text:p>1.9995</text:p>
          </table:table-cell>
          <table:table-cell table:style-name="ce11" table:formula="of:=[.AV21]+[.AW20]" office:value-type="float" office:value="38.0023046875" calcext:value-type="float">
            <text:p>38.0023</text:p>
          </table:table-cell>
          <table:table-cell table:style-name="ce25" table:formula="of:=[.AW21]-2*([.$B21]-1)" office:value-type="float" office:value="0.00230468750000057" calcext:value-type="float">
            <text:p>0.0023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21" calcext:value-type="float">
            <text:p>21</text:p>
          </table:table-cell>
          <table:table-cell office:value-type="float" office:value="63626903859378.7" calcext:value-type="float">
            <text:p>63626903859378.7</text:p>
          </table:table-cell>
          <table:table-cell table:formula="of:=([.C22]-[.C21])/1000" office:value-type="float" office:value="1.9971015625" calcext:value-type="float">
            <text:p>1.9971</text:p>
          </table:table-cell>
          <table:table-cell table:formula="of:=[.D22]+[.E21]" office:value-type="float" office:value="39.99990625" calcext:value-type="float">
            <text:p>39.9999</text:p>
          </table:table-cell>
          <table:table-cell table:style-name="ce13" table:formula="of:=[.E22]-2*([.$B22]-1)" office:value-type="float" office:value="-0.0000937499999977831" calcext:value-type="float">
            <text:p>-0.00009375</text:p>
          </table:table-cell>
          <table:table-cell office:value-type="float" office:value="63626904342679.6" calcext:value-type="float">
            <text:p>63626904342679.6</text:p>
          </table:table-cell>
          <table:table-cell table:style-name="ce11" table:formula="of:=([.G22]-[.G21])/1000" office:value-type="float" office:value="1.999203125" calcext:value-type="float">
            <text:p>1.9992</text:p>
          </table:table-cell>
          <table:table-cell table:style-name="ce11" table:formula="of:=[.H22]+[.I21]" office:value-type="float" office:value="40.0018046875" calcext:value-type="float">
            <text:p>40.0018</text:p>
          </table:table-cell>
          <table:table-cell table:style-name="ce14" table:formula="of:=[.I22]-2*([.$B22]-1)" office:value-type="float" office:value="0.00180468749999818" calcext:value-type="float">
            <text:p>0.0018046875</text:p>
          </table:table-cell>
          <table:table-cell office:value-type="float" office:value="63626904825576.9" calcext:value-type="float">
            <text:p>63626904825576.9</text:p>
          </table:table-cell>
          <table:table-cell table:style-name="ce11" table:formula="of:=([.K22]-[.K21])/1000" office:value-type="float" office:value="2.0003984375" calcext:value-type="float">
            <text:p>2.0004</text:p>
          </table:table-cell>
          <table:table-cell table:style-name="ce11" table:formula="of:=[.L22]+[.M21]" office:value-type="float" office:value="40.0008984375" calcext:value-type="float">
            <text:p>40.0009</text:p>
          </table:table-cell>
          <table:table-cell table:style-name="ce15" table:formula="of:=[.M22]-2*([.$B22]-1)" office:value-type="float" office:value="0.000898437499998295" calcext:value-type="float">
            <text:p>0.0008984375</text:p>
          </table:table-cell>
          <table:table-cell office:value-type="float" office:value="63626905289854.2" calcext:value-type="float">
            <text:p>63626905289854.2</text:p>
          </table:table-cell>
          <table:table-cell table:style-name="ce11" table:formula="of:=([.O22]-[.O21])/1000" office:value-type="float" office:value="1.999" calcext:value-type="float">
            <text:p>1.9990</text:p>
          </table:table-cell>
          <table:table-cell table:style-name="ce11" table:formula="of:=[.P22]+[.Q21]" office:value-type="float" office:value="40.000203125" calcext:value-type="float">
            <text:p>40.0002</text:p>
          </table:table-cell>
          <table:table-cell table:style-name="ce16" table:formula="of:=[.Q22]-2*([.$B22]-1)" office:value-type="float" office:value="0.000203125000005855" calcext:value-type="float">
            <text:p>0.000203125</text:p>
          </table:table-cell>
          <table:table-cell office:value-type="float" office:value="63626905755182.5" calcext:value-type="float">
            <text:p>63626905755182.5</text:p>
          </table:table-cell>
          <table:table-cell table:style-name="ce11" table:formula="of:=([.S22]-[.S21])/1000" office:value-type="float" office:value="2.000796875" calcext:value-type="float">
            <text:p>2.0008</text:p>
          </table:table-cell>
          <table:table-cell table:style-name="ce11" table:formula="of:=[.T22]+[.U21]" office:value-type="float" office:value="40.0006015625" calcext:value-type="float">
            <text:p>40.0006</text:p>
          </table:table-cell>
          <table:table-cell table:style-name="ce17" table:formula="of:=[.U22]-2*([.$B22]-1)" office:value-type="float" office:value="0.000601562499994657" calcext:value-type="float">
            <text:p>0.0006015625</text:p>
          </table:table-cell>
          <table:table-cell office:value-type="float" office:value="63626906239936.8" calcext:value-type="float">
            <text:p>63626906239936.8</text:p>
          </table:table-cell>
          <table:table-cell table:style-name="ce11" table:formula="of:=([.W22]-[.W21])/1000" office:value-type="float" office:value="1.997" calcext:value-type="float">
            <text:p>1.9970</text:p>
          </table:table-cell>
          <table:table-cell table:style-name="ce11" table:formula="of:=[.X22]+[.Y21]" office:value-type="float" office:value="40.000296875" calcext:value-type="float">
            <text:p>40.0003</text:p>
          </table:table-cell>
          <table:table-cell table:style-name="ce18" table:formula="of:=[.Y22]-2*([.$B22]-1)" office:value-type="float" office:value="0.000296875000003638" calcext:value-type="float">
            <text:p>0.000296875</text:p>
          </table:table-cell>
          <table:table-cell office:value-type="float" office:value="63626906705390.2" calcext:value-type="float">
            <text:p>63626906705390.2</text:p>
          </table:table-cell>
          <table:table-cell table:style-name="ce11" table:formula="of:=([.AA22]-[.AA21])/1000" office:value-type="float" office:value="2.00240625" calcext:value-type="float">
            <text:p>2.0024</text:p>
          </table:table-cell>
          <table:table-cell table:style-name="ce11" table:formula="of:=[.AB22]+[.AC21]" office:value-type="float" office:value="40.00240625" calcext:value-type="float">
            <text:p>40.0024</text:p>
          </table:table-cell>
          <table:table-cell table:style-name="ce19" table:formula="of:=[.AC22]-2*([.$B22]-1)" office:value-type="float" office:value="0.00240625000000705" calcext:value-type="float">
            <text:p>0.00240625</text:p>
          </table:table-cell>
          <table:table-cell office:value-type="float" office:value="63626907179623.3" calcext:value-type="float">
            <text:p>63626907179623.3</text:p>
          </table:table-cell>
          <table:table-cell table:style-name="ce11" table:formula="of:=([.AE22]-[.AE21])/1000" office:value-type="float" office:value="2.00009375" calcext:value-type="float">
            <text:p>2.0001</text:p>
          </table:table-cell>
          <table:table-cell table:style-name="ce11" table:formula="of:=[.AF22]+[.AG21]" office:value-type="float" office:value="40.000296875" calcext:value-type="float">
            <text:p>40.0003</text:p>
          </table:table-cell>
          <table:table-cell table:style-name="ce20" table:formula="of:=[.AG22]-2*([.$B22]-1)" office:value-type="float" office:value="0.000296874999996533" calcext:value-type="float">
            <text:p>0.000296875</text:p>
          </table:table-cell>
          <table:table-cell office:value-type="float" office:value="63626907649295.7" calcext:value-type="float">
            <text:p>63626907649295.7</text:p>
          </table:table-cell>
          <table:table-cell table:style-name="ce11" table:formula="of:=([.AI22]-[.AI21])/1000" office:value-type="float" office:value="2" calcext:value-type="float">
            <text:p>2.0000</text:p>
          </table:table-cell>
          <table:table-cell table:style-name="ce11" table:formula="of:=[.AJ22]+[.AK21]" office:value-type="float" office:value="40.0023046875" calcext:value-type="float">
            <text:p>40.0023</text:p>
          </table:table-cell>
          <table:table-cell table:style-name="ce21" table:formula="of:=[.AK22]-2*([.$B22]-1)" office:value-type="float" office:value="0.00230468749999346" calcext:value-type="float">
            <text:p>0.0023046875</text:p>
          </table:table-cell>
          <table:table-cell office:value-type="float" office:value="63626908115103.3" calcext:value-type="float">
            <text:p>63626908115103.3</text:p>
          </table:table-cell>
          <table:table-cell table:style-name="ce11" table:formula="of:=([.AM22]-[.AM21])/1000" office:value-type="float" office:value="1.9993984375" calcext:value-type="float">
            <text:p>1.9994</text:p>
          </table:table-cell>
          <table:table-cell table:style-name="ce11" table:formula="of:=[.AN22]+[.AO21]" office:value-type="float" office:value="39.9998984375" calcext:value-type="float">
            <text:p>39.9999</text:p>
          </table:table-cell>
          <table:table-cell table:style-name="ce22" table:formula="of:=[.AO22]-2*([.$B22]-1)" office:value-type="float" office:value="-0.000101562499999375" calcext:value-type="float">
            <text:p>-0.0001015625</text:p>
          </table:table-cell>
          <table:table-cell office:value-type="float" office:value="63626908584838.5" calcext:value-type="float">
            <text:p>63626908584838.5</text:p>
          </table:table-cell>
          <table:table-cell table:style-name="ce23" table:formula="of:=([.AQ22]-[.AQ21])/1000" office:value-type="float" office:value="2.0003984375" calcext:value-type="float">
            <text:p>2.0004</text:p>
          </table:table-cell>
          <table:table-cell table:style-name="ce11" table:formula="of:=[.AR22]+[.AS21]" office:value-type="float" office:value="40.001" calcext:value-type="float">
            <text:p>40.0010</text:p>
          </table:table-cell>
          <table:table-cell table:style-name="ce24" table:formula="of:=[.AS22]-2*([.$B22]-1)" office:value-type="float" office:value="0.00100000000000477" calcext:value-type="float">
            <text:p>0.001</text:p>
          </table:table-cell>
          <table:table-cell office:value-type="float" office:value="63626909056611.7" calcext:value-type="float">
            <text:p>63626909056611.7</text:p>
          </table:table-cell>
          <table:table-cell table:style-name="ce11" table:formula="of:=([.AU22]-[.AU21])/1000" office:value-type="float" office:value="2.0001015625" calcext:value-type="float">
            <text:p>2.0001</text:p>
          </table:table-cell>
          <table:table-cell table:style-name="ce11" table:formula="of:=[.AV22]+[.AW21]" office:value-type="float" office:value="40.00240625" calcext:value-type="float">
            <text:p>40.0024</text:p>
          </table:table-cell>
          <table:table-cell table:style-name="ce25" table:formula="of:=[.AW22]-2*([.$B22]-1)" office:value-type="float" office:value="0.00240624999999994" calcext:value-type="float">
            <text:p>0.002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22" calcext:value-type="float">
            <text:p>22</text:p>
          </table:table-cell>
          <table:table-cell office:value-type="float" office:value="63626903861379.8" calcext:value-type="float">
            <text:p>63626903861379.8</text:p>
          </table:table-cell>
          <table:table-cell table:formula="of:=([.C23]-[.C22])/1000" office:value-type="float" office:value="2.00109375" calcext:value-type="float">
            <text:p>2.0011</text:p>
          </table:table-cell>
          <table:table-cell table:formula="of:=[.D23]+[.E22]" office:value-type="float" office:value="42.001" calcext:value-type="float">
            <text:p>42.0010</text:p>
          </table:table-cell>
          <table:table-cell table:style-name="ce13" table:formula="of:=[.E23]-2*([.$B23]-1)" office:value-type="float" office:value="0.00100000000000477" calcext:value-type="float">
            <text:p>0.001</text:p>
          </table:table-cell>
          <table:table-cell office:value-type="float" office:value="63626904344679" calcext:value-type="float">
            <text:p>63626904344679</text:p>
          </table:table-cell>
          <table:table-cell table:style-name="ce11" table:formula="of:=([.G23]-[.G22])/1000" office:value-type="float" office:value="1.9993984375" calcext:value-type="float">
            <text:p>1.9994</text:p>
          </table:table-cell>
          <table:table-cell table:style-name="ce11" table:formula="of:=[.H23]+[.I22]" office:value-type="float" office:value="42.001203125" calcext:value-type="float">
            <text:p>42.0012</text:p>
          </table:table-cell>
          <table:table-cell table:style-name="ce14" table:formula="of:=[.I23]-2*([.$B23]-1)" office:value-type="float" office:value="0.00120312499999642" calcext:value-type="float">
            <text:p>0.001203125</text:p>
          </table:table-cell>
          <table:table-cell office:value-type="float" office:value="63626904827577.8" calcext:value-type="float">
            <text:p>63626904827577.8</text:p>
          </table:table-cell>
          <table:table-cell table:style-name="ce11" table:formula="of:=([.K23]-[.K22])/1000" office:value-type="float" office:value="2.0008984375" calcext:value-type="float">
            <text:p>2.0009</text:p>
          </table:table-cell>
          <table:table-cell table:style-name="ce11" table:formula="of:=[.L23]+[.M22]" office:value-type="float" office:value="42.001796875" calcext:value-type="float">
            <text:p>42.0018</text:p>
          </table:table-cell>
          <table:table-cell table:style-name="ce15" table:formula="of:=[.M23]-2*([.$B23]-1)" office:value-type="float" office:value="0.00179687499999659" calcext:value-type="float">
            <text:p>0.001796875</text:p>
          </table:table-cell>
          <table:table-cell office:value-type="float" office:value="63626905291853.6" calcext:value-type="float">
            <text:p>63626905291853.6</text:p>
          </table:table-cell>
          <table:table-cell table:style-name="ce11" table:formula="of:=([.O23]-[.O22])/1000" office:value-type="float" office:value="1.9993984375" calcext:value-type="float">
            <text:p>1.9994</text:p>
          </table:table-cell>
          <table:table-cell table:style-name="ce11" table:formula="of:=[.P23]+[.Q22]" office:value-type="float" office:value="41.9996015625" calcext:value-type="float">
            <text:p>41.9996</text:p>
          </table:table-cell>
          <table:table-cell table:style-name="ce16" table:formula="of:=[.Q23]-2*([.$B23]-1)" office:value-type="float" office:value="-0.000398437499995907" calcext:value-type="float">
            <text:p>-0.0003984375</text:p>
          </table:table-cell>
          <table:table-cell office:value-type="float" office:value="63626905757182.3" calcext:value-type="float">
            <text:p>63626905757182.3</text:p>
          </table:table-cell>
          <table:table-cell table:style-name="ce11" table:formula="of:=([.S23]-[.S22])/1000" office:value-type="float" office:value="1.999796875" calcext:value-type="float">
            <text:p>1.9998</text:p>
          </table:table-cell>
          <table:table-cell table:style-name="ce11" table:formula="of:=[.T23]+[.U22]" office:value-type="float" office:value="42.0003984375" calcext:value-type="float">
            <text:p>42.0004</text:p>
          </table:table-cell>
          <table:table-cell table:style-name="ce17" table:formula="of:=[.U23]-2*([.$B23]-1)" office:value-type="float" office:value="0.000398437499995907" calcext:value-type="float">
            <text:p>0.0003984375</text:p>
          </table:table-cell>
          <table:table-cell office:value-type="float" office:value="63626906241936.3" calcext:value-type="float">
            <text:p>63626906241936.3</text:p>
          </table:table-cell>
          <table:table-cell table:style-name="ce11" table:formula="of:=([.W23]-[.W22])/1000" office:value-type="float" office:value="1.9995" calcext:value-type="float">
            <text:p>1.9995</text:p>
          </table:table-cell>
          <table:table-cell table:style-name="ce11" table:formula="of:=[.X23]+[.Y22]" office:value-type="float" office:value="41.999796875" calcext:value-type="float">
            <text:p>41.9998</text:p>
          </table:table-cell>
          <table:table-cell table:style-name="ce18" table:formula="of:=[.Y23]-2*([.$B23]-1)" office:value-type="float" office:value="-0.000203124999998749" calcext:value-type="float">
            <text:p>-0.000203125</text:p>
          </table:table-cell>
          <table:table-cell office:value-type="float" office:value="63626906707387.9" calcext:value-type="float">
            <text:p>63626906707387.9</text:p>
          </table:table-cell>
          <table:table-cell table:style-name="ce11" table:formula="of:=([.AA23]-[.AA22])/1000" office:value-type="float" office:value="1.9976953125" calcext:value-type="float">
            <text:p>1.9977</text:p>
          </table:table-cell>
          <table:table-cell table:style-name="ce11" table:formula="of:=[.AB23]+[.AC22]" office:value-type="float" office:value="42.0001015625" calcext:value-type="float">
            <text:p>42.0001</text:p>
          </table:table-cell>
          <table:table-cell table:style-name="ce19" table:formula="of:=[.AC23]-2*([.$B23]-1)" office:value-type="float" office:value="0.00010156250000648" calcext:value-type="float">
            <text:p>0.0001015625</text:p>
          </table:table-cell>
          <table:table-cell office:value-type="float" office:value="63626907181623.4" calcext:value-type="float">
            <text:p>63626907181623.4</text:p>
          </table:table-cell>
          <table:table-cell table:style-name="ce11" table:formula="of:=([.AE23]-[.AE22])/1000" office:value-type="float" office:value="2.0001015625" calcext:value-type="float">
            <text:p>2.0001</text:p>
          </table:table-cell>
          <table:table-cell table:style-name="ce11" table:formula="of:=[.AF23]+[.AG22]" office:value-type="float" office:value="42.0003984375" calcext:value-type="float">
            <text:p>42.0004</text:p>
          </table:table-cell>
          <table:table-cell table:style-name="ce20" table:formula="of:=[.AG23]-2*([.$B23]-1)" office:value-type="float" office:value="0.000398437499995907" calcext:value-type="float">
            <text:p>0.0003984375</text:p>
          </table:table-cell>
          <table:table-cell office:value-type="float" office:value="63626907651295.1" calcext:value-type="float">
            <text:p>63626907651295.1</text:p>
          </table:table-cell>
          <table:table-cell table:style-name="ce11" table:formula="of:=([.AI23]-[.AI22])/1000" office:value-type="float" office:value="1.9993984375" calcext:value-type="float">
            <text:p>1.9994</text:p>
          </table:table-cell>
          <table:table-cell table:style-name="ce11" table:formula="of:=[.AJ23]+[.AK22]" office:value-type="float" office:value="42.001703125" calcext:value-type="float">
            <text:p>42.0017</text:p>
          </table:table-cell>
          <table:table-cell table:style-name="ce21" table:formula="of:=[.AK23]-2*([.$B23]-1)" office:value-type="float" office:value="0.0017031249999917" calcext:value-type="float">
            <text:p>0.001703125</text:p>
          </table:table-cell>
          <table:table-cell office:value-type="float" office:value="63626908117104.5" calcext:value-type="float">
            <text:p>63626908117104.5</text:p>
          </table:table-cell>
          <table:table-cell table:style-name="ce11" table:formula="of:=([.AM23]-[.AM22])/1000" office:value-type="float" office:value="2.001203125" calcext:value-type="float">
            <text:p>2.0012</text:p>
          </table:table-cell>
          <table:table-cell table:style-name="ce11" table:formula="of:=[.AN23]+[.AO22]" office:value-type="float" office:value="42.0011015625" calcext:value-type="float">
            <text:p>42.0011</text:p>
          </table:table-cell>
          <table:table-cell table:style-name="ce22" table:formula="of:=[.AO23]-2*([.$B23]-1)" office:value-type="float" office:value="0.00110156249999704" calcext:value-type="float">
            <text:p>0.0011015625</text:p>
          </table:table-cell>
          <table:table-cell office:value-type="float" office:value="63626908586838.8" calcext:value-type="float">
            <text:p>63626908586838.8</text:p>
          </table:table-cell>
          <table:table-cell table:style-name="ce23" table:formula="of:=([.AQ23]-[.AQ22])/1000" office:value-type="float" office:value="2.000296875" calcext:value-type="float">
            <text:p>2.0003</text:p>
          </table:table-cell>
          <table:table-cell table:style-name="ce11" table:formula="of:=[.AR23]+[.AS22]" office:value-type="float" office:value="42.001296875" calcext:value-type="float">
            <text:p>42.0013</text:p>
          </table:table-cell>
          <table:table-cell table:style-name="ce24" table:formula="of:=[.AS23]-2*([.$B23]-1)" office:value-type="float" office:value="0.00129687500000841" calcext:value-type="float">
            <text:p>0.001296875</text:p>
          </table:table-cell>
          <table:table-cell office:value-type="float" office:value="63626909058609.3" calcext:value-type="float">
            <text:p>63626909058609.3</text:p>
          </table:table-cell>
          <table:table-cell table:style-name="ce11" table:formula="of:=([.AU23]-[.AU22])/1000" office:value-type="float" office:value="1.99759375" calcext:value-type="float">
            <text:p>1.9976</text:p>
          </table:table-cell>
          <table:table-cell table:style-name="ce11" table:formula="of:=[.AV23]+[.AW22]" office:value-type="float" office:value="42" calcext:value-type="float">
            <text:p>42.0000</text:p>
          </table:table-cell>
          <table:table-cell table:style-name="ce25" table:formula="of:=[.AW23]-2*([.$B23]-1)"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23" calcext:value-type="float">
            <text:p>23</text:p>
          </table:table-cell>
          <table:table-cell office:value-type="float" office:value="63626903863378.4" calcext:value-type="float">
            <text:p>63626903863378.4</text:p>
          </table:table-cell>
          <table:table-cell table:formula="of:=([.C24]-[.C23])/1000" office:value-type="float" office:value="1.9986015625" calcext:value-type="float">
            <text:p>1.9986</text:p>
          </table:table-cell>
          <table:table-cell table:formula="of:=[.D24]+[.E23]" office:value-type="float" office:value="43.9996015625" calcext:value-type="float">
            <text:p>43.9996</text:p>
          </table:table-cell>
          <table:table-cell table:style-name="ce13" table:formula="of:=[.E24]-2*([.$B24]-1)" office:value-type="float" office:value="-0.000398437499995907" calcext:value-type="float">
            <text:p>-0.0003984375</text:p>
          </table:table-cell>
          <table:table-cell office:value-type="float" office:value="63626904346681.9" calcext:value-type="float">
            <text:p>63626904346681.9</text:p>
          </table:table-cell>
          <table:table-cell table:style-name="ce11" table:formula="of:=([.G24]-[.G23])/1000" office:value-type="float" office:value="2.0028984375" calcext:value-type="float">
            <text:p>2.0029</text:p>
          </table:table-cell>
          <table:table-cell table:style-name="ce11" table:formula="of:=[.H24]+[.I23]" office:value-type="float" office:value="44.0041015625" calcext:value-type="float">
            <text:p>44.0041</text:p>
          </table:table-cell>
          <table:table-cell table:style-name="ce14" table:formula="of:=[.I24]-2*([.$B24]-1)" office:value-type="float" office:value="0.00410156249999716" calcext:value-type="float">
            <text:p>0.0041015625</text:p>
          </table:table-cell>
          <table:table-cell office:value-type="float" office:value="63626904829577.6" calcext:value-type="float">
            <text:p>63626904829577.6</text:p>
          </table:table-cell>
          <table:table-cell table:style-name="ce11" table:formula="of:=([.K24]-[.K23])/1000" office:value-type="float" office:value="1.9998046875" calcext:value-type="float">
            <text:p>1.9998</text:p>
          </table:table-cell>
          <table:table-cell table:style-name="ce11" table:formula="of:=[.L24]+[.M23]" office:value-type="float" office:value="44.0016015625" calcext:value-type="float">
            <text:p>44.0016</text:p>
          </table:table-cell>
          <table:table-cell table:style-name="ce15" table:formula="of:=[.M24]-2*([.$B24]-1)" office:value-type="float" office:value="0.00160156249999943" calcext:value-type="float">
            <text:p>0.0016015625</text:p>
          </table:table-cell>
          <table:table-cell office:value-type="float" office:value="63626905293854.5" calcext:value-type="float">
            <text:p>63626905293854.5</text:p>
          </table:table-cell>
          <table:table-cell table:style-name="ce11" table:formula="of:=([.O24]-[.O23])/1000" office:value-type="float" office:value="2.0008984375" calcext:value-type="float">
            <text:p>2.0009</text:p>
          </table:table-cell>
          <table:table-cell table:style-name="ce11" table:formula="of:=[.P24]+[.Q23]" office:value-type="float" office:value="44.0005" calcext:value-type="float">
            <text:p>44.0005</text:p>
          </table:table-cell>
          <table:table-cell table:style-name="ce16" table:formula="of:=[.Q24]-2*([.$B24]-1)" office:value-type="float" office:value="0.000500000000002387" calcext:value-type="float">
            <text:p>0.0005</text:p>
          </table:table-cell>
          <table:table-cell office:value-type="float" office:value="63626905759181.7" calcext:value-type="float">
            <text:p>63626905759181.7</text:p>
          </table:table-cell>
          <table:table-cell table:style-name="ce11" table:formula="of:=([.S24]-[.S23])/1000" office:value-type="float" office:value="1.99940625" calcext:value-type="float">
            <text:p>1.9994</text:p>
          </table:table-cell>
          <table:table-cell table:style-name="ce11" table:formula="of:=[.T24]+[.U23]" office:value-type="float" office:value="43.9998046875" calcext:value-type="float">
            <text:p>43.9998</text:p>
          </table:table-cell>
          <table:table-cell table:style-name="ce17" table:formula="of:=[.U24]-2*([.$B24]-1)" office:value-type="float" office:value="-0.000195312500004263" calcext:value-type="float">
            <text:p>-0.0001953125</text:p>
          </table:table-cell>
          <table:table-cell office:value-type="float" office:value="63626906243938.1" calcext:value-type="float">
            <text:p>63626906243938.1</text:p>
          </table:table-cell>
          <table:table-cell table:style-name="ce11" table:formula="of:=([.W24]-[.W23])/1000" office:value-type="float" office:value="2.0018046875" calcext:value-type="float">
            <text:p>2.0018</text:p>
          </table:table-cell>
          <table:table-cell table:style-name="ce11" table:formula="of:=[.X24]+[.Y23]" office:value-type="float" office:value="44.0016015625" calcext:value-type="float">
            <text:p>44.0016</text:p>
          </table:table-cell>
          <table:table-cell table:style-name="ce18" table:formula="of:=[.Y24]-2*([.$B24]-1)" office:value-type="float" office:value="0.00160156249999943" calcext:value-type="float">
            <text:p>0.0016015625</text:p>
          </table:table-cell>
          <table:table-cell office:value-type="float" office:value="63626906709387.3" calcext:value-type="float">
            <text:p>63626906709387.3</text:p>
          </table:table-cell>
          <table:table-cell table:style-name="ce11" table:formula="of:=([.AA24]-[.AA23])/1000" office:value-type="float" office:value="1.9993984375" calcext:value-type="float">
            <text:p>1.9994</text:p>
          </table:table-cell>
          <table:table-cell table:style-name="ce11" table:formula="of:=[.AB24]+[.AC23]" office:value-type="float" office:value="43.9995" calcext:value-type="float">
            <text:p>43.9995</text:p>
          </table:table-cell>
          <table:table-cell table:style-name="ce19" table:formula="of:=[.AC24]-2*([.$B24]-1)" office:value-type="float" office:value="-0.000499999999995282" calcext:value-type="float">
            <text:p>-0.0005</text:p>
          </table:table-cell>
          <table:table-cell office:value-type="float" office:value="63626907183623" calcext:value-type="float">
            <text:p>63626907183623</text:p>
          </table:table-cell>
          <table:table-cell table:style-name="ce11" table:formula="of:=([.AE24]-[.AE23])/1000" office:value-type="float" office:value="1.9996015625" calcext:value-type="float">
            <text:p>1.9996</text:p>
          </table:table-cell>
          <table:table-cell table:style-name="ce11" table:formula="of:=[.AF24]+[.AG23]" office:value-type="float" office:value="44" calcext:value-type="float">
            <text:p>44.0000</text:p>
          </table:table-cell>
          <table:table-cell table:style-name="ce20" table:formula="of:=[.AG24]-2*([.$B24]-1)" office:value-type="float" office:value="0" calcext:value-type="float">
            <text:p>0</text:p>
          </table:table-cell>
          <table:table-cell office:value-type="float" office:value="63626907653293.8" calcext:value-type="float">
            <text:p>63626907653293.8</text:p>
          </table:table-cell>
          <table:table-cell table:style-name="ce11" table:formula="of:=([.AI24]-[.AI23])/1000" office:value-type="float" office:value="1.9986953125" calcext:value-type="float">
            <text:p>1.9987</text:p>
          </table:table-cell>
          <table:table-cell table:style-name="ce11" table:formula="of:=[.AJ24]+[.AK23]" office:value-type="float" office:value="44.0003984375" calcext:value-type="float">
            <text:p>44.0004</text:p>
          </table:table-cell>
          <table:table-cell table:style-name="ce21" table:formula="of:=[.AK24]-2*([.$B24]-1)" office:value-type="float" office:value="0.000398437499988802" calcext:value-type="float">
            <text:p>0.0003984375</text:p>
          </table:table-cell>
          <table:table-cell office:value-type="float" office:value="63626908119103.2" calcext:value-type="float">
            <text:p>63626908119103.2</text:p>
          </table:table-cell>
          <table:table-cell table:style-name="ce11" table:formula="of:=([.AM24]-[.AM23])/1000" office:value-type="float" office:value="1.998703125" calcext:value-type="float">
            <text:p>1.9987</text:p>
          </table:table-cell>
          <table:table-cell table:style-name="ce11" table:formula="of:=[.AN24]+[.AO23]" office:value-type="float" office:value="43.9998046875" calcext:value-type="float">
            <text:p>43.9998</text:p>
          </table:table-cell>
          <table:table-cell table:style-name="ce22" table:formula="of:=[.AO24]-2*([.$B24]-1)" office:value-type="float" office:value="-0.000195312500004263" calcext:value-type="float">
            <text:p>-0.0001953125</text:p>
          </table:table-cell>
          <table:table-cell office:value-type="float" office:value="63626908588837.5" calcext:value-type="float">
            <text:p>63626908588837.5</text:p>
          </table:table-cell>
          <table:table-cell table:style-name="ce23" table:formula="of:=([.AQ24]-[.AQ23])/1000" office:value-type="float" office:value="1.998703125" calcext:value-type="float">
            <text:p>1.9987</text:p>
          </table:table-cell>
          <table:table-cell table:style-name="ce11" table:formula="of:=[.AR24]+[.AS23]" office:value-type="float" office:value="44" calcext:value-type="float">
            <text:p>44.0000</text:p>
          </table:table-cell>
          <table:table-cell table:style-name="ce24" table:formula="of:=[.AS24]-2*([.$B24]-1)" office:value-type="float" office:value="0" calcext:value-type="float">
            <text:p>0</text:p>
          </table:table-cell>
          <table:table-cell office:value-type="float" office:value="63626909060611" calcext:value-type="float">
            <text:p>63626909060611</text:p>
          </table:table-cell>
          <table:table-cell table:style-name="ce11" table:formula="of:=([.AU24]-[.AU23])/1000" office:value-type="float" office:value="2.001703125" calcext:value-type="float">
            <text:p>2.0017</text:p>
          </table:table-cell>
          <table:table-cell table:style-name="ce11" table:formula="of:=[.AV24]+[.AW23]" office:value-type="float" office:value="44.001703125" calcext:value-type="float">
            <text:p>44.0017</text:p>
          </table:table-cell>
          <table:table-cell table:style-name="ce25" table:formula="of:=[.AW24]-2*([.$B24]-1)" office:value-type="float" office:value="0.00170312499999881" calcext:value-type="float">
            <text:p>0.0017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24" calcext:value-type="float">
            <text:p>24</text:p>
          </table:table-cell>
          <table:table-cell office:value-type="float" office:value="63626903865378.2" calcext:value-type="float">
            <text:p>63626903865378.2</text:p>
          </table:table-cell>
          <table:table-cell table:formula="of:=([.C25]-[.C24])/1000" office:value-type="float" office:value="1.9998046875" calcext:value-type="float">
            <text:p>1.9998</text:p>
          </table:table-cell>
          <table:table-cell table:formula="of:=[.D25]+[.E24]" office:value-type="float" office:value="45.99940625" calcext:value-type="float">
            <text:p>45.9994</text:p>
          </table:table-cell>
          <table:table-cell table:style-name="ce13" table:formula="of:=[.E25]-2*([.$B25]-1)" office:value-type="float" office:value="-0.000593749999993065" calcext:value-type="float">
            <text:p>-0.00059375</text:p>
          </table:table-cell>
          <table:table-cell office:value-type="float" office:value="63626904348677.7" calcext:value-type="float">
            <text:p>63626904348677.7</text:p>
          </table:table-cell>
          <table:table-cell table:style-name="ce11" table:formula="of:=([.G25]-[.G24])/1000" office:value-type="float" office:value="1.9958046875" calcext:value-type="float">
            <text:p>1.9958</text:p>
          </table:table-cell>
          <table:table-cell table:style-name="ce11" table:formula="of:=[.H25]+[.I24]" office:value-type="float" office:value="45.99990625" calcext:value-type="float">
            <text:p>45.9999</text:p>
          </table:table-cell>
          <table:table-cell table:style-name="ce14" table:formula="of:=[.I25]-2*([.$B25]-1)" office:value-type="float" office:value="-0.0000937500000048885" calcext:value-type="float">
            <text:p>-0.00009375</text:p>
          </table:table-cell>
          <table:table-cell office:value-type="float" office:value="63626904831575.7" calcext:value-type="float">
            <text:p>63626904831575.7</text:p>
          </table:table-cell>
          <table:table-cell table:style-name="ce11" table:formula="of:=([.K25]-[.K24])/1000" office:value-type="float" office:value="1.9981015625" calcext:value-type="float">
            <text:p>1.9981</text:p>
          </table:table-cell>
          <table:table-cell table:style-name="ce11" table:formula="of:=[.L25]+[.M24]" office:value-type="float" office:value="45.999703125" calcext:value-type="float">
            <text:p>45.9997</text:p>
          </table:table-cell>
          <table:table-cell table:style-name="ce15" table:formula="of:=[.M25]-2*([.$B25]-1)" office:value-type="float" office:value="-0.000296875000003638" calcext:value-type="float">
            <text:p>-0.000296875</text:p>
          </table:table-cell>
          <table:table-cell office:value-type="float" office:value="63626905295856.7" calcext:value-type="float">
            <text:p>63626905295856.7</text:p>
          </table:table-cell>
          <table:table-cell table:style-name="ce11" table:formula="of:=([.O25]-[.O24])/1000" office:value-type="float" office:value="2.002203125" calcext:value-type="float">
            <text:p>2.0022</text:p>
          </table:table-cell>
          <table:table-cell table:style-name="ce11" table:formula="of:=[.P25]+[.Q24]" office:value-type="float" office:value="46.002703125" calcext:value-type="float">
            <text:p>46.0027</text:p>
          </table:table-cell>
          <table:table-cell table:style-name="ce16" table:formula="of:=[.Q25]-2*([.$B25]-1)" office:value-type="float" office:value="0.00270312500000358" calcext:value-type="float">
            <text:p>0.002703125</text:p>
          </table:table-cell>
          <table:table-cell office:value-type="float" office:value="63626905761183.7" calcext:value-type="float">
            <text:p>63626905761183.7</text:p>
          </table:table-cell>
          <table:table-cell table:style-name="ce11" table:formula="of:=([.S25]-[.S24])/1000" office:value-type="float" office:value="2.002" calcext:value-type="float">
            <text:p>2.0020</text:p>
          </table:table-cell>
          <table:table-cell table:style-name="ce11" table:formula="of:=[.T25]+[.U24]" office:value-type="float" office:value="46.0018046875" calcext:value-type="float">
            <text:p>46.0018</text:p>
          </table:table-cell>
          <table:table-cell table:style-name="ce17" table:formula="of:=[.U25]-2*([.$B25]-1)" office:value-type="float" office:value="0.00180468749999818" calcext:value-type="float">
            <text:p>0.0018046875</text:p>
          </table:table-cell>
          <table:table-cell office:value-type="float" office:value="63626906245938.3" calcext:value-type="float">
            <text:p>63626906245938.3</text:p>
          </table:table-cell>
          <table:table-cell table:style-name="ce11" table:formula="of:=([.W25]-[.W24])/1000" office:value-type="float" office:value="2.0001953125" calcext:value-type="float">
            <text:p>2.0002</text:p>
          </table:table-cell>
          <table:table-cell table:style-name="ce11" table:formula="of:=[.X25]+[.Y24]" office:value-type="float" office:value="46.001796875" calcext:value-type="float">
            <text:p>46.0018</text:p>
          </table:table-cell>
          <table:table-cell table:style-name="ce18" table:formula="of:=[.Y25]-2*([.$B25]-1)" office:value-type="float" office:value="0.00179687499999659" calcext:value-type="float">
            <text:p>0.001796875</text:p>
          </table:table-cell>
          <table:table-cell office:value-type="float" office:value="63626906711387.8" calcext:value-type="float">
            <text:p>63626906711387.8</text:p>
          </table:table-cell>
          <table:table-cell table:style-name="ce11" table:formula="of:=([.AA25]-[.AA24])/1000" office:value-type="float" office:value="2.0005" calcext:value-type="float">
            <text:p>2.0005</text:p>
          </table:table-cell>
          <table:table-cell table:style-name="ce11" table:formula="of:=[.AB25]+[.AC24]" office:value-type="float" office:value="46" calcext:value-type="float">
            <text:p>46.0000</text:p>
          </table:table-cell>
          <table:table-cell table:style-name="ce19" table:formula="of:=[.AC25]-2*([.$B25]-1)" office:value-type="float" office:value="0" calcext:value-type="float">
            <text:p>0</text:p>
          </table:table-cell>
          <table:table-cell office:value-type="float" office:value="63626907185624" calcext:value-type="float">
            <text:p>63626907185624</text:p>
          </table:table-cell>
          <table:table-cell table:style-name="ce11" table:formula="of:=([.AE25]-[.AE24])/1000" office:value-type="float" office:value="2.001" calcext:value-type="float">
            <text:p>2.0010</text:p>
          </table:table-cell>
          <table:table-cell table:style-name="ce11" table:formula="of:=[.AF25]+[.AG24]" office:value-type="float" office:value="46.001" calcext:value-type="float">
            <text:p>46.0010</text:p>
          </table:table-cell>
          <table:table-cell table:style-name="ce20" table:formula="of:=[.AG25]-2*([.$B25]-1)" office:value-type="float" office:value="0.000999999999990564" calcext:value-type="float">
            <text:p>0.001</text:p>
          </table:table-cell>
          <table:table-cell office:value-type="float" office:value="63626907655295.3" calcext:value-type="float">
            <text:p>63626907655295.3</text:p>
          </table:table-cell>
          <table:table-cell table:style-name="ce11" table:formula="of:=([.AI25]-[.AI24])/1000" office:value-type="float" office:value="2.0015" calcext:value-type="float">
            <text:p>2.0015</text:p>
          </table:table-cell>
          <table:table-cell table:style-name="ce11" table:formula="of:=[.AJ25]+[.AK24]" office:value-type="float" office:value="46.0018984375" calcext:value-type="float">
            <text:p>46.0019</text:p>
          </table:table-cell>
          <table:table-cell table:style-name="ce21" table:formula="of:=[.AK25]-2*([.$B25]-1)" office:value-type="float" office:value="0.00189843749998886" calcext:value-type="float">
            <text:p>0.0018984375</text:p>
          </table:table-cell>
          <table:table-cell office:value-type="float" office:value="63626908121103.1" calcext:value-type="float">
            <text:p>63626908121103.1</text:p>
          </table:table-cell>
          <table:table-cell table:style-name="ce11" table:formula="of:=([.AM25]-[.AM24])/1000" office:value-type="float" office:value="1.9998984375" calcext:value-type="float">
            <text:p>1.9999</text:p>
          </table:table-cell>
          <table:table-cell table:style-name="ce11" table:formula="of:=[.AN25]+[.AO24]" office:value-type="float" office:value="45.999703125" calcext:value-type="float">
            <text:p>45.9997</text:p>
          </table:table-cell>
          <table:table-cell table:style-name="ce22" table:formula="of:=[.AO25]-2*([.$B25]-1)" office:value-type="float" office:value="-0.000296875000003638" calcext:value-type="float">
            <text:p>-0.000296875</text:p>
          </table:table-cell>
          <table:table-cell office:value-type="float" office:value="63626908590838.9" calcext:value-type="float">
            <text:p>63626908590838.9</text:p>
          </table:table-cell>
          <table:table-cell table:style-name="ce23" table:formula="of:=([.AQ25]-[.AQ24])/1000" office:value-type="float" office:value="2.0013984375" calcext:value-type="float">
            <text:p>2.0014</text:p>
          </table:table-cell>
          <table:table-cell table:style-name="ce11" table:formula="of:=[.AR25]+[.AS24]" office:value-type="float" office:value="46.0013984375" calcext:value-type="float">
            <text:p>46.0014</text:p>
          </table:table-cell>
          <table:table-cell table:style-name="ce24" table:formula="of:=[.AS25]-2*([.$B25]-1)" office:value-type="float" office:value="0.00139843750000779" calcext:value-type="float">
            <text:p>0.0013984375</text:p>
          </table:table-cell>
          <table:table-cell office:value-type="float" office:value="63626909062610.1" calcext:value-type="float">
            <text:p>63626909062610.1</text:p>
          </table:table-cell>
          <table:table-cell table:style-name="ce11" table:formula="of:=([.AU25]-[.AU24])/1000" office:value-type="float" office:value="1.9991015625" calcext:value-type="float">
            <text:p>1.9991</text:p>
          </table:table-cell>
          <table:table-cell table:style-name="ce11" table:formula="of:=[.AV25]+[.AW24]" office:value-type="float" office:value="46.0008046875" calcext:value-type="float">
            <text:p>46.0008</text:p>
          </table:table-cell>
          <table:table-cell table:style-name="ce25" table:formula="of:=[.AW25]-2*([.$B25]-1)" office:value-type="float" office:value="0.000804687500000512" calcext:value-type="float">
            <text:p>0.0008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10" office:value-type="float" office:value="25" calcext:value-type="float">
            <text:p>25</text:p>
          </table:table-cell>
          <table:table-cell office:value-type="float" office:value="63626903867379.9" calcext:value-type="float">
            <text:p>63626903867379.9</text:p>
          </table:table-cell>
          <table:table-cell table:formula="of:=([.C26]-[.C25])/1000" office:value-type="float" office:value="2.0016953125" calcext:value-type="float">
            <text:p>2.0017</text:p>
          </table:table-cell>
          <table:table-cell table:formula="of:=[.D26]+[.E25]" office:value-type="float" office:value="48.0011015625" calcext:value-type="float">
            <text:p>48.0011</text:p>
          </table:table-cell>
          <table:table-cell table:style-name="ce13" table:formula="of:=[.E26]-2*([.$B26]-1)" office:value-type="float" office:value="0.00110156250000415" calcext:value-type="float">
            <text:p>0.0011015625</text:p>
          </table:table-cell>
          <table:table-cell office:value-type="float" office:value="63626904350679.6" calcext:value-type="float">
            <text:p>63626904350679.6</text:p>
          </table:table-cell>
          <table:table-cell table:style-name="ce11" table:formula="of:=([.G26]-[.G25])/1000" office:value-type="float" office:value="2.0018984375" calcext:value-type="float">
            <text:p>2.0019</text:p>
          </table:table-cell>
          <table:table-cell table:style-name="ce11" table:formula="of:=[.H26]+[.I25]" office:value-type="float" office:value="48.0018046875" calcext:value-type="float">
            <text:p>48.0018</text:p>
          </table:table-cell>
          <table:table-cell table:style-name="ce14" table:formula="of:=[.I26]-2*([.$B26]-1)" office:value-type="float" office:value="0.00180468749999818" calcext:value-type="float">
            <text:p>0.0018046875</text:p>
          </table:table-cell>
          <table:table-cell office:value-type="float" office:value="63626904833575.6" calcext:value-type="float">
            <text:p>63626904833575.6</text:p>
          </table:table-cell>
          <table:table-cell table:style-name="ce11" table:formula="of:=([.K26]-[.K25])/1000" office:value-type="float" office:value="1.9998984375" calcext:value-type="float">
            <text:p>1.9999</text:p>
          </table:table-cell>
          <table:table-cell table:style-name="ce11" table:formula="of:=[.L26]+[.M25]" office:value-type="float" office:value="47.9996015625" calcext:value-type="float">
            <text:p>47.9996</text:p>
          </table:table-cell>
          <table:table-cell table:style-name="ce15" table:formula="of:=[.M26]-2*([.$B26]-1)" office:value-type="float" office:value="-0.000398437500003013" calcext:value-type="float">
            <text:p>-0.0003984375</text:p>
          </table:table-cell>
          <table:table-cell office:value-type="float" office:value="63626905297853.9" calcext:value-type="float">
            <text:p>63626905297853.9</text:p>
          </table:table-cell>
          <table:table-cell table:style-name="ce11" table:formula="of:=([.O26]-[.O25])/1000" office:value-type="float" office:value="1.9971953125" calcext:value-type="float">
            <text:p>1.9972</text:p>
          </table:table-cell>
          <table:table-cell table:style-name="ce11" table:formula="of:=[.P26]+[.Q25]" office:value-type="float" office:value="47.9998984375" calcext:value-type="float">
            <text:p>47.9999</text:p>
          </table:table-cell>
          <table:table-cell table:style-name="ce16" table:formula="of:=[.Q26]-2*([.$B26]-1)" office:value-type="float" office:value="-0.000101562499999375" calcext:value-type="float">
            <text:p>-0.0001015625</text:p>
          </table:table-cell>
          <table:table-cell office:value-type="float" office:value="63626905763182.5" calcext:value-type="float">
            <text:p>63626905763182.5</text:p>
          </table:table-cell>
          <table:table-cell table:style-name="ce11" table:formula="of:=([.S26]-[.S25])/1000" office:value-type="float" office:value="1.998796875" calcext:value-type="float">
            <text:p>1.9988</text:p>
          </table:table-cell>
          <table:table-cell table:style-name="ce11" table:formula="of:=[.T26]+[.U25]" office:value-type="float" office:value="48.0006015625" calcext:value-type="float">
            <text:p>48.0006</text:p>
          </table:table-cell>
          <table:table-cell table:style-name="ce17" table:formula="of:=[.U26]-2*([.$B26]-1)" office:value-type="float" office:value="0.000601562499994657" calcext:value-type="float">
            <text:p>0.0006015625</text:p>
          </table:table-cell>
          <table:table-cell office:value-type="float" office:value="63626906247939.6" calcext:value-type="float">
            <text:p>63626906247939.6</text:p>
          </table:table-cell>
          <table:table-cell table:style-name="ce11" table:formula="of:=([.W26]-[.W25])/1000" office:value-type="float" office:value="2.0013046875" calcext:value-type="float">
            <text:p>2.0013</text:p>
          </table:table-cell>
          <table:table-cell table:style-name="ce11" table:formula="of:=[.X26]+[.Y25]" office:value-type="float" office:value="48.0031015625" calcext:value-type="float">
            <text:p>48.0031</text:p>
          </table:table-cell>
          <table:table-cell table:style-name="ce18" table:formula="of:=[.Y26]-2*([.$B26]-1)" office:value-type="float" office:value="0.00310156249999949" calcext:value-type="float">
            <text:p>0.0031015625</text:p>
          </table:table-cell>
          <table:table-cell office:value-type="float" office:value="63626906713387.2" calcext:value-type="float">
            <text:p>63626906713387.2</text:p>
          </table:table-cell>
          <table:table-cell table:style-name="ce11" table:formula="of:=([.AA26]-[.AA25])/1000" office:value-type="float" office:value="1.99940625" calcext:value-type="float">
            <text:p>1.9994</text:p>
          </table:table-cell>
          <table:table-cell table:style-name="ce11" table:formula="of:=[.AB26]+[.AC25]" office:value-type="float" office:value="47.99940625" calcext:value-type="float">
            <text:p>47.9994</text:p>
          </table:table-cell>
          <table:table-cell table:style-name="ce19" table:formula="of:=[.AC26]-2*([.$B26]-1)" office:value-type="float" office:value="-0.000593749999993065" calcext:value-type="float">
            <text:p>-0.00059375</text:p>
          </table:table-cell>
          <table:table-cell office:value-type="float" office:value="63626907187622.2" calcext:value-type="float">
            <text:p>63626907187622.2</text:p>
          </table:table-cell>
          <table:table-cell table:style-name="ce11" table:formula="of:=([.AE26]-[.AE25])/1000" office:value-type="float" office:value="1.998203125" calcext:value-type="float">
            <text:p>1.9982</text:p>
          </table:table-cell>
          <table:table-cell table:style-name="ce11" table:formula="of:=[.AF26]+[.AG25]" office:value-type="float" office:value="47.999203125" calcext:value-type="float">
            <text:p>47.9992</text:p>
          </table:table-cell>
          <table:table-cell table:style-name="ce20" table:formula="of:=[.AG26]-2*([.$B26]-1)" office:value-type="float" office:value="-0.000796875000006025" calcext:value-type="float">
            <text:p>-0.000796875</text:p>
          </table:table-cell>
          <table:table-cell office:value-type="float" office:value="63626907657295.7" calcext:value-type="float">
            <text:p>63626907657295.7</text:p>
          </table:table-cell>
          <table:table-cell table:style-name="ce11" table:formula="of:=([.AI26]-[.AI25])/1000" office:value-type="float" office:value="2.00040625" calcext:value-type="float">
            <text:p>2.0004</text:p>
          </table:table-cell>
          <table:table-cell table:style-name="ce11" table:formula="of:=[.AJ26]+[.AK25]" office:value-type="float" office:value="48.0023046875" calcext:value-type="float">
            <text:p>48.0023</text:p>
          </table:table-cell>
          <table:table-cell table:style-name="ce21" table:formula="of:=[.AK26]-2*([.$B26]-1)" office:value-type="float" office:value="0.00230468749998636" calcext:value-type="float">
            <text:p>0.0023046875</text:p>
          </table:table-cell>
          <table:table-cell office:value-type="float" office:value="63626908123103.1" calcext:value-type="float">
            <text:p>63626908123103.1</text:p>
          </table:table-cell>
          <table:table-cell table:style-name="ce11" table:formula="of:=([.AM26]-[.AM25])/1000" office:value-type="float" office:value="2" calcext:value-type="float">
            <text:p>2.0000</text:p>
          </table:table-cell>
          <table:table-cell table:style-name="ce11" table:formula="of:=[.AN26]+[.AO25]" office:value-type="float" office:value="47.999703125" calcext:value-type="float">
            <text:p>47.9997</text:p>
          </table:table-cell>
          <table:table-cell table:style-name="ce22" table:formula="of:=[.AO26]-2*([.$B26]-1)" office:value-type="float" office:value="-0.000296875000003638" calcext:value-type="float">
            <text:p>-0.000296875</text:p>
          </table:table-cell>
          <table:table-cell office:value-type="float" office:value="63626908592839.3" calcext:value-type="float">
            <text:p>63626908592839.3</text:p>
          </table:table-cell>
          <table:table-cell table:style-name="ce23" table:formula="of:=([.AQ26]-[.AQ25])/1000" office:value-type="float" office:value="2.0003984375" calcext:value-type="float">
            <text:p>2.0004</text:p>
          </table:table-cell>
          <table:table-cell table:style-name="ce11" table:formula="of:=[.AR26]+[.AS25]" office:value-type="float" office:value="48.001796875" calcext:value-type="float">
            <text:p>48.0018</text:p>
          </table:table-cell>
          <table:table-cell table:style-name="ce24" table:formula="of:=[.AS26]-2*([.$B26]-1)" office:value-type="float" office:value="0.0017968750000108" calcext:value-type="float">
            <text:p>0.001796875</text:p>
          </table:table-cell>
          <table:table-cell office:value-type="float" office:value="63626909064610.6" calcext:value-type="float">
            <text:p>63626909064610.6</text:p>
          </table:table-cell>
          <table:table-cell table:style-name="ce11" table:formula="of:=([.AU26]-[.AU25])/1000" office:value-type="float" office:value="2.0005" calcext:value-type="float">
            <text:p>2.0005</text:p>
          </table:table-cell>
          <table:table-cell table:style-name="ce11" table:formula="of:=[.AV26]+[.AW25]" office:value-type="float" office:value="48.0013046875" calcext:value-type="float">
            <text:p>48.0013</text:p>
          </table:table-cell>
          <table:table-cell table:style-name="ce25" table:formula="of:=[.AW26]-2*([.$B26]-1)" office:value-type="float" office:value="0.0013046875000029" calcext:value-type="float">
            <text:p>0.0013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10" office:value-type="float" office:value="26" calcext:value-type="float">
            <text:p>26</text:p>
          </table:table-cell>
          <table:table-cell office:value-type="float" office:value="63626903869378.8" calcext:value-type="float">
            <text:p>63626903869378.8</text:p>
          </table:table-cell>
          <table:table-cell table:formula="of:=([.C27]-[.C26])/1000" office:value-type="float" office:value="1.9988984375" calcext:value-type="float">
            <text:p>1.9989</text:p>
          </table:table-cell>
          <table:table-cell table:formula="of:=[.D27]+[.E26]" office:value-type="float" office:value="50" calcext:value-type="float">
            <text:p>50.0000</text:p>
          </table:table-cell>
          <table:table-cell table:style-name="ce13" table:formula="of:=[.E27]-2*([.$B27]-1)" office:value-type="float" office:value="0" calcext:value-type="float">
            <text:p>0</text:p>
          </table:table-cell>
          <table:table-cell office:value-type="float" office:value="63626904352678" calcext:value-type="float">
            <text:p>63626904352678</text:p>
          </table:table-cell>
          <table:table-cell table:style-name="ce11" table:formula="of:=([.G27]-[.G26])/1000" office:value-type="float" office:value="1.9983984375" calcext:value-type="float">
            <text:p>1.9984</text:p>
          </table:table-cell>
          <table:table-cell table:style-name="ce11" table:formula="of:=[.H27]+[.I26]" office:value-type="float" office:value="50.000203125" calcext:value-type="float">
            <text:p>50.0002</text:p>
          </table:table-cell>
          <table:table-cell table:style-name="ce14" table:formula="of:=[.I27]-2*([.$B27]-1)" office:value-type="float" office:value="0.000203124999998749" calcext:value-type="float">
            <text:p>0.000203125</text:p>
          </table:table-cell>
          <table:table-cell office:value-type="float" office:value="63626904835575.4" calcext:value-type="float">
            <text:p>63626904835575.4</text:p>
          </table:table-cell>
          <table:table-cell table:style-name="ce11" table:formula="of:=([.K27]-[.K26])/1000" office:value-type="float" office:value="1.999796875" calcext:value-type="float">
            <text:p>1.9998</text:p>
          </table:table-cell>
          <table:table-cell table:style-name="ce11" table:formula="of:=[.L27]+[.M26]" office:value-type="float" office:value="49.9993984375" calcext:value-type="float">
            <text:p>49.9994</text:p>
          </table:table-cell>
          <table:table-cell table:style-name="ce15" table:formula="of:=[.M27]-2*([.$B27]-1)" office:value-type="float" office:value="-0.000601562500001762" calcext:value-type="float">
            <text:p>-0.0006015625</text:p>
          </table:table-cell>
          <table:table-cell office:value-type="float" office:value="63626905299853.8" calcext:value-type="float">
            <text:p>63626905299853.8</text:p>
          </table:table-cell>
          <table:table-cell table:style-name="ce11" table:formula="of:=([.O27]-[.O26])/1000" office:value-type="float" office:value="1.9998984375" calcext:value-type="float">
            <text:p>1.9999</text:p>
          </table:table-cell>
          <table:table-cell table:style-name="ce11" table:formula="of:=[.P27]+[.Q26]" office:value-type="float" office:value="49.999796875" calcext:value-type="float">
            <text:p>49.9998</text:p>
          </table:table-cell>
          <table:table-cell table:style-name="ce16" table:formula="of:=[.Q27]-2*([.$B27]-1)" office:value-type="float" office:value="-0.000203124999998749" calcext:value-type="float">
            <text:p>-0.000203125</text:p>
          </table:table-cell>
          <table:table-cell office:value-type="float" office:value="63626905765182.2" calcext:value-type="float">
            <text:p>63626905765182.2</text:p>
          </table:table-cell>
          <table:table-cell table:style-name="ce11" table:formula="of:=([.S27]-[.S26])/1000" office:value-type="float" office:value="1.999703125" calcext:value-type="float">
            <text:p>1.9997</text:p>
          </table:table-cell>
          <table:table-cell table:style-name="ce11" table:formula="of:=[.T27]+[.U26]" office:value-type="float" office:value="50.0003046875" calcext:value-type="float">
            <text:p>50.0003</text:p>
          </table:table-cell>
          <table:table-cell table:style-name="ce17" table:formula="of:=[.U27]-2*([.$B27]-1)" office:value-type="float" office:value="0.000304687499991019" calcext:value-type="float">
            <text:p>0.0003046875</text:p>
          </table:table-cell>
          <table:table-cell office:value-type="float" office:value="63626906249938.3" calcext:value-type="float">
            <text:p>63626906249938.3</text:p>
          </table:table-cell>
          <table:table-cell table:style-name="ce11" table:formula="of:=([.W27]-[.W26])/1000" office:value-type="float" office:value="1.9986953125" calcext:value-type="float">
            <text:p>1.9987</text:p>
          </table:table-cell>
          <table:table-cell table:style-name="ce11" table:formula="of:=[.X27]+[.Y26]" office:value-type="float" office:value="50.001796875" calcext:value-type="float">
            <text:p>50.0018</text:p>
          </table:table-cell>
          <table:table-cell table:style-name="ce18" table:formula="of:=[.Y27]-2*([.$B27]-1)" office:value-type="float" office:value="0.00179687499999659" calcext:value-type="float">
            <text:p>0.001796875</text:p>
          </table:table-cell>
          <table:table-cell office:value-type="float" office:value="63626906715387" calcext:value-type="float">
            <text:p>63626906715387</text:p>
          </table:table-cell>
          <table:table-cell table:style-name="ce11" table:formula="of:=([.AA27]-[.AA26])/1000" office:value-type="float" office:value="1.999796875" calcext:value-type="float">
            <text:p>1.9998</text:p>
          </table:table-cell>
          <table:table-cell table:style-name="ce11" table:formula="of:=[.AB27]+[.AC26]" office:value-type="float" office:value="49.999203125" calcext:value-type="float">
            <text:p>49.9992</text:p>
          </table:table-cell>
          <table:table-cell table:style-name="ce19" table:formula="of:=[.AC27]-2*([.$B27]-1)" office:value-type="float" office:value="-0.000796874999991815" calcext:value-type="float">
            <text:p>-0.000796875</text:p>
          </table:table-cell>
          <table:table-cell office:value-type="float" office:value="63626907189622.4" calcext:value-type="float">
            <text:p>63626907189622.4</text:p>
          </table:table-cell>
          <table:table-cell table:style-name="ce11" table:formula="of:=([.AE27]-[.AE26])/1000" office:value-type="float" office:value="2.0001953125" calcext:value-type="float">
            <text:p>2.0002</text:p>
          </table:table-cell>
          <table:table-cell table:style-name="ce11" table:formula="of:=[.AF27]+[.AG26]" office:value-type="float" office:value="49.9993984375" calcext:value-type="float">
            <text:p>49.9994</text:p>
          </table:table-cell>
          <table:table-cell table:style-name="ce20" table:formula="of:=[.AG27]-2*([.$B27]-1)" office:value-type="float" office:value="-0.000601562500008868" calcext:value-type="float">
            <text:p>-0.0006015625</text:p>
          </table:table-cell>
          <table:table-cell office:value-type="float" office:value="63626907659293.6" calcext:value-type="float">
            <text:p>63626907659293.6</text:p>
          </table:table-cell>
          <table:table-cell table:style-name="ce11" table:formula="of:=([.AI27]-[.AI26])/1000" office:value-type="float" office:value="1.9978984375" calcext:value-type="float">
            <text:p>1.9979</text:p>
          </table:table-cell>
          <table:table-cell table:style-name="ce11" table:formula="of:=[.AJ27]+[.AK26]" office:value-type="float" office:value="50.000203125" calcext:value-type="float">
            <text:p>50.0002</text:p>
          </table:table-cell>
          <table:table-cell table:style-name="ce21" table:formula="of:=[.AK27]-2*([.$B27]-1)" office:value-type="float" office:value="0.000203124999984539" calcext:value-type="float">
            <text:p>0.000203125</text:p>
          </table:table-cell>
          <table:table-cell office:value-type="float" office:value="63626908125103.1" calcext:value-type="float">
            <text:p>63626908125103.1</text:p>
          </table:table-cell>
          <table:table-cell table:style-name="ce11" table:formula="of:=([.AM27]-[.AM26])/1000" office:value-type="float" office:value="2" calcext:value-type="float">
            <text:p>2.0000</text:p>
          </table:table-cell>
          <table:table-cell table:style-name="ce11" table:formula="of:=[.AN27]+[.AO26]" office:value-type="float" office:value="49.999703125" calcext:value-type="float">
            <text:p>49.9997</text:p>
          </table:table-cell>
          <table:table-cell table:style-name="ce22" table:formula="of:=[.AO27]-2*([.$B27]-1)" office:value-type="float" office:value="-0.000296875000003638" calcext:value-type="float">
            <text:p>-0.000296875</text:p>
          </table:table-cell>
          <table:table-cell office:value-type="float" office:value="63626908594837.4" calcext:value-type="float">
            <text:p>63626908594837.4</text:p>
          </table:table-cell>
          <table:table-cell table:style-name="ce23" table:formula="of:=([.AQ27]-[.AQ26])/1000" office:value-type="float" office:value="1.9981015625" calcext:value-type="float">
            <text:p>1.9981</text:p>
          </table:table-cell>
          <table:table-cell table:style-name="ce11" table:formula="of:=[.AR27]+[.AS26]" office:value-type="float" office:value="49.9998984375" calcext:value-type="float">
            <text:p>49.9999</text:p>
          </table:table-cell>
          <table:table-cell table:style-name="ce24" table:formula="of:=[.AS27]-2*([.$B27]-1)" office:value-type="float" office:value="-0.000101562499992269" calcext:value-type="float">
            <text:p>-0.0001015625</text:p>
          </table:table-cell>
          <table:table-cell office:value-type="float" office:value="63626909066609.4" calcext:value-type="float">
            <text:p>63626909066609.4</text:p>
          </table:table-cell>
          <table:table-cell table:style-name="ce11" table:formula="of:=([.AU27]-[.AU26])/1000" office:value-type="float" office:value="1.998796875" calcext:value-type="float">
            <text:p>1.9988</text:p>
          </table:table-cell>
          <table:table-cell table:style-name="ce11" table:formula="of:=[.AV27]+[.AW26]" office:value-type="float" office:value="50.0001015625" calcext:value-type="float">
            <text:p>50.0001</text:p>
          </table:table-cell>
          <table:table-cell table:style-name="ce25" table:formula="of:=[.AW27]-2*([.$B27]-1)" office:value-type="float" office:value="0.00010156250000648" calcext:value-type="float">
            <text:p>0.0001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27" calcext:value-type="float">
            <text:p>27</text:p>
          </table:table-cell>
          <table:table-cell office:value-type="float" office:value="63626903871378.3" calcext:value-type="float">
            <text:p>63626903871378.3</text:p>
          </table:table-cell>
          <table:table-cell table:formula="of:=([.C28]-[.C27])/1000" office:value-type="float" office:value="1.9995" calcext:value-type="float">
            <text:p>1.9995</text:p>
          </table:table-cell>
          <table:table-cell table:formula="of:=[.D28]+[.E27]" office:value-type="float" office:value="51.9995" calcext:value-type="float">
            <text:p>51.9995</text:p>
          </table:table-cell>
          <table:table-cell table:style-name="ce13" table:formula="of:=[.E28]-2*([.$B28]-1)" office:value-type="float" office:value="-0.000499999999995282" calcext:value-type="float">
            <text:p>-0.0005</text:p>
          </table:table-cell>
          <table:table-cell office:value-type="float" office:value="63626904354679.2" calcext:value-type="float">
            <text:p>63626904354679.2</text:p>
          </table:table-cell>
          <table:table-cell table:style-name="ce11" table:formula="of:=([.G28]-[.G27])/1000" office:value-type="float" office:value="2.001203125" calcext:value-type="float">
            <text:p>2.0012</text:p>
          </table:table-cell>
          <table:table-cell table:style-name="ce11" table:formula="of:=[.H28]+[.I27]" office:value-type="float" office:value="52.00140625" calcext:value-type="float">
            <text:p>52.0014</text:p>
          </table:table-cell>
          <table:table-cell table:style-name="ce14" table:formula="of:=[.I28]-2*([.$B28]-1)" office:value-type="float" office:value="0.00140625000000227" calcext:value-type="float">
            <text:p>0.00140625</text:p>
          </table:table-cell>
          <table:table-cell office:value-type="float" office:value="63626904837576.9" calcext:value-type="float">
            <text:p>63626904837576.9</text:p>
          </table:table-cell>
          <table:table-cell table:style-name="ce11" table:formula="of:=([.K28]-[.K27])/1000" office:value-type="float" office:value="2.0015" calcext:value-type="float">
            <text:p>2.0015</text:p>
          </table:table-cell>
          <table:table-cell table:style-name="ce11" table:formula="of:=[.L28]+[.M27]" office:value-type="float" office:value="52.0008984375" calcext:value-type="float">
            <text:p>52.0009</text:p>
          </table:table-cell>
          <table:table-cell table:style-name="ce15" table:formula="of:=[.M28]-2*([.$B28]-1)" office:value-type="float" office:value="0.000898437499998295" calcext:value-type="float">
            <text:p>0.0008984375</text:p>
          </table:table-cell>
          <table:table-cell office:value-type="float" office:value="63626905301856.9" calcext:value-type="float">
            <text:p>63626905301856.9</text:p>
          </table:table-cell>
          <table:table-cell table:style-name="ce11" table:formula="of:=([.O28]-[.O27])/1000" office:value-type="float" office:value="2.0031015625" calcext:value-type="float">
            <text:p>2.0031</text:p>
          </table:table-cell>
          <table:table-cell table:style-name="ce11" table:formula="of:=[.P28]+[.Q27]" office:value-type="float" office:value="52.0028984375" calcext:value-type="float">
            <text:p>52.0029</text:p>
          </table:table-cell>
          <table:table-cell table:style-name="ce16" table:formula="of:=[.Q28]-2*([.$B28]-1)" office:value-type="float" office:value="0.00289843750000074" calcext:value-type="float">
            <text:p>0.0028984375</text:p>
          </table:table-cell>
          <table:table-cell office:value-type="float" office:value="63626905767182" calcext:value-type="float">
            <text:p>63626905767182</text:p>
          </table:table-cell>
          <table:table-cell table:style-name="ce11" table:formula="of:=([.S28]-[.S27])/1000" office:value-type="float" office:value="1.999796875" calcext:value-type="float">
            <text:p>1.9998</text:p>
          </table:table-cell>
          <table:table-cell table:style-name="ce11" table:formula="of:=[.T28]+[.U27]" office:value-type="float" office:value="52.0001015625" calcext:value-type="float">
            <text:p>52.0001</text:p>
          </table:table-cell>
          <table:table-cell table:style-name="ce17" table:formula="of:=[.U28]-2*([.$B28]-1)" office:value-type="float" office:value="0.000101562499992269" calcext:value-type="float">
            <text:p>0.0001015625</text:p>
          </table:table-cell>
          <table:table-cell office:value-type="float" office:value="63626906251939" calcext:value-type="float">
            <text:p>63626906251939</text:p>
          </table:table-cell>
          <table:table-cell table:style-name="ce11" table:formula="of:=([.W28]-[.W27])/1000" office:value-type="float" office:value="2.000703125" calcext:value-type="float">
            <text:p>2.0007</text:p>
          </table:table-cell>
          <table:table-cell table:style-name="ce11" table:formula="of:=[.X28]+[.Y27]" office:value-type="float" office:value="52.0025" calcext:value-type="float">
            <text:p>52.0025</text:p>
          </table:table-cell>
          <table:table-cell table:style-name="ce18" table:formula="of:=[.Y28]-2*([.$B28]-1)" office:value-type="float" office:value="0.00249999999999773" calcext:value-type="float">
            <text:p>0.0025</text:p>
          </table:table-cell>
          <table:table-cell office:value-type="float" office:value="63626906717389.9" calcext:value-type="float">
            <text:p>63626906717389.9</text:p>
          </table:table-cell>
          <table:table-cell table:style-name="ce11" table:formula="of:=([.AA28]-[.AA27])/1000" office:value-type="float" office:value="2.0028984375" calcext:value-type="float">
            <text:p>2.0029</text:p>
          </table:table-cell>
          <table:table-cell table:style-name="ce11" table:formula="of:=[.AB28]+[.AC27]" office:value-type="float" office:value="52.0021015625" calcext:value-type="float">
            <text:p>52.0021</text:p>
          </table:table-cell>
          <table:table-cell table:style-name="ce19" table:formula="of:=[.AC28]-2*([.$B28]-1)" office:value-type="float" office:value="0.00210156250000892" calcext:value-type="float">
            <text:p>0.0021015625</text:p>
          </table:table-cell>
          <table:table-cell office:value-type="float" office:value="63626907191625.6" calcext:value-type="float">
            <text:p>63626907191625.6</text:p>
          </table:table-cell>
          <table:table-cell table:style-name="ce11" table:formula="of:=([.AE28]-[.AE27])/1000" office:value-type="float" office:value="2.003203125" calcext:value-type="float">
            <text:p>2.0032</text:p>
          </table:table-cell>
          <table:table-cell table:style-name="ce11" table:formula="of:=[.AF28]+[.AG27]" office:value-type="float" office:value="52.0026015625" calcext:value-type="float">
            <text:p>52.0026</text:p>
          </table:table-cell>
          <table:table-cell table:style-name="ce20" table:formula="of:=[.AG28]-2*([.$B28]-1)" office:value-type="float" office:value="0.00260156249999" calcext:value-type="float">
            <text:p>0.0026015625</text:p>
          </table:table-cell>
          <table:table-cell office:value-type="float" office:value="63626907661296.2" calcext:value-type="float">
            <text:p>63626907661296.2</text:p>
          </table:table-cell>
          <table:table-cell table:style-name="ce11" table:formula="of:=([.AI28]-[.AI27])/1000" office:value-type="float" office:value="2.0026015625" calcext:value-type="float">
            <text:p>2.0026</text:p>
          </table:table-cell>
          <table:table-cell table:style-name="ce11" table:formula="of:=[.AJ28]+[.AK27]" office:value-type="float" office:value="52.0028046875" calcext:value-type="float">
            <text:p>52.0028</text:p>
          </table:table-cell>
          <table:table-cell table:style-name="ce21" table:formula="of:=[.AK28]-2*([.$B28]-1)" office:value-type="float" office:value="0.00280468749998164" calcext:value-type="float">
            <text:p>0.0028046875</text:p>
          </table:table-cell>
          <table:table-cell office:value-type="float" office:value="63626908127103.3" calcext:value-type="float">
            <text:p>63626908127103.3</text:p>
          </table:table-cell>
          <table:table-cell table:style-name="ce11" table:formula="of:=([.AM28]-[.AM27])/1000" office:value-type="float" office:value="2.0001953125" calcext:value-type="float">
            <text:p>2.0002</text:p>
          </table:table-cell>
          <table:table-cell table:style-name="ce11" table:formula="of:=[.AN28]+[.AO27]" office:value-type="float" office:value="51.9998984375" calcext:value-type="float">
            <text:p>51.9999</text:p>
          </table:table-cell>
          <table:table-cell table:style-name="ce22" table:formula="of:=[.AO28]-2*([.$B28]-1)" office:value-type="float" office:value="-0.00010156250000648" calcext:value-type="float">
            <text:p>-0.0001015625</text:p>
          </table:table-cell>
          <table:table-cell office:value-type="float" office:value="63626908596839.2" calcext:value-type="float">
            <text:p>63626908596839.2</text:p>
          </table:table-cell>
          <table:table-cell table:style-name="ce23" table:formula="of:=([.AQ28]-[.AQ27])/1000" office:value-type="float" office:value="2.0018046875" calcext:value-type="float">
            <text:p>2.0018</text:p>
          </table:table-cell>
          <table:table-cell table:style-name="ce11" table:formula="of:=[.AR28]+[.AS27]" office:value-type="float" office:value="52.001703125" calcext:value-type="float">
            <text:p>52.0017</text:p>
          </table:table-cell>
          <table:table-cell table:style-name="ce24" table:formula="of:=[.AS28]-2*([.$B28]-1)" office:value-type="float" office:value="0.00170312500000591" calcext:value-type="float">
            <text:p>0.001703125</text:p>
          </table:table-cell>
          <table:table-cell office:value-type="float" office:value="63626909068612" calcext:value-type="float">
            <text:p>63626909068612</text:p>
          </table:table-cell>
          <table:table-cell table:style-name="ce11" table:formula="of:=([.AU28]-[.AU27])/1000" office:value-type="float" office:value="2.0026015625" calcext:value-type="float">
            <text:p>2.0026</text:p>
          </table:table-cell>
          <table:table-cell table:style-name="ce11" table:formula="of:=[.AV28]+[.AW27]" office:value-type="float" office:value="52.002703125" calcext:value-type="float">
            <text:p>52.0027</text:p>
          </table:table-cell>
          <table:table-cell table:style-name="ce25" table:formula="of:=[.AW28]-2*([.$B28]-1)" office:value-type="float" office:value="0.00270312500000358" calcext:value-type="float">
            <text:p>0.0027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28" calcext:value-type="float">
            <text:p>28</text:p>
          </table:table-cell>
          <table:table-cell office:value-type="float" office:value="63626903873381.7" calcext:value-type="float">
            <text:p>63626903873381.7</text:p>
          </table:table-cell>
          <table:table-cell table:formula="of:=([.C29]-[.C28])/1000" office:value-type="float" office:value="2.00340625" calcext:value-type="float">
            <text:p>2.0034</text:p>
          </table:table-cell>
          <table:table-cell table:formula="of:=[.D29]+[.E28]" office:value-type="float" office:value="54.00290625" calcext:value-type="float">
            <text:p>54.0029</text:p>
          </table:table-cell>
          <table:table-cell table:style-name="ce13" table:formula="of:=[.E29]-2*([.$B29]-1)" office:value-type="float" office:value="0.00290625000000233" calcext:value-type="float">
            <text:p>0.00290625</text:p>
          </table:table-cell>
          <table:table-cell office:value-type="float" office:value="63626904356679.7" calcext:value-type="float">
            <text:p>63626904356679.7</text:p>
          </table:table-cell>
          <table:table-cell table:style-name="ce11" table:formula="of:=([.G29]-[.G28])/1000" office:value-type="float" office:value="2.0005" calcext:value-type="float">
            <text:p>2.0005</text:p>
          </table:table-cell>
          <table:table-cell table:style-name="ce11" table:formula="of:=[.H29]+[.I28]" office:value-type="float" office:value="54.00190625" calcext:value-type="float">
            <text:p>54.0019</text:p>
          </table:table-cell>
          <table:table-cell table:style-name="ce14" table:formula="of:=[.I29]-2*([.$B29]-1)" office:value-type="float" office:value="0.00190625000000466" calcext:value-type="float">
            <text:p>0.00190625</text:p>
          </table:table-cell>
          <table:table-cell office:value-type="float" office:value="63626904839577.7" calcext:value-type="float">
            <text:p>63626904839577.7</text:p>
          </table:table-cell>
          <table:table-cell table:style-name="ce11" table:formula="of:=([.K29]-[.K28])/1000" office:value-type="float" office:value="2.0008046875" calcext:value-type="float">
            <text:p>2.0008</text:p>
          </table:table-cell>
          <table:table-cell table:style-name="ce11" table:formula="of:=[.L29]+[.M28]" office:value-type="float" office:value="54.001703125" calcext:value-type="float">
            <text:p>54.0017</text:p>
          </table:table-cell>
          <table:table-cell table:style-name="ce15" table:formula="of:=[.M29]-2*([.$B29]-1)" office:value-type="float" office:value="0.00170312499999881" calcext:value-type="float">
            <text:p>0.001703125</text:p>
          </table:table-cell>
          <table:table-cell office:value-type="float" office:value="63626905303856.9" calcext:value-type="float">
            <text:p>63626905303856.9</text:p>
          </table:table-cell>
          <table:table-cell table:style-name="ce11" table:formula="of:=([.O29]-[.O28])/1000" office:value-type="float" office:value="2" calcext:value-type="float">
            <text:p>2.0000</text:p>
          </table:table-cell>
          <table:table-cell table:style-name="ce11" table:formula="of:=[.P29]+[.Q28]" office:value-type="float" office:value="54.0028984375" calcext:value-type="float">
            <text:p>54.0029</text:p>
          </table:table-cell>
          <table:table-cell table:style-name="ce16" table:formula="of:=[.Q29]-2*([.$B29]-1)" office:value-type="float" office:value="0.00289843750000074" calcext:value-type="float">
            <text:p>0.0028984375</text:p>
          </table:table-cell>
          <table:table-cell office:value-type="float" office:value="63626905769183.1" calcext:value-type="float">
            <text:p>63626905769183.1</text:p>
          </table:table-cell>
          <table:table-cell table:style-name="ce11" table:formula="of:=([.S29]-[.S28])/1000" office:value-type="float" office:value="2.0011015625" calcext:value-type="float">
            <text:p>2.0011</text:p>
          </table:table-cell>
          <table:table-cell table:style-name="ce11" table:formula="of:=[.T29]+[.U28]" office:value-type="float" office:value="54.001203125" calcext:value-type="float">
            <text:p>54.0012</text:p>
          </table:table-cell>
          <table:table-cell table:style-name="ce17" table:formula="of:=[.U29]-2*([.$B29]-1)" office:value-type="float" office:value="0.00120312499998931" calcext:value-type="float">
            <text:p>0.001203125</text:p>
          </table:table-cell>
          <table:table-cell office:value-type="float" office:value="63626906253939.6" calcext:value-type="float">
            <text:p>63626906253939.6</text:p>
          </table:table-cell>
          <table:table-cell table:style-name="ce11" table:formula="of:=([.W29]-[.W28])/1000" office:value-type="float" office:value="2.0006015625" calcext:value-type="float">
            <text:p>2.0006</text:p>
          </table:table-cell>
          <table:table-cell table:style-name="ce11" table:formula="of:=[.X29]+[.Y28]" office:value-type="float" office:value="54.0031015625" calcext:value-type="float">
            <text:p>54.0031</text:p>
          </table:table-cell>
          <table:table-cell table:style-name="ce18" table:formula="of:=[.Y29]-2*([.$B29]-1)" office:value-type="float" office:value="0.00310156249999949" calcext:value-type="float">
            <text:p>0.0031015625</text:p>
          </table:table-cell>
          <table:table-cell office:value-type="float" office:value="63626906719390.4" calcext:value-type="float">
            <text:p>63626906719390.4</text:p>
          </table:table-cell>
          <table:table-cell table:style-name="ce11" table:formula="of:=([.AA29]-[.AA28])/1000" office:value-type="float" office:value="2.0005" calcext:value-type="float">
            <text:p>2.0005</text:p>
          </table:table-cell>
          <table:table-cell table:style-name="ce11" table:formula="of:=[.AB29]+[.AC28]" office:value-type="float" office:value="54.0026015625" calcext:value-type="float">
            <text:p>54.0026</text:p>
          </table:table-cell>
          <table:table-cell table:style-name="ce19" table:formula="of:=[.AC29]-2*([.$B29]-1)" office:value-type="float" office:value="0.00260156250001131" calcext:value-type="float">
            <text:p>0.0026015625</text:p>
          </table:table-cell>
          <table:table-cell office:value-type="float" office:value="63626907193622.1" calcext:value-type="float">
            <text:p>63626907193622.1</text:p>
          </table:table-cell>
          <table:table-cell table:style-name="ce11" table:formula="of:=([.AE29]-[.AE28])/1000" office:value-type="float" office:value="1.9965" calcext:value-type="float">
            <text:p>1.9965</text:p>
          </table:table-cell>
          <table:table-cell table:style-name="ce11" table:formula="of:=[.AF29]+[.AG28]" office:value-type="float" office:value="53.9991015625" calcext:value-type="float">
            <text:p>53.9991</text:p>
          </table:table-cell>
          <table:table-cell table:style-name="ce20" table:formula="of:=[.AG29]-2*([.$B29]-1)" office:value-type="float" office:value="-0.000898437500012506" calcext:value-type="float">
            <text:p>-0.0008984375</text:p>
          </table:table-cell>
          <table:table-cell office:value-type="float" office:value="63626907663293.9" calcext:value-type="float">
            <text:p>63626907663293.9</text:p>
          </table:table-cell>
          <table:table-cell table:style-name="ce11" table:formula="of:=([.AI29]-[.AI28])/1000" office:value-type="float" office:value="1.9976953125" calcext:value-type="float">
            <text:p>1.9977</text:p>
          </table:table-cell>
          <table:table-cell table:style-name="ce11" table:formula="of:=[.AJ29]+[.AK28]" office:value-type="float" office:value="54.0005" calcext:value-type="float">
            <text:p>54.0005</text:p>
          </table:table-cell>
          <table:table-cell table:style-name="ce21" table:formula="of:=[.AK29]-2*([.$B29]-1)" office:value-type="float" office:value="0.000499999999981071" calcext:value-type="float">
            <text:p>0.0005</text:p>
          </table:table-cell>
          <table:table-cell office:value-type="float" office:value="63626908129105.3" calcext:value-type="float">
            <text:p>63626908129105.3</text:p>
          </table:table-cell>
          <table:table-cell table:style-name="ce11" table:formula="of:=([.AM29]-[.AM28])/1000" office:value-type="float" office:value="2.002" calcext:value-type="float">
            <text:p>2.0020</text:p>
          </table:table-cell>
          <table:table-cell table:style-name="ce11" table:formula="of:=[.AN29]+[.AO28]" office:value-type="float" office:value="54.0018984375" calcext:value-type="float">
            <text:p>54.0019</text:p>
          </table:table-cell>
          <table:table-cell table:style-name="ce22" table:formula="of:=[.AO29]-2*([.$B29]-1)" office:value-type="float" office:value="0.00189843749999596" calcext:value-type="float">
            <text:p>0.0018984375</text:p>
          </table:table-cell>
          <table:table-cell office:value-type="float" office:value="63626908598838" calcext:value-type="float">
            <text:p>63626908598838</text:p>
          </table:table-cell>
          <table:table-cell table:style-name="ce23" table:formula="of:=([.AQ29]-[.AQ28])/1000" office:value-type="float" office:value="1.998796875" calcext:value-type="float">
            <text:p>1.9988</text:p>
          </table:table-cell>
          <table:table-cell table:style-name="ce11" table:formula="of:=[.AR29]+[.AS28]" office:value-type="float" office:value="54.0005" calcext:value-type="float">
            <text:p>54.0005</text:p>
          </table:table-cell>
          <table:table-cell table:style-name="ce24" table:formula="of:=[.AS29]-2*([.$B29]-1)" office:value-type="float" office:value="0.000500000000002387" calcext:value-type="float">
            <text:p>0.0005</text:p>
          </table:table-cell>
          <table:table-cell office:value-type="float" office:value="63626909070611.8" calcext:value-type="float">
            <text:p>63626909070611.8</text:p>
          </table:table-cell>
          <table:table-cell table:style-name="ce11" table:formula="of:=([.AU29]-[.AU28])/1000" office:value-type="float" office:value="1.999796875" calcext:value-type="float">
            <text:p>1.9998</text:p>
          </table:table-cell>
          <table:table-cell table:style-name="ce11" table:formula="of:=[.AV29]+[.AW28]" office:value-type="float" office:value="54.0025" calcext:value-type="float">
            <text:p>54.0025</text:p>
          </table:table-cell>
          <table:table-cell table:style-name="ce25" table:formula="of:=[.AW29]-2*([.$B29]-1)" office:value-type="float" office:value="0.00250000000000483" calcext:value-type="float">
            <text:p>0.00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29" calcext:value-type="float">
            <text:p>29</text:p>
          </table:table-cell>
          <table:table-cell office:value-type="float" office:value="63626903875378.6" calcext:value-type="float">
            <text:p>63626903875378.6</text:p>
          </table:table-cell>
          <table:table-cell table:formula="of:=([.C30]-[.C29])/1000" office:value-type="float" office:value="1.9968984375" calcext:value-type="float">
            <text:p>1.9969</text:p>
          </table:table-cell>
          <table:table-cell table:formula="of:=[.D30]+[.E29]" office:value-type="float" office:value="55.9998046875" calcext:value-type="float">
            <text:p>55.9998</text:p>
          </table:table-cell>
          <table:table-cell table:style-name="ce13" table:formula="of:=[.E30]-2*([.$B30]-1)" office:value-type="float" office:value="-0.000195312499997158" calcext:value-type="float">
            <text:p>-0.0001953125</text:p>
          </table:table-cell>
          <table:table-cell office:value-type="float" office:value="63626904358678.8" calcext:value-type="float">
            <text:p>63626904358678.8</text:p>
          </table:table-cell>
          <table:table-cell table:style-name="ce11" table:formula="of:=([.G30]-[.G29])/1000" office:value-type="float" office:value="1.99909375" calcext:value-type="float">
            <text:p>1.9991</text:p>
          </table:table-cell>
          <table:table-cell table:style-name="ce11" table:formula="of:=[.H30]+[.I29]" office:value-type="float" office:value="56.001" calcext:value-type="float">
            <text:p>56.0010</text:p>
          </table:table-cell>
          <table:table-cell table:style-name="ce14" table:formula="of:=[.I30]-2*([.$B30]-1)" office:value-type="float" office:value="0.00100000000000477" calcext:value-type="float">
            <text:p>0.001</text:p>
          </table:table-cell>
          <table:table-cell office:value-type="float" office:value="63626904841577.8" calcext:value-type="float">
            <text:p>63626904841577.8</text:p>
          </table:table-cell>
          <table:table-cell table:style-name="ce11" table:formula="of:=([.K30]-[.K29])/1000" office:value-type="float" office:value="2.00009375" calcext:value-type="float">
            <text:p>2.0001</text:p>
          </table:table-cell>
          <table:table-cell table:style-name="ce11" table:formula="of:=[.L30]+[.M29]" office:value-type="float" office:value="56.001796875" calcext:value-type="float">
            <text:p>56.0018</text:p>
          </table:table-cell>
          <table:table-cell table:style-name="ce15" table:formula="of:=[.M30]-2*([.$B30]-1)" office:value-type="float" office:value="0.00179687499999659" calcext:value-type="float">
            <text:p>0.001796875</text:p>
          </table:table-cell>
          <table:table-cell office:value-type="float" office:value="63626905305856.2" calcext:value-type="float">
            <text:p>63626905305856.2</text:p>
          </table:table-cell>
          <table:table-cell table:style-name="ce11" table:formula="of:=([.O30]-[.O29])/1000" office:value-type="float" office:value="1.9993046875" calcext:value-type="float">
            <text:p>1.9993</text:p>
          </table:table-cell>
          <table:table-cell table:style-name="ce11" table:formula="of:=[.P30]+[.Q29]" office:value-type="float" office:value="56.002203125" calcext:value-type="float">
            <text:p>56.0022</text:p>
          </table:table-cell>
          <table:table-cell table:style-name="ce16" table:formula="of:=[.Q30]-2*([.$B30]-1)" office:value-type="float" office:value="0.00220312500000119" calcext:value-type="float">
            <text:p>0.002203125</text:p>
          </table:table-cell>
          <table:table-cell office:value-type="float" office:value="63626905771184.7" calcext:value-type="float">
            <text:p>63626905771184.7</text:p>
          </table:table-cell>
          <table:table-cell table:style-name="ce11" table:formula="of:=([.S30]-[.S29])/1000" office:value-type="float" office:value="2.0016015625" calcext:value-type="float">
            <text:p>2.0016</text:p>
          </table:table-cell>
          <table:table-cell table:style-name="ce11" table:formula="of:=[.T30]+[.U29]" office:value-type="float" office:value="56.0028046875" calcext:value-type="float">
            <text:p>56.0028</text:p>
          </table:table-cell>
          <table:table-cell table:style-name="ce17" table:formula="of:=[.U30]-2*([.$B30]-1)" office:value-type="float" office:value="0.00280468749998874" calcext:value-type="float">
            <text:p>0.0028046875</text:p>
          </table:table-cell>
          <table:table-cell office:value-type="float" office:value="63626906255936.5" calcext:value-type="float">
            <text:p>63626906255936.5</text:p>
          </table:table-cell>
          <table:table-cell table:style-name="ce11" table:formula="of:=([.W30]-[.W29])/1000" office:value-type="float" office:value="1.9968984375" calcext:value-type="float">
            <text:p>1.9969</text:p>
          </table:table-cell>
          <table:table-cell table:style-name="ce11" table:formula="of:=[.X30]+[.Y29]" office:value-type="float" office:value="56" calcext:value-type="float">
            <text:p>56.0000</text:p>
          </table:table-cell>
          <table:table-cell table:style-name="ce18" table:formula="of:=[.Y30]-2*([.$B30]-1)" office:value-type="float" office:value="0" calcext:value-type="float">
            <text:p>0</text:p>
          </table:table-cell>
          <table:table-cell office:value-type="float" office:value="63626906721389.3" calcext:value-type="float">
            <text:p>63626906721389.3</text:p>
          </table:table-cell>
          <table:table-cell table:style-name="ce11" table:formula="of:=([.AA30]-[.AA29])/1000" office:value-type="float" office:value="1.9988984375" calcext:value-type="float">
            <text:p>1.9989</text:p>
          </table:table-cell>
          <table:table-cell table:style-name="ce11" table:formula="of:=[.AB30]+[.AC29]" office:value-type="float" office:value="56.0015" calcext:value-type="float">
            <text:p>56.0015</text:p>
          </table:table-cell>
          <table:table-cell table:style-name="ce19" table:formula="of:=[.AC30]-2*([.$B30]-1)" office:value-type="float" office:value="0.00150000000001427" calcext:value-type="float">
            <text:p>0.0015</text:p>
          </table:table-cell>
          <table:table-cell office:value-type="float" office:value="63626907195623.5" calcext:value-type="float">
            <text:p>63626907195623.5</text:p>
          </table:table-cell>
          <table:table-cell table:style-name="ce11" table:formula="of:=([.AE30]-[.AE29])/1000" office:value-type="float" office:value="2.0013984375" calcext:value-type="float">
            <text:p>2.0014</text:p>
          </table:table-cell>
          <table:table-cell table:style-name="ce11" table:formula="of:=[.AF30]+[.AG29]" office:value-type="float" office:value="56.0005" calcext:value-type="float">
            <text:p>56.0005</text:p>
          </table:table-cell>
          <table:table-cell table:style-name="ce20" table:formula="of:=[.AG30]-2*([.$B30]-1)" office:value-type="float" office:value="0.000499999999988177" calcext:value-type="float">
            <text:p>0.0005</text:p>
          </table:table-cell>
          <table:table-cell office:value-type="float" office:value="63626907665295.9" calcext:value-type="float">
            <text:p>63626907665295.9</text:p>
          </table:table-cell>
          <table:table-cell table:style-name="ce11" table:formula="of:=([.AI30]-[.AI29])/1000" office:value-type="float" office:value="2.002" calcext:value-type="float">
            <text:p>2.0020</text:p>
          </table:table-cell>
          <table:table-cell table:style-name="ce11" table:formula="of:=[.AJ30]+[.AK29]" office:value-type="float" office:value="56.0025" calcext:value-type="float">
            <text:p>56.0025</text:p>
          </table:table-cell>
          <table:table-cell table:style-name="ce21" table:formula="of:=[.AK30]-2*([.$B30]-1)" office:value-type="float" office:value="0.00249999999998352" calcext:value-type="float">
            <text:p>0.0025</text:p>
          </table:table-cell>
          <table:table-cell office:value-type="float" office:value="63626908131103.6" calcext:value-type="float">
            <text:p>63626908131103.6</text:p>
          </table:table-cell>
          <table:table-cell table:style-name="ce11" table:formula="of:=([.AM30]-[.AM29])/1000" office:value-type="float" office:value="1.9983046875" calcext:value-type="float">
            <text:p>1.9983</text:p>
          </table:table-cell>
          <table:table-cell table:style-name="ce11" table:formula="of:=[.AN30]+[.AO29]" office:value-type="float" office:value="56.000203125" calcext:value-type="float">
            <text:p>56.0002</text:p>
          </table:table-cell>
          <table:table-cell table:style-name="ce22" table:formula="of:=[.AO30]-2*([.$B30]-1)" office:value-type="float" office:value="0.000203124999998749" calcext:value-type="float">
            <text:p>0.000203125</text:p>
          </table:table-cell>
          <table:table-cell office:value-type="float" office:value="63626908600838.2" calcext:value-type="float">
            <text:p>63626908600838.2</text:p>
          </table:table-cell>
          <table:table-cell table:style-name="ce23" table:formula="of:=([.AQ30]-[.AQ29])/1000" office:value-type="float" office:value="2.000203125" calcext:value-type="float">
            <text:p>2.0002</text:p>
          </table:table-cell>
          <table:table-cell table:style-name="ce11" table:formula="of:=[.AR30]+[.AS29]" office:value-type="float" office:value="56.000703125" calcext:value-type="float">
            <text:p>56.0007</text:p>
          </table:table-cell>
          <table:table-cell table:style-name="ce24" table:formula="of:=[.AS30]-2*([.$B30]-1)" office:value-type="float" office:value="0.000703125000001137" calcext:value-type="float">
            <text:p>0.000703125</text:p>
          </table:table-cell>
          <table:table-cell office:value-type="float" office:value="63626909072609.2" calcext:value-type="float">
            <text:p>63626909072609.2</text:p>
          </table:table-cell>
          <table:table-cell table:style-name="ce11" table:formula="of:=([.AU30]-[.AU29])/1000" office:value-type="float" office:value="1.99740625" calcext:value-type="float">
            <text:p>1.9974</text:p>
          </table:table-cell>
          <table:table-cell table:style-name="ce11" table:formula="of:=[.AV30]+[.AW29]" office:value-type="float" office:value="55.99990625" calcext:value-type="float">
            <text:p>55.9999</text:p>
          </table:table-cell>
          <table:table-cell table:style-name="ce25" table:formula="of:=[.AW30]-2*([.$B30]-1)" office:value-type="float" office:value="-0.0000937499999977831" calcext:value-type="float">
            <text:p>-0.000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30" calcext:value-type="float">
            <text:p>30</text:p>
          </table:table-cell>
          <table:table-cell office:value-type="float" office:value="63626903877379.1" calcext:value-type="float">
            <text:p>63626903877379.1</text:p>
          </table:table-cell>
          <table:table-cell table:formula="of:=([.C31]-[.C30])/1000" office:value-type="float" office:value="2.0005" calcext:value-type="float">
            <text:p>2.0005</text:p>
          </table:table-cell>
          <table:table-cell table:formula="of:=[.D31]+[.E30]" office:value-type="float" office:value="58.0003046875" calcext:value-type="float">
            <text:p>58.0003</text:p>
          </table:table-cell>
          <table:table-cell table:style-name="ce13" table:formula="of:=[.E31]-2*([.$B31]-1)" office:value-type="float" office:value="0.00030468750000523" calcext:value-type="float">
            <text:p>0.0003046875</text:p>
          </table:table-cell>
          <table:table-cell office:value-type="float" office:value="63626904360679.7" calcext:value-type="float">
            <text:p>63626904360679.7</text:p>
          </table:table-cell>
          <table:table-cell table:style-name="ce11" table:formula="of:=([.G31]-[.G30])/1000" office:value-type="float" office:value="2.00090625" calcext:value-type="float">
            <text:p>2.0009</text:p>
          </table:table-cell>
          <table:table-cell table:style-name="ce11" table:formula="of:=[.H31]+[.I30]" office:value-type="float" office:value="58.00190625" calcext:value-type="float">
            <text:p>58.0019</text:p>
          </table:table-cell>
          <table:table-cell table:style-name="ce14" table:formula="of:=[.I31]-2*([.$B31]-1)" office:value-type="float" office:value="0.00190625000000466" calcext:value-type="float">
            <text:p>0.00190625</text:p>
          </table:table-cell>
          <table:table-cell office:value-type="float" office:value="63626904843576.1" calcext:value-type="float">
            <text:p>63626904843576.1</text:p>
          </table:table-cell>
          <table:table-cell table:style-name="ce11" table:formula="of:=([.K31]-[.K30])/1000" office:value-type="float" office:value="1.9983046875" calcext:value-type="float">
            <text:p>1.9983</text:p>
          </table:table-cell>
          <table:table-cell table:style-name="ce11" table:formula="of:=[.L31]+[.M30]" office:value-type="float" office:value="58.0001015625" calcext:value-type="float">
            <text:p>58.0001</text:p>
          </table:table-cell>
          <table:table-cell table:style-name="ce15" table:formula="of:=[.M31]-2*([.$B31]-1)" office:value-type="float" office:value="0.000101562499999375" calcext:value-type="float">
            <text:p>0.0001015625</text:p>
          </table:table-cell>
          <table:table-cell office:value-type="float" office:value="63626905307853.6" calcext:value-type="float">
            <text:p>63626905307853.6</text:p>
          </table:table-cell>
          <table:table-cell table:style-name="ce11" table:formula="of:=([.O31]-[.O30])/1000" office:value-type="float" office:value="1.9973984375" calcext:value-type="float">
            <text:p>1.9974</text:p>
          </table:table-cell>
          <table:table-cell table:style-name="ce11" table:formula="of:=[.P31]+[.Q30]" office:value-type="float" office:value="57.9996015625" calcext:value-type="float">
            <text:p>57.9996</text:p>
          </table:table-cell>
          <table:table-cell table:style-name="ce16" table:formula="of:=[.Q31]-2*([.$B31]-1)" office:value-type="float" office:value="-0.000398437499995907" calcext:value-type="float">
            <text:p>-0.0003984375</text:p>
          </table:table-cell>
          <table:table-cell office:value-type="float" office:value="63626905773184.1" calcext:value-type="float">
            <text:p>63626905773184.1</text:p>
          </table:table-cell>
          <table:table-cell table:style-name="ce11" table:formula="of:=([.S31]-[.S30])/1000" office:value-type="float" office:value="1.9993984375" calcext:value-type="float">
            <text:p>1.9994</text:p>
          </table:table-cell>
          <table:table-cell table:style-name="ce11" table:formula="of:=[.T31]+[.U30]" office:value-type="float" office:value="58.002203125" calcext:value-type="float">
            <text:p>58.0022</text:p>
          </table:table-cell>
          <table:table-cell table:style-name="ce17" table:formula="of:=[.U31]-2*([.$B31]-1)" office:value-type="float" office:value="0.00220312499998698" calcext:value-type="float">
            <text:p>0.002203125</text:p>
          </table:table-cell>
          <table:table-cell office:value-type="float" office:value="63626906257938.1" calcext:value-type="float">
            <text:p>63626906257938.1</text:p>
          </table:table-cell>
          <table:table-cell table:style-name="ce11" table:formula="of:=([.W31]-[.W30])/1000" office:value-type="float" office:value="2.0016015625" calcext:value-type="float">
            <text:p>2.0016</text:p>
          </table:table-cell>
          <table:table-cell table:style-name="ce11" table:formula="of:=[.X31]+[.Y30]" office:value-type="float" office:value="58.0016015625" calcext:value-type="float">
            <text:p>58.0016</text:p>
          </table:table-cell>
          <table:table-cell table:style-name="ce18" table:formula="of:=[.Y31]-2*([.$B31]-1)" office:value-type="float" office:value="0.00160156249999943" calcext:value-type="float">
            <text:p>0.0016015625</text:p>
          </table:table-cell>
          <table:table-cell office:value-type="float" office:value="63626906723387.7" calcext:value-type="float">
            <text:p>63626906723387.7</text:p>
          </table:table-cell>
          <table:table-cell table:style-name="ce11" table:formula="of:=([.AA31]-[.AA30])/1000" office:value-type="float" office:value="1.99840625" calcext:value-type="float">
            <text:p>1.9984</text:p>
          </table:table-cell>
          <table:table-cell table:style-name="ce11" table:formula="of:=[.AB31]+[.AC30]" office:value-type="float" office:value="57.99990625" calcext:value-type="float">
            <text:p>57.9999</text:p>
          </table:table-cell>
          <table:table-cell table:style-name="ce19" table:formula="of:=[.AC31]-2*([.$B31]-1)" office:value-type="float" office:value="-0.0000937499999835723" calcext:value-type="float">
            <text:p>-0.00009375</text:p>
          </table:table-cell>
          <table:table-cell office:value-type="float" office:value="63626907197622.2" calcext:value-type="float">
            <text:p>63626907197622.2</text:p>
          </table:table-cell>
          <table:table-cell table:style-name="ce11" table:formula="of:=([.AE31]-[.AE30])/1000" office:value-type="float" office:value="1.998703125" calcext:value-type="float">
            <text:p>1.9987</text:p>
          </table:table-cell>
          <table:table-cell table:style-name="ce11" table:formula="of:=[.AF31]+[.AG30]" office:value-type="float" office:value="57.999203125" calcext:value-type="float">
            <text:p>57.9992</text:p>
          </table:table-cell>
          <table:table-cell table:style-name="ce20" table:formula="of:=[.AG31]-2*([.$B31]-1)" office:value-type="float" office:value="-0.000796875000013131" calcext:value-type="float">
            <text:p>-0.000796875</text:p>
          </table:table-cell>
          <table:table-cell office:value-type="float" office:value="63626907667295.2" calcext:value-type="float">
            <text:p>63626907667295.2</text:p>
          </table:table-cell>
          <table:table-cell table:style-name="ce11" table:formula="of:=([.AI31]-[.AI30])/1000" office:value-type="float" office:value="1.9993046875" calcext:value-type="float">
            <text:p>1.9993</text:p>
          </table:table-cell>
          <table:table-cell table:style-name="ce11" table:formula="of:=[.AJ31]+[.AK30]" office:value-type="float" office:value="58.0018046875" calcext:value-type="float">
            <text:p>58.0018</text:p>
          </table:table-cell>
          <table:table-cell table:style-name="ce21" table:formula="of:=[.AK31]-2*([.$B31]-1)" office:value-type="float" office:value="0.00180468749998397" calcext:value-type="float">
            <text:p>0.0018046875</text:p>
          </table:table-cell>
          <table:table-cell office:value-type="float" office:value="63626908133105.2" calcext:value-type="float">
            <text:p>63626908133105.2</text:p>
          </table:table-cell>
          <table:table-cell table:style-name="ce11" table:formula="of:=([.AM31]-[.AM30])/1000" office:value-type="float" office:value="2.0016015625" calcext:value-type="float">
            <text:p>2.0016</text:p>
          </table:table-cell>
          <table:table-cell table:style-name="ce11" table:formula="of:=[.AN31]+[.AO30]" office:value-type="float" office:value="58.0018046875" calcext:value-type="float">
            <text:p>58.0018</text:p>
          </table:table-cell>
          <table:table-cell table:style-name="ce22" table:formula="of:=[.AO31]-2*([.$B31]-1)" office:value-type="float" office:value="0.00180468749999818" calcext:value-type="float">
            <text:p>0.0018046875</text:p>
          </table:table-cell>
          <table:table-cell office:value-type="float" office:value="63626908602838.5" calcext:value-type="float">
            <text:p>63626908602838.5</text:p>
          </table:table-cell>
          <table:table-cell table:style-name="ce23" table:formula="of:=([.AQ31]-[.AQ30])/1000" office:value-type="float" office:value="2.000296875" calcext:value-type="float">
            <text:p>2.0003</text:p>
          </table:table-cell>
          <table:table-cell table:style-name="ce11" table:formula="of:=[.AR31]+[.AS30]" office:value-type="float" office:value="58.001" calcext:value-type="float">
            <text:p>58.0010</text:p>
          </table:table-cell>
          <table:table-cell table:style-name="ce24" table:formula="of:=[.AS31]-2*([.$B31]-1)" office:value-type="float" office:value="0.00100000000000477" calcext:value-type="float">
            <text:p>0.001</text:p>
          </table:table-cell>
          <table:table-cell office:value-type="float" office:value="63626909074610.1" calcext:value-type="float">
            <text:p>63626909074610.1</text:p>
          </table:table-cell>
          <table:table-cell table:style-name="ce11" table:formula="of:=([.AU31]-[.AU30])/1000" office:value-type="float" office:value="2.0008984375" calcext:value-type="float">
            <text:p>2.0009</text:p>
          </table:table-cell>
          <table:table-cell table:style-name="ce11" table:formula="of:=[.AV31]+[.AW30]" office:value-type="float" office:value="58.0008046875" calcext:value-type="float">
            <text:p>58.0008</text:p>
          </table:table-cell>
          <table:table-cell table:style-name="ce25" table:formula="of:=[.AW31]-2*([.$B31]-1)" office:value-type="float" office:value="0.000804687500000512" calcext:value-type="float">
            <text:p>0.0008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3</text:p>
          </table:table-cell>
          <table:table-cell table:style-name="ce10" office:value-type="float" office:value="31" calcext:value-type="float">
            <text:p>31</text:p>
          </table:table-cell>
          <table:table-cell office:value-type="float" office:value="63626903879380" calcext:value-type="float">
            <text:p>63626903879380</text:p>
          </table:table-cell>
          <table:table-cell table:formula="of:=([.C32]-[.C31])/1000" office:value-type="float" office:value="2.0008984375" calcext:value-type="float">
            <text:p>2.0009</text:p>
          </table:table-cell>
          <table:table-cell table:formula="of:=[.D32]+[.E31]" office:value-type="float" office:value="60.001203125" calcext:value-type="float">
            <text:p>60.0012</text:p>
          </table:table-cell>
          <table:table-cell table:style-name="ce13" table:formula="of:=[.E32]-2*([.$B32]-1)" office:value-type="float" office:value="0.00120312500000352" calcext:value-type="float">
            <text:p>0.001203125</text:p>
          </table:table-cell>
          <table:table-cell office:value-type="float" office:value="63626904362679.4" calcext:value-type="float">
            <text:p>63626904362679.4</text:p>
          </table:table-cell>
          <table:table-cell table:style-name="ce11" table:formula="of:=([.G32]-[.G31])/1000" office:value-type="float" office:value="1.9996953125" calcext:value-type="float">
            <text:p>1.9997</text:p>
          </table:table-cell>
          <table:table-cell table:style-name="ce11" table:formula="of:=[.H32]+[.I31]" office:value-type="float" office:value="60.0016015625" calcext:value-type="float">
            <text:p>60.0016</text:p>
          </table:table-cell>
          <table:table-cell table:style-name="ce14" table:formula="of:=[.I32]-2*([.$B32]-1)" office:value-type="float" office:value="0.00160156250000654" calcext:value-type="float">
            <text:p>0.0016015625</text:p>
          </table:table-cell>
          <table:table-cell office:value-type="float" office:value="63626904845575.6" calcext:value-type="float">
            <text:p>63626904845575.6</text:p>
          </table:table-cell>
          <table:table-cell table:style-name="ce11" table:formula="of:=([.K32]-[.K31])/1000" office:value-type="float" office:value="1.9995" calcext:value-type="float">
            <text:p>1.9995</text:p>
          </table:table-cell>
          <table:table-cell table:style-name="ce11" table:formula="of:=[.L32]+[.M31]" office:value-type="float" office:value="59.9996015625" calcext:value-type="float">
            <text:p>59.9996</text:p>
          </table:table-cell>
          <table:table-cell table:style-name="ce15" table:formula="of:=[.M32]-2*([.$B32]-1)" office:value-type="float" office:value="-0.000398437500003013" calcext:value-type="float">
            <text:p>-0.0003984375</text:p>
          </table:table-cell>
          <table:table-cell office:value-type="float" office:value="63626905309853.6" calcext:value-type="float">
            <text:p>63626905309853.6</text:p>
          </table:table-cell>
          <table:table-cell table:style-name="ce11" table:formula="of:=([.O32]-[.O31])/1000" office:value-type="float" office:value="2" calcext:value-type="float">
            <text:p>2.0000</text:p>
          </table:table-cell>
          <table:table-cell table:style-name="ce11" table:formula="of:=[.P32]+[.Q31]" office:value-type="float" office:value="59.9996015625" calcext:value-type="float">
            <text:p>59.9996</text:p>
          </table:table-cell>
          <table:table-cell table:style-name="ce16" table:formula="of:=[.Q32]-2*([.$B32]-1)" office:value-type="float" office:value="-0.000398437499995907" calcext:value-type="float">
            <text:p>-0.0003984375</text:p>
          </table:table-cell>
          <table:table-cell office:value-type="float" office:value="63626905775184" calcext:value-type="float">
            <text:p>63626905775184</text:p>
          </table:table-cell>
          <table:table-cell table:style-name="ce11" table:formula="of:=([.S32]-[.S31])/1000" office:value-type="float" office:value="1.9998984375" calcext:value-type="float">
            <text:p>1.9999</text:p>
          </table:table-cell>
          <table:table-cell table:style-name="ce11" table:formula="of:=[.T32]+[.U31]" office:value-type="float" office:value="60.0021015625" calcext:value-type="float">
            <text:p>60.0021</text:p>
          </table:table-cell>
          <table:table-cell table:style-name="ce17" table:formula="of:=[.U32]-2*([.$B32]-1)" office:value-type="float" office:value="0.00210156249998761" calcext:value-type="float">
            <text:p>0.0021015625</text:p>
          </table:table-cell>
          <table:table-cell office:value-type="float" office:value="63626906259938.1" calcext:value-type="float">
            <text:p>63626906259938.1</text:p>
          </table:table-cell>
          <table:table-cell table:style-name="ce11" table:formula="of:=([.W32]-[.W31])/1000" office:value-type="float" office:value="2" calcext:value-type="float">
            <text:p>2.0000</text:p>
          </table:table-cell>
          <table:table-cell table:style-name="ce11" table:formula="of:=[.X32]+[.Y31]" office:value-type="float" office:value="60.0016015625" calcext:value-type="float">
            <text:p>60.0016</text:p>
          </table:table-cell>
          <table:table-cell table:style-name="ce18" table:formula="of:=[.Y32]-2*([.$B32]-1)" office:value-type="float" office:value="0.00160156249999943" calcext:value-type="float">
            <text:p>0.0016015625</text:p>
          </table:table-cell>
          <table:table-cell office:value-type="float" office:value="63626906725387.8" calcext:value-type="float">
            <text:p>63626906725387.8</text:p>
          </table:table-cell>
          <table:table-cell table:style-name="ce11" table:formula="of:=([.AA32]-[.AA31])/1000" office:value-type="float" office:value="2.00009375" calcext:value-type="float">
            <text:p>2.0001</text:p>
          </table:table-cell>
          <table:table-cell table:style-name="ce11" table:formula="of:=[.AB32]+[.AC31]" office:value-type="float" office:value="60" calcext:value-type="float">
            <text:p>60.0000</text:p>
          </table:table-cell>
          <table:table-cell table:style-name="ce19" table:formula="of:=[.AC32]-2*([.$B32]-1)" office:value-type="float" office:value="0" calcext:value-type="float">
            <text:p>0</text:p>
          </table:table-cell>
          <table:table-cell office:value-type="float" office:value="63626907199625.3" calcext:value-type="float">
            <text:p>63626907199625.3</text:p>
          </table:table-cell>
          <table:table-cell table:style-name="ce11" table:formula="of:=([.AE32]-[.AE31])/1000" office:value-type="float" office:value="2.00309375" calcext:value-type="float">
            <text:p>2.0031</text:p>
          </table:table-cell>
          <table:table-cell table:style-name="ce11" table:formula="of:=[.AF32]+[.AG31]" office:value-type="float" office:value="60.002296875" calcext:value-type="float">
            <text:p>60.0023</text:p>
          </table:table-cell>
          <table:table-cell table:style-name="ce20" table:formula="of:=[.AG32]-2*([.$B32]-1)" office:value-type="float" office:value="0.00229687499998477" calcext:value-type="float">
            <text:p>0.002296875</text:p>
          </table:table-cell>
          <table:table-cell office:value-type="float" office:value="63626907669293.7" calcext:value-type="float">
            <text:p>63626907669293.7</text:p>
          </table:table-cell>
          <table:table-cell table:style-name="ce11" table:formula="of:=([.AI32]-[.AI31])/1000" office:value-type="float" office:value="1.9985" calcext:value-type="float">
            <text:p>1.9985</text:p>
          </table:table-cell>
          <table:table-cell table:style-name="ce11" table:formula="of:=[.AJ32]+[.AK31]" office:value-type="float" office:value="60.0003046875" calcext:value-type="float">
            <text:p>60.0003</text:p>
          </table:table-cell>
          <table:table-cell table:style-name="ce21" table:formula="of:=[.AK32]-2*([.$B32]-1)" office:value-type="float" office:value="0.000304687499983913" calcext:value-type="float">
            <text:p>0.0003046875</text:p>
          </table:table-cell>
          <table:table-cell office:value-type="float" office:value="63626908135102.5" calcext:value-type="float">
            <text:p>63626908135102.5</text:p>
          </table:table-cell>
          <table:table-cell table:style-name="ce11" table:formula="of:=([.AM32]-[.AM31])/1000" office:value-type="float" office:value="1.997296875" calcext:value-type="float">
            <text:p>1.9973</text:p>
          </table:table-cell>
          <table:table-cell table:style-name="ce11" table:formula="of:=[.AN32]+[.AO31]" office:value-type="float" office:value="59.9991015625" calcext:value-type="float">
            <text:p>59.9991</text:p>
          </table:table-cell>
          <table:table-cell table:style-name="ce22" table:formula="of:=[.AO32]-2*([.$B32]-1)" office:value-type="float" office:value="-0.000898437499998295" calcext:value-type="float">
            <text:p>-0.0008984375</text:p>
          </table:table-cell>
          <table:table-cell office:value-type="float" office:value="63626908604838.2" calcext:value-type="float">
            <text:p>63626908604838.2</text:p>
          </table:table-cell>
          <table:table-cell table:style-name="ce23" table:formula="of:=([.AQ32]-[.AQ31])/1000" office:value-type="float" office:value="1.999703125" calcext:value-type="float">
            <text:p>1.9997</text:p>
          </table:table-cell>
          <table:table-cell table:style-name="ce11" table:formula="of:=[.AR32]+[.AS31]" office:value-type="float" office:value="60.000703125" calcext:value-type="float">
            <text:p>60.0007</text:p>
          </table:table-cell>
          <table:table-cell table:style-name="ce24" table:formula="of:=[.AS32]-2*([.$B32]-1)" office:value-type="float" office:value="0.000703125000001137" calcext:value-type="float">
            <text:p>0.000703125</text:p>
          </table:table-cell>
          <table:table-cell office:value-type="float" office:value="63626909076610.7" calcext:value-type="float">
            <text:p>63626909076610.7</text:p>
          </table:table-cell>
          <table:table-cell table:style-name="ce11" table:formula="of:=([.AU32]-[.AU31])/1000" office:value-type="float" office:value="2.0006015625" calcext:value-type="float">
            <text:p>2.0006</text:p>
          </table:table-cell>
          <table:table-cell table:style-name="ce11" table:formula="of:=[.AV32]+[.AW31]" office:value-type="float" office:value="60.00140625" calcext:value-type="float">
            <text:p>60.0014</text:p>
          </table:table-cell>
          <table:table-cell table:style-name="ce25" table:formula="of:=[.AW32]-2*([.$B32]-1)" office:value-type="float" office:value="0.00140625000000227" calcext:value-type="float">
            <text:p>0.001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10" office:value-type="float" office:value="32" calcext:value-type="float">
            <text:p>32</text:p>
          </table:table-cell>
          <table:table-cell office:value-type="float" office:value="63626903881379.5" calcext:value-type="float">
            <text:p>63626903881379.5</text:p>
          </table:table-cell>
          <table:table-cell table:formula="of:=([.C33]-[.C32])/1000" office:value-type="float" office:value="1.9995" calcext:value-type="float">
            <text:p>1.9995</text:p>
          </table:table-cell>
          <table:table-cell table:formula="of:=[.D33]+[.E32]" office:value-type="float" office:value="62.000703125" calcext:value-type="float">
            <text:p>62.0007</text:p>
          </table:table-cell>
          <table:table-cell table:style-name="ce13" table:formula="of:=[.E33]-2*([.$B33]-1)" office:value-type="float" office:value="0.000703125000001137" calcext:value-type="float">
            <text:p>0.000703125</text:p>
          </table:table-cell>
          <table:table-cell office:value-type="float" office:value="63626904364680.2" calcext:value-type="float">
            <text:p>63626904364680.2</text:p>
          </table:table-cell>
          <table:table-cell table:style-name="ce11" table:formula="of:=([.G33]-[.G32])/1000" office:value-type="float" office:value="2.0008046875" calcext:value-type="float">
            <text:p>2.0008</text:p>
          </table:table-cell>
          <table:table-cell table:style-name="ce11" table:formula="of:=[.H33]+[.I32]" office:value-type="float" office:value="62.00240625" calcext:value-type="float">
            <text:p>62.0024</text:p>
          </table:table-cell>
          <table:table-cell table:style-name="ce14" table:formula="of:=[.I33]-2*([.$B33]-1)" office:value-type="float" office:value="0.00240625000000705" calcext:value-type="float">
            <text:p>0.00240625</text:p>
          </table:table-cell>
          <table:table-cell office:value-type="float" office:value="63626904847577.5" calcext:value-type="float">
            <text:p>63626904847577.5</text:p>
          </table:table-cell>
          <table:table-cell table:style-name="ce11" table:formula="of:=([.K33]-[.K32])/1000" office:value-type="float" office:value="2.0018984375" calcext:value-type="float">
            <text:p>2.0019</text:p>
          </table:table-cell>
          <table:table-cell table:style-name="ce11" table:formula="of:=[.L33]+[.M32]" office:value-type="float" office:value="62.0015" calcext:value-type="float">
            <text:p>62.0015</text:p>
          </table:table-cell>
          <table:table-cell table:style-name="ce15" table:formula="of:=[.M33]-2*([.$B33]-1)" office:value-type="float" office:value="0.00150000000000006" calcext:value-type="float">
            <text:p>0.0015</text:p>
          </table:table-cell>
          <table:table-cell office:value-type="float" office:value="63626905311854.4" calcext:value-type="float">
            <text:p>63626905311854.4</text:p>
          </table:table-cell>
          <table:table-cell table:style-name="ce11" table:formula="of:=([.O33]-[.O32])/1000" office:value-type="float" office:value="2.000796875" calcext:value-type="float">
            <text:p>2.0008</text:p>
          </table:table-cell>
          <table:table-cell table:style-name="ce11" table:formula="of:=[.P33]+[.Q32]" office:value-type="float" office:value="62.0003984375" calcext:value-type="float">
            <text:p>62.0004</text:p>
          </table:table-cell>
          <table:table-cell table:style-name="ce16" table:formula="of:=[.Q33]-2*([.$B33]-1)" office:value-type="float" office:value="0.000398437500003013" calcext:value-type="float">
            <text:p>0.0003984375</text:p>
          </table:table-cell>
          <table:table-cell office:value-type="float" office:value="63626905777183.3" calcext:value-type="float">
            <text:p>63626905777183.3</text:p>
          </table:table-cell>
          <table:table-cell table:style-name="ce11" table:formula="of:=([.S33]-[.S32])/1000" office:value-type="float" office:value="1.999296875" calcext:value-type="float">
            <text:p>1.9993</text:p>
          </table:table-cell>
          <table:table-cell table:style-name="ce11" table:formula="of:=[.T33]+[.U32]" office:value-type="float" office:value="62.0013984375" calcext:value-type="float">
            <text:p>62.0014</text:p>
          </table:table-cell>
          <table:table-cell table:style-name="ce17" table:formula="of:=[.U33]-2*([.$B33]-1)" office:value-type="float" office:value="0.00139843749998647" calcext:value-type="float">
            <text:p>0.0013984375</text:p>
          </table:table-cell>
          <table:table-cell office:value-type="float" office:value="63626906261938" calcext:value-type="float">
            <text:p>63626906261938</text:p>
          </table:table-cell>
          <table:table-cell table:style-name="ce11" table:formula="of:=([.W33]-[.W32])/1000" office:value-type="float" office:value="1.9998984375" calcext:value-type="float">
            <text:p>1.9999</text:p>
          </table:table-cell>
          <table:table-cell table:style-name="ce11" table:formula="of:=[.X33]+[.Y32]" office:value-type="float" office:value="62.0015" calcext:value-type="float">
            <text:p>62.0015</text:p>
          </table:table-cell>
          <table:table-cell table:style-name="ce18" table:formula="of:=[.Y33]-2*([.$B33]-1)" office:value-type="float" office:value="0.00150000000000006" calcext:value-type="float">
            <text:p>0.0015</text:p>
          </table:table-cell>
          <table:table-cell office:value-type="float" office:value="63626906727389.9" calcext:value-type="float">
            <text:p>63626906727389.9</text:p>
          </table:table-cell>
          <table:table-cell table:style-name="ce11" table:formula="of:=([.AA33]-[.AA32])/1000" office:value-type="float" office:value="2.0021015625" calcext:value-type="float">
            <text:p>2.0021</text:p>
          </table:table-cell>
          <table:table-cell table:style-name="ce11" table:formula="of:=[.AB33]+[.AC32]" office:value-type="float" office:value="62.0021015625" calcext:value-type="float">
            <text:p>62.0021</text:p>
          </table:table-cell>
          <table:table-cell table:style-name="ce19" table:formula="of:=[.AC33]-2*([.$B33]-1)" office:value-type="float" office:value="0.00210156250001603" calcext:value-type="float">
            <text:p>0.0021015625</text:p>
          </table:table-cell>
          <table:table-cell office:value-type="float" office:value="63626907201623.2" calcext:value-type="float">
            <text:p>63626907201623.2</text:p>
          </table:table-cell>
          <table:table-cell table:style-name="ce11" table:formula="of:=([.AE33]-[.AE32])/1000" office:value-type="float" office:value="1.99790625" calcext:value-type="float">
            <text:p>1.9979</text:p>
          </table:table-cell>
          <table:table-cell table:style-name="ce11" table:formula="of:=[.AF33]+[.AG32]" office:value-type="float" office:value="62.000203125" calcext:value-type="float">
            <text:p>62.0002</text:p>
          </table:table-cell>
          <table:table-cell table:style-name="ce20" table:formula="of:=[.AG33]-2*([.$B33]-1)" office:value-type="float" office:value="0.000203124999984539" calcext:value-type="float">
            <text:p>0.000203125</text:p>
          </table:table-cell>
          <table:table-cell office:value-type="float" office:value="63626907671295.3" calcext:value-type="float">
            <text:p>63626907671295.3</text:p>
          </table:table-cell>
          <table:table-cell table:style-name="ce11" table:formula="of:=([.AI33]-[.AI32])/1000" office:value-type="float" office:value="2.00159375" calcext:value-type="float">
            <text:p>2.0016</text:p>
          </table:table-cell>
          <table:table-cell table:style-name="ce11" table:formula="of:=[.AJ33]+[.AK32]" office:value-type="float" office:value="62.0018984375" calcext:value-type="float">
            <text:p>62.0019</text:p>
          </table:table-cell>
          <table:table-cell table:style-name="ce21" table:formula="of:=[.AK33]-2*([.$B33]-1)" office:value-type="float" office:value="0.00189843749998175" calcext:value-type="float">
            <text:p>0.0018984375</text:p>
          </table:table-cell>
          <table:table-cell office:value-type="float" office:value="63626908137102.4" calcext:value-type="float">
            <text:p>63626908137102.4</text:p>
          </table:table-cell>
          <table:table-cell table:style-name="ce11" table:formula="of:=([.AM33]-[.AM32])/1000" office:value-type="float" office:value="1.9998984375" calcext:value-type="float">
            <text:p>1.9999</text:p>
          </table:table-cell>
          <table:table-cell table:style-name="ce11" table:formula="of:=[.AN33]+[.AO32]" office:value-type="float" office:value="61.999" calcext:value-type="float">
            <text:p>61.9990</text:p>
          </table:table-cell>
          <table:table-cell table:style-name="ce22" table:formula="of:=[.AO33]-2*([.$B33]-1)" office:value-type="float" office:value="-0.000999999999997669" calcext:value-type="float">
            <text:p>-0.001</text:p>
          </table:table-cell>
          <table:table-cell office:value-type="float" office:value="63626908606839.3" calcext:value-type="float">
            <text:p>63626908606839.3</text:p>
          </table:table-cell>
          <table:table-cell table:style-name="ce23" table:formula="of:=([.AQ33]-[.AQ32])/1000" office:value-type="float" office:value="2.00109375" calcext:value-type="float">
            <text:p>2.0011</text:p>
          </table:table-cell>
          <table:table-cell table:style-name="ce11" table:formula="of:=[.AR33]+[.AS32]" office:value-type="float" office:value="62.001796875" calcext:value-type="float">
            <text:p>62.0018</text:p>
          </table:table-cell>
          <table:table-cell table:style-name="ce24" table:formula="of:=[.AS33]-2*([.$B33]-1)" office:value-type="float" office:value="0.00179687500000369" calcext:value-type="float">
            <text:p>0.001796875</text:p>
          </table:table-cell>
          <table:table-cell office:value-type="float" office:value="63626909078609.5" calcext:value-type="float">
            <text:p>63626909078609.5</text:p>
          </table:table-cell>
          <table:table-cell table:style-name="ce11" table:formula="of:=([.AU33]-[.AU32])/1000" office:value-type="float" office:value="1.998796875" calcext:value-type="float">
            <text:p>1.9988</text:p>
          </table:table-cell>
          <table:table-cell table:style-name="ce11" table:formula="of:=[.AV33]+[.AW32]" office:value-type="float" office:value="62.000203125" calcext:value-type="float">
            <text:p>62.0002</text:p>
          </table:table-cell>
          <table:table-cell table:style-name="ce25" table:formula="of:=[.AW33]-2*([.$B33]-1)" office:value-type="float" office:value="0.000203124999998749" calcext:value-type="float">
            <text:p>0.0002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33" calcext:value-type="float">
            <text:p>33</text:p>
          </table:table-cell>
          <table:table-cell office:value-type="float" office:value="63626903883379.6" calcext:value-type="float">
            <text:p>63626903883379.6</text:p>
          </table:table-cell>
          <table:table-cell table:formula="of:=([.C34]-[.C33])/1000" office:value-type="float" office:value="2.0001015625" calcext:value-type="float">
            <text:p>2.0001</text:p>
          </table:table-cell>
          <table:table-cell table:formula="of:=[.D34]+[.E33]" office:value-type="float" office:value="64.0008046875" calcext:value-type="float">
            <text:p>64.0008</text:p>
          </table:table-cell>
          <table:table-cell table:style-name="ce13" table:formula="of:=[.E34]-2*([.$B34]-1)" office:value-type="float" office:value="0.000804687500007617" calcext:value-type="float">
            <text:p>0.0008046875</text:p>
          </table:table-cell>
          <table:table-cell office:value-type="float" office:value="63626904366680.7" calcext:value-type="float">
            <text:p>63626904366680.7</text:p>
          </table:table-cell>
          <table:table-cell table:style-name="ce11" table:formula="of:=([.G34]-[.G33])/1000" office:value-type="float" office:value="2.0005" calcext:value-type="float">
            <text:p>2.0005</text:p>
          </table:table-cell>
          <table:table-cell table:style-name="ce11" table:formula="of:=[.H34]+[.I33]" office:value-type="float" office:value="64.00290625" calcext:value-type="float">
            <text:p>64.0029</text:p>
          </table:table-cell>
          <table:table-cell table:style-name="ce14" table:formula="of:=[.I34]-2*([.$B34]-1)" office:value-type="float" office:value="0.00290625000000944" calcext:value-type="float">
            <text:p>0.00290625</text:p>
          </table:table-cell>
          <table:table-cell office:value-type="float" office:value="63626904849576.8" calcext:value-type="float">
            <text:p>63626904849576.8</text:p>
          </table:table-cell>
          <table:table-cell table:style-name="ce11" table:formula="of:=([.K34]-[.K33])/1000" office:value-type="float" office:value="1.999296875" calcext:value-type="float">
            <text:p>1.9993</text:p>
          </table:table-cell>
          <table:table-cell table:style-name="ce11" table:formula="of:=[.L34]+[.M33]" office:value-type="float" office:value="64.000796875" calcext:value-type="float">
            <text:p>64.0008</text:p>
          </table:table-cell>
          <table:table-cell table:style-name="ce15" table:formula="of:=[.M34]-2*([.$B34]-1)" office:value-type="float" office:value="0.000796875000006025" calcext:value-type="float">
            <text:p>0.000796875</text:p>
          </table:table-cell>
          <table:table-cell office:value-type="float" office:value="63626905313855.4" calcext:value-type="float">
            <text:p>63626905313855.4</text:p>
          </table:table-cell>
          <table:table-cell table:style-name="ce11" table:formula="of:=([.O34]-[.O33])/1000" office:value-type="float" office:value="2.001" calcext:value-type="float">
            <text:p>2.0010</text:p>
          </table:table-cell>
          <table:table-cell table:style-name="ce11" table:formula="of:=[.P34]+[.Q33]" office:value-type="float" office:value="64.0013984375" calcext:value-type="float">
            <text:p>64.0014</text:p>
          </table:table-cell>
          <table:table-cell table:style-name="ce16" table:formula="of:=[.Q34]-2*([.$B34]-1)" office:value-type="float" office:value="0.00139843750000068" calcext:value-type="float">
            <text:p>0.0013984375</text:p>
          </table:table-cell>
          <table:table-cell office:value-type="float" office:value="63626905779182.9" calcext:value-type="float">
            <text:p>63626905779182.9</text:p>
          </table:table-cell>
          <table:table-cell table:style-name="ce11" table:formula="of:=([.S34]-[.S33])/1000" office:value-type="float" office:value="1.9996015625" calcext:value-type="float">
            <text:p>1.9996</text:p>
          </table:table-cell>
          <table:table-cell table:style-name="ce11" table:formula="of:=[.T34]+[.U33]" office:value-type="float" office:value="64.001" calcext:value-type="float">
            <text:p>64.0010</text:p>
          </table:table-cell>
          <table:table-cell table:style-name="ce17" table:formula="of:=[.U34]-2*([.$B34]-1)" office:value-type="float" office:value="0.000999999999990564" calcext:value-type="float">
            <text:p>0.001</text:p>
          </table:table-cell>
          <table:table-cell office:value-type="float" office:value="63626906263937.1" calcext:value-type="float">
            <text:p>63626906263937.1</text:p>
          </table:table-cell>
          <table:table-cell table:style-name="ce11" table:formula="of:=([.W34]-[.W33])/1000" office:value-type="float" office:value="1.9991015625" calcext:value-type="float">
            <text:p>1.9991</text:p>
          </table:table-cell>
          <table:table-cell table:style-name="ce11" table:formula="of:=[.X34]+[.Y33]" office:value-type="float" office:value="64.0006015625" calcext:value-type="float">
            <text:p>64.0006</text:p>
          </table:table-cell>
          <table:table-cell table:style-name="ce18" table:formula="of:=[.Y34]-2*([.$B34]-1)" office:value-type="float" office:value="0.000601562499994657" calcext:value-type="float">
            <text:p>0.0006015625</text:p>
          </table:table-cell>
          <table:table-cell office:value-type="float" office:value="63626906729388" calcext:value-type="float">
            <text:p>63626906729388</text:p>
          </table:table-cell>
          <table:table-cell table:style-name="ce11" table:formula="of:=([.AA34]-[.AA33])/1000" office:value-type="float" office:value="1.9981015625" calcext:value-type="float">
            <text:p>1.9981</text:p>
          </table:table-cell>
          <table:table-cell table:style-name="ce11" table:formula="of:=[.AB34]+[.AC33]" office:value-type="float" office:value="64.000203125" calcext:value-type="float">
            <text:p>64.0002</text:p>
          </table:table-cell>
          <table:table-cell table:style-name="ce19" table:formula="of:=[.AC34]-2*([.$B34]-1)" office:value-type="float" office:value="0.00020312500001296" calcext:value-type="float">
            <text:p>0.000203125</text:p>
          </table:table-cell>
          <table:table-cell office:value-type="float" office:value="63626907203622.7" calcext:value-type="float">
            <text:p>63626907203622.7</text:p>
          </table:table-cell>
          <table:table-cell table:style-name="ce11" table:formula="of:=([.AE34]-[.AE33])/1000" office:value-type="float" office:value="1.9995" calcext:value-type="float">
            <text:p>1.9995</text:p>
          </table:table-cell>
          <table:table-cell table:style-name="ce11" table:formula="of:=[.AF34]+[.AG33]" office:value-type="float" office:value="63.999703125" calcext:value-type="float">
            <text:p>63.9997</text:p>
          </table:table-cell>
          <table:table-cell table:style-name="ce20" table:formula="of:=[.AG34]-2*([.$B34]-1)" office:value-type="float" office:value="-0.000296875000017849" calcext:value-type="float">
            <text:p>-0.000296875</text:p>
          </table:table-cell>
          <table:table-cell office:value-type="float" office:value="63626907673296" calcext:value-type="float">
            <text:p>63626907673296</text:p>
          </table:table-cell>
          <table:table-cell table:style-name="ce11" table:formula="of:=([.AI34]-[.AI33])/1000" office:value-type="float" office:value="2.000703125" calcext:value-type="float">
            <text:p>2.0007</text:p>
          </table:table-cell>
          <table:table-cell table:style-name="ce11" table:formula="of:=[.AJ34]+[.AK33]" office:value-type="float" office:value="64.0026015625" calcext:value-type="float">
            <text:p>64.0026</text:p>
          </table:table-cell>
          <table:table-cell table:style-name="ce21" table:formula="of:=[.AK34]-2*([.$B34]-1)" office:value-type="float" office:value="0.00260156249997578" calcext:value-type="float">
            <text:p>0.0026015625</text:p>
          </table:table-cell>
          <table:table-cell office:value-type="float" office:value="63626908139102.6" calcext:value-type="float">
            <text:p>63626908139102.6</text:p>
          </table:table-cell>
          <table:table-cell table:style-name="ce11" table:formula="of:=([.AM34]-[.AM33])/1000" office:value-type="float" office:value="2.000203125" calcext:value-type="float">
            <text:p>2.0002</text:p>
          </table:table-cell>
          <table:table-cell table:style-name="ce11" table:formula="of:=[.AN34]+[.AO33]" office:value-type="float" office:value="63.999203125" calcext:value-type="float">
            <text:p>63.9992</text:p>
          </table:table-cell>
          <table:table-cell table:style-name="ce22" table:formula="of:=[.AO34]-2*([.$B34]-1)" office:value-type="float" office:value="-0.00079687499999892" calcext:value-type="float">
            <text:p>-0.000796875</text:p>
          </table:table-cell>
          <table:table-cell office:value-type="float" office:value="63626908608839.6" calcext:value-type="float">
            <text:p>63626908608839.6</text:p>
          </table:table-cell>
          <table:table-cell table:style-name="ce23" table:formula="of:=([.AQ34]-[.AQ33])/1000" office:value-type="float" office:value="2.0003046875" calcext:value-type="float">
            <text:p>2.0003</text:p>
          </table:table-cell>
          <table:table-cell table:style-name="ce11" table:formula="of:=[.AR34]+[.AS33]" office:value-type="float" office:value="64.0021015625" calcext:value-type="float">
            <text:p>64.0021</text:p>
          </table:table-cell>
          <table:table-cell table:style-name="ce24" table:formula="of:=[.AS34]-2*([.$B34]-1)" office:value-type="float" office:value="0.00210156250000182" calcext:value-type="float">
            <text:p>0.0021015625</text:p>
          </table:table-cell>
          <table:table-cell office:value-type="float" office:value="63626909080611.8" calcext:value-type="float">
            <text:p>63626909080611.8</text:p>
          </table:table-cell>
          <table:table-cell table:style-name="ce11" table:formula="of:=([.AU34]-[.AU33])/1000" office:value-type="float" office:value="2.002296875" calcext:value-type="float">
            <text:p>2.0023</text:p>
          </table:table-cell>
          <table:table-cell table:style-name="ce11" table:formula="of:=[.AV34]+[.AW33]" office:value-type="float" office:value="64.0025" calcext:value-type="float">
            <text:p>64.0025</text:p>
          </table:table-cell>
          <table:table-cell table:style-name="ce25" table:formula="of:=[.AW34]-2*([.$B34]-1)" office:value-type="float" office:value="0.00249999999999773" calcext:value-type="float">
            <text:p>0.00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34" calcext:value-type="float">
            <text:p>34</text:p>
          </table:table-cell>
          <table:table-cell office:value-type="float" office:value="63626903885379.3" calcext:value-type="float">
            <text:p>63626903885379.3</text:p>
          </table:table-cell>
          <table:table-cell table:formula="of:=([.C35]-[.C34])/1000" office:value-type="float" office:value="1.9996953125" calcext:value-type="float">
            <text:p>1.9997</text:p>
          </table:table-cell>
          <table:table-cell table:formula="of:=[.D35]+[.E34]" office:value-type="float" office:value="66.0005" calcext:value-type="float">
            <text:p>66.0005</text:p>
          </table:table-cell>
          <table:table-cell table:style-name="ce13" table:formula="of:=[.E35]-2*([.$B35]-1)" office:value-type="float" office:value="0.000500000000002387" calcext:value-type="float">
            <text:p>0.0005</text:p>
          </table:table-cell>
          <table:table-cell office:value-type="float" office:value="63626904368679.2" calcext:value-type="float">
            <text:p>63626904368679.2</text:p>
          </table:table-cell>
          <table:table-cell table:style-name="ce11" table:formula="of:=([.G35]-[.G34])/1000" office:value-type="float" office:value="1.9985" calcext:value-type="float">
            <text:p>1.9985</text:p>
          </table:table-cell>
          <table:table-cell table:style-name="ce11" table:formula="of:=[.H35]+[.I34]" office:value-type="float" office:value="66.00140625" calcext:value-type="float">
            <text:p>66.0014</text:p>
          </table:table-cell>
          <table:table-cell table:style-name="ce14" table:formula="of:=[.I35]-2*([.$B35]-1)" office:value-type="float" office:value="0.00140625000000227" calcext:value-type="float">
            <text:p>0.00140625</text:p>
          </table:table-cell>
          <table:table-cell office:value-type="float" office:value="63626904851575.4" calcext:value-type="float">
            <text:p>63626904851575.4</text:p>
          </table:table-cell>
          <table:table-cell table:style-name="ce11" table:formula="of:=([.K35]-[.K34])/1000" office:value-type="float" office:value="1.9986015625" calcext:value-type="float">
            <text:p>1.9986</text:p>
          </table:table-cell>
          <table:table-cell table:style-name="ce11" table:formula="of:=[.L35]+[.M34]" office:value-type="float" office:value="65.9993984375" calcext:value-type="float">
            <text:p>65.9994</text:p>
          </table:table-cell>
          <table:table-cell table:style-name="ce15" table:formula="of:=[.M35]-2*([.$B35]-1)" office:value-type="float" office:value="-0.000601562499994657" calcext:value-type="float">
            <text:p>-0.0006015625</text:p>
          </table:table-cell>
          <table:table-cell office:value-type="float" office:value="63626905315855.2" calcext:value-type="float">
            <text:p>63626905315855.2</text:p>
          </table:table-cell>
          <table:table-cell table:style-name="ce11" table:formula="of:=([.O35]-[.O34])/1000" office:value-type="float" office:value="1.9998046875" calcext:value-type="float">
            <text:p>1.9998</text:p>
          </table:table-cell>
          <table:table-cell table:style-name="ce11" table:formula="of:=[.P35]+[.Q34]" office:value-type="float" office:value="66.001203125" calcext:value-type="float">
            <text:p>66.0012</text:p>
          </table:table-cell>
          <table:table-cell table:style-name="ce16" table:formula="of:=[.Q35]-2*([.$B35]-1)" office:value-type="float" office:value="0.00120312500000352" calcext:value-type="float">
            <text:p>0.001203125</text:p>
          </table:table-cell>
          <table:table-cell office:value-type="float" office:value="63626905781183.1" calcext:value-type="float">
            <text:p>63626905781183.1</text:p>
          </table:table-cell>
          <table:table-cell table:style-name="ce11" table:formula="of:=([.S35]-[.S34])/1000" office:value-type="float" office:value="2.000203125" calcext:value-type="float">
            <text:p>2.0002</text:p>
          </table:table-cell>
          <table:table-cell table:style-name="ce11" table:formula="of:=[.T35]+[.U34]" office:value-type="float" office:value="66.001203125" calcext:value-type="float">
            <text:p>66.0012</text:p>
          </table:table-cell>
          <table:table-cell table:style-name="ce17" table:formula="of:=[.U35]-2*([.$B35]-1)" office:value-type="float" office:value="0.00120312499998931" calcext:value-type="float">
            <text:p>0.001203125</text:p>
          </table:table-cell>
          <table:table-cell office:value-type="float" office:value="63626906265939.3" calcext:value-type="float">
            <text:p>63626906265939.3</text:p>
          </table:table-cell>
          <table:table-cell table:style-name="ce11" table:formula="of:=([.W35]-[.W34])/1000" office:value-type="float" office:value="2.0021953125" calcext:value-type="float">
            <text:p>2.0022</text:p>
          </table:table-cell>
          <table:table-cell table:style-name="ce11" table:formula="of:=[.X35]+[.Y34]" office:value-type="float" office:value="66.002796875" calcext:value-type="float">
            <text:p>66.0028</text:p>
          </table:table-cell>
          <table:table-cell table:style-name="ce18" table:formula="of:=[.Y35]-2*([.$B35]-1)" office:value-type="float" office:value="0.00279687500000136" calcext:value-type="float">
            <text:p>0.002796875</text:p>
          </table:table-cell>
          <table:table-cell office:value-type="float" office:value="63626906731388.8" calcext:value-type="float">
            <text:p>63626906731388.8</text:p>
          </table:table-cell>
          <table:table-cell table:style-name="ce11" table:formula="of:=([.AA35]-[.AA34])/1000" office:value-type="float" office:value="2.000796875" calcext:value-type="float">
            <text:p>2.0008</text:p>
          </table:table-cell>
          <table:table-cell table:style-name="ce11" table:formula="of:=[.AB35]+[.AC34]" office:value-type="float" office:value="66.001" calcext:value-type="float">
            <text:p>66.0010</text:p>
          </table:table-cell>
          <table:table-cell table:style-name="ce19" table:formula="of:=[.AC35]-2*([.$B35]-1)" office:value-type="float" office:value="0.00100000000001899" calcext:value-type="float">
            <text:p>0.001</text:p>
          </table:table-cell>
          <table:table-cell office:value-type="float" office:value="63626907205622" calcext:value-type="float">
            <text:p>63626907205622</text:p>
          </table:table-cell>
          <table:table-cell table:style-name="ce11" table:formula="of:=([.AE35]-[.AE34])/1000" office:value-type="float" office:value="1.999296875" calcext:value-type="float">
            <text:p>1.9993</text:p>
          </table:table-cell>
          <table:table-cell table:style-name="ce11" table:formula="of:=[.AF35]+[.AG34]" office:value-type="float" office:value="65.999" calcext:value-type="float">
            <text:p>65.9990</text:p>
          </table:table-cell>
          <table:table-cell table:style-name="ce20" table:formula="of:=[.AG35]-2*([.$B35]-1)" office:value-type="float" office:value="-0.00100000000001899" calcext:value-type="float">
            <text:p>-0.001</text:p>
          </table:table-cell>
          <table:table-cell office:value-type="float" office:value="63626907675295.6" calcext:value-type="float">
            <text:p>63626907675295.6</text:p>
          </table:table-cell>
          <table:table-cell table:style-name="ce11" table:formula="of:=([.AI35]-[.AI34])/1000" office:value-type="float" office:value="1.9996015625" calcext:value-type="float">
            <text:p>1.9996</text:p>
          </table:table-cell>
          <table:table-cell table:style-name="ce11" table:formula="of:=[.AJ35]+[.AK34]" office:value-type="float" office:value="66.002203125" calcext:value-type="float">
            <text:p>66.0022</text:p>
          </table:table-cell>
          <table:table-cell table:style-name="ce21" table:formula="of:=[.AK35]-2*([.$B35]-1)" office:value-type="float" office:value="0.00220312499997988" calcext:value-type="float">
            <text:p>0.002203125</text:p>
          </table:table-cell>
          <table:table-cell office:value-type="float" office:value="63626908141102.4" calcext:value-type="float">
            <text:p>63626908141102.4</text:p>
          </table:table-cell>
          <table:table-cell table:style-name="ce11" table:formula="of:=([.AM35]-[.AM34])/1000" office:value-type="float" office:value="1.999796875" calcext:value-type="float">
            <text:p>1.9998</text:p>
          </table:table-cell>
          <table:table-cell table:style-name="ce11" table:formula="of:=[.AN35]+[.AO34]" office:value-type="float" office:value="65.999" calcext:value-type="float">
            <text:p>65.9990</text:p>
          </table:table-cell>
          <table:table-cell table:style-name="ce22" table:formula="of:=[.AO35]-2*([.$B35]-1)" office:value-type="float" office:value="-0.00100000000000477" calcext:value-type="float">
            <text:p>-0.001</text:p>
          </table:table-cell>
          <table:table-cell office:value-type="float" office:value="63626908610837.4" calcext:value-type="float">
            <text:p>63626908610837.4</text:p>
          </table:table-cell>
          <table:table-cell table:style-name="ce23" table:formula="of:=([.AQ35]-[.AQ34])/1000" office:value-type="float" office:value="1.997796875" calcext:value-type="float">
            <text:p>1.9978</text:p>
          </table:table-cell>
          <table:table-cell table:style-name="ce11" table:formula="of:=[.AR35]+[.AS34]" office:value-type="float" office:value="65.9998984375" calcext:value-type="float">
            <text:p>65.9999</text:p>
          </table:table-cell>
          <table:table-cell table:style-name="ce24" table:formula="of:=[.AS35]-2*([.$B35]-1)" office:value-type="float" office:value="-0.000101562499992269" calcext:value-type="float">
            <text:p>-0.0001015625</text:p>
          </table:table-cell>
          <table:table-cell office:value-type="float" office:value="63626909082609.8" calcext:value-type="float">
            <text:p>63626909082609.8</text:p>
          </table:table-cell>
          <table:table-cell table:style-name="ce11" table:formula="of:=([.AU35]-[.AU34])/1000" office:value-type="float" office:value="1.998" calcext:value-type="float">
            <text:p>1.9980</text:p>
          </table:table-cell>
          <table:table-cell table:style-name="ce11" table:formula="of:=[.AV35]+[.AW34]" office:value-type="float" office:value="66.0005" calcext:value-type="float">
            <text:p>66.0005</text:p>
          </table:table-cell>
          <table:table-cell table:style-name="ce25" table:formula="of:=[.AW35]-2*([.$B35]-1)" office:value-type="float" office:value="0.000500000000002387" calcext:value-type="float">
            <text:p>0.000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35" calcext:value-type="float">
            <text:p>35</text:p>
          </table:table-cell>
          <table:table-cell office:value-type="float" office:value="63626903887379.4" calcext:value-type="float">
            <text:p>63626903887379.4</text:p>
          </table:table-cell>
          <table:table-cell table:formula="of:=([.C36]-[.C35])/1000" office:value-type="float" office:value="2.0001015625" calcext:value-type="float">
            <text:p>2.0001</text:p>
          </table:table-cell>
          <table:table-cell table:formula="of:=[.D36]+[.E35]" office:value-type="float" office:value="68.0006015625" calcext:value-type="float">
            <text:p>68.0006</text:p>
          </table:table-cell>
          <table:table-cell table:style-name="ce13" table:formula="of:=[.E36]-2*([.$B36]-1)" office:value-type="float" office:value="0.000601562500008868" calcext:value-type="float">
            <text:p>0.0006015625</text:p>
          </table:table-cell>
          <table:table-cell office:value-type="float" office:value="63626904370678.1" calcext:value-type="float">
            <text:p>63626904370678.1</text:p>
          </table:table-cell>
          <table:table-cell table:style-name="ce11" table:formula="of:=([.G36]-[.G35])/1000" office:value-type="float" office:value="1.9988984375" calcext:value-type="float">
            <text:p>1.9989</text:p>
          </table:table-cell>
          <table:table-cell table:style-name="ce11" table:formula="of:=[.H36]+[.I35]" office:value-type="float" office:value="68.0003046875" calcext:value-type="float">
            <text:p>68.0003</text:p>
          </table:table-cell>
          <table:table-cell table:style-name="ce14" table:formula="of:=[.I36]-2*([.$B36]-1)" office:value-type="float" office:value="0.00030468750000523" calcext:value-type="float">
            <text:p>0.0003046875</text:p>
          </table:table-cell>
          <table:table-cell office:value-type="float" office:value="63626904853575.7" calcext:value-type="float">
            <text:p>63626904853575.7</text:p>
          </table:table-cell>
          <table:table-cell table:style-name="ce11" table:formula="of:=([.K36]-[.K35])/1000" office:value-type="float" office:value="2.0003046875" calcext:value-type="float">
            <text:p>2.0003</text:p>
          </table:table-cell>
          <table:table-cell table:style-name="ce11" table:formula="of:=[.L36]+[.M35]" office:value-type="float" office:value="67.999703125" calcext:value-type="float">
            <text:p>67.9997</text:p>
          </table:table-cell>
          <table:table-cell table:style-name="ce15" table:formula="of:=[.M36]-2*([.$B36]-1)" office:value-type="float" office:value="-0.000296874999989427" calcext:value-type="float">
            <text:p>-0.000296875</text:p>
          </table:table-cell>
          <table:table-cell office:value-type="float" office:value="63626905317854.6" calcext:value-type="float">
            <text:p>63626905317854.6</text:p>
          </table:table-cell>
          <table:table-cell table:style-name="ce11" table:formula="of:=([.O36]-[.O35])/1000" office:value-type="float" office:value="1.9993984375" calcext:value-type="float">
            <text:p>1.9994</text:p>
          </table:table-cell>
          <table:table-cell table:style-name="ce11" table:formula="of:=[.P36]+[.Q35]" office:value-type="float" office:value="68.0006015625" calcext:value-type="float">
            <text:p>68.0006</text:p>
          </table:table-cell>
          <table:table-cell table:style-name="ce16" table:formula="of:=[.Q36]-2*([.$B36]-1)" office:value-type="float" office:value="0.000601562500008868" calcext:value-type="float">
            <text:p>0.0006015625</text:p>
          </table:table-cell>
          <table:table-cell office:value-type="float" office:value="63626905783181.5" calcext:value-type="float">
            <text:p>63626905783181.5</text:p>
          </table:table-cell>
          <table:table-cell table:style-name="ce11" table:formula="of:=([.S36]-[.S35])/1000" office:value-type="float" office:value="1.9983984375" calcext:value-type="float">
            <text:p>1.9984</text:p>
          </table:table-cell>
          <table:table-cell table:style-name="ce11" table:formula="of:=[.T36]+[.U35]" office:value-type="float" office:value="67.9996015625" calcext:value-type="float">
            <text:p>67.9996</text:p>
          </table:table-cell>
          <table:table-cell table:style-name="ce17" table:formula="of:=[.U36]-2*([.$B36]-1)" office:value-type="float" office:value="-0.000398437500010118" calcext:value-type="float">
            <text:p>-0.0003984375</text:p>
          </table:table-cell>
          <table:table-cell office:value-type="float" office:value="63626906267936.9" calcext:value-type="float">
            <text:p>63626906267936.9</text:p>
          </table:table-cell>
          <table:table-cell table:style-name="ce11" table:formula="of:=([.W36]-[.W35])/1000" office:value-type="float" office:value="1.9976015625" calcext:value-type="float">
            <text:p>1.9976</text:p>
          </table:table-cell>
          <table:table-cell table:style-name="ce11" table:formula="of:=[.X36]+[.Y35]" office:value-type="float" office:value="68.0003984375" calcext:value-type="float">
            <text:p>68.0004</text:p>
          </table:table-cell>
          <table:table-cell table:style-name="ce18" table:formula="of:=[.Y36]-2*([.$B36]-1)" office:value-type="float" office:value="0.000398437499995907" calcext:value-type="float">
            <text:p>0.0003984375</text:p>
          </table:table-cell>
          <table:table-cell office:value-type="float" office:value="63626906733389" calcext:value-type="float">
            <text:p>63626906733389</text:p>
          </table:table-cell>
          <table:table-cell table:style-name="ce11" table:formula="of:=([.AA36]-[.AA35])/1000" office:value-type="float" office:value="2.000203125" calcext:value-type="float">
            <text:p>2.0002</text:p>
          </table:table-cell>
          <table:table-cell table:style-name="ce11" table:formula="of:=[.AB36]+[.AC35]" office:value-type="float" office:value="68.001203125" calcext:value-type="float">
            <text:p>68.0012</text:p>
          </table:table-cell>
          <table:table-cell table:style-name="ce19" table:formula="of:=[.AC36]-2*([.$B36]-1)" office:value-type="float" office:value="0.00120312500001774" calcext:value-type="float">
            <text:p>0.001203125</text:p>
          </table:table-cell>
          <table:table-cell office:value-type="float" office:value="63626907207623" calcext:value-type="float">
            <text:p>63626907207623</text:p>
          </table:table-cell>
          <table:table-cell table:style-name="ce11" table:formula="of:=([.AE36]-[.AE35])/1000" office:value-type="float" office:value="2.001" calcext:value-type="float">
            <text:p>2.0010</text:p>
          </table:table-cell>
          <table:table-cell table:style-name="ce11" table:formula="of:=[.AF36]+[.AG35]" office:value-type="float" office:value="68" calcext:value-type="float">
            <text:p>68.0000</text:p>
          </table:table-cell>
          <table:table-cell table:style-name="ce20" table:formula="of:=[.AG36]-2*([.$B36]-1)" office:value-type="float" office:value="0" calcext:value-type="float">
            <text:p>0</text:p>
          </table:table-cell>
          <table:table-cell office:value-type="float" office:value="63626907677293.2" calcext:value-type="float">
            <text:p>63626907677293.2</text:p>
          </table:table-cell>
          <table:table-cell table:style-name="ce11" table:formula="of:=([.AI36]-[.AI35])/1000" office:value-type="float" office:value="1.9976015625" calcext:value-type="float">
            <text:p>1.9976</text:p>
          </table:table-cell>
          <table:table-cell table:style-name="ce11" table:formula="of:=[.AJ36]+[.AK35]" office:value-type="float" office:value="67.9998046875" calcext:value-type="float">
            <text:p>67.9998</text:p>
          </table:table-cell>
          <table:table-cell table:style-name="ce21" table:formula="of:=[.AK36]-2*([.$B36]-1)" office:value-type="float" office:value="-0.00019531250002558" calcext:value-type="float">
            <text:p>-0.0001953125</text:p>
          </table:table-cell>
          <table:table-cell office:value-type="float" office:value="63626908143103.3" calcext:value-type="float">
            <text:p>63626908143103.3</text:p>
          </table:table-cell>
          <table:table-cell table:style-name="ce11" table:formula="of:=([.AM36]-[.AM35])/1000" office:value-type="float" office:value="2.0008984375" calcext:value-type="float">
            <text:p>2.0009</text:p>
          </table:table-cell>
          <table:table-cell table:style-name="ce11" table:formula="of:=[.AN36]+[.AO35]" office:value-type="float" office:value="67.9998984375" calcext:value-type="float">
            <text:p>67.9999</text:p>
          </table:table-cell>
          <table:table-cell table:style-name="ce22" table:formula="of:=[.AO36]-2*([.$B36]-1)" office:value-type="float" office:value="-0.00010156250000648" calcext:value-type="float">
            <text:p>-0.0001015625</text:p>
          </table:table-cell>
          <table:table-cell office:value-type="float" office:value="63626908612837.5" calcext:value-type="float">
            <text:p>63626908612837.5</text:p>
          </table:table-cell>
          <table:table-cell table:style-name="ce23" table:formula="of:=([.AQ36]-[.AQ35])/1000" office:value-type="float" office:value="2.0001015625" calcext:value-type="float">
            <text:p>2.0001</text:p>
          </table:table-cell>
          <table:table-cell table:style-name="ce11" table:formula="of:=[.AR36]+[.AS35]" office:value-type="float" office:value="68" calcext:value-type="float">
            <text:p>68.0000</text:p>
          </table:table-cell>
          <table:table-cell table:style-name="ce24" table:formula="of:=[.AS36]-2*([.$B36]-1)" office:value-type="float" office:value="0" calcext:value-type="float">
            <text:p>0</text:p>
          </table:table-cell>
          <table:table-cell office:value-type="float" office:value="63626909084610.6" calcext:value-type="float">
            <text:p>63626909084610.6</text:p>
          </table:table-cell>
          <table:table-cell table:style-name="ce11" table:formula="of:=([.AU36]-[.AU35])/1000" office:value-type="float" office:value="2.0008046875" calcext:value-type="float">
            <text:p>2.0008</text:p>
          </table:table-cell>
          <table:table-cell table:style-name="ce11" table:formula="of:=[.AV36]+[.AW35]" office:value-type="float" office:value="68.0013046875" calcext:value-type="float">
            <text:p>68.0013</text:p>
          </table:table-cell>
          <table:table-cell table:style-name="ce25" table:formula="of:=[.AW36]-2*([.$B36]-1)" office:value-type="float" office:value="0.00130468749999579" calcext:value-type="float">
            <text:p>0.0013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36" calcext:value-type="float">
            <text:p>36</text:p>
          </table:table-cell>
          <table:table-cell office:value-type="float" office:value="63626903889380.5" calcext:value-type="float">
            <text:p>63626903889380.5</text:p>
          </table:table-cell>
          <table:table-cell table:formula="of:=([.C37]-[.C36])/1000" office:value-type="float" office:value="2.0011015625" calcext:value-type="float">
            <text:p>2.0011</text:p>
          </table:table-cell>
          <table:table-cell table:formula="of:=[.D37]+[.E36]" office:value-type="float" office:value="70.001703125" calcext:value-type="float">
            <text:p>70.0017</text:p>
          </table:table-cell>
          <table:table-cell table:style-name="ce13" table:formula="of:=[.E37]-2*([.$B37]-1)" office:value-type="float" office:value="0.00170312500000591" calcext:value-type="float">
            <text:p>0.001703125</text:p>
          </table:table-cell>
          <table:table-cell office:value-type="float" office:value="63626904372678" calcext:value-type="float">
            <text:p>63626904372678</text:p>
          </table:table-cell>
          <table:table-cell table:style-name="ce11" table:formula="of:=([.G37]-[.G36])/1000" office:value-type="float" office:value="1.9998984375" calcext:value-type="float">
            <text:p>1.9999</text:p>
          </table:table-cell>
          <table:table-cell table:style-name="ce11" table:formula="of:=[.H37]+[.I36]" office:value-type="float" office:value="70.000203125" calcext:value-type="float">
            <text:p>70.0002</text:p>
          </table:table-cell>
          <table:table-cell table:style-name="ce14" table:formula="of:=[.I37]-2*([.$B37]-1)" office:value-type="float" office:value="0.000203124999998749" calcext:value-type="float">
            <text:p>0.000203125</text:p>
          </table:table-cell>
          <table:table-cell office:value-type="float" office:value="63626904855577.2" calcext:value-type="float">
            <text:p>63626904855577.2</text:p>
          </table:table-cell>
          <table:table-cell table:style-name="ce11" table:formula="of:=([.K37]-[.K36])/1000" office:value-type="float" office:value="2.0015" calcext:value-type="float">
            <text:p>2.0015</text:p>
          </table:table-cell>
          <table:table-cell table:style-name="ce11" table:formula="of:=[.L37]+[.M36]" office:value-type="float" office:value="70.001203125" calcext:value-type="float">
            <text:p>70.0012</text:p>
          </table:table-cell>
          <table:table-cell table:style-name="ce15" table:formula="of:=[.M37]-2*([.$B37]-1)" office:value-type="float" office:value="0.00120312500001774" calcext:value-type="float">
            <text:p>0.001203125</text:p>
          </table:table-cell>
          <table:table-cell office:value-type="float" office:value="63626905319855.7" calcext:value-type="float">
            <text:p>63626905319855.7</text:p>
          </table:table-cell>
          <table:table-cell table:style-name="ce11" table:formula="of:=([.O37]-[.O36])/1000" office:value-type="float" office:value="2.0011015625" calcext:value-type="float">
            <text:p>2.0011</text:p>
          </table:table-cell>
          <table:table-cell table:style-name="ce11" table:formula="of:=[.P37]+[.Q36]" office:value-type="float" office:value="70.001703125" calcext:value-type="float">
            <text:p>70.0017</text:p>
          </table:table-cell>
          <table:table-cell table:style-name="ce16" table:formula="of:=[.Q37]-2*([.$B37]-1)" office:value-type="float" office:value="0.00170312500000591" calcext:value-type="float">
            <text:p>0.001703125</text:p>
          </table:table-cell>
          <table:table-cell office:value-type="float" office:value="63626905785193.5" calcext:value-type="float">
            <text:p>63626905785193.5</text:p>
          </table:table-cell>
          <table:table-cell table:style-name="ce11" table:formula="of:=([.S37]-[.S36])/1000" office:value-type="float" office:value="2.012" calcext:value-type="float">
            <text:p>2.0120</text:p>
          </table:table-cell>
          <table:table-cell table:style-name="ce11" table:formula="of:=[.T37]+[.U36]" office:value-type="float" office:value="70.0116015625" calcext:value-type="float">
            <text:p>70.0116</text:p>
          </table:table-cell>
          <table:table-cell table:style-name="ce17" table:formula="of:=[.U37]-2*([.$B37]-1)" office:value-type="float" office:value="0.0116015624999903" calcext:value-type="float">
            <text:p>0.0116015625</text:p>
          </table:table-cell>
          <table:table-cell office:value-type="float" office:value="63626906269936.4" calcext:value-type="float">
            <text:p>63626906269936.4</text:p>
          </table:table-cell>
          <table:table-cell table:style-name="ce11" table:formula="of:=([.W37]-[.W36])/1000" office:value-type="float" office:value="1.9995" calcext:value-type="float">
            <text:p>1.9995</text:p>
          </table:table-cell>
          <table:table-cell table:style-name="ce11" table:formula="of:=[.X37]+[.Y36]" office:value-type="float" office:value="69.9998984375" calcext:value-type="float">
            <text:p>69.9999</text:p>
          </table:table-cell>
          <table:table-cell table:style-name="ce18" table:formula="of:=[.Y37]-2*([.$B37]-1)" office:value-type="float" office:value="-0.00010156250000648" calcext:value-type="float">
            <text:p>-0.0001015625</text:p>
          </table:table-cell>
          <table:table-cell office:value-type="float" office:value="63626906735387.6" calcext:value-type="float">
            <text:p>63626906735387.6</text:p>
          </table:table-cell>
          <table:table-cell table:style-name="ce11" table:formula="of:=([.AA37]-[.AA36])/1000" office:value-type="float" office:value="1.9986015625" calcext:value-type="float">
            <text:p>1.9986</text:p>
          </table:table-cell>
          <table:table-cell table:style-name="ce11" table:formula="of:=[.AB37]+[.AC36]" office:value-type="float" office:value="69.9998046875" calcext:value-type="float">
            <text:p>69.9998</text:p>
          </table:table-cell>
          <table:table-cell table:style-name="ce19" table:formula="of:=[.AC37]-2*([.$B37]-1)" office:value-type="float" office:value="-0.000195312499982947" calcext:value-type="float">
            <text:p>-0.0001953125</text:p>
          </table:table-cell>
          <table:table-cell office:value-type="float" office:value="63626907209622.6" calcext:value-type="float">
            <text:p>63626907209622.6</text:p>
          </table:table-cell>
          <table:table-cell table:style-name="ce11" table:formula="of:=([.AE37]-[.AE36])/1000" office:value-type="float" office:value="1.9996015625" calcext:value-type="float">
            <text:p>1.9996</text:p>
          </table:table-cell>
          <table:table-cell table:style-name="ce11" table:formula="of:=[.AF37]+[.AG36]" office:value-type="float" office:value="69.9996015625" calcext:value-type="float">
            <text:p>69.9996</text:p>
          </table:table-cell>
          <table:table-cell table:style-name="ce20" table:formula="of:=[.AG37]-2*([.$B37]-1)" office:value-type="float" office:value="-0.000398437500010118" calcext:value-type="float">
            <text:p>-0.0003984375</text:p>
          </table:table-cell>
          <table:table-cell office:value-type="float" office:value="63626907679293.3" calcext:value-type="float">
            <text:p>63626907679293.3</text:p>
          </table:table-cell>
          <table:table-cell table:style-name="ce11" table:formula="of:=([.AI37]-[.AI36])/1000" office:value-type="float" office:value="2.00009375" calcext:value-type="float">
            <text:p>2.0001</text:p>
          </table:table-cell>
          <table:table-cell table:style-name="ce11" table:formula="of:=[.AJ37]+[.AK36]" office:value-type="float" office:value="69.9998984375" calcext:value-type="float">
            <text:p>69.9999</text:p>
          </table:table-cell>
          <table:table-cell table:style-name="ce21" table:formula="of:=[.AK37]-2*([.$B37]-1)" office:value-type="float" office:value="-0.000101562500020691" calcext:value-type="float">
            <text:p>-0.0001015625</text:p>
          </table:table-cell>
          <table:table-cell office:value-type="float" office:value="63626908145104.6" calcext:value-type="float">
            <text:p>63626908145104.6</text:p>
          </table:table-cell>
          <table:table-cell table:style-name="ce11" table:formula="of:=([.AM37]-[.AM36])/1000" office:value-type="float" office:value="2.0013046875" calcext:value-type="float">
            <text:p>2.0013</text:p>
          </table:table-cell>
          <table:table-cell table:style-name="ce11" table:formula="of:=[.AN37]+[.AO36]" office:value-type="float" office:value="70.001203125" calcext:value-type="float">
            <text:p>70.0012</text:p>
          </table:table-cell>
          <table:table-cell table:style-name="ce22" table:formula="of:=[.AO37]-2*([.$B37]-1)" office:value-type="float" office:value="0.00120312499998931" calcext:value-type="float">
            <text:p>0.001203125</text:p>
          </table:table-cell>
          <table:table-cell office:value-type="float" office:value="63626908614838.9" calcext:value-type="float">
            <text:p>63626908614838.9</text:p>
          </table:table-cell>
          <table:table-cell table:style-name="ce23" table:formula="of:=([.AQ37]-[.AQ36])/1000" office:value-type="float" office:value="2.0013984375" calcext:value-type="float">
            <text:p>2.0014</text:p>
          </table:table-cell>
          <table:table-cell table:style-name="ce11" table:formula="of:=[.AR37]+[.AS36]" office:value-type="float" office:value="70.0013984375" calcext:value-type="float">
            <text:p>70.0014</text:p>
          </table:table-cell>
          <table:table-cell table:style-name="ce24" table:formula="of:=[.AS37]-2*([.$B37]-1)" office:value-type="float" office:value="0.00139843750001489" calcext:value-type="float">
            <text:p>0.0013984375</text:p>
          </table:table-cell>
          <table:table-cell office:value-type="float" office:value="63626909086609.6" calcext:value-type="float">
            <text:p>63626909086609.6</text:p>
          </table:table-cell>
          <table:table-cell table:style-name="ce11" table:formula="of:=([.AU37]-[.AU36])/1000" office:value-type="float" office:value="1.999" calcext:value-type="float">
            <text:p>1.9990</text:p>
          </table:table-cell>
          <table:table-cell table:style-name="ce11" table:formula="of:=[.AV37]+[.AW36]" office:value-type="float" office:value="70.0003046875" calcext:value-type="float">
            <text:p>70.0003</text:p>
          </table:table-cell>
          <table:table-cell table:style-name="ce25" table:formula="of:=[.AW37]-2*([.$B37]-1)" office:value-type="float" office:value="0.000304687499991019" calcext:value-type="float">
            <text:p>0.0003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37" calcext:value-type="float">
            <text:p>37</text:p>
          </table:table-cell>
          <table:table-cell office:value-type="float" office:value="63626903891380.2" calcext:value-type="float">
            <text:p>63626903891380.2</text:p>
          </table:table-cell>
          <table:table-cell table:formula="of:=([.C38]-[.C37])/1000" office:value-type="float" office:value="1.999703125" calcext:value-type="float">
            <text:p>1.9997</text:p>
          </table:table-cell>
          <table:table-cell table:formula="of:=[.D38]+[.E37]" office:value-type="float" office:value="72.00140625" calcext:value-type="float">
            <text:p>72.0014</text:p>
          </table:table-cell>
          <table:table-cell table:style-name="ce13" table:formula="of:=[.E38]-2*([.$B38]-1)" office:value-type="float" office:value="0.00140625000000227" calcext:value-type="float">
            <text:p>0.00140625</text:p>
          </table:table-cell>
          <table:table-cell office:value-type="float" office:value="63626904374678.1" calcext:value-type="float">
            <text:p>63626904374678.1</text:p>
          </table:table-cell>
          <table:table-cell table:style-name="ce11" table:formula="of:=([.G38]-[.G37])/1000" office:value-type="float" office:value="2.0001015625" calcext:value-type="float">
            <text:p>2.0001</text:p>
          </table:table-cell>
          <table:table-cell table:style-name="ce11" table:formula="of:=[.H38]+[.I37]" office:value-type="float" office:value="72.0003046875" calcext:value-type="float">
            <text:p>72.0003</text:p>
          </table:table-cell>
          <table:table-cell table:style-name="ce14" table:formula="of:=[.I38]-2*([.$B38]-1)" office:value-type="float" office:value="0.00030468750000523" calcext:value-type="float">
            <text:p>0.0003046875</text:p>
          </table:table-cell>
          <table:table-cell office:value-type="float" office:value="63626904857575.5" calcext:value-type="float">
            <text:p>63626904857575.5</text:p>
          </table:table-cell>
          <table:table-cell table:style-name="ce11" table:formula="of:=([.K38]-[.K37])/1000" office:value-type="float" office:value="1.998296875" calcext:value-type="float">
            <text:p>1.9983</text:p>
          </table:table-cell>
          <table:table-cell table:style-name="ce11" table:formula="of:=[.L38]+[.M37]" office:value-type="float" office:value="71.9995" calcext:value-type="float">
            <text:p>71.9995</text:p>
          </table:table-cell>
          <table:table-cell table:style-name="ce15" table:formula="of:=[.M38]-2*([.$B38]-1)" office:value-type="float" office:value="-0.000499999999988177" calcext:value-type="float">
            <text:p>-0.0005</text:p>
          </table:table-cell>
          <table:table-cell office:value-type="float" office:value="63626905321853.7" calcext:value-type="float">
            <text:p>63626905321853.7</text:p>
          </table:table-cell>
          <table:table-cell table:style-name="ce11" table:formula="of:=([.O38]-[.O37])/1000" office:value-type="float" office:value="1.998" calcext:value-type="float">
            <text:p>1.9980</text:p>
          </table:table-cell>
          <table:table-cell table:style-name="ce11" table:formula="of:=[.P38]+[.Q37]" office:value-type="float" office:value="71.999703125" calcext:value-type="float">
            <text:p>71.9997</text:p>
          </table:table-cell>
          <table:table-cell table:style-name="ce16" table:formula="of:=[.Q38]-2*([.$B38]-1)" office:value-type="float" office:value="-0.000296874999989427" calcext:value-type="float">
            <text:p>-0.000296875</text:p>
          </table:table-cell>
          <table:table-cell office:value-type="float" office:value="63626905787183.8" calcext:value-type="float">
            <text:p>63626905787183.8</text:p>
          </table:table-cell>
          <table:table-cell table:style-name="ce11" table:formula="of:=([.S38]-[.S37])/1000" office:value-type="float" office:value="1.990296875" calcext:value-type="float">
            <text:p>1.9903</text:p>
          </table:table-cell>
          <table:table-cell table:style-name="ce11" table:formula="of:=[.T38]+[.U37]" office:value-type="float" office:value="72.0018984375" calcext:value-type="float">
            <text:p>72.0019</text:p>
          </table:table-cell>
          <table:table-cell table:style-name="ce17" table:formula="of:=[.U38]-2*([.$B38]-1)" office:value-type="float" office:value="0.00189843749998886" calcext:value-type="float">
            <text:p>0.0018984375</text:p>
          </table:table-cell>
          <table:table-cell office:value-type="float" office:value="63626906271938" calcext:value-type="float">
            <text:p>63626906271938</text:p>
          </table:table-cell>
          <table:table-cell table:style-name="ce11" table:formula="of:=([.W38]-[.W37])/1000" office:value-type="float" office:value="2.0016015625" calcext:value-type="float">
            <text:p>2.0016</text:p>
          </table:table-cell>
          <table:table-cell table:style-name="ce11" table:formula="of:=[.X38]+[.Y37]" office:value-type="float" office:value="72.0015" calcext:value-type="float">
            <text:p>72.0015</text:p>
          </table:table-cell>
          <table:table-cell table:style-name="ce18" table:formula="of:=[.Y38]-2*([.$B38]-1)" office:value-type="float" office:value="0.00149999999999295" calcext:value-type="float">
            <text:p>0.0015</text:p>
          </table:table-cell>
          <table:table-cell office:value-type="float" office:value="63626906737387.9" calcext:value-type="float">
            <text:p>63626906737387.9</text:p>
          </table:table-cell>
          <table:table-cell table:style-name="ce11" table:formula="of:=([.AA38]-[.AA37])/1000" office:value-type="float" office:value="2.000296875" calcext:value-type="float">
            <text:p>2.0003</text:p>
          </table:table-cell>
          <table:table-cell table:style-name="ce11" table:formula="of:=[.AB38]+[.AC37]" office:value-type="float" office:value="72.0001015625" calcext:value-type="float">
            <text:p>72.0001</text:p>
          </table:table-cell>
          <table:table-cell table:style-name="ce19" table:formula="of:=[.AC38]-2*([.$B38]-1)" office:value-type="float" office:value="0.000101562500020691" calcext:value-type="float">
            <text:p>0.0001015625</text:p>
          </table:table-cell>
          <table:table-cell office:value-type="float" office:value="63626907211622.4" calcext:value-type="float">
            <text:p>63626907211622.4</text:p>
          </table:table-cell>
          <table:table-cell table:style-name="ce11" table:formula="of:=([.AE38]-[.AE37])/1000" office:value-type="float" office:value="1.999796875" calcext:value-type="float">
            <text:p>1.9998</text:p>
          </table:table-cell>
          <table:table-cell table:style-name="ce11" table:formula="of:=[.AF38]+[.AG37]" office:value-type="float" office:value="71.9993984375" calcext:value-type="float">
            <text:p>71.9994</text:p>
          </table:table-cell>
          <table:table-cell table:style-name="ce20" table:formula="of:=[.AG38]-2*([.$B38]-1)" office:value-type="float" office:value="-0.000601562500008868" calcext:value-type="float">
            <text:p>-0.0006015625</text:p>
          </table:table-cell>
          <table:table-cell office:value-type="float" office:value="63626907681294.5" calcext:value-type="float">
            <text:p>63626907681294.5</text:p>
          </table:table-cell>
          <table:table-cell table:style-name="ce11" table:formula="of:=([.AI38]-[.AI37])/1000" office:value-type="float" office:value="2.001203125" calcext:value-type="float">
            <text:p>2.0012</text:p>
          </table:table-cell>
          <table:table-cell table:style-name="ce11" table:formula="of:=[.AJ38]+[.AK37]" office:value-type="float" office:value="72.0011015625" calcext:value-type="float">
            <text:p>72.0011</text:p>
          </table:table-cell>
          <table:table-cell table:style-name="ce21" table:formula="of:=[.AK38]-2*([.$B38]-1)" office:value-type="float" office:value="0.00110156249998283" calcext:value-type="float">
            <text:p>0.0011015625</text:p>
          </table:table-cell>
          <table:table-cell office:value-type="float" office:value="63626908147102.8" calcext:value-type="float">
            <text:p>63626908147102.8</text:p>
          </table:table-cell>
          <table:table-cell table:style-name="ce11" table:formula="of:=([.AM38]-[.AM37])/1000" office:value-type="float" office:value="1.9981953125" calcext:value-type="float">
            <text:p>1.9982</text:p>
          </table:table-cell>
          <table:table-cell table:style-name="ce11" table:formula="of:=[.AN38]+[.AO37]" office:value-type="float" office:value="71.9993984375" calcext:value-type="float">
            <text:p>71.9994</text:p>
          </table:table-cell>
          <table:table-cell table:style-name="ce22" table:formula="of:=[.AO38]-2*([.$B38]-1)" office:value-type="float" office:value="-0.000601562500008868" calcext:value-type="float">
            <text:p>-0.0006015625</text:p>
          </table:table-cell>
          <table:table-cell office:value-type="float" office:value="63626908616839" calcext:value-type="float">
            <text:p>63626908616839</text:p>
          </table:table-cell>
          <table:table-cell table:style-name="ce23" table:formula="of:=([.AQ38]-[.AQ37])/1000" office:value-type="float" office:value="2.0001015625" calcext:value-type="float">
            <text:p>2.0001</text:p>
          </table:table-cell>
          <table:table-cell table:style-name="ce11" table:formula="of:=[.AR38]+[.AS37]" office:value-type="float" office:value="72.0015" calcext:value-type="float">
            <text:p>72.0015</text:p>
          </table:table-cell>
          <table:table-cell table:style-name="ce24" table:formula="of:=[.AS38]-2*([.$B38]-1)" office:value-type="float" office:value="0.00150000000002137" calcext:value-type="float">
            <text:p>0.0015</text:p>
          </table:table-cell>
          <table:table-cell office:value-type="float" office:value="63626909088611.7" calcext:value-type="float">
            <text:p>63626909088611.7</text:p>
          </table:table-cell>
          <table:table-cell table:style-name="ce11" table:formula="of:=([.AU38]-[.AU37])/1000" office:value-type="float" office:value="2.0021015625" calcext:value-type="float">
            <text:p>2.0021</text:p>
          </table:table-cell>
          <table:table-cell table:style-name="ce11" table:formula="of:=[.AV38]+[.AW37]" office:value-type="float" office:value="72.00240625" calcext:value-type="float">
            <text:p>72.0024</text:p>
          </table:table-cell>
          <table:table-cell table:style-name="ce25" table:formula="of:=[.AW38]-2*([.$B38]-1)" office:value-type="float" office:value="0.00240624999999284" calcext:value-type="float">
            <text:p>0.002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10" office:value-type="float" office:value="38" calcext:value-type="float">
            <text:p>38</text:p>
          </table:table-cell>
          <table:table-cell office:value-type="float" office:value="63626903893381.4" calcext:value-type="float">
            <text:p>63626903893381.4</text:p>
          </table:table-cell>
          <table:table-cell table:formula="of:=([.C39]-[.C38])/1000" office:value-type="float" office:value="2.0011953125" calcext:value-type="float">
            <text:p>2.0012</text:p>
          </table:table-cell>
          <table:table-cell table:formula="of:=[.D39]+[.E38]" office:value-type="float" office:value="74.0026015625" calcext:value-type="float">
            <text:p>74.0026</text:p>
          </table:table-cell>
          <table:table-cell table:style-name="ce13" table:formula="of:=[.E39]-2*([.$B39]-1)" office:value-type="float" office:value="0.00260156250000421" calcext:value-type="float">
            <text:p>0.0026015625</text:p>
          </table:table-cell>
          <table:table-cell office:value-type="float" office:value="63626904376679.7" calcext:value-type="float">
            <text:p>63626904376679.7</text:p>
          </table:table-cell>
          <table:table-cell table:style-name="ce11" table:formula="of:=([.G39]-[.G38])/1000" office:value-type="float" office:value="2.0016015625" calcext:value-type="float">
            <text:p>2.0016</text:p>
          </table:table-cell>
          <table:table-cell table:style-name="ce11" table:formula="of:=[.H39]+[.I38]" office:value-type="float" office:value="74.00190625" calcext:value-type="float">
            <text:p>74.0019</text:p>
          </table:table-cell>
          <table:table-cell table:style-name="ce14" table:formula="of:=[.I39]-2*([.$B39]-1)" office:value-type="float" office:value="0.00190625000000466" calcext:value-type="float">
            <text:p>0.00190625</text:p>
          </table:table-cell>
          <table:table-cell office:value-type="float" office:value="63626904859578.8" calcext:value-type="float">
            <text:p>63626904859578.8</text:p>
          </table:table-cell>
          <table:table-cell table:style-name="ce11" table:formula="of:=([.K39]-[.K38])/1000" office:value-type="float" office:value="2.003296875" calcext:value-type="float">
            <text:p>2.0033</text:p>
          </table:table-cell>
          <table:table-cell table:style-name="ce11" table:formula="of:=[.L39]+[.M38]" office:value-type="float" office:value="74.002796875" calcext:value-type="float">
            <text:p>74.0028</text:p>
          </table:table-cell>
          <table:table-cell table:style-name="ce15" table:formula="of:=[.M39]-2*([.$B39]-1)" office:value-type="float" office:value="0.00279687500001557" calcext:value-type="float">
            <text:p>0.002796875</text:p>
          </table:table-cell>
          <table:table-cell office:value-type="float" office:value="63626905323853.6" calcext:value-type="float">
            <text:p>63626905323853.6</text:p>
          </table:table-cell>
          <table:table-cell table:style-name="ce11" table:formula="of:=([.O39]-[.O38])/1000" office:value-type="float" office:value="1.9998984375" calcext:value-type="float">
            <text:p>1.9999</text:p>
          </table:table-cell>
          <table:table-cell table:style-name="ce11" table:formula="of:=[.P39]+[.Q38]" office:value-type="float" office:value="73.9996015625" calcext:value-type="float">
            <text:p>73.9996</text:p>
          </table:table-cell>
          <table:table-cell table:style-name="ce16" table:formula="of:=[.Q39]-2*([.$B39]-1)" office:value-type="float" office:value="-0.000398437499995907" calcext:value-type="float">
            <text:p>-0.0003984375</text:p>
          </table:table-cell>
          <table:table-cell office:value-type="float" office:value="63626905789182.9" calcext:value-type="float">
            <text:p>63626905789182.9</text:p>
          </table:table-cell>
          <table:table-cell table:style-name="ce11" table:formula="of:=([.S39]-[.S38])/1000" office:value-type="float" office:value="1.9991015625" calcext:value-type="float">
            <text:p>1.9991</text:p>
          </table:table-cell>
          <table:table-cell table:style-name="ce11" table:formula="of:=[.T39]+[.U38]" office:value-type="float" office:value="74.001" calcext:value-type="float">
            <text:p>74.0010</text:p>
          </table:table-cell>
          <table:table-cell table:style-name="ce17" table:formula="of:=[.U39]-2*([.$B39]-1)" office:value-type="float" office:value="0.000999999999990564" calcext:value-type="float">
            <text:p>0.001</text:p>
          </table:table-cell>
          <table:table-cell office:value-type="float" office:value="63626906273936.2" calcext:value-type="float">
            <text:p>63626906273936.2</text:p>
          </table:table-cell>
          <table:table-cell table:style-name="ce11" table:formula="of:=([.W39]-[.W38])/1000" office:value-type="float" office:value="1.998203125" calcext:value-type="float">
            <text:p>1.9982</text:p>
          </table:table-cell>
          <table:table-cell table:style-name="ce11" table:formula="of:=[.X39]+[.Y38]" office:value-type="float" office:value="73.999703125" calcext:value-type="float">
            <text:p>73.9997</text:p>
          </table:table-cell>
          <table:table-cell table:style-name="ce18" table:formula="of:=[.Y39]-2*([.$B39]-1)" office:value-type="float" office:value="-0.000296875000003638" calcext:value-type="float">
            <text:p>-0.000296875</text:p>
          </table:table-cell>
          <table:table-cell office:value-type="float" office:value="63626906739390.1" calcext:value-type="float">
            <text:p>63626906739390.1</text:p>
          </table:table-cell>
          <table:table-cell table:style-name="ce11" table:formula="of:=([.AA39]-[.AA38])/1000" office:value-type="float" office:value="2.002203125" calcext:value-type="float">
            <text:p>2.0022</text:p>
          </table:table-cell>
          <table:table-cell table:style-name="ce11" table:formula="of:=[.AB39]+[.AC38]" office:value-type="float" office:value="74.0023046875" calcext:value-type="float">
            <text:p>74.0023</text:p>
          </table:table-cell>
          <table:table-cell table:style-name="ce19" table:formula="of:=[.AC39]-2*([.$B39]-1)" office:value-type="float" office:value="0.00230468750001478" calcext:value-type="float">
            <text:p>0.0023046875</text:p>
          </table:table-cell>
          <table:table-cell office:value-type="float" office:value="63626907213622.1" calcext:value-type="float">
            <text:p>63626907213622.1</text:p>
          </table:table-cell>
          <table:table-cell table:style-name="ce11" table:formula="of:=([.AE39]-[.AE38])/1000" office:value-type="float" office:value="1.999703125" calcext:value-type="float">
            <text:p>1.9997</text:p>
          </table:table-cell>
          <table:table-cell table:style-name="ce11" table:formula="of:=[.AF39]+[.AG38]" office:value-type="float" office:value="73.9991015625" calcext:value-type="float">
            <text:p>73.9991</text:p>
          </table:table-cell>
          <table:table-cell table:style-name="ce20" table:formula="of:=[.AG39]-2*([.$B39]-1)" office:value-type="float" office:value="-0.000898437500012506" calcext:value-type="float">
            <text:p>-0.0008984375</text:p>
          </table:table-cell>
          <table:table-cell office:value-type="float" office:value="63626907683293.2" calcext:value-type="float">
            <text:p>63626907683293.2</text:p>
          </table:table-cell>
          <table:table-cell table:style-name="ce11" table:formula="of:=([.AI39]-[.AI38])/1000" office:value-type="float" office:value="1.998703125" calcext:value-type="float">
            <text:p>1.9987</text:p>
          </table:table-cell>
          <table:table-cell table:style-name="ce11" table:formula="of:=[.AJ39]+[.AK38]" office:value-type="float" office:value="73.9998046875" calcext:value-type="float">
            <text:p>73.9998</text:p>
          </table:table-cell>
          <table:table-cell table:style-name="ce21" table:formula="of:=[.AK39]-2*([.$B39]-1)" office:value-type="float" office:value="-0.000195312500011369" calcext:value-type="float">
            <text:p>-0.0001953125</text:p>
          </table:table-cell>
          <table:table-cell office:value-type="float" office:value="63626908149102.6" calcext:value-type="float">
            <text:p>63626908149102.6</text:p>
          </table:table-cell>
          <table:table-cell table:style-name="ce11" table:formula="of:=([.AM39]-[.AM38])/1000" office:value-type="float" office:value="1.9998046875" calcext:value-type="float">
            <text:p>1.9998</text:p>
          </table:table-cell>
          <table:table-cell table:style-name="ce11" table:formula="of:=[.AN39]+[.AO38]" office:value-type="float" office:value="73.999203125" calcext:value-type="float">
            <text:p>73.9992</text:p>
          </table:table-cell>
          <table:table-cell table:style-name="ce22" table:formula="of:=[.AO39]-2*([.$B39]-1)" office:value-type="float" office:value="-0.000796875000006025" calcext:value-type="float">
            <text:p>-0.000796875</text:p>
          </table:table-cell>
          <table:table-cell office:value-type="float" office:value="63626908618837.3" calcext:value-type="float">
            <text:p>63626908618837.3</text:p>
          </table:table-cell>
          <table:table-cell table:style-name="ce23" table:formula="of:=([.AQ39]-[.AQ38])/1000" office:value-type="float" office:value="1.998296875" calcext:value-type="float">
            <text:p>1.9983</text:p>
          </table:table-cell>
          <table:table-cell table:style-name="ce11" table:formula="of:=[.AR39]+[.AS38]" office:value-type="float" office:value="73.999796875" calcext:value-type="float">
            <text:p>73.9998</text:p>
          </table:table-cell>
          <table:table-cell table:style-name="ce24" table:formula="of:=[.AS39]-2*([.$B39]-1)" office:value-type="float" office:value="-0.000203124999984539" calcext:value-type="float">
            <text:p>-0.000203125</text:p>
          </table:table-cell>
          <table:table-cell office:value-type="float" office:value="63626909090611.6" calcext:value-type="float">
            <text:p>63626909090611.6</text:p>
          </table:table-cell>
          <table:table-cell table:style-name="ce11" table:formula="of:=([.AU39]-[.AU38])/1000" office:value-type="float" office:value="1.9998984375" calcext:value-type="float">
            <text:p>1.9999</text:p>
          </table:table-cell>
          <table:table-cell table:style-name="ce11" table:formula="of:=[.AV39]+[.AW38]" office:value-type="float" office:value="74.0023046875" calcext:value-type="float">
            <text:p>74.0023</text:p>
          </table:table-cell>
          <table:table-cell table:style-name="ce25" table:formula="of:=[.AW39]-2*([.$B39]-1)" office:value-type="float" office:value="0.00230468749998636" calcext:value-type="float">
            <text:p>0.0023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10" office:value-type="float" office:value="39" calcext:value-type="float">
            <text:p>39</text:p>
          </table:table-cell>
          <table:table-cell office:value-type="float" office:value="63626903895378.7" calcext:value-type="float">
            <text:p>63626903895378.7</text:p>
          </table:table-cell>
          <table:table-cell table:formula="of:=([.C40]-[.C39])/1000" office:value-type="float" office:value="1.9973046875" calcext:value-type="float">
            <text:p>1.9973</text:p>
          </table:table-cell>
          <table:table-cell table:formula="of:=[.D40]+[.E39]" office:value-type="float" office:value="75.99990625" calcext:value-type="float">
            <text:p>75.9999</text:p>
          </table:table-cell>
          <table:table-cell table:style-name="ce13" table:formula="of:=[.E40]-2*([.$B40]-1)" office:value-type="float" office:value="-0.0000937499999906777" calcext:value-type="float">
            <text:p>-0.00009375</text:p>
          </table:table-cell>
          <table:table-cell office:value-type="float" office:value="63626904378677" calcext:value-type="float">
            <text:p>63626904378677</text:p>
          </table:table-cell>
          <table:table-cell table:style-name="ce11" table:formula="of:=([.G40]-[.G39])/1000" office:value-type="float" office:value="1.997296875" calcext:value-type="float">
            <text:p>1.9973</text:p>
          </table:table-cell>
          <table:table-cell table:style-name="ce11" table:formula="of:=[.H40]+[.I39]" office:value-type="float" office:value="75.999203125" calcext:value-type="float">
            <text:p>75.9992</text:p>
          </table:table-cell>
          <table:table-cell table:style-name="ce14" table:formula="of:=[.I40]-2*([.$B40]-1)" office:value-type="float" office:value="-0.000796874999991815" calcext:value-type="float">
            <text:p>-0.000796875</text:p>
          </table:table-cell>
          <table:table-cell office:value-type="float" office:value="63626904861575.4" calcext:value-type="float">
            <text:p>63626904861575.4</text:p>
          </table:table-cell>
          <table:table-cell table:style-name="ce11" table:formula="of:=([.K40]-[.K39])/1000" office:value-type="float" office:value="1.9966015625" calcext:value-type="float">
            <text:p>1.9966</text:p>
          </table:table-cell>
          <table:table-cell table:style-name="ce11" table:formula="of:=[.L40]+[.M39]" office:value-type="float" office:value="75.9993984375" calcext:value-type="float">
            <text:p>75.9994</text:p>
          </table:table-cell>
          <table:table-cell table:style-name="ce15" table:formula="of:=[.M40]-2*([.$B40]-1)" office:value-type="float" office:value="-0.000601562499980446" calcext:value-type="float">
            <text:p>-0.0006015625</text:p>
          </table:table-cell>
          <table:table-cell office:value-type="float" office:value="63626905325854.1" calcext:value-type="float">
            <text:p>63626905325854.1</text:p>
          </table:table-cell>
          <table:table-cell table:style-name="ce11" table:formula="of:=([.O40]-[.O39])/1000" office:value-type="float" office:value="2.0005" calcext:value-type="float">
            <text:p>2.0005</text:p>
          </table:table-cell>
          <table:table-cell table:style-name="ce11" table:formula="of:=[.P40]+[.Q39]" office:value-type="float" office:value="76.0001015625" calcext:value-type="float">
            <text:p>76.0001</text:p>
          </table:table-cell>
          <table:table-cell table:style-name="ce16" table:formula="of:=[.Q40]-2*([.$B40]-1)" office:value-type="float" office:value="0.00010156250000648" calcext:value-type="float">
            <text:p>0.0001015625</text:p>
          </table:table-cell>
          <table:table-cell office:value-type="float" office:value="63626905791181.5" calcext:value-type="float">
            <text:p>63626905791181.5</text:p>
          </table:table-cell>
          <table:table-cell table:style-name="ce11" table:formula="of:=([.S40]-[.S39])/1000" office:value-type="float" office:value="1.9986015625" calcext:value-type="float">
            <text:p>1.9986</text:p>
          </table:table-cell>
          <table:table-cell table:style-name="ce11" table:formula="of:=[.T40]+[.U39]" office:value-type="float" office:value="75.9996015625" calcext:value-type="float">
            <text:p>75.9996</text:p>
          </table:table-cell>
          <table:table-cell table:style-name="ce17" table:formula="of:=[.U40]-2*([.$B40]-1)" office:value-type="float" office:value="-0.000398437500010118" calcext:value-type="float">
            <text:p>-0.0003984375</text:p>
          </table:table-cell>
          <table:table-cell office:value-type="float" office:value="63626906275937" calcext:value-type="float">
            <text:p>63626906275937</text:p>
          </table:table-cell>
          <table:table-cell table:style-name="ce11" table:formula="of:=([.W40]-[.W39])/1000" office:value-type="float" office:value="2.000796875" calcext:value-type="float">
            <text:p>2.0008</text:p>
          </table:table-cell>
          <table:table-cell table:style-name="ce11" table:formula="of:=[.X40]+[.Y39]" office:value-type="float" office:value="76.0005" calcext:value-type="float">
            <text:p>76.0005</text:p>
          </table:table-cell>
          <table:table-cell table:style-name="ce18" table:formula="of:=[.Y40]-2*([.$B40]-1)" office:value-type="float" office:value="0.000500000000002387" calcext:value-type="float">
            <text:p>0.0005</text:p>
          </table:table-cell>
          <table:table-cell office:value-type="float" office:value="63626906741389" calcext:value-type="float">
            <text:p>63626906741389</text:p>
          </table:table-cell>
          <table:table-cell table:style-name="ce11" table:formula="of:=([.AA40]-[.AA39])/1000" office:value-type="float" office:value="1.9988984375" calcext:value-type="float">
            <text:p>1.9989</text:p>
          </table:table-cell>
          <table:table-cell table:style-name="ce11" table:formula="of:=[.AB40]+[.AC39]" office:value-type="float" office:value="76.001203125" calcext:value-type="float">
            <text:p>76.0012</text:p>
          </table:table-cell>
          <table:table-cell table:style-name="ce19" table:formula="of:=[.AC40]-2*([.$B40]-1)" office:value-type="float" office:value="0.00120312500001774" calcext:value-type="float">
            <text:p>0.001203125</text:p>
          </table:table-cell>
          <table:table-cell office:value-type="float" office:value="63626907215622" calcext:value-type="float">
            <text:p>63626907215622</text:p>
          </table:table-cell>
          <table:table-cell table:style-name="ce11" table:formula="of:=([.AE40]-[.AE39])/1000" office:value-type="float" office:value="1.9998984375" calcext:value-type="float">
            <text:p>1.9999</text:p>
          </table:table-cell>
          <table:table-cell table:style-name="ce11" table:formula="of:=[.AF40]+[.AG39]" office:value-type="float" office:value="75.999" calcext:value-type="float">
            <text:p>75.9990</text:p>
          </table:table-cell>
          <table:table-cell table:style-name="ce20" table:formula="of:=[.AG40]-2*([.$B40]-1)" office:value-type="float" office:value="-0.00100000000001899" calcext:value-type="float">
            <text:p>-0.001</text:p>
          </table:table-cell>
          <table:table-cell office:value-type="float" office:value="63626907685294.5" calcext:value-type="float">
            <text:p>63626907685294.5</text:p>
          </table:table-cell>
          <table:table-cell table:style-name="ce11" table:formula="of:=([.AI40]-[.AI39])/1000" office:value-type="float" office:value="2.001296875" calcext:value-type="float">
            <text:p>2.0013</text:p>
          </table:table-cell>
          <table:table-cell table:style-name="ce11" table:formula="of:=[.AJ40]+[.AK39]" office:value-type="float" office:value="76.0011015625" calcext:value-type="float">
            <text:p>76.0011</text:p>
          </table:table-cell>
          <table:table-cell table:style-name="ce21" table:formula="of:=[.AK40]-2*([.$B40]-1)" office:value-type="float" office:value="0.00110156249998283" calcext:value-type="float">
            <text:p>0.0011015625</text:p>
          </table:table-cell>
          <table:table-cell office:value-type="float" office:value="63626908151102.1" calcext:value-type="float">
            <text:p>63626908151102.1</text:p>
          </table:table-cell>
          <table:table-cell table:style-name="ce11" table:formula="of:=([.AM40]-[.AM39])/1000" office:value-type="float" office:value="1.9995" calcext:value-type="float">
            <text:p>1.9995</text:p>
          </table:table-cell>
          <table:table-cell table:style-name="ce11" table:formula="of:=[.AN40]+[.AO39]" office:value-type="float" office:value="75.998703125" calcext:value-type="float">
            <text:p>75.9987</text:p>
          </table:table-cell>
          <table:table-cell table:style-name="ce22" table:formula="of:=[.AO40]-2*([.$B40]-1)" office:value-type="float" office:value="-0.00129687500000841" calcext:value-type="float">
            <text:p>-0.001296875</text:p>
          </table:table-cell>
          <table:table-cell office:value-type="float" office:value="63626908620838.3" calcext:value-type="float">
            <text:p>63626908620838.3</text:p>
          </table:table-cell>
          <table:table-cell table:style-name="ce23" table:formula="of:=([.AQ40]-[.AQ39])/1000" office:value-type="float" office:value="2.001" calcext:value-type="float">
            <text:p>2.0010</text:p>
          </table:table-cell>
          <table:table-cell table:style-name="ce11" table:formula="of:=[.AR40]+[.AS39]" office:value-type="float" office:value="76.000796875" calcext:value-type="float">
            <text:p>76.0008</text:p>
          </table:table-cell>
          <table:table-cell table:style-name="ce24" table:formula="of:=[.AS40]-2*([.$B40]-1)" office:value-type="float" office:value="0.000796875000020236" calcext:value-type="float">
            <text:p>0.000796875</text:p>
          </table:table-cell>
          <table:table-cell office:value-type="float" office:value="63626909092609.2" calcext:value-type="float">
            <text:p>63626909092609.2</text:p>
          </table:table-cell>
          <table:table-cell table:style-name="ce11" table:formula="of:=([.AU40]-[.AU39])/1000" office:value-type="float" office:value="1.9976015625" calcext:value-type="float">
            <text:p>1.9976</text:p>
          </table:table-cell>
          <table:table-cell table:style-name="ce11" table:formula="of:=[.AV40]+[.AW39]" office:value-type="float" office:value="75.99990625" calcext:value-type="float">
            <text:p>75.9999</text:p>
          </table:table-cell>
          <table:table-cell table:style-name="ce25" table:formula="of:=[.AW40]-2*([.$B40]-1)" office:value-type="float" office:value="-0.0000937500000190994" calcext:value-type="float">
            <text:p>-0.000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40" calcext:value-type="float">
            <text:p>40</text:p>
          </table:table-cell>
          <table:table-cell office:value-type="float" office:value="63626903897379.5" calcext:value-type="float">
            <text:p>63626903897379.5</text:p>
          </table:table-cell>
          <table:table-cell table:formula="of:=([.C41]-[.C40])/1000" office:value-type="float" office:value="2.000796875" calcext:value-type="float">
            <text:p>2.0008</text:p>
          </table:table-cell>
          <table:table-cell table:formula="of:=[.D41]+[.E40]" office:value-type="float" office:value="78.000703125" calcext:value-type="float">
            <text:p>78.0007</text:p>
          </table:table-cell>
          <table:table-cell table:style-name="ce13" table:formula="of:=[.E41]-2*([.$B41]-1)" office:value-type="float" office:value="0.000703125000015348" calcext:value-type="float">
            <text:p>0.000703125</text:p>
          </table:table-cell>
          <table:table-cell office:value-type="float" office:value="63626904380679.5" calcext:value-type="float">
            <text:p>63626904380679.5</text:p>
          </table:table-cell>
          <table:table-cell table:style-name="ce11" table:formula="of:=([.G41]-[.G40])/1000" office:value-type="float" office:value="2.0025" calcext:value-type="float">
            <text:p>2.0025</text:p>
          </table:table-cell>
          <table:table-cell table:style-name="ce11" table:formula="of:=[.H41]+[.I40]" office:value-type="float" office:value="78.001703125" calcext:value-type="float">
            <text:p>78.0017</text:p>
          </table:table-cell>
          <table:table-cell table:style-name="ce14" table:formula="of:=[.I41]-2*([.$B41]-1)" office:value-type="float" office:value="0.00170312500000591" calcext:value-type="float">
            <text:p>0.001703125</text:p>
          </table:table-cell>
          <table:table-cell office:value-type="float" office:value="63626904863577.8" calcext:value-type="float">
            <text:p>63626904863577.8</text:p>
          </table:table-cell>
          <table:table-cell table:style-name="ce11" table:formula="of:=([.K41]-[.K40])/1000" office:value-type="float" office:value="2.0023984375" calcext:value-type="float">
            <text:p>2.0024</text:p>
          </table:table-cell>
          <table:table-cell table:style-name="ce11" table:formula="of:=[.L41]+[.M40]" office:value-type="float" office:value="78.001796875" calcext:value-type="float">
            <text:p>78.0018</text:p>
          </table:table-cell>
          <table:table-cell table:style-name="ce15" table:formula="of:=[.M41]-2*([.$B41]-1)" office:value-type="float" office:value="0.00179687500002501" calcext:value-type="float">
            <text:p>0.001796875</text:p>
          </table:table-cell>
          <table:table-cell office:value-type="float" office:value="63626905327854.9" calcext:value-type="float">
            <text:p>63626905327854.9</text:p>
          </table:table-cell>
          <table:table-cell table:style-name="ce11" table:formula="of:=([.O41]-[.O40])/1000" office:value-type="float" office:value="2.000796875" calcext:value-type="float">
            <text:p>2.0008</text:p>
          </table:table-cell>
          <table:table-cell table:style-name="ce11" table:formula="of:=[.P41]+[.Q40]" office:value-type="float" office:value="78.0008984375" calcext:value-type="float">
            <text:p>78.0009</text:p>
          </table:table-cell>
          <table:table-cell table:style-name="ce16" table:formula="of:=[.Q41]-2*([.$B41]-1)" office:value-type="float" office:value="0.000898437500012506" calcext:value-type="float">
            <text:p>0.0008984375</text:p>
          </table:table-cell>
          <table:table-cell office:value-type="float" office:value="63626905793181.9" calcext:value-type="float">
            <text:p>63626905793181.9</text:p>
          </table:table-cell>
          <table:table-cell table:style-name="ce11" table:formula="of:=([.S41]-[.S40])/1000" office:value-type="float" office:value="2.0003984375" calcext:value-type="float">
            <text:p>2.0004</text:p>
          </table:table-cell>
          <table:table-cell table:style-name="ce11" table:formula="of:=[.T41]+[.U40]" office:value-type="float" office:value="78" calcext:value-type="float">
            <text:p>78.0000</text:p>
          </table:table-cell>
          <table:table-cell table:style-name="ce17" table:formula="of:=[.U41]-2*([.$B41]-1)" office:value-type="float" office:value="0" calcext:value-type="float">
            <text:p>0</text:p>
          </table:table-cell>
          <table:table-cell office:value-type="float" office:value="63626906277936" calcext:value-type="float">
            <text:p>63626906277936</text:p>
          </table:table-cell>
          <table:table-cell table:style-name="ce11" table:formula="of:=([.W41]-[.W40])/1000" office:value-type="float" office:value="1.999" calcext:value-type="float">
            <text:p>1.9990</text:p>
          </table:table-cell>
          <table:table-cell table:style-name="ce11" table:formula="of:=[.X41]+[.Y40]" office:value-type="float" office:value="77.9995" calcext:value-type="float">
            <text:p>77.9995</text:p>
          </table:table-cell>
          <table:table-cell table:style-name="ce18" table:formula="of:=[.Y41]-2*([.$B41]-1)" office:value-type="float" office:value="-0.000500000000002387" calcext:value-type="float">
            <text:p>-0.0005</text:p>
          </table:table-cell>
          <table:table-cell office:value-type="float" office:value="63626906743389.5" calcext:value-type="float">
            <text:p>63626906743389.5</text:p>
          </table:table-cell>
          <table:table-cell table:style-name="ce11" table:formula="of:=([.AA41]-[.AA40])/1000" office:value-type="float" office:value="2.0005" calcext:value-type="float">
            <text:p>2.0005</text:p>
          </table:table-cell>
          <table:table-cell table:style-name="ce11" table:formula="of:=[.AB41]+[.AC40]" office:value-type="float" office:value="78.001703125" calcext:value-type="float">
            <text:p>78.0017</text:p>
          </table:table-cell>
          <table:table-cell table:style-name="ce19" table:formula="of:=[.AC41]-2*([.$B41]-1)" office:value-type="float" office:value="0.00170312500002012" calcext:value-type="float">
            <text:p>0.001703125</text:p>
          </table:table-cell>
          <table:table-cell office:value-type="float" office:value="63626907217622.3" calcext:value-type="float">
            <text:p>63626907217622.3</text:p>
          </table:table-cell>
          <table:table-cell table:style-name="ce11" table:formula="of:=([.AE41]-[.AE40])/1000" office:value-type="float" office:value="2.000296875" calcext:value-type="float">
            <text:p>2.0003</text:p>
          </table:table-cell>
          <table:table-cell table:style-name="ce11" table:formula="of:=[.AF41]+[.AG40]" office:value-type="float" office:value="77.999296875" calcext:value-type="float">
            <text:p>77.9993</text:p>
          </table:table-cell>
          <table:table-cell table:style-name="ce20" table:formula="of:=[.AG41]-2*([.$B41]-1)" office:value-type="float" office:value="-0.000703125000015348" calcext:value-type="float">
            <text:p>-0.000703125</text:p>
          </table:table-cell>
          <table:table-cell office:value-type="float" office:value="63626907687296.2" calcext:value-type="float">
            <text:p>63626907687296.2</text:p>
          </table:table-cell>
          <table:table-cell table:style-name="ce11" table:formula="of:=([.AI41]-[.AI40])/1000" office:value-type="float" office:value="2.001703125" calcext:value-type="float">
            <text:p>2.0017</text:p>
          </table:table-cell>
          <table:table-cell table:style-name="ce11" table:formula="of:=[.AJ41]+[.AK40]" office:value-type="float" office:value="78.0028046875" calcext:value-type="float">
            <text:p>78.0028</text:p>
          </table:table-cell>
          <table:table-cell table:style-name="ce21" table:formula="of:=[.AK41]-2*([.$B41]-1)" office:value-type="float" office:value="0.00280468749998874" calcext:value-type="float">
            <text:p>0.0028046875</text:p>
          </table:table-cell>
          <table:table-cell office:value-type="float" office:value="63626908153103.7" calcext:value-type="float">
            <text:p>63626908153103.7</text:p>
          </table:table-cell>
          <table:table-cell table:style-name="ce11" table:formula="of:=([.AM41]-[.AM40])/1000" office:value-type="float" office:value="2.0016015625" calcext:value-type="float">
            <text:p>2.0016</text:p>
          </table:table-cell>
          <table:table-cell table:style-name="ce11" table:formula="of:=[.AN41]+[.AO40]" office:value-type="float" office:value="78.0003046875" calcext:value-type="float">
            <text:p>78.0003</text:p>
          </table:table-cell>
          <table:table-cell table:style-name="ce22" table:formula="of:=[.AO41]-2*([.$B41]-1)" office:value-type="float" office:value="0.000304687499991019" calcext:value-type="float">
            <text:p>0.0003046875</text:p>
          </table:table-cell>
          <table:table-cell office:value-type="float" office:value="63626908622837.9" calcext:value-type="float">
            <text:p>63626908622837.9</text:p>
          </table:table-cell>
          <table:table-cell table:style-name="ce23" table:formula="of:=([.AQ41]-[.AQ40])/1000" office:value-type="float" office:value="1.9996015625" calcext:value-type="float">
            <text:p>1.9996</text:p>
          </table:table-cell>
          <table:table-cell table:style-name="ce11" table:formula="of:=[.AR41]+[.AS40]" office:value-type="float" office:value="78.0003984375" calcext:value-type="float">
            <text:p>78.0004</text:p>
          </table:table-cell>
          <table:table-cell table:style-name="ce24" table:formula="of:=[.AS41]-2*([.$B41]-1)" office:value-type="float" office:value="0.000398437500024329" calcext:value-type="float">
            <text:p>0.0003984375</text:p>
          </table:table-cell>
          <table:table-cell office:value-type="float" office:value="63626909094610" calcext:value-type="float">
            <text:p>63626909094610</text:p>
          </table:table-cell>
          <table:table-cell table:style-name="ce11" table:formula="of:=([.AU41]-[.AU40])/1000" office:value-type="float" office:value="2.000796875" calcext:value-type="float">
            <text:p>2.0008</text:p>
          </table:table-cell>
          <table:table-cell table:style-name="ce11" table:formula="of:=[.AV41]+[.AW40]" office:value-type="float" office:value="78.000703125" calcext:value-type="float">
            <text:p>78.0007</text:p>
          </table:table-cell>
          <table:table-cell table:style-name="ce25" table:formula="of:=[.AW41]-2*([.$B41]-1)" office:value-type="float" office:value="0.000703124999986926" calcext:value-type="float">
            <text:p>0.0007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41" calcext:value-type="float">
            <text:p>41</text:p>
          </table:table-cell>
          <table:table-cell office:value-type="float" office:value="63626903899378.5" calcext:value-type="float">
            <text:p>63626903899378.5</text:p>
          </table:table-cell>
          <table:table-cell table:formula="of:=([.C42]-[.C41])/1000" office:value-type="float" office:value="1.999" calcext:value-type="float">
            <text:p>1.9990</text:p>
          </table:table-cell>
          <table:table-cell table:formula="of:=[.D42]+[.E41]" office:value-type="float" office:value="79.999703125" calcext:value-type="float">
            <text:p>79.9997</text:p>
          </table:table-cell>
          <table:table-cell table:style-name="ce13" table:formula="of:=[.E42]-2*([.$B42]-1)" office:value-type="float" office:value="-0.000296874999989427" calcext:value-type="float">
            <text:p>-0.000296875</text:p>
          </table:table-cell>
          <table:table-cell office:value-type="float" office:value="63626904382679.7" calcext:value-type="float">
            <text:p>63626904382679.7</text:p>
          </table:table-cell>
          <table:table-cell table:style-name="ce11" table:formula="of:=([.G42]-[.G41])/1000" office:value-type="float" office:value="2.000203125" calcext:value-type="float">
            <text:p>2.0002</text:p>
          </table:table-cell>
          <table:table-cell table:style-name="ce11" table:formula="of:=[.H42]+[.I41]" office:value-type="float" office:value="80.00190625" calcext:value-type="float">
            <text:p>80.0019</text:p>
          </table:table-cell>
          <table:table-cell table:style-name="ce14" table:formula="of:=[.I42]-2*([.$B42]-1)" office:value-type="float" office:value="0.00190625000000466" calcext:value-type="float">
            <text:p>0.00190625</text:p>
          </table:table-cell>
          <table:table-cell office:value-type="float" office:value="63626904865575.6" calcext:value-type="float">
            <text:p>63626904865575.6</text:p>
          </table:table-cell>
          <table:table-cell table:style-name="ce11" table:formula="of:=([.K42]-[.K41])/1000" office:value-type="float" office:value="1.9978046875" calcext:value-type="float">
            <text:p>1.9978</text:p>
          </table:table-cell>
          <table:table-cell table:style-name="ce11" table:formula="of:=[.L42]+[.M41]" office:value-type="float" office:value="79.9996015625" calcext:value-type="float">
            <text:p>79.9996</text:p>
          </table:table-cell>
          <table:table-cell table:style-name="ce15" table:formula="of:=[.M42]-2*([.$B42]-1)" office:value-type="float" office:value="-0.000398437499981696" calcext:value-type="float">
            <text:p>-0.0003984375</text:p>
          </table:table-cell>
          <table:table-cell office:value-type="float" office:value="63626905329854.5" calcext:value-type="float">
            <text:p>63626905329854.5</text:p>
          </table:table-cell>
          <table:table-cell table:style-name="ce11" table:formula="of:=([.O42]-[.O41])/1000" office:value-type="float" office:value="1.9996015625" calcext:value-type="float">
            <text:p>1.9996</text:p>
          </table:table-cell>
          <table:table-cell table:style-name="ce11" table:formula="of:=[.P42]+[.Q41]" office:value-type="float" office:value="80.0005" calcext:value-type="float">
            <text:p>80.0005</text:p>
          </table:table-cell>
          <table:table-cell table:style-name="ce16" table:formula="of:=[.Q42]-2*([.$B42]-1)" office:value-type="float" office:value="0.000500000000016598" calcext:value-type="float">
            <text:p>0.0005</text:p>
          </table:table-cell>
          <table:table-cell office:value-type="float" office:value="63626905795181.7" calcext:value-type="float">
            <text:p>63626905795181.7</text:p>
          </table:table-cell>
          <table:table-cell table:style-name="ce11" table:formula="of:=([.S42]-[.S41])/1000" office:value-type="float" office:value="1.9998046875" calcext:value-type="float">
            <text:p>1.9998</text:p>
          </table:table-cell>
          <table:table-cell table:style-name="ce11" table:formula="of:=[.T42]+[.U41]" office:value-type="float" office:value="79.9998046875" calcext:value-type="float">
            <text:p>79.9998</text:p>
          </table:table-cell>
          <table:table-cell table:style-name="ce17" table:formula="of:=[.U42]-2*([.$B42]-1)" office:value-type="float" office:value="-0.000195312500011369" calcext:value-type="float">
            <text:p>-0.0001953125</text:p>
          </table:table-cell>
          <table:table-cell office:value-type="float" office:value="63626906279937.2" calcext:value-type="float">
            <text:p>63626906279937.2</text:p>
          </table:table-cell>
          <table:table-cell table:style-name="ce11" table:formula="of:=([.W42]-[.W41])/1000" office:value-type="float" office:value="2.001203125" calcext:value-type="float">
            <text:p>2.0012</text:p>
          </table:table-cell>
          <table:table-cell table:style-name="ce11" table:formula="of:=[.X42]+[.Y41]" office:value-type="float" office:value="80.000703125" calcext:value-type="float">
            <text:p>80.0007</text:p>
          </table:table-cell>
          <table:table-cell table:style-name="ce18" table:formula="of:=[.Y42]-2*([.$B42]-1)" office:value-type="float" office:value="0.000703125000001137" calcext:value-type="float">
            <text:p>0.000703125</text:p>
          </table:table-cell>
          <table:table-cell office:value-type="float" office:value="63626906745387" calcext:value-type="float">
            <text:p>63626906745387</text:p>
          </table:table-cell>
          <table:table-cell table:style-name="ce11" table:formula="of:=([.AA42]-[.AA41])/1000" office:value-type="float" office:value="1.9975" calcext:value-type="float">
            <text:p>1.9975</text:p>
          </table:table-cell>
          <table:table-cell table:style-name="ce11" table:formula="of:=[.AB42]+[.AC41]" office:value-type="float" office:value="79.999203125" calcext:value-type="float">
            <text:p>79.9992</text:p>
          </table:table-cell>
          <table:table-cell table:style-name="ce19" table:formula="of:=[.AC42]-2*([.$B42]-1)" office:value-type="float" office:value="-0.000796874999977604" calcext:value-type="float">
            <text:p>-0.000796875</text:p>
          </table:table-cell>
          <table:table-cell office:value-type="float" office:value="63626907219622.9" calcext:value-type="float">
            <text:p>63626907219622.9</text:p>
          </table:table-cell>
          <table:table-cell table:style-name="ce11" table:formula="of:=([.AE42]-[.AE41])/1000" office:value-type="float" office:value="2.0006015625" calcext:value-type="float">
            <text:p>2.0006</text:p>
          </table:table-cell>
          <table:table-cell table:style-name="ce11" table:formula="of:=[.AF42]+[.AG41]" office:value-type="float" office:value="79.9998984375" calcext:value-type="float">
            <text:p>79.9999</text:p>
          </table:table-cell>
          <table:table-cell table:style-name="ce20" table:formula="of:=[.AG42]-2*([.$B42]-1)" office:value-type="float" office:value="-0.000101562500020691" calcext:value-type="float">
            <text:p>-0.0001015625</text:p>
          </table:table-cell>
          <table:table-cell office:value-type="float" office:value="63626907689295.5" calcext:value-type="float">
            <text:p>63626907689295.5</text:p>
          </table:table-cell>
          <table:table-cell table:style-name="ce11" table:formula="of:=([.AI42]-[.AI41])/1000" office:value-type="float" office:value="1.999296875" calcext:value-type="float">
            <text:p>1.9993</text:p>
          </table:table-cell>
          <table:table-cell table:style-name="ce11" table:formula="of:=[.AJ42]+[.AK41]" office:value-type="float" office:value="80.0021015625" calcext:value-type="float">
            <text:p>80.0021</text:p>
          </table:table-cell>
          <table:table-cell table:style-name="ce21" table:formula="of:=[.AK42]-2*([.$B42]-1)" office:value-type="float" office:value="0.00210156249998761" calcext:value-type="float">
            <text:p>0.0021015625</text:p>
          </table:table-cell>
          <table:table-cell office:value-type="float" office:value="63626908155105.4" calcext:value-type="float">
            <text:p>63626908155105.4</text:p>
          </table:table-cell>
          <table:table-cell table:style-name="ce11" table:formula="of:=([.AM42]-[.AM41])/1000" office:value-type="float" office:value="2.0016953125" calcext:value-type="float">
            <text:p>2.0017</text:p>
          </table:table-cell>
          <table:table-cell table:style-name="ce11" table:formula="of:=[.AN42]+[.AO41]" office:value-type="float" office:value="80.002" calcext:value-type="float">
            <text:p>80.0020</text:p>
          </table:table-cell>
          <table:table-cell table:style-name="ce22" table:formula="of:=[.AO42]-2*([.$B42]-1)" office:value-type="float" office:value="0.00199999999999534" calcext:value-type="float">
            <text:p>0.002</text:p>
          </table:table-cell>
          <table:table-cell office:value-type="float" office:value="63626908624838" calcext:value-type="float">
            <text:p>63626908624838</text:p>
          </table:table-cell>
          <table:table-cell table:style-name="ce23" table:formula="of:=([.AQ42]-[.AQ41])/1000" office:value-type="float" office:value="2.0001015625" calcext:value-type="float">
            <text:p>2.0001</text:p>
          </table:table-cell>
          <table:table-cell table:style-name="ce11" table:formula="of:=[.AR42]+[.AS41]" office:value-type="float" office:value="80.0005" calcext:value-type="float">
            <text:p>80.0005</text:p>
          </table:table-cell>
          <table:table-cell table:style-name="ce24" table:formula="of:=[.AS42]-2*([.$B42]-1)" office:value-type="float" office:value="0.000500000000030809" calcext:value-type="float">
            <text:p>0.0005</text:p>
          </table:table-cell>
          <table:table-cell office:value-type="float" office:value="63626909096610.8" calcext:value-type="float">
            <text:p>63626909096610.8</text:p>
          </table:table-cell>
          <table:table-cell table:style-name="ce11" table:formula="of:=([.AU42]-[.AU41])/1000" office:value-type="float" office:value="2.000796875" calcext:value-type="float">
            <text:p>2.0008</text:p>
          </table:table-cell>
          <table:table-cell table:style-name="ce11" table:formula="of:=[.AV42]+[.AW41]" office:value-type="float" office:value="80.0015" calcext:value-type="float">
            <text:p>80.0015</text:p>
          </table:table-cell>
          <table:table-cell table:style-name="ce25" table:formula="of:=[.AW42]-2*([.$B42]-1)" office:value-type="float" office:value="0.00149999999999295" calcext:value-type="float">
            <text:p>0.001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42" calcext:value-type="float">
            <text:p>42</text:p>
          </table:table-cell>
          <table:table-cell office:value-type="float" office:value="63626903901381.2" calcext:value-type="float">
            <text:p>63626903901381.2</text:p>
          </table:table-cell>
          <table:table-cell table:formula="of:=([.C43]-[.C42])/1000" office:value-type="float" office:value="2.002703125" calcext:value-type="float">
            <text:p>2.0027</text:p>
          </table:table-cell>
          <table:table-cell table:formula="of:=[.D43]+[.E42]" office:value-type="float" office:value="82.00240625" calcext:value-type="float">
            <text:p>82.0024</text:p>
          </table:table-cell>
          <table:table-cell table:style-name="ce13" table:formula="of:=[.E43]-2*([.$B43]-1)" office:value-type="float" office:value="0.00240625000000705" calcext:value-type="float">
            <text:p>0.00240625</text:p>
          </table:table-cell>
          <table:table-cell office:value-type="float" office:value="63626904384679.7" calcext:value-type="float">
            <text:p>63626904384679.7</text:p>
          </table:table-cell>
          <table:table-cell table:style-name="ce11" table:formula="of:=([.G43]-[.G42])/1000" office:value-type="float" office:value="2" calcext:value-type="float">
            <text:p>2.0000</text:p>
          </table:table-cell>
          <table:table-cell table:style-name="ce11" table:formula="of:=[.H43]+[.I42]" office:value-type="float" office:value="82.00190625" calcext:value-type="float">
            <text:p>82.0019</text:p>
          </table:table-cell>
          <table:table-cell table:style-name="ce14" table:formula="of:=[.I43]-2*([.$B43]-1)" office:value-type="float" office:value="0.00190625000000466" calcext:value-type="float">
            <text:p>0.00190625</text:p>
          </table:table-cell>
          <table:table-cell office:value-type="float" office:value="63626904867578.1" calcext:value-type="float">
            <text:p>63626904867578.1</text:p>
          </table:table-cell>
          <table:table-cell table:style-name="ce11" table:formula="of:=([.K43]-[.K42])/1000" office:value-type="float" office:value="2.0025" calcext:value-type="float">
            <text:p>2.0025</text:p>
          </table:table-cell>
          <table:table-cell table:style-name="ce11" table:formula="of:=[.L43]+[.M42]" office:value-type="float" office:value="82.0021015625" calcext:value-type="float">
            <text:p>82.0021</text:p>
          </table:table-cell>
          <table:table-cell table:style-name="ce15" table:formula="of:=[.M43]-2*([.$B43]-1)" office:value-type="float" office:value="0.00210156250001603" calcext:value-type="float">
            <text:p>0.0021015625</text:p>
          </table:table-cell>
          <table:table-cell office:value-type="float" office:value="63626905331853.8" calcext:value-type="float">
            <text:p>63626905331853.8</text:p>
          </table:table-cell>
          <table:table-cell table:style-name="ce11" table:formula="of:=([.O43]-[.O42])/1000" office:value-type="float" office:value="1.999296875" calcext:value-type="float">
            <text:p>1.9993</text:p>
          </table:table-cell>
          <table:table-cell table:style-name="ce11" table:formula="of:=[.P43]+[.Q42]" office:value-type="float" office:value="81.999796875" calcext:value-type="float">
            <text:p>81.9998</text:p>
          </table:table-cell>
          <table:table-cell table:style-name="ce16" table:formula="of:=[.Q43]-2*([.$B43]-1)" office:value-type="float" office:value="-0.000203124999984539" calcext:value-type="float">
            <text:p>-0.000203125</text:p>
          </table:table-cell>
          <table:table-cell office:value-type="float" office:value="63626905797183.8" calcext:value-type="float">
            <text:p>63626905797183.8</text:p>
          </table:table-cell>
          <table:table-cell table:style-name="ce11" table:formula="of:=([.S43]-[.S42])/1000" office:value-type="float" office:value="2.00209375" calcext:value-type="float">
            <text:p>2.0021</text:p>
          </table:table-cell>
          <table:table-cell table:style-name="ce11" table:formula="of:=[.T43]+[.U42]" office:value-type="float" office:value="82.0018984375" calcext:value-type="float">
            <text:p>82.0019</text:p>
          </table:table-cell>
          <table:table-cell table:style-name="ce17" table:formula="of:=[.U43]-2*([.$B43]-1)" office:value-type="float" office:value="0.00189843749998886" calcext:value-type="float">
            <text:p>0.0018984375</text:p>
          </table:table-cell>
          <table:table-cell office:value-type="float" office:value="63626906281937.5" calcext:value-type="float">
            <text:p>63626906281937.5</text:p>
          </table:table-cell>
          <table:table-cell table:style-name="ce11" table:formula="of:=([.W43]-[.W42])/1000" office:value-type="float" office:value="2.000296875" calcext:value-type="float">
            <text:p>2.0003</text:p>
          </table:table-cell>
          <table:table-cell table:style-name="ce11" table:formula="of:=[.X43]+[.Y42]" office:value-type="float" office:value="82.001" calcext:value-type="float">
            <text:p>82.0010</text:p>
          </table:table-cell>
          <table:table-cell table:style-name="ce18" table:formula="of:=[.Y43]-2*([.$B43]-1)" office:value-type="float" office:value="0.00100000000000477" calcext:value-type="float">
            <text:p>0.001</text:p>
          </table:table-cell>
          <table:table-cell office:value-type="float" office:value="63626906747390.4" calcext:value-type="float">
            <text:p>63626906747390.4</text:p>
          </table:table-cell>
          <table:table-cell table:style-name="ce11" table:formula="of:=([.AA43]-[.AA42])/1000" office:value-type="float" office:value="2.0033984375" calcext:value-type="float">
            <text:p>2.0034</text:p>
          </table:table-cell>
          <table:table-cell table:style-name="ce11" table:formula="of:=[.AB43]+[.AC42]" office:value-type="float" office:value="82.0026015625" calcext:value-type="float">
            <text:p>82.0026</text:p>
          </table:table-cell>
          <table:table-cell table:style-name="ce19" table:formula="of:=[.AC43]-2*([.$B43]-1)" office:value-type="float" office:value="0.00260156250001842" calcext:value-type="float">
            <text:p>0.0026015625</text:p>
          </table:table-cell>
          <table:table-cell office:value-type="float" office:value="63626907221622.9" calcext:value-type="float">
            <text:p>63626907221622.9</text:p>
          </table:table-cell>
          <table:table-cell table:style-name="ce11" table:formula="of:=([.AE43]-[.AE42])/1000" office:value-type="float" office:value="2" calcext:value-type="float">
            <text:p>2.0000</text:p>
          </table:table-cell>
          <table:table-cell table:style-name="ce11" table:formula="of:=[.AF43]+[.AG42]" office:value-type="float" office:value="81.9998984375" calcext:value-type="float">
            <text:p>81.9999</text:p>
          </table:table-cell>
          <table:table-cell table:style-name="ce20" table:formula="of:=[.AG43]-2*([.$B43]-1)" office:value-type="float" office:value="-0.000101562500020691" calcext:value-type="float">
            <text:p>-0.0001015625</text:p>
          </table:table-cell>
          <table:table-cell office:value-type="float" office:value="63626907691293.9" calcext:value-type="float">
            <text:p>63626907691293.9</text:p>
          </table:table-cell>
          <table:table-cell table:style-name="ce11" table:formula="of:=([.AI43]-[.AI42])/1000" office:value-type="float" office:value="1.9983984375" calcext:value-type="float">
            <text:p>1.9984</text:p>
          </table:table-cell>
          <table:table-cell table:style-name="ce11" table:formula="of:=[.AJ43]+[.AK42]" office:value-type="float" office:value="82.0005" calcext:value-type="float">
            <text:p>82.0005</text:p>
          </table:table-cell>
          <table:table-cell table:style-name="ce21" table:formula="of:=[.AK43]-2*([.$B43]-1)" office:value-type="float" office:value="0.000499999999988177" calcext:value-type="float">
            <text:p>0.0005</text:p>
          </table:table-cell>
          <table:table-cell office:value-type="float" office:value="63626908157103.1" calcext:value-type="float">
            <text:p>63626908157103.1</text:p>
          </table:table-cell>
          <table:table-cell table:style-name="ce11" table:formula="of:=([.AM43]-[.AM42])/1000" office:value-type="float" office:value="1.997703125" calcext:value-type="float">
            <text:p>1.9977</text:p>
          </table:table-cell>
          <table:table-cell table:style-name="ce11" table:formula="of:=[.AN43]+[.AO42]" office:value-type="float" office:value="81.999703125" calcext:value-type="float">
            <text:p>81.9997</text:p>
          </table:table-cell>
          <table:table-cell table:style-name="ce22" table:formula="of:=[.AO43]-2*([.$B43]-1)" office:value-type="float" office:value="-0.000296875000003638" calcext:value-type="float">
            <text:p>-0.000296875</text:p>
          </table:table-cell>
          <table:table-cell office:value-type="float" office:value="63626908626840" calcext:value-type="float">
            <text:p>63626908626840</text:p>
          </table:table-cell>
          <table:table-cell table:style-name="ce23" table:formula="of:=([.AQ43]-[.AQ42])/1000" office:value-type="float" office:value="2.002" calcext:value-type="float">
            <text:p>2.0020</text:p>
          </table:table-cell>
          <table:table-cell table:style-name="ce11" table:formula="of:=[.AR43]+[.AS42]" office:value-type="float" office:value="82.0025" calcext:value-type="float">
            <text:p>82.0025</text:p>
          </table:table-cell>
          <table:table-cell table:style-name="ce24" table:formula="of:=[.AS43]-2*([.$B43]-1)" office:value-type="float" office:value="0.00250000000002615" calcext:value-type="float">
            <text:p>0.0025</text:p>
          </table:table-cell>
          <table:table-cell office:value-type="float" office:value="63626909098610" calcext:value-type="float">
            <text:p>63626909098610</text:p>
          </table:table-cell>
          <table:table-cell table:style-name="ce11" table:formula="of:=([.AU43]-[.AU42])/1000" office:value-type="float" office:value="1.999203125" calcext:value-type="float">
            <text:p>1.9992</text:p>
          </table:table-cell>
          <table:table-cell table:style-name="ce11" table:formula="of:=[.AV43]+[.AW42]" office:value-type="float" office:value="82.000703125" calcext:value-type="float">
            <text:p>82.0007</text:p>
          </table:table-cell>
          <table:table-cell table:style-name="ce25" table:formula="of:=[.AW43]-2*([.$B43]-1)" office:value-type="float" office:value="0.000703124999986926" calcext:value-type="float">
            <text:p>0.0007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43" calcext:value-type="float">
            <text:p>43</text:p>
          </table:table-cell>
          <table:table-cell office:value-type="float" office:value="63626903903378.5" calcext:value-type="float">
            <text:p>63626903903378.5</text:p>
          </table:table-cell>
          <table:table-cell table:formula="of:=([.C44]-[.C43])/1000" office:value-type="float" office:value="1.997296875" calcext:value-type="float">
            <text:p>1.9973</text:p>
          </table:table-cell>
          <table:table-cell table:formula="of:=[.D44]+[.E43]" office:value-type="float" office:value="83.999703125" calcext:value-type="float">
            <text:p>83.9997</text:p>
          </table:table-cell>
          <table:table-cell table:style-name="ce13" table:formula="of:=[.E44]-2*([.$B44]-1)" office:value-type="float" office:value="-0.000296874999989427" calcext:value-type="float">
            <text:p>-0.000296875</text:p>
          </table:table-cell>
          <table:table-cell office:value-type="float" office:value="63626904386677.6" calcext:value-type="float">
            <text:p>63626904386677.6</text:p>
          </table:table-cell>
          <table:table-cell table:style-name="ce11" table:formula="of:=([.G44]-[.G43])/1000" office:value-type="float" office:value="1.9978984375" calcext:value-type="float">
            <text:p>1.9979</text:p>
          </table:table-cell>
          <table:table-cell table:style-name="ce11" table:formula="of:=[.H44]+[.I43]" office:value-type="float" office:value="83.9998046875" calcext:value-type="float">
            <text:p>83.9998</text:p>
          </table:table-cell>
          <table:table-cell table:style-name="ce14" table:formula="of:=[.I44]-2*([.$B44]-1)" office:value-type="float" office:value="-0.000195312499997158" calcext:value-type="float">
            <text:p>-0.0001953125</text:p>
          </table:table-cell>
          <table:table-cell office:value-type="float" office:value="63626904869575.1" calcext:value-type="float">
            <text:p>63626904869575.1</text:p>
          </table:table-cell>
          <table:table-cell table:style-name="ce11" table:formula="of:=([.K44]-[.K43])/1000" office:value-type="float" office:value="1.997" calcext:value-type="float">
            <text:p>1.9970</text:p>
          </table:table-cell>
          <table:table-cell table:style-name="ce11" table:formula="of:=[.L44]+[.M43]" office:value-type="float" office:value="83.9991015625" calcext:value-type="float">
            <text:p>83.9991</text:p>
          </table:table-cell>
          <table:table-cell table:style-name="ce15" table:formula="of:=[.M44]-2*([.$B44]-1)" office:value-type="float" office:value="-0.000898437499984084" calcext:value-type="float">
            <text:p>-0.0008984375</text:p>
          </table:table-cell>
          <table:table-cell office:value-type="float" office:value="63626905333854.2" calcext:value-type="float">
            <text:p>63626905333854.2</text:p>
          </table:table-cell>
          <table:table-cell table:style-name="ce11" table:formula="of:=([.O44]-[.O43])/1000" office:value-type="float" office:value="2.00040625" calcext:value-type="float">
            <text:p>2.0004</text:p>
          </table:table-cell>
          <table:table-cell table:style-name="ce11" table:formula="of:=[.P44]+[.Q43]" office:value-type="float" office:value="84.000203125" calcext:value-type="float">
            <text:p>84.0002</text:p>
          </table:table-cell>
          <table:table-cell table:style-name="ce16" table:formula="of:=[.Q44]-2*([.$B44]-1)" office:value-type="float" office:value="0.00020312500001296" calcext:value-type="float">
            <text:p>0.000203125</text:p>
          </table:table-cell>
          <table:table-cell office:value-type="float" office:value="63626905799184" calcext:value-type="float">
            <text:p>63626905799184</text:p>
          </table:table-cell>
          <table:table-cell table:style-name="ce11" table:formula="of:=([.S44]-[.S43])/1000" office:value-type="float" office:value="2.000203125" calcext:value-type="float">
            <text:p>2.0002</text:p>
          </table:table-cell>
          <table:table-cell table:style-name="ce11" table:formula="of:=[.T44]+[.U43]" office:value-type="float" office:value="84.0021015625" calcext:value-type="float">
            <text:p>84.0021</text:p>
          </table:table-cell>
          <table:table-cell table:style-name="ce17" table:formula="of:=[.U44]-2*([.$B44]-1)" office:value-type="float" office:value="0.00210156249998761" calcext:value-type="float">
            <text:p>0.0021015625</text:p>
          </table:table-cell>
          <table:table-cell office:value-type="float" office:value="63626906283936.3" calcext:value-type="float">
            <text:p>63626906283936.3</text:p>
          </table:table-cell>
          <table:table-cell table:style-name="ce11" table:formula="of:=([.W44]-[.W43])/1000" office:value-type="float" office:value="1.998796875" calcext:value-type="float">
            <text:p>1.9988</text:p>
          </table:table-cell>
          <table:table-cell table:style-name="ce11" table:formula="of:=[.X44]+[.Y43]" office:value-type="float" office:value="83.999796875" calcext:value-type="float">
            <text:p>83.9998</text:p>
          </table:table-cell>
          <table:table-cell table:style-name="ce18" table:formula="of:=[.Y44]-2*([.$B44]-1)" office:value-type="float" office:value="-0.000203124999998749" calcext:value-type="float">
            <text:p>-0.000203125</text:p>
          </table:table-cell>
          <table:table-cell office:value-type="float" office:value="63626906749388.4" calcext:value-type="float">
            <text:p>63626906749388.4</text:p>
          </table:table-cell>
          <table:table-cell table:style-name="ce11" table:formula="of:=([.AA44]-[.AA43])/1000" office:value-type="float" office:value="1.998" calcext:value-type="float">
            <text:p>1.9980</text:p>
          </table:table-cell>
          <table:table-cell table:style-name="ce11" table:formula="of:=[.AB44]+[.AC43]" office:value-type="float" office:value="84.0006015625" calcext:value-type="float">
            <text:p>84.0006</text:p>
          </table:table-cell>
          <table:table-cell table:style-name="ce19" table:formula="of:=[.AC44]-2*([.$B44]-1)" office:value-type="float" office:value="0.000601562500023078" calcext:value-type="float">
            <text:p>0.0006015625</text:p>
          </table:table-cell>
          <table:table-cell office:value-type="float" office:value="63626907223621.9" calcext:value-type="float">
            <text:p>63626907223621.9</text:p>
          </table:table-cell>
          <table:table-cell table:style-name="ce11" table:formula="of:=([.AE44]-[.AE43])/1000" office:value-type="float" office:value="1.999" calcext:value-type="float">
            <text:p>1.9990</text:p>
          </table:table-cell>
          <table:table-cell table:style-name="ce11" table:formula="of:=[.AF44]+[.AG43]" office:value-type="float" office:value="83.9988984375" calcext:value-type="float">
            <text:p>83.9989</text:p>
          </table:table-cell>
          <table:table-cell table:style-name="ce20" table:formula="of:=[.AG44]-2*([.$B44]-1)" office:value-type="float" office:value="-0.00110156250002547" calcext:value-type="float">
            <text:p>-0.0011015625</text:p>
          </table:table-cell>
          <table:table-cell office:value-type="float" office:value="63626907693295.2" calcext:value-type="float">
            <text:p>63626907693295.2</text:p>
          </table:table-cell>
          <table:table-cell table:style-name="ce11" table:formula="of:=([.AI44]-[.AI43])/1000" office:value-type="float" office:value="2.0013046875" calcext:value-type="float">
            <text:p>2.0013</text:p>
          </table:table-cell>
          <table:table-cell table:style-name="ce11" table:formula="of:=[.AJ44]+[.AK43]" office:value-type="float" office:value="84.0018046875" calcext:value-type="float">
            <text:p>84.0018</text:p>
          </table:table-cell>
          <table:table-cell table:style-name="ce21" table:formula="of:=[.AK44]-2*([.$B44]-1)" office:value-type="float" office:value="0.00180468749998397" calcext:value-type="float">
            <text:p>0.0018046875</text:p>
          </table:table-cell>
          <table:table-cell office:value-type="float" office:value="63626908159103.4" calcext:value-type="float">
            <text:p>63626908159103.4</text:p>
          </table:table-cell>
          <table:table-cell table:style-name="ce11" table:formula="of:=([.AM44]-[.AM43])/1000" office:value-type="float" office:value="2.000296875" calcext:value-type="float">
            <text:p>2.0003</text:p>
          </table:table-cell>
          <table:table-cell table:style-name="ce11" table:formula="of:=[.AN44]+[.AO43]" office:value-type="float" office:value="84" calcext:value-type="float">
            <text:p>84.0000</text:p>
          </table:table-cell>
          <table:table-cell table:style-name="ce22" table:formula="of:=[.AO44]-2*([.$B44]-1)" office:value-type="float" office:value="0" calcext:value-type="float">
            <text:p>0</text:p>
          </table:table-cell>
          <table:table-cell office:value-type="float" office:value="63626908628837.7" calcext:value-type="float">
            <text:p>63626908628837.7</text:p>
          </table:table-cell>
          <table:table-cell table:style-name="ce23" table:formula="of:=([.AQ44]-[.AQ43])/1000" office:value-type="float" office:value="1.997703125" calcext:value-type="float">
            <text:p>1.9977</text:p>
          </table:table-cell>
          <table:table-cell table:style-name="ce11" table:formula="of:=[.AR44]+[.AS43]" office:value-type="float" office:value="84.000203125" calcext:value-type="float">
            <text:p>84.0002</text:p>
          </table:table-cell>
          <table:table-cell table:style-name="ce24" table:formula="of:=[.AS44]-2*([.$B44]-1)" office:value-type="float" office:value="0.000203125000027171" calcext:value-type="float">
            <text:p>0.000203125</text:p>
          </table:table-cell>
          <table:table-cell office:value-type="float" office:value="63626909100609.5" calcext:value-type="float">
            <text:p>63626909100609.5</text:p>
          </table:table-cell>
          <table:table-cell table:style-name="ce11" table:formula="of:=([.AU44]-[.AU43])/1000" office:value-type="float" office:value="1.9995" calcext:value-type="float">
            <text:p>1.9995</text:p>
          </table:table-cell>
          <table:table-cell table:style-name="ce11" table:formula="of:=[.AV44]+[.AW43]" office:value-type="float" office:value="84.000203125" calcext:value-type="float">
            <text:p>84.0002</text:p>
          </table:table-cell>
          <table:table-cell table:style-name="ce25" table:formula="of:=[.AW44]-2*([.$B44]-1)" office:value-type="float" office:value="0.000203124999984539" calcext:value-type="float">
            <text:p>0.0002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4</text:p>
          </table:table-cell>
          <table:table-cell table:style-name="ce10" office:value-type="float" office:value="44" calcext:value-type="float">
            <text:p>44</text:p>
          </table:table-cell>
          <table:table-cell office:value-type="float" office:value="63626903905380.9" calcext:value-type="float">
            <text:p>63626903905380.9</text:p>
          </table:table-cell>
          <table:table-cell table:formula="of:=([.C45]-[.C44])/1000" office:value-type="float" office:value="2.0023984375" calcext:value-type="float">
            <text:p>2.0024</text:p>
          </table:table-cell>
          <table:table-cell table:formula="of:=[.D45]+[.E44]" office:value-type="float" office:value="86.0021015625" calcext:value-type="float">
            <text:p>86.0021</text:p>
          </table:table-cell>
          <table:table-cell table:style-name="ce13" table:formula="of:=[.E45]-2*([.$B45]-1)" office:value-type="float" office:value="0.00210156250001603" calcext:value-type="float">
            <text:p>0.0021015625</text:p>
          </table:table-cell>
          <table:table-cell office:value-type="float" office:value="63626904388679.7" calcext:value-type="float">
            <text:p>63626904388679.7</text:p>
          </table:table-cell>
          <table:table-cell table:style-name="ce11" table:formula="of:=([.G45]-[.G44])/1000" office:value-type="float" office:value="2.0021015625" calcext:value-type="float">
            <text:p>2.0021</text:p>
          </table:table-cell>
          <table:table-cell table:style-name="ce11" table:formula="of:=[.H45]+[.I44]" office:value-type="float" office:value="86.00190625" calcext:value-type="float">
            <text:p>86.0019</text:p>
          </table:table-cell>
          <table:table-cell table:style-name="ce14" table:formula="of:=[.I45]-2*([.$B45]-1)" office:value-type="float" office:value="0.00190625000000466" calcext:value-type="float">
            <text:p>0.00190625</text:p>
          </table:table-cell>
          <table:table-cell office:value-type="float" office:value="63626904871576" calcext:value-type="float">
            <text:p>63626904871576</text:p>
          </table:table-cell>
          <table:table-cell table:style-name="ce11" table:formula="of:=([.K45]-[.K44])/1000" office:value-type="float" office:value="2.0008984375" calcext:value-type="float">
            <text:p>2.0009</text:p>
          </table:table-cell>
          <table:table-cell table:style-name="ce11" table:formula="of:=[.L45]+[.M44]" office:value-type="float" office:value="86" calcext:value-type="float">
            <text:p>86.0000</text:p>
          </table:table-cell>
          <table:table-cell table:style-name="ce15" table:formula="of:=[.M45]-2*([.$B45]-1)" office:value-type="float" office:value="0" calcext:value-type="float">
            <text:p>0</text:p>
          </table:table-cell>
          <table:table-cell office:value-type="float" office:value="63626905335855.2" calcext:value-type="float">
            <text:p>63626905335855.2</text:p>
          </table:table-cell>
          <table:table-cell table:style-name="ce11" table:formula="of:=([.O45]-[.O44])/1000" office:value-type="float" office:value="2.001" calcext:value-type="float">
            <text:p>2.0010</text:p>
          </table:table-cell>
          <table:table-cell table:style-name="ce11" table:formula="of:=[.P45]+[.Q44]" office:value-type="float" office:value="86.001203125" calcext:value-type="float">
            <text:p>86.0012</text:p>
          </table:table-cell>
          <table:table-cell table:style-name="ce16" table:formula="of:=[.Q45]-2*([.$B45]-1)" office:value-type="float" office:value="0.00120312500001774" calcext:value-type="float">
            <text:p>0.001203125</text:p>
          </table:table-cell>
          <table:table-cell office:value-type="float" office:value="63626905801182.4" calcext:value-type="float">
            <text:p>63626905801182.4</text:p>
          </table:table-cell>
          <table:table-cell table:style-name="ce11" table:formula="of:=([.S45]-[.S44])/1000" office:value-type="float" office:value="1.9983984375" calcext:value-type="float">
            <text:p>1.9984</text:p>
          </table:table-cell>
          <table:table-cell table:style-name="ce11" table:formula="of:=[.T45]+[.U44]" office:value-type="float" office:value="86.0005" calcext:value-type="float">
            <text:p>86.0005</text:p>
          </table:table-cell>
          <table:table-cell table:style-name="ce17" table:formula="of:=[.U45]-2*([.$B45]-1)" office:value-type="float" office:value="0.000499999999988177" calcext:value-type="float">
            <text:p>0.0005</text:p>
          </table:table-cell>
          <table:table-cell office:value-type="float" office:value="63626906285936.5" calcext:value-type="float">
            <text:p>63626906285936.5</text:p>
          </table:table-cell>
          <table:table-cell table:style-name="ce11" table:formula="of:=([.W45]-[.W44])/1000" office:value-type="float" office:value="2.000203125" calcext:value-type="float">
            <text:p>2.0002</text:p>
          </table:table-cell>
          <table:table-cell table:style-name="ce11" table:formula="of:=[.X45]+[.Y44]" office:value-type="float" office:value="86" calcext:value-type="float">
            <text:p>86.0000</text:p>
          </table:table-cell>
          <table:table-cell table:style-name="ce18" table:formula="of:=[.Y45]-2*([.$B45]-1)" office:value-type="float" office:value="0" calcext:value-type="float">
            <text:p>0</text:p>
          </table:table-cell>
          <table:table-cell office:value-type="float" office:value="63626906751390.5" calcext:value-type="float">
            <text:p>63626906751390.5</text:p>
          </table:table-cell>
          <table:table-cell table:style-name="ce11" table:formula="of:=([.AA45]-[.AA44])/1000" office:value-type="float" office:value="2.0021015625" calcext:value-type="float">
            <text:p>2.0021</text:p>
          </table:table-cell>
          <table:table-cell table:style-name="ce11" table:formula="of:=[.AB45]+[.AC44]" office:value-type="float" office:value="86.002703125" calcext:value-type="float">
            <text:p>86.0027</text:p>
          </table:table-cell>
          <table:table-cell table:style-name="ce19" table:formula="of:=[.AC45]-2*([.$B45]-1)" office:value-type="float" office:value="0.0027031250000249" calcext:value-type="float">
            <text:p>0.002703125</text:p>
          </table:table-cell>
          <table:table-cell office:value-type="float" office:value="63626907225623.5" calcext:value-type="float">
            <text:p>63626907225623.5</text:p>
          </table:table-cell>
          <table:table-cell table:style-name="ce11" table:formula="of:=([.AE45]-[.AE44])/1000" office:value-type="float" office:value="2.0016015625" calcext:value-type="float">
            <text:p>2.0016</text:p>
          </table:table-cell>
          <table:table-cell table:style-name="ce11" table:formula="of:=[.AF45]+[.AG44]" office:value-type="float" office:value="86.0005" calcext:value-type="float">
            <text:p>86.0005</text:p>
          </table:table-cell>
          <table:table-cell table:style-name="ce20" table:formula="of:=[.AG45]-2*([.$B45]-1)" office:value-type="float" office:value="0.000499999999973966" calcext:value-type="float">
            <text:p>0.0005</text:p>
          </table:table-cell>
          <table:table-cell office:value-type="float" office:value="63626907695295.4" calcext:value-type="float">
            <text:p>63626907695295.4</text:p>
          </table:table-cell>
          <table:table-cell table:style-name="ce11" table:formula="of:=([.AI45]-[.AI44])/1000" office:value-type="float" office:value="2.0001953125" calcext:value-type="float">
            <text:p>2.0002</text:p>
          </table:table-cell>
          <table:table-cell table:style-name="ce11" table:formula="of:=[.AJ45]+[.AK44]" office:value-type="float" office:value="86.002" calcext:value-type="float">
            <text:p>86.0020</text:p>
          </table:table-cell>
          <table:table-cell table:style-name="ce21" table:formula="of:=[.AK45]-2*([.$B45]-1)" office:value-type="float" office:value="0.00199999999998113" calcext:value-type="float">
            <text:p>0.002</text:p>
          </table:table-cell>
          <table:table-cell office:value-type="float" office:value="63626908161102.1" calcext:value-type="float">
            <text:p>63626908161102.1</text:p>
          </table:table-cell>
          <table:table-cell table:style-name="ce11" table:formula="of:=([.AM45]-[.AM44])/1000" office:value-type="float" office:value="1.998703125" calcext:value-type="float">
            <text:p>1.9987</text:p>
          </table:table-cell>
          <table:table-cell table:style-name="ce11" table:formula="of:=[.AN45]+[.AO44]" office:value-type="float" office:value="85.998703125" calcext:value-type="float">
            <text:p>85.9987</text:p>
          </table:table-cell>
          <table:table-cell table:style-name="ce22" table:formula="of:=[.AO45]-2*([.$B45]-1)" office:value-type="float" office:value="-0.0012968749999942" calcext:value-type="float">
            <text:p>-0.001296875</text:p>
          </table:table-cell>
          <table:table-cell office:value-type="float" office:value="63626908630837.7" calcext:value-type="float">
            <text:p>63626908630837.7</text:p>
          </table:table-cell>
          <table:table-cell table:style-name="ce23" table:formula="of:=([.AQ45]-[.AQ44])/1000" office:value-type="float" office:value="2" calcext:value-type="float">
            <text:p>2.0000</text:p>
          </table:table-cell>
          <table:table-cell table:style-name="ce11" table:formula="of:=[.AR45]+[.AS44]" office:value-type="float" office:value="86.000203125" calcext:value-type="float">
            <text:p>86.0002</text:p>
          </table:table-cell>
          <table:table-cell table:style-name="ce24" table:formula="of:=[.AS45]-2*([.$B45]-1)" office:value-type="float" office:value="0.000203125000027171" calcext:value-type="float">
            <text:p>0.000203125</text:p>
          </table:table-cell>
          <table:table-cell office:value-type="float" office:value="63626909102610.4" calcext:value-type="float">
            <text:p>63626909102610.4</text:p>
          </table:table-cell>
          <table:table-cell table:style-name="ce11" table:formula="of:=([.AU45]-[.AU44])/1000" office:value-type="float" office:value="2.0008984375" calcext:value-type="float">
            <text:p>2.0009</text:p>
          </table:table-cell>
          <table:table-cell table:style-name="ce11" table:formula="of:=[.AV45]+[.AW44]" office:value-type="float" office:value="86.0011015625" calcext:value-type="float">
            <text:p>86.0011</text:p>
          </table:table-cell>
          <table:table-cell table:style-name="ce25" table:formula="of:=[.AW45]-2*([.$B45]-1)" office:value-type="float" office:value="0.00110156249998283" calcext:value-type="float">
            <text:p>0.0011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10" office:value-type="float" office:value="45" calcext:value-type="float">
            <text:p>45</text:p>
          </table:table-cell>
          <table:table-cell office:value-type="float" office:value="63626903907380.9" calcext:value-type="float">
            <text:p>63626903907380.9</text:p>
          </table:table-cell>
          <table:table-cell table:formula="of:=([.C46]-[.C45])/1000" office:value-type="float" office:value="2" calcext:value-type="float">
            <text:p>2.0000</text:p>
          </table:table-cell>
          <table:table-cell table:formula="of:=[.D46]+[.E45]" office:value-type="float" office:value="88.0021015625" calcext:value-type="float">
            <text:p>88.0021</text:p>
          </table:table-cell>
          <table:table-cell table:style-name="ce13" table:formula="of:=[.E46]-2*([.$B46]-1)" office:value-type="float" office:value="0.00210156250001603" calcext:value-type="float">
            <text:p>0.0021015625</text:p>
          </table:table-cell>
          <table:table-cell office:value-type="float" office:value="63626904390677.3" calcext:value-type="float">
            <text:p>63626904390677.3</text:p>
          </table:table-cell>
          <table:table-cell table:style-name="ce11" table:formula="of:=([.G46]-[.G45])/1000" office:value-type="float" office:value="1.99759375" calcext:value-type="float">
            <text:p>1.9976</text:p>
          </table:table-cell>
          <table:table-cell table:style-name="ce11" table:formula="of:=[.H46]+[.I45]" office:value-type="float" office:value="87.9995" calcext:value-type="float">
            <text:p>87.9995</text:p>
          </table:table-cell>
          <table:table-cell table:style-name="ce14" table:formula="of:=[.I46]-2*([.$B46]-1)" office:value-type="float" office:value="-0.000499999999988177" calcext:value-type="float">
            <text:p>-0.0005</text:p>
          </table:table-cell>
          <table:table-cell office:value-type="float" office:value="63626904873575.2" calcext:value-type="float">
            <text:p>63626904873575.2</text:p>
          </table:table-cell>
          <table:table-cell table:style-name="ce11" table:formula="of:=([.K46]-[.K45])/1000" office:value-type="float" office:value="1.999203125" calcext:value-type="float">
            <text:p>1.9992</text:p>
          </table:table-cell>
          <table:table-cell table:style-name="ce11" table:formula="of:=[.L46]+[.M45]" office:value-type="float" office:value="87.999203125" calcext:value-type="float">
            <text:p>87.9992</text:p>
          </table:table-cell>
          <table:table-cell table:style-name="ce15" table:formula="of:=[.M46]-2*([.$B46]-1)" office:value-type="float" office:value="-0.000796874999991815" calcext:value-type="float">
            <text:p>-0.000796875</text:p>
          </table:table-cell>
          <table:table-cell office:value-type="float" office:value="63626905337854.8" calcext:value-type="float">
            <text:p>63626905337854.8</text:p>
          </table:table-cell>
          <table:table-cell table:style-name="ce11" table:formula="of:=([.O46]-[.O45])/1000" office:value-type="float" office:value="1.99959375" calcext:value-type="float">
            <text:p>1.9996</text:p>
          </table:table-cell>
          <table:table-cell table:style-name="ce11" table:formula="of:=[.P46]+[.Q45]" office:value-type="float" office:value="88.000796875" calcext:value-type="float">
            <text:p>88.0008</text:p>
          </table:table-cell>
          <table:table-cell table:style-name="ce16" table:formula="of:=[.Q46]-2*([.$B46]-1)" office:value-type="float" office:value="0.000796875000020236" calcext:value-type="float">
            <text:p>0.000796875</text:p>
          </table:table-cell>
          <table:table-cell office:value-type="float" office:value="63626905803182.1" calcext:value-type="float">
            <text:p>63626905803182.1</text:p>
          </table:table-cell>
          <table:table-cell table:style-name="ce11" table:formula="of:=([.S46]-[.S45])/1000" office:value-type="float" office:value="1.999703125" calcext:value-type="float">
            <text:p>1.9997</text:p>
          </table:table-cell>
          <table:table-cell table:style-name="ce11" table:formula="of:=[.T46]+[.U45]" office:value-type="float" office:value="88.000203125" calcext:value-type="float">
            <text:p>88.0002</text:p>
          </table:table-cell>
          <table:table-cell table:style-name="ce17" table:formula="of:=[.U46]-2*([.$B46]-1)" office:value-type="float" office:value="0.000203124999984539" calcext:value-type="float">
            <text:p>0.000203125</text:p>
          </table:table-cell>
          <table:table-cell office:value-type="float" office:value="63626906287939.2" calcext:value-type="float">
            <text:p>63626906287939.2</text:p>
          </table:table-cell>
          <table:table-cell table:style-name="ce11" table:formula="of:=([.W46]-[.W45])/1000" office:value-type="float" office:value="2.002703125" calcext:value-type="float">
            <text:p>2.0027</text:p>
          </table:table-cell>
          <table:table-cell table:style-name="ce11" table:formula="of:=[.X46]+[.Y45]" office:value-type="float" office:value="88.002703125" calcext:value-type="float">
            <text:p>88.0027</text:p>
          </table:table-cell>
          <table:table-cell table:style-name="ce18" table:formula="of:=[.Y46]-2*([.$B46]-1)" office:value-type="float" office:value="0.00270312499999648" calcext:value-type="float">
            <text:p>0.002703125</text:p>
          </table:table-cell>
          <table:table-cell office:value-type="float" office:value="63626906753390.3" calcext:value-type="float">
            <text:p>63626906753390.3</text:p>
          </table:table-cell>
          <table:table-cell table:style-name="ce11" table:formula="of:=([.AA46]-[.AA45])/1000" office:value-type="float" office:value="1.999796875" calcext:value-type="float">
            <text:p>1.9998</text:p>
          </table:table-cell>
          <table:table-cell table:style-name="ce11" table:formula="of:=[.AB46]+[.AC45]" office:value-type="float" office:value="88.0025" calcext:value-type="float">
            <text:p>88.0025</text:p>
          </table:table-cell>
          <table:table-cell table:style-name="ce19" table:formula="of:=[.AC46]-2*([.$B46]-1)" office:value-type="float" office:value="0.00250000000002615" calcext:value-type="float">
            <text:p>0.0025</text:p>
          </table:table-cell>
          <table:table-cell office:value-type="float" office:value="63626907227624.9" calcext:value-type="float">
            <text:p>63626907227624.9</text:p>
          </table:table-cell>
          <table:table-cell table:style-name="ce11" table:formula="of:=([.AE46]-[.AE45])/1000" office:value-type="float" office:value="2.0013984375" calcext:value-type="float">
            <text:p>2.0014</text:p>
          </table:table-cell>
          <table:table-cell table:style-name="ce11" table:formula="of:=[.AF46]+[.AG45]" office:value-type="float" office:value="88.0018984375" calcext:value-type="float">
            <text:p>88.0019</text:p>
          </table:table-cell>
          <table:table-cell table:style-name="ce20" table:formula="of:=[.AG46]-2*([.$B46]-1)" office:value-type="float" office:value="0.00189843749997465" calcext:value-type="float">
            <text:p>0.0018984375</text:p>
          </table:table-cell>
          <table:table-cell office:value-type="float" office:value="63626907697295.4" calcext:value-type="float">
            <text:p>63626907697295.4</text:p>
          </table:table-cell>
          <table:table-cell table:style-name="ce11" table:formula="of:=([.AI46]-[.AI45])/1000" office:value-type="float" office:value="2" calcext:value-type="float">
            <text:p>2.0000</text:p>
          </table:table-cell>
          <table:table-cell table:style-name="ce11" table:formula="of:=[.AJ46]+[.AK45]" office:value-type="float" office:value="88.002" calcext:value-type="float">
            <text:p>88.0020</text:p>
          </table:table-cell>
          <table:table-cell table:style-name="ce21" table:formula="of:=[.AK46]-2*([.$B46]-1)" office:value-type="float" office:value="0.00199999999998113" calcext:value-type="float">
            <text:p>0.002</text:p>
          </table:table-cell>
          <table:table-cell office:value-type="float" office:value="63626908163103.8" calcext:value-type="float">
            <text:p>63626908163103.8</text:p>
          </table:table-cell>
          <table:table-cell table:style-name="ce11" table:formula="of:=([.AM46]-[.AM45])/1000" office:value-type="float" office:value="2.0016953125" calcext:value-type="float">
            <text:p>2.0017</text:p>
          </table:table-cell>
          <table:table-cell table:style-name="ce11" table:formula="of:=[.AN46]+[.AO45]" office:value-type="float" office:value="88.0003984375" calcext:value-type="float">
            <text:p>88.0004</text:p>
          </table:table-cell>
          <table:table-cell table:style-name="ce22" table:formula="of:=[.AO46]-2*([.$B46]-1)" office:value-type="float" office:value="0.000398437500010118" calcext:value-type="float">
            <text:p>0.0003984375</text:p>
          </table:table-cell>
          <table:table-cell office:value-type="float" office:value="63626908632837.2" calcext:value-type="float">
            <text:p>63626908632837.2</text:p>
          </table:table-cell>
          <table:table-cell table:style-name="ce23" table:formula="of:=([.AQ46]-[.AQ45])/1000" office:value-type="float" office:value="1.9995" calcext:value-type="float">
            <text:p>1.9995</text:p>
          </table:table-cell>
          <table:table-cell table:style-name="ce11" table:formula="of:=[.AR46]+[.AS45]" office:value-type="float" office:value="87.999703125" calcext:value-type="float">
            <text:p>87.9997</text:p>
          </table:table-cell>
          <table:table-cell table:style-name="ce24" table:formula="of:=[.AS46]-2*([.$B46]-1)" office:value-type="float" office:value="-0.000296874999975216" calcext:value-type="float">
            <text:p>-0.000296875</text:p>
          </table:table-cell>
          <table:table-cell office:value-type="float" office:value="63626909104609.7" calcext:value-type="float">
            <text:p>63626909104609.7</text:p>
          </table:table-cell>
          <table:table-cell table:style-name="ce11" table:formula="of:=([.AU46]-[.AU45])/1000" office:value-type="float" office:value="1.9993046875" calcext:value-type="float">
            <text:p>1.9993</text:p>
          </table:table-cell>
          <table:table-cell table:style-name="ce11" table:formula="of:=[.AV46]+[.AW45]" office:value-type="float" office:value="88.00040625" calcext:value-type="float">
            <text:p>88.0004</text:p>
          </table:table-cell>
          <table:table-cell table:style-name="ce25" table:formula="of:=[.AW46]-2*([.$B46]-1)" office:value-type="float" office:value="0.000406249999983288" calcext:value-type="float">
            <text:p>0.000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46" calcext:value-type="float">
            <text:p>46</text:p>
          </table:table-cell>
          <table:table-cell office:value-type="float" office:value="63626903909378.2" calcext:value-type="float">
            <text:p>63626903909378.2</text:p>
          </table:table-cell>
          <table:table-cell table:formula="of:=([.C47]-[.C46])/1000" office:value-type="float" office:value="1.9973046875" calcext:value-type="float">
            <text:p>1.9973</text:p>
          </table:table-cell>
          <table:table-cell table:formula="of:=[.D47]+[.E46]" office:value-type="float" office:value="89.99940625" calcext:value-type="float">
            <text:p>89.9994</text:p>
          </table:table-cell>
          <table:table-cell table:style-name="ce13" table:formula="of:=[.E47]-2*([.$B47]-1)" office:value-type="float" office:value="-0.000593749999978854" calcext:value-type="float">
            <text:p>-0.00059375</text:p>
          </table:table-cell>
          <table:table-cell office:value-type="float" office:value="63626904392678.1" calcext:value-type="float">
            <text:p>63626904392678.1</text:p>
          </table:table-cell>
          <table:table-cell table:style-name="ce11" table:formula="of:=([.G47]-[.G46])/1000" office:value-type="float" office:value="2.0008046875" calcext:value-type="float">
            <text:p>2.0008</text:p>
          </table:table-cell>
          <table:table-cell table:style-name="ce11" table:formula="of:=[.H47]+[.I46]" office:value-type="float" office:value="90.0003046875" calcext:value-type="float">
            <text:p>90.0003</text:p>
          </table:table-cell>
          <table:table-cell table:style-name="ce14" table:formula="of:=[.I47]-2*([.$B47]-1)" office:value-type="float" office:value="0.00030468750000523" calcext:value-type="float">
            <text:p>0.0003046875</text:p>
          </table:table-cell>
          <table:table-cell office:value-type="float" office:value="63626904875576.1" calcext:value-type="float">
            <text:p>63626904875576.1</text:p>
          </table:table-cell>
          <table:table-cell table:style-name="ce11" table:formula="of:=([.K47]-[.K46])/1000" office:value-type="float" office:value="2.0008984375" calcext:value-type="float">
            <text:p>2.0009</text:p>
          </table:table-cell>
          <table:table-cell table:style-name="ce11" table:formula="of:=[.L47]+[.M46]" office:value-type="float" office:value="90.0001015625" calcext:value-type="float">
            <text:p>90.0001</text:p>
          </table:table-cell>
          <table:table-cell table:style-name="ce15" table:formula="of:=[.M47]-2*([.$B47]-1)" office:value-type="float" office:value="0.00010156250000648" calcext:value-type="float">
            <text:p>0.0001015625</text:p>
          </table:table-cell>
          <table:table-cell office:value-type="float" office:value="63626905339853.6" calcext:value-type="float">
            <text:p>63626905339853.6</text:p>
          </table:table-cell>
          <table:table-cell table:style-name="ce11" table:formula="of:=([.O47]-[.O46])/1000" office:value-type="float" office:value="1.9988046875" calcext:value-type="float">
            <text:p>1.9988</text:p>
          </table:table-cell>
          <table:table-cell table:style-name="ce11" table:formula="of:=[.P47]+[.Q46]" office:value-type="float" office:value="89.9996015625" calcext:value-type="float">
            <text:p>89.9996</text:p>
          </table:table-cell>
          <table:table-cell table:style-name="ce16" table:formula="of:=[.Q47]-2*([.$B47]-1)" office:value-type="float" office:value="-0.000398437499981696" calcext:value-type="float">
            <text:p>-0.0003984375</text:p>
          </table:table-cell>
          <table:table-cell office:value-type="float" office:value="63626905805182.3" calcext:value-type="float">
            <text:p>63626905805182.3</text:p>
          </table:table-cell>
          <table:table-cell table:style-name="ce11" table:formula="of:=([.S47]-[.S46])/1000" office:value-type="float" office:value="2.0001953125" calcext:value-type="float">
            <text:p>2.0002</text:p>
          </table:table-cell>
          <table:table-cell table:style-name="ce11" table:formula="of:=[.T47]+[.U46]" office:value-type="float" office:value="90.0003984375" calcext:value-type="float">
            <text:p>90.0004</text:p>
          </table:table-cell>
          <table:table-cell table:style-name="ce17" table:formula="of:=[.U47]-2*([.$B47]-1)" office:value-type="float" office:value="0.000398437499981696" calcext:value-type="float">
            <text:p>0.0003984375</text:p>
          </table:table-cell>
          <table:table-cell office:value-type="float" office:value="63626906289939" calcext:value-type="float">
            <text:p>63626906289939</text:p>
          </table:table-cell>
          <table:table-cell table:style-name="ce11" table:formula="of:=([.W47]-[.W46])/1000" office:value-type="float" office:value="1.999796875" calcext:value-type="float">
            <text:p>1.9998</text:p>
          </table:table-cell>
          <table:table-cell table:style-name="ce11" table:formula="of:=[.X47]+[.Y46]" office:value-type="float" office:value="90.0025" calcext:value-type="float">
            <text:p>90.0025</text:p>
          </table:table-cell>
          <table:table-cell table:style-name="ce18" table:formula="of:=[.Y47]-2*([.$B47]-1)" office:value-type="float" office:value="0.00249999999999773" calcext:value-type="float">
            <text:p>0.0025</text:p>
          </table:table-cell>
          <table:table-cell office:value-type="float" office:value="63626906755387.8" calcext:value-type="float">
            <text:p>63626906755387.8</text:p>
          </table:table-cell>
          <table:table-cell table:style-name="ce11" table:formula="of:=([.AA47]-[.AA46])/1000" office:value-type="float" office:value="1.9975" calcext:value-type="float">
            <text:p>1.9975</text:p>
          </table:table-cell>
          <table:table-cell table:style-name="ce11" table:formula="of:=[.AB47]+[.AC46]" office:value-type="float" office:value="90" calcext:value-type="float">
            <text:p>90.0000</text:p>
          </table:table-cell>
          <table:table-cell table:style-name="ce19" table:formula="of:=[.AC47]-2*([.$B47]-1)" office:value-type="float" office:value="0" calcext:value-type="float">
            <text:p>0</text:p>
          </table:table-cell>
          <table:table-cell office:value-type="float" office:value="63626907229623.3" calcext:value-type="float">
            <text:p>63626907229623.3</text:p>
          </table:table-cell>
          <table:table-cell table:style-name="ce11" table:formula="of:=([.AE47]-[.AE46])/1000" office:value-type="float" office:value="1.9983984375" calcext:value-type="float">
            <text:p>1.9984</text:p>
          </table:table-cell>
          <table:table-cell table:style-name="ce11" table:formula="of:=[.AF47]+[.AG46]" office:value-type="float" office:value="90.000296875" calcext:value-type="float">
            <text:p>90.0003</text:p>
          </table:table-cell>
          <table:table-cell table:style-name="ce20" table:formula="of:=[.AG47]-2*([.$B47]-1)" office:value-type="float" office:value="0.000296874999975216" calcext:value-type="float">
            <text:p>0.000296875</text:p>
          </table:table-cell>
          <table:table-cell office:value-type="float" office:value="63626907699294.3" calcext:value-type="float">
            <text:p>63626907699294.3</text:p>
          </table:table-cell>
          <table:table-cell table:style-name="ce11" table:formula="of:=([.AI47]-[.AI46])/1000" office:value-type="float" office:value="1.9988984375" calcext:value-type="float">
            <text:p>1.9989</text:p>
          </table:table-cell>
          <table:table-cell table:style-name="ce11" table:formula="of:=[.AJ47]+[.AK46]" office:value-type="float" office:value="90.0008984375" calcext:value-type="float">
            <text:p>90.0009</text:p>
          </table:table-cell>
          <table:table-cell table:style-name="ce21" table:formula="of:=[.AK47]-2*([.$B47]-1)" office:value-type="float" office:value="0.000898437499984084" calcext:value-type="float">
            <text:p>0.0008984375</text:p>
          </table:table-cell>
          <table:table-cell office:value-type="float" office:value="63626908165104.1" calcext:value-type="float">
            <text:p>63626908165104.1</text:p>
          </table:table-cell>
          <table:table-cell table:style-name="ce11" table:formula="of:=([.AM47]-[.AM46])/1000" office:value-type="float" office:value="2.0003046875" calcext:value-type="float">
            <text:p>2.0003</text:p>
          </table:table-cell>
          <table:table-cell table:style-name="ce11" table:formula="of:=[.AN47]+[.AO46]" office:value-type="float" office:value="90.000703125" calcext:value-type="float">
            <text:p>90.0007</text:p>
          </table:table-cell>
          <table:table-cell table:style-name="ce22" table:formula="of:=[.AO47]-2*([.$B47]-1)" office:value-type="float" office:value="0.000703125000015348" calcext:value-type="float">
            <text:p>0.000703125</text:p>
          </table:table-cell>
          <table:table-cell office:value-type="float" office:value="63626908634839.4" calcext:value-type="float">
            <text:p>63626908634839.4</text:p>
          </table:table-cell>
          <table:table-cell table:style-name="ce23" table:formula="of:=([.AQ47]-[.AQ46])/1000" office:value-type="float" office:value="2.0021953125" calcext:value-type="float">
            <text:p>2.0022</text:p>
          </table:table-cell>
          <table:table-cell table:style-name="ce11" table:formula="of:=[.AR47]+[.AS46]" office:value-type="float" office:value="90.0018984375" calcext:value-type="float">
            <text:p>90.0019</text:p>
          </table:table-cell>
          <table:table-cell table:style-name="ce24" table:formula="of:=[.AS47]-2*([.$B47]-1)" office:value-type="float" office:value="0.00189843750003149" calcext:value-type="float">
            <text:p>0.0018984375</text:p>
          </table:table-cell>
          <table:table-cell office:value-type="float" office:value="63626909106608.9" calcext:value-type="float">
            <text:p>63626909106608.9</text:p>
          </table:table-cell>
          <table:table-cell table:style-name="ce11" table:formula="of:=([.AU47]-[.AU46])/1000" office:value-type="float" office:value="1.9991953125" calcext:value-type="float">
            <text:p>1.9992</text:p>
          </table:table-cell>
          <table:table-cell table:style-name="ce11" table:formula="of:=[.AV47]+[.AW46]" office:value-type="float" office:value="89.9996015625" calcext:value-type="float">
            <text:p>89.9996</text:p>
          </table:table-cell>
          <table:table-cell table:style-name="ce25" table:formula="of:=[.AW47]-2*([.$B47]-1)" office:value-type="float" office:value="-0.000398437500010118" calcext:value-type="float">
            <text:p>-0.000398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47" calcext:value-type="float">
            <text:p>47</text:p>
          </table:table-cell>
          <table:table-cell office:value-type="float" office:value="63626903911378.2" calcext:value-type="float">
            <text:p>63626903911378.2</text:p>
          </table:table-cell>
          <table:table-cell table:formula="of:=([.C48]-[.C47])/1000" office:value-type="float" office:value="2" calcext:value-type="float">
            <text:p>2.0000</text:p>
          </table:table-cell>
          <table:table-cell table:formula="of:=[.D48]+[.E47]" office:value-type="float" office:value="91.99940625" calcext:value-type="float">
            <text:p>91.9994</text:p>
          </table:table-cell>
          <table:table-cell table:style-name="ce13" table:formula="of:=[.E48]-2*([.$B48]-1)" office:value-type="float" office:value="-0.000593749999978854" calcext:value-type="float">
            <text:p>-0.00059375</text:p>
          </table:table-cell>
          <table:table-cell office:value-type="float" office:value="63626904394679.1" calcext:value-type="float">
            <text:p>63626904394679.1</text:p>
          </table:table-cell>
          <table:table-cell table:style-name="ce11" table:formula="of:=([.G48]-[.G47])/1000" office:value-type="float" office:value="2.001" calcext:value-type="float">
            <text:p>2.0010</text:p>
          </table:table-cell>
          <table:table-cell table:style-name="ce11" table:formula="of:=[.H48]+[.I47]" office:value-type="float" office:value="92.0013046875" calcext:value-type="float">
            <text:p>92.0013</text:p>
          </table:table-cell>
          <table:table-cell table:style-name="ce14" table:formula="of:=[.I48]-2*([.$B48]-1)" office:value-type="float" office:value="0.00130468750001" calcext:value-type="float">
            <text:p>0.0013046875</text:p>
          </table:table-cell>
          <table:table-cell office:value-type="float" office:value="63626904877576.2" calcext:value-type="float">
            <text:p>63626904877576.2</text:p>
          </table:table-cell>
          <table:table-cell table:style-name="ce11" table:formula="of:=([.K48]-[.K47])/1000" office:value-type="float" office:value="2.0001015625" calcext:value-type="float">
            <text:p>2.0001</text:p>
          </table:table-cell>
          <table:table-cell table:style-name="ce11" table:formula="of:=[.L48]+[.M47]" office:value-type="float" office:value="92.000203125" calcext:value-type="float">
            <text:p>92.0002</text:p>
          </table:table-cell>
          <table:table-cell table:style-name="ce15" table:formula="of:=[.M48]-2*([.$B48]-1)" office:value-type="float" office:value="0.00020312500001296" calcext:value-type="float">
            <text:p>0.000203125</text:p>
          </table:table-cell>
          <table:table-cell office:value-type="float" office:value="63626905341855.9" calcext:value-type="float">
            <text:p>63626905341855.9</text:p>
          </table:table-cell>
          <table:table-cell table:style-name="ce11" table:formula="of:=([.O48]-[.O47])/1000" office:value-type="float" office:value="2.002296875" calcext:value-type="float">
            <text:p>2.0023</text:p>
          </table:table-cell>
          <table:table-cell table:style-name="ce11" table:formula="of:=[.P48]+[.Q47]" office:value-type="float" office:value="92.0018984375" calcext:value-type="float">
            <text:p>92.0019</text:p>
          </table:table-cell>
          <table:table-cell table:style-name="ce16" table:formula="of:=[.Q48]-2*([.$B48]-1)" office:value-type="float" office:value="0.00189843750001728" calcext:value-type="float">
            <text:p>0.0018984375</text:p>
          </table:table-cell>
          <table:table-cell office:value-type="float" office:value="63626905807181.6" calcext:value-type="float">
            <text:p>63626905807181.6</text:p>
          </table:table-cell>
          <table:table-cell table:style-name="ce11" table:formula="of:=([.S48]-[.S47])/1000" office:value-type="float" office:value="1.9993046875" calcext:value-type="float">
            <text:p>1.9993</text:p>
          </table:table-cell>
          <table:table-cell table:style-name="ce11" table:formula="of:=[.T48]+[.U47]" office:value-type="float" office:value="91.999703125" calcext:value-type="float">
            <text:p>91.9997</text:p>
          </table:table-cell>
          <table:table-cell table:style-name="ce17" table:formula="of:=[.U48]-2*([.$B48]-1)" office:value-type="float" office:value="-0.000296875000017849" calcext:value-type="float">
            <text:p>-0.000296875</text:p>
          </table:table-cell>
          <table:table-cell office:value-type="float" office:value="63626906291937.4" calcext:value-type="float">
            <text:p>63626906291937.4</text:p>
          </table:table-cell>
          <table:table-cell table:style-name="ce11" table:formula="of:=([.W48]-[.W47])/1000" office:value-type="float" office:value="1.9983984375" calcext:value-type="float">
            <text:p>1.9984</text:p>
          </table:table-cell>
          <table:table-cell table:style-name="ce11" table:formula="of:=[.X48]+[.Y47]" office:value-type="float" office:value="92.0008984375" calcext:value-type="float">
            <text:p>92.0009</text:p>
          </table:table-cell>
          <table:table-cell table:style-name="ce18" table:formula="of:=[.Y48]-2*([.$B48]-1)" office:value-type="float" office:value="0.000898437499998295" calcext:value-type="float">
            <text:p>0.0008984375</text:p>
          </table:table-cell>
          <table:table-cell office:value-type="float" office:value="63626906757387.1" calcext:value-type="float">
            <text:p>63626906757387.1</text:p>
          </table:table-cell>
          <table:table-cell table:style-name="ce11" table:formula="of:=([.AA48]-[.AA47])/1000" office:value-type="float" office:value="1.9993046875" calcext:value-type="float">
            <text:p>1.9993</text:p>
          </table:table-cell>
          <table:table-cell table:style-name="ce11" table:formula="of:=[.AB48]+[.AC47]" office:value-type="float" office:value="91.9993046875" calcext:value-type="float">
            <text:p>91.9993</text:p>
          </table:table-cell>
          <table:table-cell table:style-name="ce19" table:formula="of:=[.AC48]-2*([.$B48]-1)" office:value-type="float" office:value="-0.000695312499971124" calcext:value-type="float">
            <text:p>-0.0006953125</text:p>
          </table:table-cell>
          <table:table-cell office:value-type="float" office:value="63626907231622.2" calcext:value-type="float">
            <text:p>63626907231622.2</text:p>
          </table:table-cell>
          <table:table-cell table:style-name="ce11" table:formula="of:=([.AE48]-[.AE47])/1000" office:value-type="float" office:value="1.99890625" calcext:value-type="float">
            <text:p>1.9989</text:p>
          </table:table-cell>
          <table:table-cell table:style-name="ce11" table:formula="of:=[.AF48]+[.AG47]" office:value-type="float" office:value="91.999203125" calcext:value-type="float">
            <text:p>91.9992</text:p>
          </table:table-cell>
          <table:table-cell table:style-name="ce20" table:formula="of:=[.AG48]-2*([.$B48]-1)" office:value-type="float" office:value="-0.000796875000020236" calcext:value-type="float">
            <text:p>-0.000796875</text:p>
          </table:table-cell>
          <table:table-cell office:value-type="float" office:value="63626907701295" calcext:value-type="float">
            <text:p>63626907701295</text:p>
          </table:table-cell>
          <table:table-cell table:style-name="ce11" table:formula="of:=([.AI48]-[.AI47])/1000" office:value-type="float" office:value="2.000703125" calcext:value-type="float">
            <text:p>2.0007</text:p>
          </table:table-cell>
          <table:table-cell table:style-name="ce11" table:formula="of:=[.AJ48]+[.AK47]" office:value-type="float" office:value="92.0016015625" calcext:value-type="float">
            <text:p>92.0016</text:p>
          </table:table-cell>
          <table:table-cell table:style-name="ce21" table:formula="of:=[.AK48]-2*([.$B48]-1)" office:value-type="float" office:value="0.00160156249998522" calcext:value-type="float">
            <text:p>0.0016015625</text:p>
          </table:table-cell>
          <table:table-cell office:value-type="float" office:value="63626908167103.3" calcext:value-type="float">
            <text:p>63626908167103.3</text:p>
          </table:table-cell>
          <table:table-cell table:style-name="ce11" table:formula="of:=([.AM48]-[.AM47])/1000" office:value-type="float" office:value="1.9991953125" calcext:value-type="float">
            <text:p>1.9992</text:p>
          </table:table-cell>
          <table:table-cell table:style-name="ce11" table:formula="of:=[.AN48]+[.AO47]" office:value-type="float" office:value="91.9998984375" calcext:value-type="float">
            <text:p>91.9999</text:p>
          </table:table-cell>
          <table:table-cell table:style-name="ce22" table:formula="of:=[.AO48]-2*([.$B48]-1)" office:value-type="float" office:value="-0.000101562499978058" calcext:value-type="float">
            <text:p>-0.0001015625</text:p>
          </table:table-cell>
          <table:table-cell office:value-type="float" office:value="63626908636838.8" calcext:value-type="float">
            <text:p>63626908636838.8</text:p>
          </table:table-cell>
          <table:table-cell table:style-name="ce23" table:formula="of:=([.AQ48]-[.AQ47])/1000" office:value-type="float" office:value="1.9993984375" calcext:value-type="float">
            <text:p>1.9994</text:p>
          </table:table-cell>
          <table:table-cell table:style-name="ce11" table:formula="of:=[.AR48]+[.AS47]" office:value-type="float" office:value="92.001296875" calcext:value-type="float">
            <text:p>92.0013</text:p>
          </table:table-cell>
          <table:table-cell table:style-name="ce24" table:formula="of:=[.AS48]-2*([.$B48]-1)" office:value-type="float" office:value="0.00129687500003683" calcext:value-type="float">
            <text:p>0.001296875</text:p>
          </table:table-cell>
          <table:table-cell office:value-type="float" office:value="63626909108609.1" calcext:value-type="float">
            <text:p>63626909108609.1</text:p>
          </table:table-cell>
          <table:table-cell table:style-name="ce11" table:formula="of:=([.AU48]-[.AU47])/1000" office:value-type="float" office:value="2.000203125" calcext:value-type="float">
            <text:p>2.0002</text:p>
          </table:table-cell>
          <table:table-cell table:style-name="ce11" table:formula="of:=[.AV48]+[.AW47]" office:value-type="float" office:value="91.9998046875" calcext:value-type="float">
            <text:p>91.9998</text:p>
          </table:table-cell>
          <table:table-cell table:style-name="ce25" table:formula="of:=[.AW48]-2*([.$B48]-1)" office:value-type="float" office:value="-0.000195312500011369" calcext:value-type="float">
            <text:p>-0.0001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48" calcext:value-type="float">
            <text:p>48</text:p>
          </table:table-cell>
          <table:table-cell office:value-type="float" office:value="63626903913380.7" calcext:value-type="float">
            <text:p>63626903913380.7</text:p>
          </table:table-cell>
          <table:table-cell table:formula="of:=([.C49]-[.C48])/1000" office:value-type="float" office:value="2.0025" calcext:value-type="float">
            <text:p>2.0025</text:p>
          </table:table-cell>
          <table:table-cell table:formula="of:=[.D49]+[.E48]" office:value-type="float" office:value="94.00190625" calcext:value-type="float">
            <text:p>94.0019</text:p>
          </table:table-cell>
          <table:table-cell table:style-name="ce13" table:formula="of:=[.E49]-2*([.$B49]-1)" office:value-type="float" office:value="0.00190625000001887" calcext:value-type="float">
            <text:p>0.00190625</text:p>
          </table:table-cell>
          <table:table-cell office:value-type="float" office:value="63626904396677.2" calcext:value-type="float">
            <text:p>63626904396677.2</text:p>
          </table:table-cell>
          <table:table-cell table:style-name="ce11" table:formula="of:=([.G49]-[.G48])/1000" office:value-type="float" office:value="1.9981015625" calcext:value-type="float">
            <text:p>1.9981</text:p>
          </table:table-cell>
          <table:table-cell table:style-name="ce11" table:formula="of:=[.H49]+[.I48]" office:value-type="float" office:value="93.99940625" calcext:value-type="float">
            <text:p>93.9994</text:p>
          </table:table-cell>
          <table:table-cell table:style-name="ce14" table:formula="of:=[.I49]-2*([.$B49]-1)" office:value-type="float" office:value="-0.000593749999993065" calcext:value-type="float">
            <text:p>-0.00059375</text:p>
          </table:table-cell>
          <table:table-cell office:value-type="float" office:value="63626904879576.3" calcext:value-type="float">
            <text:p>63626904879576.3</text:p>
          </table:table-cell>
          <table:table-cell table:style-name="ce11" table:formula="of:=([.K49]-[.K48])/1000" office:value-type="float" office:value="2.00009375" calcext:value-type="float">
            <text:p>2.0001</text:p>
          </table:table-cell>
          <table:table-cell table:style-name="ce11" table:formula="of:=[.L49]+[.M48]" office:value-type="float" office:value="94.000296875" calcext:value-type="float">
            <text:p>94.0003</text:p>
          </table:table-cell>
          <table:table-cell table:style-name="ce15" table:formula="of:=[.M49]-2*([.$B49]-1)" office:value-type="float" office:value="0.000296875000017849" calcext:value-type="float">
            <text:p>0.000296875</text:p>
          </table:table-cell>
          <table:table-cell office:value-type="float" office:value="63626905343853.4" calcext:value-type="float">
            <text:p>63626905343853.4</text:p>
          </table:table-cell>
          <table:table-cell table:style-name="ce11" table:formula="of:=([.O49]-[.O48])/1000" office:value-type="float" office:value="1.9975" calcext:value-type="float">
            <text:p>1.9975</text:p>
          </table:table-cell>
          <table:table-cell table:style-name="ce11" table:formula="of:=[.P49]+[.Q48]" office:value-type="float" office:value="93.9993984375" calcext:value-type="float">
            <text:p>93.9994</text:p>
          </table:table-cell>
          <table:table-cell table:style-name="ce16" table:formula="of:=[.Q49]-2*([.$B49]-1)" office:value-type="float" office:value="-0.000601562499980446" calcext:value-type="float">
            <text:p>-0.0006015625</text:p>
          </table:table-cell>
          <table:table-cell office:value-type="float" office:value="63626905809181.7" calcext:value-type="float">
            <text:p>63626905809181.7</text:p>
          </table:table-cell>
          <table:table-cell table:style-name="ce11" table:formula="of:=([.S49]-[.S48])/1000" office:value-type="float" office:value="2.0001015625" calcext:value-type="float">
            <text:p>2.0001</text:p>
          </table:table-cell>
          <table:table-cell table:style-name="ce11" table:formula="of:=[.T49]+[.U48]" office:value-type="float" office:value="93.9998046875" calcext:value-type="float">
            <text:p>93.9998</text:p>
          </table:table-cell>
          <table:table-cell table:style-name="ce17" table:formula="of:=[.U49]-2*([.$B49]-1)" office:value-type="float" office:value="-0.000195312500011369" calcext:value-type="float">
            <text:p>-0.0001953125</text:p>
          </table:table-cell>
          <table:table-cell office:value-type="float" office:value="63626906293936.7" calcext:value-type="float">
            <text:p>63626906293936.7</text:p>
          </table:table-cell>
          <table:table-cell table:style-name="ce11" table:formula="of:=([.W49]-[.W48])/1000" office:value-type="float" office:value="1.9993046875" calcext:value-type="float">
            <text:p>1.9993</text:p>
          </table:table-cell>
          <table:table-cell table:style-name="ce11" table:formula="of:=[.X49]+[.Y48]" office:value-type="float" office:value="94.000203125" calcext:value-type="float">
            <text:p>94.0002</text:p>
          </table:table-cell>
          <table:table-cell table:style-name="ce18" table:formula="of:=[.Y49]-2*([.$B49]-1)" office:value-type="float" office:value="0.000203124999998749" calcext:value-type="float">
            <text:p>0.000203125</text:p>
          </table:table-cell>
          <table:table-cell office:value-type="float" office:value="63626906759387.3" calcext:value-type="float">
            <text:p>63626906759387.3</text:p>
          </table:table-cell>
          <table:table-cell table:style-name="ce11" table:formula="of:=([.AA49]-[.AA48])/1000" office:value-type="float" office:value="2.0001953125" calcext:value-type="float">
            <text:p>2.0002</text:p>
          </table:table-cell>
          <table:table-cell table:style-name="ce11" table:formula="of:=[.AB49]+[.AC48]" office:value-type="float" office:value="93.9995" calcext:value-type="float">
            <text:p>93.9995</text:p>
          </table:table-cell>
          <table:table-cell table:style-name="ce19" table:formula="of:=[.AC49]-2*([.$B49]-1)" office:value-type="float" office:value="-0.000499999999973966" calcext:value-type="float">
            <text:p>-0.0005</text:p>
          </table:table-cell>
          <table:table-cell office:value-type="float" office:value="63626907233622.8" calcext:value-type="float">
            <text:p>63626907233622.8</text:p>
          </table:table-cell>
          <table:table-cell table:style-name="ce11" table:formula="of:=([.AE49]-[.AE48])/1000" office:value-type="float" office:value="2.00059375" calcext:value-type="float">
            <text:p>2.0006</text:p>
          </table:table-cell>
          <table:table-cell table:style-name="ce11" table:formula="of:=[.AF49]+[.AG48]" office:value-type="float" office:value="93.999796875" calcext:value-type="float">
            <text:p>93.9998</text:p>
          </table:table-cell>
          <table:table-cell table:style-name="ce20" table:formula="of:=[.AG49]-2*([.$B49]-1)" office:value-type="float" office:value="-0.00020312500001296" calcext:value-type="float">
            <text:p>-0.000203125</text:p>
          </table:table-cell>
          <table:table-cell office:value-type="float" office:value="63626907703293.1" calcext:value-type="float">
            <text:p>63626907703293.1</text:p>
          </table:table-cell>
          <table:table-cell table:style-name="ce11" table:formula="of:=([.AI49]-[.AI48])/1000" office:value-type="float" office:value="1.9981015625" calcext:value-type="float">
            <text:p>1.9981</text:p>
          </table:table-cell>
          <table:table-cell table:style-name="ce11" table:formula="of:=[.AJ49]+[.AK48]" office:value-type="float" office:value="93.999703125" calcext:value-type="float">
            <text:p>93.9997</text:p>
          </table:table-cell>
          <table:table-cell table:style-name="ce21" table:formula="of:=[.AK49]-2*([.$B49]-1)" office:value-type="float" office:value="-0.000296875000017849" calcext:value-type="float">
            <text:p>-0.000296875</text:p>
          </table:table-cell>
          <table:table-cell office:value-type="float" office:value="63626908169103.3" calcext:value-type="float">
            <text:p>63626908169103.3</text:p>
          </table:table-cell>
          <table:table-cell table:style-name="ce11" table:formula="of:=([.AM49]-[.AM48])/1000" office:value-type="float" office:value="2" calcext:value-type="float">
            <text:p>2.0000</text:p>
          </table:table-cell>
          <table:table-cell table:style-name="ce11" table:formula="of:=[.AN49]+[.AO48]" office:value-type="float" office:value="93.9998984375" calcext:value-type="float">
            <text:p>93.9999</text:p>
          </table:table-cell>
          <table:table-cell table:style-name="ce22" table:formula="of:=[.AO49]-2*([.$B49]-1)" office:value-type="float" office:value="-0.000101562499978058" calcext:value-type="float">
            <text:p>-0.0001015625</text:p>
          </table:table-cell>
          <table:table-cell office:value-type="float" office:value="63626908638837.3" calcext:value-type="float">
            <text:p>63626908638837.3</text:p>
          </table:table-cell>
          <table:table-cell table:style-name="ce23" table:formula="of:=([.AQ49]-[.AQ48])/1000" office:value-type="float" office:value="1.9985" calcext:value-type="float">
            <text:p>1.9985</text:p>
          </table:table-cell>
          <table:table-cell table:style-name="ce11" table:formula="of:=[.AR49]+[.AS48]" office:value-type="float" office:value="93.999796875" calcext:value-type="float">
            <text:p>93.9998</text:p>
          </table:table-cell>
          <table:table-cell table:style-name="ce24" table:formula="of:=[.AS49]-2*([.$B49]-1)" office:value-type="float" office:value="-0.000203124999956117" calcext:value-type="float">
            <text:p>-0.000203125</text:p>
          </table:table-cell>
          <table:table-cell office:value-type="float" office:value="63626909110609.8" calcext:value-type="float">
            <text:p>63626909110609.8</text:p>
          </table:table-cell>
          <table:table-cell table:style-name="ce11" table:formula="of:=([.AU49]-[.AU48])/1000" office:value-type="float" office:value="2.0006953125" calcext:value-type="float">
            <text:p>2.0007</text:p>
          </table:table-cell>
          <table:table-cell table:style-name="ce11" table:formula="of:=[.AV49]+[.AW48]" office:value-type="float" office:value="94.0005" calcext:value-type="float">
            <text:p>94.0005</text:p>
          </table:table-cell>
          <table:table-cell table:style-name="ce25" table:formula="of:=[.AW49]-2*([.$B49]-1)" office:value-type="float" office:value="0.000499999999988177" calcext:value-type="float">
            <text:p>0.000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49" calcext:value-type="float">
            <text:p>49</text:p>
          </table:table-cell>
          <table:table-cell office:value-type="float" office:value="63626903915378.3" calcext:value-type="float">
            <text:p>63626903915378.3</text:p>
          </table:table-cell>
          <table:table-cell table:formula="of:=([.C50]-[.C49])/1000" office:value-type="float" office:value="1.99759375" calcext:value-type="float">
            <text:p>1.9976</text:p>
          </table:table-cell>
          <table:table-cell table:formula="of:=[.D50]+[.E49]" office:value-type="float" office:value="95.9995" calcext:value-type="float">
            <text:p>95.9995</text:p>
          </table:table-cell>
          <table:table-cell table:style-name="ce13" table:formula="of:=[.E50]-2*([.$B50]-1)" office:value-type="float" office:value="-0.000499999999988177" calcext:value-type="float">
            <text:p>-0.0005</text:p>
          </table:table-cell>
          <table:table-cell office:value-type="float" office:value="63626904398677.2" calcext:value-type="float">
            <text:p>63626904398677.2</text:p>
          </table:table-cell>
          <table:table-cell table:style-name="ce11" table:formula="of:=([.G50]-[.G49])/1000" office:value-type="float" office:value="2" calcext:value-type="float">
            <text:p>2.0000</text:p>
          </table:table-cell>
          <table:table-cell table:style-name="ce11" table:formula="of:=[.H50]+[.I49]" office:value-type="float" office:value="95.99940625" calcext:value-type="float">
            <text:p>95.9994</text:p>
          </table:table-cell>
          <table:table-cell table:style-name="ce14" table:formula="of:=[.I50]-2*([.$B50]-1)" office:value-type="float" office:value="-0.000593749999993065" calcext:value-type="float">
            <text:p>-0.00059375</text:p>
          </table:table-cell>
          <table:table-cell office:value-type="float" office:value="63626904881575.5" calcext:value-type="float">
            <text:p>63626904881575.5</text:p>
          </table:table-cell>
          <table:table-cell table:style-name="ce11" table:formula="of:=([.K50]-[.K49])/1000" office:value-type="float" office:value="1.999203125" calcext:value-type="float">
            <text:p>1.9992</text:p>
          </table:table-cell>
          <table:table-cell table:style-name="ce11" table:formula="of:=[.L50]+[.M49]" office:value-type="float" office:value="95.9995" calcext:value-type="float">
            <text:p>95.9995</text:p>
          </table:table-cell>
          <table:table-cell table:style-name="ce15" table:formula="of:=[.M50]-2*([.$B50]-1)" office:value-type="float" office:value="-0.000499999999988177" calcext:value-type="float">
            <text:p>-0.0005</text:p>
          </table:table-cell>
          <table:table-cell office:value-type="float" office:value="63626905345855.1" calcext:value-type="float">
            <text:p>63626905345855.1</text:p>
          </table:table-cell>
          <table:table-cell table:style-name="ce11" table:formula="of:=([.O50]-[.O49])/1000" office:value-type="float" office:value="2.001703125" calcext:value-type="float">
            <text:p>2.0017</text:p>
          </table:table-cell>
          <table:table-cell table:style-name="ce11" table:formula="of:=[.P50]+[.Q49]" office:value-type="float" office:value="96.0011015625" calcext:value-type="float">
            <text:p>96.0011</text:p>
          </table:table-cell>
          <table:table-cell table:style-name="ce16" table:formula="of:=[.Q50]-2*([.$B50]-1)" office:value-type="float" office:value="0.00110156250002547" calcext:value-type="float">
            <text:p>0.0011015625</text:p>
          </table:table-cell>
          <table:table-cell office:value-type="float" office:value="63626905811184.3" calcext:value-type="float">
            <text:p>63626905811184.3</text:p>
          </table:table-cell>
          <table:table-cell table:style-name="ce11" table:formula="of:=([.S50]-[.S49])/1000" office:value-type="float" office:value="2.00259375" calcext:value-type="float">
            <text:p>2.0026</text:p>
          </table:table-cell>
          <table:table-cell table:style-name="ce11" table:formula="of:=[.T50]+[.U49]" office:value-type="float" office:value="96.0023984375" calcext:value-type="float">
            <text:p>96.0024</text:p>
          </table:table-cell>
          <table:table-cell table:style-name="ce17" table:formula="of:=[.U50]-2*([.$B50]-1)" office:value-type="float" office:value="0.00239843749999125" calcext:value-type="float">
            <text:p>0.0023984375</text:p>
          </table:table-cell>
          <table:table-cell office:value-type="float" office:value="63626906295937.5" calcext:value-type="float">
            <text:p>63626906295937.5</text:p>
          </table:table-cell>
          <table:table-cell table:style-name="ce11" table:formula="of:=([.W50]-[.W49])/1000" office:value-type="float" office:value="2.000796875" calcext:value-type="float">
            <text:p>2.0008</text:p>
          </table:table-cell>
          <table:table-cell table:style-name="ce11" table:formula="of:=[.X50]+[.Y49]" office:value-type="float" office:value="96.001" calcext:value-type="float">
            <text:p>96.0010</text:p>
          </table:table-cell>
          <table:table-cell table:style-name="ce18" table:formula="of:=[.Y50]-2*([.$B50]-1)" office:value-type="float" office:value="0.00100000000000477" calcext:value-type="float">
            <text:p>0.001</text:p>
          </table:table-cell>
          <table:table-cell office:value-type="float" office:value="63626906761389.1" calcext:value-type="float">
            <text:p>63626906761389.1</text:p>
          </table:table-cell>
          <table:table-cell table:style-name="ce11" table:formula="of:=([.AA50]-[.AA49])/1000" office:value-type="float" office:value="2.0018046875" calcext:value-type="float">
            <text:p>2.0018</text:p>
          </table:table-cell>
          <table:table-cell table:style-name="ce11" table:formula="of:=[.AB50]+[.AC49]" office:value-type="float" office:value="96.0013046875" calcext:value-type="float">
            <text:p>96.0013</text:p>
          </table:table-cell>
          <table:table-cell table:style-name="ce19" table:formula="of:=[.AC50]-2*([.$B50]-1)" office:value-type="float" office:value="0.00130468750002422" calcext:value-type="float">
            <text:p>0.0013046875</text:p>
          </table:table-cell>
          <table:table-cell office:value-type="float" office:value="63626907235623.2" calcext:value-type="float">
            <text:p>63626907235623.2</text:p>
          </table:table-cell>
          <table:table-cell table:style-name="ce11" table:formula="of:=([.AE50]-[.AE49])/1000" office:value-type="float" office:value="2.00040625" calcext:value-type="float">
            <text:p>2.0004</text:p>
          </table:table-cell>
          <table:table-cell table:style-name="ce11" table:formula="of:=[.AF50]+[.AG49]" office:value-type="float" office:value="96.000203125" calcext:value-type="float">
            <text:p>96.0002</text:p>
          </table:table-cell>
          <table:table-cell table:style-name="ce20" table:formula="of:=[.AG50]-2*([.$B50]-1)" office:value-type="float" office:value="0.000203124999984539" calcext:value-type="float">
            <text:p>0.000203125</text:p>
          </table:table-cell>
          <table:table-cell office:value-type="float" office:value="63626907705293.2" calcext:value-type="float">
            <text:p>63626907705293.2</text:p>
          </table:table-cell>
          <table:table-cell table:style-name="ce11" table:formula="of:=([.AI50]-[.AI49])/1000" office:value-type="float" office:value="2.0001015625" calcext:value-type="float">
            <text:p>2.0001</text:p>
          </table:table-cell>
          <table:table-cell table:style-name="ce11" table:formula="of:=[.AJ50]+[.AK49]" office:value-type="float" office:value="95.9998046875" calcext:value-type="float">
            <text:p>95.9998</text:p>
          </table:table-cell>
          <table:table-cell table:style-name="ce21" table:formula="of:=[.AK50]-2*([.$B50]-1)" office:value-type="float" office:value="-0.000195312500011369" calcext:value-type="float">
            <text:p>-0.0001953125</text:p>
          </table:table-cell>
          <table:table-cell office:value-type="float" office:value="63626908171102.6" calcext:value-type="float">
            <text:p>63626908171102.6</text:p>
          </table:table-cell>
          <table:table-cell table:style-name="ce11" table:formula="of:=([.AM50]-[.AM49])/1000" office:value-type="float" office:value="1.9993046875" calcext:value-type="float">
            <text:p>1.9993</text:p>
          </table:table-cell>
          <table:table-cell table:style-name="ce11" table:formula="of:=[.AN50]+[.AO49]" office:value-type="float" office:value="95.999203125" calcext:value-type="float">
            <text:p>95.9992</text:p>
          </table:table-cell>
          <table:table-cell table:style-name="ce22" table:formula="of:=[.AO50]-2*([.$B50]-1)" office:value-type="float" office:value="-0.000796874999977604" calcext:value-type="float">
            <text:p>-0.000796875</text:p>
          </table:table-cell>
          <table:table-cell office:value-type="float" office:value="63626908640837.5" calcext:value-type="float">
            <text:p>63626908640837.5</text:p>
          </table:table-cell>
          <table:table-cell table:style-name="ce23" table:formula="of:=([.AQ50]-[.AQ49])/1000" office:value-type="float" office:value="2.000203125" calcext:value-type="float">
            <text:p>2.0002</text:p>
          </table:table-cell>
          <table:table-cell table:style-name="ce11" table:formula="of:=[.AR50]+[.AS49]" office:value-type="float" office:value="96.0000000000001" calcext:value-type="float">
            <text:p>96.0000</text:p>
          </table:table-cell>
          <table:table-cell table:style-name="ce24" table:formula="of:=[.AS50]-2*([.$B50]-1)" office:value-type="float" office:value="0" calcext:value-type="float">
            <text:p>0</text:p>
          </table:table-cell>
          <table:table-cell office:value-type="float" office:value="63626909112608.9" calcext:value-type="float">
            <text:p>63626909112608.9</text:p>
          </table:table-cell>
          <table:table-cell table:style-name="ce11" table:formula="of:=([.AU50]-[.AU49])/1000" office:value-type="float" office:value="1.9991015625" calcext:value-type="float">
            <text:p>1.9991</text:p>
          </table:table-cell>
          <table:table-cell table:style-name="ce11" table:formula="of:=[.AV50]+[.AW49]" office:value-type="float" office:value="95.9996015625" calcext:value-type="float">
            <text:p>95.9996</text:p>
          </table:table-cell>
          <table:table-cell table:style-name="ce25" table:formula="of:=[.AW50]-2*([.$B50]-1)" office:value-type="float" office:value="-0.000398437500010118" calcext:value-type="float">
            <text:p>-0.000398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63626903917379.9" calcext:value-type="float">
            <text:p>63626903917379.9</text:p>
          </table:table-cell>
          <table:table-cell table:formula="of:=([.C51]-[.C50])/1000" office:value-type="float" office:value="2.0016015625" calcext:value-type="float">
            <text:p>2.0016</text:p>
          </table:table-cell>
          <table:table-cell table:formula="of:=[.D51]+[.E50]" office:value-type="float" office:value="98.0011015625" calcext:value-type="float">
            <text:p>98.0011</text:p>
          </table:table-cell>
          <table:table-cell table:style-name="ce13" table:formula="of:=[.E51]-2*([.$B51]-1)" office:value-type="float" office:value="0.00110156250001126" calcext:value-type="float">
            <text:p>0.0011015625</text:p>
          </table:table-cell>
          <table:table-cell office:value-type="float" office:value="63626904400677.3" calcext:value-type="float">
            <text:p>63626904400677.3</text:p>
          </table:table-cell>
          <table:table-cell table:style-name="ce11" table:formula="of:=([.G51]-[.G50])/1000" office:value-type="float" office:value="2.00009375" calcext:value-type="float">
            <text:p>2.0001</text:p>
          </table:table-cell>
          <table:table-cell table:style-name="ce11" table:formula="of:=[.H51]+[.I50]" office:value-type="float" office:value="97.9995" calcext:value-type="float">
            <text:p>97.9995</text:p>
          </table:table-cell>
          <table:table-cell table:style-name="ce14" table:formula="of:=[.I51]-2*([.$B51]-1)" office:value-type="float" office:value="-0.000499999999988177" calcext:value-type="float">
            <text:p>-0.0005</text:p>
          </table:table-cell>
          <table:table-cell office:value-type="float" office:value="63626904883576.2" calcext:value-type="float">
            <text:p>63626904883576.2</text:p>
          </table:table-cell>
          <table:table-cell table:style-name="ce11" table:formula="of:=([.K51]-[.K50])/1000" office:value-type="float" office:value="2.000703125" calcext:value-type="float">
            <text:p>2.0007</text:p>
          </table:table-cell>
          <table:table-cell table:style-name="ce11" table:formula="of:=[.L51]+[.M50]" office:value-type="float" office:value="98.000203125" calcext:value-type="float">
            <text:p>98.0002</text:p>
          </table:table-cell>
          <table:table-cell table:style-name="ce15" table:formula="of:=[.M51]-2*([.$B51]-1)" office:value-type="float" office:value="0.00020312500001296" calcext:value-type="float">
            <text:p>0.000203125</text:p>
          </table:table-cell>
          <table:table-cell office:value-type="float" office:value="63626905347852.7" calcext:value-type="float">
            <text:p>63626905347852.7</text:p>
          </table:table-cell>
          <table:table-cell table:style-name="ce11" table:formula="of:=([.O51]-[.O50])/1000" office:value-type="float" office:value="1.9976015625" calcext:value-type="float">
            <text:p>1.9976</text:p>
          </table:table-cell>
          <table:table-cell table:style-name="ce11" table:formula="of:=[.P51]+[.Q50]" office:value-type="float" office:value="97.998703125" calcext:value-type="float">
            <text:p>97.9987</text:p>
          </table:table-cell>
          <table:table-cell table:style-name="ce16" table:formula="of:=[.Q51]-2*([.$B51]-1)" office:value-type="float" office:value="-0.00129687499997999" calcext:value-type="float">
            <text:p>-0.001296875</text:p>
          </table:table-cell>
          <table:table-cell office:value-type="float" office:value="63626905813182.6" calcext:value-type="float">
            <text:p>63626905813182.6</text:p>
          </table:table-cell>
          <table:table-cell table:style-name="ce11" table:formula="of:=([.S51]-[.S50])/1000" office:value-type="float" office:value="1.9983046875" calcext:value-type="float">
            <text:p>1.9983</text:p>
          </table:table-cell>
          <table:table-cell table:style-name="ce11" table:formula="of:=[.T51]+[.U50]" office:value-type="float" office:value="98.000703125" calcext:value-type="float">
            <text:p>98.0007</text:p>
          </table:table-cell>
          <table:table-cell table:style-name="ce17" table:formula="of:=[.U51]-2*([.$B51]-1)" office:value-type="float" office:value="0.000703124999986926" calcext:value-type="float">
            <text:p>0.000703125</text:p>
          </table:table-cell>
          <table:table-cell office:value-type="float" office:value="63626906297937" calcext:value-type="float">
            <text:p>63626906297937</text:p>
          </table:table-cell>
          <table:table-cell table:style-name="ce11" table:formula="of:=([.W51]-[.W50])/1000" office:value-type="float" office:value="1.9995" calcext:value-type="float">
            <text:p>1.9995</text:p>
          </table:table-cell>
          <table:table-cell table:style-name="ce11" table:formula="of:=[.X51]+[.Y50]" office:value-type="float" office:value="98.0005" calcext:value-type="float">
            <text:p>98.0005</text:p>
          </table:table-cell>
          <table:table-cell table:style-name="ce18" table:formula="of:=[.Y51]-2*([.$B51]-1)" office:value-type="float" office:value="0.000500000000002387" calcext:value-type="float">
            <text:p>0.0005</text:p>
          </table:table-cell>
          <table:table-cell office:value-type="float" office:value="63626906763387.2" calcext:value-type="float">
            <text:p>63626906763387.2</text:p>
          </table:table-cell>
          <table:table-cell table:style-name="ce11" table:formula="of:=([.AA51]-[.AA50])/1000" office:value-type="float" office:value="1.9981015625" calcext:value-type="float">
            <text:p>1.9981</text:p>
          </table:table-cell>
          <table:table-cell table:style-name="ce11" table:formula="of:=[.AB51]+[.AC50]" office:value-type="float" office:value="97.99940625" calcext:value-type="float">
            <text:p>97.9994</text:p>
          </table:table-cell>
          <table:table-cell table:style-name="ce19" table:formula="of:=[.AC51]-2*([.$B51]-1)" office:value-type="float" office:value="-0.000593749999978854" calcext:value-type="float">
            <text:p>-0.00059375</text:p>
          </table:table-cell>
          <table:table-cell office:value-type="float" office:value="63626907237623.7" calcext:value-type="float">
            <text:p>63626907237623.7</text:p>
          </table:table-cell>
          <table:table-cell table:style-name="ce11" table:formula="of:=([.AE51]-[.AE50])/1000" office:value-type="float" office:value="2.0005" calcext:value-type="float">
            <text:p>2.0005</text:p>
          </table:table-cell>
          <table:table-cell table:style-name="ce11" table:formula="of:=[.AF51]+[.AG50]" office:value-type="float" office:value="98.000703125" calcext:value-type="float">
            <text:p>98.0007</text:p>
          </table:table-cell>
          <table:table-cell table:style-name="ce20" table:formula="of:=[.AG51]-2*([.$B51]-1)" office:value-type="float" office:value="0.000703124999986926" calcext:value-type="float">
            <text:p>0.000703125</text:p>
          </table:table-cell>
          <table:table-cell office:value-type="float" office:value="63626907707294.8" calcext:value-type="float">
            <text:p>63626907707294.8</text:p>
          </table:table-cell>
          <table:table-cell table:style-name="ce11" table:formula="of:=([.AI51]-[.AI50])/1000" office:value-type="float" office:value="2.00159375" calcext:value-type="float">
            <text:p>2.0016</text:p>
          </table:table-cell>
          <table:table-cell table:style-name="ce11" table:formula="of:=[.AJ51]+[.AK50]" office:value-type="float" office:value="98.0013984375" calcext:value-type="float">
            <text:p>98.0014</text:p>
          </table:table-cell>
          <table:table-cell table:style-name="ce21" table:formula="of:=[.AK51]-2*([.$B51]-1)" office:value-type="float" office:value="0.00139843749998647" calcext:value-type="float">
            <text:p>0.0013984375</text:p>
          </table:table-cell>
          <table:table-cell office:value-type="float" office:value="63626908173103.3" calcext:value-type="float">
            <text:p>63626908173103.3</text:p>
          </table:table-cell>
          <table:table-cell table:style-name="ce11" table:formula="of:=([.AM51]-[.AM50])/1000" office:value-type="float" office:value="2.0006953125" calcext:value-type="float">
            <text:p>2.0007</text:p>
          </table:table-cell>
          <table:table-cell table:style-name="ce11" table:formula="of:=[.AN51]+[.AO50]" office:value-type="float" office:value="97.9998984375" calcext:value-type="float">
            <text:p>97.9999</text:p>
          </table:table-cell>
          <table:table-cell table:style-name="ce22" table:formula="of:=[.AO51]-2*([.$B51]-1)" office:value-type="float" office:value="-0.000101562499978058" calcext:value-type="float">
            <text:p>-0.0001015625</text:p>
          </table:table-cell>
          <table:table-cell office:value-type="float" office:value="63626908642836.6" calcext:value-type="float">
            <text:p>63626908642836.6</text:p>
          </table:table-cell>
          <table:table-cell table:style-name="ce23" table:formula="of:=([.AQ51]-[.AQ50])/1000" office:value-type="float" office:value="1.9991015625" calcext:value-type="float">
            <text:p>1.9991</text:p>
          </table:table-cell>
          <table:table-cell table:style-name="ce11" table:formula="of:=[.AR51]+[.AS50]" office:value-type="float" office:value="97.9991015625" calcext:value-type="float">
            <text:p>97.9991</text:p>
          </table:table-cell>
          <table:table-cell table:style-name="ce24" table:formula="of:=[.AS51]-2*([.$B51]-1)" office:value-type="float" office:value="-0.000898437499955662" calcext:value-type="float">
            <text:p>-0.0008984375</text:p>
          </table:table-cell>
          <table:table-cell office:value-type="float" office:value="63626909114610.6" calcext:value-type="float">
            <text:p>63626909114610.6</text:p>
          </table:table-cell>
          <table:table-cell table:style-name="ce11" table:formula="of:=([.AU51]-[.AU50])/1000" office:value-type="float" office:value="2.001703125" calcext:value-type="float">
            <text:p>2.0017</text:p>
          </table:table-cell>
          <table:table-cell table:style-name="ce11" table:formula="of:=[.AV51]+[.AW50]" office:value-type="float" office:value="98.0013046875" calcext:value-type="float">
            <text:p>98.0013</text:p>
          </table:table-cell>
          <table:table-cell table:style-name="ce25" table:formula="of:=[.AW51]-2*([.$B51]-1)" office:value-type="float" office:value="0.00130468749999579" calcext:value-type="float">
            <text:p>0.0013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10" office:value-type="float" office:value="51" calcext:value-type="float">
            <text:p>51</text:p>
          </table:table-cell>
          <table:table-cell office:value-type="float" office:value="63626903919380.5" calcext:value-type="float">
            <text:p>63626903919380.5</text:p>
          </table:table-cell>
          <table:table-cell table:formula="of:=([.C52]-[.C51])/1000" office:value-type="float" office:value="2.0006015625" calcext:value-type="float">
            <text:p>2.0006</text:p>
          </table:table-cell>
          <table:table-cell table:formula="of:=[.D52]+[.E51]" office:value-type="float" office:value="100.001703125" calcext:value-type="float">
            <text:p>100.0017</text:p>
          </table:table-cell>
          <table:table-cell table:style-name="ce13" table:formula="of:=[.E52]-2*([.$B52]-1)" office:value-type="float" office:value="0.00170312500000591" calcext:value-type="float">
            <text:p>0.001703125</text:p>
          </table:table-cell>
          <table:table-cell office:value-type="float" office:value="63626904402677.1" calcext:value-type="float">
            <text:p>63626904402677.1</text:p>
          </table:table-cell>
          <table:table-cell table:style-name="ce11" table:formula="of:=([.G52]-[.G51])/1000" office:value-type="float" office:value="1.9998046875" calcext:value-type="float">
            <text:p>1.9998</text:p>
          </table:table-cell>
          <table:table-cell table:style-name="ce11" table:formula="of:=[.H52]+[.I51]" office:value-type="float" office:value="99.9993046875" calcext:value-type="float">
            <text:p>99.9993</text:p>
          </table:table-cell>
          <table:table-cell table:style-name="ce14" table:formula="of:=[.I52]-2*([.$B52]-1)" office:value-type="float" office:value="-0.000695312499985334" calcext:value-type="float">
            <text:p>-0.0006953125</text:p>
          </table:table-cell>
          <table:table-cell office:value-type="float" office:value="63626904885575" calcext:value-type="float">
            <text:p>63626904885575</text:p>
          </table:table-cell>
          <table:table-cell table:style-name="ce11" table:formula="of:=([.K52]-[.K51])/1000" office:value-type="float" office:value="1.998796875" calcext:value-type="float">
            <text:p>1.9988</text:p>
          </table:table-cell>
          <table:table-cell table:style-name="ce11" table:formula="of:=[.L52]+[.M51]" office:value-type="float" office:value="99.999" calcext:value-type="float">
            <text:p>99.9990</text:p>
          </table:table-cell>
          <table:table-cell table:style-name="ce15" table:formula="of:=[.M52]-2*([.$B52]-1)" office:value-type="float" office:value="-0.000999999999990564" calcext:value-type="float">
            <text:p>-0.001</text:p>
          </table:table-cell>
          <table:table-cell office:value-type="float" office:value="63626905349856" calcext:value-type="float">
            <text:p>63626905349856</text:p>
          </table:table-cell>
          <table:table-cell table:style-name="ce11" table:formula="of:=([.O52]-[.O51])/1000" office:value-type="float" office:value="2.003296875" calcext:value-type="float">
            <text:p>2.0033</text:p>
          </table:table-cell>
          <table:table-cell table:style-name="ce11" table:formula="of:=[.P52]+[.Q51]" office:value-type="float" office:value="100.002" calcext:value-type="float">
            <text:p>100.0020</text:p>
          </table:table-cell>
          <table:table-cell table:style-name="ce16" table:formula="of:=[.Q52]-2*([.$B52]-1)" office:value-type="float" office:value="0.00200000000002376" calcext:value-type="float">
            <text:p>0.002</text:p>
          </table:table-cell>
          <table:table-cell office:value-type="float" office:value="63626905815182.2" calcext:value-type="float">
            <text:p>63626905815182.2</text:p>
          </table:table-cell>
          <table:table-cell table:style-name="ce11" table:formula="of:=([.S52]-[.S51])/1000" office:value-type="float" office:value="1.9996015625" calcext:value-type="float">
            <text:p>1.9996</text:p>
          </table:table-cell>
          <table:table-cell table:style-name="ce11" table:formula="of:=[.T52]+[.U51]" office:value-type="float" office:value="100.0003046875" calcext:value-type="float">
            <text:p>100.0003</text:p>
          </table:table-cell>
          <table:table-cell table:style-name="ce17" table:formula="of:=[.U52]-2*([.$B52]-1)" office:value-type="float" office:value="0.000304687499991019" calcext:value-type="float">
            <text:p>0.0003046875</text:p>
          </table:table-cell>
          <table:table-cell office:value-type="float" office:value="63626906299937.4" calcext:value-type="float">
            <text:p>63626906299937.4</text:p>
          </table:table-cell>
          <table:table-cell table:style-name="ce11" table:formula="of:=([.W52]-[.W51])/1000" office:value-type="float" office:value="2.0003984375" calcext:value-type="float">
            <text:p>2.0004</text:p>
          </table:table-cell>
          <table:table-cell table:style-name="ce11" table:formula="of:=[.X52]+[.Y51]" office:value-type="float" office:value="100.0008984375" calcext:value-type="float">
            <text:p>100.0009</text:p>
          </table:table-cell>
          <table:table-cell table:style-name="ce18" table:formula="of:=[.Y52]-2*([.$B52]-1)" office:value-type="float" office:value="0.000898437499998295" calcext:value-type="float">
            <text:p>0.0008984375</text:p>
          </table:table-cell>
          <table:table-cell office:value-type="float" office:value="63626906766841.3" calcext:value-type="float">
            <text:p>63626906766841.3</text:p>
          </table:table-cell>
          <table:table-cell table:style-name="ce11" table:formula="of:=([.AA52]-[.AA51])/1000" office:value-type="float" office:value="3.45409375" calcext:value-type="float">
            <text:p>3.4541</text:p>
          </table:table-cell>
          <table:table-cell table:style-name="ce11" table:formula="of:=[.AB52]+[.AC51]" office:value-type="float" office:value="101.4535" calcext:value-type="float">
            <text:p>101.4535</text:p>
          </table:table-cell>
          <table:table-cell table:style-name="ce19" table:formula="of:=[.AC52]-2*([.$B52]-1)" office:value-type="float" office:value="1.45350000000002" calcext:value-type="float">
            <text:p>1.4535</text:p>
          </table:table-cell>
          <table:table-cell office:value-type="float" office:value="63626907239623.9" calcext:value-type="float">
            <text:p>63626907239623.9</text:p>
          </table:table-cell>
          <table:table-cell table:style-name="ce11" table:formula="of:=([.AE52]-[.AE51])/1000" office:value-type="float" office:value="2.0001953125" calcext:value-type="float">
            <text:p>2.0002</text:p>
          </table:table-cell>
          <table:table-cell table:style-name="ce11" table:formula="of:=[.AF52]+[.AG51]" office:value-type="float" office:value="100.0008984375" calcext:value-type="float">
            <text:p>100.0009</text:p>
          </table:table-cell>
          <table:table-cell table:style-name="ce20" table:formula="of:=[.AG52]-2*([.$B52]-1)" office:value-type="float" office:value="0.000898437499984084" calcext:value-type="float">
            <text:p>0.0008984375</text:p>
          </table:table-cell>
          <table:table-cell office:value-type="float" office:value="63626907709294.5" calcext:value-type="float">
            <text:p>63626907709294.5</text:p>
          </table:table-cell>
          <table:table-cell table:style-name="ce11" table:formula="of:=([.AI52]-[.AI51])/1000" office:value-type="float" office:value="1.999703125" calcext:value-type="float">
            <text:p>1.9997</text:p>
          </table:table-cell>
          <table:table-cell table:style-name="ce11" table:formula="of:=[.AJ52]+[.AK51]" office:value-type="float" office:value="100.0011015625" calcext:value-type="float">
            <text:p>100.0011</text:p>
          </table:table-cell>
          <table:table-cell table:style-name="ce21" table:formula="of:=[.AK52]-2*([.$B52]-1)" office:value-type="float" office:value="0.00110156249998283" calcext:value-type="float">
            <text:p>0.0011015625</text:p>
          </table:table-cell>
          <table:table-cell office:value-type="float" office:value="63626908175103.2" calcext:value-type="float">
            <text:p>63626908175103.2</text:p>
          </table:table-cell>
          <table:table-cell table:style-name="ce11" table:formula="of:=([.AM52]-[.AM51])/1000" office:value-type="float" office:value="1.99990625" calcext:value-type="float">
            <text:p>1.9999</text:p>
          </table:table-cell>
          <table:table-cell table:style-name="ce11" table:formula="of:=[.AN52]+[.AO51]" office:value-type="float" office:value="99.9998046875" calcext:value-type="float">
            <text:p>99.9998</text:p>
          </table:table-cell>
          <table:table-cell table:style-name="ce22" table:formula="of:=[.AO52]-2*([.$B52]-1)" office:value-type="float" office:value="-0.000195312499982947" calcext:value-type="float">
            <text:p>-0.0001953125</text:p>
          </table:table-cell>
          <table:table-cell office:value-type="float" office:value="63626908644839" calcext:value-type="float">
            <text:p>63626908644839</text:p>
          </table:table-cell>
          <table:table-cell table:style-name="ce23" table:formula="of:=([.AQ52]-[.AQ51])/1000" office:value-type="float" office:value="2.0023984375" calcext:value-type="float">
            <text:p>2.0024</text:p>
          </table:table-cell>
          <table:table-cell table:style-name="ce11" table:formula="of:=[.AR52]+[.AS51]" office:value-type="float" office:value="100.0015" calcext:value-type="float">
            <text:p>100.0015</text:p>
          </table:table-cell>
          <table:table-cell table:style-name="ce24" table:formula="of:=[.AS52]-2*([.$B52]-1)" office:value-type="float" office:value="0.00150000000004979" calcext:value-type="float">
            <text:p>0.0015</text:p>
          </table:table-cell>
          <table:table-cell office:value-type="float" office:value="63626909116610.9" calcext:value-type="float">
            <text:p>63626909116610.9</text:p>
          </table:table-cell>
          <table:table-cell table:style-name="ce11" table:formula="of:=([.AU52]-[.AU51])/1000" office:value-type="float" office:value="2.000296875" calcext:value-type="float">
            <text:p>2.0003</text:p>
          </table:table-cell>
          <table:table-cell table:style-name="ce11" table:formula="of:=[.AV52]+[.AW51]" office:value-type="float" office:value="100.0016015625" calcext:value-type="float">
            <text:p>100.0016</text:p>
          </table:table-cell>
          <table:table-cell table:style-name="ce25" table:formula="of:=[.AW52]-2*([.$B52]-1)" office:value-type="float" office:value="0.00160156249999943" calcext:value-type="float">
            <text:p>0.0016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10" office:value-type="float" office:value="52" calcext:value-type="float">
            <text:p>52</text:p>
          </table:table-cell>
          <table:table-cell office:value-type="float" office:value="63626903921378" calcext:value-type="float">
            <text:p>63626903921378</text:p>
          </table:table-cell>
          <table:table-cell table:formula="of:=([.C53]-[.C52])/1000" office:value-type="float" office:value="1.9975" calcext:value-type="float">
            <text:p>1.9975</text:p>
          </table:table-cell>
          <table:table-cell table:formula="of:=[.D53]+[.E52]" office:value-type="float" office:value="101.999203125" calcext:value-type="float">
            <text:p>101.9992</text:p>
          </table:table-cell>
          <table:table-cell table:style-name="ce13" table:formula="of:=[.E53]-2*([.$B53]-1)" office:value-type="float" office:value="-0.000796874999991815" calcext:value-type="float">
            <text:p>-0.000796875</text:p>
          </table:table-cell>
          <table:table-cell office:value-type="float" office:value="63626904404677.6" calcext:value-type="float">
            <text:p>63626904404677.6</text:p>
          </table:table-cell>
          <table:table-cell table:style-name="ce11" table:formula="of:=([.G53]-[.G52])/1000" office:value-type="float" office:value="2.0005" calcext:value-type="float">
            <text:p>2.0005</text:p>
          </table:table-cell>
          <table:table-cell table:style-name="ce11" table:formula="of:=[.H53]+[.I52]" office:value-type="float" office:value="101.9998046875" calcext:value-type="float">
            <text:p>101.9998</text:p>
          </table:table-cell>
          <table:table-cell table:style-name="ce14" table:formula="of:=[.I53]-2*([.$B53]-1)" office:value-type="float" office:value="-0.000195312499982947" calcext:value-type="float">
            <text:p>-0.0001953125</text:p>
          </table:table-cell>
          <table:table-cell office:value-type="float" office:value="63626904887577.5" calcext:value-type="float">
            <text:p>63626904887577.5</text:p>
          </table:table-cell>
          <table:table-cell table:style-name="ce11" table:formula="of:=([.K53]-[.K52])/1000" office:value-type="float" office:value="2.0025" calcext:value-type="float">
            <text:p>2.0025</text:p>
          </table:table-cell>
          <table:table-cell table:style-name="ce11" table:formula="of:=[.L53]+[.M52]" office:value-type="float" office:value="102.0015" calcext:value-type="float">
            <text:p>102.0015</text:p>
          </table:table-cell>
          <table:table-cell table:style-name="ce15" table:formula="of:=[.M53]-2*([.$B53]-1)" office:value-type="float" office:value="0.00150000000000716" calcext:value-type="float">
            <text:p>0.0015</text:p>
          </table:table-cell>
          <table:table-cell office:value-type="float" office:value="63626905351854.4" calcext:value-type="float">
            <text:p>63626905351854.4</text:p>
          </table:table-cell>
          <table:table-cell table:style-name="ce11" table:formula="of:=([.O53]-[.O52])/1000" office:value-type="float" office:value="1.9983984375" calcext:value-type="float">
            <text:p>1.9984</text:p>
          </table:table-cell>
          <table:table-cell table:style-name="ce11" table:formula="of:=[.P53]+[.Q52]" office:value-type="float" office:value="102.0003984375" calcext:value-type="float">
            <text:p>102.0004</text:p>
          </table:table-cell>
          <table:table-cell table:style-name="ce16" table:formula="of:=[.Q53]-2*([.$B53]-1)" office:value-type="float" office:value="0.000398437500024329" calcext:value-type="float">
            <text:p>0.0003984375</text:p>
          </table:table-cell>
          <table:table-cell office:value-type="float" office:value="63626905817182.7" calcext:value-type="float">
            <text:p>63626905817182.7</text:p>
          </table:table-cell>
          <table:table-cell table:style-name="ce11" table:formula="of:=([.S53]-[.S52])/1000" office:value-type="float" office:value="2.0005" calcext:value-type="float">
            <text:p>2.0005</text:p>
          </table:table-cell>
          <table:table-cell table:style-name="ce11" table:formula="of:=[.T53]+[.U52]" office:value-type="float" office:value="102.0008046875" calcext:value-type="float">
            <text:p>102.0008</text:p>
          </table:table-cell>
          <table:table-cell table:style-name="ce17" table:formula="of:=[.U53]-2*([.$B53]-1)" office:value-type="float" office:value="0.000804687499993406" calcext:value-type="float">
            <text:p>0.0008046875</text:p>
          </table:table-cell>
          <table:table-cell office:value-type="float" office:value="63626906301937.3" calcext:value-type="float">
            <text:p>63626906301937.3</text:p>
          </table:table-cell>
          <table:table-cell table:style-name="ce11" table:formula="of:=([.W53]-[.W52])/1000" office:value-type="float" office:value="1.9998984375" calcext:value-type="float">
            <text:p>1.9999</text:p>
          </table:table-cell>
          <table:table-cell table:style-name="ce11" table:formula="of:=[.X53]+[.Y52]" office:value-type="float" office:value="102.000796875" calcext:value-type="float">
            <text:p>102.0008</text:p>
          </table:table-cell>
          <table:table-cell table:style-name="ce18" table:formula="of:=[.Y53]-2*([.$B53]-1)" office:value-type="float" office:value="0.000796874999991815" calcext:value-type="float">
            <text:p>0.000796875</text:p>
          </table:table-cell>
          <table:table-cell office:value-type="float" office:value="63626906767387.3" calcext:value-type="float">
            <text:p>63626906767387.3</text:p>
          </table:table-cell>
          <table:table-cell table:style-name="ce11" table:formula="of:=([.AA53]-[.AA52])/1000" office:value-type="float" office:value="0.546" calcext:value-type="float">
            <text:p>0.5460</text:p>
          </table:table-cell>
          <table:table-cell table:style-name="ce11" table:formula="of:=[.AB53]+[.AC52]" office:value-type="float" office:value="101.9995" calcext:value-type="float">
            <text:p>101.9995</text:p>
          </table:table-cell>
          <table:table-cell table:style-name="ce19" table:formula="of:=[.AC53]-2*([.$B53]-1)" office:value-type="float" office:value="-0.000499999999973966" calcext:value-type="float">
            <text:p>-0.0005</text:p>
          </table:table-cell>
          <table:table-cell office:value-type="float" office:value="63626907241623.1" calcext:value-type="float">
            <text:p>63626907241623.1</text:p>
          </table:table-cell>
          <table:table-cell table:style-name="ce11" table:formula="of:=([.AE53]-[.AE52])/1000" office:value-type="float" office:value="1.999203125" calcext:value-type="float">
            <text:p>1.9992</text:p>
          </table:table-cell>
          <table:table-cell table:style-name="ce11" table:formula="of:=[.AF53]+[.AG52]" office:value-type="float" office:value="102.0001015625" calcext:value-type="float">
            <text:p>102.0001</text:p>
          </table:table-cell>
          <table:table-cell table:style-name="ce20" table:formula="of:=[.AG53]-2*([.$B53]-1)" office:value-type="float" office:value="0.000101562499978058" calcext:value-type="float">
            <text:p>0.0001015625</text:p>
          </table:table-cell>
          <table:table-cell office:value-type="float" office:value="63626907711293.4" calcext:value-type="float">
            <text:p>63626907711293.4</text:p>
          </table:table-cell>
          <table:table-cell table:style-name="ce11" table:formula="of:=([.AI53]-[.AI52])/1000" office:value-type="float" office:value="1.9988984375" calcext:value-type="float">
            <text:p>1.9989</text:p>
          </table:table-cell>
          <table:table-cell table:style-name="ce11" table:formula="of:=[.AJ53]+[.AK52]" office:value-type="float" office:value="102" calcext:value-type="float">
            <text:p>102.0000</text:p>
          </table:table-cell>
          <table:table-cell table:style-name="ce21" table:formula="of:=[.AK53]-2*([.$B53]-1)" office:value-type="float" office:value="0" calcext:value-type="float">
            <text:p>0</text:p>
          </table:table-cell>
          <table:table-cell office:value-type="float" office:value="63626908177103.1" calcext:value-type="float">
            <text:p>63626908177103.1</text:p>
          </table:table-cell>
          <table:table-cell table:style-name="ce11" table:formula="of:=([.AM53]-[.AM52])/1000" office:value-type="float" office:value="1.9998984375" calcext:value-type="float">
            <text:p>1.9999</text:p>
          </table:table-cell>
          <table:table-cell table:style-name="ce11" table:formula="of:=[.AN53]+[.AO52]" office:value-type="float" office:value="101.999703125" calcext:value-type="float">
            <text:p>101.9997</text:p>
          </table:table-cell>
          <table:table-cell table:style-name="ce22" table:formula="of:=[.AO53]-2*([.$B53]-1)" office:value-type="float" office:value="-0.000296874999989427" calcext:value-type="float">
            <text:p>-0.000296875</text:p>
          </table:table-cell>
          <table:table-cell office:value-type="float" office:value="63626908646837.6" calcext:value-type="float">
            <text:p>63626908646837.6</text:p>
          </table:table-cell>
          <table:table-cell table:style-name="ce23" table:formula="of:=([.AQ53]-[.AQ52])/1000" office:value-type="float" office:value="1.9986015625" calcext:value-type="float">
            <text:p>1.9986</text:p>
          </table:table-cell>
          <table:table-cell table:style-name="ce11" table:formula="of:=[.AR53]+[.AS52]" office:value-type="float" office:value="102.0001015625" calcext:value-type="float">
            <text:p>102.0001</text:p>
          </table:table-cell>
          <table:table-cell table:style-name="ce24" table:formula="of:=[.AS53]-2*([.$B53]-1)" office:value-type="float" office:value="0.000101562500049113" calcext:value-type="float">
            <text:p>0.0001015625</text:p>
          </table:table-cell>
          <table:table-cell office:value-type="float" office:value="63626909118609.2" calcext:value-type="float">
            <text:p>63626909118609.2</text:p>
          </table:table-cell>
          <table:table-cell table:style-name="ce11" table:formula="of:=([.AU53]-[.AU52])/1000" office:value-type="float" office:value="1.9983046875" calcext:value-type="float">
            <text:p>1.9983</text:p>
          </table:table-cell>
          <table:table-cell table:style-name="ce11" table:formula="of:=[.AV53]+[.AW52]" office:value-type="float" office:value="101.99990625" calcext:value-type="float">
            <text:p>101.9999</text:p>
          </table:table-cell>
          <table:table-cell table:style-name="ce25" table:formula="of:=[.AW53]-2*([.$B53]-1)" office:value-type="float" office:value="-0.0000937500000048885" calcext:value-type="float">
            <text:p>-0.000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53" calcext:value-type="float">
            <text:p>53</text:p>
          </table:table-cell>
          <table:table-cell office:value-type="float" office:value="63626903923378.6" calcext:value-type="float">
            <text:p>63626903923378.6</text:p>
          </table:table-cell>
          <table:table-cell table:formula="of:=([.C54]-[.C53])/1000" office:value-type="float" office:value="2.0006015625" calcext:value-type="float">
            <text:p>2.0006</text:p>
          </table:table-cell>
          <table:table-cell table:formula="of:=[.D54]+[.E53]" office:value-type="float" office:value="103.9998046875" calcext:value-type="float">
            <text:p>103.9998</text:p>
          </table:table-cell>
          <table:table-cell table:style-name="ce13" table:formula="of:=[.E54]-2*([.$B54]-1)" office:value-type="float" office:value="-0.000195312499997158" calcext:value-type="float">
            <text:p>-0.0001953125</text:p>
          </table:table-cell>
          <table:table-cell office:value-type="float" office:value="63626904406678.5" calcext:value-type="float">
            <text:p>63626904406678.5</text:p>
          </table:table-cell>
          <table:table-cell table:style-name="ce11" table:formula="of:=([.G54]-[.G53])/1000" office:value-type="float" office:value="2.0008984375" calcext:value-type="float">
            <text:p>2.0009</text:p>
          </table:table-cell>
          <table:table-cell table:style-name="ce11" table:formula="of:=[.H54]+[.I53]" office:value-type="float" office:value="104.000703125" calcext:value-type="float">
            <text:p>104.0007</text:p>
          </table:table-cell>
          <table:table-cell table:style-name="ce14" table:formula="of:=[.I54]-2*([.$B54]-1)" office:value-type="float" office:value="0.000703125000015348" calcext:value-type="float">
            <text:p>0.000703125</text:p>
          </table:table-cell>
          <table:table-cell office:value-type="float" office:value="63626904889575.7" calcext:value-type="float">
            <text:p>63626904889575.7</text:p>
          </table:table-cell>
          <table:table-cell table:style-name="ce11" table:formula="of:=([.K54]-[.K53])/1000" office:value-type="float" office:value="1.998203125" calcext:value-type="float">
            <text:p>1.9982</text:p>
          </table:table-cell>
          <table:table-cell table:style-name="ce11" table:formula="of:=[.L54]+[.M53]" office:value-type="float" office:value="103.999703125" calcext:value-type="float">
            <text:p>103.9997</text:p>
          </table:table-cell>
          <table:table-cell table:style-name="ce15" table:formula="of:=[.M54]-2*([.$B54]-1)" office:value-type="float" office:value="-0.000296874999989427" calcext:value-type="float">
            <text:p>-0.000296875</text:p>
          </table:table-cell>
          <table:table-cell office:value-type="float" office:value="63626905353853.2" calcext:value-type="float">
            <text:p>63626905353853.2</text:p>
          </table:table-cell>
          <table:table-cell table:style-name="ce11" table:formula="of:=([.O54]-[.O53])/1000" office:value-type="float" office:value="1.9988046875" calcext:value-type="float">
            <text:p>1.9988</text:p>
          </table:table-cell>
          <table:table-cell table:style-name="ce11" table:formula="of:=[.P54]+[.Q53]" office:value-type="float" office:value="103.999203125" calcext:value-type="float">
            <text:p>103.9992</text:p>
          </table:table-cell>
          <table:table-cell table:style-name="ce16" table:formula="of:=[.Q54]-2*([.$B54]-1)" office:value-type="float" office:value="-0.000796874999977604" calcext:value-type="float">
            <text:p>-0.000796875</text:p>
          </table:table-cell>
          <table:table-cell office:value-type="float" office:value="63626905819183" calcext:value-type="float">
            <text:p>63626905819183</text:p>
          </table:table-cell>
          <table:table-cell table:style-name="ce11" table:formula="of:=([.S54]-[.S53])/1000" office:value-type="float" office:value="2.000296875" calcext:value-type="float">
            <text:p>2.0003</text:p>
          </table:table-cell>
          <table:table-cell table:style-name="ce11" table:formula="of:=[.T54]+[.U53]" office:value-type="float" office:value="104.0011015625" calcext:value-type="float">
            <text:p>104.0011</text:p>
          </table:table-cell>
          <table:table-cell table:style-name="ce17" table:formula="of:=[.U54]-2*([.$B54]-1)" office:value-type="float" office:value="0.00110156249999704" calcext:value-type="float">
            <text:p>0.0011015625</text:p>
          </table:table-cell>
          <table:table-cell office:value-type="float" office:value="63626906303938.5" calcext:value-type="float">
            <text:p>63626906303938.5</text:p>
          </table:table-cell>
          <table:table-cell table:style-name="ce11" table:formula="of:=([.W54]-[.W53])/1000" office:value-type="float" office:value="2.001203125" calcext:value-type="float">
            <text:p>2.0012</text:p>
          </table:table-cell>
          <table:table-cell table:style-name="ce11" table:formula="of:=[.X54]+[.Y53]" office:value-type="float" office:value="104.002" calcext:value-type="float">
            <text:p>104.0020</text:p>
          </table:table-cell>
          <table:table-cell table:style-name="ce18" table:formula="of:=[.Y54]-2*([.$B54]-1)" office:value-type="float" office:value="0.00199999999999534" calcext:value-type="float">
            <text:p>0.002</text:p>
          </table:table-cell>
          <table:table-cell office:value-type="float" office:value="63626906769387.4" calcext:value-type="float">
            <text:p>63626906769387.4</text:p>
          </table:table-cell>
          <table:table-cell table:style-name="ce11" table:formula="of:=([.AA54]-[.AA53])/1000" office:value-type="float" office:value="2.0001015625" calcext:value-type="float">
            <text:p>2.0001</text:p>
          </table:table-cell>
          <table:table-cell table:style-name="ce11" table:formula="of:=[.AB54]+[.AC53]" office:value-type="float" office:value="103.9996015625" calcext:value-type="float">
            <text:p>103.9996</text:p>
          </table:table-cell>
          <table:table-cell table:style-name="ce19" table:formula="of:=[.AC54]-2*([.$B54]-1)" office:value-type="float" office:value="-0.000398437499967486" calcext:value-type="float">
            <text:p>-0.0003984375</text:p>
          </table:table-cell>
          <table:table-cell office:value-type="float" office:value="63626907243622" calcext:value-type="float">
            <text:p>63626907243622</text:p>
          </table:table-cell>
          <table:table-cell table:style-name="ce11" table:formula="of:=([.AE54]-[.AE53])/1000" office:value-type="float" office:value="1.9988984375" calcext:value-type="float">
            <text:p>1.9989</text:p>
          </table:table-cell>
          <table:table-cell table:style-name="ce11" table:formula="of:=[.AF54]+[.AG53]" office:value-type="float" office:value="103.999" calcext:value-type="float">
            <text:p>103.9990</text:p>
          </table:table-cell>
          <table:table-cell table:style-name="ce20" table:formula="of:=[.AG54]-2*([.$B54]-1)" office:value-type="float" office:value="-0.00100000000001899" calcext:value-type="float">
            <text:p>-0.001</text:p>
          </table:table-cell>
          <table:table-cell office:value-type="float" office:value="63626907713293.7" calcext:value-type="float">
            <text:p>63626907713293.7</text:p>
          </table:table-cell>
          <table:table-cell table:style-name="ce11" table:formula="of:=([.AI54]-[.AI53])/1000" office:value-type="float" office:value="2.0003046875" calcext:value-type="float">
            <text:p>2.0003</text:p>
          </table:table-cell>
          <table:table-cell table:style-name="ce11" table:formula="of:=[.AJ54]+[.AK53]" office:value-type="float" office:value="104.0003046875" calcext:value-type="float">
            <text:p>104.0003</text:p>
          </table:table-cell>
          <table:table-cell table:style-name="ce21" table:formula="of:=[.AK54]-2*([.$B54]-1)" office:value-type="float" office:value="0.000304687499991019" calcext:value-type="float">
            <text:p>0.0003046875</text:p>
          </table:table-cell>
          <table:table-cell office:value-type="float" office:value="63626908179103.3" calcext:value-type="float">
            <text:p>63626908179103.3</text:p>
          </table:table-cell>
          <table:table-cell table:style-name="ce11" table:formula="of:=([.AM54]-[.AM53])/1000" office:value-type="float" office:value="2.0001953125" calcext:value-type="float">
            <text:p>2.0002</text:p>
          </table:table-cell>
          <table:table-cell table:style-name="ce11" table:formula="of:=[.AN54]+[.AO53]" office:value-type="float" office:value="103.9998984375" calcext:value-type="float">
            <text:p>103.9999</text:p>
          </table:table-cell>
          <table:table-cell table:style-name="ce22" table:formula="of:=[.AO54]-2*([.$B54]-1)" office:value-type="float" office:value="-0.000101562499992269" calcext:value-type="float">
            <text:p>-0.0001015625</text:p>
          </table:table-cell>
          <table:table-cell office:value-type="float" office:value="63626908648840" calcext:value-type="float">
            <text:p>63626908648840</text:p>
          </table:table-cell>
          <table:table-cell table:style-name="ce23" table:formula="of:=([.AQ54]-[.AQ53])/1000" office:value-type="float" office:value="2.0023984375" calcext:value-type="float">
            <text:p>2.0024</text:p>
          </table:table-cell>
          <table:table-cell table:style-name="ce11" table:formula="of:=[.AR54]+[.AS53]" office:value-type="float" office:value="104.0025" calcext:value-type="float">
            <text:p>104.0025</text:p>
          </table:table-cell>
          <table:table-cell table:style-name="ce24" table:formula="of:=[.AS54]-2*([.$B54]-1)" office:value-type="float" office:value="0.00250000000005457" calcext:value-type="float">
            <text:p>0.0025</text:p>
          </table:table-cell>
          <table:table-cell office:value-type="float" office:value="63626909120608.9" calcext:value-type="float">
            <text:p>63626909120608.9</text:p>
          </table:table-cell>
          <table:table-cell table:style-name="ce11" table:formula="of:=([.AU54]-[.AU53])/1000" office:value-type="float" office:value="1.9996953125" calcext:value-type="float">
            <text:p>1.9997</text:p>
          </table:table-cell>
          <table:table-cell table:style-name="ce11" table:formula="of:=[.AV54]+[.AW53]" office:value-type="float" office:value="103.9996015625" calcext:value-type="float">
            <text:p>103.9996</text:p>
          </table:table-cell>
          <table:table-cell table:style-name="ce25" table:formula="of:=[.AW54]-2*([.$B54]-1)" office:value-type="float" office:value="-0.000398437500010118" calcext:value-type="float">
            <text:p>-0.000398437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10" office:value-type="float" office:value="54" calcext:value-type="float">
            <text:p>54</text:p>
          </table:table-cell>
          <table:table-cell office:value-type="float" office:value="63626903925382.5" calcext:value-type="float">
            <text:p>63626903925382.5</text:p>
          </table:table-cell>
          <table:table-cell table:formula="of:=([.C55]-[.C54])/1000" office:value-type="float" office:value="2.0038984375" calcext:value-type="float">
            <text:p>2.0039</text:p>
          </table:table-cell>
          <table:table-cell table:formula="of:=[.D55]+[.E54]" office:value-type="float" office:value="106.003703125" calcext:value-type="float">
            <text:p>106.0037</text:p>
          </table:table-cell>
          <table:table-cell table:style-name="ce13" table:formula="of:=[.E55]-2*([.$B55]-1)" office:value-type="float" office:value="0.00370312500000125" calcext:value-type="float">
            <text:p>0.003703125</text:p>
          </table:table-cell>
          <table:table-cell office:value-type="float" office:value="63626904408677.6" calcext:value-type="float">
            <text:p>63626904408677.6</text:p>
          </table:table-cell>
          <table:table-cell table:style-name="ce11" table:formula="of:=([.G55]-[.G54])/1000" office:value-type="float" office:value="1.9991015625" calcext:value-type="float">
            <text:p>1.9991</text:p>
          </table:table-cell>
          <table:table-cell table:style-name="ce11" table:formula="of:=[.H55]+[.I54]" office:value-type="float" office:value="105.9998046875" calcext:value-type="float">
            <text:p>105.9998</text:p>
          </table:table-cell>
          <table:table-cell table:style-name="ce14" table:formula="of:=[.I55]-2*([.$B55]-1)" office:value-type="float" office:value="-0.000195312499982947" calcext:value-type="float">
            <text:p>-0.0001953125</text:p>
          </table:table-cell>
          <table:table-cell office:value-type="float" office:value="63626904891693.9" calcext:value-type="float">
            <text:p>63626904891693.9</text:p>
          </table:table-cell>
          <table:table-cell table:style-name="ce11" table:formula="of:=([.K55]-[.K54])/1000" office:value-type="float" office:value="2.1181953125" calcext:value-type="float">
            <text:p>2.1182</text:p>
          </table:table-cell>
          <table:table-cell table:style-name="ce11" table:formula="of:=[.L55]+[.M54]" office:value-type="float" office:value="106.1178984375" calcext:value-type="float">
            <text:p>106.1179</text:p>
          </table:table-cell>
          <table:table-cell table:style-name="ce15" table:formula="of:=[.M55]-2*([.$B55]-1)" office:value-type="float" office:value="0.117898437500017" calcext:value-type="float">
            <text:p>0.1178984375</text:p>
          </table:table-cell>
          <table:table-cell office:value-type="float" office:value="63626905355856.3" calcext:value-type="float">
            <text:p>63626905355856.3</text:p>
          </table:table-cell>
          <table:table-cell table:style-name="ce11" table:formula="of:=([.O55]-[.O54])/1000" office:value-type="float" office:value="2.00309375" calcext:value-type="float">
            <text:p>2.0031</text:p>
          </table:table-cell>
          <table:table-cell table:style-name="ce11" table:formula="of:=[.P55]+[.Q54]" office:value-type="float" office:value="106.002296875" calcext:value-type="float">
            <text:p>106.0023</text:p>
          </table:table-cell>
          <table:table-cell table:style-name="ce16" table:formula="of:=[.Q55]-2*([.$B55]-1)" office:value-type="float" office:value="0.0022968750000274" calcext:value-type="float">
            <text:p>0.002296875</text:p>
          </table:table-cell>
          <table:table-cell office:value-type="float" office:value="63626905821219.9" calcext:value-type="float">
            <text:p>63626905821219.9</text:p>
          </table:table-cell>
          <table:table-cell table:style-name="ce11" table:formula="of:=([.S55]-[.S54])/1000" office:value-type="float" office:value="2.0368984375" calcext:value-type="float">
            <text:p>2.0369</text:p>
          </table:table-cell>
          <table:table-cell table:style-name="ce11" table:formula="of:=[.T55]+[.U54]" office:value-type="float" office:value="106.038" calcext:value-type="float">
            <text:p>106.0380</text:p>
          </table:table-cell>
          <table:table-cell table:style-name="ce17" table:formula="of:=[.U55]-2*([.$B55]-1)" office:value-type="float" office:value="0.0379999999999967" calcext:value-type="float">
            <text:p>0.038</text:p>
          </table:table-cell>
          <table:table-cell office:value-type="float" office:value="63626906305936.5" calcext:value-type="float">
            <text:p>63626906305936.5</text:p>
          </table:table-cell>
          <table:table-cell table:style-name="ce11" table:formula="of:=([.W55]-[.W54])/1000" office:value-type="float" office:value="1.998" calcext:value-type="float">
            <text:p>1.9980</text:p>
          </table:table-cell>
          <table:table-cell table:style-name="ce11" table:formula="of:=[.X55]+[.Y54]" office:value-type="float" office:value="106" calcext:value-type="float">
            <text:p>106.0000</text:p>
          </table:table-cell>
          <table:table-cell table:style-name="ce18" table:formula="of:=[.Y55]-2*([.$B55]-1)" office:value-type="float" office:value="0" calcext:value-type="float">
            <text:p>0</text:p>
          </table:table-cell>
          <table:table-cell office:value-type="float" office:value="63626906772008.7" calcext:value-type="float">
            <text:p>63626906772008.7</text:p>
          </table:table-cell>
          <table:table-cell table:style-name="ce11" table:formula="of:=([.AA55]-[.AA54])/1000" office:value-type="float" office:value="2.6213046875" calcext:value-type="float">
            <text:p>2.6213</text:p>
          </table:table-cell>
          <table:table-cell table:style-name="ce11" table:formula="of:=[.AB55]+[.AC54]" office:value-type="float" office:value="106.62090625" calcext:value-type="float">
            <text:p>106.6209</text:p>
          </table:table-cell>
          <table:table-cell table:style-name="ce19" table:formula="of:=[.AC55]-2*([.$B55]-1)" office:value-type="float" office:value="0.620906250000033" calcext:value-type="float">
            <text:p>0.62090625</text:p>
          </table:table-cell>
          <table:table-cell office:value-type="float" office:value="63626907245625.1" calcext:value-type="float">
            <text:p>63626907245625.1</text:p>
          </table:table-cell>
          <table:table-cell table:style-name="ce11" table:formula="of:=([.AE55]-[.AE54])/1000" office:value-type="float" office:value="2.0031015625" calcext:value-type="float">
            <text:p>2.0031</text:p>
          </table:table-cell>
          <table:table-cell table:style-name="ce11" table:formula="of:=[.AF55]+[.AG54]" office:value-type="float" office:value="106.0021015625" calcext:value-type="float">
            <text:p>106.0021</text:p>
          </table:table-cell>
          <table:table-cell table:style-name="ce20" table:formula="of:=[.AG55]-2*([.$B55]-1)" office:value-type="float" office:value="0.00210156249998761" calcext:value-type="float">
            <text:p>0.0021015625</text:p>
          </table:table-cell>
          <table:table-cell office:value-type="float" office:value="63626907715293.4" calcext:value-type="float">
            <text:p>63626907715293.4</text:p>
          </table:table-cell>
          <table:table-cell table:style-name="ce11" table:formula="of:=([.AI55]-[.AI54])/1000" office:value-type="float" office:value="1.9996953125" calcext:value-type="float">
            <text:p>1.9997</text:p>
          </table:table-cell>
          <table:table-cell table:style-name="ce11" table:formula="of:=[.AJ55]+[.AK54]" office:value-type="float" office:value="106" calcext:value-type="float">
            <text:p>106.0000</text:p>
          </table:table-cell>
          <table:table-cell table:style-name="ce21" table:formula="of:=[.AK55]-2*([.$B55]-1)" office:value-type="float" office:value="0" calcext:value-type="float">
            <text:p>0</text:p>
          </table:table-cell>
          <table:table-cell office:value-type="float" office:value="63626908181105.1" calcext:value-type="float">
            <text:p>63626908181105.1</text:p>
          </table:table-cell>
          <table:table-cell table:style-name="ce11" table:formula="of:=([.AM55]-[.AM54])/1000" office:value-type="float" office:value="2.0018046875" calcext:value-type="float">
            <text:p>2.0018</text:p>
          </table:table-cell>
          <table:table-cell table:style-name="ce11" table:formula="of:=[.AN55]+[.AO54]" office:value-type="float" office:value="106.001703125" calcext:value-type="float">
            <text:p>106.0017</text:p>
          </table:table-cell>
          <table:table-cell table:style-name="ce22" table:formula="of:=[.AO55]-2*([.$B55]-1)" office:value-type="float" office:value="0.00170312500000591" calcext:value-type="float">
            <text:p>0.001703125</text:p>
          </table:table-cell>
          <table:table-cell office:value-type="float" office:value="63626908650839.2" calcext:value-type="float">
            <text:p>63626908650839.2</text:p>
          </table:table-cell>
          <table:table-cell table:style-name="ce23" table:formula="of:=([.AQ55]-[.AQ54])/1000" office:value-type="float" office:value="1.999203125" calcext:value-type="float">
            <text:p>1.9992</text:p>
          </table:table-cell>
          <table:table-cell table:style-name="ce11" table:formula="of:=[.AR55]+[.AS54]" office:value-type="float" office:value="106.001703125" calcext:value-type="float">
            <text:p>106.0017</text:p>
          </table:table-cell>
          <table:table-cell table:style-name="ce24" table:formula="of:=[.AS55]-2*([.$B55]-1)" office:value-type="float" office:value="0.00170312500004854" calcext:value-type="float">
            <text:p>0.001703125</text:p>
          </table:table-cell>
          <table:table-cell office:value-type="float" office:value="63626909122609" calcext:value-type="float">
            <text:p>63626909122609</text:p>
          </table:table-cell>
          <table:table-cell table:style-name="ce11" table:formula="of:=([.AU55]-[.AU54])/1000" office:value-type="float" office:value="2.0001015625" calcext:value-type="float">
            <text:p>2.0001</text:p>
          </table:table-cell>
          <table:table-cell table:style-name="ce11" table:formula="of:=[.AV55]+[.AW54]" office:value-type="float" office:value="105.999703125" calcext:value-type="float">
            <text:p>105.9997</text:p>
          </table:table-cell>
          <table:table-cell table:style-name="ce25" table:formula="of:=[.AW55]-2*([.$B55]-1)" office:value-type="float" office:value="-0.000296875000003638" calcext:value-type="float">
            <text:p>-0.0002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55" calcext:value-type="float">
            <text:p>55</text:p>
          </table:table-cell>
          <table:table-cell office:value-type="float" office:value="63626903927378.8" calcext:value-type="float">
            <text:p>63626903927378.8</text:p>
          </table:table-cell>
          <table:table-cell table:formula="of:=([.C56]-[.C55])/1000" office:value-type="float" office:value="1.996296875" calcext:value-type="float">
            <text:p>1.9963</text:p>
          </table:table-cell>
          <table:table-cell table:formula="of:=[.D56]+[.E55]" office:value-type="float" office:value="108" calcext:value-type="float">
            <text:p>108.0000</text:p>
          </table:table-cell>
          <table:table-cell table:style-name="ce13" table:formula="of:=[.E56]-2*([.$B56]-1)" office:value-type="float" office:value="0" calcext:value-type="float">
            <text:p>0</text:p>
          </table:table-cell>
          <table:table-cell office:value-type="float" office:value="63626904410677.3" calcext:value-type="float">
            <text:p>63626904410677.3</text:p>
          </table:table-cell>
          <table:table-cell table:style-name="ce11" table:formula="of:=([.G56]-[.G55])/1000" office:value-type="float" office:value="1.9996953125" calcext:value-type="float">
            <text:p>1.9997</text:p>
          </table:table-cell>
          <table:table-cell table:style-name="ce11" table:formula="of:=[.H56]+[.I55]" office:value-type="float" office:value="107.9995" calcext:value-type="float">
            <text:p>107.9995</text:p>
          </table:table-cell>
          <table:table-cell table:style-name="ce14" table:formula="of:=[.I56]-2*([.$B56]-1)" office:value-type="float" office:value="-0.000499999999988177" calcext:value-type="float">
            <text:p>-0.0005</text:p>
          </table:table-cell>
          <table:table-cell office:value-type="float" office:value="63626904893576.4" calcext:value-type="float">
            <text:p>63626904893576.4</text:p>
          </table:table-cell>
          <table:table-cell table:style-name="ce11" table:formula="of:=([.K56]-[.K55])/1000" office:value-type="float" office:value="1.8825" calcext:value-type="float">
            <text:p>1.8825</text:p>
          </table:table-cell>
          <table:table-cell table:style-name="ce11" table:formula="of:=[.L56]+[.M55]" office:value-type="float" office:value="108.0003984375" calcext:value-type="float">
            <text:p>108.0004</text:p>
          </table:table-cell>
          <table:table-cell table:style-name="ce15" table:formula="of:=[.M56]-2*([.$B56]-1)" office:value-type="float" office:value="0.000398437500010118" calcext:value-type="float">
            <text:p>0.0003984375</text:p>
          </table:table-cell>
          <table:table-cell office:value-type="float" office:value="63626905357856.1" calcext:value-type="float">
            <text:p>63626905357856.1</text:p>
          </table:table-cell>
          <table:table-cell table:style-name="ce11" table:formula="of:=([.O56]-[.O55])/1000" office:value-type="float" office:value="1.9998046875" calcext:value-type="float">
            <text:p>1.9998</text:p>
          </table:table-cell>
          <table:table-cell table:style-name="ce11" table:formula="of:=[.P56]+[.Q55]" office:value-type="float" office:value="108.0021015625" calcext:value-type="float">
            <text:p>108.0021</text:p>
          </table:table-cell>
          <table:table-cell table:style-name="ce16" table:formula="of:=[.Q56]-2*([.$B56]-1)" office:value-type="float" office:value="0.00210156250003024" calcext:value-type="float">
            <text:p>0.0021015625</text:p>
          </table:table-cell>
          <table:table-cell office:value-type="float" office:value="63626905823183.7" calcext:value-type="float">
            <text:p>63626905823183.7</text:p>
          </table:table-cell>
          <table:table-cell table:style-name="ce11" table:formula="of:=([.S56]-[.S55])/1000" office:value-type="float" office:value="1.9638046875" calcext:value-type="float">
            <text:p>1.9638</text:p>
          </table:table-cell>
          <table:table-cell table:style-name="ce11" table:formula="of:=[.T56]+[.U55]" office:value-type="float" office:value="108.0018046875" calcext:value-type="float">
            <text:p>108.0018</text:p>
          </table:table-cell>
          <table:table-cell table:style-name="ce17" table:formula="of:=[.U56]-2*([.$B56]-1)" office:value-type="float" office:value="0.00180468749999818" calcext:value-type="float">
            <text:p>0.0018046875</text:p>
          </table:table-cell>
          <table:table-cell office:value-type="float" office:value="63626906307938.6" calcext:value-type="float">
            <text:p>63626906307938.6</text:p>
          </table:table-cell>
          <table:table-cell table:style-name="ce11" table:formula="of:=([.W56]-[.W55])/1000" office:value-type="float" office:value="2.0021015625" calcext:value-type="float">
            <text:p>2.0021</text:p>
          </table:table-cell>
          <table:table-cell table:style-name="ce11" table:formula="of:=[.X56]+[.Y55]" office:value-type="float" office:value="108.0021015625" calcext:value-type="float">
            <text:p>108.0021</text:p>
          </table:table-cell>
          <table:table-cell table:style-name="ce18" table:formula="of:=[.Y56]-2*([.$B56]-1)" office:value-type="float" office:value="0.00210156250000182" calcext:value-type="float">
            <text:p>0.0021015625</text:p>
          </table:table-cell>
          <table:table-cell office:value-type="float" office:value="63626906773388.6" calcext:value-type="float">
            <text:p>63626906773388.6</text:p>
          </table:table-cell>
          <table:table-cell table:style-name="ce11" table:formula="of:=([.AA56]-[.AA55])/1000" office:value-type="float" office:value="1.3798984375" calcext:value-type="float">
            <text:p>1.3799</text:p>
          </table:table-cell>
          <table:table-cell table:style-name="ce11" table:formula="of:=[.AB56]+[.AC55]" office:value-type="float" office:value="108.0008046875" calcext:value-type="float">
            <text:p>108.0008</text:p>
          </table:table-cell>
          <table:table-cell table:style-name="ce19" table:formula="of:=[.AC56]-2*([.$B56]-1)" office:value-type="float" office:value="0.000804687500036039" calcext:value-type="float">
            <text:p>0.0008046875</text:p>
          </table:table-cell>
          <table:table-cell office:value-type="float" office:value="63626907247623.3" calcext:value-type="float">
            <text:p>63626907247623.3</text:p>
          </table:table-cell>
          <table:table-cell table:style-name="ce11" table:formula="of:=([.AE56]-[.AE55])/1000" office:value-type="float" office:value="1.9981953125" calcext:value-type="float">
            <text:p>1.9982</text:p>
          </table:table-cell>
          <table:table-cell table:style-name="ce11" table:formula="of:=[.AF56]+[.AG55]" office:value-type="float" office:value="108.000296875" calcext:value-type="float">
            <text:p>108.0003</text:p>
          </table:table-cell>
          <table:table-cell table:style-name="ce20" table:formula="of:=[.AG56]-2*([.$B56]-1)" office:value-type="float" office:value="0.000296874999989427" calcext:value-type="float">
            <text:p>0.000296875</text:p>
          </table:table-cell>
          <table:table-cell office:value-type="float" office:value="63626907717293.4" calcext:value-type="float">
            <text:p>63626907717293.4</text:p>
          </table:table-cell>
          <table:table-cell table:style-name="ce11" table:formula="of:=([.AI56]-[.AI55])/1000" office:value-type="float" office:value="2" calcext:value-type="float">
            <text:p>2.0000</text:p>
          </table:table-cell>
          <table:table-cell table:style-name="ce11" table:formula="of:=[.AJ56]+[.AK55]" office:value-type="float" office:value="108" calcext:value-type="float">
            <text:p>108.0000</text:p>
          </table:table-cell>
          <table:table-cell table:style-name="ce21" table:formula="of:=[.AK56]-2*([.$B56]-1)" office:value-type="float" office:value="0" calcext:value-type="float">
            <text:p>0</text:p>
          </table:table-cell>
          <table:table-cell office:value-type="float" office:value="63626908183102.1" calcext:value-type="float">
            <text:p>63626908183102.1</text:p>
          </table:table-cell>
          <table:table-cell table:style-name="ce11" table:formula="of:=([.AM56]-[.AM55])/1000" office:value-type="float" office:value="1.997" calcext:value-type="float">
            <text:p>1.9970</text:p>
          </table:table-cell>
          <table:table-cell table:style-name="ce11" table:formula="of:=[.AN56]+[.AO55]" office:value-type="float" office:value="107.998703125" calcext:value-type="float">
            <text:p>107.9987</text:p>
          </table:table-cell>
          <table:table-cell table:style-name="ce22" table:formula="of:=[.AO56]-2*([.$B56]-1)" office:value-type="float" office:value="-0.0012968749999942" calcext:value-type="float">
            <text:p>-0.001296875</text:p>
          </table:table-cell>
          <table:table-cell office:value-type="float" office:value="63626908652838.2" calcext:value-type="float">
            <text:p>63626908652838.2</text:p>
          </table:table-cell>
          <table:table-cell table:style-name="ce23" table:formula="of:=([.AQ56]-[.AQ55])/1000" office:value-type="float" office:value="1.999" calcext:value-type="float">
            <text:p>1.9990</text:p>
          </table:table-cell>
          <table:table-cell table:style-name="ce11" table:formula="of:=[.AR56]+[.AS55]" office:value-type="float" office:value="108.000703125" calcext:value-type="float">
            <text:p>108.0007</text:p>
          </table:table-cell>
          <table:table-cell table:style-name="ce24" table:formula="of:=[.AS56]-2*([.$B56]-1)" office:value-type="float" office:value="0.000703125000043769" calcext:value-type="float">
            <text:p>0.000703125</text:p>
          </table:table-cell>
          <table:table-cell office:value-type="float" office:value="63626909124610.9" calcext:value-type="float">
            <text:p>63626909124610.9</text:p>
          </table:table-cell>
          <table:table-cell table:style-name="ce11" table:formula="of:=([.AU56]-[.AU55])/1000" office:value-type="float" office:value="2.0018984375" calcext:value-type="float">
            <text:p>2.0019</text:p>
          </table:table-cell>
          <table:table-cell table:style-name="ce11" table:formula="of:=[.AV56]+[.AW55]" office:value-type="float" office:value="108.0016015625" calcext:value-type="float">
            <text:p>108.0016</text:p>
          </table:table-cell>
          <table:table-cell table:style-name="ce25" table:formula="of:=[.AW56]-2*([.$B56]-1)" office:value-type="float" office:value="0.00160156249999943" calcext:value-type="float">
            <text:p>0.0016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56" calcext:value-type="float">
            <text:p>56</text:p>
          </table:table-cell>
          <table:table-cell office:value-type="float" office:value="63626903929378.1" calcext:value-type="float">
            <text:p>63626903929378.1</text:p>
          </table:table-cell>
          <table:table-cell table:formula="of:=([.C57]-[.C56])/1000" office:value-type="float" office:value="1.9993046875" calcext:value-type="float">
            <text:p>1.9993</text:p>
          </table:table-cell>
          <table:table-cell table:formula="of:=[.D57]+[.E56]" office:value-type="float" office:value="109.9993046875" calcext:value-type="float">
            <text:p>109.9993</text:p>
          </table:table-cell>
          <table:table-cell table:style-name="ce13" table:formula="of:=[.E57]-2*([.$B57]-1)" office:value-type="float" office:value="-0.000695312499999545" calcext:value-type="float">
            <text:p>-0.0006953125</text:p>
          </table:table-cell>
          <table:table-cell office:value-type="float" office:value="63626904412679.7" calcext:value-type="float">
            <text:p>63626904412679.7</text:p>
          </table:table-cell>
          <table:table-cell table:style-name="ce11" table:formula="of:=([.G57]-[.G56])/1000" office:value-type="float" office:value="2.00240625" calcext:value-type="float">
            <text:p>2.0024</text:p>
          </table:table-cell>
          <table:table-cell table:style-name="ce11" table:formula="of:=[.H57]+[.I56]" office:value-type="float" office:value="110.00190625" calcext:value-type="float">
            <text:p>110.0019</text:p>
          </table:table-cell>
          <table:table-cell table:style-name="ce14" table:formula="of:=[.I57]-2*([.$B57]-1)" office:value-type="float" office:value="0.00190625000001887" calcext:value-type="float">
            <text:p>0.00190625</text:p>
          </table:table-cell>
          <table:table-cell office:value-type="float" office:value="63626904895578" calcext:value-type="float">
            <text:p>63626904895578</text:p>
          </table:table-cell>
          <table:table-cell table:style-name="ce11" table:formula="of:=([.K57]-[.K56])/1000" office:value-type="float" office:value="2.0016015625" calcext:value-type="float">
            <text:p>2.0016</text:p>
          </table:table-cell>
          <table:table-cell table:style-name="ce11" table:formula="of:=[.L57]+[.M56]" office:value-type="float" office:value="110.002" calcext:value-type="float">
            <text:p>110.0020</text:p>
          </table:table-cell>
          <table:table-cell table:style-name="ce15" table:formula="of:=[.M57]-2*([.$B57]-1)" office:value-type="float" office:value="0.00200000000000955" calcext:value-type="float">
            <text:p>0.002</text:p>
          </table:table-cell>
          <table:table-cell office:value-type="float" office:value="63626905359853.9" calcext:value-type="float">
            <text:p>63626905359853.9</text:p>
          </table:table-cell>
          <table:table-cell table:style-name="ce11" table:formula="of:=([.O57]-[.O56])/1000" office:value-type="float" office:value="1.997796875" calcext:value-type="float">
            <text:p>1.9978</text:p>
          </table:table-cell>
          <table:table-cell table:style-name="ce11" table:formula="of:=[.P57]+[.Q56]" office:value-type="float" office:value="109.9998984375" calcext:value-type="float">
            <text:p>109.9999</text:p>
          </table:table-cell>
          <table:table-cell table:style-name="ce16" table:formula="of:=[.Q57]-2*([.$B57]-1)" office:value-type="float" office:value="-0.000101562499963848" calcext:value-type="float">
            <text:p>-0.0001015625</text:p>
          </table:table-cell>
          <table:table-cell office:value-type="float" office:value="63626905825181.3" calcext:value-type="float">
            <text:p>63626905825181.3</text:p>
          </table:table-cell>
          <table:table-cell table:style-name="ce11" table:formula="of:=([.S57]-[.S56])/1000" office:value-type="float" office:value="1.99759375" calcext:value-type="float">
            <text:p>1.9976</text:p>
          </table:table-cell>
          <table:table-cell table:style-name="ce11" table:formula="of:=[.T57]+[.U56]" office:value-type="float" office:value="109.9993984375" calcext:value-type="float">
            <text:p>109.9994</text:p>
          </table:table-cell>
          <table:table-cell table:style-name="ce17" table:formula="of:=[.U57]-2*([.$B57]-1)" office:value-type="float" office:value="-0.000601562500008868" calcext:value-type="float">
            <text:p>-0.0006015625</text:p>
          </table:table-cell>
          <table:table-cell office:value-type="float" office:value="63626906309937.6" calcext:value-type="float">
            <text:p>63626906309937.6</text:p>
          </table:table-cell>
          <table:table-cell table:style-name="ce11" table:formula="of:=([.W57]-[.W56])/1000" office:value-type="float" office:value="1.999" calcext:value-type="float">
            <text:p>1.9990</text:p>
          </table:table-cell>
          <table:table-cell table:style-name="ce11" table:formula="of:=[.X57]+[.Y56]" office:value-type="float" office:value="110.0011015625" calcext:value-type="float">
            <text:p>110.0011</text:p>
          </table:table-cell>
          <table:table-cell table:style-name="ce18" table:formula="of:=[.Y57]-2*([.$B57]-1)" office:value-type="float" office:value="0.00110156249999704" calcext:value-type="float">
            <text:p>0.0011015625</text:p>
          </table:table-cell>
          <table:table-cell office:value-type="float" office:value="63626906775389.8" calcext:value-type="float">
            <text:p>63626906775389.8</text:p>
          </table:table-cell>
          <table:table-cell table:style-name="ce11" table:formula="of:=([.AA57]-[.AA56])/1000" office:value-type="float" office:value="2.0011953125" calcext:value-type="float">
            <text:p>2.0012</text:p>
          </table:table-cell>
          <table:table-cell table:style-name="ce11" table:formula="of:=[.AB57]+[.AC56]" office:value-type="float" office:value="110.002" calcext:value-type="float">
            <text:p>110.0020</text:p>
          </table:table-cell>
          <table:table-cell table:style-name="ce19" table:formula="of:=[.AC57]-2*([.$B57]-1)" office:value-type="float" office:value="0.00200000000003797" calcext:value-type="float">
            <text:p>0.002</text:p>
          </table:table-cell>
          <table:table-cell office:value-type="float" office:value="63626907249625.4" calcext:value-type="float">
            <text:p>63626907249625.4</text:p>
          </table:table-cell>
          <table:table-cell table:style-name="ce11" table:formula="of:=([.AE57]-[.AE56])/1000" office:value-type="float" office:value="2.0021015625" calcext:value-type="float">
            <text:p>2.0021</text:p>
          </table:table-cell>
          <table:table-cell table:style-name="ce11" table:formula="of:=[.AF57]+[.AG56]" office:value-type="float" office:value="110.0023984375" calcext:value-type="float">
            <text:p>110.0024</text:p>
          </table:table-cell>
          <table:table-cell table:style-name="ce20" table:formula="of:=[.AG57]-2*([.$B57]-1)" office:value-type="float" office:value="0.00239843749999125" calcext:value-type="float">
            <text:p>0.0023984375</text:p>
          </table:table-cell>
          <table:table-cell office:value-type="float" office:value="63626907719295.1" calcext:value-type="float">
            <text:p>63626907719295.1</text:p>
          </table:table-cell>
          <table:table-cell table:style-name="ce11" table:formula="of:=([.AI57]-[.AI56])/1000" office:value-type="float" office:value="2.001703125" calcext:value-type="float">
            <text:p>2.0017</text:p>
          </table:table-cell>
          <table:table-cell table:style-name="ce11" table:formula="of:=[.AJ57]+[.AK56]" office:value-type="float" office:value="110.001703125" calcext:value-type="float">
            <text:p>110.0017</text:p>
          </table:table-cell>
          <table:table-cell table:style-name="ce21" table:formula="of:=[.AK57]-2*([.$B57]-1)" office:value-type="float" office:value="0.0017031249999917" calcext:value-type="float">
            <text:p>0.001703125</text:p>
          </table:table-cell>
          <table:table-cell office:value-type="float" office:value="63626908185104.1" calcext:value-type="float">
            <text:p>63626908185104.1</text:p>
          </table:table-cell>
          <table:table-cell table:style-name="ce11" table:formula="of:=([.AM57]-[.AM56])/1000" office:value-type="float" office:value="2.002" calcext:value-type="float">
            <text:p>2.0020</text:p>
          </table:table-cell>
          <table:table-cell table:style-name="ce11" table:formula="of:=[.AN57]+[.AO56]" office:value-type="float" office:value="110.000703125" calcext:value-type="float">
            <text:p>110.0007</text:p>
          </table:table-cell>
          <table:table-cell table:style-name="ce22" table:formula="of:=[.AO57]-2*([.$B57]-1)" office:value-type="float" office:value="0.000703125000001137" calcext:value-type="float">
            <text:p>0.000703125</text:p>
          </table:table-cell>
          <table:table-cell office:value-type="float" office:value="63626908654837.1" calcext:value-type="float">
            <text:p>63626908654837.1</text:p>
          </table:table-cell>
          <table:table-cell table:style-name="ce23" table:formula="of:=([.AQ57]-[.AQ56])/1000" office:value-type="float" office:value="1.9988984375" calcext:value-type="float">
            <text:p>1.9989</text:p>
          </table:table-cell>
          <table:table-cell table:style-name="ce11" table:formula="of:=[.AR57]+[.AS56]" office:value-type="float" office:value="109.9996015625" calcext:value-type="float">
            <text:p>109.9996</text:p>
          </table:table-cell>
          <table:table-cell table:style-name="ce24" table:formula="of:=[.AS57]-2*([.$B57]-1)" office:value-type="float" office:value="-0.000398437499953275" calcext:value-type="float">
            <text:p>-0.0003984375</text:p>
          </table:table-cell>
          <table:table-cell office:value-type="float" office:value="63626909126609.1" calcext:value-type="float">
            <text:p>63626909126609.1</text:p>
          </table:table-cell>
          <table:table-cell table:style-name="ce11" table:formula="of:=([.AU57]-[.AU56])/1000" office:value-type="float" office:value="1.998203125" calcext:value-type="float">
            <text:p>1.9982</text:p>
          </table:table-cell>
          <table:table-cell table:style-name="ce11" table:formula="of:=[.AV57]+[.AW56]" office:value-type="float" office:value="109.9998046875" calcext:value-type="float">
            <text:p>109.9998</text:p>
          </table:table-cell>
          <table:table-cell table:style-name="ce25" table:formula="of:=[.AW57]-2*([.$B57]-1)" office:value-type="float" office:value="-0.000195312499997158" calcext:value-type="float">
            <text:p>-0.0001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5</text:p>
          </table:table-cell>
          <table:table-cell table:style-name="ce10" office:value-type="float" office:value="57" calcext:value-type="float">
            <text:p>57</text:p>
          </table:table-cell>
          <table:table-cell office:value-type="float" office:value="63626903931377.9" calcext:value-type="float">
            <text:p>63626903931377.9</text:p>
          </table:table-cell>
          <table:table-cell table:formula="of:=([.C58]-[.C57])/1000" office:value-type="float" office:value="1.999796875" calcext:value-type="float">
            <text:p>1.9998</text:p>
          </table:table-cell>
          <table:table-cell table:formula="of:=[.D58]+[.E57]" office:value-type="float" office:value="111.9991015625" calcext:value-type="float">
            <text:p>111.9991</text:p>
          </table:table-cell>
          <table:table-cell table:style-name="ce13" table:formula="of:=[.E58]-2*([.$B58]-1)" office:value-type="float" office:value="-0.000898437499998295" calcext:value-type="float">
            <text:p>-0.0008984375</text:p>
          </table:table-cell>
          <table:table-cell office:value-type="float" office:value="63626904414680" calcext:value-type="float">
            <text:p>63626904414680</text:p>
          </table:table-cell>
          <table:table-cell table:style-name="ce11" table:formula="of:=([.G58]-[.G57])/1000" office:value-type="float" office:value="2.000296875" calcext:value-type="float">
            <text:p>2.0003</text:p>
          </table:table-cell>
          <table:table-cell table:style-name="ce11" table:formula="of:=[.H58]+[.I57]" office:value-type="float" office:value="112.002203125" calcext:value-type="float">
            <text:p>112.0022</text:p>
          </table:table-cell>
          <table:table-cell table:style-name="ce14" table:formula="of:=[.I58]-2*([.$B58]-1)" office:value-type="float" office:value="0.00220312500002251" calcext:value-type="float">
            <text:p>0.002203125</text:p>
          </table:table-cell>
          <table:table-cell office:value-type="float" office:value="63626904897576.2" calcext:value-type="float">
            <text:p>63626904897576.2</text:p>
          </table:table-cell>
          <table:table-cell table:style-name="ce11" table:formula="of:=([.K58]-[.K57])/1000" office:value-type="float" office:value="1.998203125" calcext:value-type="float">
            <text:p>1.9982</text:p>
          </table:table-cell>
          <table:table-cell table:style-name="ce11" table:formula="of:=[.L58]+[.M57]" office:value-type="float" office:value="112.000203125" calcext:value-type="float">
            <text:p>112.0002</text:p>
          </table:table-cell>
          <table:table-cell table:style-name="ce15" table:formula="of:=[.M58]-2*([.$B58]-1)" office:value-type="float" office:value="0.00020312500001296" calcext:value-type="float">
            <text:p>0.000203125</text:p>
          </table:table-cell>
          <table:table-cell office:value-type="float" office:value="63626905361853.2" calcext:value-type="float">
            <text:p>63626905361853.2</text:p>
          </table:table-cell>
          <table:table-cell table:style-name="ce11" table:formula="of:=([.O58]-[.O57])/1000" office:value-type="float" office:value="1.9993046875" calcext:value-type="float">
            <text:p>1.9993</text:p>
          </table:table-cell>
          <table:table-cell table:style-name="ce11" table:formula="of:=[.P58]+[.Q57]" office:value-type="float" office:value="111.999203125" calcext:value-type="float">
            <text:p>111.9992</text:p>
          </table:table-cell>
          <table:table-cell table:style-name="ce16" table:formula="of:=[.Q58]-2*([.$B58]-1)" office:value-type="float" office:value="-0.000796874999963393" calcext:value-type="float">
            <text:p>-0.000796875</text:p>
          </table:table-cell>
          <table:table-cell office:value-type="float" office:value="63626905827182" calcext:value-type="float">
            <text:p>63626905827182</text:p>
          </table:table-cell>
          <table:table-cell table:style-name="ce11" table:formula="of:=([.S58]-[.S57])/1000" office:value-type="float" office:value="2.000703125" calcext:value-type="float">
            <text:p>2.0007</text:p>
          </table:table-cell>
          <table:table-cell table:style-name="ce11" table:formula="of:=[.T58]+[.U57]" office:value-type="float" office:value="112.0001015625" calcext:value-type="float">
            <text:p>112.0001</text:p>
          </table:table-cell>
          <table:table-cell table:style-name="ce17" table:formula="of:=[.U58]-2*([.$B58]-1)" office:value-type="float" office:value="0.000101562499992269" calcext:value-type="float">
            <text:p>0.0001015625</text:p>
          </table:table-cell>
          <table:table-cell office:value-type="float" office:value="63626906311936.9" calcext:value-type="float">
            <text:p>63626906311936.9</text:p>
          </table:table-cell>
          <table:table-cell table:style-name="ce11" table:formula="of:=([.W58]-[.W57])/1000" office:value-type="float" office:value="1.999296875" calcext:value-type="float">
            <text:p>1.9993</text:p>
          </table:table-cell>
          <table:table-cell table:style-name="ce11" table:formula="of:=[.X58]+[.Y57]" office:value-type="float" office:value="112.0003984375" calcext:value-type="float">
            <text:p>112.0004</text:p>
          </table:table-cell>
          <table:table-cell table:style-name="ce18" table:formula="of:=[.Y58]-2*([.$B58]-1)" office:value-type="float" office:value="0.000398437499995907" calcext:value-type="float">
            <text:p>0.0003984375</text:p>
          </table:table-cell>
          <table:table-cell office:value-type="float" office:value="63626906777387.1" calcext:value-type="float">
            <text:p>63626906777387.1</text:p>
          </table:table-cell>
          <table:table-cell table:style-name="ce11" table:formula="of:=([.AA58]-[.AA57])/1000" office:value-type="float" office:value="1.9973046875" calcext:value-type="float">
            <text:p>1.9973</text:p>
          </table:table-cell>
          <table:table-cell table:style-name="ce11" table:formula="of:=[.AB58]+[.AC57]" office:value-type="float" office:value="111.9993046875" calcext:value-type="float">
            <text:p>111.9993</text:p>
          </table:table-cell>
          <table:table-cell table:style-name="ce19" table:formula="of:=[.AC58]-2*([.$B58]-1)" office:value-type="float" office:value="-0.000695312499956913" calcext:value-type="float">
            <text:p>-0.0006953125</text:p>
          </table:table-cell>
          <table:table-cell office:value-type="float" office:value="63626907251621.7" calcext:value-type="float">
            <text:p>63626907251621.7</text:p>
          </table:table-cell>
          <table:table-cell table:style-name="ce11" table:formula="of:=([.AE58]-[.AE57])/1000" office:value-type="float" office:value="1.9963046875" calcext:value-type="float">
            <text:p>1.9963</text:p>
          </table:table-cell>
          <table:table-cell table:style-name="ce11" table:formula="of:=[.AF58]+[.AG57]" office:value-type="float" office:value="111.998703125" calcext:value-type="float">
            <text:p>111.9987</text:p>
          </table:table-cell>
          <table:table-cell table:style-name="ce20" table:formula="of:=[.AG58]-2*([.$B58]-1)" office:value-type="float" office:value="-0.00129687500000841" calcext:value-type="float">
            <text:p>-0.001296875</text:p>
          </table:table-cell>
          <table:table-cell office:value-type="float" office:value="63626907721295.3" calcext:value-type="float">
            <text:p>63626907721295.3</text:p>
          </table:table-cell>
          <table:table-cell table:style-name="ce11" table:formula="of:=([.AI58]-[.AI57])/1000" office:value-type="float" office:value="2.0001953125" calcext:value-type="float">
            <text:p>2.0002</text:p>
          </table:table-cell>
          <table:table-cell table:style-name="ce11" table:formula="of:=[.AJ58]+[.AK57]" office:value-type="float" office:value="112.0018984375" calcext:value-type="float">
            <text:p>112.0019</text:p>
          </table:table-cell>
          <table:table-cell table:style-name="ce21" table:formula="of:=[.AK58]-2*([.$B58]-1)" office:value-type="float" office:value="0.00189843749998886" calcext:value-type="float">
            <text:p>0.0018984375</text:p>
          </table:table-cell>
          <table:table-cell office:value-type="float" office:value="63626908187104.1" calcext:value-type="float">
            <text:p>63626908187104.1</text:p>
          </table:table-cell>
          <table:table-cell table:style-name="ce11" table:formula="of:=([.AM58]-[.AM57])/1000" office:value-type="float" office:value="2" calcext:value-type="float">
            <text:p>2.0000</text:p>
          </table:table-cell>
          <table:table-cell table:style-name="ce11" table:formula="of:=[.AN58]+[.AO57]" office:value-type="float" office:value="112.000703125" calcext:value-type="float">
            <text:p>112.0007</text:p>
          </table:table-cell>
          <table:table-cell table:style-name="ce22" table:formula="of:=[.AO58]-2*([.$B58]-1)" office:value-type="float" office:value="0.000703125000001137" calcext:value-type="float">
            <text:p>0.000703125</text:p>
          </table:table-cell>
          <table:table-cell office:value-type="float" office:value="63626908656838.5" calcext:value-type="float">
            <text:p>63626908656838.5</text:p>
          </table:table-cell>
          <table:table-cell table:style-name="ce23" table:formula="of:=([.AQ58]-[.AQ57])/1000" office:value-type="float" office:value="2.0013984375" calcext:value-type="float">
            <text:p>2.0014</text:p>
          </table:table-cell>
          <table:table-cell table:style-name="ce11" table:formula="of:=[.AR58]+[.AS57]" office:value-type="float" office:value="112.001" calcext:value-type="float">
            <text:p>112.0010</text:p>
          </table:table-cell>
          <table:table-cell table:style-name="ce24" table:formula="of:=[.AS58]-2*([.$B58]-1)" office:value-type="float" office:value="0.00100000000004741" calcext:value-type="float">
            <text:p>0.001</text:p>
          </table:table-cell>
          <table:table-cell office:value-type="float" office:value="63626909128609.5" calcext:value-type="float">
            <text:p>63626909128609.5</text:p>
          </table:table-cell>
          <table:table-cell table:style-name="ce11" table:formula="of:=([.AU58]-[.AU57])/1000" office:value-type="float" office:value="2.0003984375" calcext:value-type="float">
            <text:p>2.0004</text:p>
          </table:table-cell>
          <table:table-cell table:style-name="ce11" table:formula="of:=[.AV58]+[.AW57]" office:value-type="float" office:value="112.000203125" calcext:value-type="float">
            <text:p>112.0002</text:p>
          </table:table-cell>
          <table:table-cell table:style-name="ce25" table:formula="of:=[.AW58]-2*([.$B58]-1)" office:value-type="float" office:value="0.000203124999998749" calcext:value-type="float">
            <text:p>0.0002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10" office:value-type="float" office:value="58" calcext:value-type="float">
            <text:p>58</text:p>
          </table:table-cell>
          <table:table-cell office:value-type="float" office:value="63626903933378.5" calcext:value-type="float">
            <text:p>63626903933378.5</text:p>
          </table:table-cell>
          <table:table-cell table:formula="of:=([.C59]-[.C58])/1000" office:value-type="float" office:value="2.0006015625" calcext:value-type="float">
            <text:p>2.0006</text:p>
          </table:table-cell>
          <table:table-cell table:formula="of:=[.D59]+[.E58]" office:value-type="float" office:value="113.999703125" calcext:value-type="float">
            <text:p>113.9997</text:p>
          </table:table-cell>
          <table:table-cell table:style-name="ce13" table:formula="of:=[.E59]-2*([.$B59]-1)" office:value-type="float" office:value="-0.000296875000003638" calcext:value-type="float">
            <text:p>-0.000296875</text:p>
          </table:table-cell>
          <table:table-cell office:value-type="float" office:value="63626904416677.4" calcext:value-type="float">
            <text:p>63626904416677.4</text:p>
          </table:table-cell>
          <table:table-cell table:style-name="ce11" table:formula="of:=([.G59]-[.G58])/1000" office:value-type="float" office:value="1.9973984375" calcext:value-type="float">
            <text:p>1.9974</text:p>
          </table:table-cell>
          <table:table-cell table:style-name="ce11" table:formula="of:=[.H59]+[.I58]" office:value-type="float" office:value="113.9996015625" calcext:value-type="float">
            <text:p>113.9996</text:p>
          </table:table-cell>
          <table:table-cell table:style-name="ce14" table:formula="of:=[.I59]-2*([.$B59]-1)" office:value-type="float" office:value="-0.000398437499981696" calcext:value-type="float">
            <text:p>-0.0003984375</text:p>
          </table:table-cell>
          <table:table-cell office:value-type="float" office:value="63626904899575.7" calcext:value-type="float">
            <text:p>63626904899575.7</text:p>
          </table:table-cell>
          <table:table-cell table:style-name="ce11" table:formula="of:=([.K59]-[.K58])/1000" office:value-type="float" office:value="1.9995" calcext:value-type="float">
            <text:p>1.9995</text:p>
          </table:table-cell>
          <table:table-cell table:style-name="ce11" table:formula="of:=[.L59]+[.M58]" office:value-type="float" office:value="113.999703125" calcext:value-type="float">
            <text:p>113.9997</text:p>
          </table:table-cell>
          <table:table-cell table:style-name="ce15" table:formula="of:=[.M59]-2*([.$B59]-1)" office:value-type="float" office:value="-0.000296874999989427" calcext:value-type="float">
            <text:p>-0.000296875</text:p>
          </table:table-cell>
          <table:table-cell office:value-type="float" office:value="63626905363854.9" calcext:value-type="float">
            <text:p>63626905363854.9</text:p>
          </table:table-cell>
          <table:table-cell table:style-name="ce11" table:formula="of:=([.O59]-[.O58])/1000" office:value-type="float" office:value="2.0016953125" calcext:value-type="float">
            <text:p>2.0017</text:p>
          </table:table-cell>
          <table:table-cell table:style-name="ce11" table:formula="of:=[.P59]+[.Q58]" office:value-type="float" office:value="114.0008984375" calcext:value-type="float">
            <text:p>114.0009</text:p>
          </table:table-cell>
          <table:table-cell table:style-name="ce16" table:formula="of:=[.Q59]-2*([.$B59]-1)" office:value-type="float" office:value="0.000898437500040927" calcext:value-type="float">
            <text:p>0.0008984375</text:p>
          </table:table-cell>
          <table:table-cell office:value-type="float" office:value="63626905829180.6" calcext:value-type="float">
            <text:p>63626905829180.6</text:p>
          </table:table-cell>
          <table:table-cell table:style-name="ce11" table:formula="of:=([.S59]-[.S58])/1000" office:value-type="float" office:value="1.9986015625" calcext:value-type="float">
            <text:p>1.9986</text:p>
          </table:table-cell>
          <table:table-cell table:style-name="ce11" table:formula="of:=[.T59]+[.U58]" office:value-type="float" office:value="113.998703125" calcext:value-type="float">
            <text:p>113.9987</text:p>
          </table:table-cell>
          <table:table-cell table:style-name="ce17" table:formula="of:=[.U59]-2*([.$B59]-1)" office:value-type="float" office:value="-0.00129687500000841" calcext:value-type="float">
            <text:p>-0.001296875</text:p>
          </table:table-cell>
          <table:table-cell office:value-type="float" office:value="63626906313936.5" calcext:value-type="float">
            <text:p>63626906313936.5</text:p>
          </table:table-cell>
          <table:table-cell table:style-name="ce11" table:formula="of:=([.W59]-[.W58])/1000" office:value-type="float" office:value="1.9996015625" calcext:value-type="float">
            <text:p>1.9996</text:p>
          </table:table-cell>
          <table:table-cell table:style-name="ce11" table:formula="of:=[.X59]+[.Y58]" office:value-type="float" office:value="114" calcext:value-type="float">
            <text:p>114.0000</text:p>
          </table:table-cell>
          <table:table-cell table:style-name="ce18" table:formula="of:=[.Y59]-2*([.$B59]-1)" office:value-type="float" office:value="0" calcext:value-type="float">
            <text:p>0</text:p>
          </table:table-cell>
          <table:table-cell office:value-type="float" office:value="63626906779387.5" calcext:value-type="float">
            <text:p>63626906779387.5</text:p>
          </table:table-cell>
          <table:table-cell table:style-name="ce11" table:formula="of:=([.AA59]-[.AA58])/1000" office:value-type="float" office:value="2.0003984375" calcext:value-type="float">
            <text:p>2.0004</text:p>
          </table:table-cell>
          <table:table-cell table:style-name="ce11" table:formula="of:=[.AB59]+[.AC58]" office:value-type="float" office:value="113.999703125" calcext:value-type="float">
            <text:p>113.9997</text:p>
          </table:table-cell>
          <table:table-cell table:style-name="ce19" table:formula="of:=[.AC59]-2*([.$B59]-1)" office:value-type="float" office:value="-0.000296874999961005" calcext:value-type="float">
            <text:p>-0.000296875</text:p>
          </table:table-cell>
          <table:table-cell office:value-type="float" office:value="63626907253621.6" calcext:value-type="float">
            <text:p>63626907253621.6</text:p>
          </table:table-cell>
          <table:table-cell table:style-name="ce11" table:formula="of:=([.AE59]-[.AE58])/1000" office:value-type="float" office:value="1.9998984375" calcext:value-type="float">
            <text:p>1.9999</text:p>
          </table:table-cell>
          <table:table-cell table:style-name="ce11" table:formula="of:=[.AF59]+[.AG58]" office:value-type="float" office:value="113.9986015625" calcext:value-type="float">
            <text:p>113.9986</text:p>
          </table:table-cell>
          <table:table-cell table:style-name="ce20" table:formula="of:=[.AG59]-2*([.$B59]-1)" office:value-type="float" office:value="-0.00139843750001489" calcext:value-type="float">
            <text:p>-0.0013984375</text:p>
          </table:table-cell>
          <table:table-cell office:value-type="float" office:value="63626907723293.3" calcext:value-type="float">
            <text:p>63626907723293.3</text:p>
          </table:table-cell>
          <table:table-cell table:style-name="ce11" table:formula="of:=([.AI59]-[.AI58])/1000" office:value-type="float" office:value="1.998" calcext:value-type="float">
            <text:p>1.9980</text:p>
          </table:table-cell>
          <table:table-cell table:style-name="ce11" table:formula="of:=[.AJ59]+[.AK58]" office:value-type="float" office:value="113.9998984375" calcext:value-type="float">
            <text:p>113.9999</text:p>
          </table:table-cell>
          <table:table-cell table:style-name="ce21" table:formula="of:=[.AK59]-2*([.$B59]-1)" office:value-type="float" office:value="-0.00010156250000648" calcext:value-type="float">
            <text:p>-0.0001015625</text:p>
          </table:table-cell>
          <table:table-cell office:value-type="float" office:value="63626908189105.1" calcext:value-type="float">
            <text:p>63626908189105.1</text:p>
          </table:table-cell>
          <table:table-cell table:style-name="ce11" table:formula="of:=([.AM59]-[.AM58])/1000" office:value-type="float" office:value="2.001" calcext:value-type="float">
            <text:p>2.0010</text:p>
          </table:table-cell>
          <table:table-cell table:style-name="ce11" table:formula="of:=[.AN59]+[.AO58]" office:value-type="float" office:value="114.001703125" calcext:value-type="float">
            <text:p>114.0017</text:p>
          </table:table-cell>
          <table:table-cell table:style-name="ce22" table:formula="of:=[.AO59]-2*([.$B59]-1)" office:value-type="float" office:value="0.00170312500000591" calcext:value-type="float">
            <text:p>0.001703125</text:p>
          </table:table-cell>
          <table:table-cell office:value-type="float" office:value="63626908658836.9" calcext:value-type="float">
            <text:p>63626908658836.9</text:p>
          </table:table-cell>
          <table:table-cell table:style-name="ce23" table:formula="of:=([.AQ59]-[.AQ58])/1000" office:value-type="float" office:value="1.9983984375" calcext:value-type="float">
            <text:p>1.9984</text:p>
          </table:table-cell>
          <table:table-cell table:style-name="ce11" table:formula="of:=[.AR59]+[.AS58]" office:value-type="float" office:value="113.9993984375" calcext:value-type="float">
            <text:p>113.9994</text:p>
          </table:table-cell>
          <table:table-cell table:style-name="ce24" table:formula="of:=[.AS59]-2*([.$B59]-1)" office:value-type="float" office:value="-0.000601562499952024" calcext:value-type="float">
            <text:p>-0.0006015625</text:p>
          </table:table-cell>
          <table:table-cell office:value-type="float" office:value="63626909130611.2" calcext:value-type="float">
            <text:p>63626909130611.2</text:p>
          </table:table-cell>
          <table:table-cell table:style-name="ce11" table:formula="of:=([.AU59]-[.AU58])/1000" office:value-type="float" office:value="2.001703125" calcext:value-type="float">
            <text:p>2.0017</text:p>
          </table:table-cell>
          <table:table-cell table:style-name="ce11" table:formula="of:=[.AV59]+[.AW58]" office:value-type="float" office:value="114.00190625" calcext:value-type="float">
            <text:p>114.0019</text:p>
          </table:table-cell>
          <table:table-cell table:style-name="ce25" table:formula="of:=[.AW59]-2*([.$B59]-1)" office:value-type="float" office:value="0.00190625000000466" calcext:value-type="float">
            <text:p>0.0019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59" calcext:value-type="float">
            <text:p>59</text:p>
          </table:table-cell>
          <table:table-cell office:value-type="float" office:value="63626903935380.9" calcext:value-type="float">
            <text:p>63626903935380.9</text:p>
          </table:table-cell>
          <table:table-cell table:formula="of:=([.C60]-[.C59])/1000" office:value-type="float" office:value="2.0023984375" calcext:value-type="float">
            <text:p>2.0024</text:p>
          </table:table-cell>
          <table:table-cell table:formula="of:=[.D60]+[.E59]" office:value-type="float" office:value="116.0021015625" calcext:value-type="float">
            <text:p>116.0021</text:p>
          </table:table-cell>
          <table:table-cell table:style-name="ce13" table:formula="of:=[.E60]-2*([.$B60]-1)" office:value-type="float" office:value="0.00210156250000182" calcext:value-type="float">
            <text:p>0.0021015625</text:p>
          </table:table-cell>
          <table:table-cell office:value-type="float" office:value="63626904418678.9" calcext:value-type="float">
            <text:p>63626904418678.9</text:p>
          </table:table-cell>
          <table:table-cell table:style-name="ce11" table:formula="of:=([.G60]-[.G59])/1000" office:value-type="float" office:value="2.0015" calcext:value-type="float">
            <text:p>2.0015</text:p>
          </table:table-cell>
          <table:table-cell table:style-name="ce11" table:formula="of:=[.H60]+[.I59]" office:value-type="float" office:value="116.0011015625" calcext:value-type="float">
            <text:p>116.0011</text:p>
          </table:table-cell>
          <table:table-cell table:style-name="ce14" table:formula="of:=[.I60]-2*([.$B60]-1)" office:value-type="float" office:value="0.00110156250002547" calcext:value-type="float">
            <text:p>0.0011015625</text:p>
          </table:table-cell>
          <table:table-cell office:value-type="float" office:value="63626904901575.3" calcext:value-type="float">
            <text:p>63626904901575.3</text:p>
          </table:table-cell>
          <table:table-cell table:style-name="ce11" table:formula="of:=([.K60]-[.K59])/1000" office:value-type="float" office:value="1.99959375" calcext:value-type="float">
            <text:p>1.9996</text:p>
          </table:table-cell>
          <table:table-cell table:style-name="ce11" table:formula="of:=[.L60]+[.M59]" office:value-type="float" office:value="115.999296875" calcext:value-type="float">
            <text:p>115.9993</text:p>
          </table:table-cell>
          <table:table-cell table:style-name="ce15" table:formula="of:=[.M60]-2*([.$B60]-1)" office:value-type="float" office:value="-0.000703124999986926" calcext:value-type="float">
            <text:p>-0.000703125</text:p>
          </table:table-cell>
          <table:table-cell office:value-type="float" office:value="63626905365852.9" calcext:value-type="float">
            <text:p>63626905365852.9</text:p>
          </table:table-cell>
          <table:table-cell table:style-name="ce11" table:formula="of:=([.O60]-[.O59])/1000" office:value-type="float" office:value="1.998" calcext:value-type="float">
            <text:p>1.9980</text:p>
          </table:table-cell>
          <table:table-cell table:style-name="ce11" table:formula="of:=[.P60]+[.Q59]" office:value-type="float" office:value="115.9988984375" calcext:value-type="float">
            <text:p>115.9989</text:p>
          </table:table-cell>
          <table:table-cell table:style-name="ce16" table:formula="of:=[.Q60]-2*([.$B60]-1)" office:value-type="float" office:value="-0.00110156249995441" calcext:value-type="float">
            <text:p>-0.0011015625</text:p>
          </table:table-cell>
          <table:table-cell office:value-type="float" office:value="63626905831183.6" calcext:value-type="float">
            <text:p>63626905831183.6</text:p>
          </table:table-cell>
          <table:table-cell table:style-name="ce11" table:formula="of:=([.S60]-[.S59])/1000" office:value-type="float" office:value="2.003" calcext:value-type="float">
            <text:p>2.0030</text:p>
          </table:table-cell>
          <table:table-cell table:style-name="ce11" table:formula="of:=[.T60]+[.U59]" office:value-type="float" office:value="116.001703125" calcext:value-type="float">
            <text:p>116.0017</text:p>
          </table:table-cell>
          <table:table-cell table:style-name="ce17" table:formula="of:=[.U60]-2*([.$B60]-1)" office:value-type="float" office:value="0.0017031249999917" calcext:value-type="float">
            <text:p>0.001703125</text:p>
          </table:table-cell>
          <table:table-cell office:value-type="float" office:value="63626906315936.4" calcext:value-type="float">
            <text:p>63626906315936.4</text:p>
          </table:table-cell>
          <table:table-cell table:style-name="ce11" table:formula="of:=([.W60]-[.W59])/1000" office:value-type="float" office:value="1.9998984375" calcext:value-type="float">
            <text:p>1.9999</text:p>
          </table:table-cell>
          <table:table-cell table:style-name="ce11" table:formula="of:=[.X60]+[.Y59]" office:value-type="float" office:value="115.9998984375" calcext:value-type="float">
            <text:p>115.9999</text:p>
          </table:table-cell>
          <table:table-cell table:style-name="ce18" table:formula="of:=[.Y60]-2*([.$B60]-1)" office:value-type="float" office:value="-0.00010156250000648" calcext:value-type="float">
            <text:p>-0.0001015625</text:p>
          </table:table-cell>
          <table:table-cell office:value-type="float" office:value="63626906781389.5" calcext:value-type="float">
            <text:p>63626906781389.5</text:p>
          </table:table-cell>
          <table:table-cell table:style-name="ce11" table:formula="of:=([.AA60]-[.AA59])/1000" office:value-type="float" office:value="2.002" calcext:value-type="float">
            <text:p>2.0020</text:p>
          </table:table-cell>
          <table:table-cell table:style-name="ce11" table:formula="of:=[.AB60]+[.AC59]" office:value-type="float" office:value="116.001703125" calcext:value-type="float">
            <text:p>116.0017</text:p>
          </table:table-cell>
          <table:table-cell table:style-name="ce19" table:formula="of:=[.AC60]-2*([.$B60]-1)" office:value-type="float" office:value="0.00170312500003433" calcext:value-type="float">
            <text:p>0.001703125</text:p>
          </table:table-cell>
          <table:table-cell office:value-type="float" office:value="63626907255622.1" calcext:value-type="float">
            <text:p>63626907255622.1</text:p>
          </table:table-cell>
          <table:table-cell table:style-name="ce11" table:formula="of:=([.AE60]-[.AE59])/1000" office:value-type="float" office:value="2.0005" calcext:value-type="float">
            <text:p>2.0005</text:p>
          </table:table-cell>
          <table:table-cell table:style-name="ce11" table:formula="of:=[.AF60]+[.AG59]" office:value-type="float" office:value="115.9991015625" calcext:value-type="float">
            <text:p>115.9991</text:p>
          </table:table-cell>
          <table:table-cell table:style-name="ce20" table:formula="of:=[.AG60]-2*([.$B60]-1)" office:value-type="float" office:value="-0.000898437500012506" calcext:value-type="float">
            <text:p>-0.0008984375</text:p>
          </table:table-cell>
          <table:table-cell office:value-type="float" office:value="63626907725295.3" calcext:value-type="float">
            <text:p>63626907725295.3</text:p>
          </table:table-cell>
          <table:table-cell table:style-name="ce11" table:formula="of:=([.AI60]-[.AI59])/1000" office:value-type="float" office:value="2.002" calcext:value-type="float">
            <text:p>2.0020</text:p>
          </table:table-cell>
          <table:table-cell table:style-name="ce11" table:formula="of:=[.AJ60]+[.AK59]" office:value-type="float" office:value="116.0018984375" calcext:value-type="float">
            <text:p>116.0019</text:p>
          </table:table-cell>
          <table:table-cell table:style-name="ce21" table:formula="of:=[.AK60]-2*([.$B60]-1)" office:value-type="float" office:value="0.00189843749998886" calcext:value-type="float">
            <text:p>0.0018984375</text:p>
          </table:table-cell>
          <table:table-cell office:value-type="float" office:value="63626908191101.7" calcext:value-type="float">
            <text:p>63626908191101.7</text:p>
          </table:table-cell>
          <table:table-cell table:style-name="ce11" table:formula="of:=([.AM60]-[.AM59])/1000" office:value-type="float" office:value="1.9966015625" calcext:value-type="float">
            <text:p>1.9966</text:p>
          </table:table-cell>
          <table:table-cell table:style-name="ce11" table:formula="of:=[.AN60]+[.AO59]" office:value-type="float" office:value="115.9983046875" calcext:value-type="float">
            <text:p>115.9983</text:p>
          </table:table-cell>
          <table:table-cell table:style-name="ce22" table:formula="of:=[.AO60]-2*([.$B60]-1)" office:value-type="float" office:value="-0.00169531249999011" calcext:value-type="float">
            <text:p>-0.0016953125</text:p>
          </table:table-cell>
          <table:table-cell office:value-type="float" office:value="63626908660837.8" calcext:value-type="float">
            <text:p>63626908660837.8</text:p>
          </table:table-cell>
          <table:table-cell table:style-name="ce23" table:formula="of:=([.AQ60]-[.AQ59])/1000" office:value-type="float" office:value="2.0008984375" calcext:value-type="float">
            <text:p>2.0009</text:p>
          </table:table-cell>
          <table:table-cell table:style-name="ce11" table:formula="of:=[.AR60]+[.AS59]" office:value-type="float" office:value="116.000296875" calcext:value-type="float">
            <text:p>116.0003</text:p>
          </table:table-cell>
          <table:table-cell table:style-name="ce24" table:formula="of:=[.AS60]-2*([.$B60]-1)" office:value-type="float" office:value="0.000296875000046271" calcext:value-type="float">
            <text:p>0.000296875</text:p>
          </table:table-cell>
          <table:table-cell office:value-type="float" office:value="63626909132609.8" calcext:value-type="float">
            <text:p>63626909132609.8</text:p>
          </table:table-cell>
          <table:table-cell table:style-name="ce11" table:formula="of:=([.AU60]-[.AU59])/1000" office:value-type="float" office:value="1.99859375" calcext:value-type="float">
            <text:p>1.9986</text:p>
          </table:table-cell>
          <table:table-cell table:style-name="ce11" table:formula="of:=[.AV60]+[.AW59]" office:value-type="float" office:value="116.0005" calcext:value-type="float">
            <text:p>116.0005</text:p>
          </table:table-cell>
          <table:table-cell table:style-name="ce25" table:formula="of:=[.AW60]-2*([.$B60]-1)" office:value-type="float" office:value="0.000500000000002387" calcext:value-type="float">
            <text:p>0.000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63626903937378.4" calcext:value-type="float">
            <text:p>63626903937378.4</text:p>
          </table:table-cell>
          <table:table-cell table:formula="of:=([.C61]-[.C60])/1000" office:value-type="float" office:value="1.9975" calcext:value-type="float">
            <text:p>1.9975</text:p>
          </table:table-cell>
          <table:table-cell table:formula="of:=[.D61]+[.E60]" office:value-type="float" office:value="117.9996015625" calcext:value-type="float">
            <text:p>117.9996</text:p>
          </table:table-cell>
          <table:table-cell table:style-name="ce13" table:formula="of:=[.E61]-2*([.$B61]-1)" office:value-type="float" office:value="-0.000398437499995907" calcext:value-type="float">
            <text:p>-0.0003984375</text:p>
          </table:table-cell>
          <table:table-cell office:value-type="float" office:value="63626904420678.8" calcext:value-type="float">
            <text:p>63626904420678.8</text:p>
          </table:table-cell>
          <table:table-cell table:style-name="ce11" table:formula="of:=([.G61]-[.G60])/1000" office:value-type="float" office:value="1.9998984375" calcext:value-type="float">
            <text:p>1.9999</text:p>
          </table:table-cell>
          <table:table-cell table:style-name="ce11" table:formula="of:=[.H61]+[.I60]" office:value-type="float" office:value="118.001" calcext:value-type="float">
            <text:p>118.0010</text:p>
          </table:table-cell>
          <table:table-cell table:style-name="ce14" table:formula="of:=[.I61]-2*([.$B61]-1)" office:value-type="float" office:value="0.00100000000001899" calcext:value-type="float">
            <text:p>0.001</text:p>
          </table:table-cell>
          <table:table-cell office:value-type="float" office:value="63626904903576.7" calcext:value-type="float">
            <text:p>63626904903576.7</text:p>
          </table:table-cell>
          <table:table-cell table:style-name="ce11" table:formula="of:=([.K61]-[.K60])/1000" office:value-type="float" office:value="2.00140625" calcext:value-type="float">
            <text:p>2.0014</text:p>
          </table:table-cell>
          <table:table-cell table:style-name="ce11" table:formula="of:=[.L61]+[.M60]" office:value-type="float" office:value="118.000703125" calcext:value-type="float">
            <text:p>118.0007</text:p>
          </table:table-cell>
          <table:table-cell table:style-name="ce15" table:formula="of:=[.M61]-2*([.$B61]-1)" office:value-type="float" office:value="0.000703125000015348" calcext:value-type="float">
            <text:p>0.000703125</text:p>
          </table:table-cell>
          <table:table-cell office:value-type="float" office:value="63626905367853.2" calcext:value-type="float">
            <text:p>63626905367853.2</text:p>
          </table:table-cell>
          <table:table-cell table:style-name="ce11" table:formula="of:=([.O61]-[.O60])/1000" office:value-type="float" office:value="2.0003046875" calcext:value-type="float">
            <text:p>2.0003</text:p>
          </table:table-cell>
          <table:table-cell table:style-name="ce11" table:formula="of:=[.P61]+[.Q60]" office:value-type="float" office:value="117.999203125" calcext:value-type="float">
            <text:p>117.9992</text:p>
          </table:table-cell>
          <table:table-cell table:style-name="ce16" table:formula="of:=[.Q61]-2*([.$B61]-1)" office:value-type="float" office:value="-0.000796874999949182" calcext:value-type="float">
            <text:p>-0.000796875</text:p>
          </table:table-cell>
          <table:table-cell office:value-type="float" office:value="63626905833182.6" calcext:value-type="float">
            <text:p>63626905833182.6</text:p>
          </table:table-cell>
          <table:table-cell table:style-name="ce11" table:formula="of:=([.S61]-[.S60])/1000" office:value-type="float" office:value="1.999" calcext:value-type="float">
            <text:p>1.9990</text:p>
          </table:table-cell>
          <table:table-cell table:style-name="ce11" table:formula="of:=[.T61]+[.U60]" office:value-type="float" office:value="118.000703125" calcext:value-type="float">
            <text:p>118.0007</text:p>
          </table:table-cell>
          <table:table-cell table:style-name="ce17" table:formula="of:=[.U61]-2*([.$B61]-1)" office:value-type="float" office:value="0.000703124999986926" calcext:value-type="float">
            <text:p>0.000703125</text:p>
          </table:table-cell>
          <table:table-cell office:value-type="float" office:value="63626906317936.4" calcext:value-type="float">
            <text:p>63626906317936.4</text:p>
          </table:table-cell>
          <table:table-cell table:style-name="ce11" table:formula="of:=([.W61]-[.W60])/1000" office:value-type="float" office:value="2" calcext:value-type="float">
            <text:p>2.0000</text:p>
          </table:table-cell>
          <table:table-cell table:style-name="ce11" table:formula="of:=[.X61]+[.Y60]" office:value-type="float" office:value="117.9998984375" calcext:value-type="float">
            <text:p>117.9999</text:p>
          </table:table-cell>
          <table:table-cell table:style-name="ce18" table:formula="of:=[.Y61]-2*([.$B61]-1)" office:value-type="float" office:value="-0.00010156250000648" calcext:value-type="float">
            <text:p>-0.0001015625</text:p>
          </table:table-cell>
          <table:table-cell office:value-type="float" office:value="63626906783387.5" calcext:value-type="float">
            <text:p>63626906783387.5</text:p>
          </table:table-cell>
          <table:table-cell table:style-name="ce11" table:formula="of:=([.AA61]-[.AA60])/1000" office:value-type="float" office:value="1.998" calcext:value-type="float">
            <text:p>1.9980</text:p>
          </table:table-cell>
          <table:table-cell table:style-name="ce11" table:formula="of:=[.AB61]+[.AC60]" office:value-type="float" office:value="117.999703125" calcext:value-type="float">
            <text:p>117.9997</text:p>
          </table:table-cell>
          <table:table-cell table:style-name="ce19" table:formula="of:=[.AC61]-2*([.$B61]-1)" office:value-type="float" office:value="-0.000296874999961005" calcext:value-type="float">
            <text:p>-0.000296875</text:p>
          </table:table-cell>
          <table:table-cell office:value-type="float" office:value="63626907257623.4" calcext:value-type="float">
            <text:p>63626907257623.4</text:p>
          </table:table-cell>
          <table:table-cell table:style-name="ce11" table:formula="of:=([.AE61]-[.AE60])/1000" office:value-type="float" office:value="2.001296875" calcext:value-type="float">
            <text:p>2.0013</text:p>
          </table:table-cell>
          <table:table-cell table:style-name="ce11" table:formula="of:=[.AF61]+[.AG60]" office:value-type="float" office:value="118.0003984375" calcext:value-type="float">
            <text:p>118.0004</text:p>
          </table:table-cell>
          <table:table-cell table:style-name="ce20" table:formula="of:=[.AG61]-2*([.$B61]-1)" office:value-type="float" office:value="0.000398437499981696" calcext:value-type="float">
            <text:p>0.0003984375</text:p>
          </table:table-cell>
          <table:table-cell office:value-type="float" office:value="63626907727292.6" calcext:value-type="float">
            <text:p>63626907727292.6</text:p>
          </table:table-cell>
          <table:table-cell table:style-name="ce11" table:formula="of:=([.AI61]-[.AI60])/1000" office:value-type="float" office:value="1.9973046875" calcext:value-type="float">
            <text:p>1.9973</text:p>
          </table:table-cell>
          <table:table-cell table:style-name="ce11" table:formula="of:=[.AJ61]+[.AK60]" office:value-type="float" office:value="117.999203125" calcext:value-type="float">
            <text:p>117.9992</text:p>
          </table:table-cell>
          <table:table-cell table:style-name="ce21" table:formula="of:=[.AK61]-2*([.$B61]-1)" office:value-type="float" office:value="-0.000796875000006025" calcext:value-type="float">
            <text:p>-0.000796875</text:p>
          </table:table-cell>
          <table:table-cell office:value-type="float" office:value="63626908193103.5" calcext:value-type="float">
            <text:p>63626908193103.5</text:p>
          </table:table-cell>
          <table:table-cell table:style-name="ce11" table:formula="of:=([.AM61]-[.AM60])/1000" office:value-type="float" office:value="2.001796875" calcext:value-type="float">
            <text:p>2.0018</text:p>
          </table:table-cell>
          <table:table-cell table:style-name="ce11" table:formula="of:=[.AN61]+[.AO60]" office:value-type="float" office:value="118.0001015625" calcext:value-type="float">
            <text:p>118.0001</text:p>
          </table:table-cell>
          <table:table-cell table:style-name="ce22" table:formula="of:=[.AO61]-2*([.$B61]-1)" office:value-type="float" office:value="0.00010156250000648" calcext:value-type="float">
            <text:p>0.0001015625</text:p>
          </table:table-cell>
          <table:table-cell office:value-type="float" office:value="63626908662839.9" calcext:value-type="float">
            <text:p>63626908662839.9</text:p>
          </table:table-cell>
          <table:table-cell table:style-name="ce23" table:formula="of:=([.AQ61]-[.AQ60])/1000" office:value-type="float" office:value="2.0021015625" calcext:value-type="float">
            <text:p>2.0021</text:p>
          </table:table-cell>
          <table:table-cell table:style-name="ce11" table:formula="of:=[.AR61]+[.AS60]" office:value-type="float" office:value="118.0023984375" calcext:value-type="float">
            <text:p>118.0024</text:p>
          </table:table-cell>
          <table:table-cell table:style-name="ce24" table:formula="of:=[.AS61]-2*([.$B61]-1)" office:value-type="float" office:value="0.00239843750004809" calcext:value-type="float">
            <text:p>0.0023984375</text:p>
          </table:table-cell>
          <table:table-cell office:value-type="float" office:value="63626909134610" calcext:value-type="float">
            <text:p>63626909134610</text:p>
          </table:table-cell>
          <table:table-cell table:style-name="ce11" table:formula="of:=([.AU61]-[.AU60])/1000" office:value-type="float" office:value="2.000203125" calcext:value-type="float">
            <text:p>2.0002</text:p>
          </table:table-cell>
          <table:table-cell table:style-name="ce11" table:formula="of:=[.AV61]+[.AW60]" office:value-type="float" office:value="118.000703125" calcext:value-type="float">
            <text:p>118.0007</text:p>
          </table:table-cell>
          <table:table-cell table:style-name="ce25" table:formula="of:=[.AW61]-2*([.$B61]-1)" office:value-type="float" office:value="0.000703125000001137" calcext:value-type="float">
            <text:p>0.0007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61" calcext:value-type="float">
            <text:p>61</text:p>
          </table:table-cell>
          <table:table-cell office:value-type="float" office:value="63626903939379.4" calcext:value-type="float">
            <text:p>63626903939379.4</text:p>
          </table:table-cell>
          <table:table-cell table:formula="of:=([.C62]-[.C61])/1000" office:value-type="float" office:value="2.001" calcext:value-type="float">
            <text:p>2.0010</text:p>
          </table:table-cell>
          <table:table-cell table:formula="of:=[.D62]+[.E61]" office:value-type="float" office:value="120.0006015625" calcext:value-type="float">
            <text:p>120.0006</text:p>
          </table:table-cell>
          <table:table-cell table:style-name="ce13" table:formula="of:=[.E62]-2*([.$B62]-1)" office:value-type="float" office:value="0.000601562500008868" calcext:value-type="float">
            <text:p>0.0006015625</text:p>
          </table:table-cell>
          <table:table-cell office:value-type="float" office:value="63626904422678" calcext:value-type="float">
            <text:p>63626904422678</text:p>
          </table:table-cell>
          <table:table-cell table:style-name="ce11" table:formula="of:=([.G62]-[.G61])/1000" office:value-type="float" office:value="1.999203125" calcext:value-type="float">
            <text:p>1.9992</text:p>
          </table:table-cell>
          <table:table-cell table:style-name="ce11" table:formula="of:=[.H62]+[.I61]" office:value-type="float" office:value="120.000203125" calcext:value-type="float">
            <text:p>120.0002</text:p>
          </table:table-cell>
          <table:table-cell table:style-name="ce14" table:formula="of:=[.I62]-2*([.$B62]-1)" office:value-type="float" office:value="0.00020312500001296" calcext:value-type="float">
            <text:p>0.000203125</text:p>
          </table:table-cell>
          <table:table-cell office:value-type="float" office:value="63626904905575.8" calcext:value-type="float">
            <text:p>63626904905575.8</text:p>
          </table:table-cell>
          <table:table-cell table:style-name="ce11" table:formula="of:=([.K62]-[.K61])/1000" office:value-type="float" office:value="1.99909375" calcext:value-type="float">
            <text:p>1.9991</text:p>
          </table:table-cell>
          <table:table-cell table:style-name="ce11" table:formula="of:=[.L62]+[.M61]" office:value-type="float" office:value="119.999796875" calcext:value-type="float">
            <text:p>119.9998</text:p>
          </table:table-cell>
          <table:table-cell table:style-name="ce15" table:formula="of:=[.M62]-2*([.$B62]-1)" office:value-type="float" office:value="-0.000203124999984539" calcext:value-type="float">
            <text:p>-0.000203125</text:p>
          </table:table-cell>
          <table:table-cell office:value-type="float" office:value="63626905369853.1" calcext:value-type="float">
            <text:p>63626905369853.1</text:p>
          </table:table-cell>
          <table:table-cell table:style-name="ce11" table:formula="of:=([.O62]-[.O61])/1000" office:value-type="float" office:value="1.9998984375" calcext:value-type="float">
            <text:p>1.9999</text:p>
          </table:table-cell>
          <table:table-cell table:style-name="ce11" table:formula="of:=[.P62]+[.Q61]" office:value-type="float" office:value="119.9991015625" calcext:value-type="float">
            <text:p>119.9991</text:p>
          </table:table-cell>
          <table:table-cell table:style-name="ce16" table:formula="of:=[.Q62]-2*([.$B62]-1)" office:value-type="float" office:value="-0.000898437499955662" calcext:value-type="float">
            <text:p>-0.0008984375</text:p>
          </table:table-cell>
          <table:table-cell office:value-type="float" office:value="63626905835181.3" calcext:value-type="float">
            <text:p>63626905835181.3</text:p>
          </table:table-cell>
          <table:table-cell table:style-name="ce11" table:formula="of:=([.S62]-[.S61])/1000" office:value-type="float" office:value="1.9986953125" calcext:value-type="float">
            <text:p>1.9987</text:p>
          </table:table-cell>
          <table:table-cell table:style-name="ce11" table:formula="of:=[.T62]+[.U61]" office:value-type="float" office:value="119.9993984375" calcext:value-type="float">
            <text:p>119.9994</text:p>
          </table:table-cell>
          <table:table-cell table:style-name="ce17" table:formula="of:=[.U62]-2*([.$B62]-1)" office:value-type="float" office:value="-0.000601562500008868" calcext:value-type="float">
            <text:p>-0.0006015625</text:p>
          </table:table-cell>
          <table:table-cell office:value-type="float" office:value="63626906319937.5" calcext:value-type="float">
            <text:p>63626906319937.5</text:p>
          </table:table-cell>
          <table:table-cell table:style-name="ce11" table:formula="of:=([.W62]-[.W61])/1000" office:value-type="float" office:value="2.0011015625" calcext:value-type="float">
            <text:p>2.0011</text:p>
          </table:table-cell>
          <table:table-cell table:style-name="ce11" table:formula="of:=[.X62]+[.Y61]" office:value-type="float" office:value="120.001" calcext:value-type="float">
            <text:p>120.0010</text:p>
          </table:table-cell>
          <table:table-cell table:style-name="ce18" table:formula="of:=[.Y62]-2*([.$B62]-1)" office:value-type="float" office:value="0.000999999999990564" calcext:value-type="float">
            <text:p>0.001</text:p>
          </table:table-cell>
          <table:table-cell office:value-type="float" office:value="63626906785387.3" calcext:value-type="float">
            <text:p>63626906785387.3</text:p>
          </table:table-cell>
          <table:table-cell table:style-name="ce11" table:formula="of:=([.AA62]-[.AA61])/1000" office:value-type="float" office:value="1.999796875" calcext:value-type="float">
            <text:p>1.9998</text:p>
          </table:table-cell>
          <table:table-cell table:style-name="ce11" table:formula="of:=[.AB62]+[.AC61]" office:value-type="float" office:value="119.9995" calcext:value-type="float">
            <text:p>119.9995</text:p>
          </table:table-cell>
          <table:table-cell table:style-name="ce19" table:formula="of:=[.AC62]-2*([.$B62]-1)" office:value-type="float" office:value="-0.000499999999959755" calcext:value-type="float">
            <text:p>-0.0005</text:p>
          </table:table-cell>
          <table:table-cell office:value-type="float" office:value="63626907259624.7" calcext:value-type="float">
            <text:p>63626907259624.7</text:p>
          </table:table-cell>
          <table:table-cell table:style-name="ce11" table:formula="of:=([.AE62]-[.AE61])/1000" office:value-type="float" office:value="2.0013046875" calcext:value-type="float">
            <text:p>2.0013</text:p>
          </table:table-cell>
          <table:table-cell table:style-name="ce11" table:formula="of:=[.AF62]+[.AG61]" office:value-type="float" office:value="120.001703125" calcext:value-type="float">
            <text:p>120.0017</text:p>
          </table:table-cell>
          <table:table-cell table:style-name="ce20" table:formula="of:=[.AG62]-2*([.$B62]-1)" office:value-type="float" office:value="0.00170312499997749" calcext:value-type="float">
            <text:p>0.001703125</text:p>
          </table:table-cell>
          <table:table-cell office:value-type="float" office:value="63626907729293.2" calcext:value-type="float">
            <text:p>63626907729293.2</text:p>
          </table:table-cell>
          <table:table-cell table:style-name="ce11" table:formula="of:=([.AI62]-[.AI61])/1000" office:value-type="float" office:value="2.0006015625" calcext:value-type="float">
            <text:p>2.0006</text:p>
          </table:table-cell>
          <table:table-cell table:style-name="ce11" table:formula="of:=[.AJ62]+[.AK61]" office:value-type="float" office:value="119.9998046875" calcext:value-type="float">
            <text:p>119.9998</text:p>
          </table:table-cell>
          <table:table-cell table:style-name="ce21" table:formula="of:=[.AK62]-2*([.$B62]-1)" office:value-type="float" office:value="-0.000195312500011369" calcext:value-type="float">
            <text:p>-0.0001953125</text:p>
          </table:table-cell>
          <table:table-cell office:value-type="float" office:value="63626908195103.1" calcext:value-type="float">
            <text:p>63626908195103.1</text:p>
          </table:table-cell>
          <table:table-cell table:style-name="ce11" table:formula="of:=([.AM62]-[.AM61])/1000" office:value-type="float" office:value="1.9996015625" calcext:value-type="float">
            <text:p>1.9996</text:p>
          </table:table-cell>
          <table:table-cell table:style-name="ce11" table:formula="of:=[.AN62]+[.AO61]" office:value-type="float" office:value="119.999703125" calcext:value-type="float">
            <text:p>119.9997</text:p>
          </table:table-cell>
          <table:table-cell table:style-name="ce22" table:formula="of:=[.AO62]-2*([.$B62]-1)" office:value-type="float" office:value="-0.000296874999989427" calcext:value-type="float">
            <text:p>-0.000296875</text:p>
          </table:table-cell>
          <table:table-cell office:value-type="float" office:value="63626908664837.5" calcext:value-type="float">
            <text:p>63626908664837.5</text:p>
          </table:table-cell>
          <table:table-cell table:style-name="ce23" table:formula="of:=([.AQ62]-[.AQ61])/1000" office:value-type="float" office:value="1.9976015625" calcext:value-type="float">
            <text:p>1.9976</text:p>
          </table:table-cell>
          <table:table-cell table:style-name="ce11" table:formula="of:=[.AR62]+[.AS61]" office:value-type="float" office:value="120" calcext:value-type="float">
            <text:p>120.0000</text:p>
          </table:table-cell>
          <table:table-cell table:style-name="ce24" table:formula="of:=[.AS62]-2*([.$B62]-1)" office:value-type="float" office:value="0" calcext:value-type="float">
            <text:p>0</text:p>
          </table:table-cell>
          <table:table-cell office:value-type="float" office:value="63626909136610.4" calcext:value-type="float">
            <text:p>63626909136610.4</text:p>
          </table:table-cell>
          <table:table-cell table:style-name="ce11" table:formula="of:=([.AU62]-[.AU61])/1000" office:value-type="float" office:value="2.0003984375" calcext:value-type="float">
            <text:p>2.0004</text:p>
          </table:table-cell>
          <table:table-cell table:style-name="ce11" table:formula="of:=[.AV62]+[.AW61]" office:value-type="float" office:value="120.0011015625" calcext:value-type="float">
            <text:p>120.0011</text:p>
          </table:table-cell>
          <table:table-cell table:style-name="ce25" table:formula="of:=[.AW62]-2*([.$B62]-1)" office:value-type="float" office:value="0.00110156249999704" calcext:value-type="float">
            <text:p>0.0011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62" calcext:value-type="float">
            <text:p>62</text:p>
          </table:table-cell>
          <table:table-cell office:value-type="float" office:value="63626903941379.9" calcext:value-type="float">
            <text:p>63626903941379.9</text:p>
          </table:table-cell>
          <table:table-cell table:formula="of:=([.C63]-[.C62])/1000" office:value-type="float" office:value="2.0005" calcext:value-type="float">
            <text:p>2.0005</text:p>
          </table:table-cell>
          <table:table-cell table:formula="of:=[.D63]+[.E62]" office:value-type="float" office:value="122.0011015625" calcext:value-type="float">
            <text:p>122.0011</text:p>
          </table:table-cell>
          <table:table-cell table:style-name="ce13" table:formula="of:=[.E63]-2*([.$B63]-1)" office:value-type="float" office:value="0.00110156250001126" calcext:value-type="float">
            <text:p>0.0011015625</text:p>
          </table:table-cell>
          <table:table-cell office:value-type="float" office:value="63626904424678.9" calcext:value-type="float">
            <text:p>63626904424678.9</text:p>
          </table:table-cell>
          <table:table-cell table:style-name="ce11" table:formula="of:=([.G63]-[.G62])/1000" office:value-type="float" office:value="2.0008984375" calcext:value-type="float">
            <text:p>2.0009</text:p>
          </table:table-cell>
          <table:table-cell table:style-name="ce11" table:formula="of:=[.H63]+[.I62]" office:value-type="float" office:value="122.0011015625" calcext:value-type="float">
            <text:p>122.0011</text:p>
          </table:table-cell>
          <table:table-cell table:style-name="ce14" table:formula="of:=[.I63]-2*([.$B63]-1)" office:value-type="float" office:value="0.00110156250001126" calcext:value-type="float">
            <text:p>0.0011015625</text:p>
          </table:table-cell>
          <table:table-cell office:value-type="float" office:value="63626904907575.5" calcext:value-type="float">
            <text:p>63626904907575.5</text:p>
          </table:table-cell>
          <table:table-cell table:style-name="ce11" table:formula="of:=([.K63]-[.K62])/1000" office:value-type="float" office:value="1.999703125" calcext:value-type="float">
            <text:p>1.9997</text:p>
          </table:table-cell>
          <table:table-cell table:style-name="ce11" table:formula="of:=[.L63]+[.M62]" office:value-type="float" office:value="121.9995" calcext:value-type="float">
            <text:p>121.9995</text:p>
          </table:table-cell>
          <table:table-cell table:style-name="ce15" table:formula="of:=[.M63]-2*([.$B63]-1)" office:value-type="float" office:value="-0.000499999999988177" calcext:value-type="float">
            <text:p>-0.0005</text:p>
          </table:table-cell>
          <table:table-cell office:value-type="float" office:value="63626905371854.2" calcext:value-type="float">
            <text:p>63626905371854.2</text:p>
          </table:table-cell>
          <table:table-cell table:style-name="ce11" table:formula="of:=([.O63]-[.O62])/1000" office:value-type="float" office:value="2.0011015625" calcext:value-type="float">
            <text:p>2.0011</text:p>
          </table:table-cell>
          <table:table-cell table:style-name="ce11" table:formula="of:=[.P63]+[.Q62]" office:value-type="float" office:value="122.000203125" calcext:value-type="float">
            <text:p>122.0002</text:p>
          </table:table-cell>
          <table:table-cell table:style-name="ce16" table:formula="of:=[.Q63]-2*([.$B63]-1)" office:value-type="float" office:value="0.000203125000041382" calcext:value-type="float">
            <text:p>0.000203125</text:p>
          </table:table-cell>
          <table:table-cell office:value-type="float" office:value="63626905837181.6" calcext:value-type="float">
            <text:p>63626905837181.6</text:p>
          </table:table-cell>
          <table:table-cell table:style-name="ce11" table:formula="of:=([.S63]-[.S62])/1000" office:value-type="float" office:value="2.0003046875" calcext:value-type="float">
            <text:p>2.0003</text:p>
          </table:table-cell>
          <table:table-cell table:style-name="ce11" table:formula="of:=[.T63]+[.U62]" office:value-type="float" office:value="121.999703125" calcext:value-type="float">
            <text:p>121.9997</text:p>
          </table:table-cell>
          <table:table-cell table:style-name="ce17" table:formula="of:=[.U63]-2*([.$B63]-1)" office:value-type="float" office:value="-0.000296875000003638" calcext:value-type="float">
            <text:p>-0.000296875</text:p>
          </table:table-cell>
          <table:table-cell office:value-type="float" office:value="63626906321935.6" calcext:value-type="float">
            <text:p>63626906321935.6</text:p>
          </table:table-cell>
          <table:table-cell table:style-name="ce11" table:formula="of:=([.W63]-[.W62])/1000" office:value-type="float" office:value="1.9981015625" calcext:value-type="float">
            <text:p>1.9981</text:p>
          </table:table-cell>
          <table:table-cell table:style-name="ce11" table:formula="of:=[.X63]+[.Y62]" office:value-type="float" office:value="121.9991015625" calcext:value-type="float">
            <text:p>121.9991</text:p>
          </table:table-cell>
          <table:table-cell table:style-name="ce18" table:formula="of:=[.Y63]-2*([.$B63]-1)" office:value-type="float" office:value="-0.000898437500012506" calcext:value-type="float">
            <text:p>-0.0008984375</text:p>
          </table:table-cell>
          <table:table-cell office:value-type="float" office:value="63626906787387.9" calcext:value-type="float">
            <text:p>63626906787387.9</text:p>
          </table:table-cell>
          <table:table-cell table:style-name="ce11" table:formula="of:=([.AA63]-[.AA62])/1000" office:value-type="float" office:value="2.0006015625" calcext:value-type="float">
            <text:p>2.0006</text:p>
          </table:table-cell>
          <table:table-cell table:style-name="ce11" table:formula="of:=[.AB63]+[.AC62]" office:value-type="float" office:value="122.0001015625" calcext:value-type="float">
            <text:p>122.0001</text:p>
          </table:table-cell>
          <table:table-cell table:style-name="ce19" table:formula="of:=[.AC63]-2*([.$B63]-1)" office:value-type="float" office:value="0.000101562500034902" calcext:value-type="float">
            <text:p>0.0001015625</text:p>
          </table:table-cell>
          <table:table-cell office:value-type="float" office:value="63626907261624" calcext:value-type="float">
            <text:p>63626907261624</text:p>
          </table:table-cell>
          <table:table-cell table:style-name="ce11" table:formula="of:=([.AE63]-[.AE62])/1000" office:value-type="float" office:value="1.999296875" calcext:value-type="float">
            <text:p>1.9993</text:p>
          </table:table-cell>
          <table:table-cell table:style-name="ce11" table:formula="of:=[.AF63]+[.AG62]" office:value-type="float" office:value="122.001" calcext:value-type="float">
            <text:p>122.0010</text:p>
          </table:table-cell>
          <table:table-cell table:style-name="ce20" table:formula="of:=[.AG63]-2*([.$B63]-1)" office:value-type="float" office:value="0.000999999999976353" calcext:value-type="float">
            <text:p>0.001</text:p>
          </table:table-cell>
          <table:table-cell office:value-type="float" office:value="63626907731294" calcext:value-type="float">
            <text:p>63626907731294</text:p>
          </table:table-cell>
          <table:table-cell table:style-name="ce11" table:formula="of:=([.AI63]-[.AI62])/1000" office:value-type="float" office:value="2.000796875" calcext:value-type="float">
            <text:p>2.0008</text:p>
          </table:table-cell>
          <table:table-cell table:style-name="ce11" table:formula="of:=[.AJ63]+[.AK62]" office:value-type="float" office:value="122.0006015625" calcext:value-type="float">
            <text:p>122.0006</text:p>
          </table:table-cell>
          <table:table-cell table:style-name="ce21" table:formula="of:=[.AK63]-2*([.$B63]-1)" office:value-type="float" office:value="0.000601562499994657" calcext:value-type="float">
            <text:p>0.0006015625</text:p>
          </table:table-cell>
          <table:table-cell office:value-type="float" office:value="63626908197103.5" calcext:value-type="float">
            <text:p>63626908197103.5</text:p>
          </table:table-cell>
          <table:table-cell table:style-name="ce11" table:formula="of:=([.AM63]-[.AM62])/1000" office:value-type="float" office:value="2.0003984375" calcext:value-type="float">
            <text:p>2.0004</text:p>
          </table:table-cell>
          <table:table-cell table:style-name="ce11" table:formula="of:=[.AN63]+[.AO62]" office:value-type="float" office:value="122.0001015625" calcext:value-type="float">
            <text:p>122.0001</text:p>
          </table:table-cell>
          <table:table-cell table:style-name="ce22" table:formula="of:=[.AO63]-2*([.$B63]-1)" office:value-type="float" office:value="0.00010156250000648" calcext:value-type="float">
            <text:p>0.0001015625</text:p>
          </table:table-cell>
          <table:table-cell office:value-type="float" office:value="63626908666838.2" calcext:value-type="float">
            <text:p>63626908666838.2</text:p>
          </table:table-cell>
          <table:table-cell table:style-name="ce23" table:formula="of:=([.AQ63]-[.AQ62])/1000" office:value-type="float" office:value="2.000703125" calcext:value-type="float">
            <text:p>2.0007</text:p>
          </table:table-cell>
          <table:table-cell table:style-name="ce11" table:formula="of:=[.AR63]+[.AS62]" office:value-type="float" office:value="122.000703125" calcext:value-type="float">
            <text:p>122.0007</text:p>
          </table:table-cell>
          <table:table-cell table:style-name="ce24" table:formula="of:=[.AS63]-2*([.$B63]-1)" office:value-type="float" office:value="0.000703125000043769" calcext:value-type="float">
            <text:p>0.000703125</text:p>
          </table:table-cell>
          <table:table-cell office:value-type="float" office:value="63626909138609.3" calcext:value-type="float">
            <text:p>63626909138609.3</text:p>
          </table:table-cell>
          <table:table-cell table:style-name="ce11" table:formula="of:=([.AU63]-[.AU62])/1000" office:value-type="float" office:value="1.9988984375" calcext:value-type="float">
            <text:p>1.9989</text:p>
          </table:table-cell>
          <table:table-cell table:style-name="ce11" table:formula="of:=[.AV63]+[.AW62]" office:value-type="float" office:value="122" calcext:value-type="float">
            <text:p>122.0000</text:p>
          </table:table-cell>
          <table:table-cell table:style-name="ce25" table:formula="of:=[.AW63]-2*([.$B63]-1)"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63" calcext:value-type="float">
            <text:p>63</text:p>
          </table:table-cell>
          <table:table-cell office:value-type="float" office:value="63626903943379.8" calcext:value-type="float">
            <text:p>63626903943379.8</text:p>
          </table:table-cell>
          <table:table-cell table:formula="of:=([.C64]-[.C63])/1000" office:value-type="float" office:value="1.9998984375" calcext:value-type="float">
            <text:p>1.9999</text:p>
          </table:table-cell>
          <table:table-cell table:formula="of:=[.D64]+[.E63]" office:value-type="float" office:value="124.001" calcext:value-type="float">
            <text:p>124.0010</text:p>
          </table:table-cell>
          <table:table-cell table:style-name="ce13" table:formula="of:=[.E64]-2*([.$B64]-1)" office:value-type="float" office:value="0.00100000000000477" calcext:value-type="float">
            <text:p>0.001</text:p>
          </table:table-cell>
          <table:table-cell office:value-type="float" office:value="63626904426678.8" calcext:value-type="float">
            <text:p>63626904426678.8</text:p>
          </table:table-cell>
          <table:table-cell table:style-name="ce11" table:formula="of:=([.G64]-[.G63])/1000" office:value-type="float" office:value="1.9998984375" calcext:value-type="float">
            <text:p>1.9999</text:p>
          </table:table-cell>
          <table:table-cell table:style-name="ce11" table:formula="of:=[.H64]+[.I63]" office:value-type="float" office:value="124.001" calcext:value-type="float">
            <text:p>124.0010</text:p>
          </table:table-cell>
          <table:table-cell table:style-name="ce14" table:formula="of:=[.I64]-2*([.$B64]-1)" office:value-type="float" office:value="0.00100000000000477" calcext:value-type="float">
            <text:p>0.001</text:p>
          </table:table-cell>
          <table:table-cell office:value-type="float" office:value="63626904909576" calcext:value-type="float">
            <text:p>63626904909576</text:p>
          </table:table-cell>
          <table:table-cell table:style-name="ce11" table:formula="of:=([.K64]-[.K63])/1000" office:value-type="float" office:value="2.0005" calcext:value-type="float">
            <text:p>2.0005</text:p>
          </table:table-cell>
          <table:table-cell table:style-name="ce11" table:formula="of:=[.L64]+[.M63]" office:value-type="float" office:value="124" calcext:value-type="float">
            <text:p>124.0000</text:p>
          </table:table-cell>
          <table:table-cell table:style-name="ce15" table:formula="of:=[.M64]-2*([.$B64]-1)" office:value-type="float" office:value="0" calcext:value-type="float">
            <text:p>0</text:p>
          </table:table-cell>
          <table:table-cell office:value-type="float" office:value="63626905373853.3" calcext:value-type="float">
            <text:p>63626905373853.3</text:p>
          </table:table-cell>
          <table:table-cell table:style-name="ce11" table:formula="of:=([.O64]-[.O63])/1000" office:value-type="float" office:value="1.99909375" calcext:value-type="float">
            <text:p>1.9991</text:p>
          </table:table-cell>
          <table:table-cell table:style-name="ce11" table:formula="of:=[.P64]+[.Q63]" office:value-type="float" office:value="123.999296875" calcext:value-type="float">
            <text:p>123.9993</text:p>
          </table:table-cell>
          <table:table-cell table:style-name="ce16" table:formula="of:=[.Q64]-2*([.$B64]-1)" office:value-type="float" office:value="-0.000703124999958504" calcext:value-type="float">
            <text:p>-0.000703125</text:p>
          </table:table-cell>
          <table:table-cell office:value-type="float" office:value="63626905839180.7" calcext:value-type="float">
            <text:p>63626905839180.7</text:p>
          </table:table-cell>
          <table:table-cell table:style-name="ce11" table:formula="of:=([.S64]-[.S63])/1000" office:value-type="float" office:value="1.9991015625" calcext:value-type="float">
            <text:p>1.9991</text:p>
          </table:table-cell>
          <table:table-cell table:style-name="ce11" table:formula="of:=[.T64]+[.U63]" office:value-type="float" office:value="123.9988046875" calcext:value-type="float">
            <text:p>123.9988</text:p>
          </table:table-cell>
          <table:table-cell table:style-name="ce17" table:formula="of:=[.U64]-2*([.$B64]-1)" office:value-type="float" office:value="-0.00119531250000193" calcext:value-type="float">
            <text:p>-0.0011953125</text:p>
          </table:table-cell>
          <table:table-cell office:value-type="float" office:value="63626906323937" calcext:value-type="float">
            <text:p>63626906323937</text:p>
          </table:table-cell>
          <table:table-cell table:style-name="ce11" table:formula="of:=([.W64]-[.W63])/1000" office:value-type="float" office:value="2.0013984375" calcext:value-type="float">
            <text:p>2.0014</text:p>
          </table:table-cell>
          <table:table-cell table:style-name="ce11" table:formula="of:=[.X64]+[.Y63]" office:value-type="float" office:value="124.0005" calcext:value-type="float">
            <text:p>124.0005</text:p>
          </table:table-cell>
          <table:table-cell table:style-name="ce18" table:formula="of:=[.Y64]-2*([.$B64]-1)" office:value-type="float" office:value="0.000499999999988177" calcext:value-type="float">
            <text:p>0.0005</text:p>
          </table:table-cell>
          <table:table-cell office:value-type="float" office:value="63626906789390.1" calcext:value-type="float">
            <text:p>63626906789390.1</text:p>
          </table:table-cell>
          <table:table-cell table:style-name="ce11" table:formula="of:=([.AA64]-[.AA63])/1000" office:value-type="float" office:value="2.002203125" calcext:value-type="float">
            <text:p>2.0022</text:p>
          </table:table-cell>
          <table:table-cell table:style-name="ce11" table:formula="of:=[.AB64]+[.AC63]" office:value-type="float" office:value="124.0023046875" calcext:value-type="float">
            <text:p>124.0023</text:p>
          </table:table-cell>
          <table:table-cell table:style-name="ce19" table:formula="of:=[.AC64]-2*([.$B64]-1)" office:value-type="float" office:value="0.00230468750002899" calcext:value-type="float">
            <text:p>0.0023046875</text:p>
          </table:table-cell>
          <table:table-cell office:value-type="float" office:value="63626907263644.5" calcext:value-type="float">
            <text:p>63626907263644.5</text:p>
          </table:table-cell>
          <table:table-cell table:style-name="ce11" table:formula="of:=([.AE64]-[.AE63])/1000" office:value-type="float" office:value="2.0205" calcext:value-type="float">
            <text:p>2.0205</text:p>
          </table:table-cell>
          <table:table-cell table:style-name="ce11" table:formula="of:=[.AF64]+[.AG63]" office:value-type="float" office:value="124.0215" calcext:value-type="float">
            <text:p>124.0215</text:p>
          </table:table-cell>
          <table:table-cell table:style-name="ce20" table:formula="of:=[.AG64]-2*([.$B64]-1)" office:value-type="float" office:value="0.0214999999999748" calcext:value-type="float">
            <text:p>0.0215</text:p>
          </table:table-cell>
          <table:table-cell office:value-type="float" office:value="63626907733295.2" calcext:value-type="float">
            <text:p>63626907733295.2</text:p>
          </table:table-cell>
          <table:table-cell table:style-name="ce11" table:formula="of:=([.AI64]-[.AI63])/1000" office:value-type="float" office:value="2.001203125" calcext:value-type="float">
            <text:p>2.0012</text:p>
          </table:table-cell>
          <table:table-cell table:style-name="ce11" table:formula="of:=[.AJ64]+[.AK63]" office:value-type="float" office:value="124.0018046875" calcext:value-type="float">
            <text:p>124.0018</text:p>
          </table:table-cell>
          <table:table-cell table:style-name="ce21" table:formula="of:=[.AK64]-2*([.$B64]-1)" office:value-type="float" office:value="0.00180468749999818" calcext:value-type="float">
            <text:p>0.0018046875</text:p>
          </table:table-cell>
          <table:table-cell office:value-type="float" office:value="63626908199101.5" calcext:value-type="float">
            <text:p>63626908199101.5</text:p>
          </table:table-cell>
          <table:table-cell table:style-name="ce11" table:formula="of:=([.AM64]-[.AM63])/1000" office:value-type="float" office:value="1.998" calcext:value-type="float">
            <text:p>1.9980</text:p>
          </table:table-cell>
          <table:table-cell table:style-name="ce11" table:formula="of:=[.AN64]+[.AO63]" office:value-type="float" office:value="123.9981015625" calcext:value-type="float">
            <text:p>123.9981</text:p>
          </table:table-cell>
          <table:table-cell table:style-name="ce22" table:formula="of:=[.AO64]-2*([.$B64]-1)" office:value-type="float" office:value="-0.00189843749998886" calcext:value-type="float">
            <text:p>-0.0018984375</text:p>
          </table:table-cell>
          <table:table-cell office:value-type="float" office:value="63626908668837.2" calcext:value-type="float">
            <text:p>63626908668837.2</text:p>
          </table:table-cell>
          <table:table-cell table:style-name="ce23" table:formula="of:=([.AQ64]-[.AQ63])/1000" office:value-type="float" office:value="1.999" calcext:value-type="float">
            <text:p>1.9990</text:p>
          </table:table-cell>
          <table:table-cell table:style-name="ce11" table:formula="of:=[.AR64]+[.AS63]" office:value-type="float" office:value="123.999703125" calcext:value-type="float">
            <text:p>123.9997</text:p>
          </table:table-cell>
          <table:table-cell table:style-name="ce24" table:formula="of:=[.AS64]-2*([.$B64]-1)" office:value-type="float" office:value="-0.000296874999961005" calcext:value-type="float">
            <text:p>-0.000296875</text:p>
          </table:table-cell>
          <table:table-cell office:value-type="float" office:value="63626909140609.6" calcext:value-type="float">
            <text:p>63626909140609.6</text:p>
          </table:table-cell>
          <table:table-cell table:style-name="ce11" table:formula="of:=([.AU64]-[.AU63])/1000" office:value-type="float" office:value="2.0003046875" calcext:value-type="float">
            <text:p>2.0003</text:p>
          </table:table-cell>
          <table:table-cell table:style-name="ce11" table:formula="of:=[.AV64]+[.AW63]" office:value-type="float" office:value="124.0003046875" calcext:value-type="float">
            <text:p>124.0003</text:p>
          </table:table-cell>
          <table:table-cell table:style-name="ce25" table:formula="of:=[.AW64]-2*([.$B64]-1)" office:value-type="float" office:value="0.00030468750000523" calcext:value-type="float">
            <text:p>0.0003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10" office:value-type="float" office:value="64" calcext:value-type="float">
            <text:p>64</text:p>
          </table:table-cell>
          <table:table-cell office:value-type="float" office:value="63626903945378.4" calcext:value-type="float">
            <text:p>63626903945378.4</text:p>
          </table:table-cell>
          <table:table-cell table:formula="of:=([.C65]-[.C64])/1000" office:value-type="float" office:value="1.9986015625" calcext:value-type="float">
            <text:p>1.9986</text:p>
          </table:table-cell>
          <table:table-cell table:formula="of:=[.D65]+[.E64]" office:value-type="float" office:value="125.9996015625" calcext:value-type="float">
            <text:p>125.9996</text:p>
          </table:table-cell>
          <table:table-cell table:style-name="ce13" table:formula="of:=[.E65]-2*([.$B65]-1)" office:value-type="float" office:value="-0.000398437499995907" calcext:value-type="float">
            <text:p>-0.0003984375</text:p>
          </table:table-cell>
          <table:table-cell office:value-type="float" office:value="63626904428677.1" calcext:value-type="float">
            <text:p>63626904428677.1</text:p>
          </table:table-cell>
          <table:table-cell table:style-name="ce11" table:formula="of:=([.G65]-[.G64])/1000" office:value-type="float" office:value="1.9983046875" calcext:value-type="float">
            <text:p>1.9983</text:p>
          </table:table-cell>
          <table:table-cell table:style-name="ce11" table:formula="of:=[.H65]+[.I64]" office:value-type="float" office:value="125.9993046875" calcext:value-type="float">
            <text:p>125.9993</text:p>
          </table:table-cell>
          <table:table-cell table:style-name="ce14" table:formula="of:=[.I65]-2*([.$B65]-1)" office:value-type="float" office:value="-0.000695312499999545" calcext:value-type="float">
            <text:p>-0.0006953125</text:p>
          </table:table-cell>
          <table:table-cell office:value-type="float" office:value="63626904911578.6" calcext:value-type="float">
            <text:p>63626904911578.6</text:p>
          </table:table-cell>
          <table:table-cell table:style-name="ce11" table:formula="of:=([.K65]-[.K64])/1000" office:value-type="float" office:value="2.0026015625" calcext:value-type="float">
            <text:p>2.0026</text:p>
          </table:table-cell>
          <table:table-cell table:style-name="ce11" table:formula="of:=[.L65]+[.M64]" office:value-type="float" office:value="126.0026015625" calcext:value-type="float">
            <text:p>126.0026</text:p>
          </table:table-cell>
          <table:table-cell table:style-name="ce15" table:formula="of:=[.M65]-2*([.$B65]-1)" office:value-type="float" office:value="0.00260156250001842" calcext:value-type="float">
            <text:p>0.0026015625</text:p>
          </table:table-cell>
          <table:table-cell office:value-type="float" office:value="63626905375855.9" calcext:value-type="float">
            <text:p>63626905375855.9</text:p>
          </table:table-cell>
          <table:table-cell table:style-name="ce11" table:formula="of:=([.O65]-[.O64])/1000" office:value-type="float" office:value="2.0026015625" calcext:value-type="float">
            <text:p>2.0026</text:p>
          </table:table-cell>
          <table:table-cell table:style-name="ce11" table:formula="of:=[.P65]+[.Q64]" office:value-type="float" office:value="126.0018984375" calcext:value-type="float">
            <text:p>126.0019</text:p>
          </table:table-cell>
          <table:table-cell table:style-name="ce16" table:formula="of:=[.Q65]-2*([.$B65]-1)" office:value-type="float" office:value="0.0018984375000457" calcext:value-type="float">
            <text:p>0.0018984375</text:p>
          </table:table-cell>
          <table:table-cell office:value-type="float" office:value="63626905841181.7" calcext:value-type="float">
            <text:p>63626905841181.7</text:p>
          </table:table-cell>
          <table:table-cell table:style-name="ce11" table:formula="of:=([.S65]-[.S64])/1000" office:value-type="float" office:value="2.001" calcext:value-type="float">
            <text:p>2.0010</text:p>
          </table:table-cell>
          <table:table-cell table:style-name="ce11" table:formula="of:=[.T65]+[.U64]" office:value-type="float" office:value="125.9998046875" calcext:value-type="float">
            <text:p>125.9998</text:p>
          </table:table-cell>
          <table:table-cell table:style-name="ce17" table:formula="of:=[.U65]-2*([.$B65]-1)" office:value-type="float" office:value="-0.000195312499997158" calcext:value-type="float">
            <text:p>-0.0001953125</text:p>
          </table:table-cell>
          <table:table-cell office:value-type="float" office:value="63626906325937.5" calcext:value-type="float">
            <text:p>63626906325937.5</text:p>
          </table:table-cell>
          <table:table-cell table:style-name="ce11" table:formula="of:=([.W65]-[.W64])/1000" office:value-type="float" office:value="2.0005" calcext:value-type="float">
            <text:p>2.0005</text:p>
          </table:table-cell>
          <table:table-cell table:style-name="ce11" table:formula="of:=[.X65]+[.Y64]" office:value-type="float" office:value="126.001" calcext:value-type="float">
            <text:p>126.0010</text:p>
          </table:table-cell>
          <table:table-cell table:style-name="ce18" table:formula="of:=[.Y65]-2*([.$B65]-1)" office:value-type="float" office:value="0.000999999999990564" calcext:value-type="float">
            <text:p>0.001</text:p>
          </table:table-cell>
          <table:table-cell office:value-type="float" office:value="63626906791387.6" calcext:value-type="float">
            <text:p>63626906791387.6</text:p>
          </table:table-cell>
          <table:table-cell table:style-name="ce11" table:formula="of:=([.AA65]-[.AA64])/1000" office:value-type="float" office:value="1.9975" calcext:value-type="float">
            <text:p>1.9975</text:p>
          </table:table-cell>
          <table:table-cell table:style-name="ce11" table:formula="of:=[.AB65]+[.AC64]" office:value-type="float" office:value="125.9998046875" calcext:value-type="float">
            <text:p>125.9998</text:p>
          </table:table-cell>
          <table:table-cell table:style-name="ce19" table:formula="of:=[.AC65]-2*([.$B65]-1)" office:value-type="float" office:value="-0.000195312499968736" calcext:value-type="float">
            <text:p>-0.0001953125</text:p>
          </table:table-cell>
          <table:table-cell office:value-type="float" office:value="63626907265621.9" calcext:value-type="float">
            <text:p>63626907265621.9</text:p>
          </table:table-cell>
          <table:table-cell table:style-name="ce11" table:formula="of:=([.AE65]-[.AE64])/1000" office:value-type="float" office:value="1.9773984375" calcext:value-type="float">
            <text:p>1.9774</text:p>
          </table:table-cell>
          <table:table-cell table:style-name="ce11" table:formula="of:=[.AF65]+[.AG64]" office:value-type="float" office:value="125.9988984375" calcext:value-type="float">
            <text:p>125.9989</text:p>
          </table:table-cell>
          <table:table-cell table:style-name="ce20" table:formula="of:=[.AG65]-2*([.$B65]-1)" office:value-type="float" office:value="-0.00110156250002547" calcext:value-type="float">
            <text:p>-0.0011015625</text:p>
          </table:table-cell>
          <table:table-cell office:value-type="float" office:value="63626907735293.2" calcext:value-type="float">
            <text:p>63626907735293.2</text:p>
          </table:table-cell>
          <table:table-cell table:style-name="ce11" table:formula="of:=([.AI65]-[.AI64])/1000" office:value-type="float" office:value="1.998" calcext:value-type="float">
            <text:p>1.9980</text:p>
          </table:table-cell>
          <table:table-cell table:style-name="ce11" table:formula="of:=[.AJ65]+[.AK64]" office:value-type="float" office:value="125.9998046875" calcext:value-type="float">
            <text:p>125.9998</text:p>
          </table:table-cell>
          <table:table-cell table:style-name="ce21" table:formula="of:=[.AK65]-2*([.$B65]-1)" office:value-type="float" office:value="-0.000195312499997158" calcext:value-type="float">
            <text:p>-0.0001953125</text:p>
          </table:table-cell>
          <table:table-cell office:value-type="float" office:value="63626908201104.1" calcext:value-type="float">
            <text:p>63626908201104.1</text:p>
          </table:table-cell>
          <table:table-cell table:style-name="ce11" table:formula="of:=([.AM65]-[.AM64])/1000" office:value-type="float" office:value="2.0026015625" calcext:value-type="float">
            <text:p>2.0026</text:p>
          </table:table-cell>
          <table:table-cell table:style-name="ce11" table:formula="of:=[.AN65]+[.AO64]" office:value-type="float" office:value="126.000703125" calcext:value-type="float">
            <text:p>126.0007</text:p>
          </table:table-cell>
          <table:table-cell table:style-name="ce22" table:formula="of:=[.AO65]-2*([.$B65]-1)" office:value-type="float" office:value="0.000703125000015348" calcext:value-type="float">
            <text:p>0.000703125</text:p>
          </table:table-cell>
          <table:table-cell office:value-type="float" office:value="63626908670837.4" calcext:value-type="float">
            <text:p>63626908670837.4</text:p>
          </table:table-cell>
          <table:table-cell table:style-name="ce23" table:formula="of:=([.AQ65]-[.AQ64])/1000" office:value-type="float" office:value="2.0001953125" calcext:value-type="float">
            <text:p>2.0002</text:p>
          </table:table-cell>
          <table:table-cell table:style-name="ce11" table:formula="of:=[.AR65]+[.AS64]" office:value-type="float" office:value="125.9998984375" calcext:value-type="float">
            <text:p>125.9999</text:p>
          </table:table-cell>
          <table:table-cell table:style-name="ce24" table:formula="of:=[.AS65]-2*([.$B65]-1)" office:value-type="float" office:value="-0.000101562499963848" calcext:value-type="float">
            <text:p>-0.0001015625</text:p>
          </table:table-cell>
          <table:table-cell office:value-type="float" office:value="63626909142609.7" calcext:value-type="float">
            <text:p>63626909142609.7</text:p>
          </table:table-cell>
          <table:table-cell table:style-name="ce11" table:formula="of:=([.AU65]-[.AU64])/1000" office:value-type="float" office:value="2.0001015625" calcext:value-type="float">
            <text:p>2.0001</text:p>
          </table:table-cell>
          <table:table-cell table:style-name="ce11" table:formula="of:=[.AV65]+[.AW64]" office:value-type="float" office:value="126.00040625" calcext:value-type="float">
            <text:p>126.0004</text:p>
          </table:table-cell>
          <table:table-cell table:style-name="ce25" table:formula="of:=[.AW65]-2*([.$B65]-1)" office:value-type="float" office:value="0.00040625000001171" calcext:value-type="float">
            <text:p>0.000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10" office:value-type="float" office:value="65" calcext:value-type="float">
            <text:p>65</text:p>
          </table:table-cell>
          <table:table-cell office:value-type="float" office:value="63626903947380.5" calcext:value-type="float">
            <text:p>63626903947380.5</text:p>
          </table:table-cell>
          <table:table-cell table:formula="of:=([.C66]-[.C65])/1000" office:value-type="float" office:value="2.0021015625" calcext:value-type="float">
            <text:p>2.0021</text:p>
          </table:table-cell>
          <table:table-cell table:formula="of:=[.D66]+[.E65]" office:value-type="float" office:value="128.001703125" calcext:value-type="float">
            <text:p>128.0017</text:p>
          </table:table-cell>
          <table:table-cell table:style-name="ce13" table:formula="of:=[.E66]-2*([.$B66]-1)" office:value-type="float" office:value="0.00170312500000591" calcext:value-type="float">
            <text:p>0.001703125</text:p>
          </table:table-cell>
          <table:table-cell office:value-type="float" office:value="63626904430677.1" calcext:value-type="float">
            <text:p>63626904430677.1</text:p>
          </table:table-cell>
          <table:table-cell table:style-name="ce11" table:formula="of:=([.G66]-[.G65])/1000" office:value-type="float" office:value="2" calcext:value-type="float">
            <text:p>2.0000</text:p>
          </table:table-cell>
          <table:table-cell table:style-name="ce11" table:formula="of:=[.H66]+[.I65]" office:value-type="float" office:value="127.9993046875" calcext:value-type="float">
            <text:p>127.9993</text:p>
          </table:table-cell>
          <table:table-cell table:style-name="ce14" table:formula="of:=[.I66]-2*([.$B66]-1)" office:value-type="float" office:value="-0.000695312499999545" calcext:value-type="float">
            <text:p>-0.0006953125</text:p>
          </table:table-cell>
          <table:table-cell office:value-type="float" office:value="63626904913575.3" calcext:value-type="float">
            <text:p>63626904913575.3</text:p>
          </table:table-cell>
          <table:table-cell table:style-name="ce11" table:formula="of:=([.K66]-[.K65])/1000" office:value-type="float" office:value="1.9966953125" calcext:value-type="float">
            <text:p>1.9967</text:p>
          </table:table-cell>
          <table:table-cell table:style-name="ce11" table:formula="of:=[.L66]+[.M65]" office:value-type="float" office:value="127.999296875" calcext:value-type="float">
            <text:p>127.9993</text:p>
          </table:table-cell>
          <table:table-cell table:style-name="ce15" table:formula="of:=[.M66]-2*([.$B66]-1)" office:value-type="float" office:value="-0.000703124999986926" calcext:value-type="float">
            <text:p>-0.000703125</text:p>
          </table:table-cell>
          <table:table-cell office:value-type="float" office:value="63626905377853.4" calcext:value-type="float">
            <text:p>63626905377853.4</text:p>
          </table:table-cell>
          <table:table-cell table:style-name="ce11" table:formula="of:=([.O66]-[.O65])/1000" office:value-type="float" office:value="1.9975" calcext:value-type="float">
            <text:p>1.9975</text:p>
          </table:table-cell>
          <table:table-cell table:style-name="ce11" table:formula="of:=[.P66]+[.Q65]" office:value-type="float" office:value="127.9993984375" calcext:value-type="float">
            <text:p>127.9994</text:p>
          </table:table-cell>
          <table:table-cell table:style-name="ce16" table:formula="of:=[.Q66]-2*([.$B66]-1)" office:value-type="float" office:value="-0.000601562499952024" calcext:value-type="float">
            <text:p>-0.0006015625</text:p>
          </table:table-cell>
          <table:table-cell office:value-type="float" office:value="63626905843182.2" calcext:value-type="float">
            <text:p>63626905843182.2</text:p>
          </table:table-cell>
          <table:table-cell table:style-name="ce11" table:formula="of:=([.S66]-[.S65])/1000" office:value-type="float" office:value="2.0005" calcext:value-type="float">
            <text:p>2.0005</text:p>
          </table:table-cell>
          <table:table-cell table:style-name="ce11" table:formula="of:=[.T66]+[.U65]" office:value-type="float" office:value="128.0003046875" calcext:value-type="float">
            <text:p>128.0003</text:p>
          </table:table-cell>
          <table:table-cell table:style-name="ce17" table:formula="of:=[.U66]-2*([.$B66]-1)" office:value-type="float" office:value="0.00030468750000523" calcext:value-type="float">
            <text:p>0.0003046875</text:p>
          </table:table-cell>
          <table:table-cell office:value-type="float" office:value="63626906327937.3" calcext:value-type="float">
            <text:p>63626906327937.3</text:p>
          </table:table-cell>
          <table:table-cell table:style-name="ce11" table:formula="of:=([.W66]-[.W65])/1000" office:value-type="float" office:value="1.999796875" calcext:value-type="float">
            <text:p>1.9998</text:p>
          </table:table-cell>
          <table:table-cell table:style-name="ce11" table:formula="of:=[.X66]+[.Y65]" office:value-type="float" office:value="128.000796875" calcext:value-type="float">
            <text:p>128.0008</text:p>
          </table:table-cell>
          <table:table-cell table:style-name="ce18" table:formula="of:=[.Y66]-2*([.$B66]-1)" office:value-type="float" office:value="0.000796874999991815" calcext:value-type="float">
            <text:p>0.000796875</text:p>
          </table:table-cell>
          <table:table-cell office:value-type="float" office:value="63626906793388.1" calcext:value-type="float">
            <text:p>63626906793388.1</text:p>
          </table:table-cell>
          <table:table-cell table:style-name="ce11" table:formula="of:=([.AA66]-[.AA65])/1000" office:value-type="float" office:value="2.0005" calcext:value-type="float">
            <text:p>2.0005</text:p>
          </table:table-cell>
          <table:table-cell table:style-name="ce11" table:formula="of:=[.AB66]+[.AC65]" office:value-type="float" office:value="128.0003046875" calcext:value-type="float">
            <text:p>128.0003</text:p>
          </table:table-cell>
          <table:table-cell table:style-name="ce19" table:formula="of:=[.AC66]-2*([.$B66]-1)" office:value-type="float" office:value="0.000304687500033651" calcext:value-type="float">
            <text:p>0.0003046875</text:p>
          </table:table-cell>
          <table:table-cell office:value-type="float" office:value="63626907267623" calcext:value-type="float">
            <text:p>63626907267623</text:p>
          </table:table-cell>
          <table:table-cell table:style-name="ce11" table:formula="of:=([.AE66]-[.AE65])/1000" office:value-type="float" office:value="2.0011015625" calcext:value-type="float">
            <text:p>2.0011</text:p>
          </table:table-cell>
          <table:table-cell table:style-name="ce11" table:formula="of:=[.AF66]+[.AG65]" office:value-type="float" office:value="128" calcext:value-type="float">
            <text:p>128.0000</text:p>
          </table:table-cell>
          <table:table-cell table:style-name="ce20" table:formula="of:=[.AG66]-2*([.$B66]-1)" office:value-type="float" office:value="0" calcext:value-type="float">
            <text:p>0</text:p>
          </table:table-cell>
          <table:table-cell office:value-type="float" office:value="63626907737293.6" calcext:value-type="float">
            <text:p>63626907737293.6</text:p>
          </table:table-cell>
          <table:table-cell table:style-name="ce11" table:formula="of:=([.AI66]-[.AI65])/1000" office:value-type="float" office:value="2.0003984375" calcext:value-type="float">
            <text:p>2.0004</text:p>
          </table:table-cell>
          <table:table-cell table:style-name="ce11" table:formula="of:=[.AJ66]+[.AK65]" office:value-type="float" office:value="128.000203125" calcext:value-type="float">
            <text:p>128.0002</text:p>
          </table:table-cell>
          <table:table-cell table:style-name="ce21" table:formula="of:=[.AK66]-2*([.$B66]-1)" office:value-type="float" office:value="0.00020312500001296" calcext:value-type="float">
            <text:p>0.000203125</text:p>
          </table:table-cell>
          <table:table-cell office:value-type="float" office:value="63626908203102" calcext:value-type="float">
            <text:p>63626908203102</text:p>
          </table:table-cell>
          <table:table-cell table:style-name="ce11" table:formula="of:=([.AM66]-[.AM65])/1000" office:value-type="float" office:value="1.9978984375" calcext:value-type="float">
            <text:p>1.9979</text:p>
          </table:table-cell>
          <table:table-cell table:style-name="ce11" table:formula="of:=[.AN66]+[.AO65]" office:value-type="float" office:value="127.9986015625" calcext:value-type="float">
            <text:p>127.9986</text:p>
          </table:table-cell>
          <table:table-cell table:style-name="ce22" table:formula="of:=[.AO66]-2*([.$B66]-1)" office:value-type="float" office:value="-0.00139843749998647" calcext:value-type="float">
            <text:p>-0.0013984375</text:p>
          </table:table-cell>
          <table:table-cell office:value-type="float" office:value="63626908672837.1" calcext:value-type="float">
            <text:p>63626908672837.1</text:p>
          </table:table-cell>
          <table:table-cell table:style-name="ce23" table:formula="of:=([.AQ66]-[.AQ65])/1000" office:value-type="float" office:value="1.999703125" calcext:value-type="float">
            <text:p>1.9997</text:p>
          </table:table-cell>
          <table:table-cell table:style-name="ce11" table:formula="of:=[.AR66]+[.AS65]" office:value-type="float" office:value="127.9996015625" calcext:value-type="float">
            <text:p>127.9996</text:p>
          </table:table-cell>
          <table:table-cell table:style-name="ce24" table:formula="of:=[.AS66]-2*([.$B66]-1)" office:value-type="float" office:value="-0.000398437499967486" calcext:value-type="float">
            <text:p>-0.0003984375</text:p>
          </table:table-cell>
          <table:table-cell office:value-type="float" office:value="63626909144608.6" calcext:value-type="float">
            <text:p>63626909144608.6</text:p>
          </table:table-cell>
          <table:table-cell table:style-name="ce11" table:formula="of:=([.AU66]-[.AU65])/1000" office:value-type="float" office:value="1.9988984375" calcext:value-type="float">
            <text:p>1.9989</text:p>
          </table:table-cell>
          <table:table-cell table:style-name="ce11" table:formula="of:=[.AV66]+[.AW65]" office:value-type="float" office:value="127.9993046875" calcext:value-type="float">
            <text:p>127.9993</text:p>
          </table:table-cell>
          <table:table-cell table:style-name="ce25" table:formula="of:=[.AW66]-2*([.$B66]-1)" office:value-type="float" office:value="-0.000695312499985334" calcext:value-type="float">
            <text:p>-0.0006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66" calcext:value-type="float">
            <text:p>66</text:p>
          </table:table-cell>
          <table:table-cell office:value-type="float" office:value="63626903949380" calcext:value-type="float">
            <text:p>63626903949380</text:p>
          </table:table-cell>
          <table:table-cell table:formula="of:=([.C67]-[.C66])/1000" office:value-type="float" office:value="1.9995" calcext:value-type="float">
            <text:p>1.9995</text:p>
          </table:table-cell>
          <table:table-cell table:formula="of:=[.D67]+[.E66]" office:value-type="float" office:value="130.001203125" calcext:value-type="float">
            <text:p>130.0012</text:p>
          </table:table-cell>
          <table:table-cell table:style-name="ce13" table:formula="of:=[.E67]-2*([.$B67]-1)" office:value-type="float" office:value="0.00120312500001774" calcext:value-type="float">
            <text:p>0.001203125</text:p>
          </table:table-cell>
          <table:table-cell office:value-type="float" office:value="63626904432677.5" calcext:value-type="float">
            <text:p>63626904432677.5</text:p>
          </table:table-cell>
          <table:table-cell table:style-name="ce11" table:formula="of:=([.G67]-[.G66])/1000" office:value-type="float" office:value="2.0003984375" calcext:value-type="float">
            <text:p>2.0004</text:p>
          </table:table-cell>
          <table:table-cell table:style-name="ce11" table:formula="of:=[.H67]+[.I66]" office:value-type="float" office:value="129.999703125" calcext:value-type="float">
            <text:p>129.9997</text:p>
          </table:table-cell>
          <table:table-cell table:style-name="ce14" table:formula="of:=[.I67]-2*([.$B67]-1)" office:value-type="float" office:value="-0.000296875000003638" calcext:value-type="float">
            <text:p>-0.000296875</text:p>
          </table:table-cell>
          <table:table-cell office:value-type="float" office:value="63626904915578.1" calcext:value-type="float">
            <text:p>63626904915578.1</text:p>
          </table:table-cell>
          <table:table-cell table:style-name="ce11" table:formula="of:=([.K67]-[.K66])/1000" office:value-type="float" office:value="2.0028046875" calcext:value-type="float">
            <text:p>2.0028</text:p>
          </table:table-cell>
          <table:table-cell table:style-name="ce11" table:formula="of:=[.L67]+[.M66]" office:value-type="float" office:value="130.0021015625" calcext:value-type="float">
            <text:p>130.0021</text:p>
          </table:table-cell>
          <table:table-cell table:style-name="ce15" table:formula="of:=[.M67]-2*([.$B67]-1)" office:value-type="float" office:value="0.00210156250000182" calcext:value-type="float">
            <text:p>0.0021015625</text:p>
          </table:table-cell>
          <table:table-cell office:value-type="float" office:value="63626905379855.2" calcext:value-type="float">
            <text:p>63626905379855.2</text:p>
          </table:table-cell>
          <table:table-cell table:style-name="ce11" table:formula="of:=([.O67]-[.O66])/1000" office:value-type="float" office:value="2.0018046875" calcext:value-type="float">
            <text:p>2.0018</text:p>
          </table:table-cell>
          <table:table-cell table:style-name="ce11" table:formula="of:=[.P67]+[.Q66]" office:value-type="float" office:value="130.001203125" calcext:value-type="float">
            <text:p>130.0012</text:p>
          </table:table-cell>
          <table:table-cell table:style-name="ce16" table:formula="of:=[.Q67]-2*([.$B67]-1)" office:value-type="float" office:value="0.00120312500004616" calcext:value-type="float">
            <text:p>0.001203125</text:p>
          </table:table-cell>
          <table:table-cell office:value-type="float" office:value="63626905845181.8" calcext:value-type="float">
            <text:p>63626905845181.8</text:p>
          </table:table-cell>
          <table:table-cell table:style-name="ce11" table:formula="of:=([.S67]-[.S66])/1000" office:value-type="float" office:value="1.99959375" calcext:value-type="float">
            <text:p>1.9996</text:p>
          </table:table-cell>
          <table:table-cell table:style-name="ce11" table:formula="of:=[.T67]+[.U66]" office:value-type="float" office:value="129.9998984375" calcext:value-type="float">
            <text:p>129.9999</text:p>
          </table:table-cell>
          <table:table-cell table:style-name="ce17" table:formula="of:=[.U67]-2*([.$B67]-1)" office:value-type="float" office:value="-0.000101562499992269" calcext:value-type="float">
            <text:p>-0.0001015625</text:p>
          </table:table-cell>
          <table:table-cell office:value-type="float" office:value="63626906329937.4" calcext:value-type="float">
            <text:p>63626906329937.4</text:p>
          </table:table-cell>
          <table:table-cell table:style-name="ce11" table:formula="of:=([.W67]-[.W66])/1000" office:value-type="float" office:value="2.0001015625" calcext:value-type="float">
            <text:p>2.0001</text:p>
          </table:table-cell>
          <table:table-cell table:style-name="ce11" table:formula="of:=[.X67]+[.Y66]" office:value-type="float" office:value="130.0008984375" calcext:value-type="float">
            <text:p>130.0009</text:p>
          </table:table-cell>
          <table:table-cell table:style-name="ce18" table:formula="of:=[.Y67]-2*([.$B67]-1)" office:value-type="float" office:value="0.000898437499984084" calcext:value-type="float">
            <text:p>0.0008984375</text:p>
          </table:table-cell>
          <table:table-cell office:value-type="float" office:value="63626906795389.5" calcext:value-type="float">
            <text:p>63626906795389.5</text:p>
          </table:table-cell>
          <table:table-cell table:style-name="ce11" table:formula="of:=([.AA67]-[.AA66])/1000" office:value-type="float" office:value="2.0013984375" calcext:value-type="float">
            <text:p>2.0014</text:p>
          </table:table-cell>
          <table:table-cell table:style-name="ce11" table:formula="of:=[.AB67]+[.AC66]" office:value-type="float" office:value="130.001703125" calcext:value-type="float">
            <text:p>130.0017</text:p>
          </table:table-cell>
          <table:table-cell table:style-name="ce19" table:formula="of:=[.AC67]-2*([.$B67]-1)" office:value-type="float" office:value="0.00170312500003433" calcext:value-type="float">
            <text:p>0.001703125</text:p>
          </table:table-cell>
          <table:table-cell office:value-type="float" office:value="63626907269622.2" calcext:value-type="float">
            <text:p>63626907269622.2</text:p>
          </table:table-cell>
          <table:table-cell table:style-name="ce11" table:formula="of:=([.AE67]-[.AE66])/1000" office:value-type="float" office:value="1.999203125" calcext:value-type="float">
            <text:p>1.9992</text:p>
          </table:table-cell>
          <table:table-cell table:style-name="ce11" table:formula="of:=[.AF67]+[.AG66]" office:value-type="float" office:value="129.999203125" calcext:value-type="float">
            <text:p>129.9992</text:p>
          </table:table-cell>
          <table:table-cell table:style-name="ce20" table:formula="of:=[.AG67]-2*([.$B67]-1)" office:value-type="float" office:value="-0.000796875000020236" calcext:value-type="float">
            <text:p>-0.000796875</text:p>
          </table:table-cell>
          <table:table-cell office:value-type="float" office:value="63626907739293.1" calcext:value-type="float">
            <text:p>63626907739293.1</text:p>
          </table:table-cell>
          <table:table-cell table:style-name="ce11" table:formula="of:=([.AI67]-[.AI66])/1000" office:value-type="float" office:value="1.9995" calcext:value-type="float">
            <text:p>1.9995</text:p>
          </table:table-cell>
          <table:table-cell table:style-name="ce11" table:formula="of:=[.AJ67]+[.AK66]" office:value-type="float" office:value="129.999703125" calcext:value-type="float">
            <text:p>129.9997</text:p>
          </table:table-cell>
          <table:table-cell table:style-name="ce21" table:formula="of:=[.AK67]-2*([.$B67]-1)" office:value-type="float" office:value="-0.000296874999975216" calcext:value-type="float">
            <text:p>-0.000296875</text:p>
          </table:table-cell>
          <table:table-cell office:value-type="float" office:value="63626908205104.5" calcext:value-type="float">
            <text:p>63626908205104.5</text:p>
          </table:table-cell>
          <table:table-cell table:style-name="ce11" table:formula="of:=([.AM67]-[.AM66])/1000" office:value-type="float" office:value="2.0025" calcext:value-type="float">
            <text:p>2.0025</text:p>
          </table:table-cell>
          <table:table-cell table:style-name="ce11" table:formula="of:=[.AN67]+[.AO66]" office:value-type="float" office:value="130.0011015625" calcext:value-type="float">
            <text:p>130.0011</text:p>
          </table:table-cell>
          <table:table-cell table:style-name="ce22" table:formula="of:=[.AO67]-2*([.$B67]-1)" office:value-type="float" office:value="0.00110156250002547" calcext:value-type="float">
            <text:p>0.0011015625</text:p>
          </table:table-cell>
          <table:table-cell office:value-type="float" office:value="63626908674838.3" calcext:value-type="float">
            <text:p>63626908674838.3</text:p>
          </table:table-cell>
          <table:table-cell table:style-name="ce23" table:formula="of:=([.AQ67]-[.AQ66])/1000" office:value-type="float" office:value="2.0011953125" calcext:value-type="float">
            <text:p>2.0012</text:p>
          </table:table-cell>
          <table:table-cell table:style-name="ce11" table:formula="of:=[.AR67]+[.AS66]" office:value-type="float" office:value="130.000796875" calcext:value-type="float">
            <text:p>130.0008</text:p>
          </table:table-cell>
          <table:table-cell table:style-name="ce24" table:formula="of:=[.AS67]-2*([.$B67]-1)" office:value-type="float" office:value="0.000796875000020236" calcext:value-type="float">
            <text:p>0.000796875</text:p>
          </table:table-cell>
          <table:table-cell office:value-type="float" office:value="63626909146610.2" calcext:value-type="float">
            <text:p>63626909146610.2</text:p>
          </table:table-cell>
          <table:table-cell table:style-name="ce11" table:formula="of:=([.AU67]-[.AU66])/1000" office:value-type="float" office:value="2.0016015625" calcext:value-type="float">
            <text:p>2.0016</text:p>
          </table:table-cell>
          <table:table-cell table:style-name="ce11" table:formula="of:=[.AV67]+[.AW66]" office:value-type="float" office:value="130.00090625" calcext:value-type="float">
            <text:p>130.0009</text:p>
          </table:table-cell>
          <table:table-cell table:style-name="ce25" table:formula="of:=[.AW67]-2*([.$B67]-1)" office:value-type="float" office:value="0.000906250000014097" calcext:value-type="float">
            <text:p>0.0009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67" calcext:value-type="float">
            <text:p>67</text:p>
          </table:table-cell>
          <table:table-cell office:value-type="float" office:value="63626903951378.6" calcext:value-type="float">
            <text:p>63626903951378.6</text:p>
          </table:table-cell>
          <table:table-cell table:formula="of:=([.C68]-[.C67])/1000" office:value-type="float" office:value="1.9986015625" calcext:value-type="float">
            <text:p>1.9986</text:p>
          </table:table-cell>
          <table:table-cell table:formula="of:=[.D68]+[.E67]" office:value-type="float" office:value="131.9998046875" calcext:value-type="float">
            <text:p>131.9998</text:p>
          </table:table-cell>
          <table:table-cell table:style-name="ce13" table:formula="of:=[.E68]-2*([.$B68]-1)" office:value-type="float" office:value="-0.000195312499982947" calcext:value-type="float">
            <text:p>-0.0001953125</text:p>
          </table:table-cell>
          <table:table-cell office:value-type="float" office:value="63626904434677.8" calcext:value-type="float">
            <text:p>63626904434677.8</text:p>
          </table:table-cell>
          <table:table-cell table:style-name="ce11" table:formula="of:=([.G68]-[.G67])/1000" office:value-type="float" office:value="2.000296875" calcext:value-type="float">
            <text:p>2.0003</text:p>
          </table:table-cell>
          <table:table-cell table:style-name="ce11" table:formula="of:=[.H68]+[.I67]" office:value-type="float" office:value="132" calcext:value-type="float">
            <text:p>132.0000</text:p>
          </table:table-cell>
          <table:table-cell table:style-name="ce14" table:formula="of:=[.I68]-2*([.$B68]-1)" office:value-type="float" office:value="0" calcext:value-type="float">
            <text:p>0</text:p>
          </table:table-cell>
          <table:table-cell office:value-type="float" office:value="63626904917575.7" calcext:value-type="float">
            <text:p>63626904917575.7</text:p>
          </table:table-cell>
          <table:table-cell table:style-name="ce11" table:formula="of:=([.K68]-[.K67])/1000" office:value-type="float" office:value="1.9976015625" calcext:value-type="float">
            <text:p>1.9976</text:p>
          </table:table-cell>
          <table:table-cell table:style-name="ce11" table:formula="of:=[.L68]+[.M67]" office:value-type="float" office:value="131.999703125" calcext:value-type="float">
            <text:p>131.9997</text:p>
          </table:table-cell>
          <table:table-cell table:style-name="ce15" table:formula="of:=[.M68]-2*([.$B68]-1)" office:value-type="float" office:value="-0.000296875000003638" calcext:value-type="float">
            <text:p>-0.000296875</text:p>
          </table:table-cell>
          <table:table-cell office:value-type="float" office:value="63626905381854.2" calcext:value-type="float">
            <text:p>63626905381854.2</text:p>
          </table:table-cell>
          <table:table-cell table:style-name="ce11" table:formula="of:=([.O68]-[.O67])/1000" office:value-type="float" office:value="1.999" calcext:value-type="float">
            <text:p>1.9990</text:p>
          </table:table-cell>
          <table:table-cell table:style-name="ce11" table:formula="of:=[.P68]+[.Q67]" office:value-type="float" office:value="132.000203125" calcext:value-type="float">
            <text:p>132.0002</text:p>
          </table:table-cell>
          <table:table-cell table:style-name="ce16" table:formula="of:=[.Q68]-2*([.$B68]-1)" office:value-type="float" office:value="0.000203125000041382" calcext:value-type="float">
            <text:p>0.000203125</text:p>
          </table:table-cell>
          <table:table-cell office:value-type="float" office:value="63626905847183.6" calcext:value-type="float">
            <text:p>63626905847183.6</text:p>
          </table:table-cell>
          <table:table-cell table:style-name="ce11" table:formula="of:=([.S68]-[.S67])/1000" office:value-type="float" office:value="2.0018046875" calcext:value-type="float">
            <text:p>2.0018</text:p>
          </table:table-cell>
          <table:table-cell table:style-name="ce11" table:formula="of:=[.T68]+[.U67]" office:value-type="float" office:value="132.001703125" calcext:value-type="float">
            <text:p>132.0017</text:p>
          </table:table-cell>
          <table:table-cell table:style-name="ce17" table:formula="of:=[.U68]-2*([.$B68]-1)" office:value-type="float" office:value="0.00170312500000591" calcext:value-type="float">
            <text:p>0.001703125</text:p>
          </table:table-cell>
          <table:table-cell office:value-type="float" office:value="63626906331935.7" calcext:value-type="float">
            <text:p>63626906331935.7</text:p>
          </table:table-cell>
          <table:table-cell table:style-name="ce11" table:formula="of:=([.W68]-[.W67])/1000" office:value-type="float" office:value="1.9983046875" calcext:value-type="float">
            <text:p>1.9983</text:p>
          </table:table-cell>
          <table:table-cell table:style-name="ce11" table:formula="of:=[.X68]+[.Y67]" office:value-type="float" office:value="131.999203125" calcext:value-type="float">
            <text:p>131.9992</text:p>
          </table:table-cell>
          <table:table-cell table:style-name="ce18" table:formula="of:=[.Y68]-2*([.$B68]-1)" office:value-type="float" office:value="-0.000796875000020236" calcext:value-type="float">
            <text:p>-0.000796875</text:p>
          </table:table-cell>
          <table:table-cell office:value-type="float" office:value="63626906797389.8" calcext:value-type="float">
            <text:p>63626906797389.8</text:p>
          </table:table-cell>
          <table:table-cell table:style-name="ce11" table:formula="of:=([.AA68]-[.AA67])/1000" office:value-type="float" office:value="2.000296875" calcext:value-type="float">
            <text:p>2.0003</text:p>
          </table:table-cell>
          <table:table-cell table:style-name="ce11" table:formula="of:=[.AB68]+[.AC67]" office:value-type="float" office:value="132.002" calcext:value-type="float">
            <text:p>132.0020</text:p>
          </table:table-cell>
          <table:table-cell table:style-name="ce19" table:formula="of:=[.AC68]-2*([.$B68]-1)" office:value-type="float" office:value="0.00200000000003797" calcext:value-type="float">
            <text:p>0.002</text:p>
          </table:table-cell>
          <table:table-cell office:value-type="float" office:value="63626907271622.2" calcext:value-type="float">
            <text:p>63626907271622.2</text:p>
          </table:table-cell>
          <table:table-cell table:style-name="ce11" table:formula="of:=([.AE68]-[.AE67])/1000" office:value-type="float" office:value="2" calcext:value-type="float">
            <text:p>2.0000</text:p>
          </table:table-cell>
          <table:table-cell table:style-name="ce11" table:formula="of:=[.AF68]+[.AG67]" office:value-type="float" office:value="131.999203125" calcext:value-type="float">
            <text:p>131.9992</text:p>
          </table:table-cell>
          <table:table-cell table:style-name="ce20" table:formula="of:=[.AG68]-2*([.$B68]-1)" office:value-type="float" office:value="-0.000796875000020236" calcext:value-type="float">
            <text:p>-0.000796875</text:p>
          </table:table-cell>
          <table:table-cell office:value-type="float" office:value="63626907741295.6" calcext:value-type="float">
            <text:p>63626907741295.6</text:p>
          </table:table-cell>
          <table:table-cell table:style-name="ce11" table:formula="of:=([.AI68]-[.AI67])/1000" office:value-type="float" office:value="2.0025" calcext:value-type="float">
            <text:p>2.0025</text:p>
          </table:table-cell>
          <table:table-cell table:style-name="ce11" table:formula="of:=[.AJ68]+[.AK67]" office:value-type="float" office:value="132.002203125" calcext:value-type="float">
            <text:p>132.0022</text:p>
          </table:table-cell>
          <table:table-cell table:style-name="ce21" table:formula="of:=[.AK68]-2*([.$B68]-1)" office:value-type="float" office:value="0.00220312500002251" calcext:value-type="float">
            <text:p>0.002203125</text:p>
          </table:table-cell>
          <table:table-cell office:value-type="float" office:value="63626908207104.3" calcext:value-type="float">
            <text:p>63626908207104.3</text:p>
          </table:table-cell>
          <table:table-cell table:style-name="ce11" table:formula="of:=([.AM68]-[.AM67])/1000" office:value-type="float" office:value="1.999796875" calcext:value-type="float">
            <text:p>1.9998</text:p>
          </table:table-cell>
          <table:table-cell table:style-name="ce11" table:formula="of:=[.AN68]+[.AO67]" office:value-type="float" office:value="132.0008984375" calcext:value-type="float">
            <text:p>132.0009</text:p>
          </table:table-cell>
          <table:table-cell table:style-name="ce22" table:formula="of:=[.AO68]-2*([.$B68]-1)" office:value-type="float" office:value="0.000898437500012506" calcext:value-type="float">
            <text:p>0.0008984375</text:p>
          </table:table-cell>
          <table:table-cell office:value-type="float" office:value="63626908676836.8" calcext:value-type="float">
            <text:p>63626908676836.8</text:p>
          </table:table-cell>
          <table:table-cell table:style-name="ce23" table:formula="of:=([.AQ68]-[.AQ67])/1000" office:value-type="float" office:value="1.9985" calcext:value-type="float">
            <text:p>1.9985</text:p>
          </table:table-cell>
          <table:table-cell table:style-name="ce11" table:formula="of:=[.AR68]+[.AS67]" office:value-type="float" office:value="131.999296875" calcext:value-type="float">
            <text:p>131.9993</text:p>
          </table:table-cell>
          <table:table-cell table:style-name="ce24" table:formula="of:=[.AS68]-2*([.$B68]-1)" office:value-type="float" office:value="-0.000703124999972715" calcext:value-type="float">
            <text:p>-0.000703125</text:p>
          </table:table-cell>
          <table:table-cell office:value-type="float" office:value="63626909148609.8" calcext:value-type="float">
            <text:p>63626909148609.8</text:p>
          </table:table-cell>
          <table:table-cell table:style-name="ce11" table:formula="of:=([.AU68]-[.AU67])/1000" office:value-type="float" office:value="1.99959375" calcext:value-type="float">
            <text:p>1.9996</text:p>
          </table:table-cell>
          <table:table-cell table:style-name="ce11" table:formula="of:=[.AV68]+[.AW67]" office:value-type="float" office:value="132.0005" calcext:value-type="float">
            <text:p>132.0005</text:p>
          </table:table-cell>
          <table:table-cell table:style-name="ce25" table:formula="of:=[.AW68]-2*([.$B68]-1)" office:value-type="float" office:value="0.000500000000016598" calcext:value-type="float">
            <text:p>0.000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68" calcext:value-type="float">
            <text:p>68</text:p>
          </table:table-cell>
          <table:table-cell office:value-type="float" office:value="63626903953378.1" calcext:value-type="float">
            <text:p>63626903953378.1</text:p>
          </table:table-cell>
          <table:table-cell table:formula="of:=([.C69]-[.C68])/1000" office:value-type="float" office:value="1.9995" calcext:value-type="float">
            <text:p>1.9995</text:p>
          </table:table-cell>
          <table:table-cell table:formula="of:=[.D69]+[.E68]" office:value-type="float" office:value="133.9993046875" calcext:value-type="float">
            <text:p>133.9993</text:p>
          </table:table-cell>
          <table:table-cell table:style-name="ce13" table:formula="of:=[.E69]-2*([.$B69]-1)" office:value-type="float" office:value="-0.000695312499971124" calcext:value-type="float">
            <text:p>-0.0006953125</text:p>
          </table:table-cell>
          <table:table-cell office:value-type="float" office:value="63626904436679.7" calcext:value-type="float">
            <text:p>63626904436679.7</text:p>
          </table:table-cell>
          <table:table-cell table:style-name="ce11" table:formula="of:=([.G69]-[.G68])/1000" office:value-type="float" office:value="2.00190625" calcext:value-type="float">
            <text:p>2.0019</text:p>
          </table:table-cell>
          <table:table-cell table:style-name="ce11" table:formula="of:=[.H69]+[.I68]" office:value-type="float" office:value="134.00190625" calcext:value-type="float">
            <text:p>134.0019</text:p>
          </table:table-cell>
          <table:table-cell table:style-name="ce14" table:formula="of:=[.I69]-2*([.$B69]-1)" office:value-type="float" office:value="0.00190624999999045" calcext:value-type="float">
            <text:p>0.00190625</text:p>
          </table:table-cell>
          <table:table-cell office:value-type="float" office:value="63626904919575.6" calcext:value-type="float">
            <text:p>63626904919575.6</text:p>
          </table:table-cell>
          <table:table-cell table:style-name="ce11" table:formula="of:=([.K69]-[.K68])/1000" office:value-type="float" office:value="1.9998984375" calcext:value-type="float">
            <text:p>1.9999</text:p>
          </table:table-cell>
          <table:table-cell table:style-name="ce11" table:formula="of:=[.L69]+[.M68]" office:value-type="float" office:value="133.9996015625" calcext:value-type="float">
            <text:p>133.9996</text:p>
          </table:table-cell>
          <table:table-cell table:style-name="ce15" table:formula="of:=[.M69]-2*([.$B69]-1)" office:value-type="float" office:value="-0.000398437499995907" calcext:value-type="float">
            <text:p>-0.0003984375</text:p>
          </table:table-cell>
          <table:table-cell office:value-type="float" office:value="63626905383854.4" calcext:value-type="float">
            <text:p>63626905383854.4</text:p>
          </table:table-cell>
          <table:table-cell table:style-name="ce11" table:formula="of:=([.O69]-[.O68])/1000" office:value-type="float" office:value="2.0001953125" calcext:value-type="float">
            <text:p>2.0002</text:p>
          </table:table-cell>
          <table:table-cell table:style-name="ce11" table:formula="of:=[.P69]+[.Q68]" office:value-type="float" office:value="134.0003984375" calcext:value-type="float">
            <text:p>134.0004</text:p>
          </table:table-cell>
          <table:table-cell table:style-name="ce16" table:formula="of:=[.Q69]-2*([.$B69]-1)" office:value-type="float" office:value="0.000398437500052751" calcext:value-type="float">
            <text:p>0.0003984375</text:p>
          </table:table-cell>
          <table:table-cell office:value-type="float" office:value="63626905849180.9" calcext:value-type="float">
            <text:p>63626905849180.9</text:p>
          </table:table-cell>
          <table:table-cell table:style-name="ce11" table:formula="of:=([.S69]-[.S68])/1000" office:value-type="float" office:value="1.997296875" calcext:value-type="float">
            <text:p>1.9973</text:p>
          </table:table-cell>
          <table:table-cell table:style-name="ce11" table:formula="of:=[.T69]+[.U68]" office:value-type="float" office:value="133.999" calcext:value-type="float">
            <text:p>133.9990</text:p>
          </table:table-cell>
          <table:table-cell table:style-name="ce17" table:formula="of:=[.U69]-2*([.$B69]-1)" office:value-type="float" office:value="-0.00100000000000477" calcext:value-type="float">
            <text:p>-0.001</text:p>
          </table:table-cell>
          <table:table-cell office:value-type="float" office:value="63626906333936.1" calcext:value-type="float">
            <text:p>63626906333936.1</text:p>
          </table:table-cell>
          <table:table-cell table:style-name="ce11" table:formula="of:=([.W69]-[.W68])/1000" office:value-type="float" office:value="2.0003984375" calcext:value-type="float">
            <text:p>2.0004</text:p>
          </table:table-cell>
          <table:table-cell table:style-name="ce11" table:formula="of:=[.X69]+[.Y68]" office:value-type="float" office:value="133.9996015625" calcext:value-type="float">
            <text:p>133.9996</text:p>
          </table:table-cell>
          <table:table-cell table:style-name="ce18" table:formula="of:=[.Y69]-2*([.$B69]-1)" office:value-type="float" office:value="-0.000398437500024329" calcext:value-type="float">
            <text:p>-0.0003984375</text:p>
          </table:table-cell>
          <table:table-cell office:value-type="float" office:value="63626906799389.6" calcext:value-type="float">
            <text:p>63626906799389.6</text:p>
          </table:table-cell>
          <table:table-cell table:style-name="ce11" table:formula="of:=([.AA69]-[.AA68])/1000" office:value-type="float" office:value="1.9998046875" calcext:value-type="float">
            <text:p>1.9998</text:p>
          </table:table-cell>
          <table:table-cell table:style-name="ce11" table:formula="of:=[.AB69]+[.AC68]" office:value-type="float" office:value="134.0018046875" calcext:value-type="float">
            <text:p>134.0018</text:p>
          </table:table-cell>
          <table:table-cell table:style-name="ce19" table:formula="of:=[.AC69]-2*([.$B69]-1)" office:value-type="float" office:value="0.0018046875000266" calcext:value-type="float">
            <text:p>0.0018046875</text:p>
          </table:table-cell>
          <table:table-cell office:value-type="float" office:value="63626907273621.8" calcext:value-type="float">
            <text:p>63626907273621.8</text:p>
          </table:table-cell>
          <table:table-cell table:style-name="ce11" table:formula="of:=([.AE69]-[.AE68])/1000" office:value-type="float" office:value="1.99959375" calcext:value-type="float">
            <text:p>1.9996</text:p>
          </table:table-cell>
          <table:table-cell table:style-name="ce11" table:formula="of:=[.AF69]+[.AG68]" office:value-type="float" office:value="133.998796875" calcext:value-type="float">
            <text:p>133.9988</text:p>
          </table:table-cell>
          <table:table-cell table:style-name="ce20" table:formula="of:=[.AG69]-2*([.$B69]-1)" office:value-type="float" office:value="-0.00120312500001774" calcext:value-type="float">
            <text:p>-0.001203125</text:p>
          </table:table-cell>
          <table:table-cell office:value-type="float" office:value="63626907743296.1" calcext:value-type="float">
            <text:p>63626907743296.1</text:p>
          </table:table-cell>
          <table:table-cell table:style-name="ce11" table:formula="of:=([.AI69]-[.AI68])/1000" office:value-type="float" office:value="2.0005" calcext:value-type="float">
            <text:p>2.0005</text:p>
          </table:table-cell>
          <table:table-cell table:style-name="ce11" table:formula="of:=[.AJ69]+[.AK68]" office:value-type="float" office:value="134.002703125" calcext:value-type="float">
            <text:p>134.0027</text:p>
          </table:table-cell>
          <table:table-cell table:style-name="ce21" table:formula="of:=[.AK69]-2*([.$B69]-1)" office:value-type="float" office:value="0.00270312500001069" calcext:value-type="float">
            <text:p>0.002703125</text:p>
          </table:table-cell>
          <table:table-cell office:value-type="float" office:value="63626908209104.1" calcext:value-type="float">
            <text:p>63626908209104.1</text:p>
          </table:table-cell>
          <table:table-cell table:style-name="ce11" table:formula="of:=([.AM69]-[.AM68])/1000" office:value-type="float" office:value="1.9998046875" calcext:value-type="float">
            <text:p>1.9998</text:p>
          </table:table-cell>
          <table:table-cell table:style-name="ce11" table:formula="of:=[.AN69]+[.AO68]" office:value-type="float" office:value="134.000703125" calcext:value-type="float">
            <text:p>134.0007</text:p>
          </table:table-cell>
          <table:table-cell table:style-name="ce22" table:formula="of:=[.AO69]-2*([.$B69]-1)" office:value-type="float" office:value="0.000703125000001137" calcext:value-type="float">
            <text:p>0.000703125</text:p>
          </table:table-cell>
          <table:table-cell office:value-type="float" office:value="63626908678838.2" calcext:value-type="float">
            <text:p>63626908678838.2</text:p>
          </table:table-cell>
          <table:table-cell table:style-name="ce23" table:formula="of:=([.AQ69]-[.AQ68])/1000" office:value-type="float" office:value="2.00140625" calcext:value-type="float">
            <text:p>2.0014</text:p>
          </table:table-cell>
          <table:table-cell table:style-name="ce11" table:formula="of:=[.AR69]+[.AS68]" office:value-type="float" office:value="134.000703125" calcext:value-type="float">
            <text:p>134.0007</text:p>
          </table:table-cell>
          <table:table-cell table:style-name="ce24" table:formula="of:=[.AS69]-2*([.$B69]-1)" office:value-type="float" office:value="0.000703125000029559" calcext:value-type="float">
            <text:p>0.000703125</text:p>
          </table:table-cell>
          <table:table-cell office:value-type="float" office:value="63626909150609.7" calcext:value-type="float">
            <text:p>63626909150609.7</text:p>
          </table:table-cell>
          <table:table-cell table:style-name="ce11" table:formula="of:=([.AU69]-[.AU68])/1000" office:value-type="float" office:value="1.99990625" calcext:value-type="float">
            <text:p>1.9999</text:p>
          </table:table-cell>
          <table:table-cell table:style-name="ce11" table:formula="of:=[.AV69]+[.AW68]" office:value-type="float" office:value="134.00040625" calcext:value-type="float">
            <text:p>134.0004</text:p>
          </table:table-cell>
          <table:table-cell table:style-name="ce25" table:formula="of:=[.AW69]-2*([.$B69]-1)" office:value-type="float" office:value="0.000406250000025921" calcext:value-type="float">
            <text:p>0.000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69" calcext:value-type="float">
            <text:p>69</text:p>
          </table:table-cell>
          <table:table-cell office:value-type="float" office:value="63626903955380.5" calcext:value-type="float">
            <text:p>63626903955380.5</text:p>
          </table:table-cell>
          <table:table-cell table:formula="of:=([.C70]-[.C69])/1000" office:value-type="float" office:value="2.0023984375" calcext:value-type="float">
            <text:p>2.0024</text:p>
          </table:table-cell>
          <table:table-cell table:formula="of:=[.D70]+[.E69]" office:value-type="float" office:value="136.001703125" calcext:value-type="float">
            <text:p>136.0017</text:p>
          </table:table-cell>
          <table:table-cell table:style-name="ce13" table:formula="of:=[.E70]-2*([.$B70]-1)" office:value-type="float" office:value="0.00170312500003433" calcext:value-type="float">
            <text:p>0.001703125</text:p>
          </table:table-cell>
          <table:table-cell office:value-type="float" office:value="63626904438678.3" calcext:value-type="float">
            <text:p>63626904438678.3</text:p>
          </table:table-cell>
          <table:table-cell table:style-name="ce11" table:formula="of:=([.G70]-[.G69])/1000" office:value-type="float" office:value="1.99859375" calcext:value-type="float">
            <text:p>1.9986</text:p>
          </table:table-cell>
          <table:table-cell table:style-name="ce11" table:formula="of:=[.H70]+[.I69]" office:value-type="float" office:value="136.0005" calcext:value-type="float">
            <text:p>136.0005</text:p>
          </table:table-cell>
          <table:table-cell table:style-name="ce14" table:formula="of:=[.I70]-2*([.$B70]-1)" office:value-type="float" office:value="0.000499999999988177" calcext:value-type="float">
            <text:p>0.0005</text:p>
          </table:table-cell>
          <table:table-cell office:value-type="float" office:value="63626904921578.1" calcext:value-type="float">
            <text:p>63626904921578.1</text:p>
          </table:table-cell>
          <table:table-cell table:style-name="ce11" table:formula="of:=([.K70]-[.K69])/1000" office:value-type="float" office:value="2.0025" calcext:value-type="float">
            <text:p>2.0025</text:p>
          </table:table-cell>
          <table:table-cell table:style-name="ce11" table:formula="of:=[.L70]+[.M69]" office:value-type="float" office:value="136.0021015625" calcext:value-type="float">
            <text:p>136.0021</text:p>
          </table:table-cell>
          <table:table-cell table:style-name="ce15" table:formula="of:=[.M70]-2*([.$B70]-1)" office:value-type="float" office:value="0.00210156250000182" calcext:value-type="float">
            <text:p>0.0021015625</text:p>
          </table:table-cell>
          <table:table-cell office:value-type="float" office:value="63626905385854" calcext:value-type="float">
            <text:p>63626905385854</text:p>
          </table:table-cell>
          <table:table-cell table:style-name="ce11" table:formula="of:=([.O70]-[.O69])/1000" office:value-type="float" office:value="1.9996015625" calcext:value-type="float">
            <text:p>1.9996</text:p>
          </table:table-cell>
          <table:table-cell table:style-name="ce11" table:formula="of:=[.P70]+[.Q69]" office:value-type="float" office:value="136" calcext:value-type="float">
            <text:p>136.0000</text:p>
          </table:table-cell>
          <table:table-cell table:style-name="ce16" table:formula="of:=[.Q70]-2*([.$B70]-1)" office:value-type="float" office:value="0" calcext:value-type="float">
            <text:p>0</text:p>
          </table:table-cell>
          <table:table-cell office:value-type="float" office:value="63626905851183.3" calcext:value-type="float">
            <text:p>63626905851183.3</text:p>
          </table:table-cell>
          <table:table-cell table:style-name="ce11" table:formula="of:=([.S70]-[.S69])/1000" office:value-type="float" office:value="2.0023984375" calcext:value-type="float">
            <text:p>2.0024</text:p>
          </table:table-cell>
          <table:table-cell table:style-name="ce11" table:formula="of:=[.T70]+[.U69]" office:value-type="float" office:value="136.0013984375" calcext:value-type="float">
            <text:p>136.0014</text:p>
          </table:table-cell>
          <table:table-cell table:style-name="ce17" table:formula="of:=[.U70]-2*([.$B70]-1)" office:value-type="float" office:value="0.00139843750000068" calcext:value-type="float">
            <text:p>0.0013984375</text:p>
          </table:table-cell>
          <table:table-cell office:value-type="float" office:value="63626906335936.4" calcext:value-type="float">
            <text:p>63626906335936.4</text:p>
          </table:table-cell>
          <table:table-cell table:style-name="ce11" table:formula="of:=([.W70]-[.W69])/1000" office:value-type="float" office:value="2.000296875" calcext:value-type="float">
            <text:p>2.0003</text:p>
          </table:table-cell>
          <table:table-cell table:style-name="ce11" table:formula="of:=[.X70]+[.Y69]" office:value-type="float" office:value="135.9998984375" calcext:value-type="float">
            <text:p>135.9999</text:p>
          </table:table-cell>
          <table:table-cell table:style-name="ce18" table:formula="of:=[.Y70]-2*([.$B70]-1)" office:value-type="float" office:value="-0.000101562500020691" calcext:value-type="float">
            <text:p>-0.0001015625</text:p>
          </table:table-cell>
          <table:table-cell office:value-type="float" office:value="63626906801389.7" calcext:value-type="float">
            <text:p>63626906801389.7</text:p>
          </table:table-cell>
          <table:table-cell table:style-name="ce11" table:formula="of:=([.AA70]-[.AA69])/1000" office:value-type="float" office:value="2.0001015625" calcext:value-type="float">
            <text:p>2.0001</text:p>
          </table:table-cell>
          <table:table-cell table:style-name="ce11" table:formula="of:=[.AB70]+[.AC69]" office:value-type="float" office:value="136.00190625" calcext:value-type="float">
            <text:p>136.0019</text:p>
          </table:table-cell>
          <table:table-cell table:style-name="ce19" table:formula="of:=[.AC70]-2*([.$B70]-1)" office:value-type="float" office:value="0.00190625000001887" calcext:value-type="float">
            <text:p>0.00190625</text:p>
          </table:table-cell>
          <table:table-cell office:value-type="float" office:value="63626907275623.5" calcext:value-type="float">
            <text:p>63626907275623.5</text:p>
          </table:table-cell>
          <table:table-cell table:style-name="ce11" table:formula="of:=([.AE70]-[.AE69])/1000" office:value-type="float" office:value="2.001703125" calcext:value-type="float">
            <text:p>2.0017</text:p>
          </table:table-cell>
          <table:table-cell table:style-name="ce11" table:formula="of:=[.AF70]+[.AG69]" office:value-type="float" office:value="136.0005" calcext:value-type="float">
            <text:p>136.0005</text:p>
          </table:table-cell>
          <table:table-cell table:style-name="ce20" table:formula="of:=[.AG70]-2*([.$B70]-1)" office:value-type="float" office:value="0.000499999999988177" calcext:value-type="float">
            <text:p>0.0005</text:p>
          </table:table-cell>
          <table:table-cell office:value-type="float" office:value="63626907745293.9" calcext:value-type="float">
            <text:p>63626907745293.9</text:p>
          </table:table-cell>
          <table:table-cell table:style-name="ce11" table:formula="of:=([.AI70]-[.AI69])/1000" office:value-type="float" office:value="1.997796875" calcext:value-type="float">
            <text:p>1.9978</text:p>
          </table:table-cell>
          <table:table-cell table:style-name="ce11" table:formula="of:=[.AJ70]+[.AK69]" office:value-type="float" office:value="136.0005" calcext:value-type="float">
            <text:p>136.0005</text:p>
          </table:table-cell>
          <table:table-cell table:style-name="ce21" table:formula="of:=[.AK70]-2*([.$B70]-1)" office:value-type="float" office:value="0.000500000000016598" calcext:value-type="float">
            <text:p>0.0005</text:p>
          </table:table-cell>
          <table:table-cell office:value-type="float" office:value="63626908211103.4" calcext:value-type="float">
            <text:p>63626908211103.4</text:p>
          </table:table-cell>
          <table:table-cell table:style-name="ce11" table:formula="of:=([.AM70]-[.AM69])/1000" office:value-type="float" office:value="1.999296875" calcext:value-type="float">
            <text:p>1.9993</text:p>
          </table:table-cell>
          <table:table-cell table:style-name="ce11" table:formula="of:=[.AN70]+[.AO69]" office:value-type="float" office:value="136" calcext:value-type="float">
            <text:p>136.0000</text:p>
          </table:table-cell>
          <table:table-cell table:style-name="ce22" table:formula="of:=[.AO70]-2*([.$B70]-1)" office:value-type="float" office:value="0" calcext:value-type="float">
            <text:p>0</text:p>
          </table:table-cell>
          <table:table-cell office:value-type="float" office:value="63626908680839" calcext:value-type="float">
            <text:p>63626908680839</text:p>
          </table:table-cell>
          <table:table-cell table:style-name="ce23" table:formula="of:=([.AQ70]-[.AQ69])/1000" office:value-type="float" office:value="2.000796875" calcext:value-type="float">
            <text:p>2.0008</text:p>
          </table:table-cell>
          <table:table-cell table:style-name="ce11" table:formula="of:=[.AR70]+[.AS69]" office:value-type="float" office:value="136.0015" calcext:value-type="float">
            <text:p>136.0015</text:p>
          </table:table-cell>
          <table:table-cell table:style-name="ce24" table:formula="of:=[.AS70]-2*([.$B70]-1)" office:value-type="float" office:value="0.00150000000002137" calcext:value-type="float">
            <text:p>0.0015</text:p>
          </table:table-cell>
          <table:table-cell office:value-type="float" office:value="63626909152611.7" calcext:value-type="float">
            <text:p>63626909152611.7</text:p>
          </table:table-cell>
          <table:table-cell table:style-name="ce11" table:formula="of:=([.AU70]-[.AU69])/1000" office:value-type="float" office:value="2.002" calcext:value-type="float">
            <text:p>2.0020</text:p>
          </table:table-cell>
          <table:table-cell table:style-name="ce11" table:formula="of:=[.AV70]+[.AW69]" office:value-type="float" office:value="136.00240625" calcext:value-type="float">
            <text:p>136.0024</text:p>
          </table:table-cell>
          <table:table-cell table:style-name="ce25" table:formula="of:=[.AW70]-2*([.$B70]-1)" office:value-type="float" office:value="0.00240625000003547" calcext:value-type="float">
            <text:p>0.002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6</text:p>
          </table:table-cell>
          <table:table-cell table:style-name="ce10" office:value-type="float" office:value="70" calcext:value-type="float">
            <text:p>70</text:p>
          </table:table-cell>
          <table:table-cell office:value-type="float" office:value="63626903957381.5" calcext:value-type="float">
            <text:p>63626903957381.5</text:p>
          </table:table-cell>
          <table:table-cell table:formula="of:=([.C71]-[.C70])/1000" office:value-type="float" office:value="2.001" calcext:value-type="float">
            <text:p>2.0010</text:p>
          </table:table-cell>
          <table:table-cell table:formula="of:=[.D71]+[.E70]" office:value-type="float" office:value="138.002703125" calcext:value-type="float">
            <text:p>138.0027</text:p>
          </table:table-cell>
          <table:table-cell table:style-name="ce13" table:formula="of:=[.E71]-2*([.$B71]-1)" office:value-type="float" office:value="0.00270312500003911" calcext:value-type="float">
            <text:p>0.002703125</text:p>
          </table:table-cell>
          <table:table-cell office:value-type="float" office:value="63626904440677.9" calcext:value-type="float">
            <text:p>63626904440677.9</text:p>
          </table:table-cell>
          <table:table-cell table:style-name="ce11" table:formula="of:=([.G71]-[.G70])/1000" office:value-type="float" office:value="1.9996015625" calcext:value-type="float">
            <text:p>1.9996</text:p>
          </table:table-cell>
          <table:table-cell table:style-name="ce11" table:formula="of:=[.H71]+[.I70]" office:value-type="float" office:value="138.0001015625" calcext:value-type="float">
            <text:p>138.0001</text:p>
          </table:table-cell>
          <table:table-cell table:style-name="ce14" table:formula="of:=[.I71]-2*([.$B71]-1)" office:value-type="float" office:value="0.000101562499992269" calcext:value-type="float">
            <text:p>0.0001015625</text:p>
          </table:table-cell>
          <table:table-cell office:value-type="float" office:value="63626904923578.2" calcext:value-type="float">
            <text:p>63626904923578.2</text:p>
          </table:table-cell>
          <table:table-cell table:style-name="ce11" table:formula="of:=([.K71]-[.K70])/1000" office:value-type="float" office:value="2.0001015625" calcext:value-type="float">
            <text:p>2.0001</text:p>
          </table:table-cell>
          <table:table-cell table:style-name="ce11" table:formula="of:=[.L71]+[.M70]" office:value-type="float" office:value="138.002203125" calcext:value-type="float">
            <text:p>138.0022</text:p>
          </table:table-cell>
          <table:table-cell table:style-name="ce15" table:formula="of:=[.M71]-2*([.$B71]-1)" office:value-type="float" office:value="0.00220312499999409" calcext:value-type="float">
            <text:p>0.002203125</text:p>
          </table:table-cell>
          <table:table-cell office:value-type="float" office:value="63626905387856.1" calcext:value-type="float">
            <text:p>63626905387856.1</text:p>
          </table:table-cell>
          <table:table-cell table:style-name="ce11" table:formula="of:=([.O71]-[.O70])/1000" office:value-type="float" office:value="2.0021015625" calcext:value-type="float">
            <text:p>2.0021</text:p>
          </table:table-cell>
          <table:table-cell table:style-name="ce11" table:formula="of:=[.P71]+[.Q70]" office:value-type="float" office:value="138.0021015625" calcext:value-type="float">
            <text:p>138.0021</text:p>
          </table:table-cell>
          <table:table-cell table:style-name="ce16" table:formula="of:=[.Q71]-2*([.$B71]-1)" office:value-type="float" office:value="0.00210156250005866" calcext:value-type="float">
            <text:p>0.0021015625</text:p>
          </table:table-cell>
          <table:table-cell office:value-type="float" office:value="63626905853183.6" calcext:value-type="float">
            <text:p>63626905853183.6</text:p>
          </table:table-cell>
          <table:table-cell table:style-name="ce11" table:formula="of:=([.S71]-[.S70])/1000" office:value-type="float" office:value="2.0003046875" calcext:value-type="float">
            <text:p>2.0003</text:p>
          </table:table-cell>
          <table:table-cell table:style-name="ce11" table:formula="of:=[.T71]+[.U70]" office:value-type="float" office:value="138.001703125" calcext:value-type="float">
            <text:p>138.0017</text:p>
          </table:table-cell>
          <table:table-cell table:style-name="ce17" table:formula="of:=[.U71]-2*([.$B71]-1)" office:value-type="float" office:value="0.00170312500000591" calcext:value-type="float">
            <text:p>0.001703125</text:p>
          </table:table-cell>
          <table:table-cell office:value-type="float" office:value="63626906337938" calcext:value-type="float">
            <text:p>63626906337938</text:p>
          </table:table-cell>
          <table:table-cell table:style-name="ce11" table:formula="of:=([.W71]-[.W70])/1000" office:value-type="float" office:value="2.0016015625" calcext:value-type="float">
            <text:p>2.0016</text:p>
          </table:table-cell>
          <table:table-cell table:style-name="ce11" table:formula="of:=[.X71]+[.Y70]" office:value-type="float" office:value="138.0015" calcext:value-type="float">
            <text:p>138.0015</text:p>
          </table:table-cell>
          <table:table-cell table:style-name="ce18" table:formula="of:=[.Y71]-2*([.$B71]-1)" office:value-type="float" office:value="0.00149999999999295" calcext:value-type="float">
            <text:p>0.0015</text:p>
          </table:table-cell>
          <table:table-cell office:value-type="float" office:value="63626906803389.5" calcext:value-type="float">
            <text:p>63626906803389.5</text:p>
          </table:table-cell>
          <table:table-cell table:style-name="ce11" table:formula="of:=([.AA71]-[.AA70])/1000" office:value-type="float" office:value="1.999796875" calcext:value-type="float">
            <text:p>1.9998</text:p>
          </table:table-cell>
          <table:table-cell table:style-name="ce11" table:formula="of:=[.AB71]+[.AC70]" office:value-type="float" office:value="138.001703125" calcext:value-type="float">
            <text:p>138.0017</text:p>
          </table:table-cell>
          <table:table-cell table:style-name="ce19" table:formula="of:=[.AC71]-2*([.$B71]-1)" office:value-type="float" office:value="0.00170312500000591" calcext:value-type="float">
            <text:p>0.001703125</text:p>
          </table:table-cell>
          <table:table-cell office:value-type="float" office:value="63626907277624" calcext:value-type="float">
            <text:p>63626907277624</text:p>
          </table:table-cell>
          <table:table-cell table:style-name="ce11" table:formula="of:=([.AE71]-[.AE70])/1000" office:value-type="float" office:value="2.0005" calcext:value-type="float">
            <text:p>2.0005</text:p>
          </table:table-cell>
          <table:table-cell table:style-name="ce11" table:formula="of:=[.AF71]+[.AG70]" office:value-type="float" office:value="138.001" calcext:value-type="float">
            <text:p>138.0010</text:p>
          </table:table-cell>
          <table:table-cell table:style-name="ce20" table:formula="of:=[.AG71]-2*([.$B71]-1)" office:value-type="float" office:value="0.000999999999976353" calcext:value-type="float">
            <text:p>0.001</text:p>
          </table:table-cell>
          <table:table-cell office:value-type="float" office:value="63626907747292.5" calcext:value-type="float">
            <text:p>63626907747292.5</text:p>
          </table:table-cell>
          <table:table-cell table:style-name="ce11" table:formula="of:=([.AI71]-[.AI70])/1000" office:value-type="float" office:value="1.9986015625" calcext:value-type="float">
            <text:p>1.9986</text:p>
          </table:table-cell>
          <table:table-cell table:style-name="ce11" table:formula="of:=[.AJ71]+[.AK70]" office:value-type="float" office:value="137.9991015625" calcext:value-type="float">
            <text:p>137.9991</text:p>
          </table:table-cell>
          <table:table-cell table:style-name="ce21" table:formula="of:=[.AK71]-2*([.$B71]-1)" office:value-type="float" office:value="-0.000898437499984084" calcext:value-type="float">
            <text:p>-0.0008984375</text:p>
          </table:table-cell>
          <table:table-cell office:value-type="float" office:value="63626908213101.7" calcext:value-type="float">
            <text:p>63626908213101.7</text:p>
          </table:table-cell>
          <table:table-cell table:style-name="ce11" table:formula="of:=([.AM71]-[.AM70])/1000" office:value-type="float" office:value="1.9983046875" calcext:value-type="float">
            <text:p>1.9983</text:p>
          </table:table-cell>
          <table:table-cell table:style-name="ce11" table:formula="of:=[.AN71]+[.AO70]" office:value-type="float" office:value="137.9983046875" calcext:value-type="float">
            <text:p>137.9983</text:p>
          </table:table-cell>
          <table:table-cell table:style-name="ce22" table:formula="of:=[.AO71]-2*([.$B71]-1)" office:value-type="float" office:value="-0.00169531250000432" calcext:value-type="float">
            <text:p>-0.0016953125</text:p>
          </table:table-cell>
          <table:table-cell office:value-type="float" office:value="63626908682838.9" calcext:value-type="float">
            <text:p>63626908682838.9</text:p>
          </table:table-cell>
          <table:table-cell table:style-name="ce23" table:formula="of:=([.AQ71]-[.AQ70])/1000" office:value-type="float" office:value="1.9998984375" calcext:value-type="float">
            <text:p>1.9999</text:p>
          </table:table-cell>
          <table:table-cell table:style-name="ce11" table:formula="of:=[.AR71]+[.AS70]" office:value-type="float" office:value="138.0013984375" calcext:value-type="float">
            <text:p>138.0014</text:p>
          </table:table-cell>
          <table:table-cell table:style-name="ce24" table:formula="of:=[.AS71]-2*([.$B71]-1)" office:value-type="float" office:value="0.0013984375000291" calcext:value-type="float">
            <text:p>0.0013984375</text:p>
          </table:table-cell>
          <table:table-cell office:value-type="float" office:value="63626909154609.6" calcext:value-type="float">
            <text:p>63626909154609.6</text:p>
          </table:table-cell>
          <table:table-cell table:style-name="ce11" table:formula="of:=([.AU71]-[.AU70])/1000" office:value-type="float" office:value="1.9978984375" calcext:value-type="float">
            <text:p>1.9979</text:p>
          </table:table-cell>
          <table:table-cell table:style-name="ce11" table:formula="of:=[.AV71]+[.AW70]" office:value-type="float" office:value="138.0003046875" calcext:value-type="float">
            <text:p>138.0003</text:p>
          </table:table-cell>
          <table:table-cell table:style-name="ce25" table:formula="of:=[.AW71]-2*([.$B71]-1)" office:value-type="float" office:value="0.000304687500033651" calcext:value-type="float">
            <text:p>0.0003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10" office:value-type="float" office:value="71" calcext:value-type="float">
            <text:p>71</text:p>
          </table:table-cell>
          <table:table-cell office:value-type="float" office:value="63626903959378.9" calcext:value-type="float">
            <text:p>63626903959378.9</text:p>
          </table:table-cell>
          <table:table-cell table:formula="of:=([.C72]-[.C71])/1000" office:value-type="float" office:value="1.9973984375" calcext:value-type="float">
            <text:p>1.9974</text:p>
          </table:table-cell>
          <table:table-cell table:formula="of:=[.D72]+[.E71]" office:value-type="float" office:value="140.0001015625" calcext:value-type="float">
            <text:p>140.0001</text:p>
          </table:table-cell>
          <table:table-cell table:style-name="ce13" table:formula="of:=[.E72]-2*([.$B72]-1)" office:value-type="float" office:value="0.000101562500049113" calcext:value-type="float">
            <text:p>0.0001015625</text:p>
          </table:table-cell>
          <table:table-cell office:value-type="float" office:value="63626904442678.5" calcext:value-type="float">
            <text:p>63626904442678.5</text:p>
          </table:table-cell>
          <table:table-cell table:style-name="ce11" table:formula="of:=([.G72]-[.G71])/1000" office:value-type="float" office:value="2.0006015625" calcext:value-type="float">
            <text:p>2.0006</text:p>
          </table:table-cell>
          <table:table-cell table:style-name="ce11" table:formula="of:=[.H72]+[.I71]" office:value-type="float" office:value="140.000703125" calcext:value-type="float">
            <text:p>140.0007</text:p>
          </table:table-cell>
          <table:table-cell table:style-name="ce14" table:formula="of:=[.I72]-2*([.$B72]-1)" office:value-type="float" office:value="0.000703125000001137" calcext:value-type="float">
            <text:p>0.000703125</text:p>
          </table:table-cell>
          <table:table-cell office:value-type="float" office:value="63626904925575.2" calcext:value-type="float">
            <text:p>63626904925575.2</text:p>
          </table:table-cell>
          <table:table-cell table:style-name="ce11" table:formula="of:=([.K72]-[.K71])/1000" office:value-type="float" office:value="1.997" calcext:value-type="float">
            <text:p>1.9970</text:p>
          </table:table-cell>
          <table:table-cell table:style-name="ce11" table:formula="of:=[.L72]+[.M71]" office:value-type="float" office:value="139.999203125" calcext:value-type="float">
            <text:p>139.9992</text:p>
          </table:table-cell>
          <table:table-cell table:style-name="ce15" table:formula="of:=[.M72]-2*([.$B72]-1)" office:value-type="float" office:value="-0.000796874999991815" calcext:value-type="float">
            <text:p>-0.000796875</text:p>
          </table:table-cell>
          <table:table-cell office:value-type="float" office:value="63626905389855.2" calcext:value-type="float">
            <text:p>63626905389855.2</text:p>
          </table:table-cell>
          <table:table-cell table:style-name="ce11" table:formula="of:=([.O72]-[.O71])/1000" office:value-type="float" office:value="1.9991015625" calcext:value-type="float">
            <text:p>1.9991</text:p>
          </table:table-cell>
          <table:table-cell table:style-name="ce11" table:formula="of:=[.P72]+[.Q71]" office:value-type="float" office:value="140.001203125" calcext:value-type="float">
            <text:p>140.0012</text:p>
          </table:table-cell>
          <table:table-cell table:style-name="ce16" table:formula="of:=[.Q72]-2*([.$B72]-1)" office:value-type="float" office:value="0.00120312500004616" calcext:value-type="float">
            <text:p>0.001203125</text:p>
          </table:table-cell>
          <table:table-cell office:value-type="float" office:value="63626905855181.7" calcext:value-type="float">
            <text:p>63626905855181.7</text:p>
          </table:table-cell>
          <table:table-cell table:style-name="ce11" table:formula="of:=([.S72]-[.S71])/1000" office:value-type="float" office:value="1.9981015625" calcext:value-type="float">
            <text:p>1.9981</text:p>
          </table:table-cell>
          <table:table-cell table:style-name="ce11" table:formula="of:=[.T72]+[.U71]" office:value-type="float" office:value="139.9998046875" calcext:value-type="float">
            <text:p>139.9998</text:p>
          </table:table-cell>
          <table:table-cell table:style-name="ce17" table:formula="of:=[.U72]-2*([.$B72]-1)" office:value-type="float" office:value="-0.000195312499982947" calcext:value-type="float">
            <text:p>-0.0001953125</text:p>
          </table:table-cell>
          <table:table-cell office:value-type="float" office:value="63626906339937.6" calcext:value-type="float">
            <text:p>63626906339937.6</text:p>
          </table:table-cell>
          <table:table-cell table:style-name="ce11" table:formula="of:=([.W72]-[.W71])/1000" office:value-type="float" office:value="1.9996015625" calcext:value-type="float">
            <text:p>1.9996</text:p>
          </table:table-cell>
          <table:table-cell table:style-name="ce11" table:formula="of:=[.X72]+[.Y71]" office:value-type="float" office:value="140.0011015625" calcext:value-type="float">
            <text:p>140.0011</text:p>
          </table:table-cell>
          <table:table-cell table:style-name="ce18" table:formula="of:=[.Y72]-2*([.$B72]-1)" office:value-type="float" office:value="0.00110156249999704" calcext:value-type="float">
            <text:p>0.0011015625</text:p>
          </table:table-cell>
          <table:table-cell office:value-type="float" office:value="63626906805387.1" calcext:value-type="float">
            <text:p>63626906805387.1</text:p>
          </table:table-cell>
          <table:table-cell table:style-name="ce11" table:formula="of:=([.AA72]-[.AA71])/1000" office:value-type="float" office:value="1.9976015625" calcext:value-type="float">
            <text:p>1.9976</text:p>
          </table:table-cell>
          <table:table-cell table:style-name="ce11" table:formula="of:=[.AB72]+[.AC71]" office:value-type="float" office:value="139.9993046875" calcext:value-type="float">
            <text:p>139.9993</text:p>
          </table:table-cell>
          <table:table-cell table:style-name="ce19" table:formula="of:=[.AC72]-2*([.$B72]-1)" office:value-type="float" office:value="-0.000695312499999545" calcext:value-type="float">
            <text:p>-0.0006953125</text:p>
          </table:table-cell>
          <table:table-cell office:value-type="float" office:value="63626907279622" calcext:value-type="float">
            <text:p>63626907279622</text:p>
          </table:table-cell>
          <table:table-cell table:style-name="ce11" table:formula="of:=([.AE72]-[.AE71])/1000" office:value-type="float" office:value="1.998" calcext:value-type="float">
            <text:p>1.9980</text:p>
          </table:table-cell>
          <table:table-cell table:style-name="ce11" table:formula="of:=[.AF72]+[.AG71]" office:value-type="float" office:value="139.999" calcext:value-type="float">
            <text:p>139.9990</text:p>
          </table:table-cell>
          <table:table-cell table:style-name="ce20" table:formula="of:=[.AG72]-2*([.$B72]-1)" office:value-type="float" office:value="-0.0010000000000332" calcext:value-type="float">
            <text:p>-0.001</text:p>
          </table:table-cell>
          <table:table-cell office:value-type="float" office:value="63626907749293.5" calcext:value-type="float">
            <text:p>63626907749293.5</text:p>
          </table:table-cell>
          <table:table-cell table:style-name="ce11" table:formula="of:=([.AI72]-[.AI71])/1000" office:value-type="float" office:value="2.001" calcext:value-type="float">
            <text:p>2.0010</text:p>
          </table:table-cell>
          <table:table-cell table:style-name="ce11" table:formula="of:=[.AJ72]+[.AK71]" office:value-type="float" office:value="140.0001015625" calcext:value-type="float">
            <text:p>140.0001</text:p>
          </table:table-cell>
          <table:table-cell table:style-name="ce21" table:formula="of:=[.AK72]-2*([.$B72]-1)" office:value-type="float" office:value="0.000101562500020691" calcext:value-type="float">
            <text:p>0.0001015625</text:p>
          </table:table-cell>
          <table:table-cell office:value-type="float" office:value="63626908215103.4" calcext:value-type="float">
            <text:p>63626908215103.4</text:p>
          </table:table-cell>
          <table:table-cell table:style-name="ce11" table:formula="of:=([.AM72]-[.AM71])/1000" office:value-type="float" office:value="2.0016953125" calcext:value-type="float">
            <text:p>2.0017</text:p>
          </table:table-cell>
          <table:table-cell table:style-name="ce11" table:formula="of:=[.AN72]+[.AO71]" office:value-type="float" office:value="140" calcext:value-type="float">
            <text:p>140.0000</text:p>
          </table:table-cell>
          <table:table-cell table:style-name="ce22" table:formula="of:=[.AO72]-2*([.$B72]-1)" office:value-type="float" office:value="0" calcext:value-type="float">
            <text:p>0</text:p>
          </table:table-cell>
          <table:table-cell office:value-type="float" office:value="63626908684837.4" calcext:value-type="float">
            <text:p>63626908684837.4</text:p>
          </table:table-cell>
          <table:table-cell table:style-name="ce23" table:formula="of:=([.AQ72]-[.AQ71])/1000" office:value-type="float" office:value="1.9985" calcext:value-type="float">
            <text:p>1.9985</text:p>
          </table:table-cell>
          <table:table-cell table:style-name="ce11" table:formula="of:=[.AR72]+[.AS71]" office:value-type="float" office:value="139.9998984375" calcext:value-type="float">
            <text:p>139.9999</text:p>
          </table:table-cell>
          <table:table-cell table:style-name="ce24" table:formula="of:=[.AS72]-2*([.$B72]-1)" office:value-type="float" office:value="-0.000101562499963848" calcext:value-type="float">
            <text:p>-0.0001015625</text:p>
          </table:table-cell>
          <table:table-cell office:value-type="float" office:value="63626909156609.9" calcext:value-type="float">
            <text:p>63626909156609.9</text:p>
          </table:table-cell>
          <table:table-cell table:style-name="ce11" table:formula="of:=([.AU72]-[.AU71])/1000" office:value-type="float" office:value="2.000296875" calcext:value-type="float">
            <text:p>2.0003</text:p>
          </table:table-cell>
          <table:table-cell table:style-name="ce11" table:formula="of:=[.AV72]+[.AW71]" office:value-type="float" office:value="140.0006015625" calcext:value-type="float">
            <text:p>140.0006</text:p>
          </table:table-cell>
          <table:table-cell table:style-name="ce25" table:formula="of:=[.AW72]-2*([.$B72]-1)" office:value-type="float" office:value="0.000601562500037289" calcext:value-type="float">
            <text:p>0.0006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72" calcext:value-type="float">
            <text:p>72</text:p>
          </table:table-cell>
          <table:table-cell office:value-type="float" office:value="63626903961378.5" calcext:value-type="float">
            <text:p>63626903961378.5</text:p>
          </table:table-cell>
          <table:table-cell table:formula="of:=([.C73]-[.C72])/1000" office:value-type="float" office:value="1.9996015625" calcext:value-type="float">
            <text:p>1.9996</text:p>
          </table:table-cell>
          <table:table-cell table:formula="of:=[.D73]+[.E72]" office:value-type="float" office:value="141.999703125" calcext:value-type="float">
            <text:p>141.9997</text:p>
          </table:table-cell>
          <table:table-cell table:style-name="ce13" table:formula="of:=[.E73]-2*([.$B73]-1)" office:value-type="float" office:value="-0.000296874999946795" calcext:value-type="float">
            <text:p>-0.000296875</text:p>
          </table:table-cell>
          <table:table-cell office:value-type="float" office:value="63626904444677.2" calcext:value-type="float">
            <text:p>63626904444677.2</text:p>
          </table:table-cell>
          <table:table-cell table:style-name="ce11" table:formula="of:=([.G73]-[.G72])/1000" office:value-type="float" office:value="1.998703125" calcext:value-type="float">
            <text:p>1.9987</text:p>
          </table:table-cell>
          <table:table-cell table:style-name="ce11" table:formula="of:=[.H73]+[.I72]" office:value-type="float" office:value="141.99940625" calcext:value-type="float">
            <text:p>141.9994</text:p>
          </table:table-cell>
          <table:table-cell table:style-name="ce14" table:formula="of:=[.I73]-2*([.$B73]-1)" office:value-type="float" office:value="-0.000593750000007276" calcext:value-type="float">
            <text:p>-0.00059375</text:p>
          </table:table-cell>
          <table:table-cell office:value-type="float" office:value="63626904927578.2" calcext:value-type="float">
            <text:p>63626904927578.2</text:p>
          </table:table-cell>
          <table:table-cell table:style-name="ce11" table:formula="of:=([.K73]-[.K72])/1000" office:value-type="float" office:value="2.003" calcext:value-type="float">
            <text:p>2.0030</text:p>
          </table:table-cell>
          <table:table-cell table:style-name="ce11" table:formula="of:=[.L73]+[.M72]" office:value-type="float" office:value="142.002203125" calcext:value-type="float">
            <text:p>142.0022</text:p>
          </table:table-cell>
          <table:table-cell table:style-name="ce15" table:formula="of:=[.M73]-2*([.$B73]-1)" office:value-type="float" office:value="0.00220312499999409" calcext:value-type="float">
            <text:p>0.002203125</text:p>
          </table:table-cell>
          <table:table-cell office:value-type="float" office:value="63626905391853.2" calcext:value-type="float">
            <text:p>63626905391853.2</text:p>
          </table:table-cell>
          <table:table-cell table:style-name="ce11" table:formula="of:=([.O73]-[.O72])/1000" office:value-type="float" office:value="1.998" calcext:value-type="float">
            <text:p>1.9980</text:p>
          </table:table-cell>
          <table:table-cell table:style-name="ce11" table:formula="of:=[.P73]+[.Q72]" office:value-type="float" office:value="141.999203125" calcext:value-type="float">
            <text:p>141.9992</text:p>
          </table:table-cell>
          <table:table-cell table:style-name="ce16" table:formula="of:=[.Q73]-2*([.$B73]-1)" office:value-type="float" office:value="-0.000796874999963393" calcext:value-type="float">
            <text:p>-0.000796875</text:p>
          </table:table-cell>
          <table:table-cell office:value-type="float" office:value="63626905857181.6" calcext:value-type="float">
            <text:p>63626905857181.6</text:p>
          </table:table-cell>
          <table:table-cell table:style-name="ce11" table:formula="of:=([.S73]-[.S72])/1000" office:value-type="float" office:value="1.9998984375" calcext:value-type="float">
            <text:p>1.9999</text:p>
          </table:table-cell>
          <table:table-cell table:style-name="ce11" table:formula="of:=[.T73]+[.U72]" office:value-type="float" office:value="141.999703125" calcext:value-type="float">
            <text:p>141.9997</text:p>
          </table:table-cell>
          <table:table-cell table:style-name="ce17" table:formula="of:=[.U73]-2*([.$B73]-1)" office:value-type="float" office:value="-0.000296874999975216" calcext:value-type="float">
            <text:p>-0.000296875</text:p>
          </table:table-cell>
          <table:table-cell office:value-type="float" office:value="63626906341937" calcext:value-type="float">
            <text:p>63626906341937</text:p>
          </table:table-cell>
          <table:table-cell table:style-name="ce11" table:formula="of:=([.W73]-[.W72])/1000" office:value-type="float" office:value="1.9993984375" calcext:value-type="float">
            <text:p>1.9994</text:p>
          </table:table-cell>
          <table:table-cell table:style-name="ce11" table:formula="of:=[.X73]+[.Y72]" office:value-type="float" office:value="142.0005" calcext:value-type="float">
            <text:p>142.0005</text:p>
          </table:table-cell>
          <table:table-cell table:style-name="ce18" table:formula="of:=[.Y73]-2*([.$B73]-1)" office:value-type="float" office:value="0.000499999999988177" calcext:value-type="float">
            <text:p>0.0005</text:p>
          </table:table-cell>
          <table:table-cell office:value-type="float" office:value="63626906807388" calcext:value-type="float">
            <text:p>63626906807388</text:p>
          </table:table-cell>
          <table:table-cell table:style-name="ce11" table:formula="of:=([.AA73]-[.AA72])/1000" office:value-type="float" office:value="2.0008984375" calcext:value-type="float">
            <text:p>2.0009</text:p>
          </table:table-cell>
          <table:table-cell table:style-name="ce11" table:formula="of:=[.AB73]+[.AC72]" office:value-type="float" office:value="142.000203125" calcext:value-type="float">
            <text:p>142.0002</text:p>
          </table:table-cell>
          <table:table-cell table:style-name="ce19" table:formula="of:=[.AC73]-2*([.$B73]-1)" office:value-type="float" office:value="0.00020312500001296" calcext:value-type="float">
            <text:p>0.000203125</text:p>
          </table:table-cell>
          <table:table-cell office:value-type="float" office:value="63626907281622.1" calcext:value-type="float">
            <text:p>63626907281622.1</text:p>
          </table:table-cell>
          <table:table-cell table:style-name="ce11" table:formula="of:=([.AE73]-[.AE72])/1000" office:value-type="float" office:value="2.0001015625" calcext:value-type="float">
            <text:p>2.0001</text:p>
          </table:table-cell>
          <table:table-cell table:style-name="ce11" table:formula="of:=[.AF73]+[.AG72]" office:value-type="float" office:value="141.9991015625" calcext:value-type="float">
            <text:p>141.9991</text:p>
          </table:table-cell>
          <table:table-cell table:style-name="ce20" table:formula="of:=[.AG73]-2*([.$B73]-1)" office:value-type="float" office:value="-0.000898437500040927" calcext:value-type="float">
            <text:p>-0.0008984375</text:p>
          </table:table-cell>
          <table:table-cell office:value-type="float" office:value="63626907751295" calcext:value-type="float">
            <text:p>63626907751295</text:p>
          </table:table-cell>
          <table:table-cell table:style-name="ce11" table:formula="of:=([.AI73]-[.AI72])/1000" office:value-type="float" office:value="2.0015" calcext:value-type="float">
            <text:p>2.0015</text:p>
          </table:table-cell>
          <table:table-cell table:style-name="ce11" table:formula="of:=[.AJ73]+[.AK72]" office:value-type="float" office:value="142.0016015625" calcext:value-type="float">
            <text:p>142.0016</text:p>
          </table:table-cell>
          <table:table-cell table:style-name="ce21" table:formula="of:=[.AK73]-2*([.$B73]-1)" office:value-type="float" office:value="0.00160156250001364" calcext:value-type="float">
            <text:p>0.0016015625</text:p>
          </table:table-cell>
          <table:table-cell office:value-type="float" office:value="63626908217104" calcext:value-type="float">
            <text:p>63626908217104</text:p>
          </table:table-cell>
          <table:table-cell table:style-name="ce11" table:formula="of:=([.AM73]-[.AM72])/1000" office:value-type="float" office:value="2.0006015625" calcext:value-type="float">
            <text:p>2.0006</text:p>
          </table:table-cell>
          <table:table-cell table:style-name="ce11" table:formula="of:=[.AN73]+[.AO72]" office:value-type="float" office:value="142.0006015625" calcext:value-type="float">
            <text:p>142.0006</text:p>
          </table:table-cell>
          <table:table-cell table:style-name="ce22" table:formula="of:=[.AO73]-2*([.$B73]-1)" office:value-type="float" office:value="0.000601562500008868" calcext:value-type="float">
            <text:p>0.0006015625</text:p>
          </table:table-cell>
          <table:table-cell office:value-type="float" office:value="63626908686838.1" calcext:value-type="float">
            <text:p>63626908686838.1</text:p>
          </table:table-cell>
          <table:table-cell table:style-name="ce23" table:formula="of:=([.AQ73]-[.AQ72])/1000" office:value-type="float" office:value="2.000703125" calcext:value-type="float">
            <text:p>2.0007</text:p>
          </table:table-cell>
          <table:table-cell table:style-name="ce11" table:formula="of:=[.AR73]+[.AS72]" office:value-type="float" office:value="142.0006015625" calcext:value-type="float">
            <text:p>142.0006</text:p>
          </table:table-cell>
          <table:table-cell table:style-name="ce24" table:formula="of:=[.AS73]-2*([.$B73]-1)" office:value-type="float" office:value="0.000601562500037289" calcext:value-type="float">
            <text:p>0.0006015625</text:p>
          </table:table-cell>
          <table:table-cell office:value-type="float" office:value="63626909158610.1" calcext:value-type="float">
            <text:p>63626909158610.1</text:p>
          </table:table-cell>
          <table:table-cell table:style-name="ce11" table:formula="of:=([.AU73]-[.AU72])/1000" office:value-type="float" office:value="2.000203125" calcext:value-type="float">
            <text:p>2.0002</text:p>
          </table:table-cell>
          <table:table-cell table:style-name="ce11" table:formula="of:=[.AV73]+[.AW72]" office:value-type="float" office:value="142.0008046875" calcext:value-type="float">
            <text:p>142.0008</text:p>
          </table:table-cell>
          <table:table-cell table:style-name="ce25" table:formula="of:=[.AW73]-2*([.$B73]-1)" office:value-type="float" office:value="0.00080468750005025" calcext:value-type="float">
            <text:p>0.0008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73" calcext:value-type="float">
            <text:p>73</text:p>
          </table:table-cell>
          <table:table-cell office:value-type="float" office:value="63626903963380.1" calcext:value-type="float">
            <text:p>63626903963380.1</text:p>
          </table:table-cell>
          <table:table-cell table:formula="of:=([.C74]-[.C73])/1000" office:value-type="float" office:value="2.0016015625" calcext:value-type="float">
            <text:p>2.0016</text:p>
          </table:table-cell>
          <table:table-cell table:formula="of:=[.D74]+[.E73]" office:value-type="float" office:value="144.0013046875" calcext:value-type="float">
            <text:p>144.0013</text:p>
          </table:table-cell>
          <table:table-cell table:style-name="ce13" table:formula="of:=[.E74]-2*([.$B74]-1)" office:value-type="float" office:value="0.00130468750006685" calcext:value-type="float">
            <text:p>0.0013046875</text:p>
          </table:table-cell>
          <table:table-cell office:value-type="float" office:value="63626904446678.3" calcext:value-type="float">
            <text:p>63626904446678.3</text:p>
          </table:table-cell>
          <table:table-cell table:style-name="ce11" table:formula="of:=([.G74]-[.G73])/1000" office:value-type="float" office:value="2.00109375" calcext:value-type="float">
            <text:p>2.0011</text:p>
          </table:table-cell>
          <table:table-cell table:style-name="ce11" table:formula="of:=[.H74]+[.I73]" office:value-type="float" office:value="144.0005" calcext:value-type="float">
            <text:p>144.0005</text:p>
          </table:table-cell>
          <table:table-cell table:style-name="ce14" table:formula="of:=[.I74]-2*([.$B74]-1)" office:value-type="float" office:value="0.000499999999988177" calcext:value-type="float">
            <text:p>0.0005</text:p>
          </table:table-cell>
          <table:table-cell office:value-type="float" office:value="63626904929575.8" calcext:value-type="float">
            <text:p>63626904929575.8</text:p>
          </table:table-cell>
          <table:table-cell table:style-name="ce11" table:formula="of:=([.K74]-[.K73])/1000" office:value-type="float" office:value="1.99759375" calcext:value-type="float">
            <text:p>1.9976</text:p>
          </table:table-cell>
          <table:table-cell table:style-name="ce11" table:formula="of:=[.L74]+[.M73]" office:value-type="float" office:value="143.999796875" calcext:value-type="float">
            <text:p>143.9998</text:p>
          </table:table-cell>
          <table:table-cell table:style-name="ce15" table:formula="of:=[.M74]-2*([.$B74]-1)" office:value-type="float" office:value="-0.00020312500001296" calcext:value-type="float">
            <text:p>-0.000203125</text:p>
          </table:table-cell>
          <table:table-cell office:value-type="float" office:value="63626905393854.1" calcext:value-type="float">
            <text:p>63626905393854.1</text:p>
          </table:table-cell>
          <table:table-cell table:style-name="ce11" table:formula="of:=([.O74]-[.O73])/1000" office:value-type="float" office:value="2.0008984375" calcext:value-type="float">
            <text:p>2.0009</text:p>
          </table:table-cell>
          <table:table-cell table:style-name="ce11" table:formula="of:=[.P74]+[.Q73]" office:value-type="float" office:value="144.0001015625" calcext:value-type="float">
            <text:p>144.0001</text:p>
          </table:table-cell>
          <table:table-cell table:style-name="ce16" table:formula="of:=[.Q74]-2*([.$B74]-1)" office:value-type="float" office:value="0.000101562500049113" calcext:value-type="float">
            <text:p>0.0001015625</text:p>
          </table:table-cell>
          <table:table-cell office:value-type="float" office:value="63626905859181.9" calcext:value-type="float">
            <text:p>63626905859181.9</text:p>
          </table:table-cell>
          <table:table-cell table:style-name="ce11" table:formula="of:=([.S74]-[.S73])/1000" office:value-type="float" office:value="2.000296875" calcext:value-type="float">
            <text:p>2.0003</text:p>
          </table:table-cell>
          <table:table-cell table:style-name="ce11" table:formula="of:=[.T74]+[.U73]" office:value-type="float" office:value="144" calcext:value-type="float">
            <text:p>144.0000</text:p>
          </table:table-cell>
          <table:table-cell table:style-name="ce17" table:formula="of:=[.U74]-2*([.$B74]-1)" office:value-type="float" office:value="0" calcext:value-type="float">
            <text:p>0</text:p>
          </table:table-cell>
          <table:table-cell office:value-type="float" office:value="63626906343936.4" calcext:value-type="float">
            <text:p>63626906343936.4</text:p>
          </table:table-cell>
          <table:table-cell table:style-name="ce11" table:formula="of:=([.W74]-[.W73])/1000" office:value-type="float" office:value="1.9993984375" calcext:value-type="float">
            <text:p>1.9994</text:p>
          </table:table-cell>
          <table:table-cell table:style-name="ce11" table:formula="of:=[.X74]+[.Y73]" office:value-type="float" office:value="143.9998984375" calcext:value-type="float">
            <text:p>143.9999</text:p>
          </table:table-cell>
          <table:table-cell table:style-name="ce18" table:formula="of:=[.Y74]-2*([.$B74]-1)" office:value-type="float" office:value="-0.000101562500020691" calcext:value-type="float">
            <text:p>-0.0001015625</text:p>
          </table:table-cell>
          <table:table-cell office:value-type="float" office:value="63626906809387.3" calcext:value-type="float">
            <text:p>63626906809387.3</text:p>
          </table:table-cell>
          <table:table-cell table:style-name="ce11" table:formula="of:=([.AA74]-[.AA73])/1000" office:value-type="float" office:value="1.999296875" calcext:value-type="float">
            <text:p>1.9993</text:p>
          </table:table-cell>
          <table:table-cell table:style-name="ce11" table:formula="of:=[.AB74]+[.AC73]" office:value-type="float" office:value="143.9995" calcext:value-type="float">
            <text:p>143.9995</text:p>
          </table:table-cell>
          <table:table-cell table:style-name="ce19" table:formula="of:=[.AC74]-2*([.$B74]-1)" office:value-type="float" office:value="-0.000499999999988177" calcext:value-type="float">
            <text:p>-0.0005</text:p>
          </table:table-cell>
          <table:table-cell office:value-type="float" office:value="63626907283623.1" calcext:value-type="float">
            <text:p>63626907283623.1</text:p>
          </table:table-cell>
          <table:table-cell table:style-name="ce11" table:formula="of:=([.AE74]-[.AE73])/1000" office:value-type="float" office:value="2.001" calcext:value-type="float">
            <text:p>2.0010</text:p>
          </table:table-cell>
          <table:table-cell table:style-name="ce11" table:formula="of:=[.AF74]+[.AG73]" office:value-type="float" office:value="144.0001015625" calcext:value-type="float">
            <text:p>144.0001</text:p>
          </table:table-cell>
          <table:table-cell table:style-name="ce20" table:formula="of:=[.AG74]-2*([.$B74]-1)" office:value-type="float" office:value="0.000101562499963848" calcext:value-type="float">
            <text:p>0.0001015625</text:p>
          </table:table-cell>
          <table:table-cell office:value-type="float" office:value="63626907753294.4" calcext:value-type="float">
            <text:p>63626907753294.4</text:p>
          </table:table-cell>
          <table:table-cell table:style-name="ce11" table:formula="of:=([.AI74]-[.AI73])/1000" office:value-type="float" office:value="1.9993984375" calcext:value-type="float">
            <text:p>1.9994</text:p>
          </table:table-cell>
          <table:table-cell table:style-name="ce11" table:formula="of:=[.AJ74]+[.AK73]" office:value-type="float" office:value="144.001" calcext:value-type="float">
            <text:p>144.0010</text:p>
          </table:table-cell>
          <table:table-cell table:style-name="ce21" table:formula="of:=[.AK74]-2*([.$B74]-1)" office:value-type="float" office:value="0.00100000000000477" calcext:value-type="float">
            <text:p>0.001</text:p>
          </table:table-cell>
          <table:table-cell office:value-type="float" office:value="63626908219104.1" calcext:value-type="float">
            <text:p>63626908219104.1</text:p>
          </table:table-cell>
          <table:table-cell table:style-name="ce11" table:formula="of:=([.AM74]-[.AM73])/1000" office:value-type="float" office:value="2.0001015625" calcext:value-type="float">
            <text:p>2.0001</text:p>
          </table:table-cell>
          <table:table-cell table:style-name="ce11" table:formula="of:=[.AN74]+[.AO73]" office:value-type="float" office:value="144.000703125" calcext:value-type="float">
            <text:p>144.0007</text:p>
          </table:table-cell>
          <table:table-cell table:style-name="ce22" table:formula="of:=[.AO74]-2*([.$B74]-1)" office:value-type="float" office:value="0.000703125000001137" calcext:value-type="float">
            <text:p>0.000703125</text:p>
          </table:table-cell>
          <table:table-cell office:value-type="float" office:value="63626908688837.5" calcext:value-type="float">
            <text:p>63626908688837.5</text:p>
          </table:table-cell>
          <table:table-cell table:style-name="ce23" table:formula="of:=([.AQ74]-[.AQ73])/1000" office:value-type="float" office:value="1.9993984375" calcext:value-type="float">
            <text:p>1.9994</text:p>
          </table:table-cell>
          <table:table-cell table:style-name="ce11" table:formula="of:=[.AR74]+[.AS73]" office:value-type="float" office:value="144" calcext:value-type="float">
            <text:p>144.0000</text:p>
          </table:table-cell>
          <table:table-cell table:style-name="ce24" table:formula="of:=[.AS74]-2*([.$B74]-1)" office:value-type="float" office:value="0" calcext:value-type="float">
            <text:p>0</text:p>
          </table:table-cell>
          <table:table-cell office:value-type="float" office:value="63626909160609.9" calcext:value-type="float">
            <text:p>63626909160609.9</text:p>
          </table:table-cell>
          <table:table-cell table:style-name="ce11" table:formula="of:=([.AU74]-[.AU73])/1000" office:value-type="float" office:value="1.999796875" calcext:value-type="float">
            <text:p>1.9998</text:p>
          </table:table-cell>
          <table:table-cell table:style-name="ce11" table:formula="of:=[.AV74]+[.AW73]" office:value-type="float" office:value="144.0006015625" calcext:value-type="float">
            <text:p>144.0006</text:p>
          </table:table-cell>
          <table:table-cell table:style-name="ce25" table:formula="of:=[.AW74]-2*([.$B74]-1)" office:value-type="float" office:value="0.000601562500037289" calcext:value-type="float">
            <text:p>0.0006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74" calcext:value-type="float">
            <text:p>74</text:p>
          </table:table-cell>
          <table:table-cell office:value-type="float" office:value="63626903965379.1" calcext:value-type="float">
            <text:p>63626903965379.1</text:p>
          </table:table-cell>
          <table:table-cell table:formula="of:=([.C75]-[.C74])/1000" office:value-type="float" office:value="1.999" calcext:value-type="float">
            <text:p>1.9990</text:p>
          </table:table-cell>
          <table:table-cell table:formula="of:=[.D75]+[.E74]" office:value-type="float" office:value="146.0003046875" calcext:value-type="float">
            <text:p>146.0003</text:p>
          </table:table-cell>
          <table:table-cell table:style-name="ce13" table:formula="of:=[.E75]-2*([.$B75]-1)" office:value-type="float" office:value="0.000304687500062073" calcext:value-type="float">
            <text:p>0.0003046875</text:p>
          </table:table-cell>
          <table:table-cell office:value-type="float" office:value="63626904448677.4" calcext:value-type="float">
            <text:p>63626904448677.4</text:p>
          </table:table-cell>
          <table:table-cell table:style-name="ce11" table:formula="of:=([.G75]-[.G74])/1000" office:value-type="float" office:value="1.9991015625" calcext:value-type="float">
            <text:p>1.9991</text:p>
          </table:table-cell>
          <table:table-cell table:style-name="ce11" table:formula="of:=[.H75]+[.I74]" office:value-type="float" office:value="145.9996015625" calcext:value-type="float">
            <text:p>145.9996</text:p>
          </table:table-cell>
          <table:table-cell table:style-name="ce14" table:formula="of:=[.I75]-2*([.$B75]-1)" office:value-type="float" office:value="-0.000398437500024329" calcext:value-type="float">
            <text:p>-0.0003984375</text:p>
          </table:table-cell>
          <table:table-cell office:value-type="float" office:value="63626904931574.8" calcext:value-type="float">
            <text:p>63626904931574.8</text:p>
          </table:table-cell>
          <table:table-cell table:style-name="ce11" table:formula="of:=([.K75]-[.K74])/1000" office:value-type="float" office:value="1.999" calcext:value-type="float">
            <text:p>1.9990</text:p>
          </table:table-cell>
          <table:table-cell table:style-name="ce11" table:formula="of:=[.L75]+[.M74]" office:value-type="float" office:value="145.998796875" calcext:value-type="float">
            <text:p>145.9988</text:p>
          </table:table-cell>
          <table:table-cell table:style-name="ce15" table:formula="of:=[.M75]-2*([.$B75]-1)" office:value-type="float" office:value="-0.00120312500001774" calcext:value-type="float">
            <text:p>-0.001203125</text:p>
          </table:table-cell>
          <table:table-cell office:value-type="float" office:value="63626905395853.8" calcext:value-type="float">
            <text:p>63626905395853.8</text:p>
          </table:table-cell>
          <table:table-cell table:style-name="ce11" table:formula="of:=([.O75]-[.O74])/1000" office:value-type="float" office:value="1.9996953125" calcext:value-type="float">
            <text:p>1.9997</text:p>
          </table:table-cell>
          <table:table-cell table:style-name="ce11" table:formula="of:=[.P75]+[.Q74]" office:value-type="float" office:value="145.999796875" calcext:value-type="float">
            <text:p>145.9998</text:p>
          </table:table-cell>
          <table:table-cell table:style-name="ce16" table:formula="of:=[.Q75]-2*([.$B75]-1)" office:value-type="float" office:value="-0.000203124999956117" calcext:value-type="float">
            <text:p>-0.000203125</text:p>
          </table:table-cell>
          <table:table-cell office:value-type="float" office:value="63626905861181.1" calcext:value-type="float">
            <text:p>63626905861181.1</text:p>
          </table:table-cell>
          <table:table-cell table:style-name="ce11" table:formula="of:=([.S75]-[.S74])/1000" office:value-type="float" office:value="1.999203125" calcext:value-type="float">
            <text:p>1.9992</text:p>
          </table:table-cell>
          <table:table-cell table:style-name="ce11" table:formula="of:=[.T75]+[.U74]" office:value-type="float" office:value="145.999203125" calcext:value-type="float">
            <text:p>145.9992</text:p>
          </table:table-cell>
          <table:table-cell table:style-name="ce17" table:formula="of:=[.U75]-2*([.$B75]-1)" office:value-type="float" office:value="-0.000796874999963393" calcext:value-type="float">
            <text:p>-0.000796875</text:p>
          </table:table-cell>
          <table:table-cell office:value-type="float" office:value="63626906345937.7" calcext:value-type="float">
            <text:p>63626906345937.7</text:p>
          </table:table-cell>
          <table:table-cell table:style-name="ce11" table:formula="of:=([.W75]-[.W74])/1000" office:value-type="float" office:value="2.0013046875" calcext:value-type="float">
            <text:p>2.0013</text:p>
          </table:table-cell>
          <table:table-cell table:style-name="ce11" table:formula="of:=[.X75]+[.Y74]" office:value-type="float" office:value="146.001203125" calcext:value-type="float">
            <text:p>146.0012</text:p>
          </table:table-cell>
          <table:table-cell table:style-name="ce18" table:formula="of:=[.Y75]-2*([.$B75]-1)" office:value-type="float" office:value="0.00120312499998931" calcext:value-type="float">
            <text:p>0.001203125</text:p>
          </table:table-cell>
          <table:table-cell office:value-type="float" office:value="63626906811388.2" calcext:value-type="float">
            <text:p>63626906811388.2</text:p>
          </table:table-cell>
          <table:table-cell table:style-name="ce11" table:formula="of:=([.AA75]-[.AA74])/1000" office:value-type="float" office:value="2.00090625" calcext:value-type="float">
            <text:p>2.0009</text:p>
          </table:table-cell>
          <table:table-cell table:style-name="ce11" table:formula="of:=[.AB75]+[.AC74]" office:value-type="float" office:value="146.00040625" calcext:value-type="float">
            <text:p>146.0004</text:p>
          </table:table-cell>
          <table:table-cell table:style-name="ce19" table:formula="of:=[.AC75]-2*([.$B75]-1)" office:value-type="float" office:value="0.000406250000025921" calcext:value-type="float">
            <text:p>0.00040625</text:p>
          </table:table-cell>
          <table:table-cell office:value-type="float" office:value="63626907285622.4" calcext:value-type="float">
            <text:p>63626907285622.4</text:p>
          </table:table-cell>
          <table:table-cell table:style-name="ce11" table:formula="of:=([.AE75]-[.AE74])/1000" office:value-type="float" office:value="1.999296875" calcext:value-type="float">
            <text:p>1.9993</text:p>
          </table:table-cell>
          <table:table-cell table:style-name="ce11" table:formula="of:=[.AF75]+[.AG74]" office:value-type="float" office:value="145.9993984375" calcext:value-type="float">
            <text:p>145.9994</text:p>
          </table:table-cell>
          <table:table-cell table:style-name="ce20" table:formula="of:=[.AG75]-2*([.$B75]-1)" office:value-type="float" office:value="-0.000601562500037289" calcext:value-type="float">
            <text:p>-0.0006015625</text:p>
          </table:table-cell>
          <table:table-cell office:value-type="float" office:value="63626907755292.4" calcext:value-type="float">
            <text:p>63626907755292.4</text:p>
          </table:table-cell>
          <table:table-cell table:style-name="ce11" table:formula="of:=([.AI75]-[.AI74])/1000" office:value-type="float" office:value="1.998" calcext:value-type="float">
            <text:p>1.9980</text:p>
          </table:table-cell>
          <table:table-cell table:style-name="ce11" table:formula="of:=[.AJ75]+[.AK74]" office:value-type="float" office:value="145.999" calcext:value-type="float">
            <text:p>145.9990</text:p>
          </table:table-cell>
          <table:table-cell table:style-name="ce21" table:formula="of:=[.AK75]-2*([.$B75]-1)" office:value-type="float" office:value="-0.00100000000000477" calcext:value-type="float">
            <text:p>-0.001</text:p>
          </table:table-cell>
          <table:table-cell office:value-type="float" office:value="63626908221101.7" calcext:value-type="float">
            <text:p>63626908221101.7</text:p>
          </table:table-cell>
          <table:table-cell table:style-name="ce11" table:formula="of:=([.AM75]-[.AM74])/1000" office:value-type="float" office:value="1.9976015625" calcext:value-type="float">
            <text:p>1.9976</text:p>
          </table:table-cell>
          <table:table-cell table:style-name="ce11" table:formula="of:=[.AN75]+[.AO74]" office:value-type="float" office:value="145.9983046875" calcext:value-type="float">
            <text:p>145.9983</text:p>
          </table:table-cell>
          <table:table-cell table:style-name="ce22" table:formula="of:=[.AO75]-2*([.$B75]-1)" office:value-type="float" office:value="-0.00169531250000432" calcext:value-type="float">
            <text:p>-0.0016953125</text:p>
          </table:table-cell>
          <table:table-cell office:value-type="float" office:value="63626908690836.4" calcext:value-type="float">
            <text:p>63626908690836.4</text:p>
          </table:table-cell>
          <table:table-cell table:style-name="ce23" table:formula="of:=([.AQ75]-[.AQ74])/1000" office:value-type="float" office:value="1.9988984375" calcext:value-type="float">
            <text:p>1.9989</text:p>
          </table:table-cell>
          <table:table-cell table:style-name="ce11" table:formula="of:=[.AR75]+[.AS74]" office:value-type="float" office:value="145.9988984375" calcext:value-type="float">
            <text:p>145.9989</text:p>
          </table:table-cell>
          <table:table-cell table:style-name="ce24" table:formula="of:=[.AS75]-2*([.$B75]-1)" office:value-type="float" office:value="-0.00110156249996862" calcext:value-type="float">
            <text:p>-0.0011015625</text:p>
          </table:table-cell>
          <table:table-cell office:value-type="float" office:value="63626909162610.3" calcext:value-type="float">
            <text:p>63626909162610.3</text:p>
          </table:table-cell>
          <table:table-cell table:style-name="ce11" table:formula="of:=([.AU75]-[.AU74])/1000" office:value-type="float" office:value="2.0003984375" calcext:value-type="float">
            <text:p>2.0004</text:p>
          </table:table-cell>
          <table:table-cell table:style-name="ce11" table:formula="of:=[.AV75]+[.AW74]" office:value-type="float" office:value="146.001" calcext:value-type="float">
            <text:p>146.0010</text:p>
          </table:table-cell>
          <table:table-cell table:style-name="ce25" table:formula="of:=[.AW75]-2*([.$B75]-1)" office:value-type="float" office:value="0.0010000000000332" calcext:value-type="float">
            <text:p>0.001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75" calcext:value-type="float">
            <text:p>75</text:p>
          </table:table-cell>
          <table:table-cell office:value-type="float" office:value="63626903967378.1" calcext:value-type="float">
            <text:p>63626903967378.1</text:p>
          </table:table-cell>
          <table:table-cell table:formula="of:=([.C76]-[.C75])/1000" office:value-type="float" office:value="1.999" calcext:value-type="float">
            <text:p>1.9990</text:p>
          </table:table-cell>
          <table:table-cell table:formula="of:=[.D76]+[.E75]" office:value-type="float" office:value="147.9993046875" calcext:value-type="float">
            <text:p>147.9993</text:p>
          </table:table-cell>
          <table:table-cell table:style-name="ce13" table:formula="of:=[.E76]-2*([.$B76]-1)" office:value-type="float" office:value="-0.000695312499942702" calcext:value-type="float">
            <text:p>-0.0006953125</text:p>
          </table:table-cell>
          <table:table-cell office:value-type="float" office:value="63626904450677.9" calcext:value-type="float">
            <text:p>63626904450677.9</text:p>
          </table:table-cell>
          <table:table-cell table:style-name="ce11" table:formula="of:=([.G76]-[.G75])/1000" office:value-type="float" office:value="2.0005" calcext:value-type="float">
            <text:p>2.0005</text:p>
          </table:table-cell>
          <table:table-cell table:style-name="ce11" table:formula="of:=[.H76]+[.I75]" office:value-type="float" office:value="148.0001015625" calcext:value-type="float">
            <text:p>148.0001</text:p>
          </table:table-cell>
          <table:table-cell table:style-name="ce14" table:formula="of:=[.I76]-2*([.$B76]-1)" office:value-type="float" office:value="0.000101562499963848" calcext:value-type="float">
            <text:p>0.0001015625</text:p>
          </table:table-cell>
          <table:table-cell office:value-type="float" office:value="63626904933576.9" calcext:value-type="float">
            <text:p>63626904933576.9</text:p>
          </table:table-cell>
          <table:table-cell table:style-name="ce11" table:formula="of:=([.K76]-[.K75])/1000" office:value-type="float" office:value="2.0021015625" calcext:value-type="float">
            <text:p>2.0021</text:p>
          </table:table-cell>
          <table:table-cell table:style-name="ce11" table:formula="of:=[.L76]+[.M75]" office:value-type="float" office:value="148.0008984375" calcext:value-type="float">
            <text:p>148.0009</text:p>
          </table:table-cell>
          <table:table-cell table:style-name="ce15" table:formula="of:=[.M76]-2*([.$B76]-1)" office:value-type="float" office:value="0.000898437499984084" calcext:value-type="float">
            <text:p>0.0008984375</text:p>
          </table:table-cell>
          <table:table-cell office:value-type="float" office:value="63626905397852.9" calcext:value-type="float">
            <text:p>63626905397852.9</text:p>
          </table:table-cell>
          <table:table-cell table:style-name="ce11" table:formula="of:=([.O76]-[.O75])/1000" office:value-type="float" office:value="1.9991015625" calcext:value-type="float">
            <text:p>1.9991</text:p>
          </table:table-cell>
          <table:table-cell table:style-name="ce11" table:formula="of:=[.P76]+[.Q75]" office:value-type="float" office:value="147.9988984375" calcext:value-type="float">
            <text:p>147.9989</text:p>
          </table:table-cell>
          <table:table-cell table:style-name="ce16" table:formula="of:=[.Q76]-2*([.$B76]-1)" office:value-type="float" office:value="-0.00110156249996862" calcext:value-type="float">
            <text:p>-0.0011015625</text:p>
          </table:table-cell>
          <table:table-cell office:value-type="float" office:value="63626905863181.8" calcext:value-type="float">
            <text:p>63626905863181.8</text:p>
          </table:table-cell>
          <table:table-cell table:style-name="ce11" table:formula="of:=([.S76]-[.S75])/1000" office:value-type="float" office:value="2.0006953125" calcext:value-type="float">
            <text:p>2.0007</text:p>
          </table:table-cell>
          <table:table-cell table:style-name="ce11" table:formula="of:=[.T76]+[.U75]" office:value-type="float" office:value="147.9998984375" calcext:value-type="float">
            <text:p>147.9999</text:p>
          </table:table-cell>
          <table:table-cell table:style-name="ce17" table:formula="of:=[.U76]-2*([.$B76]-1)" office:value-type="float" office:value="-0.000101562499963848" calcext:value-type="float">
            <text:p>-0.0001015625</text:p>
          </table:table-cell>
          <table:table-cell office:value-type="float" office:value="63626906347937.1" calcext:value-type="float">
            <text:p>63626906347937.1</text:p>
          </table:table-cell>
          <table:table-cell table:style-name="ce11" table:formula="of:=([.W76]-[.W75])/1000" office:value-type="float" office:value="1.9993984375" calcext:value-type="float">
            <text:p>1.9994</text:p>
          </table:table-cell>
          <table:table-cell table:style-name="ce11" table:formula="of:=[.X76]+[.Y75]" office:value-type="float" office:value="148.0006015625" calcext:value-type="float">
            <text:p>148.0006</text:p>
          </table:table-cell>
          <table:table-cell table:style-name="ce18" table:formula="of:=[.Y76]-2*([.$B76]-1)" office:value-type="float" office:value="0.000601562499980446" calcext:value-type="float">
            <text:p>0.0006015625</text:p>
          </table:table-cell>
          <table:table-cell office:value-type="float" office:value="63626906813388.3" calcext:value-type="float">
            <text:p>63626906813388.3</text:p>
          </table:table-cell>
          <table:table-cell table:style-name="ce11" table:formula="of:=([.AA76]-[.AA75])/1000" office:value-type="float" office:value="2.00009375" calcext:value-type="float">
            <text:p>2.0001</text:p>
          </table:table-cell>
          <table:table-cell table:style-name="ce11" table:formula="of:=[.AB76]+[.AC75]" office:value-type="float" office:value="148.0005" calcext:value-type="float">
            <text:p>148.0005</text:p>
          </table:table-cell>
          <table:table-cell table:style-name="ce19" table:formula="of:=[.AC76]-2*([.$B76]-1)" office:value-type="float" office:value="0.000500000000016598" calcext:value-type="float">
            <text:p>0.0005</text:p>
          </table:table-cell>
          <table:table-cell office:value-type="float" office:value="63626907287622.7" calcext:value-type="float">
            <text:p>63626907287622.7</text:p>
          </table:table-cell>
          <table:table-cell table:style-name="ce11" table:formula="of:=([.AE76]-[.AE75])/1000" office:value-type="float" office:value="2.0003046875" calcext:value-type="float">
            <text:p>2.0003</text:p>
          </table:table-cell>
          <table:table-cell table:style-name="ce11" table:formula="of:=[.AF76]+[.AG75]" office:value-type="float" office:value="147.999703125" calcext:value-type="float">
            <text:p>147.9997</text:p>
          </table:table-cell>
          <table:table-cell table:style-name="ce20" table:formula="of:=[.AG76]-2*([.$B76]-1)" office:value-type="float" office:value="-0.00029687500003206" calcext:value-type="float">
            <text:p>-0.000296875</text:p>
          </table:table-cell>
          <table:table-cell office:value-type="float" office:value="63626907757293" calcext:value-type="float">
            <text:p>63626907757293</text:p>
          </table:table-cell>
          <table:table-cell table:style-name="ce11" table:formula="of:=([.AI76]-[.AI75])/1000" office:value-type="float" office:value="2.0006015625" calcext:value-type="float">
            <text:p>2.0006</text:p>
          </table:table-cell>
          <table:table-cell table:style-name="ce11" table:formula="of:=[.AJ76]+[.AK75]" office:value-type="float" office:value="147.9996015625" calcext:value-type="float">
            <text:p>147.9996</text:p>
          </table:table-cell>
          <table:table-cell table:style-name="ce21" table:formula="of:=[.AK76]-2*([.$B76]-1)" office:value-type="float" office:value="-0.000398437499995907" calcext:value-type="float">
            <text:p>-0.0003984375</text:p>
          </table:table-cell>
          <table:table-cell office:value-type="float" office:value="63626908223103.1" calcext:value-type="float">
            <text:p>63626908223103.1</text:p>
          </table:table-cell>
          <table:table-cell table:style-name="ce11" table:formula="of:=([.AM76]-[.AM75])/1000" office:value-type="float" office:value="2.0013984375" calcext:value-type="float">
            <text:p>2.0014</text:p>
          </table:table-cell>
          <table:table-cell table:style-name="ce11" table:formula="of:=[.AN76]+[.AO75]" office:value-type="float" office:value="147.999703125" calcext:value-type="float">
            <text:p>147.9997</text:p>
          </table:table-cell>
          <table:table-cell table:style-name="ce22" table:formula="of:=[.AO76]-2*([.$B76]-1)" office:value-type="float" office:value="-0.000296875000003638" calcext:value-type="float">
            <text:p>-0.000296875</text:p>
          </table:table-cell>
          <table:table-cell office:value-type="float" office:value="63626908692836.5" calcext:value-type="float">
            <text:p>63626908692836.5</text:p>
          </table:table-cell>
          <table:table-cell table:style-name="ce23" table:formula="of:=([.AQ76]-[.AQ75])/1000" office:value-type="float" office:value="2.0001015625" calcext:value-type="float">
            <text:p>2.0001</text:p>
          </table:table-cell>
          <table:table-cell table:style-name="ce11" table:formula="of:=[.AR76]+[.AS75]" office:value-type="float" office:value="147.999" calcext:value-type="float">
            <text:p>147.9990</text:p>
          </table:table-cell>
          <table:table-cell table:style-name="ce24" table:formula="of:=[.AS76]-2*([.$B76]-1)" office:value-type="float" office:value="-0.000999999999976353" calcext:value-type="float">
            <text:p>-0.001</text:p>
          </table:table-cell>
          <table:table-cell office:value-type="float" office:value="63626909164608.5" calcext:value-type="float">
            <text:p>63626909164608.5</text:p>
          </table:table-cell>
          <table:table-cell table:style-name="ce11" table:formula="of:=([.AU76]-[.AU75])/1000" office:value-type="float" office:value="1.998203125" calcext:value-type="float">
            <text:p>1.9982</text:p>
          </table:table-cell>
          <table:table-cell table:style-name="ce11" table:formula="of:=[.AV76]+[.AW75]" office:value-type="float" office:value="147.999203125" calcext:value-type="float">
            <text:p>147.9992</text:p>
          </table:table-cell>
          <table:table-cell table:style-name="ce25" table:formula="of:=[.AW76]-2*([.$B76]-1)" office:value-type="float" office:value="-0.000796874999963393" calcext:value-type="float">
            <text:p>-0.0007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76" calcext:value-type="float">
            <text:p>76</text:p>
          </table:table-cell>
          <table:table-cell office:value-type="float" office:value="63626903969379" calcext:value-type="float">
            <text:p>63626903969379</text:p>
          </table:table-cell>
          <table:table-cell table:formula="of:=([.C77]-[.C76])/1000" office:value-type="float" office:value="2.0008984375" calcext:value-type="float">
            <text:p>2.0009</text:p>
          </table:table-cell>
          <table:table-cell table:formula="of:=[.D77]+[.E76]" office:value-type="float" office:value="150.000203125" calcext:value-type="float">
            <text:p>150.0002</text:p>
          </table:table-cell>
          <table:table-cell table:style-name="ce13" table:formula="of:=[.E77]-2*([.$B77]-1)" office:value-type="float" office:value="0.000203125000069804" calcext:value-type="float">
            <text:p>0.000203125</text:p>
          </table:table-cell>
          <table:table-cell office:value-type="float" office:value="63626904452678" calcext:value-type="float">
            <text:p>63626904452678</text:p>
          </table:table-cell>
          <table:table-cell table:style-name="ce11" table:formula="of:=([.G77]-[.G76])/1000" office:value-type="float" office:value="2.0001015625" calcext:value-type="float">
            <text:p>2.0001</text:p>
          </table:table-cell>
          <table:table-cell table:style-name="ce11" table:formula="of:=[.H77]+[.I76]" office:value-type="float" office:value="150.000203125" calcext:value-type="float">
            <text:p>150.0002</text:p>
          </table:table-cell>
          <table:table-cell table:style-name="ce14" table:formula="of:=[.I77]-2*([.$B77]-1)" office:value-type="float" office:value="0.000203124999956117" calcext:value-type="float">
            <text:p>0.000203125</text:p>
          </table:table-cell>
          <table:table-cell office:value-type="float" office:value="63626904935576.6" calcext:value-type="float">
            <text:p>63626904935576.6</text:p>
          </table:table-cell>
          <table:table-cell table:style-name="ce11" table:formula="of:=([.K77]-[.K76])/1000" office:value-type="float" office:value="1.999703125" calcext:value-type="float">
            <text:p>1.9997</text:p>
          </table:table-cell>
          <table:table-cell table:style-name="ce11" table:formula="of:=[.L77]+[.M76]" office:value-type="float" office:value="150.0006015625" calcext:value-type="float">
            <text:p>150.0006</text:p>
          </table:table-cell>
          <table:table-cell table:style-name="ce15" table:formula="of:=[.M77]-2*([.$B77]-1)" office:value-type="float" office:value="0.000601562499980446" calcext:value-type="float">
            <text:p>0.0006015625</text:p>
          </table:table-cell>
          <table:table-cell office:value-type="float" office:value="63626905399853" calcext:value-type="float">
            <text:p>63626905399853</text:p>
          </table:table-cell>
          <table:table-cell table:style-name="ce11" table:formula="of:=([.O77]-[.O76])/1000" office:value-type="float" office:value="2.0001015625" calcext:value-type="float">
            <text:p>2.0001</text:p>
          </table:table-cell>
          <table:table-cell table:style-name="ce11" table:formula="of:=[.P77]+[.Q76]" office:value-type="float" office:value="149.999" calcext:value-type="float">
            <text:p>149.9990</text:p>
          </table:table-cell>
          <table:table-cell table:style-name="ce16" table:formula="of:=[.Q77]-2*([.$B77]-1)" office:value-type="float" office:value="-0.000999999999976353" calcext:value-type="float">
            <text:p>-0.001</text:p>
          </table:table-cell>
          <table:table-cell office:value-type="float" office:value="63626905865182.2" calcext:value-type="float">
            <text:p>63626905865182.2</text:p>
          </table:table-cell>
          <table:table-cell table:style-name="ce11" table:formula="of:=([.S77]-[.S76])/1000" office:value-type="float" office:value="2.00040625" calcext:value-type="float">
            <text:p>2.0004</text:p>
          </table:table-cell>
          <table:table-cell table:style-name="ce11" table:formula="of:=[.T77]+[.U76]" office:value-type="float" office:value="150.0003046875" calcext:value-type="float">
            <text:p>150.0003</text:p>
          </table:table-cell>
          <table:table-cell table:style-name="ce17" table:formula="of:=[.U77]-2*([.$B77]-1)" office:value-type="float" office:value="0.000304687500033651" calcext:value-type="float">
            <text:p>0.0003046875</text:p>
          </table:table-cell>
          <table:table-cell office:value-type="float" office:value="63626906349937.8" calcext:value-type="float">
            <text:p>63626906349937.8</text:p>
          </table:table-cell>
          <table:table-cell table:style-name="ce11" table:formula="of:=([.W77]-[.W76])/1000" office:value-type="float" office:value="2.0006953125" calcext:value-type="float">
            <text:p>2.0007</text:p>
          </table:table-cell>
          <table:table-cell table:style-name="ce11" table:formula="of:=[.X77]+[.Y76]" office:value-type="float" office:value="150.001296875" calcext:value-type="float">
            <text:p>150.0013</text:p>
          </table:table-cell>
          <table:table-cell table:style-name="ce18" table:formula="of:=[.Y77]-2*([.$B77]-1)" office:value-type="float" office:value="0.00129687499997999" calcext:value-type="float">
            <text:p>0.001296875</text:p>
          </table:table-cell>
          <table:table-cell office:value-type="float" office:value="63626906815388.4" calcext:value-type="float">
            <text:p>63626906815388.4</text:p>
          </table:table-cell>
          <table:table-cell table:style-name="ce11" table:formula="of:=([.AA77]-[.AA76])/1000" office:value-type="float" office:value="2.0001015625" calcext:value-type="float">
            <text:p>2.0001</text:p>
          </table:table-cell>
          <table:table-cell table:style-name="ce11" table:formula="of:=[.AB77]+[.AC76]" office:value-type="float" office:value="150.0006015625" calcext:value-type="float">
            <text:p>150.0006</text:p>
          </table:table-cell>
          <table:table-cell table:style-name="ce19" table:formula="of:=[.AC77]-2*([.$B77]-1)" office:value-type="float" office:value="0.000601562500008868" calcext:value-type="float">
            <text:p>0.0006015625</text:p>
          </table:table-cell>
          <table:table-cell office:value-type="float" office:value="63626907289623.1" calcext:value-type="float">
            <text:p>63626907289623.1</text:p>
          </table:table-cell>
          <table:table-cell table:style-name="ce11" table:formula="of:=([.AE77]-[.AE76])/1000" office:value-type="float" office:value="2.0003984375" calcext:value-type="float">
            <text:p>2.0004</text:p>
          </table:table-cell>
          <table:table-cell table:style-name="ce11" table:formula="of:=[.AF77]+[.AG76]" office:value-type="float" office:value="150.0001015625" calcext:value-type="float">
            <text:p>150.0001</text:p>
          </table:table-cell>
          <table:table-cell table:style-name="ce20" table:formula="of:=[.AG77]-2*([.$B77]-1)" office:value-type="float" office:value="0.000101562499963848" calcext:value-type="float">
            <text:p>0.0001015625</text:p>
          </table:table-cell>
          <table:table-cell office:value-type="float" office:value="63626907759293" calcext:value-type="float">
            <text:p>63626907759293</text:p>
          </table:table-cell>
          <table:table-cell table:style-name="ce11" table:formula="of:=([.AI77]-[.AI76])/1000" office:value-type="float" office:value="2" calcext:value-type="float">
            <text:p>2.0000</text:p>
          </table:table-cell>
          <table:table-cell table:style-name="ce11" table:formula="of:=[.AJ77]+[.AK76]" office:value-type="float" office:value="149.9996015625" calcext:value-type="float">
            <text:p>149.9996</text:p>
          </table:table-cell>
          <table:table-cell table:style-name="ce21" table:formula="of:=[.AK77]-2*([.$B77]-1)" office:value-type="float" office:value="-0.000398437499995907" calcext:value-type="float">
            <text:p>-0.0003984375</text:p>
          </table:table-cell>
          <table:table-cell office:value-type="float" office:value="63626908225103.5" calcext:value-type="float">
            <text:p>63626908225103.5</text:p>
          </table:table-cell>
          <table:table-cell table:style-name="ce11" table:formula="of:=([.AM77]-[.AM76])/1000" office:value-type="float" office:value="2.0003984375" calcext:value-type="float">
            <text:p>2.0004</text:p>
          </table:table-cell>
          <table:table-cell table:style-name="ce11" table:formula="of:=[.AN77]+[.AO76]" office:value-type="float" office:value="150.0001015625" calcext:value-type="float">
            <text:p>150.0001</text:p>
          </table:table-cell>
          <table:table-cell table:style-name="ce22" table:formula="of:=[.AO77]-2*([.$B77]-1)" office:value-type="float" office:value="0.000101562499992269" calcext:value-type="float">
            <text:p>0.0001015625</text:p>
          </table:table-cell>
          <table:table-cell office:value-type="float" office:value="63626908694838.1" calcext:value-type="float">
            <text:p>63626908694838.1</text:p>
          </table:table-cell>
          <table:table-cell table:style-name="ce23" table:formula="of:=([.AQ77]-[.AQ76])/1000" office:value-type="float" office:value="2.0016015625" calcext:value-type="float">
            <text:p>2.0016</text:p>
          </table:table-cell>
          <table:table-cell table:style-name="ce11" table:formula="of:=[.AR77]+[.AS76]" office:value-type="float" office:value="150.0006015625" calcext:value-type="float">
            <text:p>150.0006</text:p>
          </table:table-cell>
          <table:table-cell table:style-name="ce24" table:formula="of:=[.AS77]-2*([.$B77]-1)" office:value-type="float" office:value="0.000601562500037289" calcext:value-type="float">
            <text:p>0.0006015625</text:p>
          </table:table-cell>
          <table:table-cell office:value-type="float" office:value="63626909166609.3" calcext:value-type="float">
            <text:p>63626909166609.3</text:p>
          </table:table-cell>
          <table:table-cell table:style-name="ce11" table:formula="of:=([.AU77]-[.AU76])/1000" office:value-type="float" office:value="2.000796875" calcext:value-type="float">
            <text:p>2.0008</text:p>
          </table:table-cell>
          <table:table-cell table:style-name="ce11" table:formula="of:=[.AV77]+[.AW76]" office:value-type="float" office:value="150" calcext:value-type="float">
            <text:p>150.0000</text:p>
          </table:table-cell>
          <table:table-cell table:style-name="ce25" table:formula="of:=[.AW77]-2*([.$B77]-1)"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10" office:value-type="float" office:value="77" calcext:value-type="float">
            <text:p>77</text:p>
          </table:table-cell>
          <table:table-cell office:value-type="float" office:value="63626903971378.4" calcext:value-type="float">
            <text:p>63626903971378.4</text:p>
          </table:table-cell>
          <table:table-cell table:formula="of:=([.C78]-[.C77])/1000" office:value-type="float" office:value="1.9993984375" calcext:value-type="float">
            <text:p>1.9994</text:p>
          </table:table-cell>
          <table:table-cell table:formula="of:=[.D78]+[.E77]" office:value-type="float" office:value="151.9996015625" calcext:value-type="float">
            <text:p>151.9996</text:p>
          </table:table-cell>
          <table:table-cell table:style-name="ce13" table:formula="of:=[.E78]-2*([.$B78]-1)" office:value-type="float" office:value="-0.000398437499939064" calcext:value-type="float">
            <text:p>-0.0003984375</text:p>
          </table:table-cell>
          <table:table-cell office:value-type="float" office:value="63626904454678.7" calcext:value-type="float">
            <text:p>63626904454678.7</text:p>
          </table:table-cell>
          <table:table-cell table:style-name="ce11" table:formula="of:=([.G78]-[.G77])/1000" office:value-type="float" office:value="2.000703125" calcext:value-type="float">
            <text:p>2.0007</text:p>
          </table:table-cell>
          <table:table-cell table:style-name="ce11" table:formula="of:=[.H78]+[.I77]" office:value-type="float" office:value="152.00090625" calcext:value-type="float">
            <text:p>152.0009</text:p>
          </table:table-cell>
          <table:table-cell table:style-name="ce14" table:formula="of:=[.I78]-2*([.$B78]-1)" office:value-type="float" office:value="0.000906249999957254" calcext:value-type="float">
            <text:p>0.00090625</text:p>
          </table:table-cell>
          <table:table-cell office:value-type="float" office:value="63626904937574.8" calcext:value-type="float">
            <text:p>63626904937574.8</text:p>
          </table:table-cell>
          <table:table-cell table:style-name="ce11" table:formula="of:=([.K78]-[.K77])/1000" office:value-type="float" office:value="1.9981953125" calcext:value-type="float">
            <text:p>1.9982</text:p>
          </table:table-cell>
          <table:table-cell table:style-name="ce11" table:formula="of:=[.L78]+[.M77]" office:value-type="float" office:value="151.998796875" calcext:value-type="float">
            <text:p>151.9988</text:p>
          </table:table-cell>
          <table:table-cell table:style-name="ce15" table:formula="of:=[.M78]-2*([.$B78]-1)" office:value-type="float" office:value="-0.00120312500001774" calcext:value-type="float">
            <text:p>-0.001203125</text:p>
          </table:table-cell>
          <table:table-cell office:value-type="float" office:value="63626905401856" calcext:value-type="float">
            <text:p>63626905401856</text:p>
          </table:table-cell>
          <table:table-cell table:style-name="ce11" table:formula="of:=([.O78]-[.O77])/1000" office:value-type="float" office:value="2.003" calcext:value-type="float">
            <text:p>2.0030</text:p>
          </table:table-cell>
          <table:table-cell table:style-name="ce11" table:formula="of:=[.P78]+[.Q77]" office:value-type="float" office:value="152.002" calcext:value-type="float">
            <text:p>152.0020</text:p>
          </table:table-cell>
          <table:table-cell table:style-name="ce16" table:formula="of:=[.Q78]-2*([.$B78]-1)" office:value-type="float" office:value="0.00200000000000955" calcext:value-type="float">
            <text:p>0.002</text:p>
          </table:table-cell>
          <table:table-cell office:value-type="float" office:value="63626905867182.1" calcext:value-type="float">
            <text:p>63626905867182.1</text:p>
          </table:table-cell>
          <table:table-cell table:style-name="ce11" table:formula="of:=([.S78]-[.S77])/1000" office:value-type="float" office:value="1.9998984375" calcext:value-type="float">
            <text:p>1.9999</text:p>
          </table:table-cell>
          <table:table-cell table:style-name="ce11" table:formula="of:=[.T78]+[.U77]" office:value-type="float" office:value="152.000203125" calcext:value-type="float">
            <text:p>152.0002</text:p>
          </table:table-cell>
          <table:table-cell table:style-name="ce17" table:formula="of:=[.U78]-2*([.$B78]-1)" office:value-type="float" office:value="0.000203125000041382" calcext:value-type="float">
            <text:p>0.000203125</text:p>
          </table:table-cell>
          <table:table-cell office:value-type="float" office:value="63626906351938.1" calcext:value-type="float">
            <text:p>63626906351938.1</text:p>
          </table:table-cell>
          <table:table-cell table:style-name="ce11" table:formula="of:=([.W78]-[.W77])/1000" office:value-type="float" office:value="2.0003046875" calcext:value-type="float">
            <text:p>2.0003</text:p>
          </table:table-cell>
          <table:table-cell table:style-name="ce11" table:formula="of:=[.X78]+[.Y77]" office:value-type="float" office:value="152.0016015625" calcext:value-type="float">
            <text:p>152.0016</text:p>
          </table:table-cell>
          <table:table-cell table:style-name="ce18" table:formula="of:=[.Y78]-2*([.$B78]-1)" office:value-type="float" office:value="0.00160156249998522" calcext:value-type="float">
            <text:p>0.0016015625</text:p>
          </table:table-cell>
          <table:table-cell office:value-type="float" office:value="63626906817389.8" calcext:value-type="float">
            <text:p>63626906817389.8</text:p>
          </table:table-cell>
          <table:table-cell table:style-name="ce11" table:formula="of:=([.AA78]-[.AA77])/1000" office:value-type="float" office:value="2.0013984375" calcext:value-type="float">
            <text:p>2.0014</text:p>
          </table:table-cell>
          <table:table-cell table:style-name="ce11" table:formula="of:=[.AB78]+[.AC77]" office:value-type="float" office:value="152.002" calcext:value-type="float">
            <text:p>152.0020</text:p>
          </table:table-cell>
          <table:table-cell table:style-name="ce19" table:formula="of:=[.AC78]-2*([.$B78]-1)" office:value-type="float" office:value="0.00200000000000955" calcext:value-type="float">
            <text:p>0.002</text:p>
          </table:table-cell>
          <table:table-cell office:value-type="float" office:value="63626907291623.8" calcext:value-type="float">
            <text:p>63626907291623.8</text:p>
          </table:table-cell>
          <table:table-cell table:style-name="ce11" table:formula="of:=([.AE78]-[.AE77])/1000" office:value-type="float" office:value="2.0006953125" calcext:value-type="float">
            <text:p>2.0007</text:p>
          </table:table-cell>
          <table:table-cell table:style-name="ce11" table:formula="of:=[.AF78]+[.AG77]" office:value-type="float" office:value="152.000796875" calcext:value-type="float">
            <text:p>152.0008</text:p>
          </table:table-cell>
          <table:table-cell table:style-name="ce20" table:formula="of:=[.AG78]-2*([.$B78]-1)" office:value-type="float" office:value="0.000796874999963393" calcext:value-type="float">
            <text:p>0.000796875</text:p>
          </table:table-cell>
          <table:table-cell office:value-type="float" office:value="63626907761294" calcext:value-type="float">
            <text:p>63626907761294</text:p>
          </table:table-cell>
          <table:table-cell table:style-name="ce11" table:formula="of:=([.AI78]-[.AI77])/1000" office:value-type="float" office:value="2.001" calcext:value-type="float">
            <text:p>2.0010</text:p>
          </table:table-cell>
          <table:table-cell table:style-name="ce11" table:formula="of:=[.AJ78]+[.AK77]" office:value-type="float" office:value="152.0006015625" calcext:value-type="float">
            <text:p>152.0006</text:p>
          </table:table-cell>
          <table:table-cell table:style-name="ce21" table:formula="of:=[.AK78]-2*([.$B78]-1)" office:value-type="float" office:value="0.000601562500008868" calcext:value-type="float">
            <text:p>0.0006015625</text:p>
          </table:table-cell>
          <table:table-cell office:value-type="float" office:value="63626908227104.2" calcext:value-type="float">
            <text:p>63626908227104.2</text:p>
          </table:table-cell>
          <table:table-cell table:style-name="ce11" table:formula="of:=([.AM78]-[.AM77])/1000" office:value-type="float" office:value="2.000703125" calcext:value-type="float">
            <text:p>2.0007</text:p>
          </table:table-cell>
          <table:table-cell table:style-name="ce11" table:formula="of:=[.AN78]+[.AO77]" office:value-type="float" office:value="152.0008046875" calcext:value-type="float">
            <text:p>152.0008</text:p>
          </table:table-cell>
          <table:table-cell table:style-name="ce22" table:formula="of:=[.AO78]-2*([.$B78]-1)" office:value-type="float" office:value="0.000804687499993406" calcext:value-type="float">
            <text:p>0.0008046875</text:p>
          </table:table-cell>
          <table:table-cell office:value-type="float" office:value="63626908696838.7" calcext:value-type="float">
            <text:p>63626908696838.7</text:p>
          </table:table-cell>
          <table:table-cell table:style-name="ce23" table:formula="of:=([.AQ78]-[.AQ77])/1000" office:value-type="float" office:value="2.0006015625" calcext:value-type="float">
            <text:p>2.0006</text:p>
          </table:table-cell>
          <table:table-cell table:style-name="ce11" table:formula="of:=[.AR78]+[.AS77]" office:value-type="float" office:value="152.001203125" calcext:value-type="float">
            <text:p>152.0012</text:p>
          </table:table-cell>
          <table:table-cell table:style-name="ce24" table:formula="of:=[.AS78]-2*([.$B78]-1)" office:value-type="float" office:value="0.00120312500004616" calcext:value-type="float">
            <text:p>0.001203125</text:p>
          </table:table-cell>
          <table:table-cell office:value-type="float" office:value="63626909168608.6" calcext:value-type="float">
            <text:p>63626909168608.6</text:p>
          </table:table-cell>
          <table:table-cell table:style-name="ce11" table:formula="of:=([.AU78]-[.AU77])/1000" office:value-type="float" office:value="1.9993046875" calcext:value-type="float">
            <text:p>1.9993</text:p>
          </table:table-cell>
          <table:table-cell table:style-name="ce11" table:formula="of:=[.AV78]+[.AW77]" office:value-type="float" office:value="151.9993046875" calcext:value-type="float">
            <text:p>151.9993</text:p>
          </table:table-cell>
          <table:table-cell table:style-name="ce25" table:formula="of:=[.AW78]-2*([.$B78]-1)" office:value-type="float" office:value="-0.000695312499971124" calcext:value-type="float">
            <text:p>-0.0006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10" office:value-type="float" office:value="78" calcext:value-type="float">
            <text:p>78</text:p>
          </table:table-cell>
          <table:table-cell office:value-type="float" office:value="63626903973377.9" calcext:value-type="float">
            <text:p>63626903973377.9</text:p>
          </table:table-cell>
          <table:table-cell table:formula="of:=([.C79]-[.C78])/1000" office:value-type="float" office:value="1.9995" calcext:value-type="float">
            <text:p>1.9995</text:p>
          </table:table-cell>
          <table:table-cell table:formula="of:=[.D79]+[.E78]" office:value-type="float" office:value="153.9991015625" calcext:value-type="float">
            <text:p>153.9991</text:p>
          </table:table-cell>
          <table:table-cell table:style-name="ce13" table:formula="of:=[.E79]-2*([.$B79]-1)" office:value-type="float" office:value="-0.00089843749992724" calcext:value-type="float">
            <text:p>-0.0008984375</text:p>
          </table:table-cell>
          <table:table-cell office:value-type="float" office:value="63626904456677.8" calcext:value-type="float">
            <text:p>63626904456677.8</text:p>
          </table:table-cell>
          <table:table-cell table:style-name="ce11" table:formula="of:=([.G79]-[.G78])/1000" office:value-type="float" office:value="1.99909375" calcext:value-type="float">
            <text:p>1.9991</text:p>
          </table:table-cell>
          <table:table-cell table:style-name="ce11" table:formula="of:=[.H79]+[.I78]" office:value-type="float" office:value="154" calcext:value-type="float">
            <text:p>154.0000</text:p>
          </table:table-cell>
          <table:table-cell table:style-name="ce14" table:formula="of:=[.I79]-2*([.$B79]-1)" office:value-type="float" office:value="0" calcext:value-type="float">
            <text:p>0</text:p>
          </table:table-cell>
          <table:table-cell office:value-type="float" office:value="63626904939574.8" calcext:value-type="float">
            <text:p>63626904939574.8</text:p>
          </table:table-cell>
          <table:table-cell table:style-name="ce11" table:formula="of:=([.K79]-[.K78])/1000" office:value-type="float" office:value="2" calcext:value-type="float">
            <text:p>2.0000</text:p>
          </table:table-cell>
          <table:table-cell table:style-name="ce11" table:formula="of:=[.L79]+[.M78]" office:value-type="float" office:value="153.998796875" calcext:value-type="float">
            <text:p>153.9988</text:p>
          </table:table-cell>
          <table:table-cell table:style-name="ce15" table:formula="of:=[.M79]-2*([.$B79]-1)" office:value-type="float" office:value="-0.00120312500001774" calcext:value-type="float">
            <text:p>-0.001203125</text:p>
          </table:table-cell>
          <table:table-cell office:value-type="float" office:value="63626905403854.6" calcext:value-type="float">
            <text:p>63626905403854.6</text:p>
          </table:table-cell>
          <table:table-cell table:style-name="ce11" table:formula="of:=([.O79]-[.O78])/1000" office:value-type="float" office:value="1.9986015625" calcext:value-type="float">
            <text:p>1.9986</text:p>
          </table:table-cell>
          <table:table-cell table:style-name="ce11" table:formula="of:=[.P79]+[.Q78]" office:value-type="float" office:value="154.0006015625" calcext:value-type="float">
            <text:p>154.0006</text:p>
          </table:table-cell>
          <table:table-cell table:style-name="ce16" table:formula="of:=[.Q79]-2*([.$B79]-1)" office:value-type="float" office:value="0.000601562500008868" calcext:value-type="float">
            <text:p>0.0006015625</text:p>
          </table:table-cell>
          <table:table-cell office:value-type="float" office:value="63626905869181.7" calcext:value-type="float">
            <text:p>63626905869181.7</text:p>
          </table:table-cell>
          <table:table-cell table:style-name="ce11" table:formula="of:=([.S79]-[.S78])/1000" office:value-type="float" office:value="1.9996015625" calcext:value-type="float">
            <text:p>1.9996</text:p>
          </table:table-cell>
          <table:table-cell table:style-name="ce11" table:formula="of:=[.T79]+[.U78]" office:value-type="float" office:value="153.9998046875" calcext:value-type="float">
            <text:p>153.9998</text:p>
          </table:table-cell>
          <table:table-cell table:style-name="ce17" table:formula="of:=[.U79]-2*([.$B79]-1)" office:value-type="float" office:value="-0.000195312499954525" calcext:value-type="float">
            <text:p>-0.0001953125</text:p>
          </table:table-cell>
          <table:table-cell office:value-type="float" office:value="63626906353937.2" calcext:value-type="float">
            <text:p>63626906353937.2</text:p>
          </table:table-cell>
          <table:table-cell table:style-name="ce11" table:formula="of:=([.W79]-[.W78])/1000" office:value-type="float" office:value="1.9991015625" calcext:value-type="float">
            <text:p>1.9991</text:p>
          </table:table-cell>
          <table:table-cell table:style-name="ce11" table:formula="of:=[.X79]+[.Y78]" office:value-type="float" office:value="154.000703125" calcext:value-type="float">
            <text:p>154.0007</text:p>
          </table:table-cell>
          <table:table-cell table:style-name="ce18" table:formula="of:=[.Y79]-2*([.$B79]-1)" office:value-type="float" office:value="0.000703124999972715" calcext:value-type="float">
            <text:p>0.000703125</text:p>
          </table:table-cell>
          <table:table-cell office:value-type="float" office:value="63626906819388.7" calcext:value-type="float">
            <text:p>63626906819388.7</text:p>
          </table:table-cell>
          <table:table-cell table:style-name="ce11" table:formula="of:=([.AA79]-[.AA78])/1000" office:value-type="float" office:value="1.99890625" calcext:value-type="float">
            <text:p>1.9989</text:p>
          </table:table-cell>
          <table:table-cell table:style-name="ce11" table:formula="of:=[.AB79]+[.AC78]" office:value-type="float" office:value="154.00090625" calcext:value-type="float">
            <text:p>154.0009</text:p>
          </table:table-cell>
          <table:table-cell table:style-name="ce19" table:formula="of:=[.AC79]-2*([.$B79]-1)" office:value-type="float" office:value="0.000906250000014097" calcext:value-type="float">
            <text:p>0.00090625</text:p>
          </table:table-cell>
          <table:table-cell office:value-type="float" office:value="63626907293623.2" calcext:value-type="float">
            <text:p>63626907293623.2</text:p>
          </table:table-cell>
          <table:table-cell table:style-name="ce11" table:formula="of:=([.AE79]-[.AE78])/1000" office:value-type="float" office:value="1.99940625" calcext:value-type="float">
            <text:p>1.9994</text:p>
          </table:table-cell>
          <table:table-cell table:style-name="ce11" table:formula="of:=[.AF79]+[.AG78]" office:value-type="float" office:value="154.000203125" calcext:value-type="float">
            <text:p>154.0002</text:p>
          </table:table-cell>
          <table:table-cell table:style-name="ce20" table:formula="of:=[.AG79]-2*([.$B79]-1)" office:value-type="float" office:value="0.000203124999956117" calcext:value-type="float">
            <text:p>0.000203125</text:p>
          </table:table-cell>
          <table:table-cell office:value-type="float" office:value="63626907763293.4" calcext:value-type="float">
            <text:p>63626907763293.4</text:p>
          </table:table-cell>
          <table:table-cell table:style-name="ce11" table:formula="of:=([.AI79]-[.AI78])/1000" office:value-type="float" office:value="1.9993984375" calcext:value-type="float">
            <text:p>1.9994</text:p>
          </table:table-cell>
          <table:table-cell table:style-name="ce11" table:formula="of:=[.AJ79]+[.AK78]" office:value-type="float" office:value="154" calcext:value-type="float">
            <text:p>154.0000</text:p>
          </table:table-cell>
          <table:table-cell table:style-name="ce21" table:formula="of:=[.AK79]-2*([.$B79]-1)" office:value-type="float" office:value="0" calcext:value-type="float">
            <text:p>0</text:p>
          </table:table-cell>
          <table:table-cell office:value-type="float" office:value="63626908229101.6" calcext:value-type="float">
            <text:p>63626908229101.6</text:p>
          </table:table-cell>
          <table:table-cell table:style-name="ce11" table:formula="of:=([.AM79]-[.AM78])/1000" office:value-type="float" office:value="1.9973984375" calcext:value-type="float">
            <text:p>1.9974</text:p>
          </table:table-cell>
          <table:table-cell table:style-name="ce11" table:formula="of:=[.AN79]+[.AO78]" office:value-type="float" office:value="153.998203125" calcext:value-type="float">
            <text:p>153.9982</text:p>
          </table:table-cell>
          <table:table-cell table:style-name="ce22" table:formula="of:=[.AO79]-2*([.$B79]-1)" office:value-type="float" office:value="-0.00179687499999659" calcext:value-type="float">
            <text:p>-0.001796875</text:p>
          </table:table-cell>
          <table:table-cell office:value-type="float" office:value="63626908698836.9" calcext:value-type="float">
            <text:p>63626908698836.9</text:p>
          </table:table-cell>
          <table:table-cell table:style-name="ce23" table:formula="of:=([.AQ79]-[.AQ78])/1000" office:value-type="float" office:value="1.9981953125" calcext:value-type="float">
            <text:p>1.9982</text:p>
          </table:table-cell>
          <table:table-cell table:style-name="ce11" table:formula="of:=[.AR79]+[.AS78]" office:value-type="float" office:value="153.9993984375" calcext:value-type="float">
            <text:p>153.9994</text:p>
          </table:table-cell>
          <table:table-cell table:style-name="ce24" table:formula="of:=[.AS79]-2*([.$B79]-1)" office:value-type="float" office:value="-0.000601562499952024" calcext:value-type="float">
            <text:p>-0.0006015625</text:p>
          </table:table-cell>
          <table:table-cell office:value-type="float" office:value="63626909170609.3" calcext:value-type="float">
            <text:p>63626909170609.3</text:p>
          </table:table-cell>
          <table:table-cell table:style-name="ce11" table:formula="of:=([.AU79]-[.AU78])/1000" office:value-type="float" office:value="2.0006953125" calcext:value-type="float">
            <text:p>2.0007</text:p>
          </table:table-cell>
          <table:table-cell table:style-name="ce11" table:formula="of:=[.AV79]+[.AW78]" office:value-type="float" office:value="154" calcext:value-type="float">
            <text:p>154.0000</text:p>
          </table:table-cell>
          <table:table-cell table:style-name="ce25" table:formula="of:=[.AW79]-2*([.$B79]-1)"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79" calcext:value-type="float">
            <text:p>79</text:p>
          </table:table-cell>
          <table:table-cell office:value-type="float" office:value="63626903975380.9" calcext:value-type="float">
            <text:p>63626903975380.9</text:p>
          </table:table-cell>
          <table:table-cell table:formula="of:=([.C80]-[.C79])/1000" office:value-type="float" office:value="2.003" calcext:value-type="float">
            <text:p>2.0030</text:p>
          </table:table-cell>
          <table:table-cell table:formula="of:=[.D80]+[.E79]" office:value-type="float" office:value="156.0021015625" calcext:value-type="float">
            <text:p>156.0021</text:p>
          </table:table-cell>
          <table:table-cell table:style-name="ce13" table:formula="of:=[.E80]-2*([.$B80]-1)" office:value-type="float" office:value="0.00210156250005866" calcext:value-type="float">
            <text:p>0.0021015625</text:p>
          </table:table-cell>
          <table:table-cell office:value-type="float" office:value="63626904458677.5" calcext:value-type="float">
            <text:p>63626904458677.5</text:p>
          </table:table-cell>
          <table:table-cell table:style-name="ce11" table:formula="of:=([.G80]-[.G79])/1000" office:value-type="float" office:value="1.999703125" calcext:value-type="float">
            <text:p>1.9997</text:p>
          </table:table-cell>
          <table:table-cell table:style-name="ce11" table:formula="of:=[.H80]+[.I79]" office:value-type="float" office:value="155.999703125" calcext:value-type="float">
            <text:p>155.9997</text:p>
          </table:table-cell>
          <table:table-cell table:style-name="ce14" table:formula="of:=[.I80]-2*([.$B80]-1)" office:value-type="float" office:value="-0.000296875000060481" calcext:value-type="float">
            <text:p>-0.000296875</text:p>
          </table:table-cell>
          <table:table-cell office:value-type="float" office:value="63626904941576.3" calcext:value-type="float">
            <text:p>63626904941576.3</text:p>
          </table:table-cell>
          <table:table-cell table:style-name="ce11" table:formula="of:=([.K80]-[.K79])/1000" office:value-type="float" office:value="2.0015" calcext:value-type="float">
            <text:p>2.0015</text:p>
          </table:table-cell>
          <table:table-cell table:style-name="ce11" table:formula="of:=[.L80]+[.M79]" office:value-type="float" office:value="156.000296875" calcext:value-type="float">
            <text:p>156.0003</text:p>
          </table:table-cell>
          <table:table-cell table:style-name="ce15" table:formula="of:=[.M80]-2*([.$B80]-1)" office:value-type="float" office:value="0.000296874999975216" calcext:value-type="float">
            <text:p>0.000296875</text:p>
          </table:table-cell>
          <table:table-cell office:value-type="float" office:value="63626905405855.8" calcext:value-type="float">
            <text:p>63626905405855.8</text:p>
          </table:table-cell>
          <table:table-cell table:style-name="ce11" table:formula="of:=([.O80]-[.O79])/1000" office:value-type="float" office:value="2.0011953125" calcext:value-type="float">
            <text:p>2.0012</text:p>
          </table:table-cell>
          <table:table-cell table:style-name="ce11" table:formula="of:=[.P80]+[.Q79]" office:value-type="float" office:value="156.001796875" calcext:value-type="float">
            <text:p>156.0018</text:p>
          </table:table-cell>
          <table:table-cell table:style-name="ce16" table:formula="of:=[.Q80]-2*([.$B80]-1)" office:value-type="float" office:value="0.00179687499999659" calcext:value-type="float">
            <text:p>0.001796875</text:p>
          </table:table-cell>
          <table:table-cell office:value-type="float" office:value="63626905871182.8" calcext:value-type="float">
            <text:p>63626905871182.8</text:p>
          </table:table-cell>
          <table:table-cell table:style-name="ce11" table:formula="of:=([.S80]-[.S79])/1000" office:value-type="float" office:value="2.00109375" calcext:value-type="float">
            <text:p>2.0011</text:p>
          </table:table-cell>
          <table:table-cell table:style-name="ce11" table:formula="of:=[.T80]+[.U79]" office:value-type="float" office:value="156.0008984375" calcext:value-type="float">
            <text:p>156.0009</text:p>
          </table:table-cell>
          <table:table-cell table:style-name="ce17" table:formula="of:=[.U80]-2*([.$B80]-1)" office:value-type="float" office:value="0.000898437500040927" calcext:value-type="float">
            <text:p>0.0008984375</text:p>
          </table:table-cell>
          <table:table-cell office:value-type="float" office:value="63626906355936.5" calcext:value-type="float">
            <text:p>63626906355936.5</text:p>
          </table:table-cell>
          <table:table-cell table:style-name="ce11" table:formula="of:=([.W80]-[.W79])/1000" office:value-type="float" office:value="1.999296875" calcext:value-type="float">
            <text:p>1.9993</text:p>
          </table:table-cell>
          <table:table-cell table:style-name="ce11" table:formula="of:=[.X80]+[.Y79]" office:value-type="float" office:value="156" calcext:value-type="float">
            <text:p>156.0000</text:p>
          </table:table-cell>
          <table:table-cell table:style-name="ce18" table:formula="of:=[.Y80]-2*([.$B80]-1)" office:value-type="float" office:value="0" calcext:value-type="float">
            <text:p>0</text:p>
          </table:table-cell>
          <table:table-cell office:value-type="float" office:value="63626906821389.9" calcext:value-type="float">
            <text:p>63626906821389.9</text:p>
          </table:table-cell>
          <table:table-cell table:style-name="ce11" table:formula="of:=([.AA80]-[.AA79])/1000" office:value-type="float" office:value="2.0011953125" calcext:value-type="float">
            <text:p>2.0012</text:p>
          </table:table-cell>
          <table:table-cell table:style-name="ce11" table:formula="of:=[.AB80]+[.AC79]" office:value-type="float" office:value="156.0021015625" calcext:value-type="float">
            <text:p>156.0021</text:p>
          </table:table-cell>
          <table:table-cell table:style-name="ce19" table:formula="of:=[.AC80]-2*([.$B80]-1)" office:value-type="float" office:value="0.00210156250000182" calcext:value-type="float">
            <text:p>0.0021015625</text:p>
          </table:table-cell>
          <table:table-cell office:value-type="float" office:value="63626907295623.9" calcext:value-type="float">
            <text:p>63626907295623.9</text:p>
          </table:table-cell>
          <table:table-cell table:style-name="ce11" table:formula="of:=([.AE80]-[.AE79])/1000" office:value-type="float" office:value="2.0006953125" calcext:value-type="float">
            <text:p>2.0007</text:p>
          </table:table-cell>
          <table:table-cell table:style-name="ce11" table:formula="of:=[.AF80]+[.AG79]" office:value-type="float" office:value="156.0008984375" calcext:value-type="float">
            <text:p>156.0009</text:p>
          </table:table-cell>
          <table:table-cell table:style-name="ce20" table:formula="of:=[.AG80]-2*([.$B80]-1)" office:value-type="float" office:value="0.000898437499955662" calcext:value-type="float">
            <text:p>0.0008984375</text:p>
          </table:table-cell>
          <table:table-cell office:value-type="float" office:value="63626907765292.4" calcext:value-type="float">
            <text:p>63626907765292.4</text:p>
          </table:table-cell>
          <table:table-cell table:style-name="ce11" table:formula="of:=([.AI80]-[.AI79])/1000" office:value-type="float" office:value="1.999" calcext:value-type="float">
            <text:p>1.9990</text:p>
          </table:table-cell>
          <table:table-cell table:style-name="ce11" table:formula="of:=[.AJ80]+[.AK79]" office:value-type="float" office:value="155.999" calcext:value-type="float">
            <text:p>155.9990</text:p>
          </table:table-cell>
          <table:table-cell table:style-name="ce21" table:formula="of:=[.AK80]-2*([.$B80]-1)" office:value-type="float" office:value="-0.00100000000000477" calcext:value-type="float">
            <text:p>-0.001</text:p>
          </table:table-cell>
          <table:table-cell office:value-type="float" office:value="63626908231103.5" calcext:value-type="float">
            <text:p>63626908231103.5</text:p>
          </table:table-cell>
          <table:table-cell table:style-name="ce11" table:formula="of:=([.AM80]-[.AM79])/1000" office:value-type="float" office:value="2.0018984375" calcext:value-type="float">
            <text:p>2.0019</text:p>
          </table:table-cell>
          <table:table-cell table:style-name="ce11" table:formula="of:=[.AN80]+[.AO79]" office:value-type="float" office:value="156.0001015625" calcext:value-type="float">
            <text:p>156.0001</text:p>
          </table:table-cell>
          <table:table-cell table:style-name="ce22" table:formula="of:=[.AO80]-2*([.$B80]-1)" office:value-type="float" office:value="0.000101562499992269" calcext:value-type="float">
            <text:p>0.0001015625</text:p>
          </table:table-cell>
          <table:table-cell office:value-type="float" office:value="63626908700837.9" calcext:value-type="float">
            <text:p>63626908700837.9</text:p>
          </table:table-cell>
          <table:table-cell table:style-name="ce23" table:formula="of:=([.AQ80]-[.AQ79])/1000" office:value-type="float" office:value="2.001" calcext:value-type="float">
            <text:p>2.0010</text:p>
          </table:table-cell>
          <table:table-cell table:style-name="ce11" table:formula="of:=[.AR80]+[.AS79]" office:value-type="float" office:value="156.0003984375" calcext:value-type="float">
            <text:p>156.0004</text:p>
          </table:table-cell>
          <table:table-cell table:style-name="ce24" table:formula="of:=[.AS80]-2*([.$B80]-1)" office:value-type="float" office:value="0.000398437500052751" calcext:value-type="float">
            <text:p>0.0003984375</text:p>
          </table:table-cell>
          <table:table-cell office:value-type="float" office:value="63626909172611.1" calcext:value-type="float">
            <text:p>63626909172611.1</text:p>
          </table:table-cell>
          <table:table-cell table:style-name="ce11" table:formula="of:=([.AU80]-[.AU79])/1000" office:value-type="float" office:value="2.0018046875" calcext:value-type="float">
            <text:p>2.0018</text:p>
          </table:table-cell>
          <table:table-cell table:style-name="ce11" table:formula="of:=[.AV80]+[.AW79]" office:value-type="float" office:value="156.0018046875" calcext:value-type="float">
            <text:p>156.0018</text:p>
          </table:table-cell>
          <table:table-cell table:style-name="ce25" table:formula="of:=[.AW80]-2*([.$B80]-1)" office:value-type="float" office:value="0.0018046875000266" calcext:value-type="float">
            <text:p>0.0018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80" calcext:value-type="float">
            <text:p>80</text:p>
          </table:table-cell>
          <table:table-cell office:value-type="float" office:value="63626903977379.5" calcext:value-type="float">
            <text:p>63626903977379.5</text:p>
          </table:table-cell>
          <table:table-cell table:formula="of:=([.C81]-[.C80])/1000" office:value-type="float" office:value="1.9986015625" calcext:value-type="float">
            <text:p>1.9986</text:p>
          </table:table-cell>
          <table:table-cell table:formula="of:=[.D81]+[.E80]" office:value-type="float" office:value="158.000703125" calcext:value-type="float">
            <text:p>158.0007</text:p>
          </table:table-cell>
          <table:table-cell table:style-name="ce13" table:formula="of:=[.E81]-2*([.$B81]-1)" office:value-type="float" office:value="0.00070312500005798" calcext:value-type="float">
            <text:p>0.000703125</text:p>
          </table:table-cell>
          <table:table-cell office:value-type="float" office:value="63626904460676.8" calcext:value-type="float">
            <text:p>63626904460676.8</text:p>
          </table:table-cell>
          <table:table-cell table:style-name="ce11" table:formula="of:=([.G81]-[.G80])/1000" office:value-type="float" office:value="1.999296875" calcext:value-type="float">
            <text:p>1.9993</text:p>
          </table:table-cell>
          <table:table-cell table:style-name="ce11" table:formula="of:=[.H81]+[.I80]" office:value-type="float" office:value="157.999" calcext:value-type="float">
            <text:p>157.9990</text:p>
          </table:table-cell>
          <table:table-cell table:style-name="ce14" table:formula="of:=[.I81]-2*([.$B81]-1)" office:value-type="float" office:value="-0.00100000000006162" calcext:value-type="float">
            <text:p>-0.001</text:p>
          </table:table-cell>
          <table:table-cell office:value-type="float" office:value="63626904943576.1" calcext:value-type="float">
            <text:p>63626904943576.1</text:p>
          </table:table-cell>
          <table:table-cell table:style-name="ce11" table:formula="of:=([.K81]-[.K80])/1000" office:value-type="float" office:value="1.9998046875" calcext:value-type="float">
            <text:p>1.9998</text:p>
          </table:table-cell>
          <table:table-cell table:style-name="ce11" table:formula="of:=[.L81]+[.M80]" office:value-type="float" office:value="158.0001015625" calcext:value-type="float">
            <text:p>158.0001</text:p>
          </table:table-cell>
          <table:table-cell table:style-name="ce15" table:formula="of:=[.M81]-2*([.$B81]-1)" office:value-type="float" office:value="0.000101562499963848" calcext:value-type="float">
            <text:p>0.0001015625</text:p>
          </table:table-cell>
          <table:table-cell office:value-type="float" office:value="63626905407852.7" calcext:value-type="float">
            <text:p>63626905407852.7</text:p>
          </table:table-cell>
          <table:table-cell table:style-name="ce11" table:formula="of:=([.O81]-[.O80])/1000" office:value-type="float" office:value="1.99690625" calcext:value-type="float">
            <text:p>1.9969</text:p>
          </table:table-cell>
          <table:table-cell table:style-name="ce11" table:formula="of:=[.P81]+[.Q80]" office:value-type="float" office:value="157.998703125" calcext:value-type="float">
            <text:p>157.9987</text:p>
          </table:table-cell>
          <table:table-cell table:style-name="ce16" table:formula="of:=[.Q81]-2*([.$B81]-1)" office:value-type="float" office:value="-0.00129687500000841" calcext:value-type="float">
            <text:p>-0.001296875</text:p>
          </table:table-cell>
          <table:table-cell office:value-type="float" office:value="63626905873182.2" calcext:value-type="float">
            <text:p>63626905873182.2</text:p>
          </table:table-cell>
          <table:table-cell table:style-name="ce11" table:formula="of:=([.S81]-[.S80])/1000" office:value-type="float" office:value="1.99940625" calcext:value-type="float">
            <text:p>1.9994</text:p>
          </table:table-cell>
          <table:table-cell table:style-name="ce11" table:formula="of:=[.T81]+[.U80]" office:value-type="float" office:value="158.0003046875" calcext:value-type="float">
            <text:p>158.0003</text:p>
          </table:table-cell>
          <table:table-cell table:style-name="ce17" table:formula="of:=[.U81]-2*([.$B81]-1)" office:value-type="float" office:value="0.000304687500033651" calcext:value-type="float">
            <text:p>0.0003046875</text:p>
          </table:table-cell>
          <table:table-cell office:value-type="float" office:value="63626906357936.1" calcext:value-type="float">
            <text:p>63626906357936.1</text:p>
          </table:table-cell>
          <table:table-cell table:style-name="ce11" table:formula="of:=([.W81]-[.W80])/1000" office:value-type="float" office:value="1.9996015625" calcext:value-type="float">
            <text:p>1.9996</text:p>
          </table:table-cell>
          <table:table-cell table:style-name="ce11" table:formula="of:=[.X81]+[.Y80]" office:value-type="float" office:value="157.9996015625" calcext:value-type="float">
            <text:p>157.9996</text:p>
          </table:table-cell>
          <table:table-cell table:style-name="ce18" table:formula="of:=[.Y81]-2*([.$B81]-1)" office:value-type="float" office:value="-0.000398437500024329" calcext:value-type="float">
            <text:p>-0.0003984375</text:p>
          </table:table-cell>
          <table:table-cell office:value-type="float" office:value="63626906823387.2" calcext:value-type="float">
            <text:p>63626906823387.2</text:p>
          </table:table-cell>
          <table:table-cell table:style-name="ce11" table:formula="of:=([.AA81]-[.AA80])/1000" office:value-type="float" office:value="1.9973046875" calcext:value-type="float">
            <text:p>1.9973</text:p>
          </table:table-cell>
          <table:table-cell table:style-name="ce11" table:formula="of:=[.AB81]+[.AC80]" office:value-type="float" office:value="157.99940625" calcext:value-type="float">
            <text:p>157.9994</text:p>
          </table:table-cell>
          <table:table-cell table:style-name="ce19" table:formula="of:=[.AC81]-2*([.$B81]-1)" office:value-type="float" office:value="-0.000593750000007276" calcext:value-type="float">
            <text:p>-0.00059375</text:p>
          </table:table-cell>
          <table:table-cell office:value-type="float" office:value="63626907297623.6" calcext:value-type="float">
            <text:p>63626907297623.6</text:p>
          </table:table-cell>
          <table:table-cell table:style-name="ce11" table:formula="of:=([.AE81]-[.AE80])/1000" office:value-type="float" office:value="1.999703125" calcext:value-type="float">
            <text:p>1.9997</text:p>
          </table:table-cell>
          <table:table-cell table:style-name="ce11" table:formula="of:=[.AF81]+[.AG80]" office:value-type="float" office:value="158.0006015625" calcext:value-type="float">
            <text:p>158.0006</text:p>
          </table:table-cell>
          <table:table-cell table:style-name="ce20" table:formula="of:=[.AG81]-2*([.$B81]-1)" office:value-type="float" office:value="0.000601562499952024" calcext:value-type="float">
            <text:p>0.0006015625</text:p>
          </table:table-cell>
          <table:table-cell office:value-type="float" office:value="63626907768515.2" calcext:value-type="float">
            <text:p>63626907768515.2</text:p>
          </table:table-cell>
          <table:table-cell table:style-name="ce11" table:formula="of:=([.AI81]-[.AI80])/1000" office:value-type="float" office:value="3.2228046875" calcext:value-type="float">
            <text:p>3.2228</text:p>
          </table:table-cell>
          <table:table-cell table:style-name="ce11" table:formula="of:=[.AJ81]+[.AK80]" office:value-type="float" office:value="159.2218046875" calcext:value-type="float">
            <text:p>159.2218</text:p>
          </table:table-cell>
          <table:table-cell table:style-name="ce21" table:formula="of:=[.AK81]-2*([.$B81]-1)" office:value-type="float" office:value="1.2218046875" calcext:value-type="float">
            <text:p>1.2218046875</text:p>
          </table:table-cell>
          <table:table-cell office:value-type="float" office:value="63626908233104.4" calcext:value-type="float">
            <text:p>63626908233104.4</text:p>
          </table:table-cell>
          <table:table-cell table:style-name="ce11" table:formula="of:=([.AM81]-[.AM80])/1000" office:value-type="float" office:value="2.0008984375" calcext:value-type="float">
            <text:p>2.0009</text:p>
          </table:table-cell>
          <table:table-cell table:style-name="ce11" table:formula="of:=[.AN81]+[.AO80]" office:value-type="float" office:value="158.001" calcext:value-type="float">
            <text:p>158.0010</text:p>
          </table:table-cell>
          <table:table-cell table:style-name="ce22" table:formula="of:=[.AO81]-2*([.$B81]-1)" office:value-type="float" office:value="0.00100000000000477" calcext:value-type="float">
            <text:p>0.001</text:p>
          </table:table-cell>
          <table:table-cell office:value-type="float" office:value="63626908702836.6" calcext:value-type="float">
            <text:p>63626908702836.6</text:p>
          </table:table-cell>
          <table:table-cell table:style-name="ce23" table:formula="of:=([.AQ81]-[.AQ80])/1000" office:value-type="float" office:value="1.998703125" calcext:value-type="float">
            <text:p>1.9987</text:p>
          </table:table-cell>
          <table:table-cell table:style-name="ce11" table:formula="of:=[.AR81]+[.AS80]" office:value-type="float" office:value="157.9991015625" calcext:value-type="float">
            <text:p>157.9991</text:p>
          </table:table-cell>
          <table:table-cell table:style-name="ce24" table:formula="of:=[.AS81]-2*([.$B81]-1)" office:value-type="float" office:value="-0.000898437499955662" calcext:value-type="float">
            <text:p>-0.0008984375</text:p>
          </table:table-cell>
          <table:table-cell office:value-type="float" office:value="63626909174609.2" calcext:value-type="float">
            <text:p>63626909174609.2</text:p>
          </table:table-cell>
          <table:table-cell table:style-name="ce11" table:formula="of:=([.AU81]-[.AU80])/1000" office:value-type="float" office:value="1.9981015625" calcext:value-type="float">
            <text:p>1.9981</text:p>
          </table:table-cell>
          <table:table-cell table:style-name="ce11" table:formula="of:=[.AV81]+[.AW80]" office:value-type="float" office:value="157.99990625" calcext:value-type="float">
            <text:p>157.9999</text:p>
          </table:table-cell>
          <table:table-cell table:style-name="ce25" table:formula="of:=[.AW81]-2*([.$B81]-1)" office:value-type="float" office:value="-0.000093749999962256" calcext:value-type="float">
            <text:p>-0.000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81" calcext:value-type="float">
            <text:p>81</text:p>
          </table:table-cell>
          <table:table-cell office:value-type="float" office:value="63626903979381.2" calcext:value-type="float">
            <text:p>63626903979381.2</text:p>
          </table:table-cell>
          <table:table-cell table:formula="of:=([.C82]-[.C81])/1000" office:value-type="float" office:value="2.001703125" calcext:value-type="float">
            <text:p>2.0017</text:p>
          </table:table-cell>
          <table:table-cell table:formula="of:=[.D82]+[.E81]" office:value-type="float" office:value="160.00240625" calcext:value-type="float">
            <text:p>160.0024</text:p>
          </table:table-cell>
          <table:table-cell table:style-name="ce13" table:formula="of:=[.E82]-2*([.$B82]-1)" office:value-type="float" office:value="0.00240625000006389" calcext:value-type="float">
            <text:p>0.00240625</text:p>
          </table:table-cell>
          <table:table-cell office:value-type="float" office:value="63626904462677.3" calcext:value-type="float">
            <text:p>63626904462677.3</text:p>
          </table:table-cell>
          <table:table-cell table:style-name="ce11" table:formula="of:=([.G82]-[.G81])/1000" office:value-type="float" office:value="2.0005" calcext:value-type="float">
            <text:p>2.0005</text:p>
          </table:table-cell>
          <table:table-cell table:style-name="ce11" table:formula="of:=[.H82]+[.I81]" office:value-type="float" office:value="159.9995" calcext:value-type="float">
            <text:p>159.9995</text:p>
          </table:table-cell>
          <table:table-cell table:style-name="ce14" table:formula="of:=[.I82]-2*([.$B82]-1)" office:value-type="float" office:value="-0.000500000000073442" calcext:value-type="float">
            <text:p>-0.0005</text:p>
          </table:table-cell>
          <table:table-cell office:value-type="float" office:value="63626904945574.9" calcext:value-type="float">
            <text:p>63626904945574.9</text:p>
          </table:table-cell>
          <table:table-cell table:style-name="ce11" table:formula="of:=([.K82]-[.K81])/1000" office:value-type="float" office:value="1.998796875" calcext:value-type="float">
            <text:p>1.9988</text:p>
          </table:table-cell>
          <table:table-cell table:style-name="ce11" table:formula="of:=[.L82]+[.M81]" office:value-type="float" office:value="159.9988984375" calcext:value-type="float">
            <text:p>159.9989</text:p>
          </table:table-cell>
          <table:table-cell table:style-name="ce15" table:formula="of:=[.M82]-2*([.$B82]-1)" office:value-type="float" office:value="-0.00110156250002547" calcext:value-type="float">
            <text:p>-0.0011015625</text:p>
          </table:table-cell>
          <table:table-cell office:value-type="float" office:value="63626905409853.7" calcext:value-type="float">
            <text:p>63626905409853.7</text:p>
          </table:table-cell>
          <table:table-cell table:style-name="ce11" table:formula="of:=([.O82]-[.O81])/1000" office:value-type="float" office:value="2.001" calcext:value-type="float">
            <text:p>2.0010</text:p>
          </table:table-cell>
          <table:table-cell table:style-name="ce11" table:formula="of:=[.P82]+[.Q81]" office:value-type="float" office:value="159.999703125" calcext:value-type="float">
            <text:p>159.9997</text:p>
          </table:table-cell>
          <table:table-cell table:style-name="ce16" table:formula="of:=[.Q82]-2*([.$B82]-1)" office:value-type="float" office:value="-0.000296875000003638" calcext:value-type="float">
            <text:p>-0.000296875</text:p>
          </table:table-cell>
          <table:table-cell office:value-type="float" office:value="63626905875183.3" calcext:value-type="float">
            <text:p>63626905875183.3</text:p>
          </table:table-cell>
          <table:table-cell table:style-name="ce11" table:formula="of:=([.S82]-[.S81])/1000" office:value-type="float" office:value="2.00109375" calcext:value-type="float">
            <text:p>2.0011</text:p>
          </table:table-cell>
          <table:table-cell table:style-name="ce11" table:formula="of:=[.T82]+[.U81]" office:value-type="float" office:value="160.0013984375" calcext:value-type="float">
            <text:p>160.0014</text:p>
          </table:table-cell>
          <table:table-cell table:style-name="ce17" table:formula="of:=[.U82]-2*([.$B82]-1)" office:value-type="float" office:value="0.0013984375000291" calcext:value-type="float">
            <text:p>0.0013984375</text:p>
          </table:table-cell>
          <table:table-cell office:value-type="float" office:value="63626906359937" calcext:value-type="float">
            <text:p>63626906359937</text:p>
          </table:table-cell>
          <table:table-cell table:style-name="ce11" table:formula="of:=([.W82]-[.W81])/1000" office:value-type="float" office:value="2.0008984375" calcext:value-type="float">
            <text:p>2.0009</text:p>
          </table:table-cell>
          <table:table-cell table:style-name="ce11" table:formula="of:=[.X82]+[.Y81]" office:value-type="float" office:value="160.0005" calcext:value-type="float">
            <text:p>160.0005</text:p>
          </table:table-cell>
          <table:table-cell table:style-name="ce18" table:formula="of:=[.Y82]-2*([.$B82]-1)" office:value-type="float" office:value="0.000499999999988177" calcext:value-type="float">
            <text:p>0.0005</text:p>
          </table:table-cell>
          <table:table-cell office:value-type="float" office:value="63626906825389.2" calcext:value-type="float">
            <text:p>63626906825389.2</text:p>
          </table:table-cell>
          <table:table-cell table:style-name="ce11" table:formula="of:=([.AA82]-[.AA81])/1000" office:value-type="float" office:value="2.002" calcext:value-type="float">
            <text:p>2.0020</text:p>
          </table:table-cell>
          <table:table-cell table:style-name="ce11" table:formula="of:=[.AB82]+[.AC81]" office:value-type="float" office:value="160.00140625" calcext:value-type="float">
            <text:p>160.0014</text:p>
          </table:table-cell>
          <table:table-cell table:style-name="ce19" table:formula="of:=[.AC82]-2*([.$B82]-1)" office:value-type="float" office:value="0.00140625000000227" calcext:value-type="float">
            <text:p>0.00140625</text:p>
          </table:table-cell>
          <table:table-cell office:value-type="float" office:value="63626907299621.9" calcext:value-type="float">
            <text:p>63626907299621.9</text:p>
          </table:table-cell>
          <table:table-cell table:style-name="ce11" table:formula="of:=([.AE82]-[.AE81])/1000" office:value-type="float" office:value="1.998296875" calcext:value-type="float">
            <text:p>1.9983</text:p>
          </table:table-cell>
          <table:table-cell table:style-name="ce11" table:formula="of:=[.AF82]+[.AG81]" office:value-type="float" office:value="159.9988984375" calcext:value-type="float">
            <text:p>159.9989</text:p>
          </table:table-cell>
          <table:table-cell table:style-name="ce20" table:formula="of:=[.AG82]-2*([.$B82]-1)" office:value-type="float" office:value="-0.00110156250005389" calcext:value-type="float">
            <text:p>-0.0011015625</text:p>
          </table:table-cell>
          <table:table-cell office:value-type="float" office:value="63626907769293.3" calcext:value-type="float">
            <text:p>63626907769293.3</text:p>
          </table:table-cell>
          <table:table-cell table:style-name="ce11" table:formula="of:=([.AI82]-[.AI81])/1000" office:value-type="float" office:value="0.77809375" calcext:value-type="float">
            <text:p>0.7781</text:p>
          </table:table-cell>
          <table:table-cell table:style-name="ce11" table:formula="of:=[.AJ82]+[.AK81]" office:value-type="float" office:value="159.9998984375" calcext:value-type="float">
            <text:p>159.9999</text:p>
          </table:table-cell>
          <table:table-cell table:style-name="ce21" table:formula="of:=[.AK82]-2*([.$B82]-1)" office:value-type="float" office:value="-0.000101562499992269" calcext:value-type="float">
            <text:p>-0.0001015625</text:p>
          </table:table-cell>
          <table:table-cell office:value-type="float" office:value="63626908235103.3" calcext:value-type="float">
            <text:p>63626908235103.3</text:p>
          </table:table-cell>
          <table:table-cell table:style-name="ce11" table:formula="of:=([.AM82]-[.AM81])/1000" office:value-type="float" office:value="1.9988984375" calcext:value-type="float">
            <text:p>1.9989</text:p>
          </table:table-cell>
          <table:table-cell table:style-name="ce11" table:formula="of:=[.AN82]+[.AO81]" office:value-type="float" office:value="159.9998984375" calcext:value-type="float">
            <text:p>159.9999</text:p>
          </table:table-cell>
          <table:table-cell table:style-name="ce22" table:formula="of:=[.AO82]-2*([.$B82]-1)" office:value-type="float" office:value="-0.000101562499992269" calcext:value-type="float">
            <text:p>-0.0001015625</text:p>
          </table:table-cell>
          <table:table-cell office:value-type="float" office:value="63626908704837.1" calcext:value-type="float">
            <text:p>63626908704837.1</text:p>
          </table:table-cell>
          <table:table-cell table:style-name="ce23" table:formula="of:=([.AQ82]-[.AQ81])/1000" office:value-type="float" office:value="2.0005" calcext:value-type="float">
            <text:p>2.0005</text:p>
          </table:table-cell>
          <table:table-cell table:style-name="ce11" table:formula="of:=[.AR82]+[.AS81]" office:value-type="float" office:value="159.9996015625" calcext:value-type="float">
            <text:p>159.9996</text:p>
          </table:table-cell>
          <table:table-cell table:style-name="ce24" table:formula="of:=[.AS82]-2*([.$B82]-1)" office:value-type="float" office:value="-0.000398437499967486" calcext:value-type="float">
            <text:p>-0.0003984375</text:p>
          </table:table-cell>
          <table:table-cell office:value-type="float" office:value="63626909176610.7" calcext:value-type="float">
            <text:p>63626909176610.7</text:p>
          </table:table-cell>
          <table:table-cell table:style-name="ce11" table:formula="of:=([.AU82]-[.AU81])/1000" office:value-type="float" office:value="2.0015" calcext:value-type="float">
            <text:p>2.0015</text:p>
          </table:table-cell>
          <table:table-cell table:style-name="ce11" table:formula="of:=[.AV82]+[.AW81]" office:value-type="float" office:value="160.00140625" calcext:value-type="float">
            <text:p>160.0014</text:p>
          </table:table-cell>
          <table:table-cell table:style-name="ce25" table:formula="of:=[.AW82]-2*([.$B82]-1)" office:value-type="float" office:value="0.0014062500000307" calcext:value-type="float">
            <text:p>0.001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82" calcext:value-type="float">
            <text:p>82</text:p>
          </table:table-cell>
          <table:table-cell office:value-type="float" office:value="63626903981380.1" calcext:value-type="float">
            <text:p>63626903981380.1</text:p>
          </table:table-cell>
          <table:table-cell table:formula="of:=([.C83]-[.C82])/1000" office:value-type="float" office:value="1.9988984375" calcext:value-type="float">
            <text:p>1.9989</text:p>
          </table:table-cell>
          <table:table-cell table:formula="of:=[.D83]+[.E82]" office:value-type="float" office:value="162.0013046875" calcext:value-type="float">
            <text:p>162.0013</text:p>
          </table:table-cell>
          <table:table-cell table:style-name="ce13" table:formula="of:=[.E83]-2*([.$B83]-1)" office:value-type="float" office:value="0.00130468750006685" calcext:value-type="float">
            <text:p>0.0013046875</text:p>
          </table:table-cell>
          <table:table-cell office:value-type="float" office:value="63626904464678.3" calcext:value-type="float">
            <text:p>63626904464678.3</text:p>
          </table:table-cell>
          <table:table-cell table:style-name="ce11" table:formula="of:=([.G83]-[.G82])/1000" office:value-type="float" office:value="2.001" calcext:value-type="float">
            <text:p>2.0010</text:p>
          </table:table-cell>
          <table:table-cell table:style-name="ce11" table:formula="of:=[.H83]+[.I82]" office:value-type="float" office:value="162.0005" calcext:value-type="float">
            <text:p>162.0005</text:p>
          </table:table-cell>
          <table:table-cell table:style-name="ce14" table:formula="of:=[.I83]-2*([.$B83]-1)" office:value-type="float" office:value="0.000499999999931333" calcext:value-type="float">
            <text:p>0.0005</text:p>
          </table:table-cell>
          <table:table-cell office:value-type="float" office:value="63626904947575.1" calcext:value-type="float">
            <text:p>63626904947575.1</text:p>
          </table:table-cell>
          <table:table-cell table:style-name="ce11" table:formula="of:=([.K83]-[.K82])/1000" office:value-type="float" office:value="2.000203125" calcext:value-type="float">
            <text:p>2.0002</text:p>
          </table:table-cell>
          <table:table-cell table:style-name="ce11" table:formula="of:=[.L83]+[.M82]" office:value-type="float" office:value="161.9991015625" calcext:value-type="float">
            <text:p>161.9991</text:p>
          </table:table-cell>
          <table:table-cell table:style-name="ce15" table:formula="of:=[.M83]-2*([.$B83]-1)" office:value-type="float" office:value="-0.000898437500012506" calcext:value-type="float">
            <text:p>-0.0008984375</text:p>
          </table:table-cell>
          <table:table-cell office:value-type="float" office:value="63626905411853.8" calcext:value-type="float">
            <text:p>63626905411853.8</text:p>
          </table:table-cell>
          <table:table-cell table:style-name="ce11" table:formula="of:=([.O83]-[.O82])/1000" office:value-type="float" office:value="2.00009375" calcext:value-type="float">
            <text:p>2.0001</text:p>
          </table:table-cell>
          <table:table-cell table:style-name="ce11" table:formula="of:=[.P83]+[.Q82]" office:value-type="float" office:value="161.999796875" calcext:value-type="float">
            <text:p>161.9998</text:p>
          </table:table-cell>
          <table:table-cell table:style-name="ce16" table:formula="of:=[.Q83]-2*([.$B83]-1)" office:value-type="float" office:value="-0.00020312500001296" calcext:value-type="float">
            <text:p>-0.000203125</text:p>
          </table:table-cell>
          <table:table-cell office:value-type="float" office:value="63626905877181" calcext:value-type="float">
            <text:p>63626905877181</text:p>
          </table:table-cell>
          <table:table-cell table:style-name="ce11" table:formula="of:=([.S83]-[.S82])/1000" office:value-type="float" office:value="1.997703125" calcext:value-type="float">
            <text:p>1.9977</text:p>
          </table:table-cell>
          <table:table-cell table:style-name="ce11" table:formula="of:=[.T83]+[.U82]" office:value-type="float" office:value="161.9991015625" calcext:value-type="float">
            <text:p>161.9991</text:p>
          </table:table-cell>
          <table:table-cell table:style-name="ce17" table:formula="of:=[.U83]-2*([.$B83]-1)" office:value-type="float" office:value="-0.000898437499984084" calcext:value-type="float">
            <text:p>-0.0008984375</text:p>
          </table:table-cell>
          <table:table-cell office:value-type="float" office:value="63626906361937.4" calcext:value-type="float">
            <text:p>63626906361937.4</text:p>
          </table:table-cell>
          <table:table-cell table:style-name="ce11" table:formula="of:=([.W83]-[.W82])/1000" office:value-type="float" office:value="2.0003984375" calcext:value-type="float">
            <text:p>2.0004</text:p>
          </table:table-cell>
          <table:table-cell table:style-name="ce11" table:formula="of:=[.X83]+[.Y82]" office:value-type="float" office:value="162.0008984375" calcext:value-type="float">
            <text:p>162.0009</text:p>
          </table:table-cell>
          <table:table-cell table:style-name="ce18" table:formula="of:=[.Y83]-2*([.$B83]-1)" office:value-type="float" office:value="0.000898437499984084" calcext:value-type="float">
            <text:p>0.0008984375</text:p>
          </table:table-cell>
          <table:table-cell office:value-type="float" office:value="63626906827390.6" calcext:value-type="float">
            <text:p>63626906827390.6</text:p>
          </table:table-cell>
          <table:table-cell table:style-name="ce11" table:formula="of:=([.AA83]-[.AA82])/1000" office:value-type="float" office:value="2.0013984375" calcext:value-type="float">
            <text:p>2.0014</text:p>
          </table:table-cell>
          <table:table-cell table:style-name="ce11" table:formula="of:=[.AB83]+[.AC82]" office:value-type="float" office:value="162.0028046875" calcext:value-type="float">
            <text:p>162.0028</text:p>
          </table:table-cell>
          <table:table-cell table:style-name="ce19" table:formula="of:=[.AC83]-2*([.$B83]-1)" office:value-type="float" office:value="0.00280468750000296" calcext:value-type="float">
            <text:p>0.0028046875</text:p>
          </table:table-cell>
          <table:table-cell office:value-type="float" office:value="63626907301621.3" calcext:value-type="float">
            <text:p>63626907301621.3</text:p>
          </table:table-cell>
          <table:table-cell table:style-name="ce11" table:formula="of:=([.AE83]-[.AE82])/1000" office:value-type="float" office:value="1.9993984375" calcext:value-type="float">
            <text:p>1.9994</text:p>
          </table:table-cell>
          <table:table-cell table:style-name="ce11" table:formula="of:=[.AF83]+[.AG82]" office:value-type="float" office:value="161.998296875" calcext:value-type="float">
            <text:p>161.9983</text:p>
          </table:table-cell>
          <table:table-cell table:style-name="ce20" table:formula="of:=[.AG83]-2*([.$B83]-1)" office:value-type="float" office:value="-0.00170312500006276" calcext:value-type="float">
            <text:p>-0.001703125</text:p>
          </table:table-cell>
          <table:table-cell office:value-type="float" office:value="63626907771295.1" calcext:value-type="float">
            <text:p>63626907771295.1</text:p>
          </table:table-cell>
          <table:table-cell table:style-name="ce11" table:formula="of:=([.AI83]-[.AI82])/1000" office:value-type="float" office:value="2.0018046875" calcext:value-type="float">
            <text:p>2.0018</text:p>
          </table:table-cell>
          <table:table-cell table:style-name="ce11" table:formula="of:=[.AJ83]+[.AK82]" office:value-type="float" office:value="162.001703125" calcext:value-type="float">
            <text:p>162.0017</text:p>
          </table:table-cell>
          <table:table-cell table:style-name="ce21" table:formula="of:=[.AK83]-2*([.$B83]-1)" office:value-type="float" office:value="0.00170312500000591" calcext:value-type="float">
            <text:p>0.001703125</text:p>
          </table:table-cell>
          <table:table-cell office:value-type="float" office:value="63626908237103.1" calcext:value-type="float">
            <text:p>63626908237103.1</text:p>
          </table:table-cell>
          <table:table-cell table:style-name="ce11" table:formula="of:=([.AM83]-[.AM82])/1000" office:value-type="float" office:value="1.9998046875" calcext:value-type="float">
            <text:p>1.9998</text:p>
          </table:table-cell>
          <table:table-cell table:style-name="ce11" table:formula="of:=[.AN83]+[.AO82]" office:value-type="float" office:value="161.999703125" calcext:value-type="float">
            <text:p>161.9997</text:p>
          </table:table-cell>
          <table:table-cell table:style-name="ce22" table:formula="of:=[.AO83]-2*([.$B83]-1)" office:value-type="float" office:value="-0.000296875000003638" calcext:value-type="float">
            <text:p>-0.000296875</text:p>
          </table:table-cell>
          <table:table-cell office:value-type="float" office:value="63626908706836.7" calcext:value-type="float">
            <text:p>63626908706836.7</text:p>
          </table:table-cell>
          <table:table-cell table:style-name="ce23" table:formula="of:=([.AQ83]-[.AQ82])/1000" office:value-type="float" office:value="1.9996015625" calcext:value-type="float">
            <text:p>1.9996</text:p>
          </table:table-cell>
          <table:table-cell table:style-name="ce11" table:formula="of:=[.AR83]+[.AS82]" office:value-type="float" office:value="161.999203125" calcext:value-type="float">
            <text:p>161.9992</text:p>
          </table:table-cell>
          <table:table-cell table:style-name="ce24" table:formula="of:=[.AS83]-2*([.$B83]-1)" office:value-type="float" office:value="-0.000796874999963393" calcext:value-type="float">
            <text:p>-0.000796875</text:p>
          </table:table-cell>
          <table:table-cell office:value-type="float" office:value="63626909178608.8" calcext:value-type="float">
            <text:p>63626909178608.8</text:p>
          </table:table-cell>
          <table:table-cell table:style-name="ce11" table:formula="of:=([.AU83]-[.AU82])/1000" office:value-type="float" office:value="1.99809375" calcext:value-type="float">
            <text:p>1.9981</text:p>
          </table:table-cell>
          <table:table-cell table:style-name="ce11" table:formula="of:=[.AV83]+[.AW82]" office:value-type="float" office:value="161.9995" calcext:value-type="float">
            <text:p>161.9995</text:p>
          </table:table-cell>
          <table:table-cell table:style-name="ce25" table:formula="of:=[.AW83]-2*([.$B83]-1)" office:value-type="float" office:value="-0.000499999999959755" calcext:value-type="float">
            <text:p>-0.000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7</text:p>
          </table:table-cell>
          <table:table-cell table:style-name="ce10" office:value-type="float" office:value="83" calcext:value-type="float">
            <text:p>83</text:p>
          </table:table-cell>
          <table:table-cell office:value-type="float" office:value="63626903983379.8" calcext:value-type="float">
            <text:p>63626903983379.8</text:p>
          </table:table-cell>
          <table:table-cell table:formula="of:=([.C84]-[.C83])/1000" office:value-type="float" office:value="1.9996953125" calcext:value-type="float">
            <text:p>1.9997</text:p>
          </table:table-cell>
          <table:table-cell table:formula="of:=[.D84]+[.E83]" office:value-type="float" office:value="164.001" calcext:value-type="float">
            <text:p>164.0010</text:p>
          </table:table-cell>
          <table:table-cell table:style-name="ce13" table:formula="of:=[.E84]-2*([.$B84]-1)" office:value-type="float" office:value="0.00100000000006162" calcext:value-type="float">
            <text:p>0.001</text:p>
          </table:table-cell>
          <table:table-cell office:value-type="float" office:value="63626904466676.4" calcext:value-type="float">
            <text:p>63626904466676.4</text:p>
          </table:table-cell>
          <table:table-cell table:style-name="ce11" table:formula="of:=([.G84]-[.G83])/1000" office:value-type="float" office:value="1.9981015625" calcext:value-type="float">
            <text:p>1.9981</text:p>
          </table:table-cell>
          <table:table-cell table:style-name="ce11" table:formula="of:=[.H84]+[.I83]" office:value-type="float" office:value="163.9986015625" calcext:value-type="float">
            <text:p>163.9986</text:p>
          </table:table-cell>
          <table:table-cell table:style-name="ce14" table:formula="of:=[.I84]-2*([.$B84]-1)" office:value-type="float" office:value="-0.00139843750005753" calcext:value-type="float">
            <text:p>-0.0013984375</text:p>
          </table:table-cell>
          <table:table-cell office:value-type="float" office:value="63626904949576" calcext:value-type="float">
            <text:p>63626904949576</text:p>
          </table:table-cell>
          <table:table-cell table:style-name="ce11" table:formula="of:=([.K84]-[.K83])/1000" office:value-type="float" office:value="2.0008984375" calcext:value-type="float">
            <text:p>2.0009</text:p>
          </table:table-cell>
          <table:table-cell table:style-name="ce11" table:formula="of:=[.L84]+[.M83]" office:value-type="float" office:value="164" calcext:value-type="float">
            <text:p>164.0000</text:p>
          </table:table-cell>
          <table:table-cell table:style-name="ce15" table:formula="of:=[.M84]-2*([.$B84]-1)" office:value-type="float" office:value="0" calcext:value-type="float">
            <text:p>0</text:p>
          </table:table-cell>
          <table:table-cell office:value-type="float" office:value="63626905413854.9" calcext:value-type="float">
            <text:p>63626905413854.9</text:p>
          </table:table-cell>
          <table:table-cell table:style-name="ce11" table:formula="of:=([.O84]-[.O83])/1000" office:value-type="float" office:value="2.0011015625" calcext:value-type="float">
            <text:p>2.0011</text:p>
          </table:table-cell>
          <table:table-cell table:style-name="ce11" table:formula="of:=[.P84]+[.Q83]" office:value-type="float" office:value="164.0008984375" calcext:value-type="float">
            <text:p>164.0009</text:p>
          </table:table-cell>
          <table:table-cell table:style-name="ce16" table:formula="of:=[.Q84]-2*([.$B84]-1)" office:value-type="float" office:value="0.000898437499984084" calcext:value-type="float">
            <text:p>0.0008984375</text:p>
          </table:table-cell>
          <table:table-cell office:value-type="float" office:value="63626905879182.9" calcext:value-type="float">
            <text:p>63626905879182.9</text:p>
          </table:table-cell>
          <table:table-cell table:style-name="ce11" table:formula="of:=([.S84]-[.S83])/1000" office:value-type="float" office:value="2.0018984375" calcext:value-type="float">
            <text:p>2.0019</text:p>
          </table:table-cell>
          <table:table-cell table:style-name="ce11" table:formula="of:=[.T84]+[.U83]" office:value-type="float" office:value="164.001" calcext:value-type="float">
            <text:p>164.0010</text:p>
          </table:table-cell>
          <table:table-cell table:style-name="ce17" table:formula="of:=[.U84]-2*([.$B84]-1)" office:value-type="float" office:value="0.00100000000000477" calcext:value-type="float">
            <text:p>0.001</text:p>
          </table:table-cell>
          <table:table-cell office:value-type="float" office:value="63626906363939" calcext:value-type="float">
            <text:p>63626906363939</text:p>
          </table:table-cell>
          <table:table-cell table:style-name="ce11" table:formula="of:=([.W84]-[.W83])/1000" office:value-type="float" office:value="2.0016015625" calcext:value-type="float">
            <text:p>2.0016</text:p>
          </table:table-cell>
          <table:table-cell table:style-name="ce11" table:formula="of:=[.X84]+[.Y83]" office:value-type="float" office:value="164.0025" calcext:value-type="float">
            <text:p>164.0025</text:p>
          </table:table-cell>
          <table:table-cell table:style-name="ce18" table:formula="of:=[.Y84]-2*([.$B84]-1)" office:value-type="float" office:value="0.00249999999999773" calcext:value-type="float">
            <text:p>0.0025</text:p>
          </table:table-cell>
          <table:table-cell office:value-type="float" office:value="63626906829389.1" calcext:value-type="float">
            <text:p>63626906829389.1</text:p>
          </table:table-cell>
          <table:table-cell table:style-name="ce11" table:formula="of:=([.AA84]-[.AA83])/1000" office:value-type="float" office:value="1.9985" calcext:value-type="float">
            <text:p>1.9985</text:p>
          </table:table-cell>
          <table:table-cell table:style-name="ce11" table:formula="of:=[.AB84]+[.AC83]" office:value-type="float" office:value="164.0013046875" calcext:value-type="float">
            <text:p>164.0013</text:p>
          </table:table-cell>
          <table:table-cell table:style-name="ce19" table:formula="of:=[.AC84]-2*([.$B84]-1)" office:value-type="float" office:value="0.00130468750001" calcext:value-type="float">
            <text:p>0.0013046875</text:p>
          </table:table-cell>
          <table:table-cell office:value-type="float" office:value="63626907303624.2" calcext:value-type="float">
            <text:p>63626907303624.2</text:p>
          </table:table-cell>
          <table:table-cell table:style-name="ce11" table:formula="of:=([.AE84]-[.AE83])/1000" office:value-type="float" office:value="2.00290625" calcext:value-type="float">
            <text:p>2.0029</text:p>
          </table:table-cell>
          <table:table-cell table:style-name="ce11" table:formula="of:=[.AF84]+[.AG83]" office:value-type="float" office:value="164.001203125" calcext:value-type="float">
            <text:p>164.0012</text:p>
          </table:table-cell>
          <table:table-cell table:style-name="ce20" table:formula="of:=[.AG84]-2*([.$B84]-1)" office:value-type="float" office:value="0.00120312499993247" calcext:value-type="float">
            <text:p>0.001203125</text:p>
          </table:table-cell>
          <table:table-cell office:value-type="float" office:value="63626907773295.2" calcext:value-type="float">
            <text:p>63626907773295.2</text:p>
          </table:table-cell>
          <table:table-cell table:style-name="ce11" table:formula="of:=([.AI84]-[.AI83])/1000" office:value-type="float" office:value="2.0001015625" calcext:value-type="float">
            <text:p>2.0001</text:p>
          </table:table-cell>
          <table:table-cell table:style-name="ce11" table:formula="of:=[.AJ84]+[.AK83]" office:value-type="float" office:value="164.0018046875" calcext:value-type="float">
            <text:p>164.0018</text:p>
          </table:table-cell>
          <table:table-cell table:style-name="ce21" table:formula="of:=[.AK84]-2*([.$B84]-1)" office:value-type="float" office:value="0.00180468749999818" calcext:value-type="float">
            <text:p>0.0018046875</text:p>
          </table:table-cell>
          <table:table-cell office:value-type="float" office:value="63626908239103.6" calcext:value-type="float">
            <text:p>63626908239103.6</text:p>
          </table:table-cell>
          <table:table-cell table:style-name="ce11" table:formula="of:=([.AM84]-[.AM83])/1000" office:value-type="float" office:value="2.0005" calcext:value-type="float">
            <text:p>2.0005</text:p>
          </table:table-cell>
          <table:table-cell table:style-name="ce11" table:formula="of:=[.AN84]+[.AO83]" office:value-type="float" office:value="164.000203125" calcext:value-type="float">
            <text:p>164.0002</text:p>
          </table:table-cell>
          <table:table-cell table:style-name="ce22" table:formula="of:=[.AO84]-2*([.$B84]-1)" office:value-type="float" office:value="0.000203124999984539" calcext:value-type="float">
            <text:p>0.000203125</text:p>
          </table:table-cell>
          <table:table-cell office:value-type="float" office:value="63626908708839.3" calcext:value-type="float">
            <text:p>63626908708839.3</text:p>
          </table:table-cell>
          <table:table-cell table:style-name="ce23" table:formula="of:=([.AQ84]-[.AQ83])/1000" office:value-type="float" office:value="2.00259375" calcext:value-type="float">
            <text:p>2.0026</text:p>
          </table:table-cell>
          <table:table-cell table:style-name="ce11" table:formula="of:=[.AR84]+[.AS83]" office:value-type="float" office:value="164.001796875" calcext:value-type="float">
            <text:p>164.0018</text:p>
          </table:table-cell>
          <table:table-cell table:style-name="ce24" table:formula="of:=[.AS84]-2*([.$B84]-1)" office:value-type="float" office:value="0.00179687500002501" calcext:value-type="float">
            <text:p>0.001796875</text:p>
          </table:table-cell>
          <table:table-cell office:value-type="float" office:value="63626909180609.3" calcext:value-type="float">
            <text:p>63626909180609.3</text:p>
          </table:table-cell>
          <table:table-cell table:style-name="ce11" table:formula="of:=([.AU84]-[.AU83])/1000" office:value-type="float" office:value="2.0005" calcext:value-type="float">
            <text:p>2.0005</text:p>
          </table:table-cell>
          <table:table-cell table:style-name="ce11" table:formula="of:=[.AV84]+[.AW83]" office:value-type="float" office:value="164" calcext:value-type="float">
            <text:p>164.0000</text:p>
          </table:table-cell>
          <table:table-cell table:style-name="ce25" table:formula="of:=[.AW84]-2*([.$B84]-1)"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10" office:value-type="float" office:value="84" calcext:value-type="float">
            <text:p>84</text:p>
          </table:table-cell>
          <table:table-cell office:value-type="float" office:value="63626903985379.7" calcext:value-type="float">
            <text:p>63626903985379.7</text:p>
          </table:table-cell>
          <table:table-cell table:formula="of:=([.C85]-[.C84])/1000" office:value-type="float" office:value="1.99990625" calcext:value-type="float">
            <text:p>1.9999</text:p>
          </table:table-cell>
          <table:table-cell table:formula="of:=[.D85]+[.E84]" office:value-type="float" office:value="166.00090625" calcext:value-type="float">
            <text:p>166.0009</text:p>
          </table:table-cell>
          <table:table-cell table:style-name="ce13" table:formula="of:=[.E85]-2*([.$B85]-1)" office:value-type="float" office:value="0.000906250000070941" calcext:value-type="float">
            <text:p>0.00090625</text:p>
          </table:table-cell>
          <table:table-cell office:value-type="float" office:value="63626904468680.2" calcext:value-type="float">
            <text:p>63626904468680.2</text:p>
          </table:table-cell>
          <table:table-cell table:style-name="ce11" table:formula="of:=([.G85]-[.G84])/1000" office:value-type="float" office:value="2.0038046875" calcext:value-type="float">
            <text:p>2.0038</text:p>
          </table:table-cell>
          <table:table-cell table:style-name="ce11" table:formula="of:=[.H85]+[.I84]" office:value-type="float" office:value="166.00240625" calcext:value-type="float">
            <text:p>166.0024</text:p>
          </table:table-cell>
          <table:table-cell table:style-name="ce14" table:formula="of:=[.I85]-2*([.$B85]-1)" office:value-type="float" office:value="0.00240624999995021" calcext:value-type="float">
            <text:p>0.00240625</text:p>
          </table:table-cell>
          <table:table-cell office:value-type="float" office:value="63626904951575.6" calcext:value-type="float">
            <text:p>63626904951575.6</text:p>
          </table:table-cell>
          <table:table-cell table:style-name="ce11" table:formula="of:=([.K85]-[.K84])/1000" office:value-type="float" office:value="1.9996015625" calcext:value-type="float">
            <text:p>1.9996</text:p>
          </table:table-cell>
          <table:table-cell table:style-name="ce11" table:formula="of:=[.L85]+[.M84]" office:value-type="float" office:value="165.9996015625" calcext:value-type="float">
            <text:p>165.9996</text:p>
          </table:table-cell>
          <table:table-cell table:style-name="ce15" table:formula="of:=[.M85]-2*([.$B85]-1)" office:value-type="float" office:value="-0.000398437499995907" calcext:value-type="float">
            <text:p>-0.0003984375</text:p>
          </table:table-cell>
          <table:table-cell office:value-type="float" office:value="63626905415855.7" calcext:value-type="float">
            <text:p>63626905415855.7</text:p>
          </table:table-cell>
          <table:table-cell table:style-name="ce11" table:formula="of:=([.O85]-[.O84])/1000" office:value-type="float" office:value="2.0008046875" calcext:value-type="float">
            <text:p>2.0008</text:p>
          </table:table-cell>
          <table:table-cell table:style-name="ce11" table:formula="of:=[.P85]+[.Q84]" office:value-type="float" office:value="166.001703125" calcext:value-type="float">
            <text:p>166.0017</text:p>
          </table:table-cell>
          <table:table-cell table:style-name="ce16" table:formula="of:=[.Q85]-2*([.$B85]-1)" office:value-type="float" office:value="0.00170312499997749" calcext:value-type="float">
            <text:p>0.001703125</text:p>
          </table:table-cell>
          <table:table-cell office:value-type="float" office:value="63626905881184.2" calcext:value-type="float">
            <text:p>63626905881184.2</text:p>
          </table:table-cell>
          <table:table-cell table:style-name="ce11" table:formula="of:=([.S85]-[.S84])/1000" office:value-type="float" office:value="2.0013046875" calcext:value-type="float">
            <text:p>2.0013</text:p>
          </table:table-cell>
          <table:table-cell table:style-name="ce11" table:formula="of:=[.T85]+[.U84]" office:value-type="float" office:value="166.0023046875" calcext:value-type="float">
            <text:p>166.0023</text:p>
          </table:table-cell>
          <table:table-cell table:style-name="ce17" table:formula="of:=[.U85]-2*([.$B85]-1)" office:value-type="float" office:value="0.00230468750001478" calcext:value-type="float">
            <text:p>0.0023046875</text:p>
          </table:table-cell>
          <table:table-cell office:value-type="float" office:value="63626906365935.8" calcext:value-type="float">
            <text:p>63626906365935.8</text:p>
          </table:table-cell>
          <table:table-cell table:style-name="ce11" table:formula="of:=([.W85]-[.W84])/1000" office:value-type="float" office:value="1.996796875" calcext:value-type="float">
            <text:p>1.9968</text:p>
          </table:table-cell>
          <table:table-cell table:style-name="ce11" table:formula="of:=[.X85]+[.Y84]" office:value-type="float" office:value="165.999296875" calcext:value-type="float">
            <text:p>165.9993</text:p>
          </table:table-cell>
          <table:table-cell table:style-name="ce18" table:formula="of:=[.Y85]-2*([.$B85]-1)" office:value-type="float" office:value="-0.000703125000001137" calcext:value-type="float">
            <text:p>-0.000703125</text:p>
          </table:table-cell>
          <table:table-cell office:value-type="float" office:value="63626906831390.4" calcext:value-type="float">
            <text:p>63626906831390.4</text:p>
          </table:table-cell>
          <table:table-cell table:style-name="ce11" table:formula="of:=([.AA85]-[.AA84])/1000" office:value-type="float" office:value="2.001296875" calcext:value-type="float">
            <text:p>2.0013</text:p>
          </table:table-cell>
          <table:table-cell table:style-name="ce11" table:formula="of:=[.AB85]+[.AC84]" office:value-type="float" office:value="166.0026015625" calcext:value-type="float">
            <text:p>166.0026</text:p>
          </table:table-cell>
          <table:table-cell table:style-name="ce19" table:formula="of:=[.AC85]-2*([.$B85]-1)" office:value-type="float" office:value="0.00260156250001842" calcext:value-type="float">
            <text:p>0.0026015625</text:p>
          </table:table-cell>
          <table:table-cell office:value-type="float" office:value="63626907305621.7" calcext:value-type="float">
            <text:p>63626907305621.7</text:p>
          </table:table-cell>
          <table:table-cell table:style-name="ce11" table:formula="of:=([.AE85]-[.AE84])/1000" office:value-type="float" office:value="1.9975" calcext:value-type="float">
            <text:p>1.9975</text:p>
          </table:table-cell>
          <table:table-cell table:style-name="ce11" table:formula="of:=[.AF85]+[.AG84]" office:value-type="float" office:value="165.998703125" calcext:value-type="float">
            <text:p>165.9987</text:p>
          </table:table-cell>
          <table:table-cell table:style-name="ce20" table:formula="of:=[.AG85]-2*([.$B85]-1)" office:value-type="float" office:value="-0.00129687500006526" calcext:value-type="float">
            <text:p>-0.001296875</text:p>
          </table:table-cell>
          <table:table-cell office:value-type="float" office:value="63626907775293.2" calcext:value-type="float">
            <text:p>63626907775293.2</text:p>
          </table:table-cell>
          <table:table-cell table:style-name="ce11" table:formula="of:=([.AI85]-[.AI84])/1000" office:value-type="float" office:value="1.998" calcext:value-type="float">
            <text:p>1.9980</text:p>
          </table:table-cell>
          <table:table-cell table:style-name="ce11" table:formula="of:=[.AJ85]+[.AK84]" office:value-type="float" office:value="165.9998046875" calcext:value-type="float">
            <text:p>165.9998</text:p>
          </table:table-cell>
          <table:table-cell table:style-name="ce21" table:formula="of:=[.AK85]-2*([.$B85]-1)" office:value-type="float" office:value="-0.000195312500011369" calcext:value-type="float">
            <text:p>-0.0001953125</text:p>
          </table:table-cell>
          <table:table-cell office:value-type="float" office:value="63626908241103.5" calcext:value-type="float">
            <text:p>63626908241103.5</text:p>
          </table:table-cell>
          <table:table-cell table:style-name="ce11" table:formula="of:=([.AM85]-[.AM84])/1000" office:value-type="float" office:value="1.9998984375" calcext:value-type="float">
            <text:p>1.9999</text:p>
          </table:table-cell>
          <table:table-cell table:style-name="ce11" table:formula="of:=[.AN85]+[.AO84]" office:value-type="float" office:value="166.0001015625" calcext:value-type="float">
            <text:p>166.0001</text:p>
          </table:table-cell>
          <table:table-cell table:style-name="ce22" table:formula="of:=[.AO85]-2*([.$B85]-1)" office:value-type="float" office:value="0.000101562499992269" calcext:value-type="float">
            <text:p>0.0001015625</text:p>
          </table:table-cell>
          <table:table-cell office:value-type="float" office:value="63626908710837.6" calcext:value-type="float">
            <text:p>63626908710837.6</text:p>
          </table:table-cell>
          <table:table-cell table:style-name="ce23" table:formula="of:=([.AQ85]-[.AQ84])/1000" office:value-type="float" office:value="1.9983046875" calcext:value-type="float">
            <text:p>1.9983</text:p>
          </table:table-cell>
          <table:table-cell table:style-name="ce11" table:formula="of:=[.AR85]+[.AS84]" office:value-type="float" office:value="166.0001015625" calcext:value-type="float">
            <text:p>166.0001</text:p>
          </table:table-cell>
          <table:table-cell table:style-name="ce24" table:formula="of:=[.AS85]-2*([.$B85]-1)" office:value-type="float" office:value="0.000101562500020691" calcext:value-type="float">
            <text:p>0.0001015625</text:p>
          </table:table-cell>
          <table:table-cell office:value-type="float" office:value="63626909182608.8" calcext:value-type="float">
            <text:p>63626909182608.8</text:p>
          </table:table-cell>
          <table:table-cell table:style-name="ce11" table:formula="of:=([.AU85]-[.AU84])/1000" office:value-type="float" office:value="1.9995" calcext:value-type="float">
            <text:p>1.9995</text:p>
          </table:table-cell>
          <table:table-cell table:style-name="ce11" table:formula="of:=[.AV85]+[.AW84]" office:value-type="float" office:value="165.9995" calcext:value-type="float">
            <text:p>165.9995</text:p>
          </table:table-cell>
          <table:table-cell table:style-name="ce25" table:formula="of:=[.AW85]-2*([.$B85]-1)" office:value-type="float" office:value="-0.000499999999959755" calcext:value-type="float">
            <text:p>-0.000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63626903987378.3" calcext:value-type="float">
            <text:p>63626903987378.3</text:p>
          </table:table-cell>
          <table:table-cell table:formula="of:=([.C86]-[.C85])/1000" office:value-type="float" office:value="1.99859375" calcext:value-type="float">
            <text:p>1.9986</text:p>
          </table:table-cell>
          <table:table-cell table:formula="of:=[.D86]+[.E85]" office:value-type="float" office:value="167.9995" calcext:value-type="float">
            <text:p>167.9995</text:p>
          </table:table-cell>
          <table:table-cell table:style-name="ce13" table:formula="of:=[.E86]-2*([.$B86]-1)" office:value-type="float" office:value="-0.000499999999931333" calcext:value-type="float">
            <text:p>-0.0005</text:p>
          </table:table-cell>
          <table:table-cell office:value-type="float" office:value="63626904470677" calcext:value-type="float">
            <text:p>63626904470677</text:p>
          </table:table-cell>
          <table:table-cell table:style-name="ce11" table:formula="of:=([.G86]-[.G85])/1000" office:value-type="float" office:value="1.996796875" calcext:value-type="float">
            <text:p>1.9968</text:p>
          </table:table-cell>
          <table:table-cell table:style-name="ce11" table:formula="of:=[.H86]+[.I85]" office:value-type="float" office:value="167.999203125" calcext:value-type="float">
            <text:p>167.9992</text:p>
          </table:table-cell>
          <table:table-cell table:style-name="ce14" table:formula="of:=[.I86]-2*([.$B86]-1)" office:value-type="float" office:value="-0.000796875000048658" calcext:value-type="float">
            <text:p>-0.000796875</text:p>
          </table:table-cell>
          <table:table-cell office:value-type="float" office:value="63626904953577.1" calcext:value-type="float">
            <text:p>63626904953577.1</text:p>
          </table:table-cell>
          <table:table-cell table:style-name="ce11" table:formula="of:=([.K86]-[.K85])/1000" office:value-type="float" office:value="2.0015" calcext:value-type="float">
            <text:p>2.0015</text:p>
          </table:table-cell>
          <table:table-cell table:style-name="ce11" table:formula="of:=[.L86]+[.M85]" office:value-type="float" office:value="168.0011015625" calcext:value-type="float">
            <text:p>168.0011</text:p>
          </table:table-cell>
          <table:table-cell table:style-name="ce15" table:formula="of:=[.M86]-2*([.$B86]-1)" office:value-type="float" office:value="0.00110156249999704" calcext:value-type="float">
            <text:p>0.0011015625</text:p>
          </table:table-cell>
          <table:table-cell office:value-type="float" office:value="63626905417852.9" calcext:value-type="float">
            <text:p>63626905417852.9</text:p>
          </table:table-cell>
          <table:table-cell table:style-name="ce11" table:formula="of:=([.O86]-[.O85])/1000" office:value-type="float" office:value="1.9971953125" calcext:value-type="float">
            <text:p>1.9972</text:p>
          </table:table-cell>
          <table:table-cell table:style-name="ce11" table:formula="of:=[.P86]+[.Q85]" office:value-type="float" office:value="167.9988984375" calcext:value-type="float">
            <text:p>167.9989</text:p>
          </table:table-cell>
          <table:table-cell table:style-name="ce16" table:formula="of:=[.Q86]-2*([.$B86]-1)" office:value-type="float" office:value="-0.00110156250002547" calcext:value-type="float">
            <text:p>-0.0011015625</text:p>
          </table:table-cell>
          <table:table-cell office:value-type="float" office:value="63626905883181" calcext:value-type="float">
            <text:p>63626905883181</text:p>
          </table:table-cell>
          <table:table-cell table:style-name="ce11" table:formula="of:=([.S86]-[.S85])/1000" office:value-type="float" office:value="1.996796875" calcext:value-type="float">
            <text:p>1.9968</text:p>
          </table:table-cell>
          <table:table-cell table:style-name="ce11" table:formula="of:=[.T86]+[.U85]" office:value-type="float" office:value="167.9991015625" calcext:value-type="float">
            <text:p>167.9991</text:p>
          </table:table-cell>
          <table:table-cell table:style-name="ce17" table:formula="of:=[.U86]-2*([.$B86]-1)" office:value-type="float" office:value="-0.000898437499984084" calcext:value-type="float">
            <text:p>-0.0008984375</text:p>
          </table:table-cell>
          <table:table-cell office:value-type="float" office:value="63626906367938" calcext:value-type="float">
            <text:p>63626906367938</text:p>
          </table:table-cell>
          <table:table-cell table:style-name="ce11" table:formula="of:=([.W86]-[.W85])/1000" office:value-type="float" office:value="2.002203125" calcext:value-type="float">
            <text:p>2.0022</text:p>
          </table:table-cell>
          <table:table-cell table:style-name="ce11" table:formula="of:=[.X86]+[.Y85]" office:value-type="float" office:value="168.0015" calcext:value-type="float">
            <text:p>168.0015</text:p>
          </table:table-cell>
          <table:table-cell table:style-name="ce18" table:formula="of:=[.Y86]-2*([.$B86]-1)" office:value-type="float" office:value="0.00149999999999295" calcext:value-type="float">
            <text:p>0.0015</text:p>
          </table:table-cell>
          <table:table-cell office:value-type="float" office:value="63626906833386.8" calcext:value-type="float">
            <text:p>63626906833386.8</text:p>
          </table:table-cell>
          <table:table-cell table:style-name="ce11" table:formula="of:=([.AA86]-[.AA85])/1000" office:value-type="float" office:value="1.9963984375" calcext:value-type="float">
            <text:p>1.9964</text:p>
          </table:table-cell>
          <table:table-cell table:style-name="ce11" table:formula="of:=[.AB86]+[.AC85]" office:value-type="float" office:value="167.999" calcext:value-type="float">
            <text:p>167.9990</text:p>
          </table:table-cell>
          <table:table-cell table:style-name="ce19" table:formula="of:=[.AC86]-2*([.$B86]-1)" office:value-type="float" office:value="-0.000999999999976353" calcext:value-type="float">
            <text:p>-0.001</text:p>
          </table:table-cell>
          <table:table-cell office:value-type="float" office:value="63626907307623.9" calcext:value-type="float">
            <text:p>63626907307623.9</text:p>
          </table:table-cell>
          <table:table-cell table:style-name="ce11" table:formula="of:=([.AE86]-[.AE85])/1000" office:value-type="float" office:value="2.0021953125" calcext:value-type="float">
            <text:p>2.0022</text:p>
          </table:table-cell>
          <table:table-cell table:style-name="ce11" table:formula="of:=[.AF86]+[.AG85]" office:value-type="float" office:value="168.0008984375" calcext:value-type="float">
            <text:p>168.0009</text:p>
          </table:table-cell>
          <table:table-cell table:style-name="ce20" table:formula="of:=[.AG86]-2*([.$B86]-1)" office:value-type="float" office:value="0.00089843749992724" calcext:value-type="float">
            <text:p>0.0008984375</text:p>
          </table:table-cell>
          <table:table-cell office:value-type="float" office:value="63626907777294.1" calcext:value-type="float">
            <text:p>63626907777294.1</text:p>
          </table:table-cell>
          <table:table-cell table:style-name="ce11" table:formula="of:=([.AI86]-[.AI85])/1000" office:value-type="float" office:value="2.0008984375" calcext:value-type="float">
            <text:p>2.0009</text:p>
          </table:table-cell>
          <table:table-cell table:style-name="ce11" table:formula="of:=[.AJ86]+[.AK85]" office:value-type="float" office:value="168.000703125" calcext:value-type="float">
            <text:p>168.0007</text:p>
          </table:table-cell>
          <table:table-cell table:style-name="ce21" table:formula="of:=[.AK86]-2*([.$B86]-1)" office:value-type="float" office:value="0.000703125000001137" calcext:value-type="float">
            <text:p>0.000703125</text:p>
          </table:table-cell>
          <table:table-cell office:value-type="float" office:value="63626908243103.8" calcext:value-type="float">
            <text:p>63626908243103.8</text:p>
          </table:table-cell>
          <table:table-cell table:style-name="ce11" table:formula="of:=([.AM86]-[.AM85])/1000" office:value-type="float" office:value="2.000296875" calcext:value-type="float">
            <text:p>2.0003</text:p>
          </table:table-cell>
          <table:table-cell table:style-name="ce11" table:formula="of:=[.AN86]+[.AO85]" office:value-type="float" office:value="168.0003984375" calcext:value-type="float">
            <text:p>168.0004</text:p>
          </table:table-cell>
          <table:table-cell table:style-name="ce22" table:formula="of:=[.AO86]-2*([.$B86]-1)" office:value-type="float" office:value="0.000398437499995907" calcext:value-type="float">
            <text:p>0.0003984375</text:p>
          </table:table-cell>
          <table:table-cell office:value-type="float" office:value="63626908712837.5" calcext:value-type="float">
            <text:p>63626908712837.5</text:p>
          </table:table-cell>
          <table:table-cell table:style-name="ce23" table:formula="of:=([.AQ86]-[.AQ85])/1000" office:value-type="float" office:value="1.9998984375" calcext:value-type="float">
            <text:p>1.9999</text:p>
          </table:table-cell>
          <table:table-cell table:style-name="ce11" table:formula="of:=[.AR86]+[.AS85]" office:value-type="float" office:value="168" calcext:value-type="float">
            <text:p>168.0000</text:p>
          </table:table-cell>
          <table:table-cell table:style-name="ce24" table:formula="of:=[.AS86]-2*([.$B86]-1)" office:value-type="float" office:value="0" calcext:value-type="float">
            <text:p>0</text:p>
          </table:table-cell>
          <table:table-cell office:value-type="float" office:value="63626909184608.2" calcext:value-type="float">
            <text:p>63626909184608.2</text:p>
          </table:table-cell>
          <table:table-cell table:style-name="ce11" table:formula="of:=([.AU86]-[.AU85])/1000" office:value-type="float" office:value="1.99940625" calcext:value-type="float">
            <text:p>1.9994</text:p>
          </table:table-cell>
          <table:table-cell table:style-name="ce11" table:formula="of:=[.AV86]+[.AW85]" office:value-type="float" office:value="167.99890625" calcext:value-type="float">
            <text:p>167.9989</text:p>
          </table:table-cell>
          <table:table-cell table:style-name="ce25" table:formula="of:=[.AW86]-2*([.$B86]-1)" office:value-type="float" office:value="-0.00109374999996703" calcext:value-type="float">
            <text:p>-0.001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86" calcext:value-type="float">
            <text:p>86</text:p>
          </table:table-cell>
          <table:table-cell office:value-type="float" office:value="63626903989378.8" calcext:value-type="float">
            <text:p>63626903989378.8</text:p>
          </table:table-cell>
          <table:table-cell table:formula="of:=([.C87]-[.C86])/1000" office:value-type="float" office:value="2.0005" calcext:value-type="float">
            <text:p>2.0005</text:p>
          </table:table-cell>
          <table:table-cell table:formula="of:=[.D87]+[.E86]" office:value-type="float" office:value="170" calcext:value-type="float">
            <text:p>170.0000</text:p>
          </table:table-cell>
          <table:table-cell table:style-name="ce13" table:formula="of:=[.E87]-2*([.$B87]-1)" office:value-type="float" office:value="0" calcext:value-type="float">
            <text:p>0</text:p>
          </table:table-cell>
          <table:table-cell office:value-type="float" office:value="63626904472677.9" calcext:value-type="float">
            <text:p>63626904472677.9</text:p>
          </table:table-cell>
          <table:table-cell table:style-name="ce11" table:formula="of:=([.G87]-[.G86])/1000" office:value-type="float" office:value="2.0008984375" calcext:value-type="float">
            <text:p>2.0009</text:p>
          </table:table-cell>
          <table:table-cell table:style-name="ce11" table:formula="of:=[.H87]+[.I86]" office:value-type="float" office:value="170.0001015625" calcext:value-type="float">
            <text:p>170.0001</text:p>
          </table:table-cell>
          <table:table-cell table:style-name="ce14" table:formula="of:=[.I87]-2*([.$B87]-1)" office:value-type="float" office:value="0.000101562499963848" calcext:value-type="float">
            <text:p>0.0001015625</text:p>
          </table:table-cell>
          <table:table-cell office:value-type="float" office:value="63626904955575.3" calcext:value-type="float">
            <text:p>63626904955575.3</text:p>
          </table:table-cell>
          <table:table-cell table:style-name="ce11" table:formula="of:=([.K87]-[.K86])/1000" office:value-type="float" office:value="1.9981953125" calcext:value-type="float">
            <text:p>1.9982</text:p>
          </table:table-cell>
          <table:table-cell table:style-name="ce11" table:formula="of:=[.L87]+[.M86]" office:value-type="float" office:value="169.999296875" calcext:value-type="float">
            <text:p>169.9993</text:p>
          </table:table-cell>
          <table:table-cell table:style-name="ce15" table:formula="of:=[.M87]-2*([.$B87]-1)" office:value-type="float" office:value="-0.000703125000001137" calcext:value-type="float">
            <text:p>-0.000703125</text:p>
          </table:table-cell>
          <table:table-cell office:value-type="float" office:value="63626905419853" calcext:value-type="float">
            <text:p>63626905419853</text:p>
          </table:table-cell>
          <table:table-cell table:style-name="ce11" table:formula="of:=([.O87]-[.O86])/1000" office:value-type="float" office:value="2.0001015625" calcext:value-type="float">
            <text:p>2.0001</text:p>
          </table:table-cell>
          <table:table-cell table:style-name="ce11" table:formula="of:=[.P87]+[.Q86]" office:value-type="float" office:value="169.999" calcext:value-type="float">
            <text:p>169.9990</text:p>
          </table:table-cell>
          <table:table-cell table:style-name="ce16" table:formula="of:=[.Q87]-2*([.$B87]-1)" office:value-type="float" office:value="-0.0010000000000332" calcext:value-type="float">
            <text:p>-0.001</text:p>
          </table:table-cell>
          <table:table-cell office:value-type="float" office:value="63626905885181.6" calcext:value-type="float">
            <text:p>63626905885181.6</text:p>
          </table:table-cell>
          <table:table-cell table:style-name="ce11" table:formula="of:=([.S87]-[.S86])/1000" office:value-type="float" office:value="2.0006015625" calcext:value-type="float">
            <text:p>2.0006</text:p>
          </table:table-cell>
          <table:table-cell table:style-name="ce11" table:formula="of:=[.T87]+[.U86]" office:value-type="float" office:value="169.999703125" calcext:value-type="float">
            <text:p>169.9997</text:p>
          </table:table-cell>
          <table:table-cell table:style-name="ce17" table:formula="of:=[.U87]-2*([.$B87]-1)" office:value-type="float" office:value="-0.000296874999975216" calcext:value-type="float">
            <text:p>-0.000296875</text:p>
          </table:table-cell>
          <table:table-cell office:value-type="float" office:value="63626906369935.9" calcext:value-type="float">
            <text:p>63626906369935.9</text:p>
          </table:table-cell>
          <table:table-cell table:style-name="ce11" table:formula="of:=([.W87]-[.W86])/1000" office:value-type="float" office:value="1.9978984375" calcext:value-type="float">
            <text:p>1.9979</text:p>
          </table:table-cell>
          <table:table-cell table:style-name="ce11" table:formula="of:=[.X87]+[.Y86]" office:value-type="float" office:value="169.9993984375" calcext:value-type="float">
            <text:p>169.9994</text:p>
          </table:table-cell>
          <table:table-cell table:style-name="ce18" table:formula="of:=[.Y87]-2*([.$B87]-1)" office:value-type="float" office:value="-0.000601562500008868" calcext:value-type="float">
            <text:p>-0.0006015625</text:p>
          </table:table-cell>
          <table:table-cell office:value-type="float" office:value="63626906835387.5" calcext:value-type="float">
            <text:p>63626906835387.5</text:p>
          </table:table-cell>
          <table:table-cell table:style-name="ce11" table:formula="of:=([.AA87]-[.AA86])/1000" office:value-type="float" office:value="2.000703125" calcext:value-type="float">
            <text:p>2.0007</text:p>
          </table:table-cell>
          <table:table-cell table:style-name="ce11" table:formula="of:=[.AB87]+[.AC86]" office:value-type="float" office:value="169.999703125" calcext:value-type="float">
            <text:p>169.9997</text:p>
          </table:table-cell>
          <table:table-cell table:style-name="ce19" table:formula="of:=[.AC87]-2*([.$B87]-1)" office:value-type="float" office:value="-0.000296874999975216" calcext:value-type="float">
            <text:p>-0.000296875</text:p>
          </table:table-cell>
          <table:table-cell office:value-type="float" office:value="63626907309623.3" calcext:value-type="float">
            <text:p>63626907309623.3</text:p>
          </table:table-cell>
          <table:table-cell table:style-name="ce11" table:formula="of:=([.AE87]-[.AE86])/1000" office:value-type="float" office:value="1.9993984375" calcext:value-type="float">
            <text:p>1.9994</text:p>
          </table:table-cell>
          <table:table-cell table:style-name="ce11" table:formula="of:=[.AF87]+[.AG86]" office:value-type="float" office:value="170.000296875" calcext:value-type="float">
            <text:p>170.0003</text:p>
          </table:table-cell>
          <table:table-cell table:style-name="ce20" table:formula="of:=[.AG87]-2*([.$B87]-1)" office:value-type="float" office:value="0.000296874999918373" calcext:value-type="float">
            <text:p>0.000296875</text:p>
          </table:table-cell>
          <table:table-cell office:value-type="float" office:value="63626907779294.6" calcext:value-type="float">
            <text:p>63626907779294.6</text:p>
          </table:table-cell>
          <table:table-cell table:style-name="ce11" table:formula="of:=([.AI87]-[.AI86])/1000" office:value-type="float" office:value="2.0005" calcext:value-type="float">
            <text:p>2.0005</text:p>
          </table:table-cell>
          <table:table-cell table:style-name="ce11" table:formula="of:=[.AJ87]+[.AK86]" office:value-type="float" office:value="170.001203125" calcext:value-type="float">
            <text:p>170.0012</text:p>
          </table:table-cell>
          <table:table-cell table:style-name="ce21" table:formula="of:=[.AK87]-2*([.$B87]-1)" office:value-type="float" office:value="0.00120312499998931" calcext:value-type="float">
            <text:p>0.001203125</text:p>
          </table:table-cell>
          <table:table-cell office:value-type="float" office:value="63626908245102" calcext:value-type="float">
            <text:p>63626908245102</text:p>
          </table:table-cell>
          <table:table-cell table:style-name="ce11" table:formula="of:=([.AM87]-[.AM86])/1000" office:value-type="float" office:value="1.998203125" calcext:value-type="float">
            <text:p>1.9982</text:p>
          </table:table-cell>
          <table:table-cell table:style-name="ce11" table:formula="of:=[.AN87]+[.AO86]" office:value-type="float" office:value="169.9986015625" calcext:value-type="float">
            <text:p>169.9986</text:p>
          </table:table-cell>
          <table:table-cell table:style-name="ce22" table:formula="of:=[.AO87]-2*([.$B87]-1)" office:value-type="float" office:value="-0.00139843750000068" calcext:value-type="float">
            <text:p>-0.0013984375</text:p>
          </table:table-cell>
          <table:table-cell office:value-type="float" office:value="63626908714838.9" calcext:value-type="float">
            <text:p>63626908714838.9</text:p>
          </table:table-cell>
          <table:table-cell table:style-name="ce23" table:formula="of:=([.AQ87]-[.AQ86])/1000" office:value-type="float" office:value="2.0013984375" calcext:value-type="float">
            <text:p>2.0014</text:p>
          </table:table-cell>
          <table:table-cell table:style-name="ce11" table:formula="of:=[.AR87]+[.AS86]" office:value-type="float" office:value="170.0013984375" calcext:value-type="float">
            <text:p>170.0014</text:p>
          </table:table-cell>
          <table:table-cell table:style-name="ce24" table:formula="of:=[.AS87]-2*([.$B87]-1)" office:value-type="float" office:value="0.0013984375000291" calcext:value-type="float">
            <text:p>0.0013984375</text:p>
          </table:table-cell>
          <table:table-cell office:value-type="float" office:value="63626909186610" calcext:value-type="float">
            <text:p>63626909186610</text:p>
          </table:table-cell>
          <table:table-cell table:style-name="ce11" table:formula="of:=([.AU87]-[.AU86])/1000" office:value-type="float" office:value="2.001796875" calcext:value-type="float">
            <text:p>2.0018</text:p>
          </table:table-cell>
          <table:table-cell table:style-name="ce11" table:formula="of:=[.AV87]+[.AW86]" office:value-type="float" office:value="170.000703125" calcext:value-type="float">
            <text:p>170.0007</text:p>
          </table:table-cell>
          <table:table-cell table:style-name="ce25" table:formula="of:=[.AW87]-2*([.$B87]-1)" office:value-type="float" office:value="0.000703125000029559" calcext:value-type="float">
            <text:p>0.0007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87" calcext:value-type="float">
            <text:p>87</text:p>
          </table:table-cell>
          <table:table-cell office:value-type="float" office:value="63626903991380.8" calcext:value-type="float">
            <text:p>63626903991380.8</text:p>
          </table:table-cell>
          <table:table-cell table:formula="of:=([.C88]-[.C87])/1000" office:value-type="float" office:value="2.002" calcext:value-type="float">
            <text:p>2.0020</text:p>
          </table:table-cell>
          <table:table-cell table:formula="of:=[.D88]+[.E87]" office:value-type="float" office:value="172.002" calcext:value-type="float">
            <text:p>172.0020</text:p>
          </table:table-cell>
          <table:table-cell table:style-name="ce13" table:formula="of:=[.E88]-2*([.$B88]-1)" office:value-type="float" office:value="0.00200000000006639" calcext:value-type="float">
            <text:p>0.002</text:p>
          </table:table-cell>
          <table:table-cell office:value-type="float" office:value="63626904474678.1" calcext:value-type="float">
            <text:p>63626904474678.1</text:p>
          </table:table-cell>
          <table:table-cell table:style-name="ce11" table:formula="of:=([.G88]-[.G87])/1000" office:value-type="float" office:value="2.000203125" calcext:value-type="float">
            <text:p>2.0002</text:p>
          </table:table-cell>
          <table:table-cell table:style-name="ce11" table:formula="of:=[.H88]+[.I87]" office:value-type="float" office:value="172.0003046875" calcext:value-type="float">
            <text:p>172.0003</text:p>
          </table:table-cell>
          <table:table-cell table:style-name="ce14" table:formula="of:=[.I88]-2*([.$B88]-1)" office:value-type="float" office:value="0.000304687499976808" calcext:value-type="float">
            <text:p>0.0003046875</text:p>
          </table:table-cell>
          <table:table-cell office:value-type="float" office:value="63626904957574.7" calcext:value-type="float">
            <text:p>63626904957574.7</text:p>
          </table:table-cell>
          <table:table-cell table:style-name="ce11" table:formula="of:=([.K88]-[.K87])/1000" office:value-type="float" office:value="1.99940625" calcext:value-type="float">
            <text:p>1.9994</text:p>
          </table:table-cell>
          <table:table-cell table:style-name="ce11" table:formula="of:=[.L88]+[.M87]" office:value-type="float" office:value="171.998703125" calcext:value-type="float">
            <text:p>171.9987</text:p>
          </table:table-cell>
          <table:table-cell table:style-name="ce15" table:formula="of:=[.M88]-2*([.$B88]-1)" office:value-type="float" office:value="-0.00129687500000841" calcext:value-type="float">
            <text:p>-0.001296875</text:p>
          </table:table-cell>
          <table:table-cell office:value-type="float" office:value="63626905421854.2" calcext:value-type="float">
            <text:p>63626905421854.2</text:p>
          </table:table-cell>
          <table:table-cell table:style-name="ce11" table:formula="of:=([.O88]-[.O87])/1000" office:value-type="float" office:value="2.001203125" calcext:value-type="float">
            <text:p>2.0012</text:p>
          </table:table-cell>
          <table:table-cell table:style-name="ce11" table:formula="of:=[.P88]+[.Q87]" office:value-type="float" office:value="172.000203125" calcext:value-type="float">
            <text:p>172.0002</text:p>
          </table:table-cell>
          <table:table-cell table:style-name="ce16" table:formula="of:=[.Q88]-2*([.$B88]-1)" office:value-type="float" office:value="0.000203124999956117" calcext:value-type="float">
            <text:p>0.000203125</text:p>
          </table:table-cell>
          <table:table-cell office:value-type="float" office:value="63626905887181.7" calcext:value-type="float">
            <text:p>63626905887181.7</text:p>
          </table:table-cell>
          <table:table-cell table:style-name="ce11" table:formula="of:=([.S88]-[.S87])/1000" office:value-type="float" office:value="2.0001015625" calcext:value-type="float">
            <text:p>2.0001</text:p>
          </table:table-cell>
          <table:table-cell table:style-name="ce11" table:formula="of:=[.T88]+[.U87]" office:value-type="float" office:value="171.9998046875" calcext:value-type="float">
            <text:p>171.9998</text:p>
          </table:table-cell>
          <table:table-cell table:style-name="ce17" table:formula="of:=[.U88]-2*([.$B88]-1)" office:value-type="float" office:value="-0.000195312499982947" calcext:value-type="float">
            <text:p>-0.0001953125</text:p>
          </table:table-cell>
          <table:table-cell office:value-type="float" office:value="63626906371936.5" calcext:value-type="float">
            <text:p>63626906371936.5</text:p>
          </table:table-cell>
          <table:table-cell table:style-name="ce11" table:formula="of:=([.W88]-[.W87])/1000" office:value-type="float" office:value="2.0006015625" calcext:value-type="float">
            <text:p>2.0006</text:p>
          </table:table-cell>
          <table:table-cell table:style-name="ce11" table:formula="of:=[.X88]+[.Y87]" office:value-type="float" office:value="172" calcext:value-type="float">
            <text:p>172.0000</text:p>
          </table:table-cell>
          <table:table-cell table:style-name="ce18" table:formula="of:=[.Y88]-2*([.$B88]-1)" office:value-type="float" office:value="0" calcext:value-type="float">
            <text:p>0</text:p>
          </table:table-cell>
          <table:table-cell office:value-type="float" office:value="63626906837387.1" calcext:value-type="float">
            <text:p>63626906837387.1</text:p>
          </table:table-cell>
          <table:table-cell table:style-name="ce11" table:formula="of:=([.AA88]-[.AA87])/1000" office:value-type="float" office:value="1.9996015625" calcext:value-type="float">
            <text:p>1.9996</text:p>
          </table:table-cell>
          <table:table-cell table:style-name="ce11" table:formula="of:=[.AB88]+[.AC87]" office:value-type="float" office:value="171.9993046875" calcext:value-type="float">
            <text:p>171.9993</text:p>
          </table:table-cell>
          <table:table-cell table:style-name="ce19" table:formula="of:=[.AC88]-2*([.$B88]-1)" office:value-type="float" office:value="-0.000695312499971124" calcext:value-type="float">
            <text:p>-0.0006953125</text:p>
          </table:table-cell>
          <table:table-cell office:value-type="float" office:value="63626907311621.6" calcext:value-type="float">
            <text:p>63626907311621.6</text:p>
          </table:table-cell>
          <table:table-cell table:style-name="ce11" table:formula="of:=([.AE88]-[.AE87])/1000" office:value-type="float" office:value="1.9983046875" calcext:value-type="float">
            <text:p>1.9983</text:p>
          </table:table-cell>
          <table:table-cell table:style-name="ce11" table:formula="of:=[.AF88]+[.AG87]" office:value-type="float" office:value="171.9986015625" calcext:value-type="float">
            <text:p>171.9986</text:p>
          </table:table-cell>
          <table:table-cell table:style-name="ce20" table:formula="of:=[.AG88]-2*([.$B88]-1)" office:value-type="float" office:value="-0.00139843750008595" calcext:value-type="float">
            <text:p>-0.0013984375</text:p>
          </table:table-cell>
          <table:table-cell office:value-type="float" office:value="63626907781292.8" calcext:value-type="float">
            <text:p>63626907781292.8</text:p>
          </table:table-cell>
          <table:table-cell table:style-name="ce11" table:formula="of:=([.AI88]-[.AI87])/1000" office:value-type="float" office:value="1.9981953125" calcext:value-type="float">
            <text:p>1.9982</text:p>
          </table:table-cell>
          <table:table-cell table:style-name="ce11" table:formula="of:=[.AJ88]+[.AK87]" office:value-type="float" office:value="171.9993984375" calcext:value-type="float">
            <text:p>171.9994</text:p>
          </table:table-cell>
          <table:table-cell table:style-name="ce21" table:formula="of:=[.AK88]-2*([.$B88]-1)" office:value-type="float" office:value="-0.000601562500008868" calcext:value-type="float">
            <text:p>-0.0006015625</text:p>
          </table:table-cell>
          <table:table-cell office:value-type="float" office:value="63626908247102.5" calcext:value-type="float">
            <text:p>63626908247102.5</text:p>
          </table:table-cell>
          <table:table-cell table:style-name="ce11" table:formula="of:=([.AM88]-[.AM87])/1000" office:value-type="float" office:value="2.0005" calcext:value-type="float">
            <text:p>2.0005</text:p>
          </table:table-cell>
          <table:table-cell table:style-name="ce11" table:formula="of:=[.AN88]+[.AO87]" office:value-type="float" office:value="171.9991015625" calcext:value-type="float">
            <text:p>171.9991</text:p>
          </table:table-cell>
          <table:table-cell table:style-name="ce22" table:formula="of:=[.AO88]-2*([.$B88]-1)" office:value-type="float" office:value="-0.000898437500012506" calcext:value-type="float">
            <text:p>-0.0008984375</text:p>
          </table:table-cell>
          <table:table-cell office:value-type="float" office:value="63626908716838.8" calcext:value-type="float">
            <text:p>63626908716838.8</text:p>
          </table:table-cell>
          <table:table-cell table:style-name="ce23" table:formula="of:=([.AQ88]-[.AQ87])/1000" office:value-type="float" office:value="1.9998984375" calcext:value-type="float">
            <text:p>1.9999</text:p>
          </table:table-cell>
          <table:table-cell table:style-name="ce11" table:formula="of:=[.AR88]+[.AS87]" office:value-type="float" office:value="172.001296875" calcext:value-type="float">
            <text:p>172.0013</text:p>
          </table:table-cell>
          <table:table-cell table:style-name="ce24" table:formula="of:=[.AS88]-2*([.$B88]-1)" office:value-type="float" office:value="0.00129687500003683" calcext:value-type="float">
            <text:p>0.001296875</text:p>
          </table:table-cell>
          <table:table-cell office:value-type="float" office:value="63626909188608.2" calcext:value-type="float">
            <text:p>63626909188608.2</text:p>
          </table:table-cell>
          <table:table-cell table:style-name="ce11" table:formula="of:=([.AU88]-[.AU87])/1000" office:value-type="float" office:value="1.998203125" calcext:value-type="float">
            <text:p>1.9982</text:p>
          </table:table-cell>
          <table:table-cell table:style-name="ce11" table:formula="of:=[.AV88]+[.AW87]" office:value-type="float" office:value="171.99890625" calcext:value-type="float">
            <text:p>171.9989</text:p>
          </table:table-cell>
          <table:table-cell table:style-name="ce25" table:formula="of:=[.AW88]-2*([.$B88]-1)" office:value-type="float" office:value="-0.00109374999996703" calcext:value-type="float">
            <text:p>-0.001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88" calcext:value-type="float">
            <text:p>88</text:p>
          </table:table-cell>
          <table:table-cell office:value-type="float" office:value="63626903993378.1" calcext:value-type="float">
            <text:p>63626903993378.1</text:p>
          </table:table-cell>
          <table:table-cell table:formula="of:=([.C89]-[.C88])/1000" office:value-type="float" office:value="1.9973046875" calcext:value-type="float">
            <text:p>1.9973</text:p>
          </table:table-cell>
          <table:table-cell table:formula="of:=[.D89]+[.E88]" office:value-type="float" office:value="173.9993046875" calcext:value-type="float">
            <text:p>173.9993</text:p>
          </table:table-cell>
          <table:table-cell table:style-name="ce13" table:formula="of:=[.E89]-2*([.$B89]-1)" office:value-type="float" office:value="-0.000695312499942702" calcext:value-type="float">
            <text:p>-0.0006953125</text:p>
          </table:table-cell>
          <table:table-cell office:value-type="float" office:value="63626904476676.8" calcext:value-type="float">
            <text:p>63626904476676.8</text:p>
          </table:table-cell>
          <table:table-cell table:style-name="ce11" table:formula="of:=([.G89]-[.G88])/1000" office:value-type="float" office:value="1.9986953125" calcext:value-type="float">
            <text:p>1.9987</text:p>
          </table:table-cell>
          <table:table-cell table:style-name="ce11" table:formula="of:=[.H89]+[.I88]" office:value-type="float" office:value="173.999" calcext:value-type="float">
            <text:p>173.9990</text:p>
          </table:table-cell>
          <table:table-cell table:style-name="ce14" table:formula="of:=[.I89]-2*([.$B89]-1)" office:value-type="float" office:value="-0.0010000000000332" calcext:value-type="float">
            <text:p>-0.001</text:p>
          </table:table-cell>
          <table:table-cell office:value-type="float" office:value="63626904959575.3" calcext:value-type="float">
            <text:p>63626904959575.3</text:p>
          </table:table-cell>
          <table:table-cell table:style-name="ce11" table:formula="of:=([.K89]-[.K88])/1000" office:value-type="float" office:value="2.00059375" calcext:value-type="float">
            <text:p>2.0006</text:p>
          </table:table-cell>
          <table:table-cell table:style-name="ce11" table:formula="of:=[.L89]+[.M88]" office:value-type="float" office:value="173.999296875" calcext:value-type="float">
            <text:p>173.9993</text:p>
          </table:table-cell>
          <table:table-cell table:style-name="ce15" table:formula="of:=[.M89]-2*([.$B89]-1)" office:value-type="float" office:value="-0.000703125000001137" calcext:value-type="float">
            <text:p>-0.000703125</text:p>
          </table:table-cell>
          <table:table-cell office:value-type="float" office:value="63626905423854.9" calcext:value-type="float">
            <text:p>63626905423854.9</text:p>
          </table:table-cell>
          <table:table-cell table:style-name="ce11" table:formula="of:=([.O89]-[.O88])/1000" office:value-type="float" office:value="2.0006953125" calcext:value-type="float">
            <text:p>2.0007</text:p>
          </table:table-cell>
          <table:table-cell table:style-name="ce11" table:formula="of:=[.P89]+[.Q88]" office:value-type="float" office:value="174.0008984375" calcext:value-type="float">
            <text:p>174.0009</text:p>
          </table:table-cell>
          <table:table-cell table:style-name="ce16" table:formula="of:=[.Q89]-2*([.$B89]-1)" office:value-type="float" office:value="0.000898437499955662" calcext:value-type="float">
            <text:p>0.0008984375</text:p>
          </table:table-cell>
          <table:table-cell office:value-type="float" office:value="63626905889181.6" calcext:value-type="float">
            <text:p>63626905889181.6</text:p>
          </table:table-cell>
          <table:table-cell table:style-name="ce11" table:formula="of:=([.S89]-[.S88])/1000" office:value-type="float" office:value="1.9998984375" calcext:value-type="float">
            <text:p>1.9999</text:p>
          </table:table-cell>
          <table:table-cell table:style-name="ce11" table:formula="of:=[.T89]+[.U88]" office:value-type="float" office:value="173.999703125" calcext:value-type="float">
            <text:p>173.9997</text:p>
          </table:table-cell>
          <table:table-cell table:style-name="ce17" table:formula="of:=[.U89]-2*([.$B89]-1)" office:value-type="float" office:value="-0.000296874999975216" calcext:value-type="float">
            <text:p>-0.000296875</text:p>
          </table:table-cell>
          <table:table-cell office:value-type="float" office:value="63626906373936.4" calcext:value-type="float">
            <text:p>63626906373936.4</text:p>
          </table:table-cell>
          <table:table-cell table:style-name="ce11" table:formula="of:=([.W89]-[.W88])/1000" office:value-type="float" office:value="1.9998984375" calcext:value-type="float">
            <text:p>1.9999</text:p>
          </table:table-cell>
          <table:table-cell table:style-name="ce11" table:formula="of:=[.X89]+[.Y88]" office:value-type="float" office:value="173.9998984375" calcext:value-type="float">
            <text:p>173.9999</text:p>
          </table:table-cell>
          <table:table-cell table:style-name="ce18" table:formula="of:=[.Y89]-2*([.$B89]-1)" office:value-type="float" office:value="-0.000101562499992269" calcext:value-type="float">
            <text:p>-0.0001015625</text:p>
          </table:table-cell>
          <table:table-cell office:value-type="float" office:value="63626906839387.1" calcext:value-type="float">
            <text:p>63626906839387.1</text:p>
          </table:table-cell>
          <table:table-cell table:style-name="ce11" table:formula="of:=([.AA89]-[.AA88])/1000" office:value-type="float" office:value="2" calcext:value-type="float">
            <text:p>2.0000</text:p>
          </table:table-cell>
          <table:table-cell table:style-name="ce11" table:formula="of:=[.AB89]+[.AC88]" office:value-type="float" office:value="173.9993046875" calcext:value-type="float">
            <text:p>173.9993</text:p>
          </table:table-cell>
          <table:table-cell table:style-name="ce19" table:formula="of:=[.AC89]-2*([.$B89]-1)" office:value-type="float" office:value="-0.000695312499971124" calcext:value-type="float">
            <text:p>-0.0006953125</text:p>
          </table:table-cell>
          <table:table-cell office:value-type="float" office:value="63626907313621.3" calcext:value-type="float">
            <text:p>63626907313621.3</text:p>
          </table:table-cell>
          <table:table-cell table:style-name="ce11" table:formula="of:=([.AE89]-[.AE88])/1000" office:value-type="float" office:value="1.9996953125" calcext:value-type="float">
            <text:p>1.9997</text:p>
          </table:table-cell>
          <table:table-cell table:style-name="ce11" table:formula="of:=[.AF89]+[.AG88]" office:value-type="float" office:value="173.998296875" calcext:value-type="float">
            <text:p>173.9983</text:p>
          </table:table-cell>
          <table:table-cell table:style-name="ce20" table:formula="of:=[.AG89]-2*([.$B89]-1)" office:value-type="float" office:value="-0.00170312500009118" calcext:value-type="float">
            <text:p>-0.001703125</text:p>
          </table:table-cell>
          <table:table-cell office:value-type="float" office:value="63626907783293.4" calcext:value-type="float">
            <text:p>63626907783293.4</text:p>
          </table:table-cell>
          <table:table-cell table:style-name="ce11" table:formula="of:=([.AI89]-[.AI88])/1000" office:value-type="float" office:value="2.0006015625" calcext:value-type="float">
            <text:p>2.0006</text:p>
          </table:table-cell>
          <table:table-cell table:style-name="ce11" table:formula="of:=[.AJ89]+[.AK88]" office:value-type="float" office:value="174" calcext:value-type="float">
            <text:p>174.0000</text:p>
          </table:table-cell>
          <table:table-cell table:style-name="ce21" table:formula="of:=[.AK89]-2*([.$B89]-1)" office:value-type="float" office:value="0" calcext:value-type="float">
            <text:p>0</text:p>
          </table:table-cell>
          <table:table-cell office:value-type="float" office:value="63626908249102.9" calcext:value-type="float">
            <text:p>63626908249102.9</text:p>
          </table:table-cell>
          <table:table-cell table:style-name="ce11" table:formula="of:=([.AM89]-[.AM88])/1000" office:value-type="float" office:value="2.0003984375" calcext:value-type="float">
            <text:p>2.0004</text:p>
          </table:table-cell>
          <table:table-cell table:style-name="ce11" table:formula="of:=[.AN89]+[.AO88]" office:value-type="float" office:value="173.9995" calcext:value-type="float">
            <text:p>173.9995</text:p>
          </table:table-cell>
          <table:table-cell table:style-name="ce22" table:formula="of:=[.AO89]-2*([.$B89]-1)" office:value-type="float" office:value="-0.000500000000016598" calcext:value-type="float">
            <text:p>-0.0005</text:p>
          </table:table-cell>
          <table:table-cell office:value-type="float" office:value="63626908718837.9" calcext:value-type="float">
            <text:p>63626908718837.9</text:p>
          </table:table-cell>
          <table:table-cell table:style-name="ce23" table:formula="of:=([.AQ89]-[.AQ88])/1000" office:value-type="float" office:value="1.9991015625" calcext:value-type="float">
            <text:p>1.9991</text:p>
          </table:table-cell>
          <table:table-cell table:style-name="ce11" table:formula="of:=[.AR89]+[.AS88]" office:value-type="float" office:value="174.0003984375" calcext:value-type="float">
            <text:p>174.0004</text:p>
          </table:table-cell>
          <table:table-cell table:style-name="ce24" table:formula="of:=[.AS89]-2*([.$B89]-1)" office:value-type="float" office:value="0.000398437500024329" calcext:value-type="float">
            <text:p>0.0003984375</text:p>
          </table:table-cell>
          <table:table-cell office:value-type="float" office:value="63626909190609.2" calcext:value-type="float">
            <text:p>63626909190609.2</text:p>
          </table:table-cell>
          <table:table-cell table:style-name="ce11" table:formula="of:=([.AU89]-[.AU88])/1000" office:value-type="float" office:value="2.001" calcext:value-type="float">
            <text:p>2.0010</text:p>
          </table:table-cell>
          <table:table-cell table:style-name="ce11" table:formula="of:=[.AV89]+[.AW88]" office:value-type="float" office:value="173.99990625" calcext:value-type="float">
            <text:p>173.9999</text:p>
          </table:table-cell>
          <table:table-cell table:style-name="ce25" table:formula="of:=[.AW89]-2*([.$B89]-1)" office:value-type="float" office:value="-0.000093749999962256" calcext:value-type="float">
            <text:p>-0.000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89" calcext:value-type="float">
            <text:p>89</text:p>
          </table:table-cell>
          <table:table-cell office:value-type="float" office:value="63626903995378.8" calcext:value-type="float">
            <text:p>63626903995378.8</text:p>
          </table:table-cell>
          <table:table-cell table:formula="of:=([.C90]-[.C89])/1000" office:value-type="float" office:value="2.0006953125" calcext:value-type="float">
            <text:p>2.0007</text:p>
          </table:table-cell>
          <table:table-cell table:formula="of:=[.D90]+[.E89]" office:value-type="float" office:value="176" calcext:value-type="float">
            <text:p>176.0000</text:p>
          </table:table-cell>
          <table:table-cell table:style-name="ce13" table:formula="of:=[.E90]-2*([.$B90]-1)" office:value-type="float" office:value="0" calcext:value-type="float">
            <text:p>0</text:p>
          </table:table-cell>
          <table:table-cell office:value-type="float" office:value="63626904478676.4" calcext:value-type="float">
            <text:p>63626904478676.4</text:p>
          </table:table-cell>
          <table:table-cell table:style-name="ce11" table:formula="of:=([.G90]-[.G89])/1000" office:value-type="float" office:value="1.9996015625" calcext:value-type="float">
            <text:p>1.9996</text:p>
          </table:table-cell>
          <table:table-cell table:style-name="ce11" table:formula="of:=[.H90]+[.I89]" office:value-type="float" office:value="175.9986015625" calcext:value-type="float">
            <text:p>175.9986</text:p>
          </table:table-cell>
          <table:table-cell table:style-name="ce14" table:formula="of:=[.I90]-2*([.$B90]-1)" office:value-type="float" office:value="-0.0013984375000291" calcext:value-type="float">
            <text:p>-0.0013984375</text:p>
          </table:table-cell>
          <table:table-cell office:value-type="float" office:value="63626904961576.4" calcext:value-type="float">
            <text:p>63626904961576.4</text:p>
          </table:table-cell>
          <table:table-cell table:style-name="ce11" table:formula="of:=([.K90]-[.K89])/1000" office:value-type="float" office:value="2.0011015625" calcext:value-type="float">
            <text:p>2.0011</text:p>
          </table:table-cell>
          <table:table-cell table:style-name="ce11" table:formula="of:=[.L90]+[.M89]" office:value-type="float" office:value="176.0003984375" calcext:value-type="float">
            <text:p>176.0004</text:p>
          </table:table-cell>
          <table:table-cell table:style-name="ce15" table:formula="of:=[.M90]-2*([.$B90]-1)" office:value-type="float" office:value="0.000398437499995907" calcext:value-type="float">
            <text:p>0.0003984375</text:p>
          </table:table-cell>
          <table:table-cell office:value-type="float" office:value="63626905425855.4" calcext:value-type="float">
            <text:p>63626905425855.4</text:p>
          </table:table-cell>
          <table:table-cell table:style-name="ce11" table:formula="of:=([.O90]-[.O89])/1000" office:value-type="float" office:value="2.0005" calcext:value-type="float">
            <text:p>2.0005</text:p>
          </table:table-cell>
          <table:table-cell table:style-name="ce11" table:formula="of:=[.P90]+[.Q89]" office:value-type="float" office:value="176.0013984375" calcext:value-type="float">
            <text:p>176.0014</text:p>
          </table:table-cell>
          <table:table-cell table:style-name="ce16" table:formula="of:=[.Q90]-2*([.$B90]-1)" office:value-type="float" office:value="0.00139843749994384" calcext:value-type="float">
            <text:p>0.0013984375</text:p>
          </table:table-cell>
          <table:table-cell office:value-type="float" office:value="63626905891181.4" calcext:value-type="float">
            <text:p>63626905891181.4</text:p>
          </table:table-cell>
          <table:table-cell table:style-name="ce11" table:formula="of:=([.S90]-[.S89])/1000" office:value-type="float" office:value="1.999796875" calcext:value-type="float">
            <text:p>1.9998</text:p>
          </table:table-cell>
          <table:table-cell table:style-name="ce11" table:formula="of:=[.T90]+[.U89]" office:value-type="float" office:value="175.9995" calcext:value-type="float">
            <text:p>175.9995</text:p>
          </table:table-cell>
          <table:table-cell table:style-name="ce17" table:formula="of:=[.U90]-2*([.$B90]-1)" office:value-type="float" office:value="-0.000499999999988177" calcext:value-type="float">
            <text:p>-0.0005</text:p>
          </table:table-cell>
          <table:table-cell office:value-type="float" office:value="63626906376017.5" calcext:value-type="float">
            <text:p>63626906376017.5</text:p>
          </table:table-cell>
          <table:table-cell table:style-name="ce11" table:formula="of:=([.W90]-[.W89])/1000" office:value-type="float" office:value="2.0811015625" calcext:value-type="float">
            <text:p>2.0811</text:p>
          </table:table-cell>
          <table:table-cell table:style-name="ce11" table:formula="of:=[.X90]+[.Y89]" office:value-type="float" office:value="176.081" calcext:value-type="float">
            <text:p>176.0810</text:p>
          </table:table-cell>
          <table:table-cell table:style-name="ce18" table:formula="of:=[.Y90]-2*([.$B90]-1)" office:value-type="float" office:value="0.0810000000000173" calcext:value-type="float">
            <text:p>0.081</text:p>
          </table:table-cell>
          <table:table-cell office:value-type="float" office:value="63626906841388.7" calcext:value-type="float">
            <text:p>63626906841388.7</text:p>
          </table:table-cell>
          <table:table-cell table:style-name="ce11" table:formula="of:=([.AA90]-[.AA89])/1000" office:value-type="float" office:value="2.0016015625" calcext:value-type="float">
            <text:p>2.0016</text:p>
          </table:table-cell>
          <table:table-cell table:style-name="ce11" table:formula="of:=[.AB90]+[.AC89]" office:value-type="float" office:value="176.00090625" calcext:value-type="float">
            <text:p>176.0009</text:p>
          </table:table-cell>
          <table:table-cell table:style-name="ce19" table:formula="of:=[.AC90]-2*([.$B90]-1)" office:value-type="float" office:value="0.000906250000042519" calcext:value-type="float">
            <text:p>0.00090625</text:p>
          </table:table-cell>
          <table:table-cell office:value-type="float" office:value="63626907315621.6" calcext:value-type="float">
            <text:p>63626907315621.6</text:p>
          </table:table-cell>
          <table:table-cell table:style-name="ce11" table:formula="of:=([.AE90]-[.AE89])/1000" office:value-type="float" office:value="2.0003046875" calcext:value-type="float">
            <text:p>2.0003</text:p>
          </table:table-cell>
          <table:table-cell table:style-name="ce11" table:formula="of:=[.AF90]+[.AG89]" office:value-type="float" office:value="175.9986015625" calcext:value-type="float">
            <text:p>175.9986</text:p>
          </table:table-cell>
          <table:table-cell table:style-name="ce20" table:formula="of:=[.AG90]-2*([.$B90]-1)" office:value-type="float" office:value="-0.00139843750008595" calcext:value-type="float">
            <text:p>-0.0013984375</text:p>
          </table:table-cell>
          <table:table-cell office:value-type="float" office:value="63626907785293.1" calcext:value-type="float">
            <text:p>63626907785293.1</text:p>
          </table:table-cell>
          <table:table-cell table:style-name="ce11" table:formula="of:=([.AI90]-[.AI89])/1000" office:value-type="float" office:value="1.999703125" calcext:value-type="float">
            <text:p>1.9997</text:p>
          </table:table-cell>
          <table:table-cell table:style-name="ce11" table:formula="of:=[.AJ90]+[.AK89]" office:value-type="float" office:value="175.999703125" calcext:value-type="float">
            <text:p>175.9997</text:p>
          </table:table-cell>
          <table:table-cell table:style-name="ce21" table:formula="of:=[.AK90]-2*([.$B90]-1)" office:value-type="float" office:value="-0.000296875000003638" calcext:value-type="float">
            <text:p>-0.000296875</text:p>
          </table:table-cell>
          <table:table-cell office:value-type="float" office:value="63626908251101.7" calcext:value-type="float">
            <text:p>63626908251101.7</text:p>
          </table:table-cell>
          <table:table-cell table:style-name="ce11" table:formula="of:=([.AM90]-[.AM89])/1000" office:value-type="float" office:value="1.9988046875" calcext:value-type="float">
            <text:p>1.9988</text:p>
          </table:table-cell>
          <table:table-cell table:style-name="ce11" table:formula="of:=[.AN90]+[.AO89]" office:value-type="float" office:value="175.9983046875" calcext:value-type="float">
            <text:p>175.9983</text:p>
          </table:table-cell>
          <table:table-cell table:style-name="ce22" table:formula="of:=[.AO90]-2*([.$B90]-1)" office:value-type="float" office:value="-0.00169531250000432" calcext:value-type="float">
            <text:p>-0.0016953125</text:p>
          </table:table-cell>
          <table:table-cell office:value-type="float" office:value="63626908720836.7" calcext:value-type="float">
            <text:p>63626908720836.7</text:p>
          </table:table-cell>
          <table:table-cell table:style-name="ce23" table:formula="of:=([.AQ90]-[.AQ89])/1000" office:value-type="float" office:value="1.9988046875" calcext:value-type="float">
            <text:p>1.9988</text:p>
          </table:table-cell>
          <table:table-cell table:style-name="ce11" table:formula="of:=[.AR90]+[.AS89]" office:value-type="float" office:value="175.999203125" calcext:value-type="float">
            <text:p>175.9992</text:p>
          </table:table-cell>
          <table:table-cell table:style-name="ce24" table:formula="of:=[.AS90]-2*([.$B90]-1)" office:value-type="float" office:value="-0.000796874999963393" calcext:value-type="float">
            <text:p>-0.000796875</text:p>
          </table:table-cell>
          <table:table-cell office:value-type="float" office:value="63626909192609.8" calcext:value-type="float">
            <text:p>63626909192609.8</text:p>
          </table:table-cell>
          <table:table-cell table:style-name="ce11" table:formula="of:=([.AU90]-[.AU89])/1000" office:value-type="float" office:value="2.00059375" calcext:value-type="float">
            <text:p>2.0006</text:p>
          </table:table-cell>
          <table:table-cell table:style-name="ce11" table:formula="of:=[.AV90]+[.AW89]" office:value-type="float" office:value="176.0005" calcext:value-type="float">
            <text:p>176.0005</text:p>
          </table:table-cell>
          <table:table-cell table:style-name="ce25" table:formula="of:=[.AW90]-2*([.$B90]-1)" office:value-type="float" office:value="0.00050000000004502" calcext:value-type="float">
            <text:p>0.000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10" office:value-type="float" office:value="90" calcext:value-type="float">
            <text:p>90</text:p>
          </table:table-cell>
          <table:table-cell office:value-type="float" office:value="63626903997378.1" calcext:value-type="float">
            <text:p>63626903997378.1</text:p>
          </table:table-cell>
          <table:table-cell table:formula="of:=([.C91]-[.C90])/1000" office:value-type="float" office:value="1.9993046875" calcext:value-type="float">
            <text:p>1.9993</text:p>
          </table:table-cell>
          <table:table-cell table:formula="of:=[.D91]+[.E90]" office:value-type="float" office:value="177.9993046875" calcext:value-type="float">
            <text:p>177.9993</text:p>
          </table:table-cell>
          <table:table-cell table:style-name="ce13" table:formula="of:=[.E91]-2*([.$B91]-1)" office:value-type="float" office:value="-0.000695312499942702" calcext:value-type="float">
            <text:p>-0.0006953125</text:p>
          </table:table-cell>
          <table:table-cell office:value-type="float" office:value="63626904480676.5" calcext:value-type="float">
            <text:p>63626904480676.5</text:p>
          </table:table-cell>
          <table:table-cell table:style-name="ce11" table:formula="of:=([.G91]-[.G90])/1000" office:value-type="float" office:value="2.0001015625" calcext:value-type="float">
            <text:p>2.0001</text:p>
          </table:table-cell>
          <table:table-cell table:style-name="ce11" table:formula="of:=[.H91]+[.I90]" office:value-type="float" office:value="177.998703125" calcext:value-type="float">
            <text:p>177.9987</text:p>
          </table:table-cell>
          <table:table-cell table:style-name="ce14" table:formula="of:=[.I91]-2*([.$B91]-1)" office:value-type="float" office:value="-0.00129687500003683" calcext:value-type="float">
            <text:p>-0.001296875</text:p>
          </table:table-cell>
          <table:table-cell office:value-type="float" office:value="63626904963574.6" calcext:value-type="float">
            <text:p>63626904963574.6</text:p>
          </table:table-cell>
          <table:table-cell table:style-name="ce11" table:formula="of:=([.K91]-[.K90])/1000" office:value-type="float" office:value="1.998203125" calcext:value-type="float">
            <text:p>1.9982</text:p>
          </table:table-cell>
          <table:table-cell table:style-name="ce11" table:formula="of:=[.L91]+[.M90]" office:value-type="float" office:value="177.9986015625" calcext:value-type="float">
            <text:p>177.9986</text:p>
          </table:table-cell>
          <table:table-cell table:style-name="ce15" table:formula="of:=[.M91]-2*([.$B91]-1)" office:value-type="float" office:value="-0.00139843750000068" calcext:value-type="float">
            <text:p>-0.0013984375</text:p>
          </table:table-cell>
          <table:table-cell office:value-type="float" office:value="63626905427854.1" calcext:value-type="float">
            <text:p>63626905427854.1</text:p>
          </table:table-cell>
          <table:table-cell table:style-name="ce11" table:formula="of:=([.O91]-[.O90])/1000" office:value-type="float" office:value="1.998703125" calcext:value-type="float">
            <text:p>1.9987</text:p>
          </table:table-cell>
          <table:table-cell table:style-name="ce11" table:formula="of:=[.P91]+[.Q90]" office:value-type="float" office:value="178.0001015625" calcext:value-type="float">
            <text:p>178.0001</text:p>
          </table:table-cell>
          <table:table-cell table:style-name="ce16" table:formula="of:=[.Q91]-2*([.$B91]-1)" office:value-type="float" office:value="0.000101562499935426" calcext:value-type="float">
            <text:p>0.0001015625</text:p>
          </table:table-cell>
          <table:table-cell office:value-type="float" office:value="63626905893180.6" calcext:value-type="float">
            <text:p>63626905893180.6</text:p>
          </table:table-cell>
          <table:table-cell table:style-name="ce11" table:formula="of:=([.S91]-[.S90])/1000" office:value-type="float" office:value="1.999203125" calcext:value-type="float">
            <text:p>1.9992</text:p>
          </table:table-cell>
          <table:table-cell table:style-name="ce11" table:formula="of:=[.T91]+[.U90]" office:value-type="float" office:value="177.998703125" calcext:value-type="float">
            <text:p>177.9987</text:p>
          </table:table-cell>
          <table:table-cell table:style-name="ce17" table:formula="of:=[.U91]-2*([.$B91]-1)" office:value-type="float" office:value="-0.00129687499997999" calcext:value-type="float">
            <text:p>-0.001296875</text:p>
          </table:table-cell>
          <table:table-cell office:value-type="float" office:value="63626906377936.1" calcext:value-type="float">
            <text:p>63626906377936.1</text:p>
          </table:table-cell>
          <table:table-cell table:style-name="ce11" table:formula="of:=([.W91]-[.W90])/1000" office:value-type="float" office:value="1.9186015625" calcext:value-type="float">
            <text:p>1.9186</text:p>
          </table:table-cell>
          <table:table-cell table:style-name="ce11" table:formula="of:=[.X91]+[.Y90]" office:value-type="float" office:value="177.9996015625" calcext:value-type="float">
            <text:p>177.9996</text:p>
          </table:table-cell>
          <table:table-cell table:style-name="ce18" table:formula="of:=[.Y91]-2*([.$B91]-1)" office:value-type="float" office:value="-0.000398437499995907" calcext:value-type="float">
            <text:p>-0.0003984375</text:p>
          </table:table-cell>
          <table:table-cell office:value-type="float" office:value="63626906843386.5" calcext:value-type="float">
            <text:p>63626906843386.5</text:p>
          </table:table-cell>
          <table:table-cell table:style-name="ce11" table:formula="of:=([.AA91]-[.AA90])/1000" office:value-type="float" office:value="1.997796875" calcext:value-type="float">
            <text:p>1.9978</text:p>
          </table:table-cell>
          <table:table-cell table:style-name="ce11" table:formula="of:=[.AB91]+[.AC90]" office:value-type="float" office:value="177.998703125" calcext:value-type="float">
            <text:p>177.9987</text:p>
          </table:table-cell>
          <table:table-cell table:style-name="ce19" table:formula="of:=[.AC91]-2*([.$B91]-1)" office:value-type="float" office:value="-0.00129687499995157" calcext:value-type="float">
            <text:p>-0.001296875</text:p>
          </table:table-cell>
          <table:table-cell office:value-type="float" office:value="63626907317623.3" calcext:value-type="float">
            <text:p>63626907317623.3</text:p>
          </table:table-cell>
          <table:table-cell table:style-name="ce11" table:formula="of:=([.AE91]-[.AE90])/1000" office:value-type="float" office:value="2.0016953125" calcext:value-type="float">
            <text:p>2.0017</text:p>
          </table:table-cell>
          <table:table-cell table:style-name="ce11" table:formula="of:=[.AF91]+[.AG90]" office:value-type="float" office:value="178.000296875" calcext:value-type="float">
            <text:p>178.0003</text:p>
          </table:table-cell>
          <table:table-cell table:style-name="ce20" table:formula="of:=[.AG91]-2*([.$B91]-1)" office:value-type="float" office:value="0.000296874999918373" calcext:value-type="float">
            <text:p>0.000296875</text:p>
          </table:table-cell>
          <table:table-cell office:value-type="float" office:value="63626907787292.4" calcext:value-type="float">
            <text:p>63626907787292.4</text:p>
          </table:table-cell>
          <table:table-cell table:style-name="ce11" table:formula="of:=([.AI91]-[.AI90])/1000" office:value-type="float" office:value="1.999296875" calcext:value-type="float">
            <text:p>1.9993</text:p>
          </table:table-cell>
          <table:table-cell table:style-name="ce11" table:formula="of:=[.AJ91]+[.AK90]" office:value-type="float" office:value="177.999" calcext:value-type="float">
            <text:p>177.9990</text:p>
          </table:table-cell>
          <table:table-cell table:style-name="ce21" table:formula="of:=[.AK91]-2*([.$B91]-1)" office:value-type="float" office:value="-0.00100000000000477" calcext:value-type="float">
            <text:p>-0.001</text:p>
          </table:table-cell>
          <table:table-cell office:value-type="float" office:value="63626908253102.3" calcext:value-type="float">
            <text:p>63626908253102.3</text:p>
          </table:table-cell>
          <table:table-cell table:style-name="ce11" table:formula="of:=([.AM91]-[.AM90])/1000" office:value-type="float" office:value="2.00059375" calcext:value-type="float">
            <text:p>2.0006</text:p>
          </table:table-cell>
          <table:table-cell table:style-name="ce11" table:formula="of:=[.AN91]+[.AO90]" office:value-type="float" office:value="177.9988984375" calcext:value-type="float">
            <text:p>177.9989</text:p>
          </table:table-cell>
          <table:table-cell table:style-name="ce22" table:formula="of:=[.AO91]-2*([.$B91]-1)" office:value-type="float" office:value="-0.00110156249999704" calcext:value-type="float">
            <text:p>-0.0011015625</text:p>
          </table:table-cell>
          <table:table-cell office:value-type="float" office:value="63626908722836.9" calcext:value-type="float">
            <text:p>63626908722836.9</text:p>
          </table:table-cell>
          <table:table-cell table:style-name="ce23" table:formula="of:=([.AQ91]-[.AQ90])/1000" office:value-type="float" office:value="2.0001953125" calcext:value-type="float">
            <text:p>2.0002</text:p>
          </table:table-cell>
          <table:table-cell table:style-name="ce11" table:formula="of:=[.AR91]+[.AS90]" office:value-type="float" office:value="177.9993984375" calcext:value-type="float">
            <text:p>177.9994</text:p>
          </table:table-cell>
          <table:table-cell table:style-name="ce24" table:formula="of:=[.AS91]-2*([.$B91]-1)" office:value-type="float" office:value="-0.000601562499952024" calcext:value-type="float">
            <text:p>-0.0006015625</text:p>
          </table:table-cell>
          <table:table-cell office:value-type="float" office:value="63626909194610.3" calcext:value-type="float">
            <text:p>63626909194610.3</text:p>
          </table:table-cell>
          <table:table-cell table:style-name="ce11" table:formula="of:=([.AU91]-[.AU90])/1000" office:value-type="float" office:value="2.0005" calcext:value-type="float">
            <text:p>2.0005</text:p>
          </table:table-cell>
          <table:table-cell table:style-name="ce11" table:formula="of:=[.AV91]+[.AW90]" office:value-type="float" office:value="178.001" calcext:value-type="float">
            <text:p>178.0010</text:p>
          </table:table-cell>
          <table:table-cell table:style-name="ce25" table:formula="of:=[.AW91]-2*([.$B91]-1)" office:value-type="float" office:value="0.0010000000000332" calcext:value-type="float">
            <text:p>0.001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10" office:value-type="float" office:value="91" calcext:value-type="float">
            <text:p>91</text:p>
          </table:table-cell>
          <table:table-cell office:value-type="float" office:value="63626903999377.8" calcext:value-type="float">
            <text:p>63626903999377.8</text:p>
          </table:table-cell>
          <table:table-cell table:formula="of:=([.C92]-[.C91])/1000" office:value-type="float" office:value="1.9996953125" calcext:value-type="float">
            <text:p>1.9997</text:p>
          </table:table-cell>
          <table:table-cell table:formula="of:=[.D92]+[.E91]" office:value-type="float" office:value="179.999" calcext:value-type="float">
            <text:p>179.9990</text:p>
          </table:table-cell>
          <table:table-cell table:style-name="ce13" table:formula="of:=[.E92]-2*([.$B92]-1)" office:value-type="float" office:value="-0.000999999999947931" calcext:value-type="float">
            <text:p>-0.001</text:p>
          </table:table-cell>
          <table:table-cell office:value-type="float" office:value="63626904482678.5" calcext:value-type="float">
            <text:p>63626904482678.5</text:p>
          </table:table-cell>
          <table:table-cell table:style-name="ce11" table:formula="of:=([.G92]-[.G91])/1000" office:value-type="float" office:value="2.002" calcext:value-type="float">
            <text:p>2.0020</text:p>
          </table:table-cell>
          <table:table-cell table:style-name="ce11" table:formula="of:=[.H92]+[.I91]" office:value-type="float" office:value="180.000703125" calcext:value-type="float">
            <text:p>180.0007</text:p>
          </table:table-cell>
          <table:table-cell table:style-name="ce14" table:formula="of:=[.I92]-2*([.$B92]-1)" office:value-type="float" office:value="0.000703124999972715" calcext:value-type="float">
            <text:p>0.000703125</text:p>
          </table:table-cell>
          <table:table-cell office:value-type="float" office:value="63626904965575" calcext:value-type="float">
            <text:p>63626904965575</text:p>
          </table:table-cell>
          <table:table-cell table:style-name="ce11" table:formula="of:=([.K92]-[.K91])/1000" office:value-type="float" office:value="2.0003984375" calcext:value-type="float">
            <text:p>2.0004</text:p>
          </table:table-cell>
          <table:table-cell table:style-name="ce11" table:formula="of:=[.L92]+[.M91]" office:value-type="float" office:value="179.999" calcext:value-type="float">
            <text:p>179.9990</text:p>
          </table:table-cell>
          <table:table-cell table:style-name="ce15" table:formula="of:=[.M92]-2*([.$B92]-1)" office:value-type="float" office:value="-0.00100000000000477" calcext:value-type="float">
            <text:p>-0.001</text:p>
          </table:table-cell>
          <table:table-cell office:value-type="float" office:value="63626905429854.3" calcext:value-type="float">
            <text:p>63626905429854.3</text:p>
          </table:table-cell>
          <table:table-cell table:style-name="ce11" table:formula="of:=([.O92]-[.O91])/1000" office:value-type="float" office:value="2.0001953125" calcext:value-type="float">
            <text:p>2.0002</text:p>
          </table:table-cell>
          <table:table-cell table:style-name="ce11" table:formula="of:=[.P92]+[.Q91]" office:value-type="float" office:value="180.000296875" calcext:value-type="float">
            <text:p>180.0003</text:p>
          </table:table-cell>
          <table:table-cell table:style-name="ce16" table:formula="of:=[.Q92]-2*([.$B92]-1)" office:value-type="float" office:value="0.000296874999946795" calcext:value-type="float">
            <text:p>0.000296875</text:p>
          </table:table-cell>
          <table:table-cell office:value-type="float" office:value="63626905895180.6" calcext:value-type="float">
            <text:p>63626905895180.6</text:p>
          </table:table-cell>
          <table:table-cell table:style-name="ce11" table:formula="of:=([.S92]-[.S91])/1000" office:value-type="float" office:value="2" calcext:value-type="float">
            <text:p>2.0000</text:p>
          </table:table-cell>
          <table:table-cell table:style-name="ce11" table:formula="of:=[.T92]+[.U91]" office:value-type="float" office:value="179.998703125" calcext:value-type="float">
            <text:p>179.9987</text:p>
          </table:table-cell>
          <table:table-cell table:style-name="ce17" table:formula="of:=[.U92]-2*([.$B92]-1)" office:value-type="float" office:value="-0.00129687499997999" calcext:value-type="float">
            <text:p>-0.001296875</text:p>
          </table:table-cell>
          <table:table-cell office:value-type="float" office:value="63626906379937.7" calcext:value-type="float">
            <text:p>63626906379937.7</text:p>
          </table:table-cell>
          <table:table-cell table:style-name="ce11" table:formula="of:=([.W92]-[.W91])/1000" office:value-type="float" office:value="2.0016015625" calcext:value-type="float">
            <text:p>2.0016</text:p>
          </table:table-cell>
          <table:table-cell table:style-name="ce11" table:formula="of:=[.X92]+[.Y91]" office:value-type="float" office:value="180.001203125" calcext:value-type="float">
            <text:p>180.0012</text:p>
          </table:table-cell>
          <table:table-cell table:style-name="ce18" table:formula="of:=[.Y92]-2*([.$B92]-1)" office:value-type="float" office:value="0.00120312500001774" calcext:value-type="float">
            <text:p>0.001203125</text:p>
          </table:table-cell>
          <table:table-cell office:value-type="float" office:value="63626906845386.3" calcext:value-type="float">
            <text:p>63626906845386.3</text:p>
          </table:table-cell>
          <table:table-cell table:style-name="ce11" table:formula="of:=([.AA92]-[.AA91])/1000" office:value-type="float" office:value="1.999796875" calcext:value-type="float">
            <text:p>1.9998</text:p>
          </table:table-cell>
          <table:table-cell table:style-name="ce11" table:formula="of:=[.AB92]+[.AC91]" office:value-type="float" office:value="179.9985" calcext:value-type="float">
            <text:p>179.9985</text:p>
          </table:table-cell>
          <table:table-cell table:style-name="ce19" table:formula="of:=[.AC92]-2*([.$B92]-1)" office:value-type="float" office:value="-0.00149999999996453" calcext:value-type="float">
            <text:p>-0.0015</text:p>
          </table:table-cell>
          <table:table-cell office:value-type="float" office:value="63626907319622.9" calcext:value-type="float">
            <text:p>63626907319622.9</text:p>
          </table:table-cell>
          <table:table-cell table:style-name="ce11" table:formula="of:=([.AE92]-[.AE91])/1000" office:value-type="float" office:value="1.9996015625" calcext:value-type="float">
            <text:p>1.9996</text:p>
          </table:table-cell>
          <table:table-cell table:style-name="ce11" table:formula="of:=[.AF92]+[.AG91]" office:value-type="float" office:value="179.9998984375" calcext:value-type="float">
            <text:p>179.9999</text:p>
          </table:table-cell>
          <table:table-cell table:style-name="ce20" table:formula="of:=[.AG92]-2*([.$B92]-1)" office:value-type="float" office:value="-0.000101562500077534" calcext:value-type="float">
            <text:p>-0.0001015625</text:p>
          </table:table-cell>
          <table:table-cell office:value-type="float" office:value="63626907789294" calcext:value-type="float">
            <text:p>63626907789294</text:p>
          </table:table-cell>
          <table:table-cell table:style-name="ce11" table:formula="of:=([.AI92]-[.AI91])/1000" office:value-type="float" office:value="2.0016015625" calcext:value-type="float">
            <text:p>2.0016</text:p>
          </table:table-cell>
          <table:table-cell table:style-name="ce11" table:formula="of:=[.AJ92]+[.AK91]" office:value-type="float" office:value="180.0006015625" calcext:value-type="float">
            <text:p>180.0006</text:p>
          </table:table-cell>
          <table:table-cell table:style-name="ce21" table:formula="of:=[.AK92]-2*([.$B92]-1)" office:value-type="float" office:value="0.000601562500008868" calcext:value-type="float">
            <text:p>0.0006015625</text:p>
          </table:table-cell>
          <table:table-cell office:value-type="float" office:value="63626908255102.5" calcext:value-type="float">
            <text:p>63626908255102.5</text:p>
          </table:table-cell>
          <table:table-cell table:style-name="ce11" table:formula="of:=([.AM92]-[.AM91])/1000" office:value-type="float" office:value="2.000203125" calcext:value-type="float">
            <text:p>2.0002</text:p>
          </table:table-cell>
          <table:table-cell table:style-name="ce11" table:formula="of:=[.AN92]+[.AO91]" office:value-type="float" office:value="179.9991015625" calcext:value-type="float">
            <text:p>179.9991</text:p>
          </table:table-cell>
          <table:table-cell table:style-name="ce22" table:formula="of:=[.AO92]-2*([.$B92]-1)" office:value-type="float" office:value="-0.000898437499984084" calcext:value-type="float">
            <text:p>-0.0008984375</text:p>
          </table:table-cell>
          <table:table-cell office:value-type="float" office:value="63626908724838.5" calcext:value-type="float">
            <text:p>63626908724838.5</text:p>
          </table:table-cell>
          <table:table-cell table:style-name="ce23" table:formula="of:=([.AQ92]-[.AQ91])/1000" office:value-type="float" office:value="2.0016015625" calcext:value-type="float">
            <text:p>2.0016</text:p>
          </table:table-cell>
          <table:table-cell table:style-name="ce11" table:formula="of:=[.AR92]+[.AS91]" office:value-type="float" office:value="180.001" calcext:value-type="float">
            <text:p>180.0010</text:p>
          </table:table-cell>
          <table:table-cell table:style-name="ce24" table:formula="of:=[.AS92]-2*([.$B92]-1)" office:value-type="float" office:value="0.00100000000006162" calcext:value-type="float">
            <text:p>0.001</text:p>
          </table:table-cell>
          <table:table-cell office:value-type="float" office:value="63626909196608.6" calcext:value-type="float">
            <text:p>63626909196608.6</text:p>
          </table:table-cell>
          <table:table-cell table:style-name="ce11" table:formula="of:=([.AU92]-[.AU91])/1000" office:value-type="float" office:value="1.9983046875" calcext:value-type="float">
            <text:p>1.9983</text:p>
          </table:table-cell>
          <table:table-cell table:style-name="ce11" table:formula="of:=[.AV92]+[.AW91]" office:value-type="float" office:value="179.9993046875" calcext:value-type="float">
            <text:p>179.9993</text:p>
          </table:table-cell>
          <table:table-cell table:style-name="ce25" table:formula="of:=[.AW92]-2*([.$B92]-1)" office:value-type="float" office:value="-0.000695312499971124" calcext:value-type="float">
            <text:p>-0.0006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92" calcext:value-type="float">
            <text:p>92</text:p>
          </table:table-cell>
          <table:table-cell office:value-type="float" office:value="63626904001380.7" calcext:value-type="float">
            <text:p>63626904001380.7</text:p>
          </table:table-cell>
          <table:table-cell table:formula="of:=([.C93]-[.C92])/1000" office:value-type="float" office:value="2.00290625" calcext:value-type="float">
            <text:p>2.0029</text:p>
          </table:table-cell>
          <table:table-cell table:formula="of:=[.D93]+[.E92]" office:value-type="float" office:value="182.00190625" calcext:value-type="float">
            <text:p>182.0019</text:p>
          </table:table-cell>
          <table:table-cell table:style-name="ce13" table:formula="of:=[.E93]-2*([.$B93]-1)" office:value-type="float" office:value="0.00190625000004729" calcext:value-type="float">
            <text:p>0.00190625</text:p>
          </table:table-cell>
          <table:table-cell office:value-type="float" office:value="63626904484677.8" calcext:value-type="float">
            <text:p>63626904484677.8</text:p>
          </table:table-cell>
          <table:table-cell table:style-name="ce11" table:formula="of:=([.G93]-[.G92])/1000" office:value-type="float" office:value="1.999296875" calcext:value-type="float">
            <text:p>1.9993</text:p>
          </table:table-cell>
          <table:table-cell table:style-name="ce11" table:formula="of:=[.H93]+[.I92]" office:value-type="float" office:value="182" calcext:value-type="float">
            <text:p>182.0000</text:p>
          </table:table-cell>
          <table:table-cell table:style-name="ce14" table:formula="of:=[.I93]-2*([.$B93]-1)" office:value-type="float" office:value="0" calcext:value-type="float">
            <text:p>0</text:p>
          </table:table-cell>
          <table:table-cell office:value-type="float" office:value="63626904967576.7" calcext:value-type="float">
            <text:p>63626904967576.7</text:p>
          </table:table-cell>
          <table:table-cell table:style-name="ce11" table:formula="of:=([.K93]-[.K92])/1000" office:value-type="float" office:value="2.001703125" calcext:value-type="float">
            <text:p>2.0017</text:p>
          </table:table-cell>
          <table:table-cell table:style-name="ce11" table:formula="of:=[.L93]+[.M92]" office:value-type="float" office:value="182.000703125" calcext:value-type="float">
            <text:p>182.0007</text:p>
          </table:table-cell>
          <table:table-cell table:style-name="ce15" table:formula="of:=[.M93]-2*([.$B93]-1)" office:value-type="float" office:value="0.000703125000001137" calcext:value-type="float">
            <text:p>0.000703125</text:p>
          </table:table-cell>
          <table:table-cell office:value-type="float" office:value="63626905431854.7" calcext:value-type="float">
            <text:p>63626905431854.7</text:p>
          </table:table-cell>
          <table:table-cell table:style-name="ce11" table:formula="of:=([.O93]-[.O92])/1000" office:value-type="float" office:value="2.00040625" calcext:value-type="float">
            <text:p>2.0004</text:p>
          </table:table-cell>
          <table:table-cell table:style-name="ce11" table:formula="of:=[.P93]+[.Q92]" office:value-type="float" office:value="182.000703125" calcext:value-type="float">
            <text:p>182.0007</text:p>
          </table:table-cell>
          <table:table-cell table:style-name="ce16" table:formula="of:=[.Q93]-2*([.$B93]-1)" office:value-type="float" office:value="0.000703124999944293" calcext:value-type="float">
            <text:p>0.000703125</text:p>
          </table:table-cell>
          <table:table-cell office:value-type="float" office:value="63626905897183.7" calcext:value-type="float">
            <text:p>63626905897183.7</text:p>
          </table:table-cell>
          <table:table-cell table:style-name="ce11" table:formula="of:=([.S93]-[.S92])/1000" office:value-type="float" office:value="2.0031015625" calcext:value-type="float">
            <text:p>2.0031</text:p>
          </table:table-cell>
          <table:table-cell table:style-name="ce11" table:formula="of:=[.T93]+[.U92]" office:value-type="float" office:value="182.0018046875" calcext:value-type="float">
            <text:p>182.0018</text:p>
          </table:table-cell>
          <table:table-cell table:style-name="ce17" table:formula="of:=[.U93]-2*([.$B93]-1)" office:value-type="float" office:value="0.0018046875000266" calcext:value-type="float">
            <text:p>0.0018046875</text:p>
          </table:table-cell>
          <table:table-cell office:value-type="float" office:value="63626906381937.1" calcext:value-type="float">
            <text:p>63626906381937.1</text:p>
          </table:table-cell>
          <table:table-cell table:style-name="ce11" table:formula="of:=([.W93]-[.W92])/1000" office:value-type="float" office:value="1.9993984375" calcext:value-type="float">
            <text:p>1.9994</text:p>
          </table:table-cell>
          <table:table-cell table:style-name="ce11" table:formula="of:=[.X93]+[.Y92]" office:value-type="float" office:value="182.0006015625" calcext:value-type="float">
            <text:p>182.0006</text:p>
          </table:table-cell>
          <table:table-cell table:style-name="ce18" table:formula="of:=[.Y93]-2*([.$B93]-1)" office:value-type="float" office:value="0.000601562500008868" calcext:value-type="float">
            <text:p>0.0006015625</text:p>
          </table:table-cell>
          <table:table-cell office:value-type="float" office:value="63626906847386.4" calcext:value-type="float">
            <text:p>63626906847386.4</text:p>
          </table:table-cell>
          <table:table-cell table:style-name="ce11" table:formula="of:=([.AA93]-[.AA92])/1000" office:value-type="float" office:value="2.0001015625" calcext:value-type="float">
            <text:p>2.0001</text:p>
          </table:table-cell>
          <table:table-cell table:style-name="ce11" table:formula="of:=[.AB93]+[.AC92]" office:value-type="float" office:value="181.9986015625" calcext:value-type="float">
            <text:p>181.9986</text:p>
          </table:table-cell>
          <table:table-cell table:style-name="ce19" table:formula="of:=[.AC93]-2*([.$B93]-1)" office:value-type="float" office:value="-0.00139843749997226" calcext:value-type="float">
            <text:p>-0.0013984375</text:p>
          </table:table-cell>
          <table:table-cell office:value-type="float" office:value="63626907321623.5" calcext:value-type="float">
            <text:p>63626907321623.5</text:p>
          </table:table-cell>
          <table:table-cell table:style-name="ce11" table:formula="of:=([.AE93]-[.AE92])/1000" office:value-type="float" office:value="2.0006015625" calcext:value-type="float">
            <text:p>2.0006</text:p>
          </table:table-cell>
          <table:table-cell table:style-name="ce11" table:formula="of:=[.AF93]+[.AG92]" office:value-type="float" office:value="182.0005" calcext:value-type="float">
            <text:p>182.0005</text:p>
          </table:table-cell>
          <table:table-cell table:style-name="ce20" table:formula="of:=[.AG93]-2*([.$B93]-1)" office:value-type="float" office:value="0.000499999999931333" calcext:value-type="float">
            <text:p>0.0005</text:p>
          </table:table-cell>
          <table:table-cell office:value-type="float" office:value="63626907791293.2" calcext:value-type="float">
            <text:p>63626907791293.2</text:p>
          </table:table-cell>
          <table:table-cell table:style-name="ce11" table:formula="of:=([.AI93]-[.AI92])/1000" office:value-type="float" office:value="1.999203125" calcext:value-type="float">
            <text:p>1.9992</text:p>
          </table:table-cell>
          <table:table-cell table:style-name="ce11" table:formula="of:=[.AJ93]+[.AK92]" office:value-type="float" office:value="181.9998046875" calcext:value-type="float">
            <text:p>181.9998</text:p>
          </table:table-cell>
          <table:table-cell table:style-name="ce21" table:formula="of:=[.AK93]-2*([.$B93]-1)" office:value-type="float" office:value="-0.000195312499982947" calcext:value-type="float">
            <text:p>-0.0001953125</text:p>
          </table:table-cell>
          <table:table-cell office:value-type="float" office:value="63626908257102.5" calcext:value-type="float">
            <text:p>63626908257102.5</text:p>
          </table:table-cell>
          <table:table-cell table:style-name="ce11" table:formula="of:=([.AM93]-[.AM92])/1000" office:value-type="float" office:value="2" calcext:value-type="float">
            <text:p>2.0000</text:p>
          </table:table-cell>
          <table:table-cell table:style-name="ce11" table:formula="of:=[.AN93]+[.AO92]" office:value-type="float" office:value="181.9991015625" calcext:value-type="float">
            <text:p>181.9991</text:p>
          </table:table-cell>
          <table:table-cell table:style-name="ce22" table:formula="of:=[.AO93]-2*([.$B93]-1)" office:value-type="float" office:value="-0.000898437499984084" calcext:value-type="float">
            <text:p>-0.0008984375</text:p>
          </table:table-cell>
          <table:table-cell office:value-type="float" office:value="63626908726836.6" calcext:value-type="float">
            <text:p>63626908726836.6</text:p>
          </table:table-cell>
          <table:table-cell table:style-name="ce23" table:formula="of:=([.AQ93]-[.AQ92])/1000" office:value-type="float" office:value="1.9981015625" calcext:value-type="float">
            <text:p>1.9981</text:p>
          </table:table-cell>
          <table:table-cell table:style-name="ce11" table:formula="of:=[.AR93]+[.AS92]" office:value-type="float" office:value="181.9991015625" calcext:value-type="float">
            <text:p>181.9991</text:p>
          </table:table-cell>
          <table:table-cell table:style-name="ce24" table:formula="of:=[.AS93]-2*([.$B93]-1)" office:value-type="float" office:value="-0.00089843749992724" calcext:value-type="float">
            <text:p>-0.0008984375</text:p>
          </table:table-cell>
          <table:table-cell office:value-type="float" office:value="63626909198610.9" calcext:value-type="float">
            <text:p>63626909198610.9</text:p>
          </table:table-cell>
          <table:table-cell table:style-name="ce11" table:formula="of:=([.AU93]-[.AU92])/1000" office:value-type="float" office:value="2.002296875" calcext:value-type="float">
            <text:p>2.0023</text:p>
          </table:table-cell>
          <table:table-cell table:style-name="ce11" table:formula="of:=[.AV93]+[.AW92]" office:value-type="float" office:value="182.0016015625" calcext:value-type="float">
            <text:p>182.0016</text:p>
          </table:table-cell>
          <table:table-cell table:style-name="ce25" table:formula="of:=[.AW93]-2*([.$B93]-1)" office:value-type="float" office:value="0.00160156250004206" calcext:value-type="float">
            <text:p>0.0016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93" calcext:value-type="float">
            <text:p>93</text:p>
          </table:table-cell>
          <table:table-cell office:value-type="float" office:value="63626904003380.4" calcext:value-type="float">
            <text:p>63626904003380.4</text:p>
          </table:table-cell>
          <table:table-cell table:formula="of:=([.C94]-[.C93])/1000" office:value-type="float" office:value="1.9996953125" calcext:value-type="float">
            <text:p>1.9997</text:p>
          </table:table-cell>
          <table:table-cell table:formula="of:=[.D94]+[.E93]" office:value-type="float" office:value="184.0016015625" calcext:value-type="float">
            <text:p>184.0016</text:p>
          </table:table-cell>
          <table:table-cell table:style-name="ce13" table:formula="of:=[.E94]-2*([.$B94]-1)" office:value-type="float" office:value="0.00160156250004206" calcext:value-type="float">
            <text:p>0.0016015625</text:p>
          </table:table-cell>
          <table:table-cell office:value-type="float" office:value="63626904486676.4" calcext:value-type="float">
            <text:p>63626904486676.4</text:p>
          </table:table-cell>
          <table:table-cell table:style-name="ce11" table:formula="of:=([.G94]-[.G93])/1000" office:value-type="float" office:value="1.9986015625" calcext:value-type="float">
            <text:p>1.9986</text:p>
          </table:table-cell>
          <table:table-cell table:style-name="ce11" table:formula="of:=[.H94]+[.I93]" office:value-type="float" office:value="183.9986015625" calcext:value-type="float">
            <text:p>183.9986</text:p>
          </table:table-cell>
          <table:table-cell table:style-name="ce14" table:formula="of:=[.I94]-2*([.$B94]-1)" office:value-type="float" office:value="-0.0013984375000291" calcext:value-type="float">
            <text:p>-0.0013984375</text:p>
          </table:table-cell>
          <table:table-cell office:value-type="float" office:value="63626904969576.9" calcext:value-type="float">
            <text:p>63626904969576.9</text:p>
          </table:table-cell>
          <table:table-cell table:style-name="ce11" table:formula="of:=([.K94]-[.K93])/1000" office:value-type="float" office:value="2.0001953125" calcext:value-type="float">
            <text:p>2.0002</text:p>
          </table:table-cell>
          <table:table-cell table:style-name="ce11" table:formula="of:=[.L94]+[.M93]" office:value-type="float" office:value="184.0008984375" calcext:value-type="float">
            <text:p>184.0009</text:p>
          </table:table-cell>
          <table:table-cell table:style-name="ce15" table:formula="of:=[.M94]-2*([.$B94]-1)" office:value-type="float" office:value="0.000898437500012506" calcext:value-type="float">
            <text:p>0.0008984375</text:p>
          </table:table-cell>
          <table:table-cell office:value-type="float" office:value="63626905433855.8" calcext:value-type="float">
            <text:p>63626905433855.8</text:p>
          </table:table-cell>
          <table:table-cell table:style-name="ce11" table:formula="of:=([.O94]-[.O93])/1000" office:value-type="float" office:value="2.00109375" calcext:value-type="float">
            <text:p>2.0011</text:p>
          </table:table-cell>
          <table:table-cell table:style-name="ce11" table:formula="of:=[.P94]+[.Q93]" office:value-type="float" office:value="184.001796875" calcext:value-type="float">
            <text:p>184.0018</text:p>
          </table:table-cell>
          <table:table-cell table:style-name="ce16" table:formula="of:=[.Q94]-2*([.$B94]-1)" office:value-type="float" office:value="0.00179687499993975" calcext:value-type="float">
            <text:p>0.001796875</text:p>
          </table:table-cell>
          <table:table-cell office:value-type="float" office:value="63626905899181.3" calcext:value-type="float">
            <text:p>63626905899181.3</text:p>
          </table:table-cell>
          <table:table-cell table:style-name="ce11" table:formula="of:=([.S94]-[.S93])/1000" office:value-type="float" office:value="1.99759375" calcext:value-type="float">
            <text:p>1.9976</text:p>
          </table:table-cell>
          <table:table-cell table:style-name="ce11" table:formula="of:=[.T94]+[.U93]" office:value-type="float" office:value="183.9993984375" calcext:value-type="float">
            <text:p>183.9994</text:p>
          </table:table-cell>
          <table:table-cell table:style-name="ce17" table:formula="of:=[.U94]-2*([.$B94]-1)" office:value-type="float" office:value="-0.000601562499980446" calcext:value-type="float">
            <text:p>-0.0006015625</text:p>
          </table:table-cell>
          <table:table-cell office:value-type="float" office:value="63626906383936" calcext:value-type="float">
            <text:p>63626906383936</text:p>
          </table:table-cell>
          <table:table-cell table:style-name="ce11" table:formula="of:=([.W94]-[.W93])/1000" office:value-type="float" office:value="1.9988984375" calcext:value-type="float">
            <text:p>1.9989</text:p>
          </table:table-cell>
          <table:table-cell table:style-name="ce11" table:formula="of:=[.X94]+[.Y93]" office:value-type="float" office:value="183.9995" calcext:value-type="float">
            <text:p>183.9995</text:p>
          </table:table-cell>
          <table:table-cell table:style-name="ce18" table:formula="of:=[.Y94]-2*([.$B94]-1)" office:value-type="float" office:value="-0.000499999999988177" calcext:value-type="float">
            <text:p>-0.0005</text:p>
          </table:table-cell>
          <table:table-cell office:value-type="float" office:value="63626906849387.2" calcext:value-type="float">
            <text:p>63626906849387.2</text:p>
          </table:table-cell>
          <table:table-cell table:style-name="ce11" table:formula="of:=([.AA94]-[.AA93])/1000" office:value-type="float" office:value="2.0008046875" calcext:value-type="float">
            <text:p>2.0008</text:p>
          </table:table-cell>
          <table:table-cell table:style-name="ce11" table:formula="of:=[.AB94]+[.AC93]" office:value-type="float" office:value="183.99940625" calcext:value-type="float">
            <text:p>183.9994</text:p>
          </table:table-cell>
          <table:table-cell table:style-name="ce19" table:formula="of:=[.AC94]-2*([.$B94]-1)" office:value-type="float" office:value="-0.000593749999978854" calcext:value-type="float">
            <text:p>-0.00059375</text:p>
          </table:table-cell>
          <table:table-cell office:value-type="float" office:value="63626907323624.2" calcext:value-type="float">
            <text:p>63626907323624.2</text:p>
          </table:table-cell>
          <table:table-cell table:style-name="ce11" table:formula="of:=([.AE94]-[.AE93])/1000" office:value-type="float" office:value="2.000703125" calcext:value-type="float">
            <text:p>2.0007</text:p>
          </table:table-cell>
          <table:table-cell table:style-name="ce11" table:formula="of:=[.AF94]+[.AG93]" office:value-type="float" office:value="184.001203125" calcext:value-type="float">
            <text:p>184.0012</text:p>
          </table:table-cell>
          <table:table-cell table:style-name="ce20" table:formula="of:=[.AG94]-2*([.$B94]-1)" office:value-type="float" office:value="0.00120312499993247" calcext:value-type="float">
            <text:p>0.001203125</text:p>
          </table:table-cell>
          <table:table-cell office:value-type="float" office:value="63626907793293.6" calcext:value-type="float">
            <text:p>63626907793293.6</text:p>
          </table:table-cell>
          <table:table-cell table:style-name="ce11" table:formula="of:=([.AI94]-[.AI93])/1000" office:value-type="float" office:value="2.0003984375" calcext:value-type="float">
            <text:p>2.0004</text:p>
          </table:table-cell>
          <table:table-cell table:style-name="ce11" table:formula="of:=[.AJ94]+[.AK93]" office:value-type="float" office:value="184.000203125" calcext:value-type="float">
            <text:p>184.0002</text:p>
          </table:table-cell>
          <table:table-cell table:style-name="ce21" table:formula="of:=[.AK94]-2*([.$B94]-1)" office:value-type="float" office:value="0.00020312500001296" calcext:value-type="float">
            <text:p>0.000203125</text:p>
          </table:table-cell>
          <table:table-cell office:value-type="float" office:value="63626908259104.3" calcext:value-type="float">
            <text:p>63626908259104.3</text:p>
          </table:table-cell>
          <table:table-cell table:style-name="ce11" table:formula="of:=([.AM94]-[.AM93])/1000" office:value-type="float" office:value="2.001796875" calcext:value-type="float">
            <text:p>2.0018</text:p>
          </table:table-cell>
          <table:table-cell table:style-name="ce11" table:formula="of:=[.AN94]+[.AO93]" office:value-type="float" office:value="184.0008984375" calcext:value-type="float">
            <text:p>184.0009</text:p>
          </table:table-cell>
          <table:table-cell table:style-name="ce22" table:formula="of:=[.AO94]-2*([.$B94]-1)" office:value-type="float" office:value="0.000898437500012506" calcext:value-type="float">
            <text:p>0.0008984375</text:p>
          </table:table-cell>
          <table:table-cell office:value-type="float" office:value="63626908728836.7" calcext:value-type="float">
            <text:p>63626908728836.7</text:p>
          </table:table-cell>
          <table:table-cell table:style-name="ce23" table:formula="of:=([.AQ94]-[.AQ93])/1000" office:value-type="float" office:value="2.0001015625" calcext:value-type="float">
            <text:p>2.0001</text:p>
          </table:table-cell>
          <table:table-cell table:style-name="ce11" table:formula="of:=[.AR94]+[.AS93]" office:value-type="float" office:value="183.999203125" calcext:value-type="float">
            <text:p>183.9992</text:p>
          </table:table-cell>
          <table:table-cell table:style-name="ce24" table:formula="of:=[.AS94]-2*([.$B94]-1)" office:value-type="float" office:value="-0.000796874999934971" calcext:value-type="float">
            <text:p>-0.000796875</text:p>
          </table:table-cell>
          <table:table-cell office:value-type="float" office:value="63626909200608.6" calcext:value-type="float">
            <text:p>63626909200608.6</text:p>
          </table:table-cell>
          <table:table-cell table:style-name="ce11" table:formula="of:=([.AU94]-[.AU93])/1000" office:value-type="float" office:value="1.997703125" calcext:value-type="float">
            <text:p>1.9977</text:p>
          </table:table-cell>
          <table:table-cell table:style-name="ce11" table:formula="of:=[.AV94]+[.AW93]" office:value-type="float" office:value="183.9993046875" calcext:value-type="float">
            <text:p>183.9993</text:p>
          </table:table-cell>
          <table:table-cell table:style-name="ce25" table:formula="of:=[.AW94]-2*([.$B94]-1)" office:value-type="float" office:value="-0.000695312499971124" calcext:value-type="float">
            <text:p>-0.0006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94" calcext:value-type="float">
            <text:p>94</text:p>
          </table:table-cell>
          <table:table-cell office:value-type="float" office:value="63626904005378.3" calcext:value-type="float">
            <text:p>63626904005378.3</text:p>
          </table:table-cell>
          <table:table-cell table:formula="of:=([.C95]-[.C94])/1000" office:value-type="float" office:value="1.9978984375" calcext:value-type="float">
            <text:p>1.9979</text:p>
          </table:table-cell>
          <table:table-cell table:formula="of:=[.D95]+[.E94]" office:value-type="float" office:value="185.9995" calcext:value-type="float">
            <text:p>185.9995</text:p>
          </table:table-cell>
          <table:table-cell table:style-name="ce13" table:formula="of:=[.E95]-2*([.$B95]-1)" office:value-type="float" office:value="-0.000499999999959755" calcext:value-type="float">
            <text:p>-0.0005</text:p>
          </table:table-cell>
          <table:table-cell office:value-type="float" office:value="63626904488678.2" calcext:value-type="float">
            <text:p>63626904488678.2</text:p>
          </table:table-cell>
          <table:table-cell table:style-name="ce11" table:formula="of:=([.G95]-[.G94])/1000" office:value-type="float" office:value="2.0018046875" calcext:value-type="float">
            <text:p>2.0018</text:p>
          </table:table-cell>
          <table:table-cell table:style-name="ce11" table:formula="of:=[.H95]+[.I94]" office:value-type="float" office:value="186.00040625" calcext:value-type="float">
            <text:p>186.0004</text:p>
          </table:table-cell>
          <table:table-cell table:style-name="ce14" table:formula="of:=[.I95]-2*([.$B95]-1)" office:value-type="float" office:value="0.000406249999969077" calcext:value-type="float">
            <text:p>0.00040625</text:p>
          </table:table-cell>
          <table:table-cell office:value-type="float" office:value="63626904971576.1" calcext:value-type="float">
            <text:p>63626904971576.1</text:p>
          </table:table-cell>
          <table:table-cell table:style-name="ce11" table:formula="of:=([.K95]-[.K94])/1000" office:value-type="float" office:value="1.999203125" calcext:value-type="float">
            <text:p>1.9992</text:p>
          </table:table-cell>
          <table:table-cell table:style-name="ce11" table:formula="of:=[.L95]+[.M94]" office:value-type="float" office:value="186.0001015625" calcext:value-type="float">
            <text:p>186.0001</text:p>
          </table:table-cell>
          <table:table-cell table:style-name="ce15" table:formula="of:=[.M95]-2*([.$B95]-1)" office:value-type="float" office:value="0.000101562500020691" calcext:value-type="float">
            <text:p>0.0001015625</text:p>
          </table:table-cell>
          <table:table-cell office:value-type="float" office:value="63626905435854.4" calcext:value-type="float">
            <text:p>63626905435854.4</text:p>
          </table:table-cell>
          <table:table-cell table:style-name="ce11" table:formula="of:=([.O95]-[.O94])/1000" office:value-type="float" office:value="1.9986015625" calcext:value-type="float">
            <text:p>1.9986</text:p>
          </table:table-cell>
          <table:table-cell table:style-name="ce11" table:formula="of:=[.P95]+[.Q94]" office:value-type="float" office:value="186.0003984375" calcext:value-type="float">
            <text:p>186.0004</text:p>
          </table:table-cell>
          <table:table-cell table:style-name="ce16" table:formula="of:=[.Q95]-2*([.$B95]-1)" office:value-type="float" office:value="0.000398437499939064" calcext:value-type="float">
            <text:p>0.0003984375</text:p>
          </table:table-cell>
          <table:table-cell office:value-type="float" office:value="63626905901182.7" calcext:value-type="float">
            <text:p>63626905901182.7</text:p>
          </table:table-cell>
          <table:table-cell table:style-name="ce11" table:formula="of:=([.S95]-[.S94])/1000" office:value-type="float" office:value="2.00140625" calcext:value-type="float">
            <text:p>2.0014</text:p>
          </table:table-cell>
          <table:table-cell table:style-name="ce11" table:formula="of:=[.T95]+[.U94]" office:value-type="float" office:value="186.0008046875" calcext:value-type="float">
            <text:p>186.0008</text:p>
          </table:table-cell>
          <table:table-cell table:style-name="ce17" table:formula="of:=[.U95]-2*([.$B95]-1)" office:value-type="float" office:value="0.000804687500021828" calcext:value-type="float">
            <text:p>0.0008046875</text:p>
          </table:table-cell>
          <table:table-cell office:value-type="float" office:value="63626906385938.6" calcext:value-type="float">
            <text:p>63626906385938.6</text:p>
          </table:table-cell>
          <table:table-cell table:style-name="ce11" table:formula="of:=([.W95]-[.W94])/1000" office:value-type="float" office:value="2.0026015625" calcext:value-type="float">
            <text:p>2.0026</text:p>
          </table:table-cell>
          <table:table-cell table:style-name="ce11" table:formula="of:=[.X95]+[.Y94]" office:value-type="float" office:value="186.0021015625" calcext:value-type="float">
            <text:p>186.0021</text:p>
          </table:table-cell>
          <table:table-cell table:style-name="ce18" table:formula="of:=[.Y95]-2*([.$B95]-1)" office:value-type="float" office:value="0.00210156250000182" calcext:value-type="float">
            <text:p>0.0021015625</text:p>
          </table:table-cell>
          <table:table-cell office:value-type="float" office:value="63626906851389.6" calcext:value-type="float">
            <text:p>63626906851389.6</text:p>
          </table:table-cell>
          <table:table-cell table:style-name="ce11" table:formula="of:=([.AA95]-[.AA94])/1000" office:value-type="float" office:value="2.0023984375" calcext:value-type="float">
            <text:p>2.0024</text:p>
          </table:table-cell>
          <table:table-cell table:style-name="ce11" table:formula="of:=[.AB95]+[.AC94]" office:value-type="float" office:value="186.0018046875" calcext:value-type="float">
            <text:p>186.0018</text:p>
          </table:table-cell>
          <table:table-cell table:style-name="ce19" table:formula="of:=[.AC95]-2*([.$B95]-1)" office:value-type="float" office:value="0.0018046875000266" calcext:value-type="float">
            <text:p>0.0018046875</text:p>
          </table:table-cell>
          <table:table-cell office:value-type="float" office:value="63626907325622.2" calcext:value-type="float">
            <text:p>63626907325622.2</text:p>
          </table:table-cell>
          <table:table-cell table:style-name="ce11" table:formula="of:=([.AE95]-[.AE94])/1000" office:value-type="float" office:value="1.998" calcext:value-type="float">
            <text:p>1.9980</text:p>
          </table:table-cell>
          <table:table-cell table:style-name="ce11" table:formula="of:=[.AF95]+[.AG94]" office:value-type="float" office:value="185.999203125" calcext:value-type="float">
            <text:p>185.9992</text:p>
          </table:table-cell>
          <table:table-cell table:style-name="ce20" table:formula="of:=[.AG95]-2*([.$B95]-1)" office:value-type="float" office:value="-0.00079687500007708" calcext:value-type="float">
            <text:p>-0.000796875</text:p>
          </table:table-cell>
          <table:table-cell office:value-type="float" office:value="63626907795294" calcext:value-type="float">
            <text:p>63626907795294</text:p>
          </table:table-cell>
          <table:table-cell table:style-name="ce11" table:formula="of:=([.AI95]-[.AI94])/1000" office:value-type="float" office:value="2.0003984375" calcext:value-type="float">
            <text:p>2.0004</text:p>
          </table:table-cell>
          <table:table-cell table:style-name="ce11" table:formula="of:=[.AJ95]+[.AK94]" office:value-type="float" office:value="186.0006015625" calcext:value-type="float">
            <text:p>186.0006</text:p>
          </table:table-cell>
          <table:table-cell table:style-name="ce21" table:formula="of:=[.AK95]-2*([.$B95]-1)" office:value-type="float" office:value="0.000601562500008868" calcext:value-type="float">
            <text:p>0.0006015625</text:p>
          </table:table-cell>
          <table:table-cell office:value-type="float" office:value="63626908261101.8" calcext:value-type="float">
            <text:p>63626908261101.8</text:p>
          </table:table-cell>
          <table:table-cell table:style-name="ce11" table:formula="of:=([.AM95]-[.AM94])/1000" office:value-type="float" office:value="1.9975" calcext:value-type="float">
            <text:p>1.9975</text:p>
          </table:table-cell>
          <table:table-cell table:style-name="ce11" table:formula="of:=[.AN95]+[.AO94]" office:value-type="float" office:value="185.9983984375" calcext:value-type="float">
            <text:p>185.9984</text:p>
          </table:table-cell>
          <table:table-cell table:style-name="ce22" table:formula="of:=[.AO95]-2*([.$B95]-1)" office:value-type="float" office:value="-0.00160156249998522" calcext:value-type="float">
            <text:p>-0.0016015625</text:p>
          </table:table-cell>
          <table:table-cell office:value-type="float" office:value="63626908730838.1" calcext:value-type="float">
            <text:p>63626908730838.1</text:p>
          </table:table-cell>
          <table:table-cell table:style-name="ce23" table:formula="of:=([.AQ95]-[.AQ94])/1000" office:value-type="float" office:value="2.0013984375" calcext:value-type="float">
            <text:p>2.0014</text:p>
          </table:table-cell>
          <table:table-cell table:style-name="ce11" table:formula="of:=[.AR95]+[.AS94]" office:value-type="float" office:value="186.0006015625" calcext:value-type="float">
            <text:p>186.0006</text:p>
          </table:table-cell>
          <table:table-cell table:style-name="ce24" table:formula="of:=[.AS95]-2*([.$B95]-1)" office:value-type="float" office:value="0.000601562500065711" calcext:value-type="float">
            <text:p>0.0006015625</text:p>
          </table:table-cell>
          <table:table-cell office:value-type="float" office:value="63626909202610.6" calcext:value-type="float">
            <text:p>63626909202610.6</text:p>
          </table:table-cell>
          <table:table-cell table:style-name="ce11" table:formula="of:=([.AU95]-[.AU94])/1000" office:value-type="float" office:value="2.002" calcext:value-type="float">
            <text:p>2.0020</text:p>
          </table:table-cell>
          <table:table-cell table:style-name="ce11" table:formula="of:=[.AV95]+[.AW94]" office:value-type="float" office:value="186.0013046875" calcext:value-type="float">
            <text:p>186.0013</text:p>
          </table:table-cell>
          <table:table-cell table:style-name="ce25" table:formula="of:=[.AW95]-2*([.$B95]-1)" office:value-type="float" office:value="0.00130468750003843" calcext:value-type="float">
            <text:p>0.0013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95" calcext:value-type="float">
            <text:p>95</text:p>
          </table:table-cell>
          <table:table-cell office:value-type="float" office:value="63626904007378" calcext:value-type="float">
            <text:p>63626904007378</text:p>
          </table:table-cell>
          <table:table-cell table:formula="of:=([.C96]-[.C95])/1000" office:value-type="float" office:value="1.999703125" calcext:value-type="float">
            <text:p>1.9997</text:p>
          </table:table-cell>
          <table:table-cell table:formula="of:=[.D96]+[.E95]" office:value-type="float" office:value="187.999203125" calcext:value-type="float">
            <text:p>187.9992</text:p>
          </table:table-cell>
          <table:table-cell table:style-name="ce13" table:formula="of:=[.E96]-2*([.$B96]-1)" office:value-type="float" office:value="-0.000796874999963393" calcext:value-type="float">
            <text:p>-0.000796875</text:p>
          </table:table-cell>
          <table:table-cell office:value-type="float" office:value="63626904490676.8" calcext:value-type="float">
            <text:p>63626904490676.8</text:p>
          </table:table-cell>
          <table:table-cell table:style-name="ce11" table:formula="of:=([.G96]-[.G95])/1000" office:value-type="float" office:value="1.99859375" calcext:value-type="float">
            <text:p>1.9986</text:p>
          </table:table-cell>
          <table:table-cell table:style-name="ce11" table:formula="of:=[.H96]+[.I95]" office:value-type="float" office:value="187.999" calcext:value-type="float">
            <text:p>187.9990</text:p>
          </table:table-cell>
          <table:table-cell table:style-name="ce14" table:formula="of:=[.I96]-2*([.$B96]-1)" office:value-type="float" office:value="-0.0010000000000332" calcext:value-type="float">
            <text:p>-0.001</text:p>
          </table:table-cell>
          <table:table-cell office:value-type="float" office:value="63626904973576.3" calcext:value-type="float">
            <text:p>63626904973576.3</text:p>
          </table:table-cell>
          <table:table-cell table:style-name="ce11" table:formula="of:=([.K96]-[.K95])/1000" office:value-type="float" office:value="2.0001953125" calcext:value-type="float">
            <text:p>2.0002</text:p>
          </table:table-cell>
          <table:table-cell table:style-name="ce11" table:formula="of:=[.L96]+[.M95]" office:value-type="float" office:value="188.000296875" calcext:value-type="float">
            <text:p>188.0003</text:p>
          </table:table-cell>
          <table:table-cell table:style-name="ce15" table:formula="of:=[.M96]-2*([.$B96]-1)" office:value-type="float" office:value="0.00029687500003206" calcext:value-type="float">
            <text:p>0.000296875</text:p>
          </table:table-cell>
          <table:table-cell office:value-type="float" office:value="63626905437855.8" calcext:value-type="float">
            <text:p>63626905437855.8</text:p>
          </table:table-cell>
          <table:table-cell table:style-name="ce11" table:formula="of:=([.O96]-[.O95])/1000" office:value-type="float" office:value="2.0013984375" calcext:value-type="float">
            <text:p>2.0014</text:p>
          </table:table-cell>
          <table:table-cell table:style-name="ce11" table:formula="of:=[.P96]+[.Q95]" office:value-type="float" office:value="188.001796875" calcext:value-type="float">
            <text:p>188.0018</text:p>
          </table:table-cell>
          <table:table-cell table:style-name="ce16" table:formula="of:=[.Q96]-2*([.$B96]-1)" office:value-type="float" office:value="0.00179687499993975" calcext:value-type="float">
            <text:p>0.001796875</text:p>
          </table:table-cell>
          <table:table-cell office:value-type="float" office:value="63626905903180.8" calcext:value-type="float">
            <text:p>63626905903180.8</text:p>
          </table:table-cell>
          <table:table-cell table:style-name="ce11" table:formula="of:=([.S96]-[.S95])/1000" office:value-type="float" office:value="1.99809375" calcext:value-type="float">
            <text:p>1.9981</text:p>
          </table:table-cell>
          <table:table-cell table:style-name="ce11" table:formula="of:=[.T96]+[.U95]" office:value-type="float" office:value="187.9988984375" calcext:value-type="float">
            <text:p>187.9989</text:p>
          </table:table-cell>
          <table:table-cell table:style-name="ce17" table:formula="of:=[.U96]-2*([.$B96]-1)" office:value-type="float" office:value="-0.00110156249996862" calcext:value-type="float">
            <text:p>-0.0011015625</text:p>
          </table:table-cell>
          <table:table-cell office:value-type="float" office:value="63626906387935.6" calcext:value-type="float">
            <text:p>63626906387935.6</text:p>
          </table:table-cell>
          <table:table-cell table:style-name="ce11" table:formula="of:=([.W96]-[.W95])/1000" office:value-type="float" office:value="1.997" calcext:value-type="float">
            <text:p>1.9970</text:p>
          </table:table-cell>
          <table:table-cell table:style-name="ce11" table:formula="of:=[.X96]+[.Y95]" office:value-type="float" office:value="187.9991015625" calcext:value-type="float">
            <text:p>187.9991</text:p>
          </table:table-cell>
          <table:table-cell table:style-name="ce18" table:formula="of:=[.Y96]-2*([.$B96]-1)" office:value-type="float" office:value="-0.000898437499984084" calcext:value-type="float">
            <text:p>-0.0008984375</text:p>
          </table:table-cell>
          <table:table-cell office:value-type="float" office:value="63626906853389.4" calcext:value-type="float">
            <text:p>63626906853389.4</text:p>
          </table:table-cell>
          <table:table-cell table:style-name="ce11" table:formula="of:=([.AA96]-[.AA95])/1000" office:value-type="float" office:value="1.999796875" calcext:value-type="float">
            <text:p>1.9998</text:p>
          </table:table-cell>
          <table:table-cell table:style-name="ce11" table:formula="of:=[.AB96]+[.AC95]" office:value-type="float" office:value="188.0016015625" calcext:value-type="float">
            <text:p>188.0016</text:p>
          </table:table-cell>
          <table:table-cell table:style-name="ce19" table:formula="of:=[.AC96]-2*([.$B96]-1)" office:value-type="float" office:value="0.00160156250001364" calcext:value-type="float">
            <text:p>0.0016015625</text:p>
          </table:table-cell>
          <table:table-cell office:value-type="float" office:value="63626907327623.2" calcext:value-type="float">
            <text:p>63626907327623.2</text:p>
          </table:table-cell>
          <table:table-cell table:style-name="ce11" table:formula="of:=([.AE96]-[.AE95])/1000" office:value-type="float" office:value="2.001" calcext:value-type="float">
            <text:p>2.0010</text:p>
          </table:table-cell>
          <table:table-cell table:style-name="ce11" table:formula="of:=[.AF96]+[.AG95]" office:value-type="float" office:value="188.000203125" calcext:value-type="float">
            <text:p>188.0002</text:p>
          </table:table-cell>
          <table:table-cell table:style-name="ce20" table:formula="of:=[.AG96]-2*([.$B96]-1)" office:value-type="float" office:value="0.000203124999927695" calcext:value-type="float">
            <text:p>0.000203125</text:p>
          </table:table-cell>
          <table:table-cell office:value-type="float" office:value="63626907797295.7" calcext:value-type="float">
            <text:p>63626907797295.7</text:p>
          </table:table-cell>
          <table:table-cell table:style-name="ce11" table:formula="of:=([.AI96]-[.AI95])/1000" office:value-type="float" office:value="2.001703125" calcext:value-type="float">
            <text:p>2.0017</text:p>
          </table:table-cell>
          <table:table-cell table:style-name="ce11" table:formula="of:=[.AJ96]+[.AK95]" office:value-type="float" office:value="188.0023046875" calcext:value-type="float">
            <text:p>188.0023</text:p>
          </table:table-cell>
          <table:table-cell table:style-name="ce21" table:formula="of:=[.AK96]-2*([.$B96]-1)" office:value-type="float" office:value="0.00230468750001478" calcext:value-type="float">
            <text:p>0.0023046875</text:p>
          </table:table-cell>
          <table:table-cell office:value-type="float" office:value="63626908263102.3" calcext:value-type="float">
            <text:p>63626908263102.3</text:p>
          </table:table-cell>
          <table:table-cell table:style-name="ce11" table:formula="of:=([.AM96]-[.AM95])/1000" office:value-type="float" office:value="2.0005" calcext:value-type="float">
            <text:p>2.0005</text:p>
          </table:table-cell>
          <table:table-cell table:style-name="ce11" table:formula="of:=[.AN96]+[.AO95]" office:value-type="float" office:value="187.9988984375" calcext:value-type="float">
            <text:p>187.9989</text:p>
          </table:table-cell>
          <table:table-cell table:style-name="ce22" table:formula="of:=[.AO96]-2*([.$B96]-1)" office:value-type="float" office:value="-0.00110156249999704" calcext:value-type="float">
            <text:p>-0.0011015625</text:p>
          </table:table-cell>
          <table:table-cell office:value-type="float" office:value="63626908732837.6" calcext:value-type="float">
            <text:p>63626908732837.6</text:p>
          </table:table-cell>
          <table:table-cell table:style-name="ce23" table:formula="of:=([.AQ96]-[.AQ95])/1000" office:value-type="float" office:value="1.9995" calcext:value-type="float">
            <text:p>1.9995</text:p>
          </table:table-cell>
          <table:table-cell table:style-name="ce11" table:formula="of:=[.AR96]+[.AS95]" office:value-type="float" office:value="188.0001015625" calcext:value-type="float">
            <text:p>188.0001</text:p>
          </table:table-cell>
          <table:table-cell table:style-name="ce24" table:formula="of:=[.AS96]-2*([.$B96]-1)" office:value-type="float" office:value="0.000101562500077534" calcext:value-type="float">
            <text:p>0.0001015625</text:p>
          </table:table-cell>
          <table:table-cell office:value-type="float" office:value="63626909204608.5" calcext:value-type="float">
            <text:p>63626909204608.5</text:p>
          </table:table-cell>
          <table:table-cell table:style-name="ce11" table:formula="of:=([.AU96]-[.AU95])/1000" office:value-type="float" office:value="1.9978984375" calcext:value-type="float">
            <text:p>1.9979</text:p>
          </table:table-cell>
          <table:table-cell table:style-name="ce11" table:formula="of:=[.AV96]+[.AW95]" office:value-type="float" office:value="187.999203125" calcext:value-type="float">
            <text:p>187.9992</text:p>
          </table:table-cell>
          <table:table-cell table:style-name="ce25" table:formula="of:=[.AW96]-2*([.$B96]-1)" office:value-type="float" office:value="-0.000796874999963393" calcext:value-type="float">
            <text:p>-0.0007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8</text:p>
          </table:table-cell>
          <table:table-cell table:style-name="ce10" office:value-type="float" office:value="96" calcext:value-type="float">
            <text:p>96</text:p>
          </table:table-cell>
          <table:table-cell office:value-type="float" office:value="63626904009379.4" calcext:value-type="float">
            <text:p>63626904009379.4</text:p>
          </table:table-cell>
          <table:table-cell table:formula="of:=([.C97]-[.C96])/1000" office:value-type="float" office:value="2.0013984375" calcext:value-type="float">
            <text:p>2.0014</text:p>
          </table:table-cell>
          <table:table-cell table:formula="of:=[.D97]+[.E96]" office:value-type="float" office:value="190.0006015625" calcext:value-type="float">
            <text:p>190.0006</text:p>
          </table:table-cell>
          <table:table-cell table:style-name="ce13" table:formula="of:=[.E97]-2*([.$B97]-1)" office:value-type="float" office:value="0.000601562500037289" calcext:value-type="float">
            <text:p>0.0006015625</text:p>
          </table:table-cell>
          <table:table-cell office:value-type="float" office:value="63626904492678.4" calcext:value-type="float">
            <text:p>63626904492678.4</text:p>
          </table:table-cell>
          <table:table-cell table:style-name="ce11" table:formula="of:=([.G97]-[.G96])/1000" office:value-type="float" office:value="2.0016015625" calcext:value-type="float">
            <text:p>2.0016</text:p>
          </table:table-cell>
          <table:table-cell table:style-name="ce11" table:formula="of:=[.H97]+[.I96]" office:value-type="float" office:value="190.0006015625" calcext:value-type="float">
            <text:p>190.0006</text:p>
          </table:table-cell>
          <table:table-cell table:style-name="ce14" table:formula="of:=[.I97]-2*([.$B97]-1)" office:value-type="float" office:value="0.000601562499980446" calcext:value-type="float">
            <text:p>0.0006015625</text:p>
          </table:table-cell>
          <table:table-cell office:value-type="float" office:value="63626904975574.9" calcext:value-type="float">
            <text:p>63626904975574.9</text:p>
          </table:table-cell>
          <table:table-cell table:style-name="ce11" table:formula="of:=([.K97]-[.K96])/1000" office:value-type="float" office:value="1.9986015625" calcext:value-type="float">
            <text:p>1.9986</text:p>
          </table:table-cell>
          <table:table-cell table:style-name="ce11" table:formula="of:=[.L97]+[.M96]" office:value-type="float" office:value="189.9988984375" calcext:value-type="float">
            <text:p>189.9989</text:p>
          </table:table-cell>
          <table:table-cell table:style-name="ce15" table:formula="of:=[.M97]-2*([.$B97]-1)" office:value-type="float" office:value="-0.00110156249996862" calcext:value-type="float">
            <text:p>-0.0011015625</text:p>
          </table:table-cell>
          <table:table-cell office:value-type="float" office:value="63626905439855.7" calcext:value-type="float">
            <text:p>63626905439855.7</text:p>
          </table:table-cell>
          <table:table-cell table:style-name="ce11" table:formula="of:=([.O97]-[.O96])/1000" office:value-type="float" office:value="1.99990625" calcext:value-type="float">
            <text:p>1.9999</text:p>
          </table:table-cell>
          <table:table-cell table:style-name="ce11" table:formula="of:=[.P97]+[.Q96]" office:value-type="float" office:value="190.001703125" calcext:value-type="float">
            <text:p>190.0017</text:p>
          </table:table-cell>
          <table:table-cell table:style-name="ce16" table:formula="of:=[.Q97]-2*([.$B97]-1)" office:value-type="float" office:value="0.00170312499994907" calcext:value-type="float">
            <text:p>0.001703125</text:p>
          </table:table-cell>
          <table:table-cell office:value-type="float" office:value="63626905905180.5" calcext:value-type="float">
            <text:p>63626905905180.5</text:p>
          </table:table-cell>
          <table:table-cell table:style-name="ce11" table:formula="of:=([.S97]-[.S96])/1000" office:value-type="float" office:value="1.999703125" calcext:value-type="float">
            <text:p>1.9997</text:p>
          </table:table-cell>
          <table:table-cell table:style-name="ce11" table:formula="of:=[.T97]+[.U96]" office:value-type="float" office:value="189.9986015625" calcext:value-type="float">
            <text:p>189.9986</text:p>
          </table:table-cell>
          <table:table-cell table:style-name="ce17" table:formula="of:=[.U97]-2*([.$B97]-1)" office:value-type="float" office:value="-0.00139843749997226" calcext:value-type="float">
            <text:p>-0.0013984375</text:p>
          </table:table-cell>
          <table:table-cell office:value-type="float" office:value="63626906389937.5" calcext:value-type="float">
            <text:p>63626906389937.5</text:p>
          </table:table-cell>
          <table:table-cell table:style-name="ce11" table:formula="of:=([.W97]-[.W96])/1000" office:value-type="float" office:value="2.0018984375" calcext:value-type="float">
            <text:p>2.0019</text:p>
          </table:table-cell>
          <table:table-cell table:style-name="ce11" table:formula="of:=[.X97]+[.Y96]" office:value-type="float" office:value="190.001" calcext:value-type="float">
            <text:p>190.0010</text:p>
          </table:table-cell>
          <table:table-cell table:style-name="ce18" table:formula="of:=[.Y97]-2*([.$B97]-1)" office:value-type="float" office:value="0.00100000000000477" calcext:value-type="float">
            <text:p>0.001</text:p>
          </table:table-cell>
          <table:table-cell office:value-type="float" office:value="63626906855389" calcext:value-type="float">
            <text:p>63626906855389</text:p>
          </table:table-cell>
          <table:table-cell table:style-name="ce11" table:formula="of:=([.AA97]-[.AA96])/1000" office:value-type="float" office:value="1.9996015625" calcext:value-type="float">
            <text:p>1.9996</text:p>
          </table:table-cell>
          <table:table-cell table:style-name="ce11" table:formula="of:=[.AB97]+[.AC96]" office:value-type="float" office:value="190.001203125" calcext:value-type="float">
            <text:p>190.0012</text:p>
          </table:table-cell>
          <table:table-cell table:style-name="ce19" table:formula="of:=[.AC97]-2*([.$B97]-1)" office:value-type="float" office:value="0.00120312500001774" calcext:value-type="float">
            <text:p>0.001203125</text:p>
          </table:table-cell>
          <table:table-cell office:value-type="float" office:value="63626907329622.6" calcext:value-type="float">
            <text:p>63626907329622.6</text:p>
          </table:table-cell>
          <table:table-cell table:style-name="ce11" table:formula="of:=([.AE97]-[.AE96])/1000" office:value-type="float" office:value="1.9993984375" calcext:value-type="float">
            <text:p>1.9994</text:p>
          </table:table-cell>
          <table:table-cell table:style-name="ce11" table:formula="of:=[.AF97]+[.AG96]" office:value-type="float" office:value="189.9996015625" calcext:value-type="float">
            <text:p>189.9996</text:p>
          </table:table-cell>
          <table:table-cell table:style-name="ce20" table:formula="of:=[.AG97]-2*([.$B97]-1)" office:value-type="float" office:value="-0.000398437500081172" calcext:value-type="float">
            <text:p>-0.0003984375</text:p>
          </table:table-cell>
          <table:table-cell office:value-type="float" office:value="63626907799293.7" calcext:value-type="float">
            <text:p>63626907799293.7</text:p>
          </table:table-cell>
          <table:table-cell table:style-name="ce11" table:formula="of:=([.AI97]-[.AI96])/1000" office:value-type="float" office:value="1.998" calcext:value-type="float">
            <text:p>1.9980</text:p>
          </table:table-cell>
          <table:table-cell table:style-name="ce11" table:formula="of:=[.AJ97]+[.AK96]" office:value-type="float" office:value="190.0003046875" calcext:value-type="float">
            <text:p>190.0003</text:p>
          </table:table-cell>
          <table:table-cell table:style-name="ce21" table:formula="of:=[.AK97]-2*([.$B97]-1)" office:value-type="float" office:value="0.00030468750000523" calcext:value-type="float">
            <text:p>0.0003046875</text:p>
          </table:table-cell>
          <table:table-cell office:value-type="float" office:value="63626908265103.4" calcext:value-type="float">
            <text:p>63626908265103.4</text:p>
          </table:table-cell>
          <table:table-cell table:style-name="ce11" table:formula="of:=([.AM97]-[.AM96])/1000" office:value-type="float" office:value="2.0011015625" calcext:value-type="float">
            <text:p>2.0011</text:p>
          </table:table-cell>
          <table:table-cell table:style-name="ce11" table:formula="of:=[.AN97]+[.AO96]" office:value-type="float" office:value="190" calcext:value-type="float">
            <text:p>190.0000</text:p>
          </table:table-cell>
          <table:table-cell table:style-name="ce22" table:formula="of:=[.AO97]-2*([.$B97]-1)" office:value-type="float" office:value="0" calcext:value-type="float">
            <text:p>0</text:p>
          </table:table-cell>
          <table:table-cell office:value-type="float" office:value="63626908734836.4" calcext:value-type="float">
            <text:p>63626908734836.4</text:p>
          </table:table-cell>
          <table:table-cell table:style-name="ce23" table:formula="of:=([.AQ97]-[.AQ96])/1000" office:value-type="float" office:value="1.998796875" calcext:value-type="float">
            <text:p>1.9988</text:p>
          </table:table-cell>
          <table:table-cell table:style-name="ce11" table:formula="of:=[.AR97]+[.AS96]" office:value-type="float" office:value="189.9988984375" calcext:value-type="float">
            <text:p>189.9989</text:p>
          </table:table-cell>
          <table:table-cell table:style-name="ce24" table:formula="of:=[.AS97]-2*([.$B97]-1)" office:value-type="float" office:value="-0.00110156249991178" calcext:value-type="float">
            <text:p>-0.0011015625</text:p>
          </table:table-cell>
          <table:table-cell office:value-type="float" office:value="63626909206611" calcext:value-type="float">
            <text:p>63626909206611</text:p>
          </table:table-cell>
          <table:table-cell table:style-name="ce11" table:formula="of:=([.AU97]-[.AU96])/1000" office:value-type="float" office:value="2.0025" calcext:value-type="float">
            <text:p>2.0025</text:p>
          </table:table-cell>
          <table:table-cell table:style-name="ce11" table:formula="of:=[.AV97]+[.AW96]" office:value-type="float" office:value="190.001703125" calcext:value-type="float">
            <text:p>190.0017</text:p>
          </table:table-cell>
          <table:table-cell table:style-name="ce25" table:formula="of:=[.AW97]-2*([.$B97]-1)" office:value-type="float" office:value="0.00170312500003433" calcext:value-type="float">
            <text:p>0.0017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10" office:value-type="float" office:value="97" calcext:value-type="float">
            <text:p>97</text:p>
          </table:table-cell>
          <table:table-cell office:value-type="float" office:value="63626904011379.9" calcext:value-type="float">
            <text:p>63626904011379.9</text:p>
          </table:table-cell>
          <table:table-cell table:formula="of:=([.C98]-[.C97])/1000" office:value-type="float" office:value="2.0005" calcext:value-type="float">
            <text:p>2.0005</text:p>
          </table:table-cell>
          <table:table-cell table:formula="of:=[.D98]+[.E97]" office:value-type="float" office:value="192.0011015625" calcext:value-type="float">
            <text:p>192.0011</text:p>
          </table:table-cell>
          <table:table-cell table:style-name="ce13" table:formula="of:=[.E98]-2*([.$B98]-1)" office:value-type="float" office:value="0.00110156250002547" calcext:value-type="float">
            <text:p>0.0011015625</text:p>
          </table:table-cell>
          <table:table-cell office:value-type="float" office:value="63626904494678.4" calcext:value-type="float">
            <text:p>63626904494678.4</text:p>
          </table:table-cell>
          <table:table-cell table:style-name="ce11" table:formula="of:=([.G98]-[.G97])/1000" office:value-type="float" office:value="2" calcext:value-type="float">
            <text:p>2.0000</text:p>
          </table:table-cell>
          <table:table-cell table:style-name="ce11" table:formula="of:=[.H98]+[.I97]" office:value-type="float" office:value="192.0006015625" calcext:value-type="float">
            <text:p>192.0006</text:p>
          </table:table-cell>
          <table:table-cell table:style-name="ce14" table:formula="of:=[.I98]-2*([.$B98]-1)" office:value-type="float" office:value="0.000601562499980446" calcext:value-type="float">
            <text:p>0.0006015625</text:p>
          </table:table-cell>
          <table:table-cell office:value-type="float" office:value="63626904977576.9" calcext:value-type="float">
            <text:p>63626904977576.9</text:p>
          </table:table-cell>
          <table:table-cell table:style-name="ce11" table:formula="of:=([.K98]-[.K97])/1000" office:value-type="float" office:value="2.002" calcext:value-type="float">
            <text:p>2.0020</text:p>
          </table:table-cell>
          <table:table-cell table:style-name="ce11" table:formula="of:=[.L98]+[.M97]" office:value-type="float" office:value="192.0008984375" calcext:value-type="float">
            <text:p>192.0009</text:p>
          </table:table-cell>
          <table:table-cell table:style-name="ce15" table:formula="of:=[.M98]-2*([.$B98]-1)" office:value-type="float" office:value="0.000898437500040927" calcext:value-type="float">
            <text:p>0.0008984375</text:p>
          </table:table-cell>
          <table:table-cell office:value-type="float" office:value="63626905441853.8" calcext:value-type="float">
            <text:p>63626905441853.8</text:p>
          </table:table-cell>
          <table:table-cell table:style-name="ce11" table:formula="of:=([.O98]-[.O97])/1000" office:value-type="float" office:value="1.99809375" calcext:value-type="float">
            <text:p>1.9981</text:p>
          </table:table-cell>
          <table:table-cell table:style-name="ce11" table:formula="of:=[.P98]+[.Q97]" office:value-type="float" office:value="191.999796875" calcext:value-type="float">
            <text:p>191.9998</text:p>
          </table:table-cell>
          <table:table-cell table:style-name="ce16" table:formula="of:=[.Q98]-2*([.$B98]-1)" office:value-type="float" office:value="-0.000203125000041382" calcext:value-type="float">
            <text:p>-0.000203125</text:p>
          </table:table-cell>
          <table:table-cell office:value-type="float" office:value="63626905907180.7" calcext:value-type="float">
            <text:p>63626905907180.7</text:p>
          </table:table-cell>
          <table:table-cell table:style-name="ce11" table:formula="of:=([.S98]-[.S97])/1000" office:value-type="float" office:value="2.000203125" calcext:value-type="float">
            <text:p>2.0002</text:p>
          </table:table-cell>
          <table:table-cell table:style-name="ce11" table:formula="of:=[.T98]+[.U97]" office:value-type="float" office:value="191.9988046875" calcext:value-type="float">
            <text:p>191.9988</text:p>
          </table:table-cell>
          <table:table-cell table:style-name="ce17" table:formula="of:=[.U98]-2*([.$B98]-1)" office:value-type="float" office:value="-0.0011953124999593" calcext:value-type="float">
            <text:p>-0.0011953125</text:p>
          </table:table-cell>
          <table:table-cell office:value-type="float" office:value="63626906391936.9" calcext:value-type="float">
            <text:p>63626906391936.9</text:p>
          </table:table-cell>
          <table:table-cell table:style-name="ce11" table:formula="of:=([.W98]-[.W97])/1000" office:value-type="float" office:value="1.9993984375" calcext:value-type="float">
            <text:p>1.9994</text:p>
          </table:table-cell>
          <table:table-cell table:style-name="ce11" table:formula="of:=[.X98]+[.Y97]" office:value-type="float" office:value="192.0003984375" calcext:value-type="float">
            <text:p>192.0004</text:p>
          </table:table-cell>
          <table:table-cell table:style-name="ce18" table:formula="of:=[.Y98]-2*([.$B98]-1)" office:value-type="float" office:value="0.000398437499995907" calcext:value-type="float">
            <text:p>0.0003984375</text:p>
          </table:table-cell>
          <table:table-cell office:value-type="float" office:value="63626906857386.5" calcext:value-type="float">
            <text:p>63626906857386.5</text:p>
          </table:table-cell>
          <table:table-cell table:style-name="ce11" table:formula="of:=([.AA98]-[.AA97])/1000" office:value-type="float" office:value="1.9975" calcext:value-type="float">
            <text:p>1.9975</text:p>
          </table:table-cell>
          <table:table-cell table:style-name="ce11" table:formula="of:=[.AB98]+[.AC97]" office:value-type="float" office:value="191.998703125" calcext:value-type="float">
            <text:p>191.9987</text:p>
          </table:table-cell>
          <table:table-cell table:style-name="ce19" table:formula="of:=[.AC98]-2*([.$B98]-1)" office:value-type="float" office:value="-0.00129687499997999" calcext:value-type="float">
            <text:p>-0.001296875</text:p>
          </table:table-cell>
          <table:table-cell office:value-type="float" office:value="63626907331621.7" calcext:value-type="float">
            <text:p>63626907331621.7</text:p>
          </table:table-cell>
          <table:table-cell table:style-name="ce11" table:formula="of:=([.AE98]-[.AE97])/1000" office:value-type="float" office:value="1.9991015625" calcext:value-type="float">
            <text:p>1.9991</text:p>
          </table:table-cell>
          <table:table-cell table:style-name="ce11" table:formula="of:=[.AF98]+[.AG97]" office:value-type="float" office:value="191.998703125" calcext:value-type="float">
            <text:p>191.9987</text:p>
          </table:table-cell>
          <table:table-cell table:style-name="ce20" table:formula="of:=[.AG98]-2*([.$B98]-1)" office:value-type="float" office:value="-0.00129687500009368" calcext:value-type="float">
            <text:p>-0.001296875</text:p>
          </table:table-cell>
          <table:table-cell office:value-type="float" office:value="63626907801294" calcext:value-type="float">
            <text:p>63626907801294</text:p>
          </table:table-cell>
          <table:table-cell table:style-name="ce11" table:formula="of:=([.AI98]-[.AI97])/1000" office:value-type="float" office:value="2.000296875" calcext:value-type="float">
            <text:p>2.0003</text:p>
          </table:table-cell>
          <table:table-cell table:style-name="ce11" table:formula="of:=[.AJ98]+[.AK97]" office:value-type="float" office:value="192.0006015625" calcext:value-type="float">
            <text:p>192.0006</text:p>
          </table:table-cell>
          <table:table-cell table:style-name="ce21" table:formula="of:=[.AK98]-2*([.$B98]-1)" office:value-type="float" office:value="0.000601562500008868" calcext:value-type="float">
            <text:p>0.0006015625</text:p>
          </table:table-cell>
          <table:table-cell office:value-type="float" office:value="63626908267101.9" calcext:value-type="float">
            <text:p>63626908267101.9</text:p>
          </table:table-cell>
          <table:table-cell table:style-name="ce11" table:formula="of:=([.AM98]-[.AM97])/1000" office:value-type="float" office:value="1.9985" calcext:value-type="float">
            <text:p>1.9985</text:p>
          </table:table-cell>
          <table:table-cell table:style-name="ce11" table:formula="of:=[.AN98]+[.AO97]" office:value-type="float" office:value="191.9985" calcext:value-type="float">
            <text:p>191.9985</text:p>
          </table:table-cell>
          <table:table-cell table:style-name="ce22" table:formula="of:=[.AO98]-2*([.$B98]-1)" office:value-type="float" office:value="-0.00149999999999295" calcext:value-type="float">
            <text:p>-0.0015</text:p>
          </table:table-cell>
          <table:table-cell office:value-type="float" office:value="63626908736838.1" calcext:value-type="float">
            <text:p>63626908736838.1</text:p>
          </table:table-cell>
          <table:table-cell table:style-name="ce23" table:formula="of:=([.AQ98]-[.AQ97])/1000" office:value-type="float" office:value="2.001703125" calcext:value-type="float">
            <text:p>2.0017</text:p>
          </table:table-cell>
          <table:table-cell table:style-name="ce11" table:formula="of:=[.AR98]+[.AS97]" office:value-type="float" office:value="192.0006015625" calcext:value-type="float">
            <text:p>192.0006</text:p>
          </table:table-cell>
          <table:table-cell table:style-name="ce24" table:formula="of:=[.AS98]-2*([.$B98]-1)" office:value-type="float" office:value="0.000601562500094133" calcext:value-type="float">
            <text:p>0.0006015625</text:p>
          </table:table-cell>
          <table:table-cell office:value-type="float" office:value="63626909208609.1" calcext:value-type="float">
            <text:p>63626909208609.1</text:p>
          </table:table-cell>
          <table:table-cell table:style-name="ce11" table:formula="of:=([.AU98]-[.AU97])/1000" office:value-type="float" office:value="1.9981015625" calcext:value-type="float">
            <text:p>1.9981</text:p>
          </table:table-cell>
          <table:table-cell table:style-name="ce11" table:formula="of:=[.AV98]+[.AW97]" office:value-type="float" office:value="191.9998046875" calcext:value-type="float">
            <text:p>191.9998</text:p>
          </table:table-cell>
          <table:table-cell table:style-name="ce25" table:formula="of:=[.AW98]-2*([.$B98]-1)" office:value-type="float" office:value="-0.000195312499954525" calcext:value-type="float">
            <text:p>-0.0001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98" calcext:value-type="float">
            <text:p>98</text:p>
          </table:table-cell>
          <table:table-cell office:value-type="float" office:value="63626904013378.4" calcext:value-type="float">
            <text:p>63626904013378.4</text:p>
          </table:table-cell>
          <table:table-cell table:formula="of:=([.C99]-[.C98])/1000" office:value-type="float" office:value="1.9985" calcext:value-type="float">
            <text:p>1.9985</text:p>
          </table:table-cell>
          <table:table-cell table:formula="of:=[.D99]+[.E98]" office:value-type="float" office:value="193.9996015625" calcext:value-type="float">
            <text:p>193.9996</text:p>
          </table:table-cell>
          <table:table-cell table:style-name="ce13" table:formula="of:=[.E99]-2*([.$B99]-1)" office:value-type="float" office:value="-0.000398437499967486" calcext:value-type="float">
            <text:p>-0.0003984375</text:p>
          </table:table-cell>
          <table:table-cell office:value-type="float" office:value="63626904496679.5" calcext:value-type="float">
            <text:p>63626904496679.5</text:p>
          </table:table-cell>
          <table:table-cell table:style-name="ce11" table:formula="of:=([.G99]-[.G98])/1000" office:value-type="float" office:value="2.0011015625" calcext:value-type="float">
            <text:p>2.0011</text:p>
          </table:table-cell>
          <table:table-cell table:style-name="ce11" table:formula="of:=[.H99]+[.I98]" office:value-type="float" office:value="194.001703125" calcext:value-type="float">
            <text:p>194.0017</text:p>
          </table:table-cell>
          <table:table-cell table:style-name="ce14" table:formula="of:=[.I99]-2*([.$B99]-1)" office:value-type="float" office:value="0.00170312499997749" calcext:value-type="float">
            <text:p>0.001703125</text:p>
          </table:table-cell>
          <table:table-cell office:value-type="float" office:value="63626904979577.7" calcext:value-type="float">
            <text:p>63626904979577.7</text:p>
          </table:table-cell>
          <table:table-cell table:style-name="ce11" table:formula="of:=([.K99]-[.K98])/1000" office:value-type="float" office:value="2.0008046875" calcext:value-type="float">
            <text:p>2.0008</text:p>
          </table:table-cell>
          <table:table-cell table:style-name="ce11" table:formula="of:=[.L99]+[.M98]" office:value-type="float" office:value="194.001703125" calcext:value-type="float">
            <text:p>194.0017</text:p>
          </table:table-cell>
          <table:table-cell table:style-name="ce15" table:formula="of:=[.M99]-2*([.$B99]-1)" office:value-type="float" office:value="0.00170312500003433" calcext:value-type="float">
            <text:p>0.001703125</text:p>
          </table:table-cell>
          <table:table-cell office:value-type="float" office:value="63626905443853.7" calcext:value-type="float">
            <text:p>63626905443853.7</text:p>
          </table:table-cell>
          <table:table-cell table:style-name="ce11" table:formula="of:=([.O99]-[.O98])/1000" office:value-type="float" office:value="1.99990625" calcext:value-type="float">
            <text:p>1.9999</text:p>
          </table:table-cell>
          <table:table-cell table:style-name="ce11" table:formula="of:=[.P99]+[.Q98]" office:value-type="float" office:value="193.999703125" calcext:value-type="float">
            <text:p>193.9997</text:p>
          </table:table-cell>
          <table:table-cell table:style-name="ce16" table:formula="of:=[.Q99]-2*([.$B99]-1)" office:value-type="float" office:value="-0.00029687500003206" calcext:value-type="float">
            <text:p>-0.000296875</text:p>
          </table:table-cell>
          <table:table-cell office:value-type="float" office:value="63626905909183.4" calcext:value-type="float">
            <text:p>63626905909183.4</text:p>
          </table:table-cell>
          <table:table-cell table:style-name="ce11" table:formula="of:=([.S99]-[.S98])/1000" office:value-type="float" office:value="2.0026953125" calcext:value-type="float">
            <text:p>2.0027</text:p>
          </table:table-cell>
          <table:table-cell table:style-name="ce11" table:formula="of:=[.T99]+[.U98]" office:value-type="float" office:value="194.0015" calcext:value-type="float">
            <text:p>194.0015</text:p>
          </table:table-cell>
          <table:table-cell table:style-name="ce17" table:formula="of:=[.U99]-2*([.$B99]-1)" office:value-type="float" office:value="0.00150000000004979" calcext:value-type="float">
            <text:p>0.0015</text:p>
          </table:table-cell>
          <table:table-cell office:value-type="float" office:value="63626906393937.6" calcext:value-type="float">
            <text:p>63626906393937.6</text:p>
          </table:table-cell>
          <table:table-cell table:style-name="ce11" table:formula="of:=([.W99]-[.W98])/1000" office:value-type="float" office:value="2.000703125" calcext:value-type="float">
            <text:p>2.0007</text:p>
          </table:table-cell>
          <table:table-cell table:style-name="ce11" table:formula="of:=[.X99]+[.Y98]" office:value-type="float" office:value="194.0011015625" calcext:value-type="float">
            <text:p>194.0011</text:p>
          </table:table-cell>
          <table:table-cell table:style-name="ce18" table:formula="of:=[.Y99]-2*([.$B99]-1)" office:value-type="float" office:value="0.00110156249999704" calcext:value-type="float">
            <text:p>0.0011015625</text:p>
          </table:table-cell>
          <table:table-cell office:value-type="float" office:value="63626906859389.1" calcext:value-type="float">
            <text:p>63626906859389.1</text:p>
          </table:table-cell>
          <table:table-cell table:style-name="ce11" table:formula="of:=([.AA99]-[.AA98])/1000" office:value-type="float" office:value="2.0026015625" calcext:value-type="float">
            <text:p>2.0026</text:p>
          </table:table-cell>
          <table:table-cell table:style-name="ce11" table:formula="of:=[.AB99]+[.AC98]" office:value-type="float" office:value="194.0013046875" calcext:value-type="float">
            <text:p>194.0013</text:p>
          </table:table-cell>
          <table:table-cell table:style-name="ce19" table:formula="of:=[.AC99]-2*([.$B99]-1)" office:value-type="float" office:value="0.00130468750001" calcext:value-type="float">
            <text:p>0.0013046875</text:p>
          </table:table-cell>
          <table:table-cell office:value-type="float" office:value="63626907333621.6" calcext:value-type="float">
            <text:p>63626907333621.6</text:p>
          </table:table-cell>
          <table:table-cell table:style-name="ce11" table:formula="of:=([.AE99]-[.AE98])/1000" office:value-type="float" office:value="1.9998984375" calcext:value-type="float">
            <text:p>1.9999</text:p>
          </table:table-cell>
          <table:table-cell table:style-name="ce11" table:formula="of:=[.AF99]+[.AG98]" office:value-type="float" office:value="193.9986015625" calcext:value-type="float">
            <text:p>193.9986</text:p>
          </table:table-cell>
          <table:table-cell table:style-name="ce20" table:formula="of:=[.AG99]-2*([.$B99]-1)" office:value-type="float" office:value="-0.00139843750008595" calcext:value-type="float">
            <text:p>-0.0013984375</text:p>
          </table:table-cell>
          <table:table-cell office:value-type="float" office:value="63626907803294.1" calcext:value-type="float">
            <text:p>63626907803294.1</text:p>
          </table:table-cell>
          <table:table-cell table:style-name="ce11" table:formula="of:=([.AI99]-[.AI98])/1000" office:value-type="float" office:value="2.0001015625" calcext:value-type="float">
            <text:p>2.0001</text:p>
          </table:table-cell>
          <table:table-cell table:style-name="ce11" table:formula="of:=[.AJ99]+[.AK98]" office:value-type="float" office:value="194.000703125" calcext:value-type="float">
            <text:p>194.0007</text:p>
          </table:table-cell>
          <table:table-cell table:style-name="ce21" table:formula="of:=[.AK99]-2*([.$B99]-1)" office:value-type="float" office:value="0.000703125000001137" calcext:value-type="float">
            <text:p>0.000703125</text:p>
          </table:table-cell>
          <table:table-cell office:value-type="float" office:value="63626908269101.6" calcext:value-type="float">
            <text:p>63626908269101.6</text:p>
          </table:table-cell>
          <table:table-cell table:style-name="ce11" table:formula="of:=([.AM99]-[.AM98])/1000" office:value-type="float" office:value="1.999703125" calcext:value-type="float">
            <text:p>1.9997</text:p>
          </table:table-cell>
          <table:table-cell table:style-name="ce11" table:formula="of:=[.AN99]+[.AO98]" office:value-type="float" office:value="193.998203125" calcext:value-type="float">
            <text:p>193.9982</text:p>
          </table:table-cell>
          <table:table-cell table:style-name="ce22" table:formula="of:=[.AO99]-2*([.$B99]-1)" office:value-type="float" office:value="-0.00179687499999659" calcext:value-type="float">
            <text:p>-0.001796875</text:p>
          </table:table-cell>
          <table:table-cell office:value-type="float" office:value="63626908738838.4" calcext:value-type="float">
            <text:p>63626908738838.4</text:p>
          </table:table-cell>
          <table:table-cell table:style-name="ce23" table:formula="of:=([.AQ99]-[.AQ98])/1000" office:value-type="float" office:value="2.000296875" calcext:value-type="float">
            <text:p>2.0003</text:p>
          </table:table-cell>
          <table:table-cell table:style-name="ce11" table:formula="of:=[.AR99]+[.AS98]" office:value-type="float" office:value="194.0008984375" calcext:value-type="float">
            <text:p>194.0009</text:p>
          </table:table-cell>
          <table:table-cell table:style-name="ce24" table:formula="of:=[.AS99]-2*([.$B99]-1)" office:value-type="float" office:value="0.000898437500097771" calcext:value-type="float">
            <text:p>0.0008984375</text:p>
          </table:table-cell>
          <table:table-cell office:value-type="float" office:value="63626909210611.5" calcext:value-type="float">
            <text:p>63626909210611.5</text:p>
          </table:table-cell>
          <table:table-cell table:style-name="ce11" table:formula="of:=([.AU99]-[.AU98])/1000" office:value-type="float" office:value="2.0023984375" calcext:value-type="float">
            <text:p>2.0024</text:p>
          </table:table-cell>
          <table:table-cell table:style-name="ce11" table:formula="of:=[.AV99]+[.AW98]" office:value-type="float" office:value="194.002203125" calcext:value-type="float">
            <text:p>194.0022</text:p>
          </table:table-cell>
          <table:table-cell table:style-name="ce25" table:formula="of:=[.AW99]-2*([.$B99]-1)" office:value-type="float" office:value="0.00220312500005093" calcext:value-type="float">
            <text:p>0.0022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99" calcext:value-type="float">
            <text:p>99</text:p>
          </table:table-cell>
          <table:table-cell office:value-type="float" office:value="63626904015378" calcext:value-type="float">
            <text:p>63626904015378</text:p>
          </table:table-cell>
          <table:table-cell table:formula="of:=([.C100]-[.C99])/1000" office:value-type="float" office:value="1.9996015625" calcext:value-type="float">
            <text:p>1.9996</text:p>
          </table:table-cell>
          <table:table-cell table:formula="of:=[.D100]+[.E99]" office:value-type="float" office:value="195.999203125" calcext:value-type="float">
            <text:p>195.9992</text:p>
          </table:table-cell>
          <table:table-cell table:style-name="ce13" table:formula="of:=[.E100]-2*([.$B100]-1)" office:value-type="float" office:value="-0.000796874999963393" calcext:value-type="float">
            <text:p>-0.000796875</text:p>
          </table:table-cell>
          <table:table-cell office:value-type="float" office:value="63626904498677.7" calcext:value-type="float">
            <text:p>63626904498677.7</text:p>
          </table:table-cell>
          <table:table-cell table:style-name="ce11" table:formula="of:=([.G100]-[.G99])/1000" office:value-type="float" office:value="1.998203125" calcext:value-type="float">
            <text:p>1.9982</text:p>
          </table:table-cell>
          <table:table-cell table:style-name="ce11" table:formula="of:=[.H100]+[.I99]" office:value-type="float" office:value="195.99990625" calcext:value-type="float">
            <text:p>195.9999</text:p>
          </table:table-cell>
          <table:table-cell table:style-name="ce14" table:formula="of:=[.I100]-2*([.$B100]-1)" office:value-type="float" office:value="-0.0000937500000190994" calcext:value-type="float">
            <text:p>-0.00009375</text:p>
          </table:table-cell>
          <table:table-cell office:value-type="float" office:value="63626904981579.2" calcext:value-type="float">
            <text:p>63626904981579.2</text:p>
          </table:table-cell>
          <table:table-cell table:style-name="ce11" table:formula="of:=([.K100]-[.K99])/1000" office:value-type="float" office:value="2.0015" calcext:value-type="float">
            <text:p>2.0015</text:p>
          </table:table-cell>
          <table:table-cell table:style-name="ce11" table:formula="of:=[.L100]+[.M99]" office:value-type="float" office:value="196.003203125" calcext:value-type="float">
            <text:p>196.0032</text:p>
          </table:table-cell>
          <table:table-cell table:style-name="ce15" table:formula="of:=[.M100]-2*([.$B100]-1)" office:value-type="float" office:value="0.00320312500002728" calcext:value-type="float">
            <text:p>0.003203125</text:p>
          </table:table-cell>
          <table:table-cell office:value-type="float" office:value="63626905445852.6" calcext:value-type="float">
            <text:p>63626905445852.6</text:p>
          </table:table-cell>
          <table:table-cell table:style-name="ce11" table:formula="of:=([.O100]-[.O99])/1000" office:value-type="float" office:value="1.9988984375" calcext:value-type="float">
            <text:p>1.9989</text:p>
          </table:table-cell>
          <table:table-cell table:style-name="ce11" table:formula="of:=[.P100]+[.Q99]" office:value-type="float" office:value="195.9986015625" calcext:value-type="float">
            <text:p>195.9986</text:p>
          </table:table-cell>
          <table:table-cell table:style-name="ce16" table:formula="of:=[.Q100]-2*([.$B100]-1)" office:value-type="float" office:value="-0.0013984375000291" calcext:value-type="float">
            <text:p>-0.0013984375</text:p>
          </table:table-cell>
          <table:table-cell office:value-type="float" office:value="63626905911180.8" calcext:value-type="float">
            <text:p>63626905911180.8</text:p>
          </table:table-cell>
          <table:table-cell table:style-name="ce11" table:formula="of:=([.S100]-[.S99])/1000" office:value-type="float" office:value="1.9973984375" calcext:value-type="float">
            <text:p>1.9974</text:p>
          </table:table-cell>
          <table:table-cell table:style-name="ce11" table:formula="of:=[.T100]+[.U99]" office:value-type="float" office:value="195.9988984375" calcext:value-type="float">
            <text:p>195.9989</text:p>
          </table:table-cell>
          <table:table-cell table:style-name="ce17" table:formula="of:=[.U100]-2*([.$B100]-1)" office:value-type="float" office:value="-0.0011015624999402" calcext:value-type="float">
            <text:p>-0.0011015625</text:p>
          </table:table-cell>
          <table:table-cell office:value-type="float" office:value="63626906395937.3" calcext:value-type="float">
            <text:p>63626906395937.3</text:p>
          </table:table-cell>
          <table:table-cell table:style-name="ce11" table:formula="of:=([.W100]-[.W99])/1000" office:value-type="float" office:value="1.9996953125" calcext:value-type="float">
            <text:p>1.9997</text:p>
          </table:table-cell>
          <table:table-cell table:style-name="ce11" table:formula="of:=[.X100]+[.Y99]" office:value-type="float" office:value="196.000796875" calcext:value-type="float">
            <text:p>196.0008</text:p>
          </table:table-cell>
          <table:table-cell table:style-name="ce18" table:formula="of:=[.Y100]-2*([.$B100]-1)" office:value-type="float" office:value="0.000796874999991815" calcext:value-type="float">
            <text:p>0.000796875</text:p>
          </table:table-cell>
          <table:table-cell office:value-type="float" office:value="63626906861388.5" calcext:value-type="float">
            <text:p>63626906861388.5</text:p>
          </table:table-cell>
          <table:table-cell table:style-name="ce11" table:formula="of:=([.AA100]-[.AA99])/1000" office:value-type="float" office:value="1.9993984375" calcext:value-type="float">
            <text:p>1.9994</text:p>
          </table:table-cell>
          <table:table-cell table:style-name="ce11" table:formula="of:=[.AB100]+[.AC99]" office:value-type="float" office:value="196.000703125" calcext:value-type="float">
            <text:p>196.0007</text:p>
          </table:table-cell>
          <table:table-cell table:style-name="ce19" table:formula="of:=[.AC100]-2*([.$B100]-1)" office:value-type="float" office:value="0.000703125000001137" calcext:value-type="float">
            <text:p>0.000703125</text:p>
          </table:table-cell>
          <table:table-cell office:value-type="float" office:value="63626907335622.3" calcext:value-type="float">
            <text:p>63626907335622.3</text:p>
          </table:table-cell>
          <table:table-cell table:style-name="ce11" table:formula="of:=([.AE100]-[.AE99])/1000" office:value-type="float" office:value="2.0006953125" calcext:value-type="float">
            <text:p>2.0007</text:p>
          </table:table-cell>
          <table:table-cell table:style-name="ce11" table:formula="of:=[.AF100]+[.AG99]" office:value-type="float" office:value="195.999296875" calcext:value-type="float">
            <text:p>195.9993</text:p>
          </table:table-cell>
          <table:table-cell table:style-name="ce20" table:formula="of:=[.AG100]-2*([.$B100]-1)" office:value-type="float" office:value="-0.000703125000086402" calcext:value-type="float">
            <text:p>-0.000703125</text:p>
          </table:table-cell>
          <table:table-cell office:value-type="float" office:value="63626907805292.6" calcext:value-type="float">
            <text:p>63626907805292.6</text:p>
          </table:table-cell>
          <table:table-cell table:style-name="ce11" table:formula="of:=([.AI100]-[.AI99])/1000" office:value-type="float" office:value="1.9985" calcext:value-type="float">
            <text:p>1.9985</text:p>
          </table:table-cell>
          <table:table-cell table:style-name="ce11" table:formula="of:=[.AJ100]+[.AK99]" office:value-type="float" office:value="195.999203125" calcext:value-type="float">
            <text:p>195.9992</text:p>
          </table:table-cell>
          <table:table-cell table:style-name="ce21" table:formula="of:=[.AK100]-2*([.$B100]-1)" office:value-type="float" office:value="-0.000796874999991815" calcext:value-type="float">
            <text:p>-0.000796875</text:p>
          </table:table-cell>
          <table:table-cell office:value-type="float" office:value="63626908271101.7" calcext:value-type="float">
            <text:p>63626908271101.7</text:p>
          </table:table-cell>
          <table:table-cell table:style-name="ce11" table:formula="of:=([.AM100]-[.AM99])/1000" office:value-type="float" office:value="2.0001015625" calcext:value-type="float">
            <text:p>2.0001</text:p>
          </table:table-cell>
          <table:table-cell table:style-name="ce11" table:formula="of:=[.AN100]+[.AO99]" office:value-type="float" office:value="195.9983046875" calcext:value-type="float">
            <text:p>195.9983</text:p>
          </table:table-cell>
          <table:table-cell table:style-name="ce22" table:formula="of:=[.AO100]-2*([.$B100]-1)" office:value-type="float" office:value="-0.00169531250000432" calcext:value-type="float">
            <text:p>-0.0016953125</text:p>
          </table:table-cell>
          <table:table-cell office:value-type="float" office:value="63626908740836.9" calcext:value-type="float">
            <text:p>63626908740836.9</text:p>
          </table:table-cell>
          <table:table-cell table:style-name="ce23" table:formula="of:=([.AQ100]-[.AQ99])/1000" office:value-type="float" office:value="1.9985" calcext:value-type="float">
            <text:p>1.9985</text:p>
          </table:table-cell>
          <table:table-cell table:style-name="ce11" table:formula="of:=[.AR100]+[.AS99]" office:value-type="float" office:value="195.9993984375" calcext:value-type="float">
            <text:p>195.9994</text:p>
          </table:table-cell>
          <table:table-cell table:style-name="ce24" table:formula="of:=[.AS100]-2*([.$B100]-1)" office:value-type="float" office:value="-0.000601562499895181" calcext:value-type="float">
            <text:p>-0.0006015625</text:p>
          </table:table-cell>
          <table:table-cell office:value-type="float" office:value="63626909212609.1" calcext:value-type="float">
            <text:p>63626909212609.1</text:p>
          </table:table-cell>
          <table:table-cell table:style-name="ce11" table:formula="of:=([.AU100]-[.AU99])/1000" office:value-type="float" office:value="1.9976015625" calcext:value-type="float">
            <text:p>1.9976</text:p>
          </table:table-cell>
          <table:table-cell table:style-name="ce11" table:formula="of:=[.AV100]+[.AW99]" office:value-type="float" office:value="195.9998046875" calcext:value-type="float">
            <text:p>195.9998</text:p>
          </table:table-cell>
          <table:table-cell table:style-name="ce25" table:formula="of:=[.AW100]-2*([.$B100]-1)" office:value-type="float" office:value="-0.000195312499954525" calcext:value-type="float">
            <text:p>-0.0001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00" calcext:value-type="float">
            <text:p>100</text:p>
          </table:table-cell>
          <table:table-cell office:value-type="float" office:value="63626904017377.6" calcext:value-type="float">
            <text:p>63626904017377.6</text:p>
          </table:table-cell>
          <table:table-cell table:formula="of:=([.C101]-[.C100])/1000" office:value-type="float" office:value="1.9996015625" calcext:value-type="float">
            <text:p>1.9996</text:p>
          </table:table-cell>
          <table:table-cell table:formula="of:=[.D101]+[.E100]" office:value-type="float" office:value="197.9988046875" calcext:value-type="float">
            <text:p>197.9988</text:p>
          </table:table-cell>
          <table:table-cell table:style-name="ce13" table:formula="of:=[.E101]-2*([.$B101]-1)" office:value-type="float" office:value="-0.0011953124999593" calcext:value-type="float">
            <text:p>-0.0011953125</text:p>
          </table:table-cell>
          <table:table-cell office:value-type="float" office:value="63626904500676.3" calcext:value-type="float">
            <text:p>63626904500676.3</text:p>
          </table:table-cell>
          <table:table-cell table:style-name="ce11" table:formula="of:=([.G101]-[.G100])/1000" office:value-type="float" office:value="1.99859375" calcext:value-type="float">
            <text:p>1.9986</text:p>
          </table:table-cell>
          <table:table-cell table:style-name="ce11" table:formula="of:=[.H101]+[.I100]" office:value-type="float" office:value="197.9985" calcext:value-type="float">
            <text:p>197.9985</text:p>
          </table:table-cell>
          <table:table-cell table:style-name="ce14" table:formula="of:=[.I101]-2*([.$B101]-1)" office:value-type="float" office:value="-0.00150000000002137" calcext:value-type="float">
            <text:p>-0.0015</text:p>
          </table:table-cell>
          <table:table-cell office:value-type="float" office:value="63626904983575.6" calcext:value-type="float">
            <text:p>63626904983575.6</text:p>
          </table:table-cell>
          <table:table-cell table:style-name="ce11" table:formula="of:=([.K101]-[.K100])/1000" office:value-type="float" office:value="1.9963984375" calcext:value-type="float">
            <text:p>1.9964</text:p>
          </table:table-cell>
          <table:table-cell table:style-name="ce11" table:formula="of:=[.L101]+[.M100]" office:value-type="float" office:value="197.9996015625" calcext:value-type="float">
            <text:p>197.9996</text:p>
          </table:table-cell>
          <table:table-cell table:style-name="ce15" table:formula="of:=[.M101]-2*([.$B101]-1)" office:value-type="float" office:value="-0.000398437499967486" calcext:value-type="float">
            <text:p>-0.0003984375</text:p>
          </table:table-cell>
          <table:table-cell office:value-type="float" office:value="63626905447854.4" calcext:value-type="float">
            <text:p>63626905447854.4</text:p>
          </table:table-cell>
          <table:table-cell table:style-name="ce11" table:formula="of:=([.O101]-[.O100])/1000" office:value-type="float" office:value="2.001796875" calcext:value-type="float">
            <text:p>2.0018</text:p>
          </table:table-cell>
          <table:table-cell table:style-name="ce11" table:formula="of:=[.P101]+[.Q100]" office:value-type="float" office:value="198.0003984375" calcext:value-type="float">
            <text:p>198.0004</text:p>
          </table:table-cell>
          <table:table-cell table:style-name="ce16" table:formula="of:=[.Q101]-2*([.$B101]-1)" office:value-type="float" office:value="0.000398437499967486" calcext:value-type="float">
            <text:p>0.0003984375</text:p>
          </table:table-cell>
          <table:table-cell office:value-type="float" office:value="63626905913180.8" calcext:value-type="float">
            <text:p>63626905913180.8</text:p>
          </table:table-cell>
          <table:table-cell table:style-name="ce11" table:formula="of:=([.S101]-[.S100])/1000" office:value-type="float" office:value="2" calcext:value-type="float">
            <text:p>2.0000</text:p>
          </table:table-cell>
          <table:table-cell table:style-name="ce11" table:formula="of:=[.T101]+[.U100]" office:value-type="float" office:value="197.9988984375" calcext:value-type="float">
            <text:p>197.9989</text:p>
          </table:table-cell>
          <table:table-cell table:style-name="ce17" table:formula="of:=[.U101]-2*([.$B101]-1)" office:value-type="float" office:value="-0.0011015624999402" calcext:value-type="float">
            <text:p>-0.0011015625</text:p>
          </table:table-cell>
          <table:table-cell office:value-type="float" office:value="63626906397936.5" calcext:value-type="float">
            <text:p>63626906397936.5</text:p>
          </table:table-cell>
          <table:table-cell table:style-name="ce11" table:formula="of:=([.W101]-[.W100])/1000" office:value-type="float" office:value="1.999203125" calcext:value-type="float">
            <text:p>1.9992</text:p>
          </table:table-cell>
          <table:table-cell table:style-name="ce11" table:formula="of:=[.X101]+[.Y100]" office:value-type="float" office:value="198" calcext:value-type="float">
            <text:p>198.0000</text:p>
          </table:table-cell>
          <table:table-cell table:style-name="ce18" table:formula="of:=[.Y101]-2*([.$B101]-1)" office:value-type="float" office:value="0" calcext:value-type="float">
            <text:p>0</text:p>
          </table:table-cell>
          <table:table-cell office:value-type="float" office:value="63626906863387.3" calcext:value-type="float">
            <text:p>63626906863387.3</text:p>
          </table:table-cell>
          <table:table-cell table:style-name="ce11" table:formula="of:=([.AA101]-[.AA100])/1000" office:value-type="float" office:value="1.998796875" calcext:value-type="float">
            <text:p>1.9988</text:p>
          </table:table-cell>
          <table:table-cell table:style-name="ce11" table:formula="of:=[.AB101]+[.AC100]" office:value-type="float" office:value="197.9995" calcext:value-type="float">
            <text:p>197.9995</text:p>
          </table:table-cell>
          <table:table-cell table:style-name="ce19" table:formula="of:=[.AC101]-2*([.$B101]-1)" office:value-type="float" office:value="-0.000499999999988177" calcext:value-type="float">
            <text:p>-0.0005</text:p>
          </table:table-cell>
          <table:table-cell office:value-type="float" office:value="63626907337622.5" calcext:value-type="float">
            <text:p>63626907337622.5</text:p>
          </table:table-cell>
          <table:table-cell table:style-name="ce11" table:formula="of:=([.AE101]-[.AE100])/1000" office:value-type="float" office:value="2.000203125" calcext:value-type="float">
            <text:p>2.0002</text:p>
          </table:table-cell>
          <table:table-cell table:style-name="ce11" table:formula="of:=[.AF101]+[.AG100]" office:value-type="float" office:value="197.9995" calcext:value-type="float">
            <text:p>197.9995</text:p>
          </table:table-cell>
          <table:table-cell table:style-name="ce20" table:formula="of:=[.AG101]-2*([.$B101]-1)" office:value-type="float" office:value="-0.000500000000073442" calcext:value-type="float">
            <text:p>-0.0005</text:p>
          </table:table-cell>
          <table:table-cell office:value-type="float" office:value="63626907807292.6" calcext:value-type="float">
            <text:p>63626907807292.6</text:p>
          </table:table-cell>
          <table:table-cell table:style-name="ce11" table:formula="of:=([.AI101]-[.AI100])/1000" office:value-type="float" office:value="2" calcext:value-type="float">
            <text:p>2.0000</text:p>
          </table:table-cell>
          <table:table-cell table:style-name="ce11" table:formula="of:=[.AJ101]+[.AK100]" office:value-type="float" office:value="197.999203125" calcext:value-type="float">
            <text:p>197.9992</text:p>
          </table:table-cell>
          <table:table-cell table:style-name="ce21" table:formula="of:=[.AK101]-2*([.$B101]-1)" office:value-type="float" office:value="-0.000796874999991815" calcext:value-type="float">
            <text:p>-0.000796875</text:p>
          </table:table-cell>
          <table:table-cell office:value-type="float" office:value="63626908273101.9" calcext:value-type="float">
            <text:p>63626908273101.9</text:p>
          </table:table-cell>
          <table:table-cell table:style-name="ce11" table:formula="of:=([.AM101]-[.AM100])/1000" office:value-type="float" office:value="2.0001953125" calcext:value-type="float">
            <text:p>2.0002</text:p>
          </table:table-cell>
          <table:table-cell table:style-name="ce11" table:formula="of:=[.AN101]+[.AO100]" office:value-type="float" office:value="197.9985" calcext:value-type="float">
            <text:p>197.9985</text:p>
          </table:table-cell>
          <table:table-cell table:style-name="ce22" table:formula="of:=[.AO101]-2*([.$B101]-1)" office:value-type="float" office:value="-0.00149999999999295" calcext:value-type="float">
            <text:p>-0.0015</text:p>
          </table:table-cell>
          <table:table-cell office:value-type="float" office:value="63626908742836.9" calcext:value-type="float">
            <text:p>63626908742836.9</text:p>
          </table:table-cell>
          <table:table-cell table:style-name="ce23" table:formula="of:=([.AQ101]-[.AQ100])/1000" office:value-type="float" office:value="2" calcext:value-type="float">
            <text:p>2.0000</text:p>
          </table:table-cell>
          <table:table-cell table:style-name="ce11" table:formula="of:=[.AR101]+[.AS100]" office:value-type="float" office:value="197.9993984375" calcext:value-type="float">
            <text:p>197.9994</text:p>
          </table:table-cell>
          <table:table-cell table:style-name="ce24" table:formula="of:=[.AS101]-2*([.$B101]-1)" office:value-type="float" office:value="-0.000601562499895181" calcext:value-type="float">
            <text:p>-0.0006015625</text:p>
          </table:table-cell>
          <table:table-cell office:value-type="float" office:value="63626909214609.3" calcext:value-type="float">
            <text:p>63626909214609.3</text:p>
          </table:table-cell>
          <table:table-cell table:style-name="ce11" table:formula="of:=([.AU101]-[.AU100])/1000" office:value-type="float" office:value="2.0001953125" calcext:value-type="float">
            <text:p>2.0002</text:p>
          </table:table-cell>
          <table:table-cell table:style-name="ce11" table:formula="of:=[.AV101]+[.AW100]" office:value-type="float" office:value="198" calcext:value-type="float">
            <text:p>198.0000</text:p>
          </table:table-cell>
          <table:table-cell table:style-name="ce25" table:formula="of:=[.AW101]-2*([.$B101]-1)"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01" calcext:value-type="float">
            <text:p>101</text:p>
          </table:table-cell>
          <table:table-cell office:value-type="float" office:value="63626904019379.1" calcext:value-type="float">
            <text:p>63626904019379.1</text:p>
          </table:table-cell>
          <table:table-cell table:formula="of:=([.C102]-[.C101])/1000" office:value-type="float" office:value="2.0015" calcext:value-type="float">
            <text:p>2.0015</text:p>
          </table:table-cell>
          <table:table-cell table:formula="of:=[.D102]+[.E101]" office:value-type="float" office:value="200.0003046875" calcext:value-type="float">
            <text:p>200.0003</text:p>
          </table:table-cell>
          <table:table-cell table:style-name="ce13" table:formula="of:=[.E102]-2*([.$B102]-1)" office:value-type="float" office:value="0.000304687500033651" calcext:value-type="float">
            <text:p>0.0003046875</text:p>
          </table:table-cell>
          <table:table-cell office:value-type="float" office:value="63626904502678.1" calcext:value-type="float">
            <text:p>63626904502678.1</text:p>
          </table:table-cell>
          <table:table-cell table:style-name="ce11" table:formula="of:=([.G102]-[.G101])/1000" office:value-type="float" office:value="2.0018046875" calcext:value-type="float">
            <text:p>2.0018</text:p>
          </table:table-cell>
          <table:table-cell table:style-name="ce11" table:formula="of:=[.H102]+[.I101]" office:value-type="float" office:value="200.0003046875" calcext:value-type="float">
            <text:p>200.0003</text:p>
          </table:table-cell>
          <table:table-cell table:style-name="ce14" table:formula="of:=[.I102]-2*([.$B102]-1)" office:value-type="float" office:value="0.000304687499976808" calcext:value-type="float">
            <text:p>0.0003046875</text:p>
          </table:table-cell>
          <table:table-cell office:value-type="float" office:value="63626904985574.5" calcext:value-type="float">
            <text:p>63626904985574.5</text:p>
          </table:table-cell>
          <table:table-cell table:style-name="ce11" table:formula="of:=([.K102]-[.K101])/1000" office:value-type="float" office:value="1.9988984375" calcext:value-type="float">
            <text:p>1.9989</text:p>
          </table:table-cell>
          <table:table-cell table:style-name="ce11" table:formula="of:=[.L102]+[.M101]" office:value-type="float" office:value="199.9985" calcext:value-type="float">
            <text:p>199.9985</text:p>
          </table:table-cell>
          <table:table-cell table:style-name="ce15" table:formula="of:=[.M102]-2*([.$B102]-1)" office:value-type="float" office:value="-0.00149999999996453" calcext:value-type="float">
            <text:p>-0.0015</text:p>
          </table:table-cell>
          <table:table-cell office:value-type="float" office:value="63626905449854.4" calcext:value-type="float">
            <text:p>63626905449854.4</text:p>
          </table:table-cell>
          <table:table-cell table:style-name="ce11" table:formula="of:=([.O102]-[.O101])/1000" office:value-type="float" office:value="2" calcext:value-type="float">
            <text:p>2.0000</text:p>
          </table:table-cell>
          <table:table-cell table:style-name="ce11" table:formula="of:=[.P102]+[.Q101]" office:value-type="float" office:value="200.0003984375" calcext:value-type="float">
            <text:p>200.0004</text:p>
          </table:table-cell>
          <table:table-cell table:style-name="ce16" table:formula="of:=[.Q102]-2*([.$B102]-1)" office:value-type="float" office:value="0.000398437499967486" calcext:value-type="float">
            <text:p>0.0003984375</text:p>
          </table:table-cell>
          <table:table-cell office:value-type="float" office:value="63626905915181.3" calcext:value-type="float">
            <text:p>63626905915181.3</text:p>
          </table:table-cell>
          <table:table-cell table:style-name="ce11" table:formula="of:=([.S102]-[.S101])/1000" office:value-type="float" office:value="2.0005" calcext:value-type="float">
            <text:p>2.0005</text:p>
          </table:table-cell>
          <table:table-cell table:style-name="ce11" table:formula="of:=[.T102]+[.U101]" office:value-type="float" office:value="199.9993984375" calcext:value-type="float">
            <text:p>199.9994</text:p>
          </table:table-cell>
          <table:table-cell table:style-name="ce17" table:formula="of:=[.U102]-2*([.$B102]-1)" office:value-type="float" office:value="-0.000601562499952024" calcext:value-type="float">
            <text:p>-0.0006015625</text:p>
          </table:table-cell>
          <table:table-cell office:value-type="float" office:value="63626906399935.9" calcext:value-type="float">
            <text:p>63626906399935.9</text:p>
          </table:table-cell>
          <table:table-cell table:style-name="ce11" table:formula="of:=([.W102]-[.W101])/1000" office:value-type="float" office:value="1.9993984375" calcext:value-type="float">
            <text:p>1.9994</text:p>
          </table:table-cell>
          <table:table-cell table:style-name="ce11" table:formula="of:=[.X102]+[.Y101]" office:value-type="float" office:value="199.9993984375" calcext:value-type="float">
            <text:p>199.9994</text:p>
          </table:table-cell>
          <table:table-cell table:style-name="ce18" table:formula="of:=[.Y102]-2*([.$B102]-1)" office:value-type="float" office:value="-0.000601562500008868" calcext:value-type="float">
            <text:p>-0.0006015625</text:p>
          </table:table-cell>
          <table:table-cell office:value-type="float" office:value="63626906865386.9" calcext:value-type="float">
            <text:p>63626906865386.9</text:p>
          </table:table-cell>
          <table:table-cell table:style-name="ce11" table:formula="of:=([.AA102]-[.AA101])/1000" office:value-type="float" office:value="1.9996015625" calcext:value-type="float">
            <text:p>1.9996</text:p>
          </table:table-cell>
          <table:table-cell table:style-name="ce11" table:formula="of:=[.AB102]+[.AC101]" office:value-type="float" office:value="199.9991015625" calcext:value-type="float">
            <text:p>199.9991</text:p>
          </table:table-cell>
          <table:table-cell table:style-name="ce19" table:formula="of:=[.AC102]-2*([.$B102]-1)" office:value-type="float" office:value="-0.000898437499984084" calcext:value-type="float">
            <text:p>-0.0008984375</text:p>
          </table:table-cell>
          <table:table-cell office:value-type="float" office:value="63626907339622.8" calcext:value-type="float">
            <text:p>63626907339622.8</text:p>
          </table:table-cell>
          <table:table-cell table:style-name="ce11" table:formula="of:=([.AE102]-[.AE101])/1000" office:value-type="float" office:value="2.000296875" calcext:value-type="float">
            <text:p>2.0003</text:p>
          </table:table-cell>
          <table:table-cell table:style-name="ce11" table:formula="of:=[.AF102]+[.AG101]" office:value-type="float" office:value="199.999796875" calcext:value-type="float">
            <text:p>199.9998</text:p>
          </table:table-cell>
          <table:table-cell table:style-name="ce20" table:formula="of:=[.AG102]-2*([.$B102]-1)" office:value-type="float" office:value="-0.000203125000069804" calcext:value-type="float">
            <text:p>-0.000203125</text:p>
          </table:table-cell>
          <table:table-cell office:value-type="float" office:value="63626907809292.2" calcext:value-type="float">
            <text:p>63626907809292.2</text:p>
          </table:table-cell>
          <table:table-cell table:style-name="ce11" table:formula="of:=([.AI102]-[.AI101])/1000" office:value-type="float" office:value="1.9996015625" calcext:value-type="float">
            <text:p>1.9996</text:p>
          </table:table-cell>
          <table:table-cell table:style-name="ce11" table:formula="of:=[.AJ102]+[.AK101]" office:value-type="float" office:value="199.9988046875" calcext:value-type="float">
            <text:p>199.9988</text:p>
          </table:table-cell>
          <table:table-cell table:style-name="ce21" table:formula="of:=[.AK102]-2*([.$B102]-1)" office:value-type="float" office:value="-0.00119531249998772" calcext:value-type="float">
            <text:p>-0.0011953125</text:p>
          </table:table-cell>
          <table:table-cell office:value-type="float" office:value="63626908275103.3" calcext:value-type="float">
            <text:p>63626908275103.3</text:p>
          </table:table-cell>
          <table:table-cell table:style-name="ce11" table:formula="of:=([.AM102]-[.AM101])/1000" office:value-type="float" office:value="2.0013984375" calcext:value-type="float">
            <text:p>2.0014</text:p>
          </table:table-cell>
          <table:table-cell table:style-name="ce11" table:formula="of:=[.AN102]+[.AO101]" office:value-type="float" office:value="199.9998984375" calcext:value-type="float">
            <text:p>199.9999</text:p>
          </table:table-cell>
          <table:table-cell table:style-name="ce22" table:formula="of:=[.AO102]-2*([.$B102]-1)" office:value-type="float" office:value="-0.000101562499992269" calcext:value-type="float">
            <text:p>-0.0001015625</text:p>
          </table:table-cell>
          <table:table-cell office:value-type="float" office:value="63626908744837.1" calcext:value-type="float">
            <text:p>63626908744837.1</text:p>
          </table:table-cell>
          <table:table-cell table:style-name="ce23" table:formula="of:=([.AQ102]-[.AQ101])/1000" office:value-type="float" office:value="2.000203125" calcext:value-type="float">
            <text:p>2.0002</text:p>
          </table:table-cell>
          <table:table-cell table:style-name="ce11" table:formula="of:=[.AR102]+[.AS101]" office:value-type="float" office:value="199.9996015625" calcext:value-type="float">
            <text:p>199.9996</text:p>
          </table:table-cell>
          <table:table-cell table:style-name="ce24" table:formula="of:=[.AS102]-2*([.$B102]-1)" office:value-type="float" office:value="-0.00039843749988222" calcext:value-type="float">
            <text:p>-0.0003984375</text:p>
          </table:table-cell>
          <table:table-cell office:value-type="float" office:value="63626909216609.2" calcext:value-type="float">
            <text:p>63626909216609.2</text:p>
          </table:table-cell>
          <table:table-cell table:style-name="ce11" table:formula="of:=([.AU102]-[.AU101])/1000" office:value-type="float" office:value="1.99990625" calcext:value-type="float">
            <text:p>1.9999</text:p>
          </table:table-cell>
          <table:table-cell table:style-name="ce11" table:formula="of:=[.AV102]+[.AW101]" office:value-type="float" office:value="199.99990625" calcext:value-type="float">
            <text:p>199.9999</text:p>
          </table:table-cell>
          <table:table-cell table:style-name="ce25" table:formula="of:=[.AW102]-2*([.$B102]-1)" office:value-type="float" office:value="-0.0000937499999338343" calcext:value-type="float">
            <text:p>-0.000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02" calcext:value-type="float">
            <text:p>102</text:p>
          </table:table-cell>
          <table:table-cell office:value-type="float" office:value="63626904021380.5" calcext:value-type="float">
            <text:p>63626904021380.5</text:p>
          </table:table-cell>
          <table:table-cell table:formula="of:=([.C103]-[.C102])/1000" office:value-type="float" office:value="2.0013984375" calcext:value-type="float">
            <text:p>2.0014</text:p>
          </table:table-cell>
          <table:table-cell table:formula="of:=[.D103]+[.E102]" office:value-type="float" office:value="202.001703125" calcext:value-type="float">
            <text:p>202.0017</text:p>
          </table:table-cell>
          <table:table-cell table:style-name="ce13" table:formula="of:=[.E103]-2*([.$B103]-1)" office:value-type="float" office:value="0.00170312500003433" calcext:value-type="float">
            <text:p>0.001703125</text:p>
          </table:table-cell>
          <table:table-cell office:value-type="float" office:value="63626904504678.4" calcext:value-type="float">
            <text:p>63626904504678.4</text:p>
          </table:table-cell>
          <table:table-cell table:style-name="ce11" table:formula="of:=([.G103]-[.G102])/1000" office:value-type="float" office:value="2.000296875" calcext:value-type="float">
            <text:p>2.0003</text:p>
          </table:table-cell>
          <table:table-cell table:style-name="ce11" table:formula="of:=[.H103]+[.I102]" office:value-type="float" office:value="202.0006015625" calcext:value-type="float">
            <text:p>202.0006</text:p>
          </table:table-cell>
          <table:table-cell table:style-name="ce14" table:formula="of:=[.I103]-2*([.$B103]-1)" office:value-type="float" office:value="0.000601562499980446" calcext:value-type="float">
            <text:p>0.0006015625</text:p>
          </table:table-cell>
          <table:table-cell office:value-type="float" office:value="63626904987574.8" calcext:value-type="float">
            <text:p>63626904987574.8</text:p>
          </table:table-cell>
          <table:table-cell table:style-name="ce11" table:formula="of:=([.K103]-[.K102])/1000" office:value-type="float" office:value="2.000296875" calcext:value-type="float">
            <text:p>2.0003</text:p>
          </table:table-cell>
          <table:table-cell table:style-name="ce11" table:formula="of:=[.L103]+[.M102]" office:value-type="float" office:value="201.998796875" calcext:value-type="float">
            <text:p>201.9988</text:p>
          </table:table-cell>
          <table:table-cell table:style-name="ce15" table:formula="of:=[.M103]-2*([.$B103]-1)" office:value-type="float" office:value="-0.00120312499996089" calcext:value-type="float">
            <text:p>-0.001203125</text:p>
          </table:table-cell>
          <table:table-cell office:value-type="float" office:value="63626905451853" calcext:value-type="float">
            <text:p>63626905451853</text:p>
          </table:table-cell>
          <table:table-cell table:style-name="ce11" table:formula="of:=([.O103]-[.O102])/1000" office:value-type="float" office:value="1.9986015625" calcext:value-type="float">
            <text:p>1.9986</text:p>
          </table:table-cell>
          <table:table-cell table:style-name="ce11" table:formula="of:=[.P103]+[.Q102]" office:value-type="float" office:value="201.999" calcext:value-type="float">
            <text:p>201.9990</text:p>
          </table:table-cell>
          <table:table-cell table:style-name="ce16" table:formula="of:=[.Q103]-2*([.$B103]-1)" office:value-type="float" office:value="-0.0010000000000332" calcext:value-type="float">
            <text:p>-0.001</text:p>
          </table:table-cell>
          <table:table-cell office:value-type="float" office:value="63626905917183.1" calcext:value-type="float">
            <text:p>63626905917183.1</text:p>
          </table:table-cell>
          <table:table-cell table:style-name="ce11" table:formula="of:=([.S103]-[.S102])/1000" office:value-type="float" office:value="2.0018046875" calcext:value-type="float">
            <text:p>2.0018</text:p>
          </table:table-cell>
          <table:table-cell table:style-name="ce11" table:formula="of:=[.T103]+[.U102]" office:value-type="float" office:value="202.001203125" calcext:value-type="float">
            <text:p>202.0012</text:p>
          </table:table-cell>
          <table:table-cell table:style-name="ce17" table:formula="of:=[.U103]-2*([.$B103]-1)" office:value-type="float" office:value="0.00120312500004616" calcext:value-type="float">
            <text:p>0.001203125</text:p>
          </table:table-cell>
          <table:table-cell office:value-type="float" office:value="63626906401937.9" calcext:value-type="float">
            <text:p>63626906401937.9</text:p>
          </table:table-cell>
          <table:table-cell table:style-name="ce11" table:formula="of:=([.W103]-[.W102])/1000" office:value-type="float" office:value="2.002" calcext:value-type="float">
            <text:p>2.0020</text:p>
          </table:table-cell>
          <table:table-cell table:style-name="ce11" table:formula="of:=[.X103]+[.Y102]" office:value-type="float" office:value="202.0013984375" calcext:value-type="float">
            <text:p>202.0014</text:p>
          </table:table-cell>
          <table:table-cell table:style-name="ce18" table:formula="of:=[.Y103]-2*([.$B103]-1)" office:value-type="float" office:value="0.00139843750000068" calcext:value-type="float">
            <text:p>0.0013984375</text:p>
          </table:table-cell>
          <table:table-cell office:value-type="float" office:value="63626906867386.9" calcext:value-type="float">
            <text:p>63626906867386.9</text:p>
          </table:table-cell>
          <table:table-cell table:style-name="ce11" table:formula="of:=([.AA103]-[.AA102])/1000" office:value-type="float" office:value="2" calcext:value-type="float">
            <text:p>2.0000</text:p>
          </table:table-cell>
          <table:table-cell table:style-name="ce11" table:formula="of:=[.AB103]+[.AC102]" office:value-type="float" office:value="201.9991015625" calcext:value-type="float">
            <text:p>201.9991</text:p>
          </table:table-cell>
          <table:table-cell table:style-name="ce19" table:formula="of:=[.AC103]-2*([.$B103]-1)" office:value-type="float" office:value="-0.000898437499984084" calcext:value-type="float">
            <text:p>-0.0008984375</text:p>
          </table:table-cell>
          <table:table-cell office:value-type="float" office:value="63626907341621.7" calcext:value-type="float">
            <text:p>63626907341621.7</text:p>
          </table:table-cell>
          <table:table-cell table:style-name="ce11" table:formula="of:=([.AE103]-[.AE102])/1000" office:value-type="float" office:value="1.99890625" calcext:value-type="float">
            <text:p>1.9989</text:p>
          </table:table-cell>
          <table:table-cell table:style-name="ce11" table:formula="of:=[.AF103]+[.AG102]" office:value-type="float" office:value="201.998703125" calcext:value-type="float">
            <text:p>201.9987</text:p>
          </table:table-cell>
          <table:table-cell table:style-name="ce20" table:formula="of:=[.AG103]-2*([.$B103]-1)" office:value-type="float" office:value="-0.00129687500006526" calcext:value-type="float">
            <text:p>-0.001296875</text:p>
          </table:table-cell>
          <table:table-cell office:value-type="float" office:value="63626907811293.4" calcext:value-type="float">
            <text:p>63626907811293.4</text:p>
          </table:table-cell>
          <table:table-cell table:style-name="ce11" table:formula="of:=([.AI103]-[.AI102])/1000" office:value-type="float" office:value="2.0011953125" calcext:value-type="float">
            <text:p>2.0012</text:p>
          </table:table-cell>
          <table:table-cell table:style-name="ce11" table:formula="of:=[.AJ103]+[.AK102]" office:value-type="float" office:value="202" calcext:value-type="float">
            <text:p>202.0000</text:p>
          </table:table-cell>
          <table:table-cell table:style-name="ce21" table:formula="of:=[.AK103]-2*([.$B103]-1)" office:value-type="float" office:value="0" calcext:value-type="float">
            <text:p>0</text:p>
          </table:table-cell>
          <table:table-cell office:value-type="float" office:value="63626908277102.3" calcext:value-type="float">
            <text:p>63626908277102.3</text:p>
          </table:table-cell>
          <table:table-cell table:style-name="ce11" table:formula="of:=([.AM103]-[.AM102])/1000" office:value-type="float" office:value="1.999" calcext:value-type="float">
            <text:p>1.9990</text:p>
          </table:table-cell>
          <table:table-cell table:style-name="ce11" table:formula="of:=[.AN103]+[.AO102]" office:value-type="float" office:value="201.9988984375" calcext:value-type="float">
            <text:p>201.9989</text:p>
          </table:table-cell>
          <table:table-cell table:style-name="ce22" table:formula="of:=[.AO103]-2*([.$B103]-1)" office:value-type="float" office:value="-0.00110156249999704" calcext:value-type="float">
            <text:p>-0.0011015625</text:p>
          </table:table-cell>
          <table:table-cell office:value-type="float" office:value="63626908746837" calcext:value-type="float">
            <text:p>63626908746837</text:p>
          </table:table-cell>
          <table:table-cell table:style-name="ce23" table:formula="of:=([.AQ103]-[.AQ102])/1000" office:value-type="float" office:value="1.9998984375" calcext:value-type="float">
            <text:p>1.9999</text:p>
          </table:table-cell>
          <table:table-cell table:style-name="ce11" table:formula="of:=[.AR103]+[.AS102]" office:value-type="float" office:value="201.9995" calcext:value-type="float">
            <text:p>201.9995</text:p>
          </table:table-cell>
          <table:table-cell table:style-name="ce24" table:formula="of:=[.AS103]-2*([.$B103]-1)" office:value-type="float" office:value="-0.00049999999987449" calcext:value-type="float">
            <text:p>-0.0005</text:p>
          </table:table-cell>
          <table:table-cell office:value-type="float" office:value="63626909218608.4" calcext:value-type="float">
            <text:p>63626909218608.4</text:p>
          </table:table-cell>
          <table:table-cell table:style-name="ce11" table:formula="of:=([.AU103]-[.AU102])/1000" office:value-type="float" office:value="1.9991953125" calcext:value-type="float">
            <text:p>1.9992</text:p>
          </table:table-cell>
          <table:table-cell table:style-name="ce11" table:formula="of:=[.AV103]+[.AW102]" office:value-type="float" office:value="201.9991015625" calcext:value-type="float">
            <text:p>201.9991</text:p>
          </table:table-cell>
          <table:table-cell table:style-name="ce25" table:formula="of:=[.AW103]-2*([.$B103]-1)" office:value-type="float" office:value="-0.00089843749992724" calcext:value-type="float">
            <text:p>-0.000898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10" office:value-type="float" office:value="103" calcext:value-type="float">
            <text:p>103</text:p>
          </table:table-cell>
          <table:table-cell office:value-type="float" office:value="63626904023379.4" calcext:value-type="float">
            <text:p>63626904023379.4</text:p>
          </table:table-cell>
          <table:table-cell table:formula="of:=([.C104]-[.C103])/1000" office:value-type="float" office:value="1.9988984375" calcext:value-type="float">
            <text:p>1.9989</text:p>
          </table:table-cell>
          <table:table-cell table:formula="of:=[.D104]+[.E103]" office:value-type="float" office:value="204.0006015625" calcext:value-type="float">
            <text:p>204.0006</text:p>
          </table:table-cell>
          <table:table-cell table:style-name="ce13" table:formula="of:=[.E104]-2*([.$B104]-1)" office:value-type="float" office:value="0.000601562500037289" calcext:value-type="float">
            <text:p>0.0006015625</text:p>
          </table:table-cell>
          <table:table-cell office:value-type="float" office:value="63626904506678.6" calcext:value-type="float">
            <text:p>63626904506678.6</text:p>
          </table:table-cell>
          <table:table-cell table:style-name="ce11" table:formula="of:=([.G104]-[.G103])/1000" office:value-type="float" office:value="2.000203125" calcext:value-type="float">
            <text:p>2.0002</text:p>
          </table:table-cell>
          <table:table-cell table:style-name="ce11" table:formula="of:=[.H104]+[.I103]" office:value-type="float" office:value="204.0008046875" calcext:value-type="float">
            <text:p>204.0008</text:p>
          </table:table-cell>
          <table:table-cell table:style-name="ce14" table:formula="of:=[.I104]-2*([.$B104]-1)" office:value-type="float" office:value="0.000804687499993406" calcext:value-type="float">
            <text:p>0.0008046875</text:p>
          </table:table-cell>
          <table:table-cell office:value-type="float" office:value="63626904989574.8" calcext:value-type="float">
            <text:p>63626904989574.8</text:p>
          </table:table-cell>
          <table:table-cell table:style-name="ce11" table:formula="of:=([.K104]-[.K103])/1000" office:value-type="float" office:value="2" calcext:value-type="float">
            <text:p>2.0000</text:p>
          </table:table-cell>
          <table:table-cell table:style-name="ce11" table:formula="of:=[.L104]+[.M103]" office:value-type="float" office:value="203.998796875" calcext:value-type="float">
            <text:p>203.9988</text:p>
          </table:table-cell>
          <table:table-cell table:style-name="ce15" table:formula="of:=[.M104]-2*([.$B104]-1)" office:value-type="float" office:value="-0.00120312499996089" calcext:value-type="float">
            <text:p>-0.001203125</text:p>
          </table:table-cell>
          <table:table-cell office:value-type="float" office:value="63626905453855.4" calcext:value-type="float">
            <text:p>63626905453855.4</text:p>
          </table:table-cell>
          <table:table-cell table:style-name="ce11" table:formula="of:=([.O104]-[.O103])/1000" office:value-type="float" office:value="2.0023984375" calcext:value-type="float">
            <text:p>2.0024</text:p>
          </table:table-cell>
          <table:table-cell table:style-name="ce11" table:formula="of:=[.P104]+[.Q103]" office:value-type="float" office:value="204.0013984375" calcext:value-type="float">
            <text:p>204.0014</text:p>
          </table:table-cell>
          <table:table-cell table:style-name="ce16" table:formula="of:=[.Q104]-2*([.$B104]-1)" office:value-type="float" office:value="0.00139843749997226" calcext:value-type="float">
            <text:p>0.0013984375</text:p>
          </table:table-cell>
          <table:table-cell office:value-type="float" office:value="63626905919182.8" calcext:value-type="float">
            <text:p>63626905919182.8</text:p>
          </table:table-cell>
          <table:table-cell table:style-name="ce11" table:formula="of:=([.S104]-[.S103])/1000" office:value-type="float" office:value="1.9996953125" calcext:value-type="float">
            <text:p>1.9997</text:p>
          </table:table-cell>
          <table:table-cell table:style-name="ce11" table:formula="of:=[.T104]+[.U103]" office:value-type="float" office:value="204.0008984375" calcext:value-type="float">
            <text:p>204.0009</text:p>
          </table:table-cell>
          <table:table-cell table:style-name="ce17" table:formula="of:=[.U104]-2*([.$B104]-1)" office:value-type="float" office:value="0.000898437500040927" calcext:value-type="float">
            <text:p>0.0008984375</text:p>
          </table:table-cell>
          <table:table-cell office:value-type="float" office:value="63626906403939.3" calcext:value-type="float">
            <text:p>63626906403939.3</text:p>
          </table:table-cell>
          <table:table-cell table:style-name="ce11" table:formula="of:=([.W104]-[.W103])/1000" office:value-type="float" office:value="2.0013984375" calcext:value-type="float">
            <text:p>2.0014</text:p>
          </table:table-cell>
          <table:table-cell table:style-name="ce11" table:formula="of:=[.X104]+[.Y103]" office:value-type="float" office:value="204.002796875" calcext:value-type="float">
            <text:p>204.0028</text:p>
          </table:table-cell>
          <table:table-cell table:style-name="ce18" table:formula="of:=[.Y104]-2*([.$B104]-1)" office:value-type="float" office:value="0.00279687500000136" calcext:value-type="float">
            <text:p>0.002796875</text:p>
          </table:table-cell>
          <table:table-cell office:value-type="float" office:value="63626906869387.5" calcext:value-type="float">
            <text:p>63626906869387.5</text:p>
          </table:table-cell>
          <table:table-cell table:style-name="ce11" table:formula="of:=([.AA104]-[.AA103])/1000" office:value-type="float" office:value="2.0006015625" calcext:value-type="float">
            <text:p>2.0006</text:p>
          </table:table-cell>
          <table:table-cell table:style-name="ce11" table:formula="of:=[.AB104]+[.AC103]" office:value-type="float" office:value="203.999703125" calcext:value-type="float">
            <text:p>203.9997</text:p>
          </table:table-cell>
          <table:table-cell table:style-name="ce19" table:formula="of:=[.AC104]-2*([.$B104]-1)" office:value-type="float" office:value="-0.000296874999975216" calcext:value-type="float">
            <text:p>-0.000296875</text:p>
          </table:table-cell>
          <table:table-cell office:value-type="float" office:value="63626907343623.6" calcext:value-type="float">
            <text:p>63626907343623.6</text:p>
          </table:table-cell>
          <table:table-cell table:style-name="ce11" table:formula="of:=([.AE104]-[.AE103])/1000" office:value-type="float" office:value="2.0018984375" calcext:value-type="float">
            <text:p>2.0019</text:p>
          </table:table-cell>
          <table:table-cell table:style-name="ce11" table:formula="of:=[.AF104]+[.AG103]" office:value-type="float" office:value="204.0006015625" calcext:value-type="float">
            <text:p>204.0006</text:p>
          </table:table-cell>
          <table:table-cell table:style-name="ce20" table:formula="of:=[.AG104]-2*([.$B104]-1)" office:value-type="float" office:value="0.000601562499923602" calcext:value-type="float">
            <text:p>0.0006015625</text:p>
          </table:table-cell>
          <table:table-cell office:value-type="float" office:value="63626907813293.5" calcext:value-type="float">
            <text:p>63626907813293.5</text:p>
          </table:table-cell>
          <table:table-cell table:style-name="ce11" table:formula="of:=([.AI104]-[.AI103])/1000" office:value-type="float" office:value="2.0001015625" calcext:value-type="float">
            <text:p>2.0001</text:p>
          </table:table-cell>
          <table:table-cell table:style-name="ce11" table:formula="of:=[.AJ104]+[.AK103]" office:value-type="float" office:value="204.0001015625" calcext:value-type="float">
            <text:p>204.0001</text:p>
          </table:table-cell>
          <table:table-cell table:style-name="ce21" table:formula="of:=[.AK104]-2*([.$B104]-1)" office:value-type="float" office:value="0.000101562499992269" calcext:value-type="float">
            <text:p>0.0001015625</text:p>
          </table:table-cell>
          <table:table-cell office:value-type="float" office:value="63626908279101.4" calcext:value-type="float">
            <text:p>63626908279101.4</text:p>
          </table:table-cell>
          <table:table-cell table:style-name="ce11" table:formula="of:=([.AM104]-[.AM103])/1000" office:value-type="float" office:value="1.9991015625" calcext:value-type="float">
            <text:p>1.9991</text:p>
          </table:table-cell>
          <table:table-cell table:style-name="ce11" table:formula="of:=[.AN104]+[.AO103]" office:value-type="float" office:value="203.998" calcext:value-type="float">
            <text:p>203.9980</text:p>
          </table:table-cell>
          <table:table-cell table:style-name="ce22" table:formula="of:=[.AO104]-2*([.$B104]-1)" office:value-type="float" office:value="-0.00200000000000955" calcext:value-type="float">
            <text:p>-0.002</text:p>
          </table:table-cell>
          <table:table-cell office:value-type="float" office:value="63626908748837.2" calcext:value-type="float">
            <text:p>63626908748837.2</text:p>
          </table:table-cell>
          <table:table-cell table:style-name="ce23" table:formula="of:=([.AQ104]-[.AQ103])/1000" office:value-type="float" office:value="2.000203125" calcext:value-type="float">
            <text:p>2.0002</text:p>
          </table:table-cell>
          <table:table-cell table:style-name="ce11" table:formula="of:=[.AR104]+[.AS103]" office:value-type="float" office:value="203.999703125" calcext:value-type="float">
            <text:p>203.9997</text:p>
          </table:table-cell>
          <table:table-cell table:style-name="ce24" table:formula="of:=[.AS104]-2*([.$B104]-1)" office:value-type="float" office:value="-0.000296874999861529" calcext:value-type="float">
            <text:p>-0.000296875</text:p>
          </table:table-cell>
          <table:table-cell office:value-type="float" office:value="63626909220608.6" calcext:value-type="float">
            <text:p>63626909220608.6</text:p>
          </table:table-cell>
          <table:table-cell table:style-name="ce11" table:formula="of:=([.AU104]-[.AU103])/1000" office:value-type="float" office:value="2.000203125" calcext:value-type="float">
            <text:p>2.0002</text:p>
          </table:table-cell>
          <table:table-cell table:style-name="ce11" table:formula="of:=[.AV104]+[.AW103]" office:value-type="float" office:value="203.9993046875" calcext:value-type="float">
            <text:p>203.9993</text:p>
          </table:table-cell>
          <table:table-cell table:style-name="ce25" table:formula="of:=[.AW104]-2*([.$B104]-1)" office:value-type="float" office:value="-0.00069531249991428" calcext:value-type="float">
            <text:p>-0.0006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10" office:value-type="float" office:value="104" calcext:value-type="float">
            <text:p>104</text:p>
          </table:table-cell>
          <table:table-cell office:value-type="float" office:value="63626904025380.1" calcext:value-type="float">
            <text:p>63626904025380.1</text:p>
          </table:table-cell>
          <table:table-cell table:formula="of:=([.C105]-[.C104])/1000" office:value-type="float" office:value="2.000703125" calcext:value-type="float">
            <text:p>2.0007</text:p>
          </table:table-cell>
          <table:table-cell table:formula="of:=[.D105]+[.E104]" office:value-type="float" office:value="206.0013046875" calcext:value-type="float">
            <text:p>206.0013</text:p>
          </table:table-cell>
          <table:table-cell table:style-name="ce13" table:formula="of:=[.E105]-2*([.$B105]-1)" office:value-type="float" office:value="0.00130468750003843" calcext:value-type="float">
            <text:p>0.0013046875</text:p>
          </table:table-cell>
          <table:table-cell office:value-type="float" office:value="63626904508677.3" calcext:value-type="float">
            <text:p>63626904508677.3</text:p>
          </table:table-cell>
          <table:table-cell table:style-name="ce11" table:formula="of:=([.G105]-[.G104])/1000" office:value-type="float" office:value="1.9986953125" calcext:value-type="float">
            <text:p>1.9987</text:p>
          </table:table-cell>
          <table:table-cell table:style-name="ce11" table:formula="of:=[.H105]+[.I104]" office:value-type="float" office:value="205.9995" calcext:value-type="float">
            <text:p>205.9995</text:p>
          </table:table-cell>
          <table:table-cell table:style-name="ce14" table:formula="of:=[.I105]-2*([.$B105]-1)" office:value-type="float" office:value="-0.000500000000016598" calcext:value-type="float">
            <text:p>-0.0005</text:p>
          </table:table-cell>
          <table:table-cell office:value-type="float" office:value="63626904991575.3" calcext:value-type="float">
            <text:p>63626904991575.3</text:p>
          </table:table-cell>
          <table:table-cell table:style-name="ce11" table:formula="of:=([.K105]-[.K104])/1000" office:value-type="float" office:value="2.0005" calcext:value-type="float">
            <text:p>2.0005</text:p>
          </table:table-cell>
          <table:table-cell table:style-name="ce11" table:formula="of:=[.L105]+[.M104]" office:value-type="float" office:value="205.999296875" calcext:value-type="float">
            <text:p>205.9993</text:p>
          </table:table-cell>
          <table:table-cell table:style-name="ce15" table:formula="of:=[.M105]-2*([.$B105]-1)" office:value-type="float" office:value="-0.000703124999972715" calcext:value-type="float">
            <text:p>-0.000703125</text:p>
          </table:table-cell>
          <table:table-cell office:value-type="float" office:value="63626905455852.7" calcext:value-type="float">
            <text:p>63626905455852.7</text:p>
          </table:table-cell>
          <table:table-cell table:style-name="ce11" table:formula="of:=([.O105]-[.O104])/1000" office:value-type="float" office:value="1.9973046875" calcext:value-type="float">
            <text:p>1.9973</text:p>
          </table:table-cell>
          <table:table-cell table:style-name="ce11" table:formula="of:=[.P105]+[.Q104]" office:value-type="float" office:value="205.998703125" calcext:value-type="float">
            <text:p>205.9987</text:p>
          </table:table-cell>
          <table:table-cell table:style-name="ce16" table:formula="of:=[.Q105]-2*([.$B105]-1)" office:value-type="float" office:value="-0.00129687500003683" calcext:value-type="float">
            <text:p>-0.001296875</text:p>
          </table:table-cell>
          <table:table-cell office:value-type="float" office:value="63626905921182.6" calcext:value-type="float">
            <text:p>63626905921182.6</text:p>
          </table:table-cell>
          <table:table-cell table:style-name="ce11" table:formula="of:=([.S105]-[.S104])/1000" office:value-type="float" office:value="1.9998046875" calcext:value-type="float">
            <text:p>1.9998</text:p>
          </table:table-cell>
          <table:table-cell table:style-name="ce11" table:formula="of:=[.T105]+[.U104]" office:value-type="float" office:value="206.000703125" calcext:value-type="float">
            <text:p>206.0007</text:p>
          </table:table-cell>
          <table:table-cell table:style-name="ce17" table:formula="of:=[.U105]-2*([.$B105]-1)" office:value-type="float" office:value="0.000703125000029559" calcext:value-type="float">
            <text:p>0.000703125</text:p>
          </table:table-cell>
          <table:table-cell office:value-type="float" office:value="63626906405937.1" calcext:value-type="float">
            <text:p>63626906405937.1</text:p>
          </table:table-cell>
          <table:table-cell table:style-name="ce11" table:formula="of:=([.W105]-[.W104])/1000" office:value-type="float" office:value="1.9978046875" calcext:value-type="float">
            <text:p>1.9978</text:p>
          </table:table-cell>
          <table:table-cell table:style-name="ce11" table:formula="of:=[.X105]+[.Y104]" office:value-type="float" office:value="206.0006015625" calcext:value-type="float">
            <text:p>206.0006</text:p>
          </table:table-cell>
          <table:table-cell table:style-name="ce18" table:formula="of:=[.Y105]-2*([.$B105]-1)" office:value-type="float" office:value="0.000601562500008868" calcext:value-type="float">
            <text:p>0.0006015625</text:p>
          </table:table-cell>
          <table:table-cell office:value-type="float" office:value="63626906871387.5" calcext:value-type="float">
            <text:p>63626906871387.5</text:p>
          </table:table-cell>
          <table:table-cell table:style-name="ce11" table:formula="of:=([.AA105]-[.AA104])/1000" office:value-type="float" office:value="2" calcext:value-type="float">
            <text:p>2.0000</text:p>
          </table:table-cell>
          <table:table-cell table:style-name="ce11" table:formula="of:=[.AB105]+[.AC104]" office:value-type="float" office:value="205.999703125" calcext:value-type="float">
            <text:p>205.9997</text:p>
          </table:table-cell>
          <table:table-cell table:style-name="ce19" table:formula="of:=[.AC105]-2*([.$B105]-1)" office:value-type="float" office:value="-0.000296874999975216" calcext:value-type="float">
            <text:p>-0.000296875</text:p>
          </table:table-cell>
          <table:table-cell office:value-type="float" office:value="63626907345623.5" calcext:value-type="float">
            <text:p>63626907345623.5</text:p>
          </table:table-cell>
          <table:table-cell table:style-name="ce11" table:formula="of:=([.AE105]-[.AE104])/1000" office:value-type="float" office:value="1.9998984375" calcext:value-type="float">
            <text:p>1.9999</text:p>
          </table:table-cell>
          <table:table-cell table:style-name="ce11" table:formula="of:=[.AF105]+[.AG104]" office:value-type="float" office:value="206.0005" calcext:value-type="float">
            <text:p>206.0005</text:p>
          </table:table-cell>
          <table:table-cell table:style-name="ce20" table:formula="of:=[.AG105]-2*([.$B105]-1)" office:value-type="float" office:value="0.000499999999931333" calcext:value-type="float">
            <text:p>0.0005</text:p>
          </table:table-cell>
          <table:table-cell office:value-type="float" office:value="63626907815292.4" calcext:value-type="float">
            <text:p>63626907815292.4</text:p>
          </table:table-cell>
          <table:table-cell table:style-name="ce11" table:formula="of:=([.AI105]-[.AI104])/1000" office:value-type="float" office:value="1.9988984375" calcext:value-type="float">
            <text:p>1.9989</text:p>
          </table:table-cell>
          <table:table-cell table:style-name="ce11" table:formula="of:=[.AJ105]+[.AK104]" office:value-type="float" office:value="205.999" calcext:value-type="float">
            <text:p>205.9990</text:p>
          </table:table-cell>
          <table:table-cell table:style-name="ce21" table:formula="of:=[.AK105]-2*([.$B105]-1)" office:value-type="float" office:value="-0.00100000000000477" calcext:value-type="float">
            <text:p>-0.001</text:p>
          </table:table-cell>
          <table:table-cell office:value-type="float" office:value="63626908281101.5" calcext:value-type="float">
            <text:p>63626908281101.5</text:p>
          </table:table-cell>
          <table:table-cell table:style-name="ce11" table:formula="of:=([.AM105]-[.AM104])/1000" office:value-type="float" office:value="2.0001015625" calcext:value-type="float">
            <text:p>2.0001</text:p>
          </table:table-cell>
          <table:table-cell table:style-name="ce11" table:formula="of:=[.AN105]+[.AO104]" office:value-type="float" office:value="205.9981015625" calcext:value-type="float">
            <text:p>205.9981</text:p>
          </table:table-cell>
          <table:table-cell table:style-name="ce22" table:formula="of:=[.AO105]-2*([.$B105]-1)" office:value-type="float" office:value="-0.00189843750001728" calcext:value-type="float">
            <text:p>-0.0018984375</text:p>
          </table:table-cell>
          <table:table-cell office:value-type="float" office:value="63626908750836.4" calcext:value-type="float">
            <text:p>63626908750836.4</text:p>
          </table:table-cell>
          <table:table-cell table:style-name="ce23" table:formula="of:=([.AQ105]-[.AQ104])/1000" office:value-type="float" office:value="1.9991953125" calcext:value-type="float">
            <text:p>1.9992</text:p>
          </table:table-cell>
          <table:table-cell table:style-name="ce11" table:formula="of:=[.AR105]+[.AS104]" office:value-type="float" office:value="205.9988984375" calcext:value-type="float">
            <text:p>205.9989</text:p>
          </table:table-cell>
          <table:table-cell table:style-name="ce24" table:formula="of:=[.AS105]-2*([.$B105]-1)" office:value-type="float" office:value="-0.00110156249985494" calcext:value-type="float">
            <text:p>-0.0011015625</text:p>
          </table:table-cell>
          <table:table-cell office:value-type="float" office:value="63626909222609.9" calcext:value-type="float">
            <text:p>63626909222609.9</text:p>
          </table:table-cell>
          <table:table-cell table:style-name="ce11" table:formula="of:=([.AU105]-[.AU104])/1000" office:value-type="float" office:value="2.001296875" calcext:value-type="float">
            <text:p>2.0013</text:p>
          </table:table-cell>
          <table:table-cell table:style-name="ce11" table:formula="of:=[.AV105]+[.AW104]" office:value-type="float" office:value="206.0006015625" calcext:value-type="float">
            <text:p>206.0006</text:p>
          </table:table-cell>
          <table:table-cell table:style-name="ce25" table:formula="of:=[.AW105]-2*([.$B105]-1)" office:value-type="float" office:value="0.000601562500094133" calcext:value-type="float">
            <text:p>0.0006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05" calcext:value-type="float">
            <text:p>105</text:p>
          </table:table-cell>
          <table:table-cell office:value-type="float" office:value="63626904027379.8" calcext:value-type="float">
            <text:p>63626904027379.8</text:p>
          </table:table-cell>
          <table:table-cell table:formula="of:=([.C106]-[.C105])/1000" office:value-type="float" office:value="1.9996953125" calcext:value-type="float">
            <text:p>1.9997</text:p>
          </table:table-cell>
          <table:table-cell table:formula="of:=[.D106]+[.E105]" office:value-type="float" office:value="208.001" calcext:value-type="float">
            <text:p>208.0010</text:p>
          </table:table-cell>
          <table:table-cell table:style-name="ce13" table:formula="of:=[.E106]-2*([.$B106]-1)" office:value-type="float" office:value="0.0010000000000332" calcext:value-type="float">
            <text:p>0.001</text:p>
          </table:table-cell>
          <table:table-cell office:value-type="float" office:value="63626904510679.2" calcext:value-type="float">
            <text:p>63626904510679.2</text:p>
          </table:table-cell>
          <table:table-cell table:style-name="ce11" table:formula="of:=([.G106]-[.G105])/1000" office:value-type="float" office:value="2.00190625" calcext:value-type="float">
            <text:p>2.0019</text:p>
          </table:table-cell>
          <table:table-cell table:style-name="ce11" table:formula="of:=[.H106]+[.I105]" office:value-type="float" office:value="208.00140625" calcext:value-type="float">
            <text:p>208.0014</text:p>
          </table:table-cell>
          <table:table-cell table:style-name="ce14" table:formula="of:=[.I106]-2*([.$B106]-1)" office:value-type="float" office:value="0.00140624999997385" calcext:value-type="float">
            <text:p>0.00140625</text:p>
          </table:table-cell>
          <table:table-cell office:value-type="float" office:value="63626904993575.6" calcext:value-type="float">
            <text:p>63626904993575.6</text:p>
          </table:table-cell>
          <table:table-cell table:style-name="ce11" table:formula="of:=([.K106]-[.K105])/1000" office:value-type="float" office:value="2.0003046875" calcext:value-type="float">
            <text:p>2.0003</text:p>
          </table:table-cell>
          <table:table-cell table:style-name="ce11" table:formula="of:=[.L106]+[.M105]" office:value-type="float" office:value="207.9996015625" calcext:value-type="float">
            <text:p>207.9996</text:p>
          </table:table-cell>
          <table:table-cell table:style-name="ce15" table:formula="of:=[.M106]-2*([.$B106]-1)" office:value-type="float" office:value="-0.000398437499967486" calcext:value-type="float">
            <text:p>-0.0003984375</text:p>
          </table:table-cell>
          <table:table-cell office:value-type="float" office:value="63626905457854.8" calcext:value-type="float">
            <text:p>63626905457854.8</text:p>
          </table:table-cell>
          <table:table-cell table:style-name="ce11" table:formula="of:=([.O106]-[.O105])/1000" office:value-type="float" office:value="2.00209375" calcext:value-type="float">
            <text:p>2.0021</text:p>
          </table:table-cell>
          <table:table-cell table:style-name="ce11" table:formula="of:=[.P106]+[.Q105]" office:value-type="float" office:value="208.000796875" calcext:value-type="float">
            <text:p>208.0008</text:p>
          </table:table-cell>
          <table:table-cell table:style-name="ce16" table:formula="of:=[.Q106]-2*([.$B106]-1)" office:value-type="float" office:value="0.000796874999963393" calcext:value-type="float">
            <text:p>0.000796875</text:p>
          </table:table-cell>
          <table:table-cell office:value-type="float" office:value="63626905923181" calcext:value-type="float">
            <text:p>63626905923181</text:p>
          </table:table-cell>
          <table:table-cell table:style-name="ce11" table:formula="of:=([.S106]-[.S105])/1000" office:value-type="float" office:value="1.9983984375" calcext:value-type="float">
            <text:p>1.9984</text:p>
          </table:table-cell>
          <table:table-cell table:style-name="ce11" table:formula="of:=[.T106]+[.U105]" office:value-type="float" office:value="207.9991015625" calcext:value-type="float">
            <text:p>207.9991</text:p>
          </table:table-cell>
          <table:table-cell table:style-name="ce17" table:formula="of:=[.U106]-2*([.$B106]-1)" office:value-type="float" office:value="-0.000898437499984084" calcext:value-type="float">
            <text:p>-0.0008984375</text:p>
          </table:table-cell>
          <table:table-cell office:value-type="float" office:value="63626906407936" calcext:value-type="float">
            <text:p>63626906407936</text:p>
          </table:table-cell>
          <table:table-cell table:style-name="ce11" table:formula="of:=([.W106]-[.W105])/1000" office:value-type="float" office:value="1.9988984375" calcext:value-type="float">
            <text:p>1.9989</text:p>
          </table:table-cell>
          <table:table-cell table:style-name="ce11" table:formula="of:=[.X106]+[.Y105]" office:value-type="float" office:value="207.9995" calcext:value-type="float">
            <text:p>207.9995</text:p>
          </table:table-cell>
          <table:table-cell table:style-name="ce18" table:formula="of:=[.Y106]-2*([.$B106]-1)" office:value-type="float" office:value="-0.000499999999988177" calcext:value-type="float">
            <text:p>-0.0005</text:p>
          </table:table-cell>
          <table:table-cell office:value-type="float" office:value="63626906873387.6" calcext:value-type="float">
            <text:p>63626906873387.6</text:p>
          </table:table-cell>
          <table:table-cell table:style-name="ce11" table:formula="of:=([.AA106]-[.AA105])/1000" office:value-type="float" office:value="2.0001015625" calcext:value-type="float">
            <text:p>2.0001</text:p>
          </table:table-cell>
          <table:table-cell table:style-name="ce11" table:formula="of:=[.AB106]+[.AC105]" office:value-type="float" office:value="207.9998046875" calcext:value-type="float">
            <text:p>207.9998</text:p>
          </table:table-cell>
          <table:table-cell table:style-name="ce19" table:formula="of:=[.AC106]-2*([.$B106]-1)" office:value-type="float" office:value="-0.000195312499982947" calcext:value-type="float">
            <text:p>-0.0001953125</text:p>
          </table:table-cell>
          <table:table-cell office:value-type="float" office:value="63626907347622.3" calcext:value-type="float">
            <text:p>63626907347622.3</text:p>
          </table:table-cell>
          <table:table-cell table:style-name="ce11" table:formula="of:=([.AE106]-[.AE105])/1000" office:value-type="float" office:value="1.998796875" calcext:value-type="float">
            <text:p>1.9988</text:p>
          </table:table-cell>
          <table:table-cell table:style-name="ce11" table:formula="of:=[.AF106]+[.AG105]" office:value-type="float" office:value="207.999296875" calcext:value-type="float">
            <text:p>207.9993</text:p>
          </table:table-cell>
          <table:table-cell table:style-name="ce20" table:formula="of:=[.AG106]-2*([.$B106]-1)" office:value-type="float" office:value="-0.00070312500005798" calcext:value-type="float">
            <text:p>-0.000703125</text:p>
          </table:table-cell>
          <table:table-cell office:value-type="float" office:value="63626907817295.2" calcext:value-type="float">
            <text:p>63626907817295.2</text:p>
          </table:table-cell>
          <table:table-cell table:style-name="ce11" table:formula="of:=([.AI106]-[.AI105])/1000" office:value-type="float" office:value="2.0028046875" calcext:value-type="float">
            <text:p>2.0028</text:p>
          </table:table-cell>
          <table:table-cell table:style-name="ce11" table:formula="of:=[.AJ106]+[.AK105]" office:value-type="float" office:value="208.0018046875" calcext:value-type="float">
            <text:p>208.0018</text:p>
          </table:table-cell>
          <table:table-cell table:style-name="ce21" table:formula="of:=[.AK106]-2*([.$B106]-1)" office:value-type="float" office:value="0.00180468749999818" calcext:value-type="float">
            <text:p>0.0018046875</text:p>
          </table:table-cell>
          <table:table-cell office:value-type="float" office:value="63626908283102.8" calcext:value-type="float">
            <text:p>63626908283102.8</text:p>
          </table:table-cell>
          <table:table-cell table:style-name="ce11" table:formula="of:=([.AM106]-[.AM105])/1000" office:value-type="float" office:value="2.001296875" calcext:value-type="float">
            <text:p>2.0013</text:p>
          </table:table-cell>
          <table:table-cell table:style-name="ce11" table:formula="of:=[.AN106]+[.AO105]" office:value-type="float" office:value="207.9993984375" calcext:value-type="float">
            <text:p>207.9994</text:p>
          </table:table-cell>
          <table:table-cell table:style-name="ce22" table:formula="of:=[.AO106]-2*([.$B106]-1)" office:value-type="float" office:value="-0.000601562500008868" calcext:value-type="float">
            <text:p>-0.0006015625</text:p>
          </table:table-cell>
          <table:table-cell office:value-type="float" office:value="63626908752837.9" calcext:value-type="float">
            <text:p>63626908752837.9</text:p>
          </table:table-cell>
          <table:table-cell table:style-name="ce23" table:formula="of:=([.AQ106]-[.AQ105])/1000" office:value-type="float" office:value="2.0015" calcext:value-type="float">
            <text:p>2.0015</text:p>
          </table:table-cell>
          <table:table-cell table:style-name="ce11" table:formula="of:=[.AR106]+[.AS105]" office:value-type="float" office:value="208.0003984375" calcext:value-type="float">
            <text:p>208.0004</text:p>
          </table:table-cell>
          <table:table-cell table:style-name="ce24" table:formula="of:=[.AS106]-2*([.$B106]-1)" office:value-type="float" office:value="0.000398437500138016" calcext:value-type="float">
            <text:p>0.0003984375</text:p>
          </table:table-cell>
          <table:table-cell office:value-type="float" office:value="63626909224609.8" calcext:value-type="float">
            <text:p>63626909224609.8</text:p>
          </table:table-cell>
          <table:table-cell table:style-name="ce11" table:formula="of:=([.AU106]-[.AU105])/1000" office:value-type="float" office:value="1.9998984375" calcext:value-type="float">
            <text:p>1.9999</text:p>
          </table:table-cell>
          <table:table-cell table:style-name="ce11" table:formula="of:=[.AV106]+[.AW105]" office:value-type="float" office:value="208.0005" calcext:value-type="float">
            <text:p>208.0005</text:p>
          </table:table-cell>
          <table:table-cell table:style-name="ce25" table:formula="of:=[.AW106]-2*([.$B106]-1)" office:value-type="float" office:value="0.000500000000101863" calcext:value-type="float">
            <text:p>0.000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06" calcext:value-type="float">
            <text:p>106</text:p>
          </table:table-cell>
          <table:table-cell office:value-type="float" office:value="63626904029378.9" calcext:value-type="float">
            <text:p>63626904029378.9</text:p>
          </table:table-cell>
          <table:table-cell table:formula="of:=([.C107]-[.C106])/1000" office:value-type="float" office:value="1.9991015625" calcext:value-type="float">
            <text:p>1.9991</text:p>
          </table:table-cell>
          <table:table-cell table:formula="of:=[.D107]+[.E106]" office:value-type="float" office:value="210.0001015625" calcext:value-type="float">
            <text:p>210.0001</text:p>
          </table:table-cell>
          <table:table-cell table:style-name="ce13" table:formula="of:=[.E107]-2*([.$B107]-1)" office:value-type="float" office:value="0.000101562500020691" calcext:value-type="float">
            <text:p>0.0001015625</text:p>
          </table:table-cell>
          <table:table-cell office:value-type="float" office:value="63626904512679.8" calcext:value-type="float">
            <text:p>63626904512679.8</text:p>
          </table:table-cell>
          <table:table-cell table:style-name="ce11" table:formula="of:=([.G107]-[.G106])/1000" office:value-type="float" office:value="2.00059375" calcext:value-type="float">
            <text:p>2.0006</text:p>
          </table:table-cell>
          <table:table-cell table:style-name="ce11" table:formula="of:=[.H107]+[.I106]" office:value-type="float" office:value="210.002" calcext:value-type="float">
            <text:p>210.0020</text:p>
          </table:table-cell>
          <table:table-cell table:style-name="ce14" table:formula="of:=[.I107]-2*([.$B107]-1)" office:value-type="float" office:value="0.00199999999998113" calcext:value-type="float">
            <text:p>0.002</text:p>
          </table:table-cell>
          <table:table-cell office:value-type="float" office:value="63626904995576.7" calcext:value-type="float">
            <text:p>63626904995576.7</text:p>
          </table:table-cell>
          <table:table-cell table:style-name="ce11" table:formula="of:=([.K107]-[.K106])/1000" office:value-type="float" office:value="2.0011015625" calcext:value-type="float">
            <text:p>2.0011</text:p>
          </table:table-cell>
          <table:table-cell table:style-name="ce11" table:formula="of:=[.L107]+[.M106]" office:value-type="float" office:value="210.000703125" calcext:value-type="float">
            <text:p>210.0007</text:p>
          </table:table-cell>
          <table:table-cell table:style-name="ce15" table:formula="of:=[.M107]-2*([.$B107]-1)" office:value-type="float" office:value="0.000703125000029559" calcext:value-type="float">
            <text:p>0.000703125</text:p>
          </table:table-cell>
          <table:table-cell office:value-type="float" office:value="63626905459854.5" calcext:value-type="float">
            <text:p>63626905459854.5</text:p>
          </table:table-cell>
          <table:table-cell table:style-name="ce11" table:formula="of:=([.O107]-[.O106])/1000" office:value-type="float" office:value="1.999703125" calcext:value-type="float">
            <text:p>1.9997</text:p>
          </table:table-cell>
          <table:table-cell table:style-name="ce11" table:formula="of:=[.P107]+[.Q106]" office:value-type="float" office:value="210.0005" calcext:value-type="float">
            <text:p>210.0005</text:p>
          </table:table-cell>
          <table:table-cell table:style-name="ce16" table:formula="of:=[.Q107]-2*([.$B107]-1)" office:value-type="float" office:value="0.000499999999959755" calcext:value-type="float">
            <text:p>0.0005</text:p>
          </table:table-cell>
          <table:table-cell office:value-type="float" office:value="63626905925180.8" calcext:value-type="float">
            <text:p>63626905925180.8</text:p>
          </table:table-cell>
          <table:table-cell table:style-name="ce11" table:formula="of:=([.S107]-[.S106])/1000" office:value-type="float" office:value="1.999796875" calcext:value-type="float">
            <text:p>1.9998</text:p>
          </table:table-cell>
          <table:table-cell table:style-name="ce11" table:formula="of:=[.T107]+[.U106]" office:value-type="float" office:value="209.9988984375" calcext:value-type="float">
            <text:p>209.9989</text:p>
          </table:table-cell>
          <table:table-cell table:style-name="ce17" table:formula="of:=[.U107]-2*([.$B107]-1)" office:value-type="float" office:value="-0.00110156249999704" calcext:value-type="float">
            <text:p>-0.0011015625</text:p>
          </table:table-cell>
          <table:table-cell office:value-type="float" office:value="63626906409938.5" calcext:value-type="float">
            <text:p>63626906409938.5</text:p>
          </table:table-cell>
          <table:table-cell table:style-name="ce11" table:formula="of:=([.W107]-[.W106])/1000" office:value-type="float" office:value="2.0025" calcext:value-type="float">
            <text:p>2.0025</text:p>
          </table:table-cell>
          <table:table-cell table:style-name="ce11" table:formula="of:=[.X107]+[.Y106]" office:value-type="float" office:value="210.002" calcext:value-type="float">
            <text:p>210.0020</text:p>
          </table:table-cell>
          <table:table-cell table:style-name="ce18" table:formula="of:=[.Y107]-2*([.$B107]-1)" office:value-type="float" office:value="0.00200000000000955" calcext:value-type="float">
            <text:p>0.002</text:p>
          </table:table-cell>
          <table:table-cell office:value-type="float" office:value="63626906875388.1" calcext:value-type="float">
            <text:p>63626906875388.1</text:p>
          </table:table-cell>
          <table:table-cell table:style-name="ce11" table:formula="of:=([.AA107]-[.AA106])/1000" office:value-type="float" office:value="2.0005" calcext:value-type="float">
            <text:p>2.0005</text:p>
          </table:table-cell>
          <table:table-cell table:style-name="ce11" table:formula="of:=[.AB107]+[.AC106]" office:value-type="float" office:value="210.0003046875" calcext:value-type="float">
            <text:p>210.0003</text:p>
          </table:table-cell>
          <table:table-cell table:style-name="ce19" table:formula="of:=[.AC107]-2*([.$B107]-1)" office:value-type="float" office:value="0.00030468750000523" calcext:value-type="float">
            <text:p>0.0003046875</text:p>
          </table:table-cell>
          <table:table-cell office:value-type="float" office:value="63626907349621.8" calcext:value-type="float">
            <text:p>63626907349621.8</text:p>
          </table:table-cell>
          <table:table-cell table:style-name="ce11" table:formula="of:=([.AE107]-[.AE106])/1000" office:value-type="float" office:value="1.9995" calcext:value-type="float">
            <text:p>1.9995</text:p>
          </table:table-cell>
          <table:table-cell table:style-name="ce11" table:formula="of:=[.AF107]+[.AG106]" office:value-type="float" office:value="209.998796875" calcext:value-type="float">
            <text:p>209.9988</text:p>
          </table:table-cell>
          <table:table-cell table:style-name="ce20" table:formula="of:=[.AG107]-2*([.$B107]-1)" office:value-type="float" office:value="-0.00120312500004616" calcext:value-type="float">
            <text:p>-0.001203125</text:p>
          </table:table-cell>
          <table:table-cell office:value-type="float" office:value="63626907819295.1" calcext:value-type="float">
            <text:p>63626907819295.1</text:p>
          </table:table-cell>
          <table:table-cell table:style-name="ce11" table:formula="of:=([.AI107]-[.AI106])/1000" office:value-type="float" office:value="1.9998984375" calcext:value-type="float">
            <text:p>1.9999</text:p>
          </table:table-cell>
          <table:table-cell table:style-name="ce11" table:formula="of:=[.AJ107]+[.AK106]" office:value-type="float" office:value="210.001703125" calcext:value-type="float">
            <text:p>210.0017</text:p>
          </table:table-cell>
          <table:table-cell table:style-name="ce21" table:formula="of:=[.AK107]-2*([.$B107]-1)" office:value-type="float" office:value="0.00170312500000591" calcext:value-type="float">
            <text:p>0.001703125</text:p>
          </table:table-cell>
          <table:table-cell office:value-type="float" office:value="63626908285103.7" calcext:value-type="float">
            <text:p>63626908285103.7</text:p>
          </table:table-cell>
          <table:table-cell table:style-name="ce11" table:formula="of:=([.AM107]-[.AM106])/1000" office:value-type="float" office:value="2.00090625" calcext:value-type="float">
            <text:p>2.0009</text:p>
          </table:table-cell>
          <table:table-cell table:style-name="ce11" table:formula="of:=[.AN107]+[.AO106]" office:value-type="float" office:value="210.0003046875" calcext:value-type="float">
            <text:p>210.0003</text:p>
          </table:table-cell>
          <table:table-cell table:style-name="ce22" table:formula="of:=[.AO107]-2*([.$B107]-1)" office:value-type="float" office:value="0.000304687499976808" calcext:value-type="float">
            <text:p>0.0003046875</text:p>
          </table:table-cell>
          <table:table-cell office:value-type="float" office:value="63626908754837.3" calcext:value-type="float">
            <text:p>63626908754837.3</text:p>
          </table:table-cell>
          <table:table-cell table:style-name="ce23" table:formula="of:=([.AQ107]-[.AQ106])/1000" office:value-type="float" office:value="1.9993984375" calcext:value-type="float">
            <text:p>1.9994</text:p>
          </table:table-cell>
          <table:table-cell table:style-name="ce11" table:formula="of:=[.AR107]+[.AS106]" office:value-type="float" office:value="209.999796875" calcext:value-type="float">
            <text:p>209.9998</text:p>
          </table:table-cell>
          <table:table-cell table:style-name="ce24" table:formula="of:=[.AS107]-2*([.$B107]-1)" office:value-type="float" office:value="-0.000203124999870852" calcext:value-type="float">
            <text:p>-0.000203125</text:p>
          </table:table-cell>
          <table:table-cell office:value-type="float" office:value="63626909226608.9" calcext:value-type="float">
            <text:p>63626909226608.9</text:p>
          </table:table-cell>
          <table:table-cell table:style-name="ce11" table:formula="of:=([.AU107]-[.AU106])/1000" office:value-type="float" office:value="1.9991015625" calcext:value-type="float">
            <text:p>1.9991</text:p>
          </table:table-cell>
          <table:table-cell table:style-name="ce11" table:formula="of:=[.AV107]+[.AW106]" office:value-type="float" office:value="209.9996015625" calcext:value-type="float">
            <text:p>209.9996</text:p>
          </table:table-cell>
          <table:table-cell table:style-name="ce25" table:formula="of:=[.AW107]-2*([.$B107]-1)" office:value-type="float" office:value="-0.000398437499910642" calcext:value-type="float">
            <text:p>-0.000398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07" calcext:value-type="float">
            <text:p>107</text:p>
          </table:table-cell>
          <table:table-cell office:value-type="float" office:value="63626904031381.2" calcext:value-type="float">
            <text:p>63626904031381.2</text:p>
          </table:table-cell>
          <table:table-cell table:formula="of:=([.C108]-[.C107])/1000" office:value-type="float" office:value="2.0023046875" calcext:value-type="float">
            <text:p>2.0023</text:p>
          </table:table-cell>
          <table:table-cell table:formula="of:=[.D108]+[.E107]" office:value-type="float" office:value="212.00240625" calcext:value-type="float">
            <text:p>212.0024</text:p>
          </table:table-cell>
          <table:table-cell table:style-name="ce13" table:formula="of:=[.E108]-2*([.$B108]-1)" office:value-type="float" office:value="0.00240625000000705" calcext:value-type="float">
            <text:p>0.00240625</text:p>
          </table:table-cell>
          <table:table-cell office:value-type="float" office:value="63626904514677" calcext:value-type="float">
            <text:p>63626904514677</text:p>
          </table:table-cell>
          <table:table-cell table:style-name="ce11" table:formula="of:=([.G108]-[.G107])/1000" office:value-type="float" office:value="1.997203125" calcext:value-type="float">
            <text:p>1.9972</text:p>
          </table:table-cell>
          <table:table-cell table:style-name="ce11" table:formula="of:=[.H108]+[.I107]" office:value-type="float" office:value="211.999203125" calcext:value-type="float">
            <text:p>211.9992</text:p>
          </table:table-cell>
          <table:table-cell table:style-name="ce14" table:formula="of:=[.I108]-2*([.$B108]-1)" office:value-type="float" office:value="-0.000796875000020236" calcext:value-type="float">
            <text:p>-0.000796875</text:p>
          </table:table-cell>
          <table:table-cell office:value-type="float" office:value="63626904997574.3" calcext:value-type="float">
            <text:p>63626904997574.3</text:p>
          </table:table-cell>
          <table:table-cell table:style-name="ce11" table:formula="of:=([.K108]-[.K107])/1000" office:value-type="float" office:value="1.99759375" calcext:value-type="float">
            <text:p>1.9976</text:p>
          </table:table-cell>
          <table:table-cell table:style-name="ce11" table:formula="of:=[.L108]+[.M107]" office:value-type="float" office:value="211.998296875" calcext:value-type="float">
            <text:p>211.9983</text:p>
          </table:table-cell>
          <table:table-cell table:style-name="ce15" table:formula="of:=[.M108]-2*([.$B108]-1)" office:value-type="float" office:value="-0.00170312499997749" calcext:value-type="float">
            <text:p>-0.001703125</text:p>
          </table:table-cell>
          <table:table-cell office:value-type="float" office:value="63626905461855.7" calcext:value-type="float">
            <text:p>63626905461855.7</text:p>
          </table:table-cell>
          <table:table-cell table:style-name="ce11" table:formula="of:=([.O108]-[.O107])/1000" office:value-type="float" office:value="2.001203125" calcext:value-type="float">
            <text:p>2.0012</text:p>
          </table:table-cell>
          <table:table-cell table:style-name="ce11" table:formula="of:=[.P108]+[.Q107]" office:value-type="float" office:value="212.001703125" calcext:value-type="float">
            <text:p>212.0017</text:p>
          </table:table-cell>
          <table:table-cell table:style-name="ce16" table:formula="of:=[.Q108]-2*([.$B108]-1)" office:value-type="float" office:value="0.00170312499994907" calcext:value-type="float">
            <text:p>0.001703125</text:p>
          </table:table-cell>
          <table:table-cell office:value-type="float" office:value="63626905927180.3" calcext:value-type="float">
            <text:p>63626905927180.3</text:p>
          </table:table-cell>
          <table:table-cell table:style-name="ce11" table:formula="of:=([.S108]-[.S107])/1000" office:value-type="float" office:value="1.9995" calcext:value-type="float">
            <text:p>1.9995</text:p>
          </table:table-cell>
          <table:table-cell table:style-name="ce11" table:formula="of:=[.T108]+[.U107]" office:value-type="float" office:value="211.9983984375" calcext:value-type="float">
            <text:p>211.9984</text:p>
          </table:table-cell>
          <table:table-cell table:style-name="ce17" table:formula="of:=[.U108]-2*([.$B108]-1)" office:value-type="float" office:value="-0.00160156249998522" calcext:value-type="float">
            <text:p>-0.0016015625</text:p>
          </table:table-cell>
          <table:table-cell office:value-type="float" office:value="63626906411935.7" calcext:value-type="float">
            <text:p>63626906411935.7</text:p>
          </table:table-cell>
          <table:table-cell table:style-name="ce11" table:formula="of:=([.W108]-[.W107])/1000" office:value-type="float" office:value="1.997203125" calcext:value-type="float">
            <text:p>1.9972</text:p>
          </table:table-cell>
          <table:table-cell table:style-name="ce11" table:formula="of:=[.X108]+[.Y107]" office:value-type="float" office:value="211.999203125" calcext:value-type="float">
            <text:p>211.9992</text:p>
          </table:table-cell>
          <table:table-cell table:style-name="ce18" table:formula="of:=[.Y108]-2*([.$B108]-1)" office:value-type="float" office:value="-0.000796874999991815" calcext:value-type="float">
            <text:p>-0.000796875</text:p>
          </table:table-cell>
          <table:table-cell office:value-type="float" office:value="63626906877386.6" calcext:value-type="float">
            <text:p>63626906877386.6</text:p>
          </table:table-cell>
          <table:table-cell table:style-name="ce11" table:formula="of:=([.AA108]-[.AA107])/1000" office:value-type="float" office:value="1.9985" calcext:value-type="float">
            <text:p>1.9985</text:p>
          </table:table-cell>
          <table:table-cell table:style-name="ce11" table:formula="of:=[.AB108]+[.AC107]" office:value-type="float" office:value="211.9988046875" calcext:value-type="float">
            <text:p>211.9988</text:p>
          </table:table-cell>
          <table:table-cell table:style-name="ce19" table:formula="of:=[.AC108]-2*([.$B108]-1)" office:value-type="float" office:value="-0.00119531249998772" calcext:value-type="float">
            <text:p>-0.0011953125</text:p>
          </table:table-cell>
          <table:table-cell office:value-type="float" office:value="63626907351621.8" calcext:value-type="float">
            <text:p>63626907351621.8</text:p>
          </table:table-cell>
          <table:table-cell table:style-name="ce11" table:formula="of:=([.AE108]-[.AE107])/1000" office:value-type="float" office:value="2" calcext:value-type="float">
            <text:p>2.0000</text:p>
          </table:table-cell>
          <table:table-cell table:style-name="ce11" table:formula="of:=[.AF108]+[.AG107]" office:value-type="float" office:value="211.998796875" calcext:value-type="float">
            <text:p>211.9988</text:p>
          </table:table-cell>
          <table:table-cell table:style-name="ce20" table:formula="of:=[.AG108]-2*([.$B108]-1)" office:value-type="float" office:value="-0.00120312500004616" calcext:value-type="float">
            <text:p>-0.001203125</text:p>
          </table:table-cell>
          <table:table-cell office:value-type="float" office:value="63626907821294.6" calcext:value-type="float">
            <text:p>63626907821294.6</text:p>
          </table:table-cell>
          <table:table-cell table:style-name="ce11" table:formula="of:=([.AI108]-[.AI107])/1000" office:value-type="float" office:value="1.9995" calcext:value-type="float">
            <text:p>1.9995</text:p>
          </table:table-cell>
          <table:table-cell table:style-name="ce11" table:formula="of:=[.AJ108]+[.AK107]" office:value-type="float" office:value="212.001203125" calcext:value-type="float">
            <text:p>212.0012</text:p>
          </table:table-cell>
          <table:table-cell table:style-name="ce21" table:formula="of:=[.AK108]-2*([.$B108]-1)" office:value-type="float" office:value="0.00120312500001774" calcext:value-type="float">
            <text:p>0.001203125</text:p>
          </table:table-cell>
          <table:table-cell office:value-type="float" office:value="63626908287101.2" calcext:value-type="float">
            <text:p>63626908287101.2</text:p>
          </table:table-cell>
          <table:table-cell table:style-name="ce11" table:formula="of:=([.AM108]-[.AM107])/1000" office:value-type="float" office:value="1.9975" calcext:value-type="float">
            <text:p>1.9975</text:p>
          </table:table-cell>
          <table:table-cell table:style-name="ce11" table:formula="of:=[.AN108]+[.AO107]" office:value-type="float" office:value="211.9978046875" calcext:value-type="float">
            <text:p>211.9978</text:p>
          </table:table-cell>
          <table:table-cell table:style-name="ce22" table:formula="of:=[.AO108]-2*([.$B108]-1)" office:value-type="float" office:value="-0.00219531250002092" calcext:value-type="float">
            <text:p>-0.0021953125</text:p>
          </table:table-cell>
          <table:table-cell office:value-type="float" office:value="63626908756836.7" calcext:value-type="float">
            <text:p>63626908756836.7</text:p>
          </table:table-cell>
          <table:table-cell table:style-name="ce23" table:formula="of:=([.AQ108]-[.AQ107])/1000" office:value-type="float" office:value="1.99940625" calcext:value-type="float">
            <text:p>1.9994</text:p>
          </table:table-cell>
          <table:table-cell table:style-name="ce11" table:formula="of:=[.AR108]+[.AS107]" office:value-type="float" office:value="211.999203125" calcext:value-type="float">
            <text:p>211.9992</text:p>
          </table:table-cell>
          <table:table-cell table:style-name="ce24" table:formula="of:=[.AS108]-2*([.$B108]-1)" office:value-type="float" office:value="-0.000796874999878128" calcext:value-type="float">
            <text:p>-0.000796875</text:p>
          </table:table-cell>
          <table:table-cell office:value-type="float" office:value="63626909228608.2" calcext:value-type="float">
            <text:p>63626909228608.2</text:p>
          </table:table-cell>
          <table:table-cell table:style-name="ce11" table:formula="of:=([.AU108]-[.AU107])/1000" office:value-type="float" office:value="1.9993046875" calcext:value-type="float">
            <text:p>1.9993</text:p>
          </table:table-cell>
          <table:table-cell table:style-name="ce11" table:formula="of:=[.AV108]+[.AW107]" office:value-type="float" office:value="211.99890625" calcext:value-type="float">
            <text:p>211.9989</text:p>
          </table:table-cell>
          <table:table-cell table:style-name="ce25" table:formula="of:=[.AW108]-2*([.$B108]-1)" office:value-type="float" office:value="-0.00109374999991019" calcext:value-type="float">
            <text:p>-0.001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08" calcext:value-type="float">
            <text:p>108</text:p>
          </table:table-cell>
          <table:table-cell office:value-type="float" office:value="63626904033377.6" calcext:value-type="float">
            <text:p>63626904033377.6</text:p>
          </table:table-cell>
          <table:table-cell table:formula="of:=([.C109]-[.C108])/1000" office:value-type="float" office:value="1.9963984375" calcext:value-type="float">
            <text:p>1.9964</text:p>
          </table:table-cell>
          <table:table-cell table:formula="of:=[.D109]+[.E108]" office:value-type="float" office:value="213.9988046875" calcext:value-type="float">
            <text:p>213.9988</text:p>
          </table:table-cell>
          <table:table-cell table:style-name="ce13" table:formula="of:=[.E109]-2*([.$B109]-1)" office:value-type="float" office:value="-0.00119531249998772" calcext:value-type="float">
            <text:p>-0.0011953125</text:p>
          </table:table-cell>
          <table:table-cell office:value-type="float" office:value="63626904516676.3" calcext:value-type="float">
            <text:p>63626904516676.3</text:p>
          </table:table-cell>
          <table:table-cell table:style-name="ce11" table:formula="of:=([.G109]-[.G108])/1000" office:value-type="float" office:value="1.999296875" calcext:value-type="float">
            <text:p>1.9993</text:p>
          </table:table-cell>
          <table:table-cell table:style-name="ce11" table:formula="of:=[.H109]+[.I108]" office:value-type="float" office:value="213.9985" calcext:value-type="float">
            <text:p>213.9985</text:p>
          </table:table-cell>
          <table:table-cell table:style-name="ce14" table:formula="of:=[.I109]-2*([.$B109]-1)" office:value-type="float" office:value="-0.00150000000002137" calcext:value-type="float">
            <text:p>-0.0015</text:p>
          </table:table-cell>
          <table:table-cell office:value-type="float" office:value="63626904999576" calcext:value-type="float">
            <text:p>63626904999576</text:p>
          </table:table-cell>
          <table:table-cell table:style-name="ce11" table:formula="of:=([.K109]-[.K108])/1000" office:value-type="float" office:value="2.001703125" calcext:value-type="float">
            <text:p>2.0017</text:p>
          </table:table-cell>
          <table:table-cell table:style-name="ce11" table:formula="of:=[.L109]+[.M108]" office:value-type="float" office:value="214" calcext:value-type="float">
            <text:p>214.0000</text:p>
          </table:table-cell>
          <table:table-cell table:style-name="ce15" table:formula="of:=[.M109]-2*([.$B109]-1)" office:value-type="float" office:value="0" calcext:value-type="float">
            <text:p>0</text:p>
          </table:table-cell>
          <table:table-cell office:value-type="float" office:value="63626905463856.2" calcext:value-type="float">
            <text:p>63626905463856.2</text:p>
          </table:table-cell>
          <table:table-cell table:style-name="ce11" table:formula="of:=([.O109]-[.O108])/1000" office:value-type="float" office:value="2.0005" calcext:value-type="float">
            <text:p>2.0005</text:p>
          </table:table-cell>
          <table:table-cell table:style-name="ce11" table:formula="of:=[.P109]+[.Q108]" office:value-type="float" office:value="214.002203125" calcext:value-type="float">
            <text:p>214.0022</text:p>
          </table:table-cell>
          <table:table-cell table:style-name="ce16" table:formula="of:=[.Q109]-2*([.$B109]-1)" office:value-type="float" office:value="0.00220312499993724" calcext:value-type="float">
            <text:p>0.002203125</text:p>
          </table:table-cell>
          <table:table-cell office:value-type="float" office:value="63626905929183.7" calcext:value-type="float">
            <text:p>63626905929183.7</text:p>
          </table:table-cell>
          <table:table-cell table:style-name="ce11" table:formula="of:=([.S109]-[.S108])/1000" office:value-type="float" office:value="2.00340625" calcext:value-type="float">
            <text:p>2.0034</text:p>
          </table:table-cell>
          <table:table-cell table:style-name="ce11" table:formula="of:=[.T109]+[.U108]" office:value-type="float" office:value="214.0018046875" calcext:value-type="float">
            <text:p>214.0018</text:p>
          </table:table-cell>
          <table:table-cell table:style-name="ce17" table:formula="of:=[.U109]-2*([.$B109]-1)" office:value-type="float" office:value="0.0018046875000266" calcext:value-type="float">
            <text:p>0.0018046875</text:p>
          </table:table-cell>
          <table:table-cell office:value-type="float" office:value="63626906413938.7" calcext:value-type="float">
            <text:p>63626906413938.7</text:p>
          </table:table-cell>
          <table:table-cell table:style-name="ce11" table:formula="of:=([.W109]-[.W108])/1000" office:value-type="float" office:value="2.003" calcext:value-type="float">
            <text:p>2.0030</text:p>
          </table:table-cell>
          <table:table-cell table:style-name="ce11" table:formula="of:=[.X109]+[.Y108]" office:value-type="float" office:value="214.002203125" calcext:value-type="float">
            <text:p>214.0022</text:p>
          </table:table-cell>
          <table:table-cell table:style-name="ce18" table:formula="of:=[.Y109]-2*([.$B109]-1)" office:value-type="float" office:value="0.00220312499999409" calcext:value-type="float">
            <text:p>0.002203125</text:p>
          </table:table-cell>
          <table:table-cell office:value-type="float" office:value="63626906879387.3" calcext:value-type="float">
            <text:p>63626906879387.3</text:p>
          </table:table-cell>
          <table:table-cell table:style-name="ce11" table:formula="of:=([.AA109]-[.AA108])/1000" office:value-type="float" office:value="2.0006953125" calcext:value-type="float">
            <text:p>2.0007</text:p>
          </table:table-cell>
          <table:table-cell table:style-name="ce11" table:formula="of:=[.AB109]+[.AC108]" office:value-type="float" office:value="213.9995" calcext:value-type="float">
            <text:p>213.9995</text:p>
          </table:table-cell>
          <table:table-cell table:style-name="ce19" table:formula="of:=[.AC109]-2*([.$B109]-1)" office:value-type="float" office:value="-0.000499999999988177" calcext:value-type="float">
            <text:p>-0.0005</text:p>
          </table:table-cell>
          <table:table-cell office:value-type="float" office:value="63626907353623" calcext:value-type="float">
            <text:p>63626907353623</text:p>
          </table:table-cell>
          <table:table-cell table:style-name="ce11" table:formula="of:=([.AE109]-[.AE108])/1000" office:value-type="float" office:value="2.001203125" calcext:value-type="float">
            <text:p>2.0012</text:p>
          </table:table-cell>
          <table:table-cell table:style-name="ce11" table:formula="of:=[.AF109]+[.AG108]" office:value-type="float" office:value="214" calcext:value-type="float">
            <text:p>214.0000</text:p>
          </table:table-cell>
          <table:table-cell table:style-name="ce20" table:formula="of:=[.AG109]-2*([.$B109]-1)" office:value-type="float" office:value="0" calcext:value-type="float">
            <text:p>0</text:p>
          </table:table-cell>
          <table:table-cell office:value-type="float" office:value="63626907823293.7" calcext:value-type="float">
            <text:p>63626907823293.7</text:p>
          </table:table-cell>
          <table:table-cell table:style-name="ce11" table:formula="of:=([.AI109]-[.AI108])/1000" office:value-type="float" office:value="1.9991015625" calcext:value-type="float">
            <text:p>1.9991</text:p>
          </table:table-cell>
          <table:table-cell table:style-name="ce11" table:formula="of:=[.AJ109]+[.AK108]" office:value-type="float" office:value="214.0003046875" calcext:value-type="float">
            <text:p>214.0003</text:p>
          </table:table-cell>
          <table:table-cell table:style-name="ce21" table:formula="of:=[.AK109]-2*([.$B109]-1)" office:value-type="float" office:value="0.00030468750000523" calcext:value-type="float">
            <text:p>0.0003046875</text:p>
          </table:table-cell>
          <table:table-cell office:value-type="float" office:value="63626908289102.3" calcext:value-type="float">
            <text:p>63626908289102.3</text:p>
          </table:table-cell>
          <table:table-cell table:style-name="ce11" table:formula="of:=([.AM109]-[.AM108])/1000" office:value-type="float" office:value="2.00109375" calcext:value-type="float">
            <text:p>2.0011</text:p>
          </table:table-cell>
          <table:table-cell table:style-name="ce11" table:formula="of:=[.AN109]+[.AO108]" office:value-type="float" office:value="213.9988984375" calcext:value-type="float">
            <text:p>213.9989</text:p>
          </table:table-cell>
          <table:table-cell table:style-name="ce22" table:formula="of:=[.AO109]-2*([.$B109]-1)" office:value-type="float" office:value="-0.00110156250002547" calcext:value-type="float">
            <text:p>-0.0011015625</text:p>
          </table:table-cell>
          <table:table-cell office:value-type="float" office:value="63626908758837.1" calcext:value-type="float">
            <text:p>63626908758837.1</text:p>
          </table:table-cell>
          <table:table-cell table:style-name="ce23" table:formula="of:=([.AQ109]-[.AQ108])/1000" office:value-type="float" office:value="2.0003984375" calcext:value-type="float">
            <text:p>2.0004</text:p>
          </table:table-cell>
          <table:table-cell table:style-name="ce11" table:formula="of:=[.AR109]+[.AS108]" office:value-type="float" office:value="213.9996015625" calcext:value-type="float">
            <text:p>213.9996</text:p>
          </table:table-cell>
          <table:table-cell table:style-name="ce24" table:formula="of:=[.AS109]-2*([.$B109]-1)" office:value-type="float" office:value="-0.00039843749988222" calcext:value-type="float">
            <text:p>-0.0003984375</text:p>
          </table:table-cell>
          <table:table-cell office:value-type="float" office:value="63626909230610.3" calcext:value-type="float">
            <text:p>63626909230610.3</text:p>
          </table:table-cell>
          <table:table-cell table:style-name="ce11" table:formula="of:=([.AU109]-[.AU108])/1000" office:value-type="float" office:value="2.00209375" calcext:value-type="float">
            <text:p>2.0021</text:p>
          </table:table-cell>
          <table:table-cell table:style-name="ce11" table:formula="of:=[.AV109]+[.AW108]" office:value-type="float" office:value="214.001" calcext:value-type="float">
            <text:p>214.0010</text:p>
          </table:table-cell>
          <table:table-cell table:style-name="ce25" table:formula="of:=[.AW109]-2*([.$B109]-1)" office:value-type="float" office:value="0.00100000000009004" calcext:value-type="float">
            <text:p>0.001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9</text:p>
          </table:table-cell>
          <table:table-cell table:style-name="ce10" office:value-type="float" office:value="109" calcext:value-type="float">
            <text:p>109</text:p>
          </table:table-cell>
          <table:table-cell office:value-type="float" office:value="63626904035380.4" calcext:value-type="float">
            <text:p>63626904035380.4</text:p>
          </table:table-cell>
          <table:table-cell table:formula="of:=([.C110]-[.C109])/1000" office:value-type="float" office:value="2.002796875" calcext:value-type="float">
            <text:p>2.0028</text:p>
          </table:table-cell>
          <table:table-cell table:formula="of:=[.D110]+[.E109]" office:value-type="float" office:value="216.0016015625" calcext:value-type="float">
            <text:p>216.0016</text:p>
          </table:table-cell>
          <table:table-cell table:style-name="ce13" table:formula="of:=[.E110]-2*([.$B110]-1)" office:value-type="float" office:value="0.00160156250001364" calcext:value-type="float">
            <text:p>0.0016015625</text:p>
          </table:table-cell>
          <table:table-cell office:value-type="float" office:value="63626904518678.2" calcext:value-type="float">
            <text:p>63626904518678.2</text:p>
          </table:table-cell>
          <table:table-cell table:style-name="ce11" table:formula="of:=([.G110]-[.G109])/1000" office:value-type="float" office:value="2.00190625" calcext:value-type="float">
            <text:p>2.0019</text:p>
          </table:table-cell>
          <table:table-cell table:style-name="ce11" table:formula="of:=[.H110]+[.I109]" office:value-type="float" office:value="216.00040625" calcext:value-type="float">
            <text:p>216.0004</text:p>
          </table:table-cell>
          <table:table-cell table:style-name="ce14" table:formula="of:=[.I110]-2*([.$B110]-1)" office:value-type="float" office:value="0.000406249999969077" calcext:value-type="float">
            <text:p>0.00040625</text:p>
          </table:table-cell>
          <table:table-cell office:value-type="float" office:value="63626905001577" calcext:value-type="float">
            <text:p>63626905001577</text:p>
          </table:table-cell>
          <table:table-cell table:style-name="ce11" table:formula="of:=([.K110]-[.K109])/1000" office:value-type="float" office:value="2.001" calcext:value-type="float">
            <text:p>2.0010</text:p>
          </table:table-cell>
          <table:table-cell table:style-name="ce11" table:formula="of:=[.L110]+[.M109]" office:value-type="float" office:value="216.001" calcext:value-type="float">
            <text:p>216.0010</text:p>
          </table:table-cell>
          <table:table-cell table:style-name="ce15" table:formula="of:=[.M110]-2*([.$B110]-1)" office:value-type="float" office:value="0.0010000000000332" calcext:value-type="float">
            <text:p>0.001</text:p>
          </table:table-cell>
          <table:table-cell office:value-type="float" office:value="63626905465854.5" calcext:value-type="float">
            <text:p>63626905465854.5</text:p>
          </table:table-cell>
          <table:table-cell table:style-name="ce11" table:formula="of:=([.O110]-[.O109])/1000" office:value-type="float" office:value="1.998296875" calcext:value-type="float">
            <text:p>1.9983</text:p>
          </table:table-cell>
          <table:table-cell table:style-name="ce11" table:formula="of:=[.P110]+[.Q109]" office:value-type="float" office:value="216.0005" calcext:value-type="float">
            <text:p>216.0005</text:p>
          </table:table-cell>
          <table:table-cell table:style-name="ce16" table:formula="of:=[.Q110]-2*([.$B110]-1)" office:value-type="float" office:value="0.000499999999931333" calcext:value-type="float">
            <text:p>0.0005</text:p>
          </table:table-cell>
          <table:table-cell office:value-type="float" office:value="63626905931183.3" calcext:value-type="float">
            <text:p>63626905931183.3</text:p>
          </table:table-cell>
          <table:table-cell table:style-name="ce11" table:formula="of:=([.S110]-[.S109])/1000" office:value-type="float" office:value="1.99959375" calcext:value-type="float">
            <text:p>1.9996</text:p>
          </table:table-cell>
          <table:table-cell table:style-name="ce11" table:formula="of:=[.T110]+[.U109]" office:value-type="float" office:value="216.0013984375" calcext:value-type="float">
            <text:p>216.0014</text:p>
          </table:table-cell>
          <table:table-cell table:style-name="ce17" table:formula="of:=[.U110]-2*([.$B110]-1)" office:value-type="float" office:value="0.0013984375000291" calcext:value-type="float">
            <text:p>0.0013984375</text:p>
          </table:table-cell>
          <table:table-cell office:value-type="float" office:value="63626906415938" calcext:value-type="float">
            <text:p>63626906415938</text:p>
          </table:table-cell>
          <table:table-cell table:style-name="ce11" table:formula="of:=([.W110]-[.W109])/1000" office:value-type="float" office:value="1.999296875" calcext:value-type="float">
            <text:p>1.9993</text:p>
          </table:table-cell>
          <table:table-cell table:style-name="ce11" table:formula="of:=[.X110]+[.Y109]" office:value-type="float" office:value="216.0015" calcext:value-type="float">
            <text:p>216.0015</text:p>
          </table:table-cell>
          <table:table-cell table:style-name="ce18" table:formula="of:=[.Y110]-2*([.$B110]-1)" office:value-type="float" office:value="0.00149999999999295" calcext:value-type="float">
            <text:p>0.0015</text:p>
          </table:table-cell>
          <table:table-cell office:value-type="float" office:value="63626906881388.6" calcext:value-type="float">
            <text:p>63626906881388.6</text:p>
          </table:table-cell>
          <table:table-cell table:style-name="ce11" table:formula="of:=([.AA110]-[.AA109])/1000" office:value-type="float" office:value="2.0013046875" calcext:value-type="float">
            <text:p>2.0013</text:p>
          </table:table-cell>
          <table:table-cell table:style-name="ce11" table:formula="of:=[.AB110]+[.AC109]" office:value-type="float" office:value="216.0008046875" calcext:value-type="float">
            <text:p>216.0008</text:p>
          </table:table-cell>
          <table:table-cell table:style-name="ce19" table:formula="of:=[.AC110]-2*([.$B110]-1)" office:value-type="float" office:value="0.000804687500021828" calcext:value-type="float">
            <text:p>0.0008046875</text:p>
          </table:table-cell>
          <table:table-cell office:value-type="float" office:value="63626907355621.3" calcext:value-type="float">
            <text:p>63626907355621.3</text:p>
          </table:table-cell>
          <table:table-cell table:style-name="ce11" table:formula="of:=([.AE110]-[.AE109])/1000" office:value-type="float" office:value="1.998296875" calcext:value-type="float">
            <text:p>1.9983</text:p>
          </table:table-cell>
          <table:table-cell table:style-name="ce11" table:formula="of:=[.AF110]+[.AG109]" office:value-type="float" office:value="215.998296875" calcext:value-type="float">
            <text:p>215.9983</text:p>
          </table:table-cell>
          <table:table-cell table:style-name="ce20" table:formula="of:=[.AG110]-2*([.$B110]-1)" office:value-type="float" office:value="-0.00170312500006276" calcext:value-type="float">
            <text:p>-0.001703125</text:p>
          </table:table-cell>
          <table:table-cell office:value-type="float" office:value="63626907825295.1" calcext:value-type="float">
            <text:p>63626907825295.1</text:p>
          </table:table-cell>
          <table:table-cell table:style-name="ce11" table:formula="of:=([.AI110]-[.AI109])/1000" office:value-type="float" office:value="2.0013984375" calcext:value-type="float">
            <text:p>2.0014</text:p>
          </table:table-cell>
          <table:table-cell table:style-name="ce11" table:formula="of:=[.AJ110]+[.AK109]" office:value-type="float" office:value="216.001703125" calcext:value-type="float">
            <text:p>216.0017</text:p>
          </table:table-cell>
          <table:table-cell table:style-name="ce21" table:formula="of:=[.AK110]-2*([.$B110]-1)" office:value-type="float" office:value="0.00170312500000591" calcext:value-type="float">
            <text:p>0.001703125</text:p>
          </table:table-cell>
          <table:table-cell office:value-type="float" office:value="63626908291103" calcext:value-type="float">
            <text:p>63626908291103</text:p>
          </table:table-cell>
          <table:table-cell table:style-name="ce11" table:formula="of:=([.AM110]-[.AM109])/1000" office:value-type="float" office:value="2.000703125" calcext:value-type="float">
            <text:p>2.0007</text:p>
          </table:table-cell>
          <table:table-cell table:style-name="ce11" table:formula="of:=[.AN110]+[.AO109]" office:value-type="float" office:value="215.9996015625" calcext:value-type="float">
            <text:p>215.9996</text:p>
          </table:table-cell>
          <table:table-cell table:style-name="ce22" table:formula="of:=[.AO110]-2*([.$B110]-1)" office:value-type="float" office:value="-0.000398437500024329" calcext:value-type="float">
            <text:p>-0.0003984375</text:p>
          </table:table-cell>
          <table:table-cell office:value-type="float" office:value="63626908760837.7" calcext:value-type="float">
            <text:p>63626908760837.7</text:p>
          </table:table-cell>
          <table:table-cell table:style-name="ce23" table:formula="of:=([.AQ110]-[.AQ109])/1000" office:value-type="float" office:value="2.0006015625" calcext:value-type="float">
            <text:p>2.0006</text:p>
          </table:table-cell>
          <table:table-cell table:style-name="ce11" table:formula="of:=[.AR110]+[.AS109]" office:value-type="float" office:value="216.000203125" calcext:value-type="float">
            <text:p>216.0002</text:p>
          </table:table-cell>
          <table:table-cell table:style-name="ce24" table:formula="of:=[.AS110]-2*([.$B110]-1)" office:value-type="float" office:value="0.000203125000126647" calcext:value-type="float">
            <text:p>0.000203125</text:p>
          </table:table-cell>
          <table:table-cell office:value-type="float" office:value="63626909232608.7" calcext:value-type="float">
            <text:p>63626909232608.7</text:p>
          </table:table-cell>
          <table:table-cell table:style-name="ce11" table:formula="of:=([.AU110]-[.AU109])/1000" office:value-type="float" office:value="1.99840625" calcext:value-type="float">
            <text:p>1.9984</text:p>
          </table:table-cell>
          <table:table-cell table:style-name="ce11" table:formula="of:=[.AV110]+[.AW109]" office:value-type="float" office:value="215.99940625" calcext:value-type="float">
            <text:p>215.9994</text:p>
          </table:table-cell>
          <table:table-cell table:style-name="ce25" table:formula="of:=[.AW110]-2*([.$B110]-1)" office:value-type="float" office:value="-0.000593749999922011" calcext:value-type="float">
            <text:p>-0.0005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10" office:value-type="float" office:value="110" calcext:value-type="float">
            <text:p>110</text:p>
          </table:table-cell>
          <table:table-cell office:value-type="float" office:value="63626904037377.8" calcext:value-type="float">
            <text:p>63626904037377.8</text:p>
          </table:table-cell>
          <table:table-cell table:formula="of:=([.C111]-[.C110])/1000" office:value-type="float" office:value="1.9973984375" calcext:value-type="float">
            <text:p>1.9974</text:p>
          </table:table-cell>
          <table:table-cell table:formula="of:=[.D111]+[.E110]" office:value-type="float" office:value="217.999" calcext:value-type="float">
            <text:p>217.9990</text:p>
          </table:table-cell>
          <table:table-cell table:style-name="ce13" table:formula="of:=[.E111]-2*([.$B111]-1)" office:value-type="float" office:value="-0.000999999999976353" calcext:value-type="float">
            <text:p>-0.001</text:p>
          </table:table-cell>
          <table:table-cell office:value-type="float" office:value="63626904520679.4" calcext:value-type="float">
            <text:p>63626904520679.4</text:p>
          </table:table-cell>
          <table:table-cell table:style-name="ce11" table:formula="of:=([.G111]-[.G110])/1000" office:value-type="float" office:value="2.0011953125" calcext:value-type="float">
            <text:p>2.0012</text:p>
          </table:table-cell>
          <table:table-cell table:style-name="ce11" table:formula="of:=[.H111]+[.I110]" office:value-type="float" office:value="218.0016015625" calcext:value-type="float">
            <text:p>218.0016</text:p>
          </table:table-cell>
          <table:table-cell table:style-name="ce14" table:formula="of:=[.I111]-2*([.$B111]-1)" office:value-type="float" office:value="0.0016015624999568" calcext:value-type="float">
            <text:p>0.0016015625</text:p>
          </table:table-cell>
          <table:table-cell office:value-type="float" office:value="63626905003574.3" calcext:value-type="float">
            <text:p>63626905003574.3</text:p>
          </table:table-cell>
          <table:table-cell table:style-name="ce11" table:formula="of:=([.K111]-[.K110])/1000" office:value-type="float" office:value="1.997296875" calcext:value-type="float">
            <text:p>1.9973</text:p>
          </table:table-cell>
          <table:table-cell table:style-name="ce11" table:formula="of:=[.L111]+[.M110]" office:value-type="float" office:value="217.998296875" calcext:value-type="float">
            <text:p>217.9983</text:p>
          </table:table-cell>
          <table:table-cell table:style-name="ce15" table:formula="of:=[.M111]-2*([.$B111]-1)" office:value-type="float" office:value="-0.00170312499997749" calcext:value-type="float">
            <text:p>-0.001703125</text:p>
          </table:table-cell>
          <table:table-cell office:value-type="float" office:value="63626905467855.4" calcext:value-type="float">
            <text:p>63626905467855.4</text:p>
          </table:table-cell>
          <table:table-cell table:style-name="ce11" table:formula="of:=([.O111]-[.O110])/1000" office:value-type="float" office:value="2.0008984375" calcext:value-type="float">
            <text:p>2.0009</text:p>
          </table:table-cell>
          <table:table-cell table:style-name="ce11" table:formula="of:=[.P111]+[.Q110]" office:value-type="float" office:value="218.0013984375" calcext:value-type="float">
            <text:p>218.0014</text:p>
          </table:table-cell>
          <table:table-cell table:style-name="ce16" table:formula="of:=[.Q111]-2*([.$B111]-1)" office:value-type="float" office:value="0.00139843749994384" calcext:value-type="float">
            <text:p>0.0013984375</text:p>
          </table:table-cell>
          <table:table-cell office:value-type="float" office:value="63626905933180.6" calcext:value-type="float">
            <text:p>63626905933180.6</text:p>
          </table:table-cell>
          <table:table-cell table:style-name="ce11" table:formula="of:=([.S111]-[.S110])/1000" office:value-type="float" office:value="1.9973046875" calcext:value-type="float">
            <text:p>1.9973</text:p>
          </table:table-cell>
          <table:table-cell table:style-name="ce11" table:formula="of:=[.T111]+[.U110]" office:value-type="float" office:value="217.998703125" calcext:value-type="float">
            <text:p>217.9987</text:p>
          </table:table-cell>
          <table:table-cell table:style-name="ce17" table:formula="of:=[.U111]-2*([.$B111]-1)" office:value-type="float" office:value="-0.00129687499997999" calcext:value-type="float">
            <text:p>-0.001296875</text:p>
          </table:table-cell>
          <table:table-cell office:value-type="float" office:value="63626906417936.6" calcext:value-type="float">
            <text:p>63626906417936.6</text:p>
          </table:table-cell>
          <table:table-cell table:style-name="ce11" table:formula="of:=([.W111]-[.W110])/1000" office:value-type="float" office:value="1.9986015625" calcext:value-type="float">
            <text:p>1.9986</text:p>
          </table:table-cell>
          <table:table-cell table:style-name="ce11" table:formula="of:=[.X111]+[.Y110]" office:value-type="float" office:value="218.0001015625" calcext:value-type="float">
            <text:p>218.0001</text:p>
          </table:table-cell>
          <table:table-cell table:style-name="ce18" table:formula="of:=[.Y111]-2*([.$B111]-1)" office:value-type="float" office:value="0.000101562499992269" calcext:value-type="float">
            <text:p>0.0001015625</text:p>
          </table:table-cell>
          <table:table-cell office:value-type="float" office:value="63626906883386.4" calcext:value-type="float">
            <text:p>63626906883386.4</text:p>
          </table:table-cell>
          <table:table-cell table:style-name="ce11" table:formula="of:=([.AA111]-[.AA110])/1000" office:value-type="float" office:value="1.997796875" calcext:value-type="float">
            <text:p>1.9978</text:p>
          </table:table-cell>
          <table:table-cell table:style-name="ce11" table:formula="of:=[.AB111]+[.AC110]" office:value-type="float" office:value="217.9986015625" calcext:value-type="float">
            <text:p>217.9986</text:p>
          </table:table-cell>
          <table:table-cell table:style-name="ce19" table:formula="of:=[.AC111]-2*([.$B111]-1)" office:value-type="float" office:value="-0.00139843749997226" calcext:value-type="float">
            <text:p>-0.0013984375</text:p>
          </table:table-cell>
          <table:table-cell office:value-type="float" office:value="63626907357624.1" calcext:value-type="float">
            <text:p>63626907357624.1</text:p>
          </table:table-cell>
          <table:table-cell table:style-name="ce11" table:formula="of:=([.AE111]-[.AE110])/1000" office:value-type="float" office:value="2.0028046875" calcext:value-type="float">
            <text:p>2.0028</text:p>
          </table:table-cell>
          <table:table-cell table:style-name="ce11" table:formula="of:=[.AF111]+[.AG110]" office:value-type="float" office:value="218.0011015625" calcext:value-type="float">
            <text:p>218.0011</text:p>
          </table:table-cell>
          <table:table-cell table:style-name="ce20" table:formula="of:=[.AG111]-2*([.$B111]-1)" office:value-type="float" office:value="0.0011015624999402" calcext:value-type="float">
            <text:p>0.0011015625</text:p>
          </table:table-cell>
          <table:table-cell office:value-type="float" office:value="63626907827293.4" calcext:value-type="float">
            <text:p>63626907827293.4</text:p>
          </table:table-cell>
          <table:table-cell table:style-name="ce11" table:formula="of:=([.AI111]-[.AI110])/1000" office:value-type="float" office:value="1.998296875" calcext:value-type="float">
            <text:p>1.9983</text:p>
          </table:table-cell>
          <table:table-cell table:style-name="ce11" table:formula="of:=[.AJ111]+[.AK110]" office:value-type="float" office:value="218" calcext:value-type="float">
            <text:p>218.0000</text:p>
          </table:table-cell>
          <table:table-cell table:style-name="ce21" table:formula="of:=[.AK111]-2*([.$B111]-1)" office:value-type="float" office:value="0" calcext:value-type="float">
            <text:p>0</text:p>
          </table:table-cell>
          <table:table-cell office:value-type="float" office:value="63626908293101.7" calcext:value-type="float">
            <text:p>63626908293101.7</text:p>
          </table:table-cell>
          <table:table-cell table:style-name="ce11" table:formula="of:=([.AM111]-[.AM110])/1000" office:value-type="float" office:value="1.998703125" calcext:value-type="float">
            <text:p>1.9987</text:p>
          </table:table-cell>
          <table:table-cell table:style-name="ce11" table:formula="of:=[.AN111]+[.AO110]" office:value-type="float" office:value="217.9983046875" calcext:value-type="float">
            <text:p>217.9983</text:p>
          </table:table-cell>
          <table:table-cell table:style-name="ce22" table:formula="of:=[.AO111]-2*([.$B111]-1)" office:value-type="float" office:value="-0.00169531250003274" calcext:value-type="float">
            <text:p>-0.0016953125</text:p>
          </table:table-cell>
          <table:table-cell office:value-type="float" office:value="63626908762837.6" calcext:value-type="float">
            <text:p>63626908762837.6</text:p>
          </table:table-cell>
          <table:table-cell table:style-name="ce23" table:formula="of:=([.AQ111]-[.AQ110])/1000" office:value-type="float" office:value="1.9998984375" calcext:value-type="float">
            <text:p>1.9999</text:p>
          </table:table-cell>
          <table:table-cell table:style-name="ce11" table:formula="of:=[.AR111]+[.AS110]" office:value-type="float" office:value="218.0001015625" calcext:value-type="float">
            <text:p>218.0001</text:p>
          </table:table-cell>
          <table:table-cell table:style-name="ce24" table:formula="of:=[.AS111]-2*([.$B111]-1)" office:value-type="float" office:value="0.000101562500134378" calcext:value-type="float">
            <text:p>0.0001015625</text:p>
          </table:table-cell>
          <table:table-cell office:value-type="float" office:value="63626909234610.6" calcext:value-type="float">
            <text:p>63626909234610.6</text:p>
          </table:table-cell>
          <table:table-cell table:style-name="ce11" table:formula="of:=([.AU111]-[.AU110])/1000" office:value-type="float" office:value="2.0018984375" calcext:value-type="float">
            <text:p>2.0019</text:p>
          </table:table-cell>
          <table:table-cell table:style-name="ce11" table:formula="of:=[.AV111]+[.AW110]" office:value-type="float" office:value="218.0013046875" calcext:value-type="float">
            <text:p>218.0013</text:p>
          </table:table-cell>
          <table:table-cell table:style-name="ce25" table:formula="of:=[.AW111]-2*([.$B111]-1)" office:value-type="float" office:value="0.00130468750006685" calcext:value-type="float">
            <text:p>0.0013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11" calcext:value-type="float">
            <text:p>111</text:p>
          </table:table-cell>
          <table:table-cell office:value-type="float" office:value="63626904039377.4" calcext:value-type="float">
            <text:p>63626904039377.4</text:p>
          </table:table-cell>
          <table:table-cell table:formula="of:=([.C112]-[.C111])/1000" office:value-type="float" office:value="1.9996015625" calcext:value-type="float">
            <text:p>1.9996</text:p>
          </table:table-cell>
          <table:table-cell table:formula="of:=[.D112]+[.E111]" office:value-type="float" office:value="219.9986015625" calcext:value-type="float">
            <text:p>219.9986</text:p>
          </table:table-cell>
          <table:table-cell table:style-name="ce13" table:formula="of:=[.E112]-2*([.$B112]-1)" office:value-type="float" office:value="-0.00139843749997226" calcext:value-type="float">
            <text:p>-0.0013984375</text:p>
          </table:table-cell>
          <table:table-cell office:value-type="float" office:value="63626904522678.5" calcext:value-type="float">
            <text:p>63626904522678.5</text:p>
          </table:table-cell>
          <table:table-cell table:style-name="ce11" table:formula="of:=([.G112]-[.G111])/1000" office:value-type="float" office:value="1.9991015625" calcext:value-type="float">
            <text:p>1.9991</text:p>
          </table:table-cell>
          <table:table-cell table:style-name="ce11" table:formula="of:=[.H112]+[.I111]" office:value-type="float" office:value="220.000703125" calcext:value-type="float">
            <text:p>220.0007</text:p>
          </table:table-cell>
          <table:table-cell table:style-name="ce14" table:formula="of:=[.I112]-2*([.$B112]-1)" office:value-type="float" office:value="0.000703124999944293" calcext:value-type="float">
            <text:p>0.000703125</text:p>
          </table:table-cell>
          <table:table-cell office:value-type="float" office:value="63626905005576.9" calcext:value-type="float">
            <text:p>63626905005576.9</text:p>
          </table:table-cell>
          <table:table-cell table:style-name="ce11" table:formula="of:=([.K112]-[.K111])/1000" office:value-type="float" office:value="2.0026015625" calcext:value-type="float">
            <text:p>2.0026</text:p>
          </table:table-cell>
          <table:table-cell table:style-name="ce11" table:formula="of:=[.L112]+[.M111]" office:value-type="float" office:value="220.0008984375" calcext:value-type="float">
            <text:p>220.0009</text:p>
          </table:table-cell>
          <table:table-cell table:style-name="ce15" table:formula="of:=[.M112]-2*([.$B112]-1)" office:value-type="float" office:value="0.000898437500012506" calcext:value-type="float">
            <text:p>0.0008984375</text:p>
          </table:table-cell>
          <table:table-cell office:value-type="float" office:value="63626905469854.1" calcext:value-type="float">
            <text:p>63626905469854.1</text:p>
          </table:table-cell>
          <table:table-cell table:style-name="ce11" table:formula="of:=([.O112]-[.O111])/1000" office:value-type="float" office:value="1.998703125" calcext:value-type="float">
            <text:p>1.9987</text:p>
          </table:table-cell>
          <table:table-cell table:style-name="ce11" table:formula="of:=[.P112]+[.Q111]" office:value-type="float" office:value="220.0001015625" calcext:value-type="float">
            <text:p>220.0001</text:p>
          </table:table-cell>
          <table:table-cell table:style-name="ce16" table:formula="of:=[.Q112]-2*([.$B112]-1)" office:value-type="float" office:value="0.000101562499935426" calcext:value-type="float">
            <text:p>0.0001015625</text:p>
          </table:table-cell>
          <table:table-cell office:value-type="float" office:value="63626905935182.1" calcext:value-type="float">
            <text:p>63626905935182.1</text:p>
          </table:table-cell>
          <table:table-cell table:style-name="ce11" table:formula="of:=([.S112]-[.S111])/1000" office:value-type="float" office:value="2.0015" calcext:value-type="float">
            <text:p>2.0015</text:p>
          </table:table-cell>
          <table:table-cell table:style-name="ce11" table:formula="of:=[.T112]+[.U111]" office:value-type="float" office:value="220.000203125" calcext:value-type="float">
            <text:p>220.0002</text:p>
          </table:table-cell>
          <table:table-cell table:style-name="ce17" table:formula="of:=[.U112]-2*([.$B112]-1)" office:value-type="float" office:value="0.00020312500001296" calcext:value-type="float">
            <text:p>0.000203125</text:p>
          </table:table-cell>
          <table:table-cell office:value-type="float" office:value="63626906419937.2" calcext:value-type="float">
            <text:p>63626906419937.2</text:p>
          </table:table-cell>
          <table:table-cell table:style-name="ce11" table:formula="of:=([.W112]-[.W111])/1000" office:value-type="float" office:value="2.0006015625" calcext:value-type="float">
            <text:p>2.0006</text:p>
          </table:table-cell>
          <table:table-cell table:style-name="ce11" table:formula="of:=[.X112]+[.Y111]" office:value-type="float" office:value="220.000703125" calcext:value-type="float">
            <text:p>220.0007</text:p>
          </table:table-cell>
          <table:table-cell table:style-name="ce18" table:formula="of:=[.Y112]-2*([.$B112]-1)" office:value-type="float" office:value="0.000703125000001137" calcext:value-type="float">
            <text:p>0.000703125</text:p>
          </table:table-cell>
          <table:table-cell office:value-type="float" office:value="63626906885386.2" calcext:value-type="float">
            <text:p>63626906885386.2</text:p>
          </table:table-cell>
          <table:table-cell table:style-name="ce11" table:formula="of:=([.AA112]-[.AA111])/1000" office:value-type="float" office:value="1.9998046875" calcext:value-type="float">
            <text:p>1.9998</text:p>
          </table:table-cell>
          <table:table-cell table:style-name="ce11" table:formula="of:=[.AB112]+[.AC111]" office:value-type="float" office:value="219.99840625" calcext:value-type="float">
            <text:p>219.9984</text:p>
          </table:table-cell>
          <table:table-cell table:style-name="ce19" table:formula="of:=[.AC112]-2*([.$B112]-1)" office:value-type="float" office:value="-0.00159374999998363" calcext:value-type="float">
            <text:p>-0.00159375</text:p>
          </table:table-cell>
          <table:table-cell office:value-type="float" office:value="63626907359623.7" calcext:value-type="float">
            <text:p>63626907359623.7</text:p>
          </table:table-cell>
          <table:table-cell table:style-name="ce11" table:formula="of:=([.AE112]-[.AE111])/1000" office:value-type="float" office:value="1.9996015625" calcext:value-type="float">
            <text:p>1.9996</text:p>
          </table:table-cell>
          <table:table-cell table:style-name="ce11" table:formula="of:=[.AF112]+[.AG111]" office:value-type="float" office:value="220.000703125" calcext:value-type="float">
            <text:p>220.0007</text:p>
          </table:table-cell>
          <table:table-cell table:style-name="ce20" table:formula="of:=[.AG112]-2*([.$B112]-1)" office:value-type="float" office:value="0.000703124999944293" calcext:value-type="float">
            <text:p>0.000703125</text:p>
          </table:table-cell>
          <table:table-cell office:value-type="float" office:value="63626907829295" calcext:value-type="float">
            <text:p>63626907829295</text:p>
          </table:table-cell>
          <table:table-cell table:style-name="ce11" table:formula="of:=([.AI112]-[.AI111])/1000" office:value-type="float" office:value="2.0016015625" calcext:value-type="float">
            <text:p>2.0016</text:p>
          </table:table-cell>
          <table:table-cell table:style-name="ce11" table:formula="of:=[.AJ112]+[.AK111]" office:value-type="float" office:value="220.0016015625" calcext:value-type="float">
            <text:p>220.0016</text:p>
          </table:table-cell>
          <table:table-cell table:style-name="ce21" table:formula="of:=[.AK112]-2*([.$B112]-1)" office:value-type="float" office:value="0.00160156250001364" calcext:value-type="float">
            <text:p>0.0016015625</text:p>
          </table:table-cell>
          <table:table-cell office:value-type="float" office:value="63626908295104" calcext:value-type="float">
            <text:p>63626908295104</text:p>
          </table:table-cell>
          <table:table-cell table:style-name="ce11" table:formula="of:=([.AM112]-[.AM111])/1000" office:value-type="float" office:value="2.002296875" calcext:value-type="float">
            <text:p>2.0023</text:p>
          </table:table-cell>
          <table:table-cell table:style-name="ce11" table:formula="of:=[.AN112]+[.AO111]" office:value-type="float" office:value="220.0006015625" calcext:value-type="float">
            <text:p>220.0006</text:p>
          </table:table-cell>
          <table:table-cell table:style-name="ce22" table:formula="of:=[.AO112]-2*([.$B112]-1)" office:value-type="float" office:value="0.000601562499980446" calcext:value-type="float">
            <text:p>0.0006015625</text:p>
          </table:table-cell>
          <table:table-cell office:value-type="float" office:value="63626908764836.5" calcext:value-type="float">
            <text:p>63626908764836.5</text:p>
          </table:table-cell>
          <table:table-cell table:style-name="ce23" table:formula="of:=([.AQ112]-[.AQ111])/1000" office:value-type="float" office:value="1.9988984375" calcext:value-type="float">
            <text:p>1.9989</text:p>
          </table:table-cell>
          <table:table-cell table:style-name="ce11" table:formula="of:=[.AR112]+[.AS111]" office:value-type="float" office:value="219.999" calcext:value-type="float">
            <text:p>219.9990</text:p>
          </table:table-cell>
          <table:table-cell table:style-name="ce24" table:formula="of:=[.AS112]-2*([.$B112]-1)" office:value-type="float" office:value="-0.000999999999862666" calcext:value-type="float">
            <text:p>-0.001</text:p>
          </table:table-cell>
          <table:table-cell office:value-type="float" office:value="63626909236609" calcext:value-type="float">
            <text:p>63626909236609</text:p>
          </table:table-cell>
          <table:table-cell table:style-name="ce11" table:formula="of:=([.AU112]-[.AU111])/1000" office:value-type="float" office:value="1.9983984375" calcext:value-type="float">
            <text:p>1.9984</text:p>
          </table:table-cell>
          <table:table-cell table:style-name="ce11" table:formula="of:=[.AV112]+[.AW111]" office:value-type="float" office:value="219.999703125" calcext:value-type="float">
            <text:p>219.9997</text:p>
          </table:table-cell>
          <table:table-cell table:style-name="ce25" table:formula="of:=[.AW112]-2*([.$B112]-1)" office:value-type="float" office:value="-0.000296874999946795" calcext:value-type="float">
            <text:p>-0.0002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12" calcext:value-type="float">
            <text:p>112</text:p>
          </table:table-cell>
          <table:table-cell office:value-type="float" office:value="63626904041379.6" calcext:value-type="float">
            <text:p>63626904041379.6</text:p>
          </table:table-cell>
          <table:table-cell table:formula="of:=([.C113]-[.C112])/1000" office:value-type="float" office:value="2.002203125" calcext:value-type="float">
            <text:p>2.0022</text:p>
          </table:table-cell>
          <table:table-cell table:formula="of:=[.D113]+[.E112]" office:value-type="float" office:value="222.0008046875" calcext:value-type="float">
            <text:p>222.0008</text:p>
          </table:table-cell>
          <table:table-cell table:style-name="ce13" table:formula="of:=[.E113]-2*([.$B113]-1)" office:value-type="float" office:value="0.000804687500021828" calcext:value-type="float">
            <text:p>0.0008046875</text:p>
          </table:table-cell>
          <table:table-cell office:value-type="float" office:value="63626904524676.4" calcext:value-type="float">
            <text:p>63626904524676.4</text:p>
          </table:table-cell>
          <table:table-cell table:style-name="ce11" table:formula="of:=([.G113]-[.G112])/1000" office:value-type="float" office:value="1.9978984375" calcext:value-type="float">
            <text:p>1.9979</text:p>
          </table:table-cell>
          <table:table-cell table:style-name="ce11" table:formula="of:=[.H113]+[.I112]" office:value-type="float" office:value="221.9986015625" calcext:value-type="float">
            <text:p>221.9986</text:p>
          </table:table-cell>
          <table:table-cell table:style-name="ce14" table:formula="of:=[.I113]-2*([.$B113]-1)" office:value-type="float" office:value="-0.00139843750005753" calcext:value-type="float">
            <text:p>-0.0013984375</text:p>
          </table:table-cell>
          <table:table-cell office:value-type="float" office:value="63626905007574.7" calcext:value-type="float">
            <text:p>63626905007574.7</text:p>
          </table:table-cell>
          <table:table-cell table:style-name="ce11" table:formula="of:=([.K113]-[.K112])/1000" office:value-type="float" office:value="1.9978046875" calcext:value-type="float">
            <text:p>1.9978</text:p>
          </table:table-cell>
          <table:table-cell table:style-name="ce11" table:formula="of:=[.L113]+[.M112]" office:value-type="float" office:value="221.998703125" calcext:value-type="float">
            <text:p>221.9987</text:p>
          </table:table-cell>
          <table:table-cell table:style-name="ce15" table:formula="of:=[.M113]-2*([.$B113]-1)" office:value-type="float" office:value="-0.00129687499997999" calcext:value-type="float">
            <text:p>-0.001296875</text:p>
          </table:table-cell>
          <table:table-cell office:value-type="float" office:value="63626905471853.8" calcext:value-type="float">
            <text:p>63626905471853.8</text:p>
          </table:table-cell>
          <table:table-cell table:style-name="ce11" table:formula="of:=([.O113]-[.O112])/1000" office:value-type="float" office:value="1.9996953125" calcext:value-type="float">
            <text:p>1.9997</text:p>
          </table:table-cell>
          <table:table-cell table:style-name="ce11" table:formula="of:=[.P113]+[.Q112]" office:value-type="float" office:value="221.999796875" calcext:value-type="float">
            <text:p>221.9998</text:p>
          </table:table-cell>
          <table:table-cell table:style-name="ce16" table:formula="of:=[.Q113]-2*([.$B113]-1)" office:value-type="float" office:value="-0.000203125000069804" calcext:value-type="float">
            <text:p>-0.000203125</text:p>
          </table:table-cell>
          <table:table-cell office:value-type="float" office:value="63626905937180.4" calcext:value-type="float">
            <text:p>63626905937180.4</text:p>
          </table:table-cell>
          <table:table-cell table:style-name="ce11" table:formula="of:=([.S113]-[.S112])/1000" office:value-type="float" office:value="1.998296875" calcext:value-type="float">
            <text:p>1.9983</text:p>
          </table:table-cell>
          <table:table-cell table:style-name="ce11" table:formula="of:=[.T113]+[.U112]" office:value-type="float" office:value="221.9985" calcext:value-type="float">
            <text:p>221.9985</text:p>
          </table:table-cell>
          <table:table-cell table:style-name="ce17" table:formula="of:=[.U113]-2*([.$B113]-1)" office:value-type="float" office:value="-0.00149999999999295" calcext:value-type="float">
            <text:p>-0.0015</text:p>
          </table:table-cell>
          <table:table-cell office:value-type="float" office:value="63626906421937.5" calcext:value-type="float">
            <text:p>63626906421937.5</text:p>
          </table:table-cell>
          <table:table-cell table:style-name="ce11" table:formula="of:=([.W113]-[.W112])/1000" office:value-type="float" office:value="2.000296875" calcext:value-type="float">
            <text:p>2.0003</text:p>
          </table:table-cell>
          <table:table-cell table:style-name="ce11" table:formula="of:=[.X113]+[.Y112]" office:value-type="float" office:value="222.001" calcext:value-type="float">
            <text:p>222.0010</text:p>
          </table:table-cell>
          <table:table-cell table:style-name="ce18" table:formula="of:=[.Y113]-2*([.$B113]-1)" office:value-type="float" office:value="0.00100000000000477" calcext:value-type="float">
            <text:p>0.001</text:p>
          </table:table-cell>
          <table:table-cell office:value-type="float" office:value="63626906887386.5" calcext:value-type="float">
            <text:p>63626906887386.5</text:p>
          </table:table-cell>
          <table:table-cell table:style-name="ce11" table:formula="of:=([.AA113]-[.AA112])/1000" office:value-type="float" office:value="2.000296875" calcext:value-type="float">
            <text:p>2.0003</text:p>
          </table:table-cell>
          <table:table-cell table:style-name="ce11" table:formula="of:=[.AB113]+[.AC112]" office:value-type="float" office:value="221.998703125" calcext:value-type="float">
            <text:p>221.9987</text:p>
          </table:table-cell>
          <table:table-cell table:style-name="ce19" table:formula="of:=[.AC113]-2*([.$B113]-1)" office:value-type="float" office:value="-0.00129687499997999" calcext:value-type="float">
            <text:p>-0.001296875</text:p>
          </table:table-cell>
          <table:table-cell office:value-type="float" office:value="63626907361623.4" calcext:value-type="float">
            <text:p>63626907361623.4</text:p>
          </table:table-cell>
          <table:table-cell table:style-name="ce11" table:formula="of:=([.AE113]-[.AE112])/1000" office:value-type="float" office:value="1.9996953125" calcext:value-type="float">
            <text:p>1.9997</text:p>
          </table:table-cell>
          <table:table-cell table:style-name="ce11" table:formula="of:=[.AF113]+[.AG112]" office:value-type="float" office:value="222.0003984375" calcext:value-type="float">
            <text:p>222.0004</text:p>
          </table:table-cell>
          <table:table-cell table:style-name="ce20" table:formula="of:=[.AG113]-2*([.$B113]-1)" office:value-type="float" office:value="0.000398437499939064" calcext:value-type="float">
            <text:p>0.0003984375</text:p>
          </table:table-cell>
          <table:table-cell office:value-type="float" office:value="63626907831293.2" calcext:value-type="float">
            <text:p>63626907831293.2</text:p>
          </table:table-cell>
          <table:table-cell table:style-name="ce11" table:formula="of:=([.AI113]-[.AI112])/1000" office:value-type="float" office:value="1.998203125" calcext:value-type="float">
            <text:p>1.9982</text:p>
          </table:table-cell>
          <table:table-cell table:style-name="ce11" table:formula="of:=[.AJ113]+[.AK112]" office:value-type="float" office:value="221.9998046875" calcext:value-type="float">
            <text:p>221.9998</text:p>
          </table:table-cell>
          <table:table-cell table:style-name="ce21" table:formula="of:=[.AK113]-2*([.$B113]-1)" office:value-type="float" office:value="-0.000195312499982947" calcext:value-type="float">
            <text:p>-0.0001953125</text:p>
          </table:table-cell>
          <table:table-cell office:value-type="float" office:value="63626908297102.6" calcext:value-type="float">
            <text:p>63626908297102.6</text:p>
          </table:table-cell>
          <table:table-cell table:style-name="ce11" table:formula="of:=([.AM113]-[.AM112])/1000" office:value-type="float" office:value="1.9986015625" calcext:value-type="float">
            <text:p>1.9986</text:p>
          </table:table-cell>
          <table:table-cell table:style-name="ce11" table:formula="of:=[.AN113]+[.AO112]" office:value-type="float" office:value="221.999203125" calcext:value-type="float">
            <text:p>221.9992</text:p>
          </table:table-cell>
          <table:table-cell table:style-name="ce22" table:formula="of:=[.AO113]-2*([.$B113]-1)" office:value-type="float" office:value="-0.000796875000020236" calcext:value-type="float">
            <text:p>-0.000796875</text:p>
          </table:table-cell>
          <table:table-cell office:value-type="float" office:value="63626908766838.8" calcext:value-type="float">
            <text:p>63626908766838.8</text:p>
          </table:table-cell>
          <table:table-cell table:style-name="ce23" table:formula="of:=([.AQ113]-[.AQ112])/1000" office:value-type="float" office:value="2.002296875" calcext:value-type="float">
            <text:p>2.0023</text:p>
          </table:table-cell>
          <table:table-cell table:style-name="ce11" table:formula="of:=[.AR113]+[.AS112]" office:value-type="float" office:value="222.001296875" calcext:value-type="float">
            <text:p>222.0013</text:p>
          </table:table-cell>
          <table:table-cell table:style-name="ce24" table:formula="of:=[.AS113]-2*([.$B113]-1)" office:value-type="float" office:value="0.00129687500015052" calcext:value-type="float">
            <text:p>0.001296875</text:p>
          </table:table-cell>
          <table:table-cell office:value-type="float" office:value="63626909238611" calcext:value-type="float">
            <text:p>63626909238611</text:p>
          </table:table-cell>
          <table:table-cell table:style-name="ce11" table:formula="of:=([.AU113]-[.AU112])/1000" office:value-type="float" office:value="2.002" calcext:value-type="float">
            <text:p>2.0020</text:p>
          </table:table-cell>
          <table:table-cell table:style-name="ce11" table:formula="of:=[.AV113]+[.AW112]" office:value-type="float" office:value="222.001703125" calcext:value-type="float">
            <text:p>222.0017</text:p>
          </table:table-cell>
          <table:table-cell table:style-name="ce25" table:formula="of:=[.AW113]-2*([.$B113]-1)" office:value-type="float" office:value="0.00170312500006276" calcext:value-type="float">
            <text:p>0.0017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13" calcext:value-type="float">
            <text:p>113</text:p>
          </table:table-cell>
          <table:table-cell office:value-type="float" office:value="63626904043380.7" calcext:value-type="float">
            <text:p>63626904043380.7</text:p>
          </table:table-cell>
          <table:table-cell table:formula="of:=([.C114]-[.C113])/1000" office:value-type="float" office:value="2.0011015625" calcext:value-type="float">
            <text:p>2.0011</text:p>
          </table:table-cell>
          <table:table-cell table:formula="of:=[.D114]+[.E113]" office:value-type="float" office:value="224.00190625" calcext:value-type="float">
            <text:p>224.0019</text:p>
          </table:table-cell>
          <table:table-cell table:style-name="ce13" table:formula="of:=[.E114]-2*([.$B114]-1)" office:value-type="float" office:value="0.00190625000001887" calcext:value-type="float">
            <text:p>0.00190625</text:p>
          </table:table-cell>
          <table:table-cell office:value-type="float" office:value="63626904526676.3" calcext:value-type="float">
            <text:p>63626904526676.3</text:p>
          </table:table-cell>
          <table:table-cell table:style-name="ce11" table:formula="of:=([.G114]-[.G113])/1000" office:value-type="float" office:value="1.9998984375" calcext:value-type="float">
            <text:p>1.9999</text:p>
          </table:table-cell>
          <table:table-cell table:style-name="ce11" table:formula="of:=[.H114]+[.I113]" office:value-type="float" office:value="223.9985" calcext:value-type="float">
            <text:p>223.9985</text:p>
          </table:table-cell>
          <table:table-cell table:style-name="ce14" table:formula="of:=[.I114]-2*([.$B114]-1)" office:value-type="float" office:value="-0.00150000000004979" calcext:value-type="float">
            <text:p>-0.0015</text:p>
          </table:table-cell>
          <table:table-cell office:value-type="float" office:value="63626905009574.7" calcext:value-type="float">
            <text:p>63626905009574.7</text:p>
          </table:table-cell>
          <table:table-cell table:style-name="ce11" table:formula="of:=([.K114]-[.K113])/1000" office:value-type="float" office:value="2" calcext:value-type="float">
            <text:p>2.0000</text:p>
          </table:table-cell>
          <table:table-cell table:style-name="ce11" table:formula="of:=[.L114]+[.M113]" office:value-type="float" office:value="223.998703125" calcext:value-type="float">
            <text:p>223.9987</text:p>
          </table:table-cell>
          <table:table-cell table:style-name="ce15" table:formula="of:=[.M114]-2*([.$B114]-1)" office:value-type="float" office:value="-0.00129687499997999" calcext:value-type="float">
            <text:p>-0.001296875</text:p>
          </table:table-cell>
          <table:table-cell office:value-type="float" office:value="63626905473854.3" calcext:value-type="float">
            <text:p>63626905473854.3</text:p>
          </table:table-cell>
          <table:table-cell table:style-name="ce11" table:formula="of:=([.O114]-[.O113])/1000" office:value-type="float" office:value="2.0005" calcext:value-type="float">
            <text:p>2.0005</text:p>
          </table:table-cell>
          <table:table-cell table:style-name="ce11" table:formula="of:=[.P114]+[.Q113]" office:value-type="float" office:value="224.000296875" calcext:value-type="float">
            <text:p>224.0003</text:p>
          </table:table-cell>
          <table:table-cell table:style-name="ce16" table:formula="of:=[.Q114]-2*([.$B114]-1)" office:value-type="float" office:value="0.000296874999918373" calcext:value-type="float">
            <text:p>0.000296875</text:p>
          </table:table-cell>
          <table:table-cell office:value-type="float" office:value="63626905939181.9" calcext:value-type="float">
            <text:p>63626905939181.9</text:p>
          </table:table-cell>
          <table:table-cell table:style-name="ce11" table:formula="of:=([.S114]-[.S113])/1000" office:value-type="float" office:value="2.0015" calcext:value-type="float">
            <text:p>2.0015</text:p>
          </table:table-cell>
          <table:table-cell table:style-name="ce11" table:formula="of:=[.T114]+[.U113]" office:value-type="float" office:value="224" calcext:value-type="float">
            <text:p>224.0000</text:p>
          </table:table-cell>
          <table:table-cell table:style-name="ce17" table:formula="of:=[.U114]-2*([.$B114]-1)" office:value-type="float" office:value="0" calcext:value-type="float">
            <text:p>0</text:p>
          </table:table-cell>
          <table:table-cell office:value-type="float" office:value="63626906423935.7" calcext:value-type="float">
            <text:p>63626906423935.7</text:p>
          </table:table-cell>
          <table:table-cell table:style-name="ce11" table:formula="of:=([.W114]-[.W113])/1000" office:value-type="float" office:value="1.998203125" calcext:value-type="float">
            <text:p>1.9982</text:p>
          </table:table-cell>
          <table:table-cell table:style-name="ce11" table:formula="of:=[.X114]+[.Y113]" office:value-type="float" office:value="223.999203125" calcext:value-type="float">
            <text:p>223.9992</text:p>
          </table:table-cell>
          <table:table-cell table:style-name="ce18" table:formula="of:=[.Y114]-2*([.$B114]-1)" office:value-type="float" office:value="-0.000796874999991815" calcext:value-type="float">
            <text:p>-0.000796875</text:p>
          </table:table-cell>
          <table:table-cell office:value-type="float" office:value="63626906889388.4" calcext:value-type="float">
            <text:p>63626906889388.4</text:p>
          </table:table-cell>
          <table:table-cell table:style-name="ce11" table:formula="of:=([.AA114]-[.AA113])/1000" office:value-type="float" office:value="2.0018984375" calcext:value-type="float">
            <text:p>2.0019</text:p>
          </table:table-cell>
          <table:table-cell table:style-name="ce11" table:formula="of:=[.AB114]+[.AC113]" office:value-type="float" office:value="224.0006015625" calcext:value-type="float">
            <text:p>224.0006</text:p>
          </table:table-cell>
          <table:table-cell table:style-name="ce19" table:formula="of:=[.AC114]-2*([.$B114]-1)" office:value-type="float" office:value="0.000601562500008868" calcext:value-type="float">
            <text:p>0.0006015625</text:p>
          </table:table-cell>
          <table:table-cell office:value-type="float" office:value="63626907363621.5" calcext:value-type="float">
            <text:p>63626907363621.5</text:p>
          </table:table-cell>
          <table:table-cell table:style-name="ce11" table:formula="of:=([.AE114]-[.AE113])/1000" office:value-type="float" office:value="1.9981015625" calcext:value-type="float">
            <text:p>1.9981</text:p>
          </table:table-cell>
          <table:table-cell table:style-name="ce11" table:formula="of:=[.AF114]+[.AG113]" office:value-type="float" office:value="223.9985" calcext:value-type="float">
            <text:p>223.9985</text:p>
          </table:table-cell>
          <table:table-cell table:style-name="ce20" table:formula="of:=[.AG114]-2*([.$B114]-1)" office:value-type="float" office:value="-0.00150000000004979" calcext:value-type="float">
            <text:p>-0.0015</text:p>
          </table:table-cell>
          <table:table-cell office:value-type="float" office:value="63626907833292.8" calcext:value-type="float">
            <text:p>63626907833292.8</text:p>
          </table:table-cell>
          <table:table-cell table:style-name="ce11" table:formula="of:=([.AI114]-[.AI113])/1000" office:value-type="float" office:value="1.99959375" calcext:value-type="float">
            <text:p>1.9996</text:p>
          </table:table-cell>
          <table:table-cell table:style-name="ce11" table:formula="of:=[.AJ114]+[.AK113]" office:value-type="float" office:value="223.9993984375" calcext:value-type="float">
            <text:p>223.9994</text:p>
          </table:table-cell>
          <table:table-cell table:style-name="ce21" table:formula="of:=[.AK114]-2*([.$B114]-1)" office:value-type="float" office:value="-0.000601562499980446" calcext:value-type="float">
            <text:p>-0.0006015625</text:p>
          </table:table-cell>
          <table:table-cell office:value-type="float" office:value="63626908299101.6" calcext:value-type="float">
            <text:p>63626908299101.6</text:p>
          </table:table-cell>
          <table:table-cell table:style-name="ce11" table:formula="of:=([.AM114]-[.AM113])/1000" office:value-type="float" office:value="1.999" calcext:value-type="float">
            <text:p>1.9990</text:p>
          </table:table-cell>
          <table:table-cell table:style-name="ce11" table:formula="of:=[.AN114]+[.AO113]" office:value-type="float" office:value="223.998203125" calcext:value-type="float">
            <text:p>223.9982</text:p>
          </table:table-cell>
          <table:table-cell table:style-name="ce22" table:formula="of:=[.AO114]-2*([.$B114]-1)" office:value-type="float" office:value="-0.00179687500002501" calcext:value-type="float">
            <text:p>-0.001796875</text:p>
          </table:table-cell>
          <table:table-cell office:value-type="float" office:value="63626908768836.7" calcext:value-type="float">
            <text:p>63626908768836.7</text:p>
          </table:table-cell>
          <table:table-cell table:style-name="ce23" table:formula="of:=([.AQ114]-[.AQ113])/1000" office:value-type="float" office:value="1.99790625" calcext:value-type="float">
            <text:p>1.9979</text:p>
          </table:table-cell>
          <table:table-cell table:style-name="ce11" table:formula="of:=[.AR114]+[.AS113]" office:value-type="float" office:value="223.999203125" calcext:value-type="float">
            <text:p>223.9992</text:p>
          </table:table-cell>
          <table:table-cell table:style-name="ce24" table:formula="of:=[.AS114]-2*([.$B114]-1)" office:value-type="float" office:value="-0.000796874999849706" calcext:value-type="float">
            <text:p>-0.000796875</text:p>
          </table:table-cell>
          <table:table-cell office:value-type="float" office:value="63626909240609.6" calcext:value-type="float">
            <text:p>63626909240609.6</text:p>
          </table:table-cell>
          <table:table-cell table:style-name="ce11" table:formula="of:=([.AU114]-[.AU113])/1000" office:value-type="float" office:value="1.9986015625" calcext:value-type="float">
            <text:p>1.9986</text:p>
          </table:table-cell>
          <table:table-cell table:style-name="ce11" table:formula="of:=[.AV114]+[.AW113]" office:value-type="float" office:value="224.0003046875" calcext:value-type="float">
            <text:p>224.0003</text:p>
          </table:table-cell>
          <table:table-cell table:style-name="ce25" table:formula="of:=[.AW114]-2*([.$B114]-1)" office:value-type="float" office:value="0.000304687500062073" calcext:value-type="float">
            <text:p>0.0003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14" calcext:value-type="float">
            <text:p>114</text:p>
          </table:table-cell>
          <table:table-cell office:value-type="float" office:value="63626904045377.9" calcext:value-type="float">
            <text:p>63626904045377.9</text:p>
          </table:table-cell>
          <table:table-cell table:formula="of:=([.C115]-[.C114])/1000" office:value-type="float" office:value="1.9971953125" calcext:value-type="float">
            <text:p>1.9972</text:p>
          </table:table-cell>
          <table:table-cell table:formula="of:=[.D115]+[.E114]" office:value-type="float" office:value="225.9991015625" calcext:value-type="float">
            <text:p>225.9991</text:p>
          </table:table-cell>
          <table:table-cell table:style-name="ce13" table:formula="of:=[.E115]-2*([.$B115]-1)" office:value-type="float" office:value="-0.000898437499984084" calcext:value-type="float">
            <text:p>-0.0008984375</text:p>
          </table:table-cell>
          <table:table-cell office:value-type="float" office:value="63626904528678.4" calcext:value-type="float">
            <text:p>63626904528678.4</text:p>
          </table:table-cell>
          <table:table-cell table:style-name="ce11" table:formula="of:=([.G115]-[.G114])/1000" office:value-type="float" office:value="2.0021015625" calcext:value-type="float">
            <text:p>2.0021</text:p>
          </table:table-cell>
          <table:table-cell table:style-name="ce11" table:formula="of:=[.H115]+[.I114]" office:value-type="float" office:value="226.0006015625" calcext:value-type="float">
            <text:p>226.0006</text:p>
          </table:table-cell>
          <table:table-cell table:style-name="ce14" table:formula="of:=[.I115]-2*([.$B115]-1)" office:value-type="float" office:value="0.000601562499952024" calcext:value-type="float">
            <text:p>0.0006015625</text:p>
          </table:table-cell>
          <table:table-cell office:value-type="float" office:value="63626905011574.5" calcext:value-type="float">
            <text:p>63626905011574.5</text:p>
          </table:table-cell>
          <table:table-cell table:style-name="ce11" table:formula="of:=([.K115]-[.K114])/1000" office:value-type="float" office:value="1.999796875" calcext:value-type="float">
            <text:p>1.9998</text:p>
          </table:table-cell>
          <table:table-cell table:style-name="ce11" table:formula="of:=[.L115]+[.M114]" office:value-type="float" office:value="225.9985" calcext:value-type="float">
            <text:p>225.9985</text:p>
          </table:table-cell>
          <table:table-cell table:style-name="ce15" table:formula="of:=[.M115]-2*([.$B115]-1)" office:value-type="float" office:value="-0.00149999999999295" calcext:value-type="float">
            <text:p>-0.0015</text:p>
          </table:table-cell>
          <table:table-cell office:value-type="float" office:value="63626905475854.6" calcext:value-type="float">
            <text:p>63626905475854.6</text:p>
          </table:table-cell>
          <table:table-cell table:style-name="ce11" table:formula="of:=([.O115]-[.O114])/1000" office:value-type="float" office:value="2.0003046875" calcext:value-type="float">
            <text:p>2.0003</text:p>
          </table:table-cell>
          <table:table-cell table:style-name="ce11" table:formula="of:=[.P115]+[.Q114]" office:value-type="float" office:value="226.0006015625" calcext:value-type="float">
            <text:p>226.0006</text:p>
          </table:table-cell>
          <table:table-cell table:style-name="ce16" table:formula="of:=[.Q115]-2*([.$B115]-1)" office:value-type="float" office:value="0.000601562499923602" calcext:value-type="float">
            <text:p>0.0006015625</text:p>
          </table:table-cell>
          <table:table-cell office:value-type="float" office:value="63626905941181.1" calcext:value-type="float">
            <text:p>63626905941181.1</text:p>
          </table:table-cell>
          <table:table-cell table:style-name="ce11" table:formula="of:=([.S115]-[.S114])/1000" office:value-type="float" office:value="1.999203125" calcext:value-type="float">
            <text:p>1.9992</text:p>
          </table:table-cell>
          <table:table-cell table:style-name="ce11" table:formula="of:=[.T115]+[.U114]" office:value-type="float" office:value="225.999203125" calcext:value-type="float">
            <text:p>225.9992</text:p>
          </table:table-cell>
          <table:table-cell table:style-name="ce17" table:formula="of:=[.U115]-2*([.$B115]-1)" office:value-type="float" office:value="-0.000796874999991815" calcext:value-type="float">
            <text:p>-0.000796875</text:p>
          </table:table-cell>
          <table:table-cell office:value-type="float" office:value="63626906425935.1" calcext:value-type="float">
            <text:p>63626906425935.1</text:p>
          </table:table-cell>
          <table:table-cell table:style-name="ce11" table:formula="of:=([.W115]-[.W114])/1000" office:value-type="float" office:value="1.9993984375" calcext:value-type="float">
            <text:p>1.9994</text:p>
          </table:table-cell>
          <table:table-cell table:style-name="ce11" table:formula="of:=[.X115]+[.Y114]" office:value-type="float" office:value="225.9986015625" calcext:value-type="float">
            <text:p>225.9986</text:p>
          </table:table-cell>
          <table:table-cell table:style-name="ce18" table:formula="of:=[.Y115]-2*([.$B115]-1)" office:value-type="float" office:value="-0.00139843750000068" calcext:value-type="float">
            <text:p>-0.0013984375</text:p>
          </table:table-cell>
          <table:table-cell office:value-type="float" office:value="63626906891386.6" calcext:value-type="float">
            <text:p>63626906891386.6</text:p>
          </table:table-cell>
          <table:table-cell table:style-name="ce11" table:formula="of:=([.AA115]-[.AA114])/1000" office:value-type="float" office:value="1.998203125" calcext:value-type="float">
            <text:p>1.9982</text:p>
          </table:table-cell>
          <table:table-cell table:style-name="ce11" table:formula="of:=[.AB115]+[.AC114]" office:value-type="float" office:value="225.9988046875" calcext:value-type="float">
            <text:p>225.9988</text:p>
          </table:table-cell>
          <table:table-cell table:style-name="ce19" table:formula="of:=[.AC115]-2*([.$B115]-1)" office:value-type="float" office:value="-0.00119531249998772" calcext:value-type="float">
            <text:p>-0.0011953125</text:p>
          </table:table-cell>
          <table:table-cell office:value-type="float" office:value="63626907365621.4" calcext:value-type="float">
            <text:p>63626907365621.4</text:p>
          </table:table-cell>
          <table:table-cell table:style-name="ce11" table:formula="of:=([.AE115]-[.AE114])/1000" office:value-type="float" office:value="1.9998984375" calcext:value-type="float">
            <text:p>1.9999</text:p>
          </table:table-cell>
          <table:table-cell table:style-name="ce11" table:formula="of:=[.AF115]+[.AG114]" office:value-type="float" office:value="225.9983984375" calcext:value-type="float">
            <text:p>225.9984</text:p>
          </table:table-cell>
          <table:table-cell table:style-name="ce20" table:formula="of:=[.AG115]-2*([.$B115]-1)" office:value-type="float" office:value="-0.00160156250004206" calcext:value-type="float">
            <text:p>-0.0016015625</text:p>
          </table:table-cell>
          <table:table-cell office:value-type="float" office:value="63626907835292.4" calcext:value-type="float">
            <text:p>63626907835292.4</text:p>
          </table:table-cell>
          <table:table-cell table:style-name="ce11" table:formula="of:=([.AI115]-[.AI114])/1000" office:value-type="float" office:value="1.9996015625" calcext:value-type="float">
            <text:p>1.9996</text:p>
          </table:table-cell>
          <table:table-cell table:style-name="ce11" table:formula="of:=[.AJ115]+[.AK114]" office:value-type="float" office:value="225.999" calcext:value-type="float">
            <text:p>225.9990</text:p>
          </table:table-cell>
          <table:table-cell table:style-name="ce21" table:formula="of:=[.AK115]-2*([.$B115]-1)" office:value-type="float" office:value="-0.000999999999976353" calcext:value-type="float">
            <text:p>-0.001</text:p>
          </table:table-cell>
          <table:table-cell office:value-type="float" office:value="63626908301102.5" calcext:value-type="float">
            <text:p>63626908301102.5</text:p>
          </table:table-cell>
          <table:table-cell table:style-name="ce11" table:formula="of:=([.AM115]-[.AM114])/1000" office:value-type="float" office:value="2.0008984375" calcext:value-type="float">
            <text:p>2.0009</text:p>
          </table:table-cell>
          <table:table-cell table:style-name="ce11" table:formula="of:=[.AN115]+[.AO114]" office:value-type="float" office:value="225.9991015625" calcext:value-type="float">
            <text:p>225.9991</text:p>
          </table:table-cell>
          <table:table-cell table:style-name="ce22" table:formula="of:=[.AO115]-2*([.$B115]-1)" office:value-type="float" office:value="-0.000898437500012506" calcext:value-type="float">
            <text:p>-0.0008984375</text:p>
          </table:table-cell>
          <table:table-cell office:value-type="float" office:value="63626908770837.2" calcext:value-type="float">
            <text:p>63626908770837.2</text:p>
          </table:table-cell>
          <table:table-cell table:style-name="ce23" table:formula="of:=([.AQ115]-[.AQ114])/1000" office:value-type="float" office:value="2.0005" calcext:value-type="float">
            <text:p>2.0005</text:p>
          </table:table-cell>
          <table:table-cell table:style-name="ce11" table:formula="of:=[.AR115]+[.AS114]" office:value-type="float" office:value="225.999703125" calcext:value-type="float">
            <text:p>225.9997</text:p>
          </table:table-cell>
          <table:table-cell table:style-name="ce24" table:formula="of:=[.AS115]-2*([.$B115]-1)" office:value-type="float" office:value="-0.000296874999861529" calcext:value-type="float">
            <text:p>-0.000296875</text:p>
          </table:table-cell>
          <table:table-cell office:value-type="float" office:value="63626909242608.7" calcext:value-type="float">
            <text:p>63626909242608.7</text:p>
          </table:table-cell>
          <table:table-cell table:style-name="ce11" table:formula="of:=([.AU115]-[.AU114])/1000" office:value-type="float" office:value="1.9991015625" calcext:value-type="float">
            <text:p>1.9991</text:p>
          </table:table-cell>
          <table:table-cell table:style-name="ce11" table:formula="of:=[.AV115]+[.AW114]" office:value-type="float" office:value="225.99940625" calcext:value-type="float">
            <text:p>225.9994</text:p>
          </table:table-cell>
          <table:table-cell table:style-name="ce25" table:formula="of:=[.AW115]-2*([.$B115]-1)" office:value-type="float" office:value="-0.000593749999950433" calcext:value-type="float">
            <text:p>-0.0005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15" calcext:value-type="float">
            <text:p>115</text:p>
          </table:table-cell>
          <table:table-cell office:value-type="float" office:value="63626904047378.5" calcext:value-type="float">
            <text:p>63626904047378.5</text:p>
          </table:table-cell>
          <table:table-cell table:formula="of:=([.C116]-[.C115])/1000" office:value-type="float" office:value="2.0006015625" calcext:value-type="float">
            <text:p>2.0006</text:p>
          </table:table-cell>
          <table:table-cell table:formula="of:=[.D116]+[.E115]" office:value-type="float" office:value="227.999703125" calcext:value-type="float">
            <text:p>227.9997</text:p>
          </table:table-cell>
          <table:table-cell table:style-name="ce13" table:formula="of:=[.E116]-2*([.$B116]-1)" office:value-type="float" office:value="-0.000296874999975216" calcext:value-type="float">
            <text:p>-0.000296875</text:p>
          </table:table-cell>
          <table:table-cell office:value-type="float" office:value="63626904530676.7" calcext:value-type="float">
            <text:p>63626904530676.7</text:p>
          </table:table-cell>
          <table:table-cell table:style-name="ce11" table:formula="of:=([.G116]-[.G115])/1000" office:value-type="float" office:value="1.9983046875" calcext:value-type="float">
            <text:p>1.9983</text:p>
          </table:table-cell>
          <table:table-cell table:style-name="ce11" table:formula="of:=[.H116]+[.I115]" office:value-type="float" office:value="227.99890625" calcext:value-type="float">
            <text:p>227.9989</text:p>
          </table:table-cell>
          <table:table-cell table:style-name="ce14" table:formula="of:=[.I116]-2*([.$B116]-1)" office:value-type="float" office:value="-0.0010937500000523" calcext:value-type="float">
            <text:p>-0.00109375</text:p>
          </table:table-cell>
          <table:table-cell office:value-type="float" office:value="63626905013575.7" calcext:value-type="float">
            <text:p>63626905013575.7</text:p>
          </table:table-cell>
          <table:table-cell table:style-name="ce11" table:formula="of:=([.K116]-[.K115])/1000" office:value-type="float" office:value="2.001203125" calcext:value-type="float">
            <text:p>2.0012</text:p>
          </table:table-cell>
          <table:table-cell table:style-name="ce11" table:formula="of:=[.L116]+[.M115]" office:value-type="float" office:value="227.999703125" calcext:value-type="float">
            <text:p>227.9997</text:p>
          </table:table-cell>
          <table:table-cell table:style-name="ce15" table:formula="of:=[.M116]-2*([.$B116]-1)" office:value-type="float" office:value="-0.000296875000003638" calcext:value-type="float">
            <text:p>-0.000296875</text:p>
          </table:table-cell>
          <table:table-cell office:value-type="float" office:value="63626905477853" calcext:value-type="float">
            <text:p>63626905477853</text:p>
          </table:table-cell>
          <table:table-cell table:style-name="ce11" table:formula="of:=([.O116]-[.O115])/1000" office:value-type="float" office:value="1.9983984375" calcext:value-type="float">
            <text:p>1.9984</text:p>
          </table:table-cell>
          <table:table-cell table:style-name="ce11" table:formula="of:=[.P116]+[.Q115]" office:value-type="float" office:value="227.999" calcext:value-type="float">
            <text:p>227.9990</text:p>
          </table:table-cell>
          <table:table-cell table:style-name="ce16" table:formula="of:=[.Q116]-2*([.$B116]-1)" office:value-type="float" office:value="-0.00100000000009004" calcext:value-type="float">
            <text:p>-0.001</text:p>
          </table:table-cell>
          <table:table-cell office:value-type="float" office:value="63626905943181.7" calcext:value-type="float">
            <text:p>63626905943181.7</text:p>
          </table:table-cell>
          <table:table-cell table:style-name="ce11" table:formula="of:=([.S116]-[.S115])/1000" office:value-type="float" office:value="2.0006015625" calcext:value-type="float">
            <text:p>2.0006</text:p>
          </table:table-cell>
          <table:table-cell table:style-name="ce11" table:formula="of:=[.T116]+[.U115]" office:value-type="float" office:value="227.9998046875" calcext:value-type="float">
            <text:p>227.9998</text:p>
          </table:table-cell>
          <table:table-cell table:style-name="ce17" table:formula="of:=[.U116]-2*([.$B116]-1)" office:value-type="float" office:value="-0.000195312499982947" calcext:value-type="float">
            <text:p>-0.0001953125</text:p>
          </table:table-cell>
          <table:table-cell office:value-type="float" office:value="63626906427935.4" calcext:value-type="float">
            <text:p>63626906427935.4</text:p>
          </table:table-cell>
          <table:table-cell table:style-name="ce11" table:formula="of:=([.W116]-[.W115])/1000" office:value-type="float" office:value="2.000296875" calcext:value-type="float">
            <text:p>2.0003</text:p>
          </table:table-cell>
          <table:table-cell table:style-name="ce11" table:formula="of:=[.X116]+[.Y115]" office:value-type="float" office:value="227.9988984375" calcext:value-type="float">
            <text:p>227.9989</text:p>
          </table:table-cell>
          <table:table-cell table:style-name="ce18" table:formula="of:=[.Y116]-2*([.$B116]-1)" office:value-type="float" office:value="-0.00110156249999704" calcext:value-type="float">
            <text:p>-0.0011015625</text:p>
          </table:table-cell>
          <table:table-cell office:value-type="float" office:value="63626906893387.1" calcext:value-type="float">
            <text:p>63626906893387.1</text:p>
          </table:table-cell>
          <table:table-cell table:style-name="ce11" table:formula="of:=([.AA116]-[.AA115])/1000" office:value-type="float" office:value="2.0005" calcext:value-type="float">
            <text:p>2.0005</text:p>
          </table:table-cell>
          <table:table-cell table:style-name="ce11" table:formula="of:=[.AB116]+[.AC115]" office:value-type="float" office:value="227.9993046875" calcext:value-type="float">
            <text:p>227.9993</text:p>
          </table:table-cell>
          <table:table-cell table:style-name="ce19" table:formula="of:=[.AC116]-2*([.$B116]-1)" office:value-type="float" office:value="-0.000695312499999545" calcext:value-type="float">
            <text:p>-0.0006953125</text:p>
          </table:table-cell>
          <table:table-cell office:value-type="float" office:value="63626907367623.1" calcext:value-type="float">
            <text:p>63626907367623.1</text:p>
          </table:table-cell>
          <table:table-cell table:style-name="ce11" table:formula="of:=([.AE116]-[.AE115])/1000" office:value-type="float" office:value="2.001703125" calcext:value-type="float">
            <text:p>2.0017</text:p>
          </table:table-cell>
          <table:table-cell table:style-name="ce11" table:formula="of:=[.AF116]+[.AG115]" office:value-type="float" office:value="228.0001015625" calcext:value-type="float">
            <text:p>228.0001</text:p>
          </table:table-cell>
          <table:table-cell table:style-name="ce20" table:formula="of:=[.AG116]-2*([.$B116]-1)" office:value-type="float" office:value="0.000101562499963848" calcext:value-type="float">
            <text:p>0.0001015625</text:p>
          </table:table-cell>
          <table:table-cell office:value-type="float" office:value="63626907837294.8" calcext:value-type="float">
            <text:p>63626907837294.8</text:p>
          </table:table-cell>
          <table:table-cell table:style-name="ce11" table:formula="of:=([.AI116]-[.AI115])/1000" office:value-type="float" office:value="2.0023984375" calcext:value-type="float">
            <text:p>2.0024</text:p>
          </table:table-cell>
          <table:table-cell table:style-name="ce11" table:formula="of:=[.AJ116]+[.AK115]" office:value-type="float" office:value="228.0013984375" calcext:value-type="float">
            <text:p>228.0014</text:p>
          </table:table-cell>
          <table:table-cell table:style-name="ce21" table:formula="of:=[.AK116]-2*([.$B116]-1)" office:value-type="float" office:value="0.0013984375000291" calcext:value-type="float">
            <text:p>0.0013984375</text:p>
          </table:table-cell>
          <table:table-cell office:value-type="float" office:value="63626908303102.7" calcext:value-type="float">
            <text:p>63626908303102.7</text:p>
          </table:table-cell>
          <table:table-cell table:style-name="ce11" table:formula="of:=([.AM116]-[.AM115])/1000" office:value-type="float" office:value="2.000203125" calcext:value-type="float">
            <text:p>2.0002</text:p>
          </table:table-cell>
          <table:table-cell table:style-name="ce11" table:formula="of:=[.AN116]+[.AO115]" office:value-type="float" office:value="227.9993046875" calcext:value-type="float">
            <text:p>227.9993</text:p>
          </table:table-cell>
          <table:table-cell table:style-name="ce22" table:formula="of:=[.AO116]-2*([.$B116]-1)" office:value-type="float" office:value="-0.000695312499999545" calcext:value-type="float">
            <text:p>-0.0006953125</text:p>
          </table:table-cell>
          <table:table-cell office:value-type="float" office:value="63626908772836.7" calcext:value-type="float">
            <text:p>63626908772836.7</text:p>
          </table:table-cell>
          <table:table-cell table:style-name="ce23" table:formula="of:=([.AQ116]-[.AQ115])/1000" office:value-type="float" office:value="1.9995" calcext:value-type="float">
            <text:p>1.9995</text:p>
          </table:table-cell>
          <table:table-cell table:style-name="ce11" table:formula="of:=[.AR116]+[.AS115]" office:value-type="float" office:value="227.999203125" calcext:value-type="float">
            <text:p>227.9992</text:p>
          </table:table-cell>
          <table:table-cell table:style-name="ce24" table:formula="of:=[.AS116]-2*([.$B116]-1)" office:value-type="float" office:value="-0.000796874999849706" calcext:value-type="float">
            <text:p>-0.000796875</text:p>
          </table:table-cell>
          <table:table-cell office:value-type="float" office:value="63626909244609.1" calcext:value-type="float">
            <text:p>63626909244609.1</text:p>
          </table:table-cell>
          <table:table-cell table:style-name="ce11" table:formula="of:=([.AU116]-[.AU115])/1000" office:value-type="float" office:value="2.0003984375" calcext:value-type="float">
            <text:p>2.0004</text:p>
          </table:table-cell>
          <table:table-cell table:style-name="ce11" table:formula="of:=[.AV116]+[.AW115]" office:value-type="float" office:value="227.9998046875" calcext:value-type="float">
            <text:p>227.9998</text:p>
          </table:table-cell>
          <table:table-cell table:style-name="ce25" table:formula="of:=[.AW116]-2*([.$B116]-1)" office:value-type="float" office:value="-0.000195312499954525" calcext:value-type="float">
            <text:p>-0.0001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10" office:value-type="float" office:value="116" calcext:value-type="float">
            <text:p>116</text:p>
          </table:table-cell>
          <table:table-cell office:value-type="float" office:value="63626904049378.7" calcext:value-type="float">
            <text:p>63626904049378.7</text:p>
          </table:table-cell>
          <table:table-cell table:formula="of:=([.C117]-[.C116])/1000" office:value-type="float" office:value="2.000203125" calcext:value-type="float">
            <text:p>2.0002</text:p>
          </table:table-cell>
          <table:table-cell table:formula="of:=[.D117]+[.E116]" office:value-type="float" office:value="229.99990625" calcext:value-type="float">
            <text:p>229.9999</text:p>
          </table:table-cell>
          <table:table-cell table:style-name="ce13" table:formula="of:=[.E117]-2*([.$B117]-1)" office:value-type="float" office:value="-0.000093749999962256" calcext:value-type="float">
            <text:p>-0.00009375</text:p>
          </table:table-cell>
          <table:table-cell office:value-type="float" office:value="63626904532676.7" calcext:value-type="float">
            <text:p>63626904532676.7</text:p>
          </table:table-cell>
          <table:table-cell table:style-name="ce11" table:formula="of:=([.G117]-[.G116])/1000" office:value-type="float" office:value="2" calcext:value-type="float">
            <text:p>2.0000</text:p>
          </table:table-cell>
          <table:table-cell table:style-name="ce11" table:formula="of:=[.H117]+[.I116]" office:value-type="float" office:value="229.99890625" calcext:value-type="float">
            <text:p>229.9989</text:p>
          </table:table-cell>
          <table:table-cell table:style-name="ce14" table:formula="of:=[.I117]-2*([.$B117]-1)" office:value-type="float" office:value="-0.0010937500000523" calcext:value-type="float">
            <text:p>-0.00109375</text:p>
          </table:table-cell>
          <table:table-cell office:value-type="float" office:value="63626905015574.3" calcext:value-type="float">
            <text:p>63626905015574.3</text:p>
          </table:table-cell>
          <table:table-cell table:style-name="ce11" table:formula="of:=([.K117]-[.K116])/1000" office:value-type="float" office:value="1.99859375" calcext:value-type="float">
            <text:p>1.9986</text:p>
          </table:table-cell>
          <table:table-cell table:style-name="ce11" table:formula="of:=[.L117]+[.M116]" office:value-type="float" office:value="229.998296875" calcext:value-type="float">
            <text:p>229.9983</text:p>
          </table:table-cell>
          <table:table-cell table:style-name="ce15" table:formula="of:=[.M117]-2*([.$B117]-1)" office:value-type="float" office:value="-0.00170312500000591" calcext:value-type="float">
            <text:p>-0.001703125</text:p>
          </table:table-cell>
          <table:table-cell office:value-type="float" office:value="63626905479854" calcext:value-type="float">
            <text:p>63626905479854</text:p>
          </table:table-cell>
          <table:table-cell table:style-name="ce11" table:formula="of:=([.O117]-[.O116])/1000" office:value-type="float" office:value="2.001" calcext:value-type="float">
            <text:p>2.0010</text:p>
          </table:table-cell>
          <table:table-cell table:style-name="ce11" table:formula="of:=[.P117]+[.Q116]" office:value-type="float" office:value="230" calcext:value-type="float">
            <text:p>230.0000</text:p>
          </table:table-cell>
          <table:table-cell table:style-name="ce16" table:formula="of:=[.Q117]-2*([.$B117]-1)" office:value-type="float" office:value="0" calcext:value-type="float">
            <text:p>0</text:p>
          </table:table-cell>
          <table:table-cell office:value-type="float" office:value="63626905945182.9" calcext:value-type="float">
            <text:p>63626905945182.9</text:p>
          </table:table-cell>
          <table:table-cell table:style-name="ce11" table:formula="of:=([.S117]-[.S116])/1000" office:value-type="float" office:value="2.0011953125" calcext:value-type="float">
            <text:p>2.0012</text:p>
          </table:table-cell>
          <table:table-cell table:style-name="ce11" table:formula="of:=[.T117]+[.U116]" office:value-type="float" office:value="230.001" calcext:value-type="float">
            <text:p>230.0010</text:p>
          </table:table-cell>
          <table:table-cell table:style-name="ce17" table:formula="of:=[.U117]-2*([.$B117]-1)" office:value-type="float" office:value="0.00100000000000477" calcext:value-type="float">
            <text:p>0.001</text:p>
          </table:table-cell>
          <table:table-cell office:value-type="float" office:value="63626906429936.9" calcext:value-type="float">
            <text:p>63626906429936.9</text:p>
          </table:table-cell>
          <table:table-cell table:style-name="ce11" table:formula="of:=([.W117]-[.W116])/1000" office:value-type="float" office:value="2.0015" calcext:value-type="float">
            <text:p>2.0015</text:p>
          </table:table-cell>
          <table:table-cell table:style-name="ce11" table:formula="of:=[.X117]+[.Y116]" office:value-type="float" office:value="230.0003984375" calcext:value-type="float">
            <text:p>230.0004</text:p>
          </table:table-cell>
          <table:table-cell table:style-name="ce18" table:formula="of:=[.Y117]-2*([.$B117]-1)" office:value-type="float" office:value="0.000398437499995907" calcext:value-type="float">
            <text:p>0.0003984375</text:p>
          </table:table-cell>
          <table:table-cell office:value-type="float" office:value="63626906895387.7" calcext:value-type="float">
            <text:p>63626906895387.7</text:p>
          </table:table-cell>
          <table:table-cell table:style-name="ce11" table:formula="of:=([.AA117]-[.AA116])/1000" office:value-type="float" office:value="2.0006015625" calcext:value-type="float">
            <text:p>2.0006</text:p>
          </table:table-cell>
          <table:table-cell table:style-name="ce11" table:formula="of:=[.AB117]+[.AC116]" office:value-type="float" office:value="229.99990625" calcext:value-type="float">
            <text:p>229.9999</text:p>
          </table:table-cell>
          <table:table-cell table:style-name="ce19" table:formula="of:=[.AC117]-2*([.$B117]-1)" office:value-type="float" office:value="-0.0000937499999906777" calcext:value-type="float">
            <text:p>-0.00009375</text:p>
          </table:table-cell>
          <table:table-cell office:value-type="float" office:value="63626907369622" calcext:value-type="float">
            <text:p>63626907369622</text:p>
          </table:table-cell>
          <table:table-cell table:style-name="ce11" table:formula="of:=([.AE117]-[.AE116])/1000" office:value-type="float" office:value="1.9988984375" calcext:value-type="float">
            <text:p>1.9989</text:p>
          </table:table-cell>
          <table:table-cell table:style-name="ce11" table:formula="of:=[.AF117]+[.AG116]" office:value-type="float" office:value="229.999" calcext:value-type="float">
            <text:p>229.9990</text:p>
          </table:table-cell>
          <table:table-cell table:style-name="ce20" table:formula="of:=[.AG117]-2*([.$B117]-1)" office:value-type="float" office:value="-0.0010000000000332" calcext:value-type="float">
            <text:p>-0.001</text:p>
          </table:table-cell>
          <table:table-cell office:value-type="float" office:value="63626907839293.3" calcext:value-type="float">
            <text:p>63626907839293.3</text:p>
          </table:table-cell>
          <table:table-cell table:style-name="ce11" table:formula="of:=([.AI117]-[.AI116])/1000" office:value-type="float" office:value="1.9985" calcext:value-type="float">
            <text:p>1.9985</text:p>
          </table:table-cell>
          <table:table-cell table:style-name="ce11" table:formula="of:=[.AJ117]+[.AK116]" office:value-type="float" office:value="229.9998984375" calcext:value-type="float">
            <text:p>229.9999</text:p>
          </table:table-cell>
          <table:table-cell table:style-name="ce21" table:formula="of:=[.AK117]-2*([.$B117]-1)" office:value-type="float" office:value="-0.000101562499963848" calcext:value-type="float">
            <text:p>-0.0001015625</text:p>
          </table:table-cell>
          <table:table-cell office:value-type="float" office:value="63626908305104.3" calcext:value-type="float">
            <text:p>63626908305104.3</text:p>
          </table:table-cell>
          <table:table-cell table:style-name="ce11" table:formula="of:=([.AM117]-[.AM116])/1000" office:value-type="float" office:value="2.00159375" calcext:value-type="float">
            <text:p>2.0016</text:p>
          </table:table-cell>
          <table:table-cell table:style-name="ce11" table:formula="of:=[.AN117]+[.AO116]" office:value-type="float" office:value="230.0008984375" calcext:value-type="float">
            <text:p>230.0009</text:p>
          </table:table-cell>
          <table:table-cell table:style-name="ce22" table:formula="of:=[.AO117]-2*([.$B117]-1)" office:value-type="float" office:value="0.000898437500012506" calcext:value-type="float">
            <text:p>0.0008984375</text:p>
          </table:table-cell>
          <table:table-cell office:value-type="float" office:value="63626908774838.5" calcext:value-type="float">
            <text:p>63626908774838.5</text:p>
          </table:table-cell>
          <table:table-cell table:style-name="ce23" table:formula="of:=([.AQ117]-[.AQ116])/1000" office:value-type="float" office:value="2.001796875" calcext:value-type="float">
            <text:p>2.0018</text:p>
          </table:table-cell>
          <table:table-cell table:style-name="ce11" table:formula="of:=[.AR117]+[.AS116]" office:value-type="float" office:value="230.001" calcext:value-type="float">
            <text:p>230.0010</text:p>
          </table:table-cell>
          <table:table-cell table:style-name="ce24" table:formula="of:=[.AS117]-2*([.$B117]-1)" office:value-type="float" office:value="0.00100000000014688" calcext:value-type="float">
            <text:p>0.001</text:p>
          </table:table-cell>
          <table:table-cell office:value-type="float" office:value="63626909246608.2" calcext:value-type="float">
            <text:p>63626909246608.2</text:p>
          </table:table-cell>
          <table:table-cell table:style-name="ce11" table:formula="of:=([.AU117]-[.AU116])/1000" office:value-type="float" office:value="1.9991015625" calcext:value-type="float">
            <text:p>1.9991</text:p>
          </table:table-cell>
          <table:table-cell table:style-name="ce11" table:formula="of:=[.AV117]+[.AW116]" office:value-type="float" office:value="229.99890625" calcext:value-type="float">
            <text:p>229.9989</text:p>
          </table:table-cell>
          <table:table-cell table:style-name="ce25" table:formula="of:=[.AW117]-2*([.$B117]-1)" office:value-type="float" office:value="-0.00109374999996703" calcext:value-type="float">
            <text:p>-0.001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10" office:value-type="float" office:value="117" calcext:value-type="float">
            <text:p>117</text:p>
          </table:table-cell>
          <table:table-cell office:value-type="float" office:value="63626904051379.3" calcext:value-type="float">
            <text:p>63626904051379.3</text:p>
          </table:table-cell>
          <table:table-cell table:formula="of:=([.C118]-[.C117])/1000" office:value-type="float" office:value="2.00059375" calcext:value-type="float">
            <text:p>2.0006</text:p>
          </table:table-cell>
          <table:table-cell table:formula="of:=[.D118]+[.E117]" office:value-type="float" office:value="232.0005" calcext:value-type="float">
            <text:p>232.0005</text:p>
          </table:table-cell>
          <table:table-cell table:style-name="ce13" table:formula="of:=[.E118]-2*([.$B118]-1)" office:value-type="float" office:value="0.00050000000004502" calcext:value-type="float">
            <text:p>0.0005</text:p>
          </table:table-cell>
          <table:table-cell office:value-type="float" office:value="63626904534677.4" calcext:value-type="float">
            <text:p>63626904534677.4</text:p>
          </table:table-cell>
          <table:table-cell table:style-name="ce11" table:formula="of:=([.G118]-[.G117])/1000" office:value-type="float" office:value="2.0006953125" calcext:value-type="float">
            <text:p>2.0007</text:p>
          </table:table-cell>
          <table:table-cell table:style-name="ce11" table:formula="of:=[.H118]+[.I117]" office:value-type="float" office:value="231.9996015625" calcext:value-type="float">
            <text:p>231.9996</text:p>
          </table:table-cell>
          <table:table-cell table:style-name="ce14" table:formula="of:=[.I118]-2*([.$B118]-1)" office:value-type="float" office:value="-0.000398437500052751" calcext:value-type="float">
            <text:p>-0.0003984375</text:p>
          </table:table-cell>
          <table:table-cell office:value-type="float" office:value="63626905017574.4" calcext:value-type="float">
            <text:p>63626905017574.4</text:p>
          </table:table-cell>
          <table:table-cell table:style-name="ce11" table:formula="of:=([.K118]-[.K117])/1000" office:value-type="float" office:value="2.0001015625" calcext:value-type="float">
            <text:p>2.0001</text:p>
          </table:table-cell>
          <table:table-cell table:style-name="ce11" table:formula="of:=[.L118]+[.M117]" office:value-type="float" office:value="231.9983984375" calcext:value-type="float">
            <text:p>231.9984</text:p>
          </table:table-cell>
          <table:table-cell table:style-name="ce15" table:formula="of:=[.M118]-2*([.$B118]-1)" office:value-type="float" office:value="-0.00160156250001364" calcext:value-type="float">
            <text:p>-0.0016015625</text:p>
          </table:table-cell>
          <table:table-cell office:value-type="float" office:value="63626905481852.3" calcext:value-type="float">
            <text:p>63626905481852.3</text:p>
          </table:table-cell>
          <table:table-cell table:style-name="ce11" table:formula="of:=([.O118]-[.O117])/1000" office:value-type="float" office:value="1.998296875" calcext:value-type="float">
            <text:p>1.9983</text:p>
          </table:table-cell>
          <table:table-cell table:style-name="ce11" table:formula="of:=[.P118]+[.Q117]" office:value-type="float" office:value="231.998296875" calcext:value-type="float">
            <text:p>231.9983</text:p>
          </table:table-cell>
          <table:table-cell table:style-name="ce16" table:formula="of:=[.Q118]-2*([.$B118]-1)" office:value-type="float" office:value="-0.00170312500009118" calcext:value-type="float">
            <text:p>-0.001703125</text:p>
          </table:table-cell>
          <table:table-cell office:value-type="float" office:value="63626905947180.3" calcext:value-type="float">
            <text:p>63626905947180.3</text:p>
          </table:table-cell>
          <table:table-cell table:style-name="ce11" table:formula="of:=([.S118]-[.S117])/1000" office:value-type="float" office:value="1.9973984375" calcext:value-type="float">
            <text:p>1.9974</text:p>
          </table:table-cell>
          <table:table-cell table:style-name="ce11" table:formula="of:=[.T118]+[.U117]" office:value-type="float" office:value="231.9983984375" calcext:value-type="float">
            <text:p>231.9984</text:p>
          </table:table-cell>
          <table:table-cell table:style-name="ce17" table:formula="of:=[.U118]-2*([.$B118]-1)" office:value-type="float" office:value="-0.00160156249998522" calcext:value-type="float">
            <text:p>-0.0016015625</text:p>
          </table:table-cell>
          <table:table-cell office:value-type="float" office:value="63626906431937.2" calcext:value-type="float">
            <text:p>63626906431937.2</text:p>
          </table:table-cell>
          <table:table-cell table:style-name="ce11" table:formula="of:=([.W118]-[.W117])/1000" office:value-type="float" office:value="2.0003046875" calcext:value-type="float">
            <text:p>2.0003</text:p>
          </table:table-cell>
          <table:table-cell table:style-name="ce11" table:formula="of:=[.X118]+[.Y117]" office:value-type="float" office:value="232.000703125" calcext:value-type="float">
            <text:p>232.0007</text:p>
          </table:table-cell>
          <table:table-cell table:style-name="ce18" table:formula="of:=[.Y118]-2*([.$B118]-1)" office:value-type="float" office:value="0.000703125000001137" calcext:value-type="float">
            <text:p>0.000703125</text:p>
          </table:table-cell>
          <table:table-cell office:value-type="float" office:value="63626906897388.5" calcext:value-type="float">
            <text:p>63626906897388.5</text:p>
          </table:table-cell>
          <table:table-cell table:style-name="ce11" table:formula="of:=([.AA118]-[.AA117])/1000" office:value-type="float" office:value="2.000796875" calcext:value-type="float">
            <text:p>2.0008</text:p>
          </table:table-cell>
          <table:table-cell table:style-name="ce11" table:formula="of:=[.AB118]+[.AC117]" office:value-type="float" office:value="232.000703125" calcext:value-type="float">
            <text:p>232.0007</text:p>
          </table:table-cell>
          <table:table-cell table:style-name="ce19" table:formula="of:=[.AC118]-2*([.$B118]-1)" office:value-type="float" office:value="0.000703125000001137" calcext:value-type="float">
            <text:p>0.000703125</text:p>
          </table:table-cell>
          <table:table-cell office:value-type="float" office:value="63626907371622.1" calcext:value-type="float">
            <text:p>63626907371622.1</text:p>
          </table:table-cell>
          <table:table-cell table:style-name="ce11" table:formula="of:=([.AE118]-[.AE117])/1000" office:value-type="float" office:value="2.0001015625" calcext:value-type="float">
            <text:p>2.0001</text:p>
          </table:table-cell>
          <table:table-cell table:style-name="ce11" table:formula="of:=[.AF118]+[.AG117]" office:value-type="float" office:value="231.9991015625" calcext:value-type="float">
            <text:p>231.9991</text:p>
          </table:table-cell>
          <table:table-cell table:style-name="ce20" table:formula="of:=[.AG118]-2*([.$B118]-1)" office:value-type="float" office:value="-0.000898437500040927" calcext:value-type="float">
            <text:p>-0.0008984375</text:p>
          </table:table-cell>
          <table:table-cell office:value-type="float" office:value="63626907841292.4" calcext:value-type="float">
            <text:p>63626907841292.4</text:p>
          </table:table-cell>
          <table:table-cell table:style-name="ce11" table:formula="of:=([.AI118]-[.AI117])/1000" office:value-type="float" office:value="1.9991015625" calcext:value-type="float">
            <text:p>1.9991</text:p>
          </table:table-cell>
          <table:table-cell table:style-name="ce11" table:formula="of:=[.AJ118]+[.AK117]" office:value-type="float" office:value="231.999" calcext:value-type="float">
            <text:p>231.9990</text:p>
          </table:table-cell>
          <table:table-cell table:style-name="ce21" table:formula="of:=[.AK118]-2*([.$B118]-1)" office:value-type="float" office:value="-0.000999999999976353" calcext:value-type="float">
            <text:p>-0.001</text:p>
          </table:table-cell>
          <table:table-cell office:value-type="float" office:value="63626908307101.1" calcext:value-type="float">
            <text:p>63626908307101.1</text:p>
          </table:table-cell>
          <table:table-cell table:style-name="ce11" table:formula="of:=([.AM118]-[.AM117])/1000" office:value-type="float" office:value="1.9968046875" calcext:value-type="float">
            <text:p>1.9968</text:p>
          </table:table-cell>
          <table:table-cell table:style-name="ce11" table:formula="of:=[.AN118]+[.AO117]" office:value-type="float" office:value="231.997703125" calcext:value-type="float">
            <text:p>231.9977</text:p>
          </table:table-cell>
          <table:table-cell table:style-name="ce22" table:formula="of:=[.AO118]-2*([.$B118]-1)" office:value-type="float" office:value="-0.00229687499998477" calcext:value-type="float">
            <text:p>-0.002296875</text:p>
          </table:table-cell>
          <table:table-cell office:value-type="float" office:value="63626908776836.3" calcext:value-type="float">
            <text:p>63626908776836.3</text:p>
          </table:table-cell>
          <table:table-cell table:style-name="ce23" table:formula="of:=([.AQ118]-[.AQ117])/1000" office:value-type="float" office:value="1.997796875" calcext:value-type="float">
            <text:p>1.9978</text:p>
          </table:table-cell>
          <table:table-cell table:style-name="ce11" table:formula="of:=[.AR118]+[.AS117]" office:value-type="float" office:value="231.998796875" calcext:value-type="float">
            <text:p>231.9988</text:p>
          </table:table-cell>
          <table:table-cell table:style-name="ce24" table:formula="of:=[.AS118]-2*([.$B118]-1)" office:value-type="float" office:value="-0.0012031249998472" calcext:value-type="float">
            <text:p>-0.001203125</text:p>
          </table:table-cell>
          <table:table-cell office:value-type="float" office:value="63626909248609.6" calcext:value-type="float">
            <text:p>63626909248609.6</text:p>
          </table:table-cell>
          <table:table-cell table:style-name="ce11" table:formula="of:=([.AU118]-[.AU117])/1000" office:value-type="float" office:value="2.0013984375" calcext:value-type="float">
            <text:p>2.0014</text:p>
          </table:table-cell>
          <table:table-cell table:style-name="ce11" table:formula="of:=[.AV118]+[.AW117]" office:value-type="float" office:value="232.0003046875" calcext:value-type="float">
            <text:p>232.0003</text:p>
          </table:table-cell>
          <table:table-cell table:style-name="ce25" table:formula="of:=[.AW118]-2*([.$B118]-1)" office:value-type="float" office:value="0.000304687500033651" calcext:value-type="float">
            <text:p>0.0003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18" calcext:value-type="float">
            <text:p>118</text:p>
          </table:table-cell>
          <table:table-cell office:value-type="float" office:value="63626904053380.6" calcext:value-type="float">
            <text:p>63626904053380.6</text:p>
          </table:table-cell>
          <table:table-cell table:formula="of:=([.C119]-[.C118])/1000" office:value-type="float" office:value="2.0013046875" calcext:value-type="float">
            <text:p>2.0013</text:p>
          </table:table-cell>
          <table:table-cell table:formula="of:=[.D119]+[.E118]" office:value-type="float" office:value="234.0018046875" calcext:value-type="float">
            <text:p>234.0018</text:p>
          </table:table-cell>
          <table:table-cell table:style-name="ce13" table:formula="of:=[.E119]-2*([.$B119]-1)" office:value-type="float" office:value="0.00180468750005502" calcext:value-type="float">
            <text:p>0.0018046875</text:p>
          </table:table-cell>
          <table:table-cell office:value-type="float" office:value="63626904536678.2" calcext:value-type="float">
            <text:p>63626904536678.2</text:p>
          </table:table-cell>
          <table:table-cell table:style-name="ce11" table:formula="of:=([.G119]-[.G118])/1000" office:value-type="float" office:value="2.0008046875" calcext:value-type="float">
            <text:p>2.0008</text:p>
          </table:table-cell>
          <table:table-cell table:style-name="ce11" table:formula="of:=[.H119]+[.I118]" office:value-type="float" office:value="234.00040625" calcext:value-type="float">
            <text:p>234.0004</text:p>
          </table:table-cell>
          <table:table-cell table:style-name="ce14" table:formula="of:=[.I119]-2*([.$B119]-1)" office:value-type="float" office:value="0.000406249999940656" calcext:value-type="float">
            <text:p>0.00040625</text:p>
          </table:table-cell>
          <table:table-cell office:value-type="float" office:value="63626905019575.8" calcext:value-type="float">
            <text:p>63626905019575.8</text:p>
          </table:table-cell>
          <table:table-cell table:style-name="ce11" table:formula="of:=([.K119]-[.K118])/1000" office:value-type="float" office:value="2.0013984375" calcext:value-type="float">
            <text:p>2.0014</text:p>
          </table:table-cell>
          <table:table-cell table:style-name="ce11" table:formula="of:=[.L119]+[.M118]" office:value-type="float" office:value="233.999796875" calcext:value-type="float">
            <text:p>233.9998</text:p>
          </table:table-cell>
          <table:table-cell table:style-name="ce15" table:formula="of:=[.M119]-2*([.$B119]-1)" office:value-type="float" office:value="-0.00020312500001296" calcext:value-type="float">
            <text:p>-0.000203125</text:p>
          </table:table-cell>
          <table:table-cell office:value-type="float" office:value="63626905483854.9" calcext:value-type="float">
            <text:p>63626905483854.9</text:p>
          </table:table-cell>
          <table:table-cell table:style-name="ce11" table:formula="of:=([.O119]-[.O118])/1000" office:value-type="float" office:value="2.0026015625" calcext:value-type="float">
            <text:p>2.0026</text:p>
          </table:table-cell>
          <table:table-cell table:style-name="ce11" table:formula="of:=[.P119]+[.Q118]" office:value-type="float" office:value="234.0008984375" calcext:value-type="float">
            <text:p>234.0009</text:p>
          </table:table-cell>
          <table:table-cell table:style-name="ce16" table:formula="of:=[.Q119]-2*([.$B119]-1)" office:value-type="float" office:value="0.000898437499898819" calcext:value-type="float">
            <text:p>0.0008984375</text:p>
          </table:table-cell>
          <table:table-cell office:value-type="float" office:value="63626905949180.5" calcext:value-type="float">
            <text:p>63626905949180.5</text:p>
          </table:table-cell>
          <table:table-cell table:style-name="ce11" table:formula="of:=([.S119]-[.S118])/1000" office:value-type="float" office:value="2.000203125" calcext:value-type="float">
            <text:p>2.0002</text:p>
          </table:table-cell>
          <table:table-cell table:style-name="ce11" table:formula="of:=[.T119]+[.U118]" office:value-type="float" office:value="233.9986015625" calcext:value-type="float">
            <text:p>233.9986</text:p>
          </table:table-cell>
          <table:table-cell table:style-name="ce17" table:formula="of:=[.U119]-2*([.$B119]-1)" office:value-type="float" office:value="-0.00139843749997226" calcext:value-type="float">
            <text:p>-0.0013984375</text:p>
          </table:table-cell>
          <table:table-cell office:value-type="float" office:value="63626906433936.6" calcext:value-type="float">
            <text:p>63626906433936.6</text:p>
          </table:table-cell>
          <table:table-cell table:style-name="ce11" table:formula="of:=([.W119]-[.W118])/1000" office:value-type="float" office:value="1.9993984375" calcext:value-type="float">
            <text:p>1.9994</text:p>
          </table:table-cell>
          <table:table-cell table:style-name="ce11" table:formula="of:=[.X119]+[.Y118]" office:value-type="float" office:value="234.0001015625" calcext:value-type="float">
            <text:p>234.0001</text:p>
          </table:table-cell>
          <table:table-cell table:style-name="ce18" table:formula="of:=[.Y119]-2*([.$B119]-1)" office:value-type="float" office:value="0.000101562499992269" calcext:value-type="float">
            <text:p>0.0001015625</text:p>
          </table:table-cell>
          <table:table-cell office:value-type="float" office:value="63626906899388" calcext:value-type="float">
            <text:p>63626906899388</text:p>
          </table:table-cell>
          <table:table-cell table:style-name="ce11" table:formula="of:=([.AA119]-[.AA118])/1000" office:value-type="float" office:value="1.9995" calcext:value-type="float">
            <text:p>1.9995</text:p>
          </table:table-cell>
          <table:table-cell table:style-name="ce11" table:formula="of:=[.AB119]+[.AC118]" office:value-type="float" office:value="234.000203125" calcext:value-type="float">
            <text:p>234.0002</text:p>
          </table:table-cell>
          <table:table-cell table:style-name="ce19" table:formula="of:=[.AC119]-2*([.$B119]-1)" office:value-type="float" office:value="0.00020312500001296" calcext:value-type="float">
            <text:p>0.000203125</text:p>
          </table:table-cell>
          <table:table-cell office:value-type="float" office:value="63626907373623.4" calcext:value-type="float">
            <text:p>63626907373623.4</text:p>
          </table:table-cell>
          <table:table-cell table:style-name="ce11" table:formula="of:=([.AE119]-[.AE118])/1000" office:value-type="float" office:value="2.001296875" calcext:value-type="float">
            <text:p>2.0013</text:p>
          </table:table-cell>
          <table:table-cell table:style-name="ce11" table:formula="of:=[.AF119]+[.AG118]" office:value-type="float" office:value="234.0003984375" calcext:value-type="float">
            <text:p>234.0004</text:p>
          </table:table-cell>
          <table:table-cell table:style-name="ce20" table:formula="of:=[.AG119]-2*([.$B119]-1)" office:value-type="float" office:value="0.000398437499967486" calcext:value-type="float">
            <text:p>0.0003984375</text:p>
          </table:table-cell>
          <table:table-cell office:value-type="float" office:value="63626907843292.9" calcext:value-type="float">
            <text:p>63626907843292.9</text:p>
          </table:table-cell>
          <table:table-cell table:style-name="ce11" table:formula="of:=([.AI119]-[.AI118])/1000" office:value-type="float" office:value="2.0005" calcext:value-type="float">
            <text:p>2.0005</text:p>
          </table:table-cell>
          <table:table-cell table:style-name="ce11" table:formula="of:=[.AJ119]+[.AK118]" office:value-type="float" office:value="233.9995" calcext:value-type="float">
            <text:p>233.9995</text:p>
          </table:table-cell>
          <table:table-cell table:style-name="ce21" table:formula="of:=[.AK119]-2*([.$B119]-1)" office:value-type="float" office:value="-0.000499999999988177" calcext:value-type="float">
            <text:p>-0.0005</text:p>
          </table:table-cell>
          <table:table-cell office:value-type="float" office:value="63626908309101.6" calcext:value-type="float">
            <text:p>63626908309101.6</text:p>
          </table:table-cell>
          <table:table-cell table:style-name="ce11" table:formula="of:=([.AM119]-[.AM118])/1000" office:value-type="float" office:value="2.0005" calcext:value-type="float">
            <text:p>2.0005</text:p>
          </table:table-cell>
          <table:table-cell table:style-name="ce11" table:formula="of:=[.AN119]+[.AO118]" office:value-type="float" office:value="233.998203125" calcext:value-type="float">
            <text:p>233.9982</text:p>
          </table:table-cell>
          <table:table-cell table:style-name="ce22" table:formula="of:=[.AO119]-2*([.$B119]-1)" office:value-type="float" office:value="-0.00179687499999659" calcext:value-type="float">
            <text:p>-0.001796875</text:p>
          </table:table-cell>
          <table:table-cell office:value-type="float" office:value="63626908778837.6" calcext:value-type="float">
            <text:p>63626908778837.6</text:p>
          </table:table-cell>
          <table:table-cell table:style-name="ce23" table:formula="of:=([.AQ119]-[.AQ118])/1000" office:value-type="float" office:value="2.0013046875" calcext:value-type="float">
            <text:p>2.0013</text:p>
          </table:table-cell>
          <table:table-cell table:style-name="ce11" table:formula="of:=[.AR119]+[.AS118]" office:value-type="float" office:value="234.0001015625" calcext:value-type="float">
            <text:p>234.0001</text:p>
          </table:table-cell>
          <table:table-cell table:style-name="ce24" table:formula="of:=[.AS119]-2*([.$B119]-1)" office:value-type="float" office:value="0.0001015625001628" calcext:value-type="float">
            <text:p>0.0001015625</text:p>
          </table:table-cell>
          <table:table-cell office:value-type="float" office:value="63626909250610.3" calcext:value-type="float">
            <text:p>63626909250610.3</text:p>
          </table:table-cell>
          <table:table-cell table:style-name="ce11" table:formula="of:=([.AU119]-[.AU118])/1000" office:value-type="float" office:value="2.0006953125" calcext:value-type="float">
            <text:p>2.0007</text:p>
          </table:table-cell>
          <table:table-cell table:style-name="ce11" table:formula="of:=[.AV119]+[.AW118]" office:value-type="float" office:value="234.001" calcext:value-type="float">
            <text:p>234.0010</text:p>
          </table:table-cell>
          <table:table-cell table:style-name="ce25" table:formula="of:=[.AW119]-2*([.$B119]-1)" office:value-type="float" office:value="0.0010000000000332" calcext:value-type="float">
            <text:p>0.001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19" calcext:value-type="float">
            <text:p>119</text:p>
          </table:table-cell>
          <table:table-cell office:value-type="float" office:value="63626904055378.1" calcext:value-type="float">
            <text:p>63626904055378.1</text:p>
          </table:table-cell>
          <table:table-cell table:formula="of:=([.C120]-[.C119])/1000" office:value-type="float" office:value="1.9975" calcext:value-type="float">
            <text:p>1.9975</text:p>
          </table:table-cell>
          <table:table-cell table:formula="of:=[.D120]+[.E119]" office:value-type="float" office:value="235.9993046875" calcext:value-type="float">
            <text:p>235.9993</text:p>
          </table:table-cell>
          <table:table-cell table:style-name="ce13" table:formula="of:=[.E120]-2*([.$B120]-1)" office:value-type="float" office:value="-0.000695312499942702" calcext:value-type="float">
            <text:p>-0.0006953125</text:p>
          </table:table-cell>
          <table:table-cell office:value-type="float" office:value="63626904538679.7" calcext:value-type="float">
            <text:p>63626904538679.7</text:p>
          </table:table-cell>
          <table:table-cell table:style-name="ce11" table:formula="of:=([.G120]-[.G119])/1000" office:value-type="float" office:value="2.0015" calcext:value-type="float">
            <text:p>2.0015</text:p>
          </table:table-cell>
          <table:table-cell table:style-name="ce11" table:formula="of:=[.H120]+[.I119]" office:value-type="float" office:value="236.00190625" calcext:value-type="float">
            <text:p>236.0019</text:p>
          </table:table-cell>
          <table:table-cell table:style-name="ce14" table:formula="of:=[.I120]-2*([.$B120]-1)" office:value-type="float" office:value="0.00190624999993361" calcext:value-type="float">
            <text:p>0.00190625</text:p>
          </table:table-cell>
          <table:table-cell office:value-type="float" office:value="63626905021574.7" calcext:value-type="float">
            <text:p>63626905021574.7</text:p>
          </table:table-cell>
          <table:table-cell table:style-name="ce11" table:formula="of:=([.K120]-[.K119])/1000" office:value-type="float" office:value="1.99890625" calcext:value-type="float">
            <text:p>1.9989</text:p>
          </table:table-cell>
          <table:table-cell table:style-name="ce11" table:formula="of:=[.L120]+[.M119]" office:value-type="float" office:value="235.998703125" calcext:value-type="float">
            <text:p>235.9987</text:p>
          </table:table-cell>
          <table:table-cell table:style-name="ce15" table:formula="of:=[.M120]-2*([.$B120]-1)" office:value-type="float" office:value="-0.00129687500000841" calcext:value-type="float">
            <text:p>-0.001296875</text:p>
          </table:table-cell>
          <table:table-cell office:value-type="float" office:value="63626905485852.4" calcext:value-type="float">
            <text:p>63626905485852.4</text:p>
          </table:table-cell>
          <table:table-cell table:style-name="ce11" table:formula="of:=([.O120]-[.O119])/1000" office:value-type="float" office:value="1.9975" calcext:value-type="float">
            <text:p>1.9975</text:p>
          </table:table-cell>
          <table:table-cell table:style-name="ce11" table:formula="of:=[.P120]+[.Q119]" office:value-type="float" office:value="235.9983984375" calcext:value-type="float">
            <text:p>235.9984</text:p>
          </table:table-cell>
          <table:table-cell table:style-name="ce16" table:formula="of:=[.Q120]-2*([.$B120]-1)" office:value-type="float" office:value="-0.00160156250009891" calcext:value-type="float">
            <text:p>-0.0016015625</text:p>
          </table:table-cell>
          <table:table-cell office:value-type="float" office:value="63626905951181" calcext:value-type="float">
            <text:p>63626905951181</text:p>
          </table:table-cell>
          <table:table-cell table:style-name="ce11" table:formula="of:=([.S120]-[.S119])/1000" office:value-type="float" office:value="2.0005" calcext:value-type="float">
            <text:p>2.0005</text:p>
          </table:table-cell>
          <table:table-cell table:style-name="ce11" table:formula="of:=[.T120]+[.U119]" office:value-type="float" office:value="235.9991015625" calcext:value-type="float">
            <text:p>235.9991</text:p>
          </table:table-cell>
          <table:table-cell table:style-name="ce17" table:formula="of:=[.U120]-2*([.$B120]-1)" office:value-type="float" office:value="-0.000898437499984084" calcext:value-type="float">
            <text:p>-0.0008984375</text:p>
          </table:table-cell>
          <table:table-cell office:value-type="float" office:value="63626906435937.7" calcext:value-type="float">
            <text:p>63626906435937.7</text:p>
          </table:table-cell>
          <table:table-cell table:style-name="ce11" table:formula="of:=([.W120]-[.W119])/1000" office:value-type="float" office:value="2.0011015625" calcext:value-type="float">
            <text:p>2.0011</text:p>
          </table:table-cell>
          <table:table-cell table:style-name="ce11" table:formula="of:=[.X120]+[.Y119]" office:value-type="float" office:value="236.001203125" calcext:value-type="float">
            <text:p>236.0012</text:p>
          </table:table-cell>
          <table:table-cell table:style-name="ce18" table:formula="of:=[.Y120]-2*([.$B120]-1)" office:value-type="float" office:value="0.00120312499998931" calcext:value-type="float">
            <text:p>0.001203125</text:p>
          </table:table-cell>
          <table:table-cell office:value-type="float" office:value="63626906901386.1" calcext:value-type="float">
            <text:p>63626906901386.1</text:p>
          </table:table-cell>
          <table:table-cell table:style-name="ce11" table:formula="of:=([.AA120]-[.AA119])/1000" office:value-type="float" office:value="1.9981015625" calcext:value-type="float">
            <text:p>1.9981</text:p>
          </table:table-cell>
          <table:table-cell table:style-name="ce11" table:formula="of:=[.AB120]+[.AC119]" office:value-type="float" office:value="235.9983046875" calcext:value-type="float">
            <text:p>235.9983</text:p>
          </table:table-cell>
          <table:table-cell table:style-name="ce19" table:formula="of:=[.AC120]-2*([.$B120]-1)" office:value-type="float" office:value="-0.0016953124999759" calcext:value-type="float">
            <text:p>-0.0016953125</text:p>
          </table:table-cell>
          <table:table-cell office:value-type="float" office:value="63626907375622" calcext:value-type="float">
            <text:p>63626907375622</text:p>
          </table:table-cell>
          <table:table-cell table:style-name="ce11" table:formula="of:=([.AE120]-[.AE119])/1000" office:value-type="float" office:value="1.9986015625" calcext:value-type="float">
            <text:p>1.9986</text:p>
          </table:table-cell>
          <table:table-cell table:style-name="ce11" table:formula="of:=[.AF120]+[.AG119]" office:value-type="float" office:value="235.999" calcext:value-type="float">
            <text:p>235.9990</text:p>
          </table:table-cell>
          <table:table-cell table:style-name="ce20" table:formula="of:=[.AG120]-2*([.$B120]-1)" office:value-type="float" office:value="-0.0010000000000332" calcext:value-type="float">
            <text:p>-0.001</text:p>
          </table:table-cell>
          <table:table-cell office:value-type="float" office:value="63626907845675.2" calcext:value-type="float">
            <text:p>63626907845675.2</text:p>
          </table:table-cell>
          <table:table-cell table:style-name="ce11" table:formula="of:=([.AI120]-[.AI119])/1000" office:value-type="float" office:value="2.3823046875" calcext:value-type="float">
            <text:p>2.3823</text:p>
          </table:table-cell>
          <table:table-cell table:style-name="ce11" table:formula="of:=[.AJ120]+[.AK119]" office:value-type="float" office:value="236.3818046875" calcext:value-type="float">
            <text:p>236.3818</text:p>
          </table:table-cell>
          <table:table-cell table:style-name="ce21" table:formula="of:=[.AK120]-2*([.$B120]-1)" office:value-type="float" office:value="0.381804687500022" calcext:value-type="float">
            <text:p>0.3818046875</text:p>
          </table:table-cell>
          <table:table-cell office:value-type="float" office:value="63626908311103.7" calcext:value-type="float">
            <text:p>63626908311103.7</text:p>
          </table:table-cell>
          <table:table-cell table:style-name="ce11" table:formula="of:=([.AM120]-[.AM119])/1000" office:value-type="float" office:value="2.0021015625" calcext:value-type="float">
            <text:p>2.0021</text:p>
          </table:table-cell>
          <table:table-cell table:style-name="ce11" table:formula="of:=[.AN120]+[.AO119]" office:value-type="float" office:value="236.0003046875" calcext:value-type="float">
            <text:p>236.0003</text:p>
          </table:table-cell>
          <table:table-cell table:style-name="ce22" table:formula="of:=[.AO120]-2*([.$B120]-1)" office:value-type="float" office:value="0.00030468750000523" calcext:value-type="float">
            <text:p>0.0003046875</text:p>
          </table:table-cell>
          <table:table-cell office:value-type="float" office:value="63626908780838" calcext:value-type="float">
            <text:p>63626908780838</text:p>
          </table:table-cell>
          <table:table-cell table:style-name="ce23" table:formula="of:=([.AQ120]-[.AQ119])/1000" office:value-type="float" office:value="2.0003984375" calcext:value-type="float">
            <text:p>2.0004</text:p>
          </table:table-cell>
          <table:table-cell table:style-name="ce11" table:formula="of:=[.AR120]+[.AS119]" office:value-type="float" office:value="236.0005" calcext:value-type="float">
            <text:p>236.0005</text:p>
          </table:table-cell>
          <table:table-cell table:style-name="ce24" table:formula="of:=[.AS120]-2*([.$B120]-1)" office:value-type="float" office:value="0.000500000000158707" calcext:value-type="float">
            <text:p>0.0005</text:p>
          </table:table-cell>
          <table:table-cell office:value-type="float" office:value="63626909254484.1" calcext:value-type="float">
            <text:p>63626909254484.1</text:p>
          </table:table-cell>
          <table:table-cell table:style-name="ce11" table:formula="of:=([.AU120]-[.AU119])/1000" office:value-type="float" office:value="3.8738046875" calcext:value-type="float">
            <text:p>3.8738</text:p>
          </table:table-cell>
          <table:table-cell table:style-name="ce11" table:formula="of:=[.AV120]+[.AW119]" office:value-type="float" office:value="237.8748046875" calcext:value-type="float">
            <text:p>237.8748</text:p>
          </table:table-cell>
          <table:table-cell table:style-name="ce25" table:formula="of:=[.AW120]-2*([.$B120]-1)" office:value-type="float" office:value="1.87480468750005" calcext:value-type="float">
            <text:p>1.8748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20" calcext:value-type="float">
            <text:p>120</text:p>
          </table:table-cell>
          <table:table-cell office:value-type="float" office:value="63626904057380.1" calcext:value-type="float">
            <text:p>63626904057380.1</text:p>
          </table:table-cell>
          <table:table-cell table:formula="of:=([.C121]-[.C120])/1000" office:value-type="float" office:value="2.002" calcext:value-type="float">
            <text:p>2.0020</text:p>
          </table:table-cell>
          <table:table-cell table:formula="of:=[.D121]+[.E120]" office:value-type="float" office:value="238.0013046875" calcext:value-type="float">
            <text:p>238.0013</text:p>
          </table:table-cell>
          <table:table-cell table:style-name="ce13" table:formula="of:=[.E121]-2*([.$B121]-1)" office:value-type="float" office:value="0.00130468750006685" calcext:value-type="float">
            <text:p>0.0013046875</text:p>
          </table:table-cell>
          <table:table-cell office:value-type="float" office:value="63626904540676.3" calcext:value-type="float">
            <text:p>63626904540676.3</text:p>
          </table:table-cell>
          <table:table-cell table:style-name="ce11" table:formula="of:=([.G121]-[.G120])/1000" office:value-type="float" office:value="1.99659375" calcext:value-type="float">
            <text:p>1.9966</text:p>
          </table:table-cell>
          <table:table-cell table:style-name="ce11" table:formula="of:=[.H121]+[.I120]" office:value-type="float" office:value="237.9985" calcext:value-type="float">
            <text:p>237.9985</text:p>
          </table:table-cell>
          <table:table-cell table:style-name="ce14" table:formula="of:=[.I121]-2*([.$B121]-1)" office:value-type="float" office:value="-0.00150000000007822" calcext:value-type="float">
            <text:p>-0.0015</text:p>
          </table:table-cell>
          <table:table-cell office:value-type="float" office:value="63626905023575.4" calcext:value-type="float">
            <text:p>63626905023575.4</text:p>
          </table:table-cell>
          <table:table-cell table:style-name="ce11" table:formula="of:=([.K121]-[.K120])/1000" office:value-type="float" office:value="2.0006953125" calcext:value-type="float">
            <text:p>2.0007</text:p>
          </table:table-cell>
          <table:table-cell table:style-name="ce11" table:formula="of:=[.L121]+[.M120]" office:value-type="float" office:value="237.9993984375" calcext:value-type="float">
            <text:p>237.9994</text:p>
          </table:table-cell>
          <table:table-cell table:style-name="ce15" table:formula="of:=[.M121]-2*([.$B121]-1)" office:value-type="float" office:value="-0.000601562500008868" calcext:value-type="float">
            <text:p>-0.0006015625</text:p>
          </table:table-cell>
          <table:table-cell office:value-type="float" office:value="63626905487854.2" calcext:value-type="float">
            <text:p>63626905487854.2</text:p>
          </table:table-cell>
          <table:table-cell table:style-name="ce11" table:formula="of:=([.O121]-[.O120])/1000" office:value-type="float" office:value="2.0018046875" calcext:value-type="float">
            <text:p>2.0018</text:p>
          </table:table-cell>
          <table:table-cell table:style-name="ce11" table:formula="of:=[.P121]+[.Q120]" office:value-type="float" office:value="238.000203125" calcext:value-type="float">
            <text:p>238.0002</text:p>
          </table:table-cell>
          <table:table-cell table:style-name="ce16" table:formula="of:=[.Q121]-2*([.$B121]-1)" office:value-type="float" office:value="0.000203124999899273" calcext:value-type="float">
            <text:p>0.000203125</text:p>
          </table:table-cell>
          <table:table-cell office:value-type="float" office:value="63626905953179.9" calcext:value-type="float">
            <text:p>63626905953179.9</text:p>
          </table:table-cell>
          <table:table-cell table:style-name="ce11" table:formula="of:=([.S121]-[.S120])/1000" office:value-type="float" office:value="1.9988984375" calcext:value-type="float">
            <text:p>1.9989</text:p>
          </table:table-cell>
          <table:table-cell table:style-name="ce11" table:formula="of:=[.T121]+[.U120]" office:value-type="float" office:value="237.998" calcext:value-type="float">
            <text:p>237.9980</text:p>
          </table:table-cell>
          <table:table-cell table:style-name="ce17" table:formula="of:=[.U121]-2*([.$B121]-1)" office:value-type="float" office:value="-0.00199999999998113" calcext:value-type="float">
            <text:p>-0.002</text:p>
          </table:table-cell>
          <table:table-cell office:value-type="float" office:value="63626906437938.2" calcext:value-type="float">
            <text:p>63626906437938.2</text:p>
          </table:table-cell>
          <table:table-cell table:style-name="ce11" table:formula="of:=([.W121]-[.W120])/1000" office:value-type="float" office:value="2.0005" calcext:value-type="float">
            <text:p>2.0005</text:p>
          </table:table-cell>
          <table:table-cell table:style-name="ce11" table:formula="of:=[.X121]+[.Y120]" office:value-type="float" office:value="238.001703125" calcext:value-type="float">
            <text:p>238.0017</text:p>
          </table:table-cell>
          <table:table-cell table:style-name="ce18" table:formula="of:=[.Y121]-2*([.$B121]-1)" office:value-type="float" office:value="0.00170312499997749" calcext:value-type="float">
            <text:p>0.001703125</text:p>
          </table:table-cell>
          <table:table-cell office:value-type="float" office:value="63626906903389.1" calcext:value-type="float">
            <text:p>63626906903389.1</text:p>
          </table:table-cell>
          <table:table-cell table:style-name="ce11" table:formula="of:=([.AA121]-[.AA120])/1000" office:value-type="float" office:value="2.003" calcext:value-type="float">
            <text:p>2.0030</text:p>
          </table:table-cell>
          <table:table-cell table:style-name="ce11" table:formula="of:=[.AB121]+[.AC120]" office:value-type="float" office:value="238.0013046875" calcext:value-type="float">
            <text:p>238.0013</text:p>
          </table:table-cell>
          <table:table-cell table:style-name="ce19" table:formula="of:=[.AC121]-2*([.$B121]-1)" office:value-type="float" office:value="0.00130468750001" calcext:value-type="float">
            <text:p>0.0013046875</text:p>
          </table:table-cell>
          <table:table-cell office:value-type="float" office:value="63626907377621.9" calcext:value-type="float">
            <text:p>63626907377621.9</text:p>
          </table:table-cell>
          <table:table-cell table:style-name="ce11" table:formula="of:=([.AE121]-[.AE120])/1000" office:value-type="float" office:value="1.9998984375" calcext:value-type="float">
            <text:p>1.9999</text:p>
          </table:table-cell>
          <table:table-cell table:style-name="ce11" table:formula="of:=[.AF121]+[.AG120]" office:value-type="float" office:value="237.9988984375" calcext:value-type="float">
            <text:p>237.9989</text:p>
          </table:table-cell>
          <table:table-cell table:style-name="ce20" table:formula="of:=[.AG121]-2*([.$B121]-1)" office:value-type="float" office:value="-0.00110156250002547" calcext:value-type="float">
            <text:p>-0.0011015625</text:p>
          </table:table-cell>
          <table:table-cell office:value-type="float" office:value="63626907847293.4" calcext:value-type="float">
            <text:p>63626907847293.4</text:p>
          </table:table-cell>
          <table:table-cell table:style-name="ce11" table:formula="of:=([.AI121]-[.AI120])/1000" office:value-type="float" office:value="1.6181953125" calcext:value-type="float">
            <text:p>1.6182</text:p>
          </table:table-cell>
          <table:table-cell table:style-name="ce11" table:formula="of:=[.AJ121]+[.AK120]" office:value-type="float" office:value="238" calcext:value-type="float">
            <text:p>238.0000</text:p>
          </table:table-cell>
          <table:table-cell table:style-name="ce21" table:formula="of:=[.AK121]-2*([.$B121]-1)" office:value-type="float" office:value="0" calcext:value-type="float">
            <text:p>0</text:p>
          </table:table-cell>
          <table:table-cell office:value-type="float" office:value="63626908313102" calcext:value-type="float">
            <text:p>63626908313102</text:p>
          </table:table-cell>
          <table:table-cell table:style-name="ce11" table:formula="of:=([.AM121]-[.AM120])/1000" office:value-type="float" office:value="1.998296875" calcext:value-type="float">
            <text:p>1.9983</text:p>
          </table:table-cell>
          <table:table-cell table:style-name="ce11" table:formula="of:=[.AN121]+[.AO120]" office:value-type="float" office:value="237.9986015625" calcext:value-type="float">
            <text:p>237.9986</text:p>
          </table:table-cell>
          <table:table-cell table:style-name="ce22" table:formula="of:=[.AO121]-2*([.$B121]-1)" office:value-type="float" office:value="-0.00139843750000068" calcext:value-type="float">
            <text:p>-0.0013984375</text:p>
          </table:table-cell>
          <table:table-cell office:value-type="float" office:value="63626908782838.8" calcext:value-type="float">
            <text:p>63626908782838.8</text:p>
          </table:table-cell>
          <table:table-cell table:style-name="ce23" table:formula="of:=([.AQ121]-[.AQ120])/1000" office:value-type="float" office:value="2.000796875" calcext:value-type="float">
            <text:p>2.0008</text:p>
          </table:table-cell>
          <table:table-cell table:style-name="ce11" table:formula="of:=[.AR121]+[.AS120]" office:value-type="float" office:value="238.001296875" calcext:value-type="float">
            <text:p>238.0013</text:p>
          </table:table-cell>
          <table:table-cell table:style-name="ce24" table:formula="of:=[.AS121]-2*([.$B121]-1)" office:value-type="float" office:value="0.00129687500015052" calcext:value-type="float">
            <text:p>0.001296875</text:p>
          </table:table-cell>
          <table:table-cell office:value-type="float" office:value="63626909254608.1" calcext:value-type="float">
            <text:p>63626909254608.1</text:p>
          </table:table-cell>
          <table:table-cell table:style-name="ce11" table:formula="of:=([.AU121]-[.AU120])/1000" office:value-type="float" office:value="0.124" calcext:value-type="float">
            <text:p>0.1240</text:p>
          </table:table-cell>
          <table:table-cell table:style-name="ce11" table:formula="of:=[.AV121]+[.AW120]" office:value-type="float" office:value="237.9988046875" calcext:value-type="float">
            <text:p>237.9988</text:p>
          </table:table-cell>
          <table:table-cell table:style-name="ce25" table:formula="of:=[.AW121]-2*([.$B121]-1)" office:value-type="float" office:value="-0.0011953124999593" calcext:value-type="float">
            <text:p>-0.0011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21" calcext:value-type="float">
            <text:p>121</text:p>
          </table:table-cell>
          <table:table-cell office:value-type="float" office:value="63626904059377.2" calcext:value-type="float">
            <text:p>63626904059377.2</text:p>
          </table:table-cell>
          <table:table-cell table:formula="of:=([.C122]-[.C121])/1000" office:value-type="float" office:value="1.9971015625" calcext:value-type="float">
            <text:p>1.9971</text:p>
          </table:table-cell>
          <table:table-cell table:formula="of:=[.D122]+[.E121]" office:value-type="float" office:value="239.99840625" calcext:value-type="float">
            <text:p>239.9984</text:p>
          </table:table-cell>
          <table:table-cell table:style-name="ce13" table:formula="of:=[.E122]-2*([.$B122]-1)" office:value-type="float" office:value="-0.00159374999992679" calcext:value-type="float">
            <text:p>-0.00159375</text:p>
          </table:table-cell>
          <table:table-cell office:value-type="float" office:value="63626904542679.1" calcext:value-type="float">
            <text:p>63626904542679.1</text:p>
          </table:table-cell>
          <table:table-cell table:style-name="ce11" table:formula="of:=([.G122]-[.G121])/1000" office:value-type="float" office:value="2.0028046875" calcext:value-type="float">
            <text:p>2.0028</text:p>
          </table:table-cell>
          <table:table-cell table:style-name="ce11" table:formula="of:=[.H122]+[.I121]" office:value-type="float" office:value="240.0013046875" calcext:value-type="float">
            <text:p>240.0013</text:p>
          </table:table-cell>
          <table:table-cell table:style-name="ce14" table:formula="of:=[.I122]-2*([.$B122]-1)" office:value-type="float" office:value="0.00130468749992474" calcext:value-type="float">
            <text:p>0.0013046875</text:p>
          </table:table-cell>
          <table:table-cell office:value-type="float" office:value="63626905025576.2" calcext:value-type="float">
            <text:p>63626905025576.2</text:p>
          </table:table-cell>
          <table:table-cell table:style-name="ce11" table:formula="of:=([.K122]-[.K121])/1000" office:value-type="float" office:value="2.0008046875" calcext:value-type="float">
            <text:p>2.0008</text:p>
          </table:table-cell>
          <table:table-cell table:style-name="ce11" table:formula="of:=[.L122]+[.M121]" office:value-type="float" office:value="240.000203125" calcext:value-type="float">
            <text:p>240.0002</text:p>
          </table:table-cell>
          <table:table-cell table:style-name="ce15" table:formula="of:=[.M122]-2*([.$B122]-1)" office:value-type="float" office:value="0.000203124999984539" calcext:value-type="float">
            <text:p>0.000203125</text:p>
          </table:table-cell>
          <table:table-cell office:value-type="float" office:value="63626905489854.3" calcext:value-type="float">
            <text:p>63626905489854.3</text:p>
          </table:table-cell>
          <table:table-cell table:style-name="ce11" table:formula="of:=([.O122]-[.O121])/1000" office:value-type="float" office:value="2.00009375" calcext:value-type="float">
            <text:p>2.0001</text:p>
          </table:table-cell>
          <table:table-cell table:style-name="ce11" table:formula="of:=[.P122]+[.Q121]" office:value-type="float" office:value="240.000296875" calcext:value-type="float">
            <text:p>240.0003</text:p>
          </table:table-cell>
          <table:table-cell table:style-name="ce16" table:formula="of:=[.Q122]-2*([.$B122]-1)" office:value-type="float" office:value="0.000296874999889951" calcext:value-type="float">
            <text:p>0.000296875</text:p>
          </table:table-cell>
          <table:table-cell office:value-type="float" office:value="63626905955183.3" calcext:value-type="float">
            <text:p>63626905955183.3</text:p>
          </table:table-cell>
          <table:table-cell table:style-name="ce11" table:formula="of:=([.S122]-[.S121])/1000" office:value-type="float" office:value="2.0033984375" calcext:value-type="float">
            <text:p>2.0034</text:p>
          </table:table-cell>
          <table:table-cell table:style-name="ce11" table:formula="of:=[.T122]+[.U121]" office:value-type="float" office:value="240.0013984375" calcext:value-type="float">
            <text:p>240.0014</text:p>
          </table:table-cell>
          <table:table-cell table:style-name="ce17" table:formula="of:=[.U122]-2*([.$B122]-1)" office:value-type="float" office:value="0.0013984375000291" calcext:value-type="float">
            <text:p>0.0013984375</text:p>
          </table:table-cell>
          <table:table-cell office:value-type="float" office:value="63626906439937.1" calcext:value-type="float">
            <text:p>63626906439937.1</text:p>
          </table:table-cell>
          <table:table-cell table:style-name="ce11" table:formula="of:=([.W122]-[.W121])/1000" office:value-type="float" office:value="1.9988984375" calcext:value-type="float">
            <text:p>1.9989</text:p>
          </table:table-cell>
          <table:table-cell table:style-name="ce11" table:formula="of:=[.X122]+[.Y121]" office:value-type="float" office:value="240.0006015625" calcext:value-type="float">
            <text:p>240.0006</text:p>
          </table:table-cell>
          <table:table-cell table:style-name="ce18" table:formula="of:=[.Y122]-2*([.$B122]-1)" office:value-type="float" office:value="0.000601562499980446" calcext:value-type="float">
            <text:p>0.0006015625</text:p>
          </table:table-cell>
          <table:table-cell office:value-type="float" office:value="63626906905387.3" calcext:value-type="float">
            <text:p>63626906905387.3</text:p>
          </table:table-cell>
          <table:table-cell table:style-name="ce11" table:formula="of:=([.AA122]-[.AA121])/1000" office:value-type="float" office:value="1.9981953125" calcext:value-type="float">
            <text:p>1.9982</text:p>
          </table:table-cell>
          <table:table-cell table:style-name="ce11" table:formula="of:=[.AB122]+[.AC121]" office:value-type="float" office:value="239.9995" calcext:value-type="float">
            <text:p>239.9995</text:p>
          </table:table-cell>
          <table:table-cell table:style-name="ce19" table:formula="of:=[.AC122]-2*([.$B122]-1)" office:value-type="float" office:value="-0.000499999999988177" calcext:value-type="float">
            <text:p>-0.0005</text:p>
          </table:table-cell>
          <table:table-cell office:value-type="float" office:value="63626907379624" calcext:value-type="float">
            <text:p>63626907379624</text:p>
          </table:table-cell>
          <table:table-cell table:style-name="ce11" table:formula="of:=([.AE122]-[.AE121])/1000" office:value-type="float" office:value="2.0021015625" calcext:value-type="float">
            <text:p>2.0021</text:p>
          </table:table-cell>
          <table:table-cell table:style-name="ce11" table:formula="of:=[.AF122]+[.AG121]" office:value-type="float" office:value="240.001" calcext:value-type="float">
            <text:p>240.0010</text:p>
          </table:table-cell>
          <table:table-cell table:style-name="ce20" table:formula="of:=[.AG122]-2*([.$B122]-1)" office:value-type="float" office:value="0.000999999999976353" calcext:value-type="float">
            <text:p>0.001</text:p>
          </table:table-cell>
          <table:table-cell office:value-type="float" office:value="63626907849292.1" calcext:value-type="float">
            <text:p>63626907849292.1</text:p>
          </table:table-cell>
          <table:table-cell table:style-name="ce11" table:formula="of:=([.AI122]-[.AI121])/1000" office:value-type="float" office:value="1.998703125" calcext:value-type="float">
            <text:p>1.9987</text:p>
          </table:table-cell>
          <table:table-cell table:style-name="ce11" table:formula="of:=[.AJ122]+[.AK121]" office:value-type="float" office:value="239.998703125" calcext:value-type="float">
            <text:p>239.9987</text:p>
          </table:table-cell>
          <table:table-cell table:style-name="ce21" table:formula="of:=[.AK122]-2*([.$B122]-1)" office:value-type="float" office:value="-0.00129687499997999" calcext:value-type="float">
            <text:p>-0.001296875</text:p>
          </table:table-cell>
          <table:table-cell office:value-type="float" office:value="63626908315103.6" calcext:value-type="float">
            <text:p>63626908315103.6</text:p>
          </table:table-cell>
          <table:table-cell table:style-name="ce11" table:formula="of:=([.AM122]-[.AM121])/1000" office:value-type="float" office:value="2.0016015625" calcext:value-type="float">
            <text:p>2.0016</text:p>
          </table:table-cell>
          <table:table-cell table:style-name="ce11" table:formula="of:=[.AN122]+[.AO121]" office:value-type="float" office:value="240.000203125" calcext:value-type="float">
            <text:p>240.0002</text:p>
          </table:table-cell>
          <table:table-cell table:style-name="ce22" table:formula="of:=[.AO122]-2*([.$B122]-1)" office:value-type="float" office:value="0.00020312500001296" calcext:value-type="float">
            <text:p>0.000203125</text:p>
          </table:table-cell>
          <table:table-cell office:value-type="float" office:value="63626908784835.9" calcext:value-type="float">
            <text:p>63626908784835.9</text:p>
          </table:table-cell>
          <table:table-cell table:style-name="ce23" table:formula="of:=([.AQ122]-[.AQ121])/1000" office:value-type="float" office:value="1.9971015625" calcext:value-type="float">
            <text:p>1.9971</text:p>
          </table:table-cell>
          <table:table-cell table:style-name="ce11" table:formula="of:=[.AR122]+[.AS121]" office:value-type="float" office:value="239.9983984375" calcext:value-type="float">
            <text:p>239.9984</text:p>
          </table:table-cell>
          <table:table-cell table:style-name="ce24" table:formula="of:=[.AS122]-2*([.$B122]-1)" office:value-type="float" office:value="-0.00160156249984311" calcext:value-type="float">
            <text:p>-0.0016015625</text:p>
          </table:table-cell>
          <table:table-cell office:value-type="float" office:value="63626909256611" calcext:value-type="float">
            <text:p>63626909256611</text:p>
          </table:table-cell>
          <table:table-cell table:style-name="ce11" table:formula="of:=([.AU122]-[.AU121])/1000" office:value-type="float" office:value="2.0028984375" calcext:value-type="float">
            <text:p>2.0029</text:p>
          </table:table-cell>
          <table:table-cell table:style-name="ce11" table:formula="of:=[.AV122]+[.AW121]" office:value-type="float" office:value="240.001703125" calcext:value-type="float">
            <text:p>240.0017</text:p>
          </table:table-cell>
          <table:table-cell table:style-name="ce25" table:formula="of:=[.AW122]-2*([.$B122]-1)" office:value-type="float" office:value="0.00170312500003433" calcext:value-type="float">
            <text:p>0.0017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10</text:p>
          </table:table-cell>
          <table:table-cell table:style-name="ce10" office:value-type="float" office:value="122" calcext:value-type="float">
            <text:p>122</text:p>
          </table:table-cell>
          <table:table-cell office:value-type="float" office:value="63626904061379.5" calcext:value-type="float">
            <text:p>63626904061379.5</text:p>
          </table:table-cell>
          <table:table-cell table:formula="of:=([.C123]-[.C122])/1000" office:value-type="float" office:value="2.002296875" calcext:value-type="float">
            <text:p>2.0023</text:p>
          </table:table-cell>
          <table:table-cell table:formula="of:=[.D123]+[.E122]" office:value-type="float" office:value="242.000703125" calcext:value-type="float">
            <text:p>242.0007</text:p>
          </table:table-cell>
          <table:table-cell table:style-name="ce13" table:formula="of:=[.E123]-2*([.$B123]-1)" office:value-type="float" office:value="0.000703125000086402" calcext:value-type="float">
            <text:p>0.000703125</text:p>
          </table:table-cell>
          <table:table-cell office:value-type="float" office:value="63626904544679.8" calcext:value-type="float">
            <text:p>63626904544679.8</text:p>
          </table:table-cell>
          <table:table-cell table:style-name="ce11" table:formula="of:=([.G123]-[.G122])/1000" office:value-type="float" office:value="2.0006953125" calcext:value-type="float">
            <text:p>2.0007</text:p>
          </table:table-cell>
          <table:table-cell table:style-name="ce11" table:formula="of:=[.H123]+[.I122]" office:value-type="float" office:value="242.002" calcext:value-type="float">
            <text:p>242.0020</text:p>
          </table:table-cell>
          <table:table-cell table:style-name="ce14" table:formula="of:=[.I123]-2*([.$B123]-1)" office:value-type="float" office:value="0.00199999999992428" calcext:value-type="float">
            <text:p>0.002</text:p>
          </table:table-cell>
          <table:table-cell office:value-type="float" office:value="63626905027576.7" calcext:value-type="float">
            <text:p>63626905027576.7</text:p>
          </table:table-cell>
          <table:table-cell table:style-name="ce11" table:formula="of:=([.K123]-[.K122])/1000" office:value-type="float" office:value="2.0005" calcext:value-type="float">
            <text:p>2.0005</text:p>
          </table:table-cell>
          <table:table-cell table:style-name="ce11" table:formula="of:=[.L123]+[.M122]" office:value-type="float" office:value="242.000703125" calcext:value-type="float">
            <text:p>242.0007</text:p>
          </table:table-cell>
          <table:table-cell table:style-name="ce15" table:formula="of:=[.M123]-2*([.$B123]-1)" office:value-type="float" office:value="0.000703124999972715" calcext:value-type="float">
            <text:p>0.000703125</text:p>
          </table:table-cell>
          <table:table-cell office:value-type="float" office:value="63626905491856.7" calcext:value-type="float">
            <text:p>63626905491856.7</text:p>
          </table:table-cell>
          <table:table-cell table:style-name="ce11" table:formula="of:=([.O123]-[.O122])/1000" office:value-type="float" office:value="2.00240625" calcext:value-type="float">
            <text:p>2.0024</text:p>
          </table:table-cell>
          <table:table-cell table:style-name="ce11" table:formula="of:=[.P123]+[.Q122]" office:value-type="float" office:value="242.002703125" calcext:value-type="float">
            <text:p>242.0027</text:p>
          </table:table-cell>
          <table:table-cell table:style-name="ce16" table:formula="of:=[.Q123]-2*([.$B123]-1)" office:value-type="float" office:value="0.002703124999897" calcext:value-type="float">
            <text:p>0.002703125</text:p>
          </table:table-cell>
          <table:table-cell office:value-type="float" office:value="63626905957181.3" calcext:value-type="float">
            <text:p>63626905957181.3</text:p>
          </table:table-cell>
          <table:table-cell table:style-name="ce11" table:formula="of:=([.S123]-[.S122])/1000" office:value-type="float" office:value="1.998" calcext:value-type="float">
            <text:p>1.9980</text:p>
          </table:table-cell>
          <table:table-cell table:style-name="ce11" table:formula="of:=[.T123]+[.U122]" office:value-type="float" office:value="241.9993984375" calcext:value-type="float">
            <text:p>241.9994</text:p>
          </table:table-cell>
          <table:table-cell table:style-name="ce17" table:formula="of:=[.U123]-2*([.$B123]-1)" office:value-type="float" office:value="-0.000601562499980446" calcext:value-type="float">
            <text:p>-0.0006015625</text:p>
          </table:table-cell>
          <table:table-cell office:value-type="float" office:value="63626906441935.7" calcext:value-type="float">
            <text:p>63626906441935.7</text:p>
          </table:table-cell>
          <table:table-cell table:style-name="ce11" table:formula="of:=([.W123]-[.W122])/1000" office:value-type="float" office:value="1.9986015625" calcext:value-type="float">
            <text:p>1.9986</text:p>
          </table:table-cell>
          <table:table-cell table:style-name="ce11" table:formula="of:=[.X123]+[.Y122]" office:value-type="float" office:value="241.999203125" calcext:value-type="float">
            <text:p>241.9992</text:p>
          </table:table-cell>
          <table:table-cell table:style-name="ce18" table:formula="of:=[.Y123]-2*([.$B123]-1)" office:value-type="float" office:value="-0.000796875000020236" calcext:value-type="float">
            <text:p>-0.000796875</text:p>
          </table:table-cell>
          <table:table-cell office:value-type="float" office:value="63626906907386.5" calcext:value-type="float">
            <text:p>63626906907386.5</text:p>
          </table:table-cell>
          <table:table-cell table:style-name="ce11" table:formula="of:=([.AA123]-[.AA122])/1000" office:value-type="float" office:value="1.999203125" calcext:value-type="float">
            <text:p>1.9992</text:p>
          </table:table-cell>
          <table:table-cell table:style-name="ce11" table:formula="of:=[.AB123]+[.AC122]" office:value-type="float" office:value="241.998703125" calcext:value-type="float">
            <text:p>241.9987</text:p>
          </table:table-cell>
          <table:table-cell table:style-name="ce19" table:formula="of:=[.AC123]-2*([.$B123]-1)" office:value-type="float" office:value="-0.00129687499997999" calcext:value-type="float">
            <text:p>-0.001296875</text:p>
          </table:table-cell>
          <table:table-cell office:value-type="float" office:value="63626907381623.9" calcext:value-type="float">
            <text:p>63626907381623.9</text:p>
          </table:table-cell>
          <table:table-cell table:style-name="ce11" table:formula="of:=([.AE123]-[.AE122])/1000" office:value-type="float" office:value="1.9998984375" calcext:value-type="float">
            <text:p>1.9999</text:p>
          </table:table-cell>
          <table:table-cell table:style-name="ce11" table:formula="of:=[.AF123]+[.AG122]" office:value-type="float" office:value="242.0008984375" calcext:value-type="float">
            <text:p>242.0009</text:p>
          </table:table-cell>
          <table:table-cell table:style-name="ce20" table:formula="of:=[.AG123]-2*([.$B123]-1)" office:value-type="float" office:value="0.000898437499984084" calcext:value-type="float">
            <text:p>0.0008984375</text:p>
          </table:table-cell>
          <table:table-cell office:value-type="float" office:value="63626907851294" calcext:value-type="float">
            <text:p>63626907851294</text:p>
          </table:table-cell>
          <table:table-cell table:style-name="ce11" table:formula="of:=([.AI123]-[.AI122])/1000" office:value-type="float" office:value="2.0018984375" calcext:value-type="float">
            <text:p>2.0019</text:p>
          </table:table-cell>
          <table:table-cell table:style-name="ce11" table:formula="of:=[.AJ123]+[.AK122]" office:value-type="float" office:value="242.0006015625" calcext:value-type="float">
            <text:p>242.0006</text:p>
          </table:table-cell>
          <table:table-cell table:style-name="ce21" table:formula="of:=[.AK123]-2*([.$B123]-1)" office:value-type="float" office:value="0.000601562500008868" calcext:value-type="float">
            <text:p>0.0006015625</text:p>
          </table:table-cell>
          <table:table-cell office:value-type="float" office:value="63626908317102.6" calcext:value-type="float">
            <text:p>63626908317102.6</text:p>
          </table:table-cell>
          <table:table-cell table:style-name="ce11" table:formula="of:=([.AM123]-[.AM122])/1000" office:value-type="float" office:value="1.999" calcext:value-type="float">
            <text:p>1.9990</text:p>
          </table:table-cell>
          <table:table-cell table:style-name="ce11" table:formula="of:=[.AN123]+[.AO122]" office:value-type="float" office:value="241.999203125" calcext:value-type="float">
            <text:p>241.9992</text:p>
          </table:table-cell>
          <table:table-cell table:style-name="ce22" table:formula="of:=[.AO123]-2*([.$B123]-1)" office:value-type="float" office:value="-0.000796874999991815" calcext:value-type="float">
            <text:p>-0.000796875</text:p>
          </table:table-cell>
          <table:table-cell office:value-type="float" office:value="63626908786838.5" calcext:value-type="float">
            <text:p>63626908786838.5</text:p>
          </table:table-cell>
          <table:table-cell table:style-name="ce23" table:formula="of:=([.AQ123]-[.AQ122])/1000" office:value-type="float" office:value="2.0026015625" calcext:value-type="float">
            <text:p>2.0026</text:p>
          </table:table-cell>
          <table:table-cell table:style-name="ce11" table:formula="of:=[.AR123]+[.AS122]" office:value-type="float" office:value="242.001" calcext:value-type="float">
            <text:p>242.0010</text:p>
          </table:table-cell>
          <table:table-cell table:style-name="ce24" table:formula="of:=[.AS123]-2*([.$B123]-1)" office:value-type="float" office:value="0.00100000000014688" calcext:value-type="float">
            <text:p>0.001</text:p>
          </table:table-cell>
          <table:table-cell office:value-type="float" office:value="63626909258609.3" calcext:value-type="float">
            <text:p>63626909258609.3</text:p>
          </table:table-cell>
          <table:table-cell table:style-name="ce11" table:formula="of:=([.AU123]-[.AU122])/1000" office:value-type="float" office:value="1.998296875" calcext:value-type="float">
            <text:p>1.9983</text:p>
          </table:table-cell>
          <table:table-cell table:style-name="ce11" table:formula="of:=[.AV123]+[.AW122]" office:value-type="float" office:value="242" calcext:value-type="float">
            <text:p>242.0000</text:p>
          </table:table-cell>
          <table:table-cell table:style-name="ce25" table:formula="of:=[.AW123]-2*([.$B123]-1)"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10" office:value-type="float" office:value="123" calcext:value-type="float">
            <text:p>123</text:p>
          </table:table-cell>
          <table:table-cell office:value-type="float" office:value="63626904063379.5" calcext:value-type="float">
            <text:p>63626904063379.5</text:p>
          </table:table-cell>
          <table:table-cell table:formula="of:=([.C124]-[.C123])/1000" office:value-type="float" office:value="2" calcext:value-type="float">
            <text:p>2.0000</text:p>
          </table:table-cell>
          <table:table-cell table:formula="of:=[.D124]+[.E123]" office:value-type="float" office:value="244.000703125" calcext:value-type="float">
            <text:p>244.0007</text:p>
          </table:table-cell>
          <table:table-cell table:style-name="ce13" table:formula="of:=[.E124]-2*([.$B124]-1)" office:value-type="float" office:value="0.000703125000086402" calcext:value-type="float">
            <text:p>0.000703125</text:p>
          </table:table-cell>
          <table:table-cell office:value-type="float" office:value="63626904546675.9" calcext:value-type="float">
            <text:p>63626904546675.9</text:p>
          </table:table-cell>
          <table:table-cell table:style-name="ce11" table:formula="of:=([.G124]-[.G123])/1000" office:value-type="float" office:value="1.9961015625" calcext:value-type="float">
            <text:p>1.9961</text:p>
          </table:table-cell>
          <table:table-cell table:style-name="ce11" table:formula="of:=[.H124]+[.I123]" office:value-type="float" office:value="243.9981015625" calcext:value-type="float">
            <text:p>243.9981</text:p>
          </table:table-cell>
          <table:table-cell table:style-name="ce14" table:formula="of:=[.I124]-2*([.$B124]-1)" office:value-type="float" office:value="-0.00189843750007412" calcext:value-type="float">
            <text:p>-0.0018984375</text:p>
          </table:table-cell>
          <table:table-cell office:value-type="float" office:value="63626905029574.2" calcext:value-type="float">
            <text:p>63626905029574.2</text:p>
          </table:table-cell>
          <table:table-cell table:style-name="ce11" table:formula="of:=([.K124]-[.K123])/1000" office:value-type="float" office:value="1.9975" calcext:value-type="float">
            <text:p>1.9975</text:p>
          </table:table-cell>
          <table:table-cell table:style-name="ce11" table:formula="of:=[.L124]+[.M123]" office:value-type="float" office:value="243.998203125" calcext:value-type="float">
            <text:p>243.9982</text:p>
          </table:table-cell>
          <table:table-cell table:style-name="ce15" table:formula="of:=[.M124]-2*([.$B124]-1)" office:value-type="float" office:value="-0.00179687500002501" calcext:value-type="float">
            <text:p>-0.001796875</text:p>
          </table:table-cell>
          <table:table-cell office:value-type="float" office:value="63626905493855.3" calcext:value-type="float">
            <text:p>63626905493855.3</text:p>
          </table:table-cell>
          <table:table-cell table:style-name="ce11" table:formula="of:=([.O124]-[.O123])/1000" office:value-type="float" office:value="1.99859375" calcext:value-type="float">
            <text:p>1.9986</text:p>
          </table:table-cell>
          <table:table-cell table:style-name="ce11" table:formula="of:=[.P124]+[.Q123]" office:value-type="float" office:value="244.001296875" calcext:value-type="float">
            <text:p>244.0013</text:p>
          </table:table-cell>
          <table:table-cell table:style-name="ce16" table:formula="of:=[.Q124]-2*([.$B124]-1)" office:value-type="float" office:value="0.00129687499989473" calcext:value-type="float">
            <text:p>0.001296875</text:p>
          </table:table-cell>
          <table:table-cell office:value-type="float" office:value="63626905959183.4" calcext:value-type="float">
            <text:p>63626905959183.4</text:p>
          </table:table-cell>
          <table:table-cell table:style-name="ce11" table:formula="of:=([.S124]-[.S123])/1000" office:value-type="float" office:value="2.0021015625" calcext:value-type="float">
            <text:p>2.0021</text:p>
          </table:table-cell>
          <table:table-cell table:style-name="ce11" table:formula="of:=[.T124]+[.U123]" office:value-type="float" office:value="244.0015" calcext:value-type="float">
            <text:p>244.0015</text:p>
          </table:table-cell>
          <table:table-cell table:style-name="ce17" table:formula="of:=[.U124]-2*([.$B124]-1)" office:value-type="float" office:value="0.00150000000002137" calcext:value-type="float">
            <text:p>0.0015</text:p>
          </table:table-cell>
          <table:table-cell office:value-type="float" office:value="63626906443935.9" calcext:value-type="float">
            <text:p>63626906443935.9</text:p>
          </table:table-cell>
          <table:table-cell table:style-name="ce11" table:formula="of:=([.W124]-[.W123])/1000" office:value-type="float" office:value="2.0001953125" calcext:value-type="float">
            <text:p>2.0002</text:p>
          </table:table-cell>
          <table:table-cell table:style-name="ce11" table:formula="of:=[.X124]+[.Y123]" office:value-type="float" office:value="243.9993984375" calcext:value-type="float">
            <text:p>243.9994</text:p>
          </table:table-cell>
          <table:table-cell table:style-name="ce18" table:formula="of:=[.Y124]-2*([.$B124]-1)" office:value-type="float" office:value="-0.000601562500008868" calcext:value-type="float">
            <text:p>-0.0006015625</text:p>
          </table:table-cell>
          <table:table-cell office:value-type="float" office:value="63626906909389.5" calcext:value-type="float">
            <text:p>63626906909389.5</text:p>
          </table:table-cell>
          <table:table-cell table:style-name="ce11" table:formula="of:=([.AA124]-[.AA123])/1000" office:value-type="float" office:value="2.003" calcext:value-type="float">
            <text:p>2.0030</text:p>
          </table:table-cell>
          <table:table-cell table:style-name="ce11" table:formula="of:=[.AB124]+[.AC123]" office:value-type="float" office:value="244.001703125" calcext:value-type="float">
            <text:p>244.0017</text:p>
          </table:table-cell>
          <table:table-cell table:style-name="ce19" table:formula="of:=[.AC124]-2*([.$B124]-1)" office:value-type="float" office:value="0.00170312500000591" calcext:value-type="float">
            <text:p>0.001703125</text:p>
          </table:table-cell>
          <table:table-cell office:value-type="float" office:value="63626907383621.5" calcext:value-type="float">
            <text:p>63626907383621.5</text:p>
          </table:table-cell>
          <table:table-cell table:style-name="ce11" table:formula="of:=([.AE124]-[.AE123])/1000" office:value-type="float" office:value="1.9976015625" calcext:value-type="float">
            <text:p>1.9976</text:p>
          </table:table-cell>
          <table:table-cell table:style-name="ce11" table:formula="of:=[.AF124]+[.AG123]" office:value-type="float" office:value="243.9985" calcext:value-type="float">
            <text:p>243.9985</text:p>
          </table:table-cell>
          <table:table-cell table:style-name="ce20" table:formula="of:=[.AG124]-2*([.$B124]-1)" office:value-type="float" office:value="-0.00150000000002137" calcext:value-type="float">
            <text:p>-0.0015</text:p>
          </table:table-cell>
          <table:table-cell office:value-type="float" office:value="63626907853294.2" calcext:value-type="float">
            <text:p>63626907853294.2</text:p>
          </table:table-cell>
          <table:table-cell table:style-name="ce11" table:formula="of:=([.AI124]-[.AI123])/1000" office:value-type="float" office:value="2.000203125" calcext:value-type="float">
            <text:p>2.0002</text:p>
          </table:table-cell>
          <table:table-cell table:style-name="ce11" table:formula="of:=[.AJ124]+[.AK123]" office:value-type="float" office:value="244.0008046875" calcext:value-type="float">
            <text:p>244.0008</text:p>
          </table:table-cell>
          <table:table-cell table:style-name="ce21" table:formula="of:=[.AK124]-2*([.$B124]-1)" office:value-type="float" office:value="0.000804687500021828" calcext:value-type="float">
            <text:p>0.0008046875</text:p>
          </table:table-cell>
          <table:table-cell office:value-type="float" office:value="63626908319102.1" calcext:value-type="float">
            <text:p>63626908319102.1</text:p>
          </table:table-cell>
          <table:table-cell table:style-name="ce11" table:formula="of:=([.AM124]-[.AM123])/1000" office:value-type="float" office:value="1.9995" calcext:value-type="float">
            <text:p>1.9995</text:p>
          </table:table-cell>
          <table:table-cell table:style-name="ce11" table:formula="of:=[.AN124]+[.AO123]" office:value-type="float" office:value="243.998703125" calcext:value-type="float">
            <text:p>243.9987</text:p>
          </table:table-cell>
          <table:table-cell table:style-name="ce22" table:formula="of:=[.AO124]-2*([.$B124]-1)" office:value-type="float" office:value="-0.00129687499997999" calcext:value-type="float">
            <text:p>-0.001296875</text:p>
          </table:table-cell>
          <table:table-cell office:value-type="float" office:value="63626908788836.4" calcext:value-type="float">
            <text:p>63626908788836.4</text:p>
          </table:table-cell>
          <table:table-cell table:style-name="ce23" table:formula="of:=([.AQ124]-[.AQ123])/1000" office:value-type="float" office:value="1.9978984375" calcext:value-type="float">
            <text:p>1.9979</text:p>
          </table:table-cell>
          <table:table-cell table:style-name="ce11" table:formula="of:=[.AR124]+[.AS123]" office:value-type="float" office:value="243.9988984375" calcext:value-type="float">
            <text:p>243.9989</text:p>
          </table:table-cell>
          <table:table-cell table:style-name="ce24" table:formula="of:=[.AS124]-2*([.$B124]-1)" office:value-type="float" office:value="-0.00110156249985494" calcext:value-type="float">
            <text:p>-0.0011015625</text:p>
          </table:table-cell>
          <table:table-cell office:value-type="float" office:value="63626909260608.5" calcext:value-type="float">
            <text:p>63626909260608.5</text:p>
          </table:table-cell>
          <table:table-cell table:style-name="ce11" table:formula="of:=([.AU124]-[.AU123])/1000" office:value-type="float" office:value="1.999203125" calcext:value-type="float">
            <text:p>1.9992</text:p>
          </table:table-cell>
          <table:table-cell table:style-name="ce11" table:formula="of:=[.AV124]+[.AW123]" office:value-type="float" office:value="243.999203125" calcext:value-type="float">
            <text:p>243.9992</text:p>
          </table:table-cell>
          <table:table-cell table:style-name="ce25" table:formula="of:=[.AW124]-2*([.$B124]-1)" office:value-type="float" office:value="-0.000796874999963393" calcext:value-type="float">
            <text:p>-0.0007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24" calcext:value-type="float">
            <text:p>124</text:p>
          </table:table-cell>
          <table:table-cell office:value-type="float" office:value="63626904065380.3" calcext:value-type="float">
            <text:p>63626904065380.3</text:p>
          </table:table-cell>
          <table:table-cell table:formula="of:=([.C125]-[.C124])/1000" office:value-type="float" office:value="2.000796875" calcext:value-type="float">
            <text:p>2.0008</text:p>
          </table:table-cell>
          <table:table-cell table:formula="of:=[.D125]+[.E124]" office:value-type="float" office:value="246.0015" calcext:value-type="float">
            <text:p>246.0015</text:p>
          </table:table-cell>
          <table:table-cell table:style-name="ce13" table:formula="of:=[.E125]-2*([.$B125]-1)" office:value-type="float" office:value="0.00150000000007822" calcext:value-type="float">
            <text:p>0.0015</text:p>
          </table:table-cell>
          <table:table-cell office:value-type="float" office:value="63626904548678.7" calcext:value-type="float">
            <text:p>63626904548678.7</text:p>
          </table:table-cell>
          <table:table-cell table:style-name="ce11" table:formula="of:=([.G125]-[.G124])/1000" office:value-type="float" office:value="2.0028046875" calcext:value-type="float">
            <text:p>2.0028</text:p>
          </table:table-cell>
          <table:table-cell table:style-name="ce11" table:formula="of:=[.H125]+[.I124]" office:value-type="float" office:value="246.00090625" calcext:value-type="float">
            <text:p>246.0009</text:p>
          </table:table-cell>
          <table:table-cell table:style-name="ce14" table:formula="of:=[.I125]-2*([.$B125]-1)" office:value-type="float" office:value="0.000906249999928832" calcext:value-type="float">
            <text:p>0.00090625</text:p>
          </table:table-cell>
          <table:table-cell office:value-type="float" office:value="63626905031575" calcext:value-type="float">
            <text:p>63626905031575</text:p>
          </table:table-cell>
          <table:table-cell table:style-name="ce11" table:formula="of:=([.K125]-[.K124])/1000" office:value-type="float" office:value="2.000796875" calcext:value-type="float">
            <text:p>2.0008</text:p>
          </table:table-cell>
          <table:table-cell table:style-name="ce11" table:formula="of:=[.L125]+[.M124]" office:value-type="float" office:value="245.999" calcext:value-type="float">
            <text:p>245.9990</text:p>
          </table:table-cell>
          <table:table-cell table:style-name="ce15" table:formula="of:=[.M125]-2*([.$B125]-1)" office:value-type="float" office:value="-0.0010000000000332" calcext:value-type="float">
            <text:p>-0.001</text:p>
          </table:table-cell>
          <table:table-cell office:value-type="float" office:value="63626905495855" calcext:value-type="float">
            <text:p>63626905495855</text:p>
          </table:table-cell>
          <table:table-cell table:style-name="ce11" table:formula="of:=([.O125]-[.O124])/1000" office:value-type="float" office:value="1.999703125" calcext:value-type="float">
            <text:p>1.9997</text:p>
          </table:table-cell>
          <table:table-cell table:style-name="ce11" table:formula="of:=[.P125]+[.Q124]" office:value-type="float" office:value="246.001" calcext:value-type="float">
            <text:p>246.0010</text:p>
          </table:table-cell>
          <table:table-cell table:style-name="ce16" table:formula="of:=[.Q125]-2*([.$B125]-1)" office:value-type="float" office:value="0.000999999999891088" calcext:value-type="float">
            <text:p>0.001</text:p>
          </table:table-cell>
          <table:table-cell office:value-type="float" office:value="63626905961182.2" calcext:value-type="float">
            <text:p>63626905961182.2</text:p>
          </table:table-cell>
          <table:table-cell table:style-name="ce11" table:formula="of:=([.S125]-[.S124])/1000" office:value-type="float" office:value="1.9988046875" calcext:value-type="float">
            <text:p>1.9988</text:p>
          </table:table-cell>
          <table:table-cell table:style-name="ce11" table:formula="of:=[.T125]+[.U124]" office:value-type="float" office:value="246.0003046875" calcext:value-type="float">
            <text:p>246.0003</text:p>
          </table:table-cell>
          <table:table-cell table:style-name="ce17" table:formula="of:=[.U125]-2*([.$B125]-1)" office:value-type="float" office:value="0.000304687500033651" calcext:value-type="float">
            <text:p>0.0003046875</text:p>
          </table:table-cell>
          <table:table-cell office:value-type="float" office:value="63626906445936" calcext:value-type="float">
            <text:p>63626906445936</text:p>
          </table:table-cell>
          <table:table-cell table:style-name="ce11" table:formula="of:=([.W125]-[.W124])/1000" office:value-type="float" office:value="2.0001015625" calcext:value-type="float">
            <text:p>2.0001</text:p>
          </table:table-cell>
          <table:table-cell table:style-name="ce11" table:formula="of:=[.X125]+[.Y124]" office:value-type="float" office:value="245.9995" calcext:value-type="float">
            <text:p>245.9995</text:p>
          </table:table-cell>
          <table:table-cell table:style-name="ce18" table:formula="of:=[.Y125]-2*([.$B125]-1)" office:value-type="float" office:value="-0.000500000000016598" calcext:value-type="float">
            <text:p>-0.0005</text:p>
          </table:table-cell>
          <table:table-cell office:value-type="float" office:value="63626906911386" calcext:value-type="float">
            <text:p>63626906911386</text:p>
          </table:table-cell>
          <table:table-cell table:style-name="ce11" table:formula="of:=([.AA125]-[.AA124])/1000" office:value-type="float" office:value="1.9965" calcext:value-type="float">
            <text:p>1.9965</text:p>
          </table:table-cell>
          <table:table-cell table:style-name="ce11" table:formula="of:=[.AB125]+[.AC124]" office:value-type="float" office:value="245.998203125" calcext:value-type="float">
            <text:p>245.9982</text:p>
          </table:table-cell>
          <table:table-cell table:style-name="ce19" table:formula="of:=[.AC125]-2*([.$B125]-1)" office:value-type="float" office:value="-0.00179687499999659" calcext:value-type="float">
            <text:p>-0.001796875</text:p>
          </table:table-cell>
          <table:table-cell office:value-type="float" office:value="63626907385624" calcext:value-type="float">
            <text:p>63626907385624</text:p>
          </table:table-cell>
          <table:table-cell table:style-name="ce11" table:formula="of:=([.AE125]-[.AE124])/1000" office:value-type="float" office:value="2.0025" calcext:value-type="float">
            <text:p>2.0025</text:p>
          </table:table-cell>
          <table:table-cell table:style-name="ce11" table:formula="of:=[.AF125]+[.AG124]" office:value-type="float" office:value="246.001" calcext:value-type="float">
            <text:p>246.0010</text:p>
          </table:table-cell>
          <table:table-cell table:style-name="ce20" table:formula="of:=[.AG125]-2*([.$B125]-1)" office:value-type="float" office:value="0.000999999999976353" calcext:value-type="float">
            <text:p>0.001</text:p>
          </table:table-cell>
          <table:table-cell office:value-type="float" office:value="63626907855292.8" calcext:value-type="float">
            <text:p>63626907855292.8</text:p>
          </table:table-cell>
          <table:table-cell table:style-name="ce11" table:formula="of:=([.AI125]-[.AI124])/1000" office:value-type="float" office:value="1.99859375" calcext:value-type="float">
            <text:p>1.9986</text:p>
          </table:table-cell>
          <table:table-cell table:style-name="ce11" table:formula="of:=[.AJ125]+[.AK124]" office:value-type="float" office:value="245.9993984375" calcext:value-type="float">
            <text:p>245.9994</text:p>
          </table:table-cell>
          <table:table-cell table:style-name="ce21" table:formula="of:=[.AK125]-2*([.$B125]-1)" office:value-type="float" office:value="-0.000601562499980446" calcext:value-type="float">
            <text:p>-0.0006015625</text:p>
          </table:table-cell>
          <table:table-cell office:value-type="float" office:value="63626908321101.1" calcext:value-type="float">
            <text:p>63626908321101.1</text:p>
          </table:table-cell>
          <table:table-cell table:style-name="ce11" table:formula="of:=([.AM125]-[.AM124])/1000" office:value-type="float" office:value="1.999" calcext:value-type="float">
            <text:p>1.9990</text:p>
          </table:table-cell>
          <table:table-cell table:style-name="ce11" table:formula="of:=[.AN125]+[.AO124]" office:value-type="float" office:value="245.997703125" calcext:value-type="float">
            <text:p>245.9977</text:p>
          </table:table-cell>
          <table:table-cell table:style-name="ce22" table:formula="of:=[.AO125]-2*([.$B125]-1)" office:value-type="float" office:value="-0.00229687499998477" calcext:value-type="float">
            <text:p>-0.002296875</text:p>
          </table:table-cell>
          <table:table-cell office:value-type="float" office:value="63626908790838.7" calcext:value-type="float">
            <text:p>63626908790838.7</text:p>
          </table:table-cell>
          <table:table-cell table:style-name="ce23" table:formula="of:=([.AQ125]-[.AQ124])/1000" office:value-type="float" office:value="2.0023046875" calcext:value-type="float">
            <text:p>2.0023</text:p>
          </table:table-cell>
          <table:table-cell table:style-name="ce11" table:formula="of:=[.AR125]+[.AS124]" office:value-type="float" office:value="246.001203125" calcext:value-type="float">
            <text:p>246.0012</text:p>
          </table:table-cell>
          <table:table-cell table:style-name="ce24" table:formula="of:=[.AS125]-2*([.$B125]-1)" office:value-type="float" office:value="0.00120312500013142" calcext:value-type="float">
            <text:p>0.001203125</text:p>
          </table:table-cell>
          <table:table-cell office:value-type="float" office:value="63626909262610.4" calcext:value-type="float">
            <text:p>63626909262610.4</text:p>
          </table:table-cell>
          <table:table-cell table:style-name="ce11" table:formula="of:=([.AU125]-[.AU124])/1000" office:value-type="float" office:value="2.0018984375" calcext:value-type="float">
            <text:p>2.0019</text:p>
          </table:table-cell>
          <table:table-cell table:style-name="ce11" table:formula="of:=[.AV125]+[.AW124]" office:value-type="float" office:value="246.0011015625" calcext:value-type="float">
            <text:p>246.0011</text:p>
          </table:table-cell>
          <table:table-cell table:style-name="ce25" table:formula="of:=[.AW125]-2*([.$B125]-1)" office:value-type="float" office:value="0.00110156250002547" calcext:value-type="float">
            <text:p>0.0011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25" calcext:value-type="float">
            <text:p>125</text:p>
          </table:table-cell>
          <table:table-cell office:value-type="float" office:value="63626904067377.9" calcext:value-type="float">
            <text:p>63626904067377.9</text:p>
          </table:table-cell>
          <table:table-cell table:formula="of:=([.C126]-[.C125])/1000" office:value-type="float" office:value="1.9976015625" calcext:value-type="float">
            <text:p>1.9976</text:p>
          </table:table-cell>
          <table:table-cell table:formula="of:=[.D126]+[.E125]" office:value-type="float" office:value="247.9991015625" calcext:value-type="float">
            <text:p>247.9991</text:p>
          </table:table-cell>
          <table:table-cell table:style-name="ce13" table:formula="of:=[.E126]-2*([.$B126]-1)" office:value-type="float" office:value="-0.00089843749992724" calcext:value-type="float">
            <text:p>-0.0008984375</text:p>
          </table:table-cell>
          <table:table-cell office:value-type="float" office:value="63626904550676.7" calcext:value-type="float">
            <text:p>63626904550676.7</text:p>
          </table:table-cell>
          <table:table-cell table:style-name="ce11" table:formula="of:=([.G126]-[.G125])/1000" office:value-type="float" office:value="1.998" calcext:value-type="float">
            <text:p>1.9980</text:p>
          </table:table-cell>
          <table:table-cell table:style-name="ce11" table:formula="of:=[.H126]+[.I125]" office:value-type="float" office:value="247.99890625" calcext:value-type="float">
            <text:p>247.9989</text:p>
          </table:table-cell>
          <table:table-cell table:style-name="ce14" table:formula="of:=[.I126]-2*([.$B126]-1)" office:value-type="float" office:value="-0.00109375000008072" calcext:value-type="float">
            <text:p>-0.00109375</text:p>
          </table:table-cell>
          <table:table-cell office:value-type="float" office:value="63626905033575.6" calcext:value-type="float">
            <text:p>63626905033575.6</text:p>
          </table:table-cell>
          <table:table-cell table:style-name="ce11" table:formula="of:=([.K126]-[.K125])/1000" office:value-type="float" office:value="2.0006015625" calcext:value-type="float">
            <text:p>2.0006</text:p>
          </table:table-cell>
          <table:table-cell table:style-name="ce11" table:formula="of:=[.L126]+[.M125]" office:value-type="float" office:value="247.9996015625" calcext:value-type="float">
            <text:p>247.9996</text:p>
          </table:table-cell>
          <table:table-cell table:style-name="ce15" table:formula="of:=[.M126]-2*([.$B126]-1)" office:value-type="float" office:value="-0.000398437500024329" calcext:value-type="float">
            <text:p>-0.0003984375</text:p>
          </table:table-cell>
          <table:table-cell office:value-type="float" office:value="63626905497855.1" calcext:value-type="float">
            <text:p>63626905497855.1</text:p>
          </table:table-cell>
          <table:table-cell table:style-name="ce11" table:formula="of:=([.O126]-[.O125])/1000" office:value-type="float" office:value="2.0001015625" calcext:value-type="float">
            <text:p>2.0001</text:p>
          </table:table-cell>
          <table:table-cell table:style-name="ce11" table:formula="of:=[.P126]+[.Q125]" office:value-type="float" office:value="248.0011015625" calcext:value-type="float">
            <text:p>248.0011</text:p>
          </table:table-cell>
          <table:table-cell table:style-name="ce16" table:formula="of:=[.Q126]-2*([.$B126]-1)" office:value-type="float" office:value="0.00110156249988336" calcext:value-type="float">
            <text:p>0.0011015625</text:p>
          </table:table-cell>
          <table:table-cell office:value-type="float" office:value="63626905963180.1" calcext:value-type="float">
            <text:p>63626905963180.1</text:p>
          </table:table-cell>
          <table:table-cell table:style-name="ce11" table:formula="of:=([.S126]-[.S125])/1000" office:value-type="float" office:value="1.9978984375" calcext:value-type="float">
            <text:p>1.9979</text:p>
          </table:table-cell>
          <table:table-cell table:style-name="ce11" table:formula="of:=[.T126]+[.U125]" office:value-type="float" office:value="247.998203125" calcext:value-type="float">
            <text:p>247.9982</text:p>
          </table:table-cell>
          <table:table-cell table:style-name="ce17" table:formula="of:=[.U126]-2*([.$B126]-1)" office:value-type="float" office:value="-0.00179687499996817" calcext:value-type="float">
            <text:p>-0.001796875</text:p>
          </table:table-cell>
          <table:table-cell office:value-type="float" office:value="63626906447937" calcext:value-type="float">
            <text:p>63626906447937</text:p>
          </table:table-cell>
          <table:table-cell table:style-name="ce11" table:formula="of:=([.W126]-[.W125])/1000" office:value-type="float" office:value="2.001" calcext:value-type="float">
            <text:p>2.0010</text:p>
          </table:table-cell>
          <table:table-cell table:style-name="ce11" table:formula="of:=[.X126]+[.Y125]" office:value-type="float" office:value="248.0005" calcext:value-type="float">
            <text:p>248.0005</text:p>
          </table:table-cell>
          <table:table-cell table:style-name="ce18" table:formula="of:=[.Y126]-2*([.$B126]-1)" office:value-type="float" office:value="0.000499999999988177" calcext:value-type="float">
            <text:p>0.0005</text:p>
          </table:table-cell>
          <table:table-cell office:value-type="float" office:value="63626906913386.8" calcext:value-type="float">
            <text:p>63626906913386.8</text:p>
          </table:table-cell>
          <table:table-cell table:style-name="ce11" table:formula="of:=([.AA126]-[.AA125])/1000" office:value-type="float" office:value="2.000796875" calcext:value-type="float">
            <text:p>2.0008</text:p>
          </table:table-cell>
          <table:table-cell table:style-name="ce11" table:formula="of:=[.AB126]+[.AC125]" office:value-type="float" office:value="247.999" calcext:value-type="float">
            <text:p>247.9990</text:p>
          </table:table-cell>
          <table:table-cell table:style-name="ce19" table:formula="of:=[.AC126]-2*([.$B126]-1)" office:value-type="float" office:value="-0.00100000000000477" calcext:value-type="float">
            <text:p>-0.001</text:p>
          </table:table-cell>
          <table:table-cell office:value-type="float" office:value="63626907387622.2" calcext:value-type="float">
            <text:p>63626907387622.2</text:p>
          </table:table-cell>
          <table:table-cell table:style-name="ce11" table:formula="of:=([.AE126]-[.AE125])/1000" office:value-type="float" office:value="1.998203125" calcext:value-type="float">
            <text:p>1.9982</text:p>
          </table:table-cell>
          <table:table-cell table:style-name="ce11" table:formula="of:=[.AF126]+[.AG125]" office:value-type="float" office:value="247.999203125" calcext:value-type="float">
            <text:p>247.9992</text:p>
          </table:table-cell>
          <table:table-cell table:style-name="ce20" table:formula="of:=[.AG126]-2*([.$B126]-1)" office:value-type="float" office:value="-0.000796875000020236" calcext:value-type="float">
            <text:p>-0.000796875</text:p>
          </table:table-cell>
          <table:table-cell office:value-type="float" office:value="63626907857293.2" calcext:value-type="float">
            <text:p>63626907857293.2</text:p>
          </table:table-cell>
          <table:table-cell table:style-name="ce11" table:formula="of:=([.AI126]-[.AI125])/1000" office:value-type="float" office:value="2.00040625" calcext:value-type="float">
            <text:p>2.0004</text:p>
          </table:table-cell>
          <table:table-cell table:style-name="ce11" table:formula="of:=[.AJ126]+[.AK125]" office:value-type="float" office:value="247.9998046875" calcext:value-type="float">
            <text:p>247.9998</text:p>
          </table:table-cell>
          <table:table-cell table:style-name="ce21" table:formula="of:=[.AK126]-2*([.$B126]-1)" office:value-type="float" office:value="-0.000195312499982947" calcext:value-type="float">
            <text:p>-0.0001953125</text:p>
          </table:table-cell>
          <table:table-cell office:value-type="float" office:value="63626908323101.3" calcext:value-type="float">
            <text:p>63626908323101.3</text:p>
          </table:table-cell>
          <table:table-cell table:style-name="ce11" table:formula="of:=([.AM126]-[.AM125])/1000" office:value-type="float" office:value="2.0001953125" calcext:value-type="float">
            <text:p>2.0002</text:p>
          </table:table-cell>
          <table:table-cell table:style-name="ce11" table:formula="of:=[.AN126]+[.AO125]" office:value-type="float" office:value="247.9978984375" calcext:value-type="float">
            <text:p>247.9979</text:p>
          </table:table-cell>
          <table:table-cell table:style-name="ce22" table:formula="of:=[.AO126]-2*([.$B126]-1)" office:value-type="float" office:value="-0.0021015624999734" calcext:value-type="float">
            <text:p>-0.0021015625</text:p>
          </table:table-cell>
          <table:table-cell office:value-type="float" office:value="63626908792838.2" calcext:value-type="float">
            <text:p>63626908792838.2</text:p>
          </table:table-cell>
          <table:table-cell table:style-name="ce23" table:formula="of:=([.AQ126]-[.AQ125])/1000" office:value-type="float" office:value="1.9995" calcext:value-type="float">
            <text:p>1.9995</text:p>
          </table:table-cell>
          <table:table-cell table:style-name="ce11" table:formula="of:=[.AR126]+[.AS125]" office:value-type="float" office:value="248.000703125" calcext:value-type="float">
            <text:p>248.0007</text:p>
          </table:table-cell>
          <table:table-cell table:style-name="ce24" table:formula="of:=[.AS126]-2*([.$B126]-1)" office:value-type="float" office:value="0.000703125000143245" calcext:value-type="float">
            <text:p>0.000703125</text:p>
          </table:table-cell>
          <table:table-cell office:value-type="float" office:value="63626909264609.6" calcext:value-type="float">
            <text:p>63626909264609.6</text:p>
          </table:table-cell>
          <table:table-cell table:style-name="ce11" table:formula="of:=([.AU126]-[.AU125])/1000" office:value-type="float" office:value="1.999203125" calcext:value-type="float">
            <text:p>1.9992</text:p>
          </table:table-cell>
          <table:table-cell table:style-name="ce11" table:formula="of:=[.AV126]+[.AW125]" office:value-type="float" office:value="248.0003046875" calcext:value-type="float">
            <text:p>248.0003</text:p>
          </table:table-cell>
          <table:table-cell table:style-name="ce25" table:formula="of:=[.AW126]-2*([.$B126]-1)" office:value-type="float" office:value="0.000304687500033651" calcext:value-type="float">
            <text:p>0.0003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26" calcext:value-type="float">
            <text:p>126</text:p>
          </table:table-cell>
          <table:table-cell office:value-type="float" office:value="63626904069377.2" calcext:value-type="float">
            <text:p>63626904069377.2</text:p>
          </table:table-cell>
          <table:table-cell table:formula="of:=([.C127]-[.C126])/1000" office:value-type="float" office:value="1.9993046875" calcext:value-type="float">
            <text:p>1.9993</text:p>
          </table:table-cell>
          <table:table-cell table:formula="of:=[.D127]+[.E126]" office:value-type="float" office:value="249.99840625" calcext:value-type="float">
            <text:p>249.9984</text:p>
          </table:table-cell>
          <table:table-cell table:style-name="ce13" table:formula="of:=[.E127]-2*([.$B127]-1)" office:value-type="float" office:value="-0.00159374999992679" calcext:value-type="float">
            <text:p>-0.00159375</text:p>
          </table:table-cell>
          <table:table-cell office:value-type="float" office:value="63626904552676.4" calcext:value-type="float">
            <text:p>63626904552676.4</text:p>
          </table:table-cell>
          <table:table-cell table:style-name="ce11" table:formula="of:=([.G127]-[.G126])/1000" office:value-type="float" office:value="1.9996953125" calcext:value-type="float">
            <text:p>1.9997</text:p>
          </table:table-cell>
          <table:table-cell table:style-name="ce11" table:formula="of:=[.H127]+[.I126]" office:value-type="float" office:value="249.9986015625" calcext:value-type="float">
            <text:p>249.9986</text:p>
          </table:table-cell>
          <table:table-cell table:style-name="ce14" table:formula="of:=[.I127]-2*([.$B127]-1)" office:value-type="float" office:value="-0.00139843750008595" calcext:value-type="float">
            <text:p>-0.0013984375</text:p>
          </table:table-cell>
          <table:table-cell office:value-type="float" office:value="63626905035576.5" calcext:value-type="float">
            <text:p>63626905035576.5</text:p>
          </table:table-cell>
          <table:table-cell table:style-name="ce11" table:formula="of:=([.K127]-[.K126])/1000" office:value-type="float" office:value="2.0008984375" calcext:value-type="float">
            <text:p>2.0009</text:p>
          </table:table-cell>
          <table:table-cell table:style-name="ce11" table:formula="of:=[.L127]+[.M126]" office:value-type="float" office:value="250.0005" calcext:value-type="float">
            <text:p>250.0005</text:p>
          </table:table-cell>
          <table:table-cell table:style-name="ce15" table:formula="of:=[.M127]-2*([.$B127]-1)" office:value-type="float" office:value="0.000499999999988177" calcext:value-type="float">
            <text:p>0.0005</text:p>
          </table:table-cell>
          <table:table-cell office:value-type="float" office:value="63626905499854.7" calcext:value-type="float">
            <text:p>63626905499854.7</text:p>
          </table:table-cell>
          <table:table-cell table:style-name="ce11" table:formula="of:=([.O127]-[.O126])/1000" office:value-type="float" office:value="1.9996015625" calcext:value-type="float">
            <text:p>1.9996</text:p>
          </table:table-cell>
          <table:table-cell table:style-name="ce11" table:formula="of:=[.P127]+[.Q126]" office:value-type="float" office:value="250.000703125" calcext:value-type="float">
            <text:p>250.0007</text:p>
          </table:table-cell>
          <table:table-cell table:style-name="ce16" table:formula="of:=[.Q127]-2*([.$B127]-1)" office:value-type="float" office:value="0.00070312499988745" calcext:value-type="float">
            <text:p>0.000703125</text:p>
          </table:table-cell>
          <table:table-cell office:value-type="float" office:value="63626905965181.9" calcext:value-type="float">
            <text:p>63626905965181.9</text:p>
          </table:table-cell>
          <table:table-cell table:style-name="ce11" table:formula="of:=([.S127]-[.S126])/1000" office:value-type="float" office:value="2.001796875" calcext:value-type="float">
            <text:p>2.0018</text:p>
          </table:table-cell>
          <table:table-cell table:style-name="ce11" table:formula="of:=[.T127]+[.U126]" office:value-type="float" office:value="250" calcext:value-type="float">
            <text:p>250.0000</text:p>
          </table:table-cell>
          <table:table-cell table:style-name="ce17" table:formula="of:=[.U127]-2*([.$B127]-1)" office:value-type="float" office:value="0" calcext:value-type="float">
            <text:p>0</text:p>
          </table:table-cell>
          <table:table-cell office:value-type="float" office:value="63626906449937.3" calcext:value-type="float">
            <text:p>63626906449937.3</text:p>
          </table:table-cell>
          <table:table-cell table:style-name="ce11" table:formula="of:=([.W127]-[.W126])/1000" office:value-type="float" office:value="2.000296875" calcext:value-type="float">
            <text:p>2.0003</text:p>
          </table:table-cell>
          <table:table-cell table:style-name="ce11" table:formula="of:=[.X127]+[.Y126]" office:value-type="float" office:value="250.000796875" calcext:value-type="float">
            <text:p>250.0008</text:p>
          </table:table-cell>
          <table:table-cell table:style-name="ce18" table:formula="of:=[.Y127]-2*([.$B127]-1)" office:value-type="float" office:value="0.000796874999991815" calcext:value-type="float">
            <text:p>0.000796875</text:p>
          </table:table-cell>
          <table:table-cell office:value-type="float" office:value="63626906915387.2" calcext:value-type="float">
            <text:p>63626906915387.2</text:p>
          </table:table-cell>
          <table:table-cell table:style-name="ce11" table:formula="of:=([.AA127]-[.AA126])/1000" office:value-type="float" office:value="2.00040625" calcext:value-type="float">
            <text:p>2.0004</text:p>
          </table:table-cell>
          <table:table-cell table:style-name="ce11" table:formula="of:=[.AB127]+[.AC126]" office:value-type="float" office:value="249.99940625" calcext:value-type="float">
            <text:p>249.9994</text:p>
          </table:table-cell>
          <table:table-cell table:style-name="ce19" table:formula="of:=[.AC127]-2*([.$B127]-1)" office:value-type="float" office:value="-0.000593750000007276" calcext:value-type="float">
            <text:p>-0.00059375</text:p>
          </table:table-cell>
          <table:table-cell office:value-type="float" office:value="63626907389623.4" calcext:value-type="float">
            <text:p>63626907389623.4</text:p>
          </table:table-cell>
          <table:table-cell table:style-name="ce11" table:formula="of:=([.AE127]-[.AE126])/1000" office:value-type="float" office:value="2.0011953125" calcext:value-type="float">
            <text:p>2.0012</text:p>
          </table:table-cell>
          <table:table-cell table:style-name="ce11" table:formula="of:=[.AF127]+[.AG126]" office:value-type="float" office:value="250.0003984375" calcext:value-type="float">
            <text:p>250.0004</text:p>
          </table:table-cell>
          <table:table-cell table:style-name="ce20" table:formula="of:=[.AG127]-2*([.$B127]-1)" office:value-type="float" office:value="0.000398437499967486" calcext:value-type="float">
            <text:p>0.0003984375</text:p>
          </table:table-cell>
          <table:table-cell office:value-type="float" office:value="63626907859295.1" calcext:value-type="float">
            <text:p>63626907859295.1</text:p>
          </table:table-cell>
          <table:table-cell table:style-name="ce11" table:formula="of:=([.AI127]-[.AI126])/1000" office:value-type="float" office:value="2.0018984375" calcext:value-type="float">
            <text:p>2.0019</text:p>
          </table:table-cell>
          <table:table-cell table:style-name="ce11" table:formula="of:=[.AJ127]+[.AK126]" office:value-type="float" office:value="250.001703125" calcext:value-type="float">
            <text:p>250.0017</text:p>
          </table:table-cell>
          <table:table-cell table:style-name="ce21" table:formula="of:=[.AK127]-2*([.$B127]-1)" office:value-type="float" office:value="0.00170312500000591" calcext:value-type="float">
            <text:p>0.001703125</text:p>
          </table:table-cell>
          <table:table-cell office:value-type="float" office:value="63626908325101.4" calcext:value-type="float">
            <text:p>63626908325101.4</text:p>
          </table:table-cell>
          <table:table-cell table:style-name="ce11" table:formula="of:=([.AM127]-[.AM126])/1000" office:value-type="float" office:value="2.0001015625" calcext:value-type="float">
            <text:p>2.0001</text:p>
          </table:table-cell>
          <table:table-cell table:style-name="ce11" table:formula="of:=[.AN127]+[.AO126]" office:value-type="float" office:value="249.998" calcext:value-type="float">
            <text:p>249.9980</text:p>
          </table:table-cell>
          <table:table-cell table:style-name="ce22" table:formula="of:=[.AO127]-2*([.$B127]-1)" office:value-type="float" office:value="-0.00199999999998113" calcext:value-type="float">
            <text:p>-0.002</text:p>
          </table:table-cell>
          <table:table-cell office:value-type="float" office:value="63626908794836.4" calcext:value-type="float">
            <text:p>63626908794836.4</text:p>
          </table:table-cell>
          <table:table-cell table:style-name="ce23" table:formula="of:=([.AQ127]-[.AQ126])/1000" office:value-type="float" office:value="1.9981953125" calcext:value-type="float">
            <text:p>1.9982</text:p>
          </table:table-cell>
          <table:table-cell table:style-name="ce11" table:formula="of:=[.AR127]+[.AS126]" office:value-type="float" office:value="249.9988984375" calcext:value-type="float">
            <text:p>249.9989</text:p>
          </table:table-cell>
          <table:table-cell table:style-name="ce24" table:formula="of:=[.AS127]-2*([.$B127]-1)" office:value-type="float" office:value="-0.00110156249985494" calcext:value-type="float">
            <text:p>-0.0011015625</text:p>
          </table:table-cell>
          <table:table-cell office:value-type="float" office:value="63626909266609.3" calcext:value-type="float">
            <text:p>63626909266609.3</text:p>
          </table:table-cell>
          <table:table-cell table:style-name="ce11" table:formula="of:=([.AU127]-[.AU126])/1000" office:value-type="float" office:value="1.9996953125" calcext:value-type="float">
            <text:p>1.9997</text:p>
          </table:table-cell>
          <table:table-cell table:style-name="ce11" table:formula="of:=[.AV127]+[.AW126]" office:value-type="float" office:value="250" calcext:value-type="float">
            <text:p>250.0000</text:p>
          </table:table-cell>
          <table:table-cell table:style-name="ce25" table:formula="of:=[.AW127]-2*([.$B127]-1)"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27" calcext:value-type="float">
            <text:p>127</text:p>
          </table:table-cell>
          <table:table-cell office:value-type="float" office:value="63626904071377.7" calcext:value-type="float">
            <text:p>63626904071377.7</text:p>
          </table:table-cell>
          <table:table-cell table:formula="of:=([.C128]-[.C127])/1000" office:value-type="float" office:value="2.0005" calcext:value-type="float">
            <text:p>2.0005</text:p>
          </table:table-cell>
          <table:table-cell table:formula="of:=[.D128]+[.E127]" office:value-type="float" office:value="251.99890625" calcext:value-type="float">
            <text:p>251.9989</text:p>
          </table:table-cell>
          <table:table-cell table:style-name="ce13" table:formula="of:=[.E128]-2*([.$B128]-1)" office:value-type="float" office:value="-0.00109374999993861" calcext:value-type="float">
            <text:p>-0.00109375</text:p>
          </table:table-cell>
          <table:table-cell office:value-type="float" office:value="63626904554677.9" calcext:value-type="float">
            <text:p>63626904554677.9</text:p>
          </table:table-cell>
          <table:table-cell table:style-name="ce11" table:formula="of:=([.G128]-[.G127])/1000" office:value-type="float" office:value="2.0015" calcext:value-type="float">
            <text:p>2.0015</text:p>
          </table:table-cell>
          <table:table-cell table:style-name="ce11" table:formula="of:=[.H128]+[.I127]" office:value-type="float" office:value="252.0001015625" calcext:value-type="float">
            <text:p>252.0001</text:p>
          </table:table-cell>
          <table:table-cell table:style-name="ce14" table:formula="of:=[.I128]-2*([.$B128]-1)" office:value-type="float" office:value="0.000101562499907004" calcext:value-type="float">
            <text:p>0.0001015625</text:p>
          </table:table-cell>
          <table:table-cell office:value-type="float" office:value="63626905037577.2" calcext:value-type="float">
            <text:p>63626905037577.2</text:p>
          </table:table-cell>
          <table:table-cell table:style-name="ce11" table:formula="of:=([.K128]-[.K127])/1000" office:value-type="float" office:value="2.000703125" calcext:value-type="float">
            <text:p>2.0007</text:p>
          </table:table-cell>
          <table:table-cell table:style-name="ce11" table:formula="of:=[.L128]+[.M127]" office:value-type="float" office:value="252.001203125" calcext:value-type="float">
            <text:p>252.0012</text:p>
          </table:table-cell>
          <table:table-cell table:style-name="ce15" table:formula="of:=[.M128]-2*([.$B128]-1)" office:value-type="float" office:value="0.00120312499998931" calcext:value-type="float">
            <text:p>0.001203125</text:p>
          </table:table-cell>
          <table:table-cell office:value-type="float" office:value="63626905501852.7" calcext:value-type="float">
            <text:p>63626905501852.7</text:p>
          </table:table-cell>
          <table:table-cell table:style-name="ce11" table:formula="of:=([.O128]-[.O127])/1000" office:value-type="float" office:value="1.998" calcext:value-type="float">
            <text:p>1.9980</text:p>
          </table:table-cell>
          <table:table-cell table:style-name="ce11" table:formula="of:=[.P128]+[.Q127]" office:value-type="float" office:value="251.998703125" calcext:value-type="float">
            <text:p>251.9987</text:p>
          </table:table-cell>
          <table:table-cell table:style-name="ce16" table:formula="of:=[.Q128]-2*([.$B128]-1)" office:value-type="float" office:value="-0.0012968750001221" calcext:value-type="float">
            <text:p>-0.001296875</text:p>
          </table:table-cell>
          <table:table-cell office:value-type="float" office:value="63626905967180.7" calcext:value-type="float">
            <text:p>63626905967180.7</text:p>
          </table:table-cell>
          <table:table-cell table:style-name="ce11" table:formula="of:=([.S128]-[.S127])/1000" office:value-type="float" office:value="1.9988046875" calcext:value-type="float">
            <text:p>1.9988</text:p>
          </table:table-cell>
          <table:table-cell table:style-name="ce11" table:formula="of:=[.T128]+[.U127]" office:value-type="float" office:value="251.9988046875" calcext:value-type="float">
            <text:p>251.9988</text:p>
          </table:table-cell>
          <table:table-cell table:style-name="ce17" table:formula="of:=[.U128]-2*([.$B128]-1)" office:value-type="float" office:value="-0.0011953124999593" calcext:value-type="float">
            <text:p>-0.0011953125</text:p>
          </table:table-cell>
          <table:table-cell office:value-type="float" office:value="63626906451936.9" calcext:value-type="float">
            <text:p>63626906451936.9</text:p>
          </table:table-cell>
          <table:table-cell table:style-name="ce11" table:formula="of:=([.W128]-[.W127])/1000" office:value-type="float" office:value="1.9996015625" calcext:value-type="float">
            <text:p>1.9996</text:p>
          </table:table-cell>
          <table:table-cell table:style-name="ce11" table:formula="of:=[.X128]+[.Y127]" office:value-type="float" office:value="252.0003984375" calcext:value-type="float">
            <text:p>252.0004</text:p>
          </table:table-cell>
          <table:table-cell table:style-name="ce18" table:formula="of:=[.Y128]-2*([.$B128]-1)" office:value-type="float" office:value="0.000398437499995907" calcext:value-type="float">
            <text:p>0.0003984375</text:p>
          </table:table-cell>
          <table:table-cell office:value-type="float" office:value="63626906917387" calcext:value-type="float">
            <text:p>63626906917387</text:p>
          </table:table-cell>
          <table:table-cell table:style-name="ce11" table:formula="of:=([.AA128]-[.AA127])/1000" office:value-type="float" office:value="1.999796875" calcext:value-type="float">
            <text:p>1.9998</text:p>
          </table:table-cell>
          <table:table-cell table:style-name="ce11" table:formula="of:=[.AB128]+[.AC127]" office:value-type="float" office:value="251.999203125" calcext:value-type="float">
            <text:p>251.9992</text:p>
          </table:table-cell>
          <table:table-cell table:style-name="ce19" table:formula="of:=[.AC128]-2*([.$B128]-1)" office:value-type="float" office:value="-0.000796875000020236" calcext:value-type="float">
            <text:p>-0.000796875</text:p>
          </table:table-cell>
          <table:table-cell office:value-type="float" office:value="63626907391622.9" calcext:value-type="float">
            <text:p>63626907391622.9</text:p>
          </table:table-cell>
          <table:table-cell table:style-name="ce11" table:formula="of:=([.AE128]-[.AE127])/1000" office:value-type="float" office:value="1.9995" calcext:value-type="float">
            <text:p>1.9995</text:p>
          </table:table-cell>
          <table:table-cell table:style-name="ce11" table:formula="of:=[.AF128]+[.AG127]" office:value-type="float" office:value="251.9998984375" calcext:value-type="float">
            <text:p>251.9999</text:p>
          </table:table-cell>
          <table:table-cell table:style-name="ce20" table:formula="of:=[.AG128]-2*([.$B128]-1)" office:value-type="float" office:value="-0.000101562500020691" calcext:value-type="float">
            <text:p>-0.0001015625</text:p>
          </table:table-cell>
          <table:table-cell office:value-type="float" office:value="63626907861292.8" calcext:value-type="float">
            <text:p>63626907861292.8</text:p>
          </table:table-cell>
          <table:table-cell table:style-name="ce11" table:formula="of:=([.AI128]-[.AI127])/1000" office:value-type="float" office:value="1.9976953125" calcext:value-type="float">
            <text:p>1.9977</text:p>
          </table:table-cell>
          <table:table-cell table:style-name="ce11" table:formula="of:=[.AJ128]+[.AK127]" office:value-type="float" office:value="251.9993984375" calcext:value-type="float">
            <text:p>251.9994</text:p>
          </table:table-cell>
          <table:table-cell table:style-name="ce21" table:formula="of:=[.AK128]-2*([.$B128]-1)" office:value-type="float" office:value="-0.000601562499980446" calcext:value-type="float">
            <text:p>-0.0006015625</text:p>
          </table:table-cell>
          <table:table-cell office:value-type="float" office:value="63626908327101.9" calcext:value-type="float">
            <text:p>63626908327101.9</text:p>
          </table:table-cell>
          <table:table-cell table:style-name="ce11" table:formula="of:=([.AM128]-[.AM127])/1000" office:value-type="float" office:value="2.0005" calcext:value-type="float">
            <text:p>2.0005</text:p>
          </table:table-cell>
          <table:table-cell table:style-name="ce11" table:formula="of:=[.AN128]+[.AO127]" office:value-type="float" office:value="251.9985" calcext:value-type="float">
            <text:p>251.9985</text:p>
          </table:table-cell>
          <table:table-cell table:style-name="ce22" table:formula="of:=[.AO128]-2*([.$B128]-1)" office:value-type="float" office:value="-0.00149999999999295" calcext:value-type="float">
            <text:p>-0.0015</text:p>
          </table:table-cell>
          <table:table-cell office:value-type="float" office:value="63626908796836.7" calcext:value-type="float">
            <text:p>63626908796836.7</text:p>
          </table:table-cell>
          <table:table-cell table:style-name="ce23" table:formula="of:=([.AQ128]-[.AQ127])/1000" office:value-type="float" office:value="2.0003046875" calcext:value-type="float">
            <text:p>2.0003</text:p>
          </table:table-cell>
          <table:table-cell table:style-name="ce11" table:formula="of:=[.AR128]+[.AS127]" office:value-type="float" office:value="251.999203125" calcext:value-type="float">
            <text:p>251.9992</text:p>
          </table:table-cell>
          <table:table-cell table:style-name="ce24" table:formula="of:=[.AS128]-2*([.$B128]-1)" office:value-type="float" office:value="-0.000796874999849706" calcext:value-type="float">
            <text:p>-0.000796875</text:p>
          </table:table-cell>
          <table:table-cell office:value-type="float" office:value="63626909268608.7" calcext:value-type="float">
            <text:p>63626909268608.7</text:p>
          </table:table-cell>
          <table:table-cell table:style-name="ce11" table:formula="of:=([.AU128]-[.AU127])/1000" office:value-type="float" office:value="1.99940625" calcext:value-type="float">
            <text:p>1.9994</text:p>
          </table:table-cell>
          <table:table-cell table:style-name="ce11" table:formula="of:=[.AV128]+[.AW127]" office:value-type="float" office:value="251.99940625" calcext:value-type="float">
            <text:p>251.9994</text:p>
          </table:table-cell>
          <table:table-cell table:style-name="ce25" table:formula="of:=[.AW128]-2*([.$B128]-1)" office:value-type="float" office:value="-0.000593749999978854" calcext:value-type="float">
            <text:p>-0.0005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28" calcext:value-type="float">
            <text:p>128</text:p>
          </table:table-cell>
          <table:table-cell office:value-type="float" office:value="63626904073378.4" calcext:value-type="float">
            <text:p>63626904073378.4</text:p>
          </table:table-cell>
          <table:table-cell table:formula="of:=([.C129]-[.C128])/1000" office:value-type="float" office:value="2.0006953125" calcext:value-type="float">
            <text:p>2.0007</text:p>
          </table:table-cell>
          <table:table-cell table:formula="of:=[.D129]+[.E128]" office:value-type="float" office:value="253.9996015625" calcext:value-type="float">
            <text:p>253.9996</text:p>
          </table:table-cell>
          <table:table-cell table:style-name="ce13" table:formula="of:=[.E129]-2*([.$B129]-1)" office:value-type="float" office:value="-0.000398437499939064" calcext:value-type="float">
            <text:p>-0.0003984375</text:p>
          </table:table-cell>
          <table:table-cell office:value-type="float" office:value="63626904556677.4" calcext:value-type="float">
            <text:p>63626904556677.4</text:p>
          </table:table-cell>
          <table:table-cell table:style-name="ce11" table:formula="of:=([.G129]-[.G128])/1000" office:value-type="float" office:value="1.9995" calcext:value-type="float">
            <text:p>1.9995</text:p>
          </table:table-cell>
          <table:table-cell table:style-name="ce11" table:formula="of:=[.H129]+[.I128]" office:value-type="float" office:value="253.9996015625" calcext:value-type="float">
            <text:p>253.9996</text:p>
          </table:table-cell>
          <table:table-cell table:style-name="ce14" table:formula="of:=[.I129]-2*([.$B129]-1)" office:value-type="float" office:value="-0.000398437500081172" calcext:value-type="float">
            <text:p>-0.0003984375</text:p>
          </table:table-cell>
          <table:table-cell office:value-type="float" office:value="63626905039577.1" calcext:value-type="float">
            <text:p>63626905039577.1</text:p>
          </table:table-cell>
          <table:table-cell table:style-name="ce11" table:formula="of:=([.K129]-[.K128])/1000" office:value-type="float" office:value="1.9998984375" calcext:value-type="float">
            <text:p>1.9999</text:p>
          </table:table-cell>
          <table:table-cell table:style-name="ce11" table:formula="of:=[.L129]+[.M128]" office:value-type="float" office:value="254.0011015625" calcext:value-type="float">
            <text:p>254.0011</text:p>
          </table:table-cell>
          <table:table-cell table:style-name="ce15" table:formula="of:=[.M129]-2*([.$B129]-1)" office:value-type="float" office:value="0.00110156249999704" calcext:value-type="float">
            <text:p>0.0011015625</text:p>
          </table:table-cell>
          <table:table-cell office:value-type="float" office:value="63626905503851.9" calcext:value-type="float">
            <text:p>63626905503851.9</text:p>
          </table:table-cell>
          <table:table-cell table:style-name="ce11" table:formula="of:=([.O129]-[.O128])/1000" office:value-type="float" office:value="1.9991953125" calcext:value-type="float">
            <text:p>1.9992</text:p>
          </table:table-cell>
          <table:table-cell table:style-name="ce11" table:formula="of:=[.P129]+[.Q128]" office:value-type="float" office:value="253.9978984375" calcext:value-type="float">
            <text:p>253.9979</text:p>
          </table:table-cell>
          <table:table-cell table:style-name="ce16" table:formula="of:=[.Q129]-2*([.$B129]-1)" office:value-type="float" office:value="-0.00210156250011551" calcext:value-type="float">
            <text:p>-0.0021015625</text:p>
          </table:table-cell>
          <table:table-cell office:value-type="float" office:value="63626905969180.4" calcext:value-type="float">
            <text:p>63626905969180.4</text:p>
          </table:table-cell>
          <table:table-cell table:style-name="ce11" table:formula="of:=([.S129]-[.S128])/1000" office:value-type="float" office:value="1.9996953125" calcext:value-type="float">
            <text:p>1.9997</text:p>
          </table:table-cell>
          <table:table-cell table:style-name="ce11" table:formula="of:=[.T129]+[.U128]" office:value-type="float" office:value="253.9985" calcext:value-type="float">
            <text:p>253.9985</text:p>
          </table:table-cell>
          <table:table-cell table:style-name="ce17" table:formula="of:=[.U129]-2*([.$B129]-1)" office:value-type="float" office:value="-0.00149999999996453" calcext:value-type="float">
            <text:p>-0.0015</text:p>
          </table:table-cell>
          <table:table-cell office:value-type="float" office:value="63626906453936.1" calcext:value-type="float">
            <text:p>63626906453936.1</text:p>
          </table:table-cell>
          <table:table-cell table:style-name="ce11" table:formula="of:=([.W129]-[.W128])/1000" office:value-type="float" office:value="1.999203125" calcext:value-type="float">
            <text:p>1.9992</text:p>
          </table:table-cell>
          <table:table-cell table:style-name="ce11" table:formula="of:=[.X129]+[.Y128]" office:value-type="float" office:value="253.9996015625" calcext:value-type="float">
            <text:p>253.9996</text:p>
          </table:table-cell>
          <table:table-cell table:style-name="ce18" table:formula="of:=[.Y129]-2*([.$B129]-1)" office:value-type="float" office:value="-0.000398437499995907" calcext:value-type="float">
            <text:p>-0.0003984375</text:p>
          </table:table-cell>
          <table:table-cell office:value-type="float" office:value="63626906919387.1" calcext:value-type="float">
            <text:p>63626906919387.1</text:p>
          </table:table-cell>
          <table:table-cell table:style-name="ce11" table:formula="of:=([.AA129]-[.AA128])/1000" office:value-type="float" office:value="2.0001015625" calcext:value-type="float">
            <text:p>2.0001</text:p>
          </table:table-cell>
          <table:table-cell table:style-name="ce11" table:formula="of:=[.AB129]+[.AC128]" office:value-type="float" office:value="253.9993046875" calcext:value-type="float">
            <text:p>253.9993</text:p>
          </table:table-cell>
          <table:table-cell table:style-name="ce19" table:formula="of:=[.AC129]-2*([.$B129]-1)" office:value-type="float" office:value="-0.000695312500027967" calcext:value-type="float">
            <text:p>-0.0006953125</text:p>
          </table:table-cell>
          <table:table-cell office:value-type="float" office:value="63626907393622" calcext:value-type="float">
            <text:p>63626907393622</text:p>
          </table:table-cell>
          <table:table-cell table:style-name="ce11" table:formula="of:=([.AE129]-[.AE128])/1000" office:value-type="float" office:value="1.9991015625" calcext:value-type="float">
            <text:p>1.9991</text:p>
          </table:table-cell>
          <table:table-cell table:style-name="ce11" table:formula="of:=[.AF129]+[.AG128]" office:value-type="float" office:value="253.999" calcext:value-type="float">
            <text:p>253.9990</text:p>
          </table:table-cell>
          <table:table-cell table:style-name="ce20" table:formula="of:=[.AG129]-2*([.$B129]-1)" office:value-type="float" office:value="-0.0010000000000332" calcext:value-type="float">
            <text:p>-0.001</text:p>
          </table:table-cell>
          <table:table-cell office:value-type="float" office:value="63626907863292.8" calcext:value-type="float">
            <text:p>63626907863292.8</text:p>
          </table:table-cell>
          <table:table-cell table:style-name="ce11" table:formula="of:=([.AI129]-[.AI128])/1000" office:value-type="float" office:value="2" calcext:value-type="float">
            <text:p>2.0000</text:p>
          </table:table-cell>
          <table:table-cell table:style-name="ce11" table:formula="of:=[.AJ129]+[.AK128]" office:value-type="float" office:value="253.9993984375" calcext:value-type="float">
            <text:p>253.9994</text:p>
          </table:table-cell>
          <table:table-cell table:style-name="ce21" table:formula="of:=[.AK129]-2*([.$B129]-1)" office:value-type="float" office:value="-0.000601562499980446" calcext:value-type="float">
            <text:p>-0.0006015625</text:p>
          </table:table-cell>
          <table:table-cell office:value-type="float" office:value="63626908329102.8" calcext:value-type="float">
            <text:p>63626908329102.8</text:p>
          </table:table-cell>
          <table:table-cell table:style-name="ce11" table:formula="of:=([.AM129]-[.AM128])/1000" office:value-type="float" office:value="2.0008984375" calcext:value-type="float">
            <text:p>2.0009</text:p>
          </table:table-cell>
          <table:table-cell table:style-name="ce11" table:formula="of:=[.AN129]+[.AO128]" office:value-type="float" office:value="253.9993984375" calcext:value-type="float">
            <text:p>253.9994</text:p>
          </table:table-cell>
          <table:table-cell table:style-name="ce22" table:formula="of:=[.AO129]-2*([.$B129]-1)" office:value-type="float" office:value="-0.000601562499980446" calcext:value-type="float">
            <text:p>-0.0006015625</text:p>
          </table:table-cell>
          <table:table-cell office:value-type="float" office:value="63626908798836" calcext:value-type="float">
            <text:p>63626908798836</text:p>
          </table:table-cell>
          <table:table-cell table:style-name="ce23" table:formula="of:=([.AQ129]-[.AQ128])/1000" office:value-type="float" office:value="1.999296875" calcext:value-type="float">
            <text:p>1.9993</text:p>
          </table:table-cell>
          <table:table-cell table:style-name="ce11" table:formula="of:=[.AR129]+[.AS128]" office:value-type="float" office:value="253.9985" calcext:value-type="float">
            <text:p>253.9985</text:p>
          </table:table-cell>
          <table:table-cell table:style-name="ce24" table:formula="of:=[.AS129]-2*([.$B129]-1)" office:value-type="float" office:value="-0.00149999999985084" calcext:value-type="float">
            <text:p>-0.0015</text:p>
          </table:table-cell>
          <table:table-cell office:value-type="float" office:value="63626909270609.5" calcext:value-type="float">
            <text:p>63626909270609.5</text:p>
          </table:table-cell>
          <table:table-cell table:style-name="ce11" table:formula="of:=([.AU129]-[.AU128])/1000" office:value-type="float" office:value="2.000796875" calcext:value-type="float">
            <text:p>2.0008</text:p>
          </table:table-cell>
          <table:table-cell table:style-name="ce11" table:formula="of:=[.AV129]+[.AW128]" office:value-type="float" office:value="254.000203125" calcext:value-type="float">
            <text:p>254.0002</text:p>
          </table:table-cell>
          <table:table-cell table:style-name="ce25" table:formula="of:=[.AW129]-2*([.$B129]-1)" office:value-type="float" office:value="0.00020312500001296" calcext:value-type="float">
            <text:p>0.0002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10" office:value-type="float" office:value="129" calcext:value-type="float">
            <text:p>129</text:p>
          </table:table-cell>
          <table:table-cell office:value-type="float" office:value="63626904075379" calcext:value-type="float">
            <text:p>63626904075379</text:p>
          </table:table-cell>
          <table:table-cell table:formula="of:=([.C130]-[.C129])/1000" office:value-type="float" office:value="2.0006015625" calcext:value-type="float">
            <text:p>2.0006</text:p>
          </table:table-cell>
          <table:table-cell table:formula="of:=[.D130]+[.E129]" office:value-type="float" office:value="256.000203125" calcext:value-type="float">
            <text:p>256.0002</text:p>
          </table:table-cell>
          <table:table-cell table:style-name="ce13" table:formula="of:=[.E130]-2*([.$B130]-1)" office:value-type="float" office:value="0.000203125000041382" calcext:value-type="float">
            <text:p>0.000203125</text:p>
          </table:table-cell>
          <table:table-cell office:value-type="float" office:value="63626904558678.2" calcext:value-type="float">
            <text:p>63626904558678.2</text:p>
          </table:table-cell>
          <table:table-cell table:style-name="ce11" table:formula="of:=([.G130]-[.G129])/1000" office:value-type="float" office:value="2.0008046875" calcext:value-type="float">
            <text:p>2.0008</text:p>
          </table:table-cell>
          <table:table-cell table:style-name="ce11" table:formula="of:=[.H130]+[.I129]" office:value-type="float" office:value="256.00040625" calcext:value-type="float">
            <text:p>256.0004</text:p>
          </table:table-cell>
          <table:table-cell table:style-name="ce14" table:formula="of:=[.I130]-2*([.$B130]-1)" office:value-type="float" office:value="0.000406249999912234" calcext:value-type="float">
            <text:p>0.00040625</text:p>
          </table:table-cell>
          <table:table-cell office:value-type="float" office:value="63626905041574.5" calcext:value-type="float">
            <text:p>63626905041574.5</text:p>
          </table:table-cell>
          <table:table-cell table:style-name="ce11" table:formula="of:=([.K130]-[.K129])/1000" office:value-type="float" office:value="1.9973984375" calcext:value-type="float">
            <text:p>1.9974</text:p>
          </table:table-cell>
          <table:table-cell table:style-name="ce11" table:formula="of:=[.L130]+[.M129]" office:value-type="float" office:value="255.9985" calcext:value-type="float">
            <text:p>255.9985</text:p>
          </table:table-cell>
          <table:table-cell table:style-name="ce15" table:formula="of:=[.M130]-2*([.$B130]-1)" office:value-type="float" office:value="-0.00149999999999295" calcext:value-type="float">
            <text:p>-0.0015</text:p>
          </table:table-cell>
          <table:table-cell office:value-type="float" office:value="63626905505851.9" calcext:value-type="float">
            <text:p>63626905505851.9</text:p>
          </table:table-cell>
          <table:table-cell table:style-name="ce11" table:formula="of:=([.O130]-[.O129])/1000" office:value-type="float" office:value="2" calcext:value-type="float">
            <text:p>2.0000</text:p>
          </table:table-cell>
          <table:table-cell table:style-name="ce11" table:formula="of:=[.P130]+[.Q129]" office:value-type="float" office:value="255.9978984375" calcext:value-type="float">
            <text:p>255.9979</text:p>
          </table:table-cell>
          <table:table-cell table:style-name="ce16" table:formula="of:=[.Q130]-2*([.$B130]-1)" office:value-type="float" office:value="-0.00210156250011551" calcext:value-type="float">
            <text:p>-0.0021015625</text:p>
          </table:table-cell>
          <table:table-cell office:value-type="float" office:value="63626905971181.6" calcext:value-type="float">
            <text:p>63626905971181.6</text:p>
          </table:table-cell>
          <table:table-cell table:style-name="ce11" table:formula="of:=([.S130]-[.S129])/1000" office:value-type="float" office:value="2.001203125" calcext:value-type="float">
            <text:p>2.0012</text:p>
          </table:table-cell>
          <table:table-cell table:style-name="ce11" table:formula="of:=[.T130]+[.U129]" office:value-type="float" office:value="255.999703125" calcext:value-type="float">
            <text:p>255.9997</text:p>
          </table:table-cell>
          <table:table-cell table:style-name="ce17" table:formula="of:=[.U130]-2*([.$B130]-1)" office:value-type="float" office:value="-0.000296874999975216" calcext:value-type="float">
            <text:p>-0.000296875</text:p>
          </table:table-cell>
          <table:table-cell office:value-type="float" office:value="63626906455936.7" calcext:value-type="float">
            <text:p>63626906455936.7</text:p>
          </table:table-cell>
          <table:table-cell table:style-name="ce11" table:formula="of:=([.W130]-[.W129])/1000" office:value-type="float" office:value="2.0006015625" calcext:value-type="float">
            <text:p>2.0006</text:p>
          </table:table-cell>
          <table:table-cell table:style-name="ce11" table:formula="of:=[.X130]+[.Y129]" office:value-type="float" office:value="256.000203125" calcext:value-type="float">
            <text:p>256.0002</text:p>
          </table:table-cell>
          <table:table-cell table:style-name="ce18" table:formula="of:=[.Y130]-2*([.$B130]-1)" office:value-type="float" office:value="0.000203124999984539" calcext:value-type="float">
            <text:p>0.000203125</text:p>
          </table:table-cell>
          <table:table-cell office:value-type="float" office:value="63626906921387.3" calcext:value-type="float">
            <text:p>63626906921387.3</text:p>
          </table:table-cell>
          <table:table-cell table:style-name="ce11" table:formula="of:=([.AA130]-[.AA129])/1000" office:value-type="float" office:value="2.0001953125" calcext:value-type="float">
            <text:p>2.0002</text:p>
          </table:table-cell>
          <table:table-cell table:style-name="ce11" table:formula="of:=[.AB130]+[.AC129]" office:value-type="float" office:value="255.9995" calcext:value-type="float">
            <text:p>255.9995</text:p>
          </table:table-cell>
          <table:table-cell table:style-name="ce19" table:formula="of:=[.AC130]-2*([.$B130]-1)" office:value-type="float" office:value="-0.000500000000016598" calcext:value-type="float">
            <text:p>-0.0005</text:p>
          </table:table-cell>
          <table:table-cell office:value-type="float" office:value="63626907395623.8" calcext:value-type="float">
            <text:p>63626907395623.8</text:p>
          </table:table-cell>
          <table:table-cell table:style-name="ce11" table:formula="of:=([.AE130]-[.AE129])/1000" office:value-type="float" office:value="2.001796875" calcext:value-type="float">
            <text:p>2.0018</text:p>
          </table:table-cell>
          <table:table-cell table:style-name="ce11" table:formula="of:=[.AF130]+[.AG129]" office:value-type="float" office:value="256.000796875" calcext:value-type="float">
            <text:p>256.0008</text:p>
          </table:table-cell>
          <table:table-cell table:style-name="ce20" table:formula="of:=[.AG130]-2*([.$B130]-1)" office:value-type="float" office:value="0.000796874999991815" calcext:value-type="float">
            <text:p>0.000796875</text:p>
          </table:table-cell>
          <table:table-cell office:value-type="float" office:value="63626907865294.2" calcext:value-type="float">
            <text:p>63626907865294.2</text:p>
          </table:table-cell>
          <table:table-cell table:style-name="ce11" table:formula="of:=([.AI130]-[.AI129])/1000" office:value-type="float" office:value="2.00140625" calcext:value-type="float">
            <text:p>2.0014</text:p>
          </table:table-cell>
          <table:table-cell table:style-name="ce11" table:formula="of:=[.AJ130]+[.AK129]" office:value-type="float" office:value="256.0008046875" calcext:value-type="float">
            <text:p>256.0008</text:p>
          </table:table-cell>
          <table:table-cell table:style-name="ce21" table:formula="of:=[.AK130]-2*([.$B130]-1)" office:value-type="float" office:value="0.000804687500021828" calcext:value-type="float">
            <text:p>0.0008046875</text:p>
          </table:table-cell>
          <table:table-cell office:value-type="float" office:value="63626908331101.1" calcext:value-type="float">
            <text:p>63626908331101.1</text:p>
          </table:table-cell>
          <table:table-cell table:style-name="ce11" table:formula="of:=([.AM130]-[.AM129])/1000" office:value-type="float" office:value="1.9983046875" calcext:value-type="float">
            <text:p>1.9983</text:p>
          </table:table-cell>
          <table:table-cell table:style-name="ce11" table:formula="of:=[.AN130]+[.AO129]" office:value-type="float" office:value="255.997703125" calcext:value-type="float">
            <text:p>255.9977</text:p>
          </table:table-cell>
          <table:table-cell table:style-name="ce22" table:formula="of:=[.AO130]-2*([.$B130]-1)" office:value-type="float" office:value="-0.00229687499998477" calcext:value-type="float">
            <text:p>-0.002296875</text:p>
          </table:table-cell>
          <table:table-cell office:value-type="float" office:value="63626908800837.4" calcext:value-type="float">
            <text:p>63626908800837.4</text:p>
          </table:table-cell>
          <table:table-cell table:style-name="ce23" table:formula="of:=([.AQ130]-[.AQ129])/1000" office:value-type="float" office:value="2.0013984375" calcext:value-type="float">
            <text:p>2.0014</text:p>
          </table:table-cell>
          <table:table-cell table:style-name="ce11" table:formula="of:=[.AR130]+[.AS129]" office:value-type="float" office:value="255.9998984375" calcext:value-type="float">
            <text:p>255.9999</text:p>
          </table:table-cell>
          <table:table-cell table:style-name="ce24" table:formula="of:=[.AS130]-2*([.$B130]-1)" office:value-type="float" office:value="-0.000101562499850161" calcext:value-type="float">
            <text:p>-0.0001015625</text:p>
          </table:table-cell>
          <table:table-cell office:value-type="float" office:value="63626909272608.4" calcext:value-type="float">
            <text:p>63626909272608.4</text:p>
          </table:table-cell>
          <table:table-cell table:style-name="ce11" table:formula="of:=([.AU130]-[.AU129])/1000" office:value-type="float" office:value="1.9988984375" calcext:value-type="float">
            <text:p>1.9989</text:p>
          </table:table-cell>
          <table:table-cell table:style-name="ce11" table:formula="of:=[.AV130]+[.AW129]" office:value-type="float" office:value="255.9991015625" calcext:value-type="float">
            <text:p>255.9991</text:p>
          </table:table-cell>
          <table:table-cell table:style-name="ce25" table:formula="of:=[.AW130]-2*([.$B130]-1)" office:value-type="float" office:value="-0.000898437499984084" calcext:value-type="float">
            <text:p>-0.000898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10" office:value-type="float" office:value="130" calcext:value-type="float">
            <text:p>130</text:p>
          </table:table-cell>
          <table:table-cell office:value-type="float" office:value="63626904077377.4" calcext:value-type="float">
            <text:p>63626904077377.4</text:p>
          </table:table-cell>
          <table:table-cell table:formula="of:=([.C131]-[.C130])/1000" office:value-type="float" office:value="1.9983984375" calcext:value-type="float">
            <text:p>1.9984</text:p>
          </table:table-cell>
          <table:table-cell table:formula="of:=[.D131]+[.E130]" office:value-type="float" office:value="257.9986015625" calcext:value-type="float">
            <text:p>257.9986</text:p>
          </table:table-cell>
          <table:table-cell table:style-name="ce13" table:formula="of:=[.E131]-2*([.$B131]-1)" office:value-type="float" office:value="-0.00139843749997226" calcext:value-type="float">
            <text:p>-0.0013984375</text:p>
          </table:table-cell>
          <table:table-cell office:value-type="float" office:value="63626904560676.4" calcext:value-type="float">
            <text:p>63626904560676.4</text:p>
          </table:table-cell>
          <table:table-cell table:style-name="ce11" table:formula="of:=([.G131]-[.G130])/1000" office:value-type="float" office:value="1.9981953125" calcext:value-type="float">
            <text:p>1.9982</text:p>
          </table:table-cell>
          <table:table-cell table:style-name="ce11" table:formula="of:=[.H131]+[.I130]" office:value-type="float" office:value="257.9986015625" calcext:value-type="float">
            <text:p>257.9986</text:p>
          </table:table-cell>
          <table:table-cell table:style-name="ce14" table:formula="of:=[.I131]-2*([.$B131]-1)" office:value-type="float" office:value="-0.00139843750008595" calcext:value-type="float">
            <text:p>-0.0013984375</text:p>
          </table:table-cell>
          <table:table-cell office:value-type="float" office:value="63626905043575.9" calcext:value-type="float">
            <text:p>63626905043575.9</text:p>
          </table:table-cell>
          <table:table-cell table:style-name="ce11" table:formula="of:=([.K131]-[.K130])/1000" office:value-type="float" office:value="2.0013984375" calcext:value-type="float">
            <text:p>2.0014</text:p>
          </table:table-cell>
          <table:table-cell table:style-name="ce11" table:formula="of:=[.L131]+[.M130]" office:value-type="float" office:value="257.9998984375" calcext:value-type="float">
            <text:p>257.9999</text:p>
          </table:table-cell>
          <table:table-cell table:style-name="ce15" table:formula="of:=[.M131]-2*([.$B131]-1)" office:value-type="float" office:value="-0.000101562499992269" calcext:value-type="float">
            <text:p>-0.0001015625</text:p>
          </table:table-cell>
          <table:table-cell office:value-type="float" office:value="63626905507852.5" calcext:value-type="float">
            <text:p>63626905507852.5</text:p>
          </table:table-cell>
          <table:table-cell table:style-name="ce11" table:formula="of:=([.O131]-[.O130])/1000" office:value-type="float" office:value="2.0006015625" calcext:value-type="float">
            <text:p>2.0006</text:p>
          </table:table-cell>
          <table:table-cell table:style-name="ce11" table:formula="of:=[.P131]+[.Q130]" office:value-type="float" office:value="257.9985" calcext:value-type="float">
            <text:p>257.9985</text:p>
          </table:table-cell>
          <table:table-cell table:style-name="ce16" table:formula="of:=[.Q131]-2*([.$B131]-1)" office:value-type="float" office:value="-0.00150000000013506" calcext:value-type="float">
            <text:p>-0.0015</text:p>
          </table:table-cell>
          <table:table-cell office:value-type="float" office:value="63626905973181.1" calcext:value-type="float">
            <text:p>63626905973181.1</text:p>
          </table:table-cell>
          <table:table-cell table:style-name="ce11" table:formula="of:=([.S131]-[.S130])/1000" office:value-type="float" office:value="1.9995" calcext:value-type="float">
            <text:p>1.9995</text:p>
          </table:table-cell>
          <table:table-cell table:style-name="ce11" table:formula="of:=[.T131]+[.U130]" office:value-type="float" office:value="257.999203125" calcext:value-type="float">
            <text:p>257.9992</text:p>
          </table:table-cell>
          <table:table-cell table:style-name="ce17" table:formula="of:=[.U131]-2*([.$B131]-1)" office:value-type="float" office:value="-0.000796874999991815" calcext:value-type="float">
            <text:p>-0.000796875</text:p>
          </table:table-cell>
          <table:table-cell office:value-type="float" office:value="63626906457937" calcext:value-type="float">
            <text:p>63626906457937</text:p>
          </table:table-cell>
          <table:table-cell table:style-name="ce11" table:formula="of:=([.W131]-[.W130])/1000" office:value-type="float" office:value="2.000296875" calcext:value-type="float">
            <text:p>2.0003</text:p>
          </table:table-cell>
          <table:table-cell table:style-name="ce11" table:formula="of:=[.X131]+[.Y130]" office:value-type="float" office:value="258.0005" calcext:value-type="float">
            <text:p>258.0005</text:p>
          </table:table-cell>
          <table:table-cell table:style-name="ce18" table:formula="of:=[.Y131]-2*([.$B131]-1)" office:value-type="float" office:value="0.000499999999988177" calcext:value-type="float">
            <text:p>0.0005</text:p>
          </table:table-cell>
          <table:table-cell office:value-type="float" office:value="63626906923387.5" calcext:value-type="float">
            <text:p>63626906923387.5</text:p>
          </table:table-cell>
          <table:table-cell table:style-name="ce11" table:formula="of:=([.AA131]-[.AA130])/1000" office:value-type="float" office:value="2.000203125" calcext:value-type="float">
            <text:p>2.0002</text:p>
          </table:table-cell>
          <table:table-cell table:style-name="ce11" table:formula="of:=[.AB131]+[.AC130]" office:value-type="float" office:value="257.999703125" calcext:value-type="float">
            <text:p>257.9997</text:p>
          </table:table-cell>
          <table:table-cell table:style-name="ce19" table:formula="of:=[.AC131]-2*([.$B131]-1)" office:value-type="float" office:value="-0.000296875000003638" calcext:value-type="float">
            <text:p>-0.000296875</text:p>
          </table:table-cell>
          <table:table-cell office:value-type="float" office:value="63626907397622.1" calcext:value-type="float">
            <text:p>63626907397622.1</text:p>
          </table:table-cell>
          <table:table-cell table:style-name="ce11" table:formula="of:=([.AE131]-[.AE130])/1000" office:value-type="float" office:value="1.9983046875" calcext:value-type="float">
            <text:p>1.9983</text:p>
          </table:table-cell>
          <table:table-cell table:style-name="ce11" table:formula="of:=[.AF131]+[.AG130]" office:value-type="float" office:value="257.9991015625" calcext:value-type="float">
            <text:p>257.9991</text:p>
          </table:table-cell>
          <table:table-cell table:style-name="ce20" table:formula="of:=[.AG131]-2*([.$B131]-1)" office:value-type="float" office:value="-0.000898437499984084" calcext:value-type="float">
            <text:p>-0.0008984375</text:p>
          </table:table-cell>
          <table:table-cell office:value-type="float" office:value="63626907867293.4" calcext:value-type="float">
            <text:p>63626907867293.4</text:p>
          </table:table-cell>
          <table:table-cell table:style-name="ce11" table:formula="of:=([.AI131]-[.AI130])/1000" office:value-type="float" office:value="1.9991953125" calcext:value-type="float">
            <text:p>1.9992</text:p>
          </table:table-cell>
          <table:table-cell table:style-name="ce11" table:formula="of:=[.AJ131]+[.AK130]" office:value-type="float" office:value="258" calcext:value-type="float">
            <text:p>258.0000</text:p>
          </table:table-cell>
          <table:table-cell table:style-name="ce21" table:formula="of:=[.AK131]-2*([.$B131]-1)" office:value-type="float" office:value="0" calcext:value-type="float">
            <text:p>0</text:p>
          </table:table-cell>
          <table:table-cell office:value-type="float" office:value="63626908333102" calcext:value-type="float">
            <text:p>63626908333102</text:p>
          </table:table-cell>
          <table:table-cell table:style-name="ce11" table:formula="of:=([.AM131]-[.AM130])/1000" office:value-type="float" office:value="2.0008984375" calcext:value-type="float">
            <text:p>2.0009</text:p>
          </table:table-cell>
          <table:table-cell table:style-name="ce11" table:formula="of:=[.AN131]+[.AO130]" office:value-type="float" office:value="257.9986015625" calcext:value-type="float">
            <text:p>257.9986</text:p>
          </table:table-cell>
          <table:table-cell table:style-name="ce22" table:formula="of:=[.AO131]-2*([.$B131]-1)" office:value-type="float" office:value="-0.00139843749997226" calcext:value-type="float">
            <text:p>-0.0013984375</text:p>
          </table:table-cell>
          <table:table-cell office:value-type="float" office:value="63626908802837.6" calcext:value-type="float">
            <text:p>63626908802837.6</text:p>
          </table:table-cell>
          <table:table-cell table:style-name="ce23" table:formula="of:=([.AQ131]-[.AQ130])/1000" office:value-type="float" office:value="2.000203125" calcext:value-type="float">
            <text:p>2.0002</text:p>
          </table:table-cell>
          <table:table-cell table:style-name="ce11" table:formula="of:=[.AR131]+[.AS130]" office:value-type="float" office:value="258.0001015625" calcext:value-type="float">
            <text:p>258.0001</text:p>
          </table:table-cell>
          <table:table-cell table:style-name="ce24" table:formula="of:=[.AS131]-2*([.$B131]-1)" office:value-type="float" office:value="0.0001015625001628" calcext:value-type="float">
            <text:p>0.0001015625</text:p>
          </table:table-cell>
          <table:table-cell office:value-type="float" office:value="63626909274608.7" calcext:value-type="float">
            <text:p>63626909274608.7</text:p>
          </table:table-cell>
          <table:table-cell table:style-name="ce11" table:formula="of:=([.AU131]-[.AU130])/1000" office:value-type="float" office:value="2.0003046875" calcext:value-type="float">
            <text:p>2.0003</text:p>
          </table:table-cell>
          <table:table-cell table:style-name="ce11" table:formula="of:=[.AV131]+[.AW130]" office:value-type="float" office:value="257.99940625" calcext:value-type="float">
            <text:p>257.9994</text:p>
          </table:table-cell>
          <table:table-cell table:style-name="ce25" table:formula="of:=[.AW131]-2*([.$B131]-1)" office:value-type="float" office:value="-0.000593750000007276" calcext:value-type="float">
            <text:p>-0.0005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31" calcext:value-type="float">
            <text:p>131</text:p>
          </table:table-cell>
          <table:table-cell office:value-type="float" office:value="63626904079379.9" calcext:value-type="float">
            <text:p>63626904079379.9</text:p>
          </table:table-cell>
          <table:table-cell table:formula="of:=([.C132]-[.C131])/1000" office:value-type="float" office:value="2.0025" calcext:value-type="float">
            <text:p>2.0025</text:p>
          </table:table-cell>
          <table:table-cell table:formula="of:=[.D132]+[.E131]" office:value-type="float" office:value="260.0011015625" calcext:value-type="float">
            <text:p>260.0011</text:p>
          </table:table-cell>
          <table:table-cell table:style-name="ce13" table:formula="of:=[.E132]-2*([.$B132]-1)" office:value-type="float" office:value="0.00110156250002547" calcext:value-type="float">
            <text:p>0.0011015625</text:p>
          </table:table-cell>
          <table:table-cell office:value-type="float" office:value="63626904562678.2" calcext:value-type="float">
            <text:p>63626904562678.2</text:p>
          </table:table-cell>
          <table:table-cell table:style-name="ce11" table:formula="of:=([.G132]-[.G131])/1000" office:value-type="float" office:value="2.0018046875" calcext:value-type="float">
            <text:p>2.0018</text:p>
          </table:table-cell>
          <table:table-cell table:style-name="ce11" table:formula="of:=[.H132]+[.I131]" office:value-type="float" office:value="260.00040625" calcext:value-type="float">
            <text:p>260.0004</text:p>
          </table:table-cell>
          <table:table-cell table:style-name="ce14" table:formula="of:=[.I132]-2*([.$B132]-1)" office:value-type="float" office:value="0.000406249999912234" calcext:value-type="float">
            <text:p>0.00040625</text:p>
          </table:table-cell>
          <table:table-cell office:value-type="float" office:value="63626905045574.3" calcext:value-type="float">
            <text:p>63626905045574.3</text:p>
          </table:table-cell>
          <table:table-cell table:style-name="ce11" table:formula="of:=([.K132]-[.K131])/1000" office:value-type="float" office:value="1.9983984375" calcext:value-type="float">
            <text:p>1.9984</text:p>
          </table:table-cell>
          <table:table-cell table:style-name="ce11" table:formula="of:=[.L132]+[.M131]" office:value-type="float" office:value="259.998296875" calcext:value-type="float">
            <text:p>259.9983</text:p>
          </table:table-cell>
          <table:table-cell table:style-name="ce15" table:formula="of:=[.M132]-2*([.$B132]-1)" office:value-type="float" office:value="-0.00170312500000591" calcext:value-type="float">
            <text:p>-0.001703125</text:p>
          </table:table-cell>
          <table:table-cell office:value-type="float" office:value="63626905509852.3" calcext:value-type="float">
            <text:p>63626905509852.3</text:p>
          </table:table-cell>
          <table:table-cell table:style-name="ce11" table:formula="of:=([.O132]-[.O131])/1000" office:value-type="float" office:value="1.999796875" calcext:value-type="float">
            <text:p>1.9998</text:p>
          </table:table-cell>
          <table:table-cell table:style-name="ce11" table:formula="of:=[.P132]+[.Q131]" office:value-type="float" office:value="259.998296875" calcext:value-type="float">
            <text:p>259.9983</text:p>
          </table:table-cell>
          <table:table-cell table:style-name="ce16" table:formula="of:=[.Q132]-2*([.$B132]-1)" office:value-type="float" office:value="-0.0017031250001196" calcext:value-type="float">
            <text:p>-0.001703125</text:p>
          </table:table-cell>
          <table:table-cell office:value-type="float" office:value="63626905975183.3" calcext:value-type="float">
            <text:p>63626905975183.3</text:p>
          </table:table-cell>
          <table:table-cell table:style-name="ce11" table:formula="of:=([.S132]-[.S131])/1000" office:value-type="float" office:value="2.0021953125" calcext:value-type="float">
            <text:p>2.0022</text:p>
          </table:table-cell>
          <table:table-cell table:style-name="ce11" table:formula="of:=[.T132]+[.U131]" office:value-type="float" office:value="260.0013984375" calcext:value-type="float">
            <text:p>260.0014</text:p>
          </table:table-cell>
          <table:table-cell table:style-name="ce17" table:formula="of:=[.U132]-2*([.$B132]-1)" office:value-type="float" office:value="0.0013984375000291" calcext:value-type="float">
            <text:p>0.0013984375</text:p>
          </table:table-cell>
          <table:table-cell office:value-type="float" office:value="63626906459937" calcext:value-type="float">
            <text:p>63626906459937</text:p>
          </table:table-cell>
          <table:table-cell table:style-name="ce11" table:formula="of:=([.W132]-[.W131])/1000" office:value-type="float" office:value="2" calcext:value-type="float">
            <text:p>2.0000</text:p>
          </table:table-cell>
          <table:table-cell table:style-name="ce11" table:formula="of:=[.X132]+[.Y131]" office:value-type="float" office:value="260.0005" calcext:value-type="float">
            <text:p>260.0005</text:p>
          </table:table-cell>
          <table:table-cell table:style-name="ce18" table:formula="of:=[.Y132]-2*([.$B132]-1)" office:value-type="float" office:value="0.000499999999988177" calcext:value-type="float">
            <text:p>0.0005</text:p>
          </table:table-cell>
          <table:table-cell office:value-type="float" office:value="63626906925389" calcext:value-type="float">
            <text:p>63626906925389</text:p>
          </table:table-cell>
          <table:table-cell table:style-name="ce11" table:formula="of:=([.AA132]-[.AA131])/1000" office:value-type="float" office:value="2.0015" calcext:value-type="float">
            <text:p>2.0015</text:p>
          </table:table-cell>
          <table:table-cell table:style-name="ce11" table:formula="of:=[.AB132]+[.AC131]" office:value-type="float" office:value="260.001203125" calcext:value-type="float">
            <text:p>260.0012</text:p>
          </table:table-cell>
          <table:table-cell table:style-name="ce19" table:formula="of:=[.AC132]-2*([.$B132]-1)" office:value-type="float" office:value="0.00120312500001774" calcext:value-type="float">
            <text:p>0.001203125</text:p>
          </table:table-cell>
          <table:table-cell office:value-type="float" office:value="63626907399624.1" calcext:value-type="float">
            <text:p>63626907399624.1</text:p>
          </table:table-cell>
          <table:table-cell table:style-name="ce11" table:formula="of:=([.AE132]-[.AE131])/1000" office:value-type="float" office:value="2.002" calcext:value-type="float">
            <text:p>2.0020</text:p>
          </table:table-cell>
          <table:table-cell table:style-name="ce11" table:formula="of:=[.AF132]+[.AG131]" office:value-type="float" office:value="260.0011015625" calcext:value-type="float">
            <text:p>260.0011</text:p>
          </table:table-cell>
          <table:table-cell table:style-name="ce20" table:formula="of:=[.AG132]-2*([.$B132]-1)" office:value-type="float" office:value="0.00110156250002547" calcext:value-type="float">
            <text:p>0.0011015625</text:p>
          </table:table-cell>
          <table:table-cell office:value-type="float" office:value="63626907869294.5" calcext:value-type="float">
            <text:p>63626907869294.5</text:p>
          </table:table-cell>
          <table:table-cell table:style-name="ce11" table:formula="of:=([.AI132]-[.AI131])/1000" office:value-type="float" office:value="2.0011015625" calcext:value-type="float">
            <text:p>2.0011</text:p>
          </table:table-cell>
          <table:table-cell table:style-name="ce11" table:formula="of:=[.AJ132]+[.AK131]" office:value-type="float" office:value="260.0011015625" calcext:value-type="float">
            <text:p>260.0011</text:p>
          </table:table-cell>
          <table:table-cell table:style-name="ce21" table:formula="of:=[.AK132]-2*([.$B132]-1)" office:value-type="float" office:value="0.00110156250002547" calcext:value-type="float">
            <text:p>0.0011015625</text:p>
          </table:table-cell>
          <table:table-cell office:value-type="float" office:value="63626908335101.2" calcext:value-type="float">
            <text:p>63626908335101.2</text:p>
          </table:table-cell>
          <table:table-cell table:style-name="ce11" table:formula="of:=([.AM132]-[.AM131])/1000" office:value-type="float" office:value="1.999203125" calcext:value-type="float">
            <text:p>1.9992</text:p>
          </table:table-cell>
          <table:table-cell table:style-name="ce11" table:formula="of:=[.AN132]+[.AO131]" office:value-type="float" office:value="259.9978046875" calcext:value-type="float">
            <text:p>259.9978</text:p>
          </table:table-cell>
          <table:table-cell table:style-name="ce22" table:formula="of:=[.AO132]-2*([.$B132]-1)" office:value-type="float" office:value="-0.00219531249996407" calcext:value-type="float">
            <text:p>-0.0021953125</text:p>
          </table:table-cell>
          <table:table-cell office:value-type="float" office:value="63626908804838.6" calcext:value-type="float">
            <text:p>63626908804838.6</text:p>
          </table:table-cell>
          <table:table-cell table:style-name="ce23" table:formula="of:=([.AQ132]-[.AQ131])/1000" office:value-type="float" office:value="2.001" calcext:value-type="float">
            <text:p>2.0010</text:p>
          </table:table-cell>
          <table:table-cell table:style-name="ce11" table:formula="of:=[.AR132]+[.AS131]" office:value-type="float" office:value="260.0011015625" calcext:value-type="float">
            <text:p>260.0011</text:p>
          </table:table-cell>
          <table:table-cell table:style-name="ce24" table:formula="of:=[.AS132]-2*([.$B132]-1)" office:value-type="float" office:value="0.00110156250013915" calcext:value-type="float">
            <text:p>0.0011015625</text:p>
          </table:table-cell>
          <table:table-cell office:value-type="float" office:value="63626909276608.5" calcext:value-type="float">
            <text:p>63626909276608.5</text:p>
          </table:table-cell>
          <table:table-cell table:style-name="ce11" table:formula="of:=([.AU132]-[.AU131])/1000" office:value-type="float" office:value="1.999796875" calcext:value-type="float">
            <text:p>1.9998</text:p>
          </table:table-cell>
          <table:table-cell table:style-name="ce11" table:formula="of:=[.AV132]+[.AW131]" office:value-type="float" office:value="259.999203125" calcext:value-type="float">
            <text:p>259.9992</text:p>
          </table:table-cell>
          <table:table-cell table:style-name="ce25" table:formula="of:=[.AW132]-2*([.$B132]-1)" office:value-type="float" office:value="-0.000796874999991815" calcext:value-type="float">
            <text:p>-0.0007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32" calcext:value-type="float">
            <text:p>132</text:p>
          </table:table-cell>
          <table:table-cell office:value-type="float" office:value="63626904081381.2" calcext:value-type="float">
            <text:p>63626904081381.2</text:p>
          </table:table-cell>
          <table:table-cell table:formula="of:=([.C133]-[.C132])/1000" office:value-type="float" office:value="2.0013046875" calcext:value-type="float">
            <text:p>2.0013</text:p>
          </table:table-cell>
          <table:table-cell table:formula="of:=[.D133]+[.E132]" office:value-type="float" office:value="262.00240625" calcext:value-type="float">
            <text:p>262.0024</text:p>
          </table:table-cell>
          <table:table-cell table:style-name="ce13" table:formula="of:=[.E133]-2*([.$B133]-1)" office:value-type="float" office:value="0.00240625000003547" calcext:value-type="float">
            <text:p>0.00240625</text:p>
          </table:table-cell>
          <table:table-cell office:value-type="float" office:value="63626904564676.4" calcext:value-type="float">
            <text:p>63626904564676.4</text:p>
          </table:table-cell>
          <table:table-cell table:style-name="ce11" table:formula="of:=([.G133]-[.G132])/1000" office:value-type="float" office:value="1.9981953125" calcext:value-type="float">
            <text:p>1.9982</text:p>
          </table:table-cell>
          <table:table-cell table:style-name="ce11" table:formula="of:=[.H133]+[.I132]" office:value-type="float" office:value="261.9986015625" calcext:value-type="float">
            <text:p>261.9986</text:p>
          </table:table-cell>
          <table:table-cell table:style-name="ce14" table:formula="of:=[.I133]-2*([.$B133]-1)" office:value-type="float" office:value="-0.00139843750008595" calcext:value-type="float">
            <text:p>-0.0013984375</text:p>
          </table:table-cell>
          <table:table-cell office:value-type="float" office:value="63626905047575.2" calcext:value-type="float">
            <text:p>63626905047575.2</text:p>
          </table:table-cell>
          <table:table-cell table:style-name="ce11" table:formula="of:=([.K133]-[.K132])/1000" office:value-type="float" office:value="2.00090625" calcext:value-type="float">
            <text:p>2.0009</text:p>
          </table:table-cell>
          <table:table-cell table:style-name="ce11" table:formula="of:=[.L133]+[.M132]" office:value-type="float" office:value="261.999203125" calcext:value-type="float">
            <text:p>261.9992</text:p>
          </table:table-cell>
          <table:table-cell table:style-name="ce15" table:formula="of:=[.M133]-2*([.$B133]-1)" office:value-type="float" office:value="-0.000796874999991815" calcext:value-type="float">
            <text:p>-0.000796875</text:p>
          </table:table-cell>
          <table:table-cell office:value-type="float" office:value="63626905512030.1" calcext:value-type="float">
            <text:p>63626905512030.1</text:p>
          </table:table-cell>
          <table:table-cell table:style-name="ce11" table:formula="of:=([.O133]-[.O132])/1000" office:value-type="float" office:value="2.1778046875" calcext:value-type="float">
            <text:p>2.1778</text:p>
          </table:table-cell>
          <table:table-cell table:style-name="ce11" table:formula="of:=[.P133]+[.Q132]" office:value-type="float" office:value="262.1761015625" calcext:value-type="float">
            <text:p>262.1761</text:p>
          </table:table-cell>
          <table:table-cell table:style-name="ce16" table:formula="of:=[.Q133]-2*([.$B133]-1)" office:value-type="float" office:value="0.176101562499866" calcext:value-type="float">
            <text:p>0.1761015625</text:p>
          </table:table-cell>
          <table:table-cell office:value-type="float" office:value="63626905977183.6" calcext:value-type="float">
            <text:p>63626905977183.6</text:p>
          </table:table-cell>
          <table:table-cell table:style-name="ce11" table:formula="of:=([.S133]-[.S132])/1000" office:value-type="float" office:value="2.0003046875" calcext:value-type="float">
            <text:p>2.0003</text:p>
          </table:table-cell>
          <table:table-cell table:style-name="ce11" table:formula="of:=[.T133]+[.U132]" office:value-type="float" office:value="262.001703125" calcext:value-type="float">
            <text:p>262.0017</text:p>
          </table:table-cell>
          <table:table-cell table:style-name="ce17" table:formula="of:=[.U133]-2*([.$B133]-1)" office:value-type="float" office:value="0.00170312500000591" calcext:value-type="float">
            <text:p>0.001703125</text:p>
          </table:table-cell>
          <table:table-cell office:value-type="float" office:value="63626906461935.3" calcext:value-type="float">
            <text:p>63626906461935.3</text:p>
          </table:table-cell>
          <table:table-cell table:style-name="ce11" table:formula="of:=([.W133]-[.W132])/1000" office:value-type="float" office:value="1.998296875" calcext:value-type="float">
            <text:p>1.9983</text:p>
          </table:table-cell>
          <table:table-cell table:style-name="ce11" table:formula="of:=[.X133]+[.Y132]" office:value-type="float" office:value="261.998796875" calcext:value-type="float">
            <text:p>261.9988</text:p>
          </table:table-cell>
          <table:table-cell table:style-name="ce18" table:formula="of:=[.Y133]-2*([.$B133]-1)" office:value-type="float" office:value="-0.00120312500001774" calcext:value-type="float">
            <text:p>-0.001203125</text:p>
          </table:table-cell>
          <table:table-cell office:value-type="float" office:value="63626906927389.3" calcext:value-type="float">
            <text:p>63626906927389.3</text:p>
          </table:table-cell>
          <table:table-cell table:style-name="ce11" table:formula="of:=([.AA133]-[.AA132])/1000" office:value-type="float" office:value="2.000296875" calcext:value-type="float">
            <text:p>2.0003</text:p>
          </table:table-cell>
          <table:table-cell table:style-name="ce11" table:formula="of:=[.AB133]+[.AC132]" office:value-type="float" office:value="262.0015" calcext:value-type="float">
            <text:p>262.0015</text:p>
          </table:table-cell>
          <table:table-cell table:style-name="ce19" table:formula="of:=[.AC133]-2*([.$B133]-1)" office:value-type="float" office:value="0.00150000000002137" calcext:value-type="float">
            <text:p>0.0015</text:p>
          </table:table-cell>
          <table:table-cell office:value-type="float" office:value="63626907401624.2" calcext:value-type="float">
            <text:p>63626907401624.2</text:p>
          </table:table-cell>
          <table:table-cell table:style-name="ce11" table:formula="of:=([.AE133]-[.AE132])/1000" office:value-type="float" office:value="2.0001015625" calcext:value-type="float">
            <text:p>2.0001</text:p>
          </table:table-cell>
          <table:table-cell table:style-name="ce11" table:formula="of:=[.AF133]+[.AG132]" office:value-type="float" office:value="262.001203125" calcext:value-type="float">
            <text:p>262.0012</text:p>
          </table:table-cell>
          <table:table-cell table:style-name="ce20" table:formula="of:=[.AG133]-2*([.$B133]-1)" office:value-type="float" office:value="0.00120312500001774" calcext:value-type="float">
            <text:p>0.001203125</text:p>
          </table:table-cell>
          <table:table-cell office:value-type="float" office:value="63626907871292.1" calcext:value-type="float">
            <text:p>63626907871292.1</text:p>
          </table:table-cell>
          <table:table-cell table:style-name="ce11" table:formula="of:=([.AI133]-[.AI132])/1000" office:value-type="float" office:value="1.9976015625" calcext:value-type="float">
            <text:p>1.9976</text:p>
          </table:table-cell>
          <table:table-cell table:style-name="ce11" table:formula="of:=[.AJ133]+[.AK132]" office:value-type="float" office:value="261.998703125" calcext:value-type="float">
            <text:p>261.9987</text:p>
          </table:table-cell>
          <table:table-cell table:style-name="ce21" table:formula="of:=[.AK133]-2*([.$B133]-1)" office:value-type="float" office:value="-0.00129687499997999" calcext:value-type="float">
            <text:p>-0.001296875</text:p>
          </table:table-cell>
          <table:table-cell office:value-type="float" office:value="63626908337102.1" calcext:value-type="float">
            <text:p>63626908337102.1</text:p>
          </table:table-cell>
          <table:table-cell table:style-name="ce11" table:formula="of:=([.AM133]-[.AM132])/1000" office:value-type="float" office:value="2.0008984375" calcext:value-type="float">
            <text:p>2.0009</text:p>
          </table:table-cell>
          <table:table-cell table:style-name="ce11" table:formula="of:=[.AN133]+[.AO132]" office:value-type="float" office:value="261.998703125" calcext:value-type="float">
            <text:p>261.9987</text:p>
          </table:table-cell>
          <table:table-cell table:style-name="ce22" table:formula="of:=[.AO133]-2*([.$B133]-1)" office:value-type="float" office:value="-0.00129687499997999" calcext:value-type="float">
            <text:p>-0.001296875</text:p>
          </table:table-cell>
          <table:table-cell office:value-type="float" office:value="63626908806836.5" calcext:value-type="float">
            <text:p>63626908806836.5</text:p>
          </table:table-cell>
          <table:table-cell table:style-name="ce23" table:formula="of:=([.AQ133]-[.AQ132])/1000" office:value-type="float" office:value="1.9978984375" calcext:value-type="float">
            <text:p>1.9979</text:p>
          </table:table-cell>
          <table:table-cell table:style-name="ce11" table:formula="of:=[.AR133]+[.AS132]" office:value-type="float" office:value="261.999" calcext:value-type="float">
            <text:p>261.9990</text:p>
          </table:table-cell>
          <table:table-cell table:style-name="ce24" table:formula="of:=[.AS133]-2*([.$B133]-1)" office:value-type="float" office:value="-0.000999999999862666" calcext:value-type="float">
            <text:p>-0.001</text:p>
          </table:table-cell>
          <table:table-cell office:value-type="float" office:value="63626909278610.7" calcext:value-type="float">
            <text:p>63626909278610.7</text:p>
          </table:table-cell>
          <table:table-cell table:style-name="ce11" table:formula="of:=([.AU133]-[.AU132])/1000" office:value-type="float" office:value="2.002203125" calcext:value-type="float">
            <text:p>2.0022</text:p>
          </table:table-cell>
          <table:table-cell table:style-name="ce11" table:formula="of:=[.AV133]+[.AW132]" office:value-type="float" office:value="262.00140625" calcext:value-type="float">
            <text:p>262.0014</text:p>
          </table:table-cell>
          <table:table-cell table:style-name="ce25" table:formula="of:=[.AW133]-2*([.$B133]-1)" office:value-type="float" office:value="0.00140625000000227" calcext:value-type="float">
            <text:p>0.001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33" calcext:value-type="float">
            <text:p>133</text:p>
          </table:table-cell>
          <table:table-cell office:value-type="float" office:value="63626904083377.2" calcext:value-type="float">
            <text:p>63626904083377.2</text:p>
          </table:table-cell>
          <table:table-cell table:formula="of:=([.C134]-[.C133])/1000" office:value-type="float" office:value="1.996" calcext:value-type="float">
            <text:p>1.9960</text:p>
          </table:table-cell>
          <table:table-cell table:formula="of:=[.D134]+[.E133]" office:value-type="float" office:value="263.99840625" calcext:value-type="float">
            <text:p>263.9984</text:p>
          </table:table-cell>
          <table:table-cell table:style-name="ce13" table:formula="of:=[.E134]-2*([.$B134]-1)" office:value-type="float" office:value="-0.00159374999998363" calcext:value-type="float">
            <text:p>-0.00159375</text:p>
          </table:table-cell>
          <table:table-cell office:value-type="float" office:value="63626904566676.3" calcext:value-type="float">
            <text:p>63626904566676.3</text:p>
          </table:table-cell>
          <table:table-cell table:style-name="ce11" table:formula="of:=([.G134]-[.G133])/1000" office:value-type="float" office:value="1.9998984375" calcext:value-type="float">
            <text:p>1.9999</text:p>
          </table:table-cell>
          <table:table-cell table:style-name="ce11" table:formula="of:=[.H134]+[.I133]" office:value-type="float" office:value="263.9985" calcext:value-type="float">
            <text:p>263.9985</text:p>
          </table:table-cell>
          <table:table-cell table:style-name="ce14" table:formula="of:=[.I134]-2*([.$B134]-1)" office:value-type="float" office:value="-0.00150000000007822" calcext:value-type="float">
            <text:p>-0.0015</text:p>
          </table:table-cell>
          <table:table-cell office:value-type="float" office:value="63626905049575" calcext:value-type="float">
            <text:p>63626905049575</text:p>
          </table:table-cell>
          <table:table-cell table:style-name="ce11" table:formula="of:=([.K134]-[.K133])/1000" office:value-type="float" office:value="1.999796875" calcext:value-type="float">
            <text:p>1.9998</text:p>
          </table:table-cell>
          <table:table-cell table:style-name="ce11" table:formula="of:=[.L134]+[.M133]" office:value-type="float" office:value="263.999" calcext:value-type="float">
            <text:p>263.9990</text:p>
          </table:table-cell>
          <table:table-cell table:style-name="ce15" table:formula="of:=[.M134]-2*([.$B134]-1)" office:value-type="float" office:value="-0.000999999999976353" calcext:value-type="float">
            <text:p>-0.001</text:p>
          </table:table-cell>
          <table:table-cell office:value-type="float" office:value="63626905513853.4" calcext:value-type="float">
            <text:p>63626905513853.4</text:p>
          </table:table-cell>
          <table:table-cell table:style-name="ce11" table:formula="of:=([.O134]-[.O133])/1000" office:value-type="float" office:value="1.823296875" calcext:value-type="float">
            <text:p>1.8233</text:p>
          </table:table-cell>
          <table:table-cell table:style-name="ce11" table:formula="of:=[.P134]+[.Q133]" office:value-type="float" office:value="263.9993984375" calcext:value-type="float">
            <text:p>263.9994</text:p>
          </table:table-cell>
          <table:table-cell table:style-name="ce16" table:formula="of:=[.Q134]-2*([.$B134]-1)" office:value-type="float" office:value="-0.000601562500150976" calcext:value-type="float">
            <text:p>-0.0006015625</text:p>
          </table:table-cell>
          <table:table-cell office:value-type="float" office:value="63626905979182.9" calcext:value-type="float">
            <text:p>63626905979182.9</text:p>
          </table:table-cell>
          <table:table-cell table:style-name="ce11" table:formula="of:=([.S134]-[.S133])/1000" office:value-type="float" office:value="1.999296875" calcext:value-type="float">
            <text:p>1.9993</text:p>
          </table:table-cell>
          <table:table-cell table:style-name="ce11" table:formula="of:=[.T134]+[.U133]" office:value-type="float" office:value="264.001" calcext:value-type="float">
            <text:p>264.0010</text:p>
          </table:table-cell>
          <table:table-cell table:style-name="ce17" table:formula="of:=[.U134]-2*([.$B134]-1)" office:value-type="float" office:value="0.0010000000000332" calcext:value-type="float">
            <text:p>0.001</text:p>
          </table:table-cell>
          <table:table-cell office:value-type="float" office:value="63626906463937.4" calcext:value-type="float">
            <text:p>63626906463937.4</text:p>
          </table:table-cell>
          <table:table-cell table:style-name="ce11" table:formula="of:=([.W134]-[.W133])/1000" office:value-type="float" office:value="2.0021015625" calcext:value-type="float">
            <text:p>2.0021</text:p>
          </table:table-cell>
          <table:table-cell table:style-name="ce11" table:formula="of:=[.X134]+[.Y133]" office:value-type="float" office:value="264.0008984375" calcext:value-type="float">
            <text:p>264.0009</text:p>
          </table:table-cell>
          <table:table-cell table:style-name="ce18" table:formula="of:=[.Y134]-2*([.$B134]-1)" office:value-type="float" office:value="0.000898437499984084" calcext:value-type="float">
            <text:p>0.0008984375</text:p>
          </table:table-cell>
          <table:table-cell office:value-type="float" office:value="63626906929387.2" calcext:value-type="float">
            <text:p>63626906929387.2</text:p>
          </table:table-cell>
          <table:table-cell table:style-name="ce11" table:formula="of:=([.AA134]-[.AA133])/1000" office:value-type="float" office:value="1.99790625" calcext:value-type="float">
            <text:p>1.9979</text:p>
          </table:table-cell>
          <table:table-cell table:style-name="ce11" table:formula="of:=[.AB134]+[.AC133]" office:value-type="float" office:value="263.99940625" calcext:value-type="float">
            <text:p>263.9994</text:p>
          </table:table-cell>
          <table:table-cell table:style-name="ce19" table:formula="of:=[.AC134]-2*([.$B134]-1)" office:value-type="float" office:value="-0.000593749999950433" calcext:value-type="float">
            <text:p>-0.00059375</text:p>
          </table:table-cell>
          <table:table-cell office:value-type="float" office:value="63626907403623.1" calcext:value-type="float">
            <text:p>63626907403623.1</text:p>
          </table:table-cell>
          <table:table-cell table:style-name="ce11" table:formula="of:=([.AE134]-[.AE133])/1000" office:value-type="float" office:value="1.9988984375" calcext:value-type="float">
            <text:p>1.9989</text:p>
          </table:table-cell>
          <table:table-cell table:style-name="ce11" table:formula="of:=[.AF134]+[.AG133]" office:value-type="float" office:value="264.0001015625" calcext:value-type="float">
            <text:p>264.0001</text:p>
          </table:table-cell>
          <table:table-cell table:style-name="ce20" table:formula="of:=[.AG134]-2*([.$B134]-1)" office:value-type="float" office:value="0.000101562499992269" calcext:value-type="float">
            <text:p>0.0001015625</text:p>
          </table:table-cell>
          <table:table-cell office:value-type="float" office:value="63626907873295.2" calcext:value-type="float">
            <text:p>63626907873295.2</text:p>
          </table:table-cell>
          <table:table-cell table:style-name="ce11" table:formula="of:=([.AI134]-[.AI133])/1000" office:value-type="float" office:value="2.0031015625" calcext:value-type="float">
            <text:p>2.0031</text:p>
          </table:table-cell>
          <table:table-cell table:style-name="ce11" table:formula="of:=[.AJ134]+[.AK133]" office:value-type="float" office:value="264.0018046875" calcext:value-type="float">
            <text:p>264.0018</text:p>
          </table:table-cell>
          <table:table-cell table:style-name="ce21" table:formula="of:=[.AK134]-2*([.$B134]-1)" office:value-type="float" office:value="0.00180468749999818" calcext:value-type="float">
            <text:p>0.0018046875</text:p>
          </table:table-cell>
          <table:table-cell office:value-type="float" office:value="63626908339102.4" calcext:value-type="float">
            <text:p>63626908339102.4</text:p>
          </table:table-cell>
          <table:table-cell table:style-name="ce11" table:formula="of:=([.AM134]-[.AM133])/1000" office:value-type="float" office:value="2.000296875" calcext:value-type="float">
            <text:p>2.0003</text:p>
          </table:table-cell>
          <table:table-cell table:style-name="ce11" table:formula="of:=[.AN134]+[.AO133]" office:value-type="float" office:value="263.999" calcext:value-type="float">
            <text:p>263.9990</text:p>
          </table:table-cell>
          <table:table-cell table:style-name="ce22" table:formula="of:=[.AO134]-2*([.$B134]-1)" office:value-type="float" office:value="-0.000999999999976353" calcext:value-type="float">
            <text:p>-0.001</text:p>
          </table:table-cell>
          <table:table-cell office:value-type="float" office:value="63626908808838.8" calcext:value-type="float">
            <text:p>63626908808838.8</text:p>
          </table:table-cell>
          <table:table-cell table:style-name="ce23" table:formula="of:=([.AQ134]-[.AQ133])/1000" office:value-type="float" office:value="2.002296875" calcext:value-type="float">
            <text:p>2.0023</text:p>
          </table:table-cell>
          <table:table-cell table:style-name="ce11" table:formula="of:=[.AR134]+[.AS133]" office:value-type="float" office:value="264.001296875" calcext:value-type="float">
            <text:p>264.0013</text:p>
          </table:table-cell>
          <table:table-cell table:style-name="ce24" table:formula="of:=[.AS134]-2*([.$B134]-1)" office:value-type="float" office:value="0.00129687500015052" calcext:value-type="float">
            <text:p>0.001296875</text:p>
          </table:table-cell>
          <table:table-cell office:value-type="float" office:value="63626909280609.2" calcext:value-type="float">
            <text:p>63626909280609.2</text:p>
          </table:table-cell>
          <table:table-cell table:style-name="ce11" table:formula="of:=([.AU134]-[.AU133])/1000" office:value-type="float" office:value="1.9985" calcext:value-type="float">
            <text:p>1.9985</text:p>
          </table:table-cell>
          <table:table-cell table:style-name="ce11" table:formula="of:=[.AV134]+[.AW133]" office:value-type="float" office:value="263.99990625" calcext:value-type="float">
            <text:p>263.9999</text:p>
          </table:table-cell>
          <table:table-cell table:style-name="ce25" table:formula="of:=[.AW134]-2*([.$B134]-1)" office:value-type="float" office:value="-0.0000937500000190994" calcext:value-type="float">
            <text:p>-0.000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34" calcext:value-type="float">
            <text:p>134</text:p>
          </table:table-cell>
          <table:table-cell office:value-type="float" office:value="63626904085380.3" calcext:value-type="float">
            <text:p>63626904085380.3</text:p>
          </table:table-cell>
          <table:table-cell table:formula="of:=([.C135]-[.C134])/1000" office:value-type="float" office:value="2.00309375" calcext:value-type="float">
            <text:p>2.0031</text:p>
          </table:table-cell>
          <table:table-cell table:formula="of:=[.D135]+[.E134]" office:value-type="float" office:value="266.0015" calcext:value-type="float">
            <text:p>266.0015</text:p>
          </table:table-cell>
          <table:table-cell table:style-name="ce13" table:formula="of:=[.E135]-2*([.$B135]-1)" office:value-type="float" office:value="0.00150000000002137" calcext:value-type="float">
            <text:p>0.0015</text:p>
          </table:table-cell>
          <table:table-cell office:value-type="float" office:value="63626904568679.7" calcext:value-type="float">
            <text:p>63626904568679.7</text:p>
          </table:table-cell>
          <table:table-cell table:style-name="ce11" table:formula="of:=([.G135]-[.G134])/1000" office:value-type="float" office:value="2.00340625" calcext:value-type="float">
            <text:p>2.0034</text:p>
          </table:table-cell>
          <table:table-cell table:style-name="ce11" table:formula="of:=[.H135]+[.I134]" office:value-type="float" office:value="266.00190625" calcext:value-type="float">
            <text:p>266.0019</text:p>
          </table:table-cell>
          <table:table-cell table:style-name="ce14" table:formula="of:=[.I135]-2*([.$B135]-1)" office:value-type="float" office:value="0.00190624999993361" calcext:value-type="float">
            <text:p>0.00190625</text:p>
          </table:table-cell>
          <table:table-cell office:value-type="float" office:value="63626905051574.4" calcext:value-type="float">
            <text:p>63626905051574.4</text:p>
          </table:table-cell>
          <table:table-cell table:style-name="ce11" table:formula="of:=([.K135]-[.K134])/1000" office:value-type="float" office:value="1.9993984375" calcext:value-type="float">
            <text:p>1.9994</text:p>
          </table:table-cell>
          <table:table-cell table:style-name="ce11" table:formula="of:=[.L135]+[.M134]" office:value-type="float" office:value="265.9983984375" calcext:value-type="float">
            <text:p>265.9984</text:p>
          </table:table-cell>
          <table:table-cell table:style-name="ce15" table:formula="of:=[.M135]-2*([.$B135]-1)" office:value-type="float" office:value="-0.0016015624999568" calcext:value-type="float">
            <text:p>-0.0016015625</text:p>
          </table:table-cell>
          <table:table-cell office:value-type="float" office:value="63626905515852.4" calcext:value-type="float">
            <text:p>63626905515852.4</text:p>
          </table:table-cell>
          <table:table-cell table:style-name="ce11" table:formula="of:=([.O135]-[.O134])/1000" office:value-type="float" office:value="1.999" calcext:value-type="float">
            <text:p>1.9990</text:p>
          </table:table-cell>
          <table:table-cell table:style-name="ce11" table:formula="of:=[.P135]+[.Q134]" office:value-type="float" office:value="265.9983984375" calcext:value-type="float">
            <text:p>265.9984</text:p>
          </table:table-cell>
          <table:table-cell table:style-name="ce16" table:formula="of:=[.Q135]-2*([.$B135]-1)" office:value-type="float" office:value="-0.00160156250012733" calcext:value-type="float">
            <text:p>-0.0016015625</text:p>
          </table:table-cell>
          <table:table-cell office:value-type="float" office:value="63626905981180.5" calcext:value-type="float">
            <text:p>63626905981180.5</text:p>
          </table:table-cell>
          <table:table-cell table:style-name="ce11" table:formula="of:=([.S135]-[.S134])/1000" office:value-type="float" office:value="1.9976015625" calcext:value-type="float">
            <text:p>1.9976</text:p>
          </table:table-cell>
          <table:table-cell table:style-name="ce11" table:formula="of:=[.T135]+[.U134]" office:value-type="float" office:value="265.9986015625" calcext:value-type="float">
            <text:p>265.9986</text:p>
          </table:table-cell>
          <table:table-cell table:style-name="ce17" table:formula="of:=[.U135]-2*([.$B135]-1)" office:value-type="float" office:value="-0.00139843749997226" calcext:value-type="float">
            <text:p>-0.0013984375</text:p>
          </table:table-cell>
          <table:table-cell office:value-type="float" office:value="63626906465936.6" calcext:value-type="float">
            <text:p>63626906465936.6</text:p>
          </table:table-cell>
          <table:table-cell table:style-name="ce11" table:formula="of:=([.W135]-[.W134])/1000" office:value-type="float" office:value="1.999203125" calcext:value-type="float">
            <text:p>1.9992</text:p>
          </table:table-cell>
          <table:table-cell table:style-name="ce11" table:formula="of:=[.X135]+[.Y134]" office:value-type="float" office:value="266.0001015625" calcext:value-type="float">
            <text:p>266.0001</text:p>
          </table:table-cell>
          <table:table-cell table:style-name="ce18" table:formula="of:=[.Y135]-2*([.$B135]-1)" office:value-type="float" office:value="0.000101562499992269" calcext:value-type="float">
            <text:p>0.0001015625</text:p>
          </table:table-cell>
          <table:table-cell office:value-type="float" office:value="63626906931388.1" calcext:value-type="float">
            <text:p>63626906931388.1</text:p>
          </table:table-cell>
          <table:table-cell table:style-name="ce11" table:formula="of:=([.AA135]-[.AA134])/1000" office:value-type="float" office:value="2.0008984375" calcext:value-type="float">
            <text:p>2.0009</text:p>
          </table:table-cell>
          <table:table-cell table:style-name="ce11" table:formula="of:=[.AB135]+[.AC134]" office:value-type="float" office:value="266.0003046875" calcext:value-type="float">
            <text:p>266.0003</text:p>
          </table:table-cell>
          <table:table-cell table:style-name="ce19" table:formula="of:=[.AC135]-2*([.$B135]-1)" office:value-type="float" office:value="0.000304687500033651" calcext:value-type="float">
            <text:p>0.0003046875</text:p>
          </table:table-cell>
          <table:table-cell office:value-type="float" office:value="63626907405622" calcext:value-type="float">
            <text:p>63626907405622</text:p>
          </table:table-cell>
          <table:table-cell table:style-name="ce11" table:formula="of:=([.AE135]-[.AE134])/1000" office:value-type="float" office:value="1.9988984375" calcext:value-type="float">
            <text:p>1.9989</text:p>
          </table:table-cell>
          <table:table-cell table:style-name="ce11" table:formula="of:=[.AF135]+[.AG134]" office:value-type="float" office:value="265.999" calcext:value-type="float">
            <text:p>265.9990</text:p>
          </table:table-cell>
          <table:table-cell table:style-name="ce20" table:formula="of:=[.AG135]-2*([.$B135]-1)" office:value-type="float" office:value="-0.0010000000000332" calcext:value-type="float">
            <text:p>-0.001</text:p>
          </table:table-cell>
          <table:table-cell office:value-type="float" office:value="63626907875292.8" calcext:value-type="float">
            <text:p>63626907875292.8</text:p>
          </table:table-cell>
          <table:table-cell table:style-name="ce11" table:formula="of:=([.AI135]-[.AI134])/1000" office:value-type="float" office:value="1.99759375" calcext:value-type="float">
            <text:p>1.9976</text:p>
          </table:table-cell>
          <table:table-cell table:style-name="ce11" table:formula="of:=[.AJ135]+[.AK134]" office:value-type="float" office:value="265.9993984375" calcext:value-type="float">
            <text:p>265.9994</text:p>
          </table:table-cell>
          <table:table-cell table:style-name="ce21" table:formula="of:=[.AK135]-2*([.$B135]-1)" office:value-type="float" office:value="-0.000601562499980446" calcext:value-type="float">
            <text:p>-0.0006015625</text:p>
          </table:table-cell>
          <table:table-cell office:value-type="float" office:value="63626908341103.1" calcext:value-type="float">
            <text:p>63626908341103.1</text:p>
          </table:table-cell>
          <table:table-cell table:style-name="ce11" table:formula="of:=([.AM135]-[.AM134])/1000" office:value-type="float" office:value="2.000703125" calcext:value-type="float">
            <text:p>2.0007</text:p>
          </table:table-cell>
          <table:table-cell table:style-name="ce11" table:formula="of:=[.AN135]+[.AO134]" office:value-type="float" office:value="265.999703125" calcext:value-type="float">
            <text:p>265.9997</text:p>
          </table:table-cell>
          <table:table-cell table:style-name="ce22" table:formula="of:=[.AO135]-2*([.$B135]-1)" office:value-type="float" office:value="-0.000296875000003638" calcext:value-type="float">
            <text:p>-0.000296875</text:p>
          </table:table-cell>
          <table:table-cell office:value-type="float" office:value="63626908810836.3" calcext:value-type="float">
            <text:p>63626908810836.3</text:p>
          </table:table-cell>
          <table:table-cell table:style-name="ce23" table:formula="of:=([.AQ135]-[.AQ134])/1000" office:value-type="float" office:value="1.9975" calcext:value-type="float">
            <text:p>1.9975</text:p>
          </table:table-cell>
          <table:table-cell table:style-name="ce11" table:formula="of:=[.AR135]+[.AS134]" office:value-type="float" office:value="265.998796875" calcext:value-type="float">
            <text:p>265.9988</text:p>
          </table:table-cell>
          <table:table-cell table:style-name="ce24" table:formula="of:=[.AS135]-2*([.$B135]-1)" office:value-type="float" office:value="-0.0012031249998472" calcext:value-type="float">
            <text:p>-0.001203125</text:p>
          </table:table-cell>
          <table:table-cell office:value-type="float" office:value="63626909282607.7" calcext:value-type="float">
            <text:p>63626909282607.7</text:p>
          </table:table-cell>
          <table:table-cell table:style-name="ce11" table:formula="of:=([.AU135]-[.AU134])/1000" office:value-type="float" office:value="1.9985" calcext:value-type="float">
            <text:p>1.9985</text:p>
          </table:table-cell>
          <table:table-cell table:style-name="ce11" table:formula="of:=[.AV135]+[.AW134]" office:value-type="float" office:value="265.99840625" calcext:value-type="float">
            <text:p>265.9984</text:p>
          </table:table-cell>
          <table:table-cell table:style-name="ce25" table:formula="of:=[.AW135]-2*([.$B135]-1)" office:value-type="float" office:value="-0.00159375000004047" calcext:value-type="float">
            <text:p>-0.0015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11</text:p>
          </table:table-cell>
          <table:table-cell table:style-name="ce10" office:value-type="float" office:value="135" calcext:value-type="float">
            <text:p>135</text:p>
          </table:table-cell>
          <table:table-cell office:value-type="float" office:value="63626904087378.8" calcext:value-type="float">
            <text:p>63626904087378.8</text:p>
          </table:table-cell>
          <table:table-cell table:formula="of:=([.C136]-[.C135])/1000" office:value-type="float" office:value="1.9985" calcext:value-type="float">
            <text:p>1.9985</text:p>
          </table:table-cell>
          <table:table-cell table:formula="of:=[.D136]+[.E135]" office:value-type="float" office:value="268" calcext:value-type="float">
            <text:p>268.0000</text:p>
          </table:table-cell>
          <table:table-cell table:style-name="ce13" table:formula="of:=[.E136]-2*([.$B136]-1)" office:value-type="float" office:value="0" calcext:value-type="float">
            <text:p>0</text:p>
          </table:table-cell>
          <table:table-cell office:value-type="float" office:value="63626904570677.7" calcext:value-type="float">
            <text:p>63626904570677.7</text:p>
          </table:table-cell>
          <table:table-cell table:style-name="ce11" table:formula="of:=([.G136]-[.G135])/1000" office:value-type="float" office:value="1.998" calcext:value-type="float">
            <text:p>1.9980</text:p>
          </table:table-cell>
          <table:table-cell table:style-name="ce11" table:formula="of:=[.H136]+[.I135]" office:value-type="float" office:value="267.99990625" calcext:value-type="float">
            <text:p>267.9999</text:p>
          </table:table-cell>
          <table:table-cell table:style-name="ce14" table:formula="of:=[.I136]-2*([.$B136]-1)" office:value-type="float" office:value="-0.0000937500000759428" calcext:value-type="float">
            <text:p>-0.00009375</text:p>
          </table:table-cell>
          <table:table-cell office:value-type="float" office:value="63626905053574.4" calcext:value-type="float">
            <text:p>63626905053574.4</text:p>
          </table:table-cell>
          <table:table-cell table:style-name="ce11" table:formula="of:=([.K136]-[.K135])/1000" office:value-type="float" office:value="2" calcext:value-type="float">
            <text:p>2.0000</text:p>
          </table:table-cell>
          <table:table-cell table:style-name="ce11" table:formula="of:=[.L136]+[.M135]" office:value-type="float" office:value="267.9983984375" calcext:value-type="float">
            <text:p>267.9984</text:p>
          </table:table-cell>
          <table:table-cell table:style-name="ce15" table:formula="of:=[.M136]-2*([.$B136]-1)" office:value-type="float" office:value="-0.0016015624999568" calcext:value-type="float">
            <text:p>-0.0016015625</text:p>
          </table:table-cell>
          <table:table-cell office:value-type="float" office:value="63626905517852.6" calcext:value-type="float">
            <text:p>63626905517852.6</text:p>
          </table:table-cell>
          <table:table-cell table:style-name="ce11" table:formula="of:=([.O136]-[.O135])/1000" office:value-type="float" office:value="2.000203125" calcext:value-type="float">
            <text:p>2.0002</text:p>
          </table:table-cell>
          <table:table-cell table:style-name="ce11" table:formula="of:=[.P136]+[.Q135]" office:value-type="float" office:value="267.9986015625" calcext:value-type="float">
            <text:p>267.9986</text:p>
          </table:table-cell>
          <table:table-cell table:style-name="ce16" table:formula="of:=[.Q136]-2*([.$B136]-1)" office:value-type="float" office:value="-0.00139843750014279" calcext:value-type="float">
            <text:p>-0.0013984375</text:p>
          </table:table-cell>
          <table:table-cell office:value-type="float" office:value="63626905983182.7" calcext:value-type="float">
            <text:p>63626905983182.7</text:p>
          </table:table-cell>
          <table:table-cell table:style-name="ce11" table:formula="of:=([.S136]-[.S135])/1000" office:value-type="float" office:value="2.002203125" calcext:value-type="float">
            <text:p>2.0022</text:p>
          </table:table-cell>
          <table:table-cell table:style-name="ce11" table:formula="of:=[.T136]+[.U135]" office:value-type="float" office:value="268.0008046875" calcext:value-type="float">
            <text:p>268.0008</text:p>
          </table:table-cell>
          <table:table-cell table:style-name="ce17" table:formula="of:=[.U136]-2*([.$B136]-1)" office:value-type="float" office:value="0.000804687500021828" calcext:value-type="float">
            <text:p>0.0008046875</text:p>
          </table:table-cell>
          <table:table-cell office:value-type="float" office:value="63626906467935.1" calcext:value-type="float">
            <text:p>63626906467935.1</text:p>
          </table:table-cell>
          <table:table-cell table:style-name="ce11" table:formula="of:=([.W136]-[.W135])/1000" office:value-type="float" office:value="1.9985" calcext:value-type="float">
            <text:p>1.9985</text:p>
          </table:table-cell>
          <table:table-cell table:style-name="ce11" table:formula="of:=[.X136]+[.Y135]" office:value-type="float" office:value="267.9986015625" calcext:value-type="float">
            <text:p>267.9986</text:p>
          </table:table-cell>
          <table:table-cell table:style-name="ce18" table:formula="of:=[.Y136]-2*([.$B136]-1)" office:value-type="float" office:value="-0.0013984375000291" calcext:value-type="float">
            <text:p>-0.0013984375</text:p>
          </table:table-cell>
          <table:table-cell office:value-type="float" office:value="63626906933386.1" calcext:value-type="float">
            <text:p>63626906933386.1</text:p>
          </table:table-cell>
          <table:table-cell table:style-name="ce11" table:formula="of:=([.AA136]-[.AA135])/1000" office:value-type="float" office:value="1.998" calcext:value-type="float">
            <text:p>1.9980</text:p>
          </table:table-cell>
          <table:table-cell table:style-name="ce11" table:formula="of:=[.AB136]+[.AC135]" office:value-type="float" office:value="267.9983046875" calcext:value-type="float">
            <text:p>267.9983</text:p>
          </table:table-cell>
          <table:table-cell table:style-name="ce19" table:formula="of:=[.AC136]-2*([.$B136]-1)" office:value-type="float" office:value="-0.0016953124999759" calcext:value-type="float">
            <text:p>-0.0016953125</text:p>
          </table:table-cell>
          <table:table-cell office:value-type="float" office:value="63626907407621.2" calcext:value-type="float">
            <text:p>63626907407621.2</text:p>
          </table:table-cell>
          <table:table-cell table:style-name="ce11" table:formula="of:=([.AE136]-[.AE135])/1000" office:value-type="float" office:value="1.999203125" calcext:value-type="float">
            <text:p>1.9992</text:p>
          </table:table-cell>
          <table:table-cell table:style-name="ce11" table:formula="of:=[.AF136]+[.AG135]" office:value-type="float" office:value="267.998203125" calcext:value-type="float">
            <text:p>267.9982</text:p>
          </table:table-cell>
          <table:table-cell table:style-name="ce20" table:formula="of:=[.AG136]-2*([.$B136]-1)" office:value-type="float" office:value="-0.00179687500002501" calcext:value-type="float">
            <text:p>-0.001796875</text:p>
          </table:table-cell>
          <table:table-cell office:value-type="float" office:value="63626907877294.5" calcext:value-type="float">
            <text:p>63626907877294.5</text:p>
          </table:table-cell>
          <table:table-cell table:style-name="ce11" table:formula="of:=([.AI136]-[.AI135])/1000" office:value-type="float" office:value="2.001703125" calcext:value-type="float">
            <text:p>2.0017</text:p>
          </table:table-cell>
          <table:table-cell table:style-name="ce11" table:formula="of:=[.AJ136]+[.AK135]" office:value-type="float" office:value="268.0011015625" calcext:value-type="float">
            <text:p>268.0011</text:p>
          </table:table-cell>
          <table:table-cell table:style-name="ce21" table:formula="of:=[.AK136]-2*([.$B136]-1)" office:value-type="float" office:value="0.00110156250002547" calcext:value-type="float">
            <text:p>0.0011015625</text:p>
          </table:table-cell>
          <table:table-cell office:value-type="float" office:value="63626908343101.8" calcext:value-type="float">
            <text:p>63626908343101.8</text:p>
          </table:table-cell>
          <table:table-cell table:style-name="ce11" table:formula="of:=([.AM136]-[.AM135])/1000" office:value-type="float" office:value="1.9986953125" calcext:value-type="float">
            <text:p>1.9987</text:p>
          </table:table-cell>
          <table:table-cell table:style-name="ce11" table:formula="of:=[.AN136]+[.AO135]" office:value-type="float" office:value="267.9983984375" calcext:value-type="float">
            <text:p>267.9984</text:p>
          </table:table-cell>
          <table:table-cell table:style-name="ce22" table:formula="of:=[.AO136]-2*([.$B136]-1)" office:value-type="float" office:value="-0.00160156250001364" calcext:value-type="float">
            <text:p>-0.0016015625</text:p>
          </table:table-cell>
          <table:table-cell office:value-type="float" office:value="63626908812836.6" calcext:value-type="float">
            <text:p>63626908812836.6</text:p>
          </table:table-cell>
          <table:table-cell table:style-name="ce23" table:formula="of:=([.AQ136]-[.AQ135])/1000" office:value-type="float" office:value="2.0003046875" calcext:value-type="float">
            <text:p>2.0003</text:p>
          </table:table-cell>
          <table:table-cell table:style-name="ce11" table:formula="of:=[.AR136]+[.AS135]" office:value-type="float" office:value="267.9991015625" calcext:value-type="float">
            <text:p>267.9991</text:p>
          </table:table-cell>
          <table:table-cell table:style-name="ce24" table:formula="of:=[.AS136]-2*([.$B136]-1)" office:value-type="float" office:value="-0.000898437499870397" calcext:value-type="float">
            <text:p>-0.0008984375</text:p>
          </table:table-cell>
          <table:table-cell office:value-type="float" office:value="63626909284607.8" calcext:value-type="float">
            <text:p>63626909284607.8</text:p>
          </table:table-cell>
          <table:table-cell table:style-name="ce11" table:formula="of:=([.AU136]-[.AU135])/1000" office:value-type="float" office:value="2.00009375" calcext:value-type="float">
            <text:p>2.0001</text:p>
          </table:table-cell>
          <table:table-cell table:style-name="ce11" table:formula="of:=[.AV136]+[.AW135]" office:value-type="float" office:value="267.9985" calcext:value-type="float">
            <text:p>267.9985</text:p>
          </table:table-cell>
          <table:table-cell table:style-name="ce25" table:formula="of:=[.AW136]-2*([.$B136]-1)" office:value-type="float" office:value="-0.00150000000002137" calcext:value-type="float">
            <text:p>-0.001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10" office:value-type="float" office:value="136" calcext:value-type="float">
            <text:p>136</text:p>
          </table:table-cell>
          <table:table-cell office:value-type="float" office:value="63626904089380.7" calcext:value-type="float">
            <text:p>63626904089380.7</text:p>
          </table:table-cell>
          <table:table-cell table:formula="of:=([.C137]-[.C136])/1000" office:value-type="float" office:value="2.00190625" calcext:value-type="float">
            <text:p>2.0019</text:p>
          </table:table-cell>
          <table:table-cell table:formula="of:=[.D137]+[.E136]" office:value-type="float" office:value="270.00190625" calcext:value-type="float">
            <text:p>270.0019</text:p>
          </table:table-cell>
          <table:table-cell table:style-name="ce13" table:formula="of:=[.E137]-2*([.$B137]-1)" office:value-type="float" office:value="0.00190624999999045" calcext:value-type="float">
            <text:p>0.00190625</text:p>
          </table:table-cell>
          <table:table-cell office:value-type="float" office:value="63626904572679.6" calcext:value-type="float">
            <text:p>63626904572679.6</text:p>
          </table:table-cell>
          <table:table-cell table:style-name="ce11" table:formula="of:=([.G137]-[.G136])/1000" office:value-type="float" office:value="2.0018984375" calcext:value-type="float">
            <text:p>2.0019</text:p>
          </table:table-cell>
          <table:table-cell table:style-name="ce11" table:formula="of:=[.H137]+[.I136]" office:value-type="float" office:value="270.0018046875" calcext:value-type="float">
            <text:p>270.0018</text:p>
          </table:table-cell>
          <table:table-cell table:style-name="ce14" table:formula="of:=[.I137]-2*([.$B137]-1)" office:value-type="float" office:value="0.00180468749994134" calcext:value-type="float">
            <text:p>0.0018046875</text:p>
          </table:table-cell>
          <table:table-cell office:value-type="float" office:value="63626905055574.3" calcext:value-type="float">
            <text:p>63626905055574.3</text:p>
          </table:table-cell>
          <table:table-cell table:style-name="ce11" table:formula="of:=([.K137]-[.K136])/1000" office:value-type="float" office:value="1.9998984375" calcext:value-type="float">
            <text:p>1.9999</text:p>
          </table:table-cell>
          <table:table-cell table:style-name="ce11" table:formula="of:=[.L137]+[.M136]" office:value-type="float" office:value="269.998296875" calcext:value-type="float">
            <text:p>269.9983</text:p>
          </table:table-cell>
          <table:table-cell table:style-name="ce15" table:formula="of:=[.M137]-2*([.$B137]-1)" office:value-type="float" office:value="-0.00170312499994907" calcext:value-type="float">
            <text:p>-0.001703125</text:p>
          </table:table-cell>
          <table:table-cell office:value-type="float" office:value="63626905519854.3" calcext:value-type="float">
            <text:p>63626905519854.3</text:p>
          </table:table-cell>
          <table:table-cell table:style-name="ce11" table:formula="of:=([.O137]-[.O136])/1000" office:value-type="float" office:value="2.0016953125" calcext:value-type="float">
            <text:p>2.0017</text:p>
          </table:table-cell>
          <table:table-cell table:style-name="ce11" table:formula="of:=[.P137]+[.Q136]" office:value-type="float" office:value="270.000296875" calcext:value-type="float">
            <text:p>270.0003</text:p>
          </table:table-cell>
          <table:table-cell table:style-name="ce16" table:formula="of:=[.Q137]-2*([.$B137]-1)" office:value-type="float" office:value="0.000296874999833108" calcext:value-type="float">
            <text:p>0.000296875</text:p>
          </table:table-cell>
          <table:table-cell office:value-type="float" office:value="63626905985183" calcext:value-type="float">
            <text:p>63626905985183</text:p>
          </table:table-cell>
          <table:table-cell table:style-name="ce11" table:formula="of:=([.S137]-[.S136])/1000" office:value-type="float" office:value="2.000296875" calcext:value-type="float">
            <text:p>2.0003</text:p>
          </table:table-cell>
          <table:table-cell table:style-name="ce11" table:formula="of:=[.T137]+[.U136]" office:value-type="float" office:value="270.0011015625" calcext:value-type="float">
            <text:p>270.0011</text:p>
          </table:table-cell>
          <table:table-cell table:style-name="ce17" table:formula="of:=[.U137]-2*([.$B137]-1)" office:value-type="float" office:value="0.00110156250002547" calcext:value-type="float">
            <text:p>0.0011015625</text:p>
          </table:table-cell>
          <table:table-cell office:value-type="float" office:value="63626906469937.2" calcext:value-type="float">
            <text:p>63626906469937.2</text:p>
          </table:table-cell>
          <table:table-cell table:style-name="ce11" table:formula="of:=([.W137]-[.W136])/1000" office:value-type="float" office:value="2.0021015625" calcext:value-type="float">
            <text:p>2.0021</text:p>
          </table:table-cell>
          <table:table-cell table:style-name="ce11" table:formula="of:=[.X137]+[.Y136]" office:value-type="float" office:value="270.000703125" calcext:value-type="float">
            <text:p>270.0007</text:p>
          </table:table-cell>
          <table:table-cell table:style-name="ce18" table:formula="of:=[.Y137]-2*([.$B137]-1)" office:value-type="float" office:value="0.000703124999972715" calcext:value-type="float">
            <text:p>0.000703125</text:p>
          </table:table-cell>
          <table:table-cell office:value-type="float" office:value="63626906935386.4" calcext:value-type="float">
            <text:p>63626906935386.4</text:p>
          </table:table-cell>
          <table:table-cell table:style-name="ce11" table:formula="of:=([.AA137]-[.AA136])/1000" office:value-type="float" office:value="2.000296875" calcext:value-type="float">
            <text:p>2.0003</text:p>
          </table:table-cell>
          <table:table-cell table:style-name="ce11" table:formula="of:=[.AB137]+[.AC136]" office:value-type="float" office:value="269.9986015625" calcext:value-type="float">
            <text:p>269.9986</text:p>
          </table:table-cell>
          <table:table-cell table:style-name="ce19" table:formula="of:=[.AC137]-2*([.$B137]-1)" office:value-type="float" office:value="-0.00139843749997226" calcext:value-type="float">
            <text:p>-0.0013984375</text:p>
          </table:table-cell>
          <table:table-cell office:value-type="float" office:value="63626907409624.1" calcext:value-type="float">
            <text:p>63626907409624.1</text:p>
          </table:table-cell>
          <table:table-cell table:style-name="ce11" table:formula="of:=([.AE137]-[.AE136])/1000" office:value-type="float" office:value="2.0028984375" calcext:value-type="float">
            <text:p>2.0029</text:p>
          </table:table-cell>
          <table:table-cell table:style-name="ce11" table:formula="of:=[.AF137]+[.AG136]" office:value-type="float" office:value="270.0011015625" calcext:value-type="float">
            <text:p>270.0011</text:p>
          </table:table-cell>
          <table:table-cell table:style-name="ce20" table:formula="of:=[.AG137]-2*([.$B137]-1)" office:value-type="float" office:value="0.00110156249996862" calcext:value-type="float">
            <text:p>0.0011015625</text:p>
          </table:table-cell>
          <table:table-cell office:value-type="float" office:value="63626907879295.4" calcext:value-type="float">
            <text:p>63626907879295.4</text:p>
          </table:table-cell>
          <table:table-cell table:style-name="ce11" table:formula="of:=([.AI137]-[.AI136])/1000" office:value-type="float" office:value="2.0008984375" calcext:value-type="float">
            <text:p>2.0009</text:p>
          </table:table-cell>
          <table:table-cell table:style-name="ce11" table:formula="of:=[.AJ137]+[.AK136]" office:value-type="float" office:value="270.002" calcext:value-type="float">
            <text:p>270.0020</text:p>
          </table:table-cell>
          <table:table-cell table:style-name="ce21" table:formula="of:=[.AK137]-2*([.$B137]-1)" office:value-type="float" office:value="0.00200000000000955" calcext:value-type="float">
            <text:p>0.002</text:p>
          </table:table-cell>
          <table:table-cell office:value-type="float" office:value="63626908345100.5" calcext:value-type="float">
            <text:p>63626908345100.5</text:p>
          </table:table-cell>
          <table:table-cell table:style-name="ce11" table:formula="of:=([.AM137]-[.AM136])/1000" office:value-type="float" office:value="1.998703125" calcext:value-type="float">
            <text:p>1.9987</text:p>
          </table:table-cell>
          <table:table-cell table:style-name="ce11" table:formula="of:=[.AN137]+[.AO136]" office:value-type="float" office:value="269.9971015625" calcext:value-type="float">
            <text:p>269.9971</text:p>
          </table:table-cell>
          <table:table-cell table:style-name="ce22" table:formula="of:=[.AO137]-2*([.$B137]-1)" office:value-type="float" office:value="-0.00289843749999363" calcext:value-type="float">
            <text:p>-0.0028984375</text:p>
          </table:table-cell>
          <table:table-cell office:value-type="float" office:value="63626908814836.2" calcext:value-type="float">
            <text:p>63626908814836.2</text:p>
          </table:table-cell>
          <table:table-cell table:style-name="ce23" table:formula="of:=([.AQ137]-[.AQ136])/1000" office:value-type="float" office:value="1.9996015625" calcext:value-type="float">
            <text:p>1.9996</text:p>
          </table:table-cell>
          <table:table-cell table:style-name="ce11" table:formula="of:=[.AR137]+[.AS136]" office:value-type="float" office:value="269.998703125" calcext:value-type="float">
            <text:p>269.9987</text:p>
          </table:table-cell>
          <table:table-cell table:style-name="ce24" table:formula="of:=[.AS137]-2*([.$B137]-1)" office:value-type="float" office:value="-0.0012968749998663" calcext:value-type="float">
            <text:p>-0.001296875</text:p>
          </table:table-cell>
          <table:table-cell office:value-type="float" office:value="63626909286610.2" calcext:value-type="float">
            <text:p>63626909286610.2</text:p>
          </table:table-cell>
          <table:table-cell table:style-name="ce11" table:formula="of:=([.AU137]-[.AU136])/1000" office:value-type="float" office:value="2.00240625" calcext:value-type="float">
            <text:p>2.0024</text:p>
          </table:table-cell>
          <table:table-cell table:style-name="ce11" table:formula="of:=[.AV137]+[.AW136]" office:value-type="float" office:value="270.00090625" calcext:value-type="float">
            <text:p>270.0009</text:p>
          </table:table-cell>
          <table:table-cell table:style-name="ce25" table:formula="of:=[.AW137]-2*([.$B137]-1)" office:value-type="float" office:value="0.000906249999957254" calcext:value-type="float">
            <text:p>0.0009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37" calcext:value-type="float">
            <text:p>137</text:p>
          </table:table-cell>
          <table:table-cell office:value-type="float" office:value="63626904091380.8" calcext:value-type="float">
            <text:p>63626904091380.8</text:p>
          </table:table-cell>
          <table:table-cell table:formula="of:=([.C138]-[.C137])/1000" office:value-type="float" office:value="2.00009375" calcext:value-type="float">
            <text:p>2.0001</text:p>
          </table:table-cell>
          <table:table-cell table:formula="of:=[.D138]+[.E137]" office:value-type="float" office:value="272.002" calcext:value-type="float">
            <text:p>272.0020</text:p>
          </table:table-cell>
          <table:table-cell table:style-name="ce13" table:formula="of:=[.E138]-2*([.$B138]-1)" office:value-type="float" office:value="0.00200000000000955" calcext:value-type="float">
            <text:p>0.002</text:p>
          </table:table-cell>
          <table:table-cell office:value-type="float" office:value="63626904574675.8" calcext:value-type="float">
            <text:p>63626904574675.8</text:p>
          </table:table-cell>
          <table:table-cell table:style-name="ce11" table:formula="of:=([.G138]-[.G137])/1000" office:value-type="float" office:value="1.9961953125" calcext:value-type="float">
            <text:p>1.9962</text:p>
          </table:table-cell>
          <table:table-cell table:style-name="ce11" table:formula="of:=[.H138]+[.I137]" office:value-type="float" office:value="271.998" calcext:value-type="float">
            <text:p>271.9980</text:p>
          </table:table-cell>
          <table:table-cell table:style-name="ce14" table:formula="of:=[.I138]-2*([.$B138]-1)" office:value-type="float" office:value="-0.00200000000006639" calcext:value-type="float">
            <text:p>-0.002</text:p>
          </table:table-cell>
          <table:table-cell office:value-type="float" office:value="63626905057575.4" calcext:value-type="float">
            <text:p>63626905057575.4</text:p>
          </table:table-cell>
          <table:table-cell table:style-name="ce11" table:formula="of:=([.K138]-[.K137])/1000" office:value-type="float" office:value="2.0011015625" calcext:value-type="float">
            <text:p>2.0011</text:p>
          </table:table-cell>
          <table:table-cell table:style-name="ce11" table:formula="of:=[.L138]+[.M137]" office:value-type="float" office:value="271.9993984375" calcext:value-type="float">
            <text:p>271.9994</text:p>
          </table:table-cell>
          <table:table-cell table:style-name="ce15" table:formula="of:=[.M138]-2*([.$B138]-1)" office:value-type="float" office:value="-0.000601562499923602" calcext:value-type="float">
            <text:p>-0.0006015625</text:p>
          </table:table-cell>
          <table:table-cell office:value-type="float" office:value="63626905521852.3" calcext:value-type="float">
            <text:p>63626905521852.3</text:p>
          </table:table-cell>
          <table:table-cell table:style-name="ce11" table:formula="of:=([.O138]-[.O137])/1000" office:value-type="float" office:value="1.998" calcext:value-type="float">
            <text:p>1.9980</text:p>
          </table:table-cell>
          <table:table-cell table:style-name="ce11" table:formula="of:=[.P138]+[.Q137]" office:value-type="float" office:value="271.998296875" calcext:value-type="float">
            <text:p>271.9983</text:p>
          </table:table-cell>
          <table:table-cell table:style-name="ce16" table:formula="of:=[.Q138]-2*([.$B138]-1)" office:value-type="float" office:value="-0.00170312500017644" calcext:value-type="float">
            <text:p>-0.001703125</text:p>
          </table:table-cell>
          <table:table-cell office:value-type="float" office:value="63626905987182" calcext:value-type="float">
            <text:p>63626905987182</text:p>
          </table:table-cell>
          <table:table-cell table:style-name="ce11" table:formula="of:=([.S138]-[.S137])/1000" office:value-type="float" office:value="1.999" calcext:value-type="float">
            <text:p>1.9990</text:p>
          </table:table-cell>
          <table:table-cell table:style-name="ce11" table:formula="of:=[.T138]+[.U137]" office:value-type="float" office:value="272.0001015625" calcext:value-type="float">
            <text:p>272.0001</text:p>
          </table:table-cell>
          <table:table-cell table:style-name="ce17" table:formula="of:=[.U138]-2*([.$B138]-1)" office:value-type="float" office:value="0.000101562500049113" calcext:value-type="float">
            <text:p>0.0001015625</text:p>
          </table:table-cell>
          <table:table-cell office:value-type="float" office:value="63626906471936" calcext:value-type="float">
            <text:p>63626906471936</text:p>
          </table:table-cell>
          <table:table-cell table:style-name="ce11" table:formula="of:=([.W138]-[.W137])/1000" office:value-type="float" office:value="1.998796875" calcext:value-type="float">
            <text:p>1.9988</text:p>
          </table:table-cell>
          <table:table-cell table:style-name="ce11" table:formula="of:=[.X138]+[.Y137]" office:value-type="float" office:value="271.9995" calcext:value-type="float">
            <text:p>271.9995</text:p>
          </table:table-cell>
          <table:table-cell table:style-name="ce18" table:formula="of:=[.Y138]-2*([.$B138]-1)" office:value-type="float" office:value="-0.00050000000004502" calcext:value-type="float">
            <text:p>-0.0005</text:p>
          </table:table-cell>
          <table:table-cell office:value-type="float" office:value="63626906937388.3" calcext:value-type="float">
            <text:p>63626906937388.3</text:p>
          </table:table-cell>
          <table:table-cell table:style-name="ce11" table:formula="of:=([.AA138]-[.AA137])/1000" office:value-type="float" office:value="2.0018984375" calcext:value-type="float">
            <text:p>2.0019</text:p>
          </table:table-cell>
          <table:table-cell table:style-name="ce11" table:formula="of:=[.AB138]+[.AC137]" office:value-type="float" office:value="272.0005" calcext:value-type="float">
            <text:p>272.0005</text:p>
          </table:table-cell>
          <table:table-cell table:style-name="ce19" table:formula="of:=[.AC138]-2*([.$B138]-1)" office:value-type="float" office:value="0.00050000000004502" calcext:value-type="float">
            <text:p>0.0005</text:p>
          </table:table-cell>
          <table:table-cell office:value-type="float" office:value="63626907411623.1" calcext:value-type="float">
            <text:p>63626907411623.1</text:p>
          </table:table-cell>
          <table:table-cell table:style-name="ce11" table:formula="of:=([.AE138]-[.AE137])/1000" office:value-type="float" office:value="1.999" calcext:value-type="float">
            <text:p>1.9990</text:p>
          </table:table-cell>
          <table:table-cell table:style-name="ce11" table:formula="of:=[.AF138]+[.AG137]" office:value-type="float" office:value="272.0001015625" calcext:value-type="float">
            <text:p>272.0001</text:p>
          </table:table-cell>
          <table:table-cell table:style-name="ce20" table:formula="of:=[.AG138]-2*([.$B138]-1)" office:value-type="float" office:value="0.000101562499992269" calcext:value-type="float">
            <text:p>0.0001015625</text:p>
          </table:table-cell>
          <table:table-cell office:value-type="float" office:value="63626907881292.3" calcext:value-type="float">
            <text:p>63626907881292.3</text:p>
          </table:table-cell>
          <table:table-cell table:style-name="ce11" table:formula="of:=([.AI138]-[.AI137])/1000" office:value-type="float" office:value="1.9968984375" calcext:value-type="float">
            <text:p>1.9969</text:p>
          </table:table-cell>
          <table:table-cell table:style-name="ce11" table:formula="of:=[.AJ138]+[.AK137]" office:value-type="float" office:value="271.9988984375" calcext:value-type="float">
            <text:p>271.9989</text:p>
          </table:table-cell>
          <table:table-cell table:style-name="ce21" table:formula="of:=[.AK138]-2*([.$B138]-1)" office:value-type="float" office:value="-0.00110156249996862" calcext:value-type="float">
            <text:p>-0.0011015625</text:p>
          </table:table-cell>
          <table:table-cell office:value-type="float" office:value="63626908347100.8" calcext:value-type="float">
            <text:p>63626908347100.8</text:p>
          </table:table-cell>
          <table:table-cell table:style-name="ce11" table:formula="of:=([.AM138]-[.AM137])/1000" office:value-type="float" office:value="2.000296875" calcext:value-type="float">
            <text:p>2.0003</text:p>
          </table:table-cell>
          <table:table-cell table:style-name="ce11" table:formula="of:=[.AN138]+[.AO137]" office:value-type="float" office:value="271.9973984375" calcext:value-type="float">
            <text:p>271.9974</text:p>
          </table:table-cell>
          <table:table-cell table:style-name="ce22" table:formula="of:=[.AO138]-2*([.$B138]-1)" office:value-type="float" office:value="-0.00260156249999" calcext:value-type="float">
            <text:p>-0.0026015625</text:p>
          </table:table-cell>
          <table:table-cell office:value-type="float" office:value="63626908816837.9" calcext:value-type="float">
            <text:p>63626908816837.9</text:p>
          </table:table-cell>
          <table:table-cell table:style-name="ce23" table:formula="of:=([.AQ138]-[.AQ137])/1000" office:value-type="float" office:value="2.0016953125" calcext:value-type="float">
            <text:p>2.0017</text:p>
          </table:table-cell>
          <table:table-cell table:style-name="ce11" table:formula="of:=[.AR138]+[.AS137]" office:value-type="float" office:value="272.0003984375" calcext:value-type="float">
            <text:p>272.0004</text:p>
          </table:table-cell>
          <table:table-cell table:style-name="ce24" table:formula="of:=[.AS138]-2*([.$B138]-1)" office:value-type="float" office:value="0.000398437500109594" calcext:value-type="float">
            <text:p>0.0003984375</text:p>
          </table:table-cell>
          <table:table-cell office:value-type="float" office:value="63626909288610.3" calcext:value-type="float">
            <text:p>63626909288610.3</text:p>
          </table:table-cell>
          <table:table-cell table:style-name="ce11" table:formula="of:=([.AU138]-[.AU137])/1000" office:value-type="float" office:value="2.00009375" calcext:value-type="float">
            <text:p>2.0001</text:p>
          </table:table-cell>
          <table:table-cell table:style-name="ce11" table:formula="of:=[.AV138]+[.AW137]" office:value-type="float" office:value="272.001" calcext:value-type="float">
            <text:p>272.0010</text:p>
          </table:table-cell>
          <table:table-cell table:style-name="ce25" table:formula="of:=[.AW138]-2*([.$B138]-1)" office:value-type="float" office:value="0.000999999999976353" calcext:value-type="float">
            <text:p>0.001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38" calcext:value-type="float">
            <text:p>138</text:p>
          </table:table-cell>
          <table:table-cell office:value-type="float" office:value="63626904093378" calcext:value-type="float">
            <text:p>63626904093378</text:p>
          </table:table-cell>
          <table:table-cell table:formula="of:=([.C139]-[.C138])/1000" office:value-type="float" office:value="1.997203125" calcext:value-type="float">
            <text:p>1.9972</text:p>
          </table:table-cell>
          <table:table-cell table:formula="of:=[.D139]+[.E138]" office:value-type="float" office:value="273.999203125" calcext:value-type="float">
            <text:p>273.9992</text:p>
          </table:table-cell>
          <table:table-cell table:style-name="ce13" table:formula="of:=[.E139]-2*([.$B139]-1)" office:value-type="float" office:value="-0.000796874999991815" calcext:value-type="float">
            <text:p>-0.000796875</text:p>
          </table:table-cell>
          <table:table-cell office:value-type="float" office:value="63626904576677.6" calcext:value-type="float">
            <text:p>63626904576677.6</text:p>
          </table:table-cell>
          <table:table-cell table:style-name="ce11" table:formula="of:=([.G139]-[.G138])/1000" office:value-type="float" office:value="2.0018046875" calcext:value-type="float">
            <text:p>2.0018</text:p>
          </table:table-cell>
          <table:table-cell table:style-name="ce11" table:formula="of:=[.H139]+[.I138]" office:value-type="float" office:value="273.9998046875" calcext:value-type="float">
            <text:p>273.9998</text:p>
          </table:table-cell>
          <table:table-cell table:style-name="ce14" table:formula="of:=[.I139]-2*([.$B139]-1)" office:value-type="float" office:value="-0.000195312500068212" calcext:value-type="float">
            <text:p>-0.0001953125</text:p>
          </table:table-cell>
          <table:table-cell office:value-type="float" office:value="63626905059574.9" calcext:value-type="float">
            <text:p>63626905059574.9</text:p>
          </table:table-cell>
          <table:table-cell table:style-name="ce11" table:formula="of:=([.K139]-[.K138])/1000" office:value-type="float" office:value="1.9995" calcext:value-type="float">
            <text:p>1.9995</text:p>
          </table:table-cell>
          <table:table-cell table:style-name="ce11" table:formula="of:=[.L139]+[.M138]" office:value-type="float" office:value="273.9988984375" calcext:value-type="float">
            <text:p>273.9989</text:p>
          </table:table-cell>
          <table:table-cell table:style-name="ce15" table:formula="of:=[.M139]-2*([.$B139]-1)" office:value-type="float" office:value="-0.00110156249991178" calcext:value-type="float">
            <text:p>-0.0011015625</text:p>
          </table:table-cell>
          <table:table-cell office:value-type="float" office:value="63626905523852.4" calcext:value-type="float">
            <text:p>63626905523852.4</text:p>
          </table:table-cell>
          <table:table-cell table:style-name="ce11" table:formula="of:=([.O139]-[.O138])/1000" office:value-type="float" office:value="2.0001015625" calcext:value-type="float">
            <text:p>2.0001</text:p>
          </table:table-cell>
          <table:table-cell table:style-name="ce11" table:formula="of:=[.P139]+[.Q138]" office:value-type="float" office:value="273.9983984375" calcext:value-type="float">
            <text:p>273.9984</text:p>
          </table:table-cell>
          <table:table-cell table:style-name="ce16" table:formula="of:=[.Q139]-2*([.$B139]-1)" office:value-type="float" office:value="-0.00160156250018417" calcext:value-type="float">
            <text:p>-0.0016015625</text:p>
          </table:table-cell>
          <table:table-cell office:value-type="float" office:value="63626905989180.2" calcext:value-type="float">
            <text:p>63626905989180.2</text:p>
          </table:table-cell>
          <table:table-cell table:style-name="ce11" table:formula="of:=([.S139]-[.S138])/1000" office:value-type="float" office:value="1.998203125" calcext:value-type="float">
            <text:p>1.9982</text:p>
          </table:table-cell>
          <table:table-cell table:style-name="ce11" table:formula="of:=[.T139]+[.U138]" office:value-type="float" office:value="273.9983046875" calcext:value-type="float">
            <text:p>273.9983</text:p>
          </table:table-cell>
          <table:table-cell table:style-name="ce17" table:formula="of:=[.U139]-2*([.$B139]-1)" office:value-type="float" office:value="-0.0016953124999759" calcext:value-type="float">
            <text:p>-0.0016953125</text:p>
          </table:table-cell>
          <table:table-cell office:value-type="float" office:value="63626906473935.5" calcext:value-type="float">
            <text:p>63626906473935.5</text:p>
          </table:table-cell>
          <table:table-cell table:style-name="ce11" table:formula="of:=([.W139]-[.W138])/1000" office:value-type="float" office:value="1.9995" calcext:value-type="float">
            <text:p>1.9995</text:p>
          </table:table-cell>
          <table:table-cell table:style-name="ce11" table:formula="of:=[.X139]+[.Y138]" office:value-type="float" office:value="273.999" calcext:value-type="float">
            <text:p>273.9990</text:p>
          </table:table-cell>
          <table:table-cell table:style-name="ce18" table:formula="of:=[.Y139]-2*([.$B139]-1)" office:value-type="float" office:value="-0.0010000000000332" calcext:value-type="float">
            <text:p>-0.001</text:p>
          </table:table-cell>
          <table:table-cell office:value-type="float" office:value="63626906939387.1" calcext:value-type="float">
            <text:p>63626906939387.1</text:p>
          </table:table-cell>
          <table:table-cell table:style-name="ce11" table:formula="of:=([.AA139]-[.AA138])/1000" office:value-type="float" office:value="1.9988046875" calcext:value-type="float">
            <text:p>1.9988</text:p>
          </table:table-cell>
          <table:table-cell table:style-name="ce11" table:formula="of:=[.AB139]+[.AC138]" office:value-type="float" office:value="273.9993046875" calcext:value-type="float">
            <text:p>273.9993</text:p>
          </table:table-cell>
          <table:table-cell table:style-name="ce19" table:formula="of:=[.AC139]-2*([.$B139]-1)" office:value-type="float" office:value="-0.000695312499942702" calcext:value-type="float">
            <text:p>-0.0006953125</text:p>
          </table:table-cell>
          <table:table-cell office:value-type="float" office:value="63626907413621.8" calcext:value-type="float">
            <text:p>63626907413621.8</text:p>
          </table:table-cell>
          <table:table-cell table:style-name="ce11" table:formula="of:=([.AE139]-[.AE138])/1000" office:value-type="float" office:value="1.9986953125" calcext:value-type="float">
            <text:p>1.9987</text:p>
          </table:table-cell>
          <table:table-cell table:style-name="ce11" table:formula="of:=[.AF139]+[.AG138]" office:value-type="float" office:value="273.998796875" calcext:value-type="float">
            <text:p>273.9988</text:p>
          </table:table-cell>
          <table:table-cell table:style-name="ce20" table:formula="of:=[.AG139]-2*([.$B139]-1)" office:value-type="float" office:value="-0.00120312500001774" calcext:value-type="float">
            <text:p>-0.001203125</text:p>
          </table:table-cell>
          <table:table-cell office:value-type="float" office:value="63626907883293" calcext:value-type="float">
            <text:p>63626907883293</text:p>
          </table:table-cell>
          <table:table-cell table:style-name="ce11" table:formula="of:=([.AI139]-[.AI138])/1000" office:value-type="float" office:value="2.000703125" calcext:value-type="float">
            <text:p>2.0007</text:p>
          </table:table-cell>
          <table:table-cell table:style-name="ce11" table:formula="of:=[.AJ139]+[.AK138]" office:value-type="float" office:value="273.9996015625" calcext:value-type="float">
            <text:p>273.9996</text:p>
          </table:table-cell>
          <table:table-cell table:style-name="ce21" table:formula="of:=[.AK139]-2*([.$B139]-1)" office:value-type="float" office:value="-0.000398437499995907" calcext:value-type="float">
            <text:p>-0.0003984375</text:p>
          </table:table-cell>
          <table:table-cell office:value-type="float" office:value="63626908349102" calcext:value-type="float">
            <text:p>63626908349102</text:p>
          </table:table-cell>
          <table:table-cell table:style-name="ce11" table:formula="of:=([.AM139]-[.AM138])/1000" office:value-type="float" office:value="2.001203125" calcext:value-type="float">
            <text:p>2.0012</text:p>
          </table:table-cell>
          <table:table-cell table:style-name="ce11" table:formula="of:=[.AN139]+[.AO138]" office:value-type="float" office:value="273.9986015625" calcext:value-type="float">
            <text:p>273.9986</text:p>
          </table:table-cell>
          <table:table-cell table:style-name="ce22" table:formula="of:=[.AO139]-2*([.$B139]-1)" office:value-type="float" office:value="-0.00139843749997226" calcext:value-type="float">
            <text:p>-0.0013984375</text:p>
          </table:table-cell>
          <table:table-cell office:value-type="float" office:value="63626908818837.2" calcext:value-type="float">
            <text:p>63626908818837.2</text:p>
          </table:table-cell>
          <table:table-cell table:style-name="ce23" table:formula="of:=([.AQ139]-[.AQ138])/1000" office:value-type="float" office:value="1.9993046875" calcext:value-type="float">
            <text:p>1.9993</text:p>
          </table:table-cell>
          <table:table-cell table:style-name="ce11" table:formula="of:=[.AR139]+[.AS138]" office:value-type="float" office:value="273.999703125" calcext:value-type="float">
            <text:p>273.9997</text:p>
          </table:table-cell>
          <table:table-cell table:style-name="ce24" table:formula="of:=[.AS139]-2*([.$B139]-1)" office:value-type="float" office:value="-0.000296874999889951" calcext:value-type="float">
            <text:p>-0.000296875</text:p>
          </table:table-cell>
          <table:table-cell office:value-type="float" office:value="63626909290610.3" calcext:value-type="float">
            <text:p>63626909290610.3</text:p>
          </table:table-cell>
          <table:table-cell table:style-name="ce11" table:formula="of:=([.AU139]-[.AU138])/1000" office:value-type="float" office:value="2" calcext:value-type="float">
            <text:p>2.0000</text:p>
          </table:table-cell>
          <table:table-cell table:style-name="ce11" table:formula="of:=[.AV139]+[.AW138]" office:value-type="float" office:value="274.001" calcext:value-type="float">
            <text:p>274.0010</text:p>
          </table:table-cell>
          <table:table-cell table:style-name="ce25" table:formula="of:=[.AW139]-2*([.$B139]-1)" office:value-type="float" office:value="0.000999999999976353" calcext:value-type="float">
            <text:p>0.001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39" calcext:value-type="float">
            <text:p>139</text:p>
          </table:table-cell>
          <table:table-cell office:value-type="float" office:value="63626904095378.3" calcext:value-type="float">
            <text:p>63626904095378.3</text:p>
          </table:table-cell>
          <table:table-cell table:formula="of:=([.C140]-[.C139])/1000" office:value-type="float" office:value="2.000296875" calcext:value-type="float">
            <text:p>2.0003</text:p>
          </table:table-cell>
          <table:table-cell table:formula="of:=[.D140]+[.E139]" office:value-type="float" office:value="275.9995" calcext:value-type="float">
            <text:p>275.9995</text:p>
          </table:table-cell>
          <table:table-cell table:style-name="ce13" table:formula="of:=[.E140]-2*([.$B140]-1)" office:value-type="float" office:value="-0.000499999999988177" calcext:value-type="float">
            <text:p>-0.0005</text:p>
          </table:table-cell>
          <table:table-cell office:value-type="float" office:value="63626904578677" calcext:value-type="float">
            <text:p>63626904578677</text:p>
          </table:table-cell>
          <table:table-cell table:style-name="ce11" table:formula="of:=([.G140]-[.G139])/1000" office:value-type="float" office:value="1.9993984375" calcext:value-type="float">
            <text:p>1.9994</text:p>
          </table:table-cell>
          <table:table-cell table:style-name="ce11" table:formula="of:=[.H140]+[.I139]" office:value-type="float" office:value="275.999203125" calcext:value-type="float">
            <text:p>275.9992</text:p>
          </table:table-cell>
          <table:table-cell table:style-name="ce14" table:formula="of:=[.I140]-2*([.$B140]-1)" office:value-type="float" office:value="-0.000796875000048658" calcext:value-type="float">
            <text:p>-0.000796875</text:p>
          </table:table-cell>
          <table:table-cell office:value-type="float" office:value="63626905061574.2" calcext:value-type="float">
            <text:p>63626905061574.2</text:p>
          </table:table-cell>
          <table:table-cell table:style-name="ce11" table:formula="of:=([.K140]-[.K139])/1000" office:value-type="float" office:value="1.9993046875" calcext:value-type="float">
            <text:p>1.9993</text:p>
          </table:table-cell>
          <table:table-cell table:style-name="ce11" table:formula="of:=[.L140]+[.M139]" office:value-type="float" office:value="275.998203125" calcext:value-type="float">
            <text:p>275.9982</text:p>
          </table:table-cell>
          <table:table-cell table:style-name="ce15" table:formula="of:=[.M140]-2*([.$B140]-1)" office:value-type="float" office:value="-0.00179687499991132" calcext:value-type="float">
            <text:p>-0.001796875</text:p>
          </table:table-cell>
          <table:table-cell office:value-type="float" office:value="63626905525852" calcext:value-type="float">
            <text:p>63626905525852</text:p>
          </table:table-cell>
          <table:table-cell table:style-name="ce11" table:formula="of:=([.O140]-[.O139])/1000" office:value-type="float" office:value="1.9996015625" calcext:value-type="float">
            <text:p>1.9996</text:p>
          </table:table-cell>
          <table:table-cell table:style-name="ce11" table:formula="of:=[.P140]+[.Q139]" office:value-type="float" office:value="275.998" calcext:value-type="float">
            <text:p>275.9980</text:p>
          </table:table-cell>
          <table:table-cell table:style-name="ce16" table:formula="of:=[.Q140]-2*([.$B140]-1)" office:value-type="float" office:value="-0.00200000000018008" calcext:value-type="float">
            <text:p>-0.002</text:p>
          </table:table-cell>
          <table:table-cell office:value-type="float" office:value="63626905991182" calcext:value-type="float">
            <text:p>63626905991182</text:p>
          </table:table-cell>
          <table:table-cell table:style-name="ce11" table:formula="of:=([.S140]-[.S139])/1000" office:value-type="float" office:value="2.001796875" calcext:value-type="float">
            <text:p>2.0018</text:p>
          </table:table-cell>
          <table:table-cell table:style-name="ce11" table:formula="of:=[.T140]+[.U139]" office:value-type="float" office:value="276.0001015625" calcext:value-type="float">
            <text:p>276.0001</text:p>
          </table:table-cell>
          <table:table-cell table:style-name="ce17" table:formula="of:=[.U140]-2*([.$B140]-1)" office:value-type="float" office:value="0.000101562500049113" calcext:value-type="float">
            <text:p>0.0001015625</text:p>
          </table:table-cell>
          <table:table-cell office:value-type="float" office:value="63626906475936.6" calcext:value-type="float">
            <text:p>63626906475936.6</text:p>
          </table:table-cell>
          <table:table-cell table:style-name="ce11" table:formula="of:=([.W140]-[.W139])/1000" office:value-type="float" office:value="2.0011015625" calcext:value-type="float">
            <text:p>2.0011</text:p>
          </table:table-cell>
          <table:table-cell table:style-name="ce11" table:formula="of:=[.X140]+[.Y139]" office:value-type="float" office:value="276.0001015625" calcext:value-type="float">
            <text:p>276.0001</text:p>
          </table:table-cell>
          <table:table-cell table:style-name="ce18" table:formula="of:=[.Y140]-2*([.$B140]-1)" office:value-type="float" office:value="0.000101562499992269" calcext:value-type="float">
            <text:p>0.0001015625</text:p>
          </table:table-cell>
          <table:table-cell office:value-type="float" office:value="63626906941387.6" calcext:value-type="float">
            <text:p>63626906941387.6</text:p>
          </table:table-cell>
          <table:table-cell table:style-name="ce11" table:formula="of:=([.AA140]-[.AA139])/1000" office:value-type="float" office:value="2.0005" calcext:value-type="float">
            <text:p>2.0005</text:p>
          </table:table-cell>
          <table:table-cell table:style-name="ce11" table:formula="of:=[.AB140]+[.AC139]" office:value-type="float" office:value="275.9998046875" calcext:value-type="float">
            <text:p>275.9998</text:p>
          </table:table-cell>
          <table:table-cell table:style-name="ce19" table:formula="of:=[.AC140]-2*([.$B140]-1)" office:value-type="float" office:value="-0.000195312499954525" calcext:value-type="float">
            <text:p>-0.0001953125</text:p>
          </table:table-cell>
          <table:table-cell office:value-type="float" office:value="63626907415622.7" calcext:value-type="float">
            <text:p>63626907415622.7</text:p>
          </table:table-cell>
          <table:table-cell table:style-name="ce11" table:formula="of:=([.AE140]-[.AE139])/1000" office:value-type="float" office:value="2.00090625" calcext:value-type="float">
            <text:p>2.0009</text:p>
          </table:table-cell>
          <table:table-cell table:style-name="ce11" table:formula="of:=[.AF140]+[.AG139]" office:value-type="float" office:value="275.999703125" calcext:value-type="float">
            <text:p>275.9997</text:p>
          </table:table-cell>
          <table:table-cell table:style-name="ce20" table:formula="of:=[.AG140]-2*([.$B140]-1)" office:value-type="float" office:value="-0.000296875000003638" calcext:value-type="float">
            <text:p>-0.000296875</text:p>
          </table:table-cell>
          <table:table-cell office:value-type="float" office:value="63626907885292.8" calcext:value-type="float">
            <text:p>63626907885292.8</text:p>
          </table:table-cell>
          <table:table-cell table:style-name="ce11" table:formula="of:=([.AI140]-[.AI139])/1000" office:value-type="float" office:value="1.999796875" calcext:value-type="float">
            <text:p>1.9998</text:p>
          </table:table-cell>
          <table:table-cell table:style-name="ce11" table:formula="of:=[.AJ140]+[.AK139]" office:value-type="float" office:value="275.9993984375" calcext:value-type="float">
            <text:p>275.9994</text:p>
          </table:table-cell>
          <table:table-cell table:style-name="ce21" table:formula="of:=[.AK140]-2*([.$B140]-1)" office:value-type="float" office:value="-0.000601562499980446" calcext:value-type="float">
            <text:p>-0.0006015625</text:p>
          </table:table-cell>
          <table:table-cell office:value-type="float" office:value="63626908351102" calcext:value-type="float">
            <text:p>63626908351102</text:p>
          </table:table-cell>
          <table:table-cell table:style-name="ce11" table:formula="of:=([.AM140]-[.AM139])/1000" office:value-type="float" office:value="2" calcext:value-type="float">
            <text:p>2.0000</text:p>
          </table:table-cell>
          <table:table-cell table:style-name="ce11" table:formula="of:=[.AN140]+[.AO139]" office:value-type="float" office:value="275.9986015625" calcext:value-type="float">
            <text:p>275.9986</text:p>
          </table:table-cell>
          <table:table-cell table:style-name="ce22" table:formula="of:=[.AO140]-2*([.$B140]-1)" office:value-type="float" office:value="-0.00139843749997226" calcext:value-type="float">
            <text:p>-0.0013984375</text:p>
          </table:table-cell>
          <table:table-cell office:value-type="float" office:value="63626908820835.9" calcext:value-type="float">
            <text:p>63626908820835.9</text:p>
          </table:table-cell>
          <table:table-cell table:style-name="ce23" table:formula="of:=([.AQ140]-[.AQ139])/1000" office:value-type="float" office:value="1.9986953125" calcext:value-type="float">
            <text:p>1.9987</text:p>
          </table:table-cell>
          <table:table-cell table:style-name="ce11" table:formula="of:=[.AR140]+[.AS139]" office:value-type="float" office:value="275.9983984375" calcext:value-type="float">
            <text:p>275.9984</text:p>
          </table:table-cell>
          <table:table-cell table:style-name="ce24" table:formula="of:=[.AS140]-2*([.$B140]-1)" office:value-type="float" office:value="-0.00160156249989996" calcext:value-type="float">
            <text:p>-0.0016015625</text:p>
          </table:table-cell>
          <table:table-cell office:value-type="float" office:value="63626909292608.6" calcext:value-type="float">
            <text:p>63626909292608.6</text:p>
          </table:table-cell>
          <table:table-cell table:style-name="ce11" table:formula="of:=([.AU140]-[.AU139])/1000" office:value-type="float" office:value="1.9983046875" calcext:value-type="float">
            <text:p>1.9983</text:p>
          </table:table-cell>
          <table:table-cell table:style-name="ce11" table:formula="of:=[.AV140]+[.AW139]" office:value-type="float" office:value="275.9993046875" calcext:value-type="float">
            <text:p>275.9993</text:p>
          </table:table-cell>
          <table:table-cell table:style-name="ce25" table:formula="of:=[.AW140]-2*([.$B140]-1)" office:value-type="float" office:value="-0.000695312499999545" calcext:value-type="float">
            <text:p>-0.0006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40" calcext:value-type="float">
            <text:p>140</text:p>
          </table:table-cell>
          <table:table-cell office:value-type="float" office:value="63626904097379" calcext:value-type="float">
            <text:p>63626904097379</text:p>
          </table:table-cell>
          <table:table-cell table:formula="of:=([.C141]-[.C140])/1000" office:value-type="float" office:value="2.000703125" calcext:value-type="float">
            <text:p>2.0007</text:p>
          </table:table-cell>
          <table:table-cell table:formula="of:=[.D141]+[.E140]" office:value-type="float" office:value="278.000203125" calcext:value-type="float">
            <text:p>278.0002</text:p>
          </table:table-cell>
          <table:table-cell table:style-name="ce13" table:formula="of:=[.E141]-2*([.$B141]-1)" office:value-type="float" office:value="0.000203124999984539" calcext:value-type="float">
            <text:p>0.000203125</text:p>
          </table:table-cell>
          <table:table-cell office:value-type="float" office:value="63626904580678.5" calcext:value-type="float">
            <text:p>63626904580678.5</text:p>
          </table:table-cell>
          <table:table-cell table:style-name="ce11" table:formula="of:=([.G141]-[.G140])/1000" office:value-type="float" office:value="2.0015" calcext:value-type="float">
            <text:p>2.0015</text:p>
          </table:table-cell>
          <table:table-cell table:style-name="ce11" table:formula="of:=[.H141]+[.I140]" office:value-type="float" office:value="278.000703125" calcext:value-type="float">
            <text:p>278.0007</text:p>
          </table:table-cell>
          <table:table-cell table:style-name="ce14" table:formula="of:=[.I141]-2*([.$B141]-1)" office:value-type="float" office:value="0.000703124999972715" calcext:value-type="float">
            <text:p>0.000703125</text:p>
          </table:table-cell>
          <table:table-cell office:value-type="float" office:value="63626905063575.6" calcext:value-type="float">
            <text:p>63626905063575.6</text:p>
          </table:table-cell>
          <table:table-cell table:style-name="ce11" table:formula="of:=([.K141]-[.K140])/1000" office:value-type="float" office:value="2.0013984375" calcext:value-type="float">
            <text:p>2.0014</text:p>
          </table:table-cell>
          <table:table-cell table:style-name="ce11" table:formula="of:=[.L141]+[.M140]" office:value-type="float" office:value="277.9996015625" calcext:value-type="float">
            <text:p>277.9996</text:p>
          </table:table-cell>
          <table:table-cell table:style-name="ce15" table:formula="of:=[.M141]-2*([.$B141]-1)" office:value-type="float" office:value="-0.000398437499939064" calcext:value-type="float">
            <text:p>-0.0003984375</text:p>
          </table:table-cell>
          <table:table-cell office:value-type="float" office:value="63626905527851.9" calcext:value-type="float">
            <text:p>63626905527851.9</text:p>
          </table:table-cell>
          <table:table-cell table:style-name="ce11" table:formula="of:=([.O141]-[.O140])/1000" office:value-type="float" office:value="1.9998984375" calcext:value-type="float">
            <text:p>1.9999</text:p>
          </table:table-cell>
          <table:table-cell table:style-name="ce11" table:formula="of:=[.P141]+[.Q140]" office:value-type="float" office:value="277.9978984375" calcext:value-type="float">
            <text:p>277.9979</text:p>
          </table:table-cell>
          <table:table-cell table:style-name="ce16" table:formula="of:=[.Q141]-2*([.$B141]-1)" office:value-type="float" office:value="-0.00210156250017235" calcext:value-type="float">
            <text:p>-0.0021015625</text:p>
          </table:table-cell>
          <table:table-cell office:value-type="float" office:value="63626905993182.9" calcext:value-type="float">
            <text:p>63626905993182.9</text:p>
          </table:table-cell>
          <table:table-cell table:style-name="ce11" table:formula="of:=([.S141]-[.S140])/1000" office:value-type="float" office:value="2.0008984375" calcext:value-type="float">
            <text:p>2.0009</text:p>
          </table:table-cell>
          <table:table-cell table:style-name="ce11" table:formula="of:=[.T141]+[.U140]" office:value-type="float" office:value="278.001" calcext:value-type="float">
            <text:p>278.0010</text:p>
          </table:table-cell>
          <table:table-cell table:style-name="ce17" table:formula="of:=[.U141]-2*([.$B141]-1)" office:value-type="float" office:value="0.0010000000000332" calcext:value-type="float">
            <text:p>0.001</text:p>
          </table:table-cell>
          <table:table-cell office:value-type="float" office:value="63626906477935.5" calcext:value-type="float">
            <text:p>63626906477935.5</text:p>
          </table:table-cell>
          <table:table-cell table:style-name="ce11" table:formula="of:=([.W141]-[.W140])/1000" office:value-type="float" office:value="1.9988984375" calcext:value-type="float">
            <text:p>1.9989</text:p>
          </table:table-cell>
          <table:table-cell table:style-name="ce11" table:formula="of:=[.X141]+[.Y140]" office:value-type="float" office:value="277.999" calcext:value-type="float">
            <text:p>277.9990</text:p>
          </table:table-cell>
          <table:table-cell table:style-name="ce18" table:formula="of:=[.Y141]-2*([.$B141]-1)" office:value-type="float" office:value="-0.0010000000000332" calcext:value-type="float">
            <text:p>-0.001</text:p>
          </table:table-cell>
          <table:table-cell office:value-type="float" office:value="63626906943386" calcext:value-type="float">
            <text:p>63626906943386</text:p>
          </table:table-cell>
          <table:table-cell table:style-name="ce11" table:formula="of:=([.AA141]-[.AA140])/1000" office:value-type="float" office:value="1.9983984375" calcext:value-type="float">
            <text:p>1.9984</text:p>
          </table:table-cell>
          <table:table-cell table:style-name="ce11" table:formula="of:=[.AB141]+[.AC140]" office:value-type="float" office:value="277.998203125" calcext:value-type="float">
            <text:p>277.9982</text:p>
          </table:table-cell>
          <table:table-cell table:style-name="ce19" table:formula="of:=[.AC141]-2*([.$B141]-1)" office:value-type="float" office:value="-0.00179687499996817" calcext:value-type="float">
            <text:p>-0.001796875</text:p>
          </table:table-cell>
          <table:table-cell office:value-type="float" office:value="63626907417622.2" calcext:value-type="float">
            <text:p>63626907417622.2</text:p>
          </table:table-cell>
          <table:table-cell table:style-name="ce11" table:formula="of:=([.AE141]-[.AE140])/1000" office:value-type="float" office:value="1.9995" calcext:value-type="float">
            <text:p>1.9995</text:p>
          </table:table-cell>
          <table:table-cell table:style-name="ce11" table:formula="of:=[.AF141]+[.AG140]" office:value-type="float" office:value="277.999203125" calcext:value-type="float">
            <text:p>277.9992</text:p>
          </table:table-cell>
          <table:table-cell table:style-name="ce20" table:formula="of:=[.AG141]-2*([.$B141]-1)" office:value-type="float" office:value="-0.000796874999991815" calcext:value-type="float">
            <text:p>-0.000796875</text:p>
          </table:table-cell>
          <table:table-cell office:value-type="float" office:value="63626907887292.3" calcext:value-type="float">
            <text:p>63626907887292.3</text:p>
          </table:table-cell>
          <table:table-cell table:style-name="ce11" table:formula="of:=([.AI141]-[.AI140])/1000" office:value-type="float" office:value="1.9995" calcext:value-type="float">
            <text:p>1.9995</text:p>
          </table:table-cell>
          <table:table-cell table:style-name="ce11" table:formula="of:=[.AJ141]+[.AK140]" office:value-type="float" office:value="277.9988984375" calcext:value-type="float">
            <text:p>277.9989</text:p>
          </table:table-cell>
          <table:table-cell table:style-name="ce21" table:formula="of:=[.AK141]-2*([.$B141]-1)" office:value-type="float" office:value="-0.00110156249996862" calcext:value-type="float">
            <text:p>-0.0011015625</text:p>
          </table:table-cell>
          <table:table-cell office:value-type="float" office:value="63626908353101.2" calcext:value-type="float">
            <text:p>63626908353101.2</text:p>
          </table:table-cell>
          <table:table-cell table:style-name="ce11" table:formula="of:=([.AM141]-[.AM140])/1000" office:value-type="float" office:value="1.999203125" calcext:value-type="float">
            <text:p>1.9992</text:p>
          </table:table-cell>
          <table:table-cell table:style-name="ce11" table:formula="of:=[.AN141]+[.AO140]" office:value-type="float" office:value="277.9978046875" calcext:value-type="float">
            <text:p>277.9978</text:p>
          </table:table-cell>
          <table:table-cell table:style-name="ce22" table:formula="of:=[.AO141]-2*([.$B141]-1)" office:value-type="float" office:value="-0.00219531249996407" calcext:value-type="float">
            <text:p>-0.0021953125</text:p>
          </table:table-cell>
          <table:table-cell office:value-type="float" office:value="63626908822835.9" calcext:value-type="float">
            <text:p>63626908822835.9</text:p>
          </table:table-cell>
          <table:table-cell table:style-name="ce23" table:formula="of:=([.AQ141]-[.AQ140])/1000" office:value-type="float" office:value="2" calcext:value-type="float">
            <text:p>2.0000</text:p>
          </table:table-cell>
          <table:table-cell table:style-name="ce11" table:formula="of:=[.AR141]+[.AS140]" office:value-type="float" office:value="277.9983984375" calcext:value-type="float">
            <text:p>277.9984</text:p>
          </table:table-cell>
          <table:table-cell table:style-name="ce24" table:formula="of:=[.AS141]-2*([.$B141]-1)" office:value-type="float" office:value="-0.00160156249989996" calcext:value-type="float">
            <text:p>-0.0016015625</text:p>
          </table:table-cell>
          <table:table-cell office:value-type="float" office:value="63626909294608.6" calcext:value-type="float">
            <text:p>63626909294608.6</text:p>
          </table:table-cell>
          <table:table-cell table:style-name="ce11" table:formula="of:=([.AU141]-[.AU140])/1000" office:value-type="float" office:value="2" calcext:value-type="float">
            <text:p>2.0000</text:p>
          </table:table-cell>
          <table:table-cell table:style-name="ce11" table:formula="of:=[.AV141]+[.AW140]" office:value-type="float" office:value="277.9993046875" calcext:value-type="float">
            <text:p>277.9993</text:p>
          </table:table-cell>
          <table:table-cell table:style-name="ce25" table:formula="of:=[.AW141]-2*([.$B141]-1)" office:value-type="float" office:value="-0.000695312499999545" calcext:value-type="float">
            <text:p>-0.0006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41" calcext:value-type="float">
            <text:p>141</text:p>
          </table:table-cell>
          <table:table-cell office:value-type="float" office:value="63626904099379.4" calcext:value-type="float">
            <text:p>63626904099379.4</text:p>
          </table:table-cell>
          <table:table-cell table:formula="of:=([.C142]-[.C141])/1000" office:value-type="float" office:value="2.0003984375" calcext:value-type="float">
            <text:p>2.0004</text:p>
          </table:table-cell>
          <table:table-cell table:formula="of:=[.D142]+[.E141]" office:value-type="float" office:value="280.0006015625" calcext:value-type="float">
            <text:p>280.0006</text:p>
          </table:table-cell>
          <table:table-cell table:style-name="ce13" table:formula="of:=[.E142]-2*([.$B142]-1)" office:value-type="float" office:value="0.000601562499980446" calcext:value-type="float">
            <text:p>0.0006015625</text:p>
          </table:table-cell>
          <table:table-cell office:value-type="float" office:value="63626904582677.3" calcext:value-type="float">
            <text:p>63626904582677.3</text:p>
          </table:table-cell>
          <table:table-cell table:style-name="ce11" table:formula="of:=([.G142]-[.G141])/1000" office:value-type="float" office:value="1.998796875" calcext:value-type="float">
            <text:p>1.9988</text:p>
          </table:table-cell>
          <table:table-cell table:style-name="ce11" table:formula="of:=[.H142]+[.I141]" office:value-type="float" office:value="279.9995" calcext:value-type="float">
            <text:p>279.9995</text:p>
          </table:table-cell>
          <table:table-cell table:style-name="ce14" table:formula="of:=[.I142]-2*([.$B142]-1)" office:value-type="float" office:value="-0.00050000000004502" calcext:value-type="float">
            <text:p>-0.0005</text:p>
          </table:table-cell>
          <table:table-cell office:value-type="float" office:value="63626905065574.9" calcext:value-type="float">
            <text:p>63626905065574.9</text:p>
          </table:table-cell>
          <table:table-cell table:style-name="ce11" table:formula="of:=([.K142]-[.K141])/1000" office:value-type="float" office:value="1.999296875" calcext:value-type="float">
            <text:p>1.9993</text:p>
          </table:table-cell>
          <table:table-cell table:style-name="ce11" table:formula="of:=[.L142]+[.M141]" office:value-type="float" office:value="279.9988984375" calcext:value-type="float">
            <text:p>279.9989</text:p>
          </table:table-cell>
          <table:table-cell table:style-name="ce15" table:formula="of:=[.M142]-2*([.$B142]-1)" office:value-type="float" office:value="-0.00110156249991178" calcext:value-type="float">
            <text:p>-0.0011015625</text:p>
          </table:table-cell>
          <table:table-cell office:value-type="float" office:value="63626905529852.4" calcext:value-type="float">
            <text:p>63626905529852.4</text:p>
          </table:table-cell>
          <table:table-cell table:style-name="ce11" table:formula="of:=([.O142]-[.O141])/1000" office:value-type="float" office:value="2.0005" calcext:value-type="float">
            <text:p>2.0005</text:p>
          </table:table-cell>
          <table:table-cell table:style-name="ce11" table:formula="of:=[.P142]+[.Q141]" office:value-type="float" office:value="279.9983984375" calcext:value-type="float">
            <text:p>279.9984</text:p>
          </table:table-cell>
          <table:table-cell table:style-name="ce16" table:formula="of:=[.Q142]-2*([.$B142]-1)" office:value-type="float" office:value="-0.00160156250018417" calcext:value-type="float">
            <text:p>-0.0016015625</text:p>
          </table:table-cell>
          <table:table-cell office:value-type="float" office:value="63626905995180.4" calcext:value-type="float">
            <text:p>63626905995180.4</text:p>
          </table:table-cell>
          <table:table-cell table:style-name="ce11" table:formula="of:=([.S142]-[.S141])/1000" office:value-type="float" office:value="1.9975" calcext:value-type="float">
            <text:p>1.9975</text:p>
          </table:table-cell>
          <table:table-cell table:style-name="ce11" table:formula="of:=[.T142]+[.U141]" office:value-type="float" office:value="279.9985" calcext:value-type="float">
            <text:p>279.9985</text:p>
          </table:table-cell>
          <table:table-cell table:style-name="ce17" table:formula="of:=[.U142]-2*([.$B142]-1)" office:value-type="float" office:value="-0.00149999999996453" calcext:value-type="float">
            <text:p>-0.0015</text:p>
          </table:table-cell>
          <table:table-cell office:value-type="float" office:value="63626906479935.1" calcext:value-type="float">
            <text:p>63626906479935.1</text:p>
          </table:table-cell>
          <table:table-cell table:style-name="ce11" table:formula="of:=([.W142]-[.W141])/1000" office:value-type="float" office:value="1.9996015625" calcext:value-type="float">
            <text:p>1.9996</text:p>
          </table:table-cell>
          <table:table-cell table:style-name="ce11" table:formula="of:=[.X142]+[.Y141]" office:value-type="float" office:value="279.9986015625" calcext:value-type="float">
            <text:p>279.9986</text:p>
          </table:table-cell>
          <table:table-cell table:style-name="ce18" table:formula="of:=[.Y142]-2*([.$B142]-1)" office:value-type="float" office:value="-0.0013984375000291" calcext:value-type="float">
            <text:p>-0.0013984375</text:p>
          </table:table-cell>
          <table:table-cell office:value-type="float" office:value="63626906945386.7" calcext:value-type="float">
            <text:p>63626906945386.7</text:p>
          </table:table-cell>
          <table:table-cell table:style-name="ce11" table:formula="of:=([.AA142]-[.AA141])/1000" office:value-type="float" office:value="2.000703125" calcext:value-type="float">
            <text:p>2.0007</text:p>
          </table:table-cell>
          <table:table-cell table:style-name="ce11" table:formula="of:=[.AB142]+[.AC141]" office:value-type="float" office:value="279.99890625" calcext:value-type="float">
            <text:p>279.9989</text:p>
          </table:table-cell>
          <table:table-cell table:style-name="ce19" table:formula="of:=[.AC142]-2*([.$B142]-1)" office:value-type="float" office:value="-0.00109374999999545" calcext:value-type="float">
            <text:p>-0.00109375</text:p>
          </table:table-cell>
          <table:table-cell office:value-type="float" office:value="63626907419621" calcext:value-type="float">
            <text:p>63626907419621</text:p>
          </table:table-cell>
          <table:table-cell table:style-name="ce11" table:formula="of:=([.AE142]-[.AE141])/1000" office:value-type="float" office:value="1.998796875" calcext:value-type="float">
            <text:p>1.9988</text:p>
          </table:table-cell>
          <table:table-cell table:style-name="ce11" table:formula="of:=[.AF142]+[.AG141]" office:value-type="float" office:value="279.998" calcext:value-type="float">
            <text:p>279.9980</text:p>
          </table:table-cell>
          <table:table-cell table:style-name="ce20" table:formula="of:=[.AG142]-2*([.$B142]-1)" office:value-type="float" office:value="-0.00200000000000955" calcext:value-type="float">
            <text:p>-0.002</text:p>
          </table:table-cell>
          <table:table-cell office:value-type="float" office:value="63626907889292.7" calcext:value-type="float">
            <text:p>63626907889292.7</text:p>
          </table:table-cell>
          <table:table-cell table:style-name="ce11" table:formula="of:=([.AI142]-[.AI141])/1000" office:value-type="float" office:value="2.00040625" calcext:value-type="float">
            <text:p>2.0004</text:p>
          </table:table-cell>
          <table:table-cell table:style-name="ce11" table:formula="of:=[.AJ142]+[.AK141]" office:value-type="float" office:value="279.9993046875" calcext:value-type="float">
            <text:p>279.9993</text:p>
          </table:table-cell>
          <table:table-cell table:style-name="ce21" table:formula="of:=[.AK142]-2*([.$B142]-1)" office:value-type="float" office:value="-0.000695312499942702" calcext:value-type="float">
            <text:p>-0.0006953125</text:p>
          </table:table-cell>
          <table:table-cell office:value-type="float" office:value="63626908355101.6" calcext:value-type="float">
            <text:p>63626908355101.6</text:p>
          </table:table-cell>
          <table:table-cell table:style-name="ce11" table:formula="of:=([.AM142]-[.AM141])/1000" office:value-type="float" office:value="2.0003984375" calcext:value-type="float">
            <text:p>2.0004</text:p>
          </table:table-cell>
          <table:table-cell table:style-name="ce11" table:formula="of:=[.AN142]+[.AO141]" office:value-type="float" office:value="279.998203125" calcext:value-type="float">
            <text:p>279.9982</text:p>
          </table:table-cell>
          <table:table-cell table:style-name="ce22" table:formula="of:=[.AO142]-2*([.$B142]-1)" office:value-type="float" office:value="-0.00179687499996817" calcext:value-type="float">
            <text:p>-0.001796875</text:p>
          </table:table-cell>
          <table:table-cell office:value-type="float" office:value="63626908824836.6" calcext:value-type="float">
            <text:p>63626908824836.6</text:p>
          </table:table-cell>
          <table:table-cell table:style-name="ce23" table:formula="of:=([.AQ142]-[.AQ141])/1000" office:value-type="float" office:value="2.000703125" calcext:value-type="float">
            <text:p>2.0007</text:p>
          </table:table-cell>
          <table:table-cell table:style-name="ce11" table:formula="of:=[.AR142]+[.AS141]" office:value-type="float" office:value="279.9991015625" calcext:value-type="float">
            <text:p>279.9991</text:p>
          </table:table-cell>
          <table:table-cell table:style-name="ce24" table:formula="of:=[.AS142]-2*([.$B142]-1)" office:value-type="float" office:value="-0.00089843749992724" calcext:value-type="float">
            <text:p>-0.0008984375</text:p>
          </table:table-cell>
          <table:table-cell office:value-type="float" office:value="63626909296607.9" calcext:value-type="float">
            <text:p>63626909296607.9</text:p>
          </table:table-cell>
          <table:table-cell table:style-name="ce11" table:formula="of:=([.AU142]-[.AU141])/1000" office:value-type="float" office:value="1.999296875" calcext:value-type="float">
            <text:p>1.9993</text:p>
          </table:table-cell>
          <table:table-cell table:style-name="ce11" table:formula="of:=[.AV142]+[.AW141]" office:value-type="float" office:value="279.9986015625" calcext:value-type="float">
            <text:p>279.9986</text:p>
          </table:table-cell>
          <table:table-cell table:style-name="ce25" table:formula="of:=[.AW142]-2*([.$B142]-1)" office:value-type="float" office:value="-0.00139843749997226" calcext:value-type="float">
            <text:p>-0.001398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10" office:value-type="float" office:value="142" calcext:value-type="float">
            <text:p>142</text:p>
          </table:table-cell>
          <table:table-cell office:value-type="float" office:value="63626904101380" calcext:value-type="float">
            <text:p>63626904101380</text:p>
          </table:table-cell>
          <table:table-cell table:formula="of:=([.C143]-[.C142])/1000" office:value-type="float" office:value="2.0006015625" calcext:value-type="float">
            <text:p>2.0006</text:p>
          </table:table-cell>
          <table:table-cell table:formula="of:=[.D143]+[.E142]" office:value-type="float" office:value="282.001203125" calcext:value-type="float">
            <text:p>282.0012</text:p>
          </table:table-cell>
          <table:table-cell table:style-name="ce13" table:formula="of:=[.E143]-2*([.$B143]-1)" office:value-type="float" office:value="0.00120312499996089" calcext:value-type="float">
            <text:p>0.001203125</text:p>
          </table:table-cell>
          <table:table-cell office:value-type="float" office:value="63626904584678.7" calcext:value-type="float">
            <text:p>63626904584678.7</text:p>
          </table:table-cell>
          <table:table-cell table:style-name="ce11" table:formula="of:=([.G143]-[.G142])/1000" office:value-type="float" office:value="2.00140625" calcext:value-type="float">
            <text:p>2.0014</text:p>
          </table:table-cell>
          <table:table-cell table:style-name="ce11" table:formula="of:=[.H143]+[.I142]" office:value-type="float" office:value="282.00090625" calcext:value-type="float">
            <text:p>282.0009</text:p>
          </table:table-cell>
          <table:table-cell table:style-name="ce14" table:formula="of:=[.I143]-2*([.$B143]-1)" office:value-type="float" office:value="0.000906249999957254" calcext:value-type="float">
            <text:p>0.00090625</text:p>
          </table:table-cell>
          <table:table-cell office:value-type="float" office:value="63626905067576.9" calcext:value-type="float">
            <text:p>63626905067576.9</text:p>
          </table:table-cell>
          <table:table-cell table:style-name="ce11" table:formula="of:=([.K143]-[.K142])/1000" office:value-type="float" office:value="2.002" calcext:value-type="float">
            <text:p>2.0020</text:p>
          </table:table-cell>
          <table:table-cell table:style-name="ce11" table:formula="of:=[.L143]+[.M142]" office:value-type="float" office:value="282.0008984375" calcext:value-type="float">
            <text:p>282.0009</text:p>
          </table:table-cell>
          <table:table-cell table:style-name="ce15" table:formula="of:=[.M143]-2*([.$B143]-1)" office:value-type="float" office:value="0.000898437500097771" calcext:value-type="float">
            <text:p>0.0008984375</text:p>
          </table:table-cell>
          <table:table-cell office:value-type="float" office:value="63626905531853.8" calcext:value-type="float">
            <text:p>63626905531853.8</text:p>
          </table:table-cell>
          <table:table-cell table:style-name="ce11" table:formula="of:=([.O143]-[.O142])/1000" office:value-type="float" office:value="2.0013984375" calcext:value-type="float">
            <text:p>2.0014</text:p>
          </table:table-cell>
          <table:table-cell table:style-name="ce11" table:formula="of:=[.P143]+[.Q142]" office:value-type="float" office:value="281.999796875" calcext:value-type="float">
            <text:p>281.9998</text:p>
          </table:table-cell>
          <table:table-cell table:style-name="ce16" table:formula="of:=[.Q143]-2*([.$B143]-1)" office:value-type="float" office:value="-0.000203125000211912" calcext:value-type="float">
            <text:p>-0.000203125</text:p>
          </table:table-cell>
          <table:table-cell office:value-type="float" office:value="63626905997182" calcext:value-type="float">
            <text:p>63626905997182</text:p>
          </table:table-cell>
          <table:table-cell table:style-name="ce11" table:formula="of:=([.S143]-[.S142])/1000" office:value-type="float" office:value="2.0016015625" calcext:value-type="float">
            <text:p>2.0016</text:p>
          </table:table-cell>
          <table:table-cell table:style-name="ce11" table:formula="of:=[.T143]+[.U142]" office:value-type="float" office:value="282.0001015625" calcext:value-type="float">
            <text:p>282.0001</text:p>
          </table:table-cell>
          <table:table-cell table:style-name="ce17" table:formula="of:=[.U143]-2*([.$B143]-1)" office:value-type="float" office:value="0.000101562500049113" calcext:value-type="float">
            <text:p>0.0001015625</text:p>
          </table:table-cell>
          <table:table-cell office:value-type="float" office:value="63626906481938" calcext:value-type="float">
            <text:p>63626906481938</text:p>
          </table:table-cell>
          <table:table-cell table:style-name="ce11" table:formula="of:=([.W143]-[.W142])/1000" office:value-type="float" office:value="2.0028984375" calcext:value-type="float">
            <text:p>2.0029</text:p>
          </table:table-cell>
          <table:table-cell table:style-name="ce11" table:formula="of:=[.X143]+[.Y142]" office:value-type="float" office:value="282.0015" calcext:value-type="float">
            <text:p>282.0015</text:p>
          </table:table-cell>
          <table:table-cell table:style-name="ce18" table:formula="of:=[.Y143]-2*([.$B143]-1)" office:value-type="float" office:value="0.00149999999996453" calcext:value-type="float">
            <text:p>0.0015</text:p>
          </table:table-cell>
          <table:table-cell office:value-type="float" office:value="63626906947387.9" calcext:value-type="float">
            <text:p>63626906947387.9</text:p>
          </table:table-cell>
          <table:table-cell table:style-name="ce11" table:formula="of:=([.AA143]-[.AA142])/1000" office:value-type="float" office:value="2.0011953125" calcext:value-type="float">
            <text:p>2.0012</text:p>
          </table:table-cell>
          <table:table-cell table:style-name="ce11" table:formula="of:=[.AB143]+[.AC142]" office:value-type="float" office:value="282.0001015625" calcext:value-type="float">
            <text:p>282.0001</text:p>
          </table:table-cell>
          <table:table-cell table:style-name="ce19" table:formula="of:=[.AC143]-2*([.$B143]-1)" office:value-type="float" office:value="0.000101562499992269" calcext:value-type="float">
            <text:p>0.0001015625</text:p>
          </table:table-cell>
          <table:table-cell office:value-type="float" office:value="63626907421621.2" calcext:value-type="float">
            <text:p>63626907421621.2</text:p>
          </table:table-cell>
          <table:table-cell table:style-name="ce11" table:formula="of:=([.AE143]-[.AE142])/1000" office:value-type="float" office:value="2.000203125" calcext:value-type="float">
            <text:p>2.0002</text:p>
          </table:table-cell>
          <table:table-cell table:style-name="ce11" table:formula="of:=[.AF143]+[.AG142]" office:value-type="float" office:value="281.998203125" calcext:value-type="float">
            <text:p>281.9982</text:p>
          </table:table-cell>
          <table:table-cell table:style-name="ce20" table:formula="of:=[.AG143]-2*([.$B143]-1)" office:value-type="float" office:value="-0.00179687500002501" calcext:value-type="float">
            <text:p>-0.001796875</text:p>
          </table:table-cell>
          <table:table-cell office:value-type="float" office:value="63626907891294.2" calcext:value-type="float">
            <text:p>63626907891294.2</text:p>
          </table:table-cell>
          <table:table-cell table:style-name="ce11" table:formula="of:=([.AI143]-[.AI142])/1000" office:value-type="float" office:value="2.0015" calcext:value-type="float">
            <text:p>2.0015</text:p>
          </table:table-cell>
          <table:table-cell table:style-name="ce11" table:formula="of:=[.AJ143]+[.AK142]" office:value-type="float" office:value="282.0008046875" calcext:value-type="float">
            <text:p>282.0008</text:p>
          </table:table-cell>
          <table:table-cell table:style-name="ce21" table:formula="of:=[.AK143]-2*([.$B143]-1)" office:value-type="float" office:value="0.000804687500078671" calcext:value-type="float">
            <text:p>0.0008046875</text:p>
          </table:table-cell>
          <table:table-cell office:value-type="float" office:value="63626908357102.2" calcext:value-type="float">
            <text:p>63626908357102.2</text:p>
          </table:table-cell>
          <table:table-cell table:style-name="ce11" table:formula="of:=([.AM143]-[.AM142])/1000" office:value-type="float" office:value="2.0006015625" calcext:value-type="float">
            <text:p>2.0006</text:p>
          </table:table-cell>
          <table:table-cell table:style-name="ce11" table:formula="of:=[.AN143]+[.AO142]" office:value-type="float" office:value="281.9988046875" calcext:value-type="float">
            <text:p>281.9988</text:p>
          </table:table-cell>
          <table:table-cell table:style-name="ce22" table:formula="of:=[.AO143]-2*([.$B143]-1)" office:value-type="float" office:value="-0.00119531249998772" calcext:value-type="float">
            <text:p>-0.0011953125</text:p>
          </table:table-cell>
          <table:table-cell office:value-type="float" office:value="63626908826837.6" calcext:value-type="float">
            <text:p>63626908826837.6</text:p>
          </table:table-cell>
          <table:table-cell table:style-name="ce23" table:formula="of:=([.AQ143]-[.AQ142])/1000" office:value-type="float" office:value="2.001" calcext:value-type="float">
            <text:p>2.0010</text:p>
          </table:table-cell>
          <table:table-cell table:style-name="ce11" table:formula="of:=[.AR143]+[.AS142]" office:value-type="float" office:value="282.0001015625" calcext:value-type="float">
            <text:p>282.0001</text:p>
          </table:table-cell>
          <table:table-cell table:style-name="ce24" table:formula="of:=[.AS143]-2*([.$B143]-1)" office:value-type="float" office:value="0.000101562500049113" calcext:value-type="float">
            <text:p>0.0001015625</text:p>
          </table:table-cell>
          <table:table-cell office:value-type="float" office:value="63626909298611" calcext:value-type="float">
            <text:p>63626909298611</text:p>
          </table:table-cell>
          <table:table-cell table:style-name="ce11" table:formula="of:=([.AU143]-[.AU142])/1000" office:value-type="float" office:value="2.0031015625" calcext:value-type="float">
            <text:p>2.0031</text:p>
          </table:table-cell>
          <table:table-cell table:style-name="ce11" table:formula="of:=[.AV143]+[.AW142]" office:value-type="float" office:value="282.001703125" calcext:value-type="float">
            <text:p>282.0017</text:p>
          </table:table-cell>
          <table:table-cell table:style-name="ce25" table:formula="of:=[.AW143]-2*([.$B143]-1)" office:value-type="float" office:value="0.00170312500000591" calcext:value-type="float">
            <text:p>0.0017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10" office:value-type="float" office:value="143" calcext:value-type="float">
            <text:p>143</text:p>
          </table:table-cell>
          <table:table-cell office:value-type="float" office:value="63626904103378.1" calcext:value-type="float">
            <text:p>63626904103378.1</text:p>
          </table:table-cell>
          <table:table-cell table:formula="of:=([.C144]-[.C143])/1000" office:value-type="float" office:value="1.9981015625" calcext:value-type="float">
            <text:p>1.9981</text:p>
          </table:table-cell>
          <table:table-cell table:formula="of:=[.D144]+[.E143]" office:value-type="float" office:value="283.9993046875" calcext:value-type="float">
            <text:p>283.9993</text:p>
          </table:table-cell>
          <table:table-cell table:style-name="ce13" table:formula="of:=[.E144]-2*([.$B144]-1)" office:value-type="float" office:value="-0.000695312500056389" calcext:value-type="float">
            <text:p>-0.0006953125</text:p>
          </table:table-cell>
          <table:table-cell office:value-type="float" office:value="63626904586679" calcext:value-type="float">
            <text:p>63626904586679</text:p>
          </table:table-cell>
          <table:table-cell table:style-name="ce11" table:formula="of:=([.G144]-[.G143])/1000" office:value-type="float" office:value="2.000296875" calcext:value-type="float">
            <text:p>2.0003</text:p>
          </table:table-cell>
          <table:table-cell table:style-name="ce11" table:formula="of:=[.H144]+[.I143]" office:value-type="float" office:value="284.001203125" calcext:value-type="float">
            <text:p>284.0012</text:p>
          </table:table-cell>
          <table:table-cell table:style-name="ce14" table:formula="of:=[.I144]-2*([.$B144]-1)" office:value-type="float" office:value="0.00120312499996089" calcext:value-type="float">
            <text:p>0.001203125</text:p>
          </table:table-cell>
          <table:table-cell office:value-type="float" office:value="63626905069575.7" calcext:value-type="float">
            <text:p>63626905069575.7</text:p>
          </table:table-cell>
          <table:table-cell table:style-name="ce11" table:formula="of:=([.K144]-[.K143])/1000" office:value-type="float" office:value="1.9988046875" calcext:value-type="float">
            <text:p>1.9988</text:p>
          </table:table-cell>
          <table:table-cell table:style-name="ce11" table:formula="of:=[.L144]+[.M143]" office:value-type="float" office:value="283.999703125" calcext:value-type="float">
            <text:p>283.9997</text:p>
          </table:table-cell>
          <table:table-cell table:style-name="ce15" table:formula="of:=[.M144]-2*([.$B144]-1)" office:value-type="float" office:value="-0.000296874999889951" calcext:value-type="float">
            <text:p>-0.000296875</text:p>
          </table:table-cell>
          <table:table-cell office:value-type="float" office:value="63626905533852.4" calcext:value-type="float">
            <text:p>63626905533852.4</text:p>
          </table:table-cell>
          <table:table-cell table:style-name="ce11" table:formula="of:=([.O144]-[.O143])/1000" office:value-type="float" office:value="1.9986015625" calcext:value-type="float">
            <text:p>1.9986</text:p>
          </table:table-cell>
          <table:table-cell table:style-name="ce11" table:formula="of:=[.P144]+[.Q143]" office:value-type="float" office:value="283.9983984375" calcext:value-type="float">
            <text:p>283.9984</text:p>
          </table:table-cell>
          <table:table-cell table:style-name="ce16" table:formula="of:=[.Q144]-2*([.$B144]-1)" office:value-type="float" office:value="-0.00160156250018417" calcext:value-type="float">
            <text:p>-0.0016015625</text:p>
          </table:table-cell>
          <table:table-cell office:value-type="float" office:value="63626905999181.4" calcext:value-type="float">
            <text:p>63626905999181.4</text:p>
          </table:table-cell>
          <table:table-cell table:style-name="ce11" table:formula="of:=([.S144]-[.S143])/1000" office:value-type="float" office:value="1.9993984375" calcext:value-type="float">
            <text:p>1.9994</text:p>
          </table:table-cell>
          <table:table-cell table:style-name="ce11" table:formula="of:=[.T144]+[.U143]" office:value-type="float" office:value="283.9995" calcext:value-type="float">
            <text:p>283.9995</text:p>
          </table:table-cell>
          <table:table-cell table:style-name="ce17" table:formula="of:=[.U144]-2*([.$B144]-1)" office:value-type="float" office:value="-0.000499999999931333" calcext:value-type="float">
            <text:p>-0.0005</text:p>
          </table:table-cell>
          <table:table-cell office:value-type="float" office:value="63626906483936" calcext:value-type="float">
            <text:p>63626906483936</text:p>
          </table:table-cell>
          <table:table-cell table:style-name="ce11" table:formula="of:=([.W144]-[.W143])/1000" office:value-type="float" office:value="1.998" calcext:value-type="float">
            <text:p>1.9980</text:p>
          </table:table-cell>
          <table:table-cell table:style-name="ce11" table:formula="of:=[.X144]+[.Y143]" office:value-type="float" office:value="283.9995" calcext:value-type="float">
            <text:p>283.9995</text:p>
          </table:table-cell>
          <table:table-cell table:style-name="ce18" table:formula="of:=[.Y144]-2*([.$B144]-1)" office:value-type="float" office:value="-0.00050000000004502" calcext:value-type="float">
            <text:p>-0.0005</text:p>
          </table:table-cell>
          <table:table-cell office:value-type="float" office:value="63626906949387.1" calcext:value-type="float">
            <text:p>63626906949387.1</text:p>
          </table:table-cell>
          <table:table-cell table:style-name="ce11" table:formula="of:=([.AA144]-[.AA143])/1000" office:value-type="float" office:value="1.999203125" calcext:value-type="float">
            <text:p>1.9992</text:p>
          </table:table-cell>
          <table:table-cell table:style-name="ce11" table:formula="of:=[.AB144]+[.AC143]" office:value-type="float" office:value="283.9993046875" calcext:value-type="float">
            <text:p>283.9993</text:p>
          </table:table-cell>
          <table:table-cell table:style-name="ce19" table:formula="of:=[.AC144]-2*([.$B144]-1)" office:value-type="float" office:value="-0.000695312499999545" calcext:value-type="float">
            <text:p>-0.0006953125</text:p>
          </table:table-cell>
          <table:table-cell office:value-type="float" office:value="63626907423622.5" calcext:value-type="float">
            <text:p>63626907423622.5</text:p>
          </table:table-cell>
          <table:table-cell table:style-name="ce11" table:formula="of:=([.AE144]-[.AE143])/1000" office:value-type="float" office:value="2.001296875" calcext:value-type="float">
            <text:p>2.0013</text:p>
          </table:table-cell>
          <table:table-cell table:style-name="ce11" table:formula="of:=[.AF144]+[.AG143]" office:value-type="float" office:value="283.9995" calcext:value-type="float">
            <text:p>283.9995</text:p>
          </table:table-cell>
          <table:table-cell table:style-name="ce20" table:formula="of:=[.AG144]-2*([.$B144]-1)" office:value-type="float" office:value="-0.00050000000004502" calcext:value-type="float">
            <text:p>-0.0005</text:p>
          </table:table-cell>
          <table:table-cell office:value-type="float" office:value="63626907893291.8" calcext:value-type="float">
            <text:p>63626907893291.8</text:p>
          </table:table-cell>
          <table:table-cell table:style-name="ce11" table:formula="of:=([.AI144]-[.AI143])/1000" office:value-type="float" office:value="1.99759375" calcext:value-type="float">
            <text:p>1.9976</text:p>
          </table:table-cell>
          <table:table-cell table:style-name="ce11" table:formula="of:=[.AJ144]+[.AK143]" office:value-type="float" office:value="283.9983984375" calcext:value-type="float">
            <text:p>283.9984</text:p>
          </table:table-cell>
          <table:table-cell table:style-name="ce21" table:formula="of:=[.AK144]-2*([.$B144]-1)" office:value-type="float" office:value="-0.00160156249989996" calcext:value-type="float">
            <text:p>-0.0016015625</text:p>
          </table:table-cell>
          <table:table-cell office:value-type="float" office:value="63626908359100.8" calcext:value-type="float">
            <text:p>63626908359100.8</text:p>
          </table:table-cell>
          <table:table-cell table:style-name="ce11" table:formula="of:=([.AM144]-[.AM143])/1000" office:value-type="float" office:value="1.99859375" calcext:value-type="float">
            <text:p>1.9986</text:p>
          </table:table-cell>
          <table:table-cell table:style-name="ce11" table:formula="of:=[.AN144]+[.AO143]" office:value-type="float" office:value="283.9973984375" calcext:value-type="float">
            <text:p>283.9974</text:p>
          </table:table-cell>
          <table:table-cell table:style-name="ce22" table:formula="of:=[.AO144]-2*([.$B144]-1)" office:value-type="float" office:value="-0.00260156249999" calcext:value-type="float">
            <text:p>-0.0026015625</text:p>
          </table:table-cell>
          <table:table-cell office:value-type="float" office:value="63626908828836.2" calcext:value-type="float">
            <text:p>63626908828836.2</text:p>
          </table:table-cell>
          <table:table-cell table:style-name="ce23" table:formula="of:=([.AQ144]-[.AQ143])/1000" office:value-type="float" office:value="1.9986015625" calcext:value-type="float">
            <text:p>1.9986</text:p>
          </table:table-cell>
          <table:table-cell table:style-name="ce11" table:formula="of:=[.AR144]+[.AS143]" office:value-type="float" office:value="283.998703125" calcext:value-type="float">
            <text:p>283.9987</text:p>
          </table:table-cell>
          <table:table-cell table:style-name="ce24" table:formula="of:=[.AS144]-2*([.$B144]-1)" office:value-type="float" office:value="-0.00129687499992315" calcext:value-type="float">
            <text:p>-0.001296875</text:p>
          </table:table-cell>
          <table:table-cell office:value-type="float" office:value="63626909300608" calcext:value-type="float">
            <text:p>63626909300608</text:p>
          </table:table-cell>
          <table:table-cell table:style-name="ce11" table:formula="of:=([.AU144]-[.AU143])/1000" office:value-type="float" office:value="1.997" calcext:value-type="float">
            <text:p>1.9970</text:p>
          </table:table-cell>
          <table:table-cell table:style-name="ce11" table:formula="of:=[.AV144]+[.AW143]" office:value-type="float" office:value="283.998703125" calcext:value-type="float">
            <text:p>283.9987</text:p>
          </table:table-cell>
          <table:table-cell table:style-name="ce25" table:formula="of:=[.AW144]-2*([.$B144]-1)" office:value-type="float" office:value="-0.00129687499997999" calcext:value-type="float">
            <text:p>-0.0012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44" calcext:value-type="float">
            <text:p>144</text:p>
          </table:table-cell>
          <table:table-cell office:value-type="float" office:value="63626904105380.7" calcext:value-type="float">
            <text:p>63626904105380.7</text:p>
          </table:table-cell>
          <table:table-cell table:formula="of:=([.C145]-[.C144])/1000" office:value-type="float" office:value="2.0026015625" calcext:value-type="float">
            <text:p>2.0026</text:p>
          </table:table-cell>
          <table:table-cell table:formula="of:=[.D145]+[.E144]" office:value-type="float" office:value="286.00190625" calcext:value-type="float">
            <text:p>286.0019</text:p>
          </table:table-cell>
          <table:table-cell table:style-name="ce13" table:formula="of:=[.E145]-2*([.$B145]-1)" office:value-type="float" office:value="0.00190624999993361" calcext:value-type="float">
            <text:p>0.00190625</text:p>
          </table:table-cell>
          <table:table-cell office:value-type="float" office:value="63626904588677.1" calcext:value-type="float">
            <text:p>63626904588677.1</text:p>
          </table:table-cell>
          <table:table-cell table:style-name="ce11" table:formula="of:=([.G145]-[.G144])/1000" office:value-type="float" office:value="1.9981015625" calcext:value-type="float">
            <text:p>1.9981</text:p>
          </table:table-cell>
          <table:table-cell table:style-name="ce11" table:formula="of:=[.H145]+[.I144]" office:value-type="float" office:value="285.9993046875" calcext:value-type="float">
            <text:p>285.9993</text:p>
          </table:table-cell>
          <table:table-cell table:style-name="ce14" table:formula="of:=[.I145]-2*([.$B145]-1)" office:value-type="float" office:value="-0.000695312500056389" calcext:value-type="float">
            <text:p>-0.0006953125</text:p>
          </table:table-cell>
          <table:table-cell office:value-type="float" office:value="63626905071577" calcext:value-type="float">
            <text:p>63626905071577</text:p>
          </table:table-cell>
          <table:table-cell table:style-name="ce11" table:formula="of:=([.K145]-[.K144])/1000" office:value-type="float" office:value="2.001296875" calcext:value-type="float">
            <text:p>2.0013</text:p>
          </table:table-cell>
          <table:table-cell table:style-name="ce11" table:formula="of:=[.L145]+[.M144]" office:value-type="float" office:value="286.001" calcext:value-type="float">
            <text:p>286.0010</text:p>
          </table:table-cell>
          <table:table-cell table:style-name="ce15" table:formula="of:=[.M145]-2*([.$B145]-1)" office:value-type="float" office:value="0.00100000000009004" calcext:value-type="float">
            <text:p>0.001</text:p>
          </table:table-cell>
          <table:table-cell office:value-type="float" office:value="63626905535852.2" calcext:value-type="float">
            <text:p>63626905535852.2</text:p>
          </table:table-cell>
          <table:table-cell table:style-name="ce11" table:formula="of:=([.O145]-[.O144])/1000" office:value-type="float" office:value="1.9998046875" calcext:value-type="float">
            <text:p>1.9998</text:p>
          </table:table-cell>
          <table:table-cell table:style-name="ce11" table:formula="of:=[.P145]+[.Q144]" office:value-type="float" office:value="285.998203125" calcext:value-type="float">
            <text:p>285.9982</text:p>
          </table:table-cell>
          <table:table-cell table:style-name="ce16" table:formula="of:=[.Q145]-2*([.$B145]-1)" office:value-type="float" office:value="-0.00179687500019554" calcext:value-type="float">
            <text:p>-0.001796875</text:p>
          </table:table-cell>
          <table:table-cell office:value-type="float" office:value="63626906001180.3" calcext:value-type="float">
            <text:p>63626906001180.3</text:p>
          </table:table-cell>
          <table:table-cell table:style-name="ce11" table:formula="of:=([.S145]-[.S144])/1000" office:value-type="float" office:value="1.9988984375" calcext:value-type="float">
            <text:p>1.9989</text:p>
          </table:table-cell>
          <table:table-cell table:style-name="ce11" table:formula="of:=[.T145]+[.U144]" office:value-type="float" office:value="285.9983984375" calcext:value-type="float">
            <text:p>285.9984</text:p>
          </table:table-cell>
          <table:table-cell table:style-name="ce17" table:formula="of:=[.U145]-2*([.$B145]-1)" office:value-type="float" office:value="-0.0016015624999568" calcext:value-type="float">
            <text:p>-0.0016015625</text:p>
          </table:table-cell>
          <table:table-cell office:value-type="float" office:value="63626906485934.6" calcext:value-type="float">
            <text:p>63626906485934.6</text:p>
          </table:table-cell>
          <table:table-cell table:style-name="ce11" table:formula="of:=([.W145]-[.W144])/1000" office:value-type="float" office:value="1.9986015625" calcext:value-type="float">
            <text:p>1.9986</text:p>
          </table:table-cell>
          <table:table-cell table:style-name="ce11" table:formula="of:=[.X145]+[.Y144]" office:value-type="float" office:value="285.9981015625" calcext:value-type="float">
            <text:p>285.9981</text:p>
          </table:table-cell>
          <table:table-cell table:style-name="ce18" table:formula="of:=[.Y145]-2*([.$B145]-1)" office:value-type="float" office:value="-0.00189843750001728" calcext:value-type="float">
            <text:p>-0.0018984375</text:p>
          </table:table-cell>
          <table:table-cell office:value-type="float" office:value="63626906951387.4" calcext:value-type="float">
            <text:p>63626906951387.4</text:p>
          </table:table-cell>
          <table:table-cell table:style-name="ce11" table:formula="of:=([.AA145]-[.AA144])/1000" office:value-type="float" office:value="2.000296875" calcext:value-type="float">
            <text:p>2.0003</text:p>
          </table:table-cell>
          <table:table-cell table:style-name="ce11" table:formula="of:=[.AB145]+[.AC144]" office:value-type="float" office:value="285.9996015625" calcext:value-type="float">
            <text:p>285.9996</text:p>
          </table:table-cell>
          <table:table-cell table:style-name="ce19" table:formula="of:=[.AC145]-2*([.$B145]-1)" office:value-type="float" office:value="-0.000398437499995907" calcext:value-type="float">
            <text:p>-0.0003984375</text:p>
          </table:table-cell>
          <table:table-cell office:value-type="float" office:value="63626907425621.7" calcext:value-type="float">
            <text:p>63626907425621.7</text:p>
          </table:table-cell>
          <table:table-cell table:style-name="ce11" table:formula="of:=([.AE145]-[.AE144])/1000" office:value-type="float" office:value="1.999203125" calcext:value-type="float">
            <text:p>1.9992</text:p>
          </table:table-cell>
          <table:table-cell table:style-name="ce11" table:formula="of:=[.AF145]+[.AG144]" office:value-type="float" office:value="285.998703125" calcext:value-type="float">
            <text:p>285.9987</text:p>
          </table:table-cell>
          <table:table-cell table:style-name="ce20" table:formula="of:=[.AG145]-2*([.$B145]-1)" office:value-type="float" office:value="-0.00129687500003683" calcext:value-type="float">
            <text:p>-0.001296875</text:p>
          </table:table-cell>
          <table:table-cell office:value-type="float" office:value="63626907895293.4" calcext:value-type="float">
            <text:p>63626907895293.4</text:p>
          </table:table-cell>
          <table:table-cell table:style-name="ce11" table:formula="of:=([.AI145]-[.AI144])/1000" office:value-type="float" office:value="2.0016015625" calcext:value-type="float">
            <text:p>2.0016</text:p>
          </table:table-cell>
          <table:table-cell table:style-name="ce11" table:formula="of:=[.AJ145]+[.AK144]" office:value-type="float" office:value="286" calcext:value-type="float">
            <text:p>286.0000</text:p>
          </table:table-cell>
          <table:table-cell table:style-name="ce21" table:formula="of:=[.AK145]-2*([.$B145]-1)" office:value-type="float" office:value="0" calcext:value-type="float">
            <text:p>0</text:p>
          </table:table-cell>
          <table:table-cell office:value-type="float" office:value="63626908361101" calcext:value-type="float">
            <text:p>63626908361101</text:p>
          </table:table-cell>
          <table:table-cell table:style-name="ce11" table:formula="of:=([.AM145]-[.AM144])/1000" office:value-type="float" office:value="2.000203125" calcext:value-type="float">
            <text:p>2.0002</text:p>
          </table:table-cell>
          <table:table-cell table:style-name="ce11" table:formula="of:=[.AN145]+[.AO144]" office:value-type="float" office:value="285.9976015625" calcext:value-type="float">
            <text:p>285.9976</text:p>
          </table:table-cell>
          <table:table-cell table:style-name="ce22" table:formula="of:=[.AO145]-2*([.$B145]-1)" office:value-type="float" office:value="-0.00239843750000546" calcext:value-type="float">
            <text:p>-0.0023984375</text:p>
          </table:table-cell>
          <table:table-cell office:value-type="float" office:value="63626908830836.6" calcext:value-type="float">
            <text:p>63626908830836.6</text:p>
          </table:table-cell>
          <table:table-cell table:style-name="ce23" table:formula="of:=([.AQ145]-[.AQ144])/1000" office:value-type="float" office:value="2.0003984375" calcext:value-type="float">
            <text:p>2.0004</text:p>
          </table:table-cell>
          <table:table-cell table:style-name="ce11" table:formula="of:=[.AR145]+[.AS144]" office:value-type="float" office:value="285.9991015625" calcext:value-type="float">
            <text:p>285.9991</text:p>
          </table:table-cell>
          <table:table-cell table:style-name="ce24" table:formula="of:=[.AS145]-2*([.$B145]-1)" office:value-type="float" office:value="-0.00089843749992724" calcext:value-type="float">
            <text:p>-0.0008984375</text:p>
          </table:table-cell>
          <table:table-cell office:value-type="float" office:value="63626909302609.8" calcext:value-type="float">
            <text:p>63626909302609.8</text:p>
          </table:table-cell>
          <table:table-cell table:style-name="ce11" table:formula="of:=([.AU145]-[.AU144])/1000" office:value-type="float" office:value="2.001796875" calcext:value-type="float">
            <text:p>2.0018</text:p>
          </table:table-cell>
          <table:table-cell table:style-name="ce11" table:formula="of:=[.AV145]+[.AW144]" office:value-type="float" office:value="286.0005" calcext:value-type="float">
            <text:p>286.0005</text:p>
          </table:table-cell>
          <table:table-cell table:style-name="ce25" table:formula="of:=[.AW145]-2*([.$B145]-1)" office:value-type="float" office:value="0.00050000000004502" calcext:value-type="float">
            <text:p>0.000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45" calcext:value-type="float">
            <text:p>145</text:p>
          </table:table-cell>
          <table:table-cell office:value-type="float" office:value="63626904107377.6" calcext:value-type="float">
            <text:p>63626904107377.6</text:p>
          </table:table-cell>
          <table:table-cell table:formula="of:=([.C146]-[.C145])/1000" office:value-type="float" office:value="1.9968984375" calcext:value-type="float">
            <text:p>1.9969</text:p>
          </table:table-cell>
          <table:table-cell table:formula="of:=[.D146]+[.E145]" office:value-type="float" office:value="287.9988046875" calcext:value-type="float">
            <text:p>287.9988</text:p>
          </table:table-cell>
          <table:table-cell table:style-name="ce13" table:formula="of:=[.E146]-2*([.$B146]-1)" office:value-type="float" office:value="-0.00119531250004457" calcext:value-type="float">
            <text:p>-0.0011953125</text:p>
          </table:table-cell>
          <table:table-cell office:value-type="float" office:value="63626904590676.2" calcext:value-type="float">
            <text:p>63626904590676.2</text:p>
          </table:table-cell>
          <table:table-cell table:style-name="ce11" table:formula="of:=([.G146]-[.G145])/1000" office:value-type="float" office:value="1.9991015625" calcext:value-type="float">
            <text:p>1.9991</text:p>
          </table:table-cell>
          <table:table-cell table:style-name="ce11" table:formula="of:=[.H146]+[.I145]" office:value-type="float" office:value="287.99840625" calcext:value-type="float">
            <text:p>287.9984</text:p>
          </table:table-cell>
          <table:table-cell table:style-name="ce14" table:formula="of:=[.I146]-2*([.$B146]-1)" office:value-type="float" office:value="-0.00159375000004047" calcext:value-type="float">
            <text:p>-0.00159375</text:p>
          </table:table-cell>
          <table:table-cell office:value-type="float" office:value="63626905073576.1" calcext:value-type="float">
            <text:p>63626905073576.1</text:p>
          </table:table-cell>
          <table:table-cell table:style-name="ce11" table:formula="of:=([.K146]-[.K145])/1000" office:value-type="float" office:value="1.9991015625" calcext:value-type="float">
            <text:p>1.9991</text:p>
          </table:table-cell>
          <table:table-cell table:style-name="ce11" table:formula="of:=[.L146]+[.M145]" office:value-type="float" office:value="288.0001015625" calcext:value-type="float">
            <text:p>288.0001</text:p>
          </table:table-cell>
          <table:table-cell table:style-name="ce15" table:formula="of:=[.M146]-2*([.$B146]-1)" office:value-type="float" office:value="0.000101562500105956" calcext:value-type="float">
            <text:p>0.0001015625</text:p>
          </table:table-cell>
          <table:table-cell office:value-type="float" office:value="63626905537854.7" calcext:value-type="float">
            <text:p>63626905537854.7</text:p>
          </table:table-cell>
          <table:table-cell table:style-name="ce11" table:formula="of:=([.O146]-[.O145])/1000" office:value-type="float" office:value="2.0025" calcext:value-type="float">
            <text:p>2.0025</text:p>
          </table:table-cell>
          <table:table-cell table:style-name="ce11" table:formula="of:=[.P146]+[.Q145]" office:value-type="float" office:value="288.000703125" calcext:value-type="float">
            <text:p>288.0007</text:p>
          </table:table-cell>
          <table:table-cell table:style-name="ce16" table:formula="of:=[.Q146]-2*([.$B146]-1)" office:value-type="float" office:value="0.000703124999802185" calcext:value-type="float">
            <text:p>0.000703125</text:p>
          </table:table-cell>
          <table:table-cell office:value-type="float" office:value="63626906003180.2" calcext:value-type="float">
            <text:p>63626906003180.2</text:p>
          </table:table-cell>
          <table:table-cell table:style-name="ce11" table:formula="of:=([.S146]-[.S145])/1000" office:value-type="float" office:value="1.99990625" calcext:value-type="float">
            <text:p>1.9999</text:p>
          </table:table-cell>
          <table:table-cell table:style-name="ce11" table:formula="of:=[.T146]+[.U145]" office:value-type="float" office:value="287.9983046875" calcext:value-type="float">
            <text:p>287.9983</text:p>
          </table:table-cell>
          <table:table-cell table:style-name="ce17" table:formula="of:=[.U146]-2*([.$B146]-1)" office:value-type="float" office:value="-0.0016953124999759" calcext:value-type="float">
            <text:p>-0.0016953125</text:p>
          </table:table-cell>
          <table:table-cell office:value-type="float" office:value="63626906487938.1" calcext:value-type="float">
            <text:p>63626906487938.1</text:p>
          </table:table-cell>
          <table:table-cell table:style-name="ce11" table:formula="of:=([.W146]-[.W145])/1000" office:value-type="float" office:value="2.0035" calcext:value-type="float">
            <text:p>2.0035</text:p>
          </table:table-cell>
          <table:table-cell table:style-name="ce11" table:formula="of:=[.X146]+[.Y145]" office:value-type="float" office:value="288.0016015625" calcext:value-type="float">
            <text:p>288.0016</text:p>
          </table:table-cell>
          <table:table-cell table:style-name="ce18" table:formula="of:=[.Y146]-2*([.$B146]-1)" office:value-type="float" office:value="0.0016015624999568" calcext:value-type="float">
            <text:p>0.0016015625</text:p>
          </table:table-cell>
          <table:table-cell office:value-type="float" office:value="63626906953388" calcext:value-type="float">
            <text:p>63626906953388</text:p>
          </table:table-cell>
          <table:table-cell table:style-name="ce11" table:formula="of:=([.AA146]-[.AA145])/1000" office:value-type="float" office:value="2.0006015625" calcext:value-type="float">
            <text:p>2.0006</text:p>
          </table:table-cell>
          <table:table-cell table:style-name="ce11" table:formula="of:=[.AB146]+[.AC145]" office:value-type="float" office:value="288.000203125" calcext:value-type="float">
            <text:p>288.0002</text:p>
          </table:table-cell>
          <table:table-cell table:style-name="ce19" table:formula="of:=[.AC146]-2*([.$B146]-1)" office:value-type="float" office:value="0.000203124999984539" calcext:value-type="float">
            <text:p>0.000203125</text:p>
          </table:table-cell>
          <table:table-cell office:value-type="float" office:value="63626907427623.4" calcext:value-type="float">
            <text:p>63626907427623.4</text:p>
          </table:table-cell>
          <table:table-cell table:style-name="ce11" table:formula="of:=([.AE146]-[.AE145])/1000" office:value-type="float" office:value="2.0016953125" calcext:value-type="float">
            <text:p>2.0017</text:p>
          </table:table-cell>
          <table:table-cell table:style-name="ce11" table:formula="of:=[.AF146]+[.AG145]" office:value-type="float" office:value="288.0003984375" calcext:value-type="float">
            <text:p>288.0004</text:p>
          </table:table-cell>
          <table:table-cell table:style-name="ce20" table:formula="of:=[.AG146]-2*([.$B146]-1)" office:value-type="float" office:value="0.000398437499939064" calcext:value-type="float">
            <text:p>0.0003984375</text:p>
          </table:table-cell>
          <table:table-cell office:value-type="float" office:value="63626907897293.2" calcext:value-type="float">
            <text:p>63626907897293.2</text:p>
          </table:table-cell>
          <table:table-cell table:style-name="ce11" table:formula="of:=([.AI146]-[.AI145])/1000" office:value-type="float" office:value="1.9998046875" calcext:value-type="float">
            <text:p>1.9998</text:p>
          </table:table-cell>
          <table:table-cell table:style-name="ce11" table:formula="of:=[.AJ146]+[.AK145]" office:value-type="float" office:value="287.9998046875" calcext:value-type="float">
            <text:p>287.9998</text:p>
          </table:table-cell>
          <table:table-cell table:style-name="ce21" table:formula="of:=[.AK146]-2*([.$B146]-1)" office:value-type="float" office:value="-0.000195312499897682" calcext:value-type="float">
            <text:p>-0.0001953125</text:p>
          </table:table-cell>
          <table:table-cell office:value-type="float" office:value="63626908363101" calcext:value-type="float">
            <text:p>63626908363101</text:p>
          </table:table-cell>
          <table:table-cell table:style-name="ce11" table:formula="of:=([.AM146]-[.AM145])/1000" office:value-type="float" office:value="2" calcext:value-type="float">
            <text:p>2.0000</text:p>
          </table:table-cell>
          <table:table-cell table:style-name="ce11" table:formula="of:=[.AN146]+[.AO145]" office:value-type="float" office:value="287.9976015625" calcext:value-type="float">
            <text:p>287.9976</text:p>
          </table:table-cell>
          <table:table-cell table:style-name="ce22" table:formula="of:=[.AO146]-2*([.$B146]-1)" office:value-type="float" office:value="-0.00239843750000546" calcext:value-type="float">
            <text:p>-0.0023984375</text:p>
          </table:table-cell>
          <table:table-cell office:value-type="float" office:value="63626908832836.6" calcext:value-type="float">
            <text:p>63626908832836.6</text:p>
          </table:table-cell>
          <table:table-cell table:style-name="ce23" table:formula="of:=([.AQ146]-[.AQ145])/1000" office:value-type="float" office:value="2" calcext:value-type="float">
            <text:p>2.0000</text:p>
          </table:table-cell>
          <table:table-cell table:style-name="ce11" table:formula="of:=[.AR146]+[.AS145]" office:value-type="float" office:value="287.9991015625" calcext:value-type="float">
            <text:p>287.9991</text:p>
          </table:table-cell>
          <table:table-cell table:style-name="ce24" table:formula="of:=[.AS146]-2*([.$B146]-1)" office:value-type="float" office:value="-0.00089843749992724" calcext:value-type="float">
            <text:p>-0.0008984375</text:p>
          </table:table-cell>
          <table:table-cell office:value-type="float" office:value="63626909304610" calcext:value-type="float">
            <text:p>63626909304610</text:p>
          </table:table-cell>
          <table:table-cell table:style-name="ce11" table:formula="of:=([.AU146]-[.AU145])/1000" office:value-type="float" office:value="2.000203125" calcext:value-type="float">
            <text:p>2.0002</text:p>
          </table:table-cell>
          <table:table-cell table:style-name="ce11" table:formula="of:=[.AV146]+[.AW145]" office:value-type="float" office:value="288.000703125" calcext:value-type="float">
            <text:p>288.0007</text:p>
          </table:table-cell>
          <table:table-cell table:style-name="ce25" table:formula="of:=[.AW146]-2*([.$B146]-1)" office:value-type="float" office:value="0.000703125000029559" calcext:value-type="float">
            <text:p>0.0007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46" calcext:value-type="float">
            <text:p>146</text:p>
          </table:table-cell>
          <table:table-cell office:value-type="float" office:value="63626904109380.3" calcext:value-type="float">
            <text:p>63626904109380.3</text:p>
          </table:table-cell>
          <table:table-cell table:formula="of:=([.C147]-[.C146])/1000" office:value-type="float" office:value="2.0026953125" calcext:value-type="float">
            <text:p>2.0027</text:p>
          </table:table-cell>
          <table:table-cell table:formula="of:=[.D147]+[.E146]" office:value-type="float" office:value="290.0015" calcext:value-type="float">
            <text:p>290.0015</text:p>
          </table:table-cell>
          <table:table-cell table:style-name="ce13" table:formula="of:=[.E147]-2*([.$B147]-1)" office:value-type="float" office:value="0.00149999999996453" calcext:value-type="float">
            <text:p>0.0015</text:p>
          </table:table-cell>
          <table:table-cell office:value-type="float" office:value="63626904592676.5" calcext:value-type="float">
            <text:p>63626904592676.5</text:p>
          </table:table-cell>
          <table:table-cell table:style-name="ce11" table:formula="of:=([.G147]-[.G146])/1000" office:value-type="float" office:value="2.000296875" calcext:value-type="float">
            <text:p>2.0003</text:p>
          </table:table-cell>
          <table:table-cell table:style-name="ce11" table:formula="of:=[.H147]+[.I146]" office:value-type="float" office:value="289.998703125" calcext:value-type="float">
            <text:p>289.9987</text:p>
          </table:table-cell>
          <table:table-cell table:style-name="ce14" table:formula="of:=[.I147]-2*([.$B147]-1)" office:value-type="float" office:value="-0.00129687500003683" calcext:value-type="float">
            <text:p>-0.001296875</text:p>
          </table:table-cell>
          <table:table-cell office:value-type="float" office:value="63626905075575.7" calcext:value-type="float">
            <text:p>63626905075575.7</text:p>
          </table:table-cell>
          <table:table-cell table:style-name="ce11" table:formula="of:=([.K147]-[.K146])/1000" office:value-type="float" office:value="1.9996015625" calcext:value-type="float">
            <text:p>1.9996</text:p>
          </table:table-cell>
          <table:table-cell table:style-name="ce11" table:formula="of:=[.L147]+[.M146]" office:value-type="float" office:value="289.999703125" calcext:value-type="float">
            <text:p>289.9997</text:p>
          </table:table-cell>
          <table:table-cell table:style-name="ce15" table:formula="of:=[.M147]-2*([.$B147]-1)" office:value-type="float" office:value="-0.000296874999889951" calcext:value-type="float">
            <text:p>-0.000296875</text:p>
          </table:table-cell>
          <table:table-cell office:value-type="float" office:value="63626905539853.8" calcext:value-type="float">
            <text:p>63626905539853.8</text:p>
          </table:table-cell>
          <table:table-cell table:style-name="ce11" table:formula="of:=([.O147]-[.O146])/1000" office:value-type="float" office:value="1.99909375" calcext:value-type="float">
            <text:p>1.9991</text:p>
          </table:table-cell>
          <table:table-cell table:style-name="ce11" table:formula="of:=[.P147]+[.Q146]" office:value-type="float" office:value="289.999796875" calcext:value-type="float">
            <text:p>289.9998</text:p>
          </table:table-cell>
          <table:table-cell table:style-name="ce16" table:formula="of:=[.Q147]-2*([.$B147]-1)" office:value-type="float" office:value="-0.000203125000211912" calcext:value-type="float">
            <text:p>-0.000203125</text:p>
          </table:table-cell>
          <table:table-cell office:value-type="float" office:value="63626906005181.6" calcext:value-type="float">
            <text:p>63626906005181.6</text:p>
          </table:table-cell>
          <table:table-cell table:style-name="ce11" table:formula="of:=([.S147]-[.S146])/1000" office:value-type="float" office:value="2.0013984375" calcext:value-type="float">
            <text:p>2.0014</text:p>
          </table:table-cell>
          <table:table-cell table:style-name="ce11" table:formula="of:=[.T147]+[.U146]" office:value-type="float" office:value="289.999703125" calcext:value-type="float">
            <text:p>289.9997</text:p>
          </table:table-cell>
          <table:table-cell table:style-name="ce17" table:formula="of:=[.U147]-2*([.$B147]-1)" office:value-type="float" office:value="-0.000296875000003638" calcext:value-type="float">
            <text:p>-0.000296875</text:p>
          </table:table-cell>
          <table:table-cell office:value-type="float" office:value="63626906489935.4" calcext:value-type="float">
            <text:p>63626906489935.4</text:p>
          </table:table-cell>
          <table:table-cell table:style-name="ce11" table:formula="of:=([.W147]-[.W146])/1000" office:value-type="float" office:value="1.997296875" calcext:value-type="float">
            <text:p>1.9973</text:p>
          </table:table-cell>
          <table:table-cell table:style-name="ce11" table:formula="of:=[.X147]+[.Y146]" office:value-type="float" office:value="289.9988984375" calcext:value-type="float">
            <text:p>289.9989</text:p>
          </table:table-cell>
          <table:table-cell table:style-name="ce18" table:formula="of:=[.Y147]-2*([.$B147]-1)" office:value-type="float" office:value="-0.00110156250002547" calcext:value-type="float">
            <text:p>-0.0011015625</text:p>
          </table:table-cell>
          <table:table-cell office:value-type="float" office:value="63626906955387.6" calcext:value-type="float">
            <text:p>63626906955387.6</text:p>
          </table:table-cell>
          <table:table-cell table:style-name="ce11" table:formula="of:=([.AA147]-[.AA146])/1000" office:value-type="float" office:value="1.9996015625" calcext:value-type="float">
            <text:p>1.9996</text:p>
          </table:table-cell>
          <table:table-cell table:style-name="ce11" table:formula="of:=[.AB147]+[.AC146]" office:value-type="float" office:value="289.9998046875" calcext:value-type="float">
            <text:p>289.9998</text:p>
          </table:table-cell>
          <table:table-cell table:style-name="ce19" table:formula="of:=[.AC147]-2*([.$B147]-1)" office:value-type="float" office:value="-0.000195312500011369" calcext:value-type="float">
            <text:p>-0.0001953125</text:p>
          </table:table-cell>
          <table:table-cell office:value-type="float" office:value="63626907429621.6" calcext:value-type="float">
            <text:p>63626907429621.6</text:p>
          </table:table-cell>
          <table:table-cell table:style-name="ce11" table:formula="of:=([.AE147]-[.AE146])/1000" office:value-type="float" office:value="1.998203125" calcext:value-type="float">
            <text:p>1.9982</text:p>
          </table:table-cell>
          <table:table-cell table:style-name="ce11" table:formula="of:=[.AF147]+[.AG146]" office:value-type="float" office:value="289.9986015625" calcext:value-type="float">
            <text:p>289.9986</text:p>
          </table:table-cell>
          <table:table-cell table:style-name="ce20" table:formula="of:=[.AG147]-2*([.$B147]-1)" office:value-type="float" office:value="-0.00139843750008595" calcext:value-type="float">
            <text:p>-0.0013984375</text:p>
          </table:table-cell>
          <table:table-cell office:value-type="float" office:value="63626907899295.2" calcext:value-type="float">
            <text:p>63626907899295.2</text:p>
          </table:table-cell>
          <table:table-cell table:style-name="ce11" table:formula="of:=([.AI147]-[.AI146])/1000" office:value-type="float" office:value="2.002" calcext:value-type="float">
            <text:p>2.0020</text:p>
          </table:table-cell>
          <table:table-cell table:style-name="ce11" table:formula="of:=[.AJ147]+[.AK146]" office:value-type="float" office:value="290.0018046875" calcext:value-type="float">
            <text:p>290.0018</text:p>
          </table:table-cell>
          <table:table-cell table:style-name="ce21" table:formula="of:=[.AK147]-2*([.$B147]-1)" office:value-type="float" office:value="0.00180468750011187" calcext:value-type="float">
            <text:p>0.0018046875</text:p>
          </table:table-cell>
          <table:table-cell office:value-type="float" office:value="63626908365103.7" calcext:value-type="float">
            <text:p>63626908365103.7</text:p>
          </table:table-cell>
          <table:table-cell table:style-name="ce11" table:formula="of:=([.AM147]-[.AM146])/1000" office:value-type="float" office:value="2.002703125" calcext:value-type="float">
            <text:p>2.0027</text:p>
          </table:table-cell>
          <table:table-cell table:style-name="ce11" table:formula="of:=[.AN147]+[.AO146]" office:value-type="float" office:value="290.0003046875" calcext:value-type="float">
            <text:p>290.0003</text:p>
          </table:table-cell>
          <table:table-cell table:style-name="ce22" table:formula="of:=[.AO147]-2*([.$B147]-1)" office:value-type="float" office:value="0.000304687499976808" calcext:value-type="float">
            <text:p>0.0003046875</text:p>
          </table:table-cell>
          <table:table-cell office:value-type="float" office:value="63626908834836.6" calcext:value-type="float">
            <text:p>63626908834836.6</text:p>
          </table:table-cell>
          <table:table-cell table:style-name="ce23" table:formula="of:=([.AQ147]-[.AQ146])/1000" office:value-type="float" office:value="2" calcext:value-type="float">
            <text:p>2.0000</text:p>
          </table:table-cell>
          <table:table-cell table:style-name="ce11" table:formula="of:=[.AR147]+[.AS146]" office:value-type="float" office:value="289.9991015625" calcext:value-type="float">
            <text:p>289.9991</text:p>
          </table:table-cell>
          <table:table-cell table:style-name="ce24" table:formula="of:=[.AS147]-2*([.$B147]-1)" office:value-type="float" office:value="-0.00089843749992724" calcext:value-type="float">
            <text:p>-0.0008984375</text:p>
          </table:table-cell>
          <table:table-cell office:value-type="float" office:value="63626909306609.2" calcext:value-type="float">
            <text:p>63626909306609.2</text:p>
          </table:table-cell>
          <table:table-cell table:style-name="ce11" table:formula="of:=([.AU147]-[.AU146])/1000" office:value-type="float" office:value="1.999203125" calcext:value-type="float">
            <text:p>1.9992</text:p>
          </table:table-cell>
          <table:table-cell table:style-name="ce11" table:formula="of:=[.AV147]+[.AW146]" office:value-type="float" office:value="289.99990625" calcext:value-type="float">
            <text:p>289.9999</text:p>
          </table:table-cell>
          <table:table-cell table:style-name="ce25" table:formula="of:=[.AW147]-2*([.$B147]-1)" office:value-type="float" office:value="-0.000093749999962256" calcext:value-type="float">
            <text:p>-0.000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47" calcext:value-type="float">
            <text:p>147</text:p>
          </table:table-cell>
          <table:table-cell office:value-type="float" office:value="63626904111380.5" calcext:value-type="float">
            <text:p>63626904111380.5</text:p>
          </table:table-cell>
          <table:table-cell table:formula="of:=([.C148]-[.C147])/1000" office:value-type="float" office:value="2.000203125" calcext:value-type="float">
            <text:p>2.0002</text:p>
          </table:table-cell>
          <table:table-cell table:formula="of:=[.D148]+[.E147]" office:value-type="float" office:value="292.001703125" calcext:value-type="float">
            <text:p>292.0017</text:p>
          </table:table-cell>
          <table:table-cell table:style-name="ce13" table:formula="of:=[.E148]-2*([.$B148]-1)" office:value-type="float" office:value="0.00170312499994907" calcext:value-type="float">
            <text:p>0.001703125</text:p>
          </table:table-cell>
          <table:table-cell office:value-type="float" office:value="63626904594676.1" calcext:value-type="float">
            <text:p>63626904594676.1</text:p>
          </table:table-cell>
          <table:table-cell table:style-name="ce11" table:formula="of:=([.G148]-[.G147])/1000" office:value-type="float" office:value="1.9996015625" calcext:value-type="float">
            <text:p>1.9996</text:p>
          </table:table-cell>
          <table:table-cell table:style-name="ce11" table:formula="of:=[.H148]+[.I147]" office:value-type="float" office:value="291.9983046875" calcext:value-type="float">
            <text:p>291.9983</text:p>
          </table:table-cell>
          <table:table-cell table:style-name="ce14" table:formula="of:=[.I148]-2*([.$B148]-1)" office:value-type="float" office:value="-0.00169531250003274" calcext:value-type="float">
            <text:p>-0.0016953125</text:p>
          </table:table-cell>
          <table:table-cell office:value-type="float" office:value="63626905077576.5" calcext:value-type="float">
            <text:p>63626905077576.5</text:p>
          </table:table-cell>
          <table:table-cell table:style-name="ce11" table:formula="of:=([.K148]-[.K147])/1000" office:value-type="float" office:value="2.000796875" calcext:value-type="float">
            <text:p>2.0008</text:p>
          </table:table-cell>
          <table:table-cell table:style-name="ce11" table:formula="of:=[.L148]+[.M147]" office:value-type="float" office:value="292.0005" calcext:value-type="float">
            <text:p>292.0005</text:p>
          </table:table-cell>
          <table:table-cell table:style-name="ce15" table:formula="of:=[.M148]-2*([.$B148]-1)" office:value-type="float" office:value="0.000500000000101863" calcext:value-type="float">
            <text:p>0.0005</text:p>
          </table:table-cell>
          <table:table-cell office:value-type="float" office:value="63626905541852" calcext:value-type="float">
            <text:p>63626905541852</text:p>
          </table:table-cell>
          <table:table-cell table:style-name="ce11" table:formula="of:=([.O148]-[.O147])/1000" office:value-type="float" office:value="1.998203125" calcext:value-type="float">
            <text:p>1.9982</text:p>
          </table:table-cell>
          <table:table-cell table:style-name="ce11" table:formula="of:=[.P148]+[.Q147]" office:value-type="float" office:value="291.998" calcext:value-type="float">
            <text:p>291.9980</text:p>
          </table:table-cell>
          <table:table-cell table:style-name="ce16" table:formula="of:=[.Q148]-2*([.$B148]-1)" office:value-type="float" office:value="-0.00200000000023692" calcext:value-type="float">
            <text:p>-0.002</text:p>
          </table:table-cell>
          <table:table-cell office:value-type="float" office:value="63626906007180.3" calcext:value-type="float">
            <text:p>63626906007180.3</text:p>
          </table:table-cell>
          <table:table-cell table:style-name="ce11" table:formula="of:=([.S148]-[.S147])/1000" office:value-type="float" office:value="1.9986953125" calcext:value-type="float">
            <text:p>1.9987</text:p>
          </table:table-cell>
          <table:table-cell table:style-name="ce11" table:formula="of:=[.T148]+[.U147]" office:value-type="float" office:value="291.9983984375" calcext:value-type="float">
            <text:p>291.9984</text:p>
          </table:table-cell>
          <table:table-cell table:style-name="ce17" table:formula="of:=[.U148]-2*([.$B148]-1)" office:value-type="float" office:value="-0.00160156250001364" calcext:value-type="float">
            <text:p>-0.0016015625</text:p>
          </table:table-cell>
          <table:table-cell office:value-type="float" office:value="63626906491938" calcext:value-type="float">
            <text:p>63626906491938</text:p>
          </table:table-cell>
          <table:table-cell table:style-name="ce11" table:formula="of:=([.W148]-[.W147])/1000" office:value-type="float" office:value="2.0026015625" calcext:value-type="float">
            <text:p>2.0026</text:p>
          </table:table-cell>
          <table:table-cell table:style-name="ce11" table:formula="of:=[.X148]+[.Y147]" office:value-type="float" office:value="292.0015" calcext:value-type="float">
            <text:p>292.0015</text:p>
          </table:table-cell>
          <table:table-cell table:style-name="ce18" table:formula="of:=[.Y148]-2*([.$B148]-1)" office:value-type="float" office:value="0.00149999999996453" calcext:value-type="float">
            <text:p>0.0015</text:p>
          </table:table-cell>
          <table:table-cell office:value-type="float" office:value="63626906957386.5" calcext:value-type="float">
            <text:p>63626906957386.5</text:p>
          </table:table-cell>
          <table:table-cell table:style-name="ce11" table:formula="of:=([.AA148]-[.AA147])/1000" office:value-type="float" office:value="1.9988984375" calcext:value-type="float">
            <text:p>1.9989</text:p>
          </table:table-cell>
          <table:table-cell table:style-name="ce11" table:formula="of:=[.AB148]+[.AC147]" office:value-type="float" office:value="291.998703125" calcext:value-type="float">
            <text:p>291.9987</text:p>
          </table:table-cell>
          <table:table-cell table:style-name="ce19" table:formula="of:=[.AC148]-2*([.$B148]-1)" office:value-type="float" office:value="-0.00129687500003683" calcext:value-type="float">
            <text:p>-0.001296875</text:p>
          </table:table-cell>
          <table:table-cell office:value-type="float" office:value="63626907431623.7" calcext:value-type="float">
            <text:p>63626907431623.7</text:p>
          </table:table-cell>
          <table:table-cell table:style-name="ce11" table:formula="of:=([.AE148]-[.AE147])/1000" office:value-type="float" office:value="2.0021015625" calcext:value-type="float">
            <text:p>2.0021</text:p>
          </table:table-cell>
          <table:table-cell table:style-name="ce11" table:formula="of:=[.AF148]+[.AG147]" office:value-type="float" office:value="292.000703125" calcext:value-type="float">
            <text:p>292.0007</text:p>
          </table:table-cell>
          <table:table-cell table:style-name="ce20" table:formula="of:=[.AG148]-2*([.$B148]-1)" office:value-type="float" office:value="0.000703124999915872" calcext:value-type="float">
            <text:p>0.000703125</text:p>
          </table:table-cell>
          <table:table-cell office:value-type="float" office:value="63626907901292.1" calcext:value-type="float">
            <text:p>63626907901292.1</text:p>
          </table:table-cell>
          <table:table-cell table:style-name="ce11" table:formula="of:=([.AI148]-[.AI147])/1000" office:value-type="float" office:value="1.9968984375" calcext:value-type="float">
            <text:p>1.9969</text:p>
          </table:table-cell>
          <table:table-cell table:style-name="ce11" table:formula="of:=[.AJ148]+[.AK147]" office:value-type="float" office:value="291.998703125" calcext:value-type="float">
            <text:p>291.9987</text:p>
          </table:table-cell>
          <table:table-cell table:style-name="ce21" table:formula="of:=[.AK148]-2*([.$B148]-1)" office:value-type="float" office:value="-0.0012968749998663" calcext:value-type="float">
            <text:p>-0.001296875</text:p>
          </table:table-cell>
          <table:table-cell office:value-type="float" office:value="63626908367102.9" calcext:value-type="float">
            <text:p>63626908367102.9</text:p>
          </table:table-cell>
          <table:table-cell table:style-name="ce11" table:formula="of:=([.AM148]-[.AM147])/1000" office:value-type="float" office:value="1.9991953125" calcext:value-type="float">
            <text:p>1.9992</text:p>
          </table:table-cell>
          <table:table-cell table:style-name="ce11" table:formula="of:=[.AN148]+[.AO147]" office:value-type="float" office:value="291.9995" calcext:value-type="float">
            <text:p>291.9995</text:p>
          </table:table-cell>
          <table:table-cell table:style-name="ce22" table:formula="of:=[.AO148]-2*([.$B148]-1)" office:value-type="float" office:value="-0.00050000000004502" calcext:value-type="float">
            <text:p>-0.0005</text:p>
          </table:table-cell>
          <table:table-cell office:value-type="float" office:value="63626908836835.7" calcext:value-type="float">
            <text:p>63626908836835.7</text:p>
          </table:table-cell>
          <table:table-cell table:style-name="ce23" table:formula="of:=([.AQ148]-[.AQ147])/1000" office:value-type="float" office:value="1.9991015625" calcext:value-type="float">
            <text:p>1.9991</text:p>
          </table:table-cell>
          <table:table-cell table:style-name="ce11" table:formula="of:=[.AR148]+[.AS147]" office:value-type="float" office:value="291.998203125" calcext:value-type="float">
            <text:p>291.9982</text:p>
          </table:table-cell>
          <table:table-cell table:style-name="ce24" table:formula="of:=[.AS148]-2*([.$B148]-1)" office:value-type="float" office:value="-0.00179687499991132" calcext:value-type="float">
            <text:p>-0.001796875</text:p>
          </table:table-cell>
          <table:table-cell office:value-type="float" office:value="63626909308609.7" calcext:value-type="float">
            <text:p>63626909308609.7</text:p>
          </table:table-cell>
          <table:table-cell table:style-name="ce11" table:formula="of:=([.AU148]-[.AU147])/1000" office:value-type="float" office:value="2.0005" calcext:value-type="float">
            <text:p>2.0005</text:p>
          </table:table-cell>
          <table:table-cell table:style-name="ce11" table:formula="of:=[.AV148]+[.AW147]" office:value-type="float" office:value="292.00040625" calcext:value-type="float">
            <text:p>292.0004</text:p>
          </table:table-cell>
          <table:table-cell table:style-name="ce25" table:formula="of:=[.AW148]-2*([.$B148]-1)" office:value-type="float" office:value="0.000406250000025921" calcext:value-type="float">
            <text:p>0.000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12</text:p>
          </table:table-cell>
          <table:table-cell table:style-name="ce10" office:value-type="float" office:value="148" calcext:value-type="float">
            <text:p>148</text:p>
          </table:table-cell>
          <table:table-cell office:value-type="float" office:value="63626904113380.2" calcext:value-type="float">
            <text:p>63626904113380.2</text:p>
          </table:table-cell>
          <table:table-cell table:formula="of:=([.C149]-[.C148])/1000" office:value-type="float" office:value="1.999703125" calcext:value-type="float">
            <text:p>1.9997</text:p>
          </table:table-cell>
          <table:table-cell table:formula="of:=[.D149]+[.E148]" office:value-type="float" office:value="294.00140625" calcext:value-type="float">
            <text:p>294.0014</text:p>
          </table:table-cell>
          <table:table-cell table:style-name="ce13" table:formula="of:=[.E149]-2*([.$B149]-1)" office:value-type="float" office:value="0.00140624999994543" calcext:value-type="float">
            <text:p>0.00140625</text:p>
          </table:table-cell>
          <table:table-cell office:value-type="float" office:value="63626904596677" calcext:value-type="float">
            <text:p>63626904596677</text:p>
          </table:table-cell>
          <table:table-cell table:style-name="ce11" table:formula="of:=([.G149]-[.G148])/1000" office:value-type="float" office:value="2.0008984375" calcext:value-type="float">
            <text:p>2.0009</text:p>
          </table:table-cell>
          <table:table-cell table:style-name="ce11" table:formula="of:=[.H149]+[.I148]" office:value-type="float" office:value="293.999203125" calcext:value-type="float">
            <text:p>293.9992</text:p>
          </table:table-cell>
          <table:table-cell table:style-name="ce14" table:formula="of:=[.I149]-2*([.$B149]-1)" office:value-type="float" office:value="-0.000796875000048658" calcext:value-type="float">
            <text:p>-0.000796875</text:p>
          </table:table-cell>
          <table:table-cell office:value-type="float" office:value="63626905079574.3" calcext:value-type="float">
            <text:p>63626905079574.3</text:p>
          </table:table-cell>
          <table:table-cell table:style-name="ce11" table:formula="of:=([.K149]-[.K148])/1000" office:value-type="float" office:value="1.997796875" calcext:value-type="float">
            <text:p>1.9978</text:p>
          </table:table-cell>
          <table:table-cell table:style-name="ce11" table:formula="of:=[.L149]+[.M148]" office:value-type="float" office:value="293.998296875" calcext:value-type="float">
            <text:p>293.9983</text:p>
          </table:table-cell>
          <table:table-cell table:style-name="ce15" table:formula="of:=[.M149]-2*([.$B149]-1)" office:value-type="float" office:value="-0.00170312499989223" calcext:value-type="float">
            <text:p>-0.001703125</text:p>
          </table:table-cell>
          <table:table-cell office:value-type="float" office:value="63626905543851.6" calcext:value-type="float">
            <text:p>63626905543851.6</text:p>
          </table:table-cell>
          <table:table-cell table:style-name="ce11" table:formula="of:=([.O149]-[.O148])/1000" office:value-type="float" office:value="1.9996015625" calcext:value-type="float">
            <text:p>1.9996</text:p>
          </table:table-cell>
          <table:table-cell table:style-name="ce11" table:formula="of:=[.P149]+[.Q148]" office:value-type="float" office:value="293.9976015625" calcext:value-type="float">
            <text:p>293.9976</text:p>
          </table:table-cell>
          <table:table-cell table:style-name="ce16" table:formula="of:=[.Q149]-2*([.$B149]-1)" office:value-type="float" office:value="-0.00239843750023283" calcext:value-type="float">
            <text:p>-0.0023984375</text:p>
          </table:table-cell>
          <table:table-cell office:value-type="float" office:value="63626906009183.3" calcext:value-type="float">
            <text:p>63626906009183.3</text:p>
          </table:table-cell>
          <table:table-cell table:style-name="ce11" table:formula="of:=([.S149]-[.S148])/1000" office:value-type="float" office:value="2.003" calcext:value-type="float">
            <text:p>2.0030</text:p>
          </table:table-cell>
          <table:table-cell table:style-name="ce11" table:formula="of:=[.T149]+[.U148]" office:value-type="float" office:value="294.0013984375" calcext:value-type="float">
            <text:p>294.0014</text:p>
          </table:table-cell>
          <table:table-cell table:style-name="ce17" table:formula="of:=[.U149]-2*([.$B149]-1)" office:value-type="float" office:value="0.00139843749997226" calcext:value-type="float">
            <text:p>0.0013984375</text:p>
          </table:table-cell>
          <table:table-cell office:value-type="float" office:value="63626906493935.6" calcext:value-type="float">
            <text:p>63626906493935.6</text:p>
          </table:table-cell>
          <table:table-cell table:style-name="ce11" table:formula="of:=([.W149]-[.W148])/1000" office:value-type="float" office:value="1.9976015625" calcext:value-type="float">
            <text:p>1.9976</text:p>
          </table:table-cell>
          <table:table-cell table:style-name="ce11" table:formula="of:=[.X149]+[.Y148]" office:value-type="float" office:value="293.9991015625" calcext:value-type="float">
            <text:p>293.9991</text:p>
          </table:table-cell>
          <table:table-cell table:style-name="ce18" table:formula="of:=[.Y149]-2*([.$B149]-1)" office:value-type="float" office:value="-0.000898437500040927" calcext:value-type="float">
            <text:p>-0.0008984375</text:p>
          </table:table-cell>
          <table:table-cell office:value-type="float" office:value="63626906959385.9" calcext:value-type="float">
            <text:p>63626906959385.9</text:p>
          </table:table-cell>
          <table:table-cell table:style-name="ce11" table:formula="of:=([.AA149]-[.AA148])/1000" office:value-type="float" office:value="1.9993984375" calcext:value-type="float">
            <text:p>1.9994</text:p>
          </table:table-cell>
          <table:table-cell table:style-name="ce11" table:formula="of:=[.AB149]+[.AC148]" office:value-type="float" office:value="293.9981015625" calcext:value-type="float">
            <text:p>293.9981</text:p>
          </table:table-cell>
          <table:table-cell table:style-name="ce19" table:formula="of:=[.AC149]-2*([.$B149]-1)" office:value-type="float" office:value="-0.00189843750001728" calcext:value-type="float">
            <text:p>-0.0018984375</text:p>
          </table:table-cell>
          <table:table-cell office:value-type="float" office:value="63626907433620.7" calcext:value-type="float">
            <text:p>63626907433620.7</text:p>
          </table:table-cell>
          <table:table-cell table:style-name="ce11" table:formula="of:=([.AE149]-[.AE148])/1000" office:value-type="float" office:value="1.997" calcext:value-type="float">
            <text:p>1.9970</text:p>
          </table:table-cell>
          <table:table-cell table:style-name="ce11" table:formula="of:=[.AF149]+[.AG148]" office:value-type="float" office:value="293.997703125" calcext:value-type="float">
            <text:p>293.9977</text:p>
          </table:table-cell>
          <table:table-cell table:style-name="ce20" table:formula="of:=[.AG149]-2*([.$B149]-1)" office:value-type="float" office:value="-0.00229687500007003" calcext:value-type="float">
            <text:p>-0.002296875</text:p>
          </table:table-cell>
          <table:table-cell office:value-type="float" office:value="63626907903293.2" calcext:value-type="float">
            <text:p>63626907903293.2</text:p>
          </table:table-cell>
          <table:table-cell table:style-name="ce11" table:formula="of:=([.AI149]-[.AI148])/1000" office:value-type="float" office:value="2.0011015625" calcext:value-type="float">
            <text:p>2.0011</text:p>
          </table:table-cell>
          <table:table-cell table:style-name="ce11" table:formula="of:=[.AJ149]+[.AK148]" office:value-type="float" office:value="293.9998046875" calcext:value-type="float">
            <text:p>293.9998</text:p>
          </table:table-cell>
          <table:table-cell table:style-name="ce21" table:formula="of:=[.AK149]-2*([.$B149]-1)" office:value-type="float" office:value="-0.000195312499840838" calcext:value-type="float">
            <text:p>-0.0001953125</text:p>
          </table:table-cell>
          <table:table-cell office:value-type="float" office:value="63626908369100.8" calcext:value-type="float">
            <text:p>63626908369100.8</text:p>
          </table:table-cell>
          <table:table-cell table:style-name="ce11" table:formula="of:=([.AM149]-[.AM148])/1000" office:value-type="float" office:value="1.9978984375" calcext:value-type="float">
            <text:p>1.9979</text:p>
          </table:table-cell>
          <table:table-cell table:style-name="ce11" table:formula="of:=[.AN149]+[.AO148]" office:value-type="float" office:value="293.9973984375" calcext:value-type="float">
            <text:p>293.9974</text:p>
          </table:table-cell>
          <table:table-cell table:style-name="ce22" table:formula="of:=[.AO149]-2*([.$B149]-1)" office:value-type="float" office:value="-0.00260156250004684" calcext:value-type="float">
            <text:p>-0.0026015625</text:p>
          </table:table-cell>
          <table:table-cell office:value-type="float" office:value="63626908838838.2" calcext:value-type="float">
            <text:p>63626908838838.2</text:p>
          </table:table-cell>
          <table:table-cell table:style-name="ce23" table:formula="of:=([.AQ149]-[.AQ148])/1000" office:value-type="float" office:value="2.0025" calcext:value-type="float">
            <text:p>2.0025</text:p>
          </table:table-cell>
          <table:table-cell table:style-name="ce11" table:formula="of:=[.AR149]+[.AS148]" office:value-type="float" office:value="294.000703125" calcext:value-type="float">
            <text:p>294.0007</text:p>
          </table:table-cell>
          <table:table-cell table:style-name="ce24" table:formula="of:=[.AS149]-2*([.$B149]-1)" office:value-type="float" office:value="0.000703125000086402" calcext:value-type="float">
            <text:p>0.000703125</text:p>
          </table:table-cell>
          <table:table-cell office:value-type="float" office:value="63626909310610" calcext:value-type="float">
            <text:p>63626909310610</text:p>
          </table:table-cell>
          <table:table-cell table:style-name="ce11" table:formula="of:=([.AU149]-[.AU148])/1000" office:value-type="float" office:value="2.000296875" calcext:value-type="float">
            <text:p>2.0003</text:p>
          </table:table-cell>
          <table:table-cell table:style-name="ce11" table:formula="of:=[.AV149]+[.AW148]" office:value-type="float" office:value="294.000703125" calcext:value-type="float">
            <text:p>294.0007</text:p>
          </table:table-cell>
          <table:table-cell table:style-name="ce25" table:formula="of:=[.AW149]-2*([.$B149]-1)" office:value-type="float" office:value="0.000703125000029559" calcext:value-type="float">
            <text:p>0.0007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10" office:value-type="float" office:value="149" calcext:value-type="float">
            <text:p>149</text:p>
          </table:table-cell>
          <table:table-cell office:value-type="float" office:value="63626904115377.5" calcext:value-type="float">
            <text:p>63626904115377.5</text:p>
          </table:table-cell>
          <table:table-cell table:formula="of:=([.C150]-[.C149])/1000" office:value-type="float" office:value="1.997296875" calcext:value-type="float">
            <text:p>1.9973</text:p>
          </table:table-cell>
          <table:table-cell table:formula="of:=[.D150]+[.E149]" office:value-type="float" office:value="295.998703125" calcext:value-type="float">
            <text:p>295.9987</text:p>
          </table:table-cell>
          <table:table-cell table:style-name="ce13" table:formula="of:=[.E150]-2*([.$B150]-1)" office:value-type="float" office:value="-0.00129687500003683" calcext:value-type="float">
            <text:p>-0.001296875</text:p>
          </table:table-cell>
          <table:table-cell office:value-type="float" office:value="63626904598678.2" calcext:value-type="float">
            <text:p>63626904598678.2</text:p>
          </table:table-cell>
          <table:table-cell table:style-name="ce11" table:formula="of:=([.G150]-[.G149])/1000" office:value-type="float" office:value="2.001203125" calcext:value-type="float">
            <text:p>2.0012</text:p>
          </table:table-cell>
          <table:table-cell table:style-name="ce11" table:formula="of:=[.H150]+[.I149]" office:value-type="float" office:value="296.00040625" calcext:value-type="float">
            <text:p>296.0004</text:p>
          </table:table-cell>
          <table:table-cell table:style-name="ce14" table:formula="of:=[.I150]-2*([.$B150]-1)" office:value-type="float" office:value="0.000406249999969077" calcext:value-type="float">
            <text:p>0.00040625</text:p>
          </table:table-cell>
          <table:table-cell office:value-type="float" office:value="63626905081574.4" calcext:value-type="float">
            <text:p>63626905081574.4</text:p>
          </table:table-cell>
          <table:table-cell table:style-name="ce11" table:formula="of:=([.K150]-[.K149])/1000" office:value-type="float" office:value="2.0001015625" calcext:value-type="float">
            <text:p>2.0001</text:p>
          </table:table-cell>
          <table:table-cell table:style-name="ce11" table:formula="of:=[.L150]+[.M149]" office:value-type="float" office:value="295.9983984375" calcext:value-type="float">
            <text:p>295.9984</text:p>
          </table:table-cell>
          <table:table-cell table:style-name="ce15" table:formula="of:=[.M150]-2*([.$B150]-1)" office:value-type="float" office:value="-0.00160156249989996" calcext:value-type="float">
            <text:p>-0.0016015625</text:p>
          </table:table-cell>
          <table:table-cell office:value-type="float" office:value="63626905545854.1" calcext:value-type="float">
            <text:p>63626905545854.1</text:p>
          </table:table-cell>
          <table:table-cell table:style-name="ce11" table:formula="of:=([.O150]-[.O149])/1000" office:value-type="float" office:value="2.0025" calcext:value-type="float">
            <text:p>2.0025</text:p>
          </table:table-cell>
          <table:table-cell table:style-name="ce11" table:formula="of:=[.P150]+[.Q149]" office:value-type="float" office:value="296.0001015625" calcext:value-type="float">
            <text:p>296.0001</text:p>
          </table:table-cell>
          <table:table-cell table:style-name="ce16" table:formula="of:=[.Q150]-2*([.$B150]-1)" office:value-type="float" office:value="0.000101562499764896" calcext:value-type="float">
            <text:p>0.0001015625</text:p>
          </table:table-cell>
          <table:table-cell office:value-type="float" office:value="63626906011180.9" calcext:value-type="float">
            <text:p>63626906011180.9</text:p>
          </table:table-cell>
          <table:table-cell table:style-name="ce11" table:formula="of:=([.S150]-[.S149])/1000" office:value-type="float" office:value="1.9976015625" calcext:value-type="float">
            <text:p>1.9976</text:p>
          </table:table-cell>
          <table:table-cell table:style-name="ce11" table:formula="of:=[.T150]+[.U149]" office:value-type="float" office:value="295.999" calcext:value-type="float">
            <text:p>295.9990</text:p>
          </table:table-cell>
          <table:table-cell table:style-name="ce17" table:formula="of:=[.U150]-2*([.$B150]-1)" office:value-type="float" office:value="-0.0010000000000332" calcext:value-type="float">
            <text:p>-0.001</text:p>
          </table:table-cell>
          <table:table-cell office:value-type="float" office:value="63626906495935.6" calcext:value-type="float">
            <text:p>63626906495935.6</text:p>
          </table:table-cell>
          <table:table-cell table:style-name="ce11" table:formula="of:=([.W150]-[.W149])/1000" office:value-type="float" office:value="2" calcext:value-type="float">
            <text:p>2.0000</text:p>
          </table:table-cell>
          <table:table-cell table:style-name="ce11" table:formula="of:=[.X150]+[.Y149]" office:value-type="float" office:value="295.9991015625" calcext:value-type="float">
            <text:p>295.9991</text:p>
          </table:table-cell>
          <table:table-cell table:style-name="ce18" table:formula="of:=[.Y150]-2*([.$B150]-1)" office:value-type="float" office:value="-0.000898437500040927" calcext:value-type="float">
            <text:p>-0.0008984375</text:p>
          </table:table-cell>
          <table:table-cell office:value-type="float" office:value="63626906961386.2" calcext:value-type="float">
            <text:p>63626906961386.2</text:p>
          </table:table-cell>
          <table:table-cell table:style-name="ce11" table:formula="of:=([.AA150]-[.AA149])/1000" office:value-type="float" office:value="2.0003046875" calcext:value-type="float">
            <text:p>2.0003</text:p>
          </table:table-cell>
          <table:table-cell table:style-name="ce11" table:formula="of:=[.AB150]+[.AC149]" office:value-type="float" office:value="295.99840625" calcext:value-type="float">
            <text:p>295.9984</text:p>
          </table:table-cell>
          <table:table-cell table:style-name="ce19" table:formula="of:=[.AC150]-2*([.$B150]-1)" office:value-type="float" office:value="-0.00159375000004047" calcext:value-type="float">
            <text:p>-0.00159375</text:p>
          </table:table-cell>
          <table:table-cell office:value-type="float" office:value="63626907435623.5" calcext:value-type="float">
            <text:p>63626907435623.5</text:p>
          </table:table-cell>
          <table:table-cell table:style-name="ce11" table:formula="of:=([.AE150]-[.AE149])/1000" office:value-type="float" office:value="2.002796875" calcext:value-type="float">
            <text:p>2.0028</text:p>
          </table:table-cell>
          <table:table-cell table:style-name="ce11" table:formula="of:=[.AF150]+[.AG149]" office:value-type="float" office:value="296.0005" calcext:value-type="float">
            <text:p>296.0005</text:p>
          </table:table-cell>
          <table:table-cell table:style-name="ce20" table:formula="of:=[.AG150]-2*([.$B150]-1)" office:value-type="float" office:value="0.000499999999931333" calcext:value-type="float">
            <text:p>0.0005</text:p>
          </table:table-cell>
          <table:table-cell office:value-type="float" office:value="63626907905293.3" calcext:value-type="float">
            <text:p>63626907905293.3</text:p>
          </table:table-cell>
          <table:table-cell table:style-name="ce11" table:formula="of:=([.AI150]-[.AI149])/1000" office:value-type="float" office:value="2.00009375" calcext:value-type="float">
            <text:p>2.0001</text:p>
          </table:table-cell>
          <table:table-cell table:style-name="ce11" table:formula="of:=[.AJ150]+[.AK149]" office:value-type="float" office:value="295.9998984375" calcext:value-type="float">
            <text:p>295.9999</text:p>
          </table:table-cell>
          <table:table-cell table:style-name="ce21" table:formula="of:=[.AK150]-2*([.$B150]-1)" office:value-type="float" office:value="-0.000101562499821739" calcext:value-type="float">
            <text:p>-0.0001015625</text:p>
          </table:table-cell>
          <table:table-cell office:value-type="float" office:value="63626908371101.1" calcext:value-type="float">
            <text:p>63626908371101.1</text:p>
          </table:table-cell>
          <table:table-cell table:style-name="ce11" table:formula="of:=([.AM150]-[.AM149])/1000" office:value-type="float" office:value="2.0003046875" calcext:value-type="float">
            <text:p>2.0003</text:p>
          </table:table-cell>
          <table:table-cell table:style-name="ce11" table:formula="of:=[.AN150]+[.AO149]" office:value-type="float" office:value="295.997703125" calcext:value-type="float">
            <text:p>295.9977</text:p>
          </table:table-cell>
          <table:table-cell table:style-name="ce22" table:formula="of:=[.AO150]-2*([.$B150]-1)" office:value-type="float" office:value="-0.00229687500007003" calcext:value-type="float">
            <text:p>-0.002296875</text:p>
          </table:table-cell>
          <table:table-cell office:value-type="float" office:value="63626908840835.9" calcext:value-type="float">
            <text:p>63626908840835.9</text:p>
          </table:table-cell>
          <table:table-cell table:style-name="ce23" table:formula="of:=([.AQ150]-[.AQ149])/1000" office:value-type="float" office:value="1.9976953125" calcext:value-type="float">
            <text:p>1.9977</text:p>
          </table:table-cell>
          <table:table-cell table:style-name="ce11" table:formula="of:=[.AR150]+[.AS149]" office:value-type="float" office:value="295.9983984375" calcext:value-type="float">
            <text:p>295.9984</text:p>
          </table:table-cell>
          <table:table-cell table:style-name="ce24" table:formula="of:=[.AS150]-2*([.$B150]-1)" office:value-type="float" office:value="-0.00160156249989996" calcext:value-type="float">
            <text:p>-0.0016015625</text:p>
          </table:table-cell>
          <table:table-cell office:value-type="float" office:value="63626909312609.4" calcext:value-type="float">
            <text:p>63626909312609.4</text:p>
          </table:table-cell>
          <table:table-cell table:style-name="ce11" table:formula="of:=([.AU150]-[.AU149])/1000" office:value-type="float" office:value="1.9993984375" calcext:value-type="float">
            <text:p>1.9994</text:p>
          </table:table-cell>
          <table:table-cell table:style-name="ce11" table:formula="of:=[.AV150]+[.AW149]" office:value-type="float" office:value="296.0001015625" calcext:value-type="float">
            <text:p>296.0001</text:p>
          </table:table-cell>
          <table:table-cell table:style-name="ce25" table:formula="of:=[.AW150]-2*([.$B150]-1)" office:value-type="float" office:value="0.000101562500049113" calcext:value-type="float">
            <text:p>0.0001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50" calcext:value-type="float">
            <text:p>150</text:p>
          </table:table-cell>
          <table:table-cell office:value-type="float" office:value="63626904117381.1" calcext:value-type="float">
            <text:p>63626904117381.1</text:p>
          </table:table-cell>
          <table:table-cell table:formula="of:=([.C151]-[.C150])/1000" office:value-type="float" office:value="2.0036015625" calcext:value-type="float">
            <text:p>2.0036</text:p>
          </table:table-cell>
          <table:table-cell table:formula="of:=[.D151]+[.E150]" office:value-type="float" office:value="298.0023046875" calcext:value-type="float">
            <text:p>298.0023</text:p>
          </table:table-cell>
          <table:table-cell table:style-name="ce13" table:formula="of:=[.E151]-2*([.$B151]-1)" office:value-type="float" office:value="0.00230468749998636" calcext:value-type="float">
            <text:p>0.0023046875</text:p>
          </table:table-cell>
          <table:table-cell office:value-type="float" office:value="63626904600676.1" calcext:value-type="float">
            <text:p>63626904600676.1</text:p>
          </table:table-cell>
          <table:table-cell table:style-name="ce11" table:formula="of:=([.G151]-[.G150])/1000" office:value-type="float" office:value="1.9978984375" calcext:value-type="float">
            <text:p>1.9979</text:p>
          </table:table-cell>
          <table:table-cell table:style-name="ce11" table:formula="of:=[.H151]+[.I150]" office:value-type="float" office:value="297.9983046875" calcext:value-type="float">
            <text:p>297.9983</text:p>
          </table:table-cell>
          <table:table-cell table:style-name="ce14" table:formula="of:=[.I151]-2*([.$B151]-1)" office:value-type="float" office:value="-0.00169531250003274" calcext:value-type="float">
            <text:p>-0.0016953125</text:p>
          </table:table-cell>
          <table:table-cell office:value-type="float" office:value="63626905083576.8" calcext:value-type="float">
            <text:p>63626905083576.8</text:p>
          </table:table-cell>
          <table:table-cell table:style-name="ce11" table:formula="of:=([.K151]-[.K150])/1000" office:value-type="float" office:value="2.0023984375" calcext:value-type="float">
            <text:p>2.0024</text:p>
          </table:table-cell>
          <table:table-cell table:style-name="ce11" table:formula="of:=[.L151]+[.M150]" office:value-type="float" office:value="298.000796875" calcext:value-type="float">
            <text:p>298.0008</text:p>
          </table:table-cell>
          <table:table-cell table:style-name="ce15" table:formula="of:=[.M151]-2*([.$B151]-1)" office:value-type="float" office:value="0.000796875000105501" calcext:value-type="float">
            <text:p>0.000796875</text:p>
          </table:table-cell>
          <table:table-cell office:value-type="float" office:value="63626905547852.1" calcext:value-type="float">
            <text:p>63626905547852.1</text:p>
          </table:table-cell>
          <table:table-cell table:style-name="ce11" table:formula="of:=([.O151]-[.O150])/1000" office:value-type="float" office:value="1.998" calcext:value-type="float">
            <text:p>1.9980</text:p>
          </table:table-cell>
          <table:table-cell table:style-name="ce11" table:formula="of:=[.P151]+[.Q150]" office:value-type="float" office:value="297.9981015625" calcext:value-type="float">
            <text:p>297.9981</text:p>
          </table:table-cell>
          <table:table-cell table:style-name="ce16" table:formula="of:=[.Q151]-2*([.$B151]-1)" office:value-type="float" office:value="-0.00189843750024465" calcext:value-type="float">
            <text:p>-0.0018984375</text:p>
          </table:table-cell>
          <table:table-cell office:value-type="float" office:value="63626906013181.1" calcext:value-type="float">
            <text:p>63626906013181.1</text:p>
          </table:table-cell>
          <table:table-cell table:style-name="ce11" table:formula="of:=([.S151]-[.S150])/1000" office:value-type="float" office:value="2.000203125" calcext:value-type="float">
            <text:p>2.0002</text:p>
          </table:table-cell>
          <table:table-cell table:style-name="ce11" table:formula="of:=[.T151]+[.U150]" office:value-type="float" office:value="297.999203125" calcext:value-type="float">
            <text:p>297.9992</text:p>
          </table:table-cell>
          <table:table-cell table:style-name="ce17" table:formula="of:=[.U151]-2*([.$B151]-1)" office:value-type="float" office:value="-0.000796875000048658" calcext:value-type="float">
            <text:p>-0.000796875</text:p>
          </table:table-cell>
          <table:table-cell office:value-type="float" office:value="63626906497935.6" calcext:value-type="float">
            <text:p>63626906497935.6</text:p>
          </table:table-cell>
          <table:table-cell table:style-name="ce11" table:formula="of:=([.W151]-[.W150])/1000" office:value-type="float" office:value="2" calcext:value-type="float">
            <text:p>2.0000</text:p>
          </table:table-cell>
          <table:table-cell table:style-name="ce11" table:formula="of:=[.X151]+[.Y150]" office:value-type="float" office:value="297.9991015625" calcext:value-type="float">
            <text:p>297.9991</text:p>
          </table:table-cell>
          <table:table-cell table:style-name="ce18" table:formula="of:=[.Y151]-2*([.$B151]-1)" office:value-type="float" office:value="-0.000898437500040927" calcext:value-type="float">
            <text:p>-0.0008984375</text:p>
          </table:table-cell>
          <table:table-cell office:value-type="float" office:value="63626906963385.9" calcext:value-type="float">
            <text:p>63626906963385.9</text:p>
          </table:table-cell>
          <table:table-cell table:style-name="ce11" table:formula="of:=([.AA151]-[.AA150])/1000" office:value-type="float" office:value="1.9996953125" calcext:value-type="float">
            <text:p>1.9997</text:p>
          </table:table-cell>
          <table:table-cell table:style-name="ce11" table:formula="of:=[.AB151]+[.AC150]" office:value-type="float" office:value="297.9981015625" calcext:value-type="float">
            <text:p>297.9981</text:p>
          </table:table-cell>
          <table:table-cell table:style-name="ce19" table:formula="of:=[.AC151]-2*([.$B151]-1)" office:value-type="float" office:value="-0.00189843750001728" calcext:value-type="float">
            <text:p>-0.0018984375</text:p>
          </table:table-cell>
          <table:table-cell office:value-type="float" office:value="63626907437623.1" calcext:value-type="float">
            <text:p>63626907437623.1</text:p>
          </table:table-cell>
          <table:table-cell table:style-name="ce11" table:formula="of:=([.AE151]-[.AE150])/1000" office:value-type="float" office:value="1.9996015625" calcext:value-type="float">
            <text:p>1.9996</text:p>
          </table:table-cell>
          <table:table-cell table:style-name="ce11" table:formula="of:=[.AF151]+[.AG150]" office:value-type="float" office:value="298.0001015625" calcext:value-type="float">
            <text:p>298.0001</text:p>
          </table:table-cell>
          <table:table-cell table:style-name="ce20" table:formula="of:=[.AG151]-2*([.$B151]-1)" office:value-type="float" office:value="0.000101562499935426" calcext:value-type="float">
            <text:p>0.0001015625</text:p>
          </table:table-cell>
          <table:table-cell office:value-type="float" office:value="63626907907293.7" calcext:value-type="float">
            <text:p>63626907907293.7</text:p>
          </table:table-cell>
          <table:table-cell table:style-name="ce11" table:formula="of:=([.AI151]-[.AI150])/1000" office:value-type="float" office:value="2.00040625" calcext:value-type="float">
            <text:p>2.0004</text:p>
          </table:table-cell>
          <table:table-cell table:style-name="ce11" table:formula="of:=[.AJ151]+[.AK150]" office:value-type="float" office:value="298.0003046875" calcext:value-type="float">
            <text:p>298.0003</text:p>
          </table:table-cell>
          <table:table-cell table:style-name="ce21" table:formula="of:=[.AK151]-2*([.$B151]-1)" office:value-type="float" office:value="0.000304687500204182" calcext:value-type="float">
            <text:p>0.0003046875</text:p>
          </table:table-cell>
          <table:table-cell office:value-type="float" office:value="63626908373101" calcext:value-type="float">
            <text:p>63626908373101</text:p>
          </table:table-cell>
          <table:table-cell table:style-name="ce11" table:formula="of:=([.AM151]-[.AM150])/1000" office:value-type="float" office:value="1.9998984375" calcext:value-type="float">
            <text:p>1.9999</text:p>
          </table:table-cell>
          <table:table-cell table:style-name="ce11" table:formula="of:=[.AN151]+[.AO150]" office:value-type="float" office:value="297.9976015625" calcext:value-type="float">
            <text:p>297.9976</text:p>
          </table:table-cell>
          <table:table-cell table:style-name="ce22" table:formula="of:=[.AO151]-2*([.$B151]-1)" office:value-type="float" office:value="-0.0023984375000623" calcext:value-type="float">
            <text:p>-0.0023984375</text:p>
          </table:table-cell>
          <table:table-cell office:value-type="float" office:value="63626908842836.7" calcext:value-type="float">
            <text:p>63626908842836.7</text:p>
          </table:table-cell>
          <table:table-cell table:style-name="ce23" table:formula="of:=([.AQ151]-[.AQ150])/1000" office:value-type="float" office:value="2.0008046875" calcext:value-type="float">
            <text:p>2.0008</text:p>
          </table:table-cell>
          <table:table-cell table:style-name="ce11" table:formula="of:=[.AR151]+[.AS150]" office:value-type="float" office:value="297.999203125" calcext:value-type="float">
            <text:p>297.9992</text:p>
          </table:table-cell>
          <table:table-cell table:style-name="ce24" table:formula="of:=[.AS151]-2*([.$B151]-1)" office:value-type="float" office:value="-0.000796874999878128" calcext:value-type="float">
            <text:p>-0.000796875</text:p>
          </table:table-cell>
          <table:table-cell office:value-type="float" office:value="63626909314607.9" calcext:value-type="float">
            <text:p>63626909314607.9</text:p>
          </table:table-cell>
          <table:table-cell table:style-name="ce11" table:formula="of:=([.AU151]-[.AU150])/1000" office:value-type="float" office:value="1.9985" calcext:value-type="float">
            <text:p>1.9985</text:p>
          </table:table-cell>
          <table:table-cell table:style-name="ce11" table:formula="of:=[.AV151]+[.AW150]" office:value-type="float" office:value="297.9986015625" calcext:value-type="float">
            <text:p>297.9986</text:p>
          </table:table-cell>
          <table:table-cell table:style-name="ce25" table:formula="of:=[.AW151]-2*([.$B151]-1)" office:value-type="float" office:value="-0.00139843749997226" calcext:value-type="float">
            <text:p>-0.001398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51" calcext:value-type="float">
            <text:p>151</text:p>
          </table:table-cell>
          <table:table-cell office:value-type="float" office:value="63626904119377.1" calcext:value-type="float">
            <text:p>63626904119377.1</text:p>
          </table:table-cell>
          <table:table-cell table:formula="of:=([.C152]-[.C151])/1000" office:value-type="float" office:value="1.996" calcext:value-type="float">
            <text:p>1.9960</text:p>
          </table:table-cell>
          <table:table-cell table:formula="of:=[.D152]+[.E151]" office:value-type="float" office:value="299.9983046875" calcext:value-type="float">
            <text:p>299.9983</text:p>
          </table:table-cell>
          <table:table-cell table:style-name="ce13" table:formula="of:=[.E152]-2*([.$B152]-1)" office:value-type="float" office:value="-0.00169531250003274" calcext:value-type="float">
            <text:p>-0.0016953125</text:p>
          </table:table-cell>
          <table:table-cell office:value-type="float" office:value="63626904602678.7" calcext:value-type="float">
            <text:p>63626904602678.7</text:p>
          </table:table-cell>
          <table:table-cell table:style-name="ce11" table:formula="of:=([.G152]-[.G151])/1000" office:value-type="float" office:value="2.0026015625" calcext:value-type="float">
            <text:p>2.0026</text:p>
          </table:table-cell>
          <table:table-cell table:style-name="ce11" table:formula="of:=[.H152]+[.I151]" office:value-type="float" office:value="300.00090625" calcext:value-type="float">
            <text:p>300.0009</text:p>
          </table:table-cell>
          <table:table-cell table:style-name="ce14" table:formula="of:=[.I152]-2*([.$B152]-1)" office:value-type="float" office:value="0.000906249999957254" calcext:value-type="float">
            <text:p>0.00090625</text:p>
          </table:table-cell>
          <table:table-cell office:value-type="float" office:value="63626905085575.4" calcext:value-type="float">
            <text:p>63626905085575.4</text:p>
          </table:table-cell>
          <table:table-cell table:style-name="ce11" table:formula="of:=([.K152]-[.K151])/1000" office:value-type="float" office:value="1.9986015625" calcext:value-type="float">
            <text:p>1.9986</text:p>
          </table:table-cell>
          <table:table-cell table:style-name="ce11" table:formula="of:=[.L152]+[.M151]" office:value-type="float" office:value="299.9993984375" calcext:value-type="float">
            <text:p>299.9994</text:p>
          </table:table-cell>
          <table:table-cell table:style-name="ce15" table:formula="of:=[.M152]-2*([.$B152]-1)" office:value-type="float" office:value="-0.000601562499866759" calcext:value-type="float">
            <text:p>-0.0006015625</text:p>
          </table:table-cell>
          <table:table-cell office:value-type="float" office:value="63626905549854" calcext:value-type="float">
            <text:p>63626905549854</text:p>
          </table:table-cell>
          <table:table-cell table:style-name="ce11" table:formula="of:=([.O152]-[.O151])/1000" office:value-type="float" office:value="2.0018984375" calcext:value-type="float">
            <text:p>2.0019</text:p>
          </table:table-cell>
          <table:table-cell table:style-name="ce11" table:formula="of:=[.P152]+[.Q151]" office:value-type="float" office:value="300" calcext:value-type="float">
            <text:p>300.0000</text:p>
          </table:table-cell>
          <table:table-cell table:style-name="ce16" table:formula="of:=[.Q152]-2*([.$B152]-1)" office:value-type="float" office:value="0" calcext:value-type="float">
            <text:p>0</text:p>
          </table:table-cell>
          <table:table-cell office:value-type="float" office:value="63626906015181.2" calcext:value-type="float">
            <text:p>63626906015181.2</text:p>
          </table:table-cell>
          <table:table-cell table:style-name="ce11" table:formula="of:=([.S152]-[.S151])/1000" office:value-type="float" office:value="2.0001015625" calcext:value-type="float">
            <text:p>2.0001</text:p>
          </table:table-cell>
          <table:table-cell table:style-name="ce11" table:formula="of:=[.T152]+[.U151]" office:value-type="float" office:value="299.9993046875" calcext:value-type="float">
            <text:p>299.9993</text:p>
          </table:table-cell>
          <table:table-cell table:style-name="ce17" table:formula="of:=[.U152]-2*([.$B152]-1)" office:value-type="float" office:value="-0.000695312500056389" calcext:value-type="float">
            <text:p>-0.0006953125</text:p>
          </table:table-cell>
          <table:table-cell office:value-type="float" office:value="63626906499936.8" calcext:value-type="float">
            <text:p>63626906499936.8</text:p>
          </table:table-cell>
          <table:table-cell table:style-name="ce11" table:formula="of:=([.W152]-[.W151])/1000" office:value-type="float" office:value="2.0011953125" calcext:value-type="float">
            <text:p>2.0012</text:p>
          </table:table-cell>
          <table:table-cell table:style-name="ce11" table:formula="of:=[.X152]+[.Y151]" office:value-type="float" office:value="300.000296875" calcext:value-type="float">
            <text:p>300.0003</text:p>
          </table:table-cell>
          <table:table-cell table:style-name="ce18" table:formula="of:=[.Y152]-2*([.$B152]-1)" office:value-type="float" office:value="0.000296874999946795" calcext:value-type="float">
            <text:p>0.000296875</text:p>
          </table:table-cell>
          <table:table-cell office:value-type="float" office:value="63626906965386.7" calcext:value-type="float">
            <text:p>63626906965386.7</text:p>
          </table:table-cell>
          <table:table-cell table:style-name="ce11" table:formula="of:=([.AA152]-[.AA151])/1000" office:value-type="float" office:value="2.0008046875" calcext:value-type="float">
            <text:p>2.0008</text:p>
          </table:table-cell>
          <table:table-cell table:style-name="ce11" table:formula="of:=[.AB152]+[.AC151]" office:value-type="float" office:value="299.99890625" calcext:value-type="float">
            <text:p>299.9989</text:p>
          </table:table-cell>
          <table:table-cell table:style-name="ce19" table:formula="of:=[.AC152]-2*([.$B152]-1)" office:value-type="float" office:value="-0.00109374999999545" calcext:value-type="float">
            <text:p>-0.00109375</text:p>
          </table:table-cell>
          <table:table-cell office:value-type="float" office:value="63626907439621.5" calcext:value-type="float">
            <text:p>63626907439621.5</text:p>
          </table:table-cell>
          <table:table-cell table:style-name="ce11" table:formula="of:=([.AE152]-[.AE151])/1000" office:value-type="float" office:value="1.9983984375" calcext:value-type="float">
            <text:p>1.9984</text:p>
          </table:table-cell>
          <table:table-cell table:style-name="ce11" table:formula="of:=[.AF152]+[.AG151]" office:value-type="float" office:value="299.9985" calcext:value-type="float">
            <text:p>299.9985</text:p>
          </table:table-cell>
          <table:table-cell table:style-name="ce20" table:formula="of:=[.AG152]-2*([.$B152]-1)" office:value-type="float" office:value="-0.00150000000007822" calcext:value-type="float">
            <text:p>-0.0015</text:p>
          </table:table-cell>
          <table:table-cell office:value-type="float" office:value="63626907909292.8" calcext:value-type="float">
            <text:p>63626907909292.8</text:p>
          </table:table-cell>
          <table:table-cell table:style-name="ce11" table:formula="of:=([.AI152]-[.AI151])/1000" office:value-type="float" office:value="1.99909375" calcext:value-type="float">
            <text:p>1.9991</text:p>
          </table:table-cell>
          <table:table-cell table:style-name="ce11" table:formula="of:=[.AJ152]+[.AK151]" office:value-type="float" office:value="299.9993984375" calcext:value-type="float">
            <text:p>299.9994</text:p>
          </table:table-cell>
          <table:table-cell table:style-name="ce21" table:formula="of:=[.AK152]-2*([.$B152]-1)" office:value-type="float" office:value="-0.000601562499809916" calcext:value-type="float">
            <text:p>-0.0006015625</text:p>
          </table:table-cell>
          <table:table-cell office:value-type="float" office:value="63626908375102.5" calcext:value-type="float">
            <text:p>63626908375102.5</text:p>
          </table:table-cell>
          <table:table-cell table:style-name="ce11" table:formula="of:=([.AM152]-[.AM151])/1000" office:value-type="float" office:value="2.0015" calcext:value-type="float">
            <text:p>2.0015</text:p>
          </table:table-cell>
          <table:table-cell table:style-name="ce11" table:formula="of:=[.AN152]+[.AO151]" office:value-type="float" office:value="299.9991015625" calcext:value-type="float">
            <text:p>299.9991</text:p>
          </table:table-cell>
          <table:table-cell table:style-name="ce22" table:formula="of:=[.AO152]-2*([.$B152]-1)" office:value-type="float" office:value="-0.000898437500040927" calcext:value-type="float">
            <text:p>-0.0008984375</text:p>
          </table:table-cell>
          <table:table-cell office:value-type="float" office:value="63626908844837.7" calcext:value-type="float">
            <text:p>63626908844837.7</text:p>
          </table:table-cell>
          <table:table-cell table:style-name="ce23" table:formula="of:=([.AQ152]-[.AQ151])/1000" office:value-type="float" office:value="2.001" calcext:value-type="float">
            <text:p>2.0010</text:p>
          </table:table-cell>
          <table:table-cell table:style-name="ce11" table:formula="of:=[.AR152]+[.AS151]" office:value-type="float" office:value="300.000203125" calcext:value-type="float">
            <text:p>300.0002</text:p>
          </table:table-cell>
          <table:table-cell table:style-name="ce24" table:formula="of:=[.AS152]-2*([.$B152]-1)" office:value-type="float" office:value="0.000203125000098225" calcext:value-type="float">
            <text:p>0.000203125</text:p>
          </table:table-cell>
          <table:table-cell office:value-type="float" office:value="63626909316607.3" calcext:value-type="float">
            <text:p>63626909316607.3</text:p>
          </table:table-cell>
          <table:table-cell table:style-name="ce11" table:formula="of:=([.AU152]-[.AU151])/1000" office:value-type="float" office:value="1.9993984375" calcext:value-type="float">
            <text:p>1.9994</text:p>
          </table:table-cell>
          <table:table-cell table:style-name="ce11" table:formula="of:=[.AV152]+[.AW151]" office:value-type="float" office:value="299.998" calcext:value-type="float">
            <text:p>299.9980</text:p>
          </table:table-cell>
          <table:table-cell table:style-name="ce25" table:formula="of:=[.AW152]-2*([.$B152]-1)" office:value-type="float" office:value="-0.00199999999995271" calcext:value-type="float">
            <text:p>-0.002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52" calcext:value-type="float">
            <text:p>152</text:p>
          </table:table-cell>
          <table:table-cell office:value-type="float" office:value="63626904121378.8" calcext:value-type="float">
            <text:p>63626904121378.8</text:p>
          </table:table-cell>
          <table:table-cell table:formula="of:=([.C153]-[.C152])/1000" office:value-type="float" office:value="2.0016953125" calcext:value-type="float">
            <text:p>2.0017</text:p>
          </table:table-cell>
          <table:table-cell table:formula="of:=[.D153]+[.E152]" office:value-type="float" office:value="302" calcext:value-type="float">
            <text:p>302.0000</text:p>
          </table:table-cell>
          <table:table-cell table:style-name="ce13" table:formula="of:=[.E153]-2*([.$B153]-1)" office:value-type="float" office:value="0" calcext:value-type="float">
            <text:p>0</text:p>
          </table:table-cell>
          <table:table-cell office:value-type="float" office:value="63626904604676.4" calcext:value-type="float">
            <text:p>63626904604676.4</text:p>
          </table:table-cell>
          <table:table-cell table:style-name="ce11" table:formula="of:=([.G153]-[.G152])/1000" office:value-type="float" office:value="1.9976953125" calcext:value-type="float">
            <text:p>1.9977</text:p>
          </table:table-cell>
          <table:table-cell table:style-name="ce11" table:formula="of:=[.H153]+[.I152]" office:value-type="float" office:value="301.9986015625" calcext:value-type="float">
            <text:p>301.9986</text:p>
          </table:table-cell>
          <table:table-cell table:style-name="ce14" table:formula="of:=[.I153]-2*([.$B153]-1)" office:value-type="float" office:value="-0.0013984375000291" calcext:value-type="float">
            <text:p>-0.0013984375</text:p>
          </table:table-cell>
          <table:table-cell office:value-type="float" office:value="63626905087574.3" calcext:value-type="float">
            <text:p>63626905087574.3</text:p>
          </table:table-cell>
          <table:table-cell table:style-name="ce11" table:formula="of:=([.K153]-[.K152])/1000" office:value-type="float" office:value="1.9988984375" calcext:value-type="float">
            <text:p>1.9989</text:p>
          </table:table-cell>
          <table:table-cell table:style-name="ce11" table:formula="of:=[.L153]+[.M152]" office:value-type="float" office:value="301.998296875" calcext:value-type="float">
            <text:p>301.9983</text:p>
          </table:table-cell>
          <table:table-cell table:style-name="ce15" table:formula="of:=[.M153]-2*([.$B153]-1)" office:value-type="float" office:value="-0.00170312499989223" calcext:value-type="float">
            <text:p>-0.001703125</text:p>
          </table:table-cell>
          <table:table-cell office:value-type="float" office:value="63626905551853.7" calcext:value-type="float">
            <text:p>63626905551853.7</text:p>
          </table:table-cell>
          <table:table-cell table:style-name="ce11" table:formula="of:=([.O153]-[.O152])/1000" office:value-type="float" office:value="1.999703125" calcext:value-type="float">
            <text:p>1.9997</text:p>
          </table:table-cell>
          <table:table-cell table:style-name="ce11" table:formula="of:=[.P153]+[.Q152]" office:value-type="float" office:value="301.999703125" calcext:value-type="float">
            <text:p>301.9997</text:p>
          </table:table-cell>
          <table:table-cell table:style-name="ce16" table:formula="of:=[.Q153]-2*([.$B153]-1)" office:value-type="float" office:value="-0.000296875000231012" calcext:value-type="float">
            <text:p>-0.000296875</text:p>
          </table:table-cell>
          <table:table-cell office:value-type="float" office:value="63626906017180.7" calcext:value-type="float">
            <text:p>63626906017180.7</text:p>
          </table:table-cell>
          <table:table-cell table:style-name="ce11" table:formula="of:=([.S153]-[.S152])/1000" office:value-type="float" office:value="1.9995" calcext:value-type="float">
            <text:p>1.9995</text:p>
          </table:table-cell>
          <table:table-cell table:style-name="ce11" table:formula="of:=[.T153]+[.U152]" office:value-type="float" office:value="301.9988046875" calcext:value-type="float">
            <text:p>301.9988</text:p>
          </table:table-cell>
          <table:table-cell table:style-name="ce17" table:formula="of:=[.U153]-2*([.$B153]-1)" office:value-type="float" office:value="-0.00119531250004457" calcext:value-type="float">
            <text:p>-0.0011953125</text:p>
          </table:table-cell>
          <table:table-cell office:value-type="float" office:value="63626906501936.8" calcext:value-type="float">
            <text:p>63626906501936.8</text:p>
          </table:table-cell>
          <table:table-cell table:style-name="ce11" table:formula="of:=([.W153]-[.W152])/1000" office:value-type="float" office:value="2" calcext:value-type="float">
            <text:p>2.0000</text:p>
          </table:table-cell>
          <table:table-cell table:style-name="ce11" table:formula="of:=[.X153]+[.Y152]" office:value-type="float" office:value="302.000296875" calcext:value-type="float">
            <text:p>302.0003</text:p>
          </table:table-cell>
          <table:table-cell table:style-name="ce18" table:formula="of:=[.Y153]-2*([.$B153]-1)" office:value-type="float" office:value="0.000296874999946795" calcext:value-type="float">
            <text:p>0.000296875</text:p>
          </table:table-cell>
          <table:table-cell office:value-type="float" office:value="63626906967387.4" calcext:value-type="float">
            <text:p>63626906967387.4</text:p>
          </table:table-cell>
          <table:table-cell table:style-name="ce11" table:formula="of:=([.AA153]-[.AA152])/1000" office:value-type="float" office:value="2.0006953125" calcext:value-type="float">
            <text:p>2.0007</text:p>
          </table:table-cell>
          <table:table-cell table:style-name="ce11" table:formula="of:=[.AB153]+[.AC152]" office:value-type="float" office:value="301.9996015625" calcext:value-type="float">
            <text:p>301.9996</text:p>
          </table:table-cell>
          <table:table-cell table:style-name="ce19" table:formula="of:=[.AC153]-2*([.$B153]-1)" office:value-type="float" office:value="-0.000398437499995907" calcext:value-type="float">
            <text:p>-0.0003984375</text:p>
          </table:table-cell>
          <table:table-cell office:value-type="float" office:value="63626907441623" calcext:value-type="float">
            <text:p>63626907441623</text:p>
          </table:table-cell>
          <table:table-cell table:style-name="ce11" table:formula="of:=([.AE153]-[.AE152])/1000" office:value-type="float" office:value="2.0015" calcext:value-type="float">
            <text:p>2.0015</text:p>
          </table:table-cell>
          <table:table-cell table:style-name="ce11" table:formula="of:=[.AF153]+[.AG152]" office:value-type="float" office:value="302" calcext:value-type="float">
            <text:p>302.0000</text:p>
          </table:table-cell>
          <table:table-cell table:style-name="ce20" table:formula="of:=[.AG153]-2*([.$B153]-1)" office:value-type="float" office:value="0" calcext:value-type="float">
            <text:p>0</text:p>
          </table:table-cell>
          <table:table-cell office:value-type="float" office:value="63626907911291.9" calcext:value-type="float">
            <text:p>63626907911291.9</text:p>
          </table:table-cell>
          <table:table-cell table:style-name="ce11" table:formula="of:=([.AI153]-[.AI152])/1000" office:value-type="float" office:value="1.9991015625" calcext:value-type="float">
            <text:p>1.9991</text:p>
          </table:table-cell>
          <table:table-cell table:style-name="ce11" table:formula="of:=[.AJ153]+[.AK152]" office:value-type="float" office:value="301.9985" calcext:value-type="float">
            <text:p>301.9985</text:p>
          </table:table-cell>
          <table:table-cell table:style-name="ce21" table:formula="of:=[.AK153]-2*([.$B153]-1)" office:value-type="float" office:value="-0.001499999999794" calcext:value-type="float">
            <text:p>-0.0015</text:p>
          </table:table-cell>
          <table:table-cell office:value-type="float" office:value="63626908377101.6" calcext:value-type="float">
            <text:p>63626908377101.6</text:p>
          </table:table-cell>
          <table:table-cell table:style-name="ce11" table:formula="of:=([.AM153]-[.AM152])/1000" office:value-type="float" office:value="1.9991015625" calcext:value-type="float">
            <text:p>1.9991</text:p>
          </table:table-cell>
          <table:table-cell table:style-name="ce11" table:formula="of:=[.AN153]+[.AO152]" office:value-type="float" office:value="301.998203125" calcext:value-type="float">
            <text:p>301.9982</text:p>
          </table:table-cell>
          <table:table-cell table:style-name="ce22" table:formula="of:=[.AO153]-2*([.$B153]-1)" office:value-type="float" office:value="-0.00179687500002501" calcext:value-type="float">
            <text:p>-0.001796875</text:p>
          </table:table-cell>
          <table:table-cell office:value-type="float" office:value="63626908846837.1" calcext:value-type="float">
            <text:p>63626908846837.1</text:p>
          </table:table-cell>
          <table:table-cell table:style-name="ce23" table:formula="of:=([.AQ153]-[.AQ152])/1000" office:value-type="float" office:value="1.9993984375" calcext:value-type="float">
            <text:p>1.9994</text:p>
          </table:table-cell>
          <table:table-cell table:style-name="ce11" table:formula="of:=[.AR153]+[.AS152]" office:value-type="float" office:value="301.9996015625" calcext:value-type="float">
            <text:p>301.9996</text:p>
          </table:table-cell>
          <table:table-cell table:style-name="ce24" table:formula="of:=[.AS153]-2*([.$B153]-1)" office:value-type="float" office:value="-0.00039843749988222" calcext:value-type="float">
            <text:p>-0.0003984375</text:p>
          </table:table-cell>
          <table:table-cell office:value-type="float" office:value="63626909318608.3" calcext:value-type="float">
            <text:p>63626909318608.3</text:p>
          </table:table-cell>
          <table:table-cell table:style-name="ce11" table:formula="of:=([.AU153]-[.AU152])/1000" office:value-type="float" office:value="2.001" calcext:value-type="float">
            <text:p>2.0010</text:p>
          </table:table-cell>
          <table:table-cell table:style-name="ce11" table:formula="of:=[.AV153]+[.AW152]" office:value-type="float" office:value="301.999" calcext:value-type="float">
            <text:p>301.9990</text:p>
          </table:table-cell>
          <table:table-cell table:style-name="ce25" table:formula="of:=[.AW153]-2*([.$B153]-1)" office:value-type="float" office:value="-0.000999999999976353" calcext:value-type="float">
            <text:p>-0.001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53" calcext:value-type="float">
            <text:p>153</text:p>
          </table:table-cell>
          <table:table-cell office:value-type="float" office:value="63626904123377.4" calcext:value-type="float">
            <text:p>63626904123377.4</text:p>
          </table:table-cell>
          <table:table-cell table:formula="of:=([.C154]-[.C153])/1000" office:value-type="float" office:value="1.9986015625" calcext:value-type="float">
            <text:p>1.9986</text:p>
          </table:table-cell>
          <table:table-cell table:formula="of:=[.D154]+[.E153]" office:value-type="float" office:value="303.9986015625" calcext:value-type="float">
            <text:p>303.9986</text:p>
          </table:table-cell>
          <table:table-cell table:style-name="ce13" table:formula="of:=[.E154]-2*([.$B154]-1)" office:value-type="float" office:value="-0.0013984375000291" calcext:value-type="float">
            <text:p>-0.0013984375</text:p>
          </table:table-cell>
          <table:table-cell office:value-type="float" office:value="63626904606676.2" calcext:value-type="float">
            <text:p>63626904606676.2</text:p>
          </table:table-cell>
          <table:table-cell table:style-name="ce11" table:formula="of:=([.G154]-[.G153])/1000" office:value-type="float" office:value="1.9998046875" calcext:value-type="float">
            <text:p>1.9998</text:p>
          </table:table-cell>
          <table:table-cell table:style-name="ce11" table:formula="of:=[.H154]+[.I153]" office:value-type="float" office:value="303.99840625" calcext:value-type="float">
            <text:p>303.9984</text:p>
          </table:table-cell>
          <table:table-cell table:style-name="ce14" table:formula="of:=[.I154]-2*([.$B154]-1)" office:value-type="float" office:value="-0.00159375000004047" calcext:value-type="float">
            <text:p>-0.00159375</text:p>
          </table:table-cell>
          <table:table-cell office:value-type="float" office:value="63626905089573.8" calcext:value-type="float">
            <text:p>63626905089573.8</text:p>
          </table:table-cell>
          <table:table-cell table:style-name="ce11" table:formula="of:=([.K154]-[.K153])/1000" office:value-type="float" office:value="1.9995" calcext:value-type="float">
            <text:p>1.9995</text:p>
          </table:table-cell>
          <table:table-cell table:style-name="ce11" table:formula="of:=[.L154]+[.M153]" office:value-type="float" office:value="303.997796875" calcext:value-type="float">
            <text:p>303.9978</text:p>
          </table:table-cell>
          <table:table-cell table:style-name="ce15" table:formula="of:=[.M154]-2*([.$B154]-1)" office:value-type="float" office:value="-0.0022031249998804" calcext:value-type="float">
            <text:p>-0.002203125</text:p>
          </table:table-cell>
          <table:table-cell office:value-type="float" office:value="63626905553851.9" calcext:value-type="float">
            <text:p>63626905553851.9</text:p>
          </table:table-cell>
          <table:table-cell table:style-name="ce11" table:formula="of:=([.O154]-[.O153])/1000" office:value-type="float" office:value="1.9981953125" calcext:value-type="float">
            <text:p>1.9982</text:p>
          </table:table-cell>
          <table:table-cell table:style-name="ce11" table:formula="of:=[.P154]+[.Q153]" office:value-type="float" office:value="303.9978984375" calcext:value-type="float">
            <text:p>303.9979</text:p>
          </table:table-cell>
          <table:table-cell table:style-name="ce16" table:formula="of:=[.Q154]-2*([.$B154]-1)" office:value-type="float" office:value="-0.00210156250022919" calcext:value-type="float">
            <text:p>-0.0021015625</text:p>
          </table:table-cell>
          <table:table-cell office:value-type="float" office:value="63626906019181.7" calcext:value-type="float">
            <text:p>63626906019181.7</text:p>
          </table:table-cell>
          <table:table-cell table:style-name="ce11" table:formula="of:=([.S154]-[.S153])/1000" office:value-type="float" office:value="2.001" calcext:value-type="float">
            <text:p>2.0010</text:p>
          </table:table-cell>
          <table:table-cell table:style-name="ce11" table:formula="of:=[.T154]+[.U153]" office:value-type="float" office:value="303.9998046875" calcext:value-type="float">
            <text:p>303.9998</text:p>
          </table:table-cell>
          <table:table-cell table:style-name="ce17" table:formula="of:=[.U154]-2*([.$B154]-1)" office:value-type="float" office:value="-0.000195312500068212" calcext:value-type="float">
            <text:p>-0.0001953125</text:p>
          </table:table-cell>
          <table:table-cell office:value-type="float" office:value="63626906503935.1" calcext:value-type="float">
            <text:p>63626906503935.1</text:p>
          </table:table-cell>
          <table:table-cell table:style-name="ce11" table:formula="of:=([.W154]-[.W153])/1000" office:value-type="float" office:value="1.9983046875" calcext:value-type="float">
            <text:p>1.9983</text:p>
          </table:table-cell>
          <table:table-cell table:style-name="ce11" table:formula="of:=[.X154]+[.Y153]" office:value-type="float" office:value="303.9986015625" calcext:value-type="float">
            <text:p>303.9986</text:p>
          </table:table-cell>
          <table:table-cell table:style-name="ce18" table:formula="of:=[.Y154]-2*([.$B154]-1)" office:value-type="float" office:value="-0.0013984375000291" calcext:value-type="float">
            <text:p>-0.0013984375</text:p>
          </table:table-cell>
          <table:table-cell office:value-type="float" office:value="63626906969387.1" calcext:value-type="float">
            <text:p>63626906969387.1</text:p>
          </table:table-cell>
          <table:table-cell table:style-name="ce11" table:formula="of:=([.AA154]-[.AA153])/1000" office:value-type="float" office:value="1.999703125" calcext:value-type="float">
            <text:p>1.9997</text:p>
          </table:table-cell>
          <table:table-cell table:style-name="ce11" table:formula="of:=[.AB154]+[.AC153]" office:value-type="float" office:value="303.9993046875" calcext:value-type="float">
            <text:p>303.9993</text:p>
          </table:table-cell>
          <table:table-cell table:style-name="ce19" table:formula="of:=[.AC154]-2*([.$B154]-1)" office:value-type="float" office:value="-0.000695312499999545" calcext:value-type="float">
            <text:p>-0.0006953125</text:p>
          </table:table-cell>
          <table:table-cell office:value-type="float" office:value="63626907443620.7" calcext:value-type="float">
            <text:p>63626907443620.7</text:p>
          </table:table-cell>
          <table:table-cell table:style-name="ce11" table:formula="of:=([.AE154]-[.AE153])/1000" office:value-type="float" office:value="1.997703125" calcext:value-type="float">
            <text:p>1.9977</text:p>
          </table:table-cell>
          <table:table-cell table:style-name="ce11" table:formula="of:=[.AF154]+[.AG153]" office:value-type="float" office:value="303.997703125" calcext:value-type="float">
            <text:p>303.9977</text:p>
          </table:table-cell>
          <table:table-cell table:style-name="ce20" table:formula="of:=[.AG154]-2*([.$B154]-1)" office:value-type="float" office:value="-0.00229687500007003" calcext:value-type="float">
            <text:p>-0.002296875</text:p>
          </table:table-cell>
          <table:table-cell office:value-type="float" office:value="63626907913291.9" calcext:value-type="float">
            <text:p>63626907913291.9</text:p>
          </table:table-cell>
          <table:table-cell table:style-name="ce11" table:formula="of:=([.AI154]-[.AI153])/1000" office:value-type="float" office:value="2" calcext:value-type="float">
            <text:p>2.0000</text:p>
          </table:table-cell>
          <table:table-cell table:style-name="ce11" table:formula="of:=[.AJ154]+[.AK153]" office:value-type="float" office:value="303.9985" calcext:value-type="float">
            <text:p>303.9985</text:p>
          </table:table-cell>
          <table:table-cell table:style-name="ce21" table:formula="of:=[.AK154]-2*([.$B154]-1)" office:value-type="float" office:value="-0.001499999999794" calcext:value-type="float">
            <text:p>-0.0015</text:p>
          </table:table-cell>
          <table:table-cell office:value-type="float" office:value="63626908379101" calcext:value-type="float">
            <text:p>63626908379101</text:p>
          </table:table-cell>
          <table:table-cell table:style-name="ce11" table:formula="of:=([.AM154]-[.AM153])/1000" office:value-type="float" office:value="1.9993984375" calcext:value-type="float">
            <text:p>1.9994</text:p>
          </table:table-cell>
          <table:table-cell table:style-name="ce11" table:formula="of:=[.AN154]+[.AO153]" office:value-type="float" office:value="303.9976015625" calcext:value-type="float">
            <text:p>303.9976</text:p>
          </table:table-cell>
          <table:table-cell table:style-name="ce22" table:formula="of:=[.AO154]-2*([.$B154]-1)" office:value-type="float" office:value="-0.00239843750000546" calcext:value-type="float">
            <text:p>-0.0023984375</text:p>
          </table:table-cell>
          <table:table-cell office:value-type="float" office:value="63626908848836.1" calcext:value-type="float">
            <text:p>63626908848836.1</text:p>
          </table:table-cell>
          <table:table-cell table:style-name="ce23" table:formula="of:=([.AQ154]-[.AQ153])/1000" office:value-type="float" office:value="1.999" calcext:value-type="float">
            <text:p>1.9990</text:p>
          </table:table-cell>
          <table:table-cell table:style-name="ce11" table:formula="of:=[.AR154]+[.AS153]" office:value-type="float" office:value="303.9986015625" calcext:value-type="float">
            <text:p>303.9986</text:p>
          </table:table-cell>
          <table:table-cell table:style-name="ce24" table:formula="of:=[.AS154]-2*([.$B154]-1)" office:value-type="float" office:value="-0.00139843749985857" calcext:value-type="float">
            <text:p>-0.0013984375</text:p>
          </table:table-cell>
          <table:table-cell office:value-type="float" office:value="63626909320608.3" calcext:value-type="float">
            <text:p>63626909320608.3</text:p>
          </table:table-cell>
          <table:table-cell table:style-name="ce11" table:formula="of:=([.AU154]-[.AU153])/1000" office:value-type="float" office:value="2" calcext:value-type="float">
            <text:p>2.0000</text:p>
          </table:table-cell>
          <table:table-cell table:style-name="ce11" table:formula="of:=[.AV154]+[.AW153]" office:value-type="float" office:value="303.999" calcext:value-type="float">
            <text:p>303.9990</text:p>
          </table:table-cell>
          <table:table-cell table:style-name="ce25" table:formula="of:=[.AW154]-2*([.$B154]-1)" office:value-type="float" office:value="-0.000999999999976353" calcext:value-type="float">
            <text:p>-0.001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54" calcext:value-type="float">
            <text:p>154</text:p>
          </table:table-cell>
          <table:table-cell office:value-type="float" office:value="63626904125377.6" calcext:value-type="float">
            <text:p>63626904125377.6</text:p>
          </table:table-cell>
          <table:table-cell table:formula="of:=([.C155]-[.C154])/1000" office:value-type="float" office:value="2.000203125" calcext:value-type="float">
            <text:p>2.0002</text:p>
          </table:table-cell>
          <table:table-cell table:formula="of:=[.D155]+[.E154]" office:value-type="float" office:value="305.9988046875" calcext:value-type="float">
            <text:p>305.9988</text:p>
          </table:table-cell>
          <table:table-cell table:style-name="ce13" table:formula="of:=[.E155]-2*([.$B155]-1)" office:value-type="float" office:value="-0.00119531250004457" calcext:value-type="float">
            <text:p>-0.0011953125</text:p>
          </table:table-cell>
          <table:table-cell office:value-type="float" office:value="63626904608677.1" calcext:value-type="float">
            <text:p>63626904608677.1</text:p>
          </table:table-cell>
          <table:table-cell table:style-name="ce11" table:formula="of:=([.G155]-[.G154])/1000" office:value-type="float" office:value="2.0008984375" calcext:value-type="float">
            <text:p>2.0009</text:p>
          </table:table-cell>
          <table:table-cell table:style-name="ce11" table:formula="of:=[.H155]+[.I154]" office:value-type="float" office:value="305.9993046875" calcext:value-type="float">
            <text:p>305.9993</text:p>
          </table:table-cell>
          <table:table-cell table:style-name="ce14" table:formula="of:=[.I155]-2*([.$B155]-1)" office:value-type="float" office:value="-0.000695312500056389" calcext:value-type="float">
            <text:p>-0.0006953125</text:p>
          </table:table-cell>
          <table:table-cell office:value-type="float" office:value="63626905091575.3" calcext:value-type="float">
            <text:p>63626905091575.3</text:p>
          </table:table-cell>
          <table:table-cell table:style-name="ce11" table:formula="of:=([.K155]-[.K154])/1000" office:value-type="float" office:value="2.0015" calcext:value-type="float">
            <text:p>2.0015</text:p>
          </table:table-cell>
          <table:table-cell table:style-name="ce11" table:formula="of:=[.L155]+[.M154]" office:value-type="float" office:value="305.999296875" calcext:value-type="float">
            <text:p>305.9993</text:p>
          </table:table-cell>
          <table:table-cell table:style-name="ce15" table:formula="of:=[.M155]-2*([.$B155]-1)" office:value-type="float" office:value="-0.000703124999859028" calcext:value-type="float">
            <text:p>-0.000703125</text:p>
          </table:table-cell>
          <table:table-cell office:value-type="float" office:value="63626905555851.6" calcext:value-type="float">
            <text:p>63626905555851.6</text:p>
          </table:table-cell>
          <table:table-cell table:style-name="ce11" table:formula="of:=([.O155]-[.O154])/1000" office:value-type="float" office:value="1.999703125" calcext:value-type="float">
            <text:p>1.9997</text:p>
          </table:table-cell>
          <table:table-cell table:style-name="ce11" table:formula="of:=[.P155]+[.Q154]" office:value-type="float" office:value="305.9976015625" calcext:value-type="float">
            <text:p>305.9976</text:p>
          </table:table-cell>
          <table:table-cell table:style-name="ce16" table:formula="of:=[.Q155]-2*([.$B155]-1)" office:value-type="float" office:value="-0.00239843750023283" calcext:value-type="float">
            <text:p>-0.0023984375</text:p>
          </table:table-cell>
          <table:table-cell office:value-type="float" office:value="63626906021181" calcext:value-type="float">
            <text:p>63626906021181</text:p>
          </table:table-cell>
          <table:table-cell table:style-name="ce11" table:formula="of:=([.S155]-[.S154])/1000" office:value-type="float" office:value="1.999296875" calcext:value-type="float">
            <text:p>1.9993</text:p>
          </table:table-cell>
          <table:table-cell table:style-name="ce11" table:formula="of:=[.T155]+[.U154]" office:value-type="float" office:value="305.9991015625" calcext:value-type="float">
            <text:p>305.9991</text:p>
          </table:table-cell>
          <table:table-cell table:style-name="ce17" table:formula="of:=[.U155]-2*([.$B155]-1)" office:value-type="float" office:value="-0.000898437500040927" calcext:value-type="float">
            <text:p>-0.0008984375</text:p>
          </table:table-cell>
          <table:table-cell office:value-type="float" office:value="63626906505935.5" calcext:value-type="float">
            <text:p>63626906505935.5</text:p>
          </table:table-cell>
          <table:table-cell table:style-name="ce11" table:formula="of:=([.W155]-[.W154])/1000" office:value-type="float" office:value="2.0003984375" calcext:value-type="float">
            <text:p>2.0004</text:p>
          </table:table-cell>
          <table:table-cell table:style-name="ce11" table:formula="of:=[.X155]+[.Y154]" office:value-type="float" office:value="305.999" calcext:value-type="float">
            <text:p>305.9990</text:p>
          </table:table-cell>
          <table:table-cell table:style-name="ce18" table:formula="of:=[.Y155]-2*([.$B155]-1)" office:value-type="float" office:value="-0.0010000000000332" calcext:value-type="float">
            <text:p>-0.001</text:p>
          </table:table-cell>
          <table:table-cell office:value-type="float" office:value="63626906971386.3" calcext:value-type="float">
            <text:p>63626906971386.3</text:p>
          </table:table-cell>
          <table:table-cell table:style-name="ce11" table:formula="of:=([.AA155]-[.AA154])/1000" office:value-type="float" office:value="1.9991953125" calcext:value-type="float">
            <text:p>1.9992</text:p>
          </table:table-cell>
          <table:table-cell table:style-name="ce11" table:formula="of:=[.AB155]+[.AC154]" office:value-type="float" office:value="305.9985" calcext:value-type="float">
            <text:p>305.9985</text:p>
          </table:table-cell>
          <table:table-cell table:style-name="ce19" table:formula="of:=[.AC155]-2*([.$B155]-1)" office:value-type="float" office:value="-0.00150000000002137" calcext:value-type="float">
            <text:p>-0.0015</text:p>
          </table:table-cell>
          <table:table-cell office:value-type="float" office:value="63626907445623.1" calcext:value-type="float">
            <text:p>63626907445623.1</text:p>
          </table:table-cell>
          <table:table-cell table:style-name="ce11" table:formula="of:=([.AE155]-[.AE154])/1000" office:value-type="float" office:value="2.0023984375" calcext:value-type="float">
            <text:p>2.0024</text:p>
          </table:table-cell>
          <table:table-cell table:style-name="ce11" table:formula="of:=[.AF155]+[.AG154]" office:value-type="float" office:value="306.0001015625" calcext:value-type="float">
            <text:p>306.0001</text:p>
          </table:table-cell>
          <table:table-cell table:style-name="ce20" table:formula="of:=[.AG155]-2*([.$B155]-1)" office:value-type="float" office:value="0.000101562499935426" calcext:value-type="float">
            <text:p>0.0001015625</text:p>
          </table:table-cell>
          <table:table-cell office:value-type="float" office:value="63626907915291.7" calcext:value-type="float">
            <text:p>63626907915291.7</text:p>
          </table:table-cell>
          <table:table-cell table:style-name="ce11" table:formula="of:=([.AI155]-[.AI154])/1000" office:value-type="float" office:value="1.9998046875" calcext:value-type="float">
            <text:p>1.9998</text:p>
          </table:table-cell>
          <table:table-cell table:style-name="ce11" table:formula="of:=[.AJ155]+[.AK154]" office:value-type="float" office:value="305.9983046875" calcext:value-type="float">
            <text:p>305.9983</text:p>
          </table:table-cell>
          <table:table-cell table:style-name="ce21" table:formula="of:=[.AK155]-2*([.$B155]-1)" office:value-type="float" office:value="-0.00169531249980537" calcext:value-type="float">
            <text:p>-0.0016953125</text:p>
          </table:table-cell>
          <table:table-cell office:value-type="float" office:value="63626908381102.5" calcext:value-type="float">
            <text:p>63626908381102.5</text:p>
          </table:table-cell>
          <table:table-cell table:style-name="ce11" table:formula="of:=([.AM155]-[.AM154])/1000" office:value-type="float" office:value="2.0015" calcext:value-type="float">
            <text:p>2.0015</text:p>
          </table:table-cell>
          <table:table-cell table:style-name="ce11" table:formula="of:=[.AN155]+[.AO154]" office:value-type="float" office:value="305.9991015625" calcext:value-type="float">
            <text:p>305.9991</text:p>
          </table:table-cell>
          <table:table-cell table:style-name="ce22" table:formula="of:=[.AO155]-2*([.$B155]-1)" office:value-type="float" office:value="-0.000898437499984084" calcext:value-type="float">
            <text:p>-0.0008984375</text:p>
          </table:table-cell>
          <table:table-cell office:value-type="float" office:value="63626908850837.6" calcext:value-type="float">
            <text:p>63626908850837.6</text:p>
          </table:table-cell>
          <table:table-cell table:style-name="ce23" table:formula="of:=([.AQ155]-[.AQ154])/1000" office:value-type="float" office:value="2.0015" calcext:value-type="float">
            <text:p>2.0015</text:p>
          </table:table-cell>
          <table:table-cell table:style-name="ce11" table:formula="of:=[.AR155]+[.AS154]" office:value-type="float" office:value="306.0001015625" calcext:value-type="float">
            <text:p>306.0001</text:p>
          </table:table-cell>
          <table:table-cell table:style-name="ce24" table:formula="of:=[.AS155]-2*([.$B155]-1)" office:value-type="float" office:value="0.0001015625001628" calcext:value-type="float">
            <text:p>0.0001015625</text:p>
          </table:table-cell>
          <table:table-cell office:value-type="float" office:value="63626909322609.5" calcext:value-type="float">
            <text:p>63626909322609.5</text:p>
          </table:table-cell>
          <table:table-cell table:style-name="ce11" table:formula="of:=([.AU155]-[.AU154])/1000" office:value-type="float" office:value="2.001203125" calcext:value-type="float">
            <text:p>2.0012</text:p>
          </table:table-cell>
          <table:table-cell table:style-name="ce11" table:formula="of:=[.AV155]+[.AW154]" office:value-type="float" office:value="306.000203125" calcext:value-type="float">
            <text:p>306.0002</text:p>
          </table:table-cell>
          <table:table-cell table:style-name="ce25" table:formula="of:=[.AW155]-2*([.$B155]-1)" office:value-type="float" office:value="0.000203125000041382" calcext:value-type="float">
            <text:p>0.0002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10" office:value-type="float" office:value="155" calcext:value-type="float">
            <text:p>155</text:p>
          </table:table-cell>
          <table:table-cell office:value-type="float" office:value="63626904127380.1" calcext:value-type="float">
            <text:p>63626904127380.1</text:p>
          </table:table-cell>
          <table:table-cell table:formula="of:=([.C156]-[.C155])/1000" office:value-type="float" office:value="2.0025" calcext:value-type="float">
            <text:p>2.0025</text:p>
          </table:table-cell>
          <table:table-cell table:formula="of:=[.D156]+[.E155]" office:value-type="float" office:value="308.0013046875" calcext:value-type="float">
            <text:p>308.0013</text:p>
          </table:table-cell>
          <table:table-cell table:style-name="ce13" table:formula="of:=[.E156]-2*([.$B156]-1)" office:value-type="float" office:value="0.00130468749995316" calcext:value-type="float">
            <text:p>0.0013046875</text:p>
          </table:table-cell>
          <table:table-cell office:value-type="float" office:value="63626904610676.8" calcext:value-type="float">
            <text:p>63626904610676.8</text:p>
          </table:table-cell>
          <table:table-cell table:style-name="ce11" table:formula="of:=([.G156]-[.G155])/1000" office:value-type="float" office:value="1.9996953125" calcext:value-type="float">
            <text:p>1.9997</text:p>
          </table:table-cell>
          <table:table-cell table:style-name="ce11" table:formula="of:=[.H156]+[.I155]" office:value-type="float" office:value="307.999" calcext:value-type="float">
            <text:p>307.9990</text:p>
          </table:table-cell>
          <table:table-cell table:style-name="ce14" table:formula="of:=[.I156]-2*([.$B156]-1)" office:value-type="float" office:value="-0.0010000000000332" calcext:value-type="float">
            <text:p>-0.001</text:p>
          </table:table-cell>
          <table:table-cell office:value-type="float" office:value="63626905093574.1" calcext:value-type="float">
            <text:p>63626905093574.1</text:p>
          </table:table-cell>
          <table:table-cell table:style-name="ce11" table:formula="of:=([.K156]-[.K155])/1000" office:value-type="float" office:value="1.9988046875" calcext:value-type="float">
            <text:p>1.9988</text:p>
          </table:table-cell>
          <table:table-cell table:style-name="ce11" table:formula="of:=[.L156]+[.M155]" office:value-type="float" office:value="307.9981015625" calcext:value-type="float">
            <text:p>307.9981</text:p>
          </table:table-cell>
          <table:table-cell table:style-name="ce15" table:formula="of:=[.M156]-2*([.$B156]-1)" office:value-type="float" office:value="-0.00189843749984675" calcext:value-type="float">
            <text:p>-0.0018984375</text:p>
          </table:table-cell>
          <table:table-cell office:value-type="float" office:value="63626905557852.8" calcext:value-type="float">
            <text:p>63626905557852.8</text:p>
          </table:table-cell>
          <table:table-cell table:style-name="ce11" table:formula="of:=([.O156]-[.O155])/1000" office:value-type="float" office:value="2.0011953125" calcext:value-type="float">
            <text:p>2.0012</text:p>
          </table:table-cell>
          <table:table-cell table:style-name="ce11" table:formula="of:=[.P156]+[.Q155]" office:value-type="float" office:value="307.998796875" calcext:value-type="float">
            <text:p>307.9988</text:p>
          </table:table-cell>
          <table:table-cell table:style-name="ce16" table:formula="of:=[.Q156]-2*([.$B156]-1)" office:value-type="float" office:value="-0.00120312500024511" calcext:value-type="float">
            <text:p>-0.001203125</text:p>
          </table:table-cell>
          <table:table-cell office:value-type="float" office:value="63626906023181.2" calcext:value-type="float">
            <text:p>63626906023181.2</text:p>
          </table:table-cell>
          <table:table-cell table:style-name="ce11" table:formula="of:=([.S156]-[.S155])/1000" office:value-type="float" office:value="2.000203125" calcext:value-type="float">
            <text:p>2.0002</text:p>
          </table:table-cell>
          <table:table-cell table:style-name="ce11" table:formula="of:=[.T156]+[.U155]" office:value-type="float" office:value="307.9993046875" calcext:value-type="float">
            <text:p>307.9993</text:p>
          </table:table-cell>
          <table:table-cell table:style-name="ce17" table:formula="of:=[.U156]-2*([.$B156]-1)" office:value-type="float" office:value="-0.000695312500056389" calcext:value-type="float">
            <text:p>-0.0006953125</text:p>
          </table:table-cell>
          <table:table-cell office:value-type="float" office:value="63626906507935.3" calcext:value-type="float">
            <text:p>63626906507935.3</text:p>
          </table:table-cell>
          <table:table-cell table:style-name="ce11" table:formula="of:=([.W156]-[.W155])/1000" office:value-type="float" office:value="1.999796875" calcext:value-type="float">
            <text:p>1.9998</text:p>
          </table:table-cell>
          <table:table-cell table:style-name="ce11" table:formula="of:=[.X156]+[.Y155]" office:value-type="float" office:value="307.998796875" calcext:value-type="float">
            <text:p>307.9988</text:p>
          </table:table-cell>
          <table:table-cell table:style-name="ce18" table:formula="of:=[.Y156]-2*([.$B156]-1)" office:value-type="float" office:value="-0.00120312500001774" calcext:value-type="float">
            <text:p>-0.001203125</text:p>
          </table:table-cell>
          <table:table-cell office:value-type="float" office:value="63626906973387.5" calcext:value-type="float">
            <text:p>63626906973387.5</text:p>
          </table:table-cell>
          <table:table-cell table:style-name="ce11" table:formula="of:=([.AA156]-[.AA155])/1000" office:value-type="float" office:value="2.001203125" calcext:value-type="float">
            <text:p>2.0012</text:p>
          </table:table-cell>
          <table:table-cell table:style-name="ce11" table:formula="of:=[.AB156]+[.AC155]" office:value-type="float" office:value="307.999703125" calcext:value-type="float">
            <text:p>307.9997</text:p>
          </table:table-cell>
          <table:table-cell table:style-name="ce19" table:formula="of:=[.AC156]-2*([.$B156]-1)" office:value-type="float" office:value="-0.000296875000003638" calcext:value-type="float">
            <text:p>-0.000296875</text:p>
          </table:table-cell>
          <table:table-cell office:value-type="float" office:value="63626907447623.6" calcext:value-type="float">
            <text:p>63626907447623.6</text:p>
          </table:table-cell>
          <table:table-cell table:style-name="ce11" table:formula="of:=([.AE156]-[.AE155])/1000" office:value-type="float" office:value="2.0005" calcext:value-type="float">
            <text:p>2.0005</text:p>
          </table:table-cell>
          <table:table-cell table:style-name="ce11" table:formula="of:=[.AF156]+[.AG155]" office:value-type="float" office:value="308.0006015625" calcext:value-type="float">
            <text:p>308.0006</text:p>
          </table:table-cell>
          <table:table-cell table:style-name="ce20" table:formula="of:=[.AG156]-2*([.$B156]-1)" office:value-type="float" office:value="0.000601562499923602" calcext:value-type="float">
            <text:p>0.0006015625</text:p>
          </table:table-cell>
          <table:table-cell office:value-type="float" office:value="63626907917294" calcext:value-type="float">
            <text:p>63626907917294</text:p>
          </table:table-cell>
          <table:table-cell table:style-name="ce11" table:formula="of:=([.AI156]-[.AI155])/1000" office:value-type="float" office:value="2.002296875" calcext:value-type="float">
            <text:p>2.0023</text:p>
          </table:table-cell>
          <table:table-cell table:style-name="ce11" table:formula="of:=[.AJ156]+[.AK155]" office:value-type="float" office:value="308.0006015625" calcext:value-type="float">
            <text:p>308.0006</text:p>
          </table:table-cell>
          <table:table-cell table:style-name="ce21" table:formula="of:=[.AK156]-2*([.$B156]-1)" office:value-type="float" office:value="0.00060156250020782" calcext:value-type="float">
            <text:p>0.0006015625</text:p>
          </table:table-cell>
          <table:table-cell office:value-type="float" office:value="63626908383101.6" calcext:value-type="float">
            <text:p>63626908383101.6</text:p>
          </table:table-cell>
          <table:table-cell table:style-name="ce11" table:formula="of:=([.AM156]-[.AM155])/1000" office:value-type="float" office:value="1.9991015625" calcext:value-type="float">
            <text:p>1.9991</text:p>
          </table:table-cell>
          <table:table-cell table:style-name="ce11" table:formula="of:=[.AN156]+[.AO155]" office:value-type="float" office:value="307.998203125" calcext:value-type="float">
            <text:p>307.9982</text:p>
          </table:table-cell>
          <table:table-cell table:style-name="ce22" table:formula="of:=[.AO156]-2*([.$B156]-1)" office:value-type="float" office:value="-0.00179687499996817" calcext:value-type="float">
            <text:p>-0.001796875</text:p>
          </table:table-cell>
          <table:table-cell office:value-type="float" office:value="63626908852839.2" calcext:value-type="float">
            <text:p>63626908852839.2</text:p>
          </table:table-cell>
          <table:table-cell table:style-name="ce23" table:formula="of:=([.AQ156]-[.AQ155])/1000" office:value-type="float" office:value="2.0016015625" calcext:value-type="float">
            <text:p>2.0016</text:p>
          </table:table-cell>
          <table:table-cell table:style-name="ce11" table:formula="of:=[.AR156]+[.AS155]" office:value-type="float" office:value="308.001703125" calcext:value-type="float">
            <text:p>308.0017</text:p>
          </table:table-cell>
          <table:table-cell table:style-name="ce24" table:formula="of:=[.AS156]-2*([.$B156]-1)" office:value-type="float" office:value="0.00170312500017644" calcext:value-type="float">
            <text:p>0.001703125</text:p>
          </table:table-cell>
          <table:table-cell office:value-type="float" office:value="63626909324609.5" calcext:value-type="float">
            <text:p>63626909324609.5</text:p>
          </table:table-cell>
          <table:table-cell table:style-name="ce11" table:formula="of:=([.AU156]-[.AU155])/1000" office:value-type="float" office:value="2" calcext:value-type="float">
            <text:p>2.0000</text:p>
          </table:table-cell>
          <table:table-cell table:style-name="ce11" table:formula="of:=[.AV156]+[.AW155]" office:value-type="float" office:value="308.000203125" calcext:value-type="float">
            <text:p>308.0002</text:p>
          </table:table-cell>
          <table:table-cell table:style-name="ce25" table:formula="of:=[.AW156]-2*([.$B156]-1)" office:value-type="float" office:value="0.000203125000041382" calcext:value-type="float">
            <text:p>0.0002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10" office:value-type="float" office:value="156" calcext:value-type="float">
            <text:p>156</text:p>
          </table:table-cell>
          <table:table-cell office:value-type="float" office:value="63626904129380.2" calcext:value-type="float">
            <text:p>63626904129380.2</text:p>
          </table:table-cell>
          <table:table-cell table:formula="of:=([.C157]-[.C156])/1000" office:value-type="float" office:value="2.0001015625" calcext:value-type="float">
            <text:p>2.0001</text:p>
          </table:table-cell>
          <table:table-cell table:formula="of:=[.D157]+[.E156]" office:value-type="float" office:value="310.00140625" calcext:value-type="float">
            <text:p>310.0014</text:p>
          </table:table-cell>
          <table:table-cell table:style-name="ce13" table:formula="of:=[.E157]-2*([.$B157]-1)" office:value-type="float" office:value="0.00140624999994543" calcext:value-type="float">
            <text:p>0.00140625</text:p>
          </table:table-cell>
          <table:table-cell office:value-type="float" office:value="63626904612677.8" calcext:value-type="float">
            <text:p>63626904612677.8</text:p>
          </table:table-cell>
          <table:table-cell table:style-name="ce11" table:formula="of:=([.G157]-[.G156])/1000" office:value-type="float" office:value="2.001" calcext:value-type="float">
            <text:p>2.0010</text:p>
          </table:table-cell>
          <table:table-cell table:style-name="ce11" table:formula="of:=[.H157]+[.I156]" office:value-type="float" office:value="310" calcext:value-type="float">
            <text:p>310.0000</text:p>
          </table:table-cell>
          <table:table-cell table:style-name="ce14" table:formula="of:=[.I157]-2*([.$B157]-1)" office:value-type="float" office:value="0" calcext:value-type="float">
            <text:p>0</text:p>
          </table:table-cell>
          <table:table-cell office:value-type="float" office:value="63626905095573.6" calcext:value-type="float">
            <text:p>63626905095573.6</text:p>
          </table:table-cell>
          <table:table-cell table:style-name="ce11" table:formula="of:=([.K157]-[.K156])/1000" office:value-type="float" office:value="1.9995" calcext:value-type="float">
            <text:p>1.9995</text:p>
          </table:table-cell>
          <table:table-cell table:style-name="ce11" table:formula="of:=[.L157]+[.M156]" office:value-type="float" office:value="309.9976015625" calcext:value-type="float">
            <text:p>309.9976</text:p>
          </table:table-cell>
          <table:table-cell table:style-name="ce15" table:formula="of:=[.M157]-2*([.$B157]-1)" office:value-type="float" office:value="-0.00239843749983493" calcext:value-type="float">
            <text:p>-0.0023984375</text:p>
          </table:table-cell>
          <table:table-cell office:value-type="float" office:value="63626905559852.2" calcext:value-type="float">
            <text:p>63626905559852.2</text:p>
          </table:table-cell>
          <table:table-cell table:style-name="ce11" table:formula="of:=([.O157]-[.O156])/1000" office:value-type="float" office:value="1.99940625" calcext:value-type="float">
            <text:p>1.9994</text:p>
          </table:table-cell>
          <table:table-cell table:style-name="ce11" table:formula="of:=[.P157]+[.Q156]" office:value-type="float" office:value="309.998203125" calcext:value-type="float">
            <text:p>309.9982</text:p>
          </table:table-cell>
          <table:table-cell table:style-name="ce16" table:formula="of:=[.Q157]-2*([.$B157]-1)" office:value-type="float" office:value="-0.00179687500025238" calcext:value-type="float">
            <text:p>-0.001796875</text:p>
          </table:table-cell>
          <table:table-cell office:value-type="float" office:value="63626906025180.4" calcext:value-type="float">
            <text:p>63626906025180.4</text:p>
          </table:table-cell>
          <table:table-cell table:style-name="ce11" table:formula="of:=([.S157]-[.S156])/1000" office:value-type="float" office:value="1.9991953125" calcext:value-type="float">
            <text:p>1.9992</text:p>
          </table:table-cell>
          <table:table-cell table:style-name="ce11" table:formula="of:=[.T157]+[.U156]" office:value-type="float" office:value="309.9985" calcext:value-type="float">
            <text:p>309.9985</text:p>
          </table:table-cell>
          <table:table-cell table:style-name="ce17" table:formula="of:=[.U157]-2*([.$B157]-1)" office:value-type="float" office:value="-0.00150000000007822" calcext:value-type="float">
            <text:p>-0.0015</text:p>
          </table:table-cell>
          <table:table-cell office:value-type="float" office:value="63626906509935.2" calcext:value-type="float">
            <text:p>63626906509935.2</text:p>
          </table:table-cell>
          <table:table-cell table:style-name="ce11" table:formula="of:=([.W157]-[.W156])/1000" office:value-type="float" office:value="1.99990625" calcext:value-type="float">
            <text:p>1.9999</text:p>
          </table:table-cell>
          <table:table-cell table:style-name="ce11" table:formula="of:=[.X157]+[.Y156]" office:value-type="float" office:value="309.998703125" calcext:value-type="float">
            <text:p>309.9987</text:p>
          </table:table-cell>
          <table:table-cell table:style-name="ce18" table:formula="of:=[.Y157]-2*([.$B157]-1)" office:value-type="float" office:value="-0.00129687500003683" calcext:value-type="float">
            <text:p>-0.001296875</text:p>
          </table:table-cell>
          <table:table-cell office:value-type="float" office:value="63626906975387" calcext:value-type="float">
            <text:p>63626906975387</text:p>
          </table:table-cell>
          <table:table-cell table:style-name="ce11" table:formula="of:=([.AA157]-[.AA156])/1000" office:value-type="float" office:value="1.9995" calcext:value-type="float">
            <text:p>1.9995</text:p>
          </table:table-cell>
          <table:table-cell table:style-name="ce11" table:formula="of:=[.AB157]+[.AC156]" office:value-type="float" office:value="309.999203125" calcext:value-type="float">
            <text:p>309.9992</text:p>
          </table:table-cell>
          <table:table-cell table:style-name="ce19" table:formula="of:=[.AC157]-2*([.$B157]-1)" office:value-type="float" office:value="-0.000796874999991815" calcext:value-type="float">
            <text:p>-0.000796875</text:p>
          </table:table-cell>
          <table:table-cell office:value-type="float" office:value="63626907449621.5" calcext:value-type="float">
            <text:p>63626907449621.5</text:p>
          </table:table-cell>
          <table:table-cell table:style-name="ce11" table:formula="of:=([.AE157]-[.AE156])/1000" office:value-type="float" office:value="1.9978984375" calcext:value-type="float">
            <text:p>1.9979</text:p>
          </table:table-cell>
          <table:table-cell table:style-name="ce11" table:formula="of:=[.AF157]+[.AG156]" office:value-type="float" office:value="309.9985" calcext:value-type="float">
            <text:p>309.9985</text:p>
          </table:table-cell>
          <table:table-cell table:style-name="ce20" table:formula="of:=[.AG157]-2*([.$B157]-1)" office:value-type="float" office:value="-0.00150000000007822" calcext:value-type="float">
            <text:p>-0.0015</text:p>
          </table:table-cell>
          <table:table-cell office:value-type="float" office:value="63626907919293.7" calcext:value-type="float">
            <text:p>63626907919293.7</text:p>
          </table:table-cell>
          <table:table-cell table:style-name="ce11" table:formula="of:=([.AI157]-[.AI156])/1000" office:value-type="float" office:value="1.999703125" calcext:value-type="float">
            <text:p>1.9997</text:p>
          </table:table-cell>
          <table:table-cell table:style-name="ce11" table:formula="of:=[.AJ157]+[.AK156]" office:value-type="float" office:value="310.0003046875" calcext:value-type="float">
            <text:p>310.0003</text:p>
          </table:table-cell>
          <table:table-cell table:style-name="ce21" table:formula="of:=[.AK157]-2*([.$B157]-1)" office:value-type="float" office:value="0.000304687500204182" calcext:value-type="float">
            <text:p>0.0003046875</text:p>
          </table:table-cell>
          <table:table-cell office:value-type="float" office:value="63626908385102.2" calcext:value-type="float">
            <text:p>63626908385102.2</text:p>
          </table:table-cell>
          <table:table-cell table:style-name="ce11" table:formula="of:=([.AM157]-[.AM156])/1000" office:value-type="float" office:value="2.0006015625" calcext:value-type="float">
            <text:p>2.0006</text:p>
          </table:table-cell>
          <table:table-cell table:style-name="ce11" table:formula="of:=[.AN157]+[.AO156]" office:value-type="float" office:value="309.9988046875" calcext:value-type="float">
            <text:p>309.9988</text:p>
          </table:table-cell>
          <table:table-cell table:style-name="ce22" table:formula="of:=[.AO157]-2*([.$B157]-1)" office:value-type="float" office:value="-0.00119531249998772" calcext:value-type="float">
            <text:p>-0.0011953125</text:p>
          </table:table-cell>
          <table:table-cell office:value-type="float" office:value="63626908854838.3" calcext:value-type="float">
            <text:p>63626908854838.3</text:p>
          </table:table-cell>
          <table:table-cell table:style-name="ce23" table:formula="of:=([.AQ157]-[.AQ156])/1000" office:value-type="float" office:value="1.99909375" calcext:value-type="float">
            <text:p>1.9991</text:p>
          </table:table-cell>
          <table:table-cell table:style-name="ce11" table:formula="of:=[.AR157]+[.AS156]" office:value-type="float" office:value="310.000796875" calcext:value-type="float">
            <text:p>310.0008</text:p>
          </table:table-cell>
          <table:table-cell table:style-name="ce24" table:formula="of:=[.AS157]-2*([.$B157]-1)" office:value-type="float" office:value="0.000796875000162345" calcext:value-type="float">
            <text:p>0.000796875</text:p>
          </table:table-cell>
          <table:table-cell office:value-type="float" office:value="63626909326608.5" calcext:value-type="float">
            <text:p>63626909326608.5</text:p>
          </table:table-cell>
          <table:table-cell table:style-name="ce11" table:formula="of:=([.AU157]-[.AU156])/1000" office:value-type="float" office:value="1.999" calcext:value-type="float">
            <text:p>1.9990</text:p>
          </table:table-cell>
          <table:table-cell table:style-name="ce11" table:formula="of:=[.AV157]+[.AW156]" office:value-type="float" office:value="309.999203125" calcext:value-type="float">
            <text:p>309.9992</text:p>
          </table:table-cell>
          <table:table-cell table:style-name="ce25" table:formula="of:=[.AW157]-2*([.$B157]-1)" office:value-type="float" office:value="-0.000796874999934971" calcext:value-type="float">
            <text:p>-0.0007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57" calcext:value-type="float">
            <text:p>157</text:p>
          </table:table-cell>
          <table:table-cell office:value-type="float" office:value="63626904131378.4" calcext:value-type="float">
            <text:p>63626904131378.4</text:p>
          </table:table-cell>
          <table:table-cell table:formula="of:=([.C158]-[.C157])/1000" office:value-type="float" office:value="1.9981953125" calcext:value-type="float">
            <text:p>1.9982</text:p>
          </table:table-cell>
          <table:table-cell table:formula="of:=[.D158]+[.E157]" office:value-type="float" office:value="311.9996015625" calcext:value-type="float">
            <text:p>311.9996</text:p>
          </table:table-cell>
          <table:table-cell table:style-name="ce13" table:formula="of:=[.E158]-2*([.$B158]-1)" office:value-type="float" office:value="-0.000398437500052751" calcext:value-type="float">
            <text:p>-0.0003984375</text:p>
          </table:table-cell>
          <table:table-cell office:value-type="float" office:value="63626904614678.1" calcext:value-type="float">
            <text:p>63626904614678.1</text:p>
          </table:table-cell>
          <table:table-cell table:style-name="ce11" table:formula="of:=([.G158]-[.G157])/1000" office:value-type="float" office:value="2.0003046875" calcext:value-type="float">
            <text:p>2.0003</text:p>
          </table:table-cell>
          <table:table-cell table:style-name="ce11" table:formula="of:=[.H158]+[.I157]" office:value-type="float" office:value="312.0003046875" calcext:value-type="float">
            <text:p>312.0003</text:p>
          </table:table-cell>
          <table:table-cell table:style-name="ce14" table:formula="of:=[.I158]-2*([.$B158]-1)" office:value-type="float" office:value="0.000304687499919964" calcext:value-type="float">
            <text:p>0.0003046875</text:p>
          </table:table-cell>
          <table:table-cell office:value-type="float" office:value="63626905097575.4" calcext:value-type="float">
            <text:p>63626905097575.4</text:p>
          </table:table-cell>
          <table:table-cell table:style-name="ce11" table:formula="of:=([.K158]-[.K157])/1000" office:value-type="float" office:value="2.001796875" calcext:value-type="float">
            <text:p>2.0018</text:p>
          </table:table-cell>
          <table:table-cell table:style-name="ce11" table:formula="of:=[.L158]+[.M157]" office:value-type="float" office:value="311.9993984375" calcext:value-type="float">
            <text:p>311.9994</text:p>
          </table:table-cell>
          <table:table-cell table:style-name="ce15" table:formula="of:=[.M158]-2*([.$B158]-1)" office:value-type="float" office:value="-0.000601562499809916" calcext:value-type="float">
            <text:p>-0.0006015625</text:p>
          </table:table-cell>
          <table:table-cell office:value-type="float" office:value="63626905561853.1" calcext:value-type="float">
            <text:p>63626905561853.1</text:p>
          </table:table-cell>
          <table:table-cell table:style-name="ce11" table:formula="of:=([.O158]-[.O157])/1000" office:value-type="float" office:value="2.0008984375" calcext:value-type="float">
            <text:p>2.0009</text:p>
          </table:table-cell>
          <table:table-cell table:style-name="ce11" table:formula="of:=[.P158]+[.Q157]" office:value-type="float" office:value="311.9991015625" calcext:value-type="float">
            <text:p>311.9991</text:p>
          </table:table-cell>
          <table:table-cell table:style-name="ce16" table:formula="of:=[.Q158]-2*([.$B158]-1)" office:value-type="float" office:value="-0.000898437500268301" calcext:value-type="float">
            <text:p>-0.0008984375</text:p>
          </table:table-cell>
          <table:table-cell office:value-type="float" office:value="63626906027181.5" calcext:value-type="float">
            <text:p>63626906027181.5</text:p>
          </table:table-cell>
          <table:table-cell table:style-name="ce11" table:formula="of:=([.S158]-[.S157])/1000" office:value-type="float" office:value="2.0011015625" calcext:value-type="float">
            <text:p>2.0011</text:p>
          </table:table-cell>
          <table:table-cell table:style-name="ce11" table:formula="of:=[.T158]+[.U157]" office:value-type="float" office:value="311.9996015625" calcext:value-type="float">
            <text:p>311.9996</text:p>
          </table:table-cell>
          <table:table-cell table:style-name="ce17" table:formula="of:=[.U158]-2*([.$B158]-1)" office:value-type="float" office:value="-0.000398437500052751" calcext:value-type="float">
            <text:p>-0.0003984375</text:p>
          </table:table-cell>
          <table:table-cell office:value-type="float" office:value="63626906511936.1" calcext:value-type="float">
            <text:p>63626906511936.1</text:p>
          </table:table-cell>
          <table:table-cell table:style-name="ce11" table:formula="of:=([.W158]-[.W157])/1000" office:value-type="float" office:value="2.0008984375" calcext:value-type="float">
            <text:p>2.0009</text:p>
          </table:table-cell>
          <table:table-cell table:style-name="ce11" table:formula="of:=[.X158]+[.Y157]" office:value-type="float" office:value="311.9996015625" calcext:value-type="float">
            <text:p>311.9996</text:p>
          </table:table-cell>
          <table:table-cell table:style-name="ce18" table:formula="of:=[.Y158]-2*([.$B158]-1)" office:value-type="float" office:value="-0.000398437500052751" calcext:value-type="float">
            <text:p>-0.0003984375</text:p>
          </table:table-cell>
          <table:table-cell office:value-type="float" office:value="63626906977385.9" calcext:value-type="float">
            <text:p>63626906977385.9</text:p>
          </table:table-cell>
          <table:table-cell table:style-name="ce11" table:formula="of:=([.AA158]-[.AA157])/1000" office:value-type="float" office:value="1.9988984375" calcext:value-type="float">
            <text:p>1.9989</text:p>
          </table:table-cell>
          <table:table-cell table:style-name="ce11" table:formula="of:=[.AB158]+[.AC157]" office:value-type="float" office:value="311.9981015625" calcext:value-type="float">
            <text:p>311.9981</text:p>
          </table:table-cell>
          <table:table-cell table:style-name="ce19" table:formula="of:=[.AC158]-2*([.$B158]-1)" office:value-type="float" office:value="-0.00189843750001728" calcext:value-type="float">
            <text:p>-0.0018984375</text:p>
          </table:table-cell>
          <table:table-cell office:value-type="float" office:value="63626907451622" calcext:value-type="float">
            <text:p>63626907451622</text:p>
          </table:table-cell>
          <table:table-cell table:style-name="ce11" table:formula="of:=([.AE158]-[.AE157])/1000" office:value-type="float" office:value="2.0005" calcext:value-type="float">
            <text:p>2.0005</text:p>
          </table:table-cell>
          <table:table-cell table:style-name="ce11" table:formula="of:=[.AF158]+[.AG157]" office:value-type="float" office:value="311.999" calcext:value-type="float">
            <text:p>311.9990</text:p>
          </table:table-cell>
          <table:table-cell table:style-name="ce20" table:formula="of:=[.AG158]-2*([.$B158]-1)" office:value-type="float" office:value="-0.00100000000009004" calcext:value-type="float">
            <text:p>-0.001</text:p>
          </table:table-cell>
          <table:table-cell office:value-type="float" office:value="63626907921293.6" calcext:value-type="float">
            <text:p>63626907921293.6</text:p>
          </table:table-cell>
          <table:table-cell table:style-name="ce11" table:formula="of:=([.AI158]-[.AI157])/1000" office:value-type="float" office:value="1.9998984375" calcext:value-type="float">
            <text:p>1.9999</text:p>
          </table:table-cell>
          <table:table-cell table:style-name="ce11" table:formula="of:=[.AJ158]+[.AK157]" office:value-type="float" office:value="312.000203125" calcext:value-type="float">
            <text:p>312.0002</text:p>
          </table:table-cell>
          <table:table-cell table:style-name="ce21" table:formula="of:=[.AK158]-2*([.$B158]-1)" office:value-type="float" office:value="0.000203125000211912" calcext:value-type="float">
            <text:p>0.000203125</text:p>
          </table:table-cell>
          <table:table-cell office:value-type="float" office:value="63626908387102.2" calcext:value-type="float">
            <text:p>63626908387102.2</text:p>
          </table:table-cell>
          <table:table-cell table:style-name="ce11" table:formula="of:=([.AM158]-[.AM157])/1000" office:value-type="float" office:value="2" calcext:value-type="float">
            <text:p>2.0000</text:p>
          </table:table-cell>
          <table:table-cell table:style-name="ce11" table:formula="of:=[.AN158]+[.AO157]" office:value-type="float" office:value="311.9988046875" calcext:value-type="float">
            <text:p>311.9988</text:p>
          </table:table-cell>
          <table:table-cell table:style-name="ce22" table:formula="of:=[.AO158]-2*([.$B158]-1)" office:value-type="float" office:value="-0.00119531249998772" calcext:value-type="float">
            <text:p>-0.0011953125</text:p>
          </table:table-cell>
          <table:table-cell office:value-type="float" office:value="63626908856838.2" calcext:value-type="float">
            <text:p>63626908856838.2</text:p>
          </table:table-cell>
          <table:table-cell table:style-name="ce23" table:formula="of:=([.AQ158]-[.AQ157])/1000" office:value-type="float" office:value="1.99990625" calcext:value-type="float">
            <text:p>1.9999</text:p>
          </table:table-cell>
          <table:table-cell table:style-name="ce11" table:formula="of:=[.AR158]+[.AS157]" office:value-type="float" office:value="312.000703125" calcext:value-type="float">
            <text:p>312.0007</text:p>
          </table:table-cell>
          <table:table-cell table:style-name="ce24" table:formula="of:=[.AS158]-2*([.$B158]-1)" office:value-type="float" office:value="0.000703125000143245" calcext:value-type="float">
            <text:p>0.000703125</text:p>
          </table:table-cell>
          <table:table-cell office:value-type="float" office:value="63626909328607.6" calcext:value-type="float">
            <text:p>63626909328607.6</text:p>
          </table:table-cell>
          <table:table-cell table:style-name="ce11" table:formula="of:=([.AU158]-[.AU157])/1000" office:value-type="float" office:value="1.9991015625" calcext:value-type="float">
            <text:p>1.9991</text:p>
          </table:table-cell>
          <table:table-cell table:style-name="ce11" table:formula="of:=[.AV158]+[.AW157]" office:value-type="float" office:value="311.9983046875" calcext:value-type="float">
            <text:p>311.9983</text:p>
          </table:table-cell>
          <table:table-cell table:style-name="ce25" table:formula="of:=[.AW158]-2*([.$B158]-1)" office:value-type="float" office:value="-0.00169531249991906" calcext:value-type="float">
            <text:p>-0.0016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58" calcext:value-type="float">
            <text:p>158</text:p>
          </table:table-cell>
          <table:table-cell office:value-type="float" office:value="63626904133380.1" calcext:value-type="float">
            <text:p>63626904133380.1</text:p>
          </table:table-cell>
          <table:table-cell table:formula="of:=([.C159]-[.C158])/1000" office:value-type="float" office:value="2.001703125" calcext:value-type="float">
            <text:p>2.0017</text:p>
          </table:table-cell>
          <table:table-cell table:formula="of:=[.D159]+[.E158]" office:value-type="float" office:value="314.0013046875" calcext:value-type="float">
            <text:p>314.0013</text:p>
          </table:table-cell>
          <table:table-cell table:style-name="ce13" table:formula="of:=[.E159]-2*([.$B159]-1)" office:value-type="float" office:value="0.00130468749995316" calcext:value-type="float">
            <text:p>0.0013046875</text:p>
          </table:table-cell>
          <table:table-cell office:value-type="float" office:value="63626904616677.6" calcext:value-type="float">
            <text:p>63626904616677.6</text:p>
          </table:table-cell>
          <table:table-cell table:style-name="ce11" table:formula="of:=([.G159]-[.G158])/1000" office:value-type="float" office:value="1.9995" calcext:value-type="float">
            <text:p>1.9995</text:p>
          </table:table-cell>
          <table:table-cell table:style-name="ce11" table:formula="of:=[.H159]+[.I158]" office:value-type="float" office:value="313.9998046875" calcext:value-type="float">
            <text:p>313.9998</text:p>
          </table:table-cell>
          <table:table-cell table:style-name="ce14" table:formula="of:=[.I159]-2*([.$B159]-1)" office:value-type="float" office:value="-0.000195312500068212" calcext:value-type="float">
            <text:p>-0.0001953125</text:p>
          </table:table-cell>
          <table:table-cell office:value-type="float" office:value="63626905099576.1" calcext:value-type="float">
            <text:p>63626905099576.1</text:p>
          </table:table-cell>
          <table:table-cell table:style-name="ce11" table:formula="of:=([.K159]-[.K158])/1000" office:value-type="float" office:value="2.000703125" calcext:value-type="float">
            <text:p>2.0007</text:p>
          </table:table-cell>
          <table:table-cell table:style-name="ce11" table:formula="of:=[.L159]+[.M158]" office:value-type="float" office:value="314.0001015625" calcext:value-type="float">
            <text:p>314.0001</text:p>
          </table:table-cell>
          <table:table-cell table:style-name="ce15" table:formula="of:=[.M159]-2*([.$B159]-1)" office:value-type="float" office:value="0.0001015625001628" calcext:value-type="float">
            <text:p>0.0001015625</text:p>
          </table:table-cell>
          <table:table-cell office:value-type="float" office:value="63626905563853.6" calcext:value-type="float">
            <text:p>63626905563853.6</text:p>
          </table:table-cell>
          <table:table-cell table:style-name="ce11" table:formula="of:=([.O159]-[.O158])/1000" office:value-type="float" office:value="2.0005" calcext:value-type="float">
            <text:p>2.0005</text:p>
          </table:table-cell>
          <table:table-cell table:style-name="ce11" table:formula="of:=[.P159]+[.Q158]" office:value-type="float" office:value="313.9996015625" calcext:value-type="float">
            <text:p>313.9996</text:p>
          </table:table-cell>
          <table:table-cell table:style-name="ce16" table:formula="of:=[.Q159]-2*([.$B159]-1)" office:value-type="float" office:value="-0.000398437500280124" calcext:value-type="float">
            <text:p>-0.0003984375</text:p>
          </table:table-cell>
          <table:table-cell office:value-type="float" office:value="63626906029181" calcext:value-type="float">
            <text:p>63626906029181</text:p>
          </table:table-cell>
          <table:table-cell table:style-name="ce11" table:formula="of:=([.S159]-[.S158])/1000" office:value-type="float" office:value="1.9995" calcext:value-type="float">
            <text:p>1.9995</text:p>
          </table:table-cell>
          <table:table-cell table:style-name="ce11" table:formula="of:=[.T159]+[.U158]" office:value-type="float" office:value="313.9991015625" calcext:value-type="float">
            <text:p>313.9991</text:p>
          </table:table-cell>
          <table:table-cell table:style-name="ce17" table:formula="of:=[.U159]-2*([.$B159]-1)" office:value-type="float" office:value="-0.000898437500040927" calcext:value-type="float">
            <text:p>-0.0008984375</text:p>
          </table:table-cell>
          <table:table-cell office:value-type="float" office:value="63626906513936.7" calcext:value-type="float">
            <text:p>63626906513936.7</text:p>
          </table:table-cell>
          <table:table-cell table:style-name="ce11" table:formula="of:=([.W159]-[.W158])/1000" office:value-type="float" office:value="2.0006015625" calcext:value-type="float">
            <text:p>2.0006</text:p>
          </table:table-cell>
          <table:table-cell table:style-name="ce11" table:formula="of:=[.X159]+[.Y158]" office:value-type="float" office:value="314.000203125" calcext:value-type="float">
            <text:p>314.0002</text:p>
          </table:table-cell>
          <table:table-cell table:style-name="ce18" table:formula="of:=[.Y159]-2*([.$B159]-1)" office:value-type="float" office:value="0.000203124999927695" calcext:value-type="float">
            <text:p>0.000203125</text:p>
          </table:table-cell>
          <table:table-cell office:value-type="float" office:value="63626906979386.6" calcext:value-type="float">
            <text:p>63626906979386.6</text:p>
          </table:table-cell>
          <table:table-cell table:style-name="ce11" table:formula="of:=([.AA159]-[.AA158])/1000" office:value-type="float" office:value="2.000703125" calcext:value-type="float">
            <text:p>2.0007</text:p>
          </table:table-cell>
          <table:table-cell table:style-name="ce11" table:formula="of:=[.AB159]+[.AC158]" office:value-type="float" office:value="313.9988046875" calcext:value-type="float">
            <text:p>313.9988</text:p>
          </table:table-cell>
          <table:table-cell table:style-name="ce19" table:formula="of:=[.AC159]-2*([.$B159]-1)" office:value-type="float" office:value="-0.00119531250004457" calcext:value-type="float">
            <text:p>-0.0011953125</text:p>
          </table:table-cell>
          <table:table-cell office:value-type="float" office:value="63626907453621.3" calcext:value-type="float">
            <text:p>63626907453621.3</text:p>
          </table:table-cell>
          <table:table-cell table:style-name="ce11" table:formula="of:=([.AE159]-[.AE158])/1000" office:value-type="float" office:value="1.999296875" calcext:value-type="float">
            <text:p>1.9993</text:p>
          </table:table-cell>
          <table:table-cell table:style-name="ce11" table:formula="of:=[.AF159]+[.AG158]" office:value-type="float" office:value="313.998296875" calcext:value-type="float">
            <text:p>313.9983</text:p>
          </table:table-cell>
          <table:table-cell table:style-name="ce20" table:formula="of:=[.AG159]-2*([.$B159]-1)" office:value-type="float" office:value="-0.00170312500006276" calcext:value-type="float">
            <text:p>-0.001703125</text:p>
          </table:table-cell>
          <table:table-cell office:value-type="float" office:value="63626907923294" calcext:value-type="float">
            <text:p>63626907923294</text:p>
          </table:table-cell>
          <table:table-cell table:style-name="ce11" table:formula="of:=([.AI159]-[.AI158])/1000" office:value-type="float" office:value="2.0003984375" calcext:value-type="float">
            <text:p>2.0004</text:p>
          </table:table-cell>
          <table:table-cell table:style-name="ce11" table:formula="of:=[.AJ159]+[.AK158]" office:value-type="float" office:value="314.0006015625" calcext:value-type="float">
            <text:p>314.0006</text:p>
          </table:table-cell>
          <table:table-cell table:style-name="ce21" table:formula="of:=[.AK159]-2*([.$B159]-1)" office:value-type="float" office:value="0.00060156250020782" calcext:value-type="float">
            <text:p>0.0006015625</text:p>
          </table:table-cell>
          <table:table-cell office:value-type="float" office:value="63626908389101.2" calcext:value-type="float">
            <text:p>63626908389101.2</text:p>
          </table:table-cell>
          <table:table-cell table:style-name="ce11" table:formula="of:=([.AM159]-[.AM158])/1000" office:value-type="float" office:value="1.999" calcext:value-type="float">
            <text:p>1.9990</text:p>
          </table:table-cell>
          <table:table-cell table:style-name="ce11" table:formula="of:=[.AN159]+[.AO158]" office:value-type="float" office:value="313.9978046875" calcext:value-type="float">
            <text:p>313.9978</text:p>
          </table:table-cell>
          <table:table-cell table:style-name="ce22" table:formula="of:=[.AO159]-2*([.$B159]-1)" office:value-type="float" office:value="-0.00219531249996407" calcext:value-type="float">
            <text:p>-0.0021953125</text:p>
          </table:table-cell>
          <table:table-cell office:value-type="float" office:value="63626908858835.7" calcext:value-type="float">
            <text:p>63626908858835.7</text:p>
          </table:table-cell>
          <table:table-cell table:style-name="ce23" table:formula="of:=([.AQ159]-[.AQ158])/1000" office:value-type="float" office:value="1.9975" calcext:value-type="float">
            <text:p>1.9975</text:p>
          </table:table-cell>
          <table:table-cell table:style-name="ce11" table:formula="of:=[.AR159]+[.AS158]" office:value-type="float" office:value="313.998203125" calcext:value-type="float">
            <text:p>313.9982</text:p>
          </table:table-cell>
          <table:table-cell table:style-name="ce24" table:formula="of:=[.AS159]-2*([.$B159]-1)" office:value-type="float" office:value="-0.00179687499985448" calcext:value-type="float">
            <text:p>-0.001796875</text:p>
          </table:table-cell>
          <table:table-cell office:value-type="float" office:value="63626909330607.5" calcext:value-type="float">
            <text:p>63626909330607.5</text:p>
          </table:table-cell>
          <table:table-cell table:style-name="ce11" table:formula="of:=([.AU159]-[.AU158])/1000" office:value-type="float" office:value="1.9998984375" calcext:value-type="float">
            <text:p>1.9999</text:p>
          </table:table-cell>
          <table:table-cell table:style-name="ce11" table:formula="of:=[.AV159]+[.AW158]" office:value-type="float" office:value="313.998203125" calcext:value-type="float">
            <text:p>313.9982</text:p>
          </table:table-cell>
          <table:table-cell table:style-name="ce25" table:formula="of:=[.AW159]-2*([.$B159]-1)" office:value-type="float" office:value="-0.00179687499991132" calcext:value-type="float">
            <text:p>-0.0017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59" calcext:value-type="float">
            <text:p>159</text:p>
          </table:table-cell>
          <table:table-cell office:value-type="float" office:value="63626904135379.4" calcext:value-type="float">
            <text:p>63626904135379.4</text:p>
          </table:table-cell>
          <table:table-cell table:formula="of:=([.C160]-[.C159])/1000" office:value-type="float" office:value="1.999296875" calcext:value-type="float">
            <text:p>1.9993</text:p>
          </table:table-cell>
          <table:table-cell table:formula="of:=[.D160]+[.E159]" office:value-type="float" office:value="316.0006015625" calcext:value-type="float">
            <text:p>316.0006</text:p>
          </table:table-cell>
          <table:table-cell table:style-name="ce13" table:formula="of:=[.E160]-2*([.$B160]-1)" office:value-type="float" office:value="0.000601562499980446" calcext:value-type="float">
            <text:p>0.0006015625</text:p>
          </table:table-cell>
          <table:table-cell office:value-type="float" office:value="63626904618675.8" calcext:value-type="float">
            <text:p>63626904618675.8</text:p>
          </table:table-cell>
          <table:table-cell table:style-name="ce11" table:formula="of:=([.G160]-[.G159])/1000" office:value-type="float" office:value="1.9981953125" calcext:value-type="float">
            <text:p>1.9982</text:p>
          </table:table-cell>
          <table:table-cell table:style-name="ce11" table:formula="of:=[.H160]+[.I159]" office:value-type="float" office:value="315.998" calcext:value-type="float">
            <text:p>315.9980</text:p>
          </table:table-cell>
          <table:table-cell table:style-name="ce14" table:formula="of:=[.I160]-2*([.$B160]-1)" office:value-type="float" office:value="-0.00200000000006639" calcext:value-type="float">
            <text:p>-0.002</text:p>
          </table:table-cell>
          <table:table-cell office:value-type="float" office:value="63626905101576.9" calcext:value-type="float">
            <text:p>63626905101576.9</text:p>
          </table:table-cell>
          <table:table-cell table:style-name="ce11" table:formula="of:=([.K160]-[.K159])/1000" office:value-type="float" office:value="2.000796875" calcext:value-type="float">
            <text:p>2.0008</text:p>
          </table:table-cell>
          <table:table-cell table:style-name="ce11" table:formula="of:=[.L160]+[.M159]" office:value-type="float" office:value="316.0008984375" calcext:value-type="float">
            <text:p>316.0009</text:p>
          </table:table-cell>
          <table:table-cell table:style-name="ce15" table:formula="of:=[.M160]-2*([.$B160]-1)" office:value-type="float" office:value="0.000898437500154614" calcext:value-type="float">
            <text:p>0.0008984375</text:p>
          </table:table-cell>
          <table:table-cell office:value-type="float" office:value="63626905565852.4" calcext:value-type="float">
            <text:p>63626905565852.4</text:p>
          </table:table-cell>
          <table:table-cell table:style-name="ce11" table:formula="of:=([.O160]-[.O159])/1000" office:value-type="float" office:value="1.998796875" calcext:value-type="float">
            <text:p>1.9988</text:p>
          </table:table-cell>
          <table:table-cell table:style-name="ce11" table:formula="of:=[.P160]+[.Q159]" office:value-type="float" office:value="315.9983984375" calcext:value-type="float">
            <text:p>315.9984</text:p>
          </table:table-cell>
          <table:table-cell table:style-name="ce16" table:formula="of:=[.Q160]-2*([.$B160]-1)" office:value-type="float" office:value="-0.00160156250029786" calcext:value-type="float">
            <text:p>-0.0016015625</text:p>
          </table:table-cell>
          <table:table-cell office:value-type="float" office:value="63626906031182.1" calcext:value-type="float">
            <text:p>63626906031182.1</text:p>
          </table:table-cell>
          <table:table-cell table:style-name="ce11" table:formula="of:=([.S160]-[.S159])/1000" office:value-type="float" office:value="2.0011015625" calcext:value-type="float">
            <text:p>2.0011</text:p>
          </table:table-cell>
          <table:table-cell table:style-name="ce11" table:formula="of:=[.T160]+[.U159]" office:value-type="float" office:value="316.000203125" calcext:value-type="float">
            <text:p>316.0002</text:p>
          </table:table-cell>
          <table:table-cell table:style-name="ce17" table:formula="of:=[.U160]-2*([.$B160]-1)" office:value-type="float" office:value="0.000203124999984539" calcext:value-type="float">
            <text:p>0.000203125</text:p>
          </table:table-cell>
          <table:table-cell office:value-type="float" office:value="63626906515936.1" calcext:value-type="float">
            <text:p>63626906515936.1</text:p>
          </table:table-cell>
          <table:table-cell table:style-name="ce11" table:formula="of:=([.W160]-[.W159])/1000" office:value-type="float" office:value="1.9993984375" calcext:value-type="float">
            <text:p>1.9994</text:p>
          </table:table-cell>
          <table:table-cell table:style-name="ce11" table:formula="of:=[.X160]+[.Y159]" office:value-type="float" office:value="315.9996015625" calcext:value-type="float">
            <text:p>315.9996</text:p>
          </table:table-cell>
          <table:table-cell table:style-name="ce18" table:formula="of:=[.Y160]-2*([.$B160]-1)" office:value-type="float" office:value="-0.000398437500052751" calcext:value-type="float">
            <text:p>-0.0003984375</text:p>
          </table:table-cell>
          <table:table-cell office:value-type="float" office:value="63626906981386.1" calcext:value-type="float">
            <text:p>63626906981386.1</text:p>
          </table:table-cell>
          <table:table-cell table:style-name="ce11" table:formula="of:=([.AA160]-[.AA159])/1000" office:value-type="float" office:value="1.9995" calcext:value-type="float">
            <text:p>1.9995</text:p>
          </table:table-cell>
          <table:table-cell table:style-name="ce11" table:formula="of:=[.AB160]+[.AC159]" office:value-type="float" office:value="315.9983046875" calcext:value-type="float">
            <text:p>315.9983</text:p>
          </table:table-cell>
          <table:table-cell table:style-name="ce19" table:formula="of:=[.AC160]-2*([.$B160]-1)" office:value-type="float" office:value="-0.00169531250003274" calcext:value-type="float">
            <text:p>-0.0016953125</text:p>
          </table:table-cell>
          <table:table-cell office:value-type="float" office:value="63626907455621.7" calcext:value-type="float">
            <text:p>63626907455621.7</text:p>
          </table:table-cell>
          <table:table-cell table:style-name="ce11" table:formula="of:=([.AE160]-[.AE159])/1000" office:value-type="float" office:value="2.00040625" calcext:value-type="float">
            <text:p>2.0004</text:p>
          </table:table-cell>
          <table:table-cell table:style-name="ce11" table:formula="of:=[.AF160]+[.AG159]" office:value-type="float" office:value="315.998703125" calcext:value-type="float">
            <text:p>315.9987</text:p>
          </table:table-cell>
          <table:table-cell table:style-name="ce20" table:formula="of:=[.AG160]-2*([.$B160]-1)" office:value-type="float" office:value="-0.00129687500003683" calcext:value-type="float">
            <text:p>-0.001296875</text:p>
          </table:table-cell>
          <table:table-cell office:value-type="float" office:value="63626907925293.7" calcext:value-type="float">
            <text:p>63626907925293.7</text:p>
          </table:table-cell>
          <table:table-cell table:style-name="ce11" table:formula="of:=([.AI160]-[.AI159])/1000" office:value-type="float" office:value="1.999703125" calcext:value-type="float">
            <text:p>1.9997</text:p>
          </table:table-cell>
          <table:table-cell table:style-name="ce11" table:formula="of:=[.AJ160]+[.AK159]" office:value-type="float" office:value="316.0003046875" calcext:value-type="float">
            <text:p>316.0003</text:p>
          </table:table-cell>
          <table:table-cell table:style-name="ce21" table:formula="of:=[.AK160]-2*([.$B160]-1)" office:value-type="float" office:value="0.000304687500204182" calcext:value-type="float">
            <text:p>0.0003046875</text:p>
          </table:table-cell>
          <table:table-cell office:value-type="float" office:value="63626908391101" calcext:value-type="float">
            <text:p>63626908391101</text:p>
          </table:table-cell>
          <table:table-cell table:style-name="ce11" table:formula="of:=([.AM160]-[.AM159])/1000" office:value-type="float" office:value="1.999796875" calcext:value-type="float">
            <text:p>1.9998</text:p>
          </table:table-cell>
          <table:table-cell table:style-name="ce11" table:formula="of:=[.AN160]+[.AO159]" office:value-type="float" office:value="315.9976015625" calcext:value-type="float">
            <text:p>315.9976</text:p>
          </table:table-cell>
          <table:table-cell table:style-name="ce22" table:formula="of:=[.AO160]-2*([.$B160]-1)" office:value-type="float" office:value="-0.00239843749994861" calcext:value-type="float">
            <text:p>-0.0023984375</text:p>
          </table:table-cell>
          <table:table-cell office:value-type="float" office:value="63626908860835.7" calcext:value-type="float">
            <text:p>63626908860835.7</text:p>
          </table:table-cell>
          <table:table-cell table:style-name="ce23" table:formula="of:=([.AQ160]-[.AQ159])/1000" office:value-type="float" office:value="2" calcext:value-type="float">
            <text:p>2.0000</text:p>
          </table:table-cell>
          <table:table-cell table:style-name="ce11" table:formula="of:=[.AR160]+[.AS159]" office:value-type="float" office:value="315.998203125" calcext:value-type="float">
            <text:p>315.9982</text:p>
          </table:table-cell>
          <table:table-cell table:style-name="ce24" table:formula="of:=[.AS160]-2*([.$B160]-1)" office:value-type="float" office:value="-0.00179687499985448" calcext:value-type="float">
            <text:p>-0.001796875</text:p>
          </table:table-cell>
          <table:table-cell office:value-type="float" office:value="63626909332607.5" calcext:value-type="float">
            <text:p>63626909332607.5</text:p>
          </table:table-cell>
          <table:table-cell table:style-name="ce11" table:formula="of:=([.AU160]-[.AU159])/1000" office:value-type="float" office:value="2" calcext:value-type="float">
            <text:p>2.0000</text:p>
          </table:table-cell>
          <table:table-cell table:style-name="ce11" table:formula="of:=[.AV160]+[.AW159]" office:value-type="float" office:value="315.998203125" calcext:value-type="float">
            <text:p>315.9982</text:p>
          </table:table-cell>
          <table:table-cell table:style-name="ce25" table:formula="of:=[.AW160]-2*([.$B160]-1)" office:value-type="float" office:value="-0.00179687499991132" calcext:value-type="float">
            <text:p>-0.0017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60" calcext:value-type="float">
            <text:p>160</text:p>
          </table:table-cell>
          <table:table-cell office:value-type="float" office:value="63626904137380.1" calcext:value-type="float">
            <text:p>63626904137380.1</text:p>
          </table:table-cell>
          <table:table-cell table:formula="of:=([.C161]-[.C160])/1000" office:value-type="float" office:value="2.000703125" calcext:value-type="float">
            <text:p>2.0007</text:p>
          </table:table-cell>
          <table:table-cell table:formula="of:=[.D161]+[.E160]" office:value-type="float" office:value="318.0013046875" calcext:value-type="float">
            <text:p>318.0013</text:p>
          </table:table-cell>
          <table:table-cell table:style-name="ce13" table:formula="of:=[.E161]-2*([.$B161]-1)" office:value-type="float" office:value="0.00130468749995316" calcext:value-type="float">
            <text:p>0.0013046875</text:p>
          </table:table-cell>
          <table:table-cell office:value-type="float" office:value="63626904620675.9" calcext:value-type="float">
            <text:p>63626904620675.9</text:p>
          </table:table-cell>
          <table:table-cell table:style-name="ce11" table:formula="of:=([.G161]-[.G160])/1000" office:value-type="float" office:value="2.0001015625" calcext:value-type="float">
            <text:p>2.0001</text:p>
          </table:table-cell>
          <table:table-cell table:style-name="ce11" table:formula="of:=[.H161]+[.I160]" office:value-type="float" office:value="317.9981015625" calcext:value-type="float">
            <text:p>317.9981</text:p>
          </table:table-cell>
          <table:table-cell table:style-name="ce14" table:formula="of:=[.I161]-2*([.$B161]-1)" office:value-type="float" office:value="-0.00189843750007412" calcext:value-type="float">
            <text:p>-0.0018984375</text:p>
          </table:table-cell>
          <table:table-cell office:value-type="float" office:value="63626905103576" calcext:value-type="float">
            <text:p>63626905103576</text:p>
          </table:table-cell>
          <table:table-cell table:style-name="ce11" table:formula="of:=([.K161]-[.K160])/1000" office:value-type="float" office:value="1.9991015625" calcext:value-type="float">
            <text:p>1.9991</text:p>
          </table:table-cell>
          <table:table-cell table:style-name="ce11" table:formula="of:=[.L161]+[.M160]" office:value-type="float" office:value="318" calcext:value-type="float">
            <text:p>318.0000</text:p>
          </table:table-cell>
          <table:table-cell table:style-name="ce15" table:formula="of:=[.M161]-2*([.$B161]-1)" office:value-type="float" office:value="0" calcext:value-type="float">
            <text:p>0</text:p>
          </table:table-cell>
          <table:table-cell office:value-type="float" office:value="63626905567852.8" calcext:value-type="float">
            <text:p>63626905567852.8</text:p>
          </table:table-cell>
          <table:table-cell table:style-name="ce11" table:formula="of:=([.O161]-[.O160])/1000" office:value-type="float" office:value="2.0003984375" calcext:value-type="float">
            <text:p>2.0004</text:p>
          </table:table-cell>
          <table:table-cell table:style-name="ce11" table:formula="of:=[.P161]+[.Q160]" office:value-type="float" office:value="317.998796875" calcext:value-type="float">
            <text:p>317.9988</text:p>
          </table:table-cell>
          <table:table-cell table:style-name="ce16" table:formula="of:=[.Q161]-2*([.$B161]-1)" office:value-type="float" office:value="-0.00120312500030195" calcext:value-type="float">
            <text:p>-0.001203125</text:p>
          </table:table-cell>
          <table:table-cell office:value-type="float" office:value="63626906033180.6" calcext:value-type="float">
            <text:p>63626906033180.6</text:p>
          </table:table-cell>
          <table:table-cell table:style-name="ce11" table:formula="of:=([.S161]-[.S160])/1000" office:value-type="float" office:value="1.9985" calcext:value-type="float">
            <text:p>1.9985</text:p>
          </table:table-cell>
          <table:table-cell table:style-name="ce11" table:formula="of:=[.T161]+[.U160]" office:value-type="float" office:value="317.998703125" calcext:value-type="float">
            <text:p>317.9987</text:p>
          </table:table-cell>
          <table:table-cell table:style-name="ce17" table:formula="of:=[.U161]-2*([.$B161]-1)" office:value-type="float" office:value="-0.00129687500003683" calcext:value-type="float">
            <text:p>-0.001296875</text:p>
          </table:table-cell>
          <table:table-cell office:value-type="float" office:value="63626906517935" calcext:value-type="float">
            <text:p>63626906517935</text:p>
          </table:table-cell>
          <table:table-cell table:style-name="ce11" table:formula="of:=([.W161]-[.W160])/1000" office:value-type="float" office:value="1.9988984375" calcext:value-type="float">
            <text:p>1.9989</text:p>
          </table:table-cell>
          <table:table-cell table:style-name="ce11" table:formula="of:=[.X161]+[.Y160]" office:value-type="float" office:value="317.9985" calcext:value-type="float">
            <text:p>317.9985</text:p>
          </table:table-cell>
          <table:table-cell table:style-name="ce18" table:formula="of:=[.Y161]-2*([.$B161]-1)" office:value-type="float" office:value="-0.00150000000007822" calcext:value-type="float">
            <text:p>-0.0015</text:p>
          </table:table-cell>
          <table:table-cell office:value-type="float" office:value="63626906983386.2" calcext:value-type="float">
            <text:p>63626906983386.2</text:p>
          </table:table-cell>
          <table:table-cell table:style-name="ce11" table:formula="of:=([.AA161]-[.AA160])/1000" office:value-type="float" office:value="2.0001015625" calcext:value-type="float">
            <text:p>2.0001</text:p>
          </table:table-cell>
          <table:table-cell table:style-name="ce11" table:formula="of:=[.AB161]+[.AC160]" office:value-type="float" office:value="317.99840625" calcext:value-type="float">
            <text:p>317.9984</text:p>
          </table:table-cell>
          <table:table-cell table:style-name="ce19" table:formula="of:=[.AC161]-2*([.$B161]-1)" office:value-type="float" office:value="-0.00159375000004047" calcext:value-type="float">
            <text:p>-0.00159375</text:p>
          </table:table-cell>
          <table:table-cell office:value-type="float" office:value="63626907457623.9" calcext:value-type="float">
            <text:p>63626907457623.9</text:p>
          </table:table-cell>
          <table:table-cell table:style-name="ce11" table:formula="of:=([.AE161]-[.AE160])/1000" office:value-type="float" office:value="2.0021953125" calcext:value-type="float">
            <text:p>2.0022</text:p>
          </table:table-cell>
          <table:table-cell table:style-name="ce11" table:formula="of:=[.AF161]+[.AG160]" office:value-type="float" office:value="318.0008984375" calcext:value-type="float">
            <text:p>318.0009</text:p>
          </table:table-cell>
          <table:table-cell table:style-name="ce20" table:formula="of:=[.AG161]-2*([.$B161]-1)" office:value-type="float" office:value="0.000898437499984084" calcext:value-type="float">
            <text:p>0.0008984375</text:p>
          </table:table-cell>
          <table:table-cell office:value-type="float" office:value="63626907927292.1" calcext:value-type="float">
            <text:p>63626907927292.1</text:p>
          </table:table-cell>
          <table:table-cell table:style-name="ce11" table:formula="of:=([.AI161]-[.AI160])/1000" office:value-type="float" office:value="1.9983984375" calcext:value-type="float">
            <text:p>1.9984</text:p>
          </table:table-cell>
          <table:table-cell table:style-name="ce11" table:formula="of:=[.AJ161]+[.AK160]" office:value-type="float" office:value="317.998703125" calcext:value-type="float">
            <text:p>317.9987</text:p>
          </table:table-cell>
          <table:table-cell table:style-name="ce21" table:formula="of:=[.AK161]-2*([.$B161]-1)" office:value-type="float" office:value="-0.00129687499980946" calcext:value-type="float">
            <text:p>-0.001296875</text:p>
          </table:table-cell>
          <table:table-cell office:value-type="float" office:value="63626908393102.2" calcext:value-type="float">
            <text:p>63626908393102.2</text:p>
          </table:table-cell>
          <table:table-cell table:style-name="ce11" table:formula="of:=([.AM161]-[.AM160])/1000" office:value-type="float" office:value="2.001203125" calcext:value-type="float">
            <text:p>2.0012</text:p>
          </table:table-cell>
          <table:table-cell table:style-name="ce11" table:formula="of:=[.AN161]+[.AO160]" office:value-type="float" office:value="317.9988046875" calcext:value-type="float">
            <text:p>317.9988</text:p>
          </table:table-cell>
          <table:table-cell table:style-name="ce22" table:formula="of:=[.AO161]-2*([.$B161]-1)" office:value-type="float" office:value="-0.00119531249993088" calcext:value-type="float">
            <text:p>-0.0011953125</text:p>
          </table:table-cell>
          <table:table-cell office:value-type="float" office:value="63626908862835.7" calcext:value-type="float">
            <text:p>63626908862835.7</text:p>
          </table:table-cell>
          <table:table-cell table:style-name="ce23" table:formula="of:=([.AQ161]-[.AQ160])/1000" office:value-type="float" office:value="2" calcext:value-type="float">
            <text:p>2.0000</text:p>
          </table:table-cell>
          <table:table-cell table:style-name="ce11" table:formula="of:=[.AR161]+[.AS160]" office:value-type="float" office:value="317.998203125" calcext:value-type="float">
            <text:p>317.9982</text:p>
          </table:table-cell>
          <table:table-cell table:style-name="ce24" table:formula="of:=[.AS161]-2*([.$B161]-1)" office:value-type="float" office:value="-0.00179687499985448" calcext:value-type="float">
            <text:p>-0.001796875</text:p>
          </table:table-cell>
          <table:table-cell office:value-type="float" office:value="63626909334610" calcext:value-type="float">
            <text:p>63626909334610</text:p>
          </table:table-cell>
          <table:table-cell table:style-name="ce11" table:formula="of:=([.AU161]-[.AU160])/1000" office:value-type="float" office:value="2.0025" calcext:value-type="float">
            <text:p>2.0025</text:p>
          </table:table-cell>
          <table:table-cell table:style-name="ce11" table:formula="of:=[.AV161]+[.AW160]" office:value-type="float" office:value="318.000703125" calcext:value-type="float">
            <text:p>318.0007</text:p>
          </table:table-cell>
          <table:table-cell table:style-name="ce25" table:formula="of:=[.AW161]-2*([.$B161]-1)" office:value-type="float" office:value="0.000703125000086402" calcext:value-type="float">
            <text:p>0.0007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13</text:p>
          </table:table-cell>
          <table:table-cell table:style-name="ce10" office:value-type="float" office:value="161" calcext:value-type="float">
            <text:p>161</text:p>
          </table:table-cell>
          <table:table-cell office:value-type="float" office:value="63626904139376.6" calcext:value-type="float">
            <text:p>63626904139376.6</text:p>
          </table:table-cell>
          <table:table-cell table:formula="of:=([.C162]-[.C161])/1000" office:value-type="float" office:value="1.9965" calcext:value-type="float">
            <text:p>1.9965</text:p>
          </table:table-cell>
          <table:table-cell table:formula="of:=[.D162]+[.E161]" office:value-type="float" office:value="319.9978046875" calcext:value-type="float">
            <text:p>319.9978</text:p>
          </table:table-cell>
          <table:table-cell table:style-name="ce13" table:formula="of:=[.E162]-2*([.$B162]-1)" office:value-type="float" office:value="-0.00219531250002092" calcext:value-type="float">
            <text:p>-0.0021953125</text:p>
          </table:table-cell>
          <table:table-cell office:value-type="float" office:value="63626904622676.5" calcext:value-type="float">
            <text:p>63626904622676.5</text:p>
          </table:table-cell>
          <table:table-cell table:style-name="ce11" table:formula="of:=([.G162]-[.G161])/1000" office:value-type="float" office:value="2.0006015625" calcext:value-type="float">
            <text:p>2.0006</text:p>
          </table:table-cell>
          <table:table-cell table:style-name="ce11" table:formula="of:=[.H162]+[.I161]" office:value-type="float" office:value="319.998703125" calcext:value-type="float">
            <text:p>319.9987</text:p>
          </table:table-cell>
          <table:table-cell table:style-name="ce14" table:formula="of:=[.I162]-2*([.$B162]-1)" office:value-type="float" office:value="-0.00129687500009368" calcext:value-type="float">
            <text:p>-0.001296875</text:p>
          </table:table-cell>
          <table:table-cell office:value-type="float" office:value="63626905105575.5" calcext:value-type="float">
            <text:p>63626905105575.5</text:p>
          </table:table-cell>
          <table:table-cell table:style-name="ce11" table:formula="of:=([.K162]-[.K161])/1000" office:value-type="float" office:value="1.9995" calcext:value-type="float">
            <text:p>1.9995</text:p>
          </table:table-cell>
          <table:table-cell table:style-name="ce11" table:formula="of:=[.L162]+[.M161]" office:value-type="float" office:value="319.9995" calcext:value-type="float">
            <text:p>319.9995</text:p>
          </table:table-cell>
          <table:table-cell table:style-name="ce15" table:formula="of:=[.M162]-2*([.$B162]-1)" office:value-type="float" office:value="-0.000499999999817646" calcext:value-type="float">
            <text:p>-0.0005</text:p>
          </table:table-cell>
          <table:table-cell office:value-type="float" office:value="63626905569852.6" calcext:value-type="float">
            <text:p>63626905569852.6</text:p>
          </table:table-cell>
          <table:table-cell table:style-name="ce11" table:formula="of:=([.O162]-[.O161])/1000" office:value-type="float" office:value="1.9998046875" calcext:value-type="float">
            <text:p>1.9998</text:p>
          </table:table-cell>
          <table:table-cell table:style-name="ce11" table:formula="of:=[.P162]+[.Q161]" office:value-type="float" office:value="319.9986015625" calcext:value-type="float">
            <text:p>319.9986</text:p>
          </table:table-cell>
          <table:table-cell table:style-name="ce16" table:formula="of:=[.Q162]-2*([.$B162]-1)" office:value-type="float" office:value="-0.00139843750031332" calcext:value-type="float">
            <text:p>-0.0013984375</text:p>
          </table:table-cell>
          <table:table-cell office:value-type="float" office:value="63626906035181" calcext:value-type="float">
            <text:p>63626906035181</text:p>
          </table:table-cell>
          <table:table-cell table:style-name="ce11" table:formula="of:=([.S162]-[.S161])/1000" office:value-type="float" office:value="2.0003984375" calcext:value-type="float">
            <text:p>2.0004</text:p>
          </table:table-cell>
          <table:table-cell table:style-name="ce11" table:formula="of:=[.T162]+[.U161]" office:value-type="float" office:value="319.9991015625" calcext:value-type="float">
            <text:p>319.9991</text:p>
          </table:table-cell>
          <table:table-cell table:style-name="ce17" table:formula="of:=[.U162]-2*([.$B162]-1)" office:value-type="float" office:value="-0.000898437500040927" calcext:value-type="float">
            <text:p>-0.0008984375</text:p>
          </table:table-cell>
          <table:table-cell office:value-type="float" office:value="63626906519934.8" calcext:value-type="float">
            <text:p>63626906519934.8</text:p>
          </table:table-cell>
          <table:table-cell table:style-name="ce11" table:formula="of:=([.W162]-[.W161])/1000" office:value-type="float" office:value="1.999796875" calcext:value-type="float">
            <text:p>1.9998</text:p>
          </table:table-cell>
          <table:table-cell table:style-name="ce11" table:formula="of:=[.X162]+[.Y161]" office:value-type="float" office:value="319.998296875" calcext:value-type="float">
            <text:p>319.9983</text:p>
          </table:table-cell>
          <table:table-cell table:style-name="ce18" table:formula="of:=[.Y162]-2*([.$B162]-1)" office:value-type="float" office:value="-0.00170312500006276" calcext:value-type="float">
            <text:p>-0.001703125</text:p>
          </table:table-cell>
          <table:table-cell office:value-type="float" office:value="63626906985385.9" calcext:value-type="float">
            <text:p>63626906985385.9</text:p>
          </table:table-cell>
          <table:table-cell table:style-name="ce11" table:formula="of:=([.AA162]-[.AA161])/1000" office:value-type="float" office:value="1.9996953125" calcext:value-type="float">
            <text:p>1.9997</text:p>
          </table:table-cell>
          <table:table-cell table:style-name="ce11" table:formula="of:=[.AB162]+[.AC161]" office:value-type="float" office:value="319.9981015625" calcext:value-type="float">
            <text:p>319.9981</text:p>
          </table:table-cell>
          <table:table-cell table:style-name="ce19" table:formula="of:=[.AC162]-2*([.$B162]-1)" office:value-type="float" office:value="-0.00189843750001728" calcext:value-type="float">
            <text:p>-0.0018984375</text:p>
          </table:table-cell>
          <table:table-cell office:value-type="float" office:value="63626907459622" calcext:value-type="float">
            <text:p>63626907459622</text:p>
          </table:table-cell>
          <table:table-cell table:style-name="ce11" table:formula="of:=([.AE162]-[.AE161])/1000" office:value-type="float" office:value="1.9981015625" calcext:value-type="float">
            <text:p>1.9981</text:p>
          </table:table-cell>
          <table:table-cell table:style-name="ce11" table:formula="of:=[.AF162]+[.AG161]" office:value-type="float" office:value="319.999" calcext:value-type="float">
            <text:p>319.9990</text:p>
          </table:table-cell>
          <table:table-cell table:style-name="ce20" table:formula="of:=[.AG162]-2*([.$B162]-1)" office:value-type="float" office:value="-0.0010000000000332" calcext:value-type="float">
            <text:p>-0.001</text:p>
          </table:table-cell>
          <table:table-cell office:value-type="float" office:value="63626907929292.5" calcext:value-type="float">
            <text:p>63626907929292.5</text:p>
          </table:table-cell>
          <table:table-cell table:style-name="ce11" table:formula="of:=([.AI162]-[.AI161])/1000" office:value-type="float" office:value="2.0003984375" calcext:value-type="float">
            <text:p>2.0004</text:p>
          </table:table-cell>
          <table:table-cell table:style-name="ce11" table:formula="of:=[.AJ162]+[.AK161]" office:value-type="float" office:value="319.9991015625" calcext:value-type="float">
            <text:p>319.9991</text:p>
          </table:table-cell>
          <table:table-cell table:style-name="ce21" table:formula="of:=[.AK162]-2*([.$B162]-1)" office:value-type="float" office:value="-0.000898437499813554" calcext:value-type="float">
            <text:p>-0.0008984375</text:p>
          </table:table-cell>
          <table:table-cell office:value-type="float" office:value="63626908395102.5" calcext:value-type="float">
            <text:p>63626908395102.5</text:p>
          </table:table-cell>
          <table:table-cell table:style-name="ce11" table:formula="of:=([.AM162]-[.AM161])/1000" office:value-type="float" office:value="2.000296875" calcext:value-type="float">
            <text:p>2.0003</text:p>
          </table:table-cell>
          <table:table-cell table:style-name="ce11" table:formula="of:=[.AN162]+[.AO161]" office:value-type="float" office:value="319.9991015625" calcext:value-type="float">
            <text:p>319.9991</text:p>
          </table:table-cell>
          <table:table-cell table:style-name="ce22" table:formula="of:=[.AO162]-2*([.$B162]-1)" office:value-type="float" office:value="-0.00089843749992724" calcext:value-type="float">
            <text:p>-0.0008984375</text:p>
          </table:table-cell>
          <table:table-cell office:value-type="float" office:value="63626908864835.6" calcext:value-type="float">
            <text:p>63626908864835.6</text:p>
          </table:table-cell>
          <table:table-cell table:style-name="ce23" table:formula="of:=([.AQ162]-[.AQ161])/1000" office:value-type="float" office:value="1.9998984375" calcext:value-type="float">
            <text:p>1.9999</text:p>
          </table:table-cell>
          <table:table-cell table:style-name="ce11" table:formula="of:=[.AR162]+[.AS161]" office:value-type="float" office:value="319.9981015625" calcext:value-type="float">
            <text:p>319.9981</text:p>
          </table:table-cell>
          <table:table-cell table:style-name="ce24" table:formula="of:=[.AS162]-2*([.$B162]-1)" office:value-type="float" office:value="-0.00189843749984675" calcext:value-type="float">
            <text:p>-0.0018984375</text:p>
          </table:table-cell>
          <table:table-cell office:value-type="float" office:value="63626909336607.6" calcext:value-type="float">
            <text:p>63626909336607.6</text:p>
          </table:table-cell>
          <table:table-cell table:style-name="ce11" table:formula="of:=([.AU162]-[.AU161])/1000" office:value-type="float" office:value="1.9976015625" calcext:value-type="float">
            <text:p>1.9976</text:p>
          </table:table-cell>
          <table:table-cell table:style-name="ce11" table:formula="of:=[.AV162]+[.AW161]" office:value-type="float" office:value="319.9983046875" calcext:value-type="float">
            <text:p>319.9983</text:p>
          </table:table-cell>
          <table:table-cell table:style-name="ce25" table:formula="of:=[.AW162]-2*([.$B162]-1)" office:value-type="float" office:value="-0.00169531249991906" calcext:value-type="float">
            <text:p>-0.0016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10" office:value-type="float" office:value="162" calcext:value-type="float">
            <text:p>162</text:p>
          </table:table-cell>
          <table:table-cell office:value-type="float" office:value="63626904141377" calcext:value-type="float">
            <text:p>63626904141377</text:p>
          </table:table-cell>
          <table:table-cell table:formula="of:=([.C163]-[.C162])/1000" office:value-type="float" office:value="2.0003984375" calcext:value-type="float">
            <text:p>2.0004</text:p>
          </table:table-cell>
          <table:table-cell table:formula="of:=[.D163]+[.E162]" office:value-type="float" office:value="321.998203125" calcext:value-type="float">
            <text:p>321.9982</text:p>
          </table:table-cell>
          <table:table-cell table:style-name="ce13" table:formula="of:=[.E163]-2*([.$B163]-1)" office:value-type="float" office:value="-0.00179687500002501" calcext:value-type="float">
            <text:p>-0.001796875</text:p>
          </table:table-cell>
          <table:table-cell office:value-type="float" office:value="63626904624677.7" calcext:value-type="float">
            <text:p>63626904624677.7</text:p>
          </table:table-cell>
          <table:table-cell table:style-name="ce11" table:formula="of:=([.G163]-[.G162])/1000" office:value-type="float" office:value="2.001203125" calcext:value-type="float">
            <text:p>2.0012</text:p>
          </table:table-cell>
          <table:table-cell table:style-name="ce11" table:formula="of:=[.H163]+[.I162]" office:value-type="float" office:value="321.99990625" calcext:value-type="float">
            <text:p>321.9999</text:p>
          </table:table-cell>
          <table:table-cell table:style-name="ce14" table:formula="of:=[.I163]-2*([.$B163]-1)" office:value-type="float" office:value="-0.0000937500000759428" calcext:value-type="float">
            <text:p>-0.00009375</text:p>
          </table:table-cell>
          <table:table-cell office:value-type="float" office:value="63626905107576.9" calcext:value-type="float">
            <text:p>63626905107576.9</text:p>
          </table:table-cell>
          <table:table-cell table:style-name="ce11" table:formula="of:=([.K163]-[.K162])/1000" office:value-type="float" office:value="2.0013984375" calcext:value-type="float">
            <text:p>2.0014</text:p>
          </table:table-cell>
          <table:table-cell table:style-name="ce11" table:formula="of:=[.L163]+[.M162]" office:value-type="float" office:value="322.0008984375" calcext:value-type="float">
            <text:p>322.0009</text:p>
          </table:table-cell>
          <table:table-cell table:style-name="ce15" table:formula="of:=[.M163]-2*([.$B163]-1)" office:value-type="float" office:value="0.000898437500154614" calcext:value-type="float">
            <text:p>0.0008984375</text:p>
          </table:table-cell>
          <table:table-cell office:value-type="float" office:value="63626905571854.3" calcext:value-type="float">
            <text:p>63626905571854.3</text:p>
          </table:table-cell>
          <table:table-cell table:style-name="ce11" table:formula="of:=([.O163]-[.O162])/1000" office:value-type="float" office:value="2.0016953125" calcext:value-type="float">
            <text:p>2.0017</text:p>
          </table:table-cell>
          <table:table-cell table:style-name="ce11" table:formula="of:=[.P163]+[.Q162]" office:value-type="float" office:value="322.000296875" calcext:value-type="float">
            <text:p>322.0003</text:p>
          </table:table-cell>
          <table:table-cell table:style-name="ce16" table:formula="of:=[.Q163]-2*([.$B163]-1)" office:value-type="float" office:value="0.000296874999662577" calcext:value-type="float">
            <text:p>0.000296875</text:p>
          </table:table-cell>
          <table:table-cell office:value-type="float" office:value="63626906037183" calcext:value-type="float">
            <text:p>63626906037183</text:p>
          </table:table-cell>
          <table:table-cell table:style-name="ce11" table:formula="of:=([.S163]-[.S162])/1000" office:value-type="float" office:value="2.002" calcext:value-type="float">
            <text:p>2.0020</text:p>
          </table:table-cell>
          <table:table-cell table:style-name="ce11" table:formula="of:=[.T163]+[.U162]" office:value-type="float" office:value="322.0011015625" calcext:value-type="float">
            <text:p>322.0011</text:p>
          </table:table-cell>
          <table:table-cell table:style-name="ce17" table:formula="of:=[.U163]-2*([.$B163]-1)" office:value-type="float" office:value="0.00110156249996862" calcext:value-type="float">
            <text:p>0.0011015625</text:p>
          </table:table-cell>
          <table:table-cell office:value-type="float" office:value="63626906521937.3" calcext:value-type="float">
            <text:p>63626906521937.3</text:p>
          </table:table-cell>
          <table:table-cell table:style-name="ce11" table:formula="of:=([.W163]-[.W162])/1000" office:value-type="float" office:value="2.0025" calcext:value-type="float">
            <text:p>2.0025</text:p>
          </table:table-cell>
          <table:table-cell table:style-name="ce11" table:formula="of:=[.X163]+[.Y162]" office:value-type="float" office:value="322.000796875" calcext:value-type="float">
            <text:p>322.0008</text:p>
          </table:table-cell>
          <table:table-cell table:style-name="ce18" table:formula="of:=[.Y163]-2*([.$B163]-1)" office:value-type="float" office:value="0.000796874999934971" calcext:value-type="float">
            <text:p>0.000796875</text:p>
          </table:table-cell>
          <table:table-cell office:value-type="float" office:value="63626906987386" calcext:value-type="float">
            <text:p>63626906987386</text:p>
          </table:table-cell>
          <table:table-cell table:style-name="ce11" table:formula="of:=([.AA163]-[.AA162])/1000" office:value-type="float" office:value="2.0001015625" calcext:value-type="float">
            <text:p>2.0001</text:p>
          </table:table-cell>
          <table:table-cell table:style-name="ce11" table:formula="of:=[.AB163]+[.AC162]" office:value-type="float" office:value="321.998203125" calcext:value-type="float">
            <text:p>321.9982</text:p>
          </table:table-cell>
          <table:table-cell table:style-name="ce19" table:formula="of:=[.AC163]-2*([.$B163]-1)" office:value-type="float" office:value="-0.00179687500002501" calcext:value-type="float">
            <text:p>-0.001796875</text:p>
          </table:table-cell>
          <table:table-cell office:value-type="float" office:value="63626907461623.5" calcext:value-type="float">
            <text:p>63626907461623.5</text:p>
          </table:table-cell>
          <table:table-cell table:style-name="ce11" table:formula="of:=([.AE163]-[.AE162])/1000" office:value-type="float" office:value="2.0015" calcext:value-type="float">
            <text:p>2.0015</text:p>
          </table:table-cell>
          <table:table-cell table:style-name="ce11" table:formula="of:=[.AF163]+[.AG162]" office:value-type="float" office:value="322.0005" calcext:value-type="float">
            <text:p>322.0005</text:p>
          </table:table-cell>
          <table:table-cell table:style-name="ce20" table:formula="of:=[.AG163]-2*([.$B163]-1)" office:value-type="float" office:value="0.000499999999988177" calcext:value-type="float">
            <text:p>0.0005</text:p>
          </table:table-cell>
          <table:table-cell office:value-type="float" office:value="63626907931292.2" calcext:value-type="float">
            <text:p>63626907931292.2</text:p>
          </table:table-cell>
          <table:table-cell table:style-name="ce11" table:formula="of:=([.AI163]-[.AI162])/1000" office:value-type="float" office:value="1.999703125" calcext:value-type="float">
            <text:p>1.9997</text:p>
          </table:table-cell>
          <table:table-cell table:style-name="ce11" table:formula="of:=[.AJ163]+[.AK162]" office:value-type="float" office:value="321.9988046875" calcext:value-type="float">
            <text:p>321.9988</text:p>
          </table:table-cell>
          <table:table-cell table:style-name="ce21" table:formula="of:=[.AK163]-2*([.$B163]-1)" office:value-type="float" office:value="-0.00119531249981719" calcext:value-type="float">
            <text:p>-0.0011953125</text:p>
          </table:table-cell>
          <table:table-cell office:value-type="float" office:value="63626908397101.8" calcext:value-type="float">
            <text:p>63626908397101.8</text:p>
          </table:table-cell>
          <table:table-cell table:style-name="ce11" table:formula="of:=([.AM163]-[.AM162])/1000" office:value-type="float" office:value="1.999296875" calcext:value-type="float">
            <text:p>1.9993</text:p>
          </table:table-cell>
          <table:table-cell table:style-name="ce11" table:formula="of:=[.AN163]+[.AO162]" office:value-type="float" office:value="321.9983984375" calcext:value-type="float">
            <text:p>321.9984</text:p>
          </table:table-cell>
          <table:table-cell table:style-name="ce22" table:formula="of:=[.AO163]-2*([.$B163]-1)" office:value-type="float" office:value="-0.00160156249989996" calcext:value-type="float">
            <text:p>-0.0016015625</text:p>
          </table:table-cell>
          <table:table-cell office:value-type="float" office:value="63626908866836" calcext:value-type="float">
            <text:p>63626908866836</text:p>
          </table:table-cell>
          <table:table-cell table:style-name="ce23" table:formula="of:=([.AQ163]-[.AQ162])/1000" office:value-type="float" office:value="2.0003984375" calcext:value-type="float">
            <text:p>2.0004</text:p>
          </table:table-cell>
          <table:table-cell table:style-name="ce11" table:formula="of:=[.AR163]+[.AS162]" office:value-type="float" office:value="321.9985" calcext:value-type="float">
            <text:p>321.9985</text:p>
          </table:table-cell>
          <table:table-cell table:style-name="ce24" table:formula="of:=[.AS163]-2*([.$B163]-1)" office:value-type="float" office:value="-0.00149999999985084" calcext:value-type="float">
            <text:p>-0.0015</text:p>
          </table:table-cell>
          <table:table-cell office:value-type="float" office:value="63626909338608.9" calcext:value-type="float">
            <text:p>63626909338608.9</text:p>
          </table:table-cell>
          <table:table-cell table:style-name="ce11" table:formula="of:=([.AU163]-[.AU162])/1000" office:value-type="float" office:value="2.001296875" calcext:value-type="float">
            <text:p>2.0013</text:p>
          </table:table-cell>
          <table:table-cell table:style-name="ce11" table:formula="of:=[.AV163]+[.AW162]" office:value-type="float" office:value="321.9996015625" calcext:value-type="float">
            <text:p>321.9996</text:p>
          </table:table-cell>
          <table:table-cell table:style-name="ce25" table:formula="of:=[.AW163]-2*([.$B163]-1)" office:value-type="float" office:value="-0.000398437499939064" calcext:value-type="float">
            <text:p>-0.000398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63" calcext:value-type="float">
            <text:p>163</text:p>
          </table:table-cell>
          <table:table-cell office:value-type="float" office:value="63626904143377.5" calcext:value-type="float">
            <text:p>63626904143377.5</text:p>
          </table:table-cell>
          <table:table-cell table:formula="of:=([.C164]-[.C163])/1000" office:value-type="float" office:value="2.0005" calcext:value-type="float">
            <text:p>2.0005</text:p>
          </table:table-cell>
          <table:table-cell table:formula="of:=[.D164]+[.E163]" office:value-type="float" office:value="323.998703125" calcext:value-type="float">
            <text:p>323.9987</text:p>
          </table:table-cell>
          <table:table-cell table:style-name="ce13" table:formula="of:=[.E164]-2*([.$B164]-1)" office:value-type="float" office:value="-0.00129687500003683" calcext:value-type="float">
            <text:p>-0.001296875</text:p>
          </table:table-cell>
          <table:table-cell office:value-type="float" office:value="63626904626676.2" calcext:value-type="float">
            <text:p>63626904626676.2</text:p>
          </table:table-cell>
          <table:table-cell table:style-name="ce11" table:formula="of:=([.G164]-[.G163])/1000" office:value-type="float" office:value="1.9985" calcext:value-type="float">
            <text:p>1.9985</text:p>
          </table:table-cell>
          <table:table-cell table:style-name="ce11" table:formula="of:=[.H164]+[.I163]" office:value-type="float" office:value="323.99840625" calcext:value-type="float">
            <text:p>323.9984</text:p>
          </table:table-cell>
          <table:table-cell table:style-name="ce14" table:formula="of:=[.I164]-2*([.$B164]-1)" office:value-type="float" office:value="-0.00159375000009732" calcext:value-type="float">
            <text:p>-0.00159375</text:p>
          </table:table-cell>
          <table:table-cell office:value-type="float" office:value="63626905109576" calcext:value-type="float">
            <text:p>63626905109576</text:p>
          </table:table-cell>
          <table:table-cell table:style-name="ce11" table:formula="of:=([.K164]-[.K163])/1000" office:value-type="float" office:value="1.9991015625" calcext:value-type="float">
            <text:p>1.9991</text:p>
          </table:table-cell>
          <table:table-cell table:style-name="ce11" table:formula="of:=[.L164]+[.M163]" office:value-type="float" office:value="324" calcext:value-type="float">
            <text:p>324.0000</text:p>
          </table:table-cell>
          <table:table-cell table:style-name="ce15" table:formula="of:=[.M164]-2*([.$B164]-1)" office:value-type="float" office:value="0" calcext:value-type="float">
            <text:p>0</text:p>
          </table:table-cell>
          <table:table-cell office:value-type="float" office:value="63626905573851.4" calcext:value-type="float">
            <text:p>63626905573851.4</text:p>
          </table:table-cell>
          <table:table-cell table:style-name="ce11" table:formula="of:=([.O164]-[.O163])/1000" office:value-type="float" office:value="1.9971015625" calcext:value-type="float">
            <text:p>1.9971</text:p>
          </table:table-cell>
          <table:table-cell table:style-name="ce11" table:formula="of:=[.P164]+[.Q163]" office:value-type="float" office:value="323.9973984375" calcext:value-type="float">
            <text:p>323.9974</text:p>
          </table:table-cell>
          <table:table-cell table:style-name="ce16" table:formula="of:=[.Q164]-2*([.$B164]-1)" office:value-type="float" office:value="-0.00260156250033106" calcext:value-type="float">
            <text:p>-0.0026015625</text:p>
          </table:table-cell>
          <table:table-cell office:value-type="float" office:value="63626906039182.3" calcext:value-type="float">
            <text:p>63626906039182.3</text:p>
          </table:table-cell>
          <table:table-cell table:style-name="ce11" table:formula="of:=([.S164]-[.S163])/1000" office:value-type="float" office:value="1.999296875" calcext:value-type="float">
            <text:p>1.9993</text:p>
          </table:table-cell>
          <table:table-cell table:style-name="ce11" table:formula="of:=[.T164]+[.U163]" office:value-type="float" office:value="324.0003984375" calcext:value-type="float">
            <text:p>324.0004</text:p>
          </table:table-cell>
          <table:table-cell table:style-name="ce17" table:formula="of:=[.U164]-2*([.$B164]-1)" office:value-type="float" office:value="0.000398437499995907" calcext:value-type="float">
            <text:p>0.0003984375</text:p>
          </table:table-cell>
          <table:table-cell office:value-type="float" office:value="63626906523934.7" calcext:value-type="float">
            <text:p>63626906523934.7</text:p>
          </table:table-cell>
          <table:table-cell table:style-name="ce11" table:formula="of:=([.W164]-[.W163])/1000" office:value-type="float" office:value="1.99740625" calcext:value-type="float">
            <text:p>1.9974</text:p>
          </table:table-cell>
          <table:table-cell table:style-name="ce11" table:formula="of:=[.X164]+[.Y163]" office:value-type="float" office:value="323.998203125" calcext:value-type="float">
            <text:p>323.9982</text:p>
          </table:table-cell>
          <table:table-cell table:style-name="ce18" table:formula="of:=[.Y164]-2*([.$B164]-1)" office:value-type="float" office:value="-0.00179687500008185" calcext:value-type="float">
            <text:p>-0.001796875</text:p>
          </table:table-cell>
          <table:table-cell office:value-type="float" office:value="63626906989385.8" calcext:value-type="float">
            <text:p>63626906989385.8</text:p>
          </table:table-cell>
          <table:table-cell table:style-name="ce11" table:formula="of:=([.AA164]-[.AA163])/1000" office:value-type="float" office:value="1.999796875" calcext:value-type="float">
            <text:p>1.9998</text:p>
          </table:table-cell>
          <table:table-cell table:style-name="ce11" table:formula="of:=[.AB164]+[.AC163]" office:value-type="float" office:value="323.998" calcext:value-type="float">
            <text:p>323.9980</text:p>
          </table:table-cell>
          <table:table-cell table:style-name="ce19" table:formula="of:=[.AC164]-2*([.$B164]-1)" office:value-type="float" office:value="-0.00200000000000955" calcext:value-type="float">
            <text:p>-0.002</text:p>
          </table:table-cell>
          <table:table-cell office:value-type="float" office:value="63626907463622.1" calcext:value-type="float">
            <text:p>63626907463622.1</text:p>
          </table:table-cell>
          <table:table-cell table:style-name="ce11" table:formula="of:=([.AE164]-[.AE163])/1000" office:value-type="float" office:value="1.9986015625" calcext:value-type="float">
            <text:p>1.9986</text:p>
          </table:table-cell>
          <table:table-cell table:style-name="ce11" table:formula="of:=[.AF164]+[.AG163]" office:value-type="float" office:value="323.9991015625" calcext:value-type="float">
            <text:p>323.9991</text:p>
          </table:table-cell>
          <table:table-cell table:style-name="ce20" table:formula="of:=[.AG164]-2*([.$B164]-1)" office:value-type="float" office:value="-0.000898437499984084" calcext:value-type="float">
            <text:p>-0.0008984375</text:p>
          </table:table-cell>
          <table:table-cell office:value-type="float" office:value="63626907933292" calcext:value-type="float">
            <text:p>63626907933292</text:p>
          </table:table-cell>
          <table:table-cell table:style-name="ce11" table:formula="of:=([.AI164]-[.AI163])/1000" office:value-type="float" office:value="1.999796875" calcext:value-type="float">
            <text:p>1.9998</text:p>
          </table:table-cell>
          <table:table-cell table:style-name="ce11" table:formula="of:=[.AJ164]+[.AK163]" office:value-type="float" office:value="323.9986015625" calcext:value-type="float">
            <text:p>323.9986</text:p>
          </table:table-cell>
          <table:table-cell table:style-name="ce21" table:formula="of:=[.AK164]-2*([.$B164]-1)" office:value-type="float" office:value="-0.00139843749980173" calcext:value-type="float">
            <text:p>-0.0013984375</text:p>
          </table:table-cell>
          <table:table-cell office:value-type="float" office:value="63626908399101.4" calcext:value-type="float">
            <text:p>63626908399101.4</text:p>
          </table:table-cell>
          <table:table-cell table:style-name="ce11" table:formula="of:=([.AM164]-[.AM163])/1000" office:value-type="float" office:value="1.9996015625" calcext:value-type="float">
            <text:p>1.9996</text:p>
          </table:table-cell>
          <table:table-cell table:style-name="ce11" table:formula="of:=[.AN164]+[.AO163]" office:value-type="float" office:value="323.998" calcext:value-type="float">
            <text:p>323.9980</text:p>
          </table:table-cell>
          <table:table-cell table:style-name="ce22" table:formula="of:=[.AO164]-2*([.$B164]-1)" office:value-type="float" office:value="-0.00199999999989586" calcext:value-type="float">
            <text:p>-0.002</text:p>
          </table:table-cell>
          <table:table-cell office:value-type="float" office:value="63626908868837.1" calcext:value-type="float">
            <text:p>63626908868837.1</text:p>
          </table:table-cell>
          <table:table-cell table:style-name="ce23" table:formula="of:=([.AQ164]-[.AQ163])/1000" office:value-type="float" office:value="2.0011015625" calcext:value-type="float">
            <text:p>2.0011</text:p>
          </table:table-cell>
          <table:table-cell table:style-name="ce11" table:formula="of:=[.AR164]+[.AS163]" office:value-type="float" office:value="323.9996015625" calcext:value-type="float">
            <text:p>323.9996</text:p>
          </table:table-cell>
          <table:table-cell table:style-name="ce24" table:formula="of:=[.AS164]-2*([.$B164]-1)" office:value-type="float" office:value="-0.000398437499825377" calcext:value-type="float">
            <text:p>-0.0003984375</text:p>
          </table:table-cell>
          <table:table-cell office:value-type="float" office:value="63626909340607.6" calcext:value-type="float">
            <text:p>63626909340607.6</text:p>
          </table:table-cell>
          <table:table-cell table:style-name="ce11" table:formula="of:=([.AU164]-[.AU163])/1000" office:value-type="float" office:value="1.998703125" calcext:value-type="float">
            <text:p>1.9987</text:p>
          </table:table-cell>
          <table:table-cell table:style-name="ce11" table:formula="of:=[.AV164]+[.AW163]" office:value-type="float" office:value="323.9983046875" calcext:value-type="float">
            <text:p>323.9983</text:p>
          </table:table-cell>
          <table:table-cell table:style-name="ce25" table:formula="of:=[.AW164]-2*([.$B164]-1)" office:value-type="float" office:value="-0.00169531249991906" calcext:value-type="float">
            <text:p>-0.0016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64" calcext:value-type="float">
            <text:p>164</text:p>
          </table:table-cell>
          <table:table-cell office:value-type="float" office:value="63626904145377.3" calcext:value-type="float">
            <text:p>63626904145377.3</text:p>
          </table:table-cell>
          <table:table-cell table:formula="of:=([.C165]-[.C164])/1000" office:value-type="float" office:value="1.999796875" calcext:value-type="float">
            <text:p>1.9998</text:p>
          </table:table-cell>
          <table:table-cell table:formula="of:=[.D165]+[.E164]" office:value-type="float" office:value="325.9985" calcext:value-type="float">
            <text:p>325.9985</text:p>
          </table:table-cell>
          <table:table-cell table:style-name="ce13" table:formula="of:=[.E165]-2*([.$B165]-1)" office:value-type="float" office:value="-0.00150000000002137" calcext:value-type="float">
            <text:p>-0.0015</text:p>
          </table:table-cell>
          <table:table-cell office:value-type="float" office:value="63626904628677.9" calcext:value-type="float">
            <text:p>63626904628677.9</text:p>
          </table:table-cell>
          <table:table-cell table:style-name="ce11" table:formula="of:=([.G165]-[.G164])/1000" office:value-type="float" office:value="2.0016953125" calcext:value-type="float">
            <text:p>2.0017</text:p>
          </table:table-cell>
          <table:table-cell table:style-name="ce11" table:formula="of:=[.H165]+[.I164]" office:value-type="float" office:value="326.0001015625" calcext:value-type="float">
            <text:p>326.0001</text:p>
          </table:table-cell>
          <table:table-cell table:style-name="ce14" table:formula="of:=[.I165]-2*([.$B165]-1)" office:value-type="float" office:value="0.000101562499878582" calcext:value-type="float">
            <text:p>0.0001015625</text:p>
          </table:table-cell>
          <table:table-cell office:value-type="float" office:value="63626905111575.3" calcext:value-type="float">
            <text:p>63626905111575.3</text:p>
          </table:table-cell>
          <table:table-cell table:style-name="ce11" table:formula="of:=([.K165]-[.K164])/1000" office:value-type="float" office:value="1.999296875" calcext:value-type="float">
            <text:p>1.9993</text:p>
          </table:table-cell>
          <table:table-cell table:style-name="ce11" table:formula="of:=[.L165]+[.M164]" office:value-type="float" office:value="325.999296875" calcext:value-type="float">
            <text:p>325.9993</text:p>
          </table:table-cell>
          <table:table-cell table:style-name="ce15" table:formula="of:=[.M165]-2*([.$B165]-1)" office:value-type="float" office:value="-0.000703124999802185" calcext:value-type="float">
            <text:p>-0.000703125</text:p>
          </table:table-cell>
          <table:table-cell office:value-type="float" office:value="63626905575853.1" calcext:value-type="float">
            <text:p>63626905575853.1</text:p>
          </table:table-cell>
          <table:table-cell table:style-name="ce11" table:formula="of:=([.O165]-[.O164])/1000" office:value-type="float" office:value="2.001703125" calcext:value-type="float">
            <text:p>2.0017</text:p>
          </table:table-cell>
          <table:table-cell table:style-name="ce11" table:formula="of:=[.P165]+[.Q164]" office:value-type="float" office:value="325.9991015625" calcext:value-type="float">
            <text:p>325.9991</text:p>
          </table:table-cell>
          <table:table-cell table:style-name="ce16" table:formula="of:=[.Q165]-2*([.$B165]-1)" office:value-type="float" office:value="-0.000898437500325144" calcext:value-type="float">
            <text:p>-0.0008984375</text:p>
          </table:table-cell>
          <table:table-cell office:value-type="float" office:value="63626906041180" calcext:value-type="float">
            <text:p>63626906041180</text:p>
          </table:table-cell>
          <table:table-cell table:style-name="ce11" table:formula="of:=([.S165]-[.S164])/1000" office:value-type="float" office:value="1.997703125" calcext:value-type="float">
            <text:p>1.9977</text:p>
          </table:table-cell>
          <table:table-cell table:style-name="ce11" table:formula="of:=[.T165]+[.U164]" office:value-type="float" office:value="325.9981015625" calcext:value-type="float">
            <text:p>325.9981</text:p>
          </table:table-cell>
          <table:table-cell table:style-name="ce17" table:formula="of:=[.U165]-2*([.$B165]-1)" office:value-type="float" office:value="-0.00189843750001728" calcext:value-type="float">
            <text:p>-0.0018984375</text:p>
          </table:table-cell>
          <table:table-cell office:value-type="float" office:value="63626906525936.2" calcext:value-type="float">
            <text:p>63626906525936.2</text:p>
          </table:table-cell>
          <table:table-cell table:style-name="ce11" table:formula="of:=([.W165]-[.W164])/1000" office:value-type="float" office:value="2.0015" calcext:value-type="float">
            <text:p>2.0015</text:p>
          </table:table-cell>
          <table:table-cell table:style-name="ce11" table:formula="of:=[.X165]+[.Y164]" office:value-type="float" office:value="325.999703125" calcext:value-type="float">
            <text:p>325.9997</text:p>
          </table:table-cell>
          <table:table-cell table:style-name="ce18" table:formula="of:=[.Y165]-2*([.$B165]-1)" office:value-type="float" office:value="-0.000296875000060481" calcext:value-type="float">
            <text:p>-0.000296875</text:p>
          </table:table-cell>
          <table:table-cell office:value-type="float" office:value="63626906991386.6" calcext:value-type="float">
            <text:p>63626906991386.6</text:p>
          </table:table-cell>
          <table:table-cell table:style-name="ce11" table:formula="of:=([.AA165]-[.AA164])/1000" office:value-type="float" office:value="2.0008046875" calcext:value-type="float">
            <text:p>2.0008</text:p>
          </table:table-cell>
          <table:table-cell table:style-name="ce11" table:formula="of:=[.AB165]+[.AC164]" office:value-type="float" office:value="325.9988046875" calcext:value-type="float">
            <text:p>325.9988</text:p>
          </table:table-cell>
          <table:table-cell table:style-name="ce19" table:formula="of:=[.AC165]-2*([.$B165]-1)" office:value-type="float" office:value="-0.00119531249998772" calcext:value-type="float">
            <text:p>-0.0011953125</text:p>
          </table:table-cell>
          <table:table-cell office:value-type="float" office:value="63626907465621" calcext:value-type="float">
            <text:p>63626907465621</text:p>
          </table:table-cell>
          <table:table-cell table:style-name="ce11" table:formula="of:=([.AE165]-[.AE164])/1000" office:value-type="float" office:value="1.9988984375" calcext:value-type="float">
            <text:p>1.9989</text:p>
          </table:table-cell>
          <table:table-cell table:style-name="ce11" table:formula="of:=[.AF165]+[.AG164]" office:value-type="float" office:value="325.998" calcext:value-type="float">
            <text:p>325.9980</text:p>
          </table:table-cell>
          <table:table-cell table:style-name="ce20" table:formula="of:=[.AG165]-2*([.$B165]-1)" office:value-type="float" office:value="-0.00200000000000955" calcext:value-type="float">
            <text:p>-0.002</text:p>
          </table:table-cell>
          <table:table-cell office:value-type="float" office:value="63626907935293.2" calcext:value-type="float">
            <text:p>63626907935293.2</text:p>
          </table:table-cell>
          <table:table-cell table:style-name="ce11" table:formula="of:=([.AI165]-[.AI164])/1000" office:value-type="float" office:value="2.001203125" calcext:value-type="float">
            <text:p>2.0012</text:p>
          </table:table-cell>
          <table:table-cell table:style-name="ce11" table:formula="of:=[.AJ165]+[.AK164]" office:value-type="float" office:value="325.9998046875" calcext:value-type="float">
            <text:p>325.9998</text:p>
          </table:table-cell>
          <table:table-cell table:style-name="ce21" table:formula="of:=[.AK165]-2*([.$B165]-1)" office:value-type="float" office:value="-0.000195312499783995" calcext:value-type="float">
            <text:p>-0.0001953125</text:p>
          </table:table-cell>
          <table:table-cell office:value-type="float" office:value="63626908401100.8" calcext:value-type="float">
            <text:p>63626908401100.8</text:p>
          </table:table-cell>
          <table:table-cell table:style-name="ce11" table:formula="of:=([.AM165]-[.AM164])/1000" office:value-type="float" office:value="1.9993984375" calcext:value-type="float">
            <text:p>1.9994</text:p>
          </table:table-cell>
          <table:table-cell table:style-name="ce11" table:formula="of:=[.AN165]+[.AO164]" office:value-type="float" office:value="325.9973984375" calcext:value-type="float">
            <text:p>325.9974</text:p>
          </table:table-cell>
          <table:table-cell table:style-name="ce22" table:formula="of:=[.AO165]-2*([.$B165]-1)" office:value-type="float" office:value="-0.00260156249987631" calcext:value-type="float">
            <text:p>-0.0026015625</text:p>
          </table:table-cell>
          <table:table-cell office:value-type="float" office:value="63626908870836.5" calcext:value-type="float">
            <text:p>63626908870836.5</text:p>
          </table:table-cell>
          <table:table-cell table:style-name="ce23" table:formula="of:=([.AQ165]-[.AQ164])/1000" office:value-type="float" office:value="1.9993984375" calcext:value-type="float">
            <text:p>1.9994</text:p>
          </table:table-cell>
          <table:table-cell table:style-name="ce11" table:formula="of:=[.AR165]+[.AS164]" office:value-type="float" office:value="325.999" calcext:value-type="float">
            <text:p>325.9990</text:p>
          </table:table-cell>
          <table:table-cell table:style-name="ce24" table:formula="of:=[.AS165]-2*([.$B165]-1)" office:value-type="float" office:value="-0.000999999999805823" calcext:value-type="float">
            <text:p>-0.001</text:p>
          </table:table-cell>
          <table:table-cell office:value-type="float" office:value="63626909342607.8" calcext:value-type="float">
            <text:p>63626909342607.8</text:p>
          </table:table-cell>
          <table:table-cell table:style-name="ce11" table:formula="of:=([.AU165]-[.AU164])/1000" office:value-type="float" office:value="2.0001953125" calcext:value-type="float">
            <text:p>2.0002</text:p>
          </table:table-cell>
          <table:table-cell table:style-name="ce11" table:formula="of:=[.AV165]+[.AW164]" office:value-type="float" office:value="325.9985" calcext:value-type="float">
            <text:p>325.9985</text:p>
          </table:table-cell>
          <table:table-cell table:style-name="ce25" table:formula="of:=[.AW165]-2*([.$B165]-1)" office:value-type="float" office:value="-0.00149999999990769" calcext:value-type="float">
            <text:p>-0.001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65" calcext:value-type="float">
            <text:p>165</text:p>
          </table:table-cell>
          <table:table-cell office:value-type="float" office:value="63626904147377.7" calcext:value-type="float">
            <text:p>63626904147377.7</text:p>
          </table:table-cell>
          <table:table-cell table:formula="of:=([.C166]-[.C165])/1000" office:value-type="float" office:value="2.00040625" calcext:value-type="float">
            <text:p>2.0004</text:p>
          </table:table-cell>
          <table:table-cell table:formula="of:=[.D166]+[.E165]" office:value-type="float" office:value="327.99890625" calcext:value-type="float">
            <text:p>327.9989</text:p>
          </table:table-cell>
          <table:table-cell table:style-name="ce13" table:formula="of:=[.E166]-2*([.$B166]-1)" office:value-type="float" office:value="-0.00109374999999545" calcext:value-type="float">
            <text:p>-0.00109375</text:p>
          </table:table-cell>
          <table:table-cell office:value-type="float" office:value="63626904630676.8" calcext:value-type="float">
            <text:p>63626904630676.8</text:p>
          </table:table-cell>
          <table:table-cell table:style-name="ce11" table:formula="of:=([.G166]-[.G165])/1000" office:value-type="float" office:value="1.9988984375" calcext:value-type="float">
            <text:p>1.9989</text:p>
          </table:table-cell>
          <table:table-cell table:style-name="ce11" table:formula="of:=[.H166]+[.I165]" office:value-type="float" office:value="327.999" calcext:value-type="float">
            <text:p>327.9990</text:p>
          </table:table-cell>
          <table:table-cell table:style-name="ce14" table:formula="of:=[.I166]-2*([.$B166]-1)" office:value-type="float" office:value="-0.00100000000014688" calcext:value-type="float">
            <text:p>-0.001</text:p>
          </table:table-cell>
          <table:table-cell office:value-type="float" office:value="63626905113573.9" calcext:value-type="float">
            <text:p>63626905113573.9</text:p>
          </table:table-cell>
          <table:table-cell table:style-name="ce11" table:formula="of:=([.K166]-[.K165])/1000" office:value-type="float" office:value="1.9986015625" calcext:value-type="float">
            <text:p>1.9986</text:p>
          </table:table-cell>
          <table:table-cell table:style-name="ce11" table:formula="of:=[.L166]+[.M165]" office:value-type="float" office:value="327.9978984375" calcext:value-type="float">
            <text:p>327.9979</text:p>
          </table:table-cell>
          <table:table-cell table:style-name="ce15" table:formula="of:=[.M166]-2*([.$B166]-1)" office:value-type="float" office:value="-0.00210156249977445" calcext:value-type="float">
            <text:p>-0.0021015625</text:p>
          </table:table-cell>
          <table:table-cell office:value-type="float" office:value="63626905577854.7" calcext:value-type="float">
            <text:p>63626905577854.7</text:p>
          </table:table-cell>
          <table:table-cell table:style-name="ce11" table:formula="of:=([.O166]-[.O165])/1000" office:value-type="float" office:value="2.0016015625" calcext:value-type="float">
            <text:p>2.0016</text:p>
          </table:table-cell>
          <table:table-cell table:style-name="ce11" table:formula="of:=[.P166]+[.Q165]" office:value-type="float" office:value="328.000703125" calcext:value-type="float">
            <text:p>328.0007</text:p>
          </table:table-cell>
          <table:table-cell table:style-name="ce16" table:formula="of:=[.Q166]-2*([.$B166]-1)" office:value-type="float" office:value="0.000703124999688498" calcext:value-type="float">
            <text:p>0.000703125</text:p>
          </table:table-cell>
          <table:table-cell office:value-type="float" office:value="63626906043179.8" calcext:value-type="float">
            <text:p>63626906043179.8</text:p>
          </table:table-cell>
          <table:table-cell table:style-name="ce11" table:formula="of:=([.S166]-[.S165])/1000" office:value-type="float" office:value="1.999796875" calcext:value-type="float">
            <text:p>1.9998</text:p>
          </table:table-cell>
          <table:table-cell table:style-name="ce11" table:formula="of:=[.T166]+[.U165]" office:value-type="float" office:value="327.9978984375" calcext:value-type="float">
            <text:p>327.9979</text:p>
          </table:table-cell>
          <table:table-cell table:style-name="ce17" table:formula="of:=[.U166]-2*([.$B166]-1)" office:value-type="float" office:value="-0.00210156250000182" calcext:value-type="float">
            <text:p>-0.0021015625</text:p>
          </table:table-cell>
          <table:table-cell office:value-type="float" office:value="63626906527935.5" calcext:value-type="float">
            <text:p>63626906527935.5</text:p>
          </table:table-cell>
          <table:table-cell table:style-name="ce11" table:formula="of:=([.W166]-[.W165])/1000" office:value-type="float" office:value="1.999296875" calcext:value-type="float">
            <text:p>1.9993</text:p>
          </table:table-cell>
          <table:table-cell table:style-name="ce11" table:formula="of:=[.X166]+[.Y165]" office:value-type="float" office:value="327.999" calcext:value-type="float">
            <text:p>327.9990</text:p>
          </table:table-cell>
          <table:table-cell table:style-name="ce18" table:formula="of:=[.Y166]-2*([.$B166]-1)" office:value-type="float" office:value="-0.0010000000000332" calcext:value-type="float">
            <text:p>-0.001</text:p>
          </table:table-cell>
          <table:table-cell office:value-type="float" office:value="63626906993387" calcext:value-type="float">
            <text:p>63626906993387</text:p>
          </table:table-cell>
          <table:table-cell table:style-name="ce11" table:formula="of:=([.AA166]-[.AA165])/1000" office:value-type="float" office:value="2.0003984375" calcext:value-type="float">
            <text:p>2.0004</text:p>
          </table:table-cell>
          <table:table-cell table:style-name="ce11" table:formula="of:=[.AB166]+[.AC165]" office:value-type="float" office:value="327.999203125" calcext:value-type="float">
            <text:p>327.9992</text:p>
          </table:table-cell>
          <table:table-cell table:style-name="ce19" table:formula="of:=[.AC166]-2*([.$B166]-1)" office:value-type="float" office:value="-0.000796874999991815" calcext:value-type="float">
            <text:p>-0.000796875</text:p>
          </table:table-cell>
          <table:table-cell office:value-type="float" office:value="63626907467620.8" calcext:value-type="float">
            <text:p>63626907467620.8</text:p>
          </table:table-cell>
          <table:table-cell table:style-name="ce11" table:formula="of:=([.AE166]-[.AE165])/1000" office:value-type="float" office:value="1.999796875" calcext:value-type="float">
            <text:p>1.9998</text:p>
          </table:table-cell>
          <table:table-cell table:style-name="ce11" table:formula="of:=[.AF166]+[.AG165]" office:value-type="float" office:value="327.997796875" calcext:value-type="float">
            <text:p>327.9978</text:p>
          </table:table-cell>
          <table:table-cell table:style-name="ce20" table:formula="of:=[.AG166]-2*([.$B166]-1)" office:value-type="float" office:value="-0.00220312499999409" calcext:value-type="float">
            <text:p>-0.002203125</text:p>
          </table:table-cell>
          <table:table-cell office:value-type="float" office:value="63626907937293.2" calcext:value-type="float">
            <text:p>63626907937293.2</text:p>
          </table:table-cell>
          <table:table-cell table:style-name="ce11" table:formula="of:=([.AI166]-[.AI165])/1000" office:value-type="float" office:value="2" calcext:value-type="float">
            <text:p>2.0000</text:p>
          </table:table-cell>
          <table:table-cell table:style-name="ce11" table:formula="of:=[.AJ166]+[.AK165]" office:value-type="float" office:value="327.9998046875" calcext:value-type="float">
            <text:p>327.9998</text:p>
          </table:table-cell>
          <table:table-cell table:style-name="ce21" table:formula="of:=[.AK166]-2*([.$B166]-1)" office:value-type="float" office:value="-0.000195312499783995" calcext:value-type="float">
            <text:p>-0.0001953125</text:p>
          </table:table-cell>
          <table:table-cell office:value-type="float" office:value="63626908403102.5" calcext:value-type="float">
            <text:p>63626908403102.5</text:p>
          </table:table-cell>
          <table:table-cell table:style-name="ce11" table:formula="of:=([.AM166]-[.AM165])/1000" office:value-type="float" office:value="2.001703125" calcext:value-type="float">
            <text:p>2.0017</text:p>
          </table:table-cell>
          <table:table-cell table:style-name="ce11" table:formula="of:=[.AN166]+[.AO165]" office:value-type="float" office:value="327.9991015625" calcext:value-type="float">
            <text:p>327.9991</text:p>
          </table:table-cell>
          <table:table-cell table:style-name="ce22" table:formula="of:=[.AO166]-2*([.$B166]-1)" office:value-type="float" office:value="-0.000898437499870397" calcext:value-type="float">
            <text:p>-0.0008984375</text:p>
          </table:table-cell>
          <table:table-cell office:value-type="float" office:value="63626908872837.3" calcext:value-type="float">
            <text:p>63626908872837.3</text:p>
          </table:table-cell>
          <table:table-cell table:style-name="ce23" table:formula="of:=([.AQ166]-[.AQ165])/1000" office:value-type="float" office:value="2.000796875" calcext:value-type="float">
            <text:p>2.0008</text:p>
          </table:table-cell>
          <table:table-cell table:style-name="ce11" table:formula="of:=[.AR166]+[.AS165]" office:value-type="float" office:value="327.999796875" calcext:value-type="float">
            <text:p>327.9998</text:p>
          </table:table-cell>
          <table:table-cell table:style-name="ce24" table:formula="of:=[.AS166]-2*([.$B166]-1)" office:value-type="float" office:value="-0.000203124999814008" calcext:value-type="float">
            <text:p>-0.000203125</text:p>
          </table:table-cell>
          <table:table-cell office:value-type="float" office:value="63626909344607.2" calcext:value-type="float">
            <text:p>63626909344607.2</text:p>
          </table:table-cell>
          <table:table-cell table:style-name="ce11" table:formula="of:=([.AU166]-[.AU165])/1000" office:value-type="float" office:value="1.99940625" calcext:value-type="float">
            <text:p>1.9994</text:p>
          </table:table-cell>
          <table:table-cell table:style-name="ce11" table:formula="of:=[.AV166]+[.AW165]" office:value-type="float" office:value="327.99790625" calcext:value-type="float">
            <text:p>327.9979</text:p>
          </table:table-cell>
          <table:table-cell table:style-name="ce25" table:formula="of:=[.AW166]-2*([.$B166]-1)" office:value-type="float" office:value="-0.00209374999991496" calcext:value-type="float">
            <text:p>-0.002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66" calcext:value-type="float">
            <text:p>166</text:p>
          </table:table-cell>
          <table:table-cell office:value-type="float" office:value="63626904149377.2" calcext:value-type="float">
            <text:p>63626904149377.2</text:p>
          </table:table-cell>
          <table:table-cell table:formula="of:=([.C167]-[.C166])/1000" office:value-type="float" office:value="1.9995" calcext:value-type="float">
            <text:p>1.9995</text:p>
          </table:table-cell>
          <table:table-cell table:formula="of:=[.D167]+[.E166]" office:value-type="float" office:value="329.99840625" calcext:value-type="float">
            <text:p>329.9984</text:p>
          </table:table-cell>
          <table:table-cell table:style-name="ce13" table:formula="of:=[.E167]-2*([.$B167]-1)" office:value-type="float" office:value="-0.00159374999998363" calcext:value-type="float">
            <text:p>-0.00159375</text:p>
          </table:table-cell>
          <table:table-cell office:value-type="float" office:value="63626904632676.5" calcext:value-type="float">
            <text:p>63626904632676.5</text:p>
          </table:table-cell>
          <table:table-cell table:style-name="ce11" table:formula="of:=([.G167]-[.G166])/1000" office:value-type="float" office:value="1.999703125" calcext:value-type="float">
            <text:p>1.9997</text:p>
          </table:table-cell>
          <table:table-cell table:style-name="ce11" table:formula="of:=[.H167]+[.I166]" office:value-type="float" office:value="329.998703125" calcext:value-type="float">
            <text:p>329.9987</text:p>
          </table:table-cell>
          <table:table-cell table:style-name="ce14" table:formula="of:=[.I167]-2*([.$B167]-1)" office:value-type="float" office:value="-0.00129687500015052" calcext:value-type="float">
            <text:p>-0.001296875</text:p>
          </table:table-cell>
          <table:table-cell office:value-type="float" office:value="63626905115573.9" calcext:value-type="float">
            <text:p>63626905115573.9</text:p>
          </table:table-cell>
          <table:table-cell table:style-name="ce11" table:formula="of:=([.K167]-[.K166])/1000" office:value-type="float" office:value="2" calcext:value-type="float">
            <text:p>2.0000</text:p>
          </table:table-cell>
          <table:table-cell table:style-name="ce11" table:formula="of:=[.L167]+[.M166]" office:value-type="float" office:value="329.9978984375" calcext:value-type="float">
            <text:p>329.9979</text:p>
          </table:table-cell>
          <table:table-cell table:style-name="ce15" table:formula="of:=[.M167]-2*([.$B167]-1)" office:value-type="float" office:value="-0.00210156249977445" calcext:value-type="float">
            <text:p>-0.0021015625</text:p>
          </table:table-cell>
          <table:table-cell office:value-type="float" office:value="63626905579852.7" calcext:value-type="float">
            <text:p>63626905579852.7</text:p>
          </table:table-cell>
          <table:table-cell table:style-name="ce11" table:formula="of:=([.O167]-[.O166])/1000" office:value-type="float" office:value="1.998" calcext:value-type="float">
            <text:p>1.9980</text:p>
          </table:table-cell>
          <table:table-cell table:style-name="ce11" table:formula="of:=[.P167]+[.Q166]" office:value-type="float" office:value="329.998703125" calcext:value-type="float">
            <text:p>329.9987</text:p>
          </table:table-cell>
          <table:table-cell table:style-name="ce16" table:formula="of:=[.Q167]-2*([.$B167]-1)" office:value-type="float" office:value="-0.00129687500032105" calcext:value-type="float">
            <text:p>-0.001296875</text:p>
          </table:table-cell>
          <table:table-cell office:value-type="float" office:value="63626906045181.1" calcext:value-type="float">
            <text:p>63626906045181.1</text:p>
          </table:table-cell>
          <table:table-cell table:style-name="ce11" table:formula="of:=([.S167]-[.S166])/1000" office:value-type="float" office:value="2.0013046875" calcext:value-type="float">
            <text:p>2.0013</text:p>
          </table:table-cell>
          <table:table-cell table:style-name="ce11" table:formula="of:=[.T167]+[.U166]" office:value-type="float" office:value="329.999203125" calcext:value-type="float">
            <text:p>329.9992</text:p>
          </table:table-cell>
          <table:table-cell table:style-name="ce17" table:formula="of:=[.U167]-2*([.$B167]-1)" office:value-type="float" office:value="-0.000796874999991815" calcext:value-type="float">
            <text:p>-0.000796875</text:p>
          </table:table-cell>
          <table:table-cell office:value-type="float" office:value="63626906529934.9" calcext:value-type="float">
            <text:p>63626906529934.9</text:p>
          </table:table-cell>
          <table:table-cell table:style-name="ce11" table:formula="of:=([.W167]-[.W166])/1000" office:value-type="float" office:value="1.9993984375" calcext:value-type="float">
            <text:p>1.9994</text:p>
          </table:table-cell>
          <table:table-cell table:style-name="ce11" table:formula="of:=[.X167]+[.Y166]" office:value-type="float" office:value="329.9983984375" calcext:value-type="float">
            <text:p>329.9984</text:p>
          </table:table-cell>
          <table:table-cell table:style-name="ce18" table:formula="of:=[.Y167]-2*([.$B167]-1)" office:value-type="float" office:value="-0.00160156250001364" calcext:value-type="float">
            <text:p>-0.0016015625</text:p>
          </table:table-cell>
          <table:table-cell office:value-type="float" office:value="63626906995387.7" calcext:value-type="float">
            <text:p>63626906995387.7</text:p>
          </table:table-cell>
          <table:table-cell table:style-name="ce11" table:formula="of:=([.AA167]-[.AA166])/1000" office:value-type="float" office:value="2.000703125" calcext:value-type="float">
            <text:p>2.0007</text:p>
          </table:table-cell>
          <table:table-cell table:style-name="ce11" table:formula="of:=[.AB167]+[.AC166]" office:value-type="float" office:value="329.99990625" calcext:value-type="float">
            <text:p>329.9999</text:p>
          </table:table-cell>
          <table:table-cell table:style-name="ce19" table:formula="of:=[.AC167]-2*([.$B167]-1)" office:value-type="float" office:value="-0.0000937500000190994" calcext:value-type="float">
            <text:p>-0.00009375</text:p>
          </table:table-cell>
          <table:table-cell office:value-type="float" office:value="63626907469622.1" calcext:value-type="float">
            <text:p>63626907469622.1</text:p>
          </table:table-cell>
          <table:table-cell table:style-name="ce11" table:formula="of:=([.AE167]-[.AE166])/1000" office:value-type="float" office:value="2.0013046875" calcext:value-type="float">
            <text:p>2.0013</text:p>
          </table:table-cell>
          <table:table-cell table:style-name="ce11" table:formula="of:=[.AF167]+[.AG166]" office:value-type="float" office:value="329.9991015625" calcext:value-type="float">
            <text:p>329.9991</text:p>
          </table:table-cell>
          <table:table-cell table:style-name="ce20" table:formula="of:=[.AG167]-2*([.$B167]-1)" office:value-type="float" office:value="-0.000898437499984084" calcext:value-type="float">
            <text:p>-0.0008984375</text:p>
          </table:table-cell>
          <table:table-cell office:value-type="float" office:value="63626907939293" calcext:value-type="float">
            <text:p>63626907939293</text:p>
          </table:table-cell>
          <table:table-cell table:style-name="ce11" table:formula="of:=([.AI167]-[.AI166])/1000" office:value-type="float" office:value="1.999796875" calcext:value-type="float">
            <text:p>1.9998</text:p>
          </table:table-cell>
          <table:table-cell table:style-name="ce11" table:formula="of:=[.AJ167]+[.AK166]" office:value-type="float" office:value="329.9996015625" calcext:value-type="float">
            <text:p>329.9996</text:p>
          </table:table-cell>
          <table:table-cell table:style-name="ce21" table:formula="of:=[.AK167]-2*([.$B167]-1)" office:value-type="float" office:value="-0.000398437499768534" calcext:value-type="float">
            <text:p>-0.0003984375</text:p>
          </table:table-cell>
          <table:table-cell office:value-type="float" office:value="63626908405102.2" calcext:value-type="float">
            <text:p>63626908405102.2</text:p>
          </table:table-cell>
          <table:table-cell table:style-name="ce11" table:formula="of:=([.AM167]-[.AM166])/1000" office:value-type="float" office:value="1.999703125" calcext:value-type="float">
            <text:p>1.9997</text:p>
          </table:table-cell>
          <table:table-cell table:style-name="ce11" table:formula="of:=[.AN167]+[.AO166]" office:value-type="float" office:value="329.9988046875" calcext:value-type="float">
            <text:p>329.9988</text:p>
          </table:table-cell>
          <table:table-cell table:style-name="ce22" table:formula="of:=[.AO167]-2*([.$B167]-1)" office:value-type="float" office:value="-0.00119531249987404" calcext:value-type="float">
            <text:p>-0.0011953125</text:p>
          </table:table-cell>
          <table:table-cell office:value-type="float" office:value="63626908874836.5" calcext:value-type="float">
            <text:p>63626908874836.5</text:p>
          </table:table-cell>
          <table:table-cell table:style-name="ce23" table:formula="of:=([.AQ167]-[.AQ166])/1000" office:value-type="float" office:value="1.999203125" calcext:value-type="float">
            <text:p>1.9992</text:p>
          </table:table-cell>
          <table:table-cell table:style-name="ce11" table:formula="of:=[.AR167]+[.AS166]" office:value-type="float" office:value="329.999" calcext:value-type="float">
            <text:p>329.9990</text:p>
          </table:table-cell>
          <table:table-cell table:style-name="ce24" table:formula="of:=[.AS167]-2*([.$B167]-1)" office:value-type="float" office:value="-0.000999999999805823" calcext:value-type="float">
            <text:p>-0.001</text:p>
          </table:table-cell>
          <table:table-cell office:value-type="float" office:value="63626909346608.6" calcext:value-type="float">
            <text:p>63626909346608.6</text:p>
          </table:table-cell>
          <table:table-cell table:style-name="ce11" table:formula="of:=([.AU167]-[.AU166])/1000" office:value-type="float" office:value="2.0013984375" calcext:value-type="float">
            <text:p>2.0014</text:p>
          </table:table-cell>
          <table:table-cell table:style-name="ce11" table:formula="of:=[.AV167]+[.AW166]" office:value-type="float" office:value="329.9993046875" calcext:value-type="float">
            <text:p>329.9993</text:p>
          </table:table-cell>
          <table:table-cell table:style-name="ce25" table:formula="of:=[.AW167]-2*([.$B167]-1)" office:value-type="float" office:value="-0.000695312499942702" calcext:value-type="float">
            <text:p>-0.0006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67" calcext:value-type="float">
            <text:p>167</text:p>
          </table:table-cell>
          <table:table-cell office:value-type="float" office:value="63626904151377.7" calcext:value-type="float">
            <text:p>63626904151377.7</text:p>
          </table:table-cell>
          <table:table-cell table:formula="of:=([.C168]-[.C167])/1000" office:value-type="float" office:value="2.0005" calcext:value-type="float">
            <text:p>2.0005</text:p>
          </table:table-cell>
          <table:table-cell table:formula="of:=[.D168]+[.E167]" office:value-type="float" office:value="331.99890625" calcext:value-type="float">
            <text:p>331.9989</text:p>
          </table:table-cell>
          <table:table-cell table:style-name="ce13" table:formula="of:=[.E168]-2*([.$B168]-1)" office:value-type="float" office:value="-0.00109374999999545" calcext:value-type="float">
            <text:p>-0.00109375</text:p>
          </table:table-cell>
          <table:table-cell office:value-type="float" office:value="63626904634677.3" calcext:value-type="float">
            <text:p>63626904634677.3</text:p>
          </table:table-cell>
          <table:table-cell table:style-name="ce11" table:formula="of:=([.G168]-[.G167])/1000" office:value-type="float" office:value="2.000796875" calcext:value-type="float">
            <text:p>2.0008</text:p>
          </table:table-cell>
          <table:table-cell table:style-name="ce11" table:formula="of:=[.H168]+[.I167]" office:value-type="float" office:value="331.9995" calcext:value-type="float">
            <text:p>331.9995</text:p>
          </table:table-cell>
          <table:table-cell table:style-name="ce14" table:formula="of:=[.I168]-2*([.$B168]-1)" office:value-type="float" office:value="-0.000500000000158707" calcext:value-type="float">
            <text:p>-0.0005</text:p>
          </table:table-cell>
          <table:table-cell office:value-type="float" office:value="63626905117573.4" calcext:value-type="float">
            <text:p>63626905117573.4</text:p>
          </table:table-cell>
          <table:table-cell table:style-name="ce11" table:formula="of:=([.K168]-[.K167])/1000" office:value-type="float" office:value="1.9995" calcext:value-type="float">
            <text:p>1.9995</text:p>
          </table:table-cell>
          <table:table-cell table:style-name="ce11" table:formula="of:=[.L168]+[.M167]" office:value-type="float" office:value="331.9973984375" calcext:value-type="float">
            <text:p>331.9974</text:p>
          </table:table-cell>
          <table:table-cell table:style-name="ce15" table:formula="of:=[.M168]-2*([.$B168]-1)" office:value-type="float" office:value="-0.00260156249976262" calcext:value-type="float">
            <text:p>-0.0026015625</text:p>
          </table:table-cell>
          <table:table-cell office:value-type="float" office:value="63626905581851.9" calcext:value-type="float">
            <text:p>63626905581851.9</text:p>
          </table:table-cell>
          <table:table-cell table:style-name="ce11" table:formula="of:=([.O168]-[.O167])/1000" office:value-type="float" office:value="1.9991953125" calcext:value-type="float">
            <text:p>1.9992</text:p>
          </table:table-cell>
          <table:table-cell table:style-name="ce11" table:formula="of:=[.P168]+[.Q167]" office:value-type="float" office:value="331.9978984375" calcext:value-type="float">
            <text:p>331.9979</text:p>
          </table:table-cell>
          <table:table-cell table:style-name="ce16" table:formula="of:=[.Q168]-2*([.$B168]-1)" office:value-type="float" office:value="-0.00210156250034288" calcext:value-type="float">
            <text:p>-0.0021015625</text:p>
          </table:table-cell>
          <table:table-cell office:value-type="float" office:value="63626906047181.2" calcext:value-type="float">
            <text:p>63626906047181.2</text:p>
          </table:table-cell>
          <table:table-cell table:style-name="ce11" table:formula="of:=([.S168]-[.S167])/1000" office:value-type="float" office:value="2.0001015625" calcext:value-type="float">
            <text:p>2.0001</text:p>
          </table:table-cell>
          <table:table-cell table:style-name="ce11" table:formula="of:=[.T168]+[.U167]" office:value-type="float" office:value="331.9993046875" calcext:value-type="float">
            <text:p>331.9993</text:p>
          </table:table-cell>
          <table:table-cell table:style-name="ce17" table:formula="of:=[.U168]-2*([.$B168]-1)" office:value-type="float" office:value="-0.000695312499999545" calcext:value-type="float">
            <text:p>-0.0006953125</text:p>
          </table:table-cell>
          <table:table-cell office:value-type="float" office:value="63626906531935.2" calcext:value-type="float">
            <text:p>63626906531935.2</text:p>
          </table:table-cell>
          <table:table-cell table:style-name="ce11" table:formula="of:=([.W168]-[.W167])/1000" office:value-type="float" office:value="2.0003046875" calcext:value-type="float">
            <text:p>2.0003</text:p>
          </table:table-cell>
          <table:table-cell table:style-name="ce11" table:formula="of:=[.X168]+[.Y167]" office:value-type="float" office:value="331.998703125" calcext:value-type="float">
            <text:p>331.9987</text:p>
          </table:table-cell>
          <table:table-cell table:style-name="ce18" table:formula="of:=[.Y168]-2*([.$B168]-1)" office:value-type="float" office:value="-0.00129687500003683" calcext:value-type="float">
            <text:p>-0.001296875</text:p>
          </table:table-cell>
          <table:table-cell office:value-type="float" office:value="63626906997387.6" calcext:value-type="float">
            <text:p>63626906997387.6</text:p>
          </table:table-cell>
          <table:table-cell table:style-name="ce11" table:formula="of:=([.AA168]-[.AA167])/1000" office:value-type="float" office:value="1.9998984375" calcext:value-type="float">
            <text:p>1.9999</text:p>
          </table:table-cell>
          <table:table-cell table:style-name="ce11" table:formula="of:=[.AB168]+[.AC167]" office:value-type="float" office:value="331.9998046875" calcext:value-type="float">
            <text:p>331.9998</text:p>
          </table:table-cell>
          <table:table-cell table:style-name="ce19" table:formula="of:=[.AC168]-2*([.$B168]-1)" office:value-type="float" office:value="-0.000195312500011369" calcext:value-type="float">
            <text:p>-0.0001953125</text:p>
          </table:table-cell>
          <table:table-cell office:value-type="float" office:value="63626907471620.9" calcext:value-type="float">
            <text:p>63626907471620.9</text:p>
          </table:table-cell>
          <table:table-cell table:style-name="ce11" table:formula="of:=([.AE168]-[.AE167])/1000" office:value-type="float" office:value="1.998796875" calcext:value-type="float">
            <text:p>1.9988</text:p>
          </table:table-cell>
          <table:table-cell table:style-name="ce11" table:formula="of:=[.AF168]+[.AG167]" office:value-type="float" office:value="331.9978984375" calcext:value-type="float">
            <text:p>331.9979</text:p>
          </table:table-cell>
          <table:table-cell table:style-name="ce20" table:formula="of:=[.AG168]-2*([.$B168]-1)" office:value-type="float" office:value="-0.00210156250000182" calcext:value-type="float">
            <text:p>-0.0021015625</text:p>
          </table:table-cell>
          <table:table-cell office:value-type="float" office:value="63626907941292.7" calcext:value-type="float">
            <text:p>63626907941292.7</text:p>
          </table:table-cell>
          <table:table-cell table:style-name="ce11" table:formula="of:=([.AI168]-[.AI167])/1000" office:value-type="float" office:value="1.999703125" calcext:value-type="float">
            <text:p>1.9997</text:p>
          </table:table-cell>
          <table:table-cell table:style-name="ce11" table:formula="of:=[.AJ168]+[.AK167]" office:value-type="float" office:value="331.9993046875" calcext:value-type="float">
            <text:p>331.9993</text:p>
          </table:table-cell>
          <table:table-cell table:style-name="ce21" table:formula="of:=[.AK168]-2*([.$B168]-1)" office:value-type="float" office:value="-0.000695312499772172" calcext:value-type="float">
            <text:p>-0.0006953125</text:p>
          </table:table-cell>
          <table:table-cell office:value-type="float" office:value="63626908407103.6" calcext:value-type="float">
            <text:p>63626908407103.6</text:p>
          </table:table-cell>
          <table:table-cell table:style-name="ce11" table:formula="of:=([.AM168]-[.AM167])/1000" office:value-type="float" office:value="2.0013984375" calcext:value-type="float">
            <text:p>2.0014</text:p>
          </table:table-cell>
          <table:table-cell table:style-name="ce11" table:formula="of:=[.AN168]+[.AO167]" office:value-type="float" office:value="332.000203125" calcext:value-type="float">
            <text:p>332.0002</text:p>
          </table:table-cell>
          <table:table-cell table:style-name="ce22" table:formula="of:=[.AO168]-2*([.$B168]-1)" office:value-type="float" office:value="0.000203125000098225" calcext:value-type="float">
            <text:p>0.000203125</text:p>
          </table:table-cell>
          <table:table-cell office:value-type="float" office:value="63626908876836" calcext:value-type="float">
            <text:p>63626908876836</text:p>
          </table:table-cell>
          <table:table-cell table:style-name="ce23" table:formula="of:=([.AQ168]-[.AQ167])/1000" office:value-type="float" office:value="1.9995" calcext:value-type="float">
            <text:p>1.9995</text:p>
          </table:table-cell>
          <table:table-cell table:style-name="ce11" table:formula="of:=[.AR168]+[.AS167]" office:value-type="float" office:value="331.9985" calcext:value-type="float">
            <text:p>331.9985</text:p>
          </table:table-cell>
          <table:table-cell table:style-name="ce24" table:formula="of:=[.AS168]-2*([.$B168]-1)" office:value-type="float" office:value="-0.001499999999794" calcext:value-type="float">
            <text:p>-0.0015</text:p>
          </table:table-cell>
          <table:table-cell office:value-type="float" office:value="63626909348609.7" calcext:value-type="float">
            <text:p>63626909348609.7</text:p>
          </table:table-cell>
          <table:table-cell table:style-name="ce11" table:formula="of:=([.AU168]-[.AU167])/1000" office:value-type="float" office:value="2.0011015625" calcext:value-type="float">
            <text:p>2.0011</text:p>
          </table:table-cell>
          <table:table-cell table:style-name="ce11" table:formula="of:=[.AV168]+[.AW167]" office:value-type="float" office:value="332.00040625" calcext:value-type="float">
            <text:p>332.0004</text:p>
          </table:table-cell>
          <table:table-cell table:style-name="ce25" table:formula="of:=[.AW168]-2*([.$B168]-1)" office:value-type="float" office:value="0.000406250000082764" calcext:value-type="float">
            <text:p>0.000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10" office:value-type="float" office:value="168" calcext:value-type="float">
            <text:p>168</text:p>
          </table:table-cell>
          <table:table-cell office:value-type="float" office:value="63626904153377.6" calcext:value-type="float">
            <text:p>63626904153377.6</text:p>
          </table:table-cell>
          <table:table-cell table:formula="of:=([.C169]-[.C168])/1000" office:value-type="float" office:value="1.9998984375" calcext:value-type="float">
            <text:p>1.9999</text:p>
          </table:table-cell>
          <table:table-cell table:formula="of:=[.D169]+[.E168]" office:value-type="float" office:value="333.9988046875" calcext:value-type="float">
            <text:p>333.9988</text:p>
          </table:table-cell>
          <table:table-cell table:style-name="ce13" table:formula="of:=[.E169]-2*([.$B169]-1)" office:value-type="float" office:value="-0.00119531249998772" calcext:value-type="float">
            <text:p>-0.0011953125</text:p>
          </table:table-cell>
          <table:table-cell office:value-type="float" office:value="63626904636676" calcext:value-type="float">
            <text:p>63626904636676</text:p>
          </table:table-cell>
          <table:table-cell table:style-name="ce11" table:formula="of:=([.G169]-[.G168])/1000" office:value-type="float" office:value="1.998703125" calcext:value-type="float">
            <text:p>1.9987</text:p>
          </table:table-cell>
          <table:table-cell table:style-name="ce11" table:formula="of:=[.H169]+[.I168]" office:value-type="float" office:value="333.998203125" calcext:value-type="float">
            <text:p>333.9982</text:p>
          </table:table-cell>
          <table:table-cell table:style-name="ce14" table:formula="of:=[.I169]-2*([.$B169]-1)" office:value-type="float" office:value="-0.0017968750001387" calcext:value-type="float">
            <text:p>-0.001796875</text:p>
          </table:table-cell>
          <table:table-cell office:value-type="float" office:value="63626905119573.8" calcext:value-type="float">
            <text:p>63626905119573.8</text:p>
          </table:table-cell>
          <table:table-cell table:style-name="ce11" table:formula="of:=([.K169]-[.K168])/1000" office:value-type="float" office:value="2.0003984375" calcext:value-type="float">
            <text:p>2.0004</text:p>
          </table:table-cell>
          <table:table-cell table:style-name="ce11" table:formula="of:=[.L169]+[.M168]" office:value-type="float" office:value="333.997796875" calcext:value-type="float">
            <text:p>333.9978</text:p>
          </table:table-cell>
          <table:table-cell table:style-name="ce15" table:formula="of:=[.M169]-2*([.$B169]-1)" office:value-type="float" office:value="-0.00220312499976671" calcext:value-type="float">
            <text:p>-0.002203125</text:p>
          </table:table-cell>
          <table:table-cell office:value-type="float" office:value="63626905583854.6" calcext:value-type="float">
            <text:p>63626905583854.6</text:p>
          </table:table-cell>
          <table:table-cell table:style-name="ce11" table:formula="of:=([.O169]-[.O168])/1000" office:value-type="float" office:value="2.002703125" calcext:value-type="float">
            <text:p>2.0027</text:p>
          </table:table-cell>
          <table:table-cell table:style-name="ce11" table:formula="of:=[.P169]+[.Q168]" office:value-type="float" office:value="334.0006015625" calcext:value-type="float">
            <text:p>334.0006</text:p>
          </table:table-cell>
          <table:table-cell table:style-name="ce16" table:formula="of:=[.Q169]-2*([.$B169]-1)" office:value-type="float" office:value="0.000601562499639385" calcext:value-type="float">
            <text:p>0.0006015625</text:p>
          </table:table-cell>
          <table:table-cell office:value-type="float" office:value="63626906049180.7" calcext:value-type="float">
            <text:p>63626906049180.7</text:p>
          </table:table-cell>
          <table:table-cell table:style-name="ce11" table:formula="of:=([.S169]-[.S168])/1000" office:value-type="float" office:value="1.9995" calcext:value-type="float">
            <text:p>1.9995</text:p>
          </table:table-cell>
          <table:table-cell table:style-name="ce11" table:formula="of:=[.T169]+[.U168]" office:value-type="float" office:value="333.9988046875" calcext:value-type="float">
            <text:p>333.9988</text:p>
          </table:table-cell>
          <table:table-cell table:style-name="ce17" table:formula="of:=[.U169]-2*([.$B169]-1)" office:value-type="float" office:value="-0.00119531249998772" calcext:value-type="float">
            <text:p>-0.0011953125</text:p>
          </table:table-cell>
          <table:table-cell office:value-type="float" office:value="63626906533935.8" calcext:value-type="float">
            <text:p>63626906533935.8</text:p>
          </table:table-cell>
          <table:table-cell table:style-name="ce11" table:formula="of:=([.W169]-[.W168])/1000" office:value-type="float" office:value="2.00059375" calcext:value-type="float">
            <text:p>2.0006</text:p>
          </table:table-cell>
          <table:table-cell table:style-name="ce11" table:formula="of:=[.X169]+[.Y168]" office:value-type="float" office:value="333.999296875" calcext:value-type="float">
            <text:p>333.9993</text:p>
          </table:table-cell>
          <table:table-cell table:style-name="ce18" table:formula="of:=[.Y169]-2*([.$B169]-1)" office:value-type="float" office:value="-0.000703125000029559" calcext:value-type="float">
            <text:p>-0.000703125</text:p>
          </table:table-cell>
          <table:table-cell office:value-type="float" office:value="63626906999388" calcext:value-type="float">
            <text:p>63626906999388</text:p>
          </table:table-cell>
          <table:table-cell table:style-name="ce11" table:formula="of:=([.AA169]-[.AA168])/1000" office:value-type="float" office:value="2.0003984375" calcext:value-type="float">
            <text:p>2.0004</text:p>
          </table:table-cell>
          <table:table-cell table:style-name="ce11" table:formula="of:=[.AB169]+[.AC168]" office:value-type="float" office:value="334.000203125" calcext:value-type="float">
            <text:p>334.0002</text:p>
          </table:table-cell>
          <table:table-cell table:style-name="ce19" table:formula="of:=[.AC169]-2*([.$B169]-1)" office:value-type="float" office:value="0.000203124999984539" calcext:value-type="float">
            <text:p>0.000203125</text:p>
          </table:table-cell>
          <table:table-cell office:value-type="float" office:value="63626907473623.8" calcext:value-type="float">
            <text:p>63626907473623.8</text:p>
          </table:table-cell>
          <table:table-cell table:style-name="ce11" table:formula="of:=([.AE169]-[.AE168])/1000" office:value-type="float" office:value="2.0028984375" calcext:value-type="float">
            <text:p>2.0029</text:p>
          </table:table-cell>
          <table:table-cell table:style-name="ce11" table:formula="of:=[.AF169]+[.AG168]" office:value-type="float" office:value="334.000796875" calcext:value-type="float">
            <text:p>334.0008</text:p>
          </table:table-cell>
          <table:table-cell table:style-name="ce20" table:formula="of:=[.AG169]-2*([.$B169]-1)" office:value-type="float" office:value="0.000796874999991815" calcext:value-type="float">
            <text:p>0.000796875</text:p>
          </table:table-cell>
          <table:table-cell office:value-type="float" office:value="63626907943293.7" calcext:value-type="float">
            <text:p>63626907943293.7</text:p>
          </table:table-cell>
          <table:table-cell table:style-name="ce11" table:formula="of:=([.AI169]-[.AI168])/1000" office:value-type="float" office:value="2.001" calcext:value-type="float">
            <text:p>2.0010</text:p>
          </table:table-cell>
          <table:table-cell table:style-name="ce11" table:formula="of:=[.AJ169]+[.AK168]" office:value-type="float" office:value="334.0003046875" calcext:value-type="float">
            <text:p>334.0003</text:p>
          </table:table-cell>
          <table:table-cell table:style-name="ce21" table:formula="of:=[.AK169]-2*([.$B169]-1)" office:value-type="float" office:value="0.000304687500204182" calcext:value-type="float">
            <text:p>0.0003046875</text:p>
          </table:table-cell>
          <table:table-cell office:value-type="float" office:value="63626908409100.7" calcext:value-type="float">
            <text:p>63626908409100.7</text:p>
          </table:table-cell>
          <table:table-cell table:style-name="ce11" table:formula="of:=([.AM169]-[.AM168])/1000" office:value-type="float" office:value="1.9971015625" calcext:value-type="float">
            <text:p>1.9971</text:p>
          </table:table-cell>
          <table:table-cell table:style-name="ce11" table:formula="of:=[.AN169]+[.AO168]" office:value-type="float" office:value="333.9973046875" calcext:value-type="float">
            <text:p>333.9973</text:p>
          </table:table-cell>
          <table:table-cell table:style-name="ce22" table:formula="of:=[.AO169]-2*([.$B169]-1)" office:value-type="float" office:value="-0.00269531249989541" calcext:value-type="float">
            <text:p>-0.0026953125</text:p>
          </table:table-cell>
          <table:table-cell office:value-type="float" office:value="63626908878837.7" calcext:value-type="float">
            <text:p>63626908878837.7</text:p>
          </table:table-cell>
          <table:table-cell table:style-name="ce23" table:formula="of:=([.AQ169]-[.AQ168])/1000" office:value-type="float" office:value="2.001703125" calcext:value-type="float">
            <text:p>2.0017</text:p>
          </table:table-cell>
          <table:table-cell table:style-name="ce11" table:formula="of:=[.AR169]+[.AS168]" office:value-type="float" office:value="334.000203125" calcext:value-type="float">
            <text:p>334.0002</text:p>
          </table:table-cell>
          <table:table-cell table:style-name="ce24" table:formula="of:=[.AS169]-2*([.$B169]-1)" office:value-type="float" office:value="0.000203125000211912" calcext:value-type="float">
            <text:p>0.000203125</text:p>
          </table:table-cell>
          <table:table-cell office:value-type="float" office:value="63626909350607.8" calcext:value-type="float">
            <text:p>63626909350607.8</text:p>
          </table:table-cell>
          <table:table-cell table:style-name="ce11" table:formula="of:=([.AU169]-[.AU168])/1000" office:value-type="float" office:value="1.99809375" calcext:value-type="float">
            <text:p>1.9981</text:p>
          </table:table-cell>
          <table:table-cell table:style-name="ce11" table:formula="of:=[.AV169]+[.AW168]" office:value-type="float" office:value="333.9985" calcext:value-type="float">
            <text:p>333.9985</text:p>
          </table:table-cell>
          <table:table-cell table:style-name="ce25" table:formula="of:=[.AW169]-2*([.$B169]-1)" office:value-type="float" office:value="-0.00149999999990769" calcext:value-type="float">
            <text:p>-0.001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10" office:value-type="float" office:value="169" calcext:value-type="float">
            <text:p>169</text:p>
          </table:table-cell>
          <table:table-cell office:value-type="float" office:value="63626904155377.4" calcext:value-type="float">
            <text:p>63626904155377.4</text:p>
          </table:table-cell>
          <table:table-cell table:formula="of:=([.C170]-[.C169])/1000" office:value-type="float" office:value="1.999796875" calcext:value-type="float">
            <text:p>1.9998</text:p>
          </table:table-cell>
          <table:table-cell table:formula="of:=[.D170]+[.E169]" office:value-type="float" office:value="335.9986015625" calcext:value-type="float">
            <text:p>335.9986</text:p>
          </table:table-cell>
          <table:table-cell table:style-name="ce13" table:formula="of:=[.E170]-2*([.$B170]-1)" office:value-type="float" office:value="-0.00139843749997226" calcext:value-type="float">
            <text:p>-0.0013984375</text:p>
          </table:table-cell>
          <table:table-cell office:value-type="float" office:value="63626904638676.9" calcext:value-type="float">
            <text:p>63626904638676.9</text:p>
          </table:table-cell>
          <table:table-cell table:style-name="ce11" table:formula="of:=([.G170]-[.G169])/1000" office:value-type="float" office:value="2.0008984375" calcext:value-type="float">
            <text:p>2.0009</text:p>
          </table:table-cell>
          <table:table-cell table:style-name="ce11" table:formula="of:=[.H170]+[.I169]" office:value-type="float" office:value="335.9991015625" calcext:value-type="float">
            <text:p>335.9991</text:p>
          </table:table-cell>
          <table:table-cell table:style-name="ce14" table:formula="of:=[.I170]-2*([.$B170]-1)" office:value-type="float" office:value="-0.000898437500154614" calcext:value-type="float">
            <text:p>-0.0008984375</text:p>
          </table:table-cell>
          <table:table-cell office:value-type="float" office:value="63626905121575.4" calcext:value-type="float">
            <text:p>63626905121575.4</text:p>
          </table:table-cell>
          <table:table-cell table:style-name="ce11" table:formula="of:=([.K170]-[.K169])/1000" office:value-type="float" office:value="2.0016015625" calcext:value-type="float">
            <text:p>2.0016</text:p>
          </table:table-cell>
          <table:table-cell table:style-name="ce11" table:formula="of:=[.L170]+[.M169]" office:value-type="float" office:value="335.9993984375" calcext:value-type="float">
            <text:p>335.9994</text:p>
          </table:table-cell>
          <table:table-cell table:style-name="ce15" table:formula="of:=[.M170]-2*([.$B170]-1)" office:value-type="float" office:value="-0.000601562499753072" calcext:value-type="float">
            <text:p>-0.0006015625</text:p>
          </table:table-cell>
          <table:table-cell office:value-type="float" office:value="63626905585851.4" calcext:value-type="float">
            <text:p>63626905585851.4</text:p>
          </table:table-cell>
          <table:table-cell table:style-name="ce11" table:formula="of:=([.O170]-[.O169])/1000" office:value-type="float" office:value="1.996796875" calcext:value-type="float">
            <text:p>1.9968</text:p>
          </table:table-cell>
          <table:table-cell table:style-name="ce11" table:formula="of:=[.P170]+[.Q169]" office:value-type="float" office:value="335.9973984375" calcext:value-type="float">
            <text:p>335.9974</text:p>
          </table:table-cell>
          <table:table-cell table:style-name="ce16" table:formula="of:=[.Q170]-2*([.$B170]-1)" office:value-type="float" office:value="-0.0026015625003879" calcext:value-type="float">
            <text:p>-0.0026015625</text:p>
          </table:table-cell>
          <table:table-cell office:value-type="float" office:value="63626906051179.7" calcext:value-type="float">
            <text:p>63626906051179.7</text:p>
          </table:table-cell>
          <table:table-cell table:style-name="ce11" table:formula="of:=([.S170]-[.S169])/1000" office:value-type="float" office:value="1.999" calcext:value-type="float">
            <text:p>1.9990</text:p>
          </table:table-cell>
          <table:table-cell table:style-name="ce11" table:formula="of:=[.T170]+[.U169]" office:value-type="float" office:value="335.9978046875" calcext:value-type="float">
            <text:p>335.9978</text:p>
          </table:table-cell>
          <table:table-cell table:style-name="ce17" table:formula="of:=[.U170]-2*([.$B170]-1)" office:value-type="float" office:value="-0.00219531249996407" calcext:value-type="float">
            <text:p>-0.0021953125</text:p>
          </table:table-cell>
          <table:table-cell office:value-type="float" office:value="63626906535934.6" calcext:value-type="float">
            <text:p>63626906535934.6</text:p>
          </table:table-cell>
          <table:table-cell table:style-name="ce11" table:formula="of:=([.W170]-[.W169])/1000" office:value-type="float" office:value="1.9988046875" calcext:value-type="float">
            <text:p>1.9988</text:p>
          </table:table-cell>
          <table:table-cell table:style-name="ce11" table:formula="of:=[.X170]+[.Y169]" office:value-type="float" office:value="335.9981015625" calcext:value-type="float">
            <text:p>335.9981</text:p>
          </table:table-cell>
          <table:table-cell table:style-name="ce18" table:formula="of:=[.Y170]-2*([.$B170]-1)" office:value-type="float" office:value="-0.00189843750001728" calcext:value-type="float">
            <text:p>-0.0018984375</text:p>
          </table:table-cell>
          <table:table-cell office:value-type="float" office:value="63626907001385.5" calcext:value-type="float">
            <text:p>63626907001385.5</text:p>
          </table:table-cell>
          <table:table-cell table:style-name="ce11" table:formula="of:=([.AA170]-[.AA169])/1000" office:value-type="float" office:value="1.9975" calcext:value-type="float">
            <text:p>1.9975</text:p>
          </table:table-cell>
          <table:table-cell table:style-name="ce11" table:formula="of:=[.AB170]+[.AC169]" office:value-type="float" office:value="335.997703125" calcext:value-type="float">
            <text:p>335.9977</text:p>
          </table:table-cell>
          <table:table-cell table:style-name="ce19" table:formula="of:=[.AC170]-2*([.$B170]-1)" office:value-type="float" office:value="-0.00229687500001319" calcext:value-type="float">
            <text:p>-0.002296875</text:p>
          </table:table-cell>
          <table:table-cell office:value-type="float" office:value="63626907475620.9" calcext:value-type="float">
            <text:p>63626907475620.9</text:p>
          </table:table-cell>
          <table:table-cell table:style-name="ce11" table:formula="of:=([.AE170]-[.AE169])/1000" office:value-type="float" office:value="1.9971015625" calcext:value-type="float">
            <text:p>1.9971</text:p>
          </table:table-cell>
          <table:table-cell table:style-name="ce11" table:formula="of:=[.AF170]+[.AG169]" office:value-type="float" office:value="335.9978984375" calcext:value-type="float">
            <text:p>335.9979</text:p>
          </table:table-cell>
          <table:table-cell table:style-name="ce20" table:formula="of:=[.AG170]-2*([.$B170]-1)" office:value-type="float" office:value="-0.00210156250000182" calcext:value-type="float">
            <text:p>-0.0021015625</text:p>
          </table:table-cell>
          <table:table-cell office:value-type="float" office:value="63626907945292.6" calcext:value-type="float">
            <text:p>63626907945292.6</text:p>
          </table:table-cell>
          <table:table-cell table:style-name="ce11" table:formula="of:=([.AI170]-[.AI169])/1000" office:value-type="float" office:value="1.9988984375" calcext:value-type="float">
            <text:p>1.9989</text:p>
          </table:table-cell>
          <table:table-cell table:style-name="ce11" table:formula="of:=[.AJ170]+[.AK169]" office:value-type="float" office:value="335.999203125" calcext:value-type="float">
            <text:p>335.9992</text:p>
          </table:table-cell>
          <table:table-cell table:style-name="ce21" table:formula="of:=[.AK170]-2*([.$B170]-1)" office:value-type="float" office:value="-0.000796874999821284" calcext:value-type="float">
            <text:p>-0.000796875</text:p>
          </table:table-cell>
          <table:table-cell office:value-type="float" office:value="63626908411101.4" calcext:value-type="float">
            <text:p>63626908411101.4</text:p>
          </table:table-cell>
          <table:table-cell table:style-name="ce11" table:formula="of:=([.AM170]-[.AM169])/1000" office:value-type="float" office:value="2.0006953125" calcext:value-type="float">
            <text:p>2.0007</text:p>
          </table:table-cell>
          <table:table-cell table:style-name="ce11" table:formula="of:=[.AN170]+[.AO169]" office:value-type="float" office:value="335.998" calcext:value-type="float">
            <text:p>335.9980</text:p>
          </table:table-cell>
          <table:table-cell table:style-name="ce22" table:formula="of:=[.AO170]-2*([.$B170]-1)" office:value-type="float" office:value="-0.00199999999989586" calcext:value-type="float">
            <text:p>-0.002</text:p>
          </table:table-cell>
          <table:table-cell office:value-type="float" office:value="63626908880837.1" calcext:value-type="float">
            <text:p>63626908880837.1</text:p>
          </table:table-cell>
          <table:table-cell table:style-name="ce23" table:formula="of:=([.AQ170]-[.AQ169])/1000" office:value-type="float" office:value="1.9993984375" calcext:value-type="float">
            <text:p>1.9994</text:p>
          </table:table-cell>
          <table:table-cell table:style-name="ce11" table:formula="of:=[.AR170]+[.AS169]" office:value-type="float" office:value="335.9996015625" calcext:value-type="float">
            <text:p>335.9996</text:p>
          </table:table-cell>
          <table:table-cell table:style-name="ce24" table:formula="of:=[.AS170]-2*([.$B170]-1)" office:value-type="float" office:value="-0.000398437499768534" calcext:value-type="float">
            <text:p>-0.0003984375</text:p>
          </table:table-cell>
          <table:table-cell office:value-type="float" office:value="63626909352607.3" calcext:value-type="float">
            <text:p>63626909352607.3</text:p>
          </table:table-cell>
          <table:table-cell table:style-name="ce11" table:formula="of:=([.AU170]-[.AU169])/1000" office:value-type="float" office:value="1.9995" calcext:value-type="float">
            <text:p>1.9995</text:p>
          </table:table-cell>
          <table:table-cell table:style-name="ce11" table:formula="of:=[.AV170]+[.AW169]" office:value-type="float" office:value="335.998" calcext:value-type="float">
            <text:p>335.9980</text:p>
          </table:table-cell>
          <table:table-cell table:style-name="ce25" table:formula="of:=[.AW170]-2*([.$B170]-1)" office:value-type="float" office:value="-0.00199999999989586" calcext:value-type="float">
            <text:p>-0.002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70" calcext:value-type="float">
            <text:p>170</text:p>
          </table:table-cell>
          <table:table-cell office:value-type="float" office:value="63626904157379.6" calcext:value-type="float">
            <text:p>63626904157379.6</text:p>
          </table:table-cell>
          <table:table-cell table:formula="of:=([.C171]-[.C170])/1000" office:value-type="float" office:value="2.002203125" calcext:value-type="float">
            <text:p>2.0022</text:p>
          </table:table-cell>
          <table:table-cell table:formula="of:=[.D171]+[.E170]" office:value-type="float" office:value="338.0008046875" calcext:value-type="float">
            <text:p>338.0008</text:p>
          </table:table-cell>
          <table:table-cell table:style-name="ce13" table:formula="of:=[.E171]-2*([.$B171]-1)" office:value-type="float" office:value="0.000804687500021828" calcext:value-type="float">
            <text:p>0.0008046875</text:p>
          </table:table-cell>
          <table:table-cell office:value-type="float" office:value="63626904640677.8" calcext:value-type="float">
            <text:p>63626904640677.8</text:p>
          </table:table-cell>
          <table:table-cell table:style-name="ce11" table:formula="of:=([.G171]-[.G170])/1000" office:value-type="float" office:value="2.0008984375" calcext:value-type="float">
            <text:p>2.0009</text:p>
          </table:table-cell>
          <table:table-cell table:style-name="ce11" table:formula="of:=[.H171]+[.I170]" office:value-type="float" office:value="338" calcext:value-type="float">
            <text:p>338.0000</text:p>
          </table:table-cell>
          <table:table-cell table:style-name="ce14" table:formula="of:=[.I171]-2*([.$B171]-1)" office:value-type="float" office:value="0" calcext:value-type="float">
            <text:p>0</text:p>
          </table:table-cell>
          <table:table-cell office:value-type="float" office:value="63626905123573.9" calcext:value-type="float">
            <text:p>63626905123573.9</text:p>
          </table:table-cell>
          <table:table-cell table:style-name="ce11" table:formula="of:=([.K171]-[.K170])/1000" office:value-type="float" office:value="1.9985" calcext:value-type="float">
            <text:p>1.9985</text:p>
          </table:table-cell>
          <table:table-cell table:style-name="ce11" table:formula="of:=[.L171]+[.M170]" office:value-type="float" office:value="337.9978984375" calcext:value-type="float">
            <text:p>337.9979</text:p>
          </table:table-cell>
          <table:table-cell table:style-name="ce15" table:formula="of:=[.M171]-2*([.$B171]-1)" office:value-type="float" office:value="-0.00210156249977445" calcext:value-type="float">
            <text:p>-0.0021015625</text:p>
          </table:table-cell>
          <table:table-cell office:value-type="float" office:value="63626905587852.6" calcext:value-type="float">
            <text:p>63626905587852.6</text:p>
          </table:table-cell>
          <table:table-cell table:style-name="ce11" table:formula="of:=([.O171]-[.O170])/1000" office:value-type="float" office:value="2.001203125" calcext:value-type="float">
            <text:p>2.0012</text:p>
          </table:table-cell>
          <table:table-cell table:style-name="ce11" table:formula="of:=[.P171]+[.Q170]" office:value-type="float" office:value="337.9986015625" calcext:value-type="float">
            <text:p>337.9986</text:p>
          </table:table-cell>
          <table:table-cell table:style-name="ce16" table:formula="of:=[.Q171]-2*([.$B171]-1)" office:value-type="float" office:value="-0.00139843750037016" calcext:value-type="float">
            <text:p>-0.0013984375</text:p>
          </table:table-cell>
          <table:table-cell office:value-type="float" office:value="63626906053183.2" calcext:value-type="float">
            <text:p>63626906053183.2</text:p>
          </table:table-cell>
          <table:table-cell table:style-name="ce11" table:formula="of:=([.S171]-[.S170])/1000" office:value-type="float" office:value="2.0035" calcext:value-type="float">
            <text:p>2.0035</text:p>
          </table:table-cell>
          <table:table-cell table:style-name="ce11" table:formula="of:=[.T171]+[.U170]" office:value-type="float" office:value="338.0013046875" calcext:value-type="float">
            <text:p>338.0013</text:p>
          </table:table-cell>
          <table:table-cell table:style-name="ce17" table:formula="of:=[.U171]-2*([.$B171]-1)" office:value-type="float" office:value="0.00130468750001" calcext:value-type="float">
            <text:p>0.0013046875</text:p>
          </table:table-cell>
          <table:table-cell office:value-type="float" office:value="63626906537936.6" calcext:value-type="float">
            <text:p>63626906537936.6</text:p>
          </table:table-cell>
          <table:table-cell table:style-name="ce11" table:formula="of:=([.W171]-[.W170])/1000" office:value-type="float" office:value="2.002" calcext:value-type="float">
            <text:p>2.0020</text:p>
          </table:table-cell>
          <table:table-cell table:style-name="ce11" table:formula="of:=[.X171]+[.Y170]" office:value-type="float" office:value="338.0001015625" calcext:value-type="float">
            <text:p>338.0001</text:p>
          </table:table-cell>
          <table:table-cell table:style-name="ce18" table:formula="of:=[.Y171]-2*([.$B171]-1)" office:value-type="float" office:value="0.000101562499992269" calcext:value-type="float">
            <text:p>0.0001015625</text:p>
          </table:table-cell>
          <table:table-cell office:value-type="float" office:value="63626907003386.2" calcext:value-type="float">
            <text:p>63626907003386.2</text:p>
          </table:table-cell>
          <table:table-cell table:style-name="ce11" table:formula="of:=([.AA171]-[.AA170])/1000" office:value-type="float" office:value="2.000703125" calcext:value-type="float">
            <text:p>2.0007</text:p>
          </table:table-cell>
          <table:table-cell table:style-name="ce11" table:formula="of:=[.AB171]+[.AC170]" office:value-type="float" office:value="337.99840625" calcext:value-type="float">
            <text:p>337.9984</text:p>
          </table:table-cell>
          <table:table-cell table:style-name="ce19" table:formula="of:=[.AC171]-2*([.$B171]-1)" office:value-type="float" office:value="-0.00159375000004047" calcext:value-type="float">
            <text:p>-0.00159375</text:p>
          </table:table-cell>
          <table:table-cell office:value-type="float" office:value="63626907477622.1" calcext:value-type="float">
            <text:p>63626907477622.1</text:p>
          </table:table-cell>
          <table:table-cell table:style-name="ce11" table:formula="of:=([.AE171]-[.AE170])/1000" office:value-type="float" office:value="2.001203125" calcext:value-type="float">
            <text:p>2.0012</text:p>
          </table:table-cell>
          <table:table-cell table:style-name="ce11" table:formula="of:=[.AF171]+[.AG170]" office:value-type="float" office:value="337.9991015625" calcext:value-type="float">
            <text:p>337.9991</text:p>
          </table:table-cell>
          <table:table-cell table:style-name="ce20" table:formula="of:=[.AG171]-2*([.$B171]-1)" office:value-type="float" office:value="-0.000898437499984084" calcext:value-type="float">
            <text:p>-0.0008984375</text:p>
          </table:table-cell>
          <table:table-cell office:value-type="float" office:value="63626907947292" calcext:value-type="float">
            <text:p>63626907947292</text:p>
          </table:table-cell>
          <table:table-cell table:style-name="ce11" table:formula="of:=([.AI171]-[.AI170])/1000" office:value-type="float" office:value="1.9993984375" calcext:value-type="float">
            <text:p>1.9994</text:p>
          </table:table-cell>
          <table:table-cell table:style-name="ce11" table:formula="of:=[.AJ171]+[.AK170]" office:value-type="float" office:value="337.9986015625" calcext:value-type="float">
            <text:p>337.9986</text:p>
          </table:table-cell>
          <table:table-cell table:style-name="ce21" table:formula="of:=[.AK171]-2*([.$B171]-1)" office:value-type="float" office:value="-0.00139843749980173" calcext:value-type="float">
            <text:p>-0.0013984375</text:p>
          </table:table-cell>
          <table:table-cell office:value-type="float" office:value="63626908413102" calcext:value-type="float">
            <text:p>63626908413102</text:p>
          </table:table-cell>
          <table:table-cell table:style-name="ce11" table:formula="of:=([.AM171]-[.AM170])/1000" office:value-type="float" office:value="2.0006015625" calcext:value-type="float">
            <text:p>2.0006</text:p>
          </table:table-cell>
          <table:table-cell table:style-name="ce11" table:formula="of:=[.AN171]+[.AO170]" office:value-type="float" office:value="337.9986015625" calcext:value-type="float">
            <text:p>337.9986</text:p>
          </table:table-cell>
          <table:table-cell table:style-name="ce22" table:formula="of:=[.AO171]-2*([.$B171]-1)" office:value-type="float" office:value="-0.00139843749991542" calcext:value-type="float">
            <text:p>-0.0013984375</text:p>
          </table:table-cell>
          <table:table-cell office:value-type="float" office:value="63626908882836.9" calcext:value-type="float">
            <text:p>63626908882836.9</text:p>
          </table:table-cell>
          <table:table-cell table:style-name="ce23" table:formula="of:=([.AQ171]-[.AQ170])/1000" office:value-type="float" office:value="1.999796875" calcext:value-type="float">
            <text:p>1.9998</text:p>
          </table:table-cell>
          <table:table-cell table:style-name="ce11" table:formula="of:=[.AR171]+[.AS170]" office:value-type="float" office:value="337.9993984375" calcext:value-type="float">
            <text:p>337.9994</text:p>
          </table:table-cell>
          <table:table-cell table:style-name="ce24" table:formula="of:=[.AS171]-2*([.$B171]-1)" office:value-type="float" office:value="-0.000601562499753072" calcext:value-type="float">
            <text:p>-0.0006015625</text:p>
          </table:table-cell>
          <table:table-cell office:value-type="float" office:value="63626909354610" calcext:value-type="float">
            <text:p>63626909354610</text:p>
          </table:table-cell>
          <table:table-cell table:style-name="ce11" table:formula="of:=([.AU171]-[.AU170])/1000" office:value-type="float" office:value="2.002703125" calcext:value-type="float">
            <text:p>2.0027</text:p>
          </table:table-cell>
          <table:table-cell table:style-name="ce11" table:formula="of:=[.AV171]+[.AW170]" office:value-type="float" office:value="338.000703125" calcext:value-type="float">
            <text:p>338.0007</text:p>
          </table:table-cell>
          <table:table-cell table:style-name="ce25" table:formula="of:=[.AW171]-2*([.$B171]-1)" office:value-type="float" office:value="0.000703125000086402" calcext:value-type="float">
            <text:p>0.0007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71" calcext:value-type="float">
            <text:p>171</text:p>
          </table:table-cell>
          <table:table-cell table:formula="of:=[.C173]" office:value-type="float" office:value="63626904162531.4" calcext:value-type="float">
            <text:p>63626904162531.4</text:p>
          </table:table-cell>
          <table:table-cell table:formula="of:=([.C172]-[.C171])/1000" office:value-type="float" office:value="5.151796875" calcext:value-type="float">
            <text:p>5.1518</text:p>
          </table:table-cell>
          <table:table-cell table:formula="of:=[.D172]+[.E171]" office:value-type="float" office:value="343.1526015625" calcext:value-type="float">
            <text:p>343.1526</text:p>
          </table:table-cell>
          <table:table-cell table:style-name="ce13" table:formula="of:=[.E172]-2*([.$B172]-1)" office:value-type="float" office:value="3.15260156250002" calcext:value-type="float">
            <text:p>3.1526015625</text:p>
          </table:table-cell>
          <table:table-cell office:value-type="float" office:value="63626904642675.6" calcext:value-type="float">
            <text:p>63626904642675.6</text:p>
          </table:table-cell>
          <table:table-cell table:style-name="ce11" table:formula="of:=([.G172]-[.G171])/1000" office:value-type="float" office:value="1.9978046875" calcext:value-type="float">
            <text:p>1.9978</text:p>
          </table:table-cell>
          <table:table-cell table:style-name="ce11" table:formula="of:=[.H172]+[.I171]" office:value-type="float" office:value="339.9978046875" calcext:value-type="float">
            <text:p>339.9978</text:p>
          </table:table-cell>
          <table:table-cell table:style-name="ce14" table:formula="of:=[.I172]-2*([.$B172]-1)" office:value-type="float" office:value="-0.00219531250019145" calcext:value-type="float">
            <text:p>-0.0021953125</text:p>
          </table:table-cell>
          <table:table-cell office:value-type="float" office:value="63626905125574.7" calcext:value-type="float">
            <text:p>63626905125574.7</text:p>
          </table:table-cell>
          <table:table-cell table:style-name="ce11" table:formula="of:=([.K172]-[.K171])/1000" office:value-type="float" office:value="2.0008046875" calcext:value-type="float">
            <text:p>2.0008</text:p>
          </table:table-cell>
          <table:table-cell table:style-name="ce11" table:formula="of:=[.L172]+[.M171]" office:value-type="float" office:value="339.998703125" calcext:value-type="float">
            <text:p>339.9987</text:p>
          </table:table-cell>
          <table:table-cell table:style-name="ce15" table:formula="of:=[.M172]-2*([.$B172]-1)" office:value-type="float" office:value="-0.00129687499975262" calcext:value-type="float">
            <text:p>-0.001296875</text:p>
          </table:table-cell>
          <table:table-cell office:value-type="float" office:value="63626905589854.3" calcext:value-type="float">
            <text:p>63626905589854.3</text:p>
          </table:table-cell>
          <table:table-cell table:style-name="ce11" table:formula="of:=([.O172]-[.O171])/1000" office:value-type="float" office:value="2.0016953125" calcext:value-type="float">
            <text:p>2.0017</text:p>
          </table:table-cell>
          <table:table-cell table:style-name="ce11" table:formula="of:=[.P172]+[.Q171]" office:value-type="float" office:value="340.000296875" calcext:value-type="float">
            <text:p>340.0003</text:p>
          </table:table-cell>
          <table:table-cell table:style-name="ce16" table:formula="of:=[.Q172]-2*([.$B172]-1)" office:value-type="float" office:value="0.000296874999605734" calcext:value-type="float">
            <text:p>0.000296875</text:p>
          </table:table-cell>
          <table:table-cell office:value-type="float" office:value="63626906055181.1" calcext:value-type="float">
            <text:p>63626906055181.1</text:p>
          </table:table-cell>
          <table:table-cell table:style-name="ce11" table:formula="of:=([.S172]-[.S171])/1000" office:value-type="float" office:value="1.9978984375" calcext:value-type="float">
            <text:p>1.9979</text:p>
          </table:table-cell>
          <table:table-cell table:style-name="ce11" table:formula="of:=[.T172]+[.U171]" office:value-type="float" office:value="339.999203125" calcext:value-type="float">
            <text:p>339.9992</text:p>
          </table:table-cell>
          <table:table-cell table:style-name="ce17" table:formula="of:=[.U172]-2*([.$B172]-1)" office:value-type="float" office:value="-0.000796874999991815" calcext:value-type="float">
            <text:p>-0.000796875</text:p>
          </table:table-cell>
          <table:table-cell office:value-type="float" office:value="63626906539934.7" calcext:value-type="float">
            <text:p>63626906539934.7</text:p>
          </table:table-cell>
          <table:table-cell table:style-name="ce11" table:formula="of:=([.W172]-[.W171])/1000" office:value-type="float" office:value="1.9981015625" calcext:value-type="float">
            <text:p>1.9981</text:p>
          </table:table-cell>
          <table:table-cell table:style-name="ce11" table:formula="of:=[.X172]+[.Y171]" office:value-type="float" office:value="339.998203125" calcext:value-type="float">
            <text:p>339.9982</text:p>
          </table:table-cell>
          <table:table-cell table:style-name="ce18" table:formula="of:=[.Y172]-2*([.$B172]-1)" office:value-type="float" office:value="-0.00179687500002501" calcext:value-type="float">
            <text:p>-0.001796875</text:p>
          </table:table-cell>
          <table:table-cell office:value-type="float" office:value="63626907005386.9" calcext:value-type="float">
            <text:p>63626907005386.9</text:p>
          </table:table-cell>
          <table:table-cell table:style-name="ce11" table:formula="of:=([.AA172]-[.AA171])/1000" office:value-type="float" office:value="2.0006953125" calcext:value-type="float">
            <text:p>2.0007</text:p>
          </table:table-cell>
          <table:table-cell table:style-name="ce11" table:formula="of:=[.AB172]+[.AC171]" office:value-type="float" office:value="339.9991015625" calcext:value-type="float">
            <text:p>339.9991</text:p>
          </table:table-cell>
          <table:table-cell table:style-name="ce19" table:formula="of:=[.AC172]-2*([.$B172]-1)" office:value-type="float" office:value="-0.000898437500040927" calcext:value-type="float">
            <text:p>-0.0008984375</text:p>
          </table:table-cell>
          <table:table-cell office:value-type="float" office:value="63626907479620.4" calcext:value-type="float">
            <text:p>63626907479620.4</text:p>
          </table:table-cell>
          <table:table-cell table:style-name="ce11" table:formula="of:=([.AE172]-[.AE171])/1000" office:value-type="float" office:value="1.998296875" calcext:value-type="float">
            <text:p>1.9983</text:p>
          </table:table-cell>
          <table:table-cell table:style-name="ce11" table:formula="of:=[.AF172]+[.AG171]" office:value-type="float" office:value="339.9973984375" calcext:value-type="float">
            <text:p>339.9974</text:p>
          </table:table-cell>
          <table:table-cell table:style-name="ce20" table:formula="of:=[.AG172]-2*([.$B172]-1)" office:value-type="float" office:value="-0.00260156249999" calcext:value-type="float">
            <text:p>-0.0026015625</text:p>
          </table:table-cell>
          <table:table-cell office:value-type="float" office:value="63626907949293.3" calcext:value-type="float">
            <text:p>63626907949293.3</text:p>
          </table:table-cell>
          <table:table-cell table:style-name="ce11" table:formula="of:=([.AI172]-[.AI171])/1000" office:value-type="float" office:value="2.001296875" calcext:value-type="float">
            <text:p>2.0013</text:p>
          </table:table-cell>
          <table:table-cell table:style-name="ce11" table:formula="of:=[.AJ172]+[.AK171]" office:value-type="float" office:value="339.9998984375" calcext:value-type="float">
            <text:p>339.9999</text:p>
          </table:table-cell>
          <table:table-cell table:style-name="ce21" table:formula="of:=[.AK172]-2*([.$B172]-1)" office:value-type="float" office:value="-0.000101562499821739" calcext:value-type="float">
            <text:p>-0.0001015625</text:p>
          </table:table-cell>
          <table:table-cell office:value-type="float" office:value="63626908415102.1" calcext:value-type="float">
            <text:p>63626908415102.1</text:p>
          </table:table-cell>
          <table:table-cell table:style-name="ce11" table:formula="of:=([.AM172]-[.AM171])/1000" office:value-type="float" office:value="2.0001015625" calcext:value-type="float">
            <text:p>2.0001</text:p>
          </table:table-cell>
          <table:table-cell table:style-name="ce11" table:formula="of:=[.AN172]+[.AO171]" office:value-type="float" office:value="339.998703125" calcext:value-type="float">
            <text:p>339.9987</text:p>
          </table:table-cell>
          <table:table-cell table:style-name="ce22" table:formula="of:=[.AO172]-2*([.$B172]-1)" office:value-type="float" office:value="-0.00129687499992315" calcext:value-type="float">
            <text:p>-0.001296875</text:p>
          </table:table-cell>
          <table:table-cell office:value-type="float" office:value="63626908884837.3" calcext:value-type="float">
            <text:p>63626908884837.3</text:p>
          </table:table-cell>
          <table:table-cell table:style-name="ce23" table:formula="of:=([.AQ172]-[.AQ171])/1000" office:value-type="float" office:value="2.0003984375" calcext:value-type="float">
            <text:p>2.0004</text:p>
          </table:table-cell>
          <table:table-cell table:style-name="ce11" table:formula="of:=[.AR172]+[.AS171]" office:value-type="float" office:value="339.999796875" calcext:value-type="float">
            <text:p>339.9998</text:p>
          </table:table-cell>
          <table:table-cell table:style-name="ce24" table:formula="of:=[.AS172]-2*([.$B172]-1)" office:value-type="float" office:value="-0.000203124999757165" calcext:value-type="float">
            <text:p>-0.000203125</text:p>
          </table:table-cell>
          <table:table-cell table:formula="of:=[.AU173]" office:value-type="float" office:value="63626909359665.1" calcext:value-type="float">
            <text:p>63626909359665.1</text:p>
          </table:table-cell>
          <table:table-cell table:style-name="ce11" table:formula="of:=([.AU172]-[.AU171])/1000" office:value-type="float" office:value="5.0551015625" calcext:value-type="float">
            <text:p>5.0551</text:p>
          </table:table-cell>
          <table:table-cell table:style-name="ce11" table:formula="of:=[.AV172]+[.AW171]" office:value-type="float" office:value="343.0558046875" calcext:value-type="float">
            <text:p>343.0558</text:p>
          </table:table-cell>
          <table:table-cell table:style-name="ce25" table:formula="of:=[.AW172]-2*([.$B172]-1)" office:value-type="float" office:value="3.05580468750009" calcext:value-type="float">
            <text:p>3.0558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72" calcext:value-type="float">
            <text:p>172</text:p>
          </table:table-cell>
          <table:table-cell office:value-type="float" office:value="63626904162531.4" calcext:value-type="float">
            <text:p>63626904162531.4</text:p>
          </table:table-cell>
          <table:table-cell table:formula="of:=([.C173]-[.C172])/1000" office:value-type="float" office:value="0" calcext:value-type="float">
            <text:p>0.0000</text:p>
          </table:table-cell>
          <table:table-cell table:formula="of:=[.D173]+[.E172]" office:value-type="float" office:value="343.1526015625" calcext:value-type="float">
            <text:p>343.1526</text:p>
          </table:table-cell>
          <table:table-cell table:style-name="ce13" table:formula="of:=[.E173]-2*([.$B173]-1)" office:value-type="float" office:value="1.15260156250002" calcext:value-type="float">
            <text:p>1.1526015625</text:p>
          </table:table-cell>
          <table:table-cell office:value-type="float" office:value="63626904644679.5" calcext:value-type="float">
            <text:p>63626904644679.5</text:p>
          </table:table-cell>
          <table:table-cell table:style-name="ce11" table:formula="of:=([.G173]-[.G172])/1000" office:value-type="float" office:value="2.0038984375" calcext:value-type="float">
            <text:p>2.0039</text:p>
          </table:table-cell>
          <table:table-cell table:style-name="ce11" table:formula="of:=[.H173]+[.I172]" office:value-type="float" office:value="342.001703125" calcext:value-type="float">
            <text:p>342.0017</text:p>
          </table:table-cell>
          <table:table-cell table:style-name="ce14" table:formula="of:=[.I173]-2*([.$B173]-1)" office:value-type="float" office:value="0.00170312499983538" calcext:value-type="float">
            <text:p>0.001703125</text:p>
          </table:table-cell>
          <table:table-cell office:value-type="float" office:value="63626905127576.6" calcext:value-type="float">
            <text:p>63626905127576.6</text:p>
          </table:table-cell>
          <table:table-cell table:style-name="ce11" table:formula="of:=([.K173]-[.K172])/1000" office:value-type="float" office:value="2.0018984375" calcext:value-type="float">
            <text:p>2.0019</text:p>
          </table:table-cell>
          <table:table-cell table:style-name="ce11" table:formula="of:=[.L173]+[.M172]" office:value-type="float" office:value="342.0006015625" calcext:value-type="float">
            <text:p>342.0006</text:p>
          </table:table-cell>
          <table:table-cell table:style-name="ce15" table:formula="of:=[.M173]-2*([.$B173]-1)" office:value-type="float" office:value="0.000601562500264663" calcext:value-type="float">
            <text:p>0.0006015625</text:p>
          </table:table-cell>
          <table:table-cell office:value-type="float" office:value="63626905591852.3" calcext:value-type="float">
            <text:p>63626905591852.3</text:p>
          </table:table-cell>
          <table:table-cell table:style-name="ce11" table:formula="of:=([.O173]-[.O172])/1000" office:value-type="float" office:value="1.998" calcext:value-type="float">
            <text:p>1.9980</text:p>
          </table:table-cell>
          <table:table-cell table:style-name="ce11" table:formula="of:=[.P173]+[.Q172]" office:value-type="float" office:value="341.998296875" calcext:value-type="float">
            <text:p>341.9983</text:p>
          </table:table-cell>
          <table:table-cell table:style-name="ce16" table:formula="of:=[.Q173]-2*([.$B173]-1)" office:value-type="float" office:value="-0.00170312500040382" calcext:value-type="float">
            <text:p>-0.001703125</text:p>
          </table:table-cell>
          <table:table-cell office:value-type="float" office:value="63626906057181.3" calcext:value-type="float">
            <text:p>63626906057181.3</text:p>
          </table:table-cell>
          <table:table-cell table:style-name="ce11" table:formula="of:=([.S173]-[.S172])/1000" office:value-type="float" office:value="2.0001953125" calcext:value-type="float">
            <text:p>2.0002</text:p>
          </table:table-cell>
          <table:table-cell table:style-name="ce11" table:formula="of:=[.T173]+[.U172]" office:value-type="float" office:value="341.9993984375" calcext:value-type="float">
            <text:p>341.9994</text:p>
          </table:table-cell>
          <table:table-cell table:style-name="ce17" table:formula="of:=[.U173]-2*([.$B173]-1)" office:value-type="float" office:value="-0.000601562499980446" calcext:value-type="float">
            <text:p>-0.0006015625</text:p>
          </table:table-cell>
          <table:table-cell office:value-type="float" office:value="63626906541937.2" calcext:value-type="float">
            <text:p>63626906541937.2</text:p>
          </table:table-cell>
          <table:table-cell table:style-name="ce11" table:formula="of:=([.W173]-[.W172])/1000" office:value-type="float" office:value="2.0025" calcext:value-type="float">
            <text:p>2.0025</text:p>
          </table:table-cell>
          <table:table-cell table:style-name="ce11" table:formula="of:=[.X173]+[.Y172]" office:value-type="float" office:value="342.000703125" calcext:value-type="float">
            <text:p>342.0007</text:p>
          </table:table-cell>
          <table:table-cell table:style-name="ce18" table:formula="of:=[.Y173]-2*([.$B173]-1)" office:value-type="float" office:value="0.000703124999972715" calcext:value-type="float">
            <text:p>0.000703125</text:p>
          </table:table-cell>
          <table:table-cell office:value-type="float" office:value="63626907007388.1" calcext:value-type="float">
            <text:p>63626907007388.1</text:p>
          </table:table-cell>
          <table:table-cell table:style-name="ce11" table:formula="of:=([.AA173]-[.AA172])/1000" office:value-type="float" office:value="2.001203125" calcext:value-type="float">
            <text:p>2.0012</text:p>
          </table:table-cell>
          <table:table-cell table:style-name="ce11" table:formula="of:=[.AB173]+[.AC172]" office:value-type="float" office:value="342.0003046875" calcext:value-type="float">
            <text:p>342.0003</text:p>
          </table:table-cell>
          <table:table-cell table:style-name="ce19" table:formula="of:=[.AC173]-2*([.$B173]-1)" office:value-type="float" office:value="0.000304687499976808" calcext:value-type="float">
            <text:p>0.0003046875</text:p>
          </table:table-cell>
          <table:table-cell office:value-type="float" office:value="63626907481620.7" calcext:value-type="float">
            <text:p>63626907481620.7</text:p>
          </table:table-cell>
          <table:table-cell table:style-name="ce11" table:formula="of:=([.AE173]-[.AE172])/1000" office:value-type="float" office:value="2.0003046875" calcext:value-type="float">
            <text:p>2.0003</text:p>
          </table:table-cell>
          <table:table-cell table:style-name="ce11" table:formula="of:=[.AF173]+[.AG172]" office:value-type="float" office:value="341.997703125" calcext:value-type="float">
            <text:p>341.9977</text:p>
          </table:table-cell>
          <table:table-cell table:style-name="ce20" table:formula="of:=[.AG173]-2*([.$B173]-1)" office:value-type="float" office:value="-0.00229687500001319" calcext:value-type="float">
            <text:p>-0.002296875</text:p>
          </table:table-cell>
          <table:table-cell office:value-type="float" office:value="63626907951295.7" calcext:value-type="float">
            <text:p>63626907951295.7</text:p>
          </table:table-cell>
          <table:table-cell table:style-name="ce11" table:formula="of:=([.AI173]-[.AI172])/1000" office:value-type="float" office:value="2.00240625" calcext:value-type="float">
            <text:p>2.0024</text:p>
          </table:table-cell>
          <table:table-cell table:style-name="ce11" table:formula="of:=[.AJ173]+[.AK172]" office:value-type="float" office:value="342.0023046875" calcext:value-type="float">
            <text:p>342.0023</text:p>
          </table:table-cell>
          <table:table-cell table:style-name="ce21" table:formula="of:=[.AK173]-2*([.$B173]-1)" office:value-type="float" office:value="0.00230468750015689" calcext:value-type="float">
            <text:p>0.0023046875</text:p>
          </table:table-cell>
          <table:table-cell office:value-type="float" office:value="63626908417100.6" calcext:value-type="float">
            <text:p>63626908417100.6</text:p>
          </table:table-cell>
          <table:table-cell table:style-name="ce11" table:formula="of:=([.AM173]-[.AM172])/1000" office:value-type="float" office:value="1.9985" calcext:value-type="float">
            <text:p>1.9985</text:p>
          </table:table-cell>
          <table:table-cell table:style-name="ce11" table:formula="of:=[.AN173]+[.AO172]" office:value-type="float" office:value="341.997203125" calcext:value-type="float">
            <text:p>341.9972</text:p>
          </table:table-cell>
          <table:table-cell table:style-name="ce22" table:formula="of:=[.AO173]-2*([.$B173]-1)" office:value-type="float" office:value="-0.00279687499994452" calcext:value-type="float">
            <text:p>-0.002796875</text:p>
          </table:table-cell>
          <table:table-cell office:value-type="float" office:value="63626908886838.7" calcext:value-type="float">
            <text:p>63626908886838.7</text:p>
          </table:table-cell>
          <table:table-cell table:style-name="ce23" table:formula="of:=([.AQ173]-[.AQ172])/1000" office:value-type="float" office:value="2.00140625" calcext:value-type="float">
            <text:p>2.0014</text:p>
          </table:table-cell>
          <table:table-cell table:style-name="ce11" table:formula="of:=[.AR173]+[.AS172]" office:value-type="float" office:value="342.001203125" calcext:value-type="float">
            <text:p>342.0012</text:p>
          </table:table-cell>
          <table:table-cell table:style-name="ce24" table:formula="of:=[.AS173]-2*([.$B173]-1)" office:value-type="float" office:value="0.00120312500024511" calcext:value-type="float">
            <text:p>0.001203125</text:p>
          </table:table-cell>
          <table:table-cell office:value-type="float" office:value="63626909359665.1" calcext:value-type="float">
            <text:p>63626909359665.1</text:p>
          </table:table-cell>
          <table:table-cell table:style-name="ce11" table:formula="of:=([.AU173]-[.AU172])/1000" office:value-type="float" office:value="0" calcext:value-type="float">
            <text:p>0.0000</text:p>
          </table:table-cell>
          <table:table-cell table:style-name="ce11" table:formula="of:=[.AV173]+[.AW172]" office:value-type="float" office:value="343.0558046875" calcext:value-type="float">
            <text:p>343.0558</text:p>
          </table:table-cell>
          <table:table-cell table:style-name="ce25" table:formula="of:=[.AW173]-2*([.$B173]-1)" office:value-type="float" office:value="1.05580468750009" calcext:value-type="float">
            <text:p>1.0558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73" calcext:value-type="float">
            <text:p>173</text:p>
          </table:table-cell>
          <table:table-cell office:value-type="float" office:value="63626904163379.9" calcext:value-type="float">
            <text:p>63626904163379.9</text:p>
          </table:table-cell>
          <table:table-cell table:formula="of:=([.C174]-[.C173])/1000" office:value-type="float" office:value="0.8485" calcext:value-type="float">
            <text:p>0.8485</text:p>
          </table:table-cell>
          <table:table-cell table:formula="of:=[.D174]+[.E173]" office:value-type="float" office:value="344.0011015625" calcext:value-type="float">
            <text:p>344.0011</text:p>
          </table:table-cell>
          <table:table-cell table:style-name="ce13" table:formula="of:=[.E174]-2*([.$B174]-1)" office:value-type="float" office:value="0.00110156250002547" calcext:value-type="float">
            <text:p>0.0011015625</text:p>
          </table:table-cell>
          <table:table-cell office:value-type="float" office:value="63626904646676.3" calcext:value-type="float">
            <text:p>63626904646676.3</text:p>
          </table:table-cell>
          <table:table-cell table:style-name="ce11" table:formula="of:=([.G174]-[.G173])/1000" office:value-type="float" office:value="1.996796875" calcext:value-type="float">
            <text:p>1.9968</text:p>
          </table:table-cell>
          <table:table-cell table:style-name="ce11" table:formula="of:=[.H174]+[.I173]" office:value-type="float" office:value="343.9985" calcext:value-type="float">
            <text:p>343.9985</text:p>
          </table:table-cell>
          <table:table-cell table:style-name="ce14" table:formula="of:=[.I174]-2*([.$B174]-1)" office:value-type="float" office:value="-0.0015000000001919" calcext:value-type="float">
            <text:p>-0.0015</text:p>
          </table:table-cell>
          <table:table-cell office:value-type="float" office:value="63626905129573.5" calcext:value-type="float">
            <text:p>63626905129573.5</text:p>
          </table:table-cell>
          <table:table-cell table:style-name="ce11" table:formula="of:=([.K174]-[.K173])/1000" office:value-type="float" office:value="1.9968984375" calcext:value-type="float">
            <text:p>1.9969</text:p>
          </table:table-cell>
          <table:table-cell table:style-name="ce11" table:formula="of:=[.L174]+[.M173]" office:value-type="float" office:value="343.9975" calcext:value-type="float">
            <text:p>343.9975</text:p>
          </table:table-cell>
          <table:table-cell table:style-name="ce15" table:formula="of:=[.M174]-2*([.$B174]-1)" office:value-type="float" office:value="-0.00249999999971351" calcext:value-type="float">
            <text:p>-0.0025</text:p>
          </table:table-cell>
          <table:table-cell office:value-type="float" office:value="63626905593852" calcext:value-type="float">
            <text:p>63626905593852</text:p>
          </table:table-cell>
          <table:table-cell table:style-name="ce11" table:formula="of:=([.O174]-[.O173])/1000" office:value-type="float" office:value="1.999703125" calcext:value-type="float">
            <text:p>1.9997</text:p>
          </table:table-cell>
          <table:table-cell table:style-name="ce11" table:formula="of:=[.P174]+[.Q173]" office:value-type="float" office:value="343.998" calcext:value-type="float">
            <text:p>343.9980</text:p>
          </table:table-cell>
          <table:table-cell table:style-name="ce16" table:formula="of:=[.Q174]-2*([.$B174]-1)" office:value-type="float" office:value="-0.00200000000040745" calcext:value-type="float">
            <text:p>-0.002</text:p>
          </table:table-cell>
          <table:table-cell office:value-type="float" office:value="63626906059182.6" calcext:value-type="float">
            <text:p>63626906059182.6</text:p>
          </table:table-cell>
          <table:table-cell table:style-name="ce11" table:formula="of:=([.S174]-[.S173])/1000" office:value-type="float" office:value="2.0013046875" calcext:value-type="float">
            <text:p>2.0013</text:p>
          </table:table-cell>
          <table:table-cell table:style-name="ce11" table:formula="of:=[.T174]+[.U173]" office:value-type="float" office:value="344.000703125" calcext:value-type="float">
            <text:p>344.0007</text:p>
          </table:table-cell>
          <table:table-cell table:style-name="ce17" table:formula="of:=[.U174]-2*([.$B174]-1)" office:value-type="float" office:value="0.000703125000029559" calcext:value-type="float">
            <text:p>0.000703125</text:p>
          </table:table-cell>
          <table:table-cell office:value-type="float" office:value="63626906543937" calcext:value-type="float">
            <text:p>63626906543937</text:p>
          </table:table-cell>
          <table:table-cell table:style-name="ce11" table:formula="of:=([.W174]-[.W173])/1000" office:value-type="float" office:value="1.999796875" calcext:value-type="float">
            <text:p>1.9998</text:p>
          </table:table-cell>
          <table:table-cell table:style-name="ce11" table:formula="of:=[.X174]+[.Y173]" office:value-type="float" office:value="344.0005" calcext:value-type="float">
            <text:p>344.0005</text:p>
          </table:table-cell>
          <table:table-cell table:style-name="ce18" table:formula="of:=[.Y174]-2*([.$B174]-1)" office:value-type="float" office:value="0.000499999999988177" calcext:value-type="float">
            <text:p>0.0005</text:p>
          </table:table-cell>
          <table:table-cell office:value-type="float" office:value="63626907009387" calcext:value-type="float">
            <text:p>63626907009387</text:p>
          </table:table-cell>
          <table:table-cell table:style-name="ce11" table:formula="of:=([.AA174]-[.AA173])/1000" office:value-type="float" office:value="1.9988984375" calcext:value-type="float">
            <text:p>1.9989</text:p>
          </table:table-cell>
          <table:table-cell table:style-name="ce11" table:formula="of:=[.AB174]+[.AC173]" office:value-type="float" office:value="343.999203125" calcext:value-type="float">
            <text:p>343.9992</text:p>
          </table:table-cell>
          <table:table-cell table:style-name="ce19" table:formula="of:=[.AC174]-2*([.$B174]-1)" office:value-type="float" office:value="-0.000796875000048658" calcext:value-type="float">
            <text:p>-0.000796875</text:p>
          </table:table-cell>
          <table:table-cell office:value-type="float" office:value="63626907483620.6" calcext:value-type="float">
            <text:p>63626907483620.6</text:p>
          </table:table-cell>
          <table:table-cell table:style-name="ce11" table:formula="of:=([.AE174]-[.AE173])/1000" office:value-type="float" office:value="1.9998984375" calcext:value-type="float">
            <text:p>1.9999</text:p>
          </table:table-cell>
          <table:table-cell table:style-name="ce11" table:formula="of:=[.AF174]+[.AG173]" office:value-type="float" office:value="343.9976015625" calcext:value-type="float">
            <text:p>343.9976</text:p>
          </table:table-cell>
          <table:table-cell table:style-name="ce20" table:formula="of:=[.AG174]-2*([.$B174]-1)" office:value-type="float" office:value="-0.00239843750000546" calcext:value-type="float">
            <text:p>-0.0023984375</text:p>
          </table:table-cell>
          <table:table-cell office:value-type="float" office:value="63626907953291.3" calcext:value-type="float">
            <text:p>63626907953291.3</text:p>
          </table:table-cell>
          <table:table-cell table:style-name="ce11" table:formula="of:=([.AI174]-[.AI173])/1000" office:value-type="float" office:value="1.99559375" calcext:value-type="float">
            <text:p>1.9956</text:p>
          </table:table-cell>
          <table:table-cell table:style-name="ce11" table:formula="of:=[.AJ174]+[.AK173]" office:value-type="float" office:value="343.9978984375" calcext:value-type="float">
            <text:p>343.9979</text:p>
          </table:table-cell>
          <table:table-cell table:style-name="ce21" table:formula="of:=[.AK174]-2*([.$B174]-1)" office:value-type="float" office:value="-0.00210156249983129" calcext:value-type="float">
            <text:p>-0.0021015625</text:p>
          </table:table-cell>
          <table:table-cell office:value-type="float" office:value="63626908419102.2" calcext:value-type="float">
            <text:p>63626908419102.2</text:p>
          </table:table-cell>
          <table:table-cell table:style-name="ce11" table:formula="of:=([.AM174]-[.AM173])/1000" office:value-type="float" office:value="2.0016015625" calcext:value-type="float">
            <text:p>2.0016</text:p>
          </table:table-cell>
          <table:table-cell table:style-name="ce11" table:formula="of:=[.AN174]+[.AO173]" office:value-type="float" office:value="343.9988046875" calcext:value-type="float">
            <text:p>343.9988</text:p>
          </table:table-cell>
          <table:table-cell table:style-name="ce22" table:formula="of:=[.AO174]-2*([.$B174]-1)" office:value-type="float" office:value="-0.00119531249993088" calcext:value-type="float">
            <text:p>-0.0011953125</text:p>
          </table:table-cell>
          <table:table-cell office:value-type="float" office:value="63626908888835.4" calcext:value-type="float">
            <text:p>63626908888835.4</text:p>
          </table:table-cell>
          <table:table-cell table:style-name="ce23" table:formula="of:=([.AQ174]-[.AQ173])/1000" office:value-type="float" office:value="1.9966953125" calcext:value-type="float">
            <text:p>1.9967</text:p>
          </table:table-cell>
          <table:table-cell table:style-name="ce11" table:formula="of:=[.AR174]+[.AS173]" office:value-type="float" office:value="343.9978984375" calcext:value-type="float">
            <text:p>343.9979</text:p>
          </table:table-cell>
          <table:table-cell table:style-name="ce24" table:formula="of:=[.AS174]-2*([.$B174]-1)" office:value-type="float" office:value="-0.00210156249977445" calcext:value-type="float">
            <text:p>-0.0021015625</text:p>
          </table:table-cell>
          <table:table-cell office:value-type="float" office:value="63626909360609.2" calcext:value-type="float">
            <text:p>63626909360609.2</text:p>
          </table:table-cell>
          <table:table-cell table:style-name="ce11" table:formula="of:=([.AU174]-[.AU173])/1000" office:value-type="float" office:value="0.9441015625" calcext:value-type="float">
            <text:p>0.9441</text:p>
          </table:table-cell>
          <table:table-cell table:style-name="ce11" table:formula="of:=[.AV174]+[.AW173]" office:value-type="float" office:value="343.99990625" calcext:value-type="float">
            <text:p>343.9999</text:p>
          </table:table-cell>
          <table:table-cell table:style-name="ce25" table:formula="of:=[.AW174]-2*([.$B174]-1)" office:value-type="float" office:value="-0.0000937499999054126" calcext:value-type="float">
            <text:p>-0.000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14</text:p>
          </table:table-cell>
          <table:table-cell table:style-name="ce10" office:value-type="float" office:value="174" calcext:value-type="float">
            <text:p>174</text:p>
          </table:table-cell>
          <table:table-cell office:value-type="float" office:value="63626904165378.6" calcext:value-type="float">
            <text:p>63626904165378.6</text:p>
          </table:table-cell>
          <table:table-cell table:formula="of:=([.C175]-[.C174])/1000" office:value-type="float" office:value="1.998703125" calcext:value-type="float">
            <text:p>1.9987</text:p>
          </table:table-cell>
          <table:table-cell table:formula="of:=[.D175]+[.E174]" office:value-type="float" office:value="345.9998046875" calcext:value-type="float">
            <text:p>345.9998</text:p>
          </table:table-cell>
          <table:table-cell table:style-name="ce13" table:formula="of:=[.E175]-2*([.$B175]-1)" office:value-type="float" office:value="-0.000195312499954525" calcext:value-type="float">
            <text:p>-0.0001953125</text:p>
          </table:table-cell>
          <table:table-cell office:value-type="float" office:value="63626904648678.3" calcext:value-type="float">
            <text:p>63626904648678.3</text:p>
          </table:table-cell>
          <table:table-cell table:style-name="ce11" table:formula="of:=([.G175]-[.G174])/1000" office:value-type="float" office:value="2.002" calcext:value-type="float">
            <text:p>2.0020</text:p>
          </table:table-cell>
          <table:table-cell table:style-name="ce11" table:formula="of:=[.H175]+[.I174]" office:value-type="float" office:value="346.0005" calcext:value-type="float">
            <text:p>346.0005</text:p>
          </table:table-cell>
          <table:table-cell table:style-name="ce14" table:formula="of:=[.I175]-2*([.$B175]-1)" office:value-type="float" office:value="0.000499999999817646" calcext:value-type="float">
            <text:p>0.0005</text:p>
          </table:table-cell>
          <table:table-cell office:value-type="float" office:value="63626905131576.5" calcext:value-type="float">
            <text:p>63626905131576.5</text:p>
          </table:table-cell>
          <table:table-cell table:style-name="ce11" table:formula="of:=([.K175]-[.K174])/1000" office:value-type="float" office:value="2.003" calcext:value-type="float">
            <text:p>2.0030</text:p>
          </table:table-cell>
          <table:table-cell table:style-name="ce11" table:formula="of:=[.L175]+[.M174]" office:value-type="float" office:value="346.0005" calcext:value-type="float">
            <text:p>346.0005</text:p>
          </table:table-cell>
          <table:table-cell table:style-name="ce15" table:formula="of:=[.M175]-2*([.$B175]-1)" office:value-type="float" office:value="0.000500000000272394" calcext:value-type="float">
            <text:p>0.0005</text:p>
          </table:table-cell>
          <table:table-cell office:value-type="float" office:value="63626905595854.7" calcext:value-type="float">
            <text:p>63626905595854.7</text:p>
          </table:table-cell>
          <table:table-cell table:style-name="ce11" table:formula="of:=([.O175]-[.O174])/1000" office:value-type="float" office:value="2.002703125" calcext:value-type="float">
            <text:p>2.0027</text:p>
          </table:table-cell>
          <table:table-cell table:style-name="ce11" table:formula="of:=[.P175]+[.Q174]" office:value-type="float" office:value="346.000703125" calcext:value-type="float">
            <text:p>346.0007</text:p>
          </table:table-cell>
          <table:table-cell table:style-name="ce16" table:formula="of:=[.Q175]-2*([.$B175]-1)" office:value-type="float" office:value="0.000703124999574811" calcext:value-type="float">
            <text:p>0.000703125</text:p>
          </table:table-cell>
          <table:table-cell office:value-type="float" office:value="63626906061180.5" calcext:value-type="float">
            <text:p>63626906061180.5</text:p>
          </table:table-cell>
          <table:table-cell table:style-name="ce11" table:formula="of:=([.S175]-[.S174])/1000" office:value-type="float" office:value="1.9978984375" calcext:value-type="float">
            <text:p>1.9979</text:p>
          </table:table-cell>
          <table:table-cell table:style-name="ce11" table:formula="of:=[.T175]+[.U174]" office:value-type="float" office:value="345.9986015625" calcext:value-type="float">
            <text:p>345.9986</text:p>
          </table:table-cell>
          <table:table-cell table:style-name="ce17" table:formula="of:=[.U175]-2*([.$B175]-1)" office:value-type="float" office:value="-0.00139843749997226" calcext:value-type="float">
            <text:p>-0.0013984375</text:p>
          </table:table-cell>
          <table:table-cell office:value-type="float" office:value="63626906545934.6" calcext:value-type="float">
            <text:p>63626906545934.6</text:p>
          </table:table-cell>
          <table:table-cell table:style-name="ce11" table:formula="of:=([.W175]-[.W174])/1000" office:value-type="float" office:value="1.9976015625" calcext:value-type="float">
            <text:p>1.9976</text:p>
          </table:table-cell>
          <table:table-cell table:style-name="ce11" table:formula="of:=[.X175]+[.Y174]" office:value-type="float" office:value="345.9981015625" calcext:value-type="float">
            <text:p>345.9981</text:p>
          </table:table-cell>
          <table:table-cell table:style-name="ce18" table:formula="of:=[.Y175]-2*([.$B175]-1)" office:value-type="float" office:value="-0.00189843750001728" calcext:value-type="float">
            <text:p>-0.0018984375</text:p>
          </table:table-cell>
          <table:table-cell office:value-type="float" office:value="63626907011387.9" calcext:value-type="float">
            <text:p>63626907011387.9</text:p>
          </table:table-cell>
          <table:table-cell table:style-name="ce11" table:formula="of:=([.AA175]-[.AA174])/1000" office:value-type="float" office:value="2.0008984375" calcext:value-type="float">
            <text:p>2.0009</text:p>
          </table:table-cell>
          <table:table-cell table:style-name="ce11" table:formula="of:=[.AB175]+[.AC174]" office:value-type="float" office:value="346.0001015625" calcext:value-type="float">
            <text:p>346.0001</text:p>
          </table:table-cell>
          <table:table-cell table:style-name="ce19" table:formula="of:=[.AC175]-2*([.$B175]-1)" office:value-type="float" office:value="0.000101562499935426" calcext:value-type="float">
            <text:p>0.0001015625</text:p>
          </table:table-cell>
          <table:table-cell office:value-type="float" office:value="63626907485623.8" calcext:value-type="float">
            <text:p>63626907485623.8</text:p>
          </table:table-cell>
          <table:table-cell table:style-name="ce11" table:formula="of:=([.AE175]-[.AE174])/1000" office:value-type="float" office:value="2.0031953125" calcext:value-type="float">
            <text:p>2.0032</text:p>
          </table:table-cell>
          <table:table-cell table:style-name="ce11" table:formula="of:=[.AF175]+[.AG174]" office:value-type="float" office:value="346.000796875" calcext:value-type="float">
            <text:p>346.0008</text:p>
          </table:table-cell>
          <table:table-cell table:style-name="ce20" table:formula="of:=[.AG175]-2*([.$B175]-1)" office:value-type="float" office:value="0.000796874999991815" calcext:value-type="float">
            <text:p>0.000796875</text:p>
          </table:table-cell>
          <table:table-cell office:value-type="float" office:value="63626907955294.1" calcext:value-type="float">
            <text:p>63626907955294.1</text:p>
          </table:table-cell>
          <table:table-cell table:style-name="ce11" table:formula="of:=([.AI175]-[.AI174])/1000" office:value-type="float" office:value="2.0028046875" calcext:value-type="float">
            <text:p>2.0028</text:p>
          </table:table-cell>
          <table:table-cell table:style-name="ce11" table:formula="of:=[.AJ175]+[.AK174]" office:value-type="float" office:value="346.000703125" calcext:value-type="float">
            <text:p>346.0007</text:p>
          </table:table-cell>
          <table:table-cell table:style-name="ce21" table:formula="of:=[.AK175]-2*([.$B175]-1)" office:value-type="float" office:value="0.000703125000143245" calcext:value-type="float">
            <text:p>0.000703125</text:p>
          </table:table-cell>
          <table:table-cell office:value-type="float" office:value="63626908421102.5" calcext:value-type="float">
            <text:p>63626908421102.5</text:p>
          </table:table-cell>
          <table:table-cell table:style-name="ce11" table:formula="of:=([.AM175]-[.AM174])/1000" office:value-type="float" office:value="2.000296875" calcext:value-type="float">
            <text:p>2.0003</text:p>
          </table:table-cell>
          <table:table-cell table:style-name="ce11" table:formula="of:=[.AN175]+[.AO174]" office:value-type="float" office:value="345.9991015625" calcext:value-type="float">
            <text:p>345.9991</text:p>
          </table:table-cell>
          <table:table-cell table:style-name="ce22" table:formula="of:=[.AO175]-2*([.$B175]-1)" office:value-type="float" office:value="-0.00089843749992724" calcext:value-type="float">
            <text:p>-0.0008984375</text:p>
          </table:table-cell>
          <table:table-cell office:value-type="float" office:value="63626908890837.5" calcext:value-type="float">
            <text:p>63626908890837.5</text:p>
          </table:table-cell>
          <table:table-cell table:style-name="ce23" table:formula="of:=([.AQ175]-[.AQ174])/1000" office:value-type="float" office:value="2.0021015625" calcext:value-type="float">
            <text:p>2.0021</text:p>
          </table:table-cell>
          <table:table-cell table:style-name="ce11" table:formula="of:=[.AR175]+[.AS174]" office:value-type="float" office:value="346" calcext:value-type="float">
            <text:p>346.0000</text:p>
          </table:table-cell>
          <table:table-cell table:style-name="ce24" table:formula="of:=[.AS175]-2*([.$B175]-1)" office:value-type="float" office:value="0" calcext:value-type="float">
            <text:p>0</text:p>
          </table:table-cell>
          <table:table-cell office:value-type="float" office:value="63626909362607.3" calcext:value-type="float">
            <text:p>63626909362607.3</text:p>
          </table:table-cell>
          <table:table-cell table:style-name="ce11" table:formula="of:=([.AU175]-[.AU174])/1000" office:value-type="float" office:value="1.99809375" calcext:value-type="float">
            <text:p>1.9981</text:p>
          </table:table-cell>
          <table:table-cell table:style-name="ce11" table:formula="of:=[.AV175]+[.AW174]" office:value-type="float" office:value="345.998" calcext:value-type="float">
            <text:p>345.9980</text:p>
          </table:table-cell>
          <table:table-cell table:style-name="ce25" table:formula="of:=[.AW175]-2*([.$B175]-1)" office:value-type="float" office:value="-0.00199999999989586" calcext:value-type="float">
            <text:p>-0.002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10" office:value-type="float" office:value="175" calcext:value-type="float">
            <text:p>175</text:p>
          </table:table-cell>
          <table:table-cell office:value-type="float" office:value="63626904167378.2" calcext:value-type="float">
            <text:p>63626904167378.2</text:p>
          </table:table-cell>
          <table:table-cell table:formula="of:=([.C176]-[.C175])/1000" office:value-type="float" office:value="1.9996015625" calcext:value-type="float">
            <text:p>1.9996</text:p>
          </table:table-cell>
          <table:table-cell table:formula="of:=[.D176]+[.E175]" office:value-type="float" office:value="347.99940625" calcext:value-type="float">
            <text:p>347.9994</text:p>
          </table:table-cell>
          <table:table-cell table:style-name="ce13" table:formula="of:=[.E176]-2*([.$B176]-1)" office:value-type="float" office:value="-0.000593749999950433" calcext:value-type="float">
            <text:p>-0.00059375</text:p>
          </table:table-cell>
          <table:table-cell office:value-type="float" office:value="63626904650676.2" calcext:value-type="float">
            <text:p>63626904650676.2</text:p>
          </table:table-cell>
          <table:table-cell table:style-name="ce11" table:formula="of:=([.G176]-[.G175])/1000" office:value-type="float" office:value="1.99790625" calcext:value-type="float">
            <text:p>1.9979</text:p>
          </table:table-cell>
          <table:table-cell table:style-name="ce11" table:formula="of:=[.H176]+[.I175]" office:value-type="float" office:value="347.99840625" calcext:value-type="float">
            <text:p>347.9984</text:p>
          </table:table-cell>
          <table:table-cell table:style-name="ce14" table:formula="of:=[.I176]-2*([.$B176]-1)" office:value-type="float" office:value="-0.00159375000015416" calcext:value-type="float">
            <text:p>-0.00159375</text:p>
          </table:table-cell>
          <table:table-cell office:value-type="float" office:value="63626905133573.8" calcext:value-type="float">
            <text:p>63626905133573.8</text:p>
          </table:table-cell>
          <table:table-cell table:style-name="ce11" table:formula="of:=([.K176]-[.K175])/1000" office:value-type="float" office:value="1.997296875" calcext:value-type="float">
            <text:p>1.9973</text:p>
          </table:table-cell>
          <table:table-cell table:style-name="ce11" table:formula="of:=[.L176]+[.M175]" office:value-type="float" office:value="347.997796875" calcext:value-type="float">
            <text:p>347.9978</text:p>
          </table:table-cell>
          <table:table-cell table:style-name="ce15" table:formula="of:=[.M176]-2*([.$B176]-1)" office:value-type="float" office:value="-0.00220312499970987" calcext:value-type="float">
            <text:p>-0.002203125</text:p>
          </table:table-cell>
          <table:table-cell office:value-type="float" office:value="63626905597852.1" calcext:value-type="float">
            <text:p>63626905597852.1</text:p>
          </table:table-cell>
          <table:table-cell table:style-name="ce11" table:formula="of:=([.O176]-[.O175])/1000" office:value-type="float" office:value="1.9973984375" calcext:value-type="float">
            <text:p>1.9974</text:p>
          </table:table-cell>
          <table:table-cell table:style-name="ce11" table:formula="of:=[.P176]+[.Q175]" office:value-type="float" office:value="347.9981015625" calcext:value-type="float">
            <text:p>347.9981</text:p>
          </table:table-cell>
          <table:table-cell table:style-name="ce16" table:formula="of:=[.Q176]-2*([.$B176]-1)" office:value-type="float" office:value="-0.00189843750041518" calcext:value-type="float">
            <text:p>-0.0018984375</text:p>
          </table:table-cell>
          <table:table-cell office:value-type="float" office:value="63626906063179.6" calcext:value-type="float">
            <text:p>63626906063179.6</text:p>
          </table:table-cell>
          <table:table-cell table:style-name="ce11" table:formula="of:=([.S176]-[.S175])/1000" office:value-type="float" office:value="1.9991015625" calcext:value-type="float">
            <text:p>1.9991</text:p>
          </table:table-cell>
          <table:table-cell table:style-name="ce11" table:formula="of:=[.T176]+[.U175]" office:value-type="float" office:value="347.997703125" calcext:value-type="float">
            <text:p>347.9977</text:p>
          </table:table-cell>
          <table:table-cell table:style-name="ce17" table:formula="of:=[.U176]-2*([.$B176]-1)" office:value-type="float" office:value="-0.00229687499995634" calcext:value-type="float">
            <text:p>-0.002296875</text:p>
          </table:table-cell>
          <table:table-cell office:value-type="float" office:value="63626906547936.7" calcext:value-type="float">
            <text:p>63626906547936.7</text:p>
          </table:table-cell>
          <table:table-cell table:style-name="ce11" table:formula="of:=([.W176]-[.W175])/1000" office:value-type="float" office:value="2.0021015625" calcext:value-type="float">
            <text:p>2.0021</text:p>
          </table:table-cell>
          <table:table-cell table:style-name="ce11" table:formula="of:=[.X176]+[.Y175]" office:value-type="float" office:value="348.000203125" calcext:value-type="float">
            <text:p>348.0002</text:p>
          </table:table-cell>
          <table:table-cell table:style-name="ce18" table:formula="of:=[.Y176]-2*([.$B176]-1)" office:value-type="float" office:value="0.000203124999984539" calcext:value-type="float">
            <text:p>0.000203125</text:p>
          </table:table-cell>
          <table:table-cell office:value-type="float" office:value="63626907013385.4" calcext:value-type="float">
            <text:p>63626907013385.4</text:p>
          </table:table-cell>
          <table:table-cell table:style-name="ce11" table:formula="of:=([.AA176]-[.AA175])/1000" office:value-type="float" office:value="1.9975" calcext:value-type="float">
            <text:p>1.9975</text:p>
          </table:table-cell>
          <table:table-cell table:style-name="ce11" table:formula="of:=[.AB176]+[.AC175]" office:value-type="float" office:value="347.9976015625" calcext:value-type="float">
            <text:p>347.9976</text:p>
          </table:table-cell>
          <table:table-cell table:style-name="ce19" table:formula="of:=[.AC176]-2*([.$B176]-1)" office:value-type="float" office:value="-0.0023984375000623" calcext:value-type="float">
            <text:p>-0.0023984375</text:p>
          </table:table-cell>
          <table:table-cell office:value-type="float" office:value="63626907487622.9" calcext:value-type="float">
            <text:p>63626907487622.9</text:p>
          </table:table-cell>
          <table:table-cell table:style-name="ce11" table:formula="of:=([.AE176]-[.AE175])/1000" office:value-type="float" office:value="1.9991015625" calcext:value-type="float">
            <text:p>1.9991</text:p>
          </table:table-cell>
          <table:table-cell table:style-name="ce11" table:formula="of:=[.AF176]+[.AG175]" office:value-type="float" office:value="347.9998984375" calcext:value-type="float">
            <text:p>347.9999</text:p>
          </table:table-cell>
          <table:table-cell table:style-name="ce20" table:formula="of:=[.AG176]-2*([.$B176]-1)" office:value-type="float" office:value="-0.000101562499992269" calcext:value-type="float">
            <text:p>-0.0001015625</text:p>
          </table:table-cell>
          <table:table-cell office:value-type="float" office:value="63626907957294.1" calcext:value-type="float">
            <text:p>63626907957294.1</text:p>
          </table:table-cell>
          <table:table-cell table:style-name="ce11" table:formula="of:=([.AI176]-[.AI175])/1000" office:value-type="float" office:value="2" calcext:value-type="float">
            <text:p>2.0000</text:p>
          </table:table-cell>
          <table:table-cell table:style-name="ce11" table:formula="of:=[.AJ176]+[.AK175]" office:value-type="float" office:value="348.000703125" calcext:value-type="float">
            <text:p>348.0007</text:p>
          </table:table-cell>
          <table:table-cell table:style-name="ce21" table:formula="of:=[.AK176]-2*([.$B176]-1)" office:value-type="float" office:value="0.000703125000143245" calcext:value-type="float">
            <text:p>0.000703125</text:p>
          </table:table-cell>
          <table:table-cell office:value-type="float" office:value="63626908423101.2" calcext:value-type="float">
            <text:p>63626908423101.2</text:p>
          </table:table-cell>
          <table:table-cell table:style-name="ce11" table:formula="of:=([.AM176]-[.AM175])/1000" office:value-type="float" office:value="1.998703125" calcext:value-type="float">
            <text:p>1.9987</text:p>
          </table:table-cell>
          <table:table-cell table:style-name="ce11" table:formula="of:=[.AN176]+[.AO175]" office:value-type="float" office:value="347.9978046875" calcext:value-type="float">
            <text:p>347.9978</text:p>
          </table:table-cell>
          <table:table-cell table:style-name="ce22" table:formula="of:=[.AO176]-2*([.$B176]-1)" office:value-type="float" office:value="-0.00219531249990723" calcext:value-type="float">
            <text:p>-0.0021953125</text:p>
          </table:table-cell>
          <table:table-cell office:value-type="float" office:value="63626908892838.4" calcext:value-type="float">
            <text:p>63626908892838.4</text:p>
          </table:table-cell>
          <table:table-cell table:style-name="ce23" table:formula="of:=([.AQ176]-[.AQ175])/1000" office:value-type="float" office:value="2.0008984375" calcext:value-type="float">
            <text:p>2.0009</text:p>
          </table:table-cell>
          <table:table-cell table:style-name="ce11" table:formula="of:=[.AR176]+[.AS175]" office:value-type="float" office:value="348.0008984375" calcext:value-type="float">
            <text:p>348.0009</text:p>
          </table:table-cell>
          <table:table-cell table:style-name="ce24" table:formula="of:=[.AS176]-2*([.$B176]-1)" office:value-type="float" office:value="0.000898437500211458" calcext:value-type="float">
            <text:p>0.0008984375</text:p>
          </table:table-cell>
          <table:table-cell office:value-type="float" office:value="63626909364608.6" calcext:value-type="float">
            <text:p>63626909364608.6</text:p>
          </table:table-cell>
          <table:table-cell table:style-name="ce11" table:formula="of:=([.AU176]-[.AU175])/1000" office:value-type="float" office:value="2.0013046875" calcext:value-type="float">
            <text:p>2.0013</text:p>
          </table:table-cell>
          <table:table-cell table:style-name="ce11" table:formula="of:=[.AV176]+[.AW175]" office:value-type="float" office:value="347.9993046875" calcext:value-type="float">
            <text:p>347.9993</text:p>
          </table:table-cell>
          <table:table-cell table:style-name="ce25" table:formula="of:=[.AW176]-2*([.$B176]-1)" office:value-type="float" office:value="-0.000695312499885858" calcext:value-type="float">
            <text:p>-0.0006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76" calcext:value-type="float">
            <text:p>176</text:p>
          </table:table-cell>
          <table:table-cell office:value-type="float" office:value="63626904169377.6" calcext:value-type="float">
            <text:p>63626904169377.6</text:p>
          </table:table-cell>
          <table:table-cell table:formula="of:=([.C177]-[.C176])/1000" office:value-type="float" office:value="1.9993984375" calcext:value-type="float">
            <text:p>1.9994</text:p>
          </table:table-cell>
          <table:table-cell table:formula="of:=[.D177]+[.E176]" office:value-type="float" office:value="349.9988046875" calcext:value-type="float">
            <text:p>349.9988</text:p>
          </table:table-cell>
          <table:table-cell table:style-name="ce13" table:formula="of:=[.E177]-2*([.$B177]-1)" office:value-type="float" office:value="-0.00119531249993088" calcext:value-type="float">
            <text:p>-0.0011953125</text:p>
          </table:table-cell>
          <table:table-cell office:value-type="float" office:value="63626904652676.1" calcext:value-type="float">
            <text:p>63626904652676.1</text:p>
          </table:table-cell>
          <table:table-cell table:style-name="ce11" table:formula="of:=([.G177]-[.G176])/1000" office:value-type="float" office:value="1.9998984375" calcext:value-type="float">
            <text:p>1.9999</text:p>
          </table:table-cell>
          <table:table-cell table:style-name="ce11" table:formula="of:=[.H177]+[.I176]" office:value-type="float" office:value="349.9983046875" calcext:value-type="float">
            <text:p>349.9983</text:p>
          </table:table-cell>
          <table:table-cell table:style-name="ce14" table:formula="of:=[.I177]-2*([.$B177]-1)" office:value-type="float" office:value="-0.00169531250014643" calcext:value-type="float">
            <text:p>-0.0016953125</text:p>
          </table:table-cell>
          <table:table-cell office:value-type="float" office:value="63626905135576.7" calcext:value-type="float">
            <text:p>63626905135576.7</text:p>
          </table:table-cell>
          <table:table-cell table:style-name="ce11" table:formula="of:=([.K177]-[.K176])/1000" office:value-type="float" office:value="2.00290625" calcext:value-type="float">
            <text:p>2.0029</text:p>
          </table:table-cell>
          <table:table-cell table:style-name="ce11" table:formula="of:=[.L177]+[.M176]" office:value-type="float" office:value="350.000703125" calcext:value-type="float">
            <text:p>350.0007</text:p>
          </table:table-cell>
          <table:table-cell table:style-name="ce15" table:formula="of:=[.M177]-2*([.$B177]-1)" office:value-type="float" office:value="0.000703125000313776" calcext:value-type="float">
            <text:p>0.000703125</text:p>
          </table:table-cell>
          <table:table-cell office:value-type="float" office:value="63626905599853.1" calcext:value-type="float">
            <text:p>63626905599853.1</text:p>
          </table:table-cell>
          <table:table-cell table:style-name="ce11" table:formula="of:=([.O177]-[.O176])/1000" office:value-type="float" office:value="2.001" calcext:value-type="float">
            <text:p>2.0010</text:p>
          </table:table-cell>
          <table:table-cell table:style-name="ce11" table:formula="of:=[.P177]+[.Q176]" office:value-type="float" office:value="349.9991015625" calcext:value-type="float">
            <text:p>349.9991</text:p>
          </table:table-cell>
          <table:table-cell table:style-name="ce16" table:formula="of:=[.Q177]-2*([.$B177]-1)" office:value-type="float" office:value="-0.000898437500438831" calcext:value-type="float">
            <text:p>-0.0008984375</text:p>
          </table:table-cell>
          <table:table-cell office:value-type="float" office:value="63626906065181.8" calcext:value-type="float">
            <text:p>63626906065181.8</text:p>
          </table:table-cell>
          <table:table-cell table:style-name="ce11" table:formula="of:=([.S177]-[.S176])/1000" office:value-type="float" office:value="2.0021953125" calcext:value-type="float">
            <text:p>2.0022</text:p>
          </table:table-cell>
          <table:table-cell table:style-name="ce11" table:formula="of:=[.T177]+[.U176]" office:value-type="float" office:value="349.9998984375" calcext:value-type="float">
            <text:p>349.9999</text:p>
          </table:table-cell>
          <table:table-cell table:style-name="ce17" table:formula="of:=[.U177]-2*([.$B177]-1)" office:value-type="float" office:value="-0.000101562499935426" calcext:value-type="float">
            <text:p>-0.0001015625</text:p>
          </table:table-cell>
          <table:table-cell office:value-type="float" office:value="63626906549937.6" calcext:value-type="float">
            <text:p>63626906549937.6</text:p>
          </table:table-cell>
          <table:table-cell table:style-name="ce11" table:formula="of:=([.W177]-[.W176])/1000" office:value-type="float" office:value="2.0008984375" calcext:value-type="float">
            <text:p>2.0009</text:p>
          </table:table-cell>
          <table:table-cell table:style-name="ce11" table:formula="of:=[.X177]+[.Y176]" office:value-type="float" office:value="350.0011015625" calcext:value-type="float">
            <text:p>350.0011</text:p>
          </table:table-cell>
          <table:table-cell table:style-name="ce18" table:formula="of:=[.Y177]-2*([.$B177]-1)" office:value-type="float" office:value="0.00110156249996862" calcext:value-type="float">
            <text:p>0.0011015625</text:p>
          </table:table-cell>
          <table:table-cell office:value-type="float" office:value="63626907015385.7" calcext:value-type="float">
            <text:p>63626907015385.7</text:p>
          </table:table-cell>
          <table:table-cell table:style-name="ce11" table:formula="of:=([.AA177]-[.AA176])/1000" office:value-type="float" office:value="2.0003046875" calcext:value-type="float">
            <text:p>2.0003</text:p>
          </table:table-cell>
          <table:table-cell table:style-name="ce11" table:formula="of:=[.AB177]+[.AC176]" office:value-type="float" office:value="349.99790625" calcext:value-type="float">
            <text:p>349.9979</text:p>
          </table:table-cell>
          <table:table-cell table:style-name="ce19" table:formula="of:=[.AC177]-2*([.$B177]-1)" office:value-type="float" office:value="-0.00209375000008549" calcext:value-type="float">
            <text:p>-0.00209375</text:p>
          </table:table-cell>
          <table:table-cell office:value-type="float" office:value="63626907489621.1" calcext:value-type="float">
            <text:p>63626907489621.1</text:p>
          </table:table-cell>
          <table:table-cell table:style-name="ce11" table:formula="of:=([.AE177]-[.AE176])/1000" office:value-type="float" office:value="1.998203125" calcext:value-type="float">
            <text:p>1.9982</text:p>
          </table:table-cell>
          <table:table-cell table:style-name="ce11" table:formula="of:=[.AF177]+[.AG176]" office:value-type="float" office:value="349.9981015625" calcext:value-type="float">
            <text:p>349.9981</text:p>
          </table:table-cell>
          <table:table-cell table:style-name="ce20" table:formula="of:=[.AG177]-2*([.$B177]-1)" office:value-type="float" office:value="-0.00189843750001728" calcext:value-type="float">
            <text:p>-0.0018984375</text:p>
          </table:table-cell>
          <table:table-cell office:value-type="float" office:value="63626907959293.1" calcext:value-type="float">
            <text:p>63626907959293.1</text:p>
          </table:table-cell>
          <table:table-cell table:style-name="ce11" table:formula="of:=([.AI177]-[.AI176])/1000" office:value-type="float" office:value="1.999" calcext:value-type="float">
            <text:p>1.9990</text:p>
          </table:table-cell>
          <table:table-cell table:style-name="ce11" table:formula="of:=[.AJ177]+[.AK176]" office:value-type="float" office:value="349.999703125" calcext:value-type="float">
            <text:p>349.9997</text:p>
          </table:table-cell>
          <table:table-cell table:style-name="ce21" table:formula="of:=[.AK177]-2*([.$B177]-1)" office:value-type="float" office:value="-0.000296874999833108" calcext:value-type="float">
            <text:p>-0.000296875</text:p>
          </table:table-cell>
          <table:table-cell office:value-type="float" office:value="63626908425102.4" calcext:value-type="float">
            <text:p>63626908425102.4</text:p>
          </table:table-cell>
          <table:table-cell table:style-name="ce11" table:formula="of:=([.AM177]-[.AM176])/1000" office:value-type="float" office:value="2.0011953125" calcext:value-type="float">
            <text:p>2.0012</text:p>
          </table:table-cell>
          <table:table-cell table:style-name="ce11" table:formula="of:=[.AN177]+[.AO176]" office:value-type="float" office:value="349.999" calcext:value-type="float">
            <text:p>349.9990</text:p>
          </table:table-cell>
          <table:table-cell table:style-name="ce22" table:formula="of:=[.AO177]-2*([.$B177]-1)" office:value-type="float" office:value="-0.00099999999991951" calcext:value-type="float">
            <text:p>-0.001</text:p>
          </table:table-cell>
          <table:table-cell office:value-type="float" office:value="63626908894837.9" calcext:value-type="float">
            <text:p>63626908894837.9</text:p>
          </table:table-cell>
          <table:table-cell table:style-name="ce23" table:formula="of:=([.AQ177]-[.AQ176])/1000" office:value-type="float" office:value="1.9995" calcext:value-type="float">
            <text:p>1.9995</text:p>
          </table:table-cell>
          <table:table-cell table:style-name="ce11" table:formula="of:=[.AR177]+[.AS176]" office:value-type="float" office:value="350.0003984375" calcext:value-type="float">
            <text:p>350.0004</text:p>
          </table:table-cell>
          <table:table-cell table:style-name="ce24" table:formula="of:=[.AS177]-2*([.$B177]-1)" office:value-type="float" office:value="0.000398437500223281" calcext:value-type="float">
            <text:p>0.0003984375</text:p>
          </table:table-cell>
          <table:table-cell office:value-type="float" office:value="63626909366609.9" calcext:value-type="float">
            <text:p>63626909366609.9</text:p>
          </table:table-cell>
          <table:table-cell table:style-name="ce11" table:formula="of:=([.AU177]-[.AU176])/1000" office:value-type="float" office:value="2.001296875" calcext:value-type="float">
            <text:p>2.0013</text:p>
          </table:table-cell>
          <table:table-cell table:style-name="ce11" table:formula="of:=[.AV177]+[.AW176]" office:value-type="float" office:value="350.0006015625" calcext:value-type="float">
            <text:p>350.0006</text:p>
          </table:table-cell>
          <table:table-cell table:style-name="ce25" table:formula="of:=[.AW177]-2*([.$B177]-1)" office:value-type="float" office:value="0.000601562500094133" calcext:value-type="float">
            <text:p>0.0006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77" calcext:value-type="float">
            <text:p>177</text:p>
          </table:table-cell>
          <table:table-cell office:value-type="float" office:value="63626904171377.5" calcext:value-type="float">
            <text:p>63626904171377.5</text:p>
          </table:table-cell>
          <table:table-cell table:formula="of:=([.C178]-[.C177])/1000" office:value-type="float" office:value="1.9998984375" calcext:value-type="float">
            <text:p>1.9999</text:p>
          </table:table-cell>
          <table:table-cell table:formula="of:=[.D178]+[.E177]" office:value-type="float" office:value="351.998703125" calcext:value-type="float">
            <text:p>351.9987</text:p>
          </table:table-cell>
          <table:table-cell table:style-name="ce13" table:formula="of:=[.E178]-2*([.$B178]-1)" office:value-type="float" office:value="-0.00129687499992315" calcext:value-type="float">
            <text:p>-0.001296875</text:p>
          </table:table-cell>
          <table:table-cell office:value-type="float" office:value="63626904654676.1" calcext:value-type="float">
            <text:p>63626904654676.1</text:p>
          </table:table-cell>
          <table:table-cell table:style-name="ce11" table:formula="of:=([.G178]-[.G177])/1000" office:value-type="float" office:value="2" calcext:value-type="float">
            <text:p>2.0000</text:p>
          </table:table-cell>
          <table:table-cell table:style-name="ce11" table:formula="of:=[.H178]+[.I177]" office:value-type="float" office:value="351.9983046875" calcext:value-type="float">
            <text:p>351.9983</text:p>
          </table:table-cell>
          <table:table-cell table:style-name="ce14" table:formula="of:=[.I178]-2*([.$B178]-1)" office:value-type="float" office:value="-0.00169531250014643" calcext:value-type="float">
            <text:p>-0.0016953125</text:p>
          </table:table-cell>
          <table:table-cell office:value-type="float" office:value="63626905137575" calcext:value-type="float">
            <text:p>63626905137575</text:p>
          </table:table-cell>
          <table:table-cell table:style-name="ce11" table:formula="of:=([.K178]-[.K177])/1000" office:value-type="float" office:value="1.998296875" calcext:value-type="float">
            <text:p>1.9983</text:p>
          </table:table-cell>
          <table:table-cell table:style-name="ce11" table:formula="of:=[.L178]+[.M177]" office:value-type="float" office:value="351.999" calcext:value-type="float">
            <text:p>351.9990</text:p>
          </table:table-cell>
          <table:table-cell table:style-name="ce15" table:formula="of:=[.M178]-2*([.$B178]-1)" office:value-type="float" office:value="-0.000999999999692136" calcext:value-type="float">
            <text:p>-0.001</text:p>
          </table:table-cell>
          <table:table-cell office:value-type="float" office:value="63626905601852.9" calcext:value-type="float">
            <text:p>63626905601852.9</text:p>
          </table:table-cell>
          <table:table-cell table:style-name="ce11" table:formula="of:=([.O178]-[.O177])/1000" office:value-type="float" office:value="1.999796875" calcext:value-type="float">
            <text:p>1.9998</text:p>
          </table:table-cell>
          <table:table-cell table:style-name="ce11" table:formula="of:=[.P178]+[.Q177]" office:value-type="float" office:value="351.9988984375" calcext:value-type="float">
            <text:p>351.9989</text:p>
          </table:table-cell>
          <table:table-cell table:style-name="ce16" table:formula="of:=[.Q178]-2*([.$B178]-1)" office:value-type="float" office:value="-0.00110156250042337" calcext:value-type="float">
            <text:p>-0.0011015625</text:p>
          </table:table-cell>
          <table:table-cell office:value-type="float" office:value="63626906067181.8" calcext:value-type="float">
            <text:p>63626906067181.8</text:p>
          </table:table-cell>
          <table:table-cell table:style-name="ce11" table:formula="of:=([.S178]-[.S177])/1000" office:value-type="float" office:value="2" calcext:value-type="float">
            <text:p>2.0000</text:p>
          </table:table-cell>
          <table:table-cell table:style-name="ce11" table:formula="of:=[.T178]+[.U177]" office:value-type="float" office:value="351.9998984375" calcext:value-type="float">
            <text:p>351.9999</text:p>
          </table:table-cell>
          <table:table-cell table:style-name="ce17" table:formula="of:=[.U178]-2*([.$B178]-1)" office:value-type="float" office:value="-0.000101562499935426" calcext:value-type="float">
            <text:p>-0.0001015625</text:p>
          </table:table-cell>
          <table:table-cell office:value-type="float" office:value="63626906551935.8" calcext:value-type="float">
            <text:p>63626906551935.8</text:p>
          </table:table-cell>
          <table:table-cell table:style-name="ce11" table:formula="of:=([.W178]-[.W177])/1000" office:value-type="float" office:value="1.9981953125" calcext:value-type="float">
            <text:p>1.9982</text:p>
          </table:table-cell>
          <table:table-cell table:style-name="ce11" table:formula="of:=[.X178]+[.Y177]" office:value-type="float" office:value="351.999296875" calcext:value-type="float">
            <text:p>351.9993</text:p>
          </table:table-cell>
          <table:table-cell table:style-name="ce18" table:formula="of:=[.Y178]-2*([.$B178]-1)" office:value-type="float" office:value="-0.000703125000029559" calcext:value-type="float">
            <text:p>-0.000703125</text:p>
          </table:table-cell>
          <table:table-cell office:value-type="float" office:value="63626907017388.1" calcext:value-type="float">
            <text:p>63626907017388.1</text:p>
          </table:table-cell>
          <table:table-cell table:style-name="ce11" table:formula="of:=([.AA178]-[.AA177])/1000" office:value-type="float" office:value="2.0023984375" calcext:value-type="float">
            <text:p>2.0024</text:p>
          </table:table-cell>
          <table:table-cell table:style-name="ce11" table:formula="of:=[.AB178]+[.AC177]" office:value-type="float" office:value="352.0003046875" calcext:value-type="float">
            <text:p>352.0003</text:p>
          </table:table-cell>
          <table:table-cell table:style-name="ce19" table:formula="of:=[.AC178]-2*([.$B178]-1)" office:value-type="float" office:value="0.000304687499919964" calcext:value-type="float">
            <text:p>0.0003046875</text:p>
          </table:table-cell>
          <table:table-cell office:value-type="float" office:value="63626907491620.9" calcext:value-type="float">
            <text:p>63626907491620.9</text:p>
          </table:table-cell>
          <table:table-cell table:style-name="ce11" table:formula="of:=([.AE178]-[.AE177])/1000" office:value-type="float" office:value="1.999796875" calcext:value-type="float">
            <text:p>1.9998</text:p>
          </table:table-cell>
          <table:table-cell table:style-name="ce11" table:formula="of:=[.AF178]+[.AG177]" office:value-type="float" office:value="351.9978984375" calcext:value-type="float">
            <text:p>351.9979</text:p>
          </table:table-cell>
          <table:table-cell table:style-name="ce20" table:formula="of:=[.AG178]-2*([.$B178]-1)" office:value-type="float" office:value="-0.00210156250000182" calcext:value-type="float">
            <text:p>-0.0021015625</text:p>
          </table:table-cell>
          <table:table-cell office:value-type="float" office:value="63626907961292.8" calcext:value-type="float">
            <text:p>63626907961292.8</text:p>
          </table:table-cell>
          <table:table-cell table:style-name="ce11" table:formula="of:=([.AI178]-[.AI177])/1000" office:value-type="float" office:value="1.9996953125" calcext:value-type="float">
            <text:p>1.9997</text:p>
          </table:table-cell>
          <table:table-cell table:style-name="ce11" table:formula="of:=[.AJ178]+[.AK177]" office:value-type="float" office:value="351.9993984375" calcext:value-type="float">
            <text:p>351.9994</text:p>
          </table:table-cell>
          <table:table-cell table:style-name="ce21" table:formula="of:=[.AK178]-2*([.$B178]-1)" office:value-type="float" office:value="-0.000601562499809916" calcext:value-type="float">
            <text:p>-0.0006015625</text:p>
          </table:table-cell>
          <table:table-cell office:value-type="float" office:value="63626908427100.7" calcext:value-type="float">
            <text:p>63626908427100.7</text:p>
          </table:table-cell>
          <table:table-cell table:style-name="ce11" table:formula="of:=([.AM178]-[.AM177])/1000" office:value-type="float" office:value="1.9983046875" calcext:value-type="float">
            <text:p>1.9983</text:p>
          </table:table-cell>
          <table:table-cell table:style-name="ce11" table:formula="of:=[.AN178]+[.AO177]" office:value-type="float" office:value="351.9973046875" calcext:value-type="float">
            <text:p>351.9973</text:p>
          </table:table-cell>
          <table:table-cell table:style-name="ce22" table:formula="of:=[.AO178]-2*([.$B178]-1)" office:value-type="float" office:value="-0.00269531249989541" calcext:value-type="float">
            <text:p>-0.0026953125</text:p>
          </table:table-cell>
          <table:table-cell office:value-type="float" office:value="63626908896835.9" calcext:value-type="float">
            <text:p>63626908896835.9</text:p>
          </table:table-cell>
          <table:table-cell table:style-name="ce23" table:formula="of:=([.AQ178]-[.AQ177])/1000" office:value-type="float" office:value="1.998" calcext:value-type="float">
            <text:p>1.9980</text:p>
          </table:table-cell>
          <table:table-cell table:style-name="ce11" table:formula="of:=[.AR178]+[.AS177]" office:value-type="float" office:value="351.9983984375" calcext:value-type="float">
            <text:p>351.9984</text:p>
          </table:table-cell>
          <table:table-cell table:style-name="ce24" table:formula="of:=[.AS178]-2*([.$B178]-1)" office:value-type="float" office:value="-0.00160156249978627" calcext:value-type="float">
            <text:p>-0.0016015625</text:p>
          </table:table-cell>
          <table:table-cell office:value-type="float" office:value="63626909368608.1" calcext:value-type="float">
            <text:p>63626909368608.1</text:p>
          </table:table-cell>
          <table:table-cell table:style-name="ce11" table:formula="of:=([.AU178]-[.AU177])/1000" office:value-type="float" office:value="1.998203125" calcext:value-type="float">
            <text:p>1.9982</text:p>
          </table:table-cell>
          <table:table-cell table:style-name="ce11" table:formula="of:=[.AV178]+[.AW177]" office:value-type="float" office:value="351.9988046875" calcext:value-type="float">
            <text:p>351.9988</text:p>
          </table:table-cell>
          <table:table-cell table:style-name="ce25" table:formula="of:=[.AW178]-2*([.$B178]-1)" office:value-type="float" office:value="-0.00119531249993088" calcext:value-type="float">
            <text:p>-0.0011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78" calcext:value-type="float">
            <text:p>178</text:p>
          </table:table-cell>
          <table:table-cell office:value-type="float" office:value="63626904173377.7" calcext:value-type="float">
            <text:p>63626904173377.7</text:p>
          </table:table-cell>
          <table:table-cell table:formula="of:=([.C179]-[.C178])/1000" office:value-type="float" office:value="2.000203125" calcext:value-type="float">
            <text:p>2.0002</text:p>
          </table:table-cell>
          <table:table-cell table:formula="of:=[.D179]+[.E178]" office:value-type="float" office:value="353.99890625" calcext:value-type="float">
            <text:p>353.9989</text:p>
          </table:table-cell>
          <table:table-cell table:style-name="ce13" table:formula="of:=[.E179]-2*([.$B179]-1)" office:value-type="float" office:value="-0.00109374999993861" calcext:value-type="float">
            <text:p>-0.00109375</text:p>
          </table:table-cell>
          <table:table-cell office:value-type="float" office:value="63626904656678.2" calcext:value-type="float">
            <text:p>63626904656678.2</text:p>
          </table:table-cell>
          <table:table-cell table:style-name="ce11" table:formula="of:=([.G179]-[.G178])/1000" office:value-type="float" office:value="2.0021015625" calcext:value-type="float">
            <text:p>2.0021</text:p>
          </table:table-cell>
          <table:table-cell table:style-name="ce11" table:formula="of:=[.H179]+[.I178]" office:value-type="float" office:value="354.00040625" calcext:value-type="float">
            <text:p>354.0004</text:p>
          </table:table-cell>
          <table:table-cell table:style-name="ce14" table:formula="of:=[.I179]-2*([.$B179]-1)" office:value-type="float" office:value="0.00040624999985539" calcext:value-type="float">
            <text:p>0.00040625</text:p>
          </table:table-cell>
          <table:table-cell office:value-type="float" office:value="63626905139574.3" calcext:value-type="float">
            <text:p>63626905139574.3</text:p>
          </table:table-cell>
          <table:table-cell table:style-name="ce11" table:formula="of:=([.K179]-[.K178])/1000" office:value-type="float" office:value="1.999296875" calcext:value-type="float">
            <text:p>1.9993</text:p>
          </table:table-cell>
          <table:table-cell table:style-name="ce11" table:formula="of:=[.L179]+[.M178]" office:value-type="float" office:value="353.998296875" calcext:value-type="float">
            <text:p>353.9983</text:p>
          </table:table-cell>
          <table:table-cell table:style-name="ce15" table:formula="of:=[.M179]-2*([.$B179]-1)" office:value-type="float" office:value="-0.00170312499966485" calcext:value-type="float">
            <text:p>-0.001703125</text:p>
          </table:table-cell>
          <table:table-cell office:value-type="float" office:value="63626905603852.6" calcext:value-type="float">
            <text:p>63626905603852.6</text:p>
          </table:table-cell>
          <table:table-cell table:style-name="ce11" table:formula="of:=([.O179]-[.O178])/1000" office:value-type="float" office:value="1.999703125" calcext:value-type="float">
            <text:p>1.9997</text:p>
          </table:table-cell>
          <table:table-cell table:style-name="ce11" table:formula="of:=[.P179]+[.Q178]" office:value-type="float" office:value="353.9986015625" calcext:value-type="float">
            <text:p>353.9986</text:p>
          </table:table-cell>
          <table:table-cell table:style-name="ce16" table:formula="of:=[.Q179]-2*([.$B179]-1)" office:value-type="float" office:value="-0.00139843750042701" calcext:value-type="float">
            <text:p>-0.0013984375</text:p>
          </table:table-cell>
          <table:table-cell office:value-type="float" office:value="63626906069181.4" calcext:value-type="float">
            <text:p>63626906069181.4</text:p>
          </table:table-cell>
          <table:table-cell table:style-name="ce11" table:formula="of:=([.S179]-[.S178])/1000" office:value-type="float" office:value="1.9996015625" calcext:value-type="float">
            <text:p>1.9996</text:p>
          </table:table-cell>
          <table:table-cell table:style-name="ce11" table:formula="of:=[.T179]+[.U178]" office:value-type="float" office:value="353.9995" calcext:value-type="float">
            <text:p>353.9995</text:p>
          </table:table-cell>
          <table:table-cell table:style-name="ce17" table:formula="of:=[.U179]-2*([.$B179]-1)" office:value-type="float" office:value="-0.000499999999931333" calcext:value-type="float">
            <text:p>-0.0005</text:p>
          </table:table-cell>
          <table:table-cell office:value-type="float" office:value="63626906553934.2" calcext:value-type="float">
            <text:p>63626906553934.2</text:p>
          </table:table-cell>
          <table:table-cell table:style-name="ce11" table:formula="of:=([.W179]-[.W178])/1000" office:value-type="float" office:value="1.99840625" calcext:value-type="float">
            <text:p>1.9984</text:p>
          </table:table-cell>
          <table:table-cell table:style-name="ce11" table:formula="of:=[.X179]+[.Y178]" office:value-type="float" office:value="353.997703125" calcext:value-type="float">
            <text:p>353.9977</text:p>
          </table:table-cell>
          <table:table-cell table:style-name="ce18" table:formula="of:=[.Y179]-2*([.$B179]-1)" office:value-type="float" office:value="-0.00229687500001319" calcext:value-type="float">
            <text:p>-0.002296875</text:p>
          </table:table-cell>
          <table:table-cell office:value-type="float" office:value="63626907019386.1" calcext:value-type="float">
            <text:p>63626907019386.1</text:p>
          </table:table-cell>
          <table:table-cell table:style-name="ce11" table:formula="of:=([.AA179]-[.AA178])/1000" office:value-type="float" office:value="1.998" calcext:value-type="float">
            <text:p>1.9980</text:p>
          </table:table-cell>
          <table:table-cell table:style-name="ce11" table:formula="of:=[.AB179]+[.AC178]" office:value-type="float" office:value="353.9983046875" calcext:value-type="float">
            <text:p>353.9983</text:p>
          </table:table-cell>
          <table:table-cell table:style-name="ce19" table:formula="of:=[.AC179]-2*([.$B179]-1)" office:value-type="float" office:value="-0.00169531250008959" calcext:value-type="float">
            <text:p>-0.0016953125</text:p>
          </table:table-cell>
          <table:table-cell office:value-type="float" office:value="63626907493621.6" calcext:value-type="float">
            <text:p>63626907493621.6</text:p>
          </table:table-cell>
          <table:table-cell table:style-name="ce11" table:formula="of:=([.AE179]-[.AE178])/1000" office:value-type="float" office:value="2.000703125" calcext:value-type="float">
            <text:p>2.0007</text:p>
          </table:table-cell>
          <table:table-cell table:style-name="ce11" table:formula="of:=[.AF179]+[.AG178]" office:value-type="float" office:value="353.9986015625" calcext:value-type="float">
            <text:p>353.9986</text:p>
          </table:table-cell>
          <table:table-cell table:style-name="ce20" table:formula="of:=[.AG179]-2*([.$B179]-1)" office:value-type="float" office:value="-0.0013984375000291" calcext:value-type="float">
            <text:p>-0.0013984375</text:p>
          </table:table-cell>
          <table:table-cell office:value-type="float" office:value="63626907963291.3" calcext:value-type="float">
            <text:p>63626907963291.3</text:p>
          </table:table-cell>
          <table:table-cell table:style-name="ce11" table:formula="of:=([.AI179]-[.AI178])/1000" office:value-type="float" office:value="1.9985" calcext:value-type="float">
            <text:p>1.9985</text:p>
          </table:table-cell>
          <table:table-cell table:style-name="ce11" table:formula="of:=[.AJ179]+[.AK178]" office:value-type="float" office:value="353.9978984375" calcext:value-type="float">
            <text:p>353.9979</text:p>
          </table:table-cell>
          <table:table-cell table:style-name="ce21" table:formula="of:=[.AK179]-2*([.$B179]-1)" office:value-type="float" office:value="-0.00210156249983129" calcext:value-type="float">
            <text:p>-0.0021015625</text:p>
          </table:table-cell>
          <table:table-cell office:value-type="float" office:value="63626908429101.1" calcext:value-type="float">
            <text:p>63626908429101.1</text:p>
          </table:table-cell>
          <table:table-cell table:style-name="ce11" table:formula="of:=([.AM179]-[.AM178])/1000" office:value-type="float" office:value="2.0003984375" calcext:value-type="float">
            <text:p>2.0004</text:p>
          </table:table-cell>
          <table:table-cell table:style-name="ce11" table:formula="of:=[.AN179]+[.AO178]" office:value-type="float" office:value="353.997703125" calcext:value-type="float">
            <text:p>353.9977</text:p>
          </table:table-cell>
          <table:table-cell table:style-name="ce22" table:formula="of:=[.AO179]-2*([.$B179]-1)" office:value-type="float" office:value="-0.0022968749998995" calcext:value-type="float">
            <text:p>-0.002296875</text:p>
          </table:table-cell>
          <table:table-cell office:value-type="float" office:value="63626908898836.5" calcext:value-type="float">
            <text:p>63626908898836.5</text:p>
          </table:table-cell>
          <table:table-cell table:style-name="ce23" table:formula="of:=([.AQ179]-[.AQ178])/1000" office:value-type="float" office:value="2.0006015625" calcext:value-type="float">
            <text:p>2.0006</text:p>
          </table:table-cell>
          <table:table-cell table:style-name="ce11" table:formula="of:=[.AR179]+[.AS178]" office:value-type="float" office:value="353.999" calcext:value-type="float">
            <text:p>353.9990</text:p>
          </table:table-cell>
          <table:table-cell table:style-name="ce24" table:formula="of:=[.AS179]-2*([.$B179]-1)" office:value-type="float" office:value="-0.000999999999805823" calcext:value-type="float">
            <text:p>-0.001</text:p>
          </table:table-cell>
          <table:table-cell office:value-type="float" office:value="63626909370607.7" calcext:value-type="float">
            <text:p>63626909370607.7</text:p>
          </table:table-cell>
          <table:table-cell table:style-name="ce11" table:formula="of:=([.AU179]-[.AU178])/1000" office:value-type="float" office:value="1.9996015625" calcext:value-type="float">
            <text:p>1.9996</text:p>
          </table:table-cell>
          <table:table-cell table:style-name="ce11" table:formula="of:=[.AV179]+[.AW178]" office:value-type="float" office:value="353.99840625" calcext:value-type="float">
            <text:p>353.9984</text:p>
          </table:table-cell>
          <table:table-cell table:style-name="ce25" table:formula="of:=[.AW179]-2*([.$B179]-1)" office:value-type="float" office:value="-0.00159374999992679" calcext:value-type="float">
            <text:p>-0.0015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79" calcext:value-type="float">
            <text:p>179</text:p>
          </table:table-cell>
          <table:table-cell office:value-type="float" office:value="63626904175380.2" calcext:value-type="float">
            <text:p>63626904175380.2</text:p>
          </table:table-cell>
          <table:table-cell table:formula="of:=([.C180]-[.C179])/1000" office:value-type="float" office:value="2.0025" calcext:value-type="float">
            <text:p>2.0025</text:p>
          </table:table-cell>
          <table:table-cell table:formula="of:=[.D180]+[.E179]" office:value-type="float" office:value="356.00140625" calcext:value-type="float">
            <text:p>356.0014</text:p>
          </table:table-cell>
          <table:table-cell table:style-name="ce13" table:formula="of:=[.E180]-2*([.$B180]-1)" office:value-type="float" office:value="0.00140625000005912" calcext:value-type="float">
            <text:p>0.00140625</text:p>
          </table:table-cell>
          <table:table-cell office:value-type="float" office:value="63626904658676.6" calcext:value-type="float">
            <text:p>63626904658676.6</text:p>
          </table:table-cell>
          <table:table-cell table:style-name="ce11" table:formula="of:=([.G180]-[.G179])/1000" office:value-type="float" office:value="1.9983984375" calcext:value-type="float">
            <text:p>1.9984</text:p>
          </table:table-cell>
          <table:table-cell table:style-name="ce11" table:formula="of:=[.H180]+[.I179]" office:value-type="float" office:value="355.9988046875" calcext:value-type="float">
            <text:p>355.9988</text:p>
          </table:table-cell>
          <table:table-cell table:style-name="ce14" table:formula="of:=[.I180]-2*([.$B180]-1)" office:value-type="float" office:value="-0.00119531250015825" calcext:value-type="float">
            <text:p>-0.0011953125</text:p>
          </table:table-cell>
          <table:table-cell office:value-type="float" office:value="63626905141574.5" calcext:value-type="float">
            <text:p>63626905141574.5</text:p>
          </table:table-cell>
          <table:table-cell table:style-name="ce11" table:formula="of:=([.K180]-[.K179])/1000" office:value-type="float" office:value="2.000203125" calcext:value-type="float">
            <text:p>2.0002</text:p>
          </table:table-cell>
          <table:table-cell table:style-name="ce11" table:formula="of:=[.L180]+[.M179]" office:value-type="float" office:value="355.9985" calcext:value-type="float">
            <text:p>355.9985</text:p>
          </table:table-cell>
          <table:table-cell table:style-name="ce15" table:formula="of:=[.M180]-2*([.$B180]-1)" office:value-type="float" office:value="-0.00149999999968031" calcext:value-type="float">
            <text:p>-0.0015</text:p>
          </table:table-cell>
          <table:table-cell office:value-type="float" office:value="63626905605853.6" calcext:value-type="float">
            <text:p>63626905605853.6</text:p>
          </table:table-cell>
          <table:table-cell table:style-name="ce11" table:formula="of:=([.O180]-[.O179])/1000" office:value-type="float" office:value="2.001" calcext:value-type="float">
            <text:p>2.0010</text:p>
          </table:table-cell>
          <table:table-cell table:style-name="ce11" table:formula="of:=[.P180]+[.Q179]" office:value-type="float" office:value="355.9996015625" calcext:value-type="float">
            <text:p>355.9996</text:p>
          </table:table-cell>
          <table:table-cell table:style-name="ce16" table:formula="of:=[.Q180]-2*([.$B180]-1)" office:value-type="float" office:value="-0.000398437500450655" calcext:value-type="float">
            <text:p>-0.0003984375</text:p>
          </table:table-cell>
          <table:table-cell office:value-type="float" office:value="63626906071180.5" calcext:value-type="float">
            <text:p>63626906071180.5</text:p>
          </table:table-cell>
          <table:table-cell table:style-name="ce11" table:formula="of:=([.S180]-[.S179])/1000" office:value-type="float" office:value="1.9991015625" calcext:value-type="float">
            <text:p>1.9991</text:p>
          </table:table-cell>
          <table:table-cell table:style-name="ce11" table:formula="of:=[.T180]+[.U179]" office:value-type="float" office:value="355.9986015625" calcext:value-type="float">
            <text:p>355.9986</text:p>
          </table:table-cell>
          <table:table-cell table:style-name="ce17" table:formula="of:=[.U180]-2*([.$B180]-1)" office:value-type="float" office:value="-0.00139843749991542" calcext:value-type="float">
            <text:p>-0.0013984375</text:p>
          </table:table-cell>
          <table:table-cell office:value-type="float" office:value="63626906555934.4" calcext:value-type="float">
            <text:p>63626906555934.4</text:p>
          </table:table-cell>
          <table:table-cell table:style-name="ce11" table:formula="of:=([.W180]-[.W179])/1000" office:value-type="float" office:value="2.0001953125" calcext:value-type="float">
            <text:p>2.0002</text:p>
          </table:table-cell>
          <table:table-cell table:style-name="ce11" table:formula="of:=[.X180]+[.Y179]" office:value-type="float" office:value="355.9978984375" calcext:value-type="float">
            <text:p>355.9979</text:p>
          </table:table-cell>
          <table:table-cell table:style-name="ce18" table:formula="of:=[.Y180]-2*([.$B180]-1)" office:value-type="float" office:value="-0.00210156250000182" calcext:value-type="float">
            <text:p>-0.0021015625</text:p>
          </table:table-cell>
          <table:table-cell office:value-type="float" office:value="63626907021387.5" calcext:value-type="float">
            <text:p>63626907021387.5</text:p>
          </table:table-cell>
          <table:table-cell table:style-name="ce11" table:formula="of:=([.AA180]-[.AA179])/1000" office:value-type="float" office:value="2.0013984375" calcext:value-type="float">
            <text:p>2.0014</text:p>
          </table:table-cell>
          <table:table-cell table:style-name="ce11" table:formula="of:=[.AB180]+[.AC179]" office:value-type="float" office:value="355.999703125" calcext:value-type="float">
            <text:p>355.9997</text:p>
          </table:table-cell>
          <table:table-cell table:style-name="ce19" table:formula="of:=[.AC180]-2*([.$B180]-1)" office:value-type="float" office:value="-0.000296875000117325" calcext:value-type="float">
            <text:p>-0.000296875</text:p>
          </table:table-cell>
          <table:table-cell office:value-type="float" office:value="63626907495621.5" calcext:value-type="float">
            <text:p>63626907495621.5</text:p>
          </table:table-cell>
          <table:table-cell table:style-name="ce11" table:formula="of:=([.AE180]-[.AE179])/1000" office:value-type="float" office:value="1.9998984375" calcext:value-type="float">
            <text:p>1.9999</text:p>
          </table:table-cell>
          <table:table-cell table:style-name="ce11" table:formula="of:=[.AF180]+[.AG179]" office:value-type="float" office:value="355.9985" calcext:value-type="float">
            <text:p>355.9985</text:p>
          </table:table-cell>
          <table:table-cell table:style-name="ce20" table:formula="of:=[.AG180]-2*([.$B180]-1)" office:value-type="float" office:value="-0.00150000000002137" calcext:value-type="float">
            <text:p>-0.0015</text:p>
          </table:table-cell>
          <table:table-cell office:value-type="float" office:value="63626907965293.5" calcext:value-type="float">
            <text:p>63626907965293.5</text:p>
          </table:table-cell>
          <table:table-cell table:style-name="ce11" table:formula="of:=([.AI180]-[.AI179])/1000" office:value-type="float" office:value="2.002203125" calcext:value-type="float">
            <text:p>2.0022</text:p>
          </table:table-cell>
          <table:table-cell table:style-name="ce11" table:formula="of:=[.AJ180]+[.AK179]" office:value-type="float" office:value="356.0001015625" calcext:value-type="float">
            <text:p>356.0001</text:p>
          </table:table-cell>
          <table:table-cell table:style-name="ce21" table:formula="of:=[.AK180]-2*([.$B180]-1)" office:value-type="float" office:value="0.0001015625001628" calcext:value-type="float">
            <text:p>0.0001015625</text:p>
          </table:table-cell>
          <table:table-cell office:value-type="float" office:value="63626908431101.2" calcext:value-type="float">
            <text:p>63626908431101.2</text:p>
          </table:table-cell>
          <table:table-cell table:style-name="ce11" table:formula="of:=([.AM180]-[.AM179])/1000" office:value-type="float" office:value="2.0001015625" calcext:value-type="float">
            <text:p>2.0001</text:p>
          </table:table-cell>
          <table:table-cell table:style-name="ce11" table:formula="of:=[.AN180]+[.AO179]" office:value-type="float" office:value="355.9978046875" calcext:value-type="float">
            <text:p>355.9978</text:p>
          </table:table-cell>
          <table:table-cell table:style-name="ce22" table:formula="of:=[.AO180]-2*([.$B180]-1)" office:value-type="float" office:value="-0.00219531249990723" calcext:value-type="float">
            <text:p>-0.0021953125</text:p>
          </table:table-cell>
          <table:table-cell office:value-type="float" office:value="63626908902838.3" calcext:value-type="float">
            <text:p>63626908902838.3</text:p>
          </table:table-cell>
          <table:table-cell table:style-name="ce23" table:formula="of:=([.AQ180]-[.AQ179])/1000" office:value-type="float" office:value="4.001796875" calcext:value-type="float">
            <text:p>4.0018</text:p>
          </table:table-cell>
          <table:table-cell table:style-name="ce11" table:formula="of:=[.AR180]+[.AS179]" office:value-type="float" office:value="358.000796875" calcext:value-type="float">
            <text:p>358.0008</text:p>
          </table:table-cell>
          <table:table-cell table:style-name="ce24" table:formula="of:=[.AS180]-2*([.$B180]-1)" office:value-type="float" office:value="2.00079687500022" calcext:value-type="float">
            <text:p>2.000796875</text:p>
          </table:table-cell>
          <table:table-cell office:value-type="float" office:value="63626909372607.3" calcext:value-type="float">
            <text:p>63626909372607.3</text:p>
          </table:table-cell>
          <table:table-cell table:style-name="ce11" table:formula="of:=([.AU180]-[.AU179])/1000" office:value-type="float" office:value="1.99959375" calcext:value-type="float">
            <text:p>1.9996</text:p>
          </table:table-cell>
          <table:table-cell table:style-name="ce11" table:formula="of:=[.AV180]+[.AW179]" office:value-type="float" office:value="355.998" calcext:value-type="float">
            <text:p>355.9980</text:p>
          </table:table-cell>
          <table:table-cell table:style-name="ce25" table:formula="of:=[.AW180]-2*([.$B180]-1)" office:value-type="float" office:value="-0.00199999999995271" calcext:value-type="float">
            <text:p>-0.002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80" calcext:value-type="float">
            <text:p>180</text:p>
          </table:table-cell>
          <table:table-cell office:value-type="float" office:value="63626904177378.2" calcext:value-type="float">
            <text:p>63626904177378.2</text:p>
          </table:table-cell>
          <table:table-cell table:formula="of:=([.C181]-[.C180])/1000" office:value-type="float" office:value="1.998" calcext:value-type="float">
            <text:p>1.9980</text:p>
          </table:table-cell>
          <table:table-cell table:formula="of:=[.D181]+[.E180]" office:value-type="float" office:value="357.99940625" calcext:value-type="float">
            <text:p>357.9994</text:p>
          </table:table-cell>
          <table:table-cell table:style-name="ce13" table:formula="of:=[.E181]-2*([.$B181]-1)" office:value-type="float" office:value="-0.000593749999950433" calcext:value-type="float">
            <text:p>-0.00059375</text:p>
          </table:table-cell>
          <table:table-cell office:value-type="float" office:value="63626904660678.2" calcext:value-type="float">
            <text:p>63626904660678.2</text:p>
          </table:table-cell>
          <table:table-cell table:style-name="ce11" table:formula="of:=([.G181]-[.G180])/1000" office:value-type="float" office:value="2.0016015625" calcext:value-type="float">
            <text:p>2.0016</text:p>
          </table:table-cell>
          <table:table-cell table:style-name="ce11" table:formula="of:=[.H181]+[.I180]" office:value-type="float" office:value="358.00040625" calcext:value-type="float">
            <text:p>358.0004</text:p>
          </table:table-cell>
          <table:table-cell table:style-name="ce14" table:formula="of:=[.I181]-2*([.$B181]-1)" office:value-type="float" office:value="0.00040624999985539" calcext:value-type="float">
            <text:p>0.00040625</text:p>
          </table:table-cell>
          <table:table-cell office:value-type="float" office:value="63626905143573.5" calcext:value-type="float">
            <text:p>63626905143573.5</text:p>
          </table:table-cell>
          <table:table-cell table:style-name="ce11" table:formula="of:=([.K181]-[.K180])/1000" office:value-type="float" office:value="1.999" calcext:value-type="float">
            <text:p>1.9990</text:p>
          </table:table-cell>
          <table:table-cell table:style-name="ce11" table:formula="of:=[.L181]+[.M180]" office:value-type="float" office:value="357.9975" calcext:value-type="float">
            <text:p>357.9975</text:p>
          </table:table-cell>
          <table:table-cell table:style-name="ce15" table:formula="of:=[.M181]-2*([.$B181]-1)" office:value-type="float" office:value="-0.00249999999965667" calcext:value-type="float">
            <text:p>-0.0025</text:p>
          </table:table-cell>
          <table:table-cell office:value-type="float" office:value="63626905607851.7" calcext:value-type="float">
            <text:p>63626905607851.7</text:p>
          </table:table-cell>
          <table:table-cell table:style-name="ce11" table:formula="of:=([.O181]-[.O180])/1000" office:value-type="float" office:value="1.9981015625" calcext:value-type="float">
            <text:p>1.9981</text:p>
          </table:table-cell>
          <table:table-cell table:style-name="ce11" table:formula="of:=[.P181]+[.Q180]" office:value-type="float" office:value="357.997703125" calcext:value-type="float">
            <text:p>357.9977</text:p>
          </table:table-cell>
          <table:table-cell table:style-name="ce16" table:formula="of:=[.Q181]-2*([.$B181]-1)" office:value-type="float" office:value="-0.00229687500046793" calcext:value-type="float">
            <text:p>-0.002296875</text:p>
          </table:table-cell>
          <table:table-cell office:value-type="float" office:value="63626906073179.7" calcext:value-type="float">
            <text:p>63626906073179.7</text:p>
          </table:table-cell>
          <table:table-cell table:style-name="ce11" table:formula="of:=([.S181]-[.S180])/1000" office:value-type="float" office:value="1.999203125" calcext:value-type="float">
            <text:p>1.9992</text:p>
          </table:table-cell>
          <table:table-cell table:style-name="ce11" table:formula="of:=[.T181]+[.U180]" office:value-type="float" office:value="357.9978046875" calcext:value-type="float">
            <text:p>357.9978</text:p>
          </table:table-cell>
          <table:table-cell table:style-name="ce17" table:formula="of:=[.U181]-2*([.$B181]-1)" office:value-type="float" office:value="-0.00219531249990723" calcext:value-type="float">
            <text:p>-0.0021953125</text:p>
          </table:table-cell>
          <table:table-cell office:value-type="float" office:value="63626906557936.2" calcext:value-type="float">
            <text:p>63626906557936.2</text:p>
          </table:table-cell>
          <table:table-cell table:style-name="ce11" table:formula="of:=([.W181]-[.W180])/1000" office:value-type="float" office:value="2.0018046875" calcext:value-type="float">
            <text:p>2.0018</text:p>
          </table:table-cell>
          <table:table-cell table:style-name="ce11" table:formula="of:=[.X181]+[.Y180]" office:value-type="float" office:value="357.999703125" calcext:value-type="float">
            <text:p>357.9997</text:p>
          </table:table-cell>
          <table:table-cell table:style-name="ce18" table:formula="of:=[.Y181]-2*([.$B181]-1)" office:value-type="float" office:value="-0.000296875000003638" calcext:value-type="float">
            <text:p>-0.000296875</text:p>
          </table:table-cell>
          <table:table-cell office:value-type="float" office:value="63626907023387.4" calcext:value-type="float">
            <text:p>63626907023387.4</text:p>
          </table:table-cell>
          <table:table-cell table:style-name="ce11" table:formula="of:=([.AA181]-[.AA180])/1000" office:value-type="float" office:value="1.9998984375" calcext:value-type="float">
            <text:p>1.9999</text:p>
          </table:table-cell>
          <table:table-cell table:style-name="ce11" table:formula="of:=[.AB181]+[.AC180]" office:value-type="float" office:value="357.9996015625" calcext:value-type="float">
            <text:p>357.9996</text:p>
          </table:table-cell>
          <table:table-cell table:style-name="ce19" table:formula="of:=[.AC181]-2*([.$B181]-1)" office:value-type="float" office:value="-0.000398437500109594" calcext:value-type="float">
            <text:p>-0.0003984375</text:p>
          </table:table-cell>
          <table:table-cell office:value-type="float" office:value="63626907497623.2" calcext:value-type="float">
            <text:p>63626907497623.2</text:p>
          </table:table-cell>
          <table:table-cell table:style-name="ce11" table:formula="of:=([.AE181]-[.AE180])/1000" office:value-type="float" office:value="2.001703125" calcext:value-type="float">
            <text:p>2.0017</text:p>
          </table:table-cell>
          <table:table-cell table:style-name="ce11" table:formula="of:=[.AF181]+[.AG180]" office:value-type="float" office:value="358.000203125" calcext:value-type="float">
            <text:p>358.0002</text:p>
          </table:table-cell>
          <table:table-cell table:style-name="ce20" table:formula="of:=[.AG181]-2*([.$B181]-1)" office:value-type="float" office:value="0.000203124999984539" calcext:value-type="float">
            <text:p>0.000203125</text:p>
          </table:table-cell>
          <table:table-cell office:value-type="float" office:value="63626907967293.6" calcext:value-type="float">
            <text:p>63626907967293.6</text:p>
          </table:table-cell>
          <table:table-cell table:style-name="ce11" table:formula="of:=([.AI181]-[.AI180])/1000" office:value-type="float" office:value="2.0001015625" calcext:value-type="float">
            <text:p>2.0001</text:p>
          </table:table-cell>
          <table:table-cell table:style-name="ce11" table:formula="of:=[.AJ181]+[.AK180]" office:value-type="float" office:value="358.000203125" calcext:value-type="float">
            <text:p>358.0002</text:p>
          </table:table-cell>
          <table:table-cell table:style-name="ce21" table:formula="of:=[.AK181]-2*([.$B181]-1)" office:value-type="float" office:value="0.000203125000155069" calcext:value-type="float">
            <text:p>0.000203125</text:p>
          </table:table-cell>
          <table:table-cell office:value-type="float" office:value="63626908433100.4" calcext:value-type="float">
            <text:p>63626908433100.4</text:p>
          </table:table-cell>
          <table:table-cell table:style-name="ce11" table:formula="of:=([.AM181]-[.AM180])/1000" office:value-type="float" office:value="1.9991953125" calcext:value-type="float">
            <text:p>1.9992</text:p>
          </table:table-cell>
          <table:table-cell table:style-name="ce11" table:formula="of:=[.AN181]+[.AO180]" office:value-type="float" office:value="357.997" calcext:value-type="float">
            <text:p>357.9970</text:p>
          </table:table-cell>
          <table:table-cell table:style-name="ce22" table:formula="of:=[.AO181]-2*([.$B181]-1)" office:value-type="float" office:value="-0.00299999999992906" calcext:value-type="float">
            <text:p>-0.003</text:p>
          </table:table-cell>
          <table:table-cell office:value-type="float" office:value="63626908904836.7" calcext:value-type="float">
            <text:p>63626908904836.7</text:p>
          </table:table-cell>
          <table:table-cell table:style-name="ce23" table:formula="of:=([.AQ181]-[.AQ180])/1000" office:value-type="float" office:value="1.99840625" calcext:value-type="float">
            <text:p>1.9984</text:p>
          </table:table-cell>
          <table:table-cell table:style-name="ce11" table:formula="of:=[.AR181]+[.AS180]" office:value-type="float" office:value="359.999203125" calcext:value-type="float">
            <text:p>359.9992</text:p>
          </table:table-cell>
          <table:table-cell table:style-name="ce24" table:formula="of:=[.AS181]-2*([.$B181]-1)" office:value-type="float" office:value="1.99920312500024" calcext:value-type="float">
            <text:p>1.999203125</text:p>
          </table:table-cell>
          <table:table-cell office:value-type="float" office:value="63626909374608.2" calcext:value-type="float">
            <text:p>63626909374608.2</text:p>
          </table:table-cell>
          <table:table-cell table:style-name="ce11" table:formula="of:=([.AU181]-[.AU180])/1000" office:value-type="float" office:value="2.00090625" calcext:value-type="float">
            <text:p>2.0009</text:p>
          </table:table-cell>
          <table:table-cell table:style-name="ce11" table:formula="of:=[.AV181]+[.AW180]" office:value-type="float" office:value="357.99890625" calcext:value-type="float">
            <text:p>357.9989</text:p>
          </table:table-cell>
          <table:table-cell table:style-name="ce25" table:formula="of:=[.AW181]-2*([.$B181]-1)" office:value-type="float" office:value="-0.00109374999993861" calcext:value-type="float">
            <text:p>-0.001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10" office:value-type="float" office:value="181" calcext:value-type="float">
            <text:p>181</text:p>
          </table:table-cell>
          <table:table-cell office:value-type="float" office:value="63626904179376.5" calcext:value-type="float">
            <text:p>63626904179376.5</text:p>
          </table:table-cell>
          <table:table-cell table:formula="of:=([.C182]-[.C181])/1000" office:value-type="float" office:value="1.998296875" calcext:value-type="float">
            <text:p>1.9983</text:p>
          </table:table-cell>
          <table:table-cell table:formula="of:=[.D182]+[.E181]" office:value-type="float" office:value="359.997703125" calcext:value-type="float">
            <text:p>359.9977</text:p>
          </table:table-cell>
          <table:table-cell table:style-name="ce13" table:formula="of:=[.E182]-2*([.$B182]-1)" office:value-type="float" office:value="-0.00229687499995634" calcext:value-type="float">
            <text:p>-0.002296875</text:p>
          </table:table-cell>
          <table:table-cell office:value-type="float" office:value="63626904662678.1" calcext:value-type="float">
            <text:p>63626904662678.1</text:p>
          </table:table-cell>
          <table:table-cell table:style-name="ce11" table:formula="of:=([.G182]-[.G181])/1000" office:value-type="float" office:value="1.9998984375" calcext:value-type="float">
            <text:p>1.9999</text:p>
          </table:table-cell>
          <table:table-cell table:style-name="ce11" table:formula="of:=[.H182]+[.I181]" office:value-type="float" office:value="360.0003046875" calcext:value-type="float">
            <text:p>360.0003</text:p>
          </table:table-cell>
          <table:table-cell table:style-name="ce14" table:formula="of:=[.I182]-2*([.$B182]-1)" office:value-type="float" office:value="0.000304687499863121" calcext:value-type="float">
            <text:p>0.0003046875</text:p>
          </table:table-cell>
          <table:table-cell office:value-type="float" office:value="63626905145574.2" calcext:value-type="float">
            <text:p>63626905145574.2</text:p>
          </table:table-cell>
          <table:table-cell table:style-name="ce11" table:formula="of:=([.K182]-[.K181])/1000" office:value-type="float" office:value="2.000703125" calcext:value-type="float">
            <text:p>2.0007</text:p>
          </table:table-cell>
          <table:table-cell table:style-name="ce11" table:formula="of:=[.L182]+[.M181]" office:value-type="float" office:value="359.998203125" calcext:value-type="float">
            <text:p>359.9982</text:p>
          </table:table-cell>
          <table:table-cell table:style-name="ce15" table:formula="of:=[.M182]-2*([.$B182]-1)" office:value-type="float" office:value="-0.00179687499968395" calcext:value-type="float">
            <text:p>-0.001796875</text:p>
          </table:table-cell>
          <table:table-cell office:value-type="float" office:value="63626905609852.6" calcext:value-type="float">
            <text:p>63626905609852.6</text:p>
          </table:table-cell>
          <table:table-cell table:style-name="ce11" table:formula="of:=([.O182]-[.O181])/1000" office:value-type="float" office:value="2.0008984375" calcext:value-type="float">
            <text:p>2.0009</text:p>
          </table:table-cell>
          <table:table-cell table:style-name="ce11" table:formula="of:=[.P182]+[.Q181]" office:value-type="float" office:value="359.998601562499" calcext:value-type="float">
            <text:p>359.9986</text:p>
          </table:table-cell>
          <table:table-cell table:style-name="ce16" table:formula="of:=[.Q182]-2*([.$B182]-1)" office:value-type="float" office:value="-0.00139843750048385" calcext:value-type="float">
            <text:p>-0.0013984375</text:p>
          </table:table-cell>
          <table:table-cell office:value-type="float" office:value="63626906075180.6" calcext:value-type="float">
            <text:p>63626906075180.6</text:p>
          </table:table-cell>
          <table:table-cell table:style-name="ce11" table:formula="of:=([.S182]-[.S181])/1000" office:value-type="float" office:value="2.0008984375" calcext:value-type="float">
            <text:p>2.0009</text:p>
          </table:table-cell>
          <table:table-cell table:style-name="ce11" table:formula="of:=[.T182]+[.U181]" office:value-type="float" office:value="359.998703125" calcext:value-type="float">
            <text:p>359.9987</text:p>
          </table:table-cell>
          <table:table-cell table:style-name="ce17" table:formula="of:=[.U182]-2*([.$B182]-1)" office:value-type="float" office:value="-0.00129687499992315" calcext:value-type="float">
            <text:p>-0.001296875</text:p>
          </table:table-cell>
          <table:table-cell office:value-type="float" office:value="63626906559935.7" calcext:value-type="float">
            <text:p>63626906559935.7</text:p>
          </table:table-cell>
          <table:table-cell table:style-name="ce11" table:formula="of:=([.W182]-[.W181])/1000" office:value-type="float" office:value="1.9995" calcext:value-type="float">
            <text:p>1.9995</text:p>
          </table:table-cell>
          <table:table-cell table:style-name="ce11" table:formula="of:=[.X182]+[.Y181]" office:value-type="float" office:value="359.999203125" calcext:value-type="float">
            <text:p>359.9992</text:p>
          </table:table-cell>
          <table:table-cell table:style-name="ce18" table:formula="of:=[.Y182]-2*([.$B182]-1)" office:value-type="float" office:value="-0.000796874999991815" calcext:value-type="float">
            <text:p>-0.000796875</text:p>
          </table:table-cell>
          <table:table-cell office:value-type="float" office:value="63626907025386.5" calcext:value-type="float">
            <text:p>63626907025386.5</text:p>
          </table:table-cell>
          <table:table-cell table:style-name="ce11" table:formula="of:=([.AA182]-[.AA181])/1000" office:value-type="float" office:value="1.9991015625" calcext:value-type="float">
            <text:p>1.9991</text:p>
          </table:table-cell>
          <table:table-cell table:style-name="ce11" table:formula="of:=[.AB182]+[.AC181]" office:value-type="float" office:value="359.998703125" calcext:value-type="float">
            <text:p>359.9987</text:p>
          </table:table-cell>
          <table:table-cell table:style-name="ce19" table:formula="of:=[.AC182]-2*([.$B182]-1)" office:value-type="float" office:value="-0.00129687500009368" calcext:value-type="float">
            <text:p>-0.001296875</text:p>
          </table:table-cell>
          <table:table-cell office:value-type="float" office:value="63626907499623.3" calcext:value-type="float">
            <text:p>63626907499623.3</text:p>
          </table:table-cell>
          <table:table-cell table:style-name="ce11" table:formula="of:=([.AE182]-[.AE181])/1000" office:value-type="float" office:value="2.00009375" calcext:value-type="float">
            <text:p>2.0001</text:p>
          </table:table-cell>
          <table:table-cell table:style-name="ce11" table:formula="of:=[.AF182]+[.AG181]" office:value-type="float" office:value="360.000296875" calcext:value-type="float">
            <text:p>360.0003</text:p>
          </table:table-cell>
          <table:table-cell table:style-name="ce20" table:formula="of:=[.AG182]-2*([.$B182]-1)" office:value-type="float" office:value="0.000296875000003638" calcext:value-type="float">
            <text:p>0.000296875</text:p>
          </table:table-cell>
          <table:table-cell office:value-type="float" office:value="63626907969292" calcext:value-type="float">
            <text:p>63626907969292</text:p>
          </table:table-cell>
          <table:table-cell table:style-name="ce11" table:formula="of:=([.AI182]-[.AI181])/1000" office:value-type="float" office:value="1.9983984375" calcext:value-type="float">
            <text:p>1.9984</text:p>
          </table:table-cell>
          <table:table-cell table:style-name="ce11" table:formula="of:=[.AJ182]+[.AK181]" office:value-type="float" office:value="359.9986015625" calcext:value-type="float">
            <text:p>359.9986</text:p>
          </table:table-cell>
          <table:table-cell table:style-name="ce21" table:formula="of:=[.AK182]-2*([.$B182]-1)" office:value-type="float" office:value="-0.00139843749985857" calcext:value-type="float">
            <text:p>-0.0013984375</text:p>
          </table:table-cell>
          <table:table-cell office:value-type="float" office:value="63626908435102.6" calcext:value-type="float">
            <text:p>63626908435102.6</text:p>
          </table:table-cell>
          <table:table-cell table:style-name="ce11" table:formula="of:=([.AM182]-[.AM181])/1000" office:value-type="float" office:value="2.002203125" calcext:value-type="float">
            <text:p>2.0022</text:p>
          </table:table-cell>
          <table:table-cell table:style-name="ce11" table:formula="of:=[.AN182]+[.AO181]" office:value-type="float" office:value="359.999203125" calcext:value-type="float">
            <text:p>359.9992</text:p>
          </table:table-cell>
          <table:table-cell table:style-name="ce22" table:formula="of:=[.AO182]-2*([.$B182]-1)" office:value-type="float" office:value="-0.000796874999934971" calcext:value-type="float">
            <text:p>-0.000796875</text:p>
          </table:table-cell>
          <table:table-cell office:value-type="float" office:value="63626908906837.4" calcext:value-type="float">
            <text:p>63626908906837.4</text:p>
          </table:table-cell>
          <table:table-cell table:style-name="ce23" table:formula="of:=([.AQ182]-[.AQ181])/1000" office:value-type="float" office:value="2.0006953125" calcext:value-type="float">
            <text:p>2.0007</text:p>
          </table:table-cell>
          <table:table-cell table:style-name="ce11" table:formula="of:=[.AR182]+[.AS181]" office:value-type="float" office:value="361.9998984375" calcext:value-type="float">
            <text:p>361.9999</text:p>
          </table:table-cell>
          <table:table-cell table:style-name="ce24" table:formula="of:=[.AS182]-2*([.$B182]-1)" office:value-type="float" office:value="1.99989843750024" calcext:value-type="float">
            <text:p>1.9998984375</text:p>
          </table:table-cell>
          <table:table-cell office:value-type="float" office:value="63626909376609.5" calcext:value-type="float">
            <text:p>63626909376609.5</text:p>
          </table:table-cell>
          <table:table-cell table:style-name="ce11" table:formula="of:=([.AU182]-[.AU181])/1000" office:value-type="float" office:value="2.001296875" calcext:value-type="float">
            <text:p>2.0013</text:p>
          </table:table-cell>
          <table:table-cell table:style-name="ce11" table:formula="of:=[.AV182]+[.AW181]" office:value-type="float" office:value="360.000203125" calcext:value-type="float">
            <text:p>360.0002</text:p>
          </table:table-cell>
          <table:table-cell table:style-name="ce25" table:formula="of:=[.AW182]-2*([.$B182]-1)" office:value-type="float" office:value="0.000203125000041382" calcext:value-type="float">
            <text:p>0.0002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10" office:value-type="float" office:value="182" calcext:value-type="float">
            <text:p>182</text:p>
          </table:table-cell>
          <table:table-cell office:value-type="float" office:value="63626904181378.1" calcext:value-type="float">
            <text:p>63626904181378.1</text:p>
          </table:table-cell>
          <table:table-cell table:formula="of:=([.C183]-[.C182])/1000" office:value-type="float" office:value="2.0016015625" calcext:value-type="float">
            <text:p>2.0016</text:p>
          </table:table-cell>
          <table:table-cell table:formula="of:=[.D183]+[.E182]" office:value-type="float" office:value="361.9993046875" calcext:value-type="float">
            <text:p>361.9993</text:p>
          </table:table-cell>
          <table:table-cell table:style-name="ce13" table:formula="of:=[.E183]-2*([.$B183]-1)" office:value-type="float" office:value="-0.000695312499942702" calcext:value-type="float">
            <text:p>-0.0006953125</text:p>
          </table:table-cell>
          <table:table-cell office:value-type="float" office:value="63626904664676.8" calcext:value-type="float">
            <text:p>63626904664676.8</text:p>
          </table:table-cell>
          <table:table-cell table:style-name="ce11" table:formula="of:=([.G183]-[.G182])/1000" office:value-type="float" office:value="1.9986953125" calcext:value-type="float">
            <text:p>1.9987</text:p>
          </table:table-cell>
          <table:table-cell table:style-name="ce11" table:formula="of:=[.H183]+[.I182]" office:value-type="float" office:value="361.999" calcext:value-type="float">
            <text:p>361.9990</text:p>
          </table:table-cell>
          <table:table-cell table:style-name="ce14" table:formula="of:=[.I183]-2*([.$B183]-1)" office:value-type="float" office:value="-0.00100000000014688" calcext:value-type="float">
            <text:p>-0.001</text:p>
          </table:table-cell>
          <table:table-cell office:value-type="float" office:value="63626905147573.3" calcext:value-type="float">
            <text:p>63626905147573.3</text:p>
          </table:table-cell>
          <table:table-cell table:style-name="ce11" table:formula="of:=([.K183]-[.K182])/1000" office:value-type="float" office:value="1.99909375" calcext:value-type="float">
            <text:p>1.9991</text:p>
          </table:table-cell>
          <table:table-cell table:style-name="ce11" table:formula="of:=[.L183]+[.M182]" office:value-type="float" office:value="361.997296875" calcext:value-type="float">
            <text:p>361.9973</text:p>
          </table:table-cell>
          <table:table-cell table:style-name="ce15" table:formula="of:=[.M183]-2*([.$B183]-1)" office:value-type="float" office:value="-0.00270312499969805" calcext:value-type="float">
            <text:p>-0.002703125</text:p>
          </table:table-cell>
          <table:table-cell office:value-type="float" office:value="63626905611852" calcext:value-type="float">
            <text:p>63626905611852</text:p>
          </table:table-cell>
          <table:table-cell table:style-name="ce11" table:formula="of:=([.O183]-[.O182])/1000" office:value-type="float" office:value="1.9993984375" calcext:value-type="float">
            <text:p>1.9994</text:p>
          </table:table-cell>
          <table:table-cell table:style-name="ce11" table:formula="of:=[.P183]+[.Q182]" office:value-type="float" office:value="361.998" calcext:value-type="float">
            <text:p>361.9980</text:p>
          </table:table-cell>
          <table:table-cell table:style-name="ce16" table:formula="of:=[.Q183]-2*([.$B183]-1)" office:value-type="float" office:value="-0.0020000000004643" calcext:value-type="float">
            <text:p>-0.002</text:p>
          </table:table-cell>
          <table:table-cell office:value-type="float" office:value="63626906077180.2" calcext:value-type="float">
            <text:p>63626906077180.2</text:p>
          </table:table-cell>
          <table:table-cell table:style-name="ce11" table:formula="of:=([.S183]-[.S182])/1000" office:value-type="float" office:value="1.9996015625" calcext:value-type="float">
            <text:p>1.9996</text:p>
          </table:table-cell>
          <table:table-cell table:style-name="ce11" table:formula="of:=[.T183]+[.U182]" office:value-type="float" office:value="361.9983046875" calcext:value-type="float">
            <text:p>361.9983</text:p>
          </table:table-cell>
          <table:table-cell table:style-name="ce17" table:formula="of:=[.U183]-2*([.$B183]-1)" office:value-type="float" office:value="-0.00169531249991906" calcext:value-type="float">
            <text:p>-0.0016953125</text:p>
          </table:table-cell>
          <table:table-cell office:value-type="float" office:value="63626906561934.6" calcext:value-type="float">
            <text:p>63626906561934.6</text:p>
          </table:table-cell>
          <table:table-cell table:style-name="ce11" table:formula="of:=([.W183]-[.W182])/1000" office:value-type="float" office:value="1.9988984375" calcext:value-type="float">
            <text:p>1.9989</text:p>
          </table:table-cell>
          <table:table-cell table:style-name="ce11" table:formula="of:=[.X183]+[.Y182]" office:value-type="float" office:value="361.9981015625" calcext:value-type="float">
            <text:p>361.9981</text:p>
          </table:table-cell>
          <table:table-cell table:style-name="ce18" table:formula="of:=[.Y183]-2*([.$B183]-1)" office:value-type="float" office:value="-0.00189843750001728" calcext:value-type="float">
            <text:p>-0.0018984375</text:p>
          </table:table-cell>
          <table:table-cell office:value-type="float" office:value="63626907027388.6" calcext:value-type="float">
            <text:p>63626907027388.6</text:p>
          </table:table-cell>
          <table:table-cell table:style-name="ce11" table:formula="of:=([.AA183]-[.AA182])/1000" office:value-type="float" office:value="2.0021015625" calcext:value-type="float">
            <text:p>2.0021</text:p>
          </table:table-cell>
          <table:table-cell table:style-name="ce11" table:formula="of:=[.AB183]+[.AC182]" office:value-type="float" office:value="362.0008046875" calcext:value-type="float">
            <text:p>362.0008</text:p>
          </table:table-cell>
          <table:table-cell table:style-name="ce19" table:formula="of:=[.AC183]-2*([.$B183]-1)" office:value-type="float" office:value="0.000804687499908141" calcext:value-type="float">
            <text:p>0.0008046875</text:p>
          </table:table-cell>
          <table:table-cell office:value-type="float" office:value="63626907501621.3" calcext:value-type="float">
            <text:p>63626907501621.3</text:p>
          </table:table-cell>
          <table:table-cell table:style-name="ce11" table:formula="of:=([.AE183]-[.AE182])/1000" office:value-type="float" office:value="1.998" calcext:value-type="float">
            <text:p>1.9980</text:p>
          </table:table-cell>
          <table:table-cell table:style-name="ce11" table:formula="of:=[.AF183]+[.AG182]" office:value-type="float" office:value="361.998296875" calcext:value-type="float">
            <text:p>361.9983</text:p>
          </table:table-cell>
          <table:table-cell table:style-name="ce20" table:formula="of:=[.AG183]-2*([.$B183]-1)" office:value-type="float" office:value="-0.00170312500000591" calcext:value-type="float">
            <text:p>-0.001703125</text:p>
          </table:table-cell>
          <table:table-cell office:value-type="float" office:value="63626907971291.9" calcext:value-type="float">
            <text:p>63626907971291.9</text:p>
          </table:table-cell>
          <table:table-cell table:style-name="ce11" table:formula="of:=([.AI183]-[.AI182])/1000" office:value-type="float" office:value="1.9998984375" calcext:value-type="float">
            <text:p>1.9999</text:p>
          </table:table-cell>
          <table:table-cell table:style-name="ce11" table:formula="of:=[.AJ183]+[.AK182]" office:value-type="float" office:value="361.9985" calcext:value-type="float">
            <text:p>361.9985</text:p>
          </table:table-cell>
          <table:table-cell table:style-name="ce21" table:formula="of:=[.AK183]-2*([.$B183]-1)" office:value-type="float" office:value="-0.00149999999985084" calcext:value-type="float">
            <text:p>-0.0015</text:p>
          </table:table-cell>
          <table:table-cell office:value-type="float" office:value="63626908437101.1" calcext:value-type="float">
            <text:p>63626908437101.1</text:p>
          </table:table-cell>
          <table:table-cell table:style-name="ce11" table:formula="of:=([.AM183]-[.AM182])/1000" office:value-type="float" office:value="1.9985" calcext:value-type="float">
            <text:p>1.9985</text:p>
          </table:table-cell>
          <table:table-cell table:style-name="ce11" table:formula="of:=[.AN183]+[.AO182]" office:value-type="float" office:value="361.997703125" calcext:value-type="float">
            <text:p>361.9977</text:p>
          </table:table-cell>
          <table:table-cell table:style-name="ce22" table:formula="of:=[.AO183]-2*([.$B183]-1)" office:value-type="float" office:value="-0.00229687499995634" calcext:value-type="float">
            <text:p>-0.002296875</text:p>
          </table:table-cell>
          <table:table-cell office:value-type="float" office:value="63626908908836.6" calcext:value-type="float">
            <text:p>63626908908836.6</text:p>
          </table:table-cell>
          <table:table-cell table:style-name="ce23" table:formula="of:=([.AQ183]-[.AQ182])/1000" office:value-type="float" office:value="1.999203125" calcext:value-type="float">
            <text:p>1.9992</text:p>
          </table:table-cell>
          <table:table-cell table:style-name="ce11" table:formula="of:=[.AR183]+[.AS182]" office:value-type="float" office:value="363.9991015625" calcext:value-type="float">
            <text:p>363.9991</text:p>
          </table:table-cell>
          <table:table-cell table:style-name="ce24" table:formula="of:=[.AS183]-2*([.$B183]-1)" office:value-type="float" office:value="1.99910156250024" calcext:value-type="float">
            <text:p>1.9991015625</text:p>
          </table:table-cell>
          <table:table-cell office:value-type="float" office:value="63626909378608.6" calcext:value-type="float">
            <text:p>63626909378608.6</text:p>
          </table:table-cell>
          <table:table-cell table:style-name="ce11" table:formula="of:=([.AU183]-[.AU182])/1000" office:value-type="float" office:value="1.9991015625" calcext:value-type="float">
            <text:p>1.9991</text:p>
          </table:table-cell>
          <table:table-cell table:style-name="ce11" table:formula="of:=[.AV183]+[.AW182]" office:value-type="float" office:value="361.9993046875" calcext:value-type="float">
            <text:p>361.9993</text:p>
          </table:table-cell>
          <table:table-cell table:style-name="ce25" table:formula="of:=[.AW183]-2*([.$B183]-1)" office:value-type="float" office:value="-0.000695312499942702" calcext:value-type="float">
            <text:p>-0.0006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83" calcext:value-type="float">
            <text:p>183</text:p>
          </table:table-cell>
          <table:table-cell office:value-type="float" office:value="63626904183379" calcext:value-type="float">
            <text:p>63626904183379</text:p>
          </table:table-cell>
          <table:table-cell table:formula="of:=([.C184]-[.C183])/1000" office:value-type="float" office:value="2.0008984375" calcext:value-type="float">
            <text:p>2.0009</text:p>
          </table:table-cell>
          <table:table-cell table:formula="of:=[.D184]+[.E183]" office:value-type="float" office:value="364.000203125" calcext:value-type="float">
            <text:p>364.0002</text:p>
          </table:table-cell>
          <table:table-cell table:style-name="ce13" table:formula="of:=[.E184]-2*([.$B184]-1)" office:value-type="float" office:value="0.000203125000041382" calcext:value-type="float">
            <text:p>0.000203125</text:p>
          </table:table-cell>
          <table:table-cell office:value-type="float" office:value="63626904666676.1" calcext:value-type="float">
            <text:p>63626904666676.1</text:p>
          </table:table-cell>
          <table:table-cell table:style-name="ce11" table:formula="of:=([.G184]-[.G183])/1000" office:value-type="float" office:value="1.9993046875" calcext:value-type="float">
            <text:p>1.9993</text:p>
          </table:table-cell>
          <table:table-cell table:style-name="ce11" table:formula="of:=[.H184]+[.I183]" office:value-type="float" office:value="363.9983046875" calcext:value-type="float">
            <text:p>363.9983</text:p>
          </table:table-cell>
          <table:table-cell table:style-name="ce14" table:formula="of:=[.I184]-2*([.$B184]-1)" office:value-type="float" office:value="-0.00169531250014643" calcext:value-type="float">
            <text:p>-0.0016953125</text:p>
          </table:table-cell>
          <table:table-cell office:value-type="float" office:value="63626905149576" calcext:value-type="float">
            <text:p>63626905149576</text:p>
          </table:table-cell>
          <table:table-cell table:style-name="ce11" table:formula="of:=([.K184]-[.K183])/1000" office:value-type="float" office:value="2.002703125" calcext:value-type="float">
            <text:p>2.0027</text:p>
          </table:table-cell>
          <table:table-cell table:style-name="ce11" table:formula="of:=[.L184]+[.M183]" office:value-type="float" office:value="364" calcext:value-type="float">
            <text:p>364.0000</text:p>
          </table:table-cell>
          <table:table-cell table:style-name="ce15" table:formula="of:=[.M184]-2*([.$B184]-1)" office:value-type="float" office:value="0" calcext:value-type="float">
            <text:p>0</text:p>
          </table:table-cell>
          <table:table-cell office:value-type="float" office:value="63626905613851.7" calcext:value-type="float">
            <text:p>63626905613851.7</text:p>
          </table:table-cell>
          <table:table-cell table:style-name="ce11" table:formula="of:=([.O184]-[.O183])/1000" office:value-type="float" office:value="1.999703125" calcext:value-type="float">
            <text:p>1.9997</text:p>
          </table:table-cell>
          <table:table-cell table:style-name="ce11" table:formula="of:=[.P184]+[.Q183]" office:value-type="float" office:value="363.997703125" calcext:value-type="float">
            <text:p>363.9977</text:p>
          </table:table-cell>
          <table:table-cell table:style-name="ce16" table:formula="of:=[.Q184]-2*([.$B184]-1)" office:value-type="float" office:value="-0.00229687500046793" calcext:value-type="float">
            <text:p>-0.002296875</text:p>
          </table:table-cell>
          <table:table-cell office:value-type="float" office:value="63626906079182.7" calcext:value-type="float">
            <text:p>63626906079182.7</text:p>
          </table:table-cell>
          <table:table-cell table:style-name="ce11" table:formula="of:=([.S184]-[.S183])/1000" office:value-type="float" office:value="2.0025" calcext:value-type="float">
            <text:p>2.0025</text:p>
          </table:table-cell>
          <table:table-cell table:style-name="ce11" table:formula="of:=[.T184]+[.U183]" office:value-type="float" office:value="364.0008046875" calcext:value-type="float">
            <text:p>364.0008</text:p>
          </table:table-cell>
          <table:table-cell table:style-name="ce17" table:formula="of:=[.U184]-2*([.$B184]-1)" office:value-type="float" office:value="0.000804687500078671" calcext:value-type="float">
            <text:p>0.0008046875</text:p>
          </table:table-cell>
          <table:table-cell office:value-type="float" office:value="63626906563935.4" calcext:value-type="float">
            <text:p>63626906563935.4</text:p>
          </table:table-cell>
          <table:table-cell table:style-name="ce11" table:formula="of:=([.W184]-[.W183])/1000" office:value-type="float" office:value="2.000796875" calcext:value-type="float">
            <text:p>2.0008</text:p>
          </table:table-cell>
          <table:table-cell table:style-name="ce11" table:formula="of:=[.X184]+[.Y183]" office:value-type="float" office:value="363.9988984375" calcext:value-type="float">
            <text:p>363.9989</text:p>
          </table:table-cell>
          <table:table-cell table:style-name="ce18" table:formula="of:=[.Y184]-2*([.$B184]-1)" office:value-type="float" office:value="-0.00110156250002547" calcext:value-type="float">
            <text:p>-0.0011015625</text:p>
          </table:table-cell>
          <table:table-cell office:value-type="float" office:value="63626907029386.1" calcext:value-type="float">
            <text:p>63626907029386.1</text:p>
          </table:table-cell>
          <table:table-cell table:style-name="ce11" table:formula="of:=([.AA184]-[.AA183])/1000" office:value-type="float" office:value="1.9975" calcext:value-type="float">
            <text:p>1.9975</text:p>
          </table:table-cell>
          <table:table-cell table:style-name="ce11" table:formula="of:=[.AB184]+[.AC183]" office:value-type="float" office:value="363.9983046875" calcext:value-type="float">
            <text:p>363.9983</text:p>
          </table:table-cell>
          <table:table-cell table:style-name="ce19" table:formula="of:=[.AC184]-2*([.$B184]-1)" office:value-type="float" office:value="-0.00169531250008959" calcext:value-type="float">
            <text:p>-0.0016953125</text:p>
          </table:table-cell>
          <table:table-cell office:value-type="float" office:value="63626907503622.9" calcext:value-type="float">
            <text:p>63626907503622.9</text:p>
          </table:table-cell>
          <table:table-cell table:style-name="ce11" table:formula="of:=([.AE184]-[.AE183])/1000" office:value-type="float" office:value="2.0016015625" calcext:value-type="float">
            <text:p>2.0016</text:p>
          </table:table-cell>
          <table:table-cell table:style-name="ce11" table:formula="of:=[.AF184]+[.AG183]" office:value-type="float" office:value="363.9998984375" calcext:value-type="float">
            <text:p>363.9999</text:p>
          </table:table-cell>
          <table:table-cell table:style-name="ce20" table:formula="of:=[.AG184]-2*([.$B184]-1)" office:value-type="float" office:value="-0.000101562499992269" calcext:value-type="float">
            <text:p>-0.0001015625</text:p>
          </table:table-cell>
          <table:table-cell office:value-type="float" office:value="63626907973294.1" calcext:value-type="float">
            <text:p>63626907973294.1</text:p>
          </table:table-cell>
          <table:table-cell table:style-name="ce11" table:formula="of:=([.AI184]-[.AI183])/1000" office:value-type="float" office:value="2.002203125" calcext:value-type="float">
            <text:p>2.0022</text:p>
          </table:table-cell>
          <table:table-cell table:style-name="ce11" table:formula="of:=[.AJ184]+[.AK183]" office:value-type="float" office:value="364.000703125" calcext:value-type="float">
            <text:p>364.0007</text:p>
          </table:table-cell>
          <table:table-cell table:style-name="ce21" table:formula="of:=[.AK184]-2*([.$B184]-1)" office:value-type="float" office:value="0.000703125000143245" calcext:value-type="float">
            <text:p>0.000703125</text:p>
          </table:table-cell>
          <table:table-cell office:value-type="float" office:value="63626908439102.5" calcext:value-type="float">
            <text:p>63626908439102.5</text:p>
          </table:table-cell>
          <table:table-cell table:style-name="ce11" table:formula="of:=([.AM184]-[.AM183])/1000" office:value-type="float" office:value="2.0013984375" calcext:value-type="float">
            <text:p>2.0014</text:p>
          </table:table-cell>
          <table:table-cell table:style-name="ce11" table:formula="of:=[.AN184]+[.AO183]" office:value-type="float" office:value="363.9991015625" calcext:value-type="float">
            <text:p>363.9991</text:p>
          </table:table-cell>
          <table:table-cell table:style-name="ce22" table:formula="of:=[.AO184]-2*([.$B184]-1)" office:value-type="float" office:value="-0.000898437499984084" calcext:value-type="float">
            <text:p>-0.0008984375</text:p>
          </table:table-cell>
          <table:table-cell office:value-type="float" office:value="63626908910838.2" calcext:value-type="float">
            <text:p>63626908910838.2</text:p>
          </table:table-cell>
          <table:table-cell table:style-name="ce23" table:formula="of:=([.AQ184]-[.AQ183])/1000" office:value-type="float" office:value="2.0016015625" calcext:value-type="float">
            <text:p>2.0016</text:p>
          </table:table-cell>
          <table:table-cell table:style-name="ce11" table:formula="of:=[.AR184]+[.AS183]" office:value-type="float" office:value="366.000703125" calcext:value-type="float">
            <text:p>366.0007</text:p>
          </table:table-cell>
          <table:table-cell table:style-name="ce24" table:formula="of:=[.AS184]-2*([.$B184]-1)" office:value-type="float" office:value="2.00070312500026" calcext:value-type="float">
            <text:p>2.000703125</text:p>
          </table:table-cell>
          <table:table-cell office:value-type="float" office:value="63626909380609.5" calcext:value-type="float">
            <text:p>63626909380609.5</text:p>
          </table:table-cell>
          <table:table-cell table:style-name="ce11" table:formula="of:=([.AU184]-[.AU183])/1000" office:value-type="float" office:value="2.0008984375" calcext:value-type="float">
            <text:p>2.0009</text:p>
          </table:table-cell>
          <table:table-cell table:style-name="ce11" table:formula="of:=[.AV184]+[.AW183]" office:value-type="float" office:value="364.000203125" calcext:value-type="float">
            <text:p>364.0002</text:p>
          </table:table-cell>
          <table:table-cell table:style-name="ce25" table:formula="of:=[.AW184]-2*([.$B184]-1)" office:value-type="float" office:value="0.000203125000041382" calcext:value-type="float">
            <text:p>0.0002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84" calcext:value-type="float">
            <text:p>184</text:p>
          </table:table-cell>
          <table:table-cell office:value-type="float" office:value="63626904185379.9" calcext:value-type="float">
            <text:p>63626904185379.9</text:p>
          </table:table-cell>
          <table:table-cell table:formula="of:=([.C185]-[.C184])/1000" office:value-type="float" office:value="2.0008984375" calcext:value-type="float">
            <text:p>2.0009</text:p>
          </table:table-cell>
          <table:table-cell table:formula="of:=[.D185]+[.E184]" office:value-type="float" office:value="366.0011015625" calcext:value-type="float">
            <text:p>366.0011</text:p>
          </table:table-cell>
          <table:table-cell table:style-name="ce13" table:formula="of:=[.E185]-2*([.$B185]-1)" office:value-type="float" office:value="0.00110156250002547" calcext:value-type="float">
            <text:p>0.0011015625</text:p>
          </table:table-cell>
          <table:table-cell office:value-type="float" office:value="63626904668678" calcext:value-type="float">
            <text:p>63626904668678</text:p>
          </table:table-cell>
          <table:table-cell table:style-name="ce11" table:formula="of:=([.G185]-[.G184])/1000" office:value-type="float" office:value="2.0018984375" calcext:value-type="float">
            <text:p>2.0019</text:p>
          </table:table-cell>
          <table:table-cell table:style-name="ce11" table:formula="of:=[.H185]+[.I184]" office:value-type="float" office:value="366.000203125" calcext:value-type="float">
            <text:p>366.0002</text:p>
          </table:table-cell>
          <table:table-cell table:style-name="ce14" table:formula="of:=[.I185]-2*([.$B185]-1)" office:value-type="float" office:value="0.000203124999870852" calcext:value-type="float">
            <text:p>0.000203125</text:p>
          </table:table-cell>
          <table:table-cell office:value-type="float" office:value="63626905151574.3" calcext:value-type="float">
            <text:p>63626905151574.3</text:p>
          </table:table-cell>
          <table:table-cell table:style-name="ce11" table:formula="of:=([.K185]-[.K184])/1000" office:value-type="float" office:value="1.998296875" calcext:value-type="float">
            <text:p>1.9983</text:p>
          </table:table-cell>
          <table:table-cell table:style-name="ce11" table:formula="of:=[.L185]+[.M184]" office:value-type="float" office:value="365.998296875" calcext:value-type="float">
            <text:p>365.9983</text:p>
          </table:table-cell>
          <table:table-cell table:style-name="ce15" table:formula="of:=[.M185]-2*([.$B185]-1)" office:value-type="float" office:value="-0.00170312499972169" calcext:value-type="float">
            <text:p>-0.001703125</text:p>
          </table:table-cell>
          <table:table-cell office:value-type="float" office:value="63626905615854.7" calcext:value-type="float">
            <text:p>63626905615854.7</text:p>
          </table:table-cell>
          <table:table-cell table:style-name="ce11" table:formula="of:=([.O185]-[.O184])/1000" office:value-type="float" office:value="2.003" calcext:value-type="float">
            <text:p>2.0030</text:p>
          </table:table-cell>
          <table:table-cell table:style-name="ce11" table:formula="of:=[.P185]+[.Q184]" office:value-type="float" office:value="366.000703125" calcext:value-type="float">
            <text:p>366.0007</text:p>
          </table:table-cell>
          <table:table-cell table:style-name="ce16" table:formula="of:=[.Q185]-2*([.$B185]-1)" office:value-type="float" office:value="0.000703124999517968" calcext:value-type="float">
            <text:p>0.000703125</text:p>
          </table:table-cell>
          <table:table-cell office:value-type="float" office:value="63626906081180.2" calcext:value-type="float">
            <text:p>63626906081180.2</text:p>
          </table:table-cell>
          <table:table-cell table:style-name="ce11" table:formula="of:=([.S185]-[.S184])/1000" office:value-type="float" office:value="1.9975" calcext:value-type="float">
            <text:p>1.9975</text:p>
          </table:table-cell>
          <table:table-cell table:style-name="ce11" table:formula="of:=[.T185]+[.U184]" office:value-type="float" office:value="365.9983046875" calcext:value-type="float">
            <text:p>365.9983</text:p>
          </table:table-cell>
          <table:table-cell table:style-name="ce17" table:formula="of:=[.U185]-2*([.$B185]-1)" office:value-type="float" office:value="-0.00169531249991906" calcext:value-type="float">
            <text:p>-0.0016953125</text:p>
          </table:table-cell>
          <table:table-cell office:value-type="float" office:value="63626906565936.6" calcext:value-type="float">
            <text:p>63626906565936.6</text:p>
          </table:table-cell>
          <table:table-cell table:style-name="ce11" table:formula="of:=([.W185]-[.W184])/1000" office:value-type="float" office:value="2.001203125" calcext:value-type="float">
            <text:p>2.0012</text:p>
          </table:table-cell>
          <table:table-cell table:style-name="ce11" table:formula="of:=[.X185]+[.Y184]" office:value-type="float" office:value="366.0001015625" calcext:value-type="float">
            <text:p>366.0001</text:p>
          </table:table-cell>
          <table:table-cell table:style-name="ce18" table:formula="of:=[.Y185]-2*([.$B185]-1)" office:value-type="float" office:value="0.000101562499992269" calcext:value-type="float">
            <text:p>0.0001015625</text:p>
          </table:table-cell>
          <table:table-cell office:value-type="float" office:value="63626907031385.9" calcext:value-type="float">
            <text:p>63626907031385.9</text:p>
          </table:table-cell>
          <table:table-cell table:style-name="ce11" table:formula="of:=([.AA185]-[.AA184])/1000" office:value-type="float" office:value="1.999796875" calcext:value-type="float">
            <text:p>1.9998</text:p>
          </table:table-cell>
          <table:table-cell table:style-name="ce11" table:formula="of:=[.AB185]+[.AC184]" office:value-type="float" office:value="365.9981015625" calcext:value-type="float">
            <text:p>365.9981</text:p>
          </table:table-cell>
          <table:table-cell table:style-name="ce19" table:formula="of:=[.AC185]-2*([.$B185]-1)" office:value-type="float" office:value="-0.00189843750007412" calcext:value-type="float">
            <text:p>-0.0018984375</text:p>
          </table:table-cell>
          <table:table-cell office:value-type="float" office:value="63626907505623.2" calcext:value-type="float">
            <text:p>63626907505623.2</text:p>
          </table:table-cell>
          <table:table-cell table:style-name="ce11" table:formula="of:=([.AE185]-[.AE184])/1000" office:value-type="float" office:value="2.0003046875" calcext:value-type="float">
            <text:p>2.0003</text:p>
          </table:table-cell>
          <table:table-cell table:style-name="ce11" table:formula="of:=[.AF185]+[.AG184]" office:value-type="float" office:value="366.000203125" calcext:value-type="float">
            <text:p>366.0002</text:p>
          </table:table-cell>
          <table:table-cell table:style-name="ce20" table:formula="of:=[.AG185]-2*([.$B185]-1)" office:value-type="float" office:value="0.000203124999984539" calcext:value-type="float">
            <text:p>0.000203125</text:p>
          </table:table-cell>
          <table:table-cell office:value-type="float" office:value="63626907975354.3" calcext:value-type="float">
            <text:p>63626907975354.3</text:p>
          </table:table-cell>
          <table:table-cell table:style-name="ce11" table:formula="of:=([.AI185]-[.AI184])/1000" office:value-type="float" office:value="2.0601953125" calcext:value-type="float">
            <text:p>2.0602</text:p>
          </table:table-cell>
          <table:table-cell table:style-name="ce11" table:formula="of:=[.AJ185]+[.AK184]" office:value-type="float" office:value="366.0608984375" calcext:value-type="float">
            <text:p>366.0609</text:p>
          </table:table-cell>
          <table:table-cell table:style-name="ce21" table:formula="of:=[.AK185]-2*([.$B185]-1)" office:value-type="float" office:value="0.0608984375001569" calcext:value-type="float">
            <text:p>0.0608984375</text:p>
          </table:table-cell>
          <table:table-cell office:value-type="float" office:value="63626908441225.9" calcext:value-type="float">
            <text:p>63626908441225.9</text:p>
          </table:table-cell>
          <table:table-cell table:style-name="ce11" table:formula="of:=([.AM185]-[.AM184])/1000" office:value-type="float" office:value="2.1233984375" calcext:value-type="float">
            <text:p>2.1234</text:p>
          </table:table-cell>
          <table:table-cell table:style-name="ce11" table:formula="of:=[.AN185]+[.AO184]" office:value-type="float" office:value="366.1225" calcext:value-type="float">
            <text:p>366.1225</text:p>
          </table:table-cell>
          <table:table-cell table:style-name="ce22" table:formula="of:=[.AO185]-2*([.$B185]-1)" office:value-type="float" office:value="0.122500000000002" calcext:value-type="float">
            <text:p>0.1225</text:p>
          </table:table-cell>
          <table:table-cell office:value-type="float" office:value="63626908912838.3" calcext:value-type="float">
            <text:p>63626908912838.3</text:p>
          </table:table-cell>
          <table:table-cell table:style-name="ce23" table:formula="of:=([.AQ185]-[.AQ184])/1000" office:value-type="float" office:value="2.00009375" calcext:value-type="float">
            <text:p>2.0001</text:p>
          </table:table-cell>
          <table:table-cell table:style-name="ce11" table:formula="of:=[.AR185]+[.AS184]" office:value-type="float" office:value="368.000796875" calcext:value-type="float">
            <text:p>368.0008</text:p>
          </table:table-cell>
          <table:table-cell table:style-name="ce24" table:formula="of:=[.AS185]-2*([.$B185]-1)" office:value-type="float" office:value="2.00079687500028" calcext:value-type="float">
            <text:p>2.000796875</text:p>
          </table:table-cell>
          <table:table-cell table:formula="of:=[.AU186]" office:value-type="float" office:value="63626909385568.9" calcext:value-type="float">
            <text:p>63626909385568.9</text:p>
          </table:table-cell>
          <table:table-cell table:style-name="ce11" table:formula="of:=([.AU185]-[.AU184])/1000" office:value-type="float" office:value="4.9593984375" calcext:value-type="float">
            <text:p>4.9594</text:p>
          </table:table-cell>
          <table:table-cell table:style-name="ce11" table:formula="of:=[.AV185]+[.AW184]" office:value-type="float" office:value="368.9596015625" calcext:value-type="float">
            <text:p>368.9596</text:p>
          </table:table-cell>
          <table:table-cell table:style-name="ce25" table:formula="of:=[.AW185]-2*([.$B185]-1)" office:value-type="float" office:value="2.95960156250004" calcext:value-type="float">
            <text:p>2.9596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85" calcext:value-type="float">
            <text:p>185</text:p>
          </table:table-cell>
          <table:table-cell office:value-type="float" office:value="63626904187377.5" calcext:value-type="float">
            <text:p>63626904187377.5</text:p>
          </table:table-cell>
          <table:table-cell table:formula="of:=([.C186]-[.C185])/1000" office:value-type="float" office:value="1.9976015625" calcext:value-type="float">
            <text:p>1.9976</text:p>
          </table:table-cell>
          <table:table-cell table:formula="of:=[.D186]+[.E185]" office:value-type="float" office:value="367.998703125" calcext:value-type="float">
            <text:p>367.9987</text:p>
          </table:table-cell>
          <table:table-cell table:style-name="ce13" table:formula="of:=[.E186]-2*([.$B186]-1)" office:value-type="float" office:value="-0.00129687499997999" calcext:value-type="float">
            <text:p>-0.001296875</text:p>
          </table:table-cell>
          <table:table-cell office:value-type="float" office:value="63626904670676.6" calcext:value-type="float">
            <text:p>63626904670676.6</text:p>
          </table:table-cell>
          <table:table-cell table:style-name="ce11" table:formula="of:=([.G186]-[.G185])/1000" office:value-type="float" office:value="1.9986015625" calcext:value-type="float">
            <text:p>1.9986</text:p>
          </table:table-cell>
          <table:table-cell table:style-name="ce11" table:formula="of:=[.H186]+[.I185]" office:value-type="float" office:value="367.9988046875" calcext:value-type="float">
            <text:p>367.9988</text:p>
          </table:table-cell>
          <table:table-cell table:style-name="ce14" table:formula="of:=[.I186]-2*([.$B186]-1)" office:value-type="float" office:value="-0.00119531250010141" calcext:value-type="float">
            <text:p>-0.0011953125</text:p>
          </table:table-cell>
          <table:table-cell office:value-type="float" office:value="63626905153573.2" calcext:value-type="float">
            <text:p>63626905153573.2</text:p>
          </table:table-cell>
          <table:table-cell table:style-name="ce11" table:formula="of:=([.K186]-[.K185])/1000" office:value-type="float" office:value="1.99890625" calcext:value-type="float">
            <text:p>1.9989</text:p>
          </table:table-cell>
          <table:table-cell table:style-name="ce11" table:formula="of:=[.L186]+[.M185]" office:value-type="float" office:value="367.997203125" calcext:value-type="float">
            <text:p>367.9972</text:p>
          </table:table-cell>
          <table:table-cell table:style-name="ce15" table:formula="of:=[.M186]-2*([.$B186]-1)" office:value-type="float" office:value="-0.00279687499971715" calcext:value-type="float">
            <text:p>-0.002796875</text:p>
          </table:table-cell>
          <table:table-cell office:value-type="float" office:value="63626905617852.4" calcext:value-type="float">
            <text:p>63626905617852.4</text:p>
          </table:table-cell>
          <table:table-cell table:style-name="ce11" table:formula="of:=([.O186]-[.O185])/1000" office:value-type="float" office:value="1.9976953125" calcext:value-type="float">
            <text:p>1.9977</text:p>
          </table:table-cell>
          <table:table-cell table:style-name="ce11" table:formula="of:=[.P186]+[.Q185]" office:value-type="float" office:value="367.9983984375" calcext:value-type="float">
            <text:p>367.9984</text:p>
          </table:table-cell>
          <table:table-cell table:style-name="ce16" table:formula="of:=[.Q186]-2*([.$B186]-1)" office:value-type="float" office:value="-0.00160156250046839" calcext:value-type="float">
            <text:p>-0.0016015625</text:p>
          </table:table-cell>
          <table:table-cell office:value-type="float" office:value="63626906083182" calcext:value-type="float">
            <text:p>63626906083182</text:p>
          </table:table-cell>
          <table:table-cell table:style-name="ce11" table:formula="of:=([.S186]-[.S185])/1000" office:value-type="float" office:value="2.001796875" calcext:value-type="float">
            <text:p>2.0018</text:p>
          </table:table-cell>
          <table:table-cell table:style-name="ce11" table:formula="of:=[.T186]+[.U185]" office:value-type="float" office:value="368.0001015625" calcext:value-type="float">
            <text:p>368.0001</text:p>
          </table:table-cell>
          <table:table-cell table:style-name="ce17" table:formula="of:=[.U186]-2*([.$B186]-1)" office:value-type="float" office:value="0.000101562500105956" calcext:value-type="float">
            <text:p>0.0001015625</text:p>
          </table:table-cell>
          <table:table-cell office:value-type="float" office:value="63626906567935.7" calcext:value-type="float">
            <text:p>63626906567935.7</text:p>
          </table:table-cell>
          <table:table-cell table:style-name="ce11" table:formula="of:=([.W186]-[.W185])/1000" office:value-type="float" office:value="1.9991015625" calcext:value-type="float">
            <text:p>1.9991</text:p>
          </table:table-cell>
          <table:table-cell table:style-name="ce11" table:formula="of:=[.X186]+[.Y185]" office:value-type="float" office:value="367.999203125" calcext:value-type="float">
            <text:p>367.9992</text:p>
          </table:table-cell>
          <table:table-cell table:style-name="ce18" table:formula="of:=[.Y186]-2*([.$B186]-1)" office:value-type="float" office:value="-0.000796874999991815" calcext:value-type="float">
            <text:p>-0.000796875</text:p>
          </table:table-cell>
          <table:table-cell office:value-type="float" office:value="63626907033387.4" calcext:value-type="float">
            <text:p>63626907033387.4</text:p>
          </table:table-cell>
          <table:table-cell table:style-name="ce11" table:formula="of:=([.AA186]-[.AA185])/1000" office:value-type="float" office:value="2.0015" calcext:value-type="float">
            <text:p>2.0015</text:p>
          </table:table-cell>
          <table:table-cell table:style-name="ce11" table:formula="of:=[.AB186]+[.AC185]" office:value-type="float" office:value="367.9996015625" calcext:value-type="float">
            <text:p>367.9996</text:p>
          </table:table-cell>
          <table:table-cell table:style-name="ce19" table:formula="of:=[.AC186]-2*([.$B186]-1)" office:value-type="float" office:value="-0.000398437500052751" calcext:value-type="float">
            <text:p>-0.0003984375</text:p>
          </table:table-cell>
          <table:table-cell office:value-type="float" office:value="63626907507620.6" calcext:value-type="float">
            <text:p>63626907507620.6</text:p>
          </table:table-cell>
          <table:table-cell table:style-name="ce11" table:formula="of:=([.AE186]-[.AE185])/1000" office:value-type="float" office:value="1.9973984375" calcext:value-type="float">
            <text:p>1.9974</text:p>
          </table:table-cell>
          <table:table-cell table:style-name="ce11" table:formula="of:=[.AF186]+[.AG185]" office:value-type="float" office:value="367.9976015625" calcext:value-type="float">
            <text:p>367.9976</text:p>
          </table:table-cell>
          <table:table-cell table:style-name="ce20" table:formula="of:=[.AG186]-2*([.$B186]-1)" office:value-type="float" office:value="-0.00239843750000546" calcext:value-type="float">
            <text:p>-0.0023984375</text:p>
          </table:table-cell>
          <table:table-cell office:value-type="float" office:value="63626907977294.7" calcext:value-type="float">
            <text:p>63626907977294.7</text:p>
          </table:table-cell>
          <table:table-cell table:style-name="ce11" table:formula="of:=([.AI186]-[.AI185])/1000" office:value-type="float" office:value="1.94040625" calcext:value-type="float">
            <text:p>1.9404</text:p>
          </table:table-cell>
          <table:table-cell table:style-name="ce11" table:formula="of:=[.AJ186]+[.AK185]" office:value-type="float" office:value="368.0013046875" calcext:value-type="float">
            <text:p>368.0013</text:p>
          </table:table-cell>
          <table:table-cell table:style-name="ce21" table:formula="of:=[.AK186]-2*([.$B186]-1)" office:value-type="float" office:value="0.00130468750018053" calcext:value-type="float">
            <text:p>0.0013046875</text:p>
          </table:table-cell>
          <table:table-cell office:value-type="float" office:value="63626908443103.3" calcext:value-type="float">
            <text:p>63626908443103.3</text:p>
          </table:table-cell>
          <table:table-cell table:style-name="ce11" table:formula="of:=([.AM186]-[.AM185])/1000" office:value-type="float" office:value="1.8773984375" calcext:value-type="float">
            <text:p>1.8774</text:p>
          </table:table-cell>
          <table:table-cell table:style-name="ce11" table:formula="of:=[.AN186]+[.AO185]" office:value-type="float" office:value="367.9998984375" calcext:value-type="float">
            <text:p>367.9999</text:p>
          </table:table-cell>
          <table:table-cell table:style-name="ce22" table:formula="of:=[.AO186]-2*([.$B186]-1)" office:value-type="float" office:value="-0.000101562499992269" calcext:value-type="float">
            <text:p>-0.0001015625</text:p>
          </table:table-cell>
          <table:table-cell office:value-type="float" office:value="63626908914835.9" calcext:value-type="float">
            <text:p>63626908914835.9</text:p>
          </table:table-cell>
          <table:table-cell table:style-name="ce23" table:formula="of:=([.AQ186]-[.AQ185])/1000" office:value-type="float" office:value="1.9976015625" calcext:value-type="float">
            <text:p>1.9976</text:p>
          </table:table-cell>
          <table:table-cell table:style-name="ce11" table:formula="of:=[.AR186]+[.AS185]" office:value-type="float" office:value="369.9983984375" calcext:value-type="float">
            <text:p>369.9984</text:p>
          </table:table-cell>
          <table:table-cell table:style-name="ce24" table:formula="of:=[.AS186]-2*([.$B186]-1)" office:value-type="float" office:value="1.99839843750027" calcext:value-type="float">
            <text:p>1.9983984375</text:p>
          </table:table-cell>
          <table:table-cell office:value-type="float" office:value="63626909385568.9" calcext:value-type="float">
            <text:p>63626909385568.9</text:p>
          </table:table-cell>
          <table:table-cell table:style-name="ce11" table:formula="of:=([.AU186]-[.AU185])/1000" office:value-type="float" office:value="0" calcext:value-type="float">
            <text:p>0.0000</text:p>
          </table:table-cell>
          <table:table-cell table:style-name="ce11" table:formula="of:=[.AV186]+[.AW185]" office:value-type="float" office:value="368.9596015625" calcext:value-type="float">
            <text:p>368.9596</text:p>
          </table:table-cell>
          <table:table-cell table:style-name="ce25" table:formula="of:=[.AW186]-2*([.$B186]-1)" office:value-type="float" office:value="0.959601562500041" calcext:value-type="float">
            <text:p>0.9596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86" calcext:value-type="float">
            <text:p>186</text:p>
          </table:table-cell>
          <table:table-cell office:value-type="float" office:value="63626904189378.9" calcext:value-type="float">
            <text:p>63626904189378.9</text:p>
          </table:table-cell>
          <table:table-cell table:formula="of:=([.C187]-[.C186])/1000" office:value-type="float" office:value="2.0013984375" calcext:value-type="float">
            <text:p>2.0014</text:p>
          </table:table-cell>
          <table:table-cell table:formula="of:=[.D187]+[.E186]" office:value-type="float" office:value="370.0001015625" calcext:value-type="float">
            <text:p>370.0001</text:p>
          </table:table-cell>
          <table:table-cell table:style-name="ce13" table:formula="of:=[.E187]-2*([.$B187]-1)" office:value-type="float" office:value="0.000101562499992269" calcext:value-type="float">
            <text:p>0.0001015625</text:p>
          </table:table-cell>
          <table:table-cell office:value-type="float" office:value="63626904672676.7" calcext:value-type="float">
            <text:p>63626904672676.7</text:p>
          </table:table-cell>
          <table:table-cell table:style-name="ce11" table:formula="of:=([.G187]-[.G186])/1000" office:value-type="float" office:value="2.0001015625" calcext:value-type="float">
            <text:p>2.0001</text:p>
          </table:table-cell>
          <table:table-cell table:style-name="ce11" table:formula="of:=[.H187]+[.I186]" office:value-type="float" office:value="369.99890625" calcext:value-type="float">
            <text:p>369.9989</text:p>
          </table:table-cell>
          <table:table-cell table:style-name="ce14" table:formula="of:=[.I187]-2*([.$B187]-1)" office:value-type="float" office:value="-0.00109375000010914" calcext:value-type="float">
            <text:p>-0.00109375</text:p>
          </table:table-cell>
          <table:table-cell office:value-type="float" office:value="63626905155575" calcext:value-type="float">
            <text:p>63626905155575</text:p>
          </table:table-cell>
          <table:table-cell table:style-name="ce11" table:formula="of:=([.K187]-[.K186])/1000" office:value-type="float" office:value="2.001796875" calcext:value-type="float">
            <text:p>2.0018</text:p>
          </table:table-cell>
          <table:table-cell table:style-name="ce11" table:formula="of:=[.L187]+[.M186]" office:value-type="float" office:value="369.999" calcext:value-type="float">
            <text:p>369.9990</text:p>
          </table:table-cell>
          <table:table-cell table:style-name="ce15" table:formula="of:=[.M187]-2*([.$B187]-1)" office:value-type="float" office:value="-0.000999999999692136" calcext:value-type="float">
            <text:p>-0.001</text:p>
          </table:table-cell>
          <table:table-cell office:value-type="float" office:value="63626905619852.2" calcext:value-type="float">
            <text:p>63626905619852.2</text:p>
          </table:table-cell>
          <table:table-cell table:style-name="ce11" table:formula="of:=([.O187]-[.O186])/1000" office:value-type="float" office:value="1.9998046875" calcext:value-type="float">
            <text:p>1.9998</text:p>
          </table:table-cell>
          <table:table-cell table:style-name="ce11" table:formula="of:=[.P187]+[.Q186]" office:value-type="float" office:value="369.998203125" calcext:value-type="float">
            <text:p>369.9982</text:p>
          </table:table-cell>
          <table:table-cell table:style-name="ce16" table:formula="of:=[.Q187]-2*([.$B187]-1)" office:value-type="float" office:value="-0.00179687500047976" calcext:value-type="float">
            <text:p>-0.001796875</text:p>
          </table:table-cell>
          <table:table-cell office:value-type="float" office:value="63626906085180.9" calcext:value-type="float">
            <text:p>63626906085180.9</text:p>
          </table:table-cell>
          <table:table-cell table:style-name="ce11" table:formula="of:=([.S187]-[.S186])/1000" office:value-type="float" office:value="1.9988984375" calcext:value-type="float">
            <text:p>1.9989</text:p>
          </table:table-cell>
          <table:table-cell table:style-name="ce11" table:formula="of:=[.T187]+[.U186]" office:value-type="float" office:value="369.999" calcext:value-type="float">
            <text:p>369.9990</text:p>
          </table:table-cell>
          <table:table-cell table:style-name="ce17" table:formula="of:=[.U187]-2*([.$B187]-1)" office:value-type="float" office:value="-0.00099999999991951" calcext:value-type="float">
            <text:p>-0.001</text:p>
          </table:table-cell>
          <table:table-cell office:value-type="float" office:value="63626906569937.6" calcext:value-type="float">
            <text:p>63626906569937.6</text:p>
          </table:table-cell>
          <table:table-cell table:style-name="ce11" table:formula="of:=([.W187]-[.W186])/1000" office:value-type="float" office:value="2.0018984375" calcext:value-type="float">
            <text:p>2.0019</text:p>
          </table:table-cell>
          <table:table-cell table:style-name="ce11" table:formula="of:=[.X187]+[.Y186]" office:value-type="float" office:value="370.0011015625" calcext:value-type="float">
            <text:p>370.0011</text:p>
          </table:table-cell>
          <table:table-cell table:style-name="ce18" table:formula="of:=[.Y187]-2*([.$B187]-1)" office:value-type="float" office:value="0.00110156250002547" calcext:value-type="float">
            <text:p>0.0011015625</text:p>
          </table:table-cell>
          <table:table-cell office:value-type="float" office:value="63626907035389" calcext:value-type="float">
            <text:p>63626907035389</text:p>
          </table:table-cell>
          <table:table-cell table:style-name="ce11" table:formula="of:=([.AA187]-[.AA186])/1000" office:value-type="float" office:value="2.0016015625" calcext:value-type="float">
            <text:p>2.0016</text:p>
          </table:table-cell>
          <table:table-cell table:style-name="ce11" table:formula="of:=[.AB187]+[.AC186]" office:value-type="float" office:value="370.001203125" calcext:value-type="float">
            <text:p>370.0012</text:p>
          </table:table-cell>
          <table:table-cell table:style-name="ce19" table:formula="of:=[.AC187]-2*([.$B187]-1)" office:value-type="float" office:value="0.00120312499996089" calcext:value-type="float">
            <text:p>0.001203125</text:p>
          </table:table-cell>
          <table:table-cell office:value-type="float" office:value="63626907509621.1" calcext:value-type="float">
            <text:p>63626907509621.1</text:p>
          </table:table-cell>
          <table:table-cell table:style-name="ce11" table:formula="of:=([.AE187]-[.AE186])/1000" office:value-type="float" office:value="2.0005" calcext:value-type="float">
            <text:p>2.0005</text:p>
          </table:table-cell>
          <table:table-cell table:style-name="ce11" table:formula="of:=[.AF187]+[.AG186]" office:value-type="float" office:value="369.9981015625" calcext:value-type="float">
            <text:p>369.9981</text:p>
          </table:table-cell>
          <table:table-cell table:style-name="ce20" table:formula="of:=[.AG187]-2*([.$B187]-1)" office:value-type="float" office:value="-0.00189843750001728" calcext:value-type="float">
            <text:p>-0.0018984375</text:p>
          </table:table-cell>
          <table:table-cell office:value-type="float" office:value="63626907979294.6" calcext:value-type="float">
            <text:p>63626907979294.6</text:p>
          </table:table-cell>
          <table:table-cell table:style-name="ce11" table:formula="of:=([.AI187]-[.AI186])/1000" office:value-type="float" office:value="1.9998984375" calcext:value-type="float">
            <text:p>1.9999</text:p>
          </table:table-cell>
          <table:table-cell table:style-name="ce11" table:formula="of:=[.AJ187]+[.AK186]" office:value-type="float" office:value="370.001203125" calcext:value-type="float">
            <text:p>370.0012</text:p>
          </table:table-cell>
          <table:table-cell table:style-name="ce21" table:formula="of:=[.AK187]-2*([.$B187]-1)" office:value-type="float" office:value="0.00120312500018827" calcext:value-type="float">
            <text:p>0.001203125</text:p>
          </table:table-cell>
          <table:table-cell office:value-type="float" office:value="63626908445102.8" calcext:value-type="float">
            <text:p>63626908445102.8</text:p>
          </table:table-cell>
          <table:table-cell table:style-name="ce11" table:formula="of:=([.AM187]-[.AM186])/1000" office:value-type="float" office:value="1.9995" calcext:value-type="float">
            <text:p>1.9995</text:p>
          </table:table-cell>
          <table:table-cell table:style-name="ce11" table:formula="of:=[.AN187]+[.AO186]" office:value-type="float" office:value="369.9993984375" calcext:value-type="float">
            <text:p>369.9994</text:p>
          </table:table-cell>
          <table:table-cell table:style-name="ce22" table:formula="of:=[.AO187]-2*([.$B187]-1)" office:value-type="float" office:value="-0.000601562499980446" calcext:value-type="float">
            <text:p>-0.0006015625</text:p>
          </table:table-cell>
          <table:table-cell office:value-type="float" office:value="63626908916836.5" calcext:value-type="float">
            <text:p>63626908916836.5</text:p>
          </table:table-cell>
          <table:table-cell table:style-name="ce23" table:formula="of:=([.AQ187]-[.AQ186])/1000" office:value-type="float" office:value="2.0006015625" calcext:value-type="float">
            <text:p>2.0006</text:p>
          </table:table-cell>
          <table:table-cell table:style-name="ce11" table:formula="of:=[.AR187]+[.AS186]" office:value-type="float" office:value="371.999" calcext:value-type="float">
            <text:p>371.9990</text:p>
          </table:table-cell>
          <table:table-cell table:style-name="ce24" table:formula="of:=[.AS187]-2*([.$B187]-1)" office:value-type="float" office:value="1.99900000000025" calcext:value-type="float">
            <text:p>1.999</text:p>
          </table:table-cell>
          <table:table-cell office:value-type="float" office:value="63626909386609.7" calcext:value-type="float">
            <text:p>63626909386609.7</text:p>
          </table:table-cell>
          <table:table-cell table:style-name="ce11" table:formula="of:=([.AU187]-[.AU186])/1000" office:value-type="float" office:value="1.0408046875" calcext:value-type="float">
            <text:p>1.0408</text:p>
          </table:table-cell>
          <table:table-cell table:style-name="ce11" table:formula="of:=[.AV187]+[.AW186]" office:value-type="float" office:value="370.00040625" calcext:value-type="float">
            <text:p>370.0004</text:p>
          </table:table-cell>
          <table:table-cell table:style-name="ce25" table:formula="of:=[.AW187]-2*([.$B187]-1)" office:value-type="float" office:value="0.000406250000025921" calcext:value-type="float">
            <text:p>0.000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15</text:p>
          </table:table-cell>
          <table:table-cell table:style-name="ce10" office:value-type="float" office:value="187" calcext:value-type="float">
            <text:p>187</text:p>
          </table:table-cell>
          <table:table-cell office:value-type="float" office:value="63626904191377.8" calcext:value-type="float">
            <text:p>63626904191377.8</text:p>
          </table:table-cell>
          <table:table-cell table:formula="of:=([.C188]-[.C187])/1000" office:value-type="float" office:value="1.9988984375" calcext:value-type="float">
            <text:p>1.9989</text:p>
          </table:table-cell>
          <table:table-cell table:formula="of:=[.D188]+[.E187]" office:value-type="float" office:value="371.999" calcext:value-type="float">
            <text:p>371.9990</text:p>
          </table:table-cell>
          <table:table-cell table:style-name="ce13" table:formula="of:=[.E188]-2*([.$B188]-1)" office:value-type="float" office:value="-0.0010000000000332" calcext:value-type="float">
            <text:p>-0.001</text:p>
          </table:table-cell>
          <table:table-cell office:value-type="float" office:value="63626904674676.3" calcext:value-type="float">
            <text:p>63626904674676.3</text:p>
          </table:table-cell>
          <table:table-cell table:style-name="ce11" table:formula="of:=([.G188]-[.G187])/1000" office:value-type="float" office:value="1.99959375" calcext:value-type="float">
            <text:p>1.9996</text:p>
          </table:table-cell>
          <table:table-cell table:style-name="ce11" table:formula="of:=[.H188]+[.I187]" office:value-type="float" office:value="371.9985" calcext:value-type="float">
            <text:p>371.9985</text:p>
          </table:table-cell>
          <table:table-cell table:style-name="ce14" table:formula="of:=[.I188]-2*([.$B188]-1)" office:value-type="float" office:value="-0.00150000000013506" calcext:value-type="float">
            <text:p>-0.0015</text:p>
          </table:table-cell>
          <table:table-cell office:value-type="float" office:value="63626905157576.6" calcext:value-type="float">
            <text:p>63626905157576.6</text:p>
          </table:table-cell>
          <table:table-cell table:style-name="ce11" table:formula="of:=([.K188]-[.K187])/1000" office:value-type="float" office:value="2.0016015625" calcext:value-type="float">
            <text:p>2.0016</text:p>
          </table:table-cell>
          <table:table-cell table:style-name="ce11" table:formula="of:=[.L188]+[.M187]" office:value-type="float" office:value="372.0006015625" calcext:value-type="float">
            <text:p>372.0006</text:p>
          </table:table-cell>
          <table:table-cell table:style-name="ce15" table:formula="of:=[.M188]-2*([.$B188]-1)" office:value-type="float" office:value="0.000601562500321506" calcext:value-type="float">
            <text:p>0.0006015625</text:p>
          </table:table-cell>
          <table:table-cell office:value-type="float" office:value="63626905621851.9" calcext:value-type="float">
            <text:p>63626905621851.9</text:p>
          </table:table-cell>
          <table:table-cell table:style-name="ce11" table:formula="of:=([.O188]-[.O187])/1000" office:value-type="float" office:value="1.9996953125" calcext:value-type="float">
            <text:p>1.9997</text:p>
          </table:table-cell>
          <table:table-cell table:style-name="ce11" table:formula="of:=[.P188]+[.Q187]" office:value-type="float" office:value="371.9978984375" calcext:value-type="float">
            <text:p>371.9979</text:p>
          </table:table-cell>
          <table:table-cell table:style-name="ce16" table:formula="of:=[.Q188]-2*([.$B188]-1)" office:value-type="float" office:value="-0.00210156250045657" calcext:value-type="float">
            <text:p>-0.0021015625</text:p>
          </table:table-cell>
          <table:table-cell office:value-type="float" office:value="63626906087180.9" calcext:value-type="float">
            <text:p>63626906087180.9</text:p>
          </table:table-cell>
          <table:table-cell table:style-name="ce11" table:formula="of:=([.S188]-[.S187])/1000" office:value-type="float" office:value="2" calcext:value-type="float">
            <text:p>2.0000</text:p>
          </table:table-cell>
          <table:table-cell table:style-name="ce11" table:formula="of:=[.T188]+[.U187]" office:value-type="float" office:value="371.999" calcext:value-type="float">
            <text:p>371.9990</text:p>
          </table:table-cell>
          <table:table-cell table:style-name="ce17" table:formula="of:=[.U188]-2*([.$B188]-1)" office:value-type="float" office:value="-0.00099999999991951" calcext:value-type="float">
            <text:p>-0.001</text:p>
          </table:table-cell>
          <table:table-cell office:value-type="float" office:value="63626906571936.2" calcext:value-type="float">
            <text:p>63626906571936.2</text:p>
          </table:table-cell>
          <table:table-cell table:style-name="ce11" table:formula="of:=([.W188]-[.W187])/1000" office:value-type="float" office:value="1.9986015625" calcext:value-type="float">
            <text:p>1.9986</text:p>
          </table:table-cell>
          <table:table-cell table:style-name="ce11" table:formula="of:=[.X188]+[.Y187]" office:value-type="float" office:value="371.999703125" calcext:value-type="float">
            <text:p>371.9997</text:p>
          </table:table-cell>
          <table:table-cell table:style-name="ce18" table:formula="of:=[.Y188]-2*([.$B188]-1)" office:value-type="float" office:value="-0.000296874999946795" calcext:value-type="float">
            <text:p>-0.000296875</text:p>
          </table:table-cell>
          <table:table-cell office:value-type="float" office:value="63626907037385.4" calcext:value-type="float">
            <text:p>63626907037385.4</text:p>
          </table:table-cell>
          <table:table-cell table:style-name="ce11" table:formula="of:=([.AA188]-[.AA187])/1000" office:value-type="float" office:value="1.9963984375" calcext:value-type="float">
            <text:p>1.9964</text:p>
          </table:table-cell>
          <table:table-cell table:style-name="ce11" table:formula="of:=[.AB188]+[.AC187]" office:value-type="float" office:value="371.9976015625" calcext:value-type="float">
            <text:p>371.9976</text:p>
          </table:table-cell>
          <table:table-cell table:style-name="ce19" table:formula="of:=[.AC188]-2*([.$B188]-1)" office:value-type="float" office:value="-0.0023984375000623" calcext:value-type="float">
            <text:p>-0.0023984375</text:p>
          </table:table-cell>
          <table:table-cell office:value-type="float" office:value="63626907511620.3" calcext:value-type="float">
            <text:p>63626907511620.3</text:p>
          </table:table-cell>
          <table:table-cell table:style-name="ce11" table:formula="of:=([.AE188]-[.AE187])/1000" office:value-type="float" office:value="1.9991953125" calcext:value-type="float">
            <text:p>1.9992</text:p>
          </table:table-cell>
          <table:table-cell table:style-name="ce11" table:formula="of:=[.AF188]+[.AG187]" office:value-type="float" office:value="371.997296875" calcext:value-type="float">
            <text:p>371.9973</text:p>
          </table:table-cell>
          <table:table-cell table:style-name="ce20" table:formula="of:=[.AG188]-2*([.$B188]-1)" office:value-type="float" office:value="-0.00270312500003911" calcext:value-type="float">
            <text:p>-0.002703125</text:p>
          </table:table-cell>
          <table:table-cell office:value-type="float" office:value="63626907981293.1" calcext:value-type="float">
            <text:p>63626907981293.1</text:p>
          </table:table-cell>
          <table:table-cell table:style-name="ce11" table:formula="of:=([.AI188]-[.AI187])/1000" office:value-type="float" office:value="1.9985" calcext:value-type="float">
            <text:p>1.9985</text:p>
          </table:table-cell>
          <table:table-cell table:style-name="ce11" table:formula="of:=[.AJ188]+[.AK187]" office:value-type="float" office:value="371.999703125" calcext:value-type="float">
            <text:p>371.9997</text:p>
          </table:table-cell>
          <table:table-cell table:style-name="ce21" table:formula="of:=[.AK188]-2*([.$B188]-1)" office:value-type="float" office:value="-0.000296874999833108" calcext:value-type="float">
            <text:p>-0.000296875</text:p>
          </table:table-cell>
          <table:table-cell office:value-type="float" office:value="63626908447100.8" calcext:value-type="float">
            <text:p>63626908447100.8</text:p>
          </table:table-cell>
          <table:table-cell table:style-name="ce11" table:formula="of:=([.AM188]-[.AM187])/1000" office:value-type="float" office:value="1.998" calcext:value-type="float">
            <text:p>1.9980</text:p>
          </table:table-cell>
          <table:table-cell table:style-name="ce11" table:formula="of:=[.AN188]+[.AO187]" office:value-type="float" office:value="371.9973984375" calcext:value-type="float">
            <text:p>371.9974</text:p>
          </table:table-cell>
          <table:table-cell table:style-name="ce22" table:formula="of:=[.AO188]-2*([.$B188]-1)" office:value-type="float" office:value="-0.00260156249999" calcext:value-type="float">
            <text:p>-0.0026015625</text:p>
          </table:table-cell>
          <table:table-cell office:value-type="float" office:value="63626908918836.9" calcext:value-type="float">
            <text:p>63626908918836.9</text:p>
          </table:table-cell>
          <table:table-cell table:style-name="ce23" table:formula="of:=([.AQ188]-[.AQ187])/1000" office:value-type="float" office:value="2.0003984375" calcext:value-type="float">
            <text:p>2.0004</text:p>
          </table:table-cell>
          <table:table-cell table:style-name="ce11" table:formula="of:=[.AR188]+[.AS187]" office:value-type="float" office:value="373.9993984375" calcext:value-type="float">
            <text:p>373.9994</text:p>
          </table:table-cell>
          <table:table-cell table:style-name="ce24" table:formula="of:=[.AS188]-2*([.$B188]-1)" office:value-type="float" office:value="1.99939843750025" calcext:value-type="float">
            <text:p>1.9993984375</text:p>
          </table:table-cell>
          <table:table-cell office:value-type="float" office:value="63626909388608.9" calcext:value-type="float">
            <text:p>63626909388608.9</text:p>
          </table:table-cell>
          <table:table-cell table:style-name="ce11" table:formula="of:=([.AU188]-[.AU187])/1000" office:value-type="float" office:value="1.9991953125" calcext:value-type="float">
            <text:p>1.9992</text:p>
          </table:table-cell>
          <table:table-cell table:style-name="ce11" table:formula="of:=[.AV188]+[.AW187]" office:value-type="float" office:value="371.9996015625" calcext:value-type="float">
            <text:p>371.9996</text:p>
          </table:table-cell>
          <table:table-cell table:style-name="ce25" table:formula="of:=[.AW188]-2*([.$B188]-1)" office:value-type="float" office:value="-0.000398437499995907" calcext:value-type="float">
            <text:p>-0.000398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10" office:value-type="float" office:value="188" calcext:value-type="float">
            <text:p>188</text:p>
          </table:table-cell>
          <table:table-cell office:value-type="float" office:value="63626904193377.2" calcext:value-type="float">
            <text:p>63626904193377.2</text:p>
          </table:table-cell>
          <table:table-cell table:formula="of:=([.C189]-[.C188])/1000" office:value-type="float" office:value="1.99940625" calcext:value-type="float">
            <text:p>1.9994</text:p>
          </table:table-cell>
          <table:table-cell table:formula="of:=[.D189]+[.E188]" office:value-type="float" office:value="373.99840625" calcext:value-type="float">
            <text:p>373.9984</text:p>
          </table:table-cell>
          <table:table-cell table:style-name="ce13" table:formula="of:=[.E189]-2*([.$B189]-1)" office:value-type="float" office:value="-0.00159375000004047" calcext:value-type="float">
            <text:p>-0.00159375</text:p>
          </table:table-cell>
          <table:table-cell office:value-type="float" office:value="63626904676677.8" calcext:value-type="float">
            <text:p>63626904676677.8</text:p>
          </table:table-cell>
          <table:table-cell table:style-name="ce11" table:formula="of:=([.G189]-[.G188])/1000" office:value-type="float" office:value="2.0015" calcext:value-type="float">
            <text:p>2.0015</text:p>
          </table:table-cell>
          <table:table-cell table:style-name="ce11" table:formula="of:=[.H189]+[.I188]" office:value-type="float" office:value="374" calcext:value-type="float">
            <text:p>374.0000</text:p>
          </table:table-cell>
          <table:table-cell table:style-name="ce14" table:formula="of:=[.I189]-2*([.$B189]-1)" office:value-type="float" office:value="0" calcext:value-type="float">
            <text:p>0</text:p>
          </table:table-cell>
          <table:table-cell office:value-type="float" office:value="63626905159573.7" calcext:value-type="float">
            <text:p>63626905159573.7</text:p>
          </table:table-cell>
          <table:table-cell table:style-name="ce11" table:formula="of:=([.K189]-[.K188])/1000" office:value-type="float" office:value="1.9971015625" calcext:value-type="float">
            <text:p>1.9971</text:p>
          </table:table-cell>
          <table:table-cell table:style-name="ce11" table:formula="of:=[.L189]+[.M188]" office:value-type="float" office:value="373.997703125" calcext:value-type="float">
            <text:p>373.9977</text:p>
          </table:table-cell>
          <table:table-cell table:style-name="ce15" table:formula="of:=[.M189]-2*([.$B189]-1)" office:value-type="float" office:value="-0.00229687499967213" calcext:value-type="float">
            <text:p>-0.002296875</text:p>
          </table:table-cell>
          <table:table-cell office:value-type="float" office:value="63626905623854.2" calcext:value-type="float">
            <text:p>63626905623854.2</text:p>
          </table:table-cell>
          <table:table-cell table:style-name="ce11" table:formula="of:=([.O189]-[.O188])/1000" office:value-type="float" office:value="2.0023046875" calcext:value-type="float">
            <text:p>2.0023</text:p>
          </table:table-cell>
          <table:table-cell table:style-name="ce11" table:formula="of:=[.P189]+[.Q188]" office:value-type="float" office:value="374.000203124999" calcext:value-type="float">
            <text:p>374.0002</text:p>
          </table:table-cell>
          <table:table-cell table:style-name="ce16" table:formula="of:=[.Q189]-2*([.$B189]-1)" office:value-type="float" office:value="0.000203124999529791" calcext:value-type="float">
            <text:p>0.000203125</text:p>
          </table:table-cell>
          <table:table-cell office:value-type="float" office:value="63626906089181.3" calcext:value-type="float">
            <text:p>63626906089181.3</text:p>
          </table:table-cell>
          <table:table-cell table:style-name="ce11" table:formula="of:=([.S189]-[.S188])/1000" office:value-type="float" office:value="2.0003984375" calcext:value-type="float">
            <text:p>2.0004</text:p>
          </table:table-cell>
          <table:table-cell table:style-name="ce11" table:formula="of:=[.T189]+[.U188]" office:value-type="float" office:value="373.9993984375" calcext:value-type="float">
            <text:p>373.9994</text:p>
          </table:table-cell>
          <table:table-cell table:style-name="ce17" table:formula="of:=[.U189]-2*([.$B189]-1)" office:value-type="float" office:value="-0.000601562499923602" calcext:value-type="float">
            <text:p>-0.0006015625</text:p>
          </table:table-cell>
          <table:table-cell office:value-type="float" office:value="63626906573934.6" calcext:value-type="float">
            <text:p>63626906573934.6</text:p>
          </table:table-cell>
          <table:table-cell table:style-name="ce11" table:formula="of:=([.W189]-[.W188])/1000" office:value-type="float" office:value="1.9983984375" calcext:value-type="float">
            <text:p>1.9984</text:p>
          </table:table-cell>
          <table:table-cell table:style-name="ce11" table:formula="of:=[.X189]+[.Y188]" office:value-type="float" office:value="373.9981015625" calcext:value-type="float">
            <text:p>373.9981</text:p>
          </table:table-cell>
          <table:table-cell table:style-name="ce18" table:formula="of:=[.Y189]-2*([.$B189]-1)" office:value-type="float" office:value="-0.00189843749996044" calcext:value-type="float">
            <text:p>-0.0018984375</text:p>
          </table:table-cell>
          <table:table-cell office:value-type="float" office:value="63626907039386" calcext:value-type="float">
            <text:p>63626907039386</text:p>
          </table:table-cell>
          <table:table-cell table:style-name="ce11" table:formula="of:=([.AA189]-[.AA188])/1000" office:value-type="float" office:value="2.0006015625" calcext:value-type="float">
            <text:p>2.0006</text:p>
          </table:table-cell>
          <table:table-cell table:style-name="ce11" table:formula="of:=[.AB189]+[.AC188]" office:value-type="float" office:value="373.998203125" calcext:value-type="float">
            <text:p>373.9982</text:p>
          </table:table-cell>
          <table:table-cell table:style-name="ce19" table:formula="of:=[.AC189]-2*([.$B189]-1)" office:value-type="float" office:value="-0.00179687500008185" calcext:value-type="float">
            <text:p>-0.001796875</text:p>
          </table:table-cell>
          <table:table-cell office:value-type="float" office:value="63626907513621.6" calcext:value-type="float">
            <text:p>63626907513621.6</text:p>
          </table:table-cell>
          <table:table-cell table:style-name="ce11" table:formula="of:=([.AE189]-[.AE188])/1000" office:value-type="float" office:value="2.0013046875" calcext:value-type="float">
            <text:p>2.0013</text:p>
          </table:table-cell>
          <table:table-cell table:style-name="ce11" table:formula="of:=[.AF189]+[.AG188]" office:value-type="float" office:value="373.9986015625" calcext:value-type="float">
            <text:p>373.9986</text:p>
          </table:table-cell>
          <table:table-cell table:style-name="ce20" table:formula="of:=[.AG189]-2*([.$B189]-1)" office:value-type="float" office:value="-0.0013984375000291" calcext:value-type="float">
            <text:p>-0.0013984375</text:p>
          </table:table-cell>
          <table:table-cell office:value-type="float" office:value="63626907983294.1" calcext:value-type="float">
            <text:p>63626907983294.1</text:p>
          </table:table-cell>
          <table:table-cell table:style-name="ce11" table:formula="of:=([.AI189]-[.AI188])/1000" office:value-type="float" office:value="2.001" calcext:value-type="float">
            <text:p>2.0010</text:p>
          </table:table-cell>
          <table:table-cell table:style-name="ce11" table:formula="of:=[.AJ189]+[.AK188]" office:value-type="float" office:value="374.000703125" calcext:value-type="float">
            <text:p>374.0007</text:p>
          </table:table-cell>
          <table:table-cell table:style-name="ce21" table:formula="of:=[.AK189]-2*([.$B189]-1)" office:value-type="float" office:value="0.000703125000143245" calcext:value-type="float">
            <text:p>0.000703125</text:p>
          </table:table-cell>
          <table:table-cell office:value-type="float" office:value="63626908449100" calcext:value-type="float">
            <text:p>63626908449100</text:p>
          </table:table-cell>
          <table:table-cell table:style-name="ce11" table:formula="of:=([.AM189]-[.AM188])/1000" office:value-type="float" office:value="1.999203125" calcext:value-type="float">
            <text:p>1.9992</text:p>
          </table:table-cell>
          <table:table-cell table:style-name="ce11" table:formula="of:=[.AN189]+[.AO188]" office:value-type="float" office:value="373.9966015625" calcext:value-type="float">
            <text:p>373.9966</text:p>
          </table:table-cell>
          <table:table-cell table:style-name="ce22" table:formula="of:=[.AO189]-2*([.$B189]-1)" office:value-type="float" office:value="-0.00339843749998181" calcext:value-type="float">
            <text:p>-0.0033984375</text:p>
          </table:table-cell>
          <table:table-cell office:value-type="float" office:value="63626908920838.2" calcext:value-type="float">
            <text:p>63626908920838.2</text:p>
          </table:table-cell>
          <table:table-cell table:style-name="ce23" table:formula="of:=([.AQ189]-[.AQ188])/1000" office:value-type="float" office:value="2.0013046875" calcext:value-type="float">
            <text:p>2.0013</text:p>
          </table:table-cell>
          <table:table-cell table:style-name="ce11" table:formula="of:=[.AR189]+[.AS188]" office:value-type="float" office:value="376.000703125" calcext:value-type="float">
            <text:p>376.0007</text:p>
          </table:table-cell>
          <table:table-cell table:style-name="ce24" table:formula="of:=[.AS189]-2*([.$B189]-1)" office:value-type="float" office:value="2.00070312500026" calcext:value-type="float">
            <text:p>2.000703125</text:p>
          </table:table-cell>
          <table:table-cell office:value-type="float" office:value="63626909390609.4" calcext:value-type="float">
            <text:p>63626909390609.4</text:p>
          </table:table-cell>
          <table:table-cell table:style-name="ce11" table:formula="of:=([.AU189]-[.AU188])/1000" office:value-type="float" office:value="2.0005" calcext:value-type="float">
            <text:p>2.0005</text:p>
          </table:table-cell>
          <table:table-cell table:style-name="ce11" table:formula="of:=[.AV189]+[.AW188]" office:value-type="float" office:value="374.0001015625" calcext:value-type="float">
            <text:p>374.0001</text:p>
          </table:table-cell>
          <table:table-cell table:style-name="ce25" table:formula="of:=[.AW189]-2*([.$B189]-1)" office:value-type="float" office:value="0.000101562499992269" calcext:value-type="float">
            <text:p>0.0001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89" calcext:value-type="float">
            <text:p>189</text:p>
          </table:table-cell>
          <table:table-cell office:value-type="float" office:value="63626904195378.6" calcext:value-type="float">
            <text:p>63626904195378.6</text:p>
          </table:table-cell>
          <table:table-cell table:formula="of:=([.C190]-[.C189])/1000" office:value-type="float" office:value="2.0013984375" calcext:value-type="float">
            <text:p>2.0014</text:p>
          </table:table-cell>
          <table:table-cell table:formula="of:=[.D190]+[.E189]" office:value-type="float" office:value="375.9998046875" calcext:value-type="float">
            <text:p>375.9998</text:p>
          </table:table-cell>
          <table:table-cell table:style-name="ce13" table:formula="of:=[.E190]-2*([.$B190]-1)" office:value-type="float" office:value="-0.000195312500068212" calcext:value-type="float">
            <text:p>-0.0001953125</text:p>
          </table:table-cell>
          <table:table-cell office:value-type="float" office:value="63626904678675.4" calcext:value-type="float">
            <text:p>63626904678675.4</text:p>
          </table:table-cell>
          <table:table-cell table:style-name="ce11" table:formula="of:=([.G190]-[.G189])/1000" office:value-type="float" office:value="1.9976015625" calcext:value-type="float">
            <text:p>1.9976</text:p>
          </table:table-cell>
          <table:table-cell table:style-name="ce11" table:formula="of:=[.H190]+[.I189]" office:value-type="float" office:value="375.9976015625" calcext:value-type="float">
            <text:p>375.9976</text:p>
          </table:table-cell>
          <table:table-cell table:style-name="ce14" table:formula="of:=[.I190]-2*([.$B190]-1)" office:value-type="float" office:value="-0.00239843750011914" calcext:value-type="float">
            <text:p>-0.0023984375</text:p>
          </table:table-cell>
          <table:table-cell office:value-type="float" office:value="63626905161574.1" calcext:value-type="float">
            <text:p>63626905161574.1</text:p>
          </table:table-cell>
          <table:table-cell table:style-name="ce11" table:formula="of:=([.K190]-[.K189])/1000" office:value-type="float" office:value="2.0003984375" calcext:value-type="float">
            <text:p>2.0004</text:p>
          </table:table-cell>
          <table:table-cell table:style-name="ce11" table:formula="of:=[.L190]+[.M189]" office:value-type="float" office:value="375.9981015625" calcext:value-type="float">
            <text:p>375.9981</text:p>
          </table:table-cell>
          <table:table-cell table:style-name="ce15" table:formula="of:=[.M190]-2*([.$B190]-1)" office:value-type="float" office:value="-0.00189843749967622" calcext:value-type="float">
            <text:p>-0.0018984375</text:p>
          </table:table-cell>
          <table:table-cell office:value-type="float" office:value="63626905625851.6" calcext:value-type="float">
            <text:p>63626905625851.6</text:p>
          </table:table-cell>
          <table:table-cell table:style-name="ce11" table:formula="of:=([.O190]-[.O189])/1000" office:value-type="float" office:value="1.9973984375" calcext:value-type="float">
            <text:p>1.9974</text:p>
          </table:table-cell>
          <table:table-cell table:style-name="ce11" table:formula="of:=[.P190]+[.Q189]" office:value-type="float" office:value="375.9976015625" calcext:value-type="float">
            <text:p>375.9976</text:p>
          </table:table-cell>
          <table:table-cell table:style-name="ce16" table:formula="of:=[.Q190]-2*([.$B190]-1)" office:value-type="float" office:value="-0.0023984375004602" calcext:value-type="float">
            <text:p>-0.0023984375</text:p>
          </table:table-cell>
          <table:table-cell office:value-type="float" office:value="63626906091179.7" calcext:value-type="float">
            <text:p>63626906091179.7</text:p>
          </table:table-cell>
          <table:table-cell table:style-name="ce11" table:formula="of:=([.S190]-[.S189])/1000" office:value-type="float" office:value="1.99840625" calcext:value-type="float">
            <text:p>1.9984</text:p>
          </table:table-cell>
          <table:table-cell table:style-name="ce11" table:formula="of:=[.T190]+[.U189]" office:value-type="float" office:value="375.9978046875" calcext:value-type="float">
            <text:p>375.9978</text:p>
          </table:table-cell>
          <table:table-cell table:style-name="ce17" table:formula="of:=[.U190]-2*([.$B190]-1)" office:value-type="float" office:value="-0.00219531249990723" calcext:value-type="float">
            <text:p>-0.0021953125</text:p>
          </table:table-cell>
          <table:table-cell office:value-type="float" office:value="63626906575935.1" calcext:value-type="float">
            <text:p>63626906575935.1</text:p>
          </table:table-cell>
          <table:table-cell table:style-name="ce11" table:formula="of:=([.W190]-[.W189])/1000" office:value-type="float" office:value="2.0005" calcext:value-type="float">
            <text:p>2.0005</text:p>
          </table:table-cell>
          <table:table-cell table:style-name="ce11" table:formula="of:=[.X190]+[.Y189]" office:value-type="float" office:value="375.9986015625" calcext:value-type="float">
            <text:p>375.9986</text:p>
          </table:table-cell>
          <table:table-cell table:style-name="ce18" table:formula="of:=[.Y190]-2*([.$B190]-1)" office:value-type="float" office:value="-0.00139843749997226" calcext:value-type="float">
            <text:p>-0.0013984375</text:p>
          </table:table-cell>
          <table:table-cell office:value-type="float" office:value="63626907041387.1" calcext:value-type="float">
            <text:p>63626907041387.1</text:p>
          </table:table-cell>
          <table:table-cell table:style-name="ce11" table:formula="of:=([.AA190]-[.AA189])/1000" office:value-type="float" office:value="2.0011015625" calcext:value-type="float">
            <text:p>2.0011</text:p>
          </table:table-cell>
          <table:table-cell table:style-name="ce11" table:formula="of:=[.AB190]+[.AC189]" office:value-type="float" office:value="375.9993046875" calcext:value-type="float">
            <text:p>375.9993</text:p>
          </table:table-cell>
          <table:table-cell table:style-name="ce19" table:formula="of:=[.AC190]-2*([.$B190]-1)" office:value-type="float" office:value="-0.000695312500056389" calcext:value-type="float">
            <text:p>-0.0006953125</text:p>
          </table:table-cell>
          <table:table-cell office:value-type="float" office:value="63626907515620.6" calcext:value-type="float">
            <text:p>63626907515620.6</text:p>
          </table:table-cell>
          <table:table-cell table:style-name="ce11" table:formula="of:=([.AE190]-[.AE189])/1000" office:value-type="float" office:value="1.999" calcext:value-type="float">
            <text:p>1.9990</text:p>
          </table:table-cell>
          <table:table-cell table:style-name="ce11" table:formula="of:=[.AF190]+[.AG189]" office:value-type="float" office:value="375.9976015625" calcext:value-type="float">
            <text:p>375.9976</text:p>
          </table:table-cell>
          <table:table-cell table:style-name="ce20" table:formula="of:=[.AG190]-2*([.$B190]-1)" office:value-type="float" office:value="-0.00239843750000546" calcext:value-type="float">
            <text:p>-0.0023984375</text:p>
          </table:table-cell>
          <table:table-cell office:value-type="float" office:value="63626907985293.4" calcext:value-type="float">
            <text:p>63626907985293.4</text:p>
          </table:table-cell>
          <table:table-cell table:style-name="ce11" table:formula="of:=([.AI190]-[.AI189])/1000" office:value-type="float" office:value="1.999296875" calcext:value-type="float">
            <text:p>1.9993</text:p>
          </table:table-cell>
          <table:table-cell table:style-name="ce11" table:formula="of:=[.AJ190]+[.AK189]" office:value-type="float" office:value="376" calcext:value-type="float">
            <text:p>376.0000</text:p>
          </table:table-cell>
          <table:table-cell table:style-name="ce21" table:formula="of:=[.AK190]-2*([.$B190]-1)" office:value-type="float" office:value="0" calcext:value-type="float">
            <text:p>0</text:p>
          </table:table-cell>
          <table:table-cell office:value-type="float" office:value="63626908451102.1" calcext:value-type="float">
            <text:p>63626908451102.1</text:p>
          </table:table-cell>
          <table:table-cell table:style-name="ce11" table:formula="of:=([.AM190]-[.AM189])/1000" office:value-type="float" office:value="2.0021015625" calcext:value-type="float">
            <text:p>2.0021</text:p>
          </table:table-cell>
          <table:table-cell table:style-name="ce11" table:formula="of:=[.AN190]+[.AO189]" office:value-type="float" office:value="375.998703125" calcext:value-type="float">
            <text:p>375.9987</text:p>
          </table:table-cell>
          <table:table-cell table:style-name="ce22" table:formula="of:=[.AO190]-2*([.$B190]-1)" office:value-type="float" office:value="-0.00129687499997999" calcext:value-type="float">
            <text:p>-0.001296875</text:p>
          </table:table-cell>
          <table:table-cell office:value-type="float" office:value="63626908922836.2" calcext:value-type="float">
            <text:p>63626908922836.2</text:p>
          </table:table-cell>
          <table:table-cell table:style-name="ce23" table:formula="of:=([.AQ190]-[.AQ189])/1000" office:value-type="float" office:value="1.998" calcext:value-type="float">
            <text:p>1.9980</text:p>
          </table:table-cell>
          <table:table-cell table:style-name="ce11" table:formula="of:=[.AR190]+[.AS189]" office:value-type="float" office:value="377.998703125" calcext:value-type="float">
            <text:p>377.9987</text:p>
          </table:table-cell>
          <table:table-cell table:style-name="ce24" table:formula="of:=[.AS190]-2*([.$B190]-1)" office:value-type="float" office:value="1.99870312500025" calcext:value-type="float">
            <text:p>1.998703125</text:p>
          </table:table-cell>
          <table:table-cell office:value-type="float" office:value="63626909392607.2" calcext:value-type="float">
            <text:p>63626909392607.2</text:p>
          </table:table-cell>
          <table:table-cell table:style-name="ce11" table:formula="of:=([.AU190]-[.AU189])/1000" office:value-type="float" office:value="1.9978046875" calcext:value-type="float">
            <text:p>1.9978</text:p>
          </table:table-cell>
          <table:table-cell table:style-name="ce11" table:formula="of:=[.AV190]+[.AW189]" office:value-type="float" office:value="375.99790625" calcext:value-type="float">
            <text:p>375.9979</text:p>
          </table:table-cell>
          <table:table-cell table:style-name="ce25" table:formula="of:=[.AW190]-2*([.$B190]-1)" office:value-type="float" office:value="-0.00209375000002865" calcext:value-type="float">
            <text:p>-0.002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90" calcext:value-type="float">
            <text:p>190</text:p>
          </table:table-cell>
          <table:table-cell office:value-type="float" office:value="63626904197377.3" calcext:value-type="float">
            <text:p>63626904197377.3</text:p>
          </table:table-cell>
          <table:table-cell table:formula="of:=([.C191]-[.C190])/1000" office:value-type="float" office:value="1.9986953125" calcext:value-type="float">
            <text:p>1.9987</text:p>
          </table:table-cell>
          <table:table-cell table:formula="of:=[.D191]+[.E190]" office:value-type="float" office:value="377.9985" calcext:value-type="float">
            <text:p>377.9985</text:p>
          </table:table-cell>
          <table:table-cell table:style-name="ce13" table:formula="of:=[.E191]-2*([.$B191]-1)" office:value-type="float" office:value="-0.00150000000007822" calcext:value-type="float">
            <text:p>-0.0015</text:p>
          </table:table-cell>
          <table:table-cell office:value-type="float" office:value="63626904680677" calcext:value-type="float">
            <text:p>63626904680677</text:p>
          </table:table-cell>
          <table:table-cell table:style-name="ce11" table:formula="of:=([.G191]-[.G190])/1000" office:value-type="float" office:value="2.0016015625" calcext:value-type="float">
            <text:p>2.0016</text:p>
          </table:table-cell>
          <table:table-cell table:style-name="ce11" table:formula="of:=[.H191]+[.I190]" office:value-type="float" office:value="377.999203125" calcext:value-type="float">
            <text:p>377.9992</text:p>
          </table:table-cell>
          <table:table-cell table:style-name="ce14" table:formula="of:=[.I191]-2*([.$B191]-1)" office:value-type="float" office:value="-0.000796875000105501" calcext:value-type="float">
            <text:p>-0.000796875</text:p>
          </table:table-cell>
          <table:table-cell office:value-type="float" office:value="63626905163574.1" calcext:value-type="float">
            <text:p>63626905163574.1</text:p>
          </table:table-cell>
          <table:table-cell table:style-name="ce11" table:formula="of:=([.K191]-[.K190])/1000" office:value-type="float" office:value="2" calcext:value-type="float">
            <text:p>2.0000</text:p>
          </table:table-cell>
          <table:table-cell table:style-name="ce11" table:formula="of:=[.L191]+[.M190]" office:value-type="float" office:value="377.9981015625" calcext:value-type="float">
            <text:p>377.9981</text:p>
          </table:table-cell>
          <table:table-cell table:style-name="ce15" table:formula="of:=[.M191]-2*([.$B191]-1)" office:value-type="float" office:value="-0.00189843749967622" calcext:value-type="float">
            <text:p>-0.0018984375</text:p>
          </table:table-cell>
          <table:table-cell office:value-type="float" office:value="63626905627853.9" calcext:value-type="float">
            <text:p>63626905627853.9</text:p>
          </table:table-cell>
          <table:table-cell table:style-name="ce11" table:formula="of:=([.O191]-[.O190])/1000" office:value-type="float" office:value="2.002296875" calcext:value-type="float">
            <text:p>2.0023</text:p>
          </table:table-cell>
          <table:table-cell table:style-name="ce11" table:formula="of:=[.P191]+[.Q190]" office:value-type="float" office:value="377.9998984375" calcext:value-type="float">
            <text:p>377.9999</text:p>
          </table:table-cell>
          <table:table-cell table:style-name="ce16" table:formula="of:=[.Q191]-2*([.$B191]-1)" office:value-type="float" office:value="-0.000101562500447017" calcext:value-type="float">
            <text:p>-0.0001015625</text:p>
          </table:table-cell>
          <table:table-cell office:value-type="float" office:value="63626906093181.8" calcext:value-type="float">
            <text:p>63626906093181.8</text:p>
          </table:table-cell>
          <table:table-cell table:style-name="ce11" table:formula="of:=([.S191]-[.S190])/1000" office:value-type="float" office:value="2.00209375" calcext:value-type="float">
            <text:p>2.0021</text:p>
          </table:table-cell>
          <table:table-cell table:style-name="ce11" table:formula="of:=[.T191]+[.U190]" office:value-type="float" office:value="377.9998984375" calcext:value-type="float">
            <text:p>377.9999</text:p>
          </table:table-cell>
          <table:table-cell table:style-name="ce17" table:formula="of:=[.U191]-2*([.$B191]-1)" office:value-type="float" office:value="-0.000101562499935426" calcext:value-type="float">
            <text:p>-0.0001015625</text:p>
          </table:table-cell>
          <table:table-cell office:value-type="float" office:value="63626906577936" calcext:value-type="float">
            <text:p>63626906577936</text:p>
          </table:table-cell>
          <table:table-cell table:style-name="ce11" table:formula="of:=([.W191]-[.W190])/1000" office:value-type="float" office:value="2.0008984375" calcext:value-type="float">
            <text:p>2.0009</text:p>
          </table:table-cell>
          <table:table-cell table:style-name="ce11" table:formula="of:=[.X191]+[.Y190]" office:value-type="float" office:value="377.9995" calcext:value-type="float">
            <text:p>377.9995</text:p>
          </table:table-cell>
          <table:table-cell table:style-name="ce18" table:formula="of:=[.Y191]-2*([.$B191]-1)" office:value-type="float" office:value="-0.000499999999988177" calcext:value-type="float">
            <text:p>-0.0005</text:p>
          </table:table-cell>
          <table:table-cell office:value-type="float" office:value="63626907043387.1" calcext:value-type="float">
            <text:p>63626907043387.1</text:p>
          </table:table-cell>
          <table:table-cell table:style-name="ce11" table:formula="of:=([.AA191]-[.AA190])/1000" office:value-type="float" office:value="2" calcext:value-type="float">
            <text:p>2.0000</text:p>
          </table:table-cell>
          <table:table-cell table:style-name="ce11" table:formula="of:=[.AB191]+[.AC190]" office:value-type="float" office:value="377.9993046875" calcext:value-type="float">
            <text:p>377.9993</text:p>
          </table:table-cell>
          <table:table-cell table:style-name="ce19" table:formula="of:=[.AC191]-2*([.$B191]-1)" office:value-type="float" office:value="-0.000695312500056389" calcext:value-type="float">
            <text:p>-0.0006953125</text:p>
          </table:table-cell>
          <table:table-cell office:value-type="float" office:value="63626907517621.5" calcext:value-type="float">
            <text:p>63626907517621.5</text:p>
          </table:table-cell>
          <table:table-cell table:style-name="ce11" table:formula="of:=([.AE191]-[.AE190])/1000" office:value-type="float" office:value="2.0008984375" calcext:value-type="float">
            <text:p>2.0009</text:p>
          </table:table-cell>
          <table:table-cell table:style-name="ce11" table:formula="of:=[.AF191]+[.AG190]" office:value-type="float" office:value="377.9985" calcext:value-type="float">
            <text:p>377.9985</text:p>
          </table:table-cell>
          <table:table-cell table:style-name="ce20" table:formula="of:=[.AG191]-2*([.$B191]-1)" office:value-type="float" office:value="-0.00150000000002137" calcext:value-type="float">
            <text:p>-0.0015</text:p>
          </table:table-cell>
          <table:table-cell office:value-type="float" office:value="63626907987291.5" calcext:value-type="float">
            <text:p>63626907987291.5</text:p>
          </table:table-cell>
          <table:table-cell table:style-name="ce11" table:formula="of:=([.AI191]-[.AI190])/1000" office:value-type="float" office:value="1.9981015625" calcext:value-type="float">
            <text:p>1.9981</text:p>
          </table:table-cell>
          <table:table-cell table:style-name="ce11" table:formula="of:=[.AJ191]+[.AK190]" office:value-type="float" office:value="377.9981015625" calcext:value-type="float">
            <text:p>377.9981</text:p>
          </table:table-cell>
          <table:table-cell table:style-name="ce21" table:formula="of:=[.AK191]-2*([.$B191]-1)" office:value-type="float" office:value="-0.00189843749984675" calcext:value-type="float">
            <text:p>-0.0018984375</text:p>
          </table:table-cell>
          <table:table-cell office:value-type="float" office:value="63626908453101.3" calcext:value-type="float">
            <text:p>63626908453101.3</text:p>
          </table:table-cell>
          <table:table-cell table:style-name="ce11" table:formula="of:=([.AM191]-[.AM190])/1000" office:value-type="float" office:value="1.9991953125" calcext:value-type="float">
            <text:p>1.9992</text:p>
          </table:table-cell>
          <table:table-cell table:style-name="ce11" table:formula="of:=[.AN191]+[.AO190]" office:value-type="float" office:value="377.9978984375" calcext:value-type="float">
            <text:p>377.9979</text:p>
          </table:table-cell>
          <table:table-cell table:style-name="ce22" table:formula="of:=[.AO191]-2*([.$B191]-1)" office:value-type="float" office:value="-0.00210156250000182" calcext:value-type="float">
            <text:p>-0.0021015625</text:p>
          </table:table-cell>
          <table:table-cell office:value-type="float" office:value="63626908924836.5" calcext:value-type="float">
            <text:p>63626908924836.5</text:p>
          </table:table-cell>
          <table:table-cell table:style-name="ce23" table:formula="of:=([.AQ191]-[.AQ190])/1000" office:value-type="float" office:value="2.000296875" calcext:value-type="float">
            <text:p>2.0003</text:p>
          </table:table-cell>
          <table:table-cell table:style-name="ce11" table:formula="of:=[.AR191]+[.AS190]" office:value-type="float" office:value="379.999" calcext:value-type="float">
            <text:p>379.9990</text:p>
          </table:table-cell>
          <table:table-cell table:style-name="ce24" table:formula="of:=[.AS191]-2*([.$B191]-1)" office:value-type="float" office:value="1.99900000000025" calcext:value-type="float">
            <text:p>1.999</text:p>
          </table:table-cell>
          <table:table-cell office:value-type="float" office:value="63626909394607.3" calcext:value-type="float">
            <text:p>63626909394607.3</text:p>
          </table:table-cell>
          <table:table-cell table:style-name="ce11" table:formula="of:=([.AU191]-[.AU190])/1000" office:value-type="float" office:value="2.00009375" calcext:value-type="float">
            <text:p>2.0001</text:p>
          </table:table-cell>
          <table:table-cell table:style-name="ce11" table:formula="of:=[.AV191]+[.AW190]" office:value-type="float" office:value="377.998" calcext:value-type="float">
            <text:p>377.9980</text:p>
          </table:table-cell>
          <table:table-cell table:style-name="ce25" table:formula="of:=[.AW191]-2*([.$B191]-1)" office:value-type="float" office:value="-0.00200000000000955" calcext:value-type="float">
            <text:p>-0.002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91" calcext:value-type="float">
            <text:p>191</text:p>
          </table:table-cell>
          <table:table-cell office:value-type="float" office:value="63626904199377.4" calcext:value-type="float">
            <text:p>63626904199377.4</text:p>
          </table:table-cell>
          <table:table-cell table:formula="of:=([.C192]-[.C191])/1000" office:value-type="float" office:value="2.0001015625" calcext:value-type="float">
            <text:p>2.0001</text:p>
          </table:table-cell>
          <table:table-cell table:formula="of:=[.D192]+[.E191]" office:value-type="float" office:value="379.9986015625" calcext:value-type="float">
            <text:p>379.9986</text:p>
          </table:table-cell>
          <table:table-cell table:style-name="ce13" table:formula="of:=[.E192]-2*([.$B192]-1)" office:value-type="float" office:value="-0.00139843750008595" calcext:value-type="float">
            <text:p>-0.0013984375</text:p>
          </table:table-cell>
          <table:table-cell office:value-type="float" office:value="63626904682675.2" calcext:value-type="float">
            <text:p>63626904682675.2</text:p>
          </table:table-cell>
          <table:table-cell table:style-name="ce11" table:formula="of:=([.G192]-[.G191])/1000" office:value-type="float" office:value="1.998203125" calcext:value-type="float">
            <text:p>1.9982</text:p>
          </table:table-cell>
          <table:table-cell table:style-name="ce11" table:formula="of:=[.H192]+[.I191]" office:value-type="float" office:value="379.99740625" calcext:value-type="float">
            <text:p>379.9974</text:p>
          </table:table-cell>
          <table:table-cell table:style-name="ce14" table:formula="of:=[.I192]-2*([.$B192]-1)" office:value-type="float" office:value="-0.00259375000013051" calcext:value-type="float">
            <text:p>-0.00259375</text:p>
          </table:table-cell>
          <table:table-cell office:value-type="float" office:value="63626905165575.6" calcext:value-type="float">
            <text:p>63626905165575.6</text:p>
          </table:table-cell>
          <table:table-cell table:style-name="ce11" table:formula="of:=([.K192]-[.K191])/1000" office:value-type="float" office:value="2.0015" calcext:value-type="float">
            <text:p>2.0015</text:p>
          </table:table-cell>
          <table:table-cell table:style-name="ce11" table:formula="of:=[.L192]+[.M191]" office:value-type="float" office:value="379.9996015625" calcext:value-type="float">
            <text:p>379.9996</text:p>
          </table:table-cell>
          <table:table-cell table:style-name="ce15" table:formula="of:=[.M192]-2*([.$B192]-1)" office:value-type="float" office:value="-0.000398437499654847" calcext:value-type="float">
            <text:p>-0.0003984375</text:p>
          </table:table-cell>
          <table:table-cell office:value-type="float" office:value="63626905629851.9" calcext:value-type="float">
            <text:p>63626905629851.9</text:p>
          </table:table-cell>
          <table:table-cell table:style-name="ce11" table:formula="of:=([.O192]-[.O191])/1000" office:value-type="float" office:value="1.998" calcext:value-type="float">
            <text:p>1.9980</text:p>
          </table:table-cell>
          <table:table-cell table:style-name="ce11" table:formula="of:=[.P192]+[.Q191]" office:value-type="float" office:value="379.9978984375" calcext:value-type="float">
            <text:p>379.9979</text:p>
          </table:table-cell>
          <table:table-cell table:style-name="ce16" table:formula="of:=[.Q192]-2*([.$B192]-1)" office:value-type="float" office:value="-0.00210156250045657" calcext:value-type="float">
            <text:p>-0.0021015625</text:p>
          </table:table-cell>
          <table:table-cell office:value-type="float" office:value="63626906095182.7" calcext:value-type="float">
            <text:p>63626906095182.7</text:p>
          </table:table-cell>
          <table:table-cell table:style-name="ce11" table:formula="of:=([.S192]-[.S191])/1000" office:value-type="float" office:value="2.00090625" calcext:value-type="float">
            <text:p>2.0009</text:p>
          </table:table-cell>
          <table:table-cell table:style-name="ce11" table:formula="of:=[.T192]+[.U191]" office:value-type="float" office:value="380.0008046875" calcext:value-type="float">
            <text:p>380.0008</text:p>
          </table:table-cell>
          <table:table-cell table:style-name="ce17" table:formula="of:=[.U192]-2*([.$B192]-1)" office:value-type="float" office:value="0.000804687500078671" calcext:value-type="float">
            <text:p>0.0008046875</text:p>
          </table:table-cell>
          <table:table-cell office:value-type="float" office:value="63626906579935.6" calcext:value-type="float">
            <text:p>63626906579935.6</text:p>
          </table:table-cell>
          <table:table-cell table:style-name="ce11" table:formula="of:=([.W192]-[.W191])/1000" office:value-type="float" office:value="1.9996015625" calcext:value-type="float">
            <text:p>1.9996</text:p>
          </table:table-cell>
          <table:table-cell table:style-name="ce11" table:formula="of:=[.X192]+[.Y191]" office:value-type="float" office:value="379.9991015625" calcext:value-type="float">
            <text:p>379.9991</text:p>
          </table:table-cell>
          <table:table-cell table:style-name="ce18" table:formula="of:=[.Y192]-2*([.$B192]-1)" office:value-type="float" office:value="-0.000898437499984084" calcext:value-type="float">
            <text:p>-0.0008984375</text:p>
          </table:table-cell>
          <table:table-cell office:value-type="float" office:value="63626907045387" calcext:value-type="float">
            <text:p>63626907045387</text:p>
          </table:table-cell>
          <table:table-cell table:style-name="ce11" table:formula="of:=([.AA192]-[.AA191])/1000" office:value-type="float" office:value="1.9998984375" calcext:value-type="float">
            <text:p>1.9999</text:p>
          </table:table-cell>
          <table:table-cell table:style-name="ce11" table:formula="of:=[.AB192]+[.AC191]" office:value-type="float" office:value="379.999203125" calcext:value-type="float">
            <text:p>379.9992</text:p>
          </table:table-cell>
          <table:table-cell table:style-name="ce19" table:formula="of:=[.AC192]-2*([.$B192]-1)" office:value-type="float" office:value="-0.000796875000048658" calcext:value-type="float">
            <text:p>-0.000796875</text:p>
          </table:table-cell>
          <table:table-cell office:value-type="float" office:value="63626907519620.6" calcext:value-type="float">
            <text:p>63626907519620.6</text:p>
          </table:table-cell>
          <table:table-cell table:style-name="ce11" table:formula="of:=([.AE192]-[.AE191])/1000" office:value-type="float" office:value="1.9991015625" calcext:value-type="float">
            <text:p>1.9991</text:p>
          </table:table-cell>
          <table:table-cell table:style-name="ce11" table:formula="of:=[.AF192]+[.AG191]" office:value-type="float" office:value="379.9976015625" calcext:value-type="float">
            <text:p>379.9976</text:p>
          </table:table-cell>
          <table:table-cell table:style-name="ce20" table:formula="of:=[.AG192]-2*([.$B192]-1)" office:value-type="float" office:value="-0.00239843750000546" calcext:value-type="float">
            <text:p>-0.0023984375</text:p>
          </table:table-cell>
          <table:table-cell office:value-type="float" office:value="63626907989293" calcext:value-type="float">
            <text:p>63626907989293</text:p>
          </table:table-cell>
          <table:table-cell table:style-name="ce11" table:formula="of:=([.AI192]-[.AI191])/1000" office:value-type="float" office:value="2.0015" calcext:value-type="float">
            <text:p>2.0015</text:p>
          </table:table-cell>
          <table:table-cell table:style-name="ce11" table:formula="of:=[.AJ192]+[.AK191]" office:value-type="float" office:value="379.9996015625" calcext:value-type="float">
            <text:p>379.9996</text:p>
          </table:table-cell>
          <table:table-cell table:style-name="ce21" table:formula="of:=[.AK192]-2*([.$B192]-1)" office:value-type="float" office:value="-0.000398437499825377" calcext:value-type="float">
            <text:p>-0.0003984375</text:p>
          </table:table-cell>
          <table:table-cell office:value-type="float" office:value="63626908455100" calcext:value-type="float">
            <text:p>63626908455100</text:p>
          </table:table-cell>
          <table:table-cell table:style-name="ce11" table:formula="of:=([.AM192]-[.AM191])/1000" office:value-type="float" office:value="1.998703125" calcext:value-type="float">
            <text:p>1.9987</text:p>
          </table:table-cell>
          <table:table-cell table:style-name="ce11" table:formula="of:=[.AN192]+[.AO191]" office:value-type="float" office:value="379.9966015625" calcext:value-type="float">
            <text:p>379.9966</text:p>
          </table:table-cell>
          <table:table-cell table:style-name="ce22" table:formula="of:=[.AO192]-2*([.$B192]-1)" office:value-type="float" office:value="-0.00339843749998181" calcext:value-type="float">
            <text:p>-0.0033984375</text:p>
          </table:table-cell>
          <table:table-cell office:value-type="float" office:value="63626908926836.1" calcext:value-type="float">
            <text:p>63626908926836.1</text:p>
          </table:table-cell>
          <table:table-cell table:style-name="ce23" table:formula="of:=([.AQ192]-[.AQ191])/1000" office:value-type="float" office:value="1.9996015625" calcext:value-type="float">
            <text:p>1.9996</text:p>
          </table:table-cell>
          <table:table-cell table:style-name="ce11" table:formula="of:=[.AR192]+[.AS191]" office:value-type="float" office:value="381.9986015625" calcext:value-type="float">
            <text:p>381.9986</text:p>
          </table:table-cell>
          <table:table-cell table:style-name="ce24" table:formula="of:=[.AS192]-2*([.$B192]-1)" office:value-type="float" office:value="1.99860156250026" calcext:value-type="float">
            <text:p>1.9986015625</text:p>
          </table:table-cell>
          <table:table-cell office:value-type="float" office:value="63626909396607.5" calcext:value-type="float">
            <text:p>63626909396607.5</text:p>
          </table:table-cell>
          <table:table-cell table:style-name="ce11" table:formula="of:=([.AU192]-[.AU191])/1000" office:value-type="float" office:value="2.000203125" calcext:value-type="float">
            <text:p>2.0002</text:p>
          </table:table-cell>
          <table:table-cell table:style-name="ce11" table:formula="of:=[.AV192]+[.AW191]" office:value-type="float" office:value="379.998203125" calcext:value-type="float">
            <text:p>379.9982</text:p>
          </table:table-cell>
          <table:table-cell table:style-name="ce25" table:formula="of:=[.AW192]-2*([.$B192]-1)" office:value-type="float" office:value="-0.00179687500002501" calcext:value-type="float">
            <text:p>-0.0017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92" calcext:value-type="float">
            <text:p>192</text:p>
          </table:table-cell>
          <table:table-cell office:value-type="float" office:value="63626904201376.8" calcext:value-type="float">
            <text:p>63626904201376.8</text:p>
          </table:table-cell>
          <table:table-cell table:formula="of:=([.C193]-[.C192])/1000" office:value-type="float" office:value="1.9993984375" calcext:value-type="float">
            <text:p>1.9994</text:p>
          </table:table-cell>
          <table:table-cell table:formula="of:=[.D193]+[.E192]" office:value-type="float" office:value="381.998" calcext:value-type="float">
            <text:p>381.9980</text:p>
          </table:table-cell>
          <table:table-cell table:style-name="ce13" table:formula="of:=[.E193]-2*([.$B193]-1)" office:value-type="float" office:value="-0.00200000000006639" calcext:value-type="float">
            <text:p>-0.002</text:p>
          </table:table-cell>
          <table:table-cell office:value-type="float" office:value="63626904684680.5" calcext:value-type="float">
            <text:p>63626904684680.5</text:p>
          </table:table-cell>
          <table:table-cell table:style-name="ce11" table:formula="of:=([.G193]-[.G192])/1000" office:value-type="float" office:value="2.005296875" calcext:value-type="float">
            <text:p>2.0053</text:p>
          </table:table-cell>
          <table:table-cell table:style-name="ce11" table:formula="of:=[.H193]+[.I192]" office:value-type="float" office:value="382.002703125" calcext:value-type="float">
            <text:p>382.0027</text:p>
          </table:table-cell>
          <table:table-cell table:style-name="ce14" table:formula="of:=[.I193]-2*([.$B193]-1)" office:value-type="float" office:value="0.00270312499986858" calcext:value-type="float">
            <text:p>0.002703125</text:p>
          </table:table-cell>
          <table:table-cell office:value-type="float" office:value="63626905167574.4" calcext:value-type="float">
            <text:p>63626905167574.4</text:p>
          </table:table-cell>
          <table:table-cell table:style-name="ce11" table:formula="of:=([.K193]-[.K192])/1000" office:value-type="float" office:value="1.998796875" calcext:value-type="float">
            <text:p>1.9988</text:p>
          </table:table-cell>
          <table:table-cell table:style-name="ce11" table:formula="of:=[.L193]+[.M192]" office:value-type="float" office:value="381.9983984375" calcext:value-type="float">
            <text:p>381.9984</text:p>
          </table:table-cell>
          <table:table-cell table:style-name="ce15" table:formula="of:=[.M193]-2*([.$B193]-1)" office:value-type="float" office:value="-0.00160156249967258" calcext:value-type="float">
            <text:p>-0.0016015625</text:p>
          </table:table-cell>
          <table:table-cell office:value-type="float" office:value="63626905631852.8" calcext:value-type="float">
            <text:p>63626905631852.8</text:p>
          </table:table-cell>
          <table:table-cell table:style-name="ce11" table:formula="of:=([.O193]-[.O192])/1000" office:value-type="float" office:value="2.0008984375" calcext:value-type="float">
            <text:p>2.0009</text:p>
          </table:table-cell>
          <table:table-cell table:style-name="ce11" table:formula="of:=[.P193]+[.Q192]" office:value-type="float" office:value="381.998796875" calcext:value-type="float">
            <text:p>381.9988</text:p>
          </table:table-cell>
          <table:table-cell table:style-name="ce16" table:formula="of:=[.Q193]-2*([.$B193]-1)" office:value-type="float" office:value="-0.00120312500047248" calcext:value-type="float">
            <text:p>-0.001203125</text:p>
          </table:table-cell>
          <table:table-cell office:value-type="float" office:value="63626906097181" calcext:value-type="float">
            <text:p>63626906097181</text:p>
          </table:table-cell>
          <table:table-cell table:style-name="ce11" table:formula="of:=([.S193]-[.S192])/1000" office:value-type="float" office:value="1.998296875" calcext:value-type="float">
            <text:p>1.9983</text:p>
          </table:table-cell>
          <table:table-cell table:style-name="ce11" table:formula="of:=[.T193]+[.U192]" office:value-type="float" office:value="381.9991015625" calcext:value-type="float">
            <text:p>381.9991</text:p>
          </table:table-cell>
          <table:table-cell table:style-name="ce17" table:formula="of:=[.U193]-2*([.$B193]-1)" office:value-type="float" office:value="-0.00089843749992724" calcext:value-type="float">
            <text:p>-0.0008984375</text:p>
          </table:table-cell>
          <table:table-cell office:value-type="float" office:value="63626906581934.8" calcext:value-type="float">
            <text:p>63626906581934.8</text:p>
          </table:table-cell>
          <table:table-cell table:style-name="ce11" table:formula="of:=([.W193]-[.W192])/1000" office:value-type="float" office:value="1.9991953125" calcext:value-type="float">
            <text:p>1.9992</text:p>
          </table:table-cell>
          <table:table-cell table:style-name="ce11" table:formula="of:=[.X193]+[.Y192]" office:value-type="float" office:value="381.998296875" calcext:value-type="float">
            <text:p>381.9983</text:p>
          </table:table-cell>
          <table:table-cell table:style-name="ce18" table:formula="of:=[.Y193]-2*([.$B193]-1)" office:value-type="float" office:value="-0.00170312500000591" calcext:value-type="float">
            <text:p>-0.001703125</text:p>
          </table:table-cell>
          <table:table-cell office:value-type="float" office:value="63626907047385.4" calcext:value-type="float">
            <text:p>63626907047385.4</text:p>
          </table:table-cell>
          <table:table-cell table:style-name="ce11" table:formula="of:=([.AA193]-[.AA192])/1000" office:value-type="float" office:value="1.9983984375" calcext:value-type="float">
            <text:p>1.9984</text:p>
          </table:table-cell>
          <table:table-cell table:style-name="ce11" table:formula="of:=[.AB193]+[.AC192]" office:value-type="float" office:value="381.9976015625" calcext:value-type="float">
            <text:p>381.9976</text:p>
          </table:table-cell>
          <table:table-cell table:style-name="ce19" table:formula="of:=[.AC193]-2*([.$B193]-1)" office:value-type="float" office:value="-0.0023984375000623" calcext:value-type="float">
            <text:p>-0.0023984375</text:p>
          </table:table-cell>
          <table:table-cell office:value-type="float" office:value="63626907521622.5" calcext:value-type="float">
            <text:p>63626907521622.5</text:p>
          </table:table-cell>
          <table:table-cell table:style-name="ce11" table:formula="of:=([.AE193]-[.AE192])/1000" office:value-type="float" office:value="2.0018984375" calcext:value-type="float">
            <text:p>2.0019</text:p>
          </table:table-cell>
          <table:table-cell table:style-name="ce11" table:formula="of:=[.AF193]+[.AG192]" office:value-type="float" office:value="381.9995" calcext:value-type="float">
            <text:p>381.9995</text:p>
          </table:table-cell>
          <table:table-cell table:style-name="ce20" table:formula="of:=[.AG193]-2*([.$B193]-1)" office:value-type="float" office:value="-0.000499999999988177" calcext:value-type="float">
            <text:p>-0.0005</text:p>
          </table:table-cell>
          <table:table-cell office:value-type="float" office:value="63626907991291.4" calcext:value-type="float">
            <text:p>63626907991291.4</text:p>
          </table:table-cell>
          <table:table-cell table:style-name="ce11" table:formula="of:=([.AI193]-[.AI192])/1000" office:value-type="float" office:value="1.9983984375" calcext:value-type="float">
            <text:p>1.9984</text:p>
          </table:table-cell>
          <table:table-cell table:style-name="ce11" table:formula="of:=[.AJ193]+[.AK192]" office:value-type="float" office:value="381.998" calcext:value-type="float">
            <text:p>381.9980</text:p>
          </table:table-cell>
          <table:table-cell table:style-name="ce21" table:formula="of:=[.AK193]-2*([.$B193]-1)" office:value-type="float" office:value="-0.00199999999983902" calcext:value-type="float">
            <text:p>-0.002</text:p>
          </table:table-cell>
          <table:table-cell office:value-type="float" office:value="63626908457100.4" calcext:value-type="float">
            <text:p>63626908457100.4</text:p>
          </table:table-cell>
          <table:table-cell table:style-name="ce11" table:formula="of:=([.AM193]-[.AM192])/1000" office:value-type="float" office:value="2.0003984375" calcext:value-type="float">
            <text:p>2.0004</text:p>
          </table:table-cell>
          <table:table-cell table:style-name="ce11" table:formula="of:=[.AN193]+[.AO192]" office:value-type="float" office:value="381.997" calcext:value-type="float">
            <text:p>381.9970</text:p>
          </table:table-cell>
          <table:table-cell table:style-name="ce22" table:formula="of:=[.AO193]-2*([.$B193]-1)" office:value-type="float" office:value="-0.0029999999999859" calcext:value-type="float">
            <text:p>-0.003</text:p>
          </table:table-cell>
          <table:table-cell office:value-type="float" office:value="63626908928836.6" calcext:value-type="float">
            <text:p>63626908928836.6</text:p>
          </table:table-cell>
          <table:table-cell table:style-name="ce23" table:formula="of:=([.AQ193]-[.AQ192])/1000" office:value-type="float" office:value="2.0005" calcext:value-type="float">
            <text:p>2.0005</text:p>
          </table:table-cell>
          <table:table-cell table:style-name="ce11" table:formula="of:=[.AR193]+[.AS192]" office:value-type="float" office:value="383.9991015625" calcext:value-type="float">
            <text:p>383.9991</text:p>
          </table:table-cell>
          <table:table-cell table:style-name="ce24" table:formula="of:=[.AS193]-2*([.$B193]-1)" office:value-type="float" office:value="1.99910156250024" calcext:value-type="float">
            <text:p>1.9991015625</text:p>
          </table:table-cell>
          <table:table-cell office:value-type="float" office:value="63626909398608.1" calcext:value-type="float">
            <text:p>63626909398608.1</text:p>
          </table:table-cell>
          <table:table-cell table:style-name="ce11" table:formula="of:=([.AU193]-[.AU192])/1000" office:value-type="float" office:value="2.0006015625" calcext:value-type="float">
            <text:p>2.0006</text:p>
          </table:table-cell>
          <table:table-cell table:style-name="ce11" table:formula="of:=[.AV193]+[.AW192]" office:value-type="float" office:value="381.9988046875" calcext:value-type="float">
            <text:p>381.9988</text:p>
          </table:table-cell>
          <table:table-cell table:style-name="ce25" table:formula="of:=[.AW193]-2*([.$B193]-1)" office:value-type="float" office:value="-0.00119531250004457" calcext:value-type="float">
            <text:p>-0.0011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193" calcext:value-type="float">
            <text:p>193</text:p>
          </table:table-cell>
          <table:table-cell office:value-type="float" office:value="63626904203378" calcext:value-type="float">
            <text:p>63626904203378</text:p>
          </table:table-cell>
          <table:table-cell table:formula="of:=([.C194]-[.C193])/1000" office:value-type="float" office:value="2.001203125" calcext:value-type="float">
            <text:p>2.0012</text:p>
          </table:table-cell>
          <table:table-cell table:formula="of:=[.D194]+[.E193]" office:value-type="float" office:value="383.999203125" calcext:value-type="float">
            <text:p>383.9992</text:p>
          </table:table-cell>
          <table:table-cell table:style-name="ce13" table:formula="of:=[.E194]-2*([.$B194]-1)" office:value-type="float" office:value="-0.000796875000048658" calcext:value-type="float">
            <text:p>-0.000796875</text:p>
          </table:table-cell>
          <table:table-cell office:value-type="float" office:value="63626904686678.7" calcext:value-type="float">
            <text:p>63626904686678.7</text:p>
          </table:table-cell>
          <table:table-cell table:style-name="ce11" table:formula="of:=([.G194]-[.G193])/1000" office:value-type="float" office:value="1.998203125" calcext:value-type="float">
            <text:p>1.9982</text:p>
          </table:table-cell>
          <table:table-cell table:style-name="ce11" table:formula="of:=[.H194]+[.I193]" office:value-type="float" office:value="384.00090625" calcext:value-type="float">
            <text:p>384.0009</text:p>
          </table:table-cell>
          <table:table-cell table:style-name="ce14" table:formula="of:=[.I194]-2*([.$B194]-1)" office:value-type="float" office:value="0.000906249999843567" calcext:value-type="float">
            <text:p>0.00090625</text:p>
          </table:table-cell>
          <table:table-cell office:value-type="float" office:value="63626905169576.1" calcext:value-type="float">
            <text:p>63626905169576.1</text:p>
          </table:table-cell>
          <table:table-cell table:style-name="ce11" table:formula="of:=([.K194]-[.K193])/1000" office:value-type="float" office:value="2.001703125" calcext:value-type="float">
            <text:p>2.0017</text:p>
          </table:table-cell>
          <table:table-cell table:style-name="ce11" table:formula="of:=[.L194]+[.M193]" office:value-type="float" office:value="384.0001015625" calcext:value-type="float">
            <text:p>384.0001</text:p>
          </table:table-cell>
          <table:table-cell table:style-name="ce15" table:formula="of:=[.M194]-2*([.$B194]-1)" office:value-type="float" office:value="0.00010156250033333" calcext:value-type="float">
            <text:p>0.0001015625</text:p>
          </table:table-cell>
          <table:table-cell office:value-type="float" office:value="63626905633851.8" calcext:value-type="float">
            <text:p>63626905633851.8</text:p>
          </table:table-cell>
          <table:table-cell table:style-name="ce11" table:formula="of:=([.O194]-[.O193])/1000" office:value-type="float" office:value="1.999" calcext:value-type="float">
            <text:p>1.9990</text:p>
          </table:table-cell>
          <table:table-cell table:style-name="ce11" table:formula="of:=[.P194]+[.Q193]" office:value-type="float" office:value="383.997796875" calcext:value-type="float">
            <text:p>383.9978</text:p>
          </table:table-cell>
          <table:table-cell table:style-name="ce16" table:formula="of:=[.Q194]-2*([.$B194]-1)" office:value-type="float" office:value="-0.00220312500044884" calcext:value-type="float">
            <text:p>-0.002203125</text:p>
          </table:table-cell>
          <table:table-cell office:value-type="float" office:value="63626906099181" calcext:value-type="float">
            <text:p>63626906099181</text:p>
          </table:table-cell>
          <table:table-cell table:style-name="ce11" table:formula="of:=([.S194]-[.S193])/1000" office:value-type="float" office:value="2" calcext:value-type="float">
            <text:p>2.0000</text:p>
          </table:table-cell>
          <table:table-cell table:style-name="ce11" table:formula="of:=[.T194]+[.U193]" office:value-type="float" office:value="383.9991015625" calcext:value-type="float">
            <text:p>383.9991</text:p>
          </table:table-cell>
          <table:table-cell table:style-name="ce17" table:formula="of:=[.U194]-2*([.$B194]-1)" office:value-type="float" office:value="-0.00089843749992724" calcext:value-type="float">
            <text:p>-0.0008984375</text:p>
          </table:table-cell>
          <table:table-cell office:value-type="float" office:value="63626906583935.8" calcext:value-type="float">
            <text:p>63626906583935.8</text:p>
          </table:table-cell>
          <table:table-cell table:style-name="ce11" table:formula="of:=([.W194]-[.W193])/1000" office:value-type="float" office:value="2.001" calcext:value-type="float">
            <text:p>2.0010</text:p>
          </table:table-cell>
          <table:table-cell table:style-name="ce11" table:formula="of:=[.X194]+[.Y193]" office:value-type="float" office:value="383.999296875" calcext:value-type="float">
            <text:p>383.9993</text:p>
          </table:table-cell>
          <table:table-cell table:style-name="ce18" table:formula="of:=[.Y194]-2*([.$B194]-1)" office:value-type="float" office:value="-0.000703125000029559" calcext:value-type="float">
            <text:p>-0.000703125</text:p>
          </table:table-cell>
          <table:table-cell office:value-type="float" office:value="63626907049385.5" calcext:value-type="float">
            <text:p>63626907049385.5</text:p>
          </table:table-cell>
          <table:table-cell table:style-name="ce11" table:formula="of:=([.AA194]-[.AA193])/1000" office:value-type="float" office:value="2.0001015625" calcext:value-type="float">
            <text:p>2.0001</text:p>
          </table:table-cell>
          <table:table-cell table:style-name="ce11" table:formula="of:=[.AB194]+[.AC193]" office:value-type="float" office:value="383.997703125" calcext:value-type="float">
            <text:p>383.9977</text:p>
          </table:table-cell>
          <table:table-cell table:style-name="ce19" table:formula="of:=[.AC194]-2*([.$B194]-1)" office:value-type="float" office:value="-0.00229687500007003" calcext:value-type="float">
            <text:p>-0.002296875</text:p>
          </table:table-cell>
          <table:table-cell office:value-type="float" office:value="63626907523622.6" calcext:value-type="float">
            <text:p>63626907523622.6</text:p>
          </table:table-cell>
          <table:table-cell table:style-name="ce11" table:formula="of:=([.AE194]-[.AE193])/1000" office:value-type="float" office:value="2.0001015625" calcext:value-type="float">
            <text:p>2.0001</text:p>
          </table:table-cell>
          <table:table-cell table:style-name="ce11" table:formula="of:=[.AF194]+[.AG193]" office:value-type="float" office:value="383.9996015625" calcext:value-type="float">
            <text:p>383.9996</text:p>
          </table:table-cell>
          <table:table-cell table:style-name="ce20" table:formula="of:=[.AG194]-2*([.$B194]-1)" office:value-type="float" office:value="-0.000398437499995907" calcext:value-type="float">
            <text:p>-0.0003984375</text:p>
          </table:table-cell>
          <table:table-cell office:value-type="float" office:value="63626907993291.1" calcext:value-type="float">
            <text:p>63626907993291.1</text:p>
          </table:table-cell>
          <table:table-cell table:style-name="ce11" table:formula="of:=([.AI194]-[.AI193])/1000" office:value-type="float" office:value="1.999703125" calcext:value-type="float">
            <text:p>1.9997</text:p>
          </table:table-cell>
          <table:table-cell table:style-name="ce11" table:formula="of:=[.AJ194]+[.AK193]" office:value-type="float" office:value="383.997703125" calcext:value-type="float">
            <text:p>383.9977</text:p>
          </table:table-cell>
          <table:table-cell table:style-name="ce21" table:formula="of:=[.AK194]-2*([.$B194]-1)" office:value-type="float" office:value="-0.00229687499984266" calcext:value-type="float">
            <text:p>-0.002296875</text:p>
          </table:table-cell>
          <table:table-cell office:value-type="float" office:value="63626908459100.6" calcext:value-type="float">
            <text:p>63626908459100.6</text:p>
          </table:table-cell>
          <table:table-cell table:style-name="ce11" table:formula="of:=([.AM194]-[.AM193])/1000" office:value-type="float" office:value="2.000203125" calcext:value-type="float">
            <text:p>2.0002</text:p>
          </table:table-cell>
          <table:table-cell table:style-name="ce11" table:formula="of:=[.AN194]+[.AO193]" office:value-type="float" office:value="383.997203125" calcext:value-type="float">
            <text:p>383.9972</text:p>
          </table:table-cell>
          <table:table-cell table:style-name="ce22" table:formula="of:=[.AO194]-2*([.$B194]-1)" office:value-type="float" office:value="-0.00279687500000136" calcext:value-type="float">
            <text:p>-0.002796875</text:p>
          </table:table-cell>
          <table:table-cell office:value-type="float" office:value="63626908930836" calcext:value-type="float">
            <text:p>63626908930836</text:p>
          </table:table-cell>
          <table:table-cell table:style-name="ce23" table:formula="of:=([.AQ194]-[.AQ193])/1000" office:value-type="float" office:value="1.9993984375" calcext:value-type="float">
            <text:p>1.9994</text:p>
          </table:table-cell>
          <table:table-cell table:style-name="ce11" table:formula="of:=[.AR194]+[.AS193]" office:value-type="float" office:value="385.9985" calcext:value-type="float">
            <text:p>385.9985</text:p>
          </table:table-cell>
          <table:table-cell table:style-name="ce24" table:formula="of:=[.AS194]-2*([.$B194]-1)" office:value-type="float" office:value="1.99850000000026" calcext:value-type="float">
            <text:p>1.9985</text:p>
          </table:table-cell>
          <table:table-cell office:value-type="float" office:value="63626909400607.3" calcext:value-type="float">
            <text:p>63626909400607.3</text:p>
          </table:table-cell>
          <table:table-cell table:style-name="ce11" table:formula="of:=([.AU194]-[.AU193])/1000" office:value-type="float" office:value="1.9991953125" calcext:value-type="float">
            <text:p>1.9992</text:p>
          </table:table-cell>
          <table:table-cell table:style-name="ce11" table:formula="of:=[.AV194]+[.AW193]" office:value-type="float" office:value="383.998" calcext:value-type="float">
            <text:p>383.9980</text:p>
          </table:table-cell>
          <table:table-cell table:style-name="ce25" table:formula="of:=[.AW194]-2*([.$B194]-1)" office:value-type="float" office:value="-0.00200000000006639" calcext:value-type="float">
            <text:p>-0.002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10" office:value-type="float" office:value="194" calcext:value-type="float">
            <text:p>194</text:p>
          </table:table-cell>
          <table:table-cell office:value-type="float" office:value="63626904205378.8" calcext:value-type="float">
            <text:p>63626904205378.8</text:p>
          </table:table-cell>
          <table:table-cell table:formula="of:=([.C195]-[.C194])/1000" office:value-type="float" office:value="2.000796875" calcext:value-type="float">
            <text:p>2.0008</text:p>
          </table:table-cell>
          <table:table-cell table:formula="of:=[.D195]+[.E194]" office:value-type="float" office:value="386" calcext:value-type="float">
            <text:p>386.0000</text:p>
          </table:table-cell>
          <table:table-cell table:style-name="ce13" table:formula="of:=[.E195]-2*([.$B195]-1)" office:value-type="float" office:value="0" calcext:value-type="float">
            <text:p>0</text:p>
          </table:table-cell>
          <table:table-cell office:value-type="float" office:value="63626904688676.4" calcext:value-type="float">
            <text:p>63626904688676.4</text:p>
          </table:table-cell>
          <table:table-cell table:style-name="ce11" table:formula="of:=([.G195]-[.G194])/1000" office:value-type="float" office:value="1.9976953125" calcext:value-type="float">
            <text:p>1.9977</text:p>
          </table:table-cell>
          <table:table-cell table:style-name="ce11" table:formula="of:=[.H195]+[.I194]" office:value-type="float" office:value="385.9986015625" calcext:value-type="float">
            <text:p>385.9986</text:p>
          </table:table-cell>
          <table:table-cell table:style-name="ce14" table:formula="of:=[.I195]-2*([.$B195]-1)" office:value-type="float" office:value="-0.00139843750014279" calcext:value-type="float">
            <text:p>-0.0013984375</text:p>
          </table:table-cell>
          <table:table-cell office:value-type="float" office:value="63626905171574" calcext:value-type="float">
            <text:p>63626905171574</text:p>
          </table:table-cell>
          <table:table-cell table:style-name="ce11" table:formula="of:=([.K195]-[.K194])/1000" office:value-type="float" office:value="1.9978984375" calcext:value-type="float">
            <text:p>1.9979</text:p>
          </table:table-cell>
          <table:table-cell table:style-name="ce11" table:formula="of:=[.L195]+[.M194]" office:value-type="float" office:value="385.998" calcext:value-type="float">
            <text:p>385.9980</text:p>
          </table:table-cell>
          <table:table-cell table:style-name="ce15" table:formula="of:=[.M195]-2*([.$B195]-1)" office:value-type="float" office:value="-0.00199999999966849" calcext:value-type="float">
            <text:p>-0.002</text:p>
          </table:table-cell>
          <table:table-cell office:value-type="float" office:value="63626905635852.9" calcext:value-type="float">
            <text:p>63626905635852.9</text:p>
          </table:table-cell>
          <table:table-cell table:style-name="ce11" table:formula="of:=([.O195]-[.O194])/1000" office:value-type="float" office:value="2.0011015625" calcext:value-type="float">
            <text:p>2.0011</text:p>
          </table:table-cell>
          <table:table-cell table:style-name="ce11" table:formula="of:=[.P195]+[.Q194]" office:value-type="float" office:value="385.9988984375" calcext:value-type="float">
            <text:p>385.9989</text:p>
          </table:table-cell>
          <table:table-cell table:style-name="ce16" table:formula="of:=[.Q195]-2*([.$B195]-1)" office:value-type="float" office:value="-0.00110156250042337" calcext:value-type="float">
            <text:p>-0.0011015625</text:p>
          </table:table-cell>
          <table:table-cell office:value-type="float" office:value="63626906101179.7" calcext:value-type="float">
            <text:p>63626906101179.7</text:p>
          </table:table-cell>
          <table:table-cell table:style-name="ce11" table:formula="of:=([.S195]-[.S194])/1000" office:value-type="float" office:value="1.998703125" calcext:value-type="float">
            <text:p>1.9987</text:p>
          </table:table-cell>
          <table:table-cell table:style-name="ce11" table:formula="of:=[.T195]+[.U194]" office:value-type="float" office:value="385.9978046875" calcext:value-type="float">
            <text:p>385.9978</text:p>
          </table:table-cell>
          <table:table-cell table:style-name="ce17" table:formula="of:=[.U195]-2*([.$B195]-1)" office:value-type="float" office:value="-0.00219531249990723" calcext:value-type="float">
            <text:p>-0.0021953125</text:p>
          </table:table-cell>
          <table:table-cell office:value-type="float" office:value="63626906585936.4" calcext:value-type="float">
            <text:p>63626906585936.4</text:p>
          </table:table-cell>
          <table:table-cell table:style-name="ce11" table:formula="of:=([.W195]-[.W194])/1000" office:value-type="float" office:value="2.0006015625" calcext:value-type="float">
            <text:p>2.0006</text:p>
          </table:table-cell>
          <table:table-cell table:style-name="ce11" table:formula="of:=[.X195]+[.Y194]" office:value-type="float" office:value="385.9998984375" calcext:value-type="float">
            <text:p>385.9999</text:p>
          </table:table-cell>
          <table:table-cell table:style-name="ce18" table:formula="of:=[.Y195]-2*([.$B195]-1)" office:value-type="float" office:value="-0.000101562500049113" calcext:value-type="float">
            <text:p>-0.0001015625</text:p>
          </table:table-cell>
          <table:table-cell office:value-type="float" office:value="63626907051385" calcext:value-type="float">
            <text:p>63626907051385</text:p>
          </table:table-cell>
          <table:table-cell table:style-name="ce11" table:formula="of:=([.AA195]-[.AA194])/1000" office:value-type="float" office:value="1.9995" calcext:value-type="float">
            <text:p>1.9995</text:p>
          </table:table-cell>
          <table:table-cell table:style-name="ce11" table:formula="of:=[.AB195]+[.AC194]" office:value-type="float" office:value="385.997203125" calcext:value-type="float">
            <text:p>385.9972</text:p>
          </table:table-cell>
          <table:table-cell table:style-name="ce19" table:formula="of:=[.AC195]-2*([.$B195]-1)" office:value-type="float" office:value="-0.00279687500005821" calcext:value-type="float">
            <text:p>-0.002796875</text:p>
          </table:table-cell>
          <table:table-cell office:value-type="float" office:value="63626907525621.4" calcext:value-type="float">
            <text:p>63626907525621.4</text:p>
          </table:table-cell>
          <table:table-cell table:style-name="ce11" table:formula="of:=([.AE195]-[.AE194])/1000" office:value-type="float" office:value="1.998796875" calcext:value-type="float">
            <text:p>1.9988</text:p>
          </table:table-cell>
          <table:table-cell table:style-name="ce11" table:formula="of:=[.AF195]+[.AG194]" office:value-type="float" office:value="385.9983984375" calcext:value-type="float">
            <text:p>385.9984</text:p>
          </table:table-cell>
          <table:table-cell table:style-name="ce20" table:formula="of:=[.AG195]-2*([.$B195]-1)" office:value-type="float" office:value="-0.00160156250001364" calcext:value-type="float">
            <text:p>-0.0016015625</text:p>
          </table:table-cell>
          <table:table-cell office:value-type="float" office:value="63626907995293.7" calcext:value-type="float">
            <text:p>63626907995293.7</text:p>
          </table:table-cell>
          <table:table-cell table:style-name="ce11" table:formula="of:=([.AI195]-[.AI194])/1000" office:value-type="float" office:value="2.0026015625" calcext:value-type="float">
            <text:p>2.0026</text:p>
          </table:table-cell>
          <table:table-cell table:style-name="ce11" table:formula="of:=[.AJ195]+[.AK194]" office:value-type="float" office:value="386.0003046875" calcext:value-type="float">
            <text:p>386.0003</text:p>
          </table:table-cell>
          <table:table-cell table:style-name="ce21" table:formula="of:=[.AK195]-2*([.$B195]-1)" office:value-type="float" office:value="0.000304687500147338" calcext:value-type="float">
            <text:p>0.0003046875</text:p>
          </table:table-cell>
          <table:table-cell office:value-type="float" office:value="63626908461102.1" calcext:value-type="float">
            <text:p>63626908461102.1</text:p>
          </table:table-cell>
          <table:table-cell table:style-name="ce11" table:formula="of:=([.AM195]-[.AM194])/1000" office:value-type="float" office:value="2.0015" calcext:value-type="float">
            <text:p>2.0015</text:p>
          </table:table-cell>
          <table:table-cell table:style-name="ce11" table:formula="of:=[.AN195]+[.AO194]" office:value-type="float" office:value="385.998703125" calcext:value-type="float">
            <text:p>385.9987</text:p>
          </table:table-cell>
          <table:table-cell table:style-name="ce22" table:formula="of:=[.AO195]-2*([.$B195]-1)" office:value-type="float" office:value="-0.00129687499997999" calcext:value-type="float">
            <text:p>-0.001296875</text:p>
          </table:table-cell>
          <table:table-cell office:value-type="float" office:value="63626908932837.9" calcext:value-type="float">
            <text:p>63626908932837.9</text:p>
          </table:table-cell>
          <table:table-cell table:style-name="ce23" table:formula="of:=([.AQ195]-[.AQ194])/1000" office:value-type="float" office:value="2.0018984375" calcext:value-type="float">
            <text:p>2.0019</text:p>
          </table:table-cell>
          <table:table-cell table:style-name="ce11" table:formula="of:=[.AR195]+[.AS194]" office:value-type="float" office:value="388.0003984375" calcext:value-type="float">
            <text:p>388.0004</text:p>
          </table:table-cell>
          <table:table-cell table:style-name="ce24" table:formula="of:=[.AS195]-2*([.$B195]-1)" office:value-type="float" office:value="2.00039843750028" calcext:value-type="float">
            <text:p>2.0003984375</text:p>
          </table:table-cell>
          <table:table-cell office:value-type="float" office:value="63626909402609.1" calcext:value-type="float">
            <text:p>63626909402609.1</text:p>
          </table:table-cell>
          <table:table-cell table:style-name="ce11" table:formula="of:=([.AU195]-[.AU194])/1000" office:value-type="float" office:value="2.0018046875" calcext:value-type="float">
            <text:p>2.0018</text:p>
          </table:table-cell>
          <table:table-cell table:style-name="ce11" table:formula="of:=[.AV195]+[.AW194]" office:value-type="float" office:value="385.9998046875" calcext:value-type="float">
            <text:p>385.9998</text:p>
          </table:table-cell>
          <table:table-cell table:style-name="ce25" table:formula="of:=[.AW195]-2*([.$B195]-1)" office:value-type="float" office:value="-0.000195312500068212" calcext:value-type="float">
            <text:p>-0.0001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10" office:value-type="float" office:value="195" calcext:value-type="float">
            <text:p>195</text:p>
          </table:table-cell>
          <table:table-cell office:value-type="float" office:value="63626904207378.4" calcext:value-type="float">
            <text:p>63626904207378.4</text:p>
          </table:table-cell>
          <table:table-cell table:formula="of:=([.C196]-[.C195])/1000" office:value-type="float" office:value="1.9996015625" calcext:value-type="float">
            <text:p>1.9996</text:p>
          </table:table-cell>
          <table:table-cell table:formula="of:=[.D196]+[.E195]" office:value-type="float" office:value="387.9996015625" calcext:value-type="float">
            <text:p>387.9996</text:p>
          </table:table-cell>
          <table:table-cell table:style-name="ce13" table:formula="of:=[.E196]-2*([.$B196]-1)" office:value-type="float" office:value="-0.000398437500052751" calcext:value-type="float">
            <text:p>-0.0003984375</text:p>
          </table:table-cell>
          <table:table-cell office:value-type="float" office:value="63626904690677.5" calcext:value-type="float">
            <text:p>63626904690677.5</text:p>
          </table:table-cell>
          <table:table-cell table:style-name="ce11" table:formula="of:=([.G196]-[.G195])/1000" office:value-type="float" office:value="2.0011015625" calcext:value-type="float">
            <text:p>2.0011</text:p>
          </table:table-cell>
          <table:table-cell table:style-name="ce11" table:formula="of:=[.H196]+[.I195]" office:value-type="float" office:value="387.999703125" calcext:value-type="float">
            <text:p>387.9997</text:p>
          </table:table-cell>
          <table:table-cell table:style-name="ce14" table:formula="of:=[.I196]-2*([.$B196]-1)" office:value-type="float" office:value="-0.000296875000117325" calcext:value-type="float">
            <text:p>-0.000296875</text:p>
          </table:table-cell>
          <table:table-cell office:value-type="float" office:value="63626905173574.4" calcext:value-type="float">
            <text:p>63626905173574.4</text:p>
          </table:table-cell>
          <table:table-cell table:style-name="ce11" table:formula="of:=([.K196]-[.K195])/1000" office:value-type="float" office:value="2.0003984375" calcext:value-type="float">
            <text:p>2.0004</text:p>
          </table:table-cell>
          <table:table-cell table:style-name="ce11" table:formula="of:=[.L196]+[.M195]" office:value-type="float" office:value="387.9983984375" calcext:value-type="float">
            <text:p>387.9984</text:p>
          </table:table-cell>
          <table:table-cell table:style-name="ce15" table:formula="of:=[.M196]-2*([.$B196]-1)" office:value-type="float" office:value="-0.00160156249967258" calcext:value-type="float">
            <text:p>-0.0016015625</text:p>
          </table:table-cell>
          <table:table-cell office:value-type="float" office:value="63626905637851.3" calcext:value-type="float">
            <text:p>63626905637851.3</text:p>
          </table:table-cell>
          <table:table-cell table:style-name="ce11" table:formula="of:=([.O196]-[.O195])/1000" office:value-type="float" office:value="1.9983984375" calcext:value-type="float">
            <text:p>1.9984</text:p>
          </table:table-cell>
          <table:table-cell table:style-name="ce11" table:formula="of:=[.P196]+[.Q195]" office:value-type="float" office:value="387.997296875" calcext:value-type="float">
            <text:p>387.9973</text:p>
          </table:table-cell>
          <table:table-cell table:style-name="ce16" table:formula="of:=[.Q196]-2*([.$B196]-1)" office:value-type="float" office:value="-0.00270312500043701" calcext:value-type="float">
            <text:p>-0.002703125</text:p>
          </table:table-cell>
          <table:table-cell office:value-type="float" office:value="63626906103179.6" calcext:value-type="float">
            <text:p>63626906103179.6</text:p>
          </table:table-cell>
          <table:table-cell table:style-name="ce11" table:formula="of:=([.S196]-[.S195])/1000" office:value-type="float" office:value="1.9998984375" calcext:value-type="float">
            <text:p>1.9999</text:p>
          </table:table-cell>
          <table:table-cell table:style-name="ce11" table:formula="of:=[.T196]+[.U195]" office:value-type="float" office:value="387.997703125" calcext:value-type="float">
            <text:p>387.9977</text:p>
          </table:table-cell>
          <table:table-cell table:style-name="ce17" table:formula="of:=[.U196]-2*([.$B196]-1)" office:value-type="float" office:value="-0.0022968749998995" calcext:value-type="float">
            <text:p>-0.002296875</text:p>
          </table:table-cell>
          <table:table-cell office:value-type="float" office:value="63626906587934.4" calcext:value-type="float">
            <text:p>63626906587934.4</text:p>
          </table:table-cell>
          <table:table-cell table:style-name="ce11" table:formula="of:=([.W196]-[.W195])/1000" office:value-type="float" office:value="1.998" calcext:value-type="float">
            <text:p>1.9980</text:p>
          </table:table-cell>
          <table:table-cell table:style-name="ce11" table:formula="of:=[.X196]+[.Y195]" office:value-type="float" office:value="387.9978984375" calcext:value-type="float">
            <text:p>387.9979</text:p>
          </table:table-cell>
          <table:table-cell table:style-name="ce18" table:formula="of:=[.Y196]-2*([.$B196]-1)" office:value-type="float" office:value="-0.00210156250005866" calcext:value-type="float">
            <text:p>-0.0021015625</text:p>
          </table:table-cell>
          <table:table-cell office:value-type="float" office:value="63626907053385.5" calcext:value-type="float">
            <text:p>63626907053385.5</text:p>
          </table:table-cell>
          <table:table-cell table:style-name="ce11" table:formula="of:=([.AA196]-[.AA195])/1000" office:value-type="float" office:value="2.0005" calcext:value-type="float">
            <text:p>2.0005</text:p>
          </table:table-cell>
          <table:table-cell table:style-name="ce11" table:formula="of:=[.AB196]+[.AC195]" office:value-type="float" office:value="387.997703125" calcext:value-type="float">
            <text:p>387.9977</text:p>
          </table:table-cell>
          <table:table-cell table:style-name="ce19" table:formula="of:=[.AC196]-2*([.$B196]-1)" office:value-type="float" office:value="-0.00229687500007003" calcext:value-type="float">
            <text:p>-0.002296875</text:p>
          </table:table-cell>
          <table:table-cell office:value-type="float" office:value="63626907527621" calcext:value-type="float">
            <text:p>63626907527621</text:p>
          </table:table-cell>
          <table:table-cell table:style-name="ce11" table:formula="of:=([.AE196]-[.AE195])/1000" office:value-type="float" office:value="1.9996015625" calcext:value-type="float">
            <text:p>1.9996</text:p>
          </table:table-cell>
          <table:table-cell table:style-name="ce11" table:formula="of:=[.AF196]+[.AG195]" office:value-type="float" office:value="387.998" calcext:value-type="float">
            <text:p>387.9980</text:p>
          </table:table-cell>
          <table:table-cell table:style-name="ce20" table:formula="of:=[.AG196]-2*([.$B196]-1)" office:value-type="float" office:value="-0.00200000000000955" calcext:value-type="float">
            <text:p>-0.002</text:p>
          </table:table-cell>
          <table:table-cell office:value-type="float" office:value="63626907997291.6" calcext:value-type="float">
            <text:p>63626907997291.6</text:p>
          </table:table-cell>
          <table:table-cell table:style-name="ce11" table:formula="of:=([.AI196]-[.AI195])/1000" office:value-type="float" office:value="1.9978984375" calcext:value-type="float">
            <text:p>1.9979</text:p>
          </table:table-cell>
          <table:table-cell table:style-name="ce11" table:formula="of:=[.AJ196]+[.AK195]" office:value-type="float" office:value="387.998203125" calcext:value-type="float">
            <text:p>387.9982</text:p>
          </table:table-cell>
          <table:table-cell table:style-name="ce21" table:formula="of:=[.AK196]-2*([.$B196]-1)" office:value-type="float" office:value="-0.00179687499985448" calcext:value-type="float">
            <text:p>-0.001796875</text:p>
          </table:table-cell>
          <table:table-cell office:value-type="float" office:value="63626908463102.1" calcext:value-type="float">
            <text:p>63626908463102.1</text:p>
          </table:table-cell>
          <table:table-cell table:style-name="ce11" table:formula="of:=([.AM196]-[.AM195])/1000" office:value-type="float" office:value="2" calcext:value-type="float">
            <text:p>2.0000</text:p>
          </table:table-cell>
          <table:table-cell table:style-name="ce11" table:formula="of:=[.AN196]+[.AO195]" office:value-type="float" office:value="387.998703125" calcext:value-type="float">
            <text:p>387.9987</text:p>
          </table:table-cell>
          <table:table-cell table:style-name="ce22" table:formula="of:=[.AO196]-2*([.$B196]-1)" office:value-type="float" office:value="-0.00129687499997999" calcext:value-type="float">
            <text:p>-0.001296875</text:p>
          </table:table-cell>
          <table:table-cell office:value-type="float" office:value="63626908934837.3" calcext:value-type="float">
            <text:p>63626908934837.3</text:p>
          </table:table-cell>
          <table:table-cell table:style-name="ce23" table:formula="of:=([.AQ196]-[.AQ195])/1000" office:value-type="float" office:value="1.9993984375" calcext:value-type="float">
            <text:p>1.9994</text:p>
          </table:table-cell>
          <table:table-cell table:style-name="ce11" table:formula="of:=[.AR196]+[.AS195]" office:value-type="float" office:value="389.999796875" calcext:value-type="float">
            <text:p>389.9998</text:p>
          </table:table-cell>
          <table:table-cell table:style-name="ce24" table:formula="of:=[.AS196]-2*([.$B196]-1)" office:value-type="float" office:value="1.9997968750003" calcext:value-type="float">
            <text:p>1.999796875</text:p>
          </table:table-cell>
          <table:table-cell office:value-type="float" office:value="63626909404608.4" calcext:value-type="float">
            <text:p>63626909404608.4</text:p>
          </table:table-cell>
          <table:table-cell table:style-name="ce11" table:formula="of:=([.AU196]-[.AU195])/1000" office:value-type="float" office:value="1.999296875" calcext:value-type="float">
            <text:p>1.9993</text:p>
          </table:table-cell>
          <table:table-cell table:style-name="ce11" table:formula="of:=[.AV196]+[.AW195]" office:value-type="float" office:value="387.9991015625" calcext:value-type="float">
            <text:p>387.9991</text:p>
          </table:table-cell>
          <table:table-cell table:style-name="ce25" table:formula="of:=[.AW196]-2*([.$B196]-1)" office:value-type="float" office:value="-0.000898437500040927" calcext:value-type="float">
            <text:p>-0.000898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96" calcext:value-type="float">
            <text:p>196</text:p>
          </table:table-cell>
          <table:table-cell office:value-type="float" office:value="63626904209379.7" calcext:value-type="float">
            <text:p>63626904209379.7</text:p>
          </table:table-cell>
          <table:table-cell table:formula="of:=([.C197]-[.C196])/1000" office:value-type="float" office:value="2.0013046875" calcext:value-type="float">
            <text:p>2.0013</text:p>
          </table:table-cell>
          <table:table-cell table:formula="of:=[.D197]+[.E196]" office:value-type="float" office:value="390.00090625" calcext:value-type="float">
            <text:p>390.0009</text:p>
          </table:table-cell>
          <table:table-cell table:style-name="ce13" table:formula="of:=[.E197]-2*([.$B197]-1)" office:value-type="float" office:value="0.000906249999957254" calcext:value-type="float">
            <text:p>0.00090625</text:p>
          </table:table-cell>
          <table:table-cell office:value-type="float" office:value="63626904692677.1" calcext:value-type="float">
            <text:p>63626904692677.1</text:p>
          </table:table-cell>
          <table:table-cell table:style-name="ce11" table:formula="of:=([.G197]-[.G196])/1000" office:value-type="float" office:value="1.9996015625" calcext:value-type="float">
            <text:p>1.9996</text:p>
          </table:table-cell>
          <table:table-cell table:style-name="ce11" table:formula="of:=[.H197]+[.I196]" office:value-type="float" office:value="389.9993046875" calcext:value-type="float">
            <text:p>389.9993</text:p>
          </table:table-cell>
          <table:table-cell table:style-name="ce14" table:formula="of:=[.I197]-2*([.$B197]-1)" office:value-type="float" office:value="-0.000695312500113232" calcext:value-type="float">
            <text:p>-0.0006953125</text:p>
          </table:table-cell>
          <table:table-cell office:value-type="float" office:value="63626905175573.2" calcext:value-type="float">
            <text:p>63626905175573.2</text:p>
          </table:table-cell>
          <table:table-cell table:style-name="ce11" table:formula="of:=([.K197]-[.K196])/1000" office:value-type="float" office:value="1.9988046875" calcext:value-type="float">
            <text:p>1.9988</text:p>
          </table:table-cell>
          <table:table-cell table:style-name="ce11" table:formula="of:=[.L197]+[.M196]" office:value-type="float" office:value="389.997203125" calcext:value-type="float">
            <text:p>389.9972</text:p>
          </table:table-cell>
          <table:table-cell table:style-name="ce15" table:formula="of:=[.M197]-2*([.$B197]-1)" office:value-type="float" office:value="-0.0027968749996603" calcext:value-type="float">
            <text:p>-0.002796875</text:p>
          </table:table-cell>
          <table:table-cell office:value-type="float" office:value="63626905639852.9" calcext:value-type="float">
            <text:p>63626905639852.9</text:p>
          </table:table-cell>
          <table:table-cell table:style-name="ce11" table:formula="of:=([.O197]-[.O196])/1000" office:value-type="float" office:value="2.0016015625" calcext:value-type="float">
            <text:p>2.0016</text:p>
          </table:table-cell>
          <table:table-cell table:style-name="ce11" table:formula="of:=[.P197]+[.Q196]" office:value-type="float" office:value="389.9988984375" calcext:value-type="float">
            <text:p>389.9989</text:p>
          </table:table-cell>
          <table:table-cell table:style-name="ce16" table:formula="of:=[.Q197]-2*([.$B197]-1)" office:value-type="float" office:value="-0.00110156250042337" calcext:value-type="float">
            <text:p>-0.0011015625</text:p>
          </table:table-cell>
          <table:table-cell office:value-type="float" office:value="63626906105179.8" calcext:value-type="float">
            <text:p>63626906105179.8</text:p>
          </table:table-cell>
          <table:table-cell table:style-name="ce11" table:formula="of:=([.S197]-[.S196])/1000" office:value-type="float" office:value="2.0001953125" calcext:value-type="float">
            <text:p>2.0002</text:p>
          </table:table-cell>
          <table:table-cell table:style-name="ce11" table:formula="of:=[.T197]+[.U196]" office:value-type="float" office:value="389.9978984375" calcext:value-type="float">
            <text:p>389.9979</text:p>
          </table:table-cell>
          <table:table-cell table:style-name="ce17" table:formula="of:=[.U197]-2*([.$B197]-1)" office:value-type="float" office:value="-0.00210156249988813" calcext:value-type="float">
            <text:p>-0.0021015625</text:p>
          </table:table-cell>
          <table:table-cell office:value-type="float" office:value="63626906589937.1" calcext:value-type="float">
            <text:p>63626906589937.1</text:p>
          </table:table-cell>
          <table:table-cell table:style-name="ce11" table:formula="of:=([.W197]-[.W196])/1000" office:value-type="float" office:value="2.002703125" calcext:value-type="float">
            <text:p>2.0027</text:p>
          </table:table-cell>
          <table:table-cell table:style-name="ce11" table:formula="of:=[.X197]+[.Y196]" office:value-type="float" office:value="390.0006015625" calcext:value-type="float">
            <text:p>390.0006</text:p>
          </table:table-cell>
          <table:table-cell table:style-name="ce18" table:formula="of:=[.Y197]-2*([.$B197]-1)" office:value-type="float" office:value="0.000601562499923602" calcext:value-type="float">
            <text:p>0.0006015625</text:p>
          </table:table-cell>
          <table:table-cell office:value-type="float" office:value="63626907055386.3" calcext:value-type="float">
            <text:p>63626907055386.3</text:p>
          </table:table-cell>
          <table:table-cell table:style-name="ce11" table:formula="of:=([.AA197]-[.AA196])/1000" office:value-type="float" office:value="2.000796875" calcext:value-type="float">
            <text:p>2.0008</text:p>
          </table:table-cell>
          <table:table-cell table:style-name="ce11" table:formula="of:=[.AB197]+[.AC196]" office:value-type="float" office:value="389.9985" calcext:value-type="float">
            <text:p>389.9985</text:p>
          </table:table-cell>
          <table:table-cell table:style-name="ce19" table:formula="of:=[.AC197]-2*([.$B197]-1)" office:value-type="float" office:value="-0.00150000000007822" calcext:value-type="float">
            <text:p>-0.0015</text:p>
          </table:table-cell>
          <table:table-cell office:value-type="float" office:value="63626907529620.4" calcext:value-type="float">
            <text:p>63626907529620.4</text:p>
          </table:table-cell>
          <table:table-cell table:style-name="ce11" table:formula="of:=([.AE197]-[.AE196])/1000" office:value-type="float" office:value="1.9993984375" calcext:value-type="float">
            <text:p>1.9994</text:p>
          </table:table-cell>
          <table:table-cell table:style-name="ce11" table:formula="of:=[.AF197]+[.AG196]" office:value-type="float" office:value="389.9973984375" calcext:value-type="float">
            <text:p>389.9974</text:p>
          </table:table-cell>
          <table:table-cell table:style-name="ce20" table:formula="of:=[.AG197]-2*([.$B197]-1)" office:value-type="float" office:value="-0.00260156249999" calcext:value-type="float">
            <text:p>-0.0026015625</text:p>
          </table:table-cell>
          <table:table-cell office:value-type="float" office:value="63626907999293.7" calcext:value-type="float">
            <text:p>63626907999293.7</text:p>
          </table:table-cell>
          <table:table-cell table:style-name="ce11" table:formula="of:=([.AI197]-[.AI196])/1000" office:value-type="float" office:value="2.0021015625" calcext:value-type="float">
            <text:p>2.0021</text:p>
          </table:table-cell>
          <table:table-cell table:style-name="ce11" table:formula="of:=[.AJ197]+[.AK196]" office:value-type="float" office:value="390.0003046875" calcext:value-type="float">
            <text:p>390.0003</text:p>
          </table:table-cell>
          <table:table-cell table:style-name="ce21" table:formula="of:=[.AK197]-2*([.$B197]-1)" office:value-type="float" office:value="0.000304687500147338" calcext:value-type="float">
            <text:p>0.0003046875</text:p>
          </table:table-cell>
          <table:table-cell office:value-type="float" office:value="63626908465101" calcext:value-type="float">
            <text:p>63626908465101</text:p>
          </table:table-cell>
          <table:table-cell table:style-name="ce11" table:formula="of:=([.AM197]-[.AM196])/1000" office:value-type="float" office:value="1.9988984375" calcext:value-type="float">
            <text:p>1.9989</text:p>
          </table:table-cell>
          <table:table-cell table:style-name="ce11" table:formula="of:=[.AN197]+[.AO196]" office:value-type="float" office:value="389.9976015625" calcext:value-type="float">
            <text:p>389.9976</text:p>
          </table:table-cell>
          <table:table-cell table:style-name="ce22" table:formula="of:=[.AO197]-2*([.$B197]-1)" office:value-type="float" office:value="-0.00239843750000546" calcext:value-type="float">
            <text:p>-0.0023984375</text:p>
          </table:table-cell>
          <table:table-cell office:value-type="float" office:value="63626908936838.2" calcext:value-type="float">
            <text:p>63626908936838.2</text:p>
          </table:table-cell>
          <table:table-cell table:style-name="ce23" table:formula="of:=([.AQ197]-[.AQ196])/1000" office:value-type="float" office:value="2.00090625" calcext:value-type="float">
            <text:p>2.0009</text:p>
          </table:table-cell>
          <table:table-cell table:style-name="ce11" table:formula="of:=[.AR197]+[.AS196]" office:value-type="float" office:value="392.000703125" calcext:value-type="float">
            <text:p>392.0007</text:p>
          </table:table-cell>
          <table:table-cell table:style-name="ce24" table:formula="of:=[.AS197]-2*([.$B197]-1)" office:value-type="float" office:value="2.00070312500031" calcext:value-type="float">
            <text:p>2.000703125</text:p>
          </table:table-cell>
          <table:table-cell office:value-type="float" office:value="63626909406608.5" calcext:value-type="float">
            <text:p>63626909406608.5</text:p>
          </table:table-cell>
          <table:table-cell table:style-name="ce11" table:formula="of:=([.AU197]-[.AU196])/1000" office:value-type="float" office:value="2.0001015625" calcext:value-type="float">
            <text:p>2.0001</text:p>
          </table:table-cell>
          <table:table-cell table:style-name="ce11" table:formula="of:=[.AV197]+[.AW196]" office:value-type="float" office:value="389.999203125" calcext:value-type="float">
            <text:p>389.9992</text:p>
          </table:table-cell>
          <table:table-cell table:style-name="ce25" table:formula="of:=[.AW197]-2*([.$B197]-1)" office:value-type="float" office:value="-0.000796875000048658" calcext:value-type="float">
            <text:p>-0.0007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97" calcext:value-type="float">
            <text:p>197</text:p>
          </table:table-cell>
          <table:table-cell office:value-type="float" office:value="63626904211378.3" calcext:value-type="float">
            <text:p>63626904211378.3</text:p>
          </table:table-cell>
          <table:table-cell table:formula="of:=([.C198]-[.C197])/1000" office:value-type="float" office:value="1.99859375" calcext:value-type="float">
            <text:p>1.9986</text:p>
          </table:table-cell>
          <table:table-cell table:formula="of:=[.D198]+[.E197]" office:value-type="float" office:value="391.9995" calcext:value-type="float">
            <text:p>391.9995</text:p>
          </table:table-cell>
          <table:table-cell table:style-name="ce13" table:formula="of:=[.E198]-2*([.$B198]-1)" office:value-type="float" office:value="-0.00050000000004502" calcext:value-type="float">
            <text:p>-0.0005</text:p>
          </table:table-cell>
          <table:table-cell office:value-type="float" office:value="63626904694674.9" calcext:value-type="float">
            <text:p>63626904694674.9</text:p>
          </table:table-cell>
          <table:table-cell table:style-name="ce11" table:formula="of:=([.G198]-[.G197])/1000" office:value-type="float" office:value="1.997796875" calcext:value-type="float">
            <text:p>1.9978</text:p>
          </table:table-cell>
          <table:table-cell table:style-name="ce11" table:formula="of:=[.H198]+[.I197]" office:value-type="float" office:value="391.9971015625" calcext:value-type="float">
            <text:p>391.9971</text:p>
          </table:table-cell>
          <table:table-cell table:style-name="ce14" table:formula="of:=[.I198]-2*([.$B198]-1)" office:value-type="float" office:value="-0.00289843750010732" calcext:value-type="float">
            <text:p>-0.0028984375</text:p>
          </table:table-cell>
          <table:table-cell office:value-type="float" office:value="63626905177576.1" calcext:value-type="float">
            <text:p>63626905177576.1</text:p>
          </table:table-cell>
          <table:table-cell table:style-name="ce11" table:formula="of:=([.K198]-[.K197])/1000" office:value-type="float" office:value="2.0028984375" calcext:value-type="float">
            <text:p>2.0029</text:p>
          </table:table-cell>
          <table:table-cell table:style-name="ce11" table:formula="of:=[.L198]+[.M197]" office:value-type="float" office:value="392.0001015625" calcext:value-type="float">
            <text:p>392.0001</text:p>
          </table:table-cell>
          <table:table-cell table:style-name="ce15" table:formula="of:=[.M198]-2*([.$B198]-1)" office:value-type="float" office:value="0.00010156250033333" calcext:value-type="float">
            <text:p>0.0001015625</text:p>
          </table:table-cell>
          <table:table-cell office:value-type="float" office:value="63626905641851.7" calcext:value-type="float">
            <text:p>63626905641851.7</text:p>
          </table:table-cell>
          <table:table-cell table:style-name="ce11" table:formula="of:=([.O198]-[.O197])/1000" office:value-type="float" office:value="1.9988046875" calcext:value-type="float">
            <text:p>1.9988</text:p>
          </table:table-cell>
          <table:table-cell table:style-name="ce11" table:formula="of:=[.P198]+[.Q197]" office:value-type="float" office:value="391.997703125" calcext:value-type="float">
            <text:p>391.9977</text:p>
          </table:table-cell>
          <table:table-cell table:style-name="ce16" table:formula="of:=[.Q198]-2*([.$B198]-1)" office:value-type="float" office:value="-0.00229687500041109" calcext:value-type="float">
            <text:p>-0.002296875</text:p>
          </table:table-cell>
          <table:table-cell office:value-type="float" office:value="63626906107180.9" calcext:value-type="float">
            <text:p>63626906107180.9</text:p>
          </table:table-cell>
          <table:table-cell table:style-name="ce11" table:formula="of:=([.S198]-[.S197])/1000" office:value-type="float" office:value="2.0011015625" calcext:value-type="float">
            <text:p>2.0011</text:p>
          </table:table-cell>
          <table:table-cell table:style-name="ce11" table:formula="of:=[.T198]+[.U197]" office:value-type="float" office:value="391.999" calcext:value-type="float">
            <text:p>391.9990</text:p>
          </table:table-cell>
          <table:table-cell table:style-name="ce17" table:formula="of:=[.U198]-2*([.$B198]-1)" office:value-type="float" office:value="-0.000999999999862666" calcext:value-type="float">
            <text:p>-0.001</text:p>
          </table:table-cell>
          <table:table-cell office:value-type="float" office:value="63626906591936.3" calcext:value-type="float">
            <text:p>63626906591936.3</text:p>
          </table:table-cell>
          <table:table-cell table:style-name="ce11" table:formula="of:=([.W198]-[.W197])/1000" office:value-type="float" office:value="1.9991953125" calcext:value-type="float">
            <text:p>1.9992</text:p>
          </table:table-cell>
          <table:table-cell table:style-name="ce11" table:formula="of:=[.X198]+[.Y197]" office:value-type="float" office:value="391.999796875" calcext:value-type="float">
            <text:p>391.9998</text:p>
          </table:table-cell>
          <table:table-cell table:style-name="ce18" table:formula="of:=[.Y198]-2*([.$B198]-1)" office:value-type="float" office:value="-0.000203125000098225" calcext:value-type="float">
            <text:p>-0.000203125</text:p>
          </table:table-cell>
          <table:table-cell office:value-type="float" office:value="63626907057385.6" calcext:value-type="float">
            <text:p>63626907057385.6</text:p>
          </table:table-cell>
          <table:table-cell table:style-name="ce11" table:formula="of:=([.AA198]-[.AA197])/1000" office:value-type="float" office:value="1.9993046875" calcext:value-type="float">
            <text:p>1.9993</text:p>
          </table:table-cell>
          <table:table-cell table:style-name="ce11" table:formula="of:=[.AB198]+[.AC197]" office:value-type="float" office:value="391.9978046875" calcext:value-type="float">
            <text:p>391.9978</text:p>
          </table:table-cell>
          <table:table-cell table:style-name="ce19" table:formula="of:=[.AC198]-2*([.$B198]-1)" office:value-type="float" office:value="-0.00219531250007776" calcext:value-type="float">
            <text:p>-0.0021953125</text:p>
          </table:table-cell>
          <table:table-cell office:value-type="float" office:value="63626907531623.1" calcext:value-type="float">
            <text:p>63626907531623.1</text:p>
          </table:table-cell>
          <table:table-cell table:style-name="ce11" table:formula="of:=([.AE198]-[.AE197])/1000" office:value-type="float" office:value="2.002703125" calcext:value-type="float">
            <text:p>2.0027</text:p>
          </table:table-cell>
          <table:table-cell table:style-name="ce11" table:formula="of:=[.AF198]+[.AG197]" office:value-type="float" office:value="392.0001015625" calcext:value-type="float">
            <text:p>392.0001</text:p>
          </table:table-cell>
          <table:table-cell table:style-name="ce20" table:formula="of:=[.AG198]-2*([.$B198]-1)" office:value-type="float" office:value="0.000101562499992269" calcext:value-type="float">
            <text:p>0.0001015625</text:p>
          </table:table-cell>
          <table:table-cell office:value-type="float" office:value="63626908001292.3" calcext:value-type="float">
            <text:p>63626908001292.3</text:p>
          </table:table-cell>
          <table:table-cell table:style-name="ce11" table:formula="of:=([.AI198]-[.AI197])/1000" office:value-type="float" office:value="1.99859375" calcext:value-type="float">
            <text:p>1.9986</text:p>
          </table:table-cell>
          <table:table-cell table:style-name="ce11" table:formula="of:=[.AJ198]+[.AK197]" office:value-type="float" office:value="391.9988984375" calcext:value-type="float">
            <text:p>391.9989</text:p>
          </table:table-cell>
          <table:table-cell table:style-name="ce21" table:formula="of:=[.AK198]-2*([.$B198]-1)" office:value-type="float" office:value="-0.00110156249985494" calcext:value-type="float">
            <text:p>-0.0011015625</text:p>
          </table:table-cell>
          <table:table-cell table:formula="of:=[.AM199]" office:value-type="float" office:value="63626908470157.7" calcext:value-type="float">
            <text:p>63626908470157.7</text:p>
          </table:table-cell>
          <table:table-cell table:style-name="ce11" table:formula="of:=([.AM198]-[.AM197])/1000" office:value-type="float" office:value="5.056703125" calcext:value-type="float">
            <text:p>5.0567</text:p>
          </table:table-cell>
          <table:table-cell table:style-name="ce11" table:formula="of:=[.AN198]+[.AO197]" office:value-type="float" office:value="395.0543046875" calcext:value-type="float">
            <text:p>395.0543</text:p>
          </table:table-cell>
          <table:table-cell table:style-name="ce22" table:formula="of:=[.AO198]-2*([.$B198]-1)" office:value-type="float" office:value="3.05430468750001" calcext:value-type="float">
            <text:p>3.0543046875</text:p>
          </table:table-cell>
          <table:table-cell office:value-type="float" office:value="63626908938835.9" calcext:value-type="float">
            <text:p>63626908938835.9</text:p>
          </table:table-cell>
          <table:table-cell table:style-name="ce23" table:formula="of:=([.AQ198]-[.AQ197])/1000" office:value-type="float" office:value="1.9976953125" calcext:value-type="float">
            <text:p>1.9977</text:p>
          </table:table-cell>
          <table:table-cell table:style-name="ce11" table:formula="of:=[.AR198]+[.AS197]" office:value-type="float" office:value="393.9983984375" calcext:value-type="float">
            <text:p>393.9984</text:p>
          </table:table-cell>
          <table:table-cell table:style-name="ce24" table:formula="of:=[.AS198]-2*([.$B198]-1)" office:value-type="float" office:value="1.99839843750033" calcext:value-type="float">
            <text:p>1.9983984375</text:p>
          </table:table-cell>
          <table:table-cell office:value-type="float" office:value="63626909408607.2" calcext:value-type="float">
            <text:p>63626909408607.2</text:p>
          </table:table-cell>
          <table:table-cell table:style-name="ce11" table:formula="of:=([.AU198]-[.AU197])/1000" office:value-type="float" office:value="1.998703125" calcext:value-type="float">
            <text:p>1.9987</text:p>
          </table:table-cell>
          <table:table-cell table:style-name="ce11" table:formula="of:=[.AV198]+[.AW197]" office:value-type="float" office:value="391.99790625" calcext:value-type="float">
            <text:p>391.9979</text:p>
          </table:table-cell>
          <table:table-cell table:style-name="ce25" table:formula="of:=[.AW198]-2*([.$B198]-1)" office:value-type="float" office:value="-0.00209375000002865" calcext:value-type="float">
            <text:p>-0.002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98" calcext:value-type="float">
            <text:p>198</text:p>
          </table:table-cell>
          <table:table-cell office:value-type="float" office:value="63626904213378.4" calcext:value-type="float">
            <text:p>63626904213378.4</text:p>
          </table:table-cell>
          <table:table-cell table:formula="of:=([.C199]-[.C198])/1000" office:value-type="float" office:value="2.0001015625" calcext:value-type="float">
            <text:p>2.0001</text:p>
          </table:table-cell>
          <table:table-cell table:formula="of:=[.D199]+[.E198]" office:value-type="float" office:value="393.9996015625" calcext:value-type="float">
            <text:p>393.9996</text:p>
          </table:table-cell>
          <table:table-cell table:style-name="ce13" table:formula="of:=[.E199]-2*([.$B199]-1)" office:value-type="float" office:value="-0.000398437500052751" calcext:value-type="float">
            <text:p>-0.0003984375</text:p>
          </table:table-cell>
          <table:table-cell office:value-type="float" office:value="63626904696677.8" calcext:value-type="float">
            <text:p>63626904696677.8</text:p>
          </table:table-cell>
          <table:table-cell table:style-name="ce11" table:formula="of:=([.G199]-[.G198])/1000" office:value-type="float" office:value="2.0028984375" calcext:value-type="float">
            <text:p>2.0029</text:p>
          </table:table-cell>
          <table:table-cell table:style-name="ce11" table:formula="of:=[.H199]+[.I198]" office:value-type="float" office:value="394" calcext:value-type="float">
            <text:p>394.0000</text:p>
          </table:table-cell>
          <table:table-cell table:style-name="ce14" table:formula="of:=[.I199]-2*([.$B199]-1)" office:value-type="float" office:value="0" calcext:value-type="float">
            <text:p>0</text:p>
          </table:table-cell>
          <table:table-cell office:value-type="float" office:value="63626905179574" calcext:value-type="float">
            <text:p>63626905179574</text:p>
          </table:table-cell>
          <table:table-cell table:style-name="ce11" table:formula="of:=([.K199]-[.K198])/1000" office:value-type="float" office:value="1.9978984375" calcext:value-type="float">
            <text:p>1.9979</text:p>
          </table:table-cell>
          <table:table-cell table:style-name="ce11" table:formula="of:=[.L199]+[.M198]" office:value-type="float" office:value="393.998" calcext:value-type="float">
            <text:p>393.9980</text:p>
          </table:table-cell>
          <table:table-cell table:style-name="ce15" table:formula="of:=[.M199]-2*([.$B199]-1)" office:value-type="float" office:value="-0.00199999999966849" calcext:value-type="float">
            <text:p>-0.002</text:p>
          </table:table-cell>
          <table:table-cell office:value-type="float" office:value="63626905643851.5" calcext:value-type="float">
            <text:p>63626905643851.5</text:p>
          </table:table-cell>
          <table:table-cell table:style-name="ce11" table:formula="of:=([.O199]-[.O198])/1000" office:value-type="float" office:value="1.999796875" calcext:value-type="float">
            <text:p>1.9998</text:p>
          </table:table-cell>
          <table:table-cell table:style-name="ce11" table:formula="of:=[.P199]+[.Q198]" office:value-type="float" office:value="393.9975" calcext:value-type="float">
            <text:p>393.9975</text:p>
          </table:table-cell>
          <table:table-cell table:style-name="ce16" table:formula="of:=[.Q199]-2*([.$B199]-1)" office:value-type="float" office:value="-0.00250000000039563" calcext:value-type="float">
            <text:p>-0.0025</text:p>
          </table:table-cell>
          <table:table-cell office:value-type="float" office:value="63626906109181.5" calcext:value-type="float">
            <text:p>63626906109181.5</text:p>
          </table:table-cell>
          <table:table-cell table:style-name="ce11" table:formula="of:=([.S199]-[.S198])/1000" office:value-type="float" office:value="2.0006015625" calcext:value-type="float">
            <text:p>2.0006</text:p>
          </table:table-cell>
          <table:table-cell table:style-name="ce11" table:formula="of:=[.T199]+[.U198]" office:value-type="float" office:value="393.9996015625" calcext:value-type="float">
            <text:p>393.9996</text:p>
          </table:table-cell>
          <table:table-cell table:style-name="ce17" table:formula="of:=[.U199]-2*([.$B199]-1)" office:value-type="float" office:value="-0.00039843749988222" calcext:value-type="float">
            <text:p>-0.0003984375</text:p>
          </table:table-cell>
          <table:table-cell office:value-type="float" office:value="63626906593935" calcext:value-type="float">
            <text:p>63626906593935</text:p>
          </table:table-cell>
          <table:table-cell table:style-name="ce11" table:formula="of:=([.W199]-[.W198])/1000" office:value-type="float" office:value="1.998703125" calcext:value-type="float">
            <text:p>1.9987</text:p>
          </table:table-cell>
          <table:table-cell table:style-name="ce11" table:formula="of:=[.X199]+[.Y198]" office:value-type="float" office:value="393.9985" calcext:value-type="float">
            <text:p>393.9985</text:p>
          </table:table-cell>
          <table:table-cell table:style-name="ce18" table:formula="of:=[.Y199]-2*([.$B199]-1)" office:value-type="float" office:value="-0.00150000000007822" calcext:value-type="float">
            <text:p>-0.0015</text:p>
          </table:table-cell>
          <table:table-cell office:value-type="float" office:value="63626907059385.7" calcext:value-type="float">
            <text:p>63626907059385.7</text:p>
          </table:table-cell>
          <table:table-cell table:style-name="ce11" table:formula="of:=([.AA199]-[.AA198])/1000" office:value-type="float" office:value="2.0001015625" calcext:value-type="float">
            <text:p>2.0001</text:p>
          </table:table-cell>
          <table:table-cell table:style-name="ce11" table:formula="of:=[.AB199]+[.AC198]" office:value-type="float" office:value="393.99790625" calcext:value-type="float">
            <text:p>393.9979</text:p>
          </table:table-cell>
          <table:table-cell table:style-name="ce19" table:formula="of:=[.AC199]-2*([.$B199]-1)" office:value-type="float" office:value="-0.00209375000008549" calcext:value-type="float">
            <text:p>-0.00209375</text:p>
          </table:table-cell>
          <table:table-cell office:value-type="float" office:value="63626907533623.9" calcext:value-type="float">
            <text:p>63626907533623.9</text:p>
          </table:table-cell>
          <table:table-cell table:style-name="ce11" table:formula="of:=([.AE199]-[.AE198])/1000" office:value-type="float" office:value="2.000796875" calcext:value-type="float">
            <text:p>2.0008</text:p>
          </table:table-cell>
          <table:table-cell table:style-name="ce11" table:formula="of:=[.AF199]+[.AG198]" office:value-type="float" office:value="394.0008984375" calcext:value-type="float">
            <text:p>394.0009</text:p>
          </table:table-cell>
          <table:table-cell table:style-name="ce20" table:formula="of:=[.AG199]-2*([.$B199]-1)" office:value-type="float" office:value="0.000898437499984084" calcext:value-type="float">
            <text:p>0.0008984375</text:p>
          </table:table-cell>
          <table:table-cell office:value-type="float" office:value="63626908003293.8" calcext:value-type="float">
            <text:p>63626908003293.8</text:p>
          </table:table-cell>
          <table:table-cell table:style-name="ce11" table:formula="of:=([.AI199]-[.AI198])/1000" office:value-type="float" office:value="2.0015" calcext:value-type="float">
            <text:p>2.0015</text:p>
          </table:table-cell>
          <table:table-cell table:style-name="ce11" table:formula="of:=[.AJ199]+[.AK198]" office:value-type="float" office:value="394.0003984375" calcext:value-type="float">
            <text:p>394.0004</text:p>
          </table:table-cell>
          <table:table-cell table:style-name="ce21" table:formula="of:=[.AK199]-2*([.$B199]-1)" office:value-type="float" office:value="0.000398437500166438" calcext:value-type="float">
            <text:p>0.0003984375</text:p>
          </table:table-cell>
          <table:table-cell office:value-type="float" office:value="63626908470157.7" calcext:value-type="float">
            <text:p>63626908470157.7</text:p>
          </table:table-cell>
          <table:table-cell table:style-name="ce11" table:formula="of:=([.AM199]-[.AM198])/1000" office:value-type="float" office:value="0" calcext:value-type="float">
            <text:p>0.0000</text:p>
          </table:table-cell>
          <table:table-cell table:style-name="ce11" table:formula="of:=[.AN199]+[.AO198]" office:value-type="float" office:value="395.0543046875" calcext:value-type="float">
            <text:p>395.0543</text:p>
          </table:table-cell>
          <table:table-cell table:style-name="ce22" table:formula="of:=[.AO199]-2*([.$B199]-1)" office:value-type="float" office:value="1.05430468750001" calcext:value-type="float">
            <text:p>1.0543046875</text:p>
          </table:table-cell>
          <table:table-cell office:value-type="float" office:value="63626908940836.4" calcext:value-type="float">
            <text:p>63626908940836.4</text:p>
          </table:table-cell>
          <table:table-cell table:style-name="ce23" table:formula="of:=([.AQ199]-[.AQ198])/1000" office:value-type="float" office:value="2.0005" calcext:value-type="float">
            <text:p>2.0005</text:p>
          </table:table-cell>
          <table:table-cell table:style-name="ce11" table:formula="of:=[.AR199]+[.AS198]" office:value-type="float" office:value="395.9988984375" calcext:value-type="float">
            <text:p>395.9989</text:p>
          </table:table-cell>
          <table:table-cell table:style-name="ce24" table:formula="of:=[.AS199]-2*([.$B199]-1)" office:value-type="float" office:value="1.99889843750032" calcext:value-type="float">
            <text:p>1.9988984375</text:p>
          </table:table-cell>
          <table:table-cell office:value-type="float" office:value="63626909410607.2" calcext:value-type="float">
            <text:p>63626909410607.2</text:p>
          </table:table-cell>
          <table:table-cell table:style-name="ce11" table:formula="of:=([.AU199]-[.AU198])/1000" office:value-type="float" office:value="2" calcext:value-type="float">
            <text:p>2.0000</text:p>
          </table:table-cell>
          <table:table-cell table:style-name="ce11" table:formula="of:=[.AV199]+[.AW198]" office:value-type="float" office:value="393.99790625" calcext:value-type="float">
            <text:p>393.9979</text:p>
          </table:table-cell>
          <table:table-cell table:style-name="ce25" table:formula="of:=[.AW199]-2*([.$B199]-1)" office:value-type="float" office:value="-0.00209375000002865" calcext:value-type="float">
            <text:p>-0.002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10" office:value-type="float" office:value="199" calcext:value-type="float">
            <text:p>199</text:p>
          </table:table-cell>
          <table:table-cell office:value-type="float" office:value="63626904215376.3" calcext:value-type="float">
            <text:p>63626904215376.3</text:p>
          </table:table-cell>
          <table:table-cell table:formula="of:=([.C200]-[.C199])/1000" office:value-type="float" office:value="1.9978984375" calcext:value-type="float">
            <text:p>1.9979</text:p>
          </table:table-cell>
          <table:table-cell table:formula="of:=[.D200]+[.E199]" office:value-type="float" office:value="395.9975" calcext:value-type="float">
            <text:p>395.9975</text:p>
          </table:table-cell>
          <table:table-cell table:style-name="ce13" table:formula="of:=[.E200]-2*([.$B200]-1)" office:value-type="float" office:value="-0.00250000000005457" calcext:value-type="float">
            <text:p>-0.0025</text:p>
          </table:table-cell>
          <table:table-cell office:value-type="float" office:value="63626904698676.1" calcext:value-type="float">
            <text:p>63626904698676.1</text:p>
          </table:table-cell>
          <table:table-cell table:style-name="ce11" table:formula="of:=([.G200]-[.G199])/1000" office:value-type="float" office:value="1.9983046875" calcext:value-type="float">
            <text:p>1.9983</text:p>
          </table:table-cell>
          <table:table-cell table:style-name="ce11" table:formula="of:=[.H200]+[.I199]" office:value-type="float" office:value="395.9983046875" calcext:value-type="float">
            <text:p>395.9983</text:p>
          </table:table-cell>
          <table:table-cell table:style-name="ce14" table:formula="of:=[.I200]-2*([.$B200]-1)" office:value-type="float" office:value="-0.00169531250008959" calcext:value-type="float">
            <text:p>-0.0016953125</text:p>
          </table:table-cell>
          <table:table-cell office:value-type="float" office:value="63626905181573.7" calcext:value-type="float">
            <text:p>63626905181573.7</text:p>
          </table:table-cell>
          <table:table-cell table:style-name="ce11" table:formula="of:=([.K200]-[.K199])/1000" office:value-type="float" office:value="1.999703125" calcext:value-type="float">
            <text:p>1.9997</text:p>
          </table:table-cell>
          <table:table-cell table:style-name="ce11" table:formula="of:=[.L200]+[.M199]" office:value-type="float" office:value="395.997703125" calcext:value-type="float">
            <text:p>395.9977</text:p>
          </table:table-cell>
          <table:table-cell table:style-name="ce15" table:formula="of:=[.M200]-2*([.$B200]-1)" office:value-type="float" office:value="-0.00229687499967213" calcext:value-type="float">
            <text:p>-0.002296875</text:p>
          </table:table-cell>
          <table:table-cell office:value-type="float" office:value="63626905645852.6" calcext:value-type="float">
            <text:p>63626905645852.6</text:p>
          </table:table-cell>
          <table:table-cell table:style-name="ce11" table:formula="of:=([.O200]-[.O199])/1000" office:value-type="float" office:value="2.0011015625" calcext:value-type="float">
            <text:p>2.0011</text:p>
          </table:table-cell>
          <table:table-cell table:style-name="ce11" table:formula="of:=[.P200]+[.Q199]" office:value-type="float" office:value="395.9986015625" calcext:value-type="float">
            <text:p>395.9986</text:p>
          </table:table-cell>
          <table:table-cell table:style-name="ce16" table:formula="of:=[.Q200]-2*([.$B200]-1)" office:value-type="float" office:value="-0.00139843750037016" calcext:value-type="float">
            <text:p>-0.0013984375</text:p>
          </table:table-cell>
          <table:table-cell office:value-type="float" office:value="63626906111179.7" calcext:value-type="float">
            <text:p>63626906111179.7</text:p>
          </table:table-cell>
          <table:table-cell table:style-name="ce11" table:formula="of:=([.S200]-[.S199])/1000" office:value-type="float" office:value="1.998203125" calcext:value-type="float">
            <text:p>1.9982</text:p>
          </table:table-cell>
          <table:table-cell table:style-name="ce11" table:formula="of:=[.T200]+[.U199]" office:value-type="float" office:value="395.9978046875" calcext:value-type="float">
            <text:p>395.9978</text:p>
          </table:table-cell>
          <table:table-cell table:style-name="ce17" table:formula="of:=[.U200]-2*([.$B200]-1)" office:value-type="float" office:value="-0.00219531249990723" calcext:value-type="float">
            <text:p>-0.0021953125</text:p>
          </table:table-cell>
          <table:table-cell office:value-type="float" office:value="63626906595935" calcext:value-type="float">
            <text:p>63626906595935</text:p>
          </table:table-cell>
          <table:table-cell table:style-name="ce11" table:formula="of:=([.W200]-[.W199])/1000" office:value-type="float" office:value="2" calcext:value-type="float">
            <text:p>2.0000</text:p>
          </table:table-cell>
          <table:table-cell table:style-name="ce11" table:formula="of:=[.X200]+[.Y199]" office:value-type="float" office:value="395.9985" calcext:value-type="float">
            <text:p>395.9985</text:p>
          </table:table-cell>
          <table:table-cell table:style-name="ce18" table:formula="of:=[.Y200]-2*([.$B200]-1)" office:value-type="float" office:value="-0.00150000000007822" calcext:value-type="float">
            <text:p>-0.0015</text:p>
          </table:table-cell>
          <table:table-cell office:value-type="float" office:value="63626907061386.7" calcext:value-type="float">
            <text:p>63626907061386.7</text:p>
          </table:table-cell>
          <table:table-cell table:style-name="ce11" table:formula="of:=([.AA200]-[.AA199])/1000" office:value-type="float" office:value="2.001" calcext:value-type="float">
            <text:p>2.0010</text:p>
          </table:table-cell>
          <table:table-cell table:style-name="ce11" table:formula="of:=[.AB200]+[.AC199]" office:value-type="float" office:value="395.99890625" calcext:value-type="float">
            <text:p>395.9989</text:p>
          </table:table-cell>
          <table:table-cell table:style-name="ce19" table:formula="of:=[.AC200]-2*([.$B200]-1)" office:value-type="float" office:value="-0.00109375000010914" calcext:value-type="float">
            <text:p>-0.00109375</text:p>
          </table:table-cell>
          <table:table-cell office:value-type="float" office:value="63626907535620.4" calcext:value-type="float">
            <text:p>63626907535620.4</text:p>
          </table:table-cell>
          <table:table-cell table:style-name="ce11" table:formula="of:=([.AE200]-[.AE199])/1000" office:value-type="float" office:value="1.9965" calcext:value-type="float">
            <text:p>1.9965</text:p>
          </table:table-cell>
          <table:table-cell table:style-name="ce11" table:formula="of:=[.AF200]+[.AG199]" office:value-type="float" office:value="395.9973984375" calcext:value-type="float">
            <text:p>395.9974</text:p>
          </table:table-cell>
          <table:table-cell table:style-name="ce20" table:formula="of:=[.AG200]-2*([.$B200]-1)" office:value-type="float" office:value="-0.00260156249999" calcext:value-type="float">
            <text:p>-0.0026015625</text:p>
          </table:table-cell>
          <table:table-cell office:value-type="float" office:value="63626908005294.1" calcext:value-type="float">
            <text:p>63626908005294.1</text:p>
          </table:table-cell>
          <table:table-cell table:style-name="ce11" table:formula="of:=([.AI200]-[.AI199])/1000" office:value-type="float" office:value="2.0003046875" calcext:value-type="float">
            <text:p>2.0003</text:p>
          </table:table-cell>
          <table:table-cell table:style-name="ce11" table:formula="of:=[.AJ200]+[.AK199]" office:value-type="float" office:value="396.000703125" calcext:value-type="float">
            <text:p>396.0007</text:p>
          </table:table-cell>
          <table:table-cell table:style-name="ce21" table:formula="of:=[.AK200]-2*([.$B200]-1)" office:value-type="float" office:value="0.000703125000143245" calcext:value-type="float">
            <text:p>0.000703125</text:p>
          </table:table-cell>
          <table:table-cell office:value-type="float" office:value="63626908471102.5" calcext:value-type="float">
            <text:p>63626908471102.5</text:p>
          </table:table-cell>
          <table:table-cell table:style-name="ce11" table:formula="of:=([.AM200]-[.AM199])/1000" office:value-type="float" office:value="0.944796875" calcext:value-type="float">
            <text:p>0.9448</text:p>
          </table:table-cell>
          <table:table-cell table:style-name="ce11" table:formula="of:=[.AN200]+[.AO199]" office:value-type="float" office:value="395.9991015625" calcext:value-type="float">
            <text:p>395.9991</text:p>
          </table:table-cell>
          <table:table-cell table:style-name="ce22" table:formula="of:=[.AO200]-2*([.$B200]-1)" office:value-type="float" office:value="-0.000898437499984084" calcext:value-type="float">
            <text:p>-0.0008984375</text:p>
          </table:table-cell>
          <table:table-cell office:value-type="float" office:value="63626908942837.7" calcext:value-type="float">
            <text:p>63626908942837.7</text:p>
          </table:table-cell>
          <table:table-cell table:style-name="ce23" table:formula="of:=([.AQ200]-[.AQ199])/1000" office:value-type="float" office:value="2.0013046875" calcext:value-type="float">
            <text:p>2.0013</text:p>
          </table:table-cell>
          <table:table-cell table:style-name="ce11" table:formula="of:=[.AR200]+[.AS199]" office:value-type="float" office:value="398.000203125" calcext:value-type="float">
            <text:p>398.0002</text:p>
          </table:table-cell>
          <table:table-cell table:style-name="ce24" table:formula="of:=[.AS200]-2*([.$B200]-1)" office:value-type="float" office:value="2.00020312500033" calcext:value-type="float">
            <text:p>2.000203125</text:p>
          </table:table-cell>
          <table:table-cell office:value-type="float" office:value="63626909412608.6" calcext:value-type="float">
            <text:p>63626909412608.6</text:p>
          </table:table-cell>
          <table:table-cell table:style-name="ce11" table:formula="of:=([.AU200]-[.AU199])/1000" office:value-type="float" office:value="2.0013984375" calcext:value-type="float">
            <text:p>2.0014</text:p>
          </table:table-cell>
          <table:table-cell table:style-name="ce11" table:formula="of:=[.AV200]+[.AW199]" office:value-type="float" office:value="395.9993046875" calcext:value-type="float">
            <text:p>395.9993</text:p>
          </table:table-cell>
          <table:table-cell table:style-name="ce25" table:formula="of:=[.AW200]-2*([.$B200]-1)" office:value-type="float" office:value="-0.000695312500056389" calcext:value-type="float">
            <text:p>-0.0006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16</text:p>
          </table:table-cell>
          <table:table-cell table:style-name="ce10" office:value-type="float" office:value="200" calcext:value-type="float">
            <text:p>200</text:p>
          </table:table-cell>
          <table:table-cell office:value-type="float" office:value="63626904217379.6" calcext:value-type="float">
            <text:p>63626904217379.6</text:p>
          </table:table-cell>
          <table:table-cell table:formula="of:=([.C201]-[.C200])/1000" office:value-type="float" office:value="2.0033046875" calcext:value-type="float">
            <text:p>2.0033</text:p>
          </table:table-cell>
          <table:table-cell table:formula="of:=[.D201]+[.E200]" office:value-type="float" office:value="398.0008046875" calcext:value-type="float">
            <text:p>398.0008</text:p>
          </table:table-cell>
          <table:table-cell table:style-name="ce13" table:formula="of:=[.E201]-2*([.$B201]-1)" office:value-type="float" office:value="0.000804687499964984" calcext:value-type="float">
            <text:p>0.0008046875</text:p>
          </table:table-cell>
          <table:table-cell office:value-type="float" office:value="63626904700677.8" calcext:value-type="float">
            <text:p>63626904700677.8</text:p>
          </table:table-cell>
          <table:table-cell table:style-name="ce11" table:formula="of:=([.G201]-[.G200])/1000" office:value-type="float" office:value="2.0016953125" calcext:value-type="float">
            <text:p>2.0017</text:p>
          </table:table-cell>
          <table:table-cell table:style-name="ce11" table:formula="of:=[.H201]+[.I200]" office:value-type="float" office:value="398" calcext:value-type="float">
            <text:p>398.0000</text:p>
          </table:table-cell>
          <table:table-cell table:style-name="ce14" table:formula="of:=[.I201]-2*([.$B201]-1)" office:value-type="float" office:value="0" calcext:value-type="float">
            <text:p>0</text:p>
          </table:table-cell>
          <table:table-cell office:value-type="float" office:value="63626905183574.2" calcext:value-type="float">
            <text:p>63626905183574.2</text:p>
          </table:table-cell>
          <table:table-cell table:style-name="ce11" table:formula="of:=([.K201]-[.K200])/1000" office:value-type="float" office:value="2.0005" calcext:value-type="float">
            <text:p>2.0005</text:p>
          </table:table-cell>
          <table:table-cell table:style-name="ce11" table:formula="of:=[.L201]+[.M200]" office:value-type="float" office:value="397.998203125" calcext:value-type="float">
            <text:p>397.9982</text:p>
          </table:table-cell>
          <table:table-cell table:style-name="ce15" table:formula="of:=[.M201]-2*([.$B201]-1)" office:value-type="float" office:value="-0.00179687499968395" calcext:value-type="float">
            <text:p>-0.001796875</text:p>
          </table:table-cell>
          <table:table-cell office:value-type="float" office:value="63626905647851.4" calcext:value-type="float">
            <text:p>63626905647851.4</text:p>
          </table:table-cell>
          <table:table-cell table:style-name="ce11" table:formula="of:=([.O201]-[.O200])/1000" office:value-type="float" office:value="1.998796875" calcext:value-type="float">
            <text:p>1.9988</text:p>
          </table:table-cell>
          <table:table-cell table:style-name="ce11" table:formula="of:=[.P201]+[.Q200]" office:value-type="float" office:value="397.9973984375" calcext:value-type="float">
            <text:p>397.9974</text:p>
          </table:table-cell>
          <table:table-cell table:style-name="ce16" table:formula="of:=[.Q201]-2*([.$B201]-1)" office:value-type="float" office:value="-0.0026015625003879" calcext:value-type="float">
            <text:p>-0.0026015625</text:p>
          </table:table-cell>
          <table:table-cell office:value-type="float" office:value="63626906113181.7" calcext:value-type="float">
            <text:p>63626906113181.7</text:p>
          </table:table-cell>
          <table:table-cell table:style-name="ce11" table:formula="of:=([.S201]-[.S200])/1000" office:value-type="float" office:value="2.002" calcext:value-type="float">
            <text:p>2.0020</text:p>
          </table:table-cell>
          <table:table-cell table:style-name="ce11" table:formula="of:=[.T201]+[.U200]" office:value-type="float" office:value="397.9998046875" calcext:value-type="float">
            <text:p>397.9998</text:p>
          </table:table-cell>
          <table:table-cell table:style-name="ce17" table:formula="of:=[.U201]-2*([.$B201]-1)" office:value-type="float" office:value="-0.000195312499897682" calcext:value-type="float">
            <text:p>-0.0001953125</text:p>
          </table:table-cell>
          <table:table-cell office:value-type="float" office:value="63626906597935.8" calcext:value-type="float">
            <text:p>63626906597935.8</text:p>
          </table:table-cell>
          <table:table-cell table:style-name="ce11" table:formula="of:=([.W201]-[.W200])/1000" office:value-type="float" office:value="2.000796875" calcext:value-type="float">
            <text:p>2.0008</text:p>
          </table:table-cell>
          <table:table-cell table:style-name="ce11" table:formula="of:=[.X201]+[.Y200]" office:value-type="float" office:value="397.999296875" calcext:value-type="float">
            <text:p>397.9993</text:p>
          </table:table-cell>
          <table:table-cell table:style-name="ce18" table:formula="of:=[.Y201]-2*([.$B201]-1)" office:value-type="float" office:value="-0.000703125000086402" calcext:value-type="float">
            <text:p>-0.000703125</text:p>
          </table:table-cell>
          <table:table-cell office:value-type="float" office:value="63626907063385.6" calcext:value-type="float">
            <text:p>63626907063385.6</text:p>
          </table:table-cell>
          <table:table-cell table:style-name="ce11" table:formula="of:=([.AA201]-[.AA200])/1000" office:value-type="float" office:value="1.9988984375" calcext:value-type="float">
            <text:p>1.9989</text:p>
          </table:table-cell>
          <table:table-cell table:style-name="ce11" table:formula="of:=[.AB201]+[.AC200]" office:value-type="float" office:value="397.9978046875" calcext:value-type="float">
            <text:p>397.9978</text:p>
          </table:table-cell>
          <table:table-cell table:style-name="ce19" table:formula="of:=[.AC201]-2*([.$B201]-1)" office:value-type="float" office:value="-0.00219531250013461" calcext:value-type="float">
            <text:p>-0.0021953125</text:p>
          </table:table-cell>
          <table:table-cell office:value-type="float" office:value="63626907537620.2" calcext:value-type="float">
            <text:p>63626907537620.2</text:p>
          </table:table-cell>
          <table:table-cell table:style-name="ce11" table:formula="of:=([.AE201]-[.AE200])/1000" office:value-type="float" office:value="1.9998046875" calcext:value-type="float">
            <text:p>1.9998</text:p>
          </table:table-cell>
          <table:table-cell table:style-name="ce11" table:formula="of:=[.AF201]+[.AG200]" office:value-type="float" office:value="397.997203125" calcext:value-type="float">
            <text:p>397.9972</text:p>
          </table:table-cell>
          <table:table-cell table:style-name="ce20" table:formula="of:=[.AG201]-2*([.$B201]-1)" office:value-type="float" office:value="-0.00279687500000136" calcext:value-type="float">
            <text:p>-0.002796875</text:p>
          </table:table-cell>
          <table:table-cell office:value-type="float" office:value="63626908007293.1" calcext:value-type="float">
            <text:p>63626908007293.1</text:p>
          </table:table-cell>
          <table:table-cell table:style-name="ce11" table:formula="of:=([.AI201]-[.AI200])/1000" office:value-type="float" office:value="1.999" calcext:value-type="float">
            <text:p>1.9990</text:p>
          </table:table-cell>
          <table:table-cell table:style-name="ce11" table:formula="of:=[.AJ201]+[.AK200]" office:value-type="float" office:value="397.999703125" calcext:value-type="float">
            <text:p>397.9997</text:p>
          </table:table-cell>
          <table:table-cell table:style-name="ce21" table:formula="of:=[.AK201]-2*([.$B201]-1)" office:value-type="float" office:value="-0.000296874999833108" calcext:value-type="float">
            <text:p>-0.000296875</text:p>
          </table:table-cell>
          <table:table-cell office:value-type="float" office:value="63626908473102" calcext:value-type="float">
            <text:p>63626908473102</text:p>
          </table:table-cell>
          <table:table-cell table:style-name="ce11" table:formula="of:=([.AM201]-[.AM200])/1000" office:value-type="float" office:value="1.9995" calcext:value-type="float">
            <text:p>1.9995</text:p>
          </table:table-cell>
          <table:table-cell table:style-name="ce11" table:formula="of:=[.AN201]+[.AO200]" office:value-type="float" office:value="397.9986015625" calcext:value-type="float">
            <text:p>397.9986</text:p>
          </table:table-cell>
          <table:table-cell table:style-name="ce22" table:formula="of:=[.AO201]-2*([.$B201]-1)" office:value-type="float" office:value="-0.00139843749997226" calcext:value-type="float">
            <text:p>-0.0013984375</text:p>
          </table:table-cell>
          <table:table-cell office:value-type="float" office:value="63626908944835.3" calcext:value-type="float">
            <text:p>63626908944835.3</text:p>
          </table:table-cell>
          <table:table-cell table:style-name="ce23" table:formula="of:=([.AQ201]-[.AQ200])/1000" office:value-type="float" office:value="1.99759375" calcext:value-type="float">
            <text:p>1.9976</text:p>
          </table:table-cell>
          <table:table-cell table:style-name="ce11" table:formula="of:=[.AR201]+[.AS200]" office:value-type="float" office:value="399.997796875" calcext:value-type="float">
            <text:p>399.9978</text:p>
          </table:table-cell>
          <table:table-cell table:style-name="ce24" table:formula="of:=[.AS201]-2*([.$B201]-1)" office:value-type="float" office:value="1.99779687500035" calcext:value-type="float">
            <text:p>1.997796875</text:p>
          </table:table-cell>
          <table:table-cell office:value-type="float" office:value="63626909414610.3" calcext:value-type="float">
            <text:p>63626909414610.3</text:p>
          </table:table-cell>
          <table:table-cell table:style-name="ce11" table:formula="of:=([.AU201]-[.AU200])/1000" office:value-type="float" office:value="2.0016953125" calcext:value-type="float">
            <text:p>2.0017</text:p>
          </table:table-cell>
          <table:table-cell table:style-name="ce11" table:formula="of:=[.AV201]+[.AW200]" office:value-type="float" office:value="398.001" calcext:value-type="float">
            <text:p>398.0010</text:p>
          </table:table-cell>
          <table:table-cell table:style-name="ce25" table:formula="of:=[.AW201]-2*([.$B201]-1)" office:value-type="float" office:value="0.00099999999991951" calcext:value-type="float">
            <text:p>0.001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10" office:value-type="float" office:value="201" calcext:value-type="float">
            <text:p>201</text:p>
          </table:table-cell>
          <table:table-cell office:value-type="float" office:value="63626904219380" calcext:value-type="float">
            <text:p>63626904219380</text:p>
          </table:table-cell>
          <table:table-cell table:formula="of:=([.C202]-[.C201])/1000" office:value-type="float" office:value="2.0003984375" calcext:value-type="float">
            <text:p>2.0004</text:p>
          </table:table-cell>
          <table:table-cell table:formula="of:=[.D202]+[.E201]" office:value-type="float" office:value="400.001203125" calcext:value-type="float">
            <text:p>400.0012</text:p>
          </table:table-cell>
          <table:table-cell table:style-name="ce13" table:formula="of:=[.E202]-2*([.$B202]-1)" office:value-type="float" office:value="0.00120312499996089" calcext:value-type="float">
            <text:p>0.001203125</text:p>
          </table:table-cell>
          <table:table-cell office:value-type="float" office:value="63626904702675" calcext:value-type="float">
            <text:p>63626904702675</text:p>
          </table:table-cell>
          <table:table-cell table:style-name="ce11" table:formula="of:=([.G202]-[.G201])/1000" office:value-type="float" office:value="1.997203125" calcext:value-type="float">
            <text:p>1.9972</text:p>
          </table:table-cell>
          <table:table-cell table:style-name="ce11" table:formula="of:=[.H202]+[.I201]" office:value-type="float" office:value="399.997203125" calcext:value-type="float">
            <text:p>399.9972</text:p>
          </table:table-cell>
          <table:table-cell table:style-name="ce14" table:formula="of:=[.I202]-2*([.$B202]-1)" office:value-type="float" office:value="-0.00279687500011505" calcext:value-type="float">
            <text:p>-0.002796875</text:p>
          </table:table-cell>
          <table:table-cell office:value-type="float" office:value="63626905185575.1" calcext:value-type="float">
            <text:p>63626905185575.1</text:p>
          </table:table-cell>
          <table:table-cell table:style-name="ce11" table:formula="of:=([.K202]-[.K201])/1000" office:value-type="float" office:value="2.0008984375" calcext:value-type="float">
            <text:p>2.0009</text:p>
          </table:table-cell>
          <table:table-cell table:style-name="ce11" table:formula="of:=[.L202]+[.M201]" office:value-type="float" office:value="399.9991015625" calcext:value-type="float">
            <text:p>399.9991</text:p>
          </table:table-cell>
          <table:table-cell table:style-name="ce15" table:formula="of:=[.M202]-2*([.$B202]-1)" office:value-type="float" office:value="-0.000898437499699867" calcext:value-type="float">
            <text:p>-0.0008984375</text:p>
          </table:table-cell>
          <table:table-cell office:value-type="float" office:value="63626905649852.9" calcext:value-type="float">
            <text:p>63626905649852.9</text:p>
          </table:table-cell>
          <table:table-cell table:style-name="ce11" table:formula="of:=([.O202]-[.O201])/1000" office:value-type="float" office:value="2.0015" calcext:value-type="float">
            <text:p>2.0015</text:p>
          </table:table-cell>
          <table:table-cell table:style-name="ce11" table:formula="of:=[.P202]+[.Q201]" office:value-type="float" office:value="399.9988984375" calcext:value-type="float">
            <text:p>399.9989</text:p>
          </table:table-cell>
          <table:table-cell table:style-name="ce16" table:formula="of:=[.Q202]-2*([.$B202]-1)" office:value-type="float" office:value="-0.00110156250036653" calcext:value-type="float">
            <text:p>-0.0011015625</text:p>
          </table:table-cell>
          <table:table-cell office:value-type="float" office:value="63626906115183.7" calcext:value-type="float">
            <text:p>63626906115183.7</text:p>
          </table:table-cell>
          <table:table-cell table:style-name="ce11" table:formula="of:=([.S202]-[.S201])/1000" office:value-type="float" office:value="2.002" calcext:value-type="float">
            <text:p>2.0020</text:p>
          </table:table-cell>
          <table:table-cell table:style-name="ce11" table:formula="of:=[.T202]+[.U201]" office:value-type="float" office:value="400.0018046875" calcext:value-type="float">
            <text:p>400.0018</text:p>
          </table:table-cell>
          <table:table-cell table:style-name="ce17" table:formula="of:=[.U202]-2*([.$B202]-1)" office:value-type="float" office:value="0.00180468750011187" calcext:value-type="float">
            <text:p>0.0018046875</text:p>
          </table:table-cell>
          <table:table-cell office:value-type="float" office:value="63626906599936.4" calcext:value-type="float">
            <text:p>63626906599936.4</text:p>
          </table:table-cell>
          <table:table-cell table:style-name="ce11" table:formula="of:=([.W202]-[.W201])/1000" office:value-type="float" office:value="2.0006015625" calcext:value-type="float">
            <text:p>2.0006</text:p>
          </table:table-cell>
          <table:table-cell table:style-name="ce11" table:formula="of:=[.X202]+[.Y201]" office:value-type="float" office:value="399.9998984375" calcext:value-type="float">
            <text:p>399.9999</text:p>
          </table:table-cell>
          <table:table-cell table:style-name="ce18" table:formula="of:=[.Y202]-2*([.$B202]-1)" office:value-type="float" office:value="-0.000101562500105956" calcext:value-type="float">
            <text:p>-0.0001015625</text:p>
          </table:table-cell>
          <table:table-cell office:value-type="float" office:value="63626907065387.6" calcext:value-type="float">
            <text:p>63626907065387.6</text:p>
          </table:table-cell>
          <table:table-cell table:style-name="ce11" table:formula="of:=([.AA202]-[.AA201])/1000" office:value-type="float" office:value="2.002" calcext:value-type="float">
            <text:p>2.0020</text:p>
          </table:table-cell>
          <table:table-cell table:style-name="ce11" table:formula="of:=[.AB202]+[.AC201]" office:value-type="float" office:value="399.9998046875" calcext:value-type="float">
            <text:p>399.9998</text:p>
          </table:table-cell>
          <table:table-cell table:style-name="ce19" table:formula="of:=[.AC202]-2*([.$B202]-1)" office:value-type="float" office:value="-0.000195312500125056" calcext:value-type="float">
            <text:p>-0.0001953125</text:p>
          </table:table-cell>
          <table:table-cell office:value-type="float" office:value="63626907539623.5" calcext:value-type="float">
            <text:p>63626907539623.5</text:p>
          </table:table-cell>
          <table:table-cell table:style-name="ce11" table:formula="of:=([.AE202]-[.AE201])/1000" office:value-type="float" office:value="2.003296875" calcext:value-type="float">
            <text:p>2.0033</text:p>
          </table:table-cell>
          <table:table-cell table:style-name="ce11" table:formula="of:=[.AF202]+[.AG201]" office:value-type="float" office:value="400.0005" calcext:value-type="float">
            <text:p>400.0005</text:p>
          </table:table-cell>
          <table:table-cell table:style-name="ce20" table:formula="of:=[.AG202]-2*([.$B202]-1)" office:value-type="float" office:value="0.000499999999988177" calcext:value-type="float">
            <text:p>0.0005</text:p>
          </table:table-cell>
          <table:table-cell office:value-type="float" office:value="63626908009292.5" calcext:value-type="float">
            <text:p>63626908009292.5</text:p>
          </table:table-cell>
          <table:table-cell table:style-name="ce11" table:formula="of:=([.AI202]-[.AI201])/1000" office:value-type="float" office:value="1.9993984375" calcext:value-type="float">
            <text:p>1.9994</text:p>
          </table:table-cell>
          <table:table-cell table:style-name="ce11" table:formula="of:=[.AJ202]+[.AK201]" office:value-type="float" office:value="399.9991015625" calcext:value-type="float">
            <text:p>399.9991</text:p>
          </table:table-cell>
          <table:table-cell table:style-name="ce21" table:formula="of:=[.AK202]-2*([.$B202]-1)" office:value-type="float" office:value="-0.000898437499813554" calcext:value-type="float">
            <text:p>-0.0008984375</text:p>
          </table:table-cell>
          <table:table-cell office:value-type="float" office:value="63626908475102" calcext:value-type="float">
            <text:p>63626908475102</text:p>
          </table:table-cell>
          <table:table-cell table:style-name="ce11" table:formula="of:=([.AM202]-[.AM201])/1000" office:value-type="float" office:value="2" calcext:value-type="float">
            <text:p>2.0000</text:p>
          </table:table-cell>
          <table:table-cell table:style-name="ce11" table:formula="of:=[.AN202]+[.AO201]" office:value-type="float" office:value="399.9986015625" calcext:value-type="float">
            <text:p>399.9986</text:p>
          </table:table-cell>
          <table:table-cell table:style-name="ce22" table:formula="of:=[.AO202]-2*([.$B202]-1)" office:value-type="float" office:value="-0.00139843749997226" calcext:value-type="float">
            <text:p>-0.0013984375</text:p>
          </table:table-cell>
          <table:table-cell office:value-type="float" office:value="63626908946838" calcext:value-type="float">
            <text:p>63626908946838</text:p>
          </table:table-cell>
          <table:table-cell table:style-name="ce23" table:formula="of:=([.AQ202]-[.AQ201])/1000" office:value-type="float" office:value="2.002703125" calcext:value-type="float">
            <text:p>2.0027</text:p>
          </table:table-cell>
          <table:table-cell table:style-name="ce11" table:formula="of:=[.AR202]+[.AS201]" office:value-type="float" office:value="402.0005" calcext:value-type="float">
            <text:p>402.0005</text:p>
          </table:table-cell>
          <table:table-cell table:style-name="ce24" table:formula="of:=[.AS202]-2*([.$B202]-1)" office:value-type="float" office:value="2.00050000000033" calcext:value-type="float">
            <text:p>2.0005</text:p>
          </table:table-cell>
          <table:table-cell office:value-type="float" office:value="63626909416608.1" calcext:value-type="float">
            <text:p>63626909416608.1</text:p>
          </table:table-cell>
          <table:table-cell table:style-name="ce11" table:formula="of:=([.AU202]-[.AU201])/1000" office:value-type="float" office:value="1.9978046875" calcext:value-type="float">
            <text:p>1.9978</text:p>
          </table:table-cell>
          <table:table-cell table:style-name="ce11" table:formula="of:=[.AV202]+[.AW201]" office:value-type="float" office:value="399.9988046875" calcext:value-type="float">
            <text:p>399.9988</text:p>
          </table:table-cell>
          <table:table-cell table:style-name="ce25" table:formula="of:=[.AW202]-2*([.$B202]-1)" office:value-type="float" office:value="-0.00119531250010141" calcext:value-type="float">
            <text:p>-0.00119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202" calcext:value-type="float">
            <text:p>202</text:p>
          </table:table-cell>
          <table:table-cell office:value-type="float" office:value="63626904221377.1" calcext:value-type="float">
            <text:p>63626904221377.1</text:p>
          </table:table-cell>
          <table:table-cell table:formula="of:=([.C203]-[.C202])/1000" office:value-type="float" office:value="1.9971015625" calcext:value-type="float">
            <text:p>1.9971</text:p>
          </table:table-cell>
          <table:table-cell table:formula="of:=[.D203]+[.E202]" office:value-type="float" office:value="401.9983046875" calcext:value-type="float">
            <text:p>401.9983</text:p>
          </table:table-cell>
          <table:table-cell table:style-name="ce13" table:formula="of:=[.E203]-2*([.$B203]-1)" office:value-type="float" office:value="-0.00169531250003274" calcext:value-type="float">
            <text:p>-0.0016953125</text:p>
          </table:table-cell>
          <table:table-cell office:value-type="float" office:value="63626904704675.7" calcext:value-type="float">
            <text:p>63626904704675.7</text:p>
          </table:table-cell>
          <table:table-cell table:style-name="ce11" table:formula="of:=([.G203]-[.G202])/1000" office:value-type="float" office:value="2.000703125" calcext:value-type="float">
            <text:p>2.0007</text:p>
          </table:table-cell>
          <table:table-cell table:style-name="ce11" table:formula="of:=[.H203]+[.I202]" office:value-type="float" office:value="401.99790625" calcext:value-type="float">
            <text:p>401.9979</text:p>
          </table:table-cell>
          <table:table-cell table:style-name="ce14" table:formula="of:=[.I203]-2*([.$B203]-1)" office:value-type="float" office:value="-0.00209375000014234" calcext:value-type="float">
            <text:p>-0.00209375</text:p>
          </table:table-cell>
          <table:table-cell office:value-type="float" office:value="63626905187575.7" calcext:value-type="float">
            <text:p>63626905187575.7</text:p>
          </table:table-cell>
          <table:table-cell table:style-name="ce11" table:formula="of:=([.K203]-[.K202])/1000" office:value-type="float" office:value="2.0006015625" calcext:value-type="float">
            <text:p>2.0006</text:p>
          </table:table-cell>
          <table:table-cell table:style-name="ce11" table:formula="of:=[.L203]+[.M202]" office:value-type="float" office:value="401.999703125" calcext:value-type="float">
            <text:p>401.9997</text:p>
          </table:table-cell>
          <table:table-cell table:style-name="ce15" table:formula="of:=[.M203]-2*([.$B203]-1)" office:value-type="float" office:value="-0.000296874999719421" calcext:value-type="float">
            <text:p>-0.000296875</text:p>
          </table:table-cell>
          <table:table-cell office:value-type="float" office:value="63626905651853.6" calcext:value-type="float">
            <text:p>63626905651853.6</text:p>
          </table:table-cell>
          <table:table-cell table:style-name="ce11" table:formula="of:=([.O203]-[.O202])/1000" office:value-type="float" office:value="2.000703125" calcext:value-type="float">
            <text:p>2.0007</text:p>
          </table:table-cell>
          <table:table-cell table:style-name="ce11" table:formula="of:=[.P203]+[.Q202]" office:value-type="float" office:value="401.9996015625" calcext:value-type="float">
            <text:p>401.9996</text:p>
          </table:table-cell>
          <table:table-cell table:style-name="ce16" table:formula="of:=[.Q203]-2*([.$B203]-1)" office:value-type="float" office:value="-0.000398437500393811" calcext:value-type="float">
            <text:p>-0.0003984375</text:p>
          </table:table-cell>
          <table:table-cell office:value-type="float" office:value="63626906117179.6" calcext:value-type="float">
            <text:p>63626906117179.6</text:p>
          </table:table-cell>
          <table:table-cell table:style-name="ce11" table:formula="of:=([.S203]-[.S202])/1000" office:value-type="float" office:value="1.9958984375" calcext:value-type="float">
            <text:p>1.9959</text:p>
          </table:table-cell>
          <table:table-cell table:style-name="ce11" table:formula="of:=[.T203]+[.U202]" office:value-type="float" office:value="401.997703125" calcext:value-type="float">
            <text:p>401.9977</text:p>
          </table:table-cell>
          <table:table-cell table:style-name="ce17" table:formula="of:=[.U203]-2*([.$B203]-1)" office:value-type="float" office:value="-0.0022968749998995" calcext:value-type="float">
            <text:p>-0.002296875</text:p>
          </table:table-cell>
          <table:table-cell office:value-type="float" office:value="63626906601934.6" calcext:value-type="float">
            <text:p>63626906601934.6</text:p>
          </table:table-cell>
          <table:table-cell table:style-name="ce11" table:formula="of:=([.W203]-[.W202])/1000" office:value-type="float" office:value="1.998203125" calcext:value-type="float">
            <text:p>1.9982</text:p>
          </table:table-cell>
          <table:table-cell table:style-name="ce11" table:formula="of:=[.X203]+[.Y202]" office:value-type="float" office:value="401.9981015625" calcext:value-type="float">
            <text:p>401.9981</text:p>
          </table:table-cell>
          <table:table-cell table:style-name="ce18" table:formula="of:=[.Y203]-2*([.$B203]-1)" office:value-type="float" office:value="-0.00189843750013097" calcext:value-type="float">
            <text:p>-0.0018984375</text:p>
          </table:table-cell>
          <table:table-cell office:value-type="float" office:value="63626907067387.8" calcext:value-type="float">
            <text:p>63626907067387.8</text:p>
          </table:table-cell>
          <table:table-cell table:style-name="ce11" table:formula="of:=([.AA203]-[.AA202])/1000" office:value-type="float" office:value="2.0001953125" calcext:value-type="float">
            <text:p>2.0002</text:p>
          </table:table-cell>
          <table:table-cell table:style-name="ce11" table:formula="of:=[.AB203]+[.AC202]" office:value-type="float" office:value="402" calcext:value-type="float">
            <text:p>402.0000</text:p>
          </table:table-cell>
          <table:table-cell table:style-name="ce19" table:formula="of:=[.AC203]-2*([.$B203]-1)" office:value-type="float" office:value="0" calcext:value-type="float">
            <text:p>0</text:p>
          </table:table-cell>
          <table:table-cell office:value-type="float" office:value="63626907541620.4" calcext:value-type="float">
            <text:p>63626907541620.4</text:p>
          </table:table-cell>
          <table:table-cell table:style-name="ce11" table:formula="of:=([.AE203]-[.AE202])/1000" office:value-type="float" office:value="1.9968984375" calcext:value-type="float">
            <text:p>1.9969</text:p>
          </table:table-cell>
          <table:table-cell table:style-name="ce11" table:formula="of:=[.AF203]+[.AG202]" office:value-type="float" office:value="401.9973984375" calcext:value-type="float">
            <text:p>401.9974</text:p>
          </table:table-cell>
          <table:table-cell table:style-name="ce20" table:formula="of:=[.AG203]-2*([.$B203]-1)" office:value-type="float" office:value="-0.00260156249999" calcext:value-type="float">
            <text:p>-0.0026015625</text:p>
          </table:table-cell>
          <table:table-cell office:value-type="float" office:value="63626908011292.1" calcext:value-type="float">
            <text:p>63626908011292.1</text:p>
          </table:table-cell>
          <table:table-cell table:style-name="ce11" table:formula="of:=([.AI203]-[.AI202])/1000" office:value-type="float" office:value="1.9996015625" calcext:value-type="float">
            <text:p>1.9996</text:p>
          </table:table-cell>
          <table:table-cell table:style-name="ce11" table:formula="of:=[.AJ203]+[.AK202]" office:value-type="float" office:value="401.998703125" calcext:value-type="float">
            <text:p>401.9987</text:p>
          </table:table-cell>
          <table:table-cell table:style-name="ce21" table:formula="of:=[.AK203]-2*([.$B203]-1)" office:value-type="float" office:value="-0.00129687499980946" calcext:value-type="float">
            <text:p>-0.001296875</text:p>
          </table:table-cell>
          <table:table-cell office:value-type="float" office:value="63626908477101" calcext:value-type="float">
            <text:p>63626908477101</text:p>
          </table:table-cell>
          <table:table-cell table:style-name="ce11" table:formula="of:=([.AM203]-[.AM202])/1000" office:value-type="float" office:value="1.999" calcext:value-type="float">
            <text:p>1.9990</text:p>
          </table:table-cell>
          <table:table-cell table:style-name="ce11" table:formula="of:=[.AN203]+[.AO202]" office:value-type="float" office:value="401.9976015625" calcext:value-type="float">
            <text:p>401.9976</text:p>
          </table:table-cell>
          <table:table-cell table:style-name="ce22" table:formula="of:=[.AO203]-2*([.$B203]-1)" office:value-type="float" office:value="-0.00239843749994861" calcext:value-type="float">
            <text:p>-0.0023984375</text:p>
          </table:table-cell>
          <table:table-cell office:value-type="float" office:value="63626908948835.9" calcext:value-type="float">
            <text:p>63626908948835.9</text:p>
          </table:table-cell>
          <table:table-cell table:style-name="ce23" table:formula="of:=([.AQ203]-[.AQ202])/1000" office:value-type="float" office:value="1.9978984375" calcext:value-type="float">
            <text:p>1.9979</text:p>
          </table:table-cell>
          <table:table-cell table:style-name="ce11" table:formula="of:=[.AR203]+[.AS202]" office:value-type="float" office:value="403.9983984375" calcext:value-type="float">
            <text:p>403.9984</text:p>
          </table:table-cell>
          <table:table-cell table:style-name="ce24" table:formula="of:=[.AS203]-2*([.$B203]-1)" office:value-type="float" office:value="1.99839843750033" calcext:value-type="float">
            <text:p>1.9983984375</text:p>
          </table:table-cell>
          <table:table-cell office:value-type="float" office:value="63626909418610" calcext:value-type="float">
            <text:p>63626909418610</text:p>
          </table:table-cell>
          <table:table-cell table:style-name="ce11" table:formula="of:=([.AU203]-[.AU202])/1000" office:value-type="float" office:value="2.0018984375" calcext:value-type="float">
            <text:p>2.0019</text:p>
          </table:table-cell>
          <table:table-cell table:style-name="ce11" table:formula="of:=[.AV203]+[.AW202]" office:value-type="float" office:value="402.000703125" calcext:value-type="float">
            <text:p>402.0007</text:p>
          </table:table-cell>
          <table:table-cell table:style-name="ce25" table:formula="of:=[.AW203]-2*([.$B203]-1)" office:value-type="float" office:value="0.000703124999915872" calcext:value-type="float">
            <text:p>0.0007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203" calcext:value-type="float">
            <text:p>203</text:p>
          </table:table-cell>
          <table:table-cell office:value-type="float" office:value="63626904223376.8" calcext:value-type="float">
            <text:p>63626904223376.8</text:p>
          </table:table-cell>
          <table:table-cell table:formula="of:=([.C204]-[.C203])/1000" office:value-type="float" office:value="1.9996953125" calcext:value-type="float">
            <text:p>1.9997</text:p>
          </table:table-cell>
          <table:table-cell table:formula="of:=[.D204]+[.E203]" office:value-type="float" office:value="403.998" calcext:value-type="float">
            <text:p>403.9980</text:p>
          </table:table-cell>
          <table:table-cell table:style-name="ce13" table:formula="of:=[.E204]-2*([.$B204]-1)" office:value-type="float" office:value="-0.00200000000000955" calcext:value-type="float">
            <text:p>-0.002</text:p>
          </table:table-cell>
          <table:table-cell office:value-type="float" office:value="63626904706677.6" calcext:value-type="float">
            <text:p>63626904706677.6</text:p>
          </table:table-cell>
          <table:table-cell table:style-name="ce11" table:formula="of:=([.G204]-[.G203])/1000" office:value-type="float" office:value="2.0018984375" calcext:value-type="float">
            <text:p>2.0019</text:p>
          </table:table-cell>
          <table:table-cell table:style-name="ce11" table:formula="of:=[.H204]+[.I203]" office:value-type="float" office:value="403.9998046875" calcext:value-type="float">
            <text:p>403.9998</text:p>
          </table:table-cell>
          <table:table-cell table:style-name="ce14" table:formula="of:=[.I204]-2*([.$B204]-1)" office:value-type="float" office:value="-0.000195312500125056" calcext:value-type="float">
            <text:p>-0.0001953125</text:p>
          </table:table-cell>
          <table:table-cell office:value-type="float" office:value="63626905189573.9" calcext:value-type="float">
            <text:p>63626905189573.9</text:p>
          </table:table-cell>
          <table:table-cell table:style-name="ce11" table:formula="of:=([.K204]-[.K203])/1000" office:value-type="float" office:value="1.9981953125" calcext:value-type="float">
            <text:p>1.9982</text:p>
          </table:table-cell>
          <table:table-cell table:style-name="ce11" table:formula="of:=[.L204]+[.M203]" office:value-type="float" office:value="403.9978984375" calcext:value-type="float">
            <text:p>403.9979</text:p>
          </table:table-cell>
          <table:table-cell table:style-name="ce15" table:formula="of:=[.M204]-2*([.$B204]-1)" office:value-type="float" office:value="-0.0021015624997176" calcext:value-type="float">
            <text:p>-0.0021015625</text:p>
          </table:table-cell>
          <table:table-cell office:value-type="float" office:value="63626905653851.2" calcext:value-type="float">
            <text:p>63626905653851.2</text:p>
          </table:table-cell>
          <table:table-cell table:style-name="ce11" table:formula="of:=([.O204]-[.O203])/1000" office:value-type="float" office:value="1.9976015625" calcext:value-type="float">
            <text:p>1.9976</text:p>
          </table:table-cell>
          <table:table-cell table:style-name="ce11" table:formula="of:=[.P204]+[.Q203]" office:value-type="float" office:value="403.997203125" calcext:value-type="float">
            <text:p>403.9972</text:p>
          </table:table-cell>
          <table:table-cell table:style-name="ce16" table:formula="of:=[.Q204]-2*([.$B204]-1)" office:value-type="float" office:value="-0.00279687500039927" calcext:value-type="float">
            <text:p>-0.002796875</text:p>
          </table:table-cell>
          <table:table-cell office:value-type="float" office:value="63626906119180.3" calcext:value-type="float">
            <text:p>63626906119180.3</text:p>
          </table:table-cell>
          <table:table-cell table:style-name="ce11" table:formula="of:=([.S204]-[.S203])/1000" office:value-type="float" office:value="2.0006953125" calcext:value-type="float">
            <text:p>2.0007</text:p>
          </table:table-cell>
          <table:table-cell table:style-name="ce11" table:formula="of:=[.T204]+[.U203]" office:value-type="float" office:value="403.9983984375" calcext:value-type="float">
            <text:p>403.9984</text:p>
          </table:table-cell>
          <table:table-cell table:style-name="ce17" table:formula="of:=[.U204]-2*([.$B204]-1)" office:value-type="float" office:value="-0.00160156249989996" calcext:value-type="float">
            <text:p>-0.0016015625</text:p>
          </table:table-cell>
          <table:table-cell office:value-type="float" office:value="63626906603935.8" calcext:value-type="float">
            <text:p>63626906603935.8</text:p>
          </table:table-cell>
          <table:table-cell table:style-name="ce11" table:formula="of:=([.W204]-[.W203])/1000" office:value-type="float" office:value="2.0011953125" calcext:value-type="float">
            <text:p>2.0012</text:p>
          </table:table-cell>
          <table:table-cell table:style-name="ce11" table:formula="of:=[.X204]+[.Y203]" office:value-type="float" office:value="403.999296875" calcext:value-type="float">
            <text:p>403.9993</text:p>
          </table:table-cell>
          <table:table-cell table:style-name="ce18" table:formula="of:=[.Y204]-2*([.$B204]-1)" office:value-type="float" office:value="-0.000703125000143245" calcext:value-type="float">
            <text:p>-0.000703125</text:p>
          </table:table-cell>
          <table:table-cell office:value-type="float" office:value="63626907069386.9" calcext:value-type="float">
            <text:p>63626907069386.9</text:p>
          </table:table-cell>
          <table:table-cell table:style-name="ce11" table:formula="of:=([.AA204]-[.AA203])/1000" office:value-type="float" office:value="1.9991015625" calcext:value-type="float">
            <text:p>1.9991</text:p>
          </table:table-cell>
          <table:table-cell table:style-name="ce11" table:formula="of:=[.AB204]+[.AC203]" office:value-type="float" office:value="403.9991015625" calcext:value-type="float">
            <text:p>403.9991</text:p>
          </table:table-cell>
          <table:table-cell table:style-name="ce19" table:formula="of:=[.AC204]-2*([.$B204]-1)" office:value-type="float" office:value="-0.000898437500097771" calcext:value-type="float">
            <text:p>-0.0008984375</text:p>
          </table:table-cell>
          <table:table-cell office:value-type="float" office:value="63626907543620.4" calcext:value-type="float">
            <text:p>63626907543620.4</text:p>
          </table:table-cell>
          <table:table-cell table:style-name="ce11" table:formula="of:=([.AE204]-[.AE203])/1000" office:value-type="float" office:value="2" calcext:value-type="float">
            <text:p>2.0000</text:p>
          </table:table-cell>
          <table:table-cell table:style-name="ce11" table:formula="of:=[.AF204]+[.AG203]" office:value-type="float" office:value="403.9973984375" calcext:value-type="float">
            <text:p>403.9974</text:p>
          </table:table-cell>
          <table:table-cell table:style-name="ce20" table:formula="of:=[.AG204]-2*([.$B204]-1)" office:value-type="float" office:value="-0.00260156249999" calcext:value-type="float">
            <text:p>-0.0026015625</text:p>
          </table:table-cell>
          <table:table-cell office:value-type="float" office:value="63626908013291" calcext:value-type="float">
            <text:p>63626908013291</text:p>
          </table:table-cell>
          <table:table-cell table:style-name="ce11" table:formula="of:=([.AI204]-[.AI203])/1000" office:value-type="float" office:value="1.9988984375" calcext:value-type="float">
            <text:p>1.9989</text:p>
          </table:table-cell>
          <table:table-cell table:style-name="ce11" table:formula="of:=[.AJ204]+[.AK203]" office:value-type="float" office:value="403.9976015625" calcext:value-type="float">
            <text:p>403.9976</text:p>
          </table:table-cell>
          <table:table-cell table:style-name="ce21" table:formula="of:=[.AK204]-2*([.$B204]-1)" office:value-type="float" office:value="-0.00239843749983493" calcext:value-type="float">
            <text:p>-0.0023984375</text:p>
          </table:table-cell>
          <table:table-cell office:value-type="float" office:value="63626908479100.5" calcext:value-type="float">
            <text:p>63626908479100.5</text:p>
          </table:table-cell>
          <table:table-cell table:style-name="ce11" table:formula="of:=([.AM204]-[.AM203])/1000" office:value-type="float" office:value="1.9995" calcext:value-type="float">
            <text:p>1.9995</text:p>
          </table:table-cell>
          <table:table-cell table:style-name="ce11" table:formula="of:=[.AN204]+[.AO203]" office:value-type="float" office:value="403.9971015625" calcext:value-type="float">
            <text:p>403.9971</text:p>
          </table:table-cell>
          <table:table-cell table:style-name="ce22" table:formula="of:=[.AO204]-2*([.$B204]-1)" office:value-type="float" office:value="-0.00289843749993679" calcext:value-type="float">
            <text:p>-0.0028984375</text:p>
          </table:table-cell>
          <table:table-cell office:value-type="float" office:value="63626908950835.1" calcext:value-type="float">
            <text:p>63626908950835.1</text:p>
          </table:table-cell>
          <table:table-cell table:style-name="ce23" table:formula="of:=([.AQ204]-[.AQ203])/1000" office:value-type="float" office:value="1.999203125" calcext:value-type="float">
            <text:p>1.9992</text:p>
          </table:table-cell>
          <table:table-cell table:style-name="ce11" table:formula="of:=[.AR204]+[.AS203]" office:value-type="float" office:value="405.9976015625" calcext:value-type="float">
            <text:p>405.9976</text:p>
          </table:table-cell>
          <table:table-cell table:style-name="ce24" table:formula="of:=[.AS204]-2*([.$B204]-1)" office:value-type="float" office:value="1.99760156250034" calcext:value-type="float">
            <text:p>1.9976015625</text:p>
          </table:table-cell>
          <table:table-cell office:value-type="float" office:value="63626909420607.4" calcext:value-type="float">
            <text:p>63626909420607.4</text:p>
          </table:table-cell>
          <table:table-cell table:style-name="ce11" table:formula="of:=([.AU204]-[.AU203])/1000" office:value-type="float" office:value="1.9973984375" calcext:value-type="float">
            <text:p>1.9974</text:p>
          </table:table-cell>
          <table:table-cell table:style-name="ce11" table:formula="of:=[.AV204]+[.AW203]" office:value-type="float" office:value="403.9981015625" calcext:value-type="float">
            <text:p>403.9981</text:p>
          </table:table-cell>
          <table:table-cell table:style-name="ce25" table:formula="of:=[.AW204]-2*([.$B204]-1)" office:value-type="float" office:value="-0.00189843750007412" calcext:value-type="float">
            <text:p>-0.001898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204" calcext:value-type="float">
            <text:p>204</text:p>
          </table:table-cell>
          <table:table-cell office:value-type="float" office:value="63626904225376.4" calcext:value-type="float">
            <text:p>63626904225376.4</text:p>
          </table:table-cell>
          <table:table-cell table:formula="of:=([.C205]-[.C204])/1000" office:value-type="float" office:value="1.9996015625" calcext:value-type="float">
            <text:p>1.9996</text:p>
          </table:table-cell>
          <table:table-cell table:formula="of:=[.D205]+[.E204]" office:value-type="float" office:value="405.9976015625" calcext:value-type="float">
            <text:p>405.9976</text:p>
          </table:table-cell>
          <table:table-cell table:style-name="ce13" table:formula="of:=[.E205]-2*([.$B205]-1)" office:value-type="float" office:value="-0.00239843750000546" calcext:value-type="float">
            <text:p>-0.0023984375</text:p>
          </table:table-cell>
          <table:table-cell office:value-type="float" office:value="63626904708677.3" calcext:value-type="float">
            <text:p>63626904708677.3</text:p>
          </table:table-cell>
          <table:table-cell table:style-name="ce11" table:formula="of:=([.G205]-[.G204])/1000" office:value-type="float" office:value="1.9996953125" calcext:value-type="float">
            <text:p>1.9997</text:p>
          </table:table-cell>
          <table:table-cell table:style-name="ce11" table:formula="of:=[.H205]+[.I204]" office:value-type="float" office:value="405.9995" calcext:value-type="float">
            <text:p>405.9995</text:p>
          </table:table-cell>
          <table:table-cell table:style-name="ce14" table:formula="of:=[.I205]-2*([.$B205]-1)" office:value-type="float" office:value="-0.000500000000101863" calcext:value-type="float">
            <text:p>-0.0005</text:p>
          </table:table-cell>
          <table:table-cell office:value-type="float" office:value="63626905191574.8" calcext:value-type="float">
            <text:p>63626905191574.8</text:p>
          </table:table-cell>
          <table:table-cell table:style-name="ce11" table:formula="of:=([.K205]-[.K204])/1000" office:value-type="float" office:value="2.0008984375" calcext:value-type="float">
            <text:p>2.0009</text:p>
          </table:table-cell>
          <table:table-cell table:style-name="ce11" table:formula="of:=[.L205]+[.M204]" office:value-type="float" office:value="405.998796875" calcext:value-type="float">
            <text:p>405.9988</text:p>
          </table:table-cell>
          <table:table-cell table:style-name="ce15" table:formula="of:=[.M205]-2*([.$B205]-1)" office:value-type="float" office:value="-0.00120312499973352" calcext:value-type="float">
            <text:p>-0.001203125</text:p>
          </table:table-cell>
          <table:table-cell office:value-type="float" office:value="63626905655852.1" calcext:value-type="float">
            <text:p>63626905655852.1</text:p>
          </table:table-cell>
          <table:table-cell table:style-name="ce11" table:formula="of:=([.O205]-[.O204])/1000" office:value-type="float" office:value="2.0008984375" calcext:value-type="float">
            <text:p>2.0009</text:p>
          </table:table-cell>
          <table:table-cell table:style-name="ce11" table:formula="of:=[.P205]+[.Q204]" office:value-type="float" office:value="405.9981015625" calcext:value-type="float">
            <text:p>405.9981</text:p>
          </table:table-cell>
          <table:table-cell table:style-name="ce16" table:formula="of:=[.Q205]-2*([.$B205]-1)" office:value-type="float" office:value="-0.00189843750041518" calcext:value-type="float">
            <text:p>-0.0018984375</text:p>
          </table:table-cell>
          <table:table-cell office:value-type="float" office:value="63626906121179.3" calcext:value-type="float">
            <text:p>63626906121179.3</text:p>
          </table:table-cell>
          <table:table-cell table:style-name="ce11" table:formula="of:=([.S205]-[.S204])/1000" office:value-type="float" office:value="1.999" calcext:value-type="float">
            <text:p>1.9990</text:p>
          </table:table-cell>
          <table:table-cell table:style-name="ce11" table:formula="of:=[.T205]+[.U204]" office:value-type="float" office:value="405.9973984375" calcext:value-type="float">
            <text:p>405.9974</text:p>
          </table:table-cell>
          <table:table-cell table:style-name="ce17" table:formula="of:=[.U205]-2*([.$B205]-1)" office:value-type="float" office:value="-0.00260156249987631" calcext:value-type="float">
            <text:p>-0.0026015625</text:p>
          </table:table-cell>
          <table:table-cell office:value-type="float" office:value="63626906605935.6" calcext:value-type="float">
            <text:p>63626906605935.6</text:p>
          </table:table-cell>
          <table:table-cell table:style-name="ce11" table:formula="of:=([.W205]-[.W204])/1000" office:value-type="float" office:value="1.9998046875" calcext:value-type="float">
            <text:p>1.9998</text:p>
          </table:table-cell>
          <table:table-cell table:style-name="ce11" table:formula="of:=[.X205]+[.Y204]" office:value-type="float" office:value="405.9991015625" calcext:value-type="float">
            <text:p>405.9991</text:p>
          </table:table-cell>
          <table:table-cell table:style-name="ce18" table:formula="of:=[.Y205]-2*([.$B205]-1)" office:value-type="float" office:value="-0.000898437500154614" calcext:value-type="float">
            <text:p>-0.0008984375</text:p>
          </table:table-cell>
          <table:table-cell office:value-type="float" office:value="63626907071385.7" calcext:value-type="float">
            <text:p>63626907071385.7</text:p>
          </table:table-cell>
          <table:table-cell table:style-name="ce11" table:formula="of:=([.AA205]-[.AA204])/1000" office:value-type="float" office:value="1.9988046875" calcext:value-type="float">
            <text:p>1.9988</text:p>
          </table:table-cell>
          <table:table-cell table:style-name="ce11" table:formula="of:=[.AB205]+[.AC204]" office:value-type="float" office:value="405.99790625" calcext:value-type="float">
            <text:p>405.9979</text:p>
          </table:table-cell>
          <table:table-cell table:style-name="ce19" table:formula="of:=[.AC205]-2*([.$B205]-1)" office:value-type="float" office:value="-0.00209375000008549" calcext:value-type="float">
            <text:p>-0.00209375</text:p>
          </table:table-cell>
          <table:table-cell office:value-type="float" office:value="63626907545621.8" calcext:value-type="float">
            <text:p>63626907545621.8</text:p>
          </table:table-cell>
          <table:table-cell table:style-name="ce11" table:formula="of:=([.AE205]-[.AE204])/1000" office:value-type="float" office:value="2.0013984375" calcext:value-type="float">
            <text:p>2.0014</text:p>
          </table:table-cell>
          <table:table-cell table:style-name="ce11" table:formula="of:=[.AF205]+[.AG204]" office:value-type="float" office:value="405.998796875" calcext:value-type="float">
            <text:p>405.9988</text:p>
          </table:table-cell>
          <table:table-cell table:style-name="ce20" table:formula="of:=[.AG205]-2*([.$B205]-1)" office:value-type="float" office:value="-0.00120312500001774" calcext:value-type="float">
            <text:p>-0.001203125</text:p>
          </table:table-cell>
          <table:table-cell office:value-type="float" office:value="63626908015292.3" calcext:value-type="float">
            <text:p>63626908015292.3</text:p>
          </table:table-cell>
          <table:table-cell table:style-name="ce11" table:formula="of:=([.AI205]-[.AI204])/1000" office:value-type="float" office:value="2.001296875" calcext:value-type="float">
            <text:p>2.0013</text:p>
          </table:table-cell>
          <table:table-cell table:style-name="ce11" table:formula="of:=[.AJ205]+[.AK204]" office:value-type="float" office:value="405.9988984375" calcext:value-type="float">
            <text:p>405.9989</text:p>
          </table:table-cell>
          <table:table-cell table:style-name="ce21" table:formula="of:=[.AK205]-2*([.$B205]-1)" office:value-type="float" office:value="-0.00110156249985494" calcext:value-type="float">
            <text:p>-0.0011015625</text:p>
          </table:table-cell>
          <table:table-cell office:value-type="float" office:value="63626908481100.6" calcext:value-type="float">
            <text:p>63626908481100.6</text:p>
          </table:table-cell>
          <table:table-cell table:style-name="ce11" table:formula="of:=([.AM205]-[.AM204])/1000" office:value-type="float" office:value="2.0001015625" calcext:value-type="float">
            <text:p>2.0001</text:p>
          </table:table-cell>
          <table:table-cell table:style-name="ce11" table:formula="of:=[.AN205]+[.AO204]" office:value-type="float" office:value="405.997203125" calcext:value-type="float">
            <text:p>405.9972</text:p>
          </table:table-cell>
          <table:table-cell table:style-name="ce22" table:formula="of:=[.AO205]-2*([.$B205]-1)" office:value-type="float" office:value="-0.00279687499994452" calcext:value-type="float">
            <text:p>-0.002796875</text:p>
          </table:table-cell>
          <table:table-cell office:value-type="float" office:value="63626908952836.6" calcext:value-type="float">
            <text:p>63626908952836.6</text:p>
          </table:table-cell>
          <table:table-cell table:style-name="ce23" table:formula="of:=([.AQ205]-[.AQ204])/1000" office:value-type="float" office:value="2.0015" calcext:value-type="float">
            <text:p>2.0015</text:p>
          </table:table-cell>
          <table:table-cell table:style-name="ce11" table:formula="of:=[.AR205]+[.AS204]" office:value-type="float" office:value="407.9991015625" calcext:value-type="float">
            <text:p>407.9991</text:p>
          </table:table-cell>
          <table:table-cell table:style-name="ce24" table:formula="of:=[.AS205]-2*([.$B205]-1)" office:value-type="float" office:value="1.99910156250036" calcext:value-type="float">
            <text:p>1.9991015625</text:p>
          </table:table-cell>
          <table:table-cell office:value-type="float" office:value="63626909422608" calcext:value-type="float">
            <text:p>63626909422608</text:p>
          </table:table-cell>
          <table:table-cell table:style-name="ce11" table:formula="of:=([.AU205]-[.AU204])/1000" office:value-type="float" office:value="2.0006015625" calcext:value-type="float">
            <text:p>2.0006</text:p>
          </table:table-cell>
          <table:table-cell table:style-name="ce11" table:formula="of:=[.AV205]+[.AW204]" office:value-type="float" office:value="405.998703125" calcext:value-type="float">
            <text:p>405.9987</text:p>
          </table:table-cell>
          <table:table-cell table:style-name="ce25" table:formula="of:=[.AW205]-2*([.$B205]-1)" office:value-type="float" office:value="-0.00129687500009368" calcext:value-type="float">
            <text:p>-0.0012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205" calcext:value-type="float">
            <text:p>205</text:p>
          </table:table-cell>
          <table:table-cell office:value-type="float" office:value="63626904227376" calcext:value-type="float">
            <text:p>63626904227376</text:p>
          </table:table-cell>
          <table:table-cell table:formula="of:=([.C206]-[.C205])/1000" office:value-type="float" office:value="1.9996015625" calcext:value-type="float">
            <text:p>1.9996</text:p>
          </table:table-cell>
          <table:table-cell table:formula="of:=[.D206]+[.E205]" office:value-type="float" office:value="407.997203125" calcext:value-type="float">
            <text:p>407.9972</text:p>
          </table:table-cell>
          <table:table-cell table:style-name="ce13" table:formula="of:=[.E206]-2*([.$B206]-1)" office:value-type="float" office:value="-0.00279687500000136" calcext:value-type="float">
            <text:p>-0.002796875</text:p>
          </table:table-cell>
          <table:table-cell office:value-type="float" office:value="63626904710678.2" calcext:value-type="float">
            <text:p>63626904710678.2</text:p>
          </table:table-cell>
          <table:table-cell table:style-name="ce11" table:formula="of:=([.G206]-[.G205])/1000" office:value-type="float" office:value="2.00090625" calcext:value-type="float">
            <text:p>2.0009</text:p>
          </table:table-cell>
          <table:table-cell table:style-name="ce11" table:formula="of:=[.H206]+[.I205]" office:value-type="float" office:value="408.00040625" calcext:value-type="float">
            <text:p>408.0004</text:p>
          </table:table-cell>
          <table:table-cell table:style-name="ce14" table:formula="of:=[.I206]-2*([.$B206]-1)" office:value-type="float" office:value="0.000406249999912234" calcext:value-type="float">
            <text:p>0.00040625</text:p>
          </table:table-cell>
          <table:table-cell office:value-type="float" office:value="63626905193573.9" calcext:value-type="float">
            <text:p>63626905193573.9</text:p>
          </table:table-cell>
          <table:table-cell table:style-name="ce11" table:formula="of:=([.K206]-[.K205])/1000" office:value-type="float" office:value="1.9991015625" calcext:value-type="float">
            <text:p>1.9991</text:p>
          </table:table-cell>
          <table:table-cell table:style-name="ce11" table:formula="of:=[.L206]+[.M205]" office:value-type="float" office:value="407.9978984375" calcext:value-type="float">
            <text:p>407.9979</text:p>
          </table:table-cell>
          <table:table-cell table:style-name="ce15" table:formula="of:=[.M206]-2*([.$B206]-1)" office:value-type="float" office:value="-0.0021015624997176" calcext:value-type="float">
            <text:p>-0.0021015625</text:p>
          </table:table-cell>
          <table:table-cell office:value-type="float" office:value="63626905657852.4" calcext:value-type="float">
            <text:p>63626905657852.4</text:p>
          </table:table-cell>
          <table:table-cell table:style-name="ce11" table:formula="of:=([.O206]-[.O205])/1000" office:value-type="float" office:value="2.000296875" calcext:value-type="float">
            <text:p>2.0003</text:p>
          </table:table-cell>
          <table:table-cell table:style-name="ce11" table:formula="of:=[.P206]+[.Q205]" office:value-type="float" office:value="407.9983984375" calcext:value-type="float">
            <text:p>407.9984</text:p>
          </table:table-cell>
          <table:table-cell table:style-name="ce16" table:formula="of:=[.Q206]-2*([.$B206]-1)" office:value-type="float" office:value="-0.00160156250041155" calcext:value-type="float">
            <text:p>-0.0016015625</text:p>
          </table:table-cell>
          <table:table-cell office:value-type="float" office:value="63626906123179.6" calcext:value-type="float">
            <text:p>63626906123179.6</text:p>
          </table:table-cell>
          <table:table-cell table:style-name="ce11" table:formula="of:=([.S206]-[.S205])/1000" office:value-type="float" office:value="2.0003046875" calcext:value-type="float">
            <text:p>2.0003</text:p>
          </table:table-cell>
          <table:table-cell table:style-name="ce11" table:formula="of:=[.T206]+[.U205]" office:value-type="float" office:value="407.997703125" calcext:value-type="float">
            <text:p>407.9977</text:p>
          </table:table-cell>
          <table:table-cell table:style-name="ce17" table:formula="of:=[.U206]-2*([.$B206]-1)" office:value-type="float" office:value="-0.0022968749998995" calcext:value-type="float">
            <text:p>-0.002296875</text:p>
          </table:table-cell>
          <table:table-cell office:value-type="float" office:value="63626906607936.3" calcext:value-type="float">
            <text:p>63626906607936.3</text:p>
          </table:table-cell>
          <table:table-cell table:style-name="ce11" table:formula="of:=([.W206]-[.W205])/1000" office:value-type="float" office:value="2.0006953125" calcext:value-type="float">
            <text:p>2.0007</text:p>
          </table:table-cell>
          <table:table-cell table:style-name="ce11" table:formula="of:=[.X206]+[.Y205]" office:value-type="float" office:value="407.999796875" calcext:value-type="float">
            <text:p>407.9998</text:p>
          </table:table-cell>
          <table:table-cell table:style-name="ce18" table:formula="of:=[.Y206]-2*([.$B206]-1)" office:value-type="float" office:value="-0.000203125000155069" calcext:value-type="float">
            <text:p>-0.000203125</text:p>
          </table:table-cell>
          <table:table-cell office:value-type="float" office:value="63626907073385.4" calcext:value-type="float">
            <text:p>63626907073385.4</text:p>
          </table:table-cell>
          <table:table-cell table:style-name="ce11" table:formula="of:=([.AA206]-[.AA205])/1000" office:value-type="float" office:value="1.9996953125" calcext:value-type="float">
            <text:p>1.9997</text:p>
          </table:table-cell>
          <table:table-cell table:style-name="ce11" table:formula="of:=[.AB206]+[.AC205]" office:value-type="float" office:value="407.9976015625" calcext:value-type="float">
            <text:p>407.9976</text:p>
          </table:table-cell>
          <table:table-cell table:style-name="ce19" table:formula="of:=[.AC206]-2*([.$B206]-1)" office:value-type="float" office:value="-0.0023984375000623" calcext:value-type="float">
            <text:p>-0.0023984375</text:p>
          </table:table-cell>
          <table:table-cell office:value-type="float" office:value="63626907547620.2" calcext:value-type="float">
            <text:p>63626907547620.2</text:p>
          </table:table-cell>
          <table:table-cell table:style-name="ce11" table:formula="of:=([.AE206]-[.AE205])/1000" office:value-type="float" office:value="1.99840625" calcext:value-type="float">
            <text:p>1.9984</text:p>
          </table:table-cell>
          <table:table-cell table:style-name="ce11" table:formula="of:=[.AF206]+[.AG205]" office:value-type="float" office:value="407.997203125" calcext:value-type="float">
            <text:p>407.9972</text:p>
          </table:table-cell>
          <table:table-cell table:style-name="ce20" table:formula="of:=[.AG206]-2*([.$B206]-1)" office:value-type="float" office:value="-0.00279687500000136" calcext:value-type="float">
            <text:p>-0.002796875</text:p>
          </table:table-cell>
          <table:table-cell office:value-type="float" office:value="63626908017292.7" calcext:value-type="float">
            <text:p>63626908017292.7</text:p>
          </table:table-cell>
          <table:table-cell table:style-name="ce11" table:formula="of:=([.AI206]-[.AI205])/1000" office:value-type="float" office:value="2.00040625" calcext:value-type="float">
            <text:p>2.0004</text:p>
          </table:table-cell>
          <table:table-cell table:style-name="ce11" table:formula="of:=[.AJ206]+[.AK205]" office:value-type="float" office:value="407.9993046875" calcext:value-type="float">
            <text:p>407.9993</text:p>
          </table:table-cell>
          <table:table-cell table:style-name="ce21" table:formula="of:=[.AK206]-2*([.$B206]-1)" office:value-type="float" office:value="-0.000695312499829015" calcext:value-type="float">
            <text:p>-0.0006953125</text:p>
          </table:table-cell>
          <table:table-cell office:value-type="float" office:value="63626908483100.3" calcext:value-type="float">
            <text:p>63626908483100.3</text:p>
          </table:table-cell>
          <table:table-cell table:style-name="ce11" table:formula="of:=([.AM206]-[.AM205])/1000" office:value-type="float" office:value="1.9996953125" calcext:value-type="float">
            <text:p>1.9997</text:p>
          </table:table-cell>
          <table:table-cell table:style-name="ce11" table:formula="of:=[.AN206]+[.AO205]" office:value-type="float" office:value="407.9968984375" calcext:value-type="float">
            <text:p>407.9969</text:p>
          </table:table-cell>
          <table:table-cell table:style-name="ce22" table:formula="of:=[.AO206]-2*([.$B206]-1)" office:value-type="float" office:value="-0.00310156249992133" calcext:value-type="float">
            <text:p>-0.0031015625</text:p>
          </table:table-cell>
          <table:table-cell office:value-type="float" office:value="63626908954835.9" calcext:value-type="float">
            <text:p>63626908954835.9</text:p>
          </table:table-cell>
          <table:table-cell table:style-name="ce23" table:formula="of:=([.AQ206]-[.AQ205])/1000" office:value-type="float" office:value="1.999296875" calcext:value-type="float">
            <text:p>1.9993</text:p>
          </table:table-cell>
          <table:table-cell table:style-name="ce11" table:formula="of:=[.AR206]+[.AS205]" office:value-type="float" office:value="409.9983984375" calcext:value-type="float">
            <text:p>409.9984</text:p>
          </table:table-cell>
          <table:table-cell table:style-name="ce24" table:formula="of:=[.AS206]-2*([.$B206]-1)" office:value-type="float" office:value="1.99839843750038" calcext:value-type="float">
            <text:p>1.9983984375</text:p>
          </table:table-cell>
          <table:table-cell office:value-type="float" office:value="63626909424608.8" calcext:value-type="float">
            <text:p>63626909424608.8</text:p>
          </table:table-cell>
          <table:table-cell table:style-name="ce11" table:formula="of:=([.AU206]-[.AU205])/1000" office:value-type="float" office:value="2.000796875" calcext:value-type="float">
            <text:p>2.0008</text:p>
          </table:table-cell>
          <table:table-cell table:style-name="ce11" table:formula="of:=[.AV206]+[.AW205]" office:value-type="float" office:value="407.9995" calcext:value-type="float">
            <text:p>407.9995</text:p>
          </table:table-cell>
          <table:table-cell table:style-name="ce25" table:formula="of:=[.AW206]-2*([.$B206]-1)" office:value-type="float" office:value="-0.000500000000101863" calcext:value-type="float">
            <text:p>-0.000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10" office:value-type="float" office:value="206" calcext:value-type="float">
            <text:p>206</text:p>
          </table:table-cell>
          <table:table-cell office:value-type="float" office:value="63626904229378.3" calcext:value-type="float">
            <text:p>63626904229378.3</text:p>
          </table:table-cell>
          <table:table-cell table:formula="of:=([.C207]-[.C206])/1000" office:value-type="float" office:value="2.002296875" calcext:value-type="float">
            <text:p>2.0023</text:p>
          </table:table-cell>
          <table:table-cell table:formula="of:=[.D207]+[.E206]" office:value-type="float" office:value="409.9995" calcext:value-type="float">
            <text:p>409.9995</text:p>
          </table:table-cell>
          <table:table-cell table:style-name="ce13" table:formula="of:=[.E207]-2*([.$B207]-1)" office:value-type="float" office:value="-0.000499999999988177" calcext:value-type="float">
            <text:p>-0.0005</text:p>
          </table:table-cell>
          <table:table-cell office:value-type="float" office:value="63626904712678.1" calcext:value-type="float">
            <text:p>63626904712678.1</text:p>
          </table:table-cell>
          <table:table-cell table:style-name="ce11" table:formula="of:=([.G207]-[.G206])/1000" office:value-type="float" office:value="1.9998984375" calcext:value-type="float">
            <text:p>1.9999</text:p>
          </table:table-cell>
          <table:table-cell table:style-name="ce11" table:formula="of:=[.H207]+[.I206]" office:value-type="float" office:value="410.0003046875" calcext:value-type="float">
            <text:p>410.0003</text:p>
          </table:table-cell>
          <table:table-cell table:style-name="ce14" table:formula="of:=[.I207]-2*([.$B207]-1)" office:value-type="float" office:value="0.000304687499919964" calcext:value-type="float">
            <text:p>0.0003046875</text:p>
          </table:table-cell>
          <table:table-cell office:value-type="float" office:value="63626905195575.1" calcext:value-type="float">
            <text:p>63626905195575.1</text:p>
          </table:table-cell>
          <table:table-cell table:style-name="ce11" table:formula="of:=([.K207]-[.K206])/1000" office:value-type="float" office:value="2.001203125" calcext:value-type="float">
            <text:p>2.0012</text:p>
          </table:table-cell>
          <table:table-cell table:style-name="ce11" table:formula="of:=[.L207]+[.M206]" office:value-type="float" office:value="409.9991015625" calcext:value-type="float">
            <text:p>409.9991</text:p>
          </table:table-cell>
          <table:table-cell table:style-name="ce15" table:formula="of:=[.M207]-2*([.$B207]-1)" office:value-type="float" office:value="-0.000898437499699867" calcext:value-type="float">
            <text:p>-0.0008984375</text:p>
          </table:table-cell>
          <table:table-cell office:value-type="float" office:value="63626905659851.4" calcext:value-type="float">
            <text:p>63626905659851.4</text:p>
          </table:table-cell>
          <table:table-cell table:style-name="ce11" table:formula="of:=([.O207]-[.O206])/1000" office:value-type="float" office:value="1.999" calcext:value-type="float">
            <text:p>1.9990</text:p>
          </table:table-cell>
          <table:table-cell table:style-name="ce11" table:formula="of:=[.P207]+[.Q206]" office:value-type="float" office:value="409.9973984375" calcext:value-type="float">
            <text:p>409.9974</text:p>
          </table:table-cell>
          <table:table-cell table:style-name="ce16" table:formula="of:=[.Q207]-2*([.$B207]-1)" office:value-type="float" office:value="-0.0026015625003879" calcext:value-type="float">
            <text:p>-0.0026015625</text:p>
          </table:table-cell>
          <table:table-cell office:value-type="float" office:value="63626906125179.4" calcext:value-type="float">
            <text:p>63626906125179.4</text:p>
          </table:table-cell>
          <table:table-cell table:style-name="ce11" table:formula="of:=([.S207]-[.S206])/1000" office:value-type="float" office:value="1.999796875" calcext:value-type="float">
            <text:p>1.9998</text:p>
          </table:table-cell>
          <table:table-cell table:style-name="ce11" table:formula="of:=[.T207]+[.U206]" office:value-type="float" office:value="409.9975" calcext:value-type="float">
            <text:p>409.9975</text:p>
          </table:table-cell>
          <table:table-cell table:style-name="ce17" table:formula="of:=[.U207]-2*([.$B207]-1)" office:value-type="float" office:value="-0.00249999999988404" calcext:value-type="float">
            <text:p>-0.0025</text:p>
          </table:table-cell>
          <table:table-cell office:value-type="float" office:value="63626906609935.5" calcext:value-type="float">
            <text:p>63626906609935.5</text:p>
          </table:table-cell>
          <table:table-cell table:style-name="ce11" table:formula="of:=([.W207]-[.W206])/1000" office:value-type="float" office:value="1.999203125" calcext:value-type="float">
            <text:p>1.9992</text:p>
          </table:table-cell>
          <table:table-cell table:style-name="ce11" table:formula="of:=[.X207]+[.Y206]" office:value-type="float" office:value="409.999" calcext:value-type="float">
            <text:p>409.9990</text:p>
          </table:table-cell>
          <table:table-cell table:style-name="ce18" table:formula="of:=[.Y207]-2*([.$B207]-1)" office:value-type="float" office:value="-0.00100000000014688" calcext:value-type="float">
            <text:p>-0.001</text:p>
          </table:table-cell>
          <table:table-cell office:value-type="float" office:value="63626907075385.5" calcext:value-type="float">
            <text:p>63626907075385.5</text:p>
          </table:table-cell>
          <table:table-cell table:style-name="ce11" table:formula="of:=([.AA207]-[.AA206])/1000" office:value-type="float" office:value="2.0001015625" calcext:value-type="float">
            <text:p>2.0001</text:p>
          </table:table-cell>
          <table:table-cell table:style-name="ce11" table:formula="of:=[.AB207]+[.AC206]" office:value-type="float" office:value="409.997703125" calcext:value-type="float">
            <text:p>409.9977</text:p>
          </table:table-cell>
          <table:table-cell table:style-name="ce19" table:formula="of:=[.AC207]-2*([.$B207]-1)" office:value-type="float" office:value="-0.00229687500007003" calcext:value-type="float">
            <text:p>-0.002296875</text:p>
          </table:table-cell>
          <table:table-cell office:value-type="float" office:value="63626907549620.5" calcext:value-type="float">
            <text:p>63626907549620.5</text:p>
          </table:table-cell>
          <table:table-cell table:style-name="ce11" table:formula="of:=([.AE207]-[.AE206])/1000" office:value-type="float" office:value="2.000296875" calcext:value-type="float">
            <text:p>2.0003</text:p>
          </table:table-cell>
          <table:table-cell table:style-name="ce11" table:formula="of:=[.AF207]+[.AG206]" office:value-type="float" office:value="409.9975" calcext:value-type="float">
            <text:p>409.9975</text:p>
          </table:table-cell>
          <table:table-cell table:style-name="ce20" table:formula="of:=[.AG207]-2*([.$B207]-1)" office:value-type="float" office:value="-0.00249999999999773" calcext:value-type="float">
            <text:p>-0.0025</text:p>
          </table:table-cell>
          <table:table-cell office:value-type="float" office:value="63626908019293.3" calcext:value-type="float">
            <text:p>63626908019293.3</text:p>
          </table:table-cell>
          <table:table-cell table:style-name="ce11" table:formula="of:=([.AI207]-[.AI206])/1000" office:value-type="float" office:value="2.00059375" calcext:value-type="float">
            <text:p>2.0006</text:p>
          </table:table-cell>
          <table:table-cell table:style-name="ce11" table:formula="of:=[.AJ207]+[.AK206]" office:value-type="float" office:value="409.9998984375" calcext:value-type="float">
            <text:p>409.9999</text:p>
          </table:table-cell>
          <table:table-cell table:style-name="ce21" table:formula="of:=[.AK207]-2*([.$B207]-1)" office:value-type="float" office:value="-0.000101562499821739" calcext:value-type="float">
            <text:p>-0.0001015625</text:p>
          </table:table-cell>
          <table:table-cell office:value-type="float" office:value="63626908485102.6" calcext:value-type="float">
            <text:p>63626908485102.6</text:p>
          </table:table-cell>
          <table:table-cell table:style-name="ce11" table:formula="of:=([.AM207]-[.AM206])/1000" office:value-type="float" office:value="2.0023046875" calcext:value-type="float">
            <text:p>2.0023</text:p>
          </table:table-cell>
          <table:table-cell table:style-name="ce11" table:formula="of:=[.AN207]+[.AO206]" office:value-type="float" office:value="409.999203125" calcext:value-type="float">
            <text:p>409.9992</text:p>
          </table:table-cell>
          <table:table-cell table:style-name="ce22" table:formula="of:=[.AO207]-2*([.$B207]-1)" office:value-type="float" office:value="-0.000796874999934971" calcext:value-type="float">
            <text:p>-0.000796875</text:p>
          </table:table-cell>
          <table:table-cell office:value-type="float" office:value="63626908956836.3" calcext:value-type="float">
            <text:p>63626908956836.3</text:p>
          </table:table-cell>
          <table:table-cell table:style-name="ce23" table:formula="of:=([.AQ207]-[.AQ206])/1000" office:value-type="float" office:value="2.0003984375" calcext:value-type="float">
            <text:p>2.0004</text:p>
          </table:table-cell>
          <table:table-cell table:style-name="ce11" table:formula="of:=[.AR207]+[.AS206]" office:value-type="float" office:value="411.998796875" calcext:value-type="float">
            <text:p>411.9988</text:p>
          </table:table-cell>
          <table:table-cell table:style-name="ce24" table:formula="of:=[.AS207]-2*([.$B207]-1)" office:value-type="float" office:value="1.99879687500038" calcext:value-type="float">
            <text:p>1.998796875</text:p>
          </table:table-cell>
          <table:table-cell office:value-type="float" office:value="63626909426607.8" calcext:value-type="float">
            <text:p>63626909426607.8</text:p>
          </table:table-cell>
          <table:table-cell table:style-name="ce11" table:formula="of:=([.AU207]-[.AU206])/1000" office:value-type="float" office:value="1.999" calcext:value-type="float">
            <text:p>1.9990</text:p>
          </table:table-cell>
          <table:table-cell table:style-name="ce11" table:formula="of:=[.AV207]+[.AW206]" office:value-type="float" office:value="409.9985" calcext:value-type="float">
            <text:p>409.9985</text:p>
          </table:table-cell>
          <table:table-cell table:style-name="ce25" table:formula="of:=[.AW207]-2*([.$B207]-1)" office:value-type="float" office:value="-0.00150000000007822" calcext:value-type="float">
            <text:p>-0.001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10" office:value-type="float" office:value="207" calcext:value-type="float">
            <text:p>207</text:p>
          </table:table-cell>
          <table:table-cell office:value-type="float" office:value="63626904231376.8" calcext:value-type="float">
            <text:p>63626904231376.8</text:p>
          </table:table-cell>
          <table:table-cell table:formula="of:=([.C208]-[.C207])/1000" office:value-type="float" office:value="1.9985" calcext:value-type="float">
            <text:p>1.9985</text:p>
          </table:table-cell>
          <table:table-cell table:formula="of:=[.D208]+[.E207]" office:value-type="float" office:value="411.998" calcext:value-type="float">
            <text:p>411.9980</text:p>
          </table:table-cell>
          <table:table-cell table:style-name="ce13" table:formula="of:=[.E208]-2*([.$B208]-1)" office:value-type="float" office:value="-0.00200000000000955" calcext:value-type="float">
            <text:p>-0.002</text:p>
          </table:table-cell>
          <table:table-cell office:value-type="float" office:value="63626904714677.8" calcext:value-type="float">
            <text:p>63626904714677.8</text:p>
          </table:table-cell>
          <table:table-cell table:style-name="ce11" table:formula="of:=([.G208]-[.G207])/1000" office:value-type="float" office:value="1.9996953125" calcext:value-type="float">
            <text:p>1.9997</text:p>
          </table:table-cell>
          <table:table-cell table:style-name="ce11" table:formula="of:=[.H208]+[.I207]" office:value-type="float" office:value="412" calcext:value-type="float">
            <text:p>412.0000</text:p>
          </table:table-cell>
          <table:table-cell table:style-name="ce14" table:formula="of:=[.I208]-2*([.$B208]-1)" office:value-type="float" office:value="0" calcext:value-type="float">
            <text:p>0</text:p>
          </table:table-cell>
          <table:table-cell office:value-type="float" office:value="63626905197574.7" calcext:value-type="float">
            <text:p>63626905197574.7</text:p>
          </table:table-cell>
          <table:table-cell table:style-name="ce11" table:formula="of:=([.K208]-[.K207])/1000" office:value-type="float" office:value="1.9996015625" calcext:value-type="float">
            <text:p>1.9996</text:p>
          </table:table-cell>
          <table:table-cell table:style-name="ce11" table:formula="of:=[.L208]+[.M207]" office:value-type="float" office:value="411.998703125" calcext:value-type="float">
            <text:p>411.9987</text:p>
          </table:table-cell>
          <table:table-cell table:style-name="ce15" table:formula="of:=[.M208]-2*([.$B208]-1)" office:value-type="float" office:value="-0.00129687499969577" calcext:value-type="float">
            <text:p>-0.001296875</text:p>
          </table:table-cell>
          <table:table-cell office:value-type="float" office:value="63626905661852.6" calcext:value-type="float">
            <text:p>63626905661852.6</text:p>
          </table:table-cell>
          <table:table-cell table:style-name="ce11" table:formula="of:=([.O208]-[.O207])/1000" office:value-type="float" office:value="2.001203125" calcext:value-type="float">
            <text:p>2.0012</text:p>
          </table:table-cell>
          <table:table-cell table:style-name="ce11" table:formula="of:=[.P208]+[.Q207]" office:value-type="float" office:value="411.9986015625" calcext:value-type="float">
            <text:p>411.9986</text:p>
          </table:table-cell>
          <table:table-cell table:style-name="ce16" table:formula="of:=[.Q208]-2*([.$B208]-1)" office:value-type="float" office:value="-0.00139843750037016" calcext:value-type="float">
            <text:p>-0.0013984375</text:p>
          </table:table-cell>
          <table:table-cell office:value-type="float" office:value="63626906127181.9" calcext:value-type="float">
            <text:p>63626906127181.9</text:p>
          </table:table-cell>
          <table:table-cell table:style-name="ce11" table:formula="of:=([.S208]-[.S207])/1000" office:value-type="float" office:value="2.0025" calcext:value-type="float">
            <text:p>2.0025</text:p>
          </table:table-cell>
          <table:table-cell table:style-name="ce11" table:formula="of:=[.T208]+[.U207]" office:value-type="float" office:value="412" calcext:value-type="float">
            <text:p>412.0000</text:p>
          </table:table-cell>
          <table:table-cell table:style-name="ce17" table:formula="of:=[.U208]-2*([.$B208]-1)" office:value-type="float" office:value="0" calcext:value-type="float">
            <text:p>0</text:p>
          </table:table-cell>
          <table:table-cell office:value-type="float" office:value="63626906611934.2" calcext:value-type="float">
            <text:p>63626906611934.2</text:p>
          </table:table-cell>
          <table:table-cell table:style-name="ce11" table:formula="of:=([.W208]-[.W207])/1000" office:value-type="float" office:value="1.998703125" calcext:value-type="float">
            <text:p>1.9987</text:p>
          </table:table-cell>
          <table:table-cell table:style-name="ce11" table:formula="of:=[.X208]+[.Y207]" office:value-type="float" office:value="411.997703125" calcext:value-type="float">
            <text:p>411.9977</text:p>
          </table:table-cell>
          <table:table-cell table:style-name="ce18" table:formula="of:=[.Y208]-2*([.$B208]-1)" office:value-type="float" office:value="-0.00229687500012687" calcext:value-type="float">
            <text:p>-0.002296875</text:p>
          </table:table-cell>
          <table:table-cell office:value-type="float" office:value="63626907077387.3" calcext:value-type="float">
            <text:p>63626907077387.3</text:p>
          </table:table-cell>
          <table:table-cell table:style-name="ce11" table:formula="of:=([.AA208]-[.AA207])/1000" office:value-type="float" office:value="2.001796875" calcext:value-type="float">
            <text:p>2.0018</text:p>
          </table:table-cell>
          <table:table-cell table:style-name="ce11" table:formula="of:=[.AB208]+[.AC207]" office:value-type="float" office:value="411.9995" calcext:value-type="float">
            <text:p>411.9995</text:p>
          </table:table-cell>
          <table:table-cell table:style-name="ce19" table:formula="of:=[.AC208]-2*([.$B208]-1)" office:value-type="float" office:value="-0.00050000000004502" calcext:value-type="float">
            <text:p>-0.0005</text:p>
          </table:table-cell>
          <table:table-cell office:value-type="float" office:value="63626907551622.3" calcext:value-type="float">
            <text:p>63626907551622.3</text:p>
          </table:table-cell>
          <table:table-cell table:style-name="ce11" table:formula="of:=([.AE208]-[.AE207])/1000" office:value-type="float" office:value="2.001796875" calcext:value-type="float">
            <text:p>2.0018</text:p>
          </table:table-cell>
          <table:table-cell table:style-name="ce11" table:formula="of:=[.AF208]+[.AG207]" office:value-type="float" office:value="411.999296875" calcext:value-type="float">
            <text:p>411.9993</text:p>
          </table:table-cell>
          <table:table-cell table:style-name="ce20" table:formula="of:=[.AG208]-2*([.$B208]-1)" office:value-type="float" office:value="-0.000703124999972715" calcext:value-type="float">
            <text:p>-0.000703125</text:p>
          </table:table-cell>
          <table:table-cell office:value-type="float" office:value="63626908021291.7" calcext:value-type="float">
            <text:p>63626908021291.7</text:p>
          </table:table-cell>
          <table:table-cell table:style-name="ce11" table:formula="of:=([.AI208]-[.AI207])/1000" office:value-type="float" office:value="1.99840625" calcext:value-type="float">
            <text:p>1.9984</text:p>
          </table:table-cell>
          <table:table-cell table:style-name="ce11" table:formula="of:=[.AJ208]+[.AK207]" office:value-type="float" office:value="411.9983046875" calcext:value-type="float">
            <text:p>411.9983</text:p>
          </table:table-cell>
          <table:table-cell table:style-name="ce21" table:formula="of:=[.AK208]-2*([.$B208]-1)" office:value-type="float" office:value="-0.00169531249980537" calcext:value-type="float">
            <text:p>-0.0016953125</text:p>
          </table:table-cell>
          <table:table-cell office:value-type="float" office:value="63626908487101.2" calcext:value-type="float">
            <text:p>63626908487101.2</text:p>
          </table:table-cell>
          <table:table-cell table:style-name="ce11" table:formula="of:=([.AM208]-[.AM207])/1000" office:value-type="float" office:value="1.9986015625" calcext:value-type="float">
            <text:p>1.9986</text:p>
          </table:table-cell>
          <table:table-cell table:style-name="ce11" table:formula="of:=[.AN208]+[.AO207]" office:value-type="float" office:value="411.9978046875" calcext:value-type="float">
            <text:p>411.9978</text:p>
          </table:table-cell>
          <table:table-cell table:style-name="ce22" table:formula="of:=[.AO208]-2*([.$B208]-1)" office:value-type="float" office:value="-0.00219531249990723" calcext:value-type="float">
            <text:p>-0.0021953125</text:p>
          </table:table-cell>
          <table:table-cell office:value-type="float" office:value="63626908958837.5" calcext:value-type="float">
            <text:p>63626908958837.5</text:p>
          </table:table-cell>
          <table:table-cell table:style-name="ce23" table:formula="of:=([.AQ208]-[.AQ207])/1000" office:value-type="float" office:value="2.001203125" calcext:value-type="float">
            <text:p>2.0012</text:p>
          </table:table-cell>
          <table:table-cell table:style-name="ce11" table:formula="of:=[.AR208]+[.AS207]" office:value-type="float" office:value="414" calcext:value-type="float">
            <text:p>414.0000</text:p>
          </table:table-cell>
          <table:table-cell table:style-name="ce24" table:formula="of:=[.AS208]-2*([.$B208]-1)" office:value-type="float" office:value="2.0000000000004" calcext:value-type="float">
            <text:p>2</text:p>
          </table:table-cell>
          <table:table-cell office:value-type="float" office:value="63626909428608.7" calcext:value-type="float">
            <text:p>63626909428608.7</text:p>
          </table:table-cell>
          <table:table-cell table:style-name="ce11" table:formula="of:=([.AU208]-[.AU207])/1000" office:value-type="float" office:value="2.00090625" calcext:value-type="float">
            <text:p>2.0009</text:p>
          </table:table-cell>
          <table:table-cell table:style-name="ce11" table:formula="of:=[.AV208]+[.AW207]" office:value-type="float" office:value="411.99940625" calcext:value-type="float">
            <text:p>411.9994</text:p>
          </table:table-cell>
          <table:table-cell table:style-name="ce25" table:formula="of:=[.AW208]-2*([.$B208]-1)" office:value-type="float" office:value="-0.000593750000064119" calcext:value-type="float">
            <text:p>-0.0005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10" office:value-type="float" office:value="208" calcext:value-type="float">
            <text:p>208</text:p>
          </table:table-cell>
          <table:table-cell office:value-type="float" office:value="63626904233376.8" calcext:value-type="float">
            <text:p>63626904233376.8</text:p>
          </table:table-cell>
          <table:table-cell table:formula="of:=([.C209]-[.C208])/1000" office:value-type="float" office:value="2" calcext:value-type="float">
            <text:p>2.0000</text:p>
          </table:table-cell>
          <table:table-cell table:formula="of:=[.D209]+[.E208]" office:value-type="float" office:value="413.998" calcext:value-type="float">
            <text:p>413.9980</text:p>
          </table:table-cell>
          <table:table-cell table:style-name="ce13" table:formula="of:=[.E209]-2*([.$B209]-1)" office:value-type="float" office:value="-0.00200000000000955" calcext:value-type="float">
            <text:p>-0.002</text:p>
          </table:table-cell>
          <table:table-cell office:value-type="float" office:value="63626904716675.6" calcext:value-type="float">
            <text:p>63626904716675.6</text:p>
          </table:table-cell>
          <table:table-cell table:style-name="ce11" table:formula="of:=([.G209]-[.G208])/1000" office:value-type="float" office:value="1.9978046875" calcext:value-type="float">
            <text:p>1.9978</text:p>
          </table:table-cell>
          <table:table-cell table:style-name="ce11" table:formula="of:=[.H209]+[.I208]" office:value-type="float" office:value="413.9978046875" calcext:value-type="float">
            <text:p>413.9978</text:p>
          </table:table-cell>
          <table:table-cell table:style-name="ce14" table:formula="of:=[.I209]-2*([.$B209]-1)" office:value-type="float" office:value="-0.00219531250007776" calcext:value-type="float">
            <text:p>-0.0021953125</text:p>
          </table:table-cell>
          <table:table-cell office:value-type="float" office:value="63626905199575.4" calcext:value-type="float">
            <text:p>63626905199575.4</text:p>
          </table:table-cell>
          <table:table-cell table:style-name="ce11" table:formula="of:=([.K209]-[.K208])/1000" office:value-type="float" office:value="2.0006953125" calcext:value-type="float">
            <text:p>2.0007</text:p>
          </table:table-cell>
          <table:table-cell table:style-name="ce11" table:formula="of:=[.L209]+[.M208]" office:value-type="float" office:value="413.9993984375" calcext:value-type="float">
            <text:p>413.9994</text:p>
          </table:table-cell>
          <table:table-cell table:style-name="ce15" table:formula="of:=[.M209]-2*([.$B209]-1)" office:value-type="float" office:value="-0.000601562499696229" calcext:value-type="float">
            <text:p>-0.0006015625</text:p>
          </table:table-cell>
          <table:table-cell office:value-type="float" office:value="63626905663851.9" calcext:value-type="float">
            <text:p>63626905663851.9</text:p>
          </table:table-cell>
          <table:table-cell table:style-name="ce11" table:formula="of:=([.O209]-[.O208])/1000" office:value-type="float" office:value="1.999296875" calcext:value-type="float">
            <text:p>1.9993</text:p>
          </table:table-cell>
          <table:table-cell table:style-name="ce11" table:formula="of:=[.P209]+[.Q208]" office:value-type="float" office:value="413.9978984375" calcext:value-type="float">
            <text:p>413.9979</text:p>
          </table:table-cell>
          <table:table-cell table:style-name="ce16" table:formula="of:=[.Q209]-2*([.$B209]-1)" office:value-type="float" office:value="-0.00210156250034288" calcext:value-type="float">
            <text:p>-0.0021015625</text:p>
          </table:table-cell>
          <table:table-cell office:value-type="float" office:value="63626906129180" calcext:value-type="float">
            <text:p>63626906129180</text:p>
          </table:table-cell>
          <table:table-cell table:style-name="ce11" table:formula="of:=([.S209]-[.S208])/1000" office:value-type="float" office:value="1.9981015625" calcext:value-type="float">
            <text:p>1.9981</text:p>
          </table:table-cell>
          <table:table-cell table:style-name="ce11" table:formula="of:=[.T209]+[.U208]" office:value-type="float" office:value="413.9981015625" calcext:value-type="float">
            <text:p>413.9981</text:p>
          </table:table-cell>
          <table:table-cell table:style-name="ce17" table:formula="of:=[.U209]-2*([.$B209]-1)" office:value-type="float" office:value="-0.00189843749990359" calcext:value-type="float">
            <text:p>-0.0018984375</text:p>
          </table:table-cell>
          <table:table-cell office:value-type="float" office:value="63626906613934.1" calcext:value-type="float">
            <text:p>63626906613934.1</text:p>
          </table:table-cell>
          <table:table-cell table:style-name="ce11" table:formula="of:=([.W209]-[.W208])/1000" office:value-type="float" office:value="1.9998984375" calcext:value-type="float">
            <text:p>1.9999</text:p>
          </table:table-cell>
          <table:table-cell table:style-name="ce11" table:formula="of:=[.X209]+[.Y208]" office:value-type="float" office:value="413.9976015625" calcext:value-type="float">
            <text:p>413.9976</text:p>
          </table:table-cell>
          <table:table-cell table:style-name="ce18" table:formula="of:=[.Y209]-2*([.$B209]-1)" office:value-type="float" office:value="-0.00239843750011914" calcext:value-type="float">
            <text:p>-0.0023984375</text:p>
          </table:table-cell>
          <table:table-cell office:value-type="float" office:value="63626907079386.6" calcext:value-type="float">
            <text:p>63626907079386.6</text:p>
          </table:table-cell>
          <table:table-cell table:style-name="ce11" table:formula="of:=([.AA209]-[.AA208])/1000" office:value-type="float" office:value="1.9993046875" calcext:value-type="float">
            <text:p>1.9993</text:p>
          </table:table-cell>
          <table:table-cell table:style-name="ce11" table:formula="of:=[.AB209]+[.AC208]" office:value-type="float" office:value="413.9988046875" calcext:value-type="float">
            <text:p>413.9988</text:p>
          </table:table-cell>
          <table:table-cell table:style-name="ce19" table:formula="of:=[.AC209]-2*([.$B209]-1)" office:value-type="float" office:value="-0.00119531250004457" calcext:value-type="float">
            <text:p>-0.0011953125</text:p>
          </table:table-cell>
          <table:table-cell office:value-type="float" office:value="63626907553621.6" calcext:value-type="float">
            <text:p>63626907553621.6</text:p>
          </table:table-cell>
          <table:table-cell table:style-name="ce11" table:formula="of:=([.AE209]-[.AE208])/1000" office:value-type="float" office:value="1.9993046875" calcext:value-type="float">
            <text:p>1.9993</text:p>
          </table:table-cell>
          <table:table-cell table:style-name="ce11" table:formula="of:=[.AF209]+[.AG208]" office:value-type="float" office:value="413.9986015625" calcext:value-type="float">
            <text:p>413.9986</text:p>
          </table:table-cell>
          <table:table-cell table:style-name="ce20" table:formula="of:=[.AG209]-2*([.$B209]-1)" office:value-type="float" office:value="-0.00139843749997226" calcext:value-type="float">
            <text:p>-0.0013984375</text:p>
          </table:table-cell>
          <table:table-cell office:value-type="float" office:value="63626908023291" calcext:value-type="float">
            <text:p>63626908023291</text:p>
          </table:table-cell>
          <table:table-cell table:style-name="ce11" table:formula="of:=([.AI209]-[.AI208])/1000" office:value-type="float" office:value="1.999296875" calcext:value-type="float">
            <text:p>1.9993</text:p>
          </table:table-cell>
          <table:table-cell table:style-name="ce11" table:formula="of:=[.AJ209]+[.AK208]" office:value-type="float" office:value="413.9976015625" calcext:value-type="float">
            <text:p>413.9976</text:p>
          </table:table-cell>
          <table:table-cell table:style-name="ce21" table:formula="of:=[.AK209]-2*([.$B209]-1)" office:value-type="float" office:value="-0.00239843749977808" calcext:value-type="float">
            <text:p>-0.0023984375</text:p>
          </table:table-cell>
          <table:table-cell office:value-type="float" office:value="63626908489100.6" calcext:value-type="float">
            <text:p>63626908489100.6</text:p>
          </table:table-cell>
          <table:table-cell table:style-name="ce11" table:formula="of:=([.AM209]-[.AM208])/1000" office:value-type="float" office:value="1.9993984375" calcext:value-type="float">
            <text:p>1.9994</text:p>
          </table:table-cell>
          <table:table-cell table:style-name="ce11" table:formula="of:=[.AN209]+[.AO208]" office:value-type="float" office:value="413.997203125" calcext:value-type="float">
            <text:p>413.9972</text:p>
          </table:table-cell>
          <table:table-cell table:style-name="ce22" table:formula="of:=[.AO209]-2*([.$B209]-1)" office:value-type="float" office:value="-0.00279687499988768" calcext:value-type="float">
            <text:p>-0.002796875</text:p>
          </table:table-cell>
          <table:table-cell office:value-type="float" office:value="63626908960835.3" calcext:value-type="float">
            <text:p>63626908960835.3</text:p>
          </table:table-cell>
          <table:table-cell table:style-name="ce23" table:formula="of:=([.AQ209]-[.AQ208])/1000" office:value-type="float" office:value="1.997796875" calcext:value-type="float">
            <text:p>1.9978</text:p>
          </table:table-cell>
          <table:table-cell table:style-name="ce11" table:formula="of:=[.AR209]+[.AS208]" office:value-type="float" office:value="415.997796875" calcext:value-type="float">
            <text:p>415.9978</text:p>
          </table:table-cell>
          <table:table-cell table:style-name="ce24" table:formula="of:=[.AS209]-2*([.$B209]-1)" office:value-type="float" office:value="1.9977968750004" calcext:value-type="float">
            <text:p>1.997796875</text:p>
          </table:table-cell>
          <table:table-cell office:value-type="float" office:value="63626909430607.4" calcext:value-type="float">
            <text:p>63626909430607.4</text:p>
          </table:table-cell>
          <table:table-cell table:style-name="ce11" table:formula="of:=([.AU209]-[.AU208])/1000" office:value-type="float" office:value="1.9986953125" calcext:value-type="float">
            <text:p>1.9987</text:p>
          </table:table-cell>
          <table:table-cell table:style-name="ce11" table:formula="of:=[.AV209]+[.AW208]" office:value-type="float" office:value="413.9981015625" calcext:value-type="float">
            <text:p>413.9981</text:p>
          </table:table-cell>
          <table:table-cell table:style-name="ce25" table:formula="of:=[.AW209]-2*([.$B209]-1)" office:value-type="float" office:value="-0.00189843750007412" calcext:value-type="float">
            <text:p>-0.001898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ost</text:p>
          </table:table-cell>
          <table:table-cell table:style-name="ce10" office:value-type="float" office:value="209" calcext:value-type="float">
            <text:p>209</text:p>
          </table:table-cell>
          <table:table-cell office:value-type="float" office:value="63626904235379.3" calcext:value-type="float">
            <text:p>63626904235379.3</text:p>
          </table:table-cell>
          <table:table-cell table:formula="of:=([.C210]-[.C209])/1000" office:value-type="float" office:value="2.0025" calcext:value-type="float">
            <text:p>2.0025</text:p>
          </table:table-cell>
          <table:table-cell table:formula="of:=[.D210]+[.E209]" office:value-type="float" office:value="416.0005" calcext:value-type="float">
            <text:p>416.0005</text:p>
          </table:table-cell>
          <table:table-cell table:style-name="ce13" table:formula="of:=[.E210]-2*([.$B210]-1)" office:value-type="float" office:value="0.000499999999988177" calcext:value-type="float">
            <text:p>0.0005</text:p>
          </table:table-cell>
          <table:table-cell office:value-type="float" office:value="63626904718678.2" calcext:value-type="float">
            <text:p>63626904718678.2</text:p>
          </table:table-cell>
          <table:table-cell table:style-name="ce11" table:formula="of:=([.G210]-[.G209])/1000" office:value-type="float" office:value="2.0026015625" calcext:value-type="float">
            <text:p>2.0026</text:p>
          </table:table-cell>
          <table:table-cell table:style-name="ce11" table:formula="of:=[.H210]+[.I209]" office:value-type="float" office:value="416.00040625" calcext:value-type="float">
            <text:p>416.0004</text:p>
          </table:table-cell>
          <table:table-cell table:style-name="ce14" table:formula="of:=[.I210]-2*([.$B210]-1)" office:value-type="float" office:value="0.000406249999912234" calcext:value-type="float">
            <text:p>0.00040625</text:p>
          </table:table-cell>
          <table:table-cell office:value-type="float" office:value="63626905201576.4" calcext:value-type="float">
            <text:p>63626905201576.4</text:p>
          </table:table-cell>
          <table:table-cell table:style-name="ce11" table:formula="of:=([.K210]-[.K209])/1000" office:value-type="float" office:value="2.001" calcext:value-type="float">
            <text:p>2.0010</text:p>
          </table:table-cell>
          <table:table-cell table:style-name="ce11" table:formula="of:=[.L210]+[.M209]" office:value-type="float" office:value="416.0003984375" calcext:value-type="float">
            <text:p>416.0004</text:p>
          </table:table-cell>
          <table:table-cell table:style-name="ce15" table:formula="of:=[.M210]-2*([.$B210]-1)" office:value-type="float" office:value="0.000398437500280124" calcext:value-type="float">
            <text:p>0.0003984375</text:p>
          </table:table-cell>
          <table:table-cell office:value-type="float" office:value="63626905665852.9" calcext:value-type="float">
            <text:p>63626905665852.9</text:p>
          </table:table-cell>
          <table:table-cell table:style-name="ce11" table:formula="of:=([.O210]-[.O209])/1000" office:value-type="float" office:value="2.001" calcext:value-type="float">
            <text:p>2.0010</text:p>
          </table:table-cell>
          <table:table-cell table:style-name="ce11" table:formula="of:=[.P210]+[.Q209]" office:value-type="float" office:value="415.9988984375" calcext:value-type="float">
            <text:p>415.9989</text:p>
          </table:table-cell>
          <table:table-cell table:style-name="ce16" table:formula="of:=[.Q210]-2*([.$B210]-1)" office:value-type="float" office:value="-0.00110156250036653" calcext:value-type="float">
            <text:p>-0.0011015625</text:p>
          </table:table-cell>
          <table:table-cell office:value-type="float" office:value="63626906131179.1" calcext:value-type="float">
            <text:p>63626906131179.1</text:p>
          </table:table-cell>
          <table:table-cell table:style-name="ce11" table:formula="of:=([.S210]-[.S209])/1000" office:value-type="float" office:value="1.9991015625" calcext:value-type="float">
            <text:p>1.9991</text:p>
          </table:table-cell>
          <table:table-cell table:style-name="ce11" table:formula="of:=[.T210]+[.U209]" office:value-type="float" office:value="415.997203125" calcext:value-type="float">
            <text:p>415.9972</text:p>
          </table:table-cell>
          <table:table-cell table:style-name="ce17" table:formula="of:=[.U210]-2*([.$B210]-1)" office:value-type="float" office:value="-0.00279687499988768" calcext:value-type="float">
            <text:p>-0.002796875</text:p>
          </table:table-cell>
          <table:table-cell office:value-type="float" office:value="63626906615936.5" calcext:value-type="float">
            <text:p>63626906615936.5</text:p>
          </table:table-cell>
          <table:table-cell table:style-name="ce11" table:formula="of:=([.W210]-[.W209])/1000" office:value-type="float" office:value="2.0023984375" calcext:value-type="float">
            <text:p>2.0024</text:p>
          </table:table-cell>
          <table:table-cell table:style-name="ce11" table:formula="of:=[.X210]+[.Y209]" office:value-type="float" office:value="416" calcext:value-type="float">
            <text:p>416.0000</text:p>
          </table:table-cell>
          <table:table-cell table:style-name="ce18" table:formula="of:=[.Y210]-2*([.$B210]-1)" office:value-type="float" office:value="0" calcext:value-type="float">
            <text:p>0</text:p>
          </table:table-cell>
          <table:table-cell office:value-type="float" office:value="63626907081387.2" calcext:value-type="float">
            <text:p>63626907081387.2</text:p>
          </table:table-cell>
          <table:table-cell table:style-name="ce11" table:formula="of:=([.AA210]-[.AA209])/1000" office:value-type="float" office:value="2.0006015625" calcext:value-type="float">
            <text:p>2.0006</text:p>
          </table:table-cell>
          <table:table-cell table:style-name="ce11" table:formula="of:=[.AB210]+[.AC209]" office:value-type="float" office:value="415.99940625" calcext:value-type="float">
            <text:p>415.9994</text:p>
          </table:table-cell>
          <table:table-cell table:style-name="ce19" table:formula="of:=[.AC210]-2*([.$B210]-1)" office:value-type="float" office:value="-0.000593750000064119" calcext:value-type="float">
            <text:p>-0.00059375</text:p>
          </table:table-cell>
          <table:table-cell office:value-type="float" office:value="63626907555622.5" calcext:value-type="float">
            <text:p>63626907555622.5</text:p>
          </table:table-cell>
          <table:table-cell table:style-name="ce11" table:formula="of:=([.AE210]-[.AE209])/1000" office:value-type="float" office:value="2.0008984375" calcext:value-type="float">
            <text:p>2.0009</text:p>
          </table:table-cell>
          <table:table-cell table:style-name="ce11" table:formula="of:=[.AF210]+[.AG209]" office:value-type="float" office:value="415.9995" calcext:value-type="float">
            <text:p>415.9995</text:p>
          </table:table-cell>
          <table:table-cell table:style-name="ce20" table:formula="of:=[.AG210]-2*([.$B210]-1)" office:value-type="float" office:value="-0.000499999999988177" calcext:value-type="float">
            <text:p>-0.0005</text:p>
          </table:table-cell>
          <table:table-cell office:value-type="float" office:value="63626908025293.5" calcext:value-type="float">
            <text:p>63626908025293.5</text:p>
          </table:table-cell>
          <table:table-cell table:style-name="ce11" table:formula="of:=([.AI210]-[.AI209])/1000" office:value-type="float" office:value="2.0025" calcext:value-type="float">
            <text:p>2.0025</text:p>
          </table:table-cell>
          <table:table-cell table:style-name="ce11" table:formula="of:=[.AJ210]+[.AK209]" office:value-type="float" office:value="416.0001015625" calcext:value-type="float">
            <text:p>416.0001</text:p>
          </table:table-cell>
          <table:table-cell table:style-name="ce21" table:formula="of:=[.AK210]-2*([.$B210]-1)" office:value-type="float" office:value="0.000101562500219643" calcext:value-type="float">
            <text:p>0.0001015625</text:p>
          </table:table-cell>
          <table:table-cell office:value-type="float" office:value="63626908491101.7" calcext:value-type="float">
            <text:p>63626908491101.7</text:p>
          </table:table-cell>
          <table:table-cell table:style-name="ce11" table:formula="of:=([.AM210]-[.AM209])/1000" office:value-type="float" office:value="2.0011015625" calcext:value-type="float">
            <text:p>2.0011</text:p>
          </table:table-cell>
          <table:table-cell table:style-name="ce11" table:formula="of:=[.AN210]+[.AO209]" office:value-type="float" office:value="415.9983046875" calcext:value-type="float">
            <text:p>415.9983</text:p>
          </table:table-cell>
          <table:table-cell table:style-name="ce22" table:formula="of:=[.AO210]-2*([.$B210]-1)" office:value-type="float" office:value="-0.00169531249986221" calcext:value-type="float">
            <text:p>-0.0016953125</text:p>
          </table:table-cell>
          <table:table-cell office:value-type="float" office:value="63626908962836.6" calcext:value-type="float">
            <text:p>63626908962836.6</text:p>
          </table:table-cell>
          <table:table-cell table:style-name="ce23" table:formula="of:=([.AQ210]-[.AQ209])/1000" office:value-type="float" office:value="2.0013046875" calcext:value-type="float">
            <text:p>2.0013</text:p>
          </table:table-cell>
          <table:table-cell table:style-name="ce11" table:formula="of:=[.AR210]+[.AS209]" office:value-type="float" office:value="417.9991015625" calcext:value-type="float">
            <text:p>417.9991</text:p>
          </table:table-cell>
          <table:table-cell table:style-name="ce24" table:formula="of:=[.AS210]-2*([.$B210]-1)" office:value-type="float" office:value="1.99910156250041" calcext:value-type="float">
            <text:p>1.9991015625</text:p>
          </table:table-cell>
          <table:table-cell office:value-type="float" office:value="63626909432608.9" calcext:value-type="float">
            <text:p>63626909432608.9</text:p>
          </table:table-cell>
          <table:table-cell table:style-name="ce11" table:formula="of:=([.AU210]-[.AU209])/1000" office:value-type="float" office:value="2.0015" calcext:value-type="float">
            <text:p>2.0015</text:p>
          </table:table-cell>
          <table:table-cell table:style-name="ce11" table:formula="of:=[.AV210]+[.AW209]" office:value-type="float" office:value="415.9996015625" calcext:value-type="float">
            <text:p>415.9996</text:p>
          </table:table-cell>
          <table:table-cell table:style-name="ce25" table:formula="of:=[.AW210]-2*([.$B210]-1)" office:value-type="float" office:value="-0.000398437500052751" calcext:value-type="float">
            <text:p>-0.000398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ost</text:p>
          </table:table-cell>
          <table:table-cell table:style-name="ce10" office:value-type="float" office:value="210" calcext:value-type="float">
            <text:p>210</text:p>
          </table:table-cell>
          <table:table-cell office:value-type="float" office:value="63626904237379.9" calcext:value-type="float">
            <text:p>63626904237379.9</text:p>
          </table:table-cell>
          <table:table-cell table:formula="of:=([.C211]-[.C210])/1000" office:value-type="float" office:value="2.0006015625" calcext:value-type="float">
            <text:p>2.0006</text:p>
          </table:table-cell>
          <table:table-cell table:formula="of:=[.D211]+[.E210]" office:value-type="float" office:value="418.0011015625" calcext:value-type="float">
            <text:p>418.0011</text:p>
          </table:table-cell>
          <table:table-cell table:style-name="ce13" table:formula="of:=[.E211]-2*([.$B211]-1)" office:value-type="float" office:value="0.00110156249996862" calcext:value-type="float">
            <text:p>0.0011015625</text:p>
          </table:table-cell>
          <table:table-cell office:value-type="float" office:value="63626904720678.4" calcext:value-type="float">
            <text:p>63626904720678.4</text:p>
          </table:table-cell>
          <table:table-cell table:style-name="ce11" table:formula="of:=([.G211]-[.G210])/1000" office:value-type="float" office:value="2.0001953125" calcext:value-type="float">
            <text:p>2.0002</text:p>
          </table:table-cell>
          <table:table-cell table:style-name="ce11" table:formula="of:=[.H211]+[.I210]" office:value-type="float" office:value="418.0006015625" calcext:value-type="float">
            <text:p>418.0006</text:p>
          </table:table-cell>
          <table:table-cell table:style-name="ce14" table:formula="of:=[.I211]-2*([.$B211]-1)" office:value-type="float" office:value="0.000601562499923602" calcext:value-type="float">
            <text:p>0.0006015625</text:p>
          </table:table-cell>
          <table:table-cell office:value-type="float" office:value="63626905203576.1" calcext:value-type="float">
            <text:p>63626905203576.1</text:p>
          </table:table-cell>
          <table:table-cell table:style-name="ce11" table:formula="of:=([.K211]-[.K210])/1000" office:value-type="float" office:value="1.999703125" calcext:value-type="float">
            <text:p>1.9997</text:p>
          </table:table-cell>
          <table:table-cell table:style-name="ce11" table:formula="of:=[.L211]+[.M210]" office:value-type="float" office:value="418.0001015625" calcext:value-type="float">
            <text:p>418.0001</text:p>
          </table:table-cell>
          <table:table-cell table:style-name="ce15" table:formula="of:=[.M211]-2*([.$B211]-1)" office:value-type="float" office:value="0.000101562500276486" calcext:value-type="float">
            <text:p>0.0001015625</text:p>
          </table:table-cell>
          <table:table-cell office:value-type="float" office:value="63626905667852.8" calcext:value-type="float">
            <text:p>63626905667852.8</text:p>
          </table:table-cell>
          <table:table-cell table:style-name="ce11" table:formula="of:=([.O211]-[.O210])/1000" office:value-type="float" office:value="1.9998984375" calcext:value-type="float">
            <text:p>1.9999</text:p>
          </table:table-cell>
          <table:table-cell table:style-name="ce11" table:formula="of:=[.P211]+[.Q210]" office:value-type="float" office:value="417.998796875" calcext:value-type="float">
            <text:p>417.9988</text:p>
          </table:table-cell>
          <table:table-cell table:style-name="ce16" table:formula="of:=[.Q211]-2*([.$B211]-1)" office:value-type="float" office:value="-0.0012031250003588" calcext:value-type="float">
            <text:p>-0.001203125</text:p>
          </table:table-cell>
          <table:table-cell office:value-type="float" office:value="63626906133180.2" calcext:value-type="float">
            <text:p>63626906133180.2</text:p>
          </table:table-cell>
          <table:table-cell table:style-name="ce11" table:formula="of:=([.S211]-[.S210])/1000" office:value-type="float" office:value="2.0011015625" calcext:value-type="float">
            <text:p>2.0011</text:p>
          </table:table-cell>
          <table:table-cell table:style-name="ce11" table:formula="of:=[.T211]+[.U210]" office:value-type="float" office:value="417.9983046875" calcext:value-type="float">
            <text:p>417.9983</text:p>
          </table:table-cell>
          <table:table-cell table:style-name="ce17" table:formula="of:=[.U211]-2*([.$B211]-1)" office:value-type="float" office:value="-0.00169531249986221" calcext:value-type="float">
            <text:p>-0.0016953125</text:p>
          </table:table-cell>
          <table:table-cell office:value-type="float" office:value="63626906617937.5" calcext:value-type="float">
            <text:p>63626906617937.5</text:p>
          </table:table-cell>
          <table:table-cell table:style-name="ce11" table:formula="of:=([.W211]-[.W210])/1000" office:value-type="float" office:value="2.001" calcext:value-type="float">
            <text:p>2.0010</text:p>
          </table:table-cell>
          <table:table-cell table:style-name="ce11" table:formula="of:=[.X211]+[.Y210]" office:value-type="float" office:value="418.001" calcext:value-type="float">
            <text:p>418.0010</text:p>
          </table:table-cell>
          <table:table-cell table:style-name="ce18" table:formula="of:=[.Y211]-2*([.$B211]-1)" office:value-type="float" office:value="0.000999999999862666" calcext:value-type="float">
            <text:p>0.001</text:p>
          </table:table-cell>
          <table:table-cell office:value-type="float" office:value="63626907083387.7" calcext:value-type="float">
            <text:p>63626907083387.7</text:p>
          </table:table-cell>
          <table:table-cell table:style-name="ce11" table:formula="of:=([.AA211]-[.AA210])/1000" office:value-type="float" office:value="2.0005" calcext:value-type="float">
            <text:p>2.0005</text:p>
          </table:table-cell>
          <table:table-cell table:style-name="ce11" table:formula="of:=[.AB211]+[.AC210]" office:value-type="float" office:value="417.99990625" calcext:value-type="float">
            <text:p>417.9999</text:p>
          </table:table-cell>
          <table:table-cell table:style-name="ce19" table:formula="of:=[.AC211]-2*([.$B211]-1)" office:value-type="float" office:value="-0.0000937500000759428" calcext:value-type="float">
            <text:p>-0.00009375</text:p>
          </table:table-cell>
          <table:table-cell office:value-type="float" office:value="63626907557619.9" calcext:value-type="float">
            <text:p>63626907557619.9</text:p>
          </table:table-cell>
          <table:table-cell table:style-name="ce11" table:formula="of:=([.AE211]-[.AE210])/1000" office:value-type="float" office:value="1.9973984375" calcext:value-type="float">
            <text:p>1.9974</text:p>
          </table:table-cell>
          <table:table-cell table:style-name="ce11" table:formula="of:=[.AF211]+[.AG210]" office:value-type="float" office:value="417.9968984375" calcext:value-type="float">
            <text:p>417.9969</text:p>
          </table:table-cell>
          <table:table-cell table:style-name="ce20" table:formula="of:=[.AG211]-2*([.$B211]-1)" office:value-type="float" office:value="-0.00310156249997817" calcext:value-type="float">
            <text:p>-0.0031015625</text:p>
          </table:table-cell>
          <table:table-cell office:value-type="float" office:value="63626908027292" calcext:value-type="float">
            <text:p>63626908027292</text:p>
          </table:table-cell>
          <table:table-cell table:style-name="ce11" table:formula="of:=([.AI211]-[.AI210])/1000" office:value-type="float" office:value="1.9985" calcext:value-type="float">
            <text:p>1.9985</text:p>
          </table:table-cell>
          <table:table-cell table:style-name="ce11" table:formula="of:=[.AJ211]+[.AK210]" office:value-type="float" office:value="417.9986015625" calcext:value-type="float">
            <text:p>417.9986</text:p>
          </table:table-cell>
          <table:table-cell table:style-name="ce21" table:formula="of:=[.AK211]-2*([.$B211]-1)" office:value-type="float" office:value="-0.00139843749980173" calcext:value-type="float">
            <text:p>-0.0013984375</text:p>
          </table:table-cell>
          <table:table-cell office:value-type="float" office:value="63626908493102.6" calcext:value-type="float">
            <text:p>63626908493102.6</text:p>
          </table:table-cell>
          <table:table-cell table:style-name="ce11" table:formula="of:=([.AM211]-[.AM210])/1000" office:value-type="float" office:value="2.0008984375" calcext:value-type="float">
            <text:p>2.0009</text:p>
          </table:table-cell>
          <table:table-cell table:style-name="ce11" table:formula="of:=[.AN211]+[.AO210]" office:value-type="float" office:value="417.999203125" calcext:value-type="float">
            <text:p>417.9992</text:p>
          </table:table-cell>
          <table:table-cell table:style-name="ce22" table:formula="of:=[.AO211]-2*([.$B211]-1)" office:value-type="float" office:value="-0.000796874999878128" calcext:value-type="float">
            <text:p>-0.000796875</text:p>
          </table:table-cell>
          <table:table-cell table:formula="of:=[.AQ210]+2000" office:value-type="float" office:value="63626908964836.6" calcext:value-type="float">
            <text:p>63626908964836.6</text:p>
          </table:table-cell>
          <table:table-cell table:style-name="ce23" table:formula="of:=([.AQ211]-[.AQ210])/1000" office:value-type="float" office:value="2" calcext:value-type="float">
            <text:p>2.0000</text:p>
          </table:table-cell>
          <table:table-cell table:style-name="ce11" table:formula="of:=[.AR211]+[.AS210]" office:value-type="float" office:value="419.9991015625" calcext:value-type="float">
            <text:p>419.9991</text:p>
          </table:table-cell>
          <table:table-cell table:style-name="ce24" table:formula="of:=[.AS211]-2*([.$B211]-1)" office:value-type="float" office:value="1.99910156250041" calcext:value-type="float">
            <text:p>1.9991015625</text:p>
          </table:table-cell>
          <table:table-cell office:value-type="float" office:value="63626909434606.7" calcext:value-type="float">
            <text:p>63626909434606.7</text:p>
          </table:table-cell>
          <table:table-cell table:style-name="ce11" table:formula="of:=([.AU211]-[.AU210])/1000" office:value-type="float" office:value="1.9978046875" calcext:value-type="float">
            <text:p>1.9978</text:p>
          </table:table-cell>
          <table:table-cell table:style-name="ce11" table:formula="of:=[.AV211]+[.AW210]" office:value-type="float" office:value="417.99740625" calcext:value-type="float">
            <text:p>417.9974</text:p>
          </table:table-cell>
          <table:table-cell table:style-name="ce25" table:formula="of:=[.AW211]-2*([.$B211]-1)" office:value-type="float" office:value="-0.00259375000007367" calcext:value-type="float">
            <text:p>-0.00259375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formula="of:=SUM([.D3:.D211])" office:value-type="float" office:value="418.0011015625" calcext:value-type="float">
            <text:p>418.0011</text:p>
          </table:table-cell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ce11" table:formula="of:=SUM([.H3:.H211])" office:value-type="float" office:value="418.0006015625" calcext:value-type="float">
            <text:p>418.0006</text:p>
          </table:table-cell>
          <table:table-cell table:style-name="ce11" table:number-columns-repeated="2"/>
          <table:table-cell table:style-name="Default" office:value-type="string" calcext:value-type="string">
            <text:p>SUM</text:p>
          </table:table-cell>
          <table:table-cell table:style-name="ce11" table:formula="of:=SUM([.L3:.L211])" office:value-type="float" office:value="418.0001015625" calcext:value-type="float">
            <text:p>418.0001</text:p>
          </table:table-cell>
          <table:table-cell table:style-name="ce11" table:number-columns-repeated="2"/>
          <table:table-cell table:style-name="Default" office:value-type="string" calcext:value-type="string">
            <text:p>SUM</text:p>
          </table:table-cell>
          <table:table-cell table:style-name="ce11" table:formula="of:=SUM([.P3:.P211])" office:value-type="float" office:value="417.998796875" calcext:value-type="float">
            <text:p>417.9988</text:p>
          </table:table-cell>
          <table:table-cell table:style-name="ce11" table:number-columns-repeated="2"/>
          <table:table-cell table:style-name="Default" office:value-type="string" calcext:value-type="string">
            <text:p>SUM</text:p>
          </table:table-cell>
          <table:table-cell table:style-name="ce11" table:formula="of:=SUM([.T3:.T211])" office:value-type="float" office:value="417.9983046875" calcext:value-type="float">
            <text:p>417.9983</text:p>
          </table:table-cell>
          <table:table-cell table:style-name="ce11" table:number-columns-repeated="2"/>
          <table:table-cell table:style-name="Default" office:value-type="string" calcext:value-type="string">
            <text:p>SUM</text:p>
          </table:table-cell>
          <table:table-cell table:style-name="ce11" table:formula="of:=SUM([.X3:.X211])" office:value-type="float" office:value="418.001" calcext:value-type="float">
            <text:p>418.0010</text:p>
          </table:table-cell>
          <table:table-cell table:style-name="ce11" table:number-columns-repeated="2"/>
          <table:table-cell table:style-name="Default" office:value-type="string" calcext:value-type="string">
            <text:p>SUM</text:p>
          </table:table-cell>
          <table:table-cell table:style-name="ce11" table:formula="of:=SUM([.AB3:.AB211])" office:value-type="float" office:value="417.99990625" calcext:value-type="float">
            <text:p>417.9999</text:p>
          </table:table-cell>
          <table:table-cell table:style-name="ce11" table:number-columns-repeated="2"/>
          <table:table-cell table:style-name="Default" office:value-type="string" calcext:value-type="string">
            <text:p>SUM</text:p>
          </table:table-cell>
          <table:table-cell table:style-name="ce11" table:formula="of:=SUM([.AF3:.AF211])" office:value-type="float" office:value="417.9968984375" calcext:value-type="float">
            <text:p>417.9969</text:p>
          </table:table-cell>
          <table:table-cell table:style-name="ce11" table:number-columns-repeated="2"/>
          <table:table-cell table:style-name="Default" office:value-type="string" calcext:value-type="string">
            <text:p>SUM</text:p>
          </table:table-cell>
          <table:table-cell table:style-name="ce11" table:formula="of:=SUM([.AJ3:.AJ211])" office:value-type="float" office:value="417.9986015625" calcext:value-type="float">
            <text:p>417.9986</text:p>
          </table:table-cell>
          <table:table-cell table:style-name="ce11" table:number-columns-repeated="2"/>
          <table:table-cell table:style-name="Default" office:value-type="string" calcext:value-type="string">
            <text:p>SUM</text:p>
          </table:table-cell>
          <table:table-cell table:style-name="ce11" table:formula="of:=SUM([.AN3:.AN211])" office:value-type="float" office:value="417.999203125" calcext:value-type="float">
            <text:p>417.9992</text:p>
          </table:table-cell>
          <table:table-cell table:style-name="ce11" table:number-columns-repeated="2"/>
          <table:table-cell table:style-name="Default" office:value-type="string" calcext:value-type="string">
            <text:p>SUM</text:p>
          </table:table-cell>
          <table:table-cell table:style-name="ce11" table:formula="of:=SUM([.AR3:.AR211])" office:value-type="float" office:value="419.9991015625" calcext:value-type="float">
            <text:p>419.9991</text:p>
          </table:table-cell>
          <table:table-cell table:style-name="ce11" table:number-columns-repeated="2"/>
          <table:table-cell table:style-name="Default" office:value-type="string" calcext:value-type="string">
            <text:p>SUM</text:p>
          </table:table-cell>
          <table:table-cell table:style-name="ce11" table:formula="of:=SUM([.AV3:.AV211])" office:value-type="float" office:value="417.99740625" calcext:value-type="float">
            <text:p>417.9974</text:p>
          </table:table-cell>
          <table:table-cell table:style-name="ce11" table:number-columns-repeated="2"/>
          <table:table-cell table:number-columns-repeated="974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ERR</text:p>
          </table:table-cell>
          <table:table-cell table:style-name="ce12" table:formula="of:=([.D212]-209*2)" office:value-type="float" office:value="0.00110156249996862" calcext:value-type="float">
            <text:p>0.0011</text:p>
          </table:table-cell>
          <table:table-cell table:style-name="ce12" table:number-columns-repeated="2"/>
          <table:table-cell table:style-name="ce9" office:value-type="string" calcext:value-type="string">
            <text:p>ERR</text:p>
          </table:table-cell>
          <table:table-cell table:style-name="ce12" table:formula="of:=([.H212]-209*2)" office:value-type="float" office:value="0.000601562499923602" calcext:value-type="float">
            <text:p>0.0006</text:p>
          </table:table-cell>
          <table:table-cell table:style-name="ce12" table:number-columns-repeated="2"/>
          <table:table-cell table:style-name="ce9" office:value-type="string" calcext:value-type="string">
            <text:p>ERR</text:p>
          </table:table-cell>
          <table:table-cell table:style-name="ce12" table:formula="of:=([.L212]-209*2)" office:value-type="float" office:value="0.000101562500276486" calcext:value-type="float">
            <text:p>0.0001</text:p>
          </table:table-cell>
          <table:table-cell table:style-name="ce12" table:number-columns-repeated="2"/>
          <table:table-cell table:style-name="ce9" office:value-type="string" calcext:value-type="string">
            <text:p>ERR</text:p>
          </table:table-cell>
          <table:table-cell table:style-name="ce12" table:formula="of:=([.P212]-209*2)" office:value-type="float" office:value="-0.0012031250003588" calcext:value-type="float">
            <text:p>-0.0012</text:p>
          </table:table-cell>
          <table:table-cell table:style-name="ce12" table:number-columns-repeated="2"/>
          <table:table-cell table:style-name="ce9" office:value-type="string" calcext:value-type="string">
            <text:p>ERR</text:p>
          </table:table-cell>
          <table:table-cell table:style-name="ce12" table:formula="of:=([.T212]-209*2)" office:value-type="float" office:value="-0.00169531249986221" calcext:value-type="float">
            <text:p>-0.0017</text:p>
          </table:table-cell>
          <table:table-cell table:style-name="ce12" table:number-columns-repeated="2"/>
          <table:table-cell table:style-name="ce9" office:value-type="string" calcext:value-type="string">
            <text:p>ERR</text:p>
          </table:table-cell>
          <table:table-cell table:style-name="ce12" table:formula="of:=([.X212]-209*2)" office:value-type="float" office:value="0.000999999999862666" calcext:value-type="float">
            <text:p>0.0010</text:p>
          </table:table-cell>
          <table:table-cell table:style-name="ce12" table:number-columns-repeated="2"/>
          <table:table-cell table:style-name="ce9" office:value-type="string" calcext:value-type="string">
            <text:p>ERR</text:p>
          </table:table-cell>
          <table:table-cell table:style-name="ce12" table:formula="of:=([.AB212]-209*2)" office:value-type="float" office:value="-0.0000937500000759428" calcext:value-type="float">
            <text:p>-0.0001</text:p>
          </table:table-cell>
          <table:table-cell table:style-name="ce12" table:number-columns-repeated="2"/>
          <table:table-cell table:style-name="ce9" office:value-type="string" calcext:value-type="string">
            <text:p>ERR</text:p>
          </table:table-cell>
          <table:table-cell table:style-name="ce12" table:formula="of:=([.AF212]-209*2)" office:value-type="float" office:value="-0.00310156249997817" calcext:value-type="float">
            <text:p>-0.0031</text:p>
          </table:table-cell>
          <table:table-cell table:style-name="ce12" table:number-columns-repeated="2"/>
          <table:table-cell table:style-name="ce9" office:value-type="string" calcext:value-type="string">
            <text:p>ERR</text:p>
          </table:table-cell>
          <table:table-cell table:style-name="ce12" table:formula="of:=([.AJ212]-209*2)" office:value-type="float" office:value="-0.00139843749980173" calcext:value-type="float">
            <text:p>-0.0014</text:p>
          </table:table-cell>
          <table:table-cell table:style-name="ce12" table:number-columns-repeated="2"/>
          <table:table-cell table:style-name="ce9" office:value-type="string" calcext:value-type="string">
            <text:p>ERR</text:p>
          </table:table-cell>
          <table:table-cell table:style-name="ce12" table:formula="of:=([.AN212]-209*2)" office:value-type="float" office:value="-0.000796874999878128" calcext:value-type="float">
            <text:p>-0.0008</text:p>
          </table:table-cell>
          <table:table-cell table:style-name="ce12" table:number-columns-repeated="2"/>
          <table:table-cell table:style-name="ce9" office:value-type="string" calcext:value-type="string">
            <text:p>ERR</text:p>
          </table:table-cell>
          <table:table-cell table:style-name="ce12" table:formula="of:=([.AR212]-209*2)" office:value-type="float" office:value="1.99910156250041" calcext:value-type="float">
            <text:p>1.9991</text:p>
          </table:table-cell>
          <table:table-cell table:style-name="ce12" table:number-columns-repeated="2"/>
          <table:table-cell table:style-name="ce9" office:value-type="string" calcext:value-type="string">
            <text:p>ERR</text:p>
          </table:table-cell>
          <table:table-cell table:style-name="ce12" table:formula="of:=([.AV212]-209*2)" office:value-type="float" office:value="-0.00259375000007367" calcext:value-type="float">
            <text:p>-0.0026</text:p>
          </table:table-cell>
          <table:table-cell table:style-name="ce12" table:number-columns-repeated="2"/>
          <table:table-cell table:style-name="ce9" table:number-columns-repeated="974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riggers.F2:triggers.F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J2:triggers.J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N2:triggers.N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R2:triggers.R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V2:triggers.V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Z2:triggers.Z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D2:triggers.AD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H2:triggers.AH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L2:triggers.AL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P2:triggers.AP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T2:triggers.AT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X2:triggers.AX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213:triggers.AMJ213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R3:triggers.AR211">
            <calcext:color-scale>
              <calcext:color-scale-entry calcext:value="0" calcext:type="number" calcext:color="#0000ff"/>
              <calcext:color-scale-entry calcext:value="2" calcext:type="number" calcext:color="#ffffff"/>
              <calcext:color-scale-entry calcext:value="4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19:32:50.941299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9T19:33:02.601117303</dc:date>
    <meta:editing-duration>PT5H7M51S</meta:editing-duration>
    <meta:editing-cycles>11</meta:editing-cycles>
    <meta:generator>LibreOffice/5.0.5.2$Linux_X86_64 LibreOffice_project/00m0$Build-2</meta:generator>
    <meta:document-statistic meta:table-count="2" meta:cell-count="10611" meta:object-count="0"/>
  </office:meta>
</office:document-meta>
</file>